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roman" style:font-pitch="variable" style:font-charset="x-symbol"/>
    <style:font-face style:name="Consolas1" svg:font-family="Consolas, Menlo, Monaco, 'Lucida Console', 'Liberation Mono', 'DejaVu Sans Mono', 'Bitstream Vera Sans Mono', 'Courier New', monospace, sans-serif"/>
    <style:font-face style:name="Helvetica" svg:font-family="Helvetica, Arial, sans-serif"/>
    <style:font-face style:name="Iowan Old Style Roman" svg:font-family="'Iowan Old Style Roman'"/>
    <style:font-face style:name="inherit1" svg:font-family="inherit"/>
    <style:font-face style:name="Lucida Sans1" svg:font-family="'Lucida Sans'" style:font-family-generic="swiss"/>
    <style:font-face style:name="Consolas" svg:font-family="Consolas"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AppleSystemUIFont" svg:font-family=".AppleSystemUIFon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Mono1" svg:font-family="'Liberation Mono'"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enlo1" svg:font-family="Menlo"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6.2569in" fo:margin-left="0.0035in" fo:margin-top="0in" fo:margin-bottom="0in" table:align="left" style:writing-mode="lr-tb"/>
    </style:style>
    <style:style style:name="Table1.A" style:family="table-column">
      <style:table-column-properties style:column-width="2.0854in"/>
    </style:style>
    <style:style style:name="Table1.C" style:family="table-column">
      <style:table-column-properties style:column-width="2.086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2569in" fo:margin-left="0.0035in" fo:margin-top="0in" fo:margin-bottom="0in" table:align="left" style:writing-mode="lr-tb"/>
    </style:style>
    <style:style style:name="Table2.A" style:family="table-column">
      <style:table-column-properties style:column-width="6.2569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2569in" fo:margin-left="0.0035in" fo:margin-top="0in" fo:margin-bottom="0in" table:align="left" style:writing-mode="lr-tb"/>
    </style:style>
    <style:style style:name="Table3.A" style:family="table-column">
      <style:table-column-properties style:column-width="6.2569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2569in" fo:margin-left="0.0035in" fo:margin-top="0in" fo:margin-bottom="0in" table:align="left" style:writing-mode="lr-tb"/>
    </style:style>
    <style:style style:name="Table4.A" style:family="table-column">
      <style:table-column-properties style:column-width="6.2569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2569in" fo:margin-left="0.0035in" fo:margin-top="0in" fo:margin-bottom="0in" table:align="left" style:writing-mode="lr-tb"/>
    </style:style>
    <style:style style:name="Table5.A" style:family="table-column">
      <style:table-column-properties style:column-width="6.2569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2569in" fo:margin-left="0.0035in" fo:margin-top="0in" fo:margin-bottom="0in" table:align="left" style:writing-mode="lr-tb"/>
    </style:style>
    <style:style style:name="Table6.A" style:family="table-column">
      <style:table-column-properties style:column-width="6.2569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2569in" fo:margin-left="0.0035in" fo:margin-top="0in" fo:margin-bottom="0in" table:align="left" style:writing-mode="lr-tb"/>
    </style:style>
    <style:style style:name="Table7.A" style:family="table-column">
      <style:table-column-properties style:column-width="6.2569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2.1111in" fo:margin-left="0.0153in" fo:margin-top="0in" fo:margin-bottom="0in" table:align="left" style:writing-mode="lr-tb"/>
    </style:style>
    <style:style style:name="Table8.A" style:family="table-column">
      <style:table-column-properties style:column-width="0.9285in"/>
    </style:style>
    <style:style style:name="Table8.B" style:family="table-column">
      <style:table-column-properties style:column-width="0.2771in"/>
    </style:style>
    <style:style style:name="Table8.C" style:family="table-column">
      <style:table-column-properties style:column-width="0.2764in"/>
    </style:style>
    <style:style style:name="Table8.E" style:family="table-column">
      <style:table-column-properties style:column-width="0.1757in"/>
    </style:style>
    <style:style style:name="Table8.F" style:family="table-column">
      <style:table-column-properties style:column-width="0.1771in"/>
    </style:style>
    <style:style style:name="Table8.1" style:family="table-row">
      <style:table-row-properties fo:keep-together="auto"/>
    </style:style>
    <style:style style:name="Table8.A1" style:family="table-cell">
      <style:table-cell-properties style:vertical-align="middle" fo:background-color="#ffffff" fo:padding="0.0278in" fo:border="2.25pt outset #000000">
        <style:background-image/>
      </style:table-cell-properties>
    </style:style>
    <style:style style:name="Table9" style:family="table">
      <style:table-properties style:width="5.0889in" fo:margin-left="0.0153in" fo:margin-top="0in" fo:margin-bottom="0in" table:align="left" style:writing-mode="lr-tb"/>
    </style:style>
    <style:style style:name="Table9.A" style:family="table-column">
      <style:table-column-properties style:column-width="2.2069in"/>
    </style:style>
    <style:style style:name="Table9.B" style:family="table-column">
      <style:table-column-properties style:column-width="0.5757in"/>
    </style:style>
    <style:style style:name="Table9.C" style:family="table-column">
      <style:table-column-properties style:column-width="0.5764in"/>
    </style:style>
    <style:style style:name="Table9.D" style:family="table-column">
      <style:table-column-properties style:column-width="0.5771in"/>
    </style:style>
    <style:style style:name="Table9.1" style:family="table-row">
      <style:table-row-properties fo:keep-together="auto"/>
    </style:style>
    <style:style style:name="Table9.A1" style:family="table-cell">
      <style:table-cell-properties style:vertical-align="middle" fo:background-color="#ffffff" fo:padding="0.0278in" fo:border="2.25pt outset #000000">
        <style:background-image/>
      </style:table-cell-properties>
    </style:style>
    <style:style style:name="Table10" style:family="table">
      <style:table-properties style:width="5.0625in" fo:margin-left="0.0153in" fo:margin-top="0in" fo:margin-bottom="0in" table:align="left" style:writing-mode="lr-tb"/>
    </style:style>
    <style:style style:name="Table10.A" style:family="table-column">
      <style:table-column-properties style:column-width="2.1799in"/>
    </style:style>
    <style:style style:name="Table10.B" style:family="table-column">
      <style:table-column-properties style:column-width="0.5771in"/>
    </style:style>
    <style:style style:name="Table10.C" style:family="table-column">
      <style:table-column-properties style:column-width="0.5757in"/>
    </style:style>
    <style:style style:name="Table10.1" style:family="table-row">
      <style:table-row-properties fo:keep-together="auto"/>
    </style:style>
    <style:style style:name="Table10.A1" style:family="table-cell">
      <style:table-cell-properties style:vertical-align="middle" fo:background-color="#ffffff" fo:padding="0.0278in" fo:border="2.25pt outset #000000">
        <style:background-image/>
      </style:table-cell-properties>
    </style:style>
    <style:style style:name="Table11" style:family="table">
      <style:table-properties style:width="5.9861in" fo:margin-left="0.0153in" fo:margin-top="0in" fo:margin-bottom="0in" table:align="left" style:writing-mode="lr-tb"/>
    </style:style>
    <style:style style:name="Table11.A" style:family="table-column">
      <style:table-column-properties style:column-width="0.9854in"/>
    </style:style>
    <style:style style:name="Table11.B" style:family="table-column">
      <style:table-column-properties style:column-width="1.0236in"/>
    </style:style>
    <style:style style:name="Table11.C" style:family="table-column">
      <style:table-column-properties style:column-width="0.8271in"/>
    </style:style>
    <style:style style:name="Table11.D" style:family="table-column">
      <style:table-column-properties style:column-width="0.7521in"/>
    </style:style>
    <style:style style:name="Table11.E" style:family="table-column">
      <style:table-column-properties style:column-width="1.2354in"/>
    </style:style>
    <style:style style:name="Table11.F" style:family="table-column">
      <style:table-column-properties style:column-width="1.1625in"/>
    </style:style>
    <style:style style:name="Table11.1" style:family="table-row">
      <style:table-row-properties fo:keep-together="auto"/>
    </style:style>
    <style:style style:name="Table11.A1" style:family="table-cell">
      <style:table-cell-properties style:vertical-align="middle" fo:background-color="#ffffff" fo:padding="0.0278in" fo:border="2.25pt outset #000000">
        <style:background-image/>
      </style:table-cell-properties>
    </style:style>
    <style:style style:name="Table12" style:family="table">
      <style:table-properties style:width="6.2569in" fo:margin-left="0.0035in" fo:margin-top="0in" fo:margin-bottom="0in" table:align="left" style:writing-mode="lr-tb"/>
    </style:style>
    <style:style style:name="Table12.A" style:family="table-column">
      <style:table-column-properties style:column-width="6.2569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6.2569in" fo:margin-left="0.0035in" fo:margin-top="0in" fo:margin-bottom="0in" table:align="left" style:writing-mode="lr-tb"/>
    </style:style>
    <style:style style:name="Table13.A" style:family="table-column">
      <style:table-column-properties style:column-width="6.2569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6.2569in" fo:margin-left="0.0035in" fo:margin-top="0in" fo:margin-bottom="0in" table:align="left" style:writing-mode="lr-tb"/>
    </style:style>
    <style:style style:name="Table14.A" style:family="table-column">
      <style:table-column-properties style:column-width="6.2569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6.2569in" fo:margin-left="0.0035in" fo:margin-top="0in" fo:margin-bottom="0in" table:align="left" style:writing-mode="lr-tb"/>
    </style:style>
    <style:style style:name="Table15.A" style:family="table-column">
      <style:table-column-properties style:column-width="6.2569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6.2569in" fo:margin-left="0.0035in" fo:margin-top="0in" fo:margin-bottom="0in" table:align="left" style:writing-mode="lr-tb"/>
    </style:style>
    <style:style style:name="Table16.A" style:family="table-column">
      <style:table-column-properties style:column-width="6.2569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6.2569in" fo:margin-left="0.0035in" fo:margin-top="0in" fo:margin-bottom="0in" table:align="left" style:writing-mode="lr-tb"/>
    </style:style>
    <style:style style:name="Table17.A" style:family="table-column">
      <style:table-column-properties style:column-width="6.2569in"/>
    </style:style>
    <style:style style:name="Table17.1" style:family="table-row">
      <style:table-row-properties fo:keep-together="auto"/>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6.2569in" fo:margin-left="0.0035in" fo:margin-top="0in" fo:margin-bottom="0in" table:align="left" style:writing-mode="lr-tb"/>
    </style:style>
    <style:style style:name="Table18.A" style:family="table-column">
      <style:table-column-properties style:column-width="6.2569in"/>
    </style:style>
    <style:style style:name="Table18.1" style:family="table-row">
      <style:table-row-properties fo:keep-together="auto"/>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6.7528in" fo:margin-left="-0.4924in" fo:margin-top="0in" fo:margin-bottom="0in" table:align="left" style:writing-mode="lr-tb"/>
    </style:style>
    <style:style style:name="Table19.A" style:family="table-column">
      <style:table-column-properties style:column-width="1.1299in"/>
    </style:style>
    <style:style style:name="Table19.B" style:family="table-column">
      <style:table-column-properties style:column-width="2.1188in"/>
    </style:style>
    <style:style style:name="Table19.C" style:family="table-column">
      <style:table-column-properties style:column-width="1.6292in"/>
    </style:style>
    <style:style style:name="Table19.D" style:family="table-column">
      <style:table-column-properties style:column-width="1.875in"/>
    </style:style>
    <style:style style:name="Table19.1" style:family="table-row">
      <style:table-row-properties style:min-row-height="0.2757in" fo:keep-together="auto"/>
    </style:style>
    <style:style style:name="Table19.A1" style:family="table-cell">
      <style:table-cell-properties fo:padding-left="0.075in" fo:padding-right="0.075in" fo:padding-top="0in" fo:padding-bottom="0in" fo:border="0.5pt solid #000000" style:writing-mode="lr-tb"/>
    </style:style>
    <style:style style:name="Table19.2" style:family="table-row">
      <style:table-row-properties style:min-row-height="0.0438in" fo:keep-together="auto"/>
    </style:style>
    <style:style style:name="Table20" style:family="table">
      <style:table-properties style:width="6.2569in" fo:margin-left="0.0035in" fo:margin-top="0in" fo:margin-bottom="0in" table:align="left" style:writing-mode="lr-tb"/>
    </style:style>
    <style:style style:name="Table20.A" style:family="table-column">
      <style:table-column-properties style:column-width="3.1285in"/>
    </style:style>
    <style:style style:name="Table20.1" style:family="table-row">
      <style:table-row-properties fo:keep-together="auto"/>
    </style:style>
    <style:style style:name="Table20.A1" style:family="table-cell">
      <style:table-cell-properties fo:padding-left="0.075in" fo:padding-right="0.075in" fo:padding-top="0in" fo:padding-bottom="0in" fo:border="0.5pt solid #000000" style:writing-mode="lr-tb"/>
    </style:style>
    <style:style style:name="Table21" style:family="table">
      <style:table-properties style:width="6.2569in" fo:margin-left="0.0035in" fo:margin-top="0in" fo:margin-bottom="0in" table:align="left" style:writing-mode="lr-tb"/>
    </style:style>
    <style:style style:name="Table21.A" style:family="table-column">
      <style:table-column-properties style:column-width="6.2569in"/>
    </style:style>
    <style:style style:name="Table21.1" style:family="table-row">
      <style:table-row-properties fo:keep-together="auto"/>
    </style:style>
    <style:style style:name="Table21.A1" style:family="table-cell">
      <style:table-cell-properties fo:padding-left="0.075in" fo:padding-right="0.075in" fo:padding-top="0in" fo:padding-bottom="0in" fo:border="0.5pt solid #000000" style:writing-mode="lr-tb"/>
    </style:style>
    <style:style style:name="Table22" style:family="table">
      <style:table-properties style:width="6.2569in" fo:margin-left="0.0035in" fo:margin-top="0in" fo:margin-bottom="0in" table:align="left" style:writing-mode="lr-tb"/>
    </style:style>
    <style:style style:name="Table22.A" style:family="table-column">
      <style:table-column-properties style:column-width="6.2569in"/>
    </style:style>
    <style:style style:name="Table22.1" style:family="table-row">
      <style:table-row-properties fo:keep-together="auto"/>
    </style:style>
    <style:style style:name="Table22.A1" style:family="table-cell">
      <style:table-cell-properties fo:padding-left="0.075in" fo:padding-right="0.075in" fo:padding-top="0in" fo:padding-bottom="0in" fo:border="0.5pt solid #000000" style:writing-mode="lr-tb"/>
    </style:style>
    <style:style style:name="Table23" style:family="table">
      <style:table-properties style:width="6.2569in" fo:margin-left="0.0035in" fo:margin-top="0in" fo:margin-bottom="0in" table:align="left" style:writing-mode="lr-tb"/>
    </style:style>
    <style:style style:name="Table23.A" style:family="table-column">
      <style:table-column-properties style:column-width="6.2569in"/>
    </style:style>
    <style:style style:name="Table23.1" style:family="table-row">
      <style:table-row-properties fo:keep-together="auto"/>
    </style:style>
    <style:style style:name="Table23.A1" style:family="table-cell">
      <style:table-cell-properties fo:padding-left="0.075in" fo:padding-right="0.075in" fo:padding-top="0in" fo:padding-bottom="0in" fo:border="0.5pt solid #000000" style:writing-mode="lr-tb"/>
    </style:style>
    <style:style style:name="Table24" style:family="table">
      <style:table-properties style:width="6.2569in" fo:margin-left="0.0035in" fo:margin-top="0in" fo:margin-bottom="0in" table:align="left" style:writing-mode="lr-tb"/>
    </style:style>
    <style:style style:name="Table24.A" style:family="table-column">
      <style:table-column-properties style:column-width="6.2569in"/>
    </style:style>
    <style:style style:name="Table24.1" style:family="table-row">
      <style:table-row-properties fo:keep-together="auto"/>
    </style:style>
    <style:style style:name="Table24.A1" style:family="table-cell">
      <style:table-cell-properties fo:padding-left="0.075in" fo:padding-right="0.075in" fo:padding-top="0in" fo:padding-bottom="0in" fo:border="0.5pt solid #000000" style:writing-mode="lr-tb"/>
    </style:style>
    <style:style style:name="Table25" style:family="table">
      <style:table-properties style:width="7.4819in" fo:margin-left="-0.4924in" fo:margin-top="0in" fo:margin-bottom="0in" table:align="left" style:writing-mode="lr-tb"/>
    </style:style>
    <style:style style:name="Table25.A" style:family="table-column">
      <style:table-column-properties style:column-width="1.1299in"/>
    </style:style>
    <style:style style:name="Table25.B" style:family="table-column">
      <style:table-column-properties style:column-width="2.1167in"/>
    </style:style>
    <style:style style:name="Table25.C" style:family="table-column">
      <style:table-column-properties style:column-width="2.1174in"/>
    </style:style>
    <style:style style:name="Table25.D" style:family="table-column">
      <style:table-column-properties style:column-width="2.1181in"/>
    </style:style>
    <style:style style:name="Table25.1" style:family="table-row">
      <style:table-row-properties style:min-row-height="0.2757in" fo:keep-together="auto"/>
    </style:style>
    <style:style style:name="Table25.A1" style:family="table-cell">
      <style:table-cell-properties fo:padding-left="0.075in" fo:padding-right="0.075in" fo:padding-top="0in" fo:padding-bottom="0in" fo:border="0.5pt solid #000000" style:writing-mode="lr-tb"/>
    </style:style>
    <style:style style:name="Table25.2" style:family="table-row">
      <style:table-row-properties style:min-row-height="0.0438in" fo:keep-together="auto"/>
    </style:style>
    <style:style style:name="Table26" style:family="table">
      <style:table-properties style:width="6.2569in" fo:margin-left="0.0035in" fo:margin-top="0in" fo:margin-bottom="0in" table:align="left" style:writing-mode="lr-tb"/>
    </style:style>
    <style:style style:name="Table26.A" style:family="table-column">
      <style:table-column-properties style:column-width="2.0854in"/>
    </style:style>
    <style:style style:name="Table26.C" style:family="table-column">
      <style:table-column-properties style:column-width="2.0861in"/>
    </style:style>
    <style:style style:name="Table26.1" style:family="table-row">
      <style:table-row-properties fo:keep-together="auto"/>
    </style:style>
    <style:style style:name="Table26.A1" style:family="table-cell">
      <style:table-cell-properties fo:padding-left="0.075in" fo:padding-right="0.075in" fo:padding-top="0in" fo:padding-bottom="0in" fo:border="0.5pt solid #000000" style:writing-mode="lr-tb"/>
    </style:style>
    <style:style style:name="Table27" style:family="table">
      <style:table-properties style:width="7.1861in" fo:margin-left="-0.4924in" fo:margin-top="0in" fo:margin-bottom="0in" table:align="left" style:writing-mode="lr-tb"/>
    </style:style>
    <style:style style:name="Table27.A" style:family="table-column">
      <style:table-column-properties style:column-width="0.5903in"/>
    </style:style>
    <style:style style:name="Table27.B" style:family="table-column">
      <style:table-column-properties style:column-width="1.0833in"/>
    </style:style>
    <style:style style:name="Table27.C" style:family="table-column">
      <style:table-column-properties style:column-width="1.0826in"/>
    </style:style>
    <style:style style:name="Table27.F" style:family="table-column">
      <style:table-column-properties style:column-width="1.0819in"/>
    </style:style>
    <style:style style:name="Table27.G" style:family="table-column">
      <style:table-column-properties style:column-width="1.1819in"/>
    </style:style>
    <style:style style:name="Table27.1" style:family="table-row">
      <style:table-row-properties style:min-row-height="0.2757in" fo:keep-together="auto"/>
    </style:style>
    <style:style style:name="Table27.A1" style:family="table-cell">
      <style:table-cell-properties fo:padding-left="0.075in" fo:padding-right="0.075in" fo:padding-top="0in" fo:padding-bottom="0in" fo:border="0.5pt solid #000000" style:writing-mode="lr-tb"/>
    </style:style>
    <style:style style:name="Table27.2" style:family="table-row">
      <style:table-row-properties style:min-row-height="0.0438in" fo:keep-together="auto"/>
    </style:style>
    <style:style style:name="Table28" style:family="table">
      <style:table-properties style:width="6.2569in" fo:margin-left="0.0035in" fo:margin-top="0in" fo:margin-bottom="0in" table:align="left" style:writing-mode="lr-tb"/>
    </style:style>
    <style:style style:name="Table28.A" style:family="table-column">
      <style:table-column-properties style:column-width="2.0854in"/>
    </style:style>
    <style:style style:name="Table28.C" style:family="table-column">
      <style:table-column-properties style:column-width="2.0861in"/>
    </style:style>
    <style:style style:name="Table28.1" style:family="table-row">
      <style:table-row-properties fo:keep-together="auto"/>
    </style:style>
    <style:style style:name="Table28.A1" style:family="table-cell">
      <style:table-cell-properties fo:padding-left="0.075in" fo:padding-right="0.075in" fo:padding-top="0in" fo:padding-bottom="0in" fo:border="0.5pt solid #000000" style:writing-mode="lr-tb"/>
    </style:style>
    <style:style style:name="Table29" style:family="table">
      <style:table-properties style:width="7.1861in" fo:margin-left="-0.4924in" fo:margin-top="0in" fo:margin-bottom="0in" table:align="left" style:writing-mode="lr-tb"/>
    </style:style>
    <style:style style:name="Table29.A" style:family="table-column">
      <style:table-column-properties style:column-width="0.5903in"/>
    </style:style>
    <style:style style:name="Table29.B" style:family="table-column">
      <style:table-column-properties style:column-width="1.0833in"/>
    </style:style>
    <style:style style:name="Table29.C" style:family="table-column">
      <style:table-column-properties style:column-width="1.0826in"/>
    </style:style>
    <style:style style:name="Table29.F" style:family="table-column">
      <style:table-column-properties style:column-width="1.0819in"/>
    </style:style>
    <style:style style:name="Table29.G" style:family="table-column">
      <style:table-column-properties style:column-width="1.1819in"/>
    </style:style>
    <style:style style:name="Table29.1" style:family="table-row">
      <style:table-row-properties style:min-row-height="0.2757in" fo:keep-together="auto"/>
    </style:style>
    <style:style style:name="Table29.A1" style:family="table-cell">
      <style:table-cell-properties fo:padding-left="0.075in" fo:padding-right="0.075in" fo:padding-top="0in" fo:padding-bottom="0in" fo:border="0.5pt solid #000000" style:writing-mode="lr-tb"/>
    </style:style>
    <style:style style:name="Table29.2" style:family="table-row">
      <style:table-row-properties style:min-row-height="0.0438in" fo:keep-together="auto"/>
    </style:style>
    <style:style style:name="Table30" style:family="table">
      <style:table-properties style:width="6.7528in" fo:margin-left="-0.4924in" fo:margin-top="0in" fo:margin-bottom="0in" table:align="left" style:writing-mode="lr-tb"/>
    </style:style>
    <style:style style:name="Table30.A" style:family="table-column">
      <style:table-column-properties style:column-width="1.1299in"/>
    </style:style>
    <style:style style:name="Table30.B" style:family="table-column">
      <style:table-column-properties style:column-width="2.1188in"/>
    </style:style>
    <style:style style:name="Table30.C" style:family="table-column">
      <style:table-column-properties style:column-width="1.6292in"/>
    </style:style>
    <style:style style:name="Table30.D" style:family="table-column">
      <style:table-column-properties style:column-width="1.875in"/>
    </style:style>
    <style:style style:name="Table30.1" style:family="table-row">
      <style:table-row-properties style:min-row-height="0.2757in" fo:keep-together="auto"/>
    </style:style>
    <style:style style:name="Table30.A1" style:family="table-cell">
      <style:table-cell-properties fo:padding-left="0.075in" fo:padding-right="0.075in" fo:padding-top="0in" fo:padding-bottom="0in" fo:border="0.5pt solid #000000" style:writing-mode="lr-tb"/>
    </style:style>
    <style:style style:name="Table30.2" style:family="table-row">
      <style:table-row-properties style:min-row-height="0.0438in" fo:keep-together="auto"/>
    </style:style>
    <style:style style:name="Table31" style:family="table">
      <style:table-properties style:width="6.2569in" fo:margin-left="0.0035in" fo:margin-top="0in" fo:margin-bottom="0in" table:align="left" style:writing-mode="lr-tb"/>
    </style:style>
    <style:style style:name="Table31.A" style:family="table-column">
      <style:table-column-properties style:column-width="2.0854in"/>
    </style:style>
    <style:style style:name="Table31.C" style:family="table-column">
      <style:table-column-properties style:column-width="2.0861in"/>
    </style:style>
    <style:style style:name="Table31.1" style:family="table-row">
      <style:table-row-properties fo:keep-together="auto"/>
    </style:style>
    <style:style style:name="Table31.A1" style:family="table-cell">
      <style:table-cell-properties fo:padding-left="0.075in" fo:padding-right="0.075in" fo:padding-top="0in" fo:padding-bottom="0in" fo:border="0.5pt solid #000000" style:writing-mode="lr-tb"/>
    </style:style>
    <style:style style:name="Table32" style:family="table">
      <style:table-properties style:width="7.1861in" fo:margin-left="-0.4924in" fo:margin-top="0in" fo:margin-bottom="0in" table:align="left" style:writing-mode="lr-tb"/>
    </style:style>
    <style:style style:name="Table32.A" style:family="table-column">
      <style:table-column-properties style:column-width="0.5903in"/>
    </style:style>
    <style:style style:name="Table32.B" style:family="table-column">
      <style:table-column-properties style:column-width="1.0833in"/>
    </style:style>
    <style:style style:name="Table32.C" style:family="table-column">
      <style:table-column-properties style:column-width="1.0826in"/>
    </style:style>
    <style:style style:name="Table32.E" style:family="table-column">
      <style:table-column-properties style:column-width="1.1819in"/>
    </style:style>
    <style:style style:name="Table32.F" style:family="table-column">
      <style:table-column-properties style:column-width="0.9833in"/>
    </style:style>
    <style:style style:name="Table32.1" style:family="table-row">
      <style:table-row-properties style:min-row-height="0.2757in" fo:keep-together="auto"/>
    </style:style>
    <style:style style:name="Table32.A1" style:family="table-cell">
      <style:table-cell-properties fo:padding-left="0.075in" fo:padding-right="0.075in" fo:padding-top="0in" fo:padding-bottom="0in" fo:border="0.5pt solid #000000" style:writing-mode="lr-tb"/>
    </style:style>
    <style:style style:name="Table32.2" style:family="table-row">
      <style:table-row-properties style:min-row-height="0.0438in" fo:keep-together="auto"/>
    </style:style>
    <style:style style:name="Table33" style:family="table">
      <style:table-properties style:width="3.8396in" fo:margin-left="-0.4924in" fo:margin-top="0in" fo:margin-bottom="0in" table:align="left" style:writing-mode="lr-tb"/>
    </style:style>
    <style:style style:name="Table33.A" style:family="table-column">
      <style:table-column-properties style:column-width="0.5903in"/>
    </style:style>
    <style:style style:name="Table33.B" style:family="table-column">
      <style:table-column-properties style:column-width="1.4764in"/>
    </style:style>
    <style:style style:name="Table33.C" style:family="table-column">
      <style:table-column-properties style:column-width="0.6896in"/>
    </style:style>
    <style:style style:name="Table33.D" style:family="table-column">
      <style:table-column-properties style:column-width="1.0833in"/>
    </style:style>
    <style:style style:name="Table33.1" style:family="table-row">
      <style:table-row-properties style:min-row-height="0.2757in" fo:keep-together="auto"/>
    </style:style>
    <style:style style:name="Table33.A1" style:family="table-cell">
      <style:table-cell-properties fo:padding-left="0.075in" fo:padding-right="0.075in" fo:padding-top="0in" fo:padding-bottom="0in" fo:border="0.5pt solid #000000" style:writing-mode="lr-tb"/>
    </style:style>
    <style:style style:name="Table33.2" style:family="table-row">
      <style:table-row-properties style:min-row-height="0.0438in" fo:keep-together="auto"/>
    </style:style>
    <style:style style:name="Table34" style:family="table">
      <style:table-properties style:width="3.9382in" fo:margin-left="-0.4924in" fo:margin-top="0in" fo:margin-bottom="0in" table:align="left" style:writing-mode="lr-tb"/>
    </style:style>
    <style:style style:name="Table34.A" style:family="table-column">
      <style:table-column-properties style:column-width="0.591in"/>
    </style:style>
    <style:style style:name="Table34.B" style:family="table-column">
      <style:table-column-properties style:column-width="1.6729in"/>
    </style:style>
    <style:style style:name="Table34.C" style:family="table-column">
      <style:table-column-properties style:column-width="1.6743in"/>
    </style:style>
    <style:style style:name="Table34.1" style:family="table-row">
      <style:table-row-properties style:min-row-height="0.2757in" fo:keep-together="auto"/>
    </style:style>
    <style:style style:name="Table34.A1" style:family="table-cell">
      <style:table-cell-properties fo:padding-left="0.075in" fo:padding-right="0.075in" fo:padding-top="0in" fo:padding-bottom="0in" fo:border="0.5pt solid #000000" style:writing-mode="lr-tb"/>
    </style:style>
    <style:style style:name="Table34.2" style:family="table-row">
      <style:table-row-properties style:min-row-height="0.0438in" fo:keep-together="auto"/>
    </style:style>
    <style:style style:name="Table35" style:family="table">
      <style:table-properties style:width="3.8396in" fo:margin-left="-0.4924in" fo:margin-top="0in" fo:margin-bottom="0in" table:align="left" style:writing-mode="lr-tb"/>
    </style:style>
    <style:style style:name="Table35.A" style:family="table-column">
      <style:table-column-properties style:column-width="0.5903in"/>
    </style:style>
    <style:style style:name="Table35.B" style:family="table-column">
      <style:table-column-properties style:column-width="1.625in"/>
    </style:style>
    <style:style style:name="Table35.C" style:family="table-column">
      <style:table-column-properties style:column-width="1.6243in"/>
    </style:style>
    <style:style style:name="Table35.1" style:family="table-row">
      <style:table-row-properties style:min-row-height="0.2757in" fo:keep-together="auto"/>
    </style:style>
    <style:style style:name="Table35.A1" style:family="table-cell">
      <style:table-cell-properties fo:padding-left="0.075in" fo:padding-right="0.075in" fo:padding-top="0in" fo:padding-bottom="0in" fo:border="0.5pt solid #000000" style:writing-mode="lr-tb"/>
    </style:style>
    <style:style style:name="Table35.2" style:family="table-row">
      <style:table-row-properties style:min-row-height="0.0438in" fo:keep-together="auto"/>
    </style:style>
    <style:style style:name="Table36" style:family="table">
      <style:table-properties style:width="3.8396in" fo:margin-left="-0.4924in" fo:margin-top="0in" fo:margin-bottom="0in" table:align="left" style:writing-mode="lr-tb"/>
    </style:style>
    <style:style style:name="Table36.A" style:family="table-column">
      <style:table-column-properties style:column-width="0.5903in"/>
    </style:style>
    <style:style style:name="Table36.B" style:family="table-column">
      <style:table-column-properties style:column-width="1.625in"/>
    </style:style>
    <style:style style:name="Table36.C" style:family="table-column">
      <style:table-column-properties style:column-width="1.6243in"/>
    </style:style>
    <style:style style:name="Table36.1" style:family="table-row">
      <style:table-row-properties style:min-row-height="0.2757in" fo:keep-together="auto"/>
    </style:style>
    <style:style style:name="Table36.A1" style:family="table-cell">
      <style:table-cell-properties fo:padding-left="0.075in" fo:padding-right="0.075in" fo:padding-top="0in" fo:padding-bottom="0in" fo:border="0.5pt solid #000000" style:writing-mode="lr-tb"/>
    </style:style>
    <style:style style:name="Table36.2" style:family="table-row">
      <style:table-row-properties style:min-row-height="0.0438in" fo:keep-together="auto"/>
    </style:style>
    <style:style style:name="Table36.C2" style:family="table-cell">
      <style:table-cell-properties fo:padding-left="0.075in" fo:padding-right="0.075in" fo:padding-top="0in" fo:padding-bottom="0in" fo:border="none" style:writing-mode="lr-tb"/>
    </style:style>
    <style:style style:name="Table37" style:family="table">
      <style:table-properties style:width="7.4819in" fo:margin-left="-0.4924in" fo:margin-top="0in" fo:margin-bottom="0in" table:align="left" style:writing-mode="lr-tb"/>
    </style:style>
    <style:style style:name="Table37.A" style:family="table-column">
      <style:table-column-properties style:column-width="1.1299in"/>
    </style:style>
    <style:style style:name="Table37.B" style:family="table-column">
      <style:table-column-properties style:column-width="2.1167in"/>
    </style:style>
    <style:style style:name="Table37.C" style:family="table-column">
      <style:table-column-properties style:column-width="2.1174in"/>
    </style:style>
    <style:style style:name="Table37.D" style:family="table-column">
      <style:table-column-properties style:column-width="2.1181in"/>
    </style:style>
    <style:style style:name="Table37.1" style:family="table-row">
      <style:table-row-properties style:min-row-height="0.2757in" fo:keep-together="auto"/>
    </style:style>
    <style:style style:name="Table37.A1" style:family="table-cell">
      <style:table-cell-properties fo:padding-left="0.075in" fo:padding-right="0.075in" fo:padding-top="0in" fo:padding-bottom="0in" fo:border="0.5pt solid #000000" style:writing-mode="lr-tb"/>
    </style:style>
    <style:style style:name="Table37.2" style:family="table-row">
      <style:table-row-properties style:min-row-height="0.0438in" fo:keep-together="auto"/>
    </style:style>
    <style:style style:name="Table38" style:family="table">
      <style:table-properties style:width="7.1861in" fo:margin-left="-0.4924in" fo:margin-top="0in" fo:margin-bottom="0in" table:align="left" style:writing-mode="lr-tb"/>
    </style:style>
    <style:style style:name="Table38.A" style:family="table-column">
      <style:table-column-properties style:column-width="0.5903in"/>
    </style:style>
    <style:style style:name="Table38.B" style:family="table-column">
      <style:table-column-properties style:column-width="1.0833in"/>
    </style:style>
    <style:style style:name="Table38.C" style:family="table-column">
      <style:table-column-properties style:column-width="1.0826in"/>
    </style:style>
    <style:style style:name="Table38.F" style:family="table-column">
      <style:table-column-properties style:column-width="1.0819in"/>
    </style:style>
    <style:style style:name="Table38.G" style:family="table-column">
      <style:table-column-properties style:column-width="1.1819in"/>
    </style:style>
    <style:style style:name="Table38.1" style:family="table-row">
      <style:table-row-properties style:min-row-height="0.2757in" fo:keep-together="auto"/>
    </style:style>
    <style:style style:name="Table38.A1" style:family="table-cell">
      <style:table-cell-properties fo:padding-left="0.075in" fo:padding-right="0.075in" fo:padding-top="0in" fo:padding-bottom="0in" fo:border="0.5pt solid #000000" style:writing-mode="lr-tb"/>
    </style:style>
    <style:style style:name="Table38.2" style:family="table-row">
      <style:table-row-properties style:min-row-height="0.0438in" fo:keep-together="auto"/>
    </style:style>
    <style:style style:name="Table39" style:family="table">
      <style:table-properties style:width="6.7528in" fo:margin-left="-0.4924in" fo:margin-top="0in" fo:margin-bottom="0in" table:align="left" style:writing-mode="lr-tb"/>
    </style:style>
    <style:style style:name="Table39.A" style:family="table-column">
      <style:table-column-properties style:column-width="1.1299in"/>
    </style:style>
    <style:style style:name="Table39.B" style:family="table-column">
      <style:table-column-properties style:column-width="2.1188in"/>
    </style:style>
    <style:style style:name="Table39.C" style:family="table-column">
      <style:table-column-properties style:column-width="1.6292in"/>
    </style:style>
    <style:style style:name="Table39.D" style:family="table-column">
      <style:table-column-properties style:column-width="1.875in"/>
    </style:style>
    <style:style style:name="Table39.1" style:family="table-row">
      <style:table-row-properties style:min-row-height="0.2757in" fo:keep-together="auto"/>
    </style:style>
    <style:style style:name="Table39.A1" style:family="table-cell">
      <style:table-cell-properties fo:padding-left="0.075in" fo:padding-right="0.075in" fo:padding-top="0in" fo:padding-bottom="0in" fo:border="0.5pt solid #000000" style:writing-mode="lr-tb"/>
    </style:style>
    <style:style style:name="Table39.2" style:family="table-row">
      <style:table-row-properties style:min-row-height="0.1576in" fo:keep-together="auto"/>
    </style:style>
    <style:style style:name="Table39.3" style:family="table-row">
      <style:table-row-properties style:min-row-height="0.0438in" fo:keep-together="auto"/>
    </style:style>
    <style:style style:name="Table40" style:family="table">
      <style:table-properties style:width="6.7528in" fo:margin-left="-0.4924in" fo:margin-top="0in" fo:margin-bottom="0in" table:align="left" style:writing-mode="lr-tb"/>
    </style:style>
    <style:style style:name="Table40.A" style:family="table-column">
      <style:table-column-properties style:column-width="1.1299in"/>
    </style:style>
    <style:style style:name="Table40.B" style:family="table-column">
      <style:table-column-properties style:column-width="2.1188in"/>
    </style:style>
    <style:style style:name="Table40.C" style:family="table-column">
      <style:table-column-properties style:column-width="1.6292in"/>
    </style:style>
    <style:style style:name="Table40.D" style:family="table-column">
      <style:table-column-properties style:column-width="1.875in"/>
    </style:style>
    <style:style style:name="Table40.1" style:family="table-row">
      <style:table-row-properties style:min-row-height="0.2757in" fo:keep-together="auto"/>
    </style:style>
    <style:style style:name="Table40.A1" style:family="table-cell">
      <style:table-cell-properties fo:padding-left="0.075in" fo:padding-right="0.075in" fo:padding-top="0in" fo:padding-bottom="0in" fo:border="0.5pt solid #000000" style:writing-mode="lr-tb"/>
    </style:style>
    <style:style style:name="Table40.2" style:family="table-row">
      <style:table-row-properties style:min-row-height="0.1576in" fo:keep-together="auto"/>
    </style:style>
    <style:style style:name="Table40.3" style:family="table-row">
      <style:table-row-properties style:min-row-height="0.0438in" fo:keep-together="auto"/>
    </style:style>
    <style:style style:name="Table40.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1" style:family="table">
      <style:table-properties style:width="6.7528in" fo:margin-left="-0.4924in" fo:margin-top="0in" fo:margin-bottom="0in" table:align="left" style:writing-mode="lr-tb"/>
    </style:style>
    <style:style style:name="Table41.A" style:family="table-column">
      <style:table-column-properties style:column-width="1.1299in"/>
    </style:style>
    <style:style style:name="Table41.B" style:family="table-column">
      <style:table-column-properties style:column-width="2.1188in"/>
    </style:style>
    <style:style style:name="Table41.C" style:family="table-column">
      <style:table-column-properties style:column-width="1.6292in"/>
    </style:style>
    <style:style style:name="Table41.D" style:family="table-column">
      <style:table-column-properties style:column-width="1.875in"/>
    </style:style>
    <style:style style:name="Table41.1" style:family="table-row">
      <style:table-row-properties style:min-row-height="0.2757in" fo:keep-together="auto"/>
    </style:style>
    <style:style style:name="Table41.A1" style:family="table-cell">
      <style:table-cell-properties fo:padding-left="0.075in" fo:padding-right="0.075in" fo:padding-top="0in" fo:padding-bottom="0in" fo:border="0.5pt solid #000000" style:writing-mode="lr-tb"/>
    </style:style>
    <style:style style:name="Table41.2" style:family="table-row">
      <style:table-row-properties style:min-row-height="0.1576in" fo:keep-together="auto"/>
    </style:style>
    <style:style style:name="Table41.3" style:family="table-row">
      <style:table-row-properties style:min-row-height="0.0438in" fo:keep-together="auto"/>
    </style:style>
    <style:style style:name="Table42" style:family="table">
      <style:table-properties style:width="6.7528in" fo:margin-left="-0.4924in" fo:margin-top="0in" fo:margin-bottom="0in" table:align="left" style:writing-mode="lr-tb"/>
    </style:style>
    <style:style style:name="Table42.A" style:family="table-column">
      <style:table-column-properties style:column-width="1.1299in"/>
    </style:style>
    <style:style style:name="Table42.B" style:family="table-column">
      <style:table-column-properties style:column-width="2.1188in"/>
    </style:style>
    <style:style style:name="Table42.C" style:family="table-column">
      <style:table-column-properties style:column-width="1.6292in"/>
    </style:style>
    <style:style style:name="Table42.D" style:family="table-column">
      <style:table-column-properties style:column-width="1.875in"/>
    </style:style>
    <style:style style:name="Table42.1" style:family="table-row">
      <style:table-row-properties style:min-row-height="0.0438in" fo:keep-together="auto"/>
    </style:style>
    <style:style style:name="Table42.A1" style:family="table-cell">
      <style:table-cell-properties fo:padding-left="0.075in" fo:padding-right="0.075in" fo:padding-top="0in" fo:padding-bottom="0in" fo:border="0.5pt solid #000000" style:writing-mode="lr-tb"/>
    </style:style>
    <style:style style:name="Table43" style:family="table">
      <style:table-properties style:width="6.7528in" fo:margin-left="-0.4924in" fo:margin-top="0in" fo:margin-bottom="0in" table:align="left" style:writing-mode="lr-tb"/>
    </style:style>
    <style:style style:name="Table43.A" style:family="table-column">
      <style:table-column-properties style:column-width="1.1299in"/>
    </style:style>
    <style:style style:name="Table43.B" style:family="table-column">
      <style:table-column-properties style:column-width="2.1188in"/>
    </style:style>
    <style:style style:name="Table43.C" style:family="table-column">
      <style:table-column-properties style:column-width="1.6292in"/>
    </style:style>
    <style:style style:name="Table43.D" style:family="table-column">
      <style:table-column-properties style:column-width="1.875in"/>
    </style:style>
    <style:style style:name="Table43.1" style:family="table-row">
      <style:table-row-properties style:min-row-height="0.2757in" fo:keep-together="auto"/>
    </style:style>
    <style:style style:name="Table43.A1" style:family="table-cell">
      <style:table-cell-properties fo:padding-left="0.075in" fo:padding-right="0.075in" fo:padding-top="0in" fo:padding-bottom="0in" fo:border="0.5pt solid #000000" style:writing-mode="lr-tb"/>
    </style:style>
    <style:style style:name="Table43.2" style:family="table-row">
      <style:table-row-properties style:min-row-height="0.1576in" fo:keep-together="auto"/>
    </style:style>
    <style:style style:name="Table43.3" style:family="table-row">
      <style:table-row-properties style:min-row-height="0.0438in" fo:keep-together="auto"/>
    </style:style>
    <style:style style:name="Table43.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5" style:family="table">
      <style:table-properties style:width="7.9361in" fo:margin-left="-0.875in" table:align="left" style:writing-mode="lr-tb"/>
    </style:style>
    <style:style style:name="Table45.A" style:family="table-column">
      <style:table-column-properties style:column-width="1.984in"/>
    </style:style>
    <style:style style:name="Table45.A1" style:family="table-cell">
      <style:table-cell-properties fo:padding="0in" fo:border="none" style:writing-mode="page"/>
    </style:style>
    <style:style style:name="Table44" style:family="table">
      <style:table-properties style:width="7.9354in" fo:margin-left="-0.875in" table:align="left" style:writing-mode="lr-tb"/>
    </style:style>
    <style:style style:name="Table44.A" style:family="table-column">
      <style:table-column-properties style:column-width="2.6451in"/>
    </style:style>
    <style:style style:name="Table44.A1" style:family="table-cell">
      <style:table-cell-properties fo:padding="0in" fo:border="none" style:writing-mode="page"/>
    </style:style>
    <style:style style:name="Table46" style:family="table">
      <style:table-properties style:width="7.9354in" fo:margin-left="-0.875in" table:align="left" style:writing-mode="lr-tb"/>
    </style:style>
    <style:style style:name="Table46.A" style:family="table-column">
      <style:table-column-properties style:column-width="2.6451in"/>
    </style:style>
    <style:style style:name="Table46.A1" style:family="table-cell">
      <style:table-cell-properties fo:padding="0in" fo:border="none" style:writing-mode="page"/>
    </style:style>
    <style:style style:name="Table47" style:family="table">
      <style:table-properties style:width="7.9354in" fo:margin-left="-0.875in" table:align="left" style:writing-mode="lr-tb"/>
    </style:style>
    <style:style style:name="Table47.A" style:family="table-column">
      <style:table-column-properties style:column-width="2.6451in"/>
    </style:style>
    <style:style style:name="Table47.A1" style:family="table-cell">
      <style:table-cell-properties fo:padding="0in" fo:border="none" style:writing-mode="page"/>
    </style:style>
    <style:style style:name="Table48" style:family="table">
      <style:table-properties style:width="7.9354in" fo:margin-left="-0.875in" table:align="left" style:writing-mode="lr-tb"/>
    </style:style>
    <style:style style:name="Table48.A" style:family="table-column">
      <style:table-column-properties style:column-width="2.6451in"/>
    </style:style>
    <style:style style:name="Table48.A1" style:family="table-cell">
      <style:table-cell-properties fo:padding="0in" fo:border="none" style:writing-mode="page"/>
    </style:style>
    <style:style style:name="Table49" style:family="table">
      <style:table-properties style:width="7.909in" fo:margin-left="-0.8486in" table:align="left" style:writing-mode="lr-tb"/>
    </style:style>
    <style:style style:name="Table49.A" style:family="table-column">
      <style:table-column-properties style:column-width="1.5604in"/>
    </style:style>
    <style:style style:name="Table49.B" style:family="table-column">
      <style:table-column-properties style:column-width="1.591in"/>
    </style:style>
    <style:style style:name="Table49.C" style:family="table-column">
      <style:table-column-properties style:column-width="1.5833in"/>
    </style:style>
    <style:style style:name="Table49.A1" style:family="table-cell">
      <style:table-cell-properties fo:padding="0in" fo:border="none" style:writing-mode="page"/>
    </style:style>
    <style:style style:name="Table50" style:family="table">
      <style:table-properties style:width="7.9354in" fo:margin-left="-0.875in" table:align="left" style:writing-mode="lr-tb"/>
    </style:style>
    <style:style style:name="Table50.A" style:family="table-column">
      <style:table-column-properties style:column-width="2.6451in"/>
    </style:style>
    <style:style style:name="Table50.A1" style:family="table-cell">
      <style:table-cell-properties fo:padding="0in" fo:border="none" style:writing-mode="page"/>
    </style:style>
    <style:style style:name="Table50.3" style:family="table-row">
      <style:table-row-properties style:min-row-height="1.7604in"/>
    </style:style>
    <style:style style:name="Table51" style:family="table">
      <style:table-properties style:width="7.9354in" fo:margin-left="-0.875in" table:align="left" style:writing-mode="lr-tb"/>
    </style:style>
    <style:style style:name="Table51.A" style:family="table-column">
      <style:table-column-properties style:column-width="3.9674in"/>
    </style:style>
    <style:style style:name="Table51.B" style:family="table-column">
      <style:table-column-properties style:column-width="3.9681in"/>
    </style:style>
    <style:style style:name="Table51.A1" style:family="table-cell">
      <style:table-cell-properties fo:padding="0in" fo:border="none" style:writing-mode="page"/>
    </style:style>
    <style:style style:name="Table51.3" style:family="table-row">
      <style:table-row-properties style:min-row-height="1.9521in"/>
    </style:style>
    <style:style style:name="Table52" style:family="table">
      <style:table-properties style:width="6.2569in" fo:margin-left="0.0035in" fo:margin-top="0in" fo:margin-bottom="0in" table:align="left" style:writing-mode="lr-tb"/>
    </style:style>
    <style:style style:name="Table52.A" style:family="table-column">
      <style:table-column-properties style:column-width="2.0854in"/>
    </style:style>
    <style:style style:name="Table52.C" style:family="table-column">
      <style:table-column-properties style:column-width="2.0861in"/>
    </style:style>
    <style:style style:name="Table52.1" style:family="table-row">
      <style:table-row-properties fo:keep-together="auto"/>
    </style:style>
    <style:style style:name="Table52.A1" style:family="table-cell">
      <style:table-cell-properties fo:padding-left="0.075in" fo:padding-right="0.075in" fo:padding-top="0in" fo:padding-bottom="0in" fo:border="0.5pt solid #000000" style:writing-mode="lr-tb"/>
    </style:style>
    <style:style style:name="Table53" style:family="table">
      <style:table-properties style:width="7.4819in" fo:margin-left="-0.4924in" fo:margin-top="0in" fo:margin-bottom="0in" table:align="left" style:writing-mode="lr-tb"/>
    </style:style>
    <style:style style:name="Table53.A" style:family="table-column">
      <style:table-column-properties style:column-width="1.1299in"/>
    </style:style>
    <style:style style:name="Table53.B" style:family="table-column">
      <style:table-column-properties style:column-width="2.1167in"/>
    </style:style>
    <style:style style:name="Table53.C" style:family="table-column">
      <style:table-column-properties style:column-width="2.1174in"/>
    </style:style>
    <style:style style:name="Table53.D" style:family="table-column">
      <style:table-column-properties style:column-width="2.1181in"/>
    </style:style>
    <style:style style:name="Table53.1" style:family="table-row">
      <style:table-row-properties style:min-row-height="0.2757in" fo:keep-together="auto"/>
    </style:style>
    <style:style style:name="Table53.A1" style:family="table-cell">
      <style:table-cell-properties fo:padding-left="0.075in" fo:padding-right="0.075in" fo:padding-top="0in" fo:padding-bottom="0in" fo:border="0.5pt solid #000000" style:writing-mode="lr-tb"/>
    </style:style>
    <style:style style:name="Table53.2" style:family="table-row">
      <style:table-row-properties style:min-row-height="0.0438in" fo:keep-together="auto"/>
    </style:style>
    <style:style style:name="Table53.7" style:family="table-row">
      <style:table-row-properties style:min-row-height="0.1896in" fo:keep-together="auto"/>
    </style:style>
    <style:style style:name="Table53.8" style:family="table-row">
      <style:table-row-properties style:min-row-height="0.209in" fo:keep-together="auto"/>
    </style:style>
    <style:style style:name="Table53.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4" style:family="table">
      <style:table-properties style:width="7.4819in" fo:margin-left="-0.4924in" fo:margin-top="0in" fo:margin-bottom="0in" table:align="left" style:writing-mode="lr-tb"/>
    </style:style>
    <style:style style:name="Table54.A" style:family="table-column">
      <style:table-column-properties style:column-width="1.1299in"/>
    </style:style>
    <style:style style:name="Table54.B" style:family="table-column">
      <style:table-column-properties style:column-width="2.1167in"/>
    </style:style>
    <style:style style:name="Table54.C" style:family="table-column">
      <style:table-column-properties style:column-width="2.1174in"/>
    </style:style>
    <style:style style:name="Table54.D" style:family="table-column">
      <style:table-column-properties style:column-width="2.1181in"/>
    </style:style>
    <style:style style:name="Table54.1" style:family="table-row">
      <style:table-row-properties style:min-row-height="0.2757in" fo:keep-together="auto"/>
    </style:style>
    <style:style style:name="Table54.A1" style:family="table-cell">
      <style:table-cell-properties fo:padding-left="0.075in" fo:padding-right="0.075in" fo:padding-top="0in" fo:padding-bottom="0in" fo:border="0.5pt solid #000000" style:writing-mode="lr-tb"/>
    </style:style>
    <style:style style:name="Table54.2" style:family="table-row">
      <style:table-row-properties style:min-row-height="0.0438in" fo:keep-together="auto"/>
    </style:style>
    <style:style style:name="Table54.6" style:family="table-row">
      <style:table-row-properties style:min-row-height="0.2507in" fo:keep-together="auto"/>
    </style:style>
    <style:style style:name="Table54.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5" style:family="table">
      <style:table-properties style:width="7.4819in" fo:margin-left="-0.4924in" fo:margin-top="0in" fo:margin-bottom="0in" table:align="left" style:writing-mode="lr-tb"/>
    </style:style>
    <style:style style:name="Table55.A" style:family="table-column">
      <style:table-column-properties style:column-width="1.1299in"/>
    </style:style>
    <style:style style:name="Table55.B" style:family="table-column">
      <style:table-column-properties style:column-width="2.1167in"/>
    </style:style>
    <style:style style:name="Table55.C" style:family="table-column">
      <style:table-column-properties style:column-width="2.1174in"/>
    </style:style>
    <style:style style:name="Table55.D" style:family="table-column">
      <style:table-column-properties style:column-width="2.1181in"/>
    </style:style>
    <style:style style:name="Table55.1" style:family="table-row">
      <style:table-row-properties style:min-row-height="0.2757in" fo:keep-together="auto"/>
    </style:style>
    <style:style style:name="Table55.A1" style:family="table-cell">
      <style:table-cell-properties fo:padding-left="0.075in" fo:padding-right="0.075in" fo:padding-top="0in" fo:padding-bottom="0in" fo:border="0.5pt solid #000000" style:writing-mode="lr-tb"/>
    </style:style>
    <style:style style:name="Table55.2" style:family="table-row">
      <style:table-row-properties style:min-row-height="0.0438in" fo:keep-together="auto"/>
    </style:style>
    <style:style style:name="Table55.6" style:family="table-row">
      <style:table-row-properties style:min-row-height="0.2507in" fo:keep-together="auto"/>
    </style:style>
    <style:style style:name="Table55.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6" style:family="table">
      <style:table-properties style:width="7.4819in" fo:margin-left="-0.4924in" fo:margin-top="0in" fo:margin-bottom="0in" table:align="left" style:writing-mode="lr-tb"/>
    </style:style>
    <style:style style:name="Table56.A" style:family="table-column">
      <style:table-column-properties style:column-width="1.1299in"/>
    </style:style>
    <style:style style:name="Table56.B" style:family="table-column">
      <style:table-column-properties style:column-width="2.1167in"/>
    </style:style>
    <style:style style:name="Table56.C" style:family="table-column">
      <style:table-column-properties style:column-width="2.1174in"/>
    </style:style>
    <style:style style:name="Table56.D" style:family="table-column">
      <style:table-column-properties style:column-width="2.1181in"/>
    </style:style>
    <style:style style:name="Table56.1" style:family="table-row">
      <style:table-row-properties style:min-row-height="0.2757in" fo:keep-together="auto"/>
    </style:style>
    <style:style style:name="Table56.A1" style:family="table-cell">
      <style:table-cell-properties fo:padding-left="0.075in" fo:padding-right="0.075in" fo:padding-top="0in" fo:padding-bottom="0in" fo:border="0.5pt solid #000000" style:writing-mode="lr-tb"/>
    </style:style>
    <style:style style:name="Table56.2" style:family="table-row">
      <style:table-row-properties style:min-row-height="0.0438in" fo:keep-together="auto"/>
    </style:style>
    <style:style style:name="Table56.6" style:family="table-row">
      <style:table-row-properties style:min-row-height="0.2507in" fo:keep-together="auto"/>
    </style:style>
    <style:style style:name="Table56.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7" style:family="table">
      <style:table-properties style:width="7.4819in" fo:margin-left="-0.4924in" fo:margin-top="0in" fo:margin-bottom="0in" table:align="left" style:writing-mode="lr-tb"/>
    </style:style>
    <style:style style:name="Table57.A" style:family="table-column">
      <style:table-column-properties style:column-width="1.1299in"/>
    </style:style>
    <style:style style:name="Table57.B" style:family="table-column">
      <style:table-column-properties style:column-width="2.1167in"/>
    </style:style>
    <style:style style:name="Table57.C" style:family="table-column">
      <style:table-column-properties style:column-width="2.1174in"/>
    </style:style>
    <style:style style:name="Table57.D" style:family="table-column">
      <style:table-column-properties style:column-width="2.1181in"/>
    </style:style>
    <style:style style:name="Table57.1" style:family="table-row">
      <style:table-row-properties style:min-row-height="0.2757in" fo:keep-together="auto"/>
    </style:style>
    <style:style style:name="Table57.A1" style:family="table-cell">
      <style:table-cell-properties fo:padding-left="0.075in" fo:padding-right="0.075in" fo:padding-top="0in" fo:padding-bottom="0in" fo:border="0.5pt solid #000000" style:writing-mode="lr-tb"/>
    </style:style>
    <style:style style:name="Table57.2" style:family="table-row">
      <style:table-row-properties style:min-row-height="0.0438in" fo:keep-together="auto"/>
    </style:style>
    <style:style style:name="Table57.6" style:family="table-row">
      <style:table-row-properties style:min-row-height="0.2507in" fo:keep-together="auto"/>
    </style:style>
    <style:style style:name="Table57.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8" style:family="table">
      <style:table-properties style:width="7.4819in" fo:margin-left="-0.4924in" fo:margin-top="0in" fo:margin-bottom="0in" table:align="left" style:writing-mode="lr-tb"/>
    </style:style>
    <style:style style:name="Table58.A" style:family="table-column">
      <style:table-column-properties style:column-width="1.1299in"/>
    </style:style>
    <style:style style:name="Table58.B" style:family="table-column">
      <style:table-column-properties style:column-width="2.1167in"/>
    </style:style>
    <style:style style:name="Table58.C" style:family="table-column">
      <style:table-column-properties style:column-width="2.1174in"/>
    </style:style>
    <style:style style:name="Table58.D" style:family="table-column">
      <style:table-column-properties style:column-width="2.1181in"/>
    </style:style>
    <style:style style:name="Table58.1" style:family="table-row">
      <style:table-row-properties style:min-row-height="0.2757in" fo:keep-together="auto"/>
    </style:style>
    <style:style style:name="Table58.A1" style:family="table-cell">
      <style:table-cell-properties fo:padding-left="0.075in" fo:padding-right="0.075in" fo:padding-top="0in" fo:padding-bottom="0in" fo:border="0.5pt solid #000000" style:writing-mode="lr-tb"/>
    </style:style>
    <style:style style:name="Table58.2" style:family="table-row">
      <style:table-row-properties style:min-row-height="0.0438in" fo:keep-together="auto"/>
    </style:style>
    <style:style style:name="Table58.6" style:family="table-row">
      <style:table-row-properties style:min-row-height="0.2507in" fo:keep-together="auto"/>
    </style:style>
    <style:style style:name="Table58.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0" style:family="table">
      <style:table-properties style:width="7.1861in" fo:margin-left="-0.4924in" fo:margin-top="0in" fo:margin-bottom="0in" table:align="left" style:writing-mode="lr-tb"/>
    </style:style>
    <style:style style:name="Table60.A" style:family="table-column">
      <style:table-column-properties style:column-width="0.5903in"/>
    </style:style>
    <style:style style:name="Table60.B" style:family="table-column">
      <style:table-column-properties style:column-width="1.0833in"/>
    </style:style>
    <style:style style:name="Table60.C" style:family="table-column">
      <style:table-column-properties style:column-width="1.0826in"/>
    </style:style>
    <style:style style:name="Table60.E" style:family="table-column">
      <style:table-column-properties style:column-width="1.1819in"/>
    </style:style>
    <style:style style:name="Table60.F" style:family="table-column">
      <style:table-column-properties style:column-width="0.9833in"/>
    </style:style>
    <style:style style:name="Table60.1" style:family="table-row">
      <style:table-row-properties style:min-row-height="0.2757in" fo:keep-together="auto"/>
    </style:style>
    <style:style style:name="Table60.A1" style:family="table-cell">
      <style:table-cell-properties fo:padding-left="0.075in" fo:padding-right="0.075in" fo:padding-top="0in" fo:padding-bottom="0in" fo:border="0.5pt solid #000000" style:writing-mode="lr-tb"/>
    </style:style>
    <style:style style:name="Table60.2" style:family="table-row">
      <style:table-row-properties style:min-row-height="0.0438in" fo:keep-together="auto"/>
    </style:style>
    <style:style style:name="Table59" style:family="table">
      <style:table-properties style:width="7.1861in" fo:margin-left="-0.4924in" fo:margin-top="0in" fo:margin-bottom="0in" table:align="left" style:writing-mode="lr-tb"/>
    </style:style>
    <style:style style:name="Table59.A" style:family="table-column">
      <style:table-column-properties style:column-width="0.5903in"/>
    </style:style>
    <style:style style:name="Table59.B" style:family="table-column">
      <style:table-column-properties style:column-width="1.0833in"/>
    </style:style>
    <style:style style:name="Table59.C" style:family="table-column">
      <style:table-column-properties style:column-width="1.0826in"/>
    </style:style>
    <style:style style:name="Table59.E" style:family="table-column">
      <style:table-column-properties style:column-width="1.1819in"/>
    </style:style>
    <style:style style:name="Table59.F" style:family="table-column">
      <style:table-column-properties style:column-width="0.9833in"/>
    </style:style>
    <style:style style:name="Table59.1" style:family="table-row">
      <style:table-row-properties style:min-row-height="0.2757in" fo:keep-together="auto"/>
    </style:style>
    <style:style style:name="Table59.A1" style:family="table-cell">
      <style:table-cell-properties fo:padding-left="0.075in" fo:padding-right="0.075in" fo:padding-top="0in" fo:padding-bottom="0in" fo:border="0.5pt solid #000000" style:writing-mode="lr-tb"/>
    </style:style>
    <style:style style:name="Table59.2" style:family="table-row">
      <style:table-row-properties style:min-row-height="0.0438in" fo:keep-together="auto"/>
    </style:style>
    <style:style style:name="Table100" style:family="table">
      <style:table-properties style:width="7.25in" fo:margin-left="-0.4924in" fo:margin-top="0in" fo:margin-bottom="0in" table:align="left" style:writing-mode="lr-tb"/>
    </style:style>
    <style:style style:name="Table100.A" style:family="table-column">
      <style:table-column-properties style:column-width="0.5903in"/>
    </style:style>
    <style:style style:name="Table100.B" style:family="table-column">
      <style:table-column-properties style:column-width="1.0833in"/>
    </style:style>
    <style:style style:name="Table100.C" style:family="table-column">
      <style:table-column-properties style:column-width="0.9514in"/>
    </style:style>
    <style:style style:name="Table100.D" style:family="table-column">
      <style:table-column-properties style:column-width="1.0583in"/>
    </style:style>
    <style:style style:name="Table100.E" style:family="table-column">
      <style:table-column-properties style:column-width="1.25in"/>
    </style:style>
    <style:style style:name="Table100.F" style:family="table-column">
      <style:table-column-properties style:column-width="1.0708in"/>
    </style:style>
    <style:style style:name="Table100.G" style:family="table-column">
      <style:table-column-properties style:column-width="1.2458in"/>
    </style:style>
    <style:style style:name="Table100.1" style:family="table-row">
      <style:table-row-properties style:min-row-height="0.2757in" fo:keep-together="auto"/>
    </style:style>
    <style:style style:name="Table100.A1" style:family="table-cell">
      <style:table-cell-properties fo:padding-left="0.075in" fo:padding-right="0.075in" fo:padding-top="0in" fo:padding-bottom="0in" fo:border="0.5pt solid #000000" style:writing-mode="lr-tb"/>
    </style:style>
    <style:style style:name="Table100.2" style:family="table-row">
      <style:table-row-properties style:min-row-height="0.0438in" fo:keep-together="auto"/>
    </style:style>
    <style:style style:name="Table100.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1" style:family="table">
      <style:table-properties style:width="7.25in" fo:margin-left="-0.4924in" fo:margin-top="0in" fo:margin-bottom="0in" table:align="left" style:writing-mode="lr-tb"/>
    </style:style>
    <style:style style:name="Table101.A" style:family="table-column">
      <style:table-column-properties style:column-width="0.5903in"/>
    </style:style>
    <style:style style:name="Table101.B" style:family="table-column">
      <style:table-column-properties style:column-width="1.0833in"/>
    </style:style>
    <style:style style:name="Table101.C" style:family="table-column">
      <style:table-column-properties style:column-width="0.9514in"/>
    </style:style>
    <style:style style:name="Table101.D" style:family="table-column">
      <style:table-column-properties style:column-width="1.0583in"/>
    </style:style>
    <style:style style:name="Table101.E" style:family="table-column">
      <style:table-column-properties style:column-width="1.25in"/>
    </style:style>
    <style:style style:name="Table101.F" style:family="table-column">
      <style:table-column-properties style:column-width="1.0708in"/>
    </style:style>
    <style:style style:name="Table101.G" style:family="table-column">
      <style:table-column-properties style:column-width="1.2458in"/>
    </style:style>
    <style:style style:name="Table101.1" style:family="table-row">
      <style:table-row-properties style:min-row-height="0.2757in" fo:keep-together="auto"/>
    </style:style>
    <style:style style:name="Table101.A1" style:family="table-cell">
      <style:table-cell-properties fo:padding-left="0.075in" fo:padding-right="0.075in" fo:padding-top="0in" fo:padding-bottom="0in" fo:border="0.5pt solid #000000" style:writing-mode="lr-tb"/>
    </style:style>
    <style:style style:name="Table101.2" style:family="table-row">
      <style:table-row-properties style:min-row-height="0.0438in" fo:keep-together="auto"/>
    </style:style>
    <style:style style:name="Table101.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1" style:family="table">
      <style:table-properties style:width="7.1861in" fo:margin-left="-0.4924in" fo:margin-top="0in" fo:margin-bottom="0in" table:align="left" style:writing-mode="lr-tb"/>
    </style:style>
    <style:style style:name="Table61.A" style:family="table-column">
      <style:table-column-properties style:column-width="0.5903in"/>
    </style:style>
    <style:style style:name="Table61.B" style:family="table-column">
      <style:table-column-properties style:column-width="1.0833in"/>
    </style:style>
    <style:style style:name="Table61.C" style:family="table-column">
      <style:table-column-properties style:column-width="1.0826in"/>
    </style:style>
    <style:style style:name="Table61.E" style:family="table-column">
      <style:table-column-properties style:column-width="1.1819in"/>
    </style:style>
    <style:style style:name="Table61.F" style:family="table-column">
      <style:table-column-properties style:column-width="0.9833in"/>
    </style:style>
    <style:style style:name="Table61.1" style:family="table-row">
      <style:table-row-properties style:min-row-height="0.2757in" fo:keep-together="auto"/>
    </style:style>
    <style:style style:name="Table61.A1" style:family="table-cell">
      <style:table-cell-properties fo:padding-left="0.075in" fo:padding-right="0.075in" fo:padding-top="0in" fo:padding-bottom="0in" fo:border="0.5pt solid #000000" style:writing-mode="lr-tb"/>
    </style:style>
    <style:style style:name="Table61.2" style:family="table-row">
      <style:table-row-properties style:min-row-height="0.0438in" fo:keep-together="auto"/>
    </style:style>
    <style:style style:name="Table62" style:family="table">
      <style:table-properties style:width="6.9743in" fo:margin-left="-0.4667in" fo:margin-top="0in" fo:margin-bottom="0in" table:align="left" style:writing-mode="lr-tb"/>
    </style:style>
    <style:style style:name="Table62.A" style:family="table-column">
      <style:table-column-properties style:column-width="0.5667in"/>
    </style:style>
    <style:style style:name="Table62.B" style:family="table-column">
      <style:table-column-properties style:column-width="1.0833in"/>
    </style:style>
    <style:style style:name="Table62.C" style:family="table-column">
      <style:table-column-properties style:column-width="0.6583in"/>
    </style:style>
    <style:style style:name="Table62.D" style:family="table-column">
      <style:table-column-properties style:column-width="0.9417in"/>
    </style:style>
    <style:style style:name="Table62.E" style:family="table-column">
      <style:table-column-properties style:column-width="1.125in"/>
    </style:style>
    <style:style style:name="Table62.F" style:family="table-column">
      <style:table-column-properties style:column-width="1.225in"/>
    </style:style>
    <style:style style:name="Table62.G" style:family="table-column">
      <style:table-column-properties style:column-width="1.3743in"/>
    </style:style>
    <style:style style:name="Table62.1" style:family="table-row">
      <style:table-row-properties style:min-row-height="0.2757in" fo:keep-together="auto"/>
    </style:style>
    <style:style style:name="Table62.A1" style:family="table-cell">
      <style:table-cell-properties fo:padding-left="0.075in" fo:padding-right="0.075in" fo:padding-top="0in" fo:padding-bottom="0in" fo:border="0.5pt solid #000000" style:writing-mode="lr-tb"/>
    </style:style>
    <style:style style:name="Table62.2" style:family="table-row">
      <style:table-row-properties style:min-row-height="0.0438in" fo:keep-together="auto"/>
    </style:style>
    <style:style style:name="Table132" style:family="table">
      <style:table-properties style:width="7.1861in" fo:margin-left="-0.4924in" fo:margin-top="0in" fo:margin-bottom="0in" table:align="left" style:writing-mode="lr-tb"/>
    </style:style>
    <style:style style:name="Table132.A" style:family="table-column">
      <style:table-column-properties style:column-width="0.5903in"/>
    </style:style>
    <style:style style:name="Table132.B" style:family="table-column">
      <style:table-column-properties style:column-width="1.0833in"/>
    </style:style>
    <style:style style:name="Table132.C" style:family="table-column">
      <style:table-column-properties style:column-width="1.0826in"/>
    </style:style>
    <style:style style:name="Table132.E" style:family="table-column">
      <style:table-column-properties style:column-width="1.1819in"/>
    </style:style>
    <style:style style:name="Table132.F" style:family="table-column">
      <style:table-column-properties style:column-width="0.9833in"/>
    </style:style>
    <style:style style:name="Table132.1" style:family="table-row">
      <style:table-row-properties style:min-row-height="0.2757in" fo:keep-together="auto"/>
    </style:style>
    <style:style style:name="Table132.A1" style:family="table-cell">
      <style:table-cell-properties fo:padding-left="0.075in" fo:padding-right="0.075in" fo:padding-top="0in" fo:padding-bottom="0in" fo:border="0.5pt solid #000000" style:writing-mode="lr-tb"/>
    </style:style>
    <style:style style:name="Table132.2" style:family="table-row">
      <style:table-row-properties style:min-row-height="0.0438in" fo:keep-together="auto"/>
    </style:style>
    <style:style style:name="Table63" style:family="table">
      <style:table-properties style:width="7.1861in" fo:margin-left="-0.4924in" fo:margin-top="0in" fo:margin-bottom="0in" table:align="left" style:writing-mode="lr-tb"/>
    </style:style>
    <style:style style:name="Table63.A" style:family="table-column">
      <style:table-column-properties style:column-width="0.5903in"/>
    </style:style>
    <style:style style:name="Table63.B" style:family="table-column">
      <style:table-column-properties style:column-width="1.0833in"/>
    </style:style>
    <style:style style:name="Table63.C" style:family="table-column">
      <style:table-column-properties style:column-width="1.0826in"/>
    </style:style>
    <style:style style:name="Table63.E" style:family="table-column">
      <style:table-column-properties style:column-width="1.1819in"/>
    </style:style>
    <style:style style:name="Table63.F" style:family="table-column">
      <style:table-column-properties style:column-width="0.9833in"/>
    </style:style>
    <style:style style:name="Table63.1" style:family="table-row">
      <style:table-row-properties style:min-row-height="0.2757in" fo:keep-together="auto"/>
    </style:style>
    <style:style style:name="Table63.A1" style:family="table-cell">
      <style:table-cell-properties fo:padding-left="0.075in" fo:padding-right="0.075in" fo:padding-top="0in" fo:padding-bottom="0in" fo:border="0.5pt solid #000000" style:writing-mode="lr-tb"/>
    </style:style>
    <style:style style:name="Table63.2" style:family="table-row">
      <style:table-row-properties style:min-row-height="0.0438in" fo:keep-together="auto"/>
    </style:style>
    <style:style style:name="Table63.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0" style:family="table">
      <style:table-properties style:width="7.1861in" fo:margin-left="-0.4924in" fo:margin-top="0in" fo:margin-bottom="0in" table:align="left" style:writing-mode="lr-tb"/>
    </style:style>
    <style:style style:name="Table70.A" style:family="table-column">
      <style:table-column-properties style:column-width="0.5903in"/>
    </style:style>
    <style:style style:name="Table70.B" style:family="table-column">
      <style:table-column-properties style:column-width="1.0833in"/>
    </style:style>
    <style:style style:name="Table70.C" style:family="table-column">
      <style:table-column-properties style:column-width="0.9514in"/>
    </style:style>
    <style:style style:name="Table70.D" style:family="table-column">
      <style:table-column-properties style:column-width="0.9333in"/>
    </style:style>
    <style:style style:name="Table70.E" style:family="table-column">
      <style:table-column-properties style:column-width="1.25in"/>
    </style:style>
    <style:style style:name="Table70.F" style:family="table-column">
      <style:table-column-properties style:column-width="1.1917in"/>
    </style:style>
    <style:style style:name="Table70.G" style:family="table-column">
      <style:table-column-properties style:column-width="1.1861in"/>
    </style:style>
    <style:style style:name="Table70.1" style:family="table-row">
      <style:table-row-properties style:min-row-height="0.2757in" fo:keep-together="auto"/>
    </style:style>
    <style:style style:name="Table70.A1" style:family="table-cell">
      <style:table-cell-properties fo:padding-left="0.075in" fo:padding-right="0.075in" fo:padding-top="0in" fo:padding-bottom="0in" fo:border="0.5pt solid #000000" style:writing-mode="lr-tb"/>
    </style:style>
    <style:style style:name="Table70.2" style:family="table-row">
      <style:table-row-properties style:min-row-height="0.0438in" fo:keep-together="auto"/>
    </style:style>
    <style:style style:name="Table70.6" style:family="table-row">
      <style:table-row-properties style:min-row-height="0.2208in" fo:keep-together="auto"/>
    </style:style>
    <style:style style:name="Table70.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1" style:family="table">
      <style:table-properties style:width="7.1861in" fo:margin-left="-0.4924in" fo:margin-top="0in" fo:margin-bottom="0in" table:align="left" style:writing-mode="lr-tb"/>
    </style:style>
    <style:style style:name="Table71.A" style:family="table-column">
      <style:table-column-properties style:column-width="0.5903in"/>
    </style:style>
    <style:style style:name="Table71.B" style:family="table-column">
      <style:table-column-properties style:column-width="1.0833in"/>
    </style:style>
    <style:style style:name="Table71.C" style:family="table-column">
      <style:table-column-properties style:column-width="1.0826in"/>
    </style:style>
    <style:style style:name="Table71.E" style:family="table-column">
      <style:table-column-properties style:column-width="1.1819in"/>
    </style:style>
    <style:style style:name="Table71.F" style:family="table-column">
      <style:table-column-properties style:column-width="0.9833in"/>
    </style:style>
    <style:style style:name="Table71.1" style:family="table-row">
      <style:table-row-properties style:min-row-height="0.2757in" fo:keep-together="auto"/>
    </style:style>
    <style:style style:name="Table71.A1" style:family="table-cell">
      <style:table-cell-properties fo:padding-left="0.075in" fo:padding-right="0.075in" fo:padding-top="0in" fo:padding-bottom="0in" fo:border="0.5pt solid #000000" style:writing-mode="lr-tb"/>
    </style:style>
    <style:style style:name="Table71.2" style:family="table-row">
      <style:table-row-properties style:min-row-height="0.0438in" fo:keep-together="auto"/>
    </style:style>
    <style:style style:name="Table71.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33" style:family="table">
      <style:table-properties style:width="7.1861in" fo:margin-left="-0.4924in" fo:margin-top="0in" fo:margin-bottom="0in" table:align="left" style:writing-mode="lr-tb"/>
    </style:style>
    <style:style style:name="Table133.A" style:family="table-column">
      <style:table-column-properties style:column-width="0.5903in"/>
    </style:style>
    <style:style style:name="Table133.B" style:family="table-column">
      <style:table-column-properties style:column-width="0.9097in"/>
    </style:style>
    <style:style style:name="Table133.C" style:family="table-column">
      <style:table-column-properties style:column-width="1.0583in"/>
    </style:style>
    <style:style style:name="Table133.D" style:family="table-column">
      <style:table-column-properties style:column-width="1.0667in"/>
    </style:style>
    <style:style style:name="Table133.E" style:family="table-column">
      <style:table-column-properties style:column-width="1in"/>
    </style:style>
    <style:style style:name="Table133.F" style:family="table-column">
      <style:table-column-properties style:column-width="1.1833in"/>
    </style:style>
    <style:style style:name="Table133.G" style:family="table-column">
      <style:table-column-properties style:column-width="1.3778in"/>
    </style:style>
    <style:style style:name="Table133.1" style:family="table-row">
      <style:table-row-properties style:min-row-height="0.2757in" fo:keep-together="auto"/>
    </style:style>
    <style:style style:name="Table133.A1" style:family="table-cell">
      <style:table-cell-properties fo:padding-left="0.075in" fo:padding-right="0.075in" fo:padding-top="0in" fo:padding-bottom="0in" fo:border="0.5pt solid #000000" style:writing-mode="lr-tb"/>
    </style:style>
    <style:style style:name="Table133.2" style:family="table-row">
      <style:table-row-properties style:min-row-height="0.0438in" fo:keep-together="auto"/>
    </style:style>
    <style:style style:name="Table133.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99" style:family="table">
      <style:table-properties style:width="7.1861in" fo:margin-left="-0.4924in" fo:margin-top="0in" fo:margin-bottom="0in" table:align="left" style:writing-mode="lr-tb"/>
    </style:style>
    <style:style style:name="Table99.A" style:family="table-column">
      <style:table-column-properties style:column-width="0.5903in"/>
    </style:style>
    <style:style style:name="Table99.B" style:family="table-column">
      <style:table-column-properties style:column-width="1.0833in"/>
    </style:style>
    <style:style style:name="Table99.C" style:family="table-column">
      <style:table-column-properties style:column-width="1.0826in"/>
    </style:style>
    <style:style style:name="Table99.E" style:family="table-column">
      <style:table-column-properties style:column-width="1.1819in"/>
    </style:style>
    <style:style style:name="Table99.F" style:family="table-column">
      <style:table-column-properties style:column-width="0.9833in"/>
    </style:style>
    <style:style style:name="Table99.1" style:family="table-row">
      <style:table-row-properties style:min-row-height="0.2757in" fo:keep-together="auto"/>
    </style:style>
    <style:style style:name="Table99.A1" style:family="table-cell">
      <style:table-cell-properties fo:padding-left="0.075in" fo:padding-right="0.075in" fo:padding-top="0in" fo:padding-bottom="0in" fo:border="0.5pt solid #000000" style:writing-mode="lr-tb"/>
    </style:style>
    <style:style style:name="Table99.2" style:family="table-row">
      <style:table-row-properties style:min-row-height="0.0438in" fo:keep-together="auto"/>
    </style:style>
    <style:style style:name="Table99.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9" style:family="table">
      <style:table-properties style:width="7.1861in" fo:margin-left="-0.4924in" fo:margin-top="0in" fo:margin-bottom="0in" table:align="left" style:writing-mode="lr-tb"/>
    </style:style>
    <style:style style:name="Table109.A" style:family="table-column">
      <style:table-column-properties style:column-width="0.5903in"/>
    </style:style>
    <style:style style:name="Table109.B" style:family="table-column">
      <style:table-column-properties style:column-width="1.0833in"/>
    </style:style>
    <style:style style:name="Table109.C" style:family="table-column">
      <style:table-column-properties style:column-width="1.0826in"/>
    </style:style>
    <style:style style:name="Table109.E" style:family="table-column">
      <style:table-column-properties style:column-width="1.1819in"/>
    </style:style>
    <style:style style:name="Table109.F" style:family="table-column">
      <style:table-column-properties style:column-width="0.9833in"/>
    </style:style>
    <style:style style:name="Table109.1" style:family="table-row">
      <style:table-row-properties style:min-row-height="0.2757in" fo:keep-together="auto"/>
    </style:style>
    <style:style style:name="Table109.A1" style:family="table-cell">
      <style:table-cell-properties fo:padding-left="0.075in" fo:padding-right="0.075in" fo:padding-top="0in" fo:padding-bottom="0in" fo:border="0.5pt solid #000000" style:writing-mode="lr-tb"/>
    </style:style>
    <style:style style:name="Table109.2" style:family="table-row">
      <style:table-row-properties style:min-row-height="0.0438in" fo:keep-together="auto"/>
    </style:style>
    <style:style style:name="Table109.5" style:family="table-row">
      <style:table-row-properties style:min-row-height="0.3833in" fo:keep-together="auto"/>
    </style:style>
    <style:style style:name="Table109.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11" style:family="table">
      <style:table-properties style:width="7.1861in" fo:margin-left="-0.4924in" fo:margin-top="0in" fo:margin-bottom="0in" table:align="left" style:writing-mode="lr-tb"/>
    </style:style>
    <style:style style:name="Table111.A" style:family="table-column">
      <style:table-column-properties style:column-width="0.5903in"/>
    </style:style>
    <style:style style:name="Table111.B" style:family="table-column">
      <style:table-column-properties style:column-width="1.0833in"/>
    </style:style>
    <style:style style:name="Table111.C" style:family="table-column">
      <style:table-column-properties style:column-width="1.0826in"/>
    </style:style>
    <style:style style:name="Table111.E" style:family="table-column">
      <style:table-column-properties style:column-width="1.1819in"/>
    </style:style>
    <style:style style:name="Table111.F" style:family="table-column">
      <style:table-column-properties style:column-width="0.9833in"/>
    </style:style>
    <style:style style:name="Table111.1" style:family="table-row">
      <style:table-row-properties style:min-row-height="0.2757in" fo:keep-together="auto"/>
    </style:style>
    <style:style style:name="Table111.A1" style:family="table-cell">
      <style:table-cell-properties fo:padding-left="0.075in" fo:padding-right="0.075in" fo:padding-top="0in" fo:padding-bottom="0in" fo:border="0.5pt solid #000000" style:writing-mode="lr-tb"/>
    </style:style>
    <style:style style:name="Table111.2" style:family="table-row">
      <style:table-row-properties style:min-row-height="0.0438in" fo:keep-together="auto"/>
    </style:style>
    <style:style style:name="Table111.4" style:family="table-row">
      <style:table-row-properties style:min-row-height="0.3833in" fo:keep-together="auto"/>
    </style:style>
    <style:style style:name="Table111.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12" style:family="table">
      <style:table-properties style:width="7.1861in" fo:margin-left="-0.4924in" fo:margin-top="0in" fo:margin-bottom="0in" table:align="left" style:writing-mode="lr-tb"/>
    </style:style>
    <style:style style:name="Table112.A" style:family="table-column">
      <style:table-column-properties style:column-width="0.5903in"/>
    </style:style>
    <style:style style:name="Table112.B" style:family="table-column">
      <style:table-column-properties style:column-width="1.0833in"/>
    </style:style>
    <style:style style:name="Table112.C" style:family="table-column">
      <style:table-column-properties style:column-width="1.0826in"/>
    </style:style>
    <style:style style:name="Table112.E" style:family="table-column">
      <style:table-column-properties style:column-width="1.1819in"/>
    </style:style>
    <style:style style:name="Table112.F" style:family="table-column">
      <style:table-column-properties style:column-width="0.9833in"/>
    </style:style>
    <style:style style:name="Table112.1" style:family="table-row">
      <style:table-row-properties style:min-row-height="0.2757in" fo:keep-together="auto"/>
    </style:style>
    <style:style style:name="Table112.A1" style:family="table-cell">
      <style:table-cell-properties fo:padding-left="0.075in" fo:padding-right="0.075in" fo:padding-top="0in" fo:padding-bottom="0in" fo:border="0.5pt solid #000000" style:writing-mode="lr-tb"/>
    </style:style>
    <style:style style:name="Table112.2" style:family="table-row">
      <style:table-row-properties style:min-row-height="0.0438in" fo:keep-together="auto"/>
    </style:style>
    <style:style style:name="Table112.5" style:family="table-row">
      <style:table-row-properties style:min-row-height="0.3833in" fo:keep-together="auto"/>
    </style:style>
    <style:style style:name="Table112.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13" style:family="table">
      <style:table-properties style:width="7.1861in" fo:margin-left="-0.4924in" fo:margin-top="0in" fo:margin-bottom="0in" table:align="left" style:writing-mode="lr-tb"/>
    </style:style>
    <style:style style:name="Table113.A" style:family="table-column">
      <style:table-column-properties style:column-width="0.5903in"/>
    </style:style>
    <style:style style:name="Table113.B" style:family="table-column">
      <style:table-column-properties style:column-width="1.0833in"/>
    </style:style>
    <style:style style:name="Table113.C" style:family="table-column">
      <style:table-column-properties style:column-width="1.0826in"/>
    </style:style>
    <style:style style:name="Table113.E" style:family="table-column">
      <style:table-column-properties style:column-width="1.1819in"/>
    </style:style>
    <style:style style:name="Table113.F" style:family="table-column">
      <style:table-column-properties style:column-width="0.9833in"/>
    </style:style>
    <style:style style:name="Table113.1" style:family="table-row">
      <style:table-row-properties style:min-row-height="0.2757in" fo:keep-together="auto"/>
    </style:style>
    <style:style style:name="Table113.A1" style:family="table-cell">
      <style:table-cell-properties fo:padding-left="0.075in" fo:padding-right="0.075in" fo:padding-top="0in" fo:padding-bottom="0in" fo:border="0.5pt solid #000000" style:writing-mode="lr-tb"/>
    </style:style>
    <style:style style:name="Table113.2" style:family="table-row">
      <style:table-row-properties style:min-row-height="0.0438in" fo:keep-together="auto"/>
    </style:style>
    <style:style style:name="Table113.5" style:family="table-row">
      <style:table-row-properties style:min-row-height="0.3833in" fo:keep-together="auto"/>
    </style:style>
    <style:style style:name="Table113.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4" style:family="table">
      <style:table-properties style:width="6.2681in" table:align="margins" style:writing-mode="lr-tb"/>
    </style:style>
    <style:style style:name="Table64.A" style:family="table-column">
      <style:table-column-properties style:column-width="1.5667in" style:rel-column-width="16383*"/>
    </style:style>
    <style:style style:name="Table64.B" style:family="table-column">
      <style:table-column-properties style:column-width="1.5674in" style:rel-column-width="16384*"/>
    </style:style>
    <style:style style:name="Table64.A1" style:family="table-cell">
      <style:table-cell-properties fo:padding="0in" fo:border="none" style:writing-mode="page"/>
    </style:style>
    <style:style style:name="Table65" style:family="table">
      <style:table-properties style:width="6.2681in" table:align="margins" style:writing-mode="lr-tb"/>
    </style:style>
    <style:style style:name="Table65.A" style:family="table-column">
      <style:table-column-properties style:column-width="1.5667in" style:rel-column-width="16383*"/>
    </style:style>
    <style:style style:name="Table65.B" style:family="table-column">
      <style:table-column-properties style:column-width="4.7014in" style:rel-column-width="49152*"/>
    </style:style>
    <style:style style:name="Table65.A1" style:family="table-cell">
      <style:table-cell-properties fo:padding="0in" fo:border="none" style:writing-mode="page"/>
    </style:style>
    <style:style style:name="Table65.5" style:family="table-row">
      <style:table-row-properties style:min-row-height="0.2333in"/>
    </style:style>
    <style:style style:name="Table66" style:family="table">
      <style:table-properties style:width="6.2681in" table:align="margins" style:writing-mode="lr-tb"/>
    </style:style>
    <style:style style:name="Table66.A" style:family="table-column">
      <style:table-column-properties style:column-width="1.5583in" style:rel-column-width="16292*"/>
    </style:style>
    <style:style style:name="Table66.B" style:family="table-column">
      <style:table-column-properties style:column-width="4.7097in" style:rel-column-width="49243*"/>
    </style:style>
    <style:style style:name="Table66.A1" style:family="table-cell">
      <style:table-cell-properties fo:padding="0in" fo:border="none" style:writing-mode="page"/>
    </style:style>
    <style:style style:name="Table66.5" style:family="table-row">
      <style:table-row-properties style:min-row-height="0.2333in"/>
    </style:style>
    <style:style style:name="Table67" style:family="table">
      <style:table-properties style:width="5.75in" fo:margin-left="-0.4924in" fo:margin-top="0in" fo:margin-bottom="0in" table:align="left" style:writing-mode="lr-tb"/>
    </style:style>
    <style:style style:name="Table67.A" style:family="table-column">
      <style:table-column-properties style:column-width="0.5583in"/>
    </style:style>
    <style:style style:name="Table67.B" style:family="table-column">
      <style:table-column-properties style:column-width="0.75in"/>
    </style:style>
    <style:style style:name="Table67.C" style:family="table-column">
      <style:table-column-properties style:column-width="0.625in"/>
    </style:style>
    <style:style style:name="Table67.D" style:family="table-column">
      <style:table-column-properties style:column-width="1.125in"/>
    </style:style>
    <style:style style:name="Table67.F" style:family="table-column">
      <style:table-column-properties style:column-width="0.5667in"/>
    </style:style>
    <style:style style:name="Table67.G" style:family="table-column">
      <style:table-column-properties style:column-width="1.375in"/>
    </style:style>
    <style:style style:name="Table67.1" style:family="table-row">
      <style:table-row-properties style:min-row-height="0.2757in" fo:keep-together="auto"/>
    </style:style>
    <style:style style:name="Table67.A1" style:family="table-cell">
      <style:table-cell-properties fo:padding-left="0.075in" fo:padding-right="0.075in" fo:padding-top="0in" fo:padding-bottom="0in" fo:border="0.5pt solid #000000" style:writing-mode="lr-tb"/>
    </style:style>
    <style:style style:name="Table67.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67.2" style:family="table-row">
      <style:table-row-properties style:min-row-height="0.0438in" fo:keep-together="auto"/>
    </style:style>
    <style:style style:name="Table68" style:family="table">
      <style:table-properties style:width="7.4819in" fo:margin-left="-0.4924in" fo:margin-top="0in" fo:margin-bottom="0in" table:align="left" style:writing-mode="lr-tb"/>
    </style:style>
    <style:style style:name="Table68.A" style:family="table-column">
      <style:table-column-properties style:column-width="1.1299in"/>
    </style:style>
    <style:style style:name="Table68.B" style:family="table-column">
      <style:table-column-properties style:column-width="2.1167in"/>
    </style:style>
    <style:style style:name="Table68.C" style:family="table-column">
      <style:table-column-properties style:column-width="2.1174in"/>
    </style:style>
    <style:style style:name="Table68.D" style:family="table-column">
      <style:table-column-properties style:column-width="2.1181in"/>
    </style:style>
    <style:style style:name="Table68.1" style:family="table-row">
      <style:table-row-properties style:min-row-height="0.2757in" fo:keep-together="auto"/>
    </style:style>
    <style:style style:name="Table68.A1" style:family="table-cell">
      <style:table-cell-properties fo:padding-left="0.075in" fo:padding-right="0.075in" fo:padding-top="0in" fo:padding-bottom="0in" fo:border="0.5pt solid #000000" style:writing-mode="lr-tb"/>
    </style:style>
    <style:style style:name="Table68.2" style:family="table-row">
      <style:table-row-properties style:min-row-height="0.0438in" fo:keep-together="auto"/>
    </style:style>
    <style:style style:name="Table68.6" style:family="table-row">
      <style:table-row-properties style:min-row-height="0.2507in" fo:keep-together="auto"/>
    </style:style>
    <style:style style:name="Table68.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8.8" style:family="table-row">
      <style:table-row-properties style:min-row-height="0.2326in" fo:keep-together="auto"/>
    </style:style>
    <style:style style:name="Table69" style:family="table">
      <style:table-properties style:width="7.4819in" fo:margin-left="-0.4924in" fo:margin-top="0in" fo:margin-bottom="0in" table:align="left" style:writing-mode="lr-tb"/>
    </style:style>
    <style:style style:name="Table69.A" style:family="table-column">
      <style:table-column-properties style:column-width="1.1299in"/>
    </style:style>
    <style:style style:name="Table69.B" style:family="table-column">
      <style:table-column-properties style:column-width="2.1167in"/>
    </style:style>
    <style:style style:name="Table69.C" style:family="table-column">
      <style:table-column-properties style:column-width="2.1174in"/>
    </style:style>
    <style:style style:name="Table69.D" style:family="table-column">
      <style:table-column-properties style:column-width="2.1181in"/>
    </style:style>
    <style:style style:name="Table69.1" style:family="table-row">
      <style:table-row-properties style:min-row-height="0.2757in" fo:keep-together="auto"/>
    </style:style>
    <style:style style:name="Table69.A1" style:family="table-cell">
      <style:table-cell-properties fo:padding-left="0.075in" fo:padding-right="0.075in" fo:padding-top="0in" fo:padding-bottom="0in" fo:border="0.5pt solid #000000" style:writing-mode="lr-tb"/>
    </style:style>
    <style:style style:name="Table69.2" style:family="table-row">
      <style:table-row-properties style:min-row-height="0.0438in" fo:keep-together="auto"/>
    </style:style>
    <style:style style:name="Table69.6" style:family="table-row">
      <style:table-row-properties style:min-row-height="0.2507in" fo:keep-together="auto"/>
    </style:style>
    <style:style style:name="Table69.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9.8" style:family="table-row">
      <style:table-row-properties style:min-row-height="0.1174in" fo:keep-together="auto"/>
    </style:style>
    <style:style style:name="Table72" style:family="table">
      <style:table-properties style:width="7.4819in" fo:margin-left="-0.4924in" fo:margin-top="0in" fo:margin-bottom="0in" table:align="left" style:writing-mode="lr-tb"/>
    </style:style>
    <style:style style:name="Table72.A" style:family="table-column">
      <style:table-column-properties style:column-width="1.1299in"/>
    </style:style>
    <style:style style:name="Table72.B" style:family="table-column">
      <style:table-column-properties style:column-width="2.1167in"/>
    </style:style>
    <style:style style:name="Table72.C" style:family="table-column">
      <style:table-column-properties style:column-width="2.1174in"/>
    </style:style>
    <style:style style:name="Table72.D" style:family="table-column">
      <style:table-column-properties style:column-width="2.1181in"/>
    </style:style>
    <style:style style:name="Table72.1" style:family="table-row">
      <style:table-row-properties style:min-row-height="0.2757in" fo:keep-together="auto"/>
    </style:style>
    <style:style style:name="Table72.A1" style:family="table-cell">
      <style:table-cell-properties fo:padding-left="0.075in" fo:padding-right="0.075in" fo:padding-top="0in" fo:padding-bottom="0in" fo:border="0.5pt solid #000000" style:writing-mode="lr-tb"/>
    </style:style>
    <style:style style:name="Table72.2" style:family="table-row">
      <style:table-row-properties style:min-row-height="0.0438in" fo:keep-together="auto"/>
    </style:style>
    <style:style style:name="Table72.6" style:family="table-row">
      <style:table-row-properties style:min-row-height="0.2507in" fo:keep-together="auto"/>
    </style:style>
    <style:style style:name="Table72.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4" style:family="table">
      <style:table-properties style:width="6.875in" fo:margin-left="0in" table:align="left" style:writing-mode="lr-tb"/>
    </style:style>
    <style:style style:name="Table74.A" style:family="table-column">
      <style:table-column-properties style:column-width="3.134in"/>
    </style:style>
    <style:style style:name="Table74.B" style:family="table-column">
      <style:table-column-properties style:column-width="3.741in"/>
    </style:style>
    <style:style style:name="Table74.A1" style:family="table-cell">
      <style:table-cell-properties style:writing-mode="page"/>
    </style:style>
    <style:style style:name="Table73" style:family="table">
      <style:table-properties style:width="7.4819in" fo:margin-left="-0.4924in" fo:margin-top="0in" fo:margin-bottom="0in" table:align="left" style:writing-mode="lr-tb"/>
    </style:style>
    <style:style style:name="Table73.A" style:family="table-column">
      <style:table-column-properties style:column-width="1.1299in"/>
    </style:style>
    <style:style style:name="Table73.B" style:family="table-column">
      <style:table-column-properties style:column-width="2.1167in"/>
    </style:style>
    <style:style style:name="Table73.C" style:family="table-column">
      <style:table-column-properties style:column-width="2.1174in"/>
    </style:style>
    <style:style style:name="Table73.D" style:family="table-column">
      <style:table-column-properties style:column-width="2.1181in"/>
    </style:style>
    <style:style style:name="Table73.1" style:family="table-row">
      <style:table-row-properties style:min-row-height="0.2757in" fo:keep-together="auto"/>
    </style:style>
    <style:style style:name="Table73.A1" style:family="table-cell">
      <style:table-cell-properties fo:padding-left="0.075in" fo:padding-right="0.075in" fo:padding-top="0in" fo:padding-bottom="0in" fo:border="0.5pt solid #000000" style:writing-mode="lr-tb"/>
    </style:style>
    <style:style style:name="Table73.2" style:family="table-row">
      <style:table-row-properties style:min-row-height="0.0438in" fo:keep-together="auto"/>
    </style:style>
    <style:style style:name="Table73.6" style:family="table-row">
      <style:table-row-properties style:min-row-height="0.2507in" fo:keep-together="auto"/>
    </style:style>
    <style:style style:name="Table73.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5" style:family="table">
      <style:table-properties style:width="7.4819in" fo:margin-left="-0.4924in" fo:margin-top="0in" fo:margin-bottom="0in" table:align="left" style:writing-mode="lr-tb"/>
    </style:style>
    <style:style style:name="Table75.A" style:family="table-column">
      <style:table-column-properties style:column-width="1.1299in"/>
    </style:style>
    <style:style style:name="Table75.B" style:family="table-column">
      <style:table-column-properties style:column-width="2.1167in"/>
    </style:style>
    <style:style style:name="Table75.C" style:family="table-column">
      <style:table-column-properties style:column-width="2.1174in"/>
    </style:style>
    <style:style style:name="Table75.D" style:family="table-column">
      <style:table-column-properties style:column-width="2.1181in"/>
    </style:style>
    <style:style style:name="Table75.1" style:family="table-row">
      <style:table-row-properties style:min-row-height="0.2757in" fo:keep-together="auto"/>
    </style:style>
    <style:style style:name="Table75.A1" style:family="table-cell">
      <style:table-cell-properties fo:padding-left="0.075in" fo:padding-right="0.075in" fo:padding-top="0in" fo:padding-bottom="0in" fo:border="0.5pt solid #000000" style:writing-mode="lr-tb"/>
    </style:style>
    <style:style style:name="Table75.2" style:family="table-row">
      <style:table-row-properties style:min-row-height="0.0438in" fo:keep-together="auto"/>
    </style:style>
    <style:style style:name="Table75.6" style:family="table-row">
      <style:table-row-properties style:min-row-height="0.2507in" fo:keep-together="auto"/>
    </style:style>
    <style:style style:name="Table75.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6" style:family="table">
      <style:table-properties style:width="7.4819in" fo:margin-left="-0.4924in" fo:margin-top="0in" fo:margin-bottom="0in" table:align="left" style:writing-mode="lr-tb"/>
    </style:style>
    <style:style style:name="Table76.A" style:family="table-column">
      <style:table-column-properties style:column-width="1.1299in"/>
    </style:style>
    <style:style style:name="Table76.B" style:family="table-column">
      <style:table-column-properties style:column-width="2.1167in"/>
    </style:style>
    <style:style style:name="Table76.C" style:family="table-column">
      <style:table-column-properties style:column-width="2.1174in"/>
    </style:style>
    <style:style style:name="Table76.D" style:family="table-column">
      <style:table-column-properties style:column-width="2.1181in"/>
    </style:style>
    <style:style style:name="Table76.1" style:family="table-row">
      <style:table-row-properties style:min-row-height="0.2757in" fo:keep-together="auto"/>
    </style:style>
    <style:style style:name="Table76.A1" style:family="table-cell">
      <style:table-cell-properties fo:padding-left="0.075in" fo:padding-right="0.075in" fo:padding-top="0in" fo:padding-bottom="0in" fo:border="0.5pt solid #000000" style:writing-mode="lr-tb"/>
    </style:style>
    <style:style style:name="Table76.2" style:family="table-row">
      <style:table-row-properties style:min-row-height="0.0438in" fo:keep-together="auto"/>
    </style:style>
    <style:style style:name="Table76.6" style:family="table-row">
      <style:table-row-properties style:min-row-height="0.2507in" fo:keep-together="auto"/>
    </style:style>
    <style:style style:name="Table76.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6.7" style:family="table-row">
      <style:table-row-properties style:min-row-height="0.3014in" fo:keep-together="auto"/>
    </style:style>
    <style:style style:name="Table77" style:family="table">
      <style:table-properties style:width="7.4819in" fo:margin-left="-0.4924in" fo:margin-top="0in" fo:margin-bottom="0in" table:align="left" style:writing-mode="lr-tb"/>
    </style:style>
    <style:style style:name="Table77.A" style:family="table-column">
      <style:table-column-properties style:column-width="1.1299in"/>
    </style:style>
    <style:style style:name="Table77.B" style:family="table-column">
      <style:table-column-properties style:column-width="2.1167in"/>
    </style:style>
    <style:style style:name="Table77.C" style:family="table-column">
      <style:table-column-properties style:column-width="2.1174in"/>
    </style:style>
    <style:style style:name="Table77.D" style:family="table-column">
      <style:table-column-properties style:column-width="2.1181in"/>
    </style:style>
    <style:style style:name="Table77.1" style:family="table-row">
      <style:table-row-properties style:min-row-height="0.2757in" fo:keep-together="auto"/>
    </style:style>
    <style:style style:name="Table77.A1" style:family="table-cell">
      <style:table-cell-properties fo:padding-left="0.075in" fo:padding-right="0.075in" fo:padding-top="0in" fo:padding-bottom="0in" fo:border="0.5pt solid #000000" style:writing-mode="lr-tb"/>
    </style:style>
    <style:style style:name="Table77.2" style:family="table-row">
      <style:table-row-properties style:min-row-height="0.0438in" fo:keep-together="auto"/>
    </style:style>
    <style:style style:name="Table77.6" style:family="table-row">
      <style:table-row-properties style:min-row-height="0.2507in" fo:keep-together="auto"/>
    </style:style>
    <style:style style:name="Table77.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7.7" style:family="table-row">
      <style:table-row-properties style:min-row-height="0.3014in" fo:keep-together="auto"/>
    </style:style>
    <style:style style:name="Table80" style:family="table">
      <style:table-properties style:width="7.1861in" fo:margin-left="-0.4924in" fo:margin-top="0in" fo:margin-bottom="0in" table:align="left" style:writing-mode="lr-tb"/>
    </style:style>
    <style:style style:name="Table80.A" style:family="table-column">
      <style:table-column-properties style:column-width="0.5903in"/>
    </style:style>
    <style:style style:name="Table80.B" style:family="table-column">
      <style:table-column-properties style:column-width="1.0833in"/>
    </style:style>
    <style:style style:name="Table80.C" style:family="table-column">
      <style:table-column-properties style:column-width="1.0826in"/>
    </style:style>
    <style:style style:name="Table80.D" style:family="table-column">
      <style:table-column-properties style:column-width="1.0521in"/>
    </style:style>
    <style:style style:name="Table80.E" style:family="table-column">
      <style:table-column-properties style:column-width="1.0667in"/>
    </style:style>
    <style:style style:name="Table80.F" style:family="table-column">
      <style:table-column-properties style:column-width="1.1292in"/>
    </style:style>
    <style:style style:name="Table80.G" style:family="table-column">
      <style:table-column-properties style:column-width="1.1819in"/>
    </style:style>
    <style:style style:name="Table80.1" style:family="table-row">
      <style:table-row-properties style:min-row-height="0.2757in" fo:keep-together="auto"/>
    </style:style>
    <style:style style:name="Table80.A1" style:family="table-cell">
      <style:table-cell-properties fo:padding-left="0.075in" fo:padding-right="0.075in" fo:padding-top="0in" fo:padding-bottom="0in" fo:border="0.5pt solid #000000" style:writing-mode="lr-tb"/>
    </style:style>
    <style:style style:name="Table80.2" style:family="table-row">
      <style:table-row-properties style:min-row-height="0.0438in" fo:keep-together="auto"/>
    </style:style>
    <style:style style:name="Table80.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1" style:family="table">
      <style:table-properties style:width="7.1861in" fo:margin-left="-0.4924in" fo:margin-top="0in" fo:margin-bottom="0in" table:align="left" style:writing-mode="lr-tb"/>
    </style:style>
    <style:style style:name="Table81.A" style:family="table-column">
      <style:table-column-properties style:column-width="0.5903in"/>
    </style:style>
    <style:style style:name="Table81.B" style:family="table-column">
      <style:table-column-properties style:column-width="1.0833in"/>
    </style:style>
    <style:style style:name="Table81.C" style:family="table-column">
      <style:table-column-properties style:column-width="0.9514in"/>
    </style:style>
    <style:style style:name="Table81.D" style:family="table-column">
      <style:table-column-properties style:column-width="1in"/>
    </style:style>
    <style:style style:name="Table81.E" style:family="table-column">
      <style:table-column-properties style:column-width="1.0583in"/>
    </style:style>
    <style:style style:name="Table81.F" style:family="table-column">
      <style:table-column-properties style:column-width="1.1917in"/>
    </style:style>
    <style:style style:name="Table81.G" style:family="table-column">
      <style:table-column-properties style:column-width="1.3111in"/>
    </style:style>
    <style:style style:name="Table81.1" style:family="table-row">
      <style:table-row-properties style:min-row-height="0.2757in" fo:keep-together="auto"/>
    </style:style>
    <style:style style:name="Table81.A1" style:family="table-cell">
      <style:table-cell-properties fo:padding-left="0.075in" fo:padding-right="0.075in" fo:padding-top="0in" fo:padding-bottom="0in" fo:border="0.5pt solid #000000" style:writing-mode="lr-tb"/>
    </style:style>
    <style:style style:name="Table81.2" style:family="table-row">
      <style:table-row-properties style:min-row-height="0.0438in" fo:keep-together="auto"/>
    </style:style>
    <style:style style:name="Table81.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2" style:family="table">
      <style:table-properties style:width="7.1861in" fo:margin-left="-0.4924in" fo:margin-top="0in" fo:margin-bottom="0in" table:align="left" style:writing-mode="lr-tb"/>
    </style:style>
    <style:style style:name="Table82.A" style:family="table-column">
      <style:table-column-properties style:column-width="0.5903in"/>
    </style:style>
    <style:style style:name="Table82.B" style:family="table-column">
      <style:table-column-properties style:column-width="1.0833in"/>
    </style:style>
    <style:style style:name="Table82.C" style:family="table-column">
      <style:table-column-properties style:column-width="0.9514in"/>
    </style:style>
    <style:style style:name="Table82.D" style:family="table-column">
      <style:table-column-properties style:column-width="1in"/>
    </style:style>
    <style:style style:name="Table82.E" style:family="table-column">
      <style:table-column-properties style:column-width="1.0583in"/>
    </style:style>
    <style:style style:name="Table82.F" style:family="table-column">
      <style:table-column-properties style:column-width="1.1917in"/>
    </style:style>
    <style:style style:name="Table82.G" style:family="table-column">
      <style:table-column-properties style:column-width="1.3111in"/>
    </style:style>
    <style:style style:name="Table82.1" style:family="table-row">
      <style:table-row-properties style:min-row-height="0.2757in" fo:keep-together="auto"/>
    </style:style>
    <style:style style:name="Table82.A1" style:family="table-cell">
      <style:table-cell-properties fo:padding-left="0.075in" fo:padding-right="0.075in" fo:padding-top="0in" fo:padding-bottom="0in" fo:border="0.5pt solid #000000" style:writing-mode="lr-tb"/>
    </style:style>
    <style:style style:name="Table82.2" style:family="table-row">
      <style:table-row-properties style:min-row-height="0.0438in" fo:keep-together="auto"/>
    </style:style>
    <style:style style:name="Table85" style:family="table">
      <style:table-properties style:width="7.1861in" fo:margin-left="-0.4924in" fo:margin-top="0in" fo:margin-bottom="0in" table:align="left" style:writing-mode="lr-tb"/>
    </style:style>
    <style:style style:name="Table85.A" style:family="table-column">
      <style:table-column-properties style:column-width="0.5903in"/>
    </style:style>
    <style:style style:name="Table85.B" style:family="table-column">
      <style:table-column-properties style:column-width="0.7847in"/>
    </style:style>
    <style:style style:name="Table85.C" style:family="table-column">
      <style:table-column-properties style:column-width="1in"/>
    </style:style>
    <style:style style:name="Table85.F" style:family="table-column">
      <style:table-column-properties style:column-width="1.375in"/>
    </style:style>
    <style:style style:name="Table85.G" style:family="table-column">
      <style:table-column-properties style:column-width="1.4361in"/>
    </style:style>
    <style:style style:name="Table85.1" style:family="table-row">
      <style:table-row-properties style:min-row-height="0.2757in" fo:keep-together="auto"/>
    </style:style>
    <style:style style:name="Table85.A1" style:family="table-cell">
      <style:table-cell-properties fo:padding-left="0.075in" fo:padding-right="0.075in" fo:padding-top="0in" fo:padding-bottom="0in" fo:border="0.5pt solid #000000" style:writing-mode="lr-tb"/>
    </style:style>
    <style:style style:name="Table85.2" style:family="table-row">
      <style:table-row-properties style:min-row-height="0.0438in" fo:keep-together="auto"/>
    </style:style>
    <style:style style:name="Table92" style:family="table">
      <style:table-properties style:width="7.1861in" fo:margin-left="-0.4924in" fo:margin-top="0in" fo:margin-bottom="0in" table:align="left" style:writing-mode="lr-tb"/>
    </style:style>
    <style:style style:name="Table92.A" style:family="table-column">
      <style:table-column-properties style:column-width="0.5903in"/>
    </style:style>
    <style:style style:name="Table92.B" style:family="table-column">
      <style:table-column-properties style:column-width="1.0833in"/>
    </style:style>
    <style:style style:name="Table92.C" style:family="table-column">
      <style:table-column-properties style:column-width="0.9514in"/>
    </style:style>
    <style:style style:name="Table92.D" style:family="table-column">
      <style:table-column-properties style:column-width="1in"/>
    </style:style>
    <style:style style:name="Table92.E" style:family="table-column">
      <style:table-column-properties style:column-width="1.0583in"/>
    </style:style>
    <style:style style:name="Table92.F" style:family="table-column">
      <style:table-column-properties style:column-width="1.1917in"/>
    </style:style>
    <style:style style:name="Table92.G" style:family="table-column">
      <style:table-column-properties style:column-width="1.3111in"/>
    </style:style>
    <style:style style:name="Table92.1" style:family="table-row">
      <style:table-row-properties style:min-row-height="0.2757in" fo:keep-together="auto"/>
    </style:style>
    <style:style style:name="Table92.A1" style:family="table-cell">
      <style:table-cell-properties fo:padding-left="0.075in" fo:padding-right="0.075in" fo:padding-top="0in" fo:padding-bottom="0in" fo:border="0.5pt solid #000000" style:writing-mode="lr-tb"/>
    </style:style>
    <style:style style:name="Table92.2" style:family="table-row">
      <style:table-row-properties style:min-row-height="0.0438in" fo:keep-together="auto"/>
    </style:style>
    <style:style style:name="Table92.4" style:family="table-row">
      <style:table-row-properties style:min-row-height="0.1167in" fo:keep-together="auto"/>
    </style:style>
    <style:style style:name="Table92.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93" style:family="table">
      <style:table-properties style:width="7.1861in" fo:margin-left="-0.4924in" fo:margin-top="0in" fo:margin-bottom="0in" table:align="left" style:writing-mode="lr-tb"/>
    </style:style>
    <style:style style:name="Table93.A" style:family="table-column">
      <style:table-column-properties style:column-width="0.5903in"/>
    </style:style>
    <style:style style:name="Table93.B" style:family="table-column">
      <style:table-column-properties style:column-width="1.0833in"/>
    </style:style>
    <style:style style:name="Table93.C" style:family="table-column">
      <style:table-column-properties style:column-width="0.9514in"/>
    </style:style>
    <style:style style:name="Table93.D" style:family="table-column">
      <style:table-column-properties style:column-width="1in"/>
    </style:style>
    <style:style style:name="Table93.E" style:family="table-column">
      <style:table-column-properties style:column-width="1.0583in"/>
    </style:style>
    <style:style style:name="Table93.F" style:family="table-column">
      <style:table-column-properties style:column-width="1.1917in"/>
    </style:style>
    <style:style style:name="Table93.G" style:family="table-column">
      <style:table-column-properties style:column-width="1.3111in"/>
    </style:style>
    <style:style style:name="Table93.1" style:family="table-row">
      <style:table-row-properties style:min-row-height="0.2757in" fo:keep-together="auto"/>
    </style:style>
    <style:style style:name="Table93.A1" style:family="table-cell">
      <style:table-cell-properties fo:padding-left="0.075in" fo:padding-right="0.075in" fo:padding-top="0in" fo:padding-bottom="0in" fo:border="0.5pt solid #000000" style:writing-mode="lr-tb"/>
    </style:style>
    <style:style style:name="Table93.2" style:family="table-row">
      <style:table-row-properties style:min-row-height="0.0438in" fo:keep-together="auto"/>
    </style:style>
    <style:style style:name="Table93.3" style:family="table-row">
      <style:table-row-properties style:min-row-height="0.4167in" fo:keep-together="auto"/>
    </style:style>
    <style:style style:name="Table93.4" style:family="table-row">
      <style:table-row-properties style:min-row-height="0.1167in" fo:keep-together="auto"/>
    </style:style>
    <style:style style:name="Table93.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94" style:family="table">
      <style:table-properties style:width="7.1861in" fo:margin-left="-0.4924in" fo:margin-top="0in" fo:margin-bottom="0in" table:align="left" style:writing-mode="lr-tb"/>
    </style:style>
    <style:style style:name="Table94.A" style:family="table-column">
      <style:table-column-properties style:column-width="0.5903in"/>
    </style:style>
    <style:style style:name="Table94.B" style:family="table-column">
      <style:table-column-properties style:column-width="1.0833in"/>
    </style:style>
    <style:style style:name="Table94.C" style:family="table-column">
      <style:table-column-properties style:column-width="0.9514in"/>
    </style:style>
    <style:style style:name="Table94.D" style:family="table-column">
      <style:table-column-properties style:column-width="1in"/>
    </style:style>
    <style:style style:name="Table94.E" style:family="table-column">
      <style:table-column-properties style:column-width="1.0583in"/>
    </style:style>
    <style:style style:name="Table94.F" style:family="table-column">
      <style:table-column-properties style:column-width="1.1917in"/>
    </style:style>
    <style:style style:name="Table94.G" style:family="table-column">
      <style:table-column-properties style:column-width="1.3111in"/>
    </style:style>
    <style:style style:name="Table94.1" style:family="table-row">
      <style:table-row-properties style:min-row-height="0.2757in" fo:keep-together="auto"/>
    </style:style>
    <style:style style:name="Table94.A1" style:family="table-cell">
      <style:table-cell-properties fo:padding-left="0.075in" fo:padding-right="0.075in" fo:padding-top="0in" fo:padding-bottom="0in" fo:border="0.5pt solid #000000" style:writing-mode="lr-tb"/>
    </style:style>
    <style:style style:name="Table94.2" style:family="table-row">
      <style:table-row-properties style:min-row-height="0.0438in" fo:keep-together="auto"/>
    </style:style>
    <style:style style:name="Table94.3" style:family="table-row">
      <style:table-row-properties style:min-row-height="0.4167in" fo:keep-together="auto"/>
    </style:style>
    <style:style style:name="Table94.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95" style:family="table">
      <style:table-properties style:width="7.1861in" fo:margin-left="-0.4924in" fo:margin-top="0in" fo:margin-bottom="0in" table:align="left" style:writing-mode="lr-tb"/>
    </style:style>
    <style:style style:name="Table95.A" style:family="table-column">
      <style:table-column-properties style:column-width="0.5903in"/>
    </style:style>
    <style:style style:name="Table95.B" style:family="table-column">
      <style:table-column-properties style:column-width="1.0833in"/>
    </style:style>
    <style:style style:name="Table95.C" style:family="table-column">
      <style:table-column-properties style:column-width="0.9514in"/>
    </style:style>
    <style:style style:name="Table95.D" style:family="table-column">
      <style:table-column-properties style:column-width="1in"/>
    </style:style>
    <style:style style:name="Table95.E" style:family="table-column">
      <style:table-column-properties style:column-width="1.0583in"/>
    </style:style>
    <style:style style:name="Table95.F" style:family="table-column">
      <style:table-column-properties style:column-width="1.1917in"/>
    </style:style>
    <style:style style:name="Table95.G" style:family="table-column">
      <style:table-column-properties style:column-width="1.3111in"/>
    </style:style>
    <style:style style:name="Table95.1" style:family="table-row">
      <style:table-row-properties style:min-row-height="0.2757in" fo:keep-together="auto"/>
    </style:style>
    <style:style style:name="Table95.A1" style:family="table-cell">
      <style:table-cell-properties fo:padding-left="0.075in" fo:padding-right="0.075in" fo:padding-top="0in" fo:padding-bottom="0in" fo:border="0.5pt solid #000000" style:writing-mode="lr-tb"/>
    </style:style>
    <style:style style:name="Table95.2" style:family="table-row">
      <style:table-row-properties style:min-row-height="0.0438in" fo:keep-together="auto"/>
    </style:style>
    <style:style style:name="Table95.3" style:family="table-row">
      <style:table-row-properties style:min-row-height="0.4167in" fo:keep-together="auto"/>
    </style:style>
    <style:style style:name="Table95.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3" style:family="table">
      <style:table-properties style:width="7.1861in" fo:margin-left="-0.4924in" fo:margin-top="0in" fo:margin-bottom="0in" table:align="left" style:writing-mode="lr-tb"/>
    </style:style>
    <style:style style:name="Table83.A" style:family="table-column">
      <style:table-column-properties style:column-width="3.4215in"/>
    </style:style>
    <style:style style:name="Table83.B" style:family="table-column">
      <style:table-column-properties style:column-width="3.7646in"/>
    </style:style>
    <style:style style:name="Table83.1" style:family="table-row">
      <style:table-row-properties style:min-row-height="0.0438in" fo:keep-together="auto"/>
    </style:style>
    <style:style style:name="Table83.A1" style:family="table-cell">
      <style:table-cell-properties fo:padding-left="0.075in" fo:padding-right="0.075in" fo:padding-top="0in" fo:padding-bottom="0in" fo:border="0.5pt solid #000000" style:writing-mode="lr-tb"/>
    </style:style>
    <style:style style:name="Table84" style:family="table">
      <style:table-properties style:width="7.1861in" fo:margin-left="-0.4924in" fo:margin-top="0in" fo:margin-bottom="0in" table:align="left" style:writing-mode="lr-tb"/>
    </style:style>
    <style:style style:name="Table84.A" style:family="table-column">
      <style:table-column-properties style:column-width="3.2632in"/>
    </style:style>
    <style:style style:name="Table84.B" style:family="table-column">
      <style:table-column-properties style:column-width="3.9229in"/>
    </style:style>
    <style:style style:name="Table84.1" style:family="table-row">
      <style:table-row-properties style:min-row-height="0.0438in" fo:keep-together="auto"/>
    </style:style>
    <style:style style:name="Table84.A1" style:family="table-cell">
      <style:table-cell-properties fo:padding-left="0.075in" fo:padding-right="0.075in" fo:padding-top="0in" fo:padding-bottom="0in" fo:border="0.5pt solid #000000" style:writing-mode="lr-tb"/>
    </style:style>
    <style:style style:name="Table110" style:family="table">
      <style:table-properties style:width="7.1861in" fo:margin-left="-0.4924in" fo:margin-top="0in" fo:margin-bottom="0in" table:align="left" style:writing-mode="lr-tb"/>
    </style:style>
    <style:style style:name="Table110.A" style:family="table-column">
      <style:table-column-properties style:column-width="0.5903in"/>
    </style:style>
    <style:style style:name="Table110.B" style:family="table-column">
      <style:table-column-properties style:column-width="1.0833in"/>
    </style:style>
    <style:style style:name="Table110.C" style:family="table-column">
      <style:table-column-properties style:column-width="0.9514in"/>
    </style:style>
    <style:style style:name="Table110.D" style:family="table-column">
      <style:table-column-properties style:column-width="1in"/>
    </style:style>
    <style:style style:name="Table110.E" style:family="table-column">
      <style:table-column-properties style:column-width="1.0583in"/>
    </style:style>
    <style:style style:name="Table110.F" style:family="table-column">
      <style:table-column-properties style:column-width="1.1917in"/>
    </style:style>
    <style:style style:name="Table110.G" style:family="table-column">
      <style:table-column-properties style:column-width="1.3111in"/>
    </style:style>
    <style:style style:name="Table110.1" style:family="table-row">
      <style:table-row-properties style:min-row-height="0.2757in" fo:keep-together="auto"/>
    </style:style>
    <style:style style:name="Table110.A1" style:family="table-cell">
      <style:table-cell-properties fo:padding-left="0.075in" fo:padding-right="0.075in" fo:padding-top="0in" fo:padding-bottom="0in" fo:border="0.5pt solid #000000" style:writing-mode="lr-tb"/>
    </style:style>
    <style:style style:name="Table110.2" style:family="table-row">
      <style:table-row-properties style:min-row-height="0.0438in" fo:keep-together="auto"/>
    </style:style>
    <style:style style:name="Table110.3" style:family="table-row">
      <style:table-row-properties style:min-row-height="0.4167in" fo:keep-together="auto"/>
    </style:style>
    <style:style style:name="Table110.4" style:family="table-row">
      <style:table-row-properties style:min-row-height="0.3757in" fo:keep-together="auto"/>
    </style:style>
    <style:style style:name="Table110.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14" style:family="table">
      <style:table-properties style:width="7.1861in" fo:margin-left="-0.4924in" fo:margin-top="0in" fo:margin-bottom="0in" table:align="left" style:writing-mode="lr-tb"/>
    </style:style>
    <style:style style:name="Table114.A" style:family="table-column">
      <style:table-column-properties style:column-width="0.5903in"/>
    </style:style>
    <style:style style:name="Table114.B" style:family="table-column">
      <style:table-column-properties style:column-width="1.0833in"/>
    </style:style>
    <style:style style:name="Table114.C" style:family="table-column">
      <style:table-column-properties style:column-width="0.9514in"/>
    </style:style>
    <style:style style:name="Table114.D" style:family="table-column">
      <style:table-column-properties style:column-width="1in"/>
    </style:style>
    <style:style style:name="Table114.E" style:family="table-column">
      <style:table-column-properties style:column-width="1.0583in"/>
    </style:style>
    <style:style style:name="Table114.F" style:family="table-column">
      <style:table-column-properties style:column-width="1.1917in"/>
    </style:style>
    <style:style style:name="Table114.G" style:family="table-column">
      <style:table-column-properties style:column-width="1.3111in"/>
    </style:style>
    <style:style style:name="Table114.1" style:family="table-row">
      <style:table-row-properties style:min-row-height="0.2757in" fo:keep-together="auto"/>
    </style:style>
    <style:style style:name="Table114.A1" style:family="table-cell">
      <style:table-cell-properties fo:padding-left="0.075in" fo:padding-right="0.075in" fo:padding-top="0in" fo:padding-bottom="0in" fo:border="0.5pt solid #000000" style:writing-mode="lr-tb"/>
    </style:style>
    <style:style style:name="Table114.2" style:family="table-row">
      <style:table-row-properties style:min-row-height="0.0438in" fo:keep-together="auto"/>
    </style:style>
    <style:style style:name="Table114.3" style:family="table-row">
      <style:table-row-properties style:min-row-height="0.4167in" fo:keep-together="auto"/>
    </style:style>
    <style:style style:name="Table114.4" style:family="table-row">
      <style:table-row-properties style:min-row-height="0.3757in" fo:keep-together="auto"/>
    </style:style>
    <style:style style:name="Table114.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15" style:family="table">
      <style:table-properties style:width="7.1861in" fo:margin-left="-0.4924in" fo:margin-top="0in" fo:margin-bottom="0in" table:align="left" style:writing-mode="lr-tb"/>
    </style:style>
    <style:style style:name="Table115.A" style:family="table-column">
      <style:table-column-properties style:column-width="0.5903in"/>
    </style:style>
    <style:style style:name="Table115.B" style:family="table-column">
      <style:table-column-properties style:column-width="1.0833in"/>
    </style:style>
    <style:style style:name="Table115.C" style:family="table-column">
      <style:table-column-properties style:column-width="0.9514in"/>
    </style:style>
    <style:style style:name="Table115.D" style:family="table-column">
      <style:table-column-properties style:column-width="1in"/>
    </style:style>
    <style:style style:name="Table115.E" style:family="table-column">
      <style:table-column-properties style:column-width="1.0583in"/>
    </style:style>
    <style:style style:name="Table115.F" style:family="table-column">
      <style:table-column-properties style:column-width="1.1917in"/>
    </style:style>
    <style:style style:name="Table115.G" style:family="table-column">
      <style:table-column-properties style:column-width="1.3111in"/>
    </style:style>
    <style:style style:name="Table115.1" style:family="table-row">
      <style:table-row-properties style:min-row-height="0.2757in" fo:keep-together="auto"/>
    </style:style>
    <style:style style:name="Table115.A1" style:family="table-cell">
      <style:table-cell-properties fo:padding-left="0.075in" fo:padding-right="0.075in" fo:padding-top="0in" fo:padding-bottom="0in" fo:border="0.5pt solid #000000" style:writing-mode="lr-tb"/>
    </style:style>
    <style:style style:name="Table115.2" style:family="table-row">
      <style:table-row-properties style:min-row-height="0.0438in" fo:keep-together="auto"/>
    </style:style>
    <style:style style:name="Table115.3" style:family="table-row">
      <style:table-row-properties style:min-row-height="0.4167in" fo:keep-together="auto"/>
    </style:style>
    <style:style style:name="Table115.4" style:family="table-row">
      <style:table-row-properties style:min-row-height="0.3757in" fo:keep-together="auto"/>
    </style:style>
    <style:style style:name="Table115.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16" style:family="table">
      <style:table-properties style:width="7.1861in" fo:margin-left="-0.4924in" fo:margin-top="0in" fo:margin-bottom="0in" table:align="left" style:writing-mode="lr-tb"/>
    </style:style>
    <style:style style:name="Table116.A" style:family="table-column">
      <style:table-column-properties style:column-width="0.5903in"/>
    </style:style>
    <style:style style:name="Table116.B" style:family="table-column">
      <style:table-column-properties style:column-width="1.0833in"/>
    </style:style>
    <style:style style:name="Table116.C" style:family="table-column">
      <style:table-column-properties style:column-width="0.9514in"/>
    </style:style>
    <style:style style:name="Table116.D" style:family="table-column">
      <style:table-column-properties style:column-width="1in"/>
    </style:style>
    <style:style style:name="Table116.E" style:family="table-column">
      <style:table-column-properties style:column-width="1.0583in"/>
    </style:style>
    <style:style style:name="Table116.F" style:family="table-column">
      <style:table-column-properties style:column-width="1.1917in"/>
    </style:style>
    <style:style style:name="Table116.G" style:family="table-column">
      <style:table-column-properties style:column-width="1.3111in"/>
    </style:style>
    <style:style style:name="Table116.1" style:family="table-row">
      <style:table-row-properties style:min-row-height="0.2757in" fo:keep-together="auto"/>
    </style:style>
    <style:style style:name="Table116.A1" style:family="table-cell">
      <style:table-cell-properties fo:padding-left="0.075in" fo:padding-right="0.075in" fo:padding-top="0in" fo:padding-bottom="0in" fo:border="0.5pt solid #000000" style:writing-mode="lr-tb"/>
    </style:style>
    <style:style style:name="Table116.2" style:family="table-row">
      <style:table-row-properties style:min-row-height="0.0438in" fo:keep-together="auto"/>
    </style:style>
    <style:style style:name="Table116.3" style:family="table-row">
      <style:table-row-properties style:min-row-height="0.4167in" fo:keep-together="auto"/>
    </style:style>
    <style:style style:name="Table116.4" style:family="table-row">
      <style:table-row-properties style:min-row-height="0.3757in" fo:keep-together="auto"/>
    </style:style>
    <style:style style:name="Table116.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16.5" style:family="table-row">
      <style:table-row-properties style:min-row-height="0.4326in" fo:keep-together="auto"/>
    </style:style>
    <style:style style:name="Table78" style:family="table">
      <style:table-properties style:width="5.75in" fo:margin-left="-0.4924in" fo:margin-top="0in" fo:margin-bottom="0in" table:align="left" style:writing-mode="lr-tb"/>
    </style:style>
    <style:style style:name="Table78.A" style:family="table-column">
      <style:table-column-properties style:column-width="0.5583in"/>
    </style:style>
    <style:style style:name="Table78.B" style:family="table-column">
      <style:table-column-properties style:column-width="0.75in"/>
    </style:style>
    <style:style style:name="Table78.C" style:family="table-column">
      <style:table-column-properties style:column-width="0.625in"/>
    </style:style>
    <style:style style:name="Table78.D" style:family="table-column">
      <style:table-column-properties style:column-width="1.125in"/>
    </style:style>
    <style:style style:name="Table78.F" style:family="table-column">
      <style:table-column-properties style:column-width="0.5667in"/>
    </style:style>
    <style:style style:name="Table78.G" style:family="table-column">
      <style:table-column-properties style:column-width="1.375in"/>
    </style:style>
    <style:style style:name="Table78.1" style:family="table-row">
      <style:table-row-properties style:min-row-height="0.2757in" fo:keep-together="auto"/>
    </style:style>
    <style:style style:name="Table78.A1" style:family="table-cell">
      <style:table-cell-properties fo:padding-left="0.075in" fo:padding-right="0.075in" fo:padding-top="0in" fo:padding-bottom="0in" fo:border="0.5pt solid #000000" style:writing-mode="lr-tb"/>
    </style:style>
    <style:style style:name="Table78.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78.2" style:family="table-row">
      <style:table-row-properties style:min-row-height="0.0438in" fo:keep-together="auto"/>
    </style:style>
    <style:style style:name="Table79" style:family="table">
      <style:table-properties style:width="6.875in" fo:margin-left="-0.7583in" fo:margin-top="0in" fo:margin-bottom="0in" table:align="left" style:writing-mode="lr-tb"/>
    </style:style>
    <style:style style:name="Table79.A" style:family="table-column">
      <style:table-column-properties style:column-width="0.5583in"/>
    </style:style>
    <style:style style:name="Table79.B" style:family="table-column">
      <style:table-column-properties style:column-width="0.75in"/>
    </style:style>
    <style:style style:name="Table79.C" style:family="table-column">
      <style:table-column-properties style:column-width="0.875in"/>
    </style:style>
    <style:style style:name="Table79.D" style:family="table-column">
      <style:table-column-properties style:column-width="1.125in"/>
    </style:style>
    <style:style style:name="Table79.F" style:family="table-column">
      <style:table-column-properties style:column-width="1.25in"/>
    </style:style>
    <style:style style:name="Table79.G" style:family="table-column">
      <style:table-column-properties style:column-width="1.5667in"/>
    </style:style>
    <style:style style:name="Table79.1" style:family="table-row">
      <style:table-row-properties style:min-row-height="0.2757in" fo:keep-together="auto"/>
    </style:style>
    <style:style style:name="Table79.A1" style:family="table-cell">
      <style:table-cell-properties fo:padding-left="0.075in" fo:padding-right="0.075in" fo:padding-top="0in" fo:padding-bottom="0in" fo:border="0.5pt solid #000000" style:writing-mode="lr-tb"/>
    </style:style>
    <style:style style:name="Table79.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79.2" style:family="table-row">
      <style:table-row-properties style:min-row-height="0.0438in" fo:keep-together="auto"/>
    </style:style>
    <style:style style:name="Table79.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9.B8" style:family="table-cell">
      <style:table-cell-properties fo:padding-left="0.075in" fo:padding-right="0.075in" fo:padding-top="0in" fo:padding-bottom="0in" fo:border-left="0.5pt solid #000000" fo:border-right="none" fo:border-top="none" fo:border-bottom="0.5pt solid #000000" style:writing-mode="lr-tb"/>
    </style:style>
    <style:style style:name="Table86" style:family="table">
      <style:table-properties style:width="7.4819in" fo:margin-left="-0.4924in" fo:margin-top="0in" fo:margin-bottom="0in" table:align="left" style:writing-mode="lr-tb"/>
    </style:style>
    <style:style style:name="Table86.A" style:family="table-column">
      <style:table-column-properties style:column-width="1.1299in"/>
    </style:style>
    <style:style style:name="Table86.B" style:family="table-column">
      <style:table-column-properties style:column-width="2.1167in"/>
    </style:style>
    <style:style style:name="Table86.C" style:family="table-column">
      <style:table-column-properties style:column-width="2.1174in"/>
    </style:style>
    <style:style style:name="Table86.D" style:family="table-column">
      <style:table-column-properties style:column-width="2.1181in"/>
    </style:style>
    <style:style style:name="Table86.1" style:family="table-row">
      <style:table-row-properties style:min-row-height="0.2757in" fo:keep-together="auto"/>
    </style:style>
    <style:style style:name="Table86.A1" style:family="table-cell">
      <style:table-cell-properties fo:padding-left="0.075in" fo:padding-right="0.075in" fo:padding-top="0in" fo:padding-bottom="0in" fo:border="0.5pt solid #000000" style:writing-mode="lr-tb"/>
    </style:style>
    <style:style style:name="Table86.2" style:family="table-row">
      <style:table-row-properties style:min-row-height="0.0438in" fo:keep-together="auto"/>
    </style:style>
    <style:style style:name="Table86.6" style:family="table-row">
      <style:table-row-properties style:min-row-height="0.2507in" fo:keep-together="auto"/>
    </style:style>
    <style:style style:name="Table86.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6.7" style:family="table-row">
      <style:table-row-properties style:min-row-height="0.1181in" fo:keep-together="auto"/>
    </style:style>
    <style:style style:name="Table86.8" style:family="table-row">
      <style:table-row-properties style:min-row-height="0.1917in" fo:keep-together="auto"/>
    </style:style>
    <style:style style:name="Table87" style:family="table">
      <style:table-properties style:width="7.4819in" fo:margin-left="-0.4924in" fo:margin-top="0in" fo:margin-bottom="0in" table:align="left" style:writing-mode="lr-tb"/>
    </style:style>
    <style:style style:name="Table87.A" style:family="table-column">
      <style:table-column-properties style:column-width="1.1299in"/>
    </style:style>
    <style:style style:name="Table87.B" style:family="table-column">
      <style:table-column-properties style:column-width="2.1167in"/>
    </style:style>
    <style:style style:name="Table87.C" style:family="table-column">
      <style:table-column-properties style:column-width="2.1174in"/>
    </style:style>
    <style:style style:name="Table87.D" style:family="table-column">
      <style:table-column-properties style:column-width="2.1181in"/>
    </style:style>
    <style:style style:name="Table87.1" style:family="table-row">
      <style:table-row-properties style:min-row-height="0.2757in" fo:keep-together="auto"/>
    </style:style>
    <style:style style:name="Table87.A1" style:family="table-cell">
      <style:table-cell-properties fo:padding-left="0.075in" fo:padding-right="0.075in" fo:padding-top="0in" fo:padding-bottom="0in" fo:border="0.5pt solid #000000" style:writing-mode="lr-tb"/>
    </style:style>
    <style:style style:name="Table87.2" style:family="table-row">
      <style:table-row-properties style:min-row-height="0.0438in" fo:keep-together="auto"/>
    </style:style>
    <style:style style:name="Table87.6" style:family="table-row">
      <style:table-row-properties style:min-row-height="0.2507in" fo:keep-together="auto"/>
    </style:style>
    <style:style style:name="Table87.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7.7" style:family="table-row">
      <style:table-row-properties style:min-row-height="0.1181in" fo:keep-together="auto"/>
    </style:style>
    <style:style style:name="Table87.8" style:family="table-row">
      <style:table-row-properties style:min-row-height="0.1917in" fo:keep-together="auto"/>
    </style:style>
    <style:style style:name="Table88" style:family="table">
      <style:table-properties style:width="7.4819in" fo:margin-left="-0.4924in" fo:margin-top="0in" fo:margin-bottom="0in" table:align="left" style:writing-mode="lr-tb"/>
    </style:style>
    <style:style style:name="Table88.A" style:family="table-column">
      <style:table-column-properties style:column-width="1.1299in"/>
    </style:style>
    <style:style style:name="Table88.B" style:family="table-column">
      <style:table-column-properties style:column-width="2.1167in"/>
    </style:style>
    <style:style style:name="Table88.C" style:family="table-column">
      <style:table-column-properties style:column-width="2.1174in"/>
    </style:style>
    <style:style style:name="Table88.D" style:family="table-column">
      <style:table-column-properties style:column-width="2.1181in"/>
    </style:style>
    <style:style style:name="Table88.1" style:family="table-row">
      <style:table-row-properties style:min-row-height="0.2757in" fo:keep-together="auto"/>
    </style:style>
    <style:style style:name="Table88.A1" style:family="table-cell">
      <style:table-cell-properties fo:padding-left="0.075in" fo:padding-right="0.075in" fo:padding-top="0in" fo:padding-bottom="0in" fo:border="0.5pt solid #000000" style:writing-mode="lr-tb"/>
    </style:style>
    <style:style style:name="Table88.2" style:family="table-row">
      <style:table-row-properties style:min-row-height="0.0438in" fo:keep-together="auto"/>
    </style:style>
    <style:style style:name="Table88.6" style:family="table-row">
      <style:table-row-properties style:min-row-height="0.2507in" fo:keep-together="auto"/>
    </style:style>
    <style:style style:name="Table88.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8.7" style:family="table-row">
      <style:table-row-properties style:min-row-height="0.1181in" fo:keep-together="auto"/>
    </style:style>
    <style:style style:name="Table88.8" style:family="table-row">
      <style:table-row-properties style:min-row-height="0.2438in" fo:keep-together="auto"/>
    </style:style>
    <style:style style:name="Table89" style:family="table">
      <style:table-properties style:width="7.4819in" fo:margin-left="-0.4924in" fo:margin-top="0in" fo:margin-bottom="0in" table:align="left" style:writing-mode="lr-tb"/>
    </style:style>
    <style:style style:name="Table89.A" style:family="table-column">
      <style:table-column-properties style:column-width="1.1299in"/>
    </style:style>
    <style:style style:name="Table89.B" style:family="table-column">
      <style:table-column-properties style:column-width="2.1167in"/>
    </style:style>
    <style:style style:name="Table89.C" style:family="table-column">
      <style:table-column-properties style:column-width="2.1174in"/>
    </style:style>
    <style:style style:name="Table89.D" style:family="table-column">
      <style:table-column-properties style:column-width="2.1181in"/>
    </style:style>
    <style:style style:name="Table89.1" style:family="table-row">
      <style:table-row-properties style:min-row-height="0.2757in" fo:keep-together="auto"/>
    </style:style>
    <style:style style:name="Table89.A1" style:family="table-cell">
      <style:table-cell-properties fo:padding-left="0.075in" fo:padding-right="0.075in" fo:padding-top="0in" fo:padding-bottom="0in" fo:border="0.5pt solid #000000" style:writing-mode="lr-tb"/>
    </style:style>
    <style:style style:name="Table89.2" style:family="table-row">
      <style:table-row-properties style:min-row-height="0.0438in" fo:keep-together="auto"/>
    </style:style>
    <style:style style:name="Table89.5" style:family="table-row">
      <style:table-row-properties style:min-row-height="0.1097in" fo:keep-together="auto"/>
    </style:style>
    <style:style style:name="Table89.6" style:family="table-row">
      <style:table-row-properties style:min-row-height="0.2507in" fo:keep-together="auto"/>
    </style:style>
    <style:style style:name="Table89.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9.7" style:family="table-row">
      <style:table-row-properties style:min-row-height="0.1181in" fo:keep-together="auto"/>
    </style:style>
    <style:style style:name="Table89.8" style:family="table-row">
      <style:table-row-properties style:min-row-height="0.2438in" fo:keep-together="auto"/>
    </style:style>
    <style:style style:name="Table90" style:family="table">
      <style:table-properties style:width="7.4819in" fo:margin-left="-0.4924in" fo:margin-top="0in" fo:margin-bottom="0in" table:align="left" style:writing-mode="lr-tb"/>
    </style:style>
    <style:style style:name="Table90.A" style:family="table-column">
      <style:table-column-properties style:column-width="1.1299in"/>
    </style:style>
    <style:style style:name="Table90.B" style:family="table-column">
      <style:table-column-properties style:column-width="2.1167in"/>
    </style:style>
    <style:style style:name="Table90.C" style:family="table-column">
      <style:table-column-properties style:column-width="2.1174in"/>
    </style:style>
    <style:style style:name="Table90.D" style:family="table-column">
      <style:table-column-properties style:column-width="2.1181in"/>
    </style:style>
    <style:style style:name="Table90.1" style:family="table-row">
      <style:table-row-properties style:min-row-height="0.2757in" fo:keep-together="auto"/>
    </style:style>
    <style:style style:name="Table90.A1" style:family="table-cell">
      <style:table-cell-properties fo:padding-left="0.075in" fo:padding-right="0.075in" fo:padding-top="0in" fo:padding-bottom="0in" fo:border="0.5pt solid #000000" style:writing-mode="lr-tb"/>
    </style:style>
    <style:style style:name="Table90.2" style:family="table-row">
      <style:table-row-properties style:min-row-height="0.0438in" fo:keep-together="auto"/>
    </style:style>
    <style:style style:name="Table90.4" style:family="table-row">
      <style:table-row-properties style:min-row-height="0.2507in" fo:keep-together="auto"/>
    </style:style>
    <style:style style:name="Table90.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90.5" style:family="table-row">
      <style:table-row-properties style:min-row-height="0.2917in" fo:keep-together="auto"/>
    </style:style>
    <style:style style:name="Table91" style:family="table">
      <style:table-properties style:width="7.4333in" fo:margin-left="-0.4924in" fo:margin-top="0in" fo:margin-bottom="0in" table:align="left" style:writing-mode="lr-tb"/>
    </style:style>
    <style:style style:name="Table91.A" style:family="table-column">
      <style:table-column-properties style:column-width="0.5583in"/>
    </style:style>
    <style:style style:name="Table91.B" style:family="table-column">
      <style:table-column-properties style:column-width="0.75in"/>
    </style:style>
    <style:style style:name="Table91.C" style:family="table-column">
      <style:table-column-properties style:column-width="0.625in"/>
    </style:style>
    <style:style style:name="Table91.D" style:family="table-column">
      <style:table-column-properties style:column-width="1in"/>
    </style:style>
    <style:style style:name="Table91.E" style:family="table-column">
      <style:table-column-properties style:column-width="1.0667in"/>
    </style:style>
    <style:style style:name="Table91.F" style:family="table-column">
      <style:table-column-properties style:column-width="1.5583in"/>
    </style:style>
    <style:style style:name="Table91.G" style:family="table-column">
      <style:table-column-properties style:column-width="1.875in"/>
    </style:style>
    <style:style style:name="Table91.1" style:family="table-row">
      <style:table-row-properties style:min-row-height="0.2757in" fo:keep-together="auto"/>
    </style:style>
    <style:style style:name="Table91.A1" style:family="table-cell">
      <style:table-cell-properties fo:padding-left="0.075in" fo:padding-right="0.075in" fo:padding-top="0in" fo:padding-bottom="0in" fo:border="0.5pt solid #000000" style:writing-mode="lr-tb"/>
    </style:style>
    <style:style style:name="Table91.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91.2" style:family="table-row">
      <style:table-row-properties style:min-row-height="0.0438in" fo:keep-together="auto"/>
    </style:style>
    <style:style style:name="Table96" style:family="table">
      <style:table-properties style:width="7.4333in" fo:margin-left="-0.4924in" fo:margin-top="0in" fo:margin-bottom="0in" table:align="left" style:writing-mode="lr-tb"/>
    </style:style>
    <style:style style:name="Table96.A" style:family="table-column">
      <style:table-column-properties style:column-width="0.5583in"/>
    </style:style>
    <style:style style:name="Table96.B" style:family="table-column">
      <style:table-column-properties style:column-width="0.75in"/>
    </style:style>
    <style:style style:name="Table96.C" style:family="table-column">
      <style:table-column-properties style:column-width="0.625in"/>
    </style:style>
    <style:style style:name="Table96.D" style:family="table-column">
      <style:table-column-properties style:column-width="1in"/>
    </style:style>
    <style:style style:name="Table96.E" style:family="table-column">
      <style:table-column-properties style:column-width="1.0667in"/>
    </style:style>
    <style:style style:name="Table96.F" style:family="table-column">
      <style:table-column-properties style:column-width="1.5583in"/>
    </style:style>
    <style:style style:name="Table96.G" style:family="table-column">
      <style:table-column-properties style:column-width="1.875in"/>
    </style:style>
    <style:style style:name="Table96.1" style:family="table-row">
      <style:table-row-properties style:min-row-height="0.2757in" fo:keep-together="auto"/>
    </style:style>
    <style:style style:name="Table96.A1" style:family="table-cell">
      <style:table-cell-properties fo:padding-left="0.075in" fo:padding-right="0.075in" fo:padding-top="0in" fo:padding-bottom="0in" fo:border="0.5pt solid #000000" style:writing-mode="lr-tb"/>
    </style:style>
    <style:style style:name="Table96.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96.2" style:family="table-row">
      <style:table-row-properties style:min-row-height="0.0438in" fo:keep-together="auto"/>
    </style:style>
    <style:style style:name="Table97" style:family="table">
      <style:table-properties style:width="7.4333in" fo:margin-left="-0.4924in" fo:margin-top="0in" fo:margin-bottom="0in" table:align="left" style:writing-mode="lr-tb"/>
    </style:style>
    <style:style style:name="Table97.A" style:family="table-column">
      <style:table-column-properties style:column-width="0.5583in"/>
    </style:style>
    <style:style style:name="Table97.B" style:family="table-column">
      <style:table-column-properties style:column-width="0.75in"/>
    </style:style>
    <style:style style:name="Table97.C" style:family="table-column">
      <style:table-column-properties style:column-width="0.625in"/>
    </style:style>
    <style:style style:name="Table97.D" style:family="table-column">
      <style:table-column-properties style:column-width="1in"/>
    </style:style>
    <style:style style:name="Table97.E" style:family="table-column">
      <style:table-column-properties style:column-width="1.0667in"/>
    </style:style>
    <style:style style:name="Table97.F" style:family="table-column">
      <style:table-column-properties style:column-width="1.5583in"/>
    </style:style>
    <style:style style:name="Table97.G" style:family="table-column">
      <style:table-column-properties style:column-width="1.875in"/>
    </style:style>
    <style:style style:name="Table97.1" style:family="table-row">
      <style:table-row-properties style:min-row-height="0.2757in" fo:keep-together="auto"/>
    </style:style>
    <style:style style:name="Table97.A1" style:family="table-cell">
      <style:table-cell-properties fo:padding-left="0.075in" fo:padding-right="0.075in" fo:padding-top="0in" fo:padding-bottom="0in" fo:border="0.5pt solid #000000" style:writing-mode="lr-tb"/>
    </style:style>
    <style:style style:name="Table97.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97.2" style:family="table-row">
      <style:table-row-properties style:min-row-height="0.0438in" fo:keep-together="auto"/>
    </style:style>
    <style:style style:name="Table98" style:family="table">
      <style:table-properties style:width="7.4333in" fo:margin-left="-0.4924in" fo:margin-top="0in" fo:margin-bottom="0in" table:align="left" style:writing-mode="lr-tb"/>
    </style:style>
    <style:style style:name="Table98.A" style:family="table-column">
      <style:table-column-properties style:column-width="0.5583in"/>
    </style:style>
    <style:style style:name="Table98.B" style:family="table-column">
      <style:table-column-properties style:column-width="0.75in"/>
    </style:style>
    <style:style style:name="Table98.C" style:family="table-column">
      <style:table-column-properties style:column-width="0.625in"/>
    </style:style>
    <style:style style:name="Table98.D" style:family="table-column">
      <style:table-column-properties style:column-width="1in"/>
    </style:style>
    <style:style style:name="Table98.E" style:family="table-column">
      <style:table-column-properties style:column-width="1.0667in"/>
    </style:style>
    <style:style style:name="Table98.F" style:family="table-column">
      <style:table-column-properties style:column-width="1.5583in"/>
    </style:style>
    <style:style style:name="Table98.G" style:family="table-column">
      <style:table-column-properties style:column-width="1.875in"/>
    </style:style>
    <style:style style:name="Table98.1" style:family="table-row">
      <style:table-row-properties style:min-row-height="0.2757in" fo:keep-together="auto"/>
    </style:style>
    <style:style style:name="Table98.A1" style:family="table-cell">
      <style:table-cell-properties fo:padding-left="0.075in" fo:padding-right="0.075in" fo:padding-top="0in" fo:padding-bottom="0in" fo:border="0.5pt solid #000000" style:writing-mode="lr-tb"/>
    </style:style>
    <style:style style:name="Table98.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98.2" style:family="table-row">
      <style:table-row-properties style:min-row-height="0.0438in" fo:keep-together="auto"/>
    </style:style>
    <style:style style:name="Table98.3" style:family="table-row">
      <style:table-row-properties style:min-row-height="0.225in" fo:keep-together="auto"/>
    </style:style>
    <style:style style:name="Table118" style:family="table">
      <style:table-properties style:width="7.4333in" fo:margin-left="-0.4924in" fo:margin-top="0in" fo:margin-bottom="0in" table:align="left" style:writing-mode="lr-tb"/>
    </style:style>
    <style:style style:name="Table118.A" style:family="table-column">
      <style:table-column-properties style:column-width="0.5583in"/>
    </style:style>
    <style:style style:name="Table118.B" style:family="table-column">
      <style:table-column-properties style:column-width="0.75in"/>
    </style:style>
    <style:style style:name="Table118.C" style:family="table-column">
      <style:table-column-properties style:column-width="0.625in"/>
    </style:style>
    <style:style style:name="Table118.D" style:family="table-column">
      <style:table-column-properties style:column-width="1in"/>
    </style:style>
    <style:style style:name="Table118.E" style:family="table-column">
      <style:table-column-properties style:column-width="1.0667in"/>
    </style:style>
    <style:style style:name="Table118.F" style:family="table-column">
      <style:table-column-properties style:column-width="1.5583in"/>
    </style:style>
    <style:style style:name="Table118.G" style:family="table-column">
      <style:table-column-properties style:column-width="1.875in"/>
    </style:style>
    <style:style style:name="Table118.1" style:family="table-row">
      <style:table-row-properties style:min-row-height="0.2757in" fo:keep-together="auto"/>
    </style:style>
    <style:style style:name="Table118.A1" style:family="table-cell">
      <style:table-cell-properties fo:padding-left="0.075in" fo:padding-right="0.075in" fo:padding-top="0in" fo:padding-bottom="0in" fo:border="0.5pt solid #000000" style:writing-mode="lr-tb"/>
    </style:style>
    <style:style style:name="Table118.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18.2" style:family="table-row">
      <style:table-row-properties style:min-row-height="0.0438in" fo:keep-together="auto"/>
    </style:style>
    <style:style style:name="Table118.3" style:family="table-row">
      <style:table-row-properties style:min-row-height="0.225in" fo:keep-together="auto"/>
    </style:style>
    <style:style style:name="Table118.4" style:family="table-row">
      <style:table-row-properties style:min-row-height="0.125in" fo:keep-together="auto"/>
    </style:style>
    <style:style style:name="Table119" style:family="table">
      <style:table-properties style:width="7.4333in" fo:margin-left="-0.4924in" fo:margin-top="0in" fo:margin-bottom="0in" table:align="left" style:writing-mode="lr-tb"/>
    </style:style>
    <style:style style:name="Table119.A" style:family="table-column">
      <style:table-column-properties style:column-width="0.5583in"/>
    </style:style>
    <style:style style:name="Table119.B" style:family="table-column">
      <style:table-column-properties style:column-width="0.75in"/>
    </style:style>
    <style:style style:name="Table119.C" style:family="table-column">
      <style:table-column-properties style:column-width="0.625in"/>
    </style:style>
    <style:style style:name="Table119.D" style:family="table-column">
      <style:table-column-properties style:column-width="1in"/>
    </style:style>
    <style:style style:name="Table119.E" style:family="table-column">
      <style:table-column-properties style:column-width="1.0667in"/>
    </style:style>
    <style:style style:name="Table119.F" style:family="table-column">
      <style:table-column-properties style:column-width="1.5583in"/>
    </style:style>
    <style:style style:name="Table119.G" style:family="table-column">
      <style:table-column-properties style:column-width="1.875in"/>
    </style:style>
    <style:style style:name="Table119.1" style:family="table-row">
      <style:table-row-properties style:min-row-height="0.2757in" fo:keep-together="auto"/>
    </style:style>
    <style:style style:name="Table119.A1" style:family="table-cell">
      <style:table-cell-properties fo:padding-left="0.075in" fo:padding-right="0.075in" fo:padding-top="0in" fo:padding-bottom="0in" fo:border="0.5pt solid #000000" style:writing-mode="lr-tb"/>
    </style:style>
    <style:style style:name="Table119.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19.2" style:family="table-row">
      <style:table-row-properties style:min-row-height="0.0438in" fo:keep-together="auto"/>
    </style:style>
    <style:style style:name="Table119.3" style:family="table-row">
      <style:table-row-properties style:min-row-height="0.225in" fo:keep-together="auto"/>
    </style:style>
    <style:style style:name="Table120" style:family="table">
      <style:table-properties style:width="7.4333in" fo:margin-left="-0.4924in" fo:margin-top="0in" fo:margin-bottom="0in" table:align="left" style:writing-mode="lr-tb"/>
    </style:style>
    <style:style style:name="Table120.A" style:family="table-column">
      <style:table-column-properties style:column-width="0.5583in"/>
    </style:style>
    <style:style style:name="Table120.B" style:family="table-column">
      <style:table-column-properties style:column-width="0.75in"/>
    </style:style>
    <style:style style:name="Table120.C" style:family="table-column">
      <style:table-column-properties style:column-width="0.625in"/>
    </style:style>
    <style:style style:name="Table120.D" style:family="table-column">
      <style:table-column-properties style:column-width="1in"/>
    </style:style>
    <style:style style:name="Table120.E" style:family="table-column">
      <style:table-column-properties style:column-width="1.0667in"/>
    </style:style>
    <style:style style:name="Table120.F" style:family="table-column">
      <style:table-column-properties style:column-width="1.5583in"/>
    </style:style>
    <style:style style:name="Table120.G" style:family="table-column">
      <style:table-column-properties style:column-width="1.875in"/>
    </style:style>
    <style:style style:name="Table120.1" style:family="table-row">
      <style:table-row-properties style:min-row-height="0.2757in" fo:keep-together="auto"/>
    </style:style>
    <style:style style:name="Table120.A1" style:family="table-cell">
      <style:table-cell-properties fo:padding-left="0.075in" fo:padding-right="0.075in" fo:padding-top="0in" fo:padding-bottom="0in" fo:border="0.5pt solid #000000" style:writing-mode="lr-tb"/>
    </style:style>
    <style:style style:name="Table120.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20.2" style:family="table-row">
      <style:table-row-properties style:min-row-height="0.0438in" fo:keep-together="auto"/>
    </style:style>
    <style:style style:name="Table121" style:family="table">
      <style:table-properties style:width="7.4333in" fo:margin-left="-0.4924in" fo:margin-top="0in" fo:margin-bottom="0in" table:align="left" style:writing-mode="lr-tb"/>
    </style:style>
    <style:style style:name="Table121.A" style:family="table-column">
      <style:table-column-properties style:column-width="0.5583in"/>
    </style:style>
    <style:style style:name="Table121.B" style:family="table-column">
      <style:table-column-properties style:column-width="0.75in"/>
    </style:style>
    <style:style style:name="Table121.C" style:family="table-column">
      <style:table-column-properties style:column-width="0.625in"/>
    </style:style>
    <style:style style:name="Table121.D" style:family="table-column">
      <style:table-column-properties style:column-width="1in"/>
    </style:style>
    <style:style style:name="Table121.E" style:family="table-column">
      <style:table-column-properties style:column-width="1.0667in"/>
    </style:style>
    <style:style style:name="Table121.F" style:family="table-column">
      <style:table-column-properties style:column-width="1.5583in"/>
    </style:style>
    <style:style style:name="Table121.G" style:family="table-column">
      <style:table-column-properties style:column-width="1.875in"/>
    </style:style>
    <style:style style:name="Table121.1" style:family="table-row">
      <style:table-row-properties style:min-row-height="0.2757in" fo:keep-together="auto"/>
    </style:style>
    <style:style style:name="Table121.A1" style:family="table-cell">
      <style:table-cell-properties fo:padding-left="0.075in" fo:padding-right="0.075in" fo:padding-top="0in" fo:padding-bottom="0in" fo:border="0.5pt solid #000000" style:writing-mode="lr-tb"/>
    </style:style>
    <style:style style:name="Table121.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21.2" style:family="table-row">
      <style:table-row-properties style:min-row-height="0.0438in" fo:keep-together="auto"/>
    </style:style>
    <style:style style:name="Table117" style:family="table">
      <style:table-properties style:width="7.4333in" fo:margin-left="-0.4924in" fo:margin-top="0in" fo:margin-bottom="0in" table:align="left" style:writing-mode="lr-tb"/>
    </style:style>
    <style:style style:name="Table117.A" style:family="table-column">
      <style:table-column-properties style:column-width="4.9556in"/>
    </style:style>
    <style:style style:name="Table117.B" style:family="table-column">
      <style:table-column-properties style:column-width="2.4778in"/>
    </style:style>
    <style:style style:name="Table117.1" style:family="table-row">
      <style:table-row-properties style:min-row-height="0.2757in" fo:keep-together="auto"/>
    </style:style>
    <style:style style:name="Table117.A1" style:family="table-cell">
      <style:table-cell-properties fo:padding-left="0.075in" fo:padding-right="0.075in" fo:padding-top="0in" fo:padding-bottom="0in" fo:border-left="0.5pt solid #000000" fo:border-right="none" fo:border-top="0.5pt solid #000000" fo:border-bottom="none" style:writing-mode="lr-tb"/>
    </style:style>
    <style:style style:name="Table117.B1" style:family="table-cell">
      <style:table-cell-properties fo:padding-left="0.075in" fo:padding-right="0.075in" fo:padding-top="0in" fo:padding-bottom="0in" fo:border-left="none" fo:border-right="none" fo:border-top="0.5pt solid #000000" fo:border-bottom="none" style:writing-mode="lr-tb"/>
    </style:style>
    <style:style style:name="Table117.A2" style:family="table-cell">
      <style:table-cell-properties fo:padding-left="0.075in" fo:padding-right="0.075in" fo:padding-top="0in" fo:padding-bottom="0in" fo:border-left="0.5pt solid #000000" fo:border-right="none" fo:border-top="none" fo:border-bottom="none" style:writing-mode="lr-tb"/>
    </style:style>
    <style:style style:name="Table117.B2" style:family="table-cell">
      <style:table-cell-properties fo:padding-left="0.075in" fo:padding-right="0.075in" fo:padding-top="0in" fo:padding-bottom="0in" fo:border="none" style:writing-mode="lr-tb"/>
    </style:style>
    <style:style style:name="Table117.A7" style:family="table-cell">
      <style:table-cell-properties fo:padding-left="0.075in" fo:padding-right="0.075in" fo:padding-top="0in" fo:padding-bottom="0in" fo:border-left="0.5pt solid #000000" fo:border-right="none" fo:border-top="none" fo:border-bottom="0.5pt solid #000000" style:writing-mode="lr-tb"/>
    </style:style>
    <style:style style:name="Table117.B7" style:family="table-cell">
      <style:table-cell-properties fo:padding-left="0.075in" fo:padding-right="0.075in" fo:padding-top="0in" fo:padding-bottom="0in" fo:border-left="none" fo:border-right="none" fo:border-top="none" fo:border-bottom="0.5pt solid #000000" style:writing-mode="lr-tb"/>
    </style:style>
    <style:style style:name="Table122" style:family="table">
      <style:table-properties style:width="7.4819in" fo:margin-left="-0.4924in" fo:margin-top="0in" fo:margin-bottom="0in" table:align="left" style:writing-mode="lr-tb"/>
    </style:style>
    <style:style style:name="Table122.A" style:family="table-column">
      <style:table-column-properties style:column-width="1.1299in"/>
    </style:style>
    <style:style style:name="Table122.B" style:family="table-column">
      <style:table-column-properties style:column-width="2.1167in"/>
    </style:style>
    <style:style style:name="Table122.C" style:family="table-column">
      <style:table-column-properties style:column-width="2.1174in"/>
    </style:style>
    <style:style style:name="Table122.D" style:family="table-column">
      <style:table-column-properties style:column-width="2.1181in"/>
    </style:style>
    <style:style style:name="Table122.1" style:family="table-row">
      <style:table-row-properties style:min-row-height="0.2757in" fo:keep-together="auto"/>
    </style:style>
    <style:style style:name="Table122.A1" style:family="table-cell">
      <style:table-cell-properties fo:padding-left="0.075in" fo:padding-right="0.075in" fo:padding-top="0in" fo:padding-bottom="0in" fo:border="0.5pt solid #000000" style:writing-mode="lr-tb"/>
    </style:style>
    <style:style style:name="Table122.2" style:family="table-row">
      <style:table-row-properties style:min-row-height="0.0438in" fo:keep-together="auto"/>
    </style:style>
    <style:style style:name="Table122.5" style:family="table-row">
      <style:table-row-properties style:min-row-height="0.2347in" fo:keep-together="auto"/>
    </style:style>
    <style:style style:name="Table124" style:family="table">
      <style:table-properties style:width="6.2681in" table:align="margins" style:writing-mode="lr-tb"/>
    </style:style>
    <style:style style:name="Table124.A" style:family="table-column">
      <style:table-column-properties style:column-width="3.134in" style:rel-column-width="32767*"/>
    </style:style>
    <style:style style:name="Table124.B" style:family="table-column">
      <style:table-column-properties style:column-width="3.134in" style:rel-column-width="32768*"/>
    </style:style>
    <style:style style:name="Table124.A1" style:family="table-cell">
      <style:table-cell-properties fo:padding="0in" fo:border="none" style:writing-mode="page"/>
    </style:style>
    <style:style style:name="Table123" style:family="table">
      <style:table-properties style:width="7.4819in" fo:margin-left="-0.4924in" fo:margin-top="0in" fo:margin-bottom="0in" table:align="left" style:writing-mode="lr-tb"/>
    </style:style>
    <style:style style:name="Table123.A" style:family="table-column">
      <style:table-column-properties style:column-width="1.1299in"/>
    </style:style>
    <style:style style:name="Table123.B" style:family="table-column">
      <style:table-column-properties style:column-width="2.1167in"/>
    </style:style>
    <style:style style:name="Table123.C" style:family="table-column">
      <style:table-column-properties style:column-width="2.1174in"/>
    </style:style>
    <style:style style:name="Table123.D" style:family="table-column">
      <style:table-column-properties style:column-width="2.1181in"/>
    </style:style>
    <style:style style:name="Table123.1" style:family="table-row">
      <style:table-row-properties style:min-row-height="0.2757in" fo:keep-together="auto"/>
    </style:style>
    <style:style style:name="Table123.A1" style:family="table-cell">
      <style:table-cell-properties fo:padding-left="0.075in" fo:padding-right="0.075in" fo:padding-top="0in" fo:padding-bottom="0in" fo:border="0.5pt solid #000000" style:writing-mode="lr-tb"/>
    </style:style>
    <style:style style:name="Table123.2" style:family="table-row">
      <style:table-row-properties style:min-row-height="0.1576in" fo:keep-together="auto"/>
    </style:style>
    <style:style style:name="Table123.3" style:family="table-row">
      <style:table-row-properties style:min-row-height="0.25in" fo:keep-together="auto"/>
    </style:style>
    <style:style style:name="Table123.4" style:family="table-row">
      <style:table-row-properties style:min-row-height="0.0438in" fo:keep-together="auto"/>
    </style:style>
    <style:style style:name="Table125" style:family="table">
      <style:table-properties style:width="6.2681in" table:align="margins" style:writing-mode="lr-tb"/>
    </style:style>
    <style:style style:name="Table125.A" style:family="table-column">
      <style:table-column-properties style:column-width="3.134in" style:rel-column-width="32767*"/>
    </style:style>
    <style:style style:name="Table125.B" style:family="table-column">
      <style:table-column-properties style:column-width="3.134in" style:rel-column-width="32768*"/>
    </style:style>
    <style:style style:name="Table125.A1" style:family="table-cell">
      <style:table-cell-properties fo:padding="0in" fo:border="none" style:writing-mode="page"/>
    </style:style>
    <style:style style:name="Table127" style:family="table">
      <style:table-properties style:width="7.4819in" fo:margin-left="-0.4924in" fo:margin-top="0in" fo:margin-bottom="0in" table:align="left" style:writing-mode="lr-tb"/>
    </style:style>
    <style:style style:name="Table127.A" style:family="table-column">
      <style:table-column-properties style:column-width="1.1299in"/>
    </style:style>
    <style:style style:name="Table127.B" style:family="table-column">
      <style:table-column-properties style:column-width="2.1167in"/>
    </style:style>
    <style:style style:name="Table127.C" style:family="table-column">
      <style:table-column-properties style:column-width="2.1174in"/>
    </style:style>
    <style:style style:name="Table127.D" style:family="table-column">
      <style:table-column-properties style:column-width="2.1181in"/>
    </style:style>
    <style:style style:name="Table127.1" style:family="table-row">
      <style:table-row-properties style:min-row-height="0.2757in" fo:keep-together="auto"/>
    </style:style>
    <style:style style:name="Table127.A1" style:family="table-cell">
      <style:table-cell-properties fo:padding-left="0.075in" fo:padding-right="0.075in" fo:padding-top="0in" fo:padding-bottom="0in" fo:border="0.5pt solid #000000" style:writing-mode="lr-tb"/>
    </style:style>
    <style:style style:name="Table127.2" style:family="table-row">
      <style:table-row-properties style:min-row-height="0.1576in" fo:keep-together="auto"/>
    </style:style>
    <style:style style:name="Table127.3" style:family="table-row">
      <style:table-row-properties style:min-row-height="0.0438in" fo:keep-together="auto"/>
    </style:style>
    <style:style style:name="Table126" style:family="table">
      <style:table-properties style:width="7.4819in" fo:margin-left="-0.4924in" fo:margin-top="0in" fo:margin-bottom="0in" table:align="left" style:writing-mode="lr-tb"/>
    </style:style>
    <style:style style:name="Table126.A" style:family="table-column">
      <style:table-column-properties style:column-width="1.1299in"/>
    </style:style>
    <style:style style:name="Table126.B" style:family="table-column">
      <style:table-column-properties style:column-width="2.1167in"/>
    </style:style>
    <style:style style:name="Table126.C" style:family="table-column">
      <style:table-column-properties style:column-width="2.1174in"/>
    </style:style>
    <style:style style:name="Table126.D" style:family="table-column">
      <style:table-column-properties style:column-width="2.1181in"/>
    </style:style>
    <style:style style:name="Table126.1" style:family="table-row">
      <style:table-row-properties style:min-row-height="0.2757in" fo:keep-together="auto"/>
    </style:style>
    <style:style style:name="Table126.A1" style:family="table-cell">
      <style:table-cell-properties fo:padding-left="0.075in" fo:padding-right="0.075in" fo:padding-top="0in" fo:padding-bottom="0in" fo:border="0.5pt solid #000000" style:writing-mode="lr-tb"/>
    </style:style>
    <style:style style:name="Table126.2" style:family="table-row">
      <style:table-row-properties style:min-row-height="0.1576in" fo:keep-together="auto"/>
    </style:style>
    <style:style style:name="Table126.3" style:family="table-row">
      <style:table-row-properties style:min-row-height="0.0438in" fo:keep-together="auto"/>
    </style:style>
    <style:style style:name="Table128" style:family="table">
      <style:table-properties style:width="7.4819in" fo:margin-left="-0.4924in" fo:margin-top="0in" fo:margin-bottom="0in" table:align="left" style:writing-mode="lr-tb"/>
    </style:style>
    <style:style style:name="Table128.A" style:family="table-column">
      <style:table-column-properties style:column-width="1.1299in"/>
    </style:style>
    <style:style style:name="Table128.B" style:family="table-column">
      <style:table-column-properties style:column-width="2.1167in"/>
    </style:style>
    <style:style style:name="Table128.C" style:family="table-column">
      <style:table-column-properties style:column-width="2.1174in"/>
    </style:style>
    <style:style style:name="Table128.D" style:family="table-column">
      <style:table-column-properties style:column-width="2.1181in"/>
    </style:style>
    <style:style style:name="Table128.1" style:family="table-row">
      <style:table-row-properties style:min-row-height="0.2757in" fo:keep-together="auto"/>
    </style:style>
    <style:style style:name="Table128.A1" style:family="table-cell">
      <style:table-cell-properties fo:padding-left="0.075in" fo:padding-right="0.075in" fo:padding-top="0in" fo:padding-bottom="0in" fo:border="0.5pt solid #000000" style:writing-mode="lr-tb"/>
    </style:style>
    <style:style style:name="Table128.2" style:family="table-row">
      <style:table-row-properties style:min-row-height="0.1576in" fo:keep-together="auto"/>
    </style:style>
    <style:style style:name="Table128.3" style:family="table-row">
      <style:table-row-properties style:min-row-height="0.0438in" fo:keep-together="auto"/>
    </style:style>
    <style:style style:name="Table128.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29" style:family="table">
      <style:table-properties style:width="7.4819in" fo:margin-left="-0.4924in" fo:margin-top="0in" fo:margin-bottom="0in" fo:break-before="auto" fo:break-after="auto" table:align="left" fo:background-color="transparent" fo:keep-with-next="auto" style:may-break-between-rows="true" style:writing-mode="lr-tb">
        <style:background-image/>
      </style:table-properties>
    </style:style>
    <style:style style:name="Table129.A" style:family="table-column">
      <style:table-column-properties style:column-width="1.1299in"/>
    </style:style>
    <style:style style:name="Table129.B" style:family="table-column">
      <style:table-column-properties style:column-width="2.1167in"/>
    </style:style>
    <style:style style:name="Table129.C" style:family="table-column">
      <style:table-column-properties style:column-width="2.1174in"/>
    </style:style>
    <style:style style:name="Table129.D" style:family="table-column">
      <style:table-column-properties style:column-width="2.1181in"/>
    </style:style>
    <style:style style:name="Table129.1" style:family="table-row">
      <style:table-row-properties style:min-row-height="0.2757in" fo:keep-together="auto"/>
    </style:style>
    <style:style style:name="Table129.A1" style:family="table-cell">
      <style:table-cell-properties fo:padding-left="0.075in" fo:padding-right="0.075in" fo:padding-top="0in" fo:padding-bottom="0in" fo:border="0.5pt solid #000000" style:writing-mode="lr-tb"/>
    </style:style>
    <style:style style:name="Table129.2" style:family="table-row">
      <style:table-row-properties style:min-row-height="0.1576in" fo:keep-together="auto"/>
    </style:style>
    <style:style style:name="Table129.3" style:family="table-row">
      <style:table-row-properties style:min-row-height="0.0438in" fo:background-color="transparent" fo:keep-together="auto">
        <style:background-image/>
      </style:table-row-properties>
    </style:style>
    <style:style style:name="Table129.A3" style:family="table-cell">
      <style:table-cell-properties style:vertical-align="" fo:background-color="transparent"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29.B3" style:family="table-cell">
      <style:table-cell-properties style:vertical-align="" fo:background-color="transparent" fo:padding-left="0.075in" fo:padding-right="0.075in" fo:padding-top="0in" fo:padding-bottom="0in" fo:border-left="none" fo:border-right="none" fo:border-top="0.5pt solid #000000" fo:border-bottom="0.5pt solid #000000" style:writing-mode="lr-tb">
        <style:background-image/>
      </style:table-cell-properties>
    </style:style>
    <style:style style:name="Table129.D3" style:family="table-cell">
      <style:table-cell-properties style:vertical-align="" fo:background-color="transparent"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29.A4" style:family="table-cell">
      <style:table-cell-properties style:vertical-align="" fo:background-color="transparent" fo:padding-left="0.075in" fo:padding-right="0.075in" fo:padding-top="0in" fo:padding-bottom="0in" fo:border-left="0.5pt solid #000000" fo:border-right="none" fo:border-top="none" fo:border-bottom="0.5pt solid #000000" style:writing-mode="lr-tb">
        <style:background-image/>
      </style:table-cell-properties>
    </style:style>
    <style:style style:name="Table129.B4" style:family="table-cell">
      <style:table-cell-properties style:vertical-align="" fo:background-color="transparent" fo:padding-left="0.075in" fo:padding-right="0.075in" fo:padding-top="0in" fo:padding-bottom="0in" fo:border-left="none" fo:border-right="none" fo:border-top="none" fo:border-bottom="0.5pt solid #000000" style:writing-mode="lr-tb">
        <style:background-image/>
      </style:table-cell-properties>
    </style:style>
    <style:style style:name="Table129.D4" style:family="table-cell">
      <style:table-cell-properties style:vertical-align="" fo:background-color="transparent" fo:padding-left="0.075in" fo:padding-right="0.075in" fo:padding-top="0in" fo:padding-bottom="0in" fo:border-left="none" fo:border-right="0.5pt solid #000000" fo:border-top="none" fo:border-bottom="0.5pt solid #000000" style:writing-mode="lr-tb">
        <style:background-image/>
      </style:table-cell-properties>
    </style:style>
    <style:style style:name="Table130" style:family="table">
      <style:table-properties style:width="6.25in" fo:margin-left="-0.0083in" fo:margin-top="0in" fo:margin-bottom="0in" fo:break-before="auto" fo:break-after="auto" table:align="left" fo:background-color="transparent" fo:keep-with-next="auto" style:may-break-between-rows="true" style:writing-mode="lr-tb">
        <style:background-image/>
      </style:table-properties>
    </style:style>
    <style:style style:name="Table130.A" style:family="table-column">
      <style:table-column-properties style:column-width="3.125in"/>
    </style:style>
    <style:style style:name="Table130.1" style:family="table-row">
      <style:table-row-properties style:min-row-height="0.1576in" fo:keep-together="auto"/>
    </style:style>
    <style:style style:name="Table130.A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30.B1" style:family="table-cell">
      <style:table-cell-properties fo:padding-left="0.075in" fo:padding-right="0.075in" fo:padding-top="0in" fo:padding-bottom="0in" fo:border-left="none" fo:border-right="0.5pt solid #000000" fo:border-top="0.5pt solid #000000" fo:border-bottom="0.5pt solid #000000" style:writing-mode="lr-tb"/>
    </style:style>
    <style:style style:name="Table130.2" style:family="table-row">
      <style:table-row-properties style:min-row-height="0.0438in" fo:background-color="transparent" fo:keep-together="auto">
        <style:background-image/>
      </style:table-row-properties>
    </style:style>
    <style:style style:name="Table130.A2" style:family="table-cell">
      <style:table-cell-properties style:vertical-align="" fo:background-color="transparent" fo:padding-left="0.075in" fo:padding-right="0.075in" fo:padding-top="0in" fo:padding-bottom="0in" fo:border-left="none" fo:border-right="none" fo:border-top="0.5pt solid #000000" fo:border-bottom="0.5pt solid #000000" style:writing-mode="lr-tb">
        <style:background-image/>
      </style:table-cell-properties>
    </style:style>
    <style:style style:name="Table130.A3" style:family="table-cell">
      <style:table-cell-properties style:vertical-align="" fo:background-color="transparent" fo:padding-left="0.075in" fo:padding-right="0.075in" fo:padding-top="0in" fo:padding-bottom="0in" fo:border-left="none" fo:border-right="none" fo:border-top="none" fo:border-bottom="0.5pt solid #000000" style:writing-mode="lr-tb">
        <style:background-image/>
      </style:table-cell-properties>
    </style:style>
    <style:style style:name="Table131" style:family="table">
      <style:table-properties style:width="6.7576in" fo:margin-left="-0.25in" fo:margin-top="0in" fo:margin-bottom="0in" fo:break-before="auto" fo:break-after="auto" table:align="left" fo:background-color="transparent" fo:keep-with-next="auto" style:may-break-between-rows="true" style:writing-mode="lr-tb">
        <style:background-image/>
      </style:table-properties>
    </style:style>
    <style:style style:name="Table131.A" style:family="table-column">
      <style:table-column-properties style:column-width="0.8917in"/>
    </style:style>
    <style:style style:name="Table131.B" style:family="table-column">
      <style:table-column-properties style:column-width="2.1167in"/>
    </style:style>
    <style:style style:name="Table131.D" style:family="table-column">
      <style:table-column-properties style:column-width="1.6326in"/>
    </style:style>
    <style:style style:name="Table131.1" style:family="table-row">
      <style:table-row-properties style:min-row-height="0.2757in" fo:keep-together="auto"/>
    </style:style>
    <style:style style:name="Table131.A1" style:family="table-cell">
      <style:table-cell-properties fo:padding-left="0.075in" fo:padding-right="0.075in" fo:padding-top="0in" fo:padding-bottom="0in" fo:border="0.5pt solid #000000" style:writing-mode="lr-tb"/>
    </style:style>
    <style:style style:name="Table131.2" style:family="table-row">
      <style:table-row-properties style:min-row-height="0.1576in" fo:keep-together="auto"/>
    </style:style>
    <style:style style:name="Table131.3" style:family="table-row">
      <style:table-row-properties style:min-row-height="0.0438in" fo:background-color="transparent" fo:keep-together="auto">
        <style:background-image/>
      </style:table-row-properties>
    </style:style>
    <style:style style:name="Table131.A3" style:family="table-cell">
      <style:table-cell-properties style:vertical-align="" fo:background-color="transparent" fo:padding-left="0.075in" fo:padding-right="0.075in" fo:padding-top="0in" fo:padding-bottom="0in" fo:border-left="0.5pt solid #000000" fo:border-right="none" fo:border-top="none" fo:border-bottom="0.5pt solid #000000" style:writing-mode="lr-tb">
        <style:background-image/>
      </style:table-cell-properties>
    </style:style>
    <style:style style:name="Table131.B3" style:family="table-cell">
      <style:table-cell-properties style:vertical-align="" fo:background-color="transparent" fo:padding-left="0.075in" fo:padding-right="0.075in" fo:padding-top="0in" fo:padding-bottom="0in" fo:border-left="none" fo:border-right="none" fo:border-top="none" fo:border-bottom="0.5pt solid #000000" style:writing-mode="lr-tb">
        <style:background-image/>
      </style:table-cell-properties>
    </style:style>
    <style:style style:name="Table131.D3" style:family="table-cell">
      <style:table-cell-properties style:vertical-align="" fo:background-color="transparent" fo:padding-left="0.075in" fo:padding-right="0.075in" fo:padding-top="0in" fo:padding-bottom="0in" fo:border-left="none" fo:border-right="0.5pt solid #000000" fo:border-top="none" fo:border-bottom="0.5pt solid #000000" style:writing-mode="lr-tb">
        <style:background-image/>
      </style:table-cell-properties>
    </style:style>
    <style:style style:name="Table134" style:family="table">
      <style:table-properties style:width="7.3083in" fo:margin-left="-0.4924in" fo:margin-top="0in" fo:margin-bottom="0in" table:align="left" style:writing-mode="lr-tb"/>
    </style:style>
    <style:style style:name="Table134.A" style:family="table-column">
      <style:table-column-properties style:column-width="0.5583in"/>
    </style:style>
    <style:style style:name="Table134.B" style:family="table-column">
      <style:table-column-properties style:column-width="0.75in"/>
    </style:style>
    <style:style style:name="Table134.C" style:family="table-column">
      <style:table-column-properties style:column-width="0.625in"/>
    </style:style>
    <style:style style:name="Table134.D" style:family="table-column">
      <style:table-column-properties style:column-width="1in"/>
    </style:style>
    <style:style style:name="Table134.F" style:family="table-column">
      <style:table-column-properties style:column-width="1.625in"/>
    </style:style>
    <style:style style:name="Table134.G" style:family="table-column">
      <style:table-column-properties style:column-width="1.75in"/>
    </style:style>
    <style:style style:name="Table134.1" style:family="table-row">
      <style:table-row-properties style:min-row-height="0.2757in" fo:keep-together="auto"/>
    </style:style>
    <style:style style:name="Table134.A1" style:family="table-cell">
      <style:table-cell-properties fo:padding-left="0.075in" fo:padding-right="0.075in" fo:padding-top="0in" fo:padding-bottom="0in" fo:border="0.5pt solid #000000" style:writing-mode="lr-tb"/>
    </style:style>
    <style:style style:name="Table134.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34.2" style:family="table-row">
      <style:table-row-properties style:min-row-height="0.0438in" fo:keep-together="auto"/>
    </style:style>
    <style:style style:name="Table135" style:family="table">
      <style:table-properties style:width="7.3083in" fo:margin-left="-0.4924in" fo:margin-top="0in" fo:margin-bottom="0in" table:align="left" style:writing-mode="lr-tb"/>
    </style:style>
    <style:style style:name="Table135.A" style:family="table-column">
      <style:table-column-properties style:column-width="0.5583in"/>
    </style:style>
    <style:style style:name="Table135.B" style:family="table-column">
      <style:table-column-properties style:column-width="0.75in"/>
    </style:style>
    <style:style style:name="Table135.C" style:family="table-column">
      <style:table-column-properties style:column-width="0.625in"/>
    </style:style>
    <style:style style:name="Table135.D" style:family="table-column">
      <style:table-column-properties style:column-width="1in"/>
    </style:style>
    <style:style style:name="Table135.F" style:family="table-column">
      <style:table-column-properties style:column-width="1.625in"/>
    </style:style>
    <style:style style:name="Table135.G" style:family="table-column">
      <style:table-column-properties style:column-width="1.75in"/>
    </style:style>
    <style:style style:name="Table135.1" style:family="table-row">
      <style:table-row-properties style:min-row-height="0.2757in" fo:keep-together="auto"/>
    </style:style>
    <style:style style:name="Table135.A1" style:family="table-cell">
      <style:table-cell-properties fo:padding-left="0.075in" fo:padding-right="0.075in" fo:padding-top="0in" fo:padding-bottom="0in" fo:border="0.5pt solid #000000" style:writing-mode="lr-tb"/>
    </style:style>
    <style:style style:name="Table135.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35.2" style:family="table-row">
      <style:table-row-properties style:min-row-height="0.0438in" fo:keep-together="auto"/>
    </style:style>
    <style:style style:name="Table102" style:family="table">
      <style:table-properties style:width="6.2681in" table:align="margins" style:writing-mode="lr-tb"/>
    </style:style>
    <style:style style:name="Table102.A" style:family="table-column">
      <style:table-column-properties style:column-width="6.2681in" style:rel-column-width="65535*"/>
    </style:style>
    <style:style style:name="Table102.A1" style:family="table-cell">
      <style:table-cell-properties style:writing-mode="page"/>
    </style:style>
    <style:style style:name="Table103" style:family="table">
      <style:table-properties style:width="6.2681in" table:align="margins" style:writing-mode="lr-tb"/>
    </style:style>
    <style:style style:name="Table103.A" style:family="table-column">
      <style:table-column-properties style:column-width="6.2681in" style:rel-column-width="65535*"/>
    </style:style>
    <style:style style:name="Table103.A1" style:family="table-cell">
      <style:table-cell-properties style:writing-mode="page"/>
    </style:style>
    <style:style style:name="Table104" style:family="table">
      <style:table-properties style:width="6.2847in" fo:margin-left="-0.0167in" table:align="left" style:writing-mode="lr-tb"/>
    </style:style>
    <style:style style:name="Table104.A" style:family="table-column">
      <style:table-column-properties style:column-width="6.2847in"/>
    </style:style>
    <style:style style:name="Table104.A1" style:family="table-cell">
      <style:table-cell-properties fo:padding="0in" fo:border="none" style:writing-mode="page"/>
    </style:style>
    <style:style style:name="Table104.2" style:family="table-row">
      <style:table-row-properties style:min-row-height="0.2417in"/>
    </style:style>
    <style:style style:name="Table105" style:family="table">
      <style:table-properties style:width="6.2681in" table:align="margins" style:writing-mode="lr-tb"/>
    </style:style>
    <style:style style:name="Table105.A" style:family="table-column">
      <style:table-column-properties style:column-width="6.2681in" style:rel-column-width="65535*"/>
    </style:style>
    <style:style style:name="Table105.A1" style:family="table-cell">
      <style:table-cell-properties style:writing-mode="page"/>
    </style:style>
    <style:style style:name="Table106" style:family="table">
      <style:table-properties style:width="6.2514in" table:align="right" style:writing-mode="lr-tb"/>
    </style:style>
    <style:style style:name="Table106.A" style:family="table-column">
      <style:table-column-properties style:column-width="6.2514in"/>
    </style:style>
    <style:style style:name="Table106.A1" style:family="table-cell">
      <style:table-cell-properties style:writing-mode="page"/>
    </style:style>
    <style:style style:name="Table107" style:family="table">
      <style:table-properties style:width="6.2681in" table:align="margins" style:writing-mode="lr-tb"/>
    </style:style>
    <style:style style:name="Table107.A" style:family="table-column">
      <style:table-column-properties style:column-width="6.2681in" style:rel-column-width="65535*"/>
    </style:style>
    <style:style style:name="Table107.A1" style:family="table-cell">
      <style:table-cell-properties style:writing-mode="page"/>
    </style:style>
    <style:style style:name="Table108" style:family="table">
      <style:table-properties style:width="6.2681in" table:align="margins" style:writing-mode="lr-tb"/>
    </style:style>
    <style:style style:name="Table108.A" style:family="table-column">
      <style:table-column-properties style:column-width="6.2681in" style:rel-column-width="65535*"/>
    </style:style>
    <style:style style:name="Table108.A1" style:family="table-cell">
      <style:table-cell-properties style:writing-mode="page"/>
    </style:style>
    <style:style style:name="P1" style:family="paragraph" style:parent-style-name="Header">
      <style:text-properties officeooo:paragraph-rsid="01c6e743"/>
    </style:style>
    <style:style style:name="P2" style:family="paragraph" style:parent-style-name="HTML_20_Preformatted">
      <loext:graphic-properties draw:fill="solid" draw:fill-color="#ffffff"/>
      <style:paragraph-properties fo:background-color="#ffffff"/>
    </style:style>
    <style:style style:name="P3" style:family="paragraph" style:parent-style-name="HTML_20_Preformatted">
      <loext:graphic-properties draw:fill="solid" draw:fill-color="#ffffff"/>
      <style:paragraph-properties fo:background-color="#ffffff"/>
      <style:text-properties fo:color="#000000" loext:opacity="100%" style:font-name="Menlo" fo:language="en" fo:country="US" style:font-name-complex="Menlo1"/>
    </style:style>
    <style:style style:name="P4" style:family="paragraph" style:parent-style-name="HTML_20_Preformatted">
      <loext:graphic-properties draw:fill="solid" draw:fill-color="#ffffff"/>
      <style:paragraph-properties fo:margin-left="0.472in" fo:margin-right="0in" fo:text-indent="0in" style:auto-text-indent="false" fo:background-color="#ffffff"/>
    </style:style>
    <style:style style:name="P5" style:family="paragraph" style:parent-style-name="HTML_20_Preformatted">
      <loext:graphic-properties draw:fill="solid" draw:fill-color="#ffffff"/>
      <style:paragraph-properties fo:margin-left="0.472in" fo:margin-right="0in" fo:text-indent="0in" style:auto-text-indent="false" fo:background-color="#ffffff"/>
      <style:text-properties fo:color="#000000" loext:opacity="100%" style:font-name="Menlo" fo:language="en" fo:country="US" style:font-name-complex="Menlo1"/>
    </style:style>
    <style:style style:name="P6" style:family="paragraph" style:parent-style-name="Standard">
      <loext:graphic-properties draw:fill="solid" draw:fill-color="#ffffff"/>
      <style:paragraph-properties fo:margin-left="0.472in" fo:margin-right="0in"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 style:family="paragraph" style:parent-style-name="HTML_20_Preformatted">
      <loext:graphic-properties draw:fill="solid" draw:fill-color="#ffffff"/>
      <style:paragraph-properties fo:margin-top="0in" fo:margin-bottom="0in" style:contextual-spacing="false" fo:text-align="start" style:justify-single-word="false" fo:orphans="2" fo:widows="2" fo:background-color="#ffffff"/>
      <style:text-properties style:font-name="Menlo" style:letter-kerning="false" style:font-name-complex="Menlo1" style:language-complex="ar" style:country-complex="SA"/>
    </style:style>
    <style:style style:name="P8" style:family="paragraph" style:parent-style-name="Standard">
      <style:paragraph-properties fo:margin-top="0in" fo:margin-bottom="0in" style:contextual-spacing="false" fo:text-align="start" style:justify-single-word="false" fo:orphans="2" fo:widows="2"/>
      <style:text-properties fo:font-size="12pt" fo:language="en" fo:country="US" style:letter-kerning="false" style:font-size-asian="12pt" style:font-size-complex="12pt" style:language-complex="ar" style:country-complex="SA"/>
    </style:style>
    <style:style style:name="P9" style:family="paragraph" style:parent-style-name="Standard">
      <style:paragraph-properties fo:margin-top="0in" fo:margin-bottom="0in" style:contextual-spacing="false" fo:text-align="start" style:justify-single-word="false" fo:orphans="2" fo:widows="2"/>
      <style:text-properties fo:font-size="12pt" fo:language="en" fo:country="US" fo:font-weight="bold" style:letter-kerning="false" style:font-size-asian="12pt" style:font-weight-asian="bold" style:font-size-complex="12pt" style:language-complex="ar" style:country-complex="SA" style:font-weight-complex="bold"/>
    </style:style>
    <style:style style:name="P10" style:family="paragraph" style:parent-style-name="Standard">
      <style:paragraph-properties fo:margin-top="0in" fo:margin-bottom="0in" style:contextual-spacing="false" fo:text-align="start" style:justify-single-word="false" fo:orphans="2" fo:widows="2"/>
      <style:text-properties fo:font-size="12pt" style:letter-kerning="false" style:font-size-asian="12pt" style:font-size-complex="12pt" style:language-complex="ar" style:country-complex="SA"/>
    </style:style>
    <style:style style:name="P11" style:family="paragraph" style:parent-style-name="Standard">
      <style:paragraph-properties fo:margin-top="0in" fo:margin-bottom="0in" style:contextual-spacing="false" fo:text-align="start" style:justify-single-word="false" fo:orphans="2" fo:widows="2"/>
      <style:text-properties fo:font-size="12pt" fo:language="en" fo:country="GB" style:letter-kerning="false" style:font-size-asian="12pt" style:font-size-complex="12pt" style:language-complex="ar" style:country-complex="SA"/>
    </style:style>
    <style:style style:name="P12" style:family="paragraph" style:parent-style-name="Standard">
      <style:paragraph-properties fo:margin-top="0in" fo:margin-bottom="0in" style:contextual-spacing="false" fo:text-align="start" style:justify-single-word="false" fo:orphans="2" fo:widows="2">
        <style:tab-stops>
          <style:tab-stop style:position="2.102in"/>
        </style:tab-stops>
      </style:paragraph-properties>
      <style:text-properties fo:font-size="12pt" fo:language="en" fo:country="GB" style:letter-kerning="false" style:font-size-asian="12pt" style:font-size-complex="12pt" style:language-complex="ar" style:country-complex="SA"/>
    </style:style>
    <style:style style:name="P13" style:family="paragraph" style:parent-style-name="Standard">
      <style:paragraph-properties fo:margin-top="0in" fo:margin-bottom="0in" style:contextual-spacing="false" fo:text-align="start" style:justify-single-word="false" fo:orphans="2" fo:widows="2"/>
      <style:text-properties fo:font-size="12pt" fo:language="en" fo:country="GB" officeooo:paragraph-rsid="00fe7f0f" style:letter-kerning="false" style:font-size-asian="12pt" style:font-size-complex="12pt" style:language-complex="ar" style:country-complex="SA"/>
    </style:style>
    <style:style style:name="P14" style:family="paragraph" style:parent-style-name="Standard">
      <style:paragraph-properties fo:margin-top="0in" fo:margin-bottom="0in" style:contextual-spacing="false" fo:text-align="start" style:justify-single-word="false" fo:orphans="2" fo:widows="2"/>
      <style:text-properties fo:font-size="12pt" fo:language="en" fo:country="GB" officeooo:rsid="00ff4d86" officeooo:paragraph-rsid="00ff4d86" style:letter-kerning="false" style:font-size-asian="12pt" style:font-size-complex="12pt" style:language-complex="ar" style:country-complex="SA"/>
    </style:style>
    <style:style style:name="P15" style:family="paragraph" style:parent-style-name="Standard">
      <style:paragraph-properties fo:margin-top="0in" fo:margin-bottom="0in" style:contextual-spacing="false" fo:text-align="start" style:justify-single-word="false" fo:orphans="2" fo:widows="2"/>
      <style:text-properties fo:font-size="12pt" fo:language="en" fo:country="GB" fo:font-weight="bold" style:letter-kerning="false" style:font-size-asian="12pt" style:font-weight-asian="bold" style:font-size-complex="12pt" style:language-complex="ar" style:country-complex="SA" style:font-weight-complex="bold"/>
    </style:style>
    <style:style style:name="P16" style:family="paragraph" style:parent-style-name="Standard">
      <style:paragraph-properties fo:margin-top="0in" fo:margin-bottom="0in" style:contextual-spacing="false" fo:text-align="start" style:justify-single-word="false" fo:orphans="2" fo:widows="2"/>
      <style:text-properties fo:font-size="12pt" fo:language="en" fo:country="GB" fo:font-weight="bold" officeooo:paragraph-rsid="00fe7f0f" style:letter-kerning="false" style:font-size-asian="12pt" style:font-weight-asian="bold" style:font-size-complex="12pt" style:language-complex="ar" style:country-complex="SA" style:font-weight-complex="bold"/>
    </style:style>
    <style:style style:name="P17" style:family="paragraph" style:parent-style-name="Standard">
      <style:paragraph-properties fo:margin-top="0in" fo:margin-bottom="0in" style:contextual-spacing="false" fo:text-align="start" style:justify-single-word="false" fo:orphans="2" fo:widows="2"/>
      <style:text-properties fo:color="#ff0000" loext:opacity="100%" fo:font-size="12pt" fo:language="en" fo:country="US" style:letter-kerning="false" style:font-size-asian="12pt" style:font-size-complex="12pt" style:language-complex="ar" style:country-complex="SA"/>
    </style:style>
    <style:style style:name="P18" style:family="paragraph" style:parent-style-name="Standard">
      <style:paragraph-properties fo:margin-top="0in" fo:margin-bottom="0in" style:contextual-spacing="false" fo:text-align="start" style:justify-single-word="false" fo:orphans="2" fo:widows="2"/>
      <style:text-properties fo:color="#ff0000" loext:opacity="100%" fo:font-size="12pt" fo:language="en" fo:country="GB" style:letter-kerning="false" style:font-size-asian="12pt" style:font-size-complex="12pt" style:language-complex="ar" style:country-complex="SA"/>
    </style:style>
    <style:style style:name="P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style:letter-kerning="false" style:font-size-asian="11pt" style:font-style-asian="italic" style:font-size-complex="11pt" style:language-complex="ar" style:country-complex="SA" style:font-style-complex="italic"/>
    </style:style>
    <style:style style:name="P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18c4de" style:letter-kerning="false" style:font-size-asian="11pt" style:font-style-asian="italic" style:font-size-complex="11pt" style:language-complex="ar" style:country-complex="SA" style:font-style-complex="italic"/>
    </style:style>
    <style:style style:name="P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1d3270" style:letter-kerning="false" style:font-size-asian="11pt" style:font-style-asian="italic" style:font-size-complex="11pt" style:language-complex="ar" style:country-complex="SA" style:font-style-complex="italic"/>
    </style:style>
    <style:style style:name="P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25f895" style:letter-kerning="false" style:font-size-asian="11pt" style:font-style-asian="italic" style:font-size-complex="11pt" style:language-complex="ar" style:country-complex="SA" style:font-style-complex="italic"/>
    </style:style>
    <style:style style:name="P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3311f9" style:letter-kerning="false" style:font-size-asian="11pt" style:font-style-asian="italic" style:font-size-complex="11pt" style:language-complex="ar" style:country-complex="SA" style:font-style-complex="italic"/>
    </style:style>
    <style:style style:name="P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fff3a3" style:letter-kerning="false" style:font-size-asian="11pt" style:font-style-asian="italic" style:font-size-complex="11pt" style:language-complex="ar" style:country-complex="SA" style:font-style-complex="italic"/>
    </style:style>
    <style:style style:name="P2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0edbd4" style:letter-kerning="false" style:font-size-asian="11pt" style:font-style-asian="italic" style:font-size-complex="11pt" style:language-complex="ar" style:country-complex="SA" style:font-style-complex="italic"/>
    </style:style>
    <style:style style:name="P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14e563" style:letter-kerning="false" style:font-size-asian="11pt" style:font-style-asian="italic" style:font-size-complex="11pt" style:language-complex="ar" style:country-complex="SA" style:font-style-complex="italic"/>
    </style:style>
    <style:style style:name="P2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221a3c" style:letter-kerning="false" style:font-size-asian="11pt" style:font-style-asian="italic" style:font-size-complex="11pt" style:language-complex="ar" style:country-complex="SA" style:font-style-complex="italic"/>
    </style:style>
    <style:style style:name="P2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2358de" style:letter-kerning="false" style:font-size-asian="11pt" style:font-style-asian="italic" style:font-size-complex="11pt" style:language-complex="ar" style:country-complex="SA" style:font-style-complex="italic"/>
    </style:style>
    <style:style style:name="P2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29ac3f" style:letter-kerning="false" style:font-size-asian="11pt" style:font-style-asian="italic" style:font-size-complex="11pt" style:language-complex="ar" style:country-complex="SA" style:font-style-complex="italic"/>
    </style:style>
    <style:style style:name="P3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2d81c2" style:letter-kerning="false" style:font-size-asian="11pt" style:font-style-asian="italic" style:font-size-complex="11pt" style:language-complex="ar" style:country-complex="SA" style:font-style-complex="italic"/>
    </style:style>
    <style:style style:name="P3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34d3dc" style:letter-kerning="false" style:font-size-asian="11pt" style:font-style-asian="italic" style:font-size-complex="11pt" style:language-complex="ar" style:country-complex="SA" style:font-style-complex="italic"/>
    </style:style>
    <style:style style:name="P3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7de932" style:letter-kerning="false" style:font-size-asian="11pt" style:font-style-asian="italic" style:font-size-complex="11pt" style:language-complex="ar" style:country-complex="SA" style:font-style-complex="italic"/>
    </style:style>
    <style:style style:name="P3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7fef80" style:letter-kerning="false" style:font-size-asian="11pt" style:font-style-asian="italic" style:font-size-complex="11pt" style:language-complex="ar" style:country-complex="SA" style:font-style-complex="italic"/>
    </style:style>
    <style:style style:name="P3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8ae847" style:letter-kerning="false" style:font-size-asian="11pt" style:font-style-asian="italic" style:font-size-complex="11pt" style:language-complex="ar" style:country-complex="SA" style:font-style-complex="italic"/>
    </style:style>
    <style:style style:name="P3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90ba20" style:letter-kerning="false" style:font-size-asian="11pt" style:font-style-asian="italic" style:font-size-complex="11pt" style:language-complex="ar" style:country-complex="SA" style:font-style-complex="italic"/>
    </style:style>
    <style:style style:name="P3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92f829" style:letter-kerning="false" style:font-size-asian="11pt" style:font-style-asian="italic" style:font-size-complex="11pt" style:language-complex="ar" style:country-complex="SA" style:font-style-complex="italic"/>
    </style:style>
    <style:style style:name="P3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9ee035" style:letter-kerning="false" style:font-size-asian="11pt" style:font-style-asian="italic" style:font-size-complex="11pt" style:language-complex="ar" style:country-complex="SA" style:font-style-complex="italic"/>
    </style:style>
    <style:style style:name="P3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b1cfd2" style:letter-kerning="false" style:font-size-asian="11pt" style:font-style-asian="italic" style:font-size-complex="11pt" style:language-complex="ar" style:country-complex="SA" style:font-style-complex="italic"/>
    </style:style>
    <style:style style:name="P3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b410e3" style:letter-kerning="false" style:font-size-asian="11pt" style:font-style-asian="italic" style:font-size-complex="11pt" style:language-complex="ar" style:country-complex="SA" style:font-style-complex="italic"/>
    </style:style>
    <style:style style:name="P4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b5cc2f" style:letter-kerning="false" style:font-size-asian="11pt" style:font-style-asian="italic" style:font-size-complex="11pt" style:language-complex="ar" style:country-complex="SA" style:font-style-complex="italic"/>
    </style:style>
    <style:style style:name="P4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c9b65c" style:letter-kerning="false" style:font-size-asian="11pt" style:font-style-asian="italic" style:font-size-complex="11pt" style:language-complex="ar" style:country-complex="SA" style:font-style-complex="italic"/>
    </style:style>
    <style:style style:name="P4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cda912" style:letter-kerning="false" style:font-size-asian="11pt" style:font-style-asian="italic" style:font-size-complex="11pt" style:language-complex="ar" style:country-complex="SA" style:font-style-complex="italic"/>
    </style:style>
    <style:style style:name="P4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d2545b" style:letter-kerning="false" style:font-size-asian="11pt" style:font-style-asian="italic" style:font-size-complex="11pt" style:language-complex="ar" style:country-complex="SA" style:font-style-complex="italic"/>
    </style:style>
    <style:style style:name="P4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d8606a" style:letter-kerning="false" style:font-size-asian="11pt" style:font-style-asian="italic" style:font-size-complex="11pt" style:language-complex="ar" style:country-complex="SA" style:font-style-complex="italic"/>
    </style:style>
    <style:style style:name="P4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ee9397" style:letter-kerning="false" style:font-size-asian="11pt" style:font-style-asian="italic" style:font-size-complex="11pt" style:language-complex="ar" style:country-complex="SA" style:font-style-complex="italic"/>
    </style:style>
    <style:style style:name="P4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f0cf55" style:letter-kerning="false" style:font-size-asian="11pt" style:font-style-asian="italic" style:font-size-complex="11pt" style:language-complex="ar" style:country-complex="SA" style:font-style-complex="italic"/>
    </style:style>
    <style:style style:name="P4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f3d018" style:letter-kerning="false" style:font-size-asian="11pt" style:font-style-asian="italic" style:font-size-complex="11pt" style:language-complex="ar" style:country-complex="SA" style:font-style-complex="italic"/>
    </style:style>
    <style:style style:name="P4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f773d2" style:letter-kerning="false" style:font-size-asian="11pt" style:font-style-asian="italic" style:font-size-complex="11pt" style:language-complex="ar" style:country-complex="SA" style:font-style-complex="italic"/>
    </style:style>
    <style:style style:name="P4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f97a02" style:letter-kerning="false" style:font-size-asian="11pt" style:font-style-asian="italic" style:font-size-complex="11pt" style:language-complex="ar" style:country-complex="SA" style:font-style-complex="italic"/>
    </style:style>
    <style:style style:name="P5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2053e9" style:letter-kerning="false" style:font-size-asian="11pt" style:font-style-asian="italic" style:font-size-complex="11pt" style:language-complex="ar" style:country-complex="SA" style:font-style-complex="italic"/>
    </style:style>
    <style:style style:name="P5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241f63" style:letter-kerning="false" style:font-size-asian="11pt" style:font-style-asian="italic" style:font-size-complex="11pt" style:language-complex="ar" style:country-complex="SA" style:font-style-complex="italic"/>
    </style:style>
    <style:style style:name="P5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2846eb" style:letter-kerning="false" style:font-size-asian="11pt" style:font-style-asian="italic" style:font-size-complex="11pt" style:language-complex="ar" style:country-complex="SA" style:font-style-complex="italic"/>
    </style:style>
    <style:style style:name="P5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2a0b30" style:letter-kerning="false" style:font-size-asian="11pt" style:font-style-asian="italic" style:font-size-complex="11pt" style:language-complex="ar" style:country-complex="SA" style:font-style-complex="italic"/>
    </style:style>
    <style:style style:name="P5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2f735f" style:letter-kerning="false" style:font-size-asian="11pt" style:font-style-asian="italic" style:font-size-complex="11pt" style:language-complex="ar" style:country-complex="SA" style:font-style-complex="italic"/>
    </style:style>
    <style:style style:name="P5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33332f" style:letter-kerning="false" style:font-size-asian="11pt" style:font-style-asian="italic" style:font-size-complex="11pt" style:language-complex="ar" style:country-complex="SA" style:font-style-complex="italic"/>
    </style:style>
    <style:style style:name="P5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43f4f9" style:letter-kerning="false" style:font-size-asian="11pt" style:font-style-asian="italic" style:font-size-complex="11pt" style:language-complex="ar" style:country-complex="SA" style:font-style-complex="italic"/>
    </style:style>
    <style:style style:name="P5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6a1a0b" style:letter-kerning="false" style:font-size-asian="11pt" style:font-style-asian="italic" style:font-size-complex="11pt" style:language-complex="ar" style:country-complex="SA" style:font-style-complex="italic"/>
    </style:style>
    <style:style style:name="P5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766809" style:letter-kerning="false" style:font-size-asian="11pt" style:font-style-asian="italic" style:font-size-complex="11pt" style:language-complex="ar" style:country-complex="SA" style:font-style-complex="italic"/>
    </style:style>
    <style:style style:name="P5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79fce7" style:letter-kerning="false" style:font-size-asian="11pt" style:font-style-asian="italic" style:font-size-complex="11pt" style:language-complex="ar" style:country-complex="SA" style:font-style-complex="italic"/>
    </style:style>
    <style:style style:name="P6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7b23b4" style:letter-kerning="false" style:font-size-asian="11pt" style:font-style-asian="italic" style:font-size-complex="11pt" style:language-complex="ar" style:country-complex="SA" style:font-style-complex="italic"/>
    </style:style>
    <style:style style:name="P6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7c120e" style:letter-kerning="false" style:font-size-asian="11pt" style:font-style-asian="italic" style:font-size-complex="11pt" style:language-complex="ar" style:country-complex="SA" style:font-style-complex="italic"/>
    </style:style>
    <style:style style:name="P6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879b1e" style:letter-kerning="false" style:font-size-asian="11pt" style:font-style-asian="italic" style:font-size-complex="11pt" style:language-complex="ar" style:country-complex="SA" style:font-style-complex="italic"/>
    </style:style>
    <style:style style:name="P6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938c7d" style:letter-kerning="false" style:font-size-asian="11pt" style:font-style-asian="italic" style:font-size-complex="11pt" style:language-complex="ar" style:country-complex="SA" style:font-style-complex="italic"/>
    </style:style>
    <style:style style:name="P6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9e0881" style:letter-kerning="false" style:font-size-asian="11pt" style:font-style-asian="italic" style:font-size-complex="11pt" style:language-complex="ar" style:country-complex="SA" style:font-style-complex="italic"/>
    </style:style>
    <style:style style:name="P6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a3763b" style:letter-kerning="false" style:font-size-asian="11pt" style:font-style-asian="italic" style:font-size-complex="11pt" style:language-complex="ar" style:country-complex="SA" style:font-style-complex="italic"/>
    </style:style>
    <style:style style:name="P6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a40782" style:letter-kerning="false" style:font-size-asian="11pt" style:font-style-asian="italic" style:font-size-complex="11pt" style:language-complex="ar" style:country-complex="SA" style:font-style-complex="italic"/>
    </style:style>
    <style:style style:name="P6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a82b1f" style:letter-kerning="false" style:font-size-asian="11pt" style:font-style-asian="italic" style:font-size-complex="11pt" style:language-complex="ar" style:country-complex="SA" style:font-style-complex="italic"/>
    </style:style>
    <style:style style:name="P6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c3a76c" style:letter-kerning="false" style:font-size-asian="11pt" style:font-style-asian="italic" style:font-size-complex="11pt" style:language-complex="ar" style:country-complex="SA" style:font-style-complex="italic"/>
    </style:style>
    <style:style style:name="P6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c752b6" style:letter-kerning="false" style:font-size-asian="11pt" style:font-style-asian="italic" style:font-size-complex="11pt" style:language-complex="ar" style:country-complex="SA" style:font-style-complex="italic"/>
    </style:style>
    <style:style style:name="P7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c9c57d" style:letter-kerning="false" style:font-size-asian="11pt" style:font-style-asian="italic" style:font-size-complex="11pt" style:language-complex="ar" style:country-complex="SA" style:font-style-complex="italic"/>
    </style:style>
    <style:style style:name="P7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cc0735" style:letter-kerning="false" style:font-size-asian="11pt" style:font-style-asian="italic" style:font-size-complex="11pt" style:language-complex="ar" style:country-complex="SA" style:font-style-complex="italic"/>
    </style:style>
    <style:style style:name="P7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cf7242" style:letter-kerning="false" style:font-size-asian="11pt" style:font-style-asian="italic" style:font-size-complex="11pt" style:language-complex="ar" style:country-complex="SA" style:font-style-complex="italic"/>
    </style:style>
    <style:style style:name="P7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27b66e" officeooo:paragraph-rsid="0027b66e" style:letter-kerning="false" style:font-size-asian="11pt" style:font-style-asian="italic" style:font-size-complex="11pt" style:language-complex="ar" style:country-complex="SA" style:font-style-complex="italic"/>
    </style:style>
    <style:style style:name="P7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27b66e" officeooo:paragraph-rsid="002b7b43" style:letter-kerning="false" style:font-size-asian="11pt" style:font-style-asian="italic" style:font-size-complex="11pt" style:language-complex="ar" style:country-complex="SA" style:font-style-complex="italic"/>
    </style:style>
    <style:style style:name="P7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353b01" officeooo:paragraph-rsid="0035d633" style:letter-kerning="false" style:font-size-asian="11pt" style:font-style-asian="italic" style:font-size-complex="11pt" style:language-complex="ar" style:country-complex="SA" style:font-style-complex="italic"/>
    </style:style>
    <style:style style:name="P7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35d633" officeooo:paragraph-rsid="0035d633" style:letter-kerning="false" style:font-size-asian="11pt" style:font-style-asian="italic" style:font-size-complex="11pt" style:language-complex="ar" style:country-complex="SA" style:font-style-complex="italic"/>
    </style:style>
    <style:style style:name="P7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style:letter-kerning="false" style:font-size-asian="11pt" style:font-style-asian="italic" style:font-size-complex="11pt" style:language-complex="ar" style:country-complex="SA" style:font-style-complex="italic"/>
    </style:style>
    <style:style style:name="P7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18c4de" style:letter-kerning="false" style:font-size-asian="11pt" style:font-style-asian="italic" style:font-size-complex="11pt" style:language-complex="ar" style:country-complex="SA" style:font-style-complex="italic"/>
    </style:style>
    <style:style style:name="P7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1d3270" style:letter-kerning="false" style:font-size-asian="11pt" style:font-style-asian="italic" style:font-size-complex="11pt" style:language-complex="ar" style:country-complex="SA" style:font-style-complex="italic"/>
    </style:style>
    <style:style style:name="P8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25f895" style:letter-kerning="false" style:font-size-asian="11pt" style:font-style-asian="italic" style:font-size-complex="11pt" style:language-complex="ar" style:country-complex="SA" style:font-style-complex="italic"/>
    </style:style>
    <style:style style:name="P8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3311f9" style:letter-kerning="false" style:font-size-asian="11pt" style:font-style-asian="italic" style:font-size-complex="11pt" style:language-complex="ar" style:country-complex="SA" style:font-style-complex="italic"/>
    </style:style>
    <style:style style:name="P8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fff3a3" style:letter-kerning="false" style:font-size-asian="11pt" style:font-style-asian="italic" style:font-size-complex="11pt" style:language-complex="ar" style:country-complex="SA" style:font-style-complex="italic"/>
    </style:style>
    <style:style style:name="P8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0edbd4" style:letter-kerning="false" style:font-size-asian="11pt" style:font-style-asian="italic" style:font-size-complex="11pt" style:language-complex="ar" style:country-complex="SA" style:font-style-complex="italic"/>
    </style:style>
    <style:style style:name="P8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14e563" style:letter-kerning="false" style:font-size-asian="11pt" style:font-style-asian="italic" style:font-size-complex="11pt" style:language-complex="ar" style:country-complex="SA" style:font-style-complex="italic"/>
    </style:style>
    <style:style style:name="P8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221a3c" style:letter-kerning="false" style:font-size-asian="11pt" style:font-style-asian="italic" style:font-size-complex="11pt" style:language-complex="ar" style:country-complex="SA" style:font-style-complex="italic"/>
    </style:style>
    <style:style style:name="P8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2358de" style:letter-kerning="false" style:font-size-asian="11pt" style:font-style-asian="italic" style:font-size-complex="11pt" style:language-complex="ar" style:country-complex="SA" style:font-style-complex="italic"/>
    </style:style>
    <style:style style:name="P8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29ac3f" style:letter-kerning="false" style:font-size-asian="11pt" style:font-style-asian="italic" style:font-size-complex="11pt" style:language-complex="ar" style:country-complex="SA" style:font-style-complex="italic"/>
    </style:style>
    <style:style style:name="P8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2d81c2" style:letter-kerning="false" style:font-size-asian="11pt" style:font-style-asian="italic" style:font-size-complex="11pt" style:language-complex="ar" style:country-complex="SA" style:font-style-complex="italic"/>
    </style:style>
    <style:style style:name="P8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34d3dc" style:letter-kerning="false" style:font-size-asian="11pt" style:font-style-asian="italic" style:font-size-complex="11pt" style:language-complex="ar" style:country-complex="SA" style:font-style-complex="italic"/>
    </style:style>
    <style:style style:name="P9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7fef80" style:letter-kerning="false" style:font-size-asian="11pt" style:font-style-asian="italic" style:font-size-complex="11pt" style:language-complex="ar" style:country-complex="SA" style:font-style-complex="italic"/>
    </style:style>
    <style:style style:name="P9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8ae847" style:letter-kerning="false" style:font-size-asian="11pt" style:font-style-asian="italic" style:font-size-complex="11pt" style:language-complex="ar" style:country-complex="SA" style:font-style-complex="italic"/>
    </style:style>
    <style:style style:name="P9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90ba20" style:letter-kerning="false" style:font-size-asian="11pt" style:font-style-asian="italic" style:font-size-complex="11pt" style:language-complex="ar" style:country-complex="SA" style:font-style-complex="italic"/>
    </style:style>
    <style:style style:name="P9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92f829" style:letter-kerning="false" style:font-size-asian="11pt" style:font-style-asian="italic" style:font-size-complex="11pt" style:language-complex="ar" style:country-complex="SA" style:font-style-complex="italic"/>
    </style:style>
    <style:style style:name="P9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9ee035" style:letter-kerning="false" style:font-size-asian="11pt" style:font-style-asian="italic" style:font-size-complex="11pt" style:language-complex="ar" style:country-complex="SA" style:font-style-complex="italic"/>
    </style:style>
    <style:style style:name="P9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b5cc2f" style:letter-kerning="false" style:font-size-asian="11pt" style:font-style-asian="italic" style:font-size-complex="11pt" style:language-complex="ar" style:country-complex="SA" style:font-style-complex="italic"/>
    </style:style>
    <style:style style:name="P9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c9b65c" style:letter-kerning="false" style:font-size-asian="11pt" style:font-style-asian="italic" style:font-size-complex="11pt" style:language-complex="ar" style:country-complex="SA" style:font-style-complex="italic"/>
    </style:style>
    <style:style style:name="P9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cda912" style:letter-kerning="false" style:font-size-asian="11pt" style:font-style-asian="italic" style:font-size-complex="11pt" style:language-complex="ar" style:country-complex="SA" style:font-style-complex="italic"/>
    </style:style>
    <style:style style:name="P9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d2545b" style:letter-kerning="false" style:font-size-asian="11pt" style:font-style-asian="italic" style:font-size-complex="11pt" style:language-complex="ar" style:country-complex="SA" style:font-style-complex="italic"/>
    </style:style>
    <style:style style:name="P9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d8606a" style:letter-kerning="false" style:font-size-asian="11pt" style:font-style-asian="italic" style:font-size-complex="11pt" style:language-complex="ar" style:country-complex="SA" style:font-style-complex="italic"/>
    </style:style>
    <style:style style:name="P10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ee9397" style:letter-kerning="false" style:font-size-asian="11pt" style:font-style-asian="italic" style:font-size-complex="11pt" style:language-complex="ar" style:country-complex="SA" style:font-style-complex="italic"/>
    </style:style>
    <style:style style:name="P10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f0cf55" style:letter-kerning="false" style:font-size-asian="11pt" style:font-style-asian="italic" style:font-size-complex="11pt" style:language-complex="ar" style:country-complex="SA" style:font-style-complex="italic"/>
    </style:style>
    <style:style style:name="P10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f773d2" style:letter-kerning="false" style:font-size-asian="11pt" style:font-style-asian="italic" style:font-size-complex="11pt" style:language-complex="ar" style:country-complex="SA" style:font-style-complex="italic"/>
    </style:style>
    <style:style style:name="P10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f97a02" style:letter-kerning="false" style:font-size-asian="11pt" style:font-style-asian="italic" style:font-size-complex="11pt" style:language-complex="ar" style:country-complex="SA" style:font-style-complex="italic"/>
    </style:style>
    <style:style style:name="P10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2053e9" style:letter-kerning="false" style:font-size-asian="11pt" style:font-style-asian="italic" style:font-size-complex="11pt" style:language-complex="ar" style:country-complex="SA" style:font-style-complex="italic"/>
    </style:style>
    <style:style style:name="P10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2f735f" style:letter-kerning="false" style:font-size-asian="11pt" style:font-style-asian="italic" style:font-size-complex="11pt" style:language-complex="ar" style:country-complex="SA" style:font-style-complex="italic"/>
    </style:style>
    <style:style style:name="P10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33332f" style:letter-kerning="false" style:font-size-asian="11pt" style:font-style-asian="italic" style:font-size-complex="11pt" style:language-complex="ar" style:country-complex="SA" style:font-style-complex="italic"/>
    </style:style>
    <style:style style:name="P10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43f4f9" style:letter-kerning="false" style:font-size-asian="11pt" style:font-style-asian="italic" style:font-size-complex="11pt" style:language-complex="ar" style:country-complex="SA" style:font-style-complex="italic"/>
    </style:style>
    <style:style style:name="P10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6a1a0b" style:letter-kerning="false" style:font-size-asian="11pt" style:font-style-asian="italic" style:font-size-complex="11pt" style:language-complex="ar" style:country-complex="SA" style:font-style-complex="italic"/>
    </style:style>
    <style:style style:name="P10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766809" style:letter-kerning="false" style:font-size-asian="11pt" style:font-style-asian="italic" style:font-size-complex="11pt" style:language-complex="ar" style:country-complex="SA" style:font-style-complex="italic"/>
    </style:style>
    <style:style style:name="P11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79fce7" style:letter-kerning="false" style:font-size-asian="11pt" style:font-style-asian="italic" style:font-size-complex="11pt" style:language-complex="ar" style:country-complex="SA" style:font-style-complex="italic"/>
    </style:style>
    <style:style style:name="P11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7b23b4" style:letter-kerning="false" style:font-size-asian="11pt" style:font-style-asian="italic" style:font-size-complex="11pt" style:language-complex="ar" style:country-complex="SA" style:font-style-complex="italic"/>
    </style:style>
    <style:style style:name="P11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7c120e" style:letter-kerning="false" style:font-size-asian="11pt" style:font-style-asian="italic" style:font-size-complex="11pt" style:language-complex="ar" style:country-complex="SA" style:font-style-complex="italic"/>
    </style:style>
    <style:style style:name="P11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938c7d" style:letter-kerning="false" style:font-size-asian="11pt" style:font-style-asian="italic" style:font-size-complex="11pt" style:language-complex="ar" style:country-complex="SA" style:font-style-complex="italic"/>
    </style:style>
    <style:style style:name="P11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9e0881" style:letter-kerning="false" style:font-size-asian="11pt" style:font-style-asian="italic" style:font-size-complex="11pt" style:language-complex="ar" style:country-complex="SA" style:font-style-complex="italic"/>
    </style:style>
    <style:style style:name="P11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a3763b" style:letter-kerning="false" style:font-size-asian="11pt" style:font-style-asian="italic" style:font-size-complex="11pt" style:language-complex="ar" style:country-complex="SA" style:font-style-complex="italic"/>
    </style:style>
    <style:style style:name="P11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a40782" style:letter-kerning="false" style:font-size-asian="11pt" style:font-style-asian="italic" style:font-size-complex="11pt" style:language-complex="ar" style:country-complex="SA" style:font-style-complex="italic"/>
    </style:style>
    <style:style style:name="P11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a82b1f" style:letter-kerning="false" style:font-size-asian="11pt" style:font-style-asian="italic" style:font-size-complex="11pt" style:language-complex="ar" style:country-complex="SA" style:font-style-complex="italic"/>
    </style:style>
    <style:style style:name="P11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c3a76c" style:letter-kerning="false" style:font-size-asian="11pt" style:font-style-asian="italic" style:font-size-complex="11pt" style:language-complex="ar" style:country-complex="SA" style:font-style-complex="italic"/>
    </style:style>
    <style:style style:name="P1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c752b6" style:letter-kerning="false" style:font-size-asian="11pt" style:font-style-asian="italic" style:font-size-complex="11pt" style:language-complex="ar" style:country-complex="SA" style:font-style-complex="italic"/>
    </style:style>
    <style:style style:name="P1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c9c57d" style:letter-kerning="false" style:font-size-asian="11pt" style:font-style-asian="italic" style:font-size-complex="11pt" style:language-complex="ar" style:country-complex="SA" style:font-style-complex="italic"/>
    </style:style>
    <style:style style:name="P1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cc0735" style:letter-kerning="false" style:font-size-asian="11pt" style:font-style-asian="italic" style:font-size-complex="11pt" style:language-complex="ar" style:country-complex="SA" style:font-style-complex="italic"/>
    </style:style>
    <style:style style:name="P1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style:letter-kerning="false" style:font-size-asian="11pt" style:font-size-complex="11pt" style:language-complex="ar" style:country-complex="SA"/>
    </style:style>
    <style:style style:name="P1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18c4de" style:letter-kerning="false" style:font-size-asian="11pt" style:font-size-complex="11pt" style:language-complex="ar" style:country-complex="SA"/>
    </style:style>
    <style:style style:name="P1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1d3270" style:letter-kerning="false" style:font-size-asian="11pt" style:font-size-complex="11pt" style:language-complex="ar" style:country-complex="SA"/>
    </style:style>
    <style:style style:name="P12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25f895" style:letter-kerning="false" style:font-size-asian="11pt" style:font-size-complex="11pt" style:language-complex="ar" style:country-complex="SA"/>
    </style:style>
    <style:style style:name="P1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2b7b43" style:letter-kerning="false" style:font-size-asian="11pt" style:font-size-complex="11pt" style:language-complex="ar" style:country-complex="SA"/>
    </style:style>
    <style:style style:name="P12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3311f9" style:letter-kerning="false" style:font-size-asian="11pt" style:font-size-complex="11pt" style:language-complex="ar" style:country-complex="SA"/>
    </style:style>
    <style:style style:name="P12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fff3a3" style:letter-kerning="false" style:font-size-asian="11pt" style:font-size-complex="11pt" style:language-complex="ar" style:country-complex="SA"/>
    </style:style>
    <style:style style:name="P12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01fb05" style:letter-kerning="false" style:font-size-asian="11pt" style:font-size-complex="11pt" style:language-complex="ar" style:country-complex="SA"/>
    </style:style>
    <style:style style:name="P13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0edbd4" style:letter-kerning="false" style:font-size-asian="11pt" style:font-size-complex="11pt" style:language-complex="ar" style:country-complex="SA"/>
    </style:style>
    <style:style style:name="P13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14e563" style:letter-kerning="false" style:font-size-asian="11pt" style:font-size-complex="11pt" style:language-complex="ar" style:country-complex="SA"/>
    </style:style>
    <style:style style:name="P13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221a3c" style:letter-kerning="false" style:font-size-asian="11pt" style:font-size-complex="11pt" style:language-complex="ar" style:country-complex="SA"/>
    </style:style>
    <style:style style:name="P13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2358de" style:letter-kerning="false" style:font-size-asian="11pt" style:font-size-complex="11pt" style:language-complex="ar" style:country-complex="SA"/>
    </style:style>
    <style:style style:name="P13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29ac3f" style:letter-kerning="false" style:font-size-asian="11pt" style:font-size-complex="11pt" style:language-complex="ar" style:country-complex="SA"/>
    </style:style>
    <style:style style:name="P13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2d81c2" style:letter-kerning="false" style:font-size-asian="11pt" style:font-size-complex="11pt" style:language-complex="ar" style:country-complex="SA"/>
    </style:style>
    <style:style style:name="P13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34d3dc" style:letter-kerning="false" style:font-size-asian="11pt" style:font-size-complex="11pt" style:language-complex="ar" style:country-complex="SA"/>
    </style:style>
    <style:style style:name="P13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7de932" style:letter-kerning="false" style:font-size-asian="11pt" style:font-size-complex="11pt" style:language-complex="ar" style:country-complex="SA"/>
    </style:style>
    <style:style style:name="P13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7fef80" style:letter-kerning="false" style:font-size-asian="11pt" style:font-size-complex="11pt" style:language-complex="ar" style:country-complex="SA"/>
    </style:style>
    <style:style style:name="P13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8ae847" style:letter-kerning="false" style:font-size-asian="11pt" style:font-size-complex="11pt" style:language-complex="ar" style:country-complex="SA"/>
    </style:style>
    <style:style style:name="P14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90ba20" style:letter-kerning="false" style:font-size-asian="11pt" style:font-size-complex="11pt" style:language-complex="ar" style:country-complex="SA"/>
    </style:style>
    <style:style style:name="P14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92f829" style:letter-kerning="false" style:font-size-asian="11pt" style:font-size-complex="11pt" style:language-complex="ar" style:country-complex="SA"/>
    </style:style>
    <style:style style:name="P14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9ee035" style:letter-kerning="false" style:font-size-asian="11pt" style:font-size-complex="11pt" style:language-complex="ar" style:country-complex="SA"/>
    </style:style>
    <style:style style:name="P14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b1cfd2" style:letter-kerning="false" style:font-size-asian="11pt" style:font-size-complex="11pt" style:language-complex="ar" style:country-complex="SA"/>
    </style:style>
    <style:style style:name="P14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b410e3" style:letter-kerning="false" style:font-size-asian="11pt" style:font-size-complex="11pt" style:language-complex="ar" style:country-complex="SA"/>
    </style:style>
    <style:style style:name="P14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b5cc2f" style:letter-kerning="false" style:font-size-asian="11pt" style:font-size-complex="11pt" style:language-complex="ar" style:country-complex="SA"/>
    </style:style>
    <style:style style:name="P14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c9b65c" style:letter-kerning="false" style:font-size-asian="11pt" style:font-size-complex="11pt" style:language-complex="ar" style:country-complex="SA"/>
    </style:style>
    <style:style style:name="P14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cda912" style:letter-kerning="false" style:font-size-asian="11pt" style:font-size-complex="11pt" style:language-complex="ar" style:country-complex="SA"/>
    </style:style>
    <style:style style:name="P14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d2545b" style:letter-kerning="false" style:font-size-asian="11pt" style:font-size-complex="11pt" style:language-complex="ar" style:country-complex="SA"/>
    </style:style>
    <style:style style:name="P14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ee9397" style:letter-kerning="false" style:font-size-asian="11pt" style:font-size-complex="11pt" style:language-complex="ar" style:country-complex="SA"/>
    </style:style>
    <style:style style:name="P15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f0cf55" style:letter-kerning="false" style:font-size-asian="11pt" style:font-size-complex="11pt" style:language-complex="ar" style:country-complex="SA"/>
    </style:style>
    <style:style style:name="P15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f3d018" style:letter-kerning="false" style:font-size-asian="11pt" style:font-size-complex="11pt" style:language-complex="ar" style:country-complex="SA"/>
    </style:style>
    <style:style style:name="P15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f773d2" style:letter-kerning="false" style:font-size-asian="11pt" style:font-size-complex="11pt" style:language-complex="ar" style:country-complex="SA"/>
    </style:style>
    <style:style style:name="P15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f97a02" style:letter-kerning="false" style:font-size-asian="11pt" style:font-size-complex="11pt" style:language-complex="ar" style:country-complex="SA"/>
    </style:style>
    <style:style style:name="P15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2053e9" style:letter-kerning="false" style:font-size-asian="11pt" style:font-size-complex="11pt" style:language-complex="ar" style:country-complex="SA"/>
    </style:style>
    <style:style style:name="P15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241f63" style:letter-kerning="false" style:font-size-asian="11pt" style:font-size-complex="11pt" style:language-complex="ar" style:country-complex="SA"/>
    </style:style>
    <style:style style:name="P15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2846eb" style:letter-kerning="false" style:font-size-asian="11pt" style:font-size-complex="11pt" style:language-complex="ar" style:country-complex="SA"/>
    </style:style>
    <style:style style:name="P15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2a0b30" style:letter-kerning="false" style:font-size-asian="11pt" style:font-size-complex="11pt" style:language-complex="ar" style:country-complex="SA"/>
    </style:style>
    <style:style style:name="P15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2f735f" style:letter-kerning="false" style:font-size-asian="11pt" style:font-size-complex="11pt" style:language-complex="ar" style:country-complex="SA"/>
    </style:style>
    <style:style style:name="P15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33332f" style:letter-kerning="false" style:font-size-asian="11pt" style:font-size-complex="11pt" style:language-complex="ar" style:country-complex="SA"/>
    </style:style>
    <style:style style:name="P16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938c7d" style:letter-kerning="false" style:font-size-asian="11pt" style:font-size-complex="11pt" style:language-complex="ar" style:country-complex="SA"/>
    </style:style>
    <style:style style:name="P16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9e0881" style:letter-kerning="false" style:font-size-asian="11pt" style:font-size-complex="11pt" style:language-complex="ar" style:country-complex="SA"/>
    </style:style>
    <style:style style:name="P16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a3763b" style:letter-kerning="false" style:font-size-asian="11pt" style:font-size-complex="11pt" style:language-complex="ar" style:country-complex="SA"/>
    </style:style>
    <style:style style:name="P16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a40782" style:letter-kerning="false" style:font-size-asian="11pt" style:font-size-complex="11pt" style:language-complex="ar" style:country-complex="SA"/>
    </style:style>
    <style:style style:name="P16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a82b1f" style:letter-kerning="false" style:font-size-asian="11pt" style:font-size-complex="11pt" style:language-complex="ar" style:country-complex="SA"/>
    </style:style>
    <style:style style:name="P16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035d633" officeooo:paragraph-rsid="0035d633" style:letter-kerning="false" style:font-size-asian="11pt" style:font-size-complex="11pt" style:language-complex="ar" style:country-complex="SA"/>
    </style:style>
    <style:style style:name="P16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09bd42" officeooo:paragraph-rsid="010edbd4" style:letter-kerning="false" style:font-size-asian="11pt" style:font-size-complex="11pt" style:language-complex="ar" style:country-complex="SA"/>
    </style:style>
    <style:style style:name="P16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0b6418" officeooo:paragraph-rsid="010b6418" style:letter-kerning="false" style:font-size-asian="11pt" style:font-size-complex="11pt" style:language-complex="ar" style:country-complex="SA"/>
    </style:style>
    <style:style style:name="P16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17d5ef" officeooo:paragraph-rsid="0117d5ef" style:letter-kerning="false" style:font-size-asian="11pt" style:font-size-complex="11pt" style:language-complex="ar" style:country-complex="SA"/>
    </style:style>
    <style:style style:name="P16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17d5ef" officeooo:paragraph-rsid="01221a3c" style:letter-kerning="false" style:font-size-asian="11pt" style:font-size-complex="11pt" style:language-complex="ar" style:country-complex="SA"/>
    </style:style>
    <style:style style:name="P17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194e42" officeooo:paragraph-rsid="01194e42" style:letter-kerning="false" style:font-size-asian="11pt" style:font-size-complex="11pt" style:language-complex="ar" style:country-complex="SA"/>
    </style:style>
    <style:style style:name="P17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30da" officeooo:paragraph-rsid="012330da" style:letter-kerning="false" style:font-size-asian="11pt" style:font-size-complex="11pt" style:language-complex="ar" style:country-complex="SA"/>
    </style:style>
    <style:style style:name="P17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23aa0c" style:letter-kerning="false" style:font-size-asian="11pt" style:font-size-complex="11pt" style:language-complex="ar" style:country-complex="SA"/>
    </style:style>
    <style:style style:name="P17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7fef80" style:letter-kerning="false" style:font-size-asian="11pt" style:font-size-complex="11pt" style:language-complex="ar" style:country-complex="SA"/>
    </style:style>
    <style:style style:name="P17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80aa09" style:letter-kerning="false" style:font-size-asian="11pt" style:font-size-complex="11pt" style:language-complex="ar" style:country-complex="SA"/>
    </style:style>
    <style:style style:name="P17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8ae847" style:letter-kerning="false" style:font-size-asian="11pt" style:font-size-complex="11pt" style:language-complex="ar" style:country-complex="SA"/>
    </style:style>
    <style:style style:name="P17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8c0dd5" style:letter-kerning="false" style:font-size-asian="11pt" style:font-size-complex="11pt" style:language-complex="ar" style:country-complex="SA"/>
    </style:style>
    <style:style style:name="P17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92f829" style:letter-kerning="false" style:font-size-asian="11pt" style:font-size-complex="11pt" style:language-complex="ar" style:country-complex="SA"/>
    </style:style>
    <style:style style:name="P17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976c1e" style:letter-kerning="false" style:font-size-asian="11pt" style:font-size-complex="11pt" style:language-complex="ar" style:country-complex="SA"/>
    </style:style>
    <style:style style:name="P17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9ee035" style:letter-kerning="false" style:font-size-asian="11pt" style:font-size-complex="11pt" style:language-complex="ar" style:country-complex="SA"/>
    </style:style>
    <style:style style:name="P18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80aa09" officeooo:paragraph-rsid="0180aa09" style:letter-kerning="false" style:font-size-asian="11pt" style:font-size-complex="11pt" style:language-complex="ar" style:country-complex="SA"/>
    </style:style>
    <style:style style:name="P18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80aa09" officeooo:paragraph-rsid="018ae847" style:letter-kerning="false" style:font-size-asian="11pt" style:font-size-complex="11pt" style:language-complex="ar" style:country-complex="SA"/>
    </style:style>
    <style:style style:name="P18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80aa09" officeooo:paragraph-rsid="0192f829" style:letter-kerning="false" style:font-size-asian="11pt" style:font-size-complex="11pt" style:language-complex="ar" style:country-complex="SA"/>
    </style:style>
    <style:style style:name="P18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8c0dd5" officeooo:paragraph-rsid="018c0dd5" style:letter-kerning="false" style:font-size-asian="11pt" style:font-size-complex="11pt" style:language-complex="ar" style:country-complex="SA"/>
    </style:style>
    <style:style style:name="P18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976c1e" officeooo:paragraph-rsid="01976c1e" style:letter-kerning="false" style:font-size-asian="11pt" style:font-size-complex="11pt" style:language-complex="ar" style:country-complex="SA"/>
    </style:style>
    <style:style style:name="P18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9c82ee" officeooo:paragraph-rsid="019c82ee" style:letter-kerning="false" style:font-size-asian="11pt" style:font-size-complex="11pt" style:language-complex="ar" style:country-complex="SA"/>
    </style:style>
    <style:style style:name="P18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9fe66f" officeooo:paragraph-rsid="019fe66f" style:letter-kerning="false" style:font-size-asian="11pt" style:font-size-complex="11pt" style:language-complex="ar" style:country-complex="SA"/>
    </style:style>
    <style:style style:name="P18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a13bc3" officeooo:paragraph-rsid="01a13bc3" style:letter-kerning="false" style:font-size-asian="11pt" style:font-size-complex="11pt" style:language-complex="ar" style:country-complex="SA"/>
    </style:style>
    <style:style style:name="P18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a3552e" officeooo:paragraph-rsid="01a3552e" style:letter-kerning="false" style:font-size-asian="11pt" style:font-size-complex="11pt" style:language-complex="ar" style:country-complex="SA"/>
    </style:style>
    <style:style style:name="P18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a3552e" officeooo:paragraph-rsid="01cda912" style:letter-kerning="false" style:font-size-asian="11pt" style:font-size-complex="11pt" style:language-complex="ar" style:country-complex="SA"/>
    </style:style>
    <style:style style:name="P19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a3552e" officeooo:paragraph-rsid="01d2545b" style:letter-kerning="false" style:font-size-asian="11pt" style:font-size-complex="11pt" style:language-complex="ar" style:country-complex="SA"/>
    </style:style>
    <style:style style:name="P19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a3a66f" officeooo:paragraph-rsid="01a3a66f" style:letter-kerning="false" style:font-size-asian="11pt" style:font-size-complex="11pt" style:language-complex="ar" style:country-complex="SA"/>
    </style:style>
    <style:style style:name="P19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a4062a" officeooo:paragraph-rsid="01a4062a" style:letter-kerning="false" style:font-size-asian="11pt" style:font-size-complex="11pt" style:language-complex="ar" style:country-complex="SA"/>
    </style:style>
    <style:style style:name="P19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b263bc" officeooo:paragraph-rsid="01b263bc" style:letter-kerning="false" style:font-size-asian="11pt" style:font-size-complex="11pt" style:language-complex="ar" style:country-complex="SA"/>
    </style:style>
    <style:style style:name="P19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b263bc" officeooo:paragraph-rsid="01b410e3" style:letter-kerning="false" style:font-size-asian="11pt" style:font-size-complex="11pt" style:language-complex="ar" style:country-complex="SA"/>
    </style:style>
    <style:style style:name="P19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b4fbd7" officeooo:paragraph-rsid="01b4fbd7" style:letter-kerning="false" style:font-size-asian="11pt" style:font-size-complex="11pt" style:language-complex="ar" style:country-complex="SA"/>
    </style:style>
    <style:style style:name="P19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d0cf27" officeooo:paragraph-rsid="01d0cf27" style:letter-kerning="false" style:font-size-asian="11pt" style:font-size-complex="11pt" style:language-complex="ar" style:country-complex="SA"/>
    </style:style>
    <style:style style:name="P19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d0cf27" officeooo:paragraph-rsid="01d2545b" style:letter-kerning="false" style:font-size-asian="11pt" style:font-size-complex="11pt" style:language-complex="ar" style:country-complex="SA"/>
    </style:style>
    <style:style style:name="P19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d0cf27" officeooo:paragraph-rsid="01d8606a" style:letter-kerning="false" style:font-size-asian="11pt" style:font-size-complex="11pt" style:language-complex="ar" style:country-complex="SA"/>
    </style:style>
    <style:style style:name="P19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f0a51e" officeooo:paragraph-rsid="01f0a51e" style:letter-kerning="false" style:font-size-asian="11pt" style:font-size-complex="11pt" style:language-complex="ar" style:country-complex="SA"/>
    </style:style>
    <style:style style:name="P20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f20bf4" officeooo:paragraph-rsid="01f20bf4" style:letter-kerning="false" style:font-size-asian="11pt" style:font-size-complex="11pt" style:language-complex="ar" style:country-complex="SA"/>
    </style:style>
    <style:style style:name="P20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235533f" officeooo:paragraph-rsid="0235533f" style:letter-kerning="false" style:font-size-asian="11pt" style:font-size-complex="11pt" style:language-complex="ar" style:country-complex="SA"/>
    </style:style>
    <style:style style:name="P20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2966f05" officeooo:paragraph-rsid="02966f05" style:letter-kerning="false" style:font-size-asian="11pt" style:font-size-complex="11pt" style:language-complex="ar" style:country-complex="SA"/>
    </style:style>
    <style:style style:name="P20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29e0881" officeooo:paragraph-rsid="029e0881" style:letter-kerning="false" style:font-size-asian="11pt" style:font-size-complex="11pt" style:language-complex="ar" style:country-complex="SA"/>
    </style:style>
    <style:style style:name="P20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style:letter-kerning="false" style:font-size-asian="11pt" style:font-weight-asian="bold" style:font-size-complex="11pt" style:language-complex="ar" style:country-complex="SA" style:font-weight-complex="bold"/>
    </style:style>
    <style:style style:name="P20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129ac3f" style:letter-kerning="false" style:font-size-asian="11pt" style:font-weight-asian="bold" style:font-size-complex="11pt" style:language-complex="ar" style:country-complex="SA" style:font-weight-complex="bold"/>
    </style:style>
    <style:style style:name="P20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12d81c2" style:letter-kerning="false" style:font-size-asian="11pt" style:font-weight-asian="bold" style:font-size-complex="11pt" style:language-complex="ar" style:country-complex="SA" style:font-weight-complex="bold"/>
    </style:style>
    <style:style style:name="P20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134d3dc" style:letter-kerning="false" style:font-size-asian="11pt" style:font-weight-asian="bold" style:font-size-complex="11pt" style:language-complex="ar" style:country-complex="SA" style:font-weight-complex="bold"/>
    </style:style>
    <style:style style:name="P20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2241f63" style:letter-kerning="false" style:font-size-asian="11pt" style:font-weight-asian="bold" style:font-size-complex="11pt" style:language-complex="ar" style:country-complex="SA" style:font-weight-complex="bold"/>
    </style:style>
    <style:style style:name="P20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22846eb" style:letter-kerning="false" style:font-size-asian="11pt" style:font-weight-asian="bold" style:font-size-complex="11pt" style:language-complex="ar" style:country-complex="SA" style:font-weight-complex="bold"/>
    </style:style>
    <style:style style:name="P21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22a0b30" style:letter-kerning="false" style:font-size-asian="11pt" style:font-weight-asian="bold" style:font-size-complex="11pt" style:language-complex="ar" style:country-complex="SA" style:font-weight-complex="bold"/>
    </style:style>
    <style:style style:name="P21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233332f" style:letter-kerning="false" style:font-size-asian="11pt" style:font-weight-asian="bold" style:font-size-complex="11pt" style:language-complex="ar" style:country-complex="SA" style:font-weight-complex="bold"/>
    </style:style>
    <style:style style:name="P21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2879b1e" style:letter-kerning="false" style:font-size-asian="11pt" style:font-weight-asian="bold" style:font-size-complex="11pt" style:language-complex="ar" style:country-complex="SA" style:font-weight-complex="bold"/>
    </style:style>
    <style:style style:name="P21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2c9c57d" style:letter-kerning="false" style:font-size-asian="11pt" style:font-weight-asian="bold" style:font-size-complex="11pt" style:language-complex="ar" style:country-complex="SA" style:font-weight-complex="bold"/>
    </style:style>
    <style:style style:name="P21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normal" officeooo:paragraph-rsid="003311f9" style:letter-kerning="false" style:font-size-asian="11pt" style:font-style-asian="normal" style:font-size-complex="11pt" style:language-complex="ar" style:country-complex="SA" style:font-style-complex="normal"/>
    </style:style>
    <style:style style:name="P21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134d3dc" style:letter-kerning="false" style:font-size-asian="11pt" style:font-weight-asian="normal" style:font-size-complex="11pt" style:language-complex="ar" style:country-complex="SA" style:font-weight-complex="normal"/>
    </style:style>
    <style:style style:name="P21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190ba20" style:letter-kerning="false" style:font-size-asian="11pt" style:font-weight-asian="normal" style:font-size-complex="11pt" style:language-complex="ar" style:country-complex="SA" style:font-weight-complex="normal"/>
    </style:style>
    <style:style style:name="P21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1b5cc2f" style:letter-kerning="false" style:font-size-asian="11pt" style:font-weight-asian="normal" style:font-size-complex="11pt" style:language-complex="ar" style:country-complex="SA" style:font-weight-complex="normal"/>
    </style:style>
    <style:style style:name="P21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1c9b65c" style:letter-kerning="false" style:font-size-asian="11pt" style:font-weight-asian="normal" style:font-size-complex="11pt" style:language-complex="ar" style:country-complex="SA" style:font-weight-complex="normal"/>
    </style:style>
    <style:style style:name="P2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2f735f" style:letter-kerning="false" style:font-size-asian="11pt" style:font-weight-asian="normal" style:font-size-complex="11pt" style:language-complex="ar" style:country-complex="SA" style:font-weight-complex="normal"/>
    </style:style>
    <style:style style:name="P2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33332f" style:letter-kerning="false" style:font-size-asian="11pt" style:font-weight-asian="normal" style:font-size-complex="11pt" style:language-complex="ar" style:country-complex="SA" style:font-weight-complex="normal"/>
    </style:style>
    <style:style style:name="P2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43f4f9" style:letter-kerning="false" style:font-size-asian="11pt" style:font-weight-asian="normal" style:font-size-complex="11pt" style:language-complex="ar" style:country-complex="SA" style:font-weight-complex="normal"/>
    </style:style>
    <style:style style:name="P2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6a1a0b" style:letter-kerning="false" style:font-size-asian="11pt" style:font-weight-asian="normal" style:font-size-complex="11pt" style:language-complex="ar" style:country-complex="SA" style:font-weight-complex="normal"/>
    </style:style>
    <style:style style:name="P2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766809" style:letter-kerning="false" style:font-size-asian="11pt" style:font-weight-asian="normal" style:font-size-complex="11pt" style:language-complex="ar" style:country-complex="SA" style:font-weight-complex="normal"/>
    </style:style>
    <style:style style:name="P2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79fce7" style:letter-kerning="false" style:font-size-asian="11pt" style:font-weight-asian="normal" style:font-size-complex="11pt" style:language-complex="ar" style:country-complex="SA" style:font-weight-complex="normal"/>
    </style:style>
    <style:style style:name="P22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7b23b4" style:letter-kerning="false" style:font-size-asian="11pt" style:font-weight-asian="normal" style:font-size-complex="11pt" style:language-complex="ar" style:country-complex="SA" style:font-weight-complex="normal"/>
    </style:style>
    <style:style style:name="P2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7c120e" style:letter-kerning="false" style:font-size-asian="11pt" style:font-weight-asian="normal" style:font-size-complex="11pt" style:language-complex="ar" style:country-complex="SA" style:font-weight-complex="normal"/>
    </style:style>
    <style:style style:name="P22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879b1e" style:letter-kerning="false" style:font-size-asian="11pt" style:font-weight-asian="normal" style:font-size-complex="11pt" style:language-complex="ar" style:country-complex="SA" style:font-weight-complex="normal"/>
    </style:style>
    <style:style style:name="P22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c9c57d" style:letter-kerning="false" style:font-size-asian="11pt" style:font-weight-asian="normal" style:font-size-complex="11pt" style:language-complex="ar" style:country-complex="SA" style:font-weight-complex="normal"/>
    </style:style>
    <style:style style:name="P22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cc0735" style:letter-kerning="false" style:font-size-asian="11pt" style:font-weight-asian="normal" style:font-size-complex="11pt" style:language-complex="ar" style:country-complex="SA" style:font-weight-complex="normal"/>
    </style:style>
    <style:style style:name="P23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rsid="0235533f" officeooo:paragraph-rsid="0243f4f9" style:letter-kerning="false" style:font-size-asian="11pt" style:font-weight-asian="normal" style:font-size-complex="11pt" style:language-complex="ar" style:country-complex="SA" style:font-weight-complex="normal"/>
    </style:style>
    <style:style style:name="P23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rsid="013996c9" officeooo:paragraph-rsid="02c9c57d" style:letter-kerning="false" style:font-size-asian="11pt" style:font-weight-asian="normal" style:font-size-complex="11pt" style:language-complex="ar" style:country-complex="SA" style:font-weight-complex="normal"/>
    </style:style>
    <style:style style:name="P23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style:letter-kerning="false" style:font-size-asian="11pt" style:font-size-complex="11pt" style:language-complex="ar" style:country-complex="SA"/>
    </style:style>
    <style:style style:name="P23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18c4de" style:letter-kerning="false" style:font-size-asian="11pt" style:font-size-complex="11pt" style:language-complex="ar" style:country-complex="SA"/>
    </style:style>
    <style:style style:name="P23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1d3270" style:letter-kerning="false" style:font-size-asian="11pt" style:font-size-complex="11pt" style:language-complex="ar" style:country-complex="SA"/>
    </style:style>
    <style:style style:name="P23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25f895" style:letter-kerning="false" style:font-size-asian="11pt" style:font-size-complex="11pt" style:language-complex="ar" style:country-complex="SA"/>
    </style:style>
    <style:style style:name="P23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2b7b43" style:letter-kerning="false" style:font-size-asian="11pt" style:font-size-complex="11pt" style:language-complex="ar" style:country-complex="SA"/>
    </style:style>
    <style:style style:name="P23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3311f9" style:letter-kerning="false" style:font-size-asian="11pt" style:font-size-complex="11pt" style:language-complex="ar" style:country-complex="SA"/>
    </style:style>
    <style:style style:name="P23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fff3a3" style:letter-kerning="false" style:font-size-asian="11pt" style:font-size-complex="11pt" style:language-complex="ar" style:country-complex="SA"/>
    </style:style>
    <style:style style:name="P23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0edbd4" style:letter-kerning="false" style:font-size-asian="11pt" style:font-size-complex="11pt" style:language-complex="ar" style:country-complex="SA"/>
    </style:style>
    <style:style style:name="P24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14e563" style:letter-kerning="false" style:font-size-asian="11pt" style:font-size-complex="11pt" style:language-complex="ar" style:country-complex="SA"/>
    </style:style>
    <style:style style:name="P24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21a3c" style:letter-kerning="false" style:font-size-asian="11pt" style:font-size-complex="11pt" style:language-complex="ar" style:country-complex="SA"/>
    </style:style>
    <style:style style:name="P24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358de" style:letter-kerning="false" style:font-size-asian="11pt" style:font-size-complex="11pt" style:language-complex="ar" style:country-complex="SA"/>
    </style:style>
    <style:style style:name="P24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9ac3f" style:letter-kerning="false" style:font-size-asian="11pt" style:font-size-complex="11pt" style:language-complex="ar" style:country-complex="SA"/>
    </style:style>
    <style:style style:name="P24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d81c2" style:letter-kerning="false" style:font-size-asian="11pt" style:font-size-complex="11pt" style:language-complex="ar" style:country-complex="SA"/>
    </style:style>
    <style:style style:name="P24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34d3dc" style:letter-kerning="false" style:font-size-asian="11pt" style:font-size-complex="11pt" style:language-complex="ar" style:country-complex="SA"/>
    </style:style>
    <style:style style:name="P24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7de932" style:letter-kerning="false" style:font-size-asian="11pt" style:font-size-complex="11pt" style:language-complex="ar" style:country-complex="SA"/>
    </style:style>
    <style:style style:name="P24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7fef80" style:letter-kerning="false" style:font-size-asian="11pt" style:font-size-complex="11pt" style:language-complex="ar" style:country-complex="SA"/>
    </style:style>
    <style:style style:name="P24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8ae847" style:letter-kerning="false" style:font-size-asian="11pt" style:font-size-complex="11pt" style:language-complex="ar" style:country-complex="SA"/>
    </style:style>
    <style:style style:name="P24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8bb478" style:letter-kerning="false" style:font-size-asian="11pt" style:font-size-complex="11pt" style:language-complex="ar" style:country-complex="SA"/>
    </style:style>
    <style:style style:name="P25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90ba20" style:letter-kerning="false" style:font-size-asian="11pt" style:font-size-complex="11pt" style:language-complex="ar" style:country-complex="SA"/>
    </style:style>
    <style:style style:name="P25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92f829" style:letter-kerning="false" style:font-size-asian="11pt" style:font-size-complex="11pt" style:language-complex="ar" style:country-complex="SA"/>
    </style:style>
    <style:style style:name="P25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976c1e" style:letter-kerning="false" style:font-size-asian="11pt" style:font-size-complex="11pt" style:language-complex="ar" style:country-complex="SA"/>
    </style:style>
    <style:style style:name="P25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9ee035" style:letter-kerning="false" style:font-size-asian="11pt" style:font-size-complex="11pt" style:language-complex="ar" style:country-complex="SA"/>
    </style:style>
    <style:style style:name="P25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b1cfd2" style:letter-kerning="false" style:font-size-asian="11pt" style:font-size-complex="11pt" style:language-complex="ar" style:country-complex="SA"/>
    </style:style>
    <style:style style:name="P25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b410e3" style:letter-kerning="false" style:font-size-asian="11pt" style:font-size-complex="11pt" style:language-complex="ar" style:country-complex="SA"/>
    </style:style>
    <style:style style:name="P25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b5cc2f" style:letter-kerning="false" style:font-size-asian="11pt" style:font-size-complex="11pt" style:language-complex="ar" style:country-complex="SA"/>
    </style:style>
    <style:style style:name="P25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b5f6af" style:letter-kerning="false" style:font-size-asian="11pt" style:font-size-complex="11pt" style:language-complex="ar" style:country-complex="SA"/>
    </style:style>
    <style:style style:name="P25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c9b65c" style:letter-kerning="false" style:font-size-asian="11pt" style:font-size-complex="11pt" style:language-complex="ar" style:country-complex="SA"/>
    </style:style>
    <style:style style:name="P25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cda912" style:letter-kerning="false" style:font-size-asian="11pt" style:font-size-complex="11pt" style:language-complex="ar" style:country-complex="SA"/>
    </style:style>
    <style:style style:name="P26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d2545b" style:letter-kerning="false" style:font-size-asian="11pt" style:font-size-complex="11pt" style:language-complex="ar" style:country-complex="SA"/>
    </style:style>
    <style:style style:name="P26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d8606a" style:letter-kerning="false" style:font-size-asian="11pt" style:font-size-complex="11pt" style:language-complex="ar" style:country-complex="SA"/>
    </style:style>
    <style:style style:name="P26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ee9397" style:letter-kerning="false" style:font-size-asian="11pt" style:font-size-complex="11pt" style:language-complex="ar" style:country-complex="SA"/>
    </style:style>
    <style:style style:name="P26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f0cf55" style:letter-kerning="false" style:font-size-asian="11pt" style:font-size-complex="11pt" style:language-complex="ar" style:country-complex="SA"/>
    </style:style>
    <style:style style:name="P26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f3d018" style:letter-kerning="false" style:font-size-asian="11pt" style:font-size-complex="11pt" style:language-complex="ar" style:country-complex="SA"/>
    </style:style>
    <style:style style:name="P26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f773d2" style:letter-kerning="false" style:font-size-asian="11pt" style:font-size-complex="11pt" style:language-complex="ar" style:country-complex="SA"/>
    </style:style>
    <style:style style:name="P26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f97a02" style:letter-kerning="false" style:font-size-asian="11pt" style:font-size-complex="11pt" style:language-complex="ar" style:country-complex="SA"/>
    </style:style>
    <style:style style:name="P26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2053e9" style:letter-kerning="false" style:font-size-asian="11pt" style:font-size-complex="11pt" style:language-complex="ar" style:country-complex="SA"/>
    </style:style>
    <style:style style:name="P26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241f63" style:letter-kerning="false" style:font-size-asian="11pt" style:font-size-complex="11pt" style:language-complex="ar" style:country-complex="SA"/>
    </style:style>
    <style:style style:name="P26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2846eb" style:letter-kerning="false" style:font-size-asian="11pt" style:font-size-complex="11pt" style:language-complex="ar" style:country-complex="SA"/>
    </style:style>
    <style:style style:name="P27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2a0b30" style:letter-kerning="false" style:font-size-asian="11pt" style:font-size-complex="11pt" style:language-complex="ar" style:country-complex="SA"/>
    </style:style>
    <style:style style:name="P27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2f735f" style:letter-kerning="false" style:font-size-asian="11pt" style:font-size-complex="11pt" style:language-complex="ar" style:country-complex="SA"/>
    </style:style>
    <style:style style:name="P27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33332f" style:letter-kerning="false" style:font-size-asian="11pt" style:font-size-complex="11pt" style:language-complex="ar" style:country-complex="SA"/>
    </style:style>
    <style:style style:name="P27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43f4f9" style:letter-kerning="false" style:font-size-asian="11pt" style:font-size-complex="11pt" style:language-complex="ar" style:country-complex="SA"/>
    </style:style>
    <style:style style:name="P27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6a1a0b" style:letter-kerning="false" style:font-size-asian="11pt" style:font-size-complex="11pt" style:language-complex="ar" style:country-complex="SA"/>
    </style:style>
    <style:style style:name="P27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766809" style:letter-kerning="false" style:font-size-asian="11pt" style:font-size-complex="11pt" style:language-complex="ar" style:country-complex="SA"/>
    </style:style>
    <style:style style:name="P27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79fce7" style:letter-kerning="false" style:font-size-asian="11pt" style:font-size-complex="11pt" style:language-complex="ar" style:country-complex="SA"/>
    </style:style>
    <style:style style:name="P27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7b23b4" style:letter-kerning="false" style:font-size-asian="11pt" style:font-size-complex="11pt" style:language-complex="ar" style:country-complex="SA"/>
    </style:style>
    <style:style style:name="P27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7c120e" style:letter-kerning="false" style:font-size-asian="11pt" style:font-size-complex="11pt" style:language-complex="ar" style:country-complex="SA"/>
    </style:style>
    <style:style style:name="P27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879b1e" style:letter-kerning="false" style:font-size-asian="11pt" style:font-size-complex="11pt" style:language-complex="ar" style:country-complex="SA"/>
    </style:style>
    <style:style style:name="P28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938c7d" style:letter-kerning="false" style:font-size-asian="11pt" style:font-size-complex="11pt" style:language-complex="ar" style:country-complex="SA"/>
    </style:style>
    <style:style style:name="P28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9e0881" style:letter-kerning="false" style:font-size-asian="11pt" style:font-size-complex="11pt" style:language-complex="ar" style:country-complex="SA"/>
    </style:style>
    <style:style style:name="P28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a3763b" style:letter-kerning="false" style:font-size-asian="11pt" style:font-size-complex="11pt" style:language-complex="ar" style:country-complex="SA"/>
    </style:style>
    <style:style style:name="P28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a40782" style:letter-kerning="false" style:font-size-asian="11pt" style:font-size-complex="11pt" style:language-complex="ar" style:country-complex="SA"/>
    </style:style>
    <style:style style:name="P28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a82b1f" style:letter-kerning="false" style:font-size-asian="11pt" style:font-size-complex="11pt" style:language-complex="ar" style:country-complex="SA"/>
    </style:style>
    <style:style style:name="P28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c3a76c" style:letter-kerning="false" style:font-size-asian="11pt" style:font-size-complex="11pt" style:language-complex="ar" style:country-complex="SA"/>
    </style:style>
    <style:style style:name="P28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c5aee8" style:letter-kerning="false" style:font-size-asian="11pt" style:font-size-complex="11pt" style:language-complex="ar" style:country-complex="SA"/>
    </style:style>
    <style:style style:name="P28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c752b6" style:letter-kerning="false" style:font-size-asian="11pt" style:font-size-complex="11pt" style:language-complex="ar" style:country-complex="SA"/>
    </style:style>
    <style:style style:name="P28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c9c57d" style:letter-kerning="false" style:font-size-asian="11pt" style:font-size-complex="11pt" style:language-complex="ar" style:country-complex="SA"/>
    </style:style>
    <style:style style:name="P28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cc0735" style:letter-kerning="false" style:font-size-asian="11pt" style:font-size-complex="11pt" style:language-complex="ar" style:country-complex="SA"/>
    </style:style>
    <style:style style:name="P29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cf7242" style:letter-kerning="false" style:font-size-asian="11pt" style:font-size-complex="11pt" style:language-complex="ar" style:country-complex="SA"/>
    </style:style>
    <style:style style:name="P29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01e97e3" officeooo:paragraph-rsid="001e97e3" style:letter-kerning="false" style:font-size-asian="11pt" style:font-size-complex="11pt" style:language-complex="ar" style:country-complex="SA"/>
    </style:style>
    <style:style style:name="P29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035d633" officeooo:paragraph-rsid="0035d633" style:letter-kerning="false" style:font-size-asian="11pt" style:font-size-complex="11pt" style:language-complex="ar" style:country-complex="SA"/>
    </style:style>
    <style:style style:name="P29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008a39" officeooo:paragraph-rsid="01008a39" style:letter-kerning="false" style:font-size-asian="11pt" style:font-size-complex="11pt" style:language-complex="ar" style:country-complex="SA"/>
    </style:style>
    <style:style style:name="P29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06f04d" officeooo:paragraph-rsid="010edbd4" style:letter-kerning="false" style:font-size-asian="11pt" style:font-size-complex="11pt" style:language-complex="ar" style:country-complex="SA"/>
    </style:style>
    <style:style style:name="P29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072254" officeooo:paragraph-rsid="010edbd4" style:letter-kerning="false" style:font-size-asian="11pt" style:font-size-complex="11pt" style:language-complex="ar" style:country-complex="SA"/>
    </style:style>
    <style:style style:name="P29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0b6418" officeooo:paragraph-rsid="010b6418" style:letter-kerning="false" style:font-size-asian="11pt" style:font-size-complex="11pt" style:language-complex="ar" style:country-complex="SA"/>
    </style:style>
    <style:style style:name="P29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5379d" officeooo:paragraph-rsid="0115379d" style:letter-kerning="false" style:font-size-asian="11pt" style:font-size-complex="11pt" style:language-complex="ar" style:country-complex="SA"/>
    </style:style>
    <style:style style:name="P29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171cc1" style:letter-kerning="false" style:font-size-asian="11pt" style:font-size-complex="11pt" style:language-complex="ar" style:country-complex="SA"/>
    </style:style>
    <style:style style:name="P29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221a3c" style:letter-kerning="false" style:font-size-asian="11pt" style:font-size-complex="11pt" style:language-complex="ar" style:country-complex="SA"/>
    </style:style>
    <style:style style:name="P30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2358de" style:letter-kerning="false" style:font-size-asian="11pt" style:font-size-complex="11pt" style:language-complex="ar" style:country-complex="SA"/>
    </style:style>
    <style:style style:name="P30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7fef80" style:letter-kerning="false" style:font-size-asian="11pt" style:font-size-complex="11pt" style:language-complex="ar" style:country-complex="SA"/>
    </style:style>
    <style:style style:name="P30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8ae847" style:letter-kerning="false" style:font-size-asian="11pt" style:font-size-complex="11pt" style:language-complex="ar" style:country-complex="SA"/>
    </style:style>
    <style:style style:name="P30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92f829" style:letter-kerning="false" style:font-size-asian="11pt" style:font-size-complex="11pt" style:language-complex="ar" style:country-complex="SA"/>
    </style:style>
    <style:style style:name="P30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9ee035" style:letter-kerning="false" style:font-size-asian="11pt" style:font-size-complex="11pt" style:language-complex="ar" style:country-complex="SA"/>
    </style:style>
    <style:style style:name="P30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cda912" style:letter-kerning="false" style:font-size-asian="11pt" style:font-size-complex="11pt" style:language-complex="ar" style:country-complex="SA"/>
    </style:style>
    <style:style style:name="P30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d2545b" style:letter-kerning="false" style:font-size-asian="11pt" style:font-size-complex="11pt" style:language-complex="ar" style:country-complex="SA"/>
    </style:style>
    <style:style style:name="P30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d8606a" style:letter-kerning="false" style:font-size-asian="11pt" style:font-size-complex="11pt" style:language-complex="ar" style:country-complex="SA"/>
    </style:style>
    <style:style style:name="P30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ee9397" style:letter-kerning="false" style:font-size-asian="11pt" style:font-size-complex="11pt" style:language-complex="ar" style:country-complex="SA"/>
    </style:style>
    <style:style style:name="P30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f0cf55" style:letter-kerning="false" style:font-size-asian="11pt" style:font-size-complex="11pt" style:language-complex="ar" style:country-complex="SA"/>
    </style:style>
    <style:style style:name="P31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2330da" style:letter-kerning="false" style:font-size-asian="11pt" style:font-size-complex="11pt" style:language-complex="ar" style:country-complex="SA"/>
    </style:style>
    <style:style style:name="P31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2358de" style:letter-kerning="false" style:font-size-asian="11pt" style:font-size-complex="11pt" style:language-complex="ar" style:country-complex="SA"/>
    </style:style>
    <style:style style:name="P31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7fef80" style:letter-kerning="false" style:font-size-asian="11pt" style:font-size-complex="11pt" style:language-complex="ar" style:country-complex="SA"/>
    </style:style>
    <style:style style:name="P31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80aa09" style:letter-kerning="false" style:font-size-asian="11pt" style:font-size-complex="11pt" style:language-complex="ar" style:country-complex="SA"/>
    </style:style>
    <style:style style:name="P31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8ae847" style:letter-kerning="false" style:font-size-asian="11pt" style:font-size-complex="11pt" style:language-complex="ar" style:country-complex="SA"/>
    </style:style>
    <style:style style:name="P31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c8fa7" officeooo:paragraph-rsid="012c8fa7" style:letter-kerning="false" style:font-size-asian="11pt" style:font-size-complex="11pt" style:language-complex="ar" style:country-complex="SA"/>
    </style:style>
    <style:style style:name="P31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c8fa7" officeooo:paragraph-rsid="012d81c2" style:letter-kerning="false" style:font-size-asian="11pt" style:font-size-complex="11pt" style:language-complex="ar" style:country-complex="SA"/>
    </style:style>
    <style:style style:name="P31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d81c2" officeooo:paragraph-rsid="012d81c2" style:letter-kerning="false" style:font-size-asian="11pt" style:font-size-complex="11pt" style:language-complex="ar" style:country-complex="SA"/>
    </style:style>
    <style:style style:name="P31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d81c2" style:letter-kerning="false" style:font-size-asian="11pt" style:font-size-complex="11pt" style:language-complex="ar" style:country-complex="SA" style:font-weight-complex="bold"/>
    </style:style>
    <style:style style:name="P3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3d9921" officeooo:paragraph-rsid="013d9921" style:letter-kerning="false" style:font-size-asian="11pt" style:font-size-complex="11pt" style:language-complex="ar" style:country-complex="SA"/>
    </style:style>
    <style:style style:name="P3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3d9921" officeooo:paragraph-rsid="01b5cc2f" style:letter-kerning="false" style:font-size-asian="11pt" style:font-size-complex="11pt" style:language-complex="ar" style:country-complex="SA"/>
    </style:style>
    <style:style style:name="P3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3d9921" officeooo:paragraph-rsid="022f735f" style:letter-kerning="false" style:font-size-asian="11pt" style:font-size-complex="11pt" style:language-complex="ar" style:country-complex="SA"/>
    </style:style>
    <style:style style:name="P3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17e3ab9" style:letter-kerning="false" style:font-size-asian="11pt" style:font-size-complex="11pt" style:language-complex="ar" style:country-complex="SA"/>
    </style:style>
    <style:style style:name="P3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1b1cfd2" style:letter-kerning="false" style:font-size-asian="11pt" style:font-size-complex="11pt" style:language-complex="ar" style:country-complex="SA"/>
    </style:style>
    <style:style style:name="P3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1b410e3" style:letter-kerning="false" style:font-size-asian="11pt" style:font-size-complex="11pt" style:language-complex="ar" style:country-complex="SA"/>
    </style:style>
    <style:style style:name="P32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1f3d018" style:letter-kerning="false" style:font-size-asian="11pt" style:font-size-complex="11pt" style:language-complex="ar" style:country-complex="SA"/>
    </style:style>
    <style:style style:name="P3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2241f63" style:letter-kerning="false" style:font-size-asian="11pt" style:font-size-complex="11pt" style:language-complex="ar" style:country-complex="SA"/>
    </style:style>
    <style:style style:name="P32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22846eb" style:letter-kerning="false" style:font-size-asian="11pt" style:font-size-complex="11pt" style:language-complex="ar" style:country-complex="SA"/>
    </style:style>
    <style:style style:name="P32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22a0b30" style:letter-kerning="false" style:font-size-asian="11pt" style:font-size-complex="11pt" style:language-complex="ar" style:country-complex="SA"/>
    </style:style>
    <style:style style:name="P32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2879b1e" style:letter-kerning="false" style:font-size-asian="11pt" style:font-size-complex="11pt" style:language-complex="ar" style:country-complex="SA"/>
    </style:style>
    <style:style style:name="P33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2cc0735" style:letter-kerning="false" style:font-size-asian="11pt" style:font-size-complex="11pt" style:language-complex="ar" style:country-complex="SA"/>
    </style:style>
    <style:style style:name="P33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2cf7242" style:letter-kerning="false" style:font-size-asian="11pt" style:font-size-complex="11pt" style:language-complex="ar" style:country-complex="SA"/>
    </style:style>
    <style:style style:name="P33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8bb478" officeooo:paragraph-rsid="018bb478" style:letter-kerning="false" style:font-size-asian="11pt" style:font-size-complex="11pt" style:language-complex="ar" style:country-complex="SA"/>
    </style:style>
    <style:style style:name="P33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95f027" officeooo:paragraph-rsid="0195f027" style:letter-kerning="false" style:font-size-asian="11pt" style:font-size-complex="11pt" style:language-complex="ar" style:country-complex="SA"/>
    </style:style>
    <style:style style:name="P33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976c1e" officeooo:paragraph-rsid="01976c1e" style:letter-kerning="false" style:font-size-asian="11pt" style:font-size-complex="11pt" style:language-complex="ar" style:country-complex="SA"/>
    </style:style>
    <style:style style:name="P33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9b638b" officeooo:paragraph-rsid="019b638b" style:letter-kerning="false" style:font-size-asian="11pt" style:font-size-complex="11pt" style:language-complex="ar" style:country-complex="SA"/>
    </style:style>
    <style:style style:name="P33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9fe66f" officeooo:paragraph-rsid="019fe66f" style:letter-kerning="false" style:font-size-asian="11pt" style:font-size-complex="11pt" style:language-complex="ar" style:country-complex="SA"/>
    </style:style>
    <style:style style:name="P33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a33503" officeooo:paragraph-rsid="01a33503" style:letter-kerning="false" style:font-size-asian="11pt" style:font-size-complex="11pt" style:language-complex="ar" style:country-complex="SA"/>
    </style:style>
    <style:style style:name="P33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a3a66f" officeooo:paragraph-rsid="01a3a66f" style:letter-kerning="false" style:font-size-asian="11pt" style:font-size-complex="11pt" style:language-complex="ar" style:country-complex="SA"/>
    </style:style>
    <style:style style:name="P33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a4062a" officeooo:paragraph-rsid="01a4062a" style:letter-kerning="false" style:font-size-asian="11pt" style:font-size-complex="11pt" style:language-complex="ar" style:country-complex="SA"/>
    </style:style>
    <style:style style:name="P34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263bc" officeooo:paragraph-rsid="01b263bc" style:letter-kerning="false" style:font-size-asian="11pt" style:font-size-complex="11pt" style:language-complex="ar" style:country-complex="SA"/>
    </style:style>
    <style:style style:name="P34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263bc" officeooo:paragraph-rsid="01b410e3" style:letter-kerning="false" style:font-size-asian="11pt" style:font-size-complex="11pt" style:language-complex="ar" style:country-complex="SA"/>
    </style:style>
    <style:style style:name="P34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5f6af" officeooo:paragraph-rsid="01b5f6af" style:letter-kerning="false" style:font-size-asian="11pt" style:font-size-complex="11pt" style:language-complex="ar" style:country-complex="SA"/>
    </style:style>
    <style:style style:name="P34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6caaf" officeooo:paragraph-rsid="01b6caaf" style:letter-kerning="false" style:font-size-asian="11pt" style:font-size-complex="11pt" style:language-complex="ar" style:country-complex="SA"/>
    </style:style>
    <style:style style:name="P34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a1547" officeooo:paragraph-rsid="01ba1547" style:letter-kerning="false" style:font-size-asian="11pt" style:font-size-complex="11pt" style:language-complex="ar" style:country-complex="SA"/>
    </style:style>
    <style:style style:name="P34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a1547" officeooo:paragraph-rsid="01f773d2" style:letter-kerning="false" style:font-size-asian="11pt" style:font-size-complex="11pt" style:language-complex="ar" style:country-complex="SA"/>
    </style:style>
    <style:style style:name="P34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ddd52" officeooo:paragraph-rsid="01bddd52" style:letter-kerning="false" style:font-size-asian="11pt" style:font-size-complex="11pt" style:language-complex="ar" style:country-complex="SA"/>
    </style:style>
    <style:style style:name="P34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d0cf27" officeooo:paragraph-rsid="01d0cf27" style:letter-kerning="false" style:font-size-asian="11pt" style:font-size-complex="11pt" style:language-complex="ar" style:country-complex="SA"/>
    </style:style>
    <style:style style:name="P34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d0cf27" officeooo:paragraph-rsid="01d2545b" style:letter-kerning="false" style:font-size-asian="11pt" style:font-size-complex="11pt" style:language-complex="ar" style:country-complex="SA"/>
    </style:style>
    <style:style style:name="P34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da07b7" officeooo:paragraph-rsid="01da07b7" style:letter-kerning="false" style:font-size-asian="11pt" style:font-size-complex="11pt" style:language-complex="ar" style:country-complex="SA"/>
    </style:style>
    <style:style style:name="P35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decef5" officeooo:paragraph-rsid="01decef5" style:letter-kerning="false" style:font-size-asian="11pt" style:font-size-complex="11pt" style:language-complex="ar" style:country-complex="SA"/>
    </style:style>
    <style:style style:name="P35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e08439" officeooo:paragraph-rsid="01e08439" style:letter-kerning="false" style:font-size-asian="11pt" style:font-size-complex="11pt" style:language-complex="ar" style:country-complex="SA"/>
    </style:style>
    <style:style style:name="P35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e222a8" officeooo:paragraph-rsid="01e222a8" style:letter-kerning="false" style:font-size-asian="11pt" style:font-size-complex="11pt" style:language-complex="ar" style:country-complex="SA"/>
    </style:style>
    <style:style style:name="P35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efc616" officeooo:paragraph-rsid="01efc616" style:letter-kerning="false" style:font-size-asian="11pt" style:font-size-complex="11pt" style:language-complex="ar" style:country-complex="SA"/>
    </style:style>
    <style:style style:name="P35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efc616" officeooo:paragraph-rsid="01f0cf55" style:letter-kerning="false" style:font-size-asian="11pt" style:font-size-complex="11pt" style:language-complex="ar" style:country-complex="SA"/>
    </style:style>
    <style:style style:name="P35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f8ed7f" officeooo:paragraph-rsid="01f8ed7f" style:letter-kerning="false" style:font-size-asian="11pt" style:font-size-complex="11pt" style:language-complex="ar" style:country-complex="SA"/>
    </style:style>
    <style:style style:name="P35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fd2017" officeooo:paragraph-rsid="01fd2017" style:letter-kerning="false" style:font-size-asian="11pt" style:font-size-complex="11pt" style:language-complex="ar" style:country-complex="SA"/>
    </style:style>
    <style:style style:name="P35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fd2017" officeooo:paragraph-rsid="022053e9" style:letter-kerning="false" style:font-size-asian="11pt" style:font-size-complex="11pt" style:language-complex="ar" style:country-complex="SA"/>
    </style:style>
    <style:style style:name="P35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fd2017" officeooo:paragraph-rsid="0279fce7" style:letter-kerning="false" style:font-size-asian="11pt" style:font-size-complex="11pt" style:language-complex="ar" style:country-complex="SA"/>
    </style:style>
    <style:style style:name="P35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fd2017" officeooo:paragraph-rsid="027b23b4" style:letter-kerning="false" style:font-size-asian="11pt" style:font-size-complex="11pt" style:language-complex="ar" style:country-complex="SA"/>
    </style:style>
    <style:style style:name="P36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fd2017" officeooo:paragraph-rsid="027c120e" style:letter-kerning="false" style:font-size-asian="11pt" style:font-size-complex="11pt" style:language-complex="ar" style:country-complex="SA"/>
    </style:style>
    <style:style style:name="P36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02bc78" officeooo:paragraph-rsid="0202bc78" style:letter-kerning="false" style:font-size-asian="11pt" style:font-size-complex="11pt" style:language-complex="ar" style:country-complex="SA"/>
    </style:style>
    <style:style style:name="P36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02bc78" officeooo:paragraph-rsid="02241f63" style:letter-kerning="false" style:font-size-asian="11pt" style:font-size-complex="11pt" style:language-complex="ar" style:country-complex="SA"/>
    </style:style>
    <style:style style:name="P36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02bc78" officeooo:paragraph-rsid="022846eb" style:letter-kerning="false" style:font-size-asian="11pt" style:font-size-complex="11pt" style:language-complex="ar" style:country-complex="SA"/>
    </style:style>
    <style:style style:name="P36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02bc78" officeooo:paragraph-rsid="022a0b30" style:letter-kerning="false" style:font-size-asian="11pt" style:font-size-complex="11pt" style:language-complex="ar" style:country-complex="SA"/>
    </style:style>
    <style:style style:name="P36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02bc78" officeooo:paragraph-rsid="02879b1e" style:letter-kerning="false" style:font-size-asian="11pt" style:font-size-complex="11pt" style:language-complex="ar" style:country-complex="SA"/>
    </style:style>
    <style:style style:name="P36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047946" officeooo:paragraph-rsid="02047946" style:letter-kerning="false" style:font-size-asian="11pt" style:font-size-complex="11pt" style:language-complex="ar" style:country-complex="SA"/>
    </style:style>
    <style:style style:name="P36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047946" officeooo:paragraph-rsid="02241f63" style:letter-kerning="false" style:font-size-asian="11pt" style:font-size-complex="11pt" style:language-complex="ar" style:country-complex="SA"/>
    </style:style>
    <style:style style:name="P36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35533f" officeooo:paragraph-rsid="0235533f" style:letter-kerning="false" style:font-size-asian="11pt" style:font-size-complex="11pt" style:language-complex="ar" style:country-complex="SA"/>
    </style:style>
    <style:style style:name="P36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35a097" officeooo:paragraph-rsid="0235a097" style:letter-kerning="false" style:font-size-asian="11pt" style:font-size-complex="11pt" style:language-complex="ar" style:country-complex="SA"/>
    </style:style>
    <style:style style:name="P37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370ac8" officeooo:paragraph-rsid="02370ac8" style:letter-kerning="false" style:font-size-asian="11pt" style:font-size-complex="11pt" style:language-complex="ar" style:country-complex="SA"/>
    </style:style>
    <style:style style:name="P37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370ac8" officeooo:paragraph-rsid="0243f4f9" style:letter-kerning="false" style:font-size-asian="11pt" style:font-size-complex="11pt" style:language-complex="ar" style:country-complex="SA"/>
    </style:style>
    <style:style style:name="P37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476a22" officeooo:paragraph-rsid="02476a22" style:letter-kerning="false" style:font-size-asian="11pt" style:font-size-complex="11pt" style:language-complex="ar" style:country-complex="SA"/>
    </style:style>
    <style:style style:name="P37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623173" officeooo:paragraph-rsid="026a1a0b" style:letter-kerning="false" style:font-size-asian="11pt" style:font-size-complex="11pt" style:language-complex="ar" style:country-complex="SA"/>
    </style:style>
    <style:style style:name="P37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623173" officeooo:paragraph-rsid="02766809" style:letter-kerning="false" style:font-size-asian="11pt" style:font-size-complex="11pt" style:language-complex="ar" style:country-complex="SA"/>
    </style:style>
    <style:style style:name="P37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689e31" officeooo:paragraph-rsid="0279fce7" style:letter-kerning="false" style:font-size-asian="11pt" style:font-size-complex="11pt" style:language-complex="ar" style:country-complex="SA"/>
    </style:style>
    <style:style style:name="P37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689e31" officeooo:paragraph-rsid="027b23b4" style:letter-kerning="false" style:font-size-asian="11pt" style:font-size-complex="11pt" style:language-complex="ar" style:country-complex="SA"/>
    </style:style>
    <style:style style:name="P37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7b23b4" officeooo:paragraph-rsid="027b23b4" style:letter-kerning="false" style:font-size-asian="11pt" style:font-size-complex="11pt" style:language-complex="ar" style:country-complex="SA"/>
    </style:style>
    <style:style style:name="P37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7b23b4" officeooo:paragraph-rsid="027c120e" style:letter-kerning="false" style:font-size-asian="11pt" style:font-size-complex="11pt" style:language-complex="ar" style:country-complex="SA"/>
    </style:style>
    <style:style style:name="P37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7c120e" officeooo:paragraph-rsid="027c120e" style:letter-kerning="false" style:font-size-asian="11pt" style:font-size-complex="11pt" style:language-complex="ar" style:country-complex="SA"/>
    </style:style>
    <style:style style:name="P38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7dee89" officeooo:paragraph-rsid="027dee89" style:letter-kerning="false" style:font-size-asian="11pt" style:font-size-complex="11pt" style:language-complex="ar" style:country-complex="SA"/>
    </style:style>
    <style:style style:name="P38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947801" officeooo:paragraph-rsid="02947801" style:letter-kerning="false" style:font-size-asian="11pt" style:font-size-complex="11pt" style:language-complex="ar" style:country-complex="SA"/>
    </style:style>
    <style:style style:name="P38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966f05" officeooo:paragraph-rsid="02966f05" style:letter-kerning="false" style:font-size-asian="11pt" style:font-size-complex="11pt" style:language-complex="ar" style:country-complex="SA"/>
    </style:style>
    <style:style style:name="P38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9e0881" officeooo:paragraph-rsid="029e0881" style:letter-kerning="false" style:font-size-asian="11pt" style:font-size-complex="11pt" style:language-complex="ar" style:country-complex="SA"/>
    </style:style>
    <style:style style:name="P38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9e0881" officeooo:paragraph-rsid="02a3763b" style:letter-kerning="false" style:font-size-asian="11pt" style:font-size-complex="11pt" style:language-complex="ar" style:country-complex="SA"/>
    </style:style>
    <style:style style:name="P38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9e0881" officeooo:paragraph-rsid="02a40782" style:letter-kerning="false" style:font-size-asian="11pt" style:font-size-complex="11pt" style:language-complex="ar" style:country-complex="SA"/>
    </style:style>
    <style:style style:name="P38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9e0881" officeooo:paragraph-rsid="02a82b1f" style:letter-kerning="false" style:font-size-asian="11pt" style:font-size-complex="11pt" style:language-complex="ar" style:country-complex="SA"/>
    </style:style>
    <style:style style:name="P38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a82b1f" officeooo:paragraph-rsid="02a82b1f" style:letter-kerning="false" style:font-size-asian="11pt" style:font-size-complex="11pt" style:language-complex="ar" style:country-complex="SA"/>
    </style:style>
    <style:style style:name="P38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style:letter-kerning="false" style:font-size-asian="11pt" style:font-weight-asian="bold" style:font-size-complex="11pt" style:language-complex="ar" style:country-complex="SA" style:font-weight-complex="bold"/>
    </style:style>
    <style:style style:name="P38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2d81c2" style:letter-kerning="false" style:font-size-asian="11pt" style:font-weight-asian="bold" style:font-size-complex="11pt" style:language-complex="ar" style:country-complex="SA" style:font-weight-complex="bold"/>
    </style:style>
    <style:style style:name="P39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29ac3f" style:letter-kerning="false" style:font-size-asian="11pt" style:font-weight-asian="bold" style:font-size-complex="11pt" style:language-complex="ar" style:country-complex="SA" style:font-weight-complex="bold"/>
    </style:style>
    <style:style style:name="P39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34d3dc" style:letter-kerning="false" style:font-size-asian="11pt" style:font-weight-asian="bold" style:font-size-complex="11pt" style:language-complex="ar" style:country-complex="SA" style:font-weight-complex="bold"/>
    </style:style>
    <style:style style:name="P39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b5cc2f" style:letter-kerning="false" style:font-size-asian="11pt" style:font-weight-asian="bold" style:font-size-complex="11pt" style:language-complex="ar" style:country-complex="SA" style:font-weight-complex="bold"/>
    </style:style>
    <style:style style:name="P39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bde60a" style:letter-kerning="false" style:font-size-asian="11pt" style:font-weight-asian="bold" style:font-size-complex="11pt" style:language-complex="ar" style:country-complex="SA" style:font-weight-complex="bold"/>
    </style:style>
    <style:style style:name="P39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c9b65c" style:letter-kerning="false" style:font-size-asian="11pt" style:font-weight-asian="bold" style:font-size-complex="11pt" style:language-complex="ar" style:country-complex="SA" style:font-weight-complex="bold"/>
    </style:style>
    <style:style style:name="P39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c038e2" style:letter-kerning="false" style:font-size-asian="11pt" style:font-weight-asian="bold" style:font-size-complex="11pt" style:language-complex="ar" style:country-complex="SA" style:font-weight-complex="bold"/>
    </style:style>
    <style:style style:name="P39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f773d2" style:letter-kerning="false" style:font-size-asian="11pt" style:font-weight-asian="bold" style:font-size-complex="11pt" style:language-complex="ar" style:country-complex="SA" style:font-weight-complex="bold"/>
    </style:style>
    <style:style style:name="P39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f97a02" style:letter-kerning="false" style:font-size-asian="11pt" style:font-weight-asian="bold" style:font-size-complex="11pt" style:language-complex="ar" style:country-complex="SA" style:font-weight-complex="bold"/>
    </style:style>
    <style:style style:name="P39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f3d018" style:letter-kerning="false" style:font-size-asian="11pt" style:font-weight-asian="bold" style:font-size-complex="11pt" style:language-complex="ar" style:country-complex="SA" style:font-weight-complex="bold"/>
    </style:style>
    <style:style style:name="P39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2053e9" style:letter-kerning="false" style:font-size-asian="11pt" style:font-weight-asian="bold" style:font-size-complex="11pt" style:language-complex="ar" style:country-complex="SA" style:font-weight-complex="bold"/>
    </style:style>
    <style:style style:name="P40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241f63" style:letter-kerning="false" style:font-size-asian="11pt" style:font-weight-asian="bold" style:font-size-complex="11pt" style:language-complex="ar" style:country-complex="SA" style:font-weight-complex="bold"/>
    </style:style>
    <style:style style:name="P40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2846eb" style:letter-kerning="false" style:font-size-asian="11pt" style:font-weight-asian="bold" style:font-size-complex="11pt" style:language-complex="ar" style:country-complex="SA" style:font-weight-complex="bold"/>
    </style:style>
    <style:style style:name="P40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2a0b30" style:letter-kerning="false" style:font-size-asian="11pt" style:font-weight-asian="bold" style:font-size-complex="11pt" style:language-complex="ar" style:country-complex="SA" style:font-weight-complex="bold"/>
    </style:style>
    <style:style style:name="P40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33332f" style:letter-kerning="false" style:font-size-asian="11pt" style:font-weight-asian="bold" style:font-size-complex="11pt" style:language-complex="ar" style:country-complex="SA" style:font-weight-complex="bold"/>
    </style:style>
    <style:style style:name="P40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35e307" style:letter-kerning="false" style:font-size-asian="11pt" style:font-weight-asian="bold" style:font-size-complex="11pt" style:language-complex="ar" style:country-complex="SA" style:font-weight-complex="bold"/>
    </style:style>
    <style:style style:name="P40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2f735f" style:letter-kerning="false" style:font-size-asian="11pt" style:font-weight-asian="bold" style:font-size-complex="11pt" style:language-complex="ar" style:country-complex="SA" style:font-weight-complex="bold"/>
    </style:style>
    <style:style style:name="P40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43f4f9" style:letter-kerning="false" style:font-size-asian="11pt" style:font-weight-asian="bold" style:font-size-complex="11pt" style:language-complex="ar" style:country-complex="SA" style:font-weight-complex="bold"/>
    </style:style>
    <style:style style:name="P40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6a1a0b" style:letter-kerning="false" style:font-size-asian="11pt" style:font-weight-asian="bold" style:font-size-complex="11pt" style:language-complex="ar" style:country-complex="SA" style:font-weight-complex="bold"/>
    </style:style>
    <style:style style:name="P40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766809" style:letter-kerning="false" style:font-size-asian="11pt" style:font-weight-asian="bold" style:font-size-complex="11pt" style:language-complex="ar" style:country-complex="SA" style:font-weight-complex="bold"/>
    </style:style>
    <style:style style:name="P40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879b1e" style:letter-kerning="false" style:font-size-asian="11pt" style:font-weight-asian="bold" style:font-size-complex="11pt" style:language-complex="ar" style:country-complex="SA" style:font-weight-complex="bold"/>
    </style:style>
    <style:style style:name="P41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c9c57d" style:letter-kerning="false" style:font-size-asian="11pt" style:font-weight-asian="bold" style:font-size-complex="11pt" style:language-complex="ar" style:country-complex="SA" style:font-weight-complex="bold"/>
    </style:style>
    <style:style style:name="P41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cc0735" style:letter-kerning="false" style:font-size-asian="11pt" style:font-weight-asian="bold" style:font-size-complex="11pt" style:language-complex="ar" style:country-complex="SA" style:font-weight-complex="bold"/>
    </style:style>
    <style:style style:name="P41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normal" officeooo:rsid="0035d633" officeooo:paragraph-rsid="0035d633" style:letter-kerning="false" style:font-size-asian="11pt" style:font-style-asian="normal" style:font-size-complex="11pt" style:language-complex="ar" style:country-complex="SA" style:font-style-complex="normal"/>
    </style:style>
    <style:style style:name="P41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34d3dc" style:letter-kerning="false" style:font-size-asian="11pt" style:font-weight-asian="normal" style:font-size-complex="11pt" style:language-complex="ar" style:country-complex="SA" style:font-weight-complex="normal"/>
    </style:style>
    <style:style style:name="P41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90ba20" style:letter-kerning="false" style:font-size-asian="11pt" style:font-weight-asian="normal" style:font-size-complex="11pt" style:language-complex="ar" style:country-complex="SA" style:font-weight-complex="normal"/>
    </style:style>
    <style:style style:name="P41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b5cc2f" style:letter-kerning="false" style:font-size-asian="11pt" style:font-weight-asian="normal" style:font-size-complex="11pt" style:language-complex="ar" style:country-complex="SA" style:font-weight-complex="normal"/>
    </style:style>
    <style:style style:name="P41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c038e2" style:letter-kerning="false" style:font-size-asian="11pt" style:font-weight-asian="normal" style:font-size-complex="11pt" style:language-complex="ar" style:country-complex="SA" style:font-weight-complex="normal"/>
    </style:style>
    <style:style style:name="P41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c9b65c" style:letter-kerning="false" style:font-size-asian="11pt" style:font-weight-asian="normal" style:font-size-complex="11pt" style:language-complex="ar" style:country-complex="SA" style:font-weight-complex="normal"/>
    </style:style>
    <style:style style:name="P41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f773d2" style:letter-kerning="false" style:font-size-asian="11pt" style:font-weight-asian="normal" style:font-size-complex="11pt" style:language-complex="ar" style:country-complex="SA" style:font-weight-complex="normal"/>
    </style:style>
    <style:style style:name="P4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f97a02" style:letter-kerning="false" style:font-size-asian="11pt" style:font-weight-asian="normal" style:font-size-complex="11pt" style:language-complex="ar" style:country-complex="SA" style:font-weight-complex="normal"/>
    </style:style>
    <style:style style:name="P4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2053e9" style:letter-kerning="false" style:font-size-asian="11pt" style:font-weight-asian="normal" style:font-size-complex="11pt" style:language-complex="ar" style:country-complex="SA" style:font-weight-complex="normal"/>
    </style:style>
    <style:style style:name="P4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2f735f" style:letter-kerning="false" style:font-size-asian="11pt" style:font-weight-asian="normal" style:font-size-complex="11pt" style:language-complex="ar" style:country-complex="SA" style:font-weight-complex="normal"/>
    </style:style>
    <style:style style:name="P4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43f4f9" style:letter-kerning="false" style:font-size-asian="11pt" style:font-weight-asian="normal" style:font-size-complex="11pt" style:language-complex="ar" style:country-complex="SA" style:font-weight-complex="normal"/>
    </style:style>
    <style:style style:name="P4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6a1a0b" style:letter-kerning="false" style:font-size-asian="11pt" style:font-weight-asian="normal" style:font-size-complex="11pt" style:language-complex="ar" style:country-complex="SA" style:font-weight-complex="normal"/>
    </style:style>
    <style:style style:name="P4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766809" style:letter-kerning="false" style:font-size-asian="11pt" style:font-weight-asian="normal" style:font-size-complex="11pt" style:language-complex="ar" style:country-complex="SA" style:font-weight-complex="normal"/>
    </style:style>
    <style:style style:name="P42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79fce7" style:letter-kerning="false" style:font-size-asian="11pt" style:font-weight-asian="normal" style:font-size-complex="11pt" style:language-complex="ar" style:country-complex="SA" style:font-weight-complex="normal"/>
    </style:style>
    <style:style style:name="P4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7b23b4" style:letter-kerning="false" style:font-size-asian="11pt" style:font-weight-asian="normal" style:font-size-complex="11pt" style:language-complex="ar" style:country-complex="SA" style:font-weight-complex="normal"/>
    </style:style>
    <style:style style:name="P42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7c120e" style:letter-kerning="false" style:font-size-asian="11pt" style:font-weight-asian="normal" style:font-size-complex="11pt" style:language-complex="ar" style:country-complex="SA" style:font-weight-complex="normal"/>
    </style:style>
    <style:style style:name="P42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879b1e" style:letter-kerning="false" style:font-size-asian="11pt" style:font-weight-asian="normal" style:font-size-complex="11pt" style:language-complex="ar" style:country-complex="SA" style:font-weight-complex="normal"/>
    </style:style>
    <style:style style:name="P42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c9c57d" style:letter-kerning="false" style:font-size-asian="11pt" style:font-weight-asian="normal" style:font-size-complex="11pt" style:language-complex="ar" style:country-complex="SA" style:font-weight-complex="normal"/>
    </style:style>
    <style:style style:name="P43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cc0735" style:letter-kerning="false" style:font-size-asian="11pt" style:font-weight-asian="normal" style:font-size-complex="11pt" style:language-complex="ar" style:country-complex="SA" style:font-weight-complex="normal"/>
    </style:style>
    <style:style style:name="P43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cf7242" style:letter-kerning="false" style:font-size-asian="11pt" style:font-weight-asian="normal" style:font-size-complex="11pt" style:language-complex="ar" style:country-complex="SA" style:font-weight-complex="normal"/>
    </style:style>
    <style:style style:name="P43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rsid="02476a22" officeooo:paragraph-rsid="02476a22" style:letter-kerning="false" style:font-size-asian="11pt" style:font-weight-asian="normal" style:font-size-complex="11pt" style:language-complex="ar" style:country-complex="SA" style:font-weight-complex="normal"/>
    </style:style>
    <style:style style:name="P43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rsid="01fd2017" officeooo:paragraph-rsid="0279fce7" style:letter-kerning="false" style:font-size-asian="11pt" style:font-weight-asian="normal" style:font-size-complex="11pt" style:language-complex="ar" style:country-complex="SA" style:font-weight-complex="normal"/>
    </style:style>
    <style:style style:name="P43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rsid="01fd2017" officeooo:paragraph-rsid="027b23b4" style:letter-kerning="false" style:font-size-asian="11pt" style:font-weight-asian="normal" style:font-size-complex="11pt" style:language-complex="ar" style:country-complex="SA" style:font-weight-complex="normal"/>
    </style:style>
    <style:style style:name="P43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rsid="01fd2017" officeooo:paragraph-rsid="027c120e" style:letter-kerning="false" style:font-size-asian="11pt" style:font-weight-asian="normal" style:font-size-complex="11pt" style:language-complex="ar" style:country-complex="SA" style:font-weight-complex="normal"/>
    </style:style>
    <style:style style:name="P43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rsid="02c9d196" officeooo:paragraph-rsid="02c9d196" style:letter-kerning="false" style:font-size-asian="11pt" style:font-weight-asian="normal" style:font-size-complex="11pt" style:language-complex="ar" style:country-complex="SA" style:font-weight-complex="normal"/>
    </style:style>
    <style:style style:name="P43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rsid="02ca3cf3" officeooo:paragraph-rsid="02ca3cf3" style:letter-kerning="false" style:font-size-asian="11pt" style:font-weight-asian="normal" style:font-size-complex="11pt" style:language-complex="ar" style:country-complex="SA" style:font-weight-complex="normal"/>
    </style:style>
    <style:style style:name="P438" style:family="paragraph" style:parent-style-name="Standard">
      <style:paragraph-properties fo:margin-top="0in" fo:margin-bottom="0in" style:contextual-spacing="false" fo:text-align="start" style:justify-single-word="false" fo:orphans="2" fo:widows="2"/>
      <style:text-properties fo:color="#c00000" loext:opacity="100%" fo:font-size="12pt" fo:language="en" fo:country="US" style:letter-kerning="false" style:font-size-asian="12pt" style:font-size-complex="12pt" style:language-complex="ar" style:country-complex="SA"/>
    </style:style>
    <style:style style:name="P43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01def4f" officeooo:paragraph-rsid="001def4f" style:letter-kerning="false" style:font-name-asian="Times New Roman2" style:font-size-asian="11pt" style:language-asian="en" style:country-asian="GB" style:font-name-complex="Times New Roman2" style:font-size-complex="11pt" style:language-complex="ar" style:country-complex="SA"/>
    </style:style>
    <style:style style:name="P44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171cc1" officeooo:paragraph-rsid="01171cc1" style:letter-kerning="false" style:font-name-asian="Times New Roman2" style:font-size-asian="11pt" style:language-asian="en" style:country-asian="GB" style:font-name-complex="Times New Roman2" style:font-size-complex="11pt" style:language-complex="ar" style:country-complex="SA"/>
    </style:style>
    <style:style style:name="P44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221a3c" style:letter-kerning="false" style:font-name-asian="Times New Roman2" style:font-size-asian="11pt" style:language-asian="en" style:country-asian="GB" style:font-name-complex="Times New Roman2" style:font-size-complex="11pt" style:language-complex="ar" style:country-complex="SA"/>
    </style:style>
    <style:style style:name="P44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2358de" style:letter-kerning="false" style:font-name-asian="Times New Roman2" style:font-size-asian="11pt" style:language-asian="en" style:country-asian="GB" style:font-name-complex="Times New Roman2" style:font-size-complex="11pt" style:language-complex="ar" style:country-complex="SA"/>
    </style:style>
    <style:style style:name="P44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7fef80" style:letter-kerning="false" style:font-name-asian="Times New Roman2" style:font-size-asian="11pt" style:language-asian="en" style:country-asian="GB" style:font-name-complex="Times New Roman2" style:font-size-complex="11pt" style:language-complex="ar" style:country-complex="SA"/>
    </style:style>
    <style:style style:name="P44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8ae847" style:letter-kerning="false" style:font-name-asian="Times New Roman2" style:font-size-asian="11pt" style:language-asian="en" style:country-asian="GB" style:font-name-complex="Times New Roman2" style:font-size-complex="11pt" style:language-complex="ar" style:country-complex="SA"/>
    </style:style>
    <style:style style:name="P44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92f829" style:letter-kerning="false" style:font-name-asian="Times New Roman2" style:font-size-asian="11pt" style:language-asian="en" style:country-asian="GB" style:font-name-complex="Times New Roman2" style:font-size-complex="11pt" style:language-complex="ar" style:country-complex="SA"/>
    </style:style>
    <style:style style:name="P44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9ee035" style:letter-kerning="false" style:font-name-asian="Times New Roman2" style:font-size-asian="11pt" style:language-asian="en" style:country-asian="GB" style:font-name-complex="Times New Roman2" style:font-size-complex="11pt" style:language-complex="ar" style:country-complex="SA"/>
    </style:style>
    <style:style style:name="P44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67c2" officeooo:paragraph-rsid="012267c2" style:letter-kerning="false" style:font-name-asian="Times New Roman2" style:font-size-asian="11pt" style:language-asian="en" style:country-asian="GB" style:font-name-complex="Times New Roman2" style:font-size-complex="11pt" style:language-complex="ar" style:country-complex="SA"/>
    </style:style>
    <style:style style:name="P44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67c2" officeooo:paragraph-rsid="012358de" style:letter-kerning="false" style:font-name-asian="Times New Roman2" style:font-size-asian="11pt" style:language-asian="en" style:country-asian="GB" style:font-name-complex="Times New Roman2" style:font-size-complex="11pt" style:language-complex="ar" style:country-complex="SA"/>
    </style:style>
    <style:style style:name="P44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67c2" officeooo:paragraph-rsid="017fef80" style:letter-kerning="false" style:font-name-asian="Times New Roman2" style:font-size-asian="11pt" style:language-asian="en" style:country-asian="GB" style:font-name-complex="Times New Roman2" style:font-size-complex="11pt" style:language-complex="ar" style:country-complex="SA"/>
    </style:style>
    <style:style style:name="P45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67c2" officeooo:paragraph-rsid="018ae847" style:letter-kerning="false" style:font-name-asian="Times New Roman2" style:font-size-asian="11pt" style:language-asian="en" style:country-asian="GB" style:font-name-complex="Times New Roman2" style:font-size-complex="11pt" style:language-complex="ar" style:country-complex="SA"/>
    </style:style>
    <style:style style:name="P45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d81c2" officeooo:paragraph-rsid="012d81c2" style:letter-kerning="false" style:font-name-asian="Times New Roman2" style:font-size-asian="11pt" style:language-asian="en" style:country-asian="GB" style:font-name-complex="Times New Roman2" style:font-size-complex="11pt" style:language-complex="ar" style:country-complex="SA"/>
    </style:style>
    <style:style style:name="P45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95f027" officeooo:paragraph-rsid="0195f027" style:letter-kerning="false" style:font-name-asian="Times New Roman2" style:font-size-asian="11pt" style:language-asian="en" style:country-asian="GB" style:font-name-complex="Times New Roman2" style:font-size-complex="11pt" style:language-complex="ar" style:country-complex="SA"/>
    </style:style>
    <style:style style:name="P45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cf2b86" officeooo:paragraph-rsid="01cf2b86" style:letter-kerning="false" style:font-name-asian="Times New Roman2" style:font-size-asian="11pt" style:language-asian="en" style:country-asian="GB" style:font-name-complex="Times New Roman2" style:font-size-complex="11pt" style:language-complex="ar" style:country-complex="SA"/>
    </style:style>
    <style:style style:name="P45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cf2b86" officeooo:paragraph-rsid="01d2545b" style:letter-kerning="false" style:font-name-asian="Times New Roman2" style:font-size-asian="11pt" style:language-asian="en" style:country-asian="GB" style:font-name-complex="Times New Roman2" style:font-size-complex="11pt" style:language-complex="ar" style:country-complex="SA"/>
    </style:style>
    <style:style style:name="P45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cf2b86" officeooo:paragraph-rsid="01d8606a" style:letter-kerning="false" style:font-name-asian="Times New Roman2" style:font-size-asian="11pt" style:language-asian="en" style:country-asian="GB" style:font-name-complex="Times New Roman2" style:font-size-complex="11pt" style:language-complex="ar" style:country-complex="SA"/>
    </style:style>
    <style:style style:name="P45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cf2b86" officeooo:paragraph-rsid="01ee9397" style:letter-kerning="false" style:font-name-asian="Times New Roman2" style:font-size-asian="11pt" style:language-asian="en" style:country-asian="GB" style:font-name-complex="Times New Roman2" style:font-size-complex="11pt" style:language-complex="ar" style:country-complex="SA"/>
    </style:style>
    <style:style style:name="P45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cf2b86" officeooo:paragraph-rsid="01f0cf55" style:letter-kerning="false" style:font-name-asian="Times New Roman2" style:font-size-asian="11pt" style:language-asian="en" style:country-asian="GB" style:font-name-complex="Times New Roman2" style:font-size-complex="11pt" style:language-complex="ar" style:country-complex="SA"/>
    </style:style>
    <style:style style:name="P45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efc616" officeooo:paragraph-rsid="01efc616" style:letter-kerning="false" style:font-name-asian="Times New Roman2" style:font-size-asian="11pt" style:language-asian="en" style:country-asian="GB" style:font-name-complex="Times New Roman2" style:font-size-complex="11pt" style:language-complex="ar" style:country-complex="SA"/>
    </style:style>
    <style:style style:name="P45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f97a02" officeooo:paragraph-rsid="01f97a02" style:letter-kerning="false" style:font-name-asian="Times New Roman2" style:font-size-asian="11pt" style:language-asian="en" style:country-asian="GB" style:font-name-complex="Times New Roman2" style:font-size-complex="11pt" style:language-complex="ar" style:country-complex="SA"/>
    </style:style>
    <style:style style:name="P46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f97a02" officeooo:paragraph-rsid="022053e9" style:letter-kerning="false" style:font-name-asian="Times New Roman2" style:font-size-asian="11pt" style:language-asian="en" style:country-asian="GB" style:font-name-complex="Times New Roman2" style:font-size-complex="11pt" style:language-complex="ar" style:country-complex="SA"/>
    </style:style>
    <style:style style:name="P46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241f63" officeooo:paragraph-rsid="02241f63" style:letter-kerning="false" style:font-name-asian="Times New Roman2" style:font-size-asian="11pt" style:language-asian="en" style:country-asian="GB" style:font-name-complex="Times New Roman2" style:font-size-complex="11pt" style:language-complex="ar" style:country-complex="SA"/>
    </style:style>
    <style:style style:name="P46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241f63" officeooo:paragraph-rsid="022846eb" style:letter-kerning="false" style:font-name-asian="Times New Roman2" style:font-size-asian="11pt" style:language-asian="en" style:country-asian="GB" style:font-name-complex="Times New Roman2" style:font-size-complex="11pt" style:language-complex="ar" style:country-complex="SA"/>
    </style:style>
    <style:style style:name="P46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241f63" officeooo:paragraph-rsid="022a0b30" style:letter-kerning="false" style:font-name-asian="Times New Roman2" style:font-size-asian="11pt" style:language-asian="en" style:country-asian="GB" style:font-name-complex="Times New Roman2" style:font-size-complex="11pt" style:language-complex="ar" style:country-complex="SA"/>
    </style:style>
    <style:style style:name="P46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2846eb" officeooo:paragraph-rsid="022846eb" style:letter-kerning="false" style:font-name-asian="Times New Roman2" style:font-size-asian="11pt" style:language-asian="en" style:country-asian="GB" style:font-name-complex="Times New Roman2" style:font-size-complex="11pt" style:language-complex="ar" style:country-complex="SA"/>
    </style:style>
    <style:style style:name="P46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2a0b30" officeooo:paragraph-rsid="022a0b30" style:letter-kerning="false" style:font-name-asian="Times New Roman2" style:font-size-asian="11pt" style:language-asian="en" style:country-asian="GB" style:font-name-complex="Times New Roman2" style:font-size-complex="11pt" style:language-complex="ar" style:country-complex="SA"/>
    </style:style>
    <style:style style:name="P46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2a0b30" officeooo:paragraph-rsid="02879b1e" style:letter-kerning="false" style:font-name-asian="Times New Roman2" style:font-size-asian="11pt" style:language-asian="en" style:country-asian="GB" style:font-name-complex="Times New Roman2" style:font-size-complex="11pt" style:language-complex="ar" style:country-complex="SA"/>
    </style:style>
    <style:style style:name="P46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41b62b" officeooo:paragraph-rsid="0241b62b" style:letter-kerning="false" style:font-name-asian="Times New Roman2" style:font-size-asian="11pt" style:language-asian="en" style:country-asian="GB" style:font-name-complex="Times New Roman2" style:font-size-complex="11pt" style:language-complex="ar" style:country-complex="SA"/>
    </style:style>
    <style:style style:name="P46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42c8b8" officeooo:paragraph-rsid="0242c8b8" style:letter-kerning="false" style:font-name-asian="Times New Roman2" style:font-size-asian="11pt" style:language-asian="en" style:country-asian="GB" style:font-name-complex="Times New Roman2" style:font-size-complex="11pt" style:language-complex="ar" style:country-complex="SA"/>
    </style:style>
    <style:style style:name="P46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476a22" officeooo:paragraph-rsid="02476a22" style:letter-kerning="false" style:font-name-asian="Times New Roman2" style:font-size-asian="11pt" style:language-asian="en" style:country-asian="GB" style:font-name-complex="Times New Roman2" style:font-size-complex="11pt" style:language-complex="ar" style:country-complex="SA"/>
    </style:style>
    <style:style style:name="P47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605af4" officeooo:paragraph-rsid="026a1a0b" style:letter-kerning="false" style:font-name-asian="Times New Roman2" style:font-size-asian="11pt" style:language-asian="en" style:country-asian="GB" style:font-name-complex="Times New Roman2" style:font-size-complex="11pt" style:language-complex="ar" style:country-complex="SA"/>
    </style:style>
    <style:style style:name="P47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605af4" officeooo:paragraph-rsid="02766809" style:letter-kerning="false" style:font-name-asian="Times New Roman2" style:font-size-asian="11pt" style:language-asian="en" style:country-asian="GB" style:font-name-complex="Times New Roman2" style:font-size-complex="11pt" style:language-complex="ar" style:country-complex="SA"/>
    </style:style>
    <style:style style:name="P47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76d64d" officeooo:paragraph-rsid="0276d64d" style:letter-kerning="false" style:font-name-asian="Times New Roman2" style:font-size-asian="11pt" style:language-asian="en" style:country-asian="GB" style:font-name-complex="Times New Roman2" style:font-size-complex="11pt" style:language-complex="ar" style:country-complex="SA"/>
    </style:style>
    <style:style style:name="P47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89a7ba" officeooo:paragraph-rsid="0289a7ba" style:letter-kerning="false" style:font-name-asian="Times New Roman2" style:font-size-asian="11pt" style:language-asian="en" style:country-asian="GB" style:font-name-complex="Times New Roman2" style:font-size-complex="11pt" style:language-complex="ar" style:country-complex="SA"/>
    </style:style>
    <style:style style:name="P47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8aa1b4" officeooo:paragraph-rsid="028aa1b4" style:letter-kerning="false" style:font-name-asian="Times New Roman2" style:font-size-asian="11pt" style:language-asian="en" style:country-asian="GB" style:font-name-complex="Times New Roman2" style:font-size-complex="11pt" style:language-complex="ar" style:country-complex="SA"/>
    </style:style>
    <style:style style:name="P47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c42f65" officeooo:paragraph-rsid="02c42f65" style:letter-kerning="false" style:font-name-asian="Times New Roman2" style:font-size-asian="11pt" style:language-asian="en" style:country-asian="GB" style:font-name-complex="Times New Roman2" style:font-size-complex="11pt" style:language-complex="ar" style:country-complex="SA"/>
    </style:style>
    <style:style style:name="P47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cddd4c" officeooo:paragraph-rsid="02cddd4c" style:letter-kerning="false" style:font-name-asian="Times New Roman2" style:font-size-asian="11pt" style:language-asian="en" style:country-asian="GB" style:font-name-complex="Times New Roman2" style:font-size-complex="11pt" style:language-complex="ar" style:country-complex="SA"/>
    </style:style>
    <style:style style:name="P47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cddd4c" officeooo:paragraph-rsid="02cf7242" style:letter-kerning="false" style:font-name-asian="Times New Roman2" style:font-size-asian="11pt" style:language-asian="en" style:country-asian="GB" style:font-name-complex="Times New Roman2" style:font-size-complex="11pt" style:language-complex="ar" style:country-complex="SA"/>
    </style:style>
    <style:style style:name="P47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cf7242" officeooo:paragraph-rsid="02cf7242" style:letter-kerning="false" style:font-name-asian="Times New Roman2" style:font-size-asian="11pt" style:language-asian="en" style:country-asian="GB" style:font-name-complex="Times New Roman2" style:font-size-complex="11pt" style:language-complex="ar" style:country-complex="SA"/>
    </style:style>
    <style:style style:name="P47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style="italic" officeooo:rsid="0027b66e" officeooo:paragraph-rsid="0027b66e"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48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style="italic" officeooo:rsid="001def4f" officeooo:paragraph-rsid="0035d633"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48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style="normal" officeooo:rsid="0035d633" officeooo:paragraph-rsid="0035d633" style:letter-kerning="false" style:font-name-asian="Times New Roman2" style:font-size-asian="11pt" style:language-asian="en" style:country-asian="GB" style:font-style-asian="normal" style:font-name-complex="Times New Roman2" style:font-size-complex="11pt" style:language-complex="ar" style:country-complex="SA" style:font-style-complex="normal"/>
    </style:style>
    <style:style style:name="P48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normal" officeooo:rsid="01f773d2" officeooo:paragraph-rsid="01f97a02" style:letter-kerning="false" style:font-name-asian="Times New Roman2" style:font-size-asian="11pt" style:language-asian="en" style:country-asian="GB" style:font-weight-asian="normal" style:font-name-complex="Times New Roman2" style:font-size-complex="11pt" style:language-complex="ar" style:country-complex="SA" style:font-weight-complex="normal"/>
    </style:style>
    <style:style style:name="P48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normal" officeooo:rsid="02241f63" officeooo:paragraph-rsid="022846eb" style:letter-kerning="false" style:font-name-asian="Times New Roman2" style:font-size-asian="11pt" style:language-asian="en" style:country-asian="GB" style:font-weight-asian="normal" style:font-name-complex="Times New Roman2" style:font-size-complex="11pt" style:language-complex="ar" style:country-complex="SA" style:font-weight-complex="normal"/>
    </style:style>
    <style:style style:name="P48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normal" officeooo:rsid="02241f63" officeooo:paragraph-rsid="022a0b30" style:letter-kerning="false" style:font-name-asian="Times New Roman2" style:font-size-asian="11pt" style:language-asian="en" style:country-asian="GB" style:font-weight-asian="normal" style:font-name-complex="Times New Roman2" style:font-size-complex="11pt" style:language-complex="ar" style:country-complex="SA" style:font-weight-complex="normal"/>
    </style:style>
    <style:style style:name="P48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normal" officeooo:rsid="02241f63" officeooo:paragraph-rsid="02879b1e" style:letter-kerning="false" style:font-name-asian="Times New Roman2" style:font-size-asian="11pt" style:language-asian="en" style:country-asian="GB" style:font-weight-asian="normal" style:font-name-complex="Times New Roman2" style:font-size-complex="11pt" style:language-complex="ar" style:country-complex="SA" style:font-weight-complex="normal"/>
    </style:style>
    <style:style style:name="P48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normal" officeooo:rsid="02241f63" officeooo:paragraph-rsid="02cc0735" style:letter-kerning="false" style:font-name-asian="Times New Roman2" style:font-size-asian="11pt" style:language-asian="en" style:country-asian="GB" style:font-weight-asian="normal" style:font-name-complex="Times New Roman2" style:font-size-complex="11pt" style:language-complex="ar" style:country-complex="SA" style:font-weight-complex="normal"/>
    </style:style>
    <style:style style:name="P48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normal" officeooo:rsid="02241f63" officeooo:paragraph-rsid="02cf7242" style:letter-kerning="false" style:font-name-asian="Times New Roman2" style:font-size-asian="11pt" style:language-asian="en" style:country-asian="GB" style:font-weight-asian="normal" style:font-name-complex="Times New Roman2" style:font-size-complex="11pt" style:language-complex="ar" style:country-complex="SA" style:font-weight-complex="normal"/>
    </style:style>
    <style:style style:name="P48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normal" officeooo:rsid="01f97a02" officeooo:paragraph-rsid="027b23b4" style:letter-kerning="false" style:font-name-asian="Times New Roman2" style:font-size-asian="11pt" style:language-asian="en" style:country-asian="GB" style:font-weight-asian="normal" style:font-name-complex="Times New Roman2" style:font-size-complex="11pt" style:language-complex="ar" style:country-complex="SA" style:font-weight-complex="normal"/>
    </style:style>
    <style:style style:name="P48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normal" officeooo:rsid="01f97a02" officeooo:paragraph-rsid="027c120e" style:letter-kerning="false" style:font-name-asian="Times New Roman2" style:font-size-asian="11pt" style:language-asian="en" style:country-asian="GB" style:font-weight-asian="normal" style:font-name-complex="Times New Roman2" style:font-size-complex="11pt" style:language-complex="ar" style:country-complex="SA" style:font-weight-complex="normal"/>
    </style:style>
    <style:style style:name="P49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normal" officeooo:rsid="02ca3cf3" officeooo:paragraph-rsid="02ca3cf3" style:letter-kerning="false" style:font-name-asian="Times New Roman2" style:font-size-asian="11pt" style:language-asian="en" style:country-asian="GB" style:font-weight-asian="normal" style:font-name-complex="Times New Roman2" style:font-size-complex="11pt" style:language-complex="ar" style:country-complex="SA" style:font-weight-complex="normal"/>
    </style:style>
    <style:style style:name="P49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normal" officeooo:rsid="02d2d44c" officeooo:paragraph-rsid="02d2d44c" style:letter-kerning="false" style:font-name-asian="Times New Roman2" style:font-size-asian="11pt" style:language-asian="en" style:country-asian="GB" style:font-weight-asian="normal" style:font-name-complex="Times New Roman2" style:font-size-complex="11pt" style:language-complex="ar" style:country-complex="SA" style:font-weight-complex="normal"/>
    </style:style>
    <style:style style:name="P49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bold" officeooo:rsid="01f97a02" officeooo:paragraph-rsid="01f97a02"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P49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bold" officeooo:rsid="01f97a02" officeooo:paragraph-rsid="022053e9"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P49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bold" officeooo:rsid="01f97a02" officeooo:paragraph-rsid="0279fce7"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P49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bold" officeooo:rsid="01f97a02" officeooo:paragraph-rsid="027b23b4"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P49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bold" officeooo:rsid="01f97a02" officeooo:paragraph-rsid="027c120e"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P49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bold" officeooo:rsid="02241f63" officeooo:paragraph-rsid="02879b1e"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P49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bold" officeooo:rsid="02241f63" officeooo:paragraph-rsid="02cc0735"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P49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bold" officeooo:rsid="02241f63" officeooo:paragraph-rsid="02cf7242"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P50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17e3ab9"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50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1b1cfd2"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50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1b410e3"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50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1f3d018"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50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2241f63"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50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22846eb"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50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22a0b30"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50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2879b1e"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50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2cc0735"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50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2cf7242"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51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202bc78" officeooo:paragraph-rsid="0202bc78"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51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202bc78" officeooo:paragraph-rsid="02241f63"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51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202bc78" officeooo:paragraph-rsid="022846eb"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51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202bc78" officeooo:paragraph-rsid="022a0b30"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51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202bc78" officeooo:paragraph-rsid="02879b1e"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51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202bc78" officeooo:paragraph-rsid="02cc0735"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51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202bc78" officeooo:paragraph-rsid="02cf7242"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51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a4062a" officeooo:paragraph-rsid="01a4062a" style:letter-kerning="false" style:font-name-asian="Times New Roman2" style:font-size-asian="11pt" style:language-asian="en" style:country-asian="GB" style:font-name-complex="Times New Roman2" style:font-size-complex="11pt" style:language-complex="ar" style:country-complex="SA"/>
    </style:style>
    <style:style style:name="P51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d31edf" officeooo:paragraph-rsid="01d31edf" style:letter-kerning="false" style:font-name-asian="Times New Roman2" style:font-size-asian="11pt" style:language-asian="en" style:country-asian="GB" style:font-name-complex="Times New Roman2" style:font-size-complex="11pt" style:language-complex="ar" style:country-complex="SA"/>
    </style:style>
    <style:style style:name="P5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d32dfb" officeooo:paragraph-rsid="01d32dfb" style:letter-kerning="false" style:font-name-asian="Times New Roman2" style:font-size-asian="11pt" style:language-asian="en" style:country-asian="GB" style:font-name-complex="Times New Roman2" style:font-size-complex="11pt" style:language-complex="ar" style:country-complex="SA"/>
    </style:style>
    <style:style style:name="P5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da07b7" officeooo:paragraph-rsid="01da07b7" style:letter-kerning="false" style:font-name-asian="Times New Roman2" style:font-size-asian="11pt" style:language-asian="en" style:country-asian="GB" style:font-name-complex="Times New Roman2" style:font-size-complex="11pt" style:language-complex="ar" style:country-complex="SA"/>
    </style:style>
    <style:style style:name="P5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dac83c" officeooo:paragraph-rsid="01dac83c" style:letter-kerning="false" style:font-name-asian="Times New Roman2" style:font-size-asian="11pt" style:language-asian="en" style:country-asian="GB" style:font-name-complex="Times New Roman2" style:font-size-complex="11pt" style:language-complex="ar" style:country-complex="SA"/>
    </style:style>
    <style:style style:name="P5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f0a51e" officeooo:paragraph-rsid="01f0a51e" style:letter-kerning="false" style:font-name-asian="Times New Roman2" style:font-size-asian="11pt" style:language-asian="en" style:country-asian="GB" style:font-name-complex="Times New Roman2" style:font-size-complex="11pt" style:language-complex="ar" style:country-complex="SA"/>
    </style:style>
    <style:style style:name="P5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f20bf4" officeooo:paragraph-rsid="01f20bf4" style:letter-kerning="false" style:font-name-asian="Times New Roman2" style:font-size-asian="11pt" style:language-asian="en" style:country-asian="GB" style:font-name-complex="Times New Roman2" style:font-size-complex="11pt" style:language-complex="ar" style:country-complex="SA"/>
    </style:style>
    <style:style style:name="P5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paragraph-rsid="02c3a76c" style:letter-kerning="false" style:font-name-asian="Times New Roman2" style:font-size-asian="11pt" style:language-asian="en" style:country-asian="GB" style:font-name-complex="Times New Roman2" style:font-size-complex="11pt" style:language-complex="ar" style:country-complex="SA"/>
    </style:style>
    <style:style style:name="P52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paragraph-rsid="02c5aee8" style:letter-kerning="false" style:font-name-asian="Times New Roman2" style:font-size-asian="11pt" style:language-asian="en" style:country-asian="GB" style:font-name-complex="Times New Roman2" style:font-size-complex="11pt" style:language-complex="ar" style:country-complex="SA"/>
    </style:style>
    <style:style style:name="P5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paragraph-rsid="02c752b6" style:letter-kerning="false" style:font-name-asian="Times New Roman2" style:font-size-asian="11pt" style:language-asian="en" style:country-asian="GB" style:font-name-complex="Times New Roman2" style:font-size-complex="11pt" style:language-complex="ar" style:country-complex="SA"/>
    </style:style>
    <style:style style:name="P52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2c42f65" officeooo:paragraph-rsid="02c42f65" style:letter-kerning="false" style:font-name-asian="Times New Roman2" style:font-size-asian="11pt" style:language-asian="en" style:country-asian="GB" style:font-name-complex="Times New Roman2" style:font-size-complex="11pt" style:language-complex="ar" style:country-complex="SA"/>
    </style:style>
    <style:style style:name="P52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2c42f65" officeooo:paragraph-rsid="02c5aee8" style:letter-kerning="false" style:font-name-asian="Times New Roman2" style:font-size-asian="11pt" style:language-asian="en" style:country-asian="GB" style:font-name-complex="Times New Roman2" style:font-size-complex="11pt" style:language-complex="ar" style:country-complex="SA"/>
    </style:style>
    <style:style style:name="P52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2c42f65" officeooo:paragraph-rsid="02c752b6" style:letter-kerning="false" style:font-name-asian="Times New Roman2" style:font-size-asian="11pt" style:language-asian="en" style:country-asian="GB" style:font-name-complex="Times New Roman2" style:font-size-complex="11pt" style:language-complex="ar" style:country-complex="SA"/>
    </style:style>
    <style:style style:name="P53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normal" officeooo:rsid="027f15a7" officeooo:paragraph-rsid="027f15a7" style:letter-kerning="false" style:font-name-asian="Times New Roman2" style:font-size-asian="11pt" style:language-asian="en" style:country-asian="GB" style:font-style-asian="normal" style:font-name-complex="Times New Roman2" style:font-size-complex="11pt" style:language-complex="ar" style:country-complex="SA" style:font-style-complex="normal"/>
    </style:style>
    <style:style style:name="P53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normal" officeooo:rsid="0280d61e" officeooo:paragraph-rsid="0280d61e" style:letter-kerning="false" style:font-name-asian="Times New Roman2" style:font-size-asian="11pt" style:language-asian="en" style:country-asian="GB" style:font-style-asian="normal" style:font-name-complex="Times New Roman2" style:font-size-complex="11pt" style:language-complex="ar" style:country-complex="SA" style:font-style-complex="normal"/>
    </style:style>
    <style:style style:name="P53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officeooo:rsid="029e0881" officeooo:paragraph-rsid="02c3a76c" style:letter-kerning="false" style:font-name-asian="Times New Roman2" style:font-size-asian="11pt" style:language-asian="en" style:country-asian="GB" style:font-name-complex="Times New Roman2" style:font-size-complex="11pt" style:language-complex="ar" style:country-complex="SA"/>
    </style:style>
    <style:style style:name="P53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officeooo:rsid="029e0881" officeooo:paragraph-rsid="02c752b6" style:letter-kerning="false" style:font-name-asian="Times New Roman2" style:font-size-asian="11pt" style:language-asian="en" style:country-asian="GB" style:font-name-complex="Times New Roman2" style:font-size-complex="11pt" style:language-complex="ar" style:country-complex="SA"/>
    </style:style>
    <style:style style:name="P53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officeooo:rsid="02a82b1f" officeooo:paragraph-rsid="02c3a76c" style:letter-kerning="false" style:font-name-asian="Times New Roman2" style:font-size-asian="11pt" style:language-asian="en" style:country-asian="GB" style:font-name-complex="Times New Roman2" style:font-size-complex="11pt" style:language-complex="ar" style:country-complex="SA"/>
    </style:style>
    <style:style style:name="P53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officeooo:rsid="02a82b1f" officeooo:paragraph-rsid="02c752b6" style:letter-kerning="false" style:font-name-asian="Times New Roman2" style:font-size-asian="11pt" style:language-asian="en" style:country-asian="GB" style:font-name-complex="Times New Roman2" style:font-size-complex="11pt" style:language-complex="ar" style:country-complex="SA"/>
    </style:style>
    <style:style style:name="P53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officeooo:paragraph-rsid="02c3a76c" style:letter-kerning="false" style:font-name-asian="Times New Roman2" style:font-size-asian="11pt" style:language-asian="en" style:country-asian="GB" style:font-name-complex="Times New Roman2" style:font-size-complex="11pt" style:language-complex="ar" style:country-complex="SA"/>
    </style:style>
    <style:style style:name="P53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officeooo:paragraph-rsid="02c5aee8" style:letter-kerning="false" style:font-name-asian="Times New Roman2" style:font-size-asian="11pt" style:language-asian="en" style:country-asian="GB" style:font-name-complex="Times New Roman2" style:font-size-complex="11pt" style:language-complex="ar" style:country-complex="SA"/>
    </style:style>
    <style:style style:name="P53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officeooo:rsid="02c42f65" officeooo:paragraph-rsid="02c42f65" style:letter-kerning="false" style:font-name-asian="Times New Roman2" style:font-size-asian="11pt" style:language-asian="en" style:country-asian="GB" style:font-name-complex="Times New Roman2" style:font-size-complex="11pt" style:language-complex="ar" style:country-complex="SA"/>
    </style:style>
    <style:style style:name="P53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officeooo:rsid="02c42f65" officeooo:paragraph-rsid="02c752b6" style:letter-kerning="false" style:font-name-asian="Times New Roman2" style:font-size-asian="11pt" style:language-asian="en" style:country-asian="GB" style:font-name-complex="Times New Roman2" style:font-size-complex="11pt" style:language-complex="ar" style:country-complex="SA"/>
    </style:style>
    <style:style style:name="P54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officeooo:paragraph-rsid="02c3a76c" style:font-name-asian="Times New Roman2" style:font-size-asian="11pt" style:language-asian="en" style:country-asian="GB" style:font-name-complex="Times New Roman2" style:font-size-complex="11pt"/>
    </style:style>
    <style:style style:name="P54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officeooo:rsid="02c42f65" officeooo:paragraph-rsid="02c42f65" style:font-name-asian="Times New Roman2" style:font-size-asian="11pt" style:language-asian="en" style:country-asian="GB" style:font-name-complex="Times New Roman2" style:font-size-complex="11pt"/>
    </style:style>
    <style:style style:name="P54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officeooo:rsid="02c42f65" officeooo:paragraph-rsid="02c752b6" style:font-name-asian="Times New Roman2" style:font-size-asian="11pt" style:language-asian="en" style:country-asian="GB" style:font-name-complex="Times New Roman2" style:font-size-complex="11pt"/>
    </style:style>
    <style:style style:name="P54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officeooo:rsid="02c8ad16" officeooo:paragraph-rsid="02c8ad16" style:font-name-asian="Times New Roman2" style:font-size-asian="11pt" style:language-asian="en" style:country-asian="GB" style:font-name-complex="Times New Roman2" style:font-size-complex="11pt"/>
    </style:style>
    <style:style style:name="P54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officeooo:rsid="02c8e5c8" officeooo:paragraph-rsid="02c8e5c8" style:font-name-asian="Times New Roman2" style:font-size-asian="11pt" style:language-asian="en" style:country-asian="GB" style:font-name-complex="Times New Roman2" style:font-size-complex="11pt"/>
    </style:style>
    <style:style style:name="P545" style:family="paragraph" style:parent-style-name="Standard">
      <style:paragraph-properties fo:margin-top="0in" fo:margin-bottom="0in" style:contextual-spacing="false" fo:text-align="start" style:justify-single-word="false" fo:orphans="2" fo:widows="2"/>
      <style:text-properties officeooo:paragraph-rsid="00fe7f0f"/>
    </style:style>
    <style:style style:name="P54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1f773d2"/>
    </style:style>
    <style:style style:name="P54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2011ffc"/>
    </style:style>
    <style:style style:name="P54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22f735f"/>
    </style:style>
    <style:style style:name="P54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27f15a7"/>
    </style:style>
    <style:style style:name="P55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280d61e"/>
    </style:style>
    <style:style style:name="P55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2a3763b"/>
    </style:style>
    <style:style style:name="P55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2a40782"/>
    </style:style>
    <style:style style:name="P55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2a82b1f"/>
    </style:style>
    <style:style style:name="P55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2c5aee8"/>
    </style:style>
    <style:style style:name="P55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2cf7242"/>
    </style:style>
    <style:style style:name="P55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weight="normal" officeooo:paragraph-rsid="01f773d2" style:font-weight-asian="normal" style:font-weight-complex="normal"/>
    </style:style>
    <style:style style:name="P55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weight="normal" officeooo:paragraph-rsid="02241f63" style:font-weight-asian="normal" style:font-weight-complex="normal"/>
    </style:style>
    <style:style style:name="P55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rsid="02a9ea71" officeooo:paragraph-rsid="02a9ea71"/>
    </style:style>
    <style:style style:name="P55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text-position="0% 100%" fo:font-weight="normal" officeooo:rsid="02a9ea71" officeooo:paragraph-rsid="02a9ea71" style:font-weight-asian="normal" style:font-weight-complex="normal"/>
    </style:style>
    <style:style style:name="P56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text-position="0% 100%" style:font-name="Times New Roman" fo:font-size="11pt" fo:font-weight="normal" officeooo:rsid="02a9ea71" officeooo:paragraph-rsid="02c3a76c" style:font-name-asian="Times New Roman2" style:font-size-asian="11pt" style:language-asian="en" style:country-asian="GB" style:font-weight-asian="normal" style:font-name-complex="Times New Roman2" style:font-size-complex="11pt" style:font-weight-complex="normal"/>
    </style:style>
    <style:style style:name="P56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text-position="0% 100%" style:font-name="Times New Roman" fo:font-size="11pt" fo:font-weight="normal" officeooo:rsid="02a9ea71" officeooo:paragraph-rsid="02c752b6" style:font-name-asian="Times New Roman2" style:font-size-asian="11pt" style:language-asian="en" style:country-asian="GB" style:font-weight-asian="normal" style:font-name-complex="Times New Roman2" style:font-size-complex="11pt" style:font-weight-complex="normal"/>
    </style:style>
    <style:style style:name="P56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text-position="0% 100%" style:font-name="Times New Roman" fo:font-size="11pt" fo:font-weight="normal" officeooo:rsid="02c42f65" officeooo:paragraph-rsid="02c42f65" style:font-name-asian="Times New Roman2" style:font-size-asian="11pt" style:language-asian="en" style:country-asian="GB" style:font-weight-asian="normal" style:font-name-complex="Times New Roman2" style:font-size-complex="11pt" style:font-weight-complex="normal"/>
    </style:style>
    <style:style style:name="P56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text-position="0% 100%" style:font-name="Times New Roman" fo:font-size="11pt" fo:font-weight="normal" officeooo:rsid="02c42f65" officeooo:paragraph-rsid="02c752b6" style:font-name-asian="Times New Roman2" style:font-size-asian="11pt" style:language-asian="en" style:country-asian="GB" style:font-weight-asian="normal" style:font-name-complex="Times New Roman2" style:font-size-complex="11pt" style:font-weight-complex="normal"/>
    </style:style>
    <style:style style:name="P56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 fo:font-size="11pt" fo:language="en" fo:country="US" officeooo:paragraph-rsid="02c5aee8" style:letter-kerning="false" fo:background-color="transparent" style:font-name-asian="Times New Roman2" style:font-size-asian="11pt" style:language-asian="en" style:country-asian="GB" style:font-name-complex="Times New Roman2" style:font-size-complex="11pt" style:language-complex="ar" style:country-complex="SA"/>
    </style:style>
    <style:style style:name="P565" style:family="paragraph" style:parent-style-name="Heading_20_1">
      <style:paragraph-properties fo:break-before="page"/>
    </style:style>
    <style:style style:name="P566" style:family="paragraph" style:parent-style-name="Heading_20_1">
      <style:paragraph-properties fo:break-before="page"/>
      <style:text-properties officeooo:paragraph-rsid="025f314b"/>
    </style:style>
    <style:style style:name="P567" style:family="paragraph" style:parent-style-name="Heading_20_1">
      <style:paragraph-properties fo:break-before="page"/>
      <style:text-properties officeooo:paragraph-rsid="027f15a7"/>
    </style:style>
    <style:style style:name="P568" style:family="paragraph" style:parent-style-name="Heading_20_3">
      <style:paragraph-properties fo:break-before="page"/>
    </style:style>
    <style:style style:name="P569" style:family="paragraph" style:parent-style-name="Standard">
      <loext:graphic-properties draw:fill="solid" draw:fill-color="#ffffff"/>
      <style:paragraph-properties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style:font-size-asian="10pt" style:font-name-complex="Menlo1" style:font-size-complex="10pt"/>
    </style:style>
    <style:style style:name="P570" style:family="paragraph" style:parent-style-name="Standard">
      <style:paragraph-properties fo:break-before="page"/>
      <style:text-properties fo:language="en" fo:country="GB"/>
    </style:style>
    <style:style style:name="P571" style:family="paragraph" style:parent-style-name="Standard">
      <style:paragraph-properties fo:break-before="page"/>
      <style:text-properties fo:language="en" fo:country="GB" officeooo:rsid="000d975d" officeooo:paragraph-rsid="000d975d"/>
    </style:style>
    <style:style style:name="P572" style:family="paragraph" style:parent-style-name="Standard">
      <style:paragraph-properties fo:break-before="page"/>
      <style:text-properties fo:language="en" fo:country="US"/>
    </style:style>
    <style:style style:name="P573" style:family="paragraph" style:parent-style-name="Standard">
      <style:paragraph-properties fo:break-before="page"/>
      <style:text-properties fo:language="da" fo:country="DK" officeooo:paragraph-rsid="016e2ca6" style:language-asian="en" style:country-asian="GB"/>
    </style:style>
    <style:style style:name="P574" style:family="paragraph" style:parent-style-name="Standard">
      <style:paragraph-properties fo:break-before="page"/>
      <style:text-properties fo:language="da" fo:country="DK" officeooo:paragraph-rsid="019ee035" style:language-asian="en" style:country-asian="GB"/>
    </style:style>
    <style:style style:name="P575" style:family="paragraph" style:parent-style-name="Standard">
      <style:paragraph-properties fo:break-before="page"/>
      <style:text-properties officeooo:paragraph-rsid="029e0881"/>
    </style:style>
    <style:style style:name="P576" style:family="paragraph" style:parent-style-name="Standard">
      <style:paragraph-properties fo:break-before="page"/>
      <style:text-properties officeooo:paragraph-rsid="024e1966"/>
    </style:style>
    <style:style style:name="P577" style:family="paragraph" style:parent-style-name="Standard">
      <style:text-properties fo:color="#2f5496" loext:opacity="100%" style:font-name="Calibri Light" fo:font-size="16pt" fo:language="en" fo:country="GB" style:font-size-asian="16pt" style:font-size-complex="16pt"/>
    </style:style>
    <style:style style:name="P578" style:family="paragraph" style:parent-style-name="Standard">
      <style:text-properties fo:language="en" fo:country="US"/>
    </style:style>
    <style:style style:name="P579" style:family="paragraph" style:parent-style-name="Standard">
      <style:paragraph-properties>
        <style:tab-stops>
          <style:tab-stop style:position="1.0744in"/>
        </style:tab-stops>
      </style:paragraph-properties>
      <style:text-properties fo:language="en" fo:country="US"/>
    </style:style>
    <style:style style:name="P580" style:family="paragraph" style:parent-style-name="Standard">
      <style:text-properties fo:language="en" fo:country="US" fo:font-weight="bold" style:font-weight-asian="bold" style:font-weight-complex="bold"/>
    </style:style>
    <style:style style:name="P581" style:family="paragraph" style:parent-style-name="Standard">
      <style:text-properties fo:language="en" fo:country="US" fo:font-style="italic" style:font-style-asian="italic" style:font-style-complex="italic"/>
    </style:style>
    <style:style style:name="P582" style:family="paragraph" style:parent-style-name="Standard">
      <style:text-properties fo:language="en" fo:country="GB"/>
    </style:style>
    <style:style style:name="P583" style:family="paragraph" style:parent-style-name="Standard">
      <style:text-properties fo:language="en" fo:country="GB" fo:font-weight="bold" style:font-weight-asian="bold" style:font-weight-complex="bold"/>
    </style:style>
    <style:style style:name="P584" style:family="paragraph" style:parent-style-name="Standard">
      <style:text-properties fo:language="en" fo:country="GB" officeooo:rsid="00083d97" officeooo:paragraph-rsid="00083d97"/>
    </style:style>
    <style:style style:name="P585" style:family="paragraph" style:parent-style-name="Standard">
      <style:text-properties fo:language="en" fo:country="GB" officeooo:rsid="00083d97" officeooo:paragraph-rsid="0009e685"/>
    </style:style>
    <style:style style:name="P586" style:family="paragraph" style:parent-style-name="Standard">
      <style:text-properties fo:language="en" fo:country="GB" officeooo:rsid="0009e685" officeooo:paragraph-rsid="0009e685"/>
    </style:style>
    <style:style style:name="P587" style:family="paragraph" style:parent-style-name="Standard">
      <style:text-properties fo:language="en" fo:country="GB" officeooo:paragraph-rsid="000a5ba4"/>
    </style:style>
    <style:style style:name="P588" style:family="paragraph" style:parent-style-name="Standard">
      <style:text-properties fo:language="en" fo:country="GB" officeooo:rsid="000d975d" officeooo:paragraph-rsid="000d975d"/>
    </style:style>
    <style:style style:name="P589" style:family="paragraph" style:parent-style-name="Standard">
      <style:text-properties fo:language="en" fo:country="GB" officeooo:rsid="000e5b41" officeooo:paragraph-rsid="000e5b41"/>
    </style:style>
    <style:style style:name="P590" style:family="paragraph" style:parent-style-name="Standard">
      <style:text-properties fo:color="#000000" loext:opacity="100%" style:font-name="Menlo" fo:font-size="10pt" fo:language="en" fo:country="US" style:font-size-asian="10pt" style:font-name-complex="Menlo1" style:font-size-complex="10pt"/>
    </style:style>
    <style:style style:name="P591"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style:font-size-asian="10pt" style:font-name-complex="Menlo1" style:font-size-complex="10pt"/>
    </style:style>
    <style:style style:name="P592"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fo:font-weight="bold" style:font-size-asian="10pt" style:font-weight-asian="bold" style:font-name-complex="Menlo1" style:font-size-complex="10pt" style:font-weight-complex="bold"/>
    </style:style>
    <style:style style:name="P593" style:family="paragraph" style:parent-style-name="Standard">
      <style:text-properties fo:color="#000000" loext:opacity="100%" style:font-name="Menlo" fo:font-size="10pt" fo:language="en" fo:country="GB" fo:font-weight="bold" style:font-size-asian="10pt" style:font-weight-asian="bold" style:font-name-complex="Menlo1" style:font-size-complex="10pt" style:font-weight-complex="bold"/>
    </style:style>
    <style:style style:name="P594" style:family="paragraph" style:parent-style-name="Standard">
      <style:text-properties fo:color="#000000" loext:opacity="100%" fo:language="en" fo:country="US"/>
    </style:style>
    <style:style style:name="P595"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fo:language="en" fo:country="US"/>
    </style:style>
    <style:style style:name="P596" style:family="paragraph" style:parent-style-name="Standard">
      <style:paragraph-properties fo:orphans="0" fo:widows="0"/>
      <style:text-properties fo:color="#000000" loext:opacity="100%" style:font-name=".AppleSystemUIFont" fo:font-size="13pt" style:font-size-asian="13pt" style:font-size-complex="13pt"/>
    </style:style>
    <style:style style:name="P597" style:family="paragraph" style:parent-style-name="Standard">
      <style:paragraph-properties fo:text-align="end" style:justify-single-word="false" fo:orphans="0" fo:widows="0"/>
      <style:text-properties fo:color="#000000" loext:opacity="100%" style:font-name=".AppleSystemUIFont" fo:font-size="13pt" style:font-size-asian="13pt" style:font-size-complex="13pt"/>
    </style:style>
    <style:style style:name="P598" style:family="paragraph" style:parent-style-name="Standard">
      <style:text-properties fo:color="#000000" loext:opacity="100%" fo:language="en" fo:country="GB"/>
    </style:style>
    <style:style style:name="P599" style:family="paragraph" style:parent-style-name="Standard">
      <style:text-properties fo:color="#000000" loext:opacity="100%" fo:language="en" fo:country="GB" officeooo:rsid="000e5b41" officeooo:paragraph-rsid="000e5b41"/>
    </style:style>
    <style:style style:name="P600" style:family="paragraph" style:parent-style-name="Standard">
      <style:text-properties fo:color="#000000" loext:opacity="100%" fo:language="en" fo:country="GB" fo:font-weight="bold" officeooo:rsid="000e5b41" officeooo:paragraph-rsid="000e5b41" style:font-weight-asian="bold" style:font-weight-complex="bold"/>
    </style:style>
    <style:style style:name="P601" style:family="paragraph" style:parent-style-name="Standard">
      <style:text-properties fo:color="#000000" loext:opacity="100%" fo:language="en" fo:country="GB" fo:font-weight="bold" officeooo:rsid="001143b3" officeooo:paragraph-rsid="001143b3" style:font-weight-asian="bold" style:font-weight-complex="bold"/>
    </style:style>
    <style:style style:name="P602" style:family="paragraph" style:parent-style-name="Standard">
      <style:text-properties fo:color="#000000" loext:opacity="100%" fo:language="en" fo:country="GB" fo:font-weight="normal" officeooo:rsid="000e5b41" officeooo:paragraph-rsid="000e5b41" style:font-weight-asian="normal" style:font-weight-complex="normal"/>
    </style:style>
    <style:style style:name="P603" style:family="paragraph" style:parent-style-name="Standard">
      <style:text-properties fo:color="#000000" loext:opacity="100%" style:font-name="Liberation Mono1" fo:font-size="9pt" fo:language="en" fo:country="GB" fo:font-style="normal" fo:font-weight="bold" officeooo:rsid="001143b3" officeooo:paragraph-rsid="000e5b41" style:font-name-asian="Times New Roman2" style:font-size-asian="9pt" style:language-asian="en" style:country-asian="GB" style:font-style-asian="normal" style:font-weight-asian="bold" style:font-name-complex="Times New Roman2" style:font-weight-complex="bold"/>
    </style:style>
    <style:style style:name="P604" style:family="paragraph" style:parent-style-name="Standard">
      <style:text-properties fo:color="#000000" loext:opacity="100%" style:font-name="Liberation Mono1" fo:font-size="9pt" fo:language="en" fo:country="GB" fo:font-style="normal" fo:font-weight="bold" officeooo:rsid="001143b3" officeooo:paragraph-rsid="0011ef0a" style:font-name-asian="Times New Roman2" style:font-size-asian="9pt" style:language-asian="en" style:country-asian="GB" style:font-style-asian="normal" style:font-weight-asian="bold" style:font-name-complex="Times New Roman2" style:font-weight-complex="bold"/>
    </style:style>
    <style:style style:name="P605" style:family="paragraph" style:parent-style-name="Standard">
      <style:text-properties fo:color="#000000" loext:opacity="100%" style:font-name="Liberation Mono1" fo:font-size="9pt" fo:language="en" fo:country="GB" fo:font-style="normal" fo:font-weight="bold" officeooo:rsid="001143b3" officeooo:paragraph-rsid="0014eb2a" style:font-name-asian="Times New Roman2" style:font-size-asian="9pt" style:language-asian="en" style:country-asian="GB" style:font-style-asian="normal" style:font-weight-asian="bold" style:font-name-complex="Times New Roman2" style:font-weight-complex="bold"/>
    </style:style>
    <style:style style:name="P606" style:family="paragraph" style:parent-style-name="Standard">
      <style:text-properties fo:color="#000000" loext:opacity="100%" style:font-name="Liberation Mono1" fo:font-size="9pt" fo:language="en" fo:country="GB" fo:font-style="normal" fo:font-weight="bold" officeooo:rsid="001143b3" officeooo:paragraph-rsid="000e5b41" style:font-size-asian="9pt" style:font-style-asian="normal" style:font-weight-asian="bold" style:font-weight-complex="bold"/>
    </style:style>
    <style:style style:name="P607" style:family="paragraph" style:parent-style-name="Standard">
      <style:text-properties fo:color="#000000" loext:opacity="100%" style:font-name="Liberation Mono1" fo:font-size="9pt" fo:language="en" fo:country="GB" fo:font-style="normal" fo:font-weight="normal" officeooo:rsid="000e5b41" officeooo:paragraph-rsid="000e5b41" style:font-size-asian="9pt" style:font-style-asian="normal" style:font-weight-asian="normal"/>
    </style:style>
    <style:style style:name="P608" style:family="paragraph" style:parent-style-name="Standard">
      <style:text-properties fo:color="#000000" loext:opacity="100%" style:font-name="Liberation Mono1" fo:font-size="9pt" fo:language="en" fo:country="GB" fo:font-style="normal" fo:font-weight="normal" officeooo:rsid="001143b3" officeooo:paragraph-rsid="000e5b41" style:font-size-asian="9pt" style:font-style-asian="normal" style:font-weight-asian="normal" style:font-weight-complex="normal"/>
    </style:style>
    <style:style style:name="P609" style:family="paragraph" style:parent-style-name="Standard">
      <style:text-properties fo:color="#000000" loext:opacity="100%" style:font-name="Times New Roman" fo:font-size="12pt" fo:language="en" fo:country="GB" fo:font-style="normal" fo:font-weight="bold" officeooo:rsid="000e5b41" officeooo:paragraph-rsid="0014eb2a" style:font-name-asian="Times New Roman2" style:font-size-asian="12pt" style:language-asian="en" style:country-asian="GB" style:font-style-asian="normal" style:font-weight-asian="bold" style:font-name-complex="Times New Roman2" style:font-size-complex="12pt" style:font-weight-complex="bold"/>
    </style:style>
    <style:style style:name="P610" style:family="paragraph" style:parent-style-name="Standard">
      <style:text-properties fo:color="#000000" loext:opacity="100%" style:font-name="Times New Roman" fo:language="da" fo:country="DK" fo:font-weight="normal" officeooo:rsid="0186a609" officeooo:paragraph-rsid="01a6f755" style:font-name-asian="Times New Roman2" style:language-asian="en" style:country-asian="GB" style:font-weight-asian="normal" style:font-name-complex="Times New Roman2" style:font-weight-complex="normal"/>
    </style:style>
    <style:style style:name="P611" style:family="paragraph" style:parent-style-name="Standard">
      <style:text-properties fo:color="#000000" loext:opacity="100%" style:font-name="Times New Roman" fo:language="da" fo:country="DK" fo:font-weight="normal" officeooo:rsid="01a7da88" officeooo:paragraph-rsid="01a7da88" style:font-name-asian="Times New Roman2" style:language-asian="en" style:country-asian="GB" style:font-weight-asian="normal" style:font-name-complex="Times New Roman2" style:font-weight-complex="normal"/>
    </style:style>
    <style:style style:name="P612" style:family="paragraph" style:parent-style-name="Standard">
      <style:text-properties fo:color="#000000" loext:opacity="100%" style:font-name="Times New Roman" fo:language="da" fo:country="DK" fo:font-weight="normal" officeooo:rsid="01aaf940" officeooo:paragraph-rsid="01aaf940" style:font-name-asian="Times New Roman2" style:language-asian="en" style:country-asian="GB" style:font-weight-asian="normal" style:font-name-complex="Times New Roman2" style:font-weight-complex="normal"/>
    </style:style>
    <style:style style:name="P613" style:family="paragraph" style:parent-style-name="Standard">
      <style:text-properties fo:color="#000000" loext:opacity="100%" style:font-name="Times New Roman" fo:language="da" fo:country="DK" fo:font-weight="normal" officeooo:rsid="01ab8e9c" officeooo:paragraph-rsid="01ab8e9c" style:font-name-asian="Times New Roman2" style:language-asian="en" style:country-asian="GB" style:font-weight-asian="normal" style:font-name-complex="Times New Roman2" style:font-weight-complex="normal"/>
    </style:style>
    <style:style style:name="P614" style:family="paragraph" style:parent-style-name="Standard">
      <style:text-properties fo:color="#000000" loext:opacity="100%" style:font-name="Times New Roman" fo:language="da" fo:country="DK" fo:font-weight="normal" officeooo:rsid="01ab8e9c" officeooo:paragraph-rsid="01b5cc2f" style:font-name-asian="Times New Roman2" style:language-asian="en" style:country-asian="GB" style:font-weight-asian="normal" style:font-name-complex="Times New Roman2" style:font-weight-complex="normal"/>
    </style:style>
    <style:style style:name="P615" style:family="paragraph" style:parent-style-name="Standard">
      <style:text-properties fo:color="#000000" loext:opacity="100%" style:font-name="Times New Roman" fo:language="da" fo:country="DK" fo:font-weight="normal" officeooo:rsid="01ab8e9c" officeooo:paragraph-rsid="01c038e2" style:font-name-asian="Times New Roman2" style:language-asian="en" style:country-asian="GB" style:font-weight-asian="normal" style:font-name-complex="Times New Roman2" style:font-weight-complex="normal"/>
    </style:style>
    <style:style style:name="P616" style:family="paragraph" style:parent-style-name="Standard">
      <style:text-properties fo:color="#000000" loext:opacity="100%" style:font-name="Times New Roman" fo:language="da" fo:country="DK" fo:font-weight="normal" officeooo:rsid="01ab8e9c" officeooo:paragraph-rsid="01f773d2" style:font-name-asian="Times New Roman2" style:language-asian="en" style:country-asian="GB" style:font-weight-asian="normal" style:font-name-complex="Times New Roman2" style:font-weight-complex="normal"/>
    </style:style>
    <style:style style:name="P617" style:family="paragraph" style:parent-style-name="Standard">
      <style:text-properties fo:color="#000000" loext:opacity="100%" style:font-name="Times New Roman" fo:language="da" fo:country="DK" fo:font-weight="normal" officeooo:rsid="01ab8e9c" officeooo:paragraph-rsid="01f97a02" style:font-name-asian="Times New Roman2" style:language-asian="en" style:country-asian="GB" style:font-weight-asian="normal" style:font-name-complex="Times New Roman2" style:font-weight-complex="normal"/>
    </style:style>
    <style:style style:name="P618" style:family="paragraph" style:parent-style-name="Standard">
      <style:text-properties fo:color="#000000" loext:opacity="100%" style:font-name="Times New Roman" fo:language="da" fo:country="DK" fo:font-weight="normal" officeooo:rsid="01ab8e9c" officeooo:paragraph-rsid="022053e9" style:font-name-asian="Times New Roman2" style:language-asian="en" style:country-asian="GB" style:font-weight-asian="normal" style:font-name-complex="Times New Roman2" style:font-weight-complex="normal"/>
    </style:style>
    <style:style style:name="P619" style:family="paragraph" style:parent-style-name="Standard">
      <style:text-properties fo:color="#000000" loext:opacity="100%" style:font-name="Times New Roman" fo:language="da" fo:country="DK" fo:font-weight="normal" officeooo:rsid="01ab8e9c" officeooo:paragraph-rsid="01ad36cf" style:font-name-asian="Times New Roman2" style:language-asian="en" style:country-asian="GB" style:font-weight-asian="normal" style:font-name-complex="Times New Roman2" style:font-weight-complex="normal"/>
    </style:style>
    <style:style style:name="P620" style:family="paragraph" style:parent-style-name="Standard">
      <style:text-properties fo:color="#000000" loext:opacity="100%" style:font-name="Times New Roman" fo:language="da" fo:country="DK" fo:font-weight="normal" officeooo:rsid="01ad36cf" officeooo:paragraph-rsid="01ad36cf" style:font-name-asian="Times New Roman2" style:language-asian="en" style:country-asian="GB" style:font-weight-asian="normal" style:font-name-complex="Times New Roman2" style:font-weight-complex="normal"/>
    </style:style>
    <style:style style:name="P621" style:family="paragraph" style:parent-style-name="Standard">
      <style:text-properties fo:color="#000000" loext:opacity="100%" style:font-name="Times New Roman" fo:language="da" fo:country="DK" fo:font-weight="normal" officeooo:rsid="01ad36cf" officeooo:paragraph-rsid="01af77d7" style:font-name-asian="Times New Roman2" style:language-asian="en" style:country-asian="GB" style:font-weight-asian="normal" style:font-name-complex="Times New Roman2" style:font-weight-complex="normal"/>
    </style:style>
    <style:style style:name="P622" style:family="paragraph" style:parent-style-name="Standard">
      <style:text-properties fo:color="#000000" loext:opacity="100%" style:font-name="Times New Roman" fo:language="da" fo:country="DK" fo:font-weight="normal" officeooo:rsid="01b263bc" officeooo:paragraph-rsid="01b263bc" style:font-name-asian="Times New Roman2" style:language-asian="en" style:country-asian="GB" style:font-weight-asian="normal" style:font-name-complex="Times New Roman2" style:font-weight-complex="normal"/>
    </style:style>
    <style:style style:name="P623" style:family="paragraph" style:parent-style-name="Standard">
      <style:text-properties fo:color="#000000" loext:opacity="100%" style:font-name="Times New Roman" fo:language="da" fo:country="DK" fo:font-weight="normal" officeooo:rsid="01bde60a" officeooo:paragraph-rsid="01bde60a" style:font-name-asian="Times New Roman2" style:language-asian="en" style:country-asian="GB" style:font-weight-asian="normal" style:font-name-complex="Times New Roman2" style:font-weight-complex="normal"/>
    </style:style>
    <style:style style:name="P624" style:family="paragraph" style:parent-style-name="Standard">
      <style:text-properties fo:color="#000000" loext:opacity="100%" style:font-name="Times New Roman" fo:language="da" fo:country="DK" fo:font-weight="normal" officeooo:rsid="01c34e77" officeooo:paragraph-rsid="01c34e77" style:font-name-asian="Times New Roman2" style:language-asian="en" style:country-asian="GB" style:font-weight-asian="normal" style:font-name-complex="Times New Roman2" style:font-weight-complex="normal"/>
    </style:style>
    <style:style style:name="P625" style:family="paragraph" style:parent-style-name="Standard">
      <style:text-properties fo:color="#000000" loext:opacity="100%" style:font-name="Times New Roman" fo:language="da" fo:country="DK" fo:font-weight="normal" officeooo:rsid="01c51039" officeooo:paragraph-rsid="01c51039" style:font-name-asian="Times New Roman2" style:language-asian="en" style:country-asian="GB" style:font-weight-asian="normal" style:font-name-complex="Times New Roman2" style:font-weight-complex="normal"/>
    </style:style>
    <style:style style:name="P626" style:family="paragraph" style:parent-style-name="Standard">
      <style:text-properties fo:color="#000000" loext:opacity="100%" style:font-name="Times New Roman" fo:language="da" fo:country="DK" fo:font-weight="normal" officeooo:rsid="01c51039" officeooo:paragraph-rsid="01c34e77" style:font-name-asian="Times New Roman2" style:language-asian="en" style:country-asian="GB" style:font-weight-asian="normal" style:font-name-complex="Times New Roman2" style:font-weight-complex="normal"/>
    </style:style>
    <style:style style:name="P627" style:family="paragraph" style:parent-style-name="Standard">
      <style:text-properties fo:color="#000000" loext:opacity="100%" style:font-name="Times New Roman" fo:language="da" fo:country="DK" fo:font-weight="normal" officeooo:rsid="01c5320e" officeooo:paragraph-rsid="01c5320e" style:font-name-asian="Times New Roman2" style:language-asian="en" style:country-asian="GB" style:font-weight-asian="normal" style:font-name-complex="Times New Roman2" style:font-weight-complex="normal"/>
    </style:style>
    <style:style style:name="P628"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29" style:family="paragraph" style:parent-style-name="Standard">
      <style:paragraph-properties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inherit" fo:font-size="10pt" fo:language="en" fo:country="US" style:font-size-asian="10pt" style:font-name-complex="Courier New2" style:font-size-complex="10pt" loext:padding="0in" loext:border="none" loext:shadow="none"/>
    </style:style>
    <style:style style:name="P630" style:family="paragraph" style:parent-style-name="Standard">
      <style:paragraph-properties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inherit" fo:font-size="10pt" style:font-size-asian="10pt" style:font-name-complex="Courier New2" style:font-size-complex="10pt" loext:padding="0in" loext:border="none" loext:shadow="none"/>
    </style:style>
    <style:style style:name="P631"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08080" loext:opacity="100%" style:font-name="Menlo" fo:font-size="10pt" fo:language="en" fo:country="US" fo:font-style="italic" style:font-size-asian="10pt" style:font-style-asian="italic" style:font-name-complex="Menlo1" style:font-size-complex="10pt" style:font-style-complex="italic"/>
    </style:style>
    <style:style style:name="P632" style:family="paragraph" style:parent-style-name="Standard">
      <style:text-properties fo:color="#ff0000" loext:opacity="100%" fo:language="en" fo:country="US"/>
    </style:style>
    <style:style style:name="P633" style:family="paragraph" style:parent-style-name="Standard">
      <style:text-properties fo:color="#ff0000" loext:opacity="100%" fo:language="en" fo:country="GB"/>
    </style:style>
    <style:style style:name="P634" style:family="paragraph" style:parent-style-name="Standard">
      <style:text-properties style:font-name="Verdana" fo:font-size="9pt" style:font-size-asian="9pt" style:font-name-complex="Menlo1" style:font-size-complex="9pt"/>
    </style:style>
    <style:style style:name="P635" style:family="paragraph" style:parent-style-name="Standard">
      <style:text-properties style:font-name="Verdana" fo:font-size="9pt" fo:language="en" fo:country="US" style:font-size-asian="9pt" style:font-name-complex="Menlo1" style:font-size-complex="9pt"/>
    </style:style>
    <style:style style:name="P636" style:family="paragraph" style:parent-style-name="Standard">
      <style:text-properties officeooo:paragraph-rsid="000e5b41"/>
    </style:style>
    <style:style style:name="P637" style:family="paragraph" style:parent-style-name="Standard">
      <style:text-properties fo:color="#080808" loext:opacity="100%" style:font-name="Liberation Mono1" fo:font-size="9pt" fo:language="en" fo:country="GB" fo:font-style="normal" fo:font-weight="normal" officeooo:rsid="0015902f" officeooo:paragraph-rsid="0015902f" style:font-name-asian="Times New Roman2" style:font-size-asian="9pt" style:language-asian="en" style:country-asian="GB" style:font-style-asian="normal" style:font-weight-asian="normal" style:font-name-complex="Times New Roman2" style:font-weight-complex="bold"/>
    </style:style>
    <style:style style:name="P638" style:family="paragraph" style:parent-style-name="Standard">
      <style:text-properties fo:color="#080808" loext:opacity="100%" style:font-name="Liberation Mono1" fo:font-size="9pt" fo:language="en" fo:country="GB" fo:font-style="normal" fo:font-weight="normal" officeooo:rsid="00568629" officeooo:paragraph-rsid="00568629" style:font-name-asian="Times New Roman2" style:font-size-asian="9pt" style:language-asian="en" style:country-asian="GB" style:font-style-asian="normal" style:font-weight-asian="normal" style:font-name-complex="Times New Roman2"/>
    </style:style>
    <style:style style:name="P639" style:family="paragraph" style:parent-style-name="Standard">
      <style:text-properties fo:color="#080808" loext:opacity="100%" style:font-name="Liberation Mono1" fo:font-size="9pt" fo:language="en" fo:country="GB" fo:font-style="normal" fo:font-weight="normal" style:font-size-asian="9pt" style:font-style-asian="normal" style:font-weight-asian="normal"/>
    </style:style>
    <style:style style:name="P640" style:family="paragraph" style:parent-style-name="Standard">
      <style:text-properties fo:color="#080808" loext:opacity="100%" style:font-name="Liberation Mono1" fo:font-size="9pt" fo:language="en" fo:country="GB" fo:font-style="normal" fo:font-weight="normal" officeooo:paragraph-rsid="000a5ba4" style:font-size-asian="9pt" style:font-style-asian="normal" style:font-weight-asian="normal"/>
    </style:style>
    <style:style style:name="P641" style:family="paragraph" style:parent-style-name="Standard">
      <style:text-properties fo:color="#080808" loext:opacity="100%" style:font-name="Liberation Mono1" fo:font-size="9pt" fo:language="en" fo:country="GB" fo:font-style="normal" fo:font-weight="normal" officeooo:rsid="000e5b41" officeooo:paragraph-rsid="000e5b41" style:font-size-asian="9pt" style:font-style-asian="normal" style:font-weight-asian="normal"/>
    </style:style>
    <style:style style:name="P642" style:family="paragraph" style:parent-style-name="Standard">
      <style:text-properties fo:color="#080808" loext:opacity="100%" style:font-name="Liberation Mono1" fo:font-size="9pt" fo:language="en" fo:country="GB" fo:font-style="normal" fo:font-weight="bold" officeooo:rsid="0015902f" officeooo:paragraph-rsid="0015902f" style:font-name-asian="Times New Roman2" style:font-size-asian="9pt" style:language-asian="en" style:country-asian="GB" style:font-style-asian="normal" style:font-weight-asian="bold" style:font-name-complex="Times New Roman2" style:font-weight-complex="bold"/>
    </style:style>
    <style:style style:name="P643" style:family="paragraph" style:parent-style-name="Standard">
      <style:text-properties fo:color="#080808" loext:opacity="100%" style:font-name="Liberation Mono1" fo:font-size="9pt" fo:font-style="normal" fo:font-weight="normal" officeooo:rsid="0011ef0a" officeooo:paragraph-rsid="000e5b41" style:font-size-asian="9pt" style:font-style-asian="normal" style:font-weight-asian="normal"/>
    </style:style>
    <style:style style:name="P644" style:family="paragraph" style:parent-style-name="Standard">
      <style:text-properties fo:color="#080808" loext:opacity="100%" style:font-name="Liberation Mono1" fo:font-size="9pt" fo:font-style="normal" fo:font-weight="normal" officeooo:paragraph-rsid="000e5b41" style:font-size-asian="9pt" style:font-style-asian="normal" style:font-weight-asian="normal"/>
    </style:style>
    <style:style style:name="P645" style:family="paragraph" style:parent-style-name="Standard">
      <style:text-properties fo:color="#080808" loext:opacity="100%" style:font-name="Liberation Mono1" fo:font-size="9pt" fo:font-style="normal" fo:font-weight="normal" officeooo:rsid="0014eb2a" officeooo:paragraph-rsid="0014eb2a" style:font-size-asian="9pt" style:font-style-asian="normal" style:font-weight-asian="normal"/>
    </style:style>
    <style:style style:name="P646" style:family="paragraph" style:parent-style-name="Standard">
      <style:text-properties fo:color="#080808" loext:opacity="100%" style:font-name="Liberation Mono1" fo:font-size="9pt" fo:font-style="normal" fo:font-weight="normal" officeooo:paragraph-rsid="0014eb2a" style:font-size-asian="9pt" style:font-style-asian="normal" style:font-weight-asian="normal"/>
    </style:style>
    <style:style style:name="P647" style:family="paragraph" style:parent-style-name="Standard">
      <style:text-properties fo:color="#080808" loext:opacity="100%" style:font-name="Liberation Mono1" fo:font-size="9pt" fo:font-style="normal" fo:font-weight="normal" officeooo:rsid="00e78e71" officeooo:paragraph-rsid="00e78e71" style:font-size-asian="9pt" style:font-style-asian="normal" style:font-weight-asian="normal"/>
    </style:style>
    <style:style style:name="P648" style:family="paragraph" style:parent-style-name="Standard">
      <style:text-properties fo:color="#080808" loext:opacity="100%" style:font-name="Liberation Mono1" fo:font-size="9pt" fo:font-style="normal" fo:font-weight="normal" officeooo:rsid="00ea4142" officeooo:paragraph-rsid="00ea4142" style:font-size-asian="9pt" style:font-style-asian="normal" style:font-weight-asian="normal"/>
    </style:style>
    <style:style style:name="P649" style:family="paragraph" style:parent-style-name="Standard">
      <style:text-properties fo:color="#080808" loext:opacity="100%" style:font-name="Liberation Mono1" fo:font-size="9pt" fo:font-style="normal" fo:font-weight="normal" officeooo:rsid="01830df3" officeooo:paragraph-rsid="01827ce2" style:font-size-asian="9pt" style:font-style-asian="normal" style:font-weight-asian="normal"/>
    </style:style>
    <style:style style:name="P650" style:family="paragraph" style:parent-style-name="Standard">
      <style:text-properties fo:color="#080808" loext:opacity="100%" style:font-name="Liberation Mono1" fo:font-size="9pt" fo:language="da" fo:country="DK" fo:font-style="normal" fo:font-weight="normal" officeooo:rsid="009d4d05" officeooo:paragraph-rsid="009d4d05" style:font-name-asian="Times New Roman2" style:font-size-asian="9pt" style:language-asian="en" style:country-asian="GB" style:font-style-asian="normal" style:font-weight-asian="normal" style:font-name-complex="Times New Roman2"/>
    </style:style>
    <style:style style:name="P651" style:family="paragraph" style:parent-style-name="Standard">
      <style:text-properties fo:color="#080808" loext:opacity="100%" style:font-name="Liberation Mono1" fo:font-size="9pt" fo:language="da" fo:country="DK" fo:font-style="normal" fo:font-weight="normal" officeooo:rsid="009b59d6" officeooo:paragraph-rsid="009d4d05" style:font-name-asian="Times New Roman2" style:font-size-asian="9pt" style:language-asian="en" style:country-asian="GB" style:font-style-asian="normal" style:font-weight-asian="normal" style:font-name-complex="Times New Roman2"/>
    </style:style>
    <style:style style:name="P652" style:family="paragraph" style:parent-style-name="Standard">
      <style:text-properties fo:color="#080808" loext:opacity="100%" style:font-name="Liberation Mono1" fo:font-size="9pt" fo:language="da" fo:country="DK" fo:font-style="normal" fo:font-weight="normal" officeooo:rsid="02074f4f" officeooo:paragraph-rsid="02074f4f" style:font-name-asian="Times New Roman2" style:font-size-asian="9pt" style:language-asian="en" style:country-asian="GB" style:font-style-asian="normal" style:font-weight-asian="normal" style:font-name-complex="Times New Roman2"/>
    </style:style>
    <style:style style:name="P653" style:family="paragraph" style:parent-style-name="Standard">
      <style:text-properties fo:color="#080808" loext:opacity="100%" style:font-name="Liberation Mono1" fo:font-size="9pt" fo:language="da" fo:country="DK" fo:font-style="normal" fo:font-weight="normal" officeooo:rsid="020b3227" officeooo:paragraph-rsid="020b3227" style:font-name-asian="Times New Roman2" style:font-size-asian="9pt" style:language-asian="en" style:country-asian="GB" style:font-style-asian="normal" style:font-weight-asian="normal" style:font-name-complex="Times New Roman2"/>
    </style:style>
    <style:style style:name="P654" style:family="paragraph" style:parent-style-name="Standard">
      <style:text-properties fo:color="#080808" loext:opacity="100%" style:font-name="Liberation Mono1" fo:font-size="9pt" fo:language="da" fo:country="DK" fo:font-style="normal" fo:font-weight="normal" officeooo:rsid="0211d53c" officeooo:paragraph-rsid="0211d53c" style:font-name-asian="Times New Roman2" style:font-size-asian="9pt" style:language-asian="en" style:country-asian="GB" style:font-style-asian="normal" style:font-weight-asian="normal" style:font-name-complex="Times New Roman2" style:font-size-complex="12pt"/>
    </style:style>
    <style:style style:name="P655" style:family="paragraph" style:parent-style-name="Standard">
      <style:text-properties fo:color="#080808" loext:opacity="100%" style:font-name="Liberation Mono1" fo:font-size="9pt" fo:language="da" fo:country="DK" fo:font-style="normal" fo:font-weight="normal" officeooo:rsid="026efe6d" officeooo:paragraph-rsid="026efe6d" style:font-name-asian="Times New Roman2" style:font-size-asian="9pt" style:language-asian="en" style:country-asian="GB" style:font-style-asian="normal" style:font-weight-asian="normal" style:font-name-complex="Times New Roman2" style:font-size-complex="12pt"/>
    </style:style>
    <style:style style:name="P656" style:family="paragraph" style:parent-style-name="Standard">
      <style:text-properties fo:color="#080808" loext:opacity="100%" style:font-name="Liberation Mono1" fo:font-size="9pt" fo:language="da" fo:country="DK" fo:font-style="normal" fo:font-weight="normal" officeooo:rsid="00a3ed36" officeooo:paragraph-rsid="00a37da6" style:font-size-asian="9pt" style:language-asian="en" style:country-asian="GB" style:font-style-asian="normal" style:font-weight-asian="normal"/>
    </style:style>
    <style:style style:name="P657" style:family="paragraph" style:parent-style-name="Standard">
      <style:text-properties fo:color="#080808" loext:opacity="100%" style:font-name="Liberation Mono1" fo:font-size="12pt" fo:language="en" fo:country="GB" fo:font-style="normal" fo:font-weight="normal" officeooo:rsid="0015902f" officeooo:paragraph-rsid="0015902f" style:font-name-asian="Times New Roman2" style:font-size-asian="12pt" style:language-asian="en" style:country-asian="GB" style:font-style-asian="normal" style:font-weight-asian="normal" style:font-name-complex="Times New Roman2" style:font-size-complex="12pt" style:font-weight-complex="bold"/>
    </style:style>
    <style:style style:name="P658" style:family="paragraph" style:parent-style-name="Standard">
      <style:text-properties fo:color="#080808" loext:opacity="100%" style:font-name="Times New Roman" fo:font-size="12pt" fo:language="en" fo:country="GB" fo:font-style="normal" fo:font-weight="normal" officeooo:rsid="000e5b41" officeooo:paragraph-rsid="000e5b41" style:font-name-asian="Times New Roman2" style:font-size-asian="12pt" style:language-asian="en" style:country-asian="GB" style:font-style-asian="normal" style:font-weight-asian="normal" style:font-name-complex="Times New Roman2" style:font-size-complex="12pt"/>
    </style:style>
    <style:style style:name="P659" style:family="paragraph" style:parent-style-name="Standard">
      <style:text-properties fo:color="#080808" loext:opacity="100%" style:font-name="Times New Roman" fo:font-size="12pt" fo:language="en" fo:country="GB" fo:font-style="normal" fo:font-weight="normal" officeooo:rsid="000e5b41" officeooo:paragraph-rsid="0018c4de" style:font-name-asian="Times New Roman2" style:font-size-asian="12pt" style:language-asian="en" style:country-asian="GB" style:font-style-asian="normal" style:font-weight-asian="normal" style:font-name-complex="Times New Roman2" style:font-size-complex="12pt"/>
    </style:style>
    <style:style style:name="P660" style:family="paragraph" style:parent-style-name="Standard">
      <style:text-properties fo:color="#080808" loext:opacity="100%" style:font-name="Times New Roman" fo:font-size="12pt" fo:language="en" fo:country="GB" fo:font-style="normal" fo:font-weight="normal" officeooo:rsid="000e5b41" officeooo:paragraph-rsid="0014eb2a" style:font-name-asian="Times New Roman2" style:font-size-asian="12pt" style:language-asian="en" style:country-asian="GB" style:font-style-asian="normal" style:font-weight-asian="normal" style:font-name-complex="Times New Roman2" style:font-size-complex="12pt"/>
    </style:style>
    <style:style style:name="P661" style:family="paragraph" style:parent-style-name="Standard">
      <style:text-properties fo:color="#080808" loext:opacity="100%" style:font-name="Times New Roman" fo:font-size="12pt" fo:language="en" fo:country="GB" fo:font-style="normal" fo:font-weight="normal" officeooo:rsid="000e5b41" officeooo:paragraph-rsid="001d3270" style:font-name-asian="Times New Roman2" style:font-size-asian="12pt" style:language-asian="en" style:country-asian="GB" style:font-style-asian="normal" style:font-weight-asian="normal" style:font-name-complex="Times New Roman2" style:font-size-complex="12pt"/>
    </style:style>
    <style:style style:name="P662" style:family="paragraph" style:parent-style-name="Standard">
      <style:text-properties fo:color="#080808" loext:opacity="100%" style:font-name="Times New Roman" fo:font-size="12pt" fo:language="en" fo:country="GB" fo:font-style="normal" fo:font-weight="normal" officeooo:rsid="000e5b41" officeooo:paragraph-rsid="0025f895" style:font-name-asian="Times New Roman2" style:font-size-asian="12pt" style:language-asian="en" style:country-asian="GB" style:font-style-asian="normal" style:font-weight-asian="normal" style:font-name-complex="Times New Roman2" style:font-size-complex="12pt"/>
    </style:style>
    <style:style style:name="P663" style:family="paragraph" style:parent-style-name="Standard">
      <style:text-properties fo:color="#080808" loext:opacity="100%" style:font-name="Times New Roman" fo:font-size="12pt" fo:language="en" fo:country="GB" fo:font-style="normal" fo:font-weight="normal" officeooo:rsid="000e5b41" officeooo:paragraph-rsid="003311f9" style:font-name-asian="Times New Roman2" style:font-size-asian="12pt" style:language-asian="en" style:country-asian="GB" style:font-style-asian="normal" style:font-weight-asian="normal" style:font-name-complex="Times New Roman2" style:font-size-complex="12pt"/>
    </style:style>
    <style:style style:name="P664" style:family="paragraph" style:parent-style-name="Standard">
      <style:text-properties fo:color="#080808" loext:opacity="100%" style:font-name="Times New Roman" fo:font-size="12pt" fo:language="en" fo:country="GB" fo:font-style="normal" fo:font-weight="normal" officeooo:rsid="00182960" officeooo:paragraph-rsid="00182960" style:font-name-asian="Times New Roman2" style:font-size-asian="12pt" style:language-asian="en" style:country-asian="GB" style:font-style-asian="normal" style:font-weight-asian="normal" style:font-name-complex="Times New Roman2" style:font-size-complex="12pt"/>
    </style:style>
    <style:style style:name="P665" style:family="paragraph" style:parent-style-name="Standard">
      <style:text-properties fo:color="#080808" loext:opacity="100%" style:font-name="Times New Roman" fo:font-size="12pt" fo:language="en" fo:country="GB" fo:font-style="normal" fo:font-weight="normal" officeooo:rsid="0018b781" officeooo:paragraph-rsid="0018b781" style:font-name-asian="Times New Roman2" style:font-size-asian="12pt" style:language-asian="en" style:country-asian="GB" style:font-style-asian="normal" style:font-weight-asian="normal" style:font-name-complex="Times New Roman2" style:font-size-complex="12pt"/>
    </style:style>
    <style:style style:name="P666" style:family="paragraph" style:parent-style-name="Standard">
      <style:text-properties fo:color="#080808" loext:opacity="100%" style:font-name="Times New Roman" fo:font-size="12pt" fo:language="en" fo:country="GB" fo:font-style="normal" fo:font-weight="normal" officeooo:rsid="0018c4de" officeooo:paragraph-rsid="0018c4de" style:font-name-asian="Times New Roman2" style:font-size-asian="12pt" style:language-asian="en" style:country-asian="GB" style:font-style-asian="normal" style:font-weight-asian="normal" style:font-name-complex="Times New Roman2" style:font-size-complex="12pt"/>
    </style:style>
    <style:style style:name="P667" style:family="paragraph" style:parent-style-name="Standard">
      <style:text-properties fo:color="#080808" loext:opacity="100%" style:font-name="Times New Roman" fo:font-size="12pt" fo:language="en" fo:country="GB" fo:font-style="normal" fo:font-weight="normal" officeooo:rsid="00211ee5" officeooo:paragraph-rsid="00211ee5" style:font-name-asian="Times New Roman2" style:font-size-asian="12pt" style:language-asian="en" style:country-asian="GB" style:font-style-asian="normal" style:font-weight-asian="normal" style:font-name-complex="Times New Roman2" style:font-size-complex="12pt"/>
    </style:style>
    <style:style style:name="P668" style:family="paragraph" style:parent-style-name="Standard">
      <style:text-properties fo:color="#080808" loext:opacity="100%" style:font-name="Times New Roman" fo:font-size="12pt" fo:language="en" fo:country="GB" fo:font-style="normal" fo:font-weight="normal" officeooo:rsid="00211ee5" officeooo:paragraph-rsid="003311f9" style:font-name-asian="Times New Roman2" style:font-size-asian="12pt" style:language-asian="en" style:country-asian="GB" style:font-style-asian="normal" style:font-weight-asian="normal" style:font-name-complex="Times New Roman2" style:font-size-complex="12pt"/>
    </style:style>
    <style:style style:name="P669" style:family="paragraph" style:parent-style-name="Standard">
      <style:text-properties fo:color="#080808" loext:opacity="100%" style:font-name="Times New Roman" fo:font-size="12pt" fo:language="en" fo:country="GB" fo:font-style="normal" fo:font-weight="normal" officeooo:rsid="0023ecbc" officeooo:paragraph-rsid="0023ecbc" style:font-name-asian="Times New Roman2" style:font-size-asian="12pt" style:language-asian="en" style:country-asian="GB" style:font-style-asian="normal" style:font-weight-asian="normal" style:font-name-complex="Times New Roman2" style:font-size-complex="12pt"/>
    </style:style>
    <style:style style:name="P670" style:family="paragraph" style:parent-style-name="Standard">
      <style:text-properties fo:color="#080808" loext:opacity="100%" style:font-name="Times New Roman" fo:font-size="12pt" fo:language="en" fo:country="GB" fo:font-style="normal" fo:font-weight="normal" officeooo:rsid="002a4888" officeooo:paragraph-rsid="002a4888" style:font-name-asian="Times New Roman2" style:font-size-asian="12pt" style:language-asian="en" style:country-asian="GB" style:font-style-asian="normal" style:font-weight-asian="normal" style:font-name-complex="Times New Roman2" style:font-size-complex="12pt"/>
    </style:style>
    <style:style style:name="P671" style:family="paragraph" style:parent-style-name="Standard">
      <style:text-properties fo:color="#080808" loext:opacity="100%" style:font-name="Times New Roman" fo:font-size="12pt" fo:language="en" fo:country="GB" fo:font-style="normal" fo:font-weight="normal" officeooo:rsid="002afca3" officeooo:paragraph-rsid="002afca3" style:font-name-asian="Times New Roman2" style:font-size-asian="12pt" style:language-asian="en" style:country-asian="GB" style:font-style-asian="normal" style:font-weight-asian="normal" style:font-name-complex="Times New Roman2" style:font-size-complex="12pt"/>
    </style:style>
    <style:style style:name="P672" style:family="paragraph" style:parent-style-name="Standard">
      <style:text-properties fo:color="#080808" loext:opacity="100%" style:font-name="Times New Roman" fo:font-size="12pt" fo:language="en" fo:country="GB" fo:font-style="normal" fo:font-weight="normal" officeooo:rsid="002b2ea8" officeooo:paragraph-rsid="002b2ea8" style:font-name-asian="Times New Roman2" style:font-size-asian="12pt" style:language-asian="en" style:country-asian="GB" style:font-style-asian="normal" style:font-weight-asian="normal" style:font-name-complex="Times New Roman2" style:font-size-complex="12pt"/>
    </style:style>
    <style:style style:name="P673" style:family="paragraph" style:parent-style-name="Standard">
      <style:text-properties fo:color="#080808" loext:opacity="100%" style:font-name="Times New Roman" fo:font-size="12pt" fo:language="en" fo:country="GB" fo:font-style="normal" fo:font-weight="normal" officeooo:rsid="002b7b43" officeooo:paragraph-rsid="002b7b43" style:font-name-asian="Times New Roman2" style:font-size-asian="12pt" style:language-asian="en" style:country-asian="GB" style:font-style-asian="normal" style:font-weight-asian="normal" style:font-name-complex="Times New Roman2" style:font-size-complex="12pt"/>
    </style:style>
    <style:style style:name="P674" style:family="paragraph" style:parent-style-name="Standard">
      <style:text-properties fo:color="#080808" loext:opacity="100%" style:font-name="Times New Roman" fo:font-size="12pt" fo:language="en" fo:country="GB" fo:font-style="normal" fo:font-weight="normal" officeooo:rsid="002c53c5" officeooo:paragraph-rsid="002c53c5" style:font-name-asian="Times New Roman2" style:font-size-asian="12pt" style:language-asian="en" style:country-asian="GB" style:font-style-asian="normal" style:font-weight-asian="normal" style:font-name-complex="Times New Roman2" style:font-size-complex="12pt"/>
    </style:style>
    <style:style style:name="P675" style:family="paragraph" style:parent-style-name="Standard">
      <style:text-properties fo:color="#080808" loext:opacity="100%" style:font-name="Times New Roman" fo:font-size="12pt" fo:language="en" fo:country="GB" fo:font-style="normal" fo:font-weight="normal" officeooo:rsid="002e3e34" officeooo:paragraph-rsid="002e3e34" style:font-name-asian="Times New Roman2" style:font-size-asian="12pt" style:language-asian="en" style:country-asian="GB" style:font-style-asian="normal" style:font-weight-asian="normal" style:font-name-complex="Times New Roman2" style:font-size-complex="12pt"/>
    </style:style>
    <style:style style:name="P676" style:family="paragraph" style:parent-style-name="Standard">
      <style:text-properties fo:color="#080808" loext:opacity="100%" style:font-name="Times New Roman" fo:font-size="12pt" fo:language="en" fo:country="GB" fo:font-style="normal" fo:font-weight="normal" officeooo:rsid="0031d4ba" officeooo:paragraph-rsid="0031d4ba" style:font-name-asian="Times New Roman2" style:font-size-asian="12pt" style:language-asian="en" style:country-asian="GB" style:font-style-asian="normal" style:font-weight-asian="normal" style:font-name-complex="Times New Roman2" style:font-size-complex="12pt"/>
    </style:style>
    <style:style style:name="P677" style:family="paragraph" style:parent-style-name="Standard">
      <style:text-properties fo:color="#080808" loext:opacity="100%" style:font-name="Times New Roman" fo:font-size="12pt" fo:language="en" fo:country="GB" fo:font-style="normal" fo:font-weight="normal" officeooo:rsid="00377fec" officeooo:paragraph-rsid="00377fec" style:font-name-asian="Times New Roman2" style:font-size-asian="12pt" style:language-asian="en" style:country-asian="GB" style:font-style-asian="normal" style:font-weight-asian="normal" style:font-name-complex="Times New Roman2" style:font-size-complex="12pt"/>
    </style:style>
    <style:style style:name="P678" style:family="paragraph" style:parent-style-name="Standard">
      <style:text-properties fo:color="#080808" loext:opacity="100%" style:font-name="Times New Roman" fo:font-size="12pt" fo:language="en" fo:country="GB" fo:font-style="normal" fo:font-weight="normal" officeooo:rsid="003b9657" officeooo:paragraph-rsid="003b9657" style:font-name-asian="Times New Roman2" style:font-size-asian="12pt" style:language-asian="en" style:country-asian="GB" style:font-style-asian="normal" style:font-weight-asian="normal" style:font-name-complex="Times New Roman2" style:font-size-complex="12pt"/>
    </style:style>
    <style:style style:name="P679" style:family="paragraph" style:parent-style-name="Standard">
      <style:text-properties fo:color="#080808" loext:opacity="100%" style:font-name="Times New Roman" fo:font-size="12pt" fo:language="en" fo:country="GB" fo:font-style="normal" fo:font-weight="normal" officeooo:rsid="003eba39" officeooo:paragraph-rsid="003eba39" style:font-name-asian="Times New Roman2" style:font-size-asian="12pt" style:language-asian="en" style:country-asian="GB" style:font-style-asian="normal" style:font-weight-asian="normal" style:font-name-complex="Times New Roman2" style:font-size-complex="12pt"/>
    </style:style>
    <style:style style:name="P680" style:family="paragraph" style:parent-style-name="Standard">
      <style:text-properties fo:color="#080808" loext:opacity="100%" style:font-name="Times New Roman" fo:font-size="12pt" fo:language="en" fo:country="GB" fo:font-style="normal" fo:font-weight="bold" officeooo:rsid="0018c4de" officeooo:paragraph-rsid="0018c4de" style:font-name-asian="Times New Roman2" style:font-size-asian="12pt" style:language-asian="en" style:country-asian="GB" style:font-style-asian="normal" style:font-weight-asian="bold" style:font-name-complex="Times New Roman2" style:font-size-complex="12pt" style:font-weight-complex="bold"/>
    </style:style>
    <style:style style:name="P681" style:family="paragraph" style:parent-style-name="Standard">
      <style:text-properties fo:color="#080808" loext:opacity="100%" style:font-name="Times New Roman" fo:font-size="12pt" fo:language="en" fo:country="GB" fo:font-style="normal" fo:font-weight="bold" officeooo:rsid="0018c4de" officeooo:paragraph-rsid="0025f895" style:font-name-asian="Times New Roman2" style:font-size-asian="12pt" style:language-asian="en" style:country-asian="GB" style:font-style-asian="normal" style:font-weight-asian="bold" style:font-name-complex="Times New Roman2" style:font-size-complex="12pt" style:font-weight-complex="bold"/>
    </style:style>
    <style:style style:name="P682" style:family="paragraph" style:parent-style-name="Standard">
      <style:text-properties fo:color="#080808" loext:opacity="100%" style:font-name="Times New Roman" fo:font-size="12pt" fo:language="en" fo:country="GB" fo:font-style="normal" fo:font-weight="bold" officeooo:rsid="001d3270" officeooo:paragraph-rsid="001d3270" style:font-name-asian="Times New Roman2" style:font-size-asian="12pt" style:language-asian="en" style:country-asian="GB" style:font-style-asian="normal" style:font-weight-asian="bold" style:font-name-complex="Times New Roman2" style:font-size-complex="12pt" style:font-weight-complex="bold"/>
    </style:style>
    <style:style style:name="P683" style:family="paragraph" style:parent-style-name="Standard">
      <style:text-properties fo:color="#080808" loext:opacity="100%" style:font-name="Times New Roman" fo:font-size="12pt" fo:language="en" fo:country="GB" fo:font-style="normal" fo:font-weight="bold" officeooo:rsid="001d3270" officeooo:paragraph-rsid="003311f9" style:font-name-asian="Times New Roman2" style:font-size-asian="12pt" style:language-asian="en" style:country-asian="GB" style:font-style-asian="normal" style:font-weight-asian="bold" style:font-name-complex="Times New Roman2" style:font-size-complex="12pt" style:font-weight-complex="bold"/>
    </style:style>
    <style:style style:name="P684" style:family="paragraph" style:parent-style-name="Standard">
      <style:text-properties fo:color="#080808" loext:opacity="100%" style:font-name="Times New Roman" fo:font-size="12pt" fo:language="da" fo:country="DK" fo:font-style="normal" fo:font-weight="normal" officeooo:rsid="00b9c6ba" officeooo:paragraph-rsid="00b9c6ba" style:font-name-asian="Times New Roman2" style:font-size-asian="12pt" style:language-asian="en" style:country-asian="GB" style:font-style-asian="normal" style:font-weight-asian="normal" style:font-name-complex="Times New Roman2" style:font-size-complex="12pt"/>
    </style:style>
    <style:style style:name="P685" style:family="paragraph" style:parent-style-name="Standard">
      <style:text-properties fo:color="#080808" loext:opacity="100%" style:font-name="Times New Roman" fo:font-size="12pt" fo:language="da" fo:country="DK" fo:font-style="normal" fo:font-weight="normal" officeooo:rsid="00ba7359" officeooo:paragraph-rsid="00ba7359" style:font-name-asian="Times New Roman2" style:font-size-asian="12pt" style:language-asian="en" style:country-asian="GB" style:font-style-asian="normal" style:font-weight-asian="normal" style:font-name-complex="Times New Roman2" style:font-size-complex="12pt"/>
    </style:style>
    <style:style style:name="P686" style:family="paragraph" style:parent-style-name="Standard">
      <style:text-properties fo:color="#080808" loext:opacity="100%" style:font-name="Times New Roman" fo:font-size="12pt" fo:language="da" fo:country="DK" fo:font-style="normal" fo:font-weight="normal" officeooo:rsid="01472f18" officeooo:paragraph-rsid="014b988a" style:font-name-asian="Times New Roman2" style:font-size-asian="12pt" style:language-asian="en" style:country-asian="GB" style:font-style-asian="normal" style:font-weight-asian="normal" style:font-name-complex="Times New Roman2" style:font-size-complex="12pt"/>
    </style:style>
    <style:style style:name="P687" style:family="paragraph" style:parent-style-name="Standard">
      <style:text-properties fo:color="#080808" loext:opacity="100%" style:font-name="Times New Roman" fo:font-size="12pt" fo:language="da" fo:country="DK" fo:font-style="normal" fo:font-weight="normal" officeooo:rsid="014b988a" officeooo:paragraph-rsid="014b988a" style:font-name-asian="Times New Roman2" style:font-size-asian="12pt" style:language-asian="en" style:country-asian="GB" style:font-style-asian="normal" style:font-weight-asian="normal" style:font-name-complex="Times New Roman2" style:font-size-complex="12pt"/>
    </style:style>
    <style:style style:name="P688" style:family="paragraph" style:parent-style-name="Standard">
      <style:text-properties fo:color="#080808" loext:opacity="100%" style:font-name="Times New Roman" fo:font-size="12pt" fo:language="da" fo:country="DK" fo:font-style="normal" fo:font-weight="normal" officeooo:rsid="0211d53c" officeooo:paragraph-rsid="0211d53c" style:font-name-asian="Times New Roman2" style:font-size-asian="12pt" style:language-asian="en" style:country-asian="GB" style:font-style-asian="normal" style:font-weight-asian="normal" style:font-name-complex="Times New Roman2" style:font-size-complex="12pt"/>
    </style:style>
    <style:style style:name="P689" style:family="paragraph" style:parent-style-name="Standard">
      <style:text-properties fo:color="#080808" loext:opacity="100%" style:font-name="Times New Roman" fo:font-size="12pt" fo:language="da" fo:country="DK" fo:font-style="normal" fo:font-weight="normal" officeooo:rsid="021db498" officeooo:paragraph-rsid="021db498" style:font-name-asian="Times New Roman2" style:font-size-asian="12pt" style:language-asian="en" style:country-asian="GB" style:font-style-asian="normal" style:font-weight-asian="normal" style:font-name-complex="Times New Roman2" style:font-size-complex="12pt"/>
    </style:style>
    <style:style style:name="P690" style:family="paragraph" style:parent-style-name="Standard">
      <style:text-properties fo:color="#080808" loext:opacity="100%" style:font-name="Times New Roman" fo:font-size="12pt" fo:language="da" fo:country="DK" fo:font-style="normal" fo:font-weight="normal" officeooo:rsid="02202589" officeooo:paragraph-rsid="021eea83" style:font-name-asian="Times New Roman2" style:font-size-asian="12pt" style:language-asian="en" style:country-asian="GB" style:font-style-asian="normal" style:font-weight-asian="normal" style:font-name-complex="Times New Roman2" style:font-size-complex="12pt"/>
    </style:style>
    <style:style style:name="P691" style:family="paragraph" style:parent-style-name="Standard">
      <style:text-properties officeooo:paragraph-rsid="0014eb2a"/>
    </style:style>
    <style:style style:name="P692" style:family="paragraph" style:parent-style-name="Standard">
      <style:text-properties style:font-name="Times New Roman" fo:language="en" fo:country="GB" officeooo:rsid="000e5b41" officeooo:paragraph-rsid="003eba39" style:font-name-asian="Times New Roman2" style:language-asian="en" style:country-asian="GB" style:font-name-complex="Times New Roman2"/>
    </style:style>
    <style:style style:name="P693" style:family="paragraph" style:parent-style-name="Standard">
      <style:text-properties style:font-name="Times New Roman" fo:language="en" fo:country="GB" officeooo:rsid="00568629" officeooo:paragraph-rsid="00568629" style:font-name-asian="Times New Roman2" style:language-asian="en" style:country-asian="GB" style:font-name-complex="Times New Roman2"/>
    </style:style>
    <style:style style:name="P694" style:family="paragraph" style:parent-style-name="Standard">
      <style:text-properties style:font-name="Times New Roman" fo:language="en" fo:country="GB" officeooo:rsid="0059e9c8" officeooo:paragraph-rsid="0059e9c8" style:font-name-asian="Times New Roman2" style:language-asian="en" style:country-asian="GB" style:font-name-complex="Times New Roman2"/>
    </style:style>
    <style:style style:name="P695" style:family="paragraph" style:parent-style-name="Standard">
      <style:text-properties style:font-name="Times New Roman" fo:language="en" fo:country="GB" officeooo:rsid="005a8526" officeooo:paragraph-rsid="005a8526" style:font-name-asian="Times New Roman2" style:language-asian="en" style:country-asian="GB" style:font-name-complex="Times New Roman2"/>
    </style:style>
    <style:style style:name="P696" style:family="paragraph" style:parent-style-name="Standard">
      <style:text-properties style:font-name="Times New Roman" fo:language="en" fo:country="GB" officeooo:rsid="005c359d" officeooo:paragraph-rsid="005c359d" style:font-name-asian="Times New Roman2" style:language-asian="en" style:country-asian="GB" style:font-name-complex="Times New Roman2"/>
    </style:style>
    <style:style style:name="P697" style:family="paragraph" style:parent-style-name="Standard">
      <style:text-properties style:font-name="Times New Roman" fo:language="en" fo:country="GB" officeooo:rsid="005df8bb" officeooo:paragraph-rsid="005df8bb" style:font-name-asian="Times New Roman2" style:language-asian="en" style:country-asian="GB" style:font-name-complex="Times New Roman2"/>
    </style:style>
    <style:style style:name="P698" style:family="paragraph" style:parent-style-name="Standard">
      <style:text-properties style:font-name="Times New Roman" fo:language="en" fo:country="GB" officeooo:rsid="00639879" officeooo:paragraph-rsid="00639879" style:font-name-asian="Times New Roman2" style:language-asian="en" style:country-asian="GB" style:font-name-complex="Times New Roman2"/>
    </style:style>
    <style:style style:name="P699" style:family="paragraph" style:parent-style-name="Standard">
      <style:text-properties style:font-name="Times New Roman" fo:language="en" fo:country="GB" officeooo:rsid="00693782" officeooo:paragraph-rsid="00693782" style:font-name-asian="Times New Roman2" style:language-asian="en" style:country-asian="GB" style:font-name-complex="Times New Roman2"/>
    </style:style>
    <style:style style:name="P700" style:family="paragraph" style:parent-style-name="Standard">
      <style:text-properties style:font-name="Times New Roman" fo:language="en" fo:country="GB" officeooo:rsid="006ac1a6" officeooo:paragraph-rsid="006ac1a6" style:font-name-asian="Times New Roman2" style:language-asian="en" style:country-asian="GB" style:font-name-complex="Times New Roman2"/>
    </style:style>
    <style:style style:name="P701" style:family="paragraph" style:parent-style-name="Standard">
      <style:text-properties style:font-name="Times New Roman" fo:language="en" fo:country="GB" officeooo:rsid="006ac2fe" officeooo:paragraph-rsid="006ac2fe" style:font-name-asian="Times New Roman2" style:language-asian="en" style:country-asian="GB" style:font-name-complex="Times New Roman2"/>
    </style:style>
    <style:style style:name="P702" style:family="paragraph" style:parent-style-name="Standard">
      <style:text-properties style:font-name="Times New Roman" fo:language="da" fo:country="DK" style:font-name-asian="Times New Roman2" style:language-asian="en" style:country-asian="GB" style:font-name-complex="Times New Roman2"/>
    </style:style>
    <style:style style:name="P703" style:family="paragraph" style:parent-style-name="Standard">
      <style:text-properties style:font-name="Times New Roman" fo:language="da" fo:country="DK" officeooo:rsid="007bcffa" officeooo:paragraph-rsid="007bcffa" style:font-name-asian="Times New Roman2" style:language-asian="en" style:country-asian="GB" style:font-name-complex="Times New Roman2"/>
    </style:style>
    <style:style style:name="P704" style:family="paragraph" style:parent-style-name="Standard">
      <style:text-properties style:font-name="Times New Roman" fo:language="da" fo:country="DK" officeooo:rsid="0079ea06" officeooo:paragraph-rsid="0079ea06" style:font-name-asian="Times New Roman2" style:language-asian="en" style:country-asian="GB" style:font-name-complex="Times New Roman2"/>
    </style:style>
    <style:style style:name="P705" style:family="paragraph" style:parent-style-name="Standard">
      <style:text-properties style:font-name="Times New Roman" fo:language="da" fo:country="DK" officeooo:rsid="0079ea06" officeooo:paragraph-rsid="00813b8a" style:font-name-asian="Times New Roman2" style:language-asian="en" style:country-asian="GB" style:font-name-complex="Times New Roman2"/>
    </style:style>
    <style:style style:name="P706" style:family="paragraph" style:parent-style-name="Standard">
      <style:text-properties style:font-name="Times New Roman" fo:language="da" fo:country="DK" officeooo:rsid="0080e262" officeooo:paragraph-rsid="0080e262" style:font-name-asian="Times New Roman2" style:language-asian="en" style:country-asian="GB" style:font-name-complex="Times New Roman2"/>
    </style:style>
    <style:style style:name="P707" style:family="paragraph" style:parent-style-name="Standard">
      <style:text-properties style:font-name="Times New Roman" fo:language="da" fo:country="DK" officeooo:rsid="008f22a0" officeooo:paragraph-rsid="008f22a0" style:font-name-asian="Times New Roman2" style:language-asian="en" style:country-asian="GB" style:font-name-complex="Times New Roman2"/>
    </style:style>
    <style:style style:name="P708" style:family="paragraph" style:parent-style-name="Standard">
      <style:text-properties style:font-name="Times New Roman" fo:language="da" fo:country="DK" officeooo:rsid="00901998" officeooo:paragraph-rsid="00901998" style:font-name-asian="Times New Roman2" style:language-asian="en" style:country-asian="GB" style:font-name-complex="Times New Roman2"/>
    </style:style>
    <style:style style:name="P709" style:family="paragraph" style:parent-style-name="Standard">
      <style:text-properties style:font-name="Times New Roman" fo:language="da" fo:country="DK" officeooo:rsid="00901998" officeooo:paragraph-rsid="00935598" style:font-name-asian="Times New Roman2" style:language-asian="en" style:country-asian="GB" style:font-name-complex="Times New Roman2"/>
    </style:style>
    <style:style style:name="P710" style:family="paragraph" style:parent-style-name="Standard">
      <style:text-properties style:font-name="Times New Roman" fo:language="da" fo:country="DK" officeooo:rsid="00935598" officeooo:paragraph-rsid="00935598" style:font-name-asian="Times New Roman2" style:language-asian="en" style:country-asian="GB" style:font-name-complex="Times New Roman2"/>
    </style:style>
    <style:style style:name="P711" style:family="paragraph" style:parent-style-name="Standard">
      <style:text-properties style:font-name="Times New Roman" fo:language="da" fo:country="DK" officeooo:rsid="009b59d6" officeooo:paragraph-rsid="009b59d6" style:font-name-asian="Times New Roman2" style:language-asian="en" style:country-asian="GB" style:font-name-complex="Times New Roman2"/>
    </style:style>
    <style:style style:name="P712" style:family="paragraph" style:parent-style-name="Standard">
      <style:text-properties style:font-name="Times New Roman" fo:language="da" fo:country="DK" officeooo:rsid="009b59d6" officeooo:paragraph-rsid="009d4d05" style:font-name-asian="Times New Roman2" style:language-asian="en" style:country-asian="GB" style:font-name-complex="Times New Roman2"/>
    </style:style>
    <style:style style:name="P713" style:family="paragraph" style:parent-style-name="Standard">
      <style:text-properties style:font-name="Times New Roman" fo:language="da" fo:country="DK" officeooo:rsid="009d4d05" officeooo:paragraph-rsid="009d4d05" style:font-name-asian="Times New Roman2" style:language-asian="en" style:country-asian="GB" style:font-name-complex="Times New Roman2"/>
    </style:style>
    <style:style style:name="P714" style:family="paragraph" style:parent-style-name="Standard">
      <style:text-properties style:font-name="Times New Roman" fo:language="da" fo:country="DK" officeooo:rsid="00ee57fa" officeooo:paragraph-rsid="00ee57fa" style:font-name-asian="Times New Roman2" style:language-asian="en" style:country-asian="GB" style:font-name-complex="Times New Roman2"/>
    </style:style>
    <style:style style:name="P715" style:family="paragraph" style:parent-style-name="Standard">
      <style:text-properties style:font-name="Times New Roman" fo:language="da" fo:country="DK" officeooo:rsid="00eeb931" officeooo:paragraph-rsid="00eeb931" style:font-name-asian="Times New Roman2" style:language-asian="en" style:country-asian="GB" style:font-name-complex="Times New Roman2"/>
    </style:style>
    <style:style style:name="P716" style:family="paragraph" style:parent-style-name="Standard">
      <style:text-properties style:font-name="Times New Roman" fo:language="da" fo:country="DK" officeooo:rsid="00ef0119" officeooo:paragraph-rsid="00ef0119" style:font-name-asian="Times New Roman2" style:language-asian="en" style:country-asian="GB" style:font-name-complex="Times New Roman2"/>
    </style:style>
    <style:style style:name="P717" style:family="paragraph" style:parent-style-name="Standard">
      <style:text-properties style:font-name="Times New Roman" fo:language="da" fo:country="DK" officeooo:rsid="00ef0b04" officeooo:paragraph-rsid="00ef0b04" style:font-name-asian="Times New Roman2" style:language-asian="en" style:country-asian="GB" style:font-name-complex="Times New Roman2"/>
    </style:style>
    <style:style style:name="P718" style:family="paragraph" style:parent-style-name="Standard">
      <style:text-properties style:font-name="Times New Roman" fo:language="da" fo:country="DK" officeooo:rsid="00ef0b04" officeooo:paragraph-rsid="00f0ab06" style:font-name-asian="Times New Roman2" style:language-asian="en" style:country-asian="GB" style:font-name-complex="Times New Roman2"/>
    </style:style>
    <style:style style:name="P719" style:family="paragraph" style:parent-style-name="Standard">
      <style:text-properties style:font-name="Times New Roman" fo:language="da" fo:country="DK" officeooo:rsid="00f0ab06" officeooo:paragraph-rsid="00f0ab06" style:font-name-asian="Times New Roman2" style:language-asian="en" style:country-asian="GB" style:font-name-complex="Times New Roman2"/>
    </style:style>
    <style:style style:name="P720" style:family="paragraph" style:parent-style-name="Standard">
      <style:text-properties style:font-name="Times New Roman" fo:language="da" fo:country="DK" officeooo:rsid="00f4e9ad" officeooo:paragraph-rsid="00f4e9ad" style:font-name-asian="Times New Roman2" style:language-asian="en" style:country-asian="GB" style:font-name-complex="Times New Roman2"/>
    </style:style>
    <style:style style:name="P721" style:family="paragraph" style:parent-style-name="Standard">
      <style:text-properties style:font-name="Times New Roman" fo:language="da" fo:country="DK" officeooo:rsid="00f811f0" officeooo:paragraph-rsid="00f811f0" style:font-name-asian="Times New Roman2" style:language-asian="en" style:country-asian="GB" style:font-name-complex="Times New Roman2"/>
    </style:style>
    <style:style style:name="P722" style:family="paragraph" style:parent-style-name="Standard">
      <style:text-properties style:font-name="Times New Roman" fo:language="da" fo:country="DK" officeooo:rsid="00fca71c" officeooo:paragraph-rsid="00fca71c" style:font-name-asian="Times New Roman2" style:language-asian="en" style:country-asian="GB" style:font-name-complex="Times New Roman2"/>
    </style:style>
    <style:style style:name="P723" style:family="paragraph" style:parent-style-name="Standard">
      <style:text-properties style:font-name="Times New Roman" fo:language="da" fo:country="DK" officeooo:rsid="00fca71c" officeooo:paragraph-rsid="00fe7f0f" style:font-name-asian="Times New Roman2" style:language-asian="en" style:country-asian="GB" style:font-name-complex="Times New Roman2"/>
    </style:style>
    <style:style style:name="P724" style:family="paragraph" style:parent-style-name="Standard">
      <style:text-properties style:font-name="Times New Roman" fo:language="da" fo:country="DK" officeooo:rsid="010b67a4" officeooo:paragraph-rsid="010b67a4" style:font-name-asian="Times New Roman2" style:language-asian="en" style:country-asian="GB" style:font-name-complex="Times New Roman2"/>
    </style:style>
    <style:style style:name="P725" style:family="paragraph" style:parent-style-name="Standard">
      <style:text-properties style:font-name="Times New Roman" fo:language="da" fo:country="DK" officeooo:rsid="010cb6c9" officeooo:paragraph-rsid="010cb6c9" style:font-name-asian="Times New Roman2" style:language-asian="en" style:country-asian="GB" style:font-name-complex="Times New Roman2"/>
    </style:style>
    <style:style style:name="P726" style:family="paragraph" style:parent-style-name="Standard">
      <style:text-properties style:font-name="Times New Roman" fo:language="da" fo:country="DK" officeooo:rsid="012107e8" style:font-name-asian="Times New Roman2" style:language-asian="en" style:country-asian="GB" style:font-name-complex="Times New Roman2"/>
    </style:style>
    <style:style style:name="P727" style:family="paragraph" style:parent-style-name="Standard">
      <style:text-properties style:font-name="Times New Roman" fo:language="da" fo:country="DK" officeooo:rsid="0127ae61" officeooo:paragraph-rsid="0127ae61" style:font-name-asian="Times New Roman2" style:language-asian="en" style:country-asian="GB" style:font-name-complex="Times New Roman2"/>
    </style:style>
    <style:style style:name="P728" style:family="paragraph" style:parent-style-name="Standard">
      <style:text-properties style:font-name="Times New Roman" fo:language="da" fo:country="DK" officeooo:rsid="0127ae61" officeooo:paragraph-rsid="0134d3dc" style:font-name-asian="Times New Roman2" style:language-asian="en" style:country-asian="GB" style:font-name-complex="Times New Roman2"/>
    </style:style>
    <style:style style:name="P729" style:family="paragraph" style:parent-style-name="Standard">
      <style:text-properties style:font-name="Times New Roman" fo:language="da" fo:country="DK" officeooo:rsid="0127ae61" officeooo:paragraph-rsid="0190ba20" style:font-name-asian="Times New Roman2" style:language-asian="en" style:country-asian="GB" style:font-name-complex="Times New Roman2"/>
    </style:style>
    <style:style style:name="P730" style:family="paragraph" style:parent-style-name="Standard">
      <style:text-properties style:font-name="Times New Roman" fo:language="da" fo:country="DK" officeooo:rsid="0127ae61" officeooo:paragraph-rsid="02c9c57d" style:font-name-asian="Times New Roman2" style:language-asian="en" style:country-asian="GB" style:font-name-complex="Times New Roman2"/>
    </style:style>
    <style:style style:name="P731" style:family="paragraph" style:parent-style-name="Standard">
      <style:text-properties style:font-name="Times New Roman" fo:language="da" fo:country="DK" officeooo:rsid="01783b7c" officeooo:paragraph-rsid="01783b7c" style:font-name-asian="Times New Roman2" style:language-asian="en" style:country-asian="GB" style:font-name-complex="Times New Roman2"/>
    </style:style>
    <style:style style:name="P732" style:family="paragraph" style:parent-style-name="Standard">
      <style:text-properties style:font-name="Times New Roman" fo:language="da" fo:country="DK" officeooo:rsid="01783b7c" officeooo:paragraph-rsid="017de932" style:font-name-asian="Times New Roman2" style:language-asian="en" style:country-asian="GB" style:font-name-complex="Times New Roman2"/>
    </style:style>
    <style:style style:name="P733" style:family="paragraph" style:parent-style-name="Standard">
      <style:text-properties style:font-name="Times New Roman" fo:language="da" fo:country="DK" officeooo:rsid="0206a318" officeooo:paragraph-rsid="0206a318" style:font-name-asian="Times New Roman2" style:language-asian="en" style:country-asian="GB" style:font-name-complex="Times New Roman2"/>
    </style:style>
    <style:style style:name="P734" style:family="paragraph" style:parent-style-name="Standard">
      <style:text-properties style:font-name="Times New Roman" fo:language="da" fo:country="DK" officeooo:rsid="02074f4f" officeooo:paragraph-rsid="02074f4f" style:font-name-asian="Times New Roman2" style:language-asian="en" style:country-asian="GB" style:font-name-complex="Times New Roman2"/>
    </style:style>
    <style:style style:name="P735" style:family="paragraph" style:parent-style-name="Standard">
      <style:text-properties style:font-name="Times New Roman" fo:language="da" fo:country="DK" officeooo:rsid="02074f4f" officeooo:paragraph-rsid="020a7d96" style:font-name-asian="Times New Roman2" style:language-asian="en" style:country-asian="GB" style:font-name-complex="Times New Roman2"/>
    </style:style>
    <style:style style:name="P736" style:family="paragraph" style:parent-style-name="Standard">
      <style:text-properties style:font-name="Times New Roman" fo:language="da" fo:country="DK" officeooo:rsid="020936c7" officeooo:paragraph-rsid="020a7d96" style:font-name-asian="Times New Roman2" style:language-asian="en" style:country-asian="GB" style:font-name-complex="Times New Roman2"/>
    </style:style>
    <style:style style:name="P737" style:family="paragraph" style:parent-style-name="Standard">
      <style:text-properties style:font-name="Times New Roman" fo:language="da" fo:country="DK" officeooo:rsid="020936c7" officeooo:paragraph-rsid="020b3227" style:font-name-asian="Times New Roman2" style:language-asian="en" style:country-asian="GB" style:font-name-complex="Times New Roman2"/>
    </style:style>
    <style:style style:name="P738" style:family="paragraph" style:parent-style-name="Standard">
      <style:text-properties style:font-name="Times New Roman" fo:language="da" fo:country="DK" officeooo:rsid="020b3227" officeooo:paragraph-rsid="020b3227" style:font-name-asian="Times New Roman2" style:language-asian="en" style:country-asian="GB" style:font-name-complex="Times New Roman2"/>
    </style:style>
    <style:style style:name="P739" style:family="paragraph" style:parent-style-name="Standard">
      <style:text-properties style:font-name="Times New Roman" fo:language="da" fo:country="DK" officeooo:rsid="020f5a0b" officeooo:paragraph-rsid="020f5a0b" style:font-name-asian="Times New Roman2" style:language-asian="en" style:country-asian="GB" style:font-name-complex="Times New Roman2"/>
    </style:style>
    <style:style style:name="P740" style:family="paragraph" style:parent-style-name="Standard">
      <style:text-properties style:font-name="Times New Roman" fo:language="da" fo:country="DK" officeooo:rsid="02114393" officeooo:paragraph-rsid="02114393" style:font-name-asian="Times New Roman2" style:language-asian="en" style:country-asian="GB" style:font-name-complex="Times New Roman2"/>
    </style:style>
    <style:style style:name="P741" style:family="paragraph" style:parent-style-name="Standard">
      <style:text-properties style:font-name="Times New Roman" fo:language="da" fo:country="DK" officeooo:rsid="0211b306" officeooo:paragraph-rsid="0211b306" style:font-name-asian="Times New Roman2" style:language-asian="en" style:country-asian="GB" style:font-name-complex="Times New Roman2"/>
    </style:style>
    <style:style style:name="P742" style:family="paragraph" style:parent-style-name="Standard">
      <style:text-properties style:font-name="Times New Roman" fo:language="da" fo:country="DK" officeooo:paragraph-rsid="012d81c2" style:font-name-asian="Times New Roman2" style:language-asian="en" style:country-asian="GB" style:font-name-complex="Times New Roman2"/>
    </style:style>
    <style:style style:name="P743" style:family="paragraph" style:parent-style-name="Standard">
      <style:text-properties style:font-name="Times New Roman" fo:language="da" fo:country="DK" officeooo:rsid="00c399a1" officeooo:paragraph-rsid="009d4d05" style:font-name-asian="Times New Roman2" style:language-asian="en" style:country-asian="GB" style:font-name-complex="Times New Roman2"/>
    </style:style>
    <style:style style:name="P744" style:family="paragraph" style:parent-style-name="Standard">
      <style:text-properties style:font-name="Times New Roman" fo:language="da" fo:country="DK" officeooo:rsid="00c399a1" officeooo:paragraph-rsid="024c305d" style:font-name-asian="Times New Roman2" style:language-asian="en" style:country-asian="GB" style:font-name-complex="Times New Roman2"/>
    </style:style>
    <style:style style:name="P745" style:family="paragraph" style:parent-style-name="Standard">
      <style:text-properties style:font-name="Times New Roman" fo:language="da" fo:country="DK" officeooo:rsid="024ba758" officeooo:paragraph-rsid="024ba758" style:font-name-asian="Times New Roman2" style:language-asian="en" style:country-asian="GB" style:font-name-complex="Times New Roman2"/>
    </style:style>
    <style:style style:name="P746" style:family="paragraph" style:parent-style-name="Standard">
      <style:text-properties style:font-name="Times New Roman" fo:language="da" fo:country="DK" officeooo:rsid="0255a20a" officeooo:paragraph-rsid="0255a20a" style:font-name-asian="Times New Roman2" style:language-asian="en" style:country-asian="GB" style:font-name-complex="Times New Roman2"/>
    </style:style>
    <style:style style:name="P747" style:family="paragraph" style:parent-style-name="Standard">
      <style:text-properties style:font-name="Times New Roman" fo:language="da" fo:country="DK" fo:font-weight="bold" officeooo:rsid="00fff3a3" officeooo:paragraph-rsid="00fff3a3" style:font-name-asian="Times New Roman2" style:language-asian="en" style:country-asian="GB" style:font-weight-asian="bold" style:font-name-complex="Times New Roman2" style:font-weight-complex="bold"/>
    </style:style>
    <style:style style:name="P748" style:family="paragraph" style:parent-style-name="Standard">
      <style:text-properties style:font-name="Times New Roman" fo:language="da" fo:country="DK" fo:font-weight="bold" officeooo:rsid="00fff3a3" officeooo:paragraph-rsid="010edbd4" style:font-name-asian="Times New Roman2" style:language-asian="en" style:country-asian="GB" style:font-weight-asian="bold" style:font-name-complex="Times New Roman2" style:font-weight-complex="bold"/>
    </style:style>
    <style:style style:name="P749" style:family="paragraph" style:parent-style-name="Standard">
      <style:text-properties style:font-name="Times New Roman" fo:language="da" fo:country="DK" fo:font-weight="bold" officeooo:rsid="010edbd4" officeooo:paragraph-rsid="010edbd4" style:font-name-asian="Times New Roman2" style:language-asian="en" style:country-asian="GB" style:font-weight-asian="bold" style:font-name-complex="Times New Roman2" style:font-weight-complex="bold"/>
    </style:style>
    <style:style style:name="P750" style:family="paragraph" style:parent-style-name="Standard">
      <style:text-properties style:font-name="Times New Roman" fo:language="da" fo:country="DK" fo:font-weight="normal" officeooo:rsid="010edbd4" officeooo:paragraph-rsid="010edbd4" style:font-name-asian="Times New Roman2" style:language-asian="en" style:country-asian="GB" style:font-weight-asian="normal" style:font-name-complex="Times New Roman2" style:font-weight-complex="normal"/>
    </style:style>
    <style:style style:name="P751" style:family="paragraph" style:parent-style-name="Standard">
      <style:text-properties style:font-name="Times New Roman" fo:language="da" fo:country="DK" fo:font-weight="normal" officeooo:rsid="0112c1bf" officeooo:paragraph-rsid="0112c1bf" style:font-name-asian="Times New Roman2" style:language-asian="en" style:country-asian="GB" style:font-weight-asian="normal" style:font-name-complex="Times New Roman2" style:font-weight-complex="normal"/>
    </style:style>
    <style:style style:name="P752" style:family="paragraph" style:parent-style-name="Standard">
      <style:text-properties style:font-name="Times New Roman" fo:font-size="12pt" fo:language="da" fo:country="DK" officeooo:rsid="00b9c6ba" style:font-name-asian="Times New Roman2" style:font-size-asian="12pt" style:language-asian="en" style:country-asian="GB" style:font-name-complex="Times New Roman2" style:font-size-complex="12pt"/>
    </style:style>
    <style:style style:name="P753" style:family="paragraph" style:parent-style-name="Standard">
      <style:text-properties style:font-name="Times New Roman" fo:font-size="12pt" fo:language="da" fo:country="DK" officeooo:rsid="00ba7359" officeooo:paragraph-rsid="00ba7359" style:font-name-asian="Times New Roman2" style:font-size-asian="12pt" style:language-asian="en" style:country-asian="GB" style:font-name-complex="Times New Roman2" style:font-size-complex="12pt"/>
    </style:style>
    <style:style style:name="P754" style:family="paragraph" style:parent-style-name="Standard">
      <style:text-properties style:font-name="Times New Roman" fo:font-size="12pt" fo:language="da" fo:country="DK" officeooo:rsid="00bdbfb4" officeooo:paragraph-rsid="00bdbfb4" style:font-name-asian="Times New Roman2" style:font-size-asian="12pt" style:language-asian="en" style:country-asian="GB" style:font-name-complex="Times New Roman2" style:font-size-complex="12pt"/>
    </style:style>
    <style:style style:name="P755" style:family="paragraph" style:parent-style-name="Standard">
      <style:text-properties style:font-name="Times New Roman" fo:font-size="12pt" fo:language="da" fo:country="DK" officeooo:rsid="00c2a723" officeooo:paragraph-rsid="00c2a723" style:font-name-asian="Times New Roman2" style:font-size-asian="12pt" style:language-asian="en" style:country-asian="GB" style:font-name-complex="Times New Roman2" style:font-size-complex="12pt"/>
    </style:style>
    <style:style style:name="P756" style:family="paragraph" style:parent-style-name="Standard">
      <style:text-properties style:font-name="Times New Roman" fo:font-size="12pt" fo:language="da" fo:country="DK" officeooo:rsid="013e8402" officeooo:paragraph-rsid="013e8402" style:font-name-asian="Times New Roman2" style:font-size-asian="12pt" style:language-asian="en" style:country-asian="GB" style:font-name-complex="Times New Roman2" style:font-size-complex="12pt"/>
    </style:style>
    <style:style style:name="P757" style:family="paragraph" style:parent-style-name="Standard">
      <style:text-properties style:font-name="Times New Roman" fo:font-size="12pt" fo:language="da" fo:country="DK" officeooo:rsid="013e8402" officeooo:paragraph-rsid="013ecfdc" style:font-name-asian="Times New Roman2" style:font-size-asian="12pt" style:language-asian="en" style:country-asian="GB" style:font-name-complex="Times New Roman2" style:font-size-complex="12pt"/>
    </style:style>
    <style:style style:name="P758" style:family="paragraph" style:parent-style-name="Standard">
      <style:text-properties style:font-name="Times New Roman" fo:font-size="12pt" fo:language="da" fo:country="DK" officeooo:rsid="013e8402" officeooo:paragraph-rsid="014435db" style:font-name-asian="Times New Roman2" style:font-size-asian="12pt" style:language-asian="en" style:country-asian="GB" style:font-name-complex="Times New Roman2" style:font-size-complex="12pt"/>
    </style:style>
    <style:style style:name="P759" style:family="paragraph" style:parent-style-name="Standard">
      <style:text-properties style:font-name="Times New Roman" fo:font-size="12pt" fo:language="da" fo:country="DK" officeooo:rsid="013e8402" officeooo:paragraph-rsid="0146139c" style:font-name-asian="Times New Roman2" style:font-size-asian="12pt" style:language-asian="en" style:country-asian="GB" style:font-name-complex="Times New Roman2" style:font-size-complex="12pt"/>
    </style:style>
    <style:style style:name="P760" style:family="paragraph" style:parent-style-name="Standard">
      <style:text-properties style:font-name="Times New Roman" fo:font-size="12pt" fo:language="da" fo:country="DK" officeooo:rsid="013e8402" officeooo:paragraph-rsid="0146491e" style:font-name-asian="Times New Roman2" style:font-size-asian="12pt" style:language-asian="en" style:country-asian="GB" style:font-name-complex="Times New Roman2" style:font-size-complex="12pt"/>
    </style:style>
    <style:style style:name="P761" style:family="paragraph" style:parent-style-name="Standard">
      <style:text-properties style:font-name="Times New Roman" fo:font-size="12pt" fo:language="da" fo:country="DK" officeooo:rsid="013e8402" officeooo:paragraph-rsid="01516e6a" style:font-name-asian="Times New Roman2" style:font-size-asian="12pt" style:language-asian="en" style:country-asian="GB" style:font-name-complex="Times New Roman2" style:font-size-complex="12pt"/>
    </style:style>
    <style:style style:name="P762" style:family="paragraph" style:parent-style-name="Standard">
      <style:text-properties style:font-name="Times New Roman" fo:font-size="12pt" fo:language="da" fo:country="DK" officeooo:rsid="013e8402" officeooo:paragraph-rsid="015db5c6" style:font-name-asian="Times New Roman2" style:font-size-asian="12pt" style:language-asian="en" style:country-asian="GB" style:font-name-complex="Times New Roman2" style:font-size-complex="12pt"/>
    </style:style>
    <style:style style:name="P763" style:family="paragraph" style:parent-style-name="Standard">
      <style:text-properties style:font-name="Times New Roman" fo:font-size="12pt" fo:language="da" fo:country="DK" officeooo:rsid="013ecfdc" officeooo:paragraph-rsid="013ecfdc" style:font-name-asian="Times New Roman2" style:font-size-asian="12pt" style:language-asian="en" style:country-asian="GB" style:font-name-complex="Times New Roman2" style:font-size-complex="12pt"/>
    </style:style>
    <style:style style:name="P764" style:family="paragraph" style:parent-style-name="Standard">
      <style:text-properties style:font-name="Times New Roman" fo:font-size="12pt" fo:language="da" fo:country="DK" officeooo:rsid="01472f18" officeooo:paragraph-rsid="01472f18" style:font-name-asian="Times New Roman2" style:font-size-asian="12pt" style:language-asian="en" style:country-asian="GB" style:font-name-complex="Times New Roman2" style:font-size-complex="12pt"/>
    </style:style>
    <style:style style:name="P765" style:family="paragraph" style:parent-style-name="Standard">
      <style:text-properties style:font-name="Times New Roman" fo:font-size="12pt" fo:language="da" fo:country="DK" officeooo:rsid="01472f18" officeooo:paragraph-rsid="014b988a" style:font-name-asian="Times New Roman2" style:font-size-asian="12pt" style:language-asian="en" style:country-asian="GB" style:font-name-complex="Times New Roman2" style:font-size-complex="12pt"/>
    </style:style>
    <style:style style:name="P766" style:family="paragraph" style:parent-style-name="Standard">
      <style:text-properties style:font-name="Times New Roman" fo:font-size="12pt" fo:language="da" fo:country="DK" officeooo:rsid="01472f18" officeooo:paragraph-rsid="013e8402" style:font-name-asian="Times New Roman2" style:font-size-asian="12pt" style:language-asian="en" style:country-asian="GB" style:font-name-complex="Times New Roman2" style:font-size-complex="12pt"/>
    </style:style>
    <style:style style:name="P767" style:family="paragraph" style:parent-style-name="Standard">
      <style:text-properties style:font-name="Times New Roman" fo:font-size="12pt" fo:language="da" fo:country="DK" officeooo:rsid="01472f18" officeooo:paragraph-rsid="01516e6a" style:font-name-asian="Times New Roman2" style:font-size-asian="12pt" style:language-asian="en" style:country-asian="GB" style:font-name-complex="Times New Roman2" style:font-size-complex="12pt"/>
    </style:style>
    <style:style style:name="P768" style:family="paragraph" style:parent-style-name="Standard">
      <style:text-properties style:font-name="Times New Roman" fo:font-size="12pt" fo:language="da" fo:country="DK" officeooo:rsid="0147b6fa" officeooo:paragraph-rsid="0147b6fa" style:font-name-asian="Times New Roman2" style:font-size-asian="12pt" style:language-asian="en" style:country-asian="GB" style:font-name-complex="Times New Roman2" style:font-size-complex="12pt"/>
    </style:style>
    <style:style style:name="P769" style:family="paragraph" style:parent-style-name="Standard">
      <style:text-properties style:font-name="Times New Roman" fo:font-size="12pt" fo:language="da" fo:country="DK" officeooo:rsid="01490390" officeooo:paragraph-rsid="01490390" style:font-name-asian="Times New Roman2" style:font-size-asian="12pt" style:language-asian="en" style:country-asian="GB" style:font-name-complex="Times New Roman2" style:font-size-complex="12pt"/>
    </style:style>
    <style:style style:name="P770" style:family="paragraph" style:parent-style-name="Standard">
      <style:text-properties style:font-name="Times New Roman" fo:font-size="12pt" fo:language="da" fo:country="DK" officeooo:rsid="014b988a" officeooo:paragraph-rsid="014b988a" style:font-name-asian="Times New Roman2" style:font-size-asian="12pt" style:language-asian="en" style:country-asian="GB" style:font-name-complex="Times New Roman2" style:font-size-complex="12pt"/>
    </style:style>
    <style:style style:name="P771" style:family="paragraph" style:parent-style-name="Standard">
      <style:text-properties style:font-name="Times New Roman" fo:font-size="12pt" fo:language="da" fo:country="DK" officeooo:rsid="014d11a5" officeooo:paragraph-rsid="014d11a5" style:font-name-asian="Times New Roman2" style:font-size-asian="12pt" style:language-asian="en" style:country-asian="GB" style:font-name-complex="Times New Roman2" style:font-size-complex="12pt"/>
    </style:style>
    <style:style style:name="P772" style:family="paragraph" style:parent-style-name="Standard">
      <style:text-properties style:font-name="Times New Roman" fo:font-size="12pt" fo:language="da" fo:country="DK" officeooo:rsid="014e33b4" officeooo:paragraph-rsid="014e33b4" style:font-name-asian="Times New Roman2" style:font-size-asian="12pt" style:language-asian="en" style:country-asian="GB" style:font-name-complex="Times New Roman2" style:font-size-complex="12pt"/>
    </style:style>
    <style:style style:name="P773" style:family="paragraph" style:parent-style-name="Standard">
      <style:text-properties style:font-name="Times New Roman" fo:font-size="12pt" fo:language="da" fo:country="DK" officeooo:rsid="014ee486" officeooo:paragraph-rsid="014ee486" style:font-name-asian="Times New Roman2" style:font-size-asian="12pt" style:language-asian="en" style:country-asian="GB" style:font-name-complex="Times New Roman2" style:font-size-complex="12pt"/>
    </style:style>
    <style:style style:name="P774" style:family="paragraph" style:parent-style-name="Standard">
      <style:text-properties style:font-name="Times New Roman" fo:font-size="12pt" fo:language="da" fo:country="DK" officeooo:rsid="014fde22" officeooo:paragraph-rsid="014fde22" style:font-name-asian="Times New Roman2" style:font-size-asian="12pt" style:language-asian="en" style:country-asian="GB" style:font-name-complex="Times New Roman2" style:font-size-complex="12pt"/>
    </style:style>
    <style:style style:name="P775" style:family="paragraph" style:parent-style-name="Standard">
      <style:text-properties style:font-name="Times New Roman" fo:font-size="12pt" fo:language="da" fo:country="DK" officeooo:rsid="01515026" officeooo:paragraph-rsid="01515026" style:font-name-asian="Times New Roman2" style:font-size-asian="12pt" style:language-asian="en" style:country-asian="GB" style:font-name-complex="Times New Roman2" style:font-size-complex="12pt"/>
    </style:style>
    <style:style style:name="P776" style:family="paragraph" style:parent-style-name="Standard">
      <style:text-properties style:font-name="Times New Roman" fo:font-size="12pt" fo:language="da" fo:country="DK" officeooo:rsid="01516e6a" officeooo:paragraph-rsid="01516e6a" style:font-name-asian="Times New Roman2" style:font-size-asian="12pt" style:language-asian="en" style:country-asian="GB" style:font-name-complex="Times New Roman2" style:font-size-complex="12pt"/>
    </style:style>
    <style:style style:name="P777" style:family="paragraph" style:parent-style-name="Standard">
      <style:text-properties style:font-name="Times New Roman" fo:font-size="12pt" fo:language="da" fo:country="DK" officeooo:rsid="01605f71" officeooo:paragraph-rsid="01605f71" style:font-name-asian="Times New Roman2" style:font-size-asian="12pt" style:language-asian="en" style:country-asian="GB" style:font-name-complex="Times New Roman2" style:font-size-complex="12pt"/>
    </style:style>
    <style:style style:name="P778" style:family="paragraph" style:parent-style-name="Standard">
      <style:text-properties style:font-name="Times New Roman" fo:font-size="12pt" fo:language="da" fo:country="DK" officeooo:rsid="016e0685" officeooo:paragraph-rsid="016e0685" style:font-name-asian="Times New Roman2" style:font-size-asian="12pt" style:language-asian="en" style:country-asian="GB" style:font-name-complex="Times New Roman2" style:font-size-complex="12pt"/>
    </style:style>
    <style:style style:name="P779" style:family="paragraph" style:parent-style-name="Standard">
      <style:text-properties style:font-name="Times New Roman" fo:font-size="12pt" fo:language="da" fo:country="DK" officeooo:rsid="0211d53c" officeooo:paragraph-rsid="0211d53c" style:font-name-asian="Times New Roman2" style:font-size-asian="12pt" style:language-asian="en" style:country-asian="GB" style:font-name-complex="Times New Roman2" style:font-size-complex="12pt"/>
    </style:style>
    <style:style style:name="P780" style:family="paragraph" style:parent-style-name="Standard">
      <style:text-properties style:font-name="Times New Roman" fo:font-size="12pt" fo:language="da" fo:country="DK" officeooo:rsid="02129e37" officeooo:paragraph-rsid="02129e37" style:font-name-asian="Times New Roman2" style:font-size-asian="12pt" style:language-asian="en" style:country-asian="GB" style:font-name-complex="Times New Roman2" style:font-size-complex="12pt"/>
    </style:style>
    <style:style style:name="P781" style:family="paragraph" style:parent-style-name="Standard">
      <style:text-properties style:font-name="Times New Roman" fo:font-size="12pt" fo:language="da" fo:country="DK" officeooo:rsid="0214d11f" officeooo:paragraph-rsid="0214d11f" style:font-name-asian="Times New Roman2" style:font-size-asian="12pt" style:language-asian="en" style:country-asian="GB" style:font-name-complex="Times New Roman2" style:font-size-complex="12pt"/>
    </style:style>
    <style:style style:name="P782" style:family="paragraph" style:parent-style-name="Standard">
      <style:text-properties style:font-name="Times New Roman" fo:font-size="12pt" fo:language="da" fo:country="DK" officeooo:rsid="0217cb62" officeooo:paragraph-rsid="021d2316" style:font-name-asian="Times New Roman2" style:font-size-asian="12pt" style:language-asian="en" style:country-asian="GB" style:font-name-complex="Times New Roman2" style:font-size-complex="12pt"/>
    </style:style>
    <style:style style:name="P783" style:family="paragraph" style:parent-style-name="Standard">
      <style:text-properties style:font-name="Times New Roman" fo:font-size="12pt" fo:language="da" fo:country="DK" officeooo:rsid="0217cb62" officeooo:paragraph-rsid="0217cb62" style:font-name-asian="Times New Roman2" style:font-size-asian="12pt" style:language-asian="en" style:country-asian="GB" style:font-name-complex="Times New Roman2" style:font-size-complex="12pt"/>
    </style:style>
    <style:style style:name="P784" style:family="paragraph" style:parent-style-name="Standard">
      <style:text-properties style:font-name="Times New Roman" fo:font-size="12pt" fo:language="da" fo:country="DK" officeooo:rsid="021db498" officeooo:paragraph-rsid="021db498" style:font-name-asian="Times New Roman2" style:font-size-asian="12pt" style:language-asian="en" style:country-asian="GB" style:font-name-complex="Times New Roman2" style:font-size-complex="12pt"/>
    </style:style>
    <style:style style:name="P785" style:family="paragraph" style:parent-style-name="Standard">
      <style:text-properties style:font-name="Times New Roman" fo:font-size="12pt" fo:language="da" fo:country="DK" officeooo:rsid="0215a442" officeooo:paragraph-rsid="0215a442" style:font-name-asian="Times New Roman2" style:font-size-asian="12pt" style:language-asian="en" style:country-asian="GB" style:font-name-complex="Times New Roman2" style:font-size-complex="12pt"/>
    </style:style>
    <style:style style:name="P786" style:family="paragraph" style:parent-style-name="Standard">
      <style:text-properties style:font-name="Times New Roman" fo:font-size="12pt" fo:language="da" fo:country="DK" officeooo:rsid="0216a995" officeooo:paragraph-rsid="0216a995" style:font-name-asian="Times New Roman2" style:font-size-asian="12pt" style:language-asian="en" style:country-asian="GB" style:font-name-complex="Times New Roman2" style:font-size-complex="12pt"/>
    </style:style>
    <style:style style:name="P787" style:family="paragraph" style:parent-style-name="Standard">
      <style:text-properties style:font-name="Times New Roman" fo:font-size="12pt" fo:language="da" fo:country="DK" officeooo:rsid="0216aded" officeooo:paragraph-rsid="0216aded" style:font-name-asian="Times New Roman2" style:font-size-asian="12pt" style:language-asian="en" style:country-asian="GB" style:font-name-complex="Times New Roman2" style:font-size-complex="12pt"/>
    </style:style>
    <style:style style:name="P788" style:family="paragraph" style:parent-style-name="Standard">
      <style:text-properties style:font-name="Times New Roman" fo:font-size="12pt" fo:language="da" fo:country="DK" officeooo:rsid="0219b5e9" officeooo:paragraph-rsid="0219b5e9" style:font-name-asian="Times New Roman2" style:font-size-asian="12pt" style:language-asian="en" style:country-asian="GB" style:font-name-complex="Times New Roman2" style:font-size-complex="12pt"/>
    </style:style>
    <style:style style:name="P789" style:family="paragraph" style:parent-style-name="Standard">
      <style:text-properties style:font-name="Times New Roman" fo:font-size="12pt" fo:language="da" fo:country="DK" officeooo:rsid="021b7155" officeooo:paragraph-rsid="021b7155" style:font-name-asian="Times New Roman2" style:font-size-asian="12pt" style:language-asian="en" style:country-asian="GB" style:font-name-complex="Times New Roman2" style:font-size-complex="12pt"/>
    </style:style>
    <style:style style:name="P790" style:family="paragraph" style:parent-style-name="Standard">
      <style:text-properties style:font-name="Times New Roman" fo:font-size="12pt" fo:language="da" fo:country="DK" officeooo:rsid="021bf8f0" officeooo:paragraph-rsid="021bf8f0" style:font-name-asian="Times New Roman2" style:font-size-asian="12pt" style:language-asian="en" style:country-asian="GB" style:font-name-complex="Times New Roman2" style:font-size-complex="12pt"/>
    </style:style>
    <style:style style:name="P791" style:family="paragraph" style:parent-style-name="Standard">
      <style:text-properties style:font-name="Times New Roman" fo:font-size="12pt" fo:language="da" fo:country="DK" officeooo:rsid="021d0306" officeooo:paragraph-rsid="021d0306" style:font-name-asian="Times New Roman2" style:font-size-asian="12pt" style:language-asian="en" style:country-asian="GB" style:font-name-complex="Times New Roman2" style:font-size-complex="12pt"/>
    </style:style>
    <style:style style:name="P792" style:family="paragraph" style:parent-style-name="Standard">
      <style:text-properties style:font-name="Times New Roman" fo:font-size="12pt" fo:language="da" fo:country="DK" officeooo:rsid="026dfa5a" officeooo:paragraph-rsid="026dfa5a" style:font-name-asian="Times New Roman2" style:font-size-asian="12pt" style:language-asian="en" style:country-asian="GB" style:font-name-complex="Times New Roman2" style:font-size-complex="12pt"/>
    </style:style>
    <style:style style:name="P793" style:family="paragraph" style:parent-style-name="Standard">
      <style:text-properties style:font-name="Times New Roman" fo:font-size="12pt" fo:language="da" fo:country="DK" officeooo:rsid="0230ae79" officeooo:paragraph-rsid="0230ae79" style:font-name-asian="Times New Roman2" style:font-size-asian="12pt" style:language-asian="en" style:country-asian="GB" style:font-name-complex="Times New Roman2" style:font-size-complex="12pt"/>
    </style:style>
    <style:style style:name="P794" style:family="paragraph" style:parent-style-name="Standard">
      <style:text-properties style:font-name="Times New Roman" fo:font-size="12pt" fo:language="da" fo:country="DK" officeooo:rsid="026eeaae" officeooo:paragraph-rsid="026eeaae" style:font-name-asian="Times New Roman2" style:font-size-asian="12pt" style:language-asian="en" style:country-asian="GB" style:font-name-complex="Times New Roman2" style:font-size-complex="12pt"/>
    </style:style>
    <style:style style:name="P795" style:family="paragraph" style:parent-style-name="Standard">
      <style:text-properties style:font-name="Times New Roman" fo:font-size="12pt" fo:language="da" fo:country="DK" officeooo:rsid="026efe6d" officeooo:paragraph-rsid="026efe6d" style:font-name-asian="Times New Roman2" style:font-size-asian="12pt" style:language-asian="en" style:country-asian="GB" style:font-name-complex="Times New Roman2" style:font-size-complex="12pt"/>
    </style:style>
    <style:style style:name="P796" style:family="paragraph" style:parent-style-name="Standard">
      <style:text-properties style:font-name="Times New Roman" fo:font-size="12pt" fo:language="da" fo:country="DK" officeooo:rsid="026f6e23" officeooo:paragraph-rsid="026f6e23" style:font-name-asian="Times New Roman2" style:font-size-asian="12pt" style:language-asian="en" style:country-asian="GB" style:font-name-complex="Times New Roman2" style:font-size-complex="12pt"/>
    </style:style>
    <style:style style:name="P797" style:family="paragraph" style:parent-style-name="Standard">
      <style:text-properties style:font-name="Times New Roman" fo:font-size="12pt" fo:language="da" fo:country="DK" officeooo:rsid="02707d72" officeooo:paragraph-rsid="02707d72" style:font-name-asian="Times New Roman2" style:font-size-asian="12pt" style:language-asian="en" style:country-asian="GB" style:font-name-complex="Times New Roman2" style:font-size-complex="12pt"/>
    </style:style>
    <style:style style:name="P798" style:family="paragraph" style:parent-style-name="Standard">
      <style:text-properties style:font-name="Times New Roman" fo:font-size="12pt" fo:language="da" fo:country="DK" fo:font-weight="bold" officeooo:rsid="013e8402" officeooo:paragraph-rsid="013e8402" style:font-name-asian="Times New Roman2" style:font-size-asian="12pt" style:language-asian="en" style:country-asian="GB" style:font-weight-asian="bold" style:font-name-complex="Times New Roman2" style:font-size-complex="12pt" style:font-weight-complex="bold"/>
    </style:style>
    <style:style style:name="P799" style:family="paragraph" style:parent-style-name="Standard">
      <style:text-properties style:font-name="Times New Roman" fo:font-size="12pt" fo:language="da" fo:country="DK" fo:font-weight="bold" officeooo:rsid="013e8402" officeooo:paragraph-rsid="016e2ca6" style:font-name-asian="Times New Roman2" style:font-size-asian="12pt" style:language-asian="en" style:country-asian="GB" style:font-weight-asian="bold" style:font-name-complex="Times New Roman2" style:font-size-complex="12pt" style:font-weight-complex="bold"/>
    </style:style>
    <style:style style:name="P800" style:family="paragraph" style:parent-style-name="Standard">
      <style:text-properties style:font-name="Times New Roman" fo:font-size="12pt" fo:language="da" fo:country="DK" fo:font-weight="bold" officeooo:rsid="026efe6d" officeooo:paragraph-rsid="026efe6d" style:font-name-asian="Times New Roman2" style:font-size-asian="12pt" style:language-asian="en" style:country-asian="GB" style:font-weight-asian="bold" style:font-name-complex="Times New Roman2" style:font-size-complex="12pt" style:font-weight-complex="bold"/>
    </style:style>
    <style:style style:name="P801" style:family="paragraph" style:parent-style-name="Standard">
      <style:text-properties style:font-name="Times New Roman" fo:font-size="12pt" fo:language="da" fo:country="DK" fo:font-weight="normal" officeooo:rsid="013e8402" officeooo:paragraph-rsid="016e2ca6" style:font-name-asian="Times New Roman2" style:font-size-asian="12pt" style:language-asian="en" style:country-asian="GB" style:font-weight-asian="normal" style:font-name-complex="Times New Roman2" style:font-size-complex="12pt" style:font-weight-complex="normal"/>
    </style:style>
    <style:style style:name="P802" style:family="paragraph" style:parent-style-name="Standard">
      <style:text-properties style:font-name="Times New Roman" fo:font-size="12pt" fo:language="da" fo:country="DK" fo:font-weight="normal" officeooo:rsid="01773e5c" officeooo:paragraph-rsid="01773e5c" style:font-name-asian="Times New Roman2" style:font-size-asian="12pt" style:language-asian="en" style:country-asian="GB" style:font-weight-asian="normal" style:font-name-complex="Times New Roman2" style:font-size-complex="12pt" style:font-weight-complex="normal"/>
    </style:style>
    <style:style style:name="P803" style:family="paragraph" style:parent-style-name="Standard">
      <style:text-properties style:font-name="Times New Roman" fo:font-size="12pt" fo:language="da" fo:country="DK" fo:font-weight="normal" officeooo:rsid="02722c0c" officeooo:paragraph-rsid="02722c0c" style:font-name-asian="Times New Roman2" style:font-size-asian="12pt" style:language-asian="en" style:country-asian="GB" style:font-weight-asian="normal" style:font-name-complex="Times New Roman2" style:font-size-complex="12pt" style:font-weight-complex="normal"/>
    </style:style>
    <style:style style:name="P804" style:family="paragraph" style:parent-style-name="Standard">
      <style:text-properties style:font-name="Times New Roman" fo:font-size="12pt" fo:language="da" fo:country="DK" fo:font-weight="normal" officeooo:rsid="0272c0af" officeooo:paragraph-rsid="0272c0af" style:font-name-asian="Times New Roman2" style:font-size-asian="12pt" style:language-asian="en" style:country-asian="GB" style:font-weight-asian="normal" style:font-name-complex="Times New Roman2" style:font-size-complex="12pt" style:font-weight-complex="normal"/>
    </style:style>
    <style:style style:name="P805" style:family="paragraph" style:parent-style-name="Standard">
      <style:text-properties style:font-name="Times New Roman" fo:font-size="12pt" fo:language="da" fo:country="DK" fo:font-weight="normal" officeooo:rsid="0272c0af" officeooo:paragraph-rsid="0275fb5d" style:font-name-asian="Times New Roman2" style:font-size-asian="12pt" style:language-asian="en" style:country-asian="GB" style:font-weight-asian="normal" style:font-name-complex="Times New Roman2" style:font-size-complex="12pt" style:font-weight-complex="normal"/>
    </style:style>
    <style:style style:name="P806" style:family="paragraph" style:parent-style-name="Standard">
      <style:text-properties style:font-name="Times New Roman" fo:font-size="12pt" fo:language="da" fo:country="DK" fo:font-weight="normal" officeooo:rsid="028e4a40" officeooo:paragraph-rsid="028e4a40" style:font-name-asian="Times New Roman2" style:font-size-asian="12pt" style:language-asian="en" style:country-asian="GB" style:font-weight-asian="normal" style:font-name-complex="Times New Roman2" style:font-size-complex="12pt" style:font-weight-complex="normal"/>
    </style:style>
    <style:style style:name="P807" style:family="paragraph" style:parent-style-name="Standard">
      <style:text-properties style:font-name="Times New Roman" fo:font-size="12pt" fo:language="da" fo:country="DK" fo:font-weight="normal" officeooo:rsid="028feb58" officeooo:paragraph-rsid="028feb58" style:font-name-asian="Times New Roman2" style:font-size-asian="12pt" style:language-asian="en" style:country-asian="GB" style:font-weight-asian="normal" style:font-name-complex="Times New Roman2" style:font-size-complex="12pt" style:font-weight-complex="normal"/>
    </style:style>
    <style:style style:name="P808" style:family="paragraph" style:parent-style-name="Standard">
      <style:text-properties fo:color="#8c8c8c" loext:opacity="100%" style:font-name="Liberation Mono1" fo:font-size="9pt" fo:language="en" fo:country="GB" fo:font-style="italic" fo:font-weight="normal" officeooo:rsid="001143b3" officeooo:paragraph-rsid="0014eb2a" style:font-name-asian="Times New Roman2" style:font-size-asian="9pt" style:language-asian="en" style:country-asian="GB" style:font-style-asian="italic" style:font-weight-asian="normal" style:font-name-complex="Times New Roman2" style:font-weight-complex="bold"/>
    </style:style>
    <style:style style:name="P809" style:family="paragraph" style:parent-style-name="Standard">
      <style:text-properties fo:color="#8c8c8c" loext:opacity="100%" style:font-name="Liberation Mono1" fo:font-size="9pt" fo:font-style="italic" fo:font-weight="normal" officeooo:paragraph-rsid="0014eb2a" style:font-size-asian="9pt" style:font-style-asian="italic" style:font-weight-asian="normal"/>
    </style:style>
    <style:style style:name="P810" style:family="paragraph" style:parent-style-name="Standard">
      <style:text-properties officeooo:paragraph-rsid="001d3270"/>
    </style:style>
    <style:style style:name="P811" style:family="paragraph" style:parent-style-name="Standard">
      <style:text-properties officeooo:paragraph-rsid="0025f895"/>
    </style:style>
    <style:style style:name="P812" style:family="paragraph" style:parent-style-name="Standard">
      <style:text-properties officeooo:paragraph-rsid="003311f9"/>
    </style:style>
    <style:style style:name="P813" style:family="paragraph" style:parent-style-name="Standard">
      <style:text-properties officeooo:paragraph-rsid="00568629"/>
    </style:style>
    <style:style style:name="P814" style:family="paragraph" style:parent-style-name="Standard">
      <style:text-properties officeooo:paragraph-rsid="00681898"/>
    </style:style>
    <style:style style:name="P815" style:family="paragraph" style:parent-style-name="Standard">
      <style:text-properties officeooo:paragraph-rsid="006b679b"/>
    </style:style>
    <style:style style:name="P816" style:family="paragraph" style:parent-style-name="Standard">
      <style:text-properties officeooo:rsid="0071c12e" officeooo:paragraph-rsid="0071c12e"/>
    </style:style>
    <style:style style:name="P817" style:family="paragraph" style:parent-style-name="Standard">
      <style:text-properties officeooo:paragraph-rsid="0071c12e"/>
    </style:style>
    <style:style style:name="P818" style:family="paragraph" style:parent-style-name="Standard">
      <style:text-properties fo:font-weight="bold" style:font-weight-asian="bold" style:font-weight-complex="bold"/>
    </style:style>
    <style:style style:name="P819" style:family="paragraph" style:parent-style-name="Standard">
      <style:text-properties fo:font-weight="bold" officeooo:rsid="0086db7a" officeooo:paragraph-rsid="0086db7a" style:font-weight-asian="bold" style:font-weight-complex="bold"/>
    </style:style>
    <style:style style:name="P820" style:family="paragraph" style:parent-style-name="Standard">
      <style:text-properties fo:font-weight="bold" officeooo:paragraph-rsid="0190ba20" style:font-weight-asian="bold" style:font-weight-complex="bold"/>
    </style:style>
    <style:style style:name="P821" style:family="paragraph" style:parent-style-name="Standard">
      <style:text-properties fo:font-weight="bold" officeooo:paragraph-rsid="022f735f" style:font-weight-asian="bold" style:font-weight-complex="bold"/>
    </style:style>
    <style:style style:name="P822" style:family="paragraph" style:parent-style-name="Standard">
      <style:text-properties fo:font-weight="bold" officeooo:paragraph-rsid="026a1a0b" style:font-weight-asian="bold" style:font-weight-complex="bold"/>
    </style:style>
    <style:style style:name="P823" style:family="paragraph" style:parent-style-name="Standard">
      <style:text-properties fo:font-weight="bold" officeooo:rsid="02947801" officeooo:paragraph-rsid="02947801" style:font-weight-asian="bold" style:font-weight-complex="bold"/>
    </style:style>
    <style:style style:name="P824" style:family="paragraph" style:parent-style-name="Standard">
      <style:text-properties fo:font-weight="bold" officeooo:rsid="029f096d" officeooo:paragraph-rsid="029f096d" style:font-weight-asian="bold" style:font-weight-complex="bold"/>
    </style:style>
    <style:style style:name="P825" style:family="paragraph" style:parent-style-name="Standard">
      <style:text-properties fo:font-weight="bold" officeooo:rsid="02bcd297" officeooo:paragraph-rsid="02bcd297" style:font-weight-asian="bold" style:font-weight-complex="bold"/>
    </style:style>
    <style:style style:name="P826" style:family="paragraph" style:parent-style-name="Standard">
      <style:text-properties fo:font-weight="bold" officeooo:rsid="02c5aee8" officeooo:paragraph-rsid="02c5aee8" style:font-weight-asian="bold" style:font-weight-complex="bold"/>
    </style:style>
    <style:style style:name="P827" style:family="paragraph" style:parent-style-name="Standard">
      <style:text-properties fo:font-weight="bold" officeooo:paragraph-rsid="02cc0735" style:font-weight-asian="bold" style:font-weight-complex="bold"/>
    </style:style>
    <style:style style:name="P828" style:family="paragraph" style:parent-style-name="Standard">
      <style:text-properties officeooo:rsid="0079ea06" officeooo:paragraph-rsid="0079ea06"/>
    </style:style>
    <style:style style:name="P829" style:family="paragraph" style:parent-style-name="Standard">
      <style:text-properties officeooo:paragraph-rsid="00813b8a"/>
    </style:style>
    <style:style style:name="P830" style:family="paragraph" style:parent-style-name="Standard">
      <style:text-properties officeooo:rsid="0086db7a" officeooo:paragraph-rsid="0086db7a"/>
    </style:style>
    <style:style style:name="P831" style:family="paragraph" style:parent-style-name="Standard">
      <style:text-properties officeooo:rsid="008b6fa3" officeooo:paragraph-rsid="008b6fa3"/>
    </style:style>
    <style:style style:name="P832" style:family="paragraph" style:parent-style-name="Standard">
      <style:text-properties officeooo:rsid="008b6fa3" officeooo:paragraph-rsid="008c3e08"/>
    </style:style>
    <style:style style:name="P833" style:family="paragraph" style:parent-style-name="Standard">
      <style:text-properties fo:font-size="12pt" fo:font-weight="bold" officeooo:rsid="008b6fa3" officeooo:paragraph-rsid="008c3e08" style:font-size-asian="12pt" style:font-weight-asian="bold" style:font-size-complex="12pt" style:font-weight-complex="bold"/>
    </style:style>
    <style:style style:name="P834" style:family="paragraph" style:parent-style-name="Standard">
      <style:text-properties fo:font-size="12pt" fo:font-weight="normal" officeooo:rsid="008b6fa3" officeooo:paragraph-rsid="008c3e08" style:font-size-asian="12pt" style:font-weight-asian="normal" style:font-size-complex="12pt" style:font-weight-complex="normal"/>
    </style:style>
    <style:style style:name="P835" style:family="paragraph" style:parent-style-name="Standard">
      <style:text-properties officeooo:rsid="008da932" officeooo:paragraph-rsid="008da932"/>
    </style:style>
    <style:style style:name="P836" style:family="paragraph" style:parent-style-name="Standard">
      <style:text-properties officeooo:rsid="008e1a77" officeooo:paragraph-rsid="008e1a77"/>
    </style:style>
    <style:style style:name="P837" style:family="paragraph" style:parent-style-name="Standard">
      <style:text-properties fo:color="#0033b3" loext:opacity="100%" style:font-name="Liberation Mono1" fo:font-size="9pt" fo:font-style="normal" fo:font-weight="normal" officeooo:rsid="0079ea06" officeooo:paragraph-rsid="0074a715" style:font-size-asian="9pt" style:font-style-asian="normal" style:font-weight-asian="normal"/>
    </style:style>
    <style:style style:name="P838" style:family="paragraph" style:parent-style-name="Standard">
      <style:text-properties fo:color="#0033b3" loext:opacity="100%" style:font-name="Liberation Mono1" fo:font-size="9pt" fo:font-style="normal" fo:font-weight="normal" officeooo:rsid="00ec01bc" officeooo:paragraph-rsid="00ec01bc" style:font-size-asian="9pt" style:font-style-asian="normal" style:font-weight-asian="normal"/>
    </style:style>
    <style:style style:name="P839" style:family="paragraph" style:parent-style-name="Standard">
      <style:text-properties officeooo:paragraph-rsid="00935598"/>
    </style:style>
    <style:style style:name="P840" style:family="paragraph" style:parent-style-name="Standard">
      <style:text-properties officeooo:rsid="0099aeb8" officeooo:paragraph-rsid="0099aeb8"/>
    </style:style>
    <style:style style:name="P841" style:family="paragraph" style:parent-style-name="Standard">
      <style:text-properties officeooo:rsid="009b59d6" officeooo:paragraph-rsid="009b59d6"/>
    </style:style>
    <style:style style:name="P842" style:family="paragraph" style:parent-style-name="Standard">
      <style:text-properties fo:language="da" fo:country="DK" style:language-asian="en" style:country-asian="GB"/>
    </style:style>
    <style:style style:name="P843" style:family="paragraph" style:parent-style-name="Standard">
      <style:text-properties fo:language="da" fo:country="DK" officeooo:rsid="00a37da6" officeooo:paragraph-rsid="00a37da6" style:language-asian="en" style:country-asian="GB"/>
    </style:style>
    <style:style style:name="P844" style:family="paragraph" style:parent-style-name="Standard">
      <style:text-properties fo:language="da" fo:country="DK" officeooo:rsid="00a5f639" officeooo:paragraph-rsid="00a5f639" style:language-asian="en" style:country-asian="GB"/>
    </style:style>
    <style:style style:name="P845" style:family="paragraph" style:parent-style-name="Standard">
      <style:text-properties fo:language="da" fo:country="DK" officeooo:rsid="00a9857e" officeooo:paragraph-rsid="00a9857e" style:language-asian="en" style:country-asian="GB"/>
    </style:style>
    <style:style style:name="P846" style:family="paragraph" style:parent-style-name="Standard">
      <style:text-properties fo:language="da" fo:country="DK" officeooo:rsid="00ab68d5" officeooo:paragraph-rsid="00ab68d5" style:language-asian="en" style:country-asian="GB"/>
    </style:style>
    <style:style style:name="P847" style:family="paragraph" style:parent-style-name="Standard">
      <style:text-properties fo:language="da" fo:country="DK" officeooo:rsid="00abb7ba" officeooo:paragraph-rsid="00abb7ba" style:language-asian="en" style:country-asian="GB"/>
    </style:style>
    <style:style style:name="P848" style:family="paragraph" style:parent-style-name="Standard">
      <style:text-properties fo:language="da" fo:country="DK" officeooo:rsid="00aff5b8" officeooo:paragraph-rsid="00aff5b8" style:language-asian="en" style:country-asian="GB"/>
    </style:style>
    <style:style style:name="P849" style:family="paragraph" style:parent-style-name="Standard">
      <style:text-properties fo:language="da" fo:country="DK" officeooo:rsid="00b16ed1" officeooo:paragraph-rsid="00b16ed1" style:language-asian="en" style:country-asian="GB"/>
    </style:style>
    <style:style style:name="P850" style:family="paragraph" style:parent-style-name="Standard">
      <style:text-properties fo:language="da" fo:country="DK" officeooo:rsid="00b45823" officeooo:paragraph-rsid="00b45823" style:language-asian="en" style:country-asian="GB"/>
    </style:style>
    <style:style style:name="P851" style:family="paragraph" style:parent-style-name="Standard">
      <style:text-properties fo:language="da" fo:country="DK" officeooo:rsid="00b69a7c" officeooo:paragraph-rsid="00b69a7c" style:language-asian="en" style:country-asian="GB"/>
    </style:style>
    <style:style style:name="P852" style:family="paragraph" style:parent-style-name="Standard">
      <style:text-properties fo:language="da" fo:country="DK" officeooo:rsid="00b87ba4" officeooo:paragraph-rsid="00b87ba4" style:language-asian="en" style:country-asian="GB"/>
    </style:style>
    <style:style style:name="P853" style:family="paragraph" style:parent-style-name="Standard">
      <style:text-properties fo:language="da" fo:country="DK" officeooo:rsid="00b9c6ba" officeooo:paragraph-rsid="00b9c6ba" style:language-asian="en" style:country-asian="GB"/>
    </style:style>
    <style:style style:name="P854" style:family="paragraph" style:parent-style-name="Standard">
      <style:text-properties fo:language="da" fo:country="DK" officeooo:rsid="016e2ca6" officeooo:paragraph-rsid="016e2ca6" style:language-asian="en" style:country-asian="GB"/>
    </style:style>
    <style:style style:name="P855" style:family="paragraph" style:parent-style-name="Standard">
      <style:text-properties fo:language="da" fo:country="DK" officeooo:paragraph-rsid="016e2ca6" style:language-asian="en" style:country-asian="GB"/>
    </style:style>
    <style:style style:name="P856" style:family="paragraph" style:parent-style-name="Standard">
      <style:text-properties fo:language="da" fo:country="DK" officeooo:paragraph-rsid="01773e5c" style:language-asian="en" style:country-asian="GB"/>
    </style:style>
    <style:style style:name="P857" style:family="paragraph" style:parent-style-name="Standard">
      <style:text-properties fo:language="da" fo:country="DK" officeooo:rsid="017ce8fb" officeooo:paragraph-rsid="017ce8fb" style:language-asian="en" style:country-asian="GB"/>
    </style:style>
    <style:style style:name="P858" style:family="paragraph" style:parent-style-name="Standard">
      <style:text-properties fo:language="da" fo:country="DK" officeooo:rsid="017ce8fb" officeooo:paragraph-rsid="017de932" style:language-asian="en" style:country-asian="GB"/>
    </style:style>
    <style:style style:name="P859" style:family="paragraph" style:parent-style-name="Standard">
      <style:text-properties fo:language="da" fo:country="DK" officeooo:rsid="017ce8fb" officeooo:paragraph-rsid="0179cd31" style:language-asian="en" style:country-asian="GB"/>
    </style:style>
    <style:style style:name="P860" style:family="paragraph" style:parent-style-name="Standard">
      <style:text-properties fo:language="da" fo:country="DK" officeooo:paragraph-rsid="017fef80" style:language-asian="en" style:country-asian="GB"/>
    </style:style>
    <style:style style:name="P861" style:family="paragraph" style:parent-style-name="Standard">
      <style:text-properties fo:language="da" fo:country="DK" officeooo:rsid="017fef80" officeooo:paragraph-rsid="017fef80" style:language-asian="en" style:country-asian="GB"/>
    </style:style>
    <style:style style:name="P862" style:family="paragraph" style:parent-style-name="Standard">
      <style:text-properties fo:language="da" fo:country="DK" officeooo:rsid="0180aa09" officeooo:paragraph-rsid="0180aa09" style:language-asian="en" style:country-asian="GB"/>
    </style:style>
    <style:style style:name="P863" style:family="paragraph" style:parent-style-name="Standard">
      <style:text-properties fo:language="da" fo:country="DK" officeooo:rsid="0180b1d7" officeooo:paragraph-rsid="0180b1d7" style:language-asian="en" style:country-asian="GB"/>
    </style:style>
    <style:style style:name="P864" style:family="paragraph" style:parent-style-name="Standard">
      <style:text-properties fo:language="da" fo:country="DK" officeooo:rsid="01827ce2" officeooo:paragraph-rsid="01827ce2" style:language-asian="en" style:country-asian="GB"/>
    </style:style>
    <style:style style:name="P865" style:family="paragraph" style:parent-style-name="Standard">
      <style:text-properties fo:language="da" fo:country="DK" officeooo:rsid="01830df3" officeooo:paragraph-rsid="01830df3" style:language-asian="en" style:country-asian="GB"/>
    </style:style>
    <style:style style:name="P866" style:family="paragraph" style:parent-style-name="Standard">
      <style:text-properties fo:language="da" fo:country="DK" officeooo:rsid="018498ad" officeooo:paragraph-rsid="018498ad" style:language-asian="en" style:country-asian="GB"/>
    </style:style>
    <style:style style:name="P867" style:family="paragraph" style:parent-style-name="Standard">
      <style:text-properties fo:language="da" fo:country="DK" officeooo:rsid="0186a609" officeooo:paragraph-rsid="0186a609" style:language-asian="en" style:country-asian="GB"/>
    </style:style>
    <style:style style:name="P868" style:family="paragraph" style:parent-style-name="Standard">
      <style:text-properties fo:language="da" fo:country="DK" fo:font-weight="bold" officeooo:rsid="017fef80" officeooo:paragraph-rsid="017fef80" style:language-asian="en" style:country-asian="GB" style:font-weight-asian="bold" style:font-weight-complex="bold"/>
    </style:style>
    <style:style style:name="P869" style:family="paragraph" style:parent-style-name="Standard">
      <style:text-properties fo:language="da" fo:country="DK" fo:font-weight="bold" officeooo:rsid="0186a609" officeooo:paragraph-rsid="0186a609" style:language-asian="en" style:country-asian="GB" style:font-weight-asian="bold" style:font-weight-complex="bold"/>
    </style:style>
    <style:style style:name="P870" style:family="paragraph" style:parent-style-name="Standard">
      <style:text-properties fo:language="da" fo:country="DK" fo:font-weight="bold" officeooo:rsid="0186a609" officeooo:paragraph-rsid="018ae847" style:language-asian="en" style:country-asian="GB" style:font-weight-asian="bold" style:font-weight-complex="bold"/>
    </style:style>
    <style:style style:name="P871" style:family="paragraph" style:parent-style-name="Standard">
      <style:text-properties fo:language="da" fo:country="DK" fo:font-weight="bold" officeooo:rsid="0186a609" officeooo:paragraph-rsid="01887d99" style:language-asian="en" style:country-asian="GB" style:font-weight-asian="bold" style:font-weight-complex="bold"/>
    </style:style>
    <style:style style:name="P872" style:family="paragraph" style:parent-style-name="Standard">
      <style:text-properties fo:language="da" fo:country="DK" fo:font-weight="bold" officeooo:rsid="0186a609" officeooo:paragraph-rsid="0188e498" style:language-asian="en" style:country-asian="GB" style:font-weight-asian="bold" style:font-weight-complex="bold"/>
    </style:style>
    <style:style style:name="P873" style:family="paragraph" style:parent-style-name="Standard">
      <style:text-properties fo:language="da" fo:country="DK" fo:font-weight="bold" officeooo:rsid="0186a609" officeooo:paragraph-rsid="0192f829" style:language-asian="en" style:country-asian="GB" style:font-weight-asian="bold" style:font-weight-complex="bold"/>
    </style:style>
    <style:style style:name="P874" style:family="paragraph" style:parent-style-name="Standard">
      <style:text-properties fo:language="da" fo:country="DK" fo:font-weight="bold" officeooo:rsid="01976c1e" officeooo:paragraph-rsid="01976c1e" style:language-asian="en" style:country-asian="GB" style:font-weight-asian="bold" style:font-weight-complex="bold"/>
    </style:style>
    <style:style style:name="P875" style:family="paragraph" style:parent-style-name="Standard">
      <style:text-properties fo:language="da" fo:country="DK" fo:font-weight="normal" officeooo:rsid="018c0dd5" officeooo:paragraph-rsid="018c0dd5" style:language-asian="en" style:country-asian="GB" style:font-weight-asian="normal" style:font-weight-complex="normal"/>
    </style:style>
    <style:style style:name="P876" style:family="paragraph" style:parent-style-name="Standard">
      <style:text-properties fo:language="da" fo:country="DK" fo:font-weight="normal" officeooo:rsid="01976c1e" officeooo:paragraph-rsid="01976c1e" style:language-asian="en" style:country-asian="GB" style:font-weight-asian="normal" style:font-weight-complex="normal"/>
    </style:style>
    <style:style style:name="P877" style:family="paragraph" style:parent-style-name="Standard">
      <style:text-properties fo:language="da" fo:country="DK" fo:font-weight="normal" officeooo:rsid="0186a609" officeooo:paragraph-rsid="0192f829" style:language-asian="en" style:country-asian="GB" style:font-weight-asian="normal" style:font-weight-complex="normal"/>
    </style:style>
    <style:style style:name="P878" style:family="paragraph" style:parent-style-name="Standard">
      <style:text-properties fo:color="#1750eb" loext:opacity="100%" style:font-name="Liberation Mono1" fo:font-size="9pt" fo:language="da" fo:country="DK" fo:font-style="normal" fo:font-weight="normal" officeooo:rsid="009d4d05" officeooo:paragraph-rsid="009d4d05" style:font-name-asian="Times New Roman2" style:font-size-asian="9pt" style:language-asian="en" style:country-asian="GB" style:font-style-asian="normal" style:font-weight-asian="normal" style:font-name-complex="Times New Roman2"/>
    </style:style>
    <style:style style:name="P879" style:family="paragraph" style:parent-style-name="Standard">
      <style:text-properties fo:color="#1750eb" loext:opacity="100%" style:font-name="Times New Roman" fo:font-size="9pt" fo:language="da" fo:country="DK" fo:font-style="normal" fo:font-weight="normal" officeooo:rsid="009b59d6" officeooo:paragraph-rsid="009d4d05" style:font-name-asian="Times New Roman2" style:font-size-asian="9pt" style:language-asian="en" style:country-asian="GB" style:font-style-asian="normal" style:font-weight-asian="normal" style:font-name-complex="Times New Roman2"/>
    </style:style>
    <style:style style:name="P880" style:family="paragraph" style:parent-style-name="Standard">
      <style:text-properties style:font-name="Consolas" fo:font-size="10pt" fo:language="da" fo:country="DK" officeooo:rsid="00b87ba4" officeooo:paragraph-rsid="00b87ba4" style:font-size-asian="10pt" style:language-asian="en" style:country-asian="GB" style:font-size-complex="10pt"/>
    </style:style>
    <style:style style:name="P881" style:family="paragraph" style:parent-style-name="Standard">
      <style:text-properties officeooo:rsid="00ba7359" officeooo:paragraph-rsid="00ba7359"/>
    </style:style>
    <style:style style:name="P882" style:family="paragraph" style:parent-style-name="Standard">
      <style:text-properties officeooo:paragraph-rsid="00c2a723"/>
    </style:style>
    <style:style style:name="P883" style:family="paragraph" style:parent-style-name="Standard">
      <style:text-properties officeooo:rsid="00c4fe9e" officeooo:paragraph-rsid="00c4fe9e"/>
    </style:style>
    <style:style style:name="P884" style:family="paragraph" style:parent-style-name="Standard">
      <style:text-properties officeooo:rsid="00c78eb0" officeooo:paragraph-rsid="00c78eb0"/>
    </style:style>
    <style:style style:name="P885" style:family="paragraph" style:parent-style-name="Standard">
      <style:text-properties officeooo:rsid="00c78eb0" officeooo:paragraph-rsid="00c800a4"/>
    </style:style>
    <style:style style:name="P886" style:family="paragraph" style:parent-style-name="Standard">
      <style:text-properties officeooo:rsid="00d306c3" officeooo:paragraph-rsid="00d306c3"/>
    </style:style>
    <style:style style:name="P887" style:family="paragraph" style:parent-style-name="Standard">
      <style:text-properties officeooo:paragraph-rsid="00cd2eec"/>
    </style:style>
    <style:style style:name="P888" style:family="paragraph" style:parent-style-name="Standard">
      <style:text-properties officeooo:paragraph-rsid="00e3c572"/>
    </style:style>
    <style:style style:name="P889" style:family="paragraph" style:parent-style-name="Standard">
      <style:text-properties officeooo:rsid="00e57d61" officeooo:paragraph-rsid="00e57d61"/>
    </style:style>
    <style:style style:name="P890" style:family="paragraph" style:parent-style-name="Standard">
      <style:text-properties officeooo:rsid="00e5d5b7" officeooo:paragraph-rsid="00e5d5b7"/>
    </style:style>
    <style:style style:name="P891" style:family="paragraph" style:parent-style-name="Standard">
      <style:text-properties officeooo:rsid="00e5d5b7" officeooo:paragraph-rsid="00e78e71"/>
    </style:style>
    <style:style style:name="P892" style:family="paragraph" style:parent-style-name="Standard">
      <style:text-properties officeooo:rsid="00e5d5b7" officeooo:paragraph-rsid="00ec01bc"/>
    </style:style>
    <style:style style:name="P893" style:family="paragraph" style:parent-style-name="Standard">
      <style:text-properties officeooo:rsid="00e78e71" officeooo:paragraph-rsid="00e78e71"/>
    </style:style>
    <style:style style:name="P894" style:family="paragraph" style:parent-style-name="Standard">
      <style:text-properties officeooo:paragraph-rsid="00ea4142"/>
    </style:style>
    <style:style style:name="P895" style:family="paragraph" style:parent-style-name="Standard">
      <style:text-properties officeooo:rsid="00ec01bc" officeooo:paragraph-rsid="00ec01bc"/>
    </style:style>
    <style:style style:name="P896" style:family="paragraph" style:parent-style-name="Standard">
      <style:text-properties officeooo:paragraph-rsid="0114e563"/>
    </style:style>
    <style:style style:name="P897" style:family="paragraph" style:parent-style-name="Standard">
      <style:text-properties officeooo:rsid="011d1f1e"/>
    </style:style>
    <style:style style:name="P898" style:family="paragraph" style:parent-style-name="Standard">
      <style:text-properties officeooo:rsid="011d1f1e" officeooo:paragraph-rsid="012358de"/>
    </style:style>
    <style:style style:name="P899" style:family="paragraph" style:parent-style-name="Standard">
      <style:text-properties officeooo:rsid="011e3b8a" officeooo:paragraph-rsid="011e3b8a"/>
    </style:style>
    <style:style style:name="P900" style:family="paragraph" style:parent-style-name="Standard">
      <style:text-properties officeooo:rsid="011e3b8a" officeooo:paragraph-rsid="012358de"/>
    </style:style>
    <style:style style:name="P901" style:family="paragraph" style:parent-style-name="Standard">
      <style:text-properties officeooo:rsid="01221a3c" officeooo:paragraph-rsid="01221a3c"/>
    </style:style>
    <style:style style:name="P902" style:family="paragraph" style:parent-style-name="Standard">
      <style:text-properties officeooo:paragraph-rsid="0127ae61"/>
    </style:style>
    <style:style style:name="P903" style:family="paragraph" style:parent-style-name="Standard">
      <style:text-properties officeooo:paragraph-rsid="0129ac3f"/>
    </style:style>
    <style:style style:name="P904" style:family="paragraph" style:parent-style-name="Standard">
      <style:text-properties officeooo:paragraph-rsid="014b988a"/>
    </style:style>
    <style:style style:name="P905" style:family="paragraph" style:parent-style-name="Standard">
      <style:text-properties officeooo:paragraph-rsid="015db5c6"/>
    </style:style>
    <style:style style:name="P906" style:family="paragraph" style:parent-style-name="Standard">
      <style:text-properties fo:font-weight="normal" officeooo:paragraph-rsid="016e2ca6" style:font-weight-asian="normal" style:font-weight-complex="normal"/>
    </style:style>
    <style:style style:name="P907" style:family="paragraph" style:parent-style-name="Standard">
      <style:text-properties fo:font-weight="normal" officeooo:paragraph-rsid="026b6182" style:font-weight-asian="normal" style:font-weight-complex="normal"/>
    </style:style>
    <style:style style:name="P908" style:family="paragraph" style:parent-style-name="Standard">
      <style:text-properties fo:font-weight="normal" officeooo:paragraph-rsid="02766809" style:font-weight-asian="normal" style:font-weight-complex="normal"/>
    </style:style>
    <style:style style:name="P909" style:family="paragraph" style:parent-style-name="Standard">
      <style:text-properties fo:font-weight="normal" officeooo:rsid="02ba962d" officeooo:paragraph-rsid="02ba962d" style:font-weight-asian="normal" style:font-weight-complex="normal"/>
    </style:style>
    <style:style style:name="P910" style:family="paragraph" style:parent-style-name="Standard">
      <style:text-properties fo:font-weight="normal" officeooo:rsid="02bc313f" officeooo:paragraph-rsid="02bc313f" style:font-weight-asian="normal" style:font-weight-complex="normal"/>
    </style:style>
    <style:style style:name="P911" style:family="paragraph" style:parent-style-name="Standard">
      <style:text-properties fo:font-weight="normal" officeooo:rsid="02bcd297" officeooo:paragraph-rsid="02bcd297" style:font-weight-asian="normal" style:font-weight-complex="normal"/>
    </style:style>
    <style:style style:name="P912" style:family="paragraph" style:parent-style-name="Standard">
      <style:text-properties fo:font-weight="normal" officeooo:rsid="02bdd215" officeooo:paragraph-rsid="02bdd215" style:font-weight-asian="normal" style:font-weight-complex="normal"/>
    </style:style>
    <style:style style:name="P913" style:family="paragraph" style:parent-style-name="Standard">
      <style:text-properties fo:font-weight="normal" officeooo:rsid="02be20bb" officeooo:paragraph-rsid="02be20bb" style:font-weight-asian="normal" style:font-weight-complex="normal"/>
    </style:style>
    <style:style style:name="P914" style:family="paragraph" style:parent-style-name="Standard">
      <style:text-properties fo:font-weight="normal" officeooo:rsid="02be7a80" officeooo:paragraph-rsid="02be7a80" style:font-weight-asian="normal" style:font-weight-complex="normal"/>
    </style:style>
    <style:style style:name="P915" style:family="paragraph" style:parent-style-name="Standard">
      <style:text-properties fo:font-weight="normal" officeooo:rsid="02bfa4a6" officeooo:paragraph-rsid="02bfa4a6" style:font-weight-asian="normal" style:font-weight-complex="normal"/>
    </style:style>
    <style:style style:name="P916" style:family="paragraph" style:parent-style-name="Standard">
      <style:text-properties officeooo:paragraph-rsid="01827ce2"/>
    </style:style>
    <style:style style:name="P917" style:family="paragraph" style:parent-style-name="Standard">
      <style:text-properties officeooo:rsid="01830df3" officeooo:paragraph-rsid="01830df3"/>
    </style:style>
    <style:style style:name="P918" style:family="paragraph" style:parent-style-name="Standard">
      <style:text-properties fo:color="#1f3763" loext:opacity="100%" style:font-name="Calibri Light" fo:language="da" fo:country="DK" fo:font-weight="bold" officeooo:rsid="0189d0fd" officeooo:paragraph-rsid="019ee035" style:font-name-asian="Calibri1" style:language-asian="en" style:country-asian="GB" style:font-weight-asian="bold" style:font-name-complex="Tahoma" style:font-weight-complex="bold"/>
    </style:style>
    <style:style style:name="P919" style:family="paragraph" style:parent-style-name="Standard">
      <style:text-properties fo:color="#1f3763" loext:opacity="100%" style:font-name="Calibri Light" fo:language="en" fo:country="GB" officeooo:rsid="0203c109" officeooo:paragraph-rsid="027e895b" style:font-name-asian="Calibri1" style:language-asian="en" style:country-asian="GB" style:font-name-complex="Tahoma"/>
    </style:style>
    <style:style style:name="P920" style:family="paragraph" style:parent-style-name="Standard">
      <style:text-properties fo:color="#1f3763" loext:opacity="100%" style:font-name="Calibri Light" fo:language="en" fo:country="GB" officeooo:rsid="0203c109" officeooo:paragraph-rsid="02879b1e" style:font-name-asian="Calibri1" style:language-asian="en" style:country-asian="GB" style:font-name-complex="Tahoma"/>
    </style:style>
    <style:style style:name="P921" style:family="paragraph" style:parent-style-name="Standard">
      <style:text-properties fo:color="#1f3763" loext:opacity="100%" style:font-name="Calibri Light" fo:language="en" fo:country="GB" officeooo:rsid="027f15a7" officeooo:paragraph-rsid="027f15a7" style:font-name-asian="Calibri1" style:language-asian="en" style:country-asian="GB" style:font-name-complex="Tahoma"/>
    </style:style>
    <style:style style:name="P922" style:family="paragraph" style:parent-style-name="Standard">
      <style:text-properties fo:color="#1f3763" loext:opacity="100%" style:font-name="Times New Roman" fo:language="da" fo:country="DK" fo:font-weight="normal" officeooo:rsid="0186a609" officeooo:paragraph-rsid="01a5aad7" style:font-name-asian="Times New Roman2" style:language-asian="en" style:country-asian="GB" style:font-weight-asian="normal" style:font-name-complex="Times New Roman2" style:font-weight-complex="normal"/>
    </style:style>
    <style:style style:name="P923" style:family="paragraph" style:parent-style-name="Standard">
      <style:text-properties officeooo:paragraph-rsid="01b410e3"/>
    </style:style>
    <style:style style:name="P924" style:family="paragraph" style:parent-style-name="Standard">
      <style:text-properties officeooo:rsid="01b4fbd7" officeooo:paragraph-rsid="01b4fbd7"/>
    </style:style>
    <style:style style:name="P925" style:family="paragraph" style:parent-style-name="Standard">
      <style:text-properties officeooo:paragraph-rsid="01c34e77"/>
    </style:style>
    <style:style style:name="P926" style:family="paragraph" style:parent-style-name="Standard">
      <style:text-properties officeooo:rsid="01c6e743" officeooo:paragraph-rsid="01c6e743"/>
    </style:style>
    <style:style style:name="P927" style:family="paragraph" style:parent-style-name="Standard">
      <style:text-properties officeooo:rsid="01c7a4af" officeooo:paragraph-rsid="01c7a4af"/>
    </style:style>
    <style:style style:name="P928" style:family="paragraph" style:parent-style-name="Standard">
      <style:text-properties officeooo:rsid="01c91688" officeooo:paragraph-rsid="01c91688"/>
    </style:style>
    <style:style style:name="P929" style:family="paragraph" style:parent-style-name="Standard">
      <style:text-properties officeooo:rsid="01cda912" officeooo:paragraph-rsid="01cda912"/>
    </style:style>
    <style:style style:name="P930" style:family="paragraph" style:parent-style-name="Standard">
      <style:text-properties officeooo:rsid="01cda912" officeooo:paragraph-rsid="01d19dbb"/>
    </style:style>
    <style:style style:name="P931" style:family="paragraph" style:parent-style-name="Standard">
      <style:text-properties officeooo:rsid="01cda912" officeooo:paragraph-rsid="01d2545b"/>
    </style:style>
    <style:style style:name="P932" style:family="paragraph" style:parent-style-name="Standard">
      <style:text-properties officeooo:rsid="01cda912" officeooo:paragraph-rsid="01d204b8"/>
    </style:style>
    <style:style style:name="P933" style:family="paragraph" style:parent-style-name="Standard">
      <style:text-properties officeooo:rsid="01cda912" officeooo:paragraph-rsid="01d8606a"/>
    </style:style>
    <style:style style:name="P934" style:family="paragraph" style:parent-style-name="Standard">
      <style:text-properties officeooo:rsid="01cda912" officeooo:paragraph-rsid="01dbc099"/>
    </style:style>
    <style:style style:name="P935" style:family="paragraph" style:parent-style-name="Standard">
      <style:text-properties officeooo:rsid="01cda912" officeooo:paragraph-rsid="01ee9397"/>
    </style:style>
    <style:style style:name="P936" style:family="paragraph" style:parent-style-name="Standard">
      <style:text-properties officeooo:rsid="01cda912" officeooo:paragraph-rsid="01f0cf55"/>
    </style:style>
    <style:style style:name="P937" style:family="paragraph" style:parent-style-name="Standard">
      <style:text-properties officeooo:rsid="01cda912" officeooo:paragraph-rsid="01f3d018"/>
    </style:style>
    <style:style style:name="P938" style:family="paragraph" style:parent-style-name="Standard">
      <style:text-properties officeooo:rsid="01cda912" officeooo:paragraph-rsid="01f45dba"/>
    </style:style>
    <style:style style:name="P939" style:family="paragraph" style:parent-style-name="Standard">
      <style:text-properties officeooo:rsid="01cda912" officeooo:paragraph-rsid="02241f63"/>
    </style:style>
    <style:style style:name="P940" style:family="paragraph" style:parent-style-name="Standard">
      <style:text-properties officeooo:rsid="01cda912" officeooo:paragraph-rsid="022a0b30"/>
    </style:style>
    <style:style style:name="P941" style:family="paragraph" style:parent-style-name="Standard">
      <style:text-properties officeooo:rsid="01cda912" officeooo:paragraph-rsid="022846eb"/>
    </style:style>
    <style:style style:name="P942" style:family="paragraph" style:parent-style-name="Standard">
      <style:text-properties officeooo:paragraph-rsid="01b4fbd7"/>
    </style:style>
    <style:style style:name="P943" style:family="paragraph" style:parent-style-name="Standard">
      <style:text-properties officeooo:rsid="01d6ada2" officeooo:paragraph-rsid="01d6ada2"/>
    </style:style>
    <style:style style:name="P944" style:family="paragraph" style:parent-style-name="Standard">
      <style:text-properties officeooo:rsid="01dac83c" officeooo:paragraph-rsid="01dac83c"/>
    </style:style>
    <style:style style:name="P945" style:family="paragraph" style:parent-style-name="Standard">
      <style:text-properties officeooo:rsid="01f3d018" officeooo:paragraph-rsid="01f3d018"/>
    </style:style>
    <style:style style:name="P946" style:family="paragraph" style:parent-style-name="Standard">
      <style:text-properties officeooo:rsid="01f3d018" officeooo:paragraph-rsid="027e895b"/>
    </style:style>
    <style:style style:name="P947" style:family="paragraph" style:parent-style-name="Standard">
      <style:text-properties officeooo:paragraph-rsid="020633f0"/>
    </style:style>
    <style:style style:name="P948" style:family="paragraph" style:parent-style-name="Standard">
      <style:text-properties officeooo:rsid="02074f4f" officeooo:paragraph-rsid="02074f4f"/>
    </style:style>
    <style:style style:name="P949" style:family="paragraph" style:parent-style-name="Standard">
      <style:text-properties officeooo:rsid="02074f4f" officeooo:paragraph-rsid="020a7d96"/>
    </style:style>
    <style:style style:name="P950" style:family="paragraph" style:parent-style-name="Standard">
      <style:text-properties officeooo:rsid="020b3227" officeooo:paragraph-rsid="020b3227"/>
    </style:style>
    <style:style style:name="P951" style:family="paragraph" style:parent-style-name="Standard">
      <style:text-properties officeooo:rsid="020b3227" officeooo:paragraph-rsid="02129e37"/>
    </style:style>
    <style:style style:name="P952" style:family="paragraph" style:parent-style-name="Standard">
      <style:text-properties officeooo:rsid="020ca3ac" officeooo:paragraph-rsid="020ca3ac"/>
    </style:style>
    <style:style style:name="P953" style:family="paragraph" style:parent-style-name="Standard">
      <style:text-properties officeooo:paragraph-rsid="0211d53c"/>
    </style:style>
    <style:style style:name="P954" style:family="paragraph" style:parent-style-name="Standard">
      <style:text-properties officeooo:paragraph-rsid="0215a442"/>
    </style:style>
    <style:style style:name="P955" style:family="paragraph" style:parent-style-name="Standard">
      <style:text-properties officeooo:rsid="0216aded" officeooo:paragraph-rsid="0216aded"/>
    </style:style>
    <style:style style:name="P956" style:family="paragraph" style:parent-style-name="Standard">
      <style:text-properties officeooo:paragraph-rsid="0219b5e9"/>
    </style:style>
    <style:style style:name="P957" style:family="paragraph" style:parent-style-name="Standard">
      <style:text-properties officeooo:rsid="021d0306" officeooo:paragraph-rsid="021d0306"/>
    </style:style>
    <style:style style:name="P958" style:family="paragraph" style:parent-style-name="Standard">
      <style:text-properties officeooo:paragraph-rsid="021eea83"/>
    </style:style>
    <style:style style:name="P959" style:family="paragraph" style:parent-style-name="Standard">
      <style:text-properties officeooo:paragraph-rsid="022053e9"/>
    </style:style>
    <style:style style:name="P960" style:family="paragraph" style:parent-style-name="Standard">
      <style:text-properties officeooo:paragraph-rsid="022f735f"/>
    </style:style>
    <style:style style:name="P961" style:family="paragraph" style:parent-style-name="Standard">
      <style:text-properties officeooo:rsid="0231da65" officeooo:paragraph-rsid="0231da65"/>
    </style:style>
    <style:style style:name="P962" style:family="paragraph" style:parent-style-name="Standard">
      <style:text-properties officeooo:rsid="0239bb17" officeooo:paragraph-rsid="0239bb17"/>
    </style:style>
    <style:style style:name="P963" style:family="paragraph" style:parent-style-name="Standard">
      <style:text-properties officeooo:rsid="023b4a07" officeooo:paragraph-rsid="023b4a07"/>
    </style:style>
    <style:style style:name="P964" style:family="paragraph" style:parent-style-name="Standard">
      <style:text-properties officeooo:rsid="023edd61" officeooo:paragraph-rsid="0243f4f9"/>
    </style:style>
    <style:style style:name="P965" style:family="paragraph" style:parent-style-name="Standard">
      <style:text-properties officeooo:paragraph-rsid="024c305d"/>
    </style:style>
    <style:style style:name="P966" style:family="paragraph" style:parent-style-name="Standard">
      <style:text-properties officeooo:paragraph-rsid="024e1966"/>
    </style:style>
    <style:style style:name="P967" style:family="paragraph" style:parent-style-name="Standard">
      <style:text-properties officeooo:rsid="0257e4ff" officeooo:paragraph-rsid="0257e4ff"/>
    </style:style>
    <style:style style:name="P968" style:family="paragraph" style:parent-style-name="Standard">
      <style:text-properties officeooo:rsid="02598678" officeooo:paragraph-rsid="02598678"/>
    </style:style>
    <style:style style:name="P969" style:family="paragraph" style:parent-style-name="Standard">
      <style:text-properties officeooo:rsid="025a0f54" officeooo:paragraph-rsid="025a0f54"/>
    </style:style>
    <style:style style:name="P970" style:family="paragraph" style:parent-style-name="Standard">
      <style:text-properties officeooo:rsid="025a0f54" officeooo:paragraph-rsid="025d37c3"/>
    </style:style>
    <style:style style:name="P971" style:family="paragraph" style:parent-style-name="Standard">
      <style:text-properties officeooo:rsid="025c3aec" officeooo:paragraph-rsid="025c3aec"/>
    </style:style>
    <style:style style:name="P972" style:family="paragraph" style:parent-style-name="Standard">
      <style:text-properties officeooo:rsid="025d37c3" officeooo:paragraph-rsid="025d37c3"/>
    </style:style>
    <style:style style:name="P973" style:family="paragraph" style:parent-style-name="Standard">
      <style:text-properties officeooo:rsid="025d9bed" officeooo:paragraph-rsid="025d9bed"/>
    </style:style>
    <style:style style:name="P974" style:family="paragraph" style:parent-style-name="Standard">
      <style:text-properties officeooo:paragraph-rsid="0279fce7"/>
    </style:style>
    <style:style style:name="P975" style:family="paragraph" style:parent-style-name="Standard">
      <style:text-properties officeooo:paragraph-rsid="027b23b4"/>
    </style:style>
    <style:style style:name="P976" style:family="paragraph" style:parent-style-name="Standard">
      <style:text-properties officeooo:paragraph-rsid="027c120e"/>
    </style:style>
    <style:style style:name="P977" style:family="paragraph" style:parent-style-name="Standard">
      <style:text-properties officeooo:rsid="027f15a7" officeooo:paragraph-rsid="027f15a7"/>
    </style:style>
    <style:style style:name="P978" style:family="paragraph" style:parent-style-name="Standard">
      <style:text-properties officeooo:rsid="0291811e" officeooo:paragraph-rsid="0291811e"/>
    </style:style>
    <style:style style:name="P979" style:family="paragraph" style:parent-style-name="Standard">
      <style:text-properties officeooo:rsid="0291811e" officeooo:paragraph-rsid="02938c7d"/>
    </style:style>
    <style:style style:name="P980" style:family="paragraph" style:parent-style-name="Standard">
      <style:text-properties officeooo:rsid="0297b152" officeooo:paragraph-rsid="0297b152"/>
    </style:style>
    <style:style style:name="P981" style:family="paragraph" style:parent-style-name="Standard">
      <style:text-properties officeooo:rsid="029897d9" officeooo:paragraph-rsid="029897d9"/>
    </style:style>
    <style:style style:name="P982" style:family="paragraph" style:parent-style-name="Standard">
      <style:text-properties officeooo:rsid="0299943a" officeooo:paragraph-rsid="0299943a"/>
    </style:style>
    <style:style style:name="P983" style:family="paragraph" style:parent-style-name="Standard">
      <style:text-properties officeooo:rsid="029aad02" officeooo:paragraph-rsid="029aad02"/>
    </style:style>
    <style:style style:name="P984" style:family="paragraph" style:parent-style-name="Standard">
      <style:text-properties officeooo:paragraph-rsid="029aad02"/>
    </style:style>
    <style:style style:name="P985" style:family="paragraph" style:parent-style-name="Standard">
      <style:text-properties officeooo:paragraph-rsid="029c33c6"/>
    </style:style>
    <style:style style:name="P986" style:family="paragraph" style:parent-style-name="Standard">
      <style:text-properties officeooo:paragraph-rsid="029e0881"/>
    </style:style>
    <style:style style:name="P987" style:family="paragraph" style:parent-style-name="Standard">
      <style:text-properties officeooo:rsid="029f096d" officeooo:paragraph-rsid="029f096d"/>
    </style:style>
    <style:style style:name="P988" style:family="paragraph" style:parent-style-name="Standard">
      <style:text-properties officeooo:rsid="029f096d" officeooo:paragraph-rsid="029f3bb4"/>
    </style:style>
    <style:style style:name="P989" style:family="paragraph" style:parent-style-name="Standard">
      <style:text-properties officeooo:rsid="029fe543" officeooo:paragraph-rsid="029fe543"/>
    </style:style>
    <style:style style:name="P990" style:family="paragraph" style:parent-style-name="Standard">
      <style:text-properties officeooo:rsid="02a23bac" officeooo:paragraph-rsid="02a23bac"/>
    </style:style>
    <style:style style:name="P991" style:family="paragraph" style:parent-style-name="Standard">
      <style:text-properties officeooo:rsid="02a23bac" officeooo:paragraph-rsid="02a3763b"/>
    </style:style>
    <style:style style:name="P992" style:family="paragraph" style:parent-style-name="Standard">
      <style:text-properties officeooo:rsid="02a23bac" officeooo:paragraph-rsid="02a40782"/>
    </style:style>
    <style:style style:name="P993" style:family="paragraph" style:parent-style-name="Standard">
      <style:text-properties officeooo:rsid="02a3763b" officeooo:paragraph-rsid="02a3763b"/>
    </style:style>
    <style:style style:name="P994" style:family="paragraph" style:parent-style-name="Standard">
      <style:text-properties officeooo:paragraph-rsid="02a82b1f"/>
    </style:style>
    <style:style style:name="P995" style:family="paragraph" style:parent-style-name="Standard">
      <style:text-properties officeooo:rsid="02938cd4" officeooo:paragraph-rsid="029e0881"/>
    </style:style>
    <style:style style:name="P996" style:family="paragraph" style:parent-style-name="Standard">
      <style:text-properties officeooo:rsid="02938cd4" officeooo:paragraph-rsid="02aa2580"/>
    </style:style>
    <style:style style:name="P997" style:family="paragraph" style:parent-style-name="Standard">
      <style:text-properties officeooo:rsid="02938cd4" officeooo:paragraph-rsid="02cc0735"/>
    </style:style>
    <style:style style:name="P998" style:family="paragraph" style:parent-style-name="Standard">
      <style:text-properties officeooo:rsid="02938cd4" officeooo:paragraph-rsid="02cf7242"/>
    </style:style>
    <style:style style:name="P999" style:family="paragraph" style:parent-style-name="Standard">
      <style:text-properties officeooo:paragraph-rsid="02aa2580"/>
    </style:style>
    <style:style style:name="P1000" style:family="paragraph" style:parent-style-name="Standard">
      <style:text-properties officeooo:rsid="02ae7fd3" officeooo:paragraph-rsid="02ae7fd3"/>
    </style:style>
    <style:style style:name="P1001" style:family="paragraph" style:parent-style-name="Standard">
      <style:text-properties officeooo:rsid="02ae7fd3" officeooo:paragraph-rsid="02b31a1c"/>
    </style:style>
    <style:style style:name="P1002" style:family="paragraph" style:parent-style-name="Standard">
      <style:text-properties officeooo:rsid="02aff14f" officeooo:paragraph-rsid="02aff14f"/>
    </style:style>
    <style:style style:name="P1003" style:family="paragraph" style:parent-style-name="Standard">
      <style:text-properties officeooo:rsid="02b11184" officeooo:paragraph-rsid="02b11184"/>
    </style:style>
    <style:style style:name="P1004" style:family="paragraph" style:parent-style-name="Standard">
      <style:text-properties officeooo:rsid="02b2298d" officeooo:paragraph-rsid="02b2298d"/>
    </style:style>
    <style:style style:name="P1005" style:family="paragraph" style:parent-style-name="Standard">
      <style:text-properties officeooo:rsid="02b31a1c" officeooo:paragraph-rsid="02b31a1c"/>
    </style:style>
    <style:style style:name="P1006" style:family="paragraph" style:parent-style-name="Standard">
      <style:text-properties officeooo:rsid="02b8abf2" officeooo:paragraph-rsid="02b8abf2"/>
    </style:style>
    <style:style style:name="P1007" style:family="paragraph" style:parent-style-name="Standard">
      <style:text-properties officeooo:rsid="02b98f25" officeooo:paragraph-rsid="02b98f25"/>
    </style:style>
    <style:style style:name="P1008" style:family="paragraph" style:parent-style-name="Standard">
      <style:text-properties officeooo:rsid="02bc313f" officeooo:paragraph-rsid="02bc313f"/>
    </style:style>
    <style:style style:name="P1009" style:family="paragraph" style:parent-style-name="Standard">
      <style:text-properties officeooo:rsid="02bcd297" officeooo:paragraph-rsid="02bcd297"/>
    </style:style>
    <style:style style:name="P1010" style:family="paragraph" style:parent-style-name="Standard">
      <style:text-properties officeooo:rsid="02be20bb" officeooo:paragraph-rsid="02be20bb"/>
    </style:style>
    <style:style style:name="P1011" style:family="paragraph" style:parent-style-name="Standard">
      <style:text-properties officeooo:rsid="02bfa4a6" officeooo:paragraph-rsid="02bfa4a6"/>
    </style:style>
    <style:style style:name="P1012" style:family="paragraph" style:parent-style-name="Standard">
      <style:text-properties officeooo:rsid="02c1710f" officeooo:paragraph-rsid="02c1710f"/>
    </style:style>
    <style:style style:name="P1013" style:family="paragraph" style:parent-style-name="Standard">
      <style:text-properties officeooo:paragraph-rsid="02c3a76c"/>
    </style:style>
    <style:style style:name="P1014" style:family="paragraph" style:parent-style-name="Standard">
      <style:text-properties officeooo:rsid="02c5aee8" officeooo:paragraph-rsid="02c5aee8"/>
    </style:style>
    <style:style style:name="P1015" style:family="paragraph" style:parent-style-name="Standard">
      <style:text-properties officeooo:paragraph-rsid="02c752b6"/>
    </style:style>
    <style:style style:name="P1016" style:family="paragraph" style:parent-style-name="Standard">
      <style:text-properties officeooo:rsid="02d69ce5" officeooo:paragraph-rsid="02d69ce5"/>
    </style:style>
    <style:style style:name="P1017" style:family="paragraph" style:parent-style-name="Standard">
      <style:text-properties officeooo:rsid="02e00597" officeooo:paragraph-rsid="02e00597"/>
    </style:style>
    <style:style style:name="P1018" style:family="paragraph" style:parent-style-name="Standard">
      <style:paragraph-properties fo:margin-left="0.25in" fo:margin-right="0in" fo:text-indent="0in" style:auto-text-indent="false"/>
      <style:text-properties fo:language="en" fo:country="US"/>
    </style:style>
    <style:style style:name="P1019" style:family="paragraph" style:parent-style-name="Standard">
      <style:paragraph-properties fo:padding-left="0in" fo:padding-right="0in" fo:padding-top="0in" fo:padding-bottom="0.0138in" fo:border-left="none" fo:border-right="none" fo:border-top="none" fo:border-bottom="0.74pt solid #000000"/>
      <style:text-properties fo:language="en" fo:country="US"/>
    </style:style>
    <style:style style:name="P1020" style:family="paragraph" style:parent-style-name="Standard">
      <style:paragraph-properties fo:margin-left="1.4165in" fo:margin-right="0in" fo:text-indent="0in" style:auto-text-indent="false"/>
      <style:text-properties fo:language="en" fo:country="GB"/>
    </style:style>
    <style:style style:name="P1021" style:family="paragraph" style:parent-style-name="Standard">
      <style:paragraph-properties fo:margin-left="0.9445in" fo:margin-right="0in" fo:text-indent="0.472in" style:auto-text-indent="false"/>
      <style:text-properties fo:language="en" fo:country="GB"/>
    </style:style>
    <style:style style:name="P1022" style:family="paragraph" style:parent-style-name="Standard">
      <style:paragraph-properties fo:margin-left="1.4165in" fo:margin-right="0in" fo:text-indent="0.472in" style:auto-text-indent="false"/>
      <style:text-properties fo:language="en" fo:country="GB"/>
    </style:style>
    <style:style style:name="P1023" style:family="paragraph" style:parent-style-name="Standard">
      <style:paragraph-properties fo:margin-left="0in" fo:margin-right="0in" fo:text-indent="0.472in" style:auto-text-indent="false"/>
      <style:text-properties fo:language="en" fo:country="GB"/>
    </style:style>
    <style:style style:name="P1024" style:family="paragraph" style:parent-style-name="Table_20_Contents">
      <style:text-properties fo:font-size="12pt" officeooo:rsid="0042b253" officeooo:paragraph-rsid="0053ab73" style:font-size-asian="12pt" style:font-size-complex="12pt"/>
    </style:style>
    <style:style style:name="P1025" style:family="paragraph" style:parent-style-name="Table_20_Contents">
      <style:text-properties fo:font-size="12pt" officeooo:rsid="0042b253" officeooo:paragraph-rsid="006b679b" style:font-size-asian="12pt" style:font-size-complex="12pt"/>
    </style:style>
    <style:style style:name="P1026" style:family="paragraph" style:parent-style-name="Table_20_Contents">
      <style:text-properties fo:font-size="12pt" officeooo:rsid="004c675f" officeooo:paragraph-rsid="0053ab73" style:font-size-asian="12pt" style:font-size-complex="12pt"/>
    </style:style>
    <style:style style:name="P1027" style:family="paragraph" style:parent-style-name="Table_20_Contents">
      <style:text-properties fo:font-size="12pt" officeooo:rsid="004c675f" officeooo:paragraph-rsid="006b679b" style:font-size-asian="12pt" style:font-size-complex="12pt"/>
    </style:style>
    <style:style style:name="P1028" style:family="paragraph" style:parent-style-name="Table_20_Contents">
      <style:text-properties fo:font-size="12pt" officeooo:paragraph-rsid="0053ab73" style:font-size-asian="12pt" style:font-size-complex="12pt"/>
    </style:style>
    <style:style style:name="P1029" style:family="paragraph" style:parent-style-name="Table_20_Contents">
      <style:paragraph-properties fo:text-align="center" style:justify-single-word="false"/>
      <style:text-properties fo:font-size="12pt" officeooo:rsid="0051ad39" officeooo:paragraph-rsid="0051ad39" style:font-size-asian="12pt" style:font-size-complex="12pt"/>
    </style:style>
    <style:style style:name="P1030" style:family="paragraph" style:parent-style-name="Table_20_Contents">
      <style:paragraph-properties fo:text-align="center" style:justify-single-word="false"/>
      <style:text-properties fo:font-size="12pt" officeooo:rsid="0051ad39" officeooo:paragraph-rsid="006b679b" style:font-size-asian="12pt" style:font-size-complex="12pt"/>
    </style:style>
    <style:style style:name="P1031" style:family="paragraph" style:parent-style-name="Table_20_Contents">
      <style:paragraph-properties fo:text-align="center" style:justify-single-word="false"/>
      <style:text-properties fo:font-size="12pt" officeooo:rsid="0051ad39" officeooo:paragraph-rsid="00813b8a" style:font-size-asian="12pt" style:font-size-complex="12pt"/>
    </style:style>
    <style:style style:name="P1032" style:family="paragraph" style:parent-style-name="Table_20_Contents">
      <style:paragraph-properties fo:text-align="center" style:justify-single-word="false"/>
      <style:text-properties fo:font-size="12pt" officeooo:rsid="0051ad39" officeooo:paragraph-rsid="008c3e08" style:font-size-asian="12pt" style:font-size-complex="12pt"/>
    </style:style>
    <style:style style:name="P1033" style:family="paragraph" style:parent-style-name="Table_20_Contents">
      <style:paragraph-properties fo:text-align="center" style:justify-single-word="false"/>
      <style:text-properties fo:font-size="12pt" officeooo:rsid="0051ad39" officeooo:paragraph-rsid="00935598" style:font-size-asian="12pt" style:font-size-complex="12pt"/>
    </style:style>
    <style:style style:name="P1034" style:family="paragraph" style:parent-style-name="Table_20_Contents">
      <style:paragraph-properties fo:text-align="center" style:justify-single-word="false"/>
      <style:text-properties fo:font-size="12pt" officeooo:rsid="0051ad39" officeooo:paragraph-rsid="00c800a4" style:font-size-asian="12pt" style:font-size-complex="12pt"/>
    </style:style>
    <style:style style:name="P1035" style:family="paragraph" style:parent-style-name="Table_20_Contents">
      <style:paragraph-properties fo:text-align="center" style:justify-single-word="false"/>
      <style:text-properties fo:font-size="12pt" officeooo:rsid="0051ad39" officeooo:paragraph-rsid="00e3c572" style:font-size-asian="12pt" style:font-size-complex="12pt"/>
    </style:style>
    <style:style style:name="P1036" style:family="paragraph" style:parent-style-name="Table_20_Contents">
      <style:paragraph-properties fo:text-align="center" style:justify-single-word="false"/>
      <style:text-properties fo:font-size="12pt" officeooo:rsid="0053ab73" officeooo:paragraph-rsid="0053ab73" style:font-size-asian="12pt" style:font-size-complex="12pt"/>
    </style:style>
    <style:style style:name="P1037" style:family="paragraph" style:parent-style-name="Table_20_Contents">
      <style:paragraph-properties fo:text-align="center" style:justify-single-word="false"/>
      <style:text-properties fo:font-size="12pt" officeooo:rsid="0053ab73" officeooo:paragraph-rsid="006b679b" style:font-size-asian="12pt" style:font-size-complex="12pt"/>
    </style:style>
    <style:style style:name="P1038" style:family="paragraph" style:parent-style-name="Table_20_Contents">
      <style:paragraph-properties fo:text-align="center" style:justify-single-word="false"/>
      <style:text-properties fo:font-size="12pt" officeooo:rsid="0053ab73" officeooo:paragraph-rsid="00813b8a" style:font-size-asian="12pt" style:font-size-complex="12pt"/>
    </style:style>
    <style:style style:name="P1039" style:family="paragraph" style:parent-style-name="Table_20_Contents">
      <style:paragraph-properties fo:text-align="center" style:justify-single-word="false"/>
      <style:text-properties fo:font-size="12pt" officeooo:rsid="0053ab73" officeooo:paragraph-rsid="008c3e08" style:font-size-asian="12pt" style:font-size-complex="12pt"/>
    </style:style>
    <style:style style:name="P1040" style:family="paragraph" style:parent-style-name="Table_20_Contents">
      <style:paragraph-properties fo:text-align="center" style:justify-single-word="false"/>
      <style:text-properties fo:font-size="12pt" officeooo:rsid="0053ab73" officeooo:paragraph-rsid="00935598" style:font-size-asian="12pt" style:font-size-complex="12pt"/>
    </style:style>
    <style:style style:name="P1041" style:family="paragraph" style:parent-style-name="Table_20_Contents">
      <style:paragraph-properties fo:text-align="center" style:justify-single-word="false"/>
      <style:text-properties fo:font-size="12pt" officeooo:rsid="0053ab73" officeooo:paragraph-rsid="00c800a4" style:font-size-asian="12pt" style:font-size-complex="12pt"/>
    </style:style>
    <style:style style:name="P1042" style:family="paragraph" style:parent-style-name="Table_20_Contents">
      <style:paragraph-properties fo:text-align="center" style:justify-single-word="false"/>
      <style:text-properties fo:font-size="12pt" officeooo:rsid="0053ab73" officeooo:paragraph-rsid="00e3c572" style:font-size-asian="12pt" style:font-size-complex="12pt"/>
    </style:style>
    <style:style style:name="P1043" style:family="paragraph" style:parent-style-name="Table_20_Contents">
      <style:paragraph-properties fo:text-align="center" style:justify-single-word="false"/>
      <style:text-properties fo:font-size="12pt" officeooo:rsid="0053ab73" officeooo:paragraph-rsid="00f0ab06" style:font-size-asian="12pt" style:font-size-complex="12pt"/>
    </style:style>
    <style:style style:name="P1044" style:family="paragraph" style:parent-style-name="Table_20_Contents">
      <style:text-properties fo:font-size="12pt" officeooo:paragraph-rsid="006b679b" style:font-size-asian="12pt" style:font-size-complex="12pt"/>
    </style:style>
    <style:style style:name="P1045" style:family="paragraph" style:parent-style-name="Table_20_Contents">
      <style:paragraph-properties fo:text-align="center" style:justify-single-word="false"/>
      <style:text-properties fo:font-size="12pt" officeooo:rsid="00c800a4" officeooo:paragraph-rsid="00c800a4" style:font-size-asian="12pt" style:font-size-complex="12pt"/>
    </style:style>
    <style:style style:name="P1046" style:family="paragraph" style:parent-style-name="Table_20_Contents">
      <style:paragraph-properties fo:text-align="center" style:justify-single-word="false"/>
      <style:text-properties fo:font-size="12pt" officeooo:rsid="00d7a8a0" officeooo:paragraph-rsid="00e3c572" style:font-size-asian="12pt" style:font-size-complex="12pt"/>
    </style:style>
    <style:style style:name="P1047" style:family="paragraph" style:parent-style-name="Table_20_Contents">
      <style:text-properties fo:font-size="12pt" officeooo:rsid="014435db" officeooo:paragraph-rsid="014435db" style:font-size-asian="12pt" style:font-size-complex="12pt"/>
    </style:style>
    <style:style style:name="P1048" style:family="paragraph" style:parent-style-name="Table_20_Contents">
      <style:text-properties fo:font-size="12pt" officeooo:rsid="014435db" officeooo:paragraph-rsid="01516e6a" style:font-size-asian="12pt" style:font-size-complex="12pt"/>
    </style:style>
    <style:style style:name="P1049" style:family="paragraph" style:parent-style-name="Table_20_Contents">
      <style:text-properties fo:font-size="12pt" officeooo:rsid="014435db" officeooo:paragraph-rsid="016e2ca6" style:font-size-asian="12pt" style:font-size-complex="12pt"/>
    </style:style>
    <style:style style:name="P1050" style:family="paragraph" style:parent-style-name="Table_20_Contents">
      <style:text-properties fo:font-size="12pt" officeooo:rsid="0162f6b1" officeooo:paragraph-rsid="0162f6b1" style:font-size-asian="12pt" style:font-size-complex="12pt"/>
    </style:style>
    <style:style style:name="P1051" style:family="paragraph" style:parent-style-name="Table_20_Contents">
      <style:text-properties fo:font-size="12pt" officeooo:rsid="0162f6b1" officeooo:paragraph-rsid="016e2ca6" style:font-size-asian="12pt" style:font-size-complex="12pt"/>
    </style:style>
    <style:style style:name="P1052" style:family="paragraph" style:parent-style-name="Table_20_Contents">
      <style:text-properties fo:font-size="12pt" fo:font-weight="bold" officeooo:paragraph-rsid="006b679b" style:font-size-asian="12pt" style:font-weight-asian="bold" style:font-size-complex="12pt" style:font-weight-complex="bold"/>
    </style:style>
    <style:style style:name="P1053" style:family="paragraph" style:parent-style-name="Table_20_Contents">
      <style:text-properties fo:font-size="12pt" fo:font-weight="bold" officeooo:paragraph-rsid="00818d6a" style:font-size-asian="12pt" style:font-weight-asian="bold" style:font-size-complex="12pt" style:font-weight-complex="bold"/>
    </style:style>
    <style:style style:name="P1054" style:family="paragraph" style:parent-style-name="Table_20_Contents">
      <style:text-properties fo:font-size="12pt" fo:font-weight="bold" officeooo:rsid="0042b253" officeooo:paragraph-rsid="008537cb" style:font-size-asian="12pt" style:font-weight-asian="bold" style:font-size-complex="12pt" style:font-weight-complex="bold"/>
    </style:style>
    <style:style style:name="P1055" style:family="paragraph" style:parent-style-name="Table_20_Contents">
      <style:text-properties fo:font-size="12pt" fo:font-weight="bold" officeooo:rsid="008b6fa3" officeooo:paragraph-rsid="008da932" style:font-size-asian="12pt" style:font-weight-asian="bold" style:font-size-complex="12pt" style:font-weight-complex="bold"/>
    </style:style>
    <style:style style:name="P1056" style:family="paragraph" style:parent-style-name="Table_20_Contents">
      <style:text-properties fo:font-size="12pt" fo:font-weight="normal" officeooo:rsid="0042b253" officeooo:paragraph-rsid="00813b8a" style:font-size-asian="12pt" style:font-weight-asian="normal" style:font-size-complex="12pt" style:font-weight-complex="normal"/>
    </style:style>
    <style:style style:name="P1057" style:family="paragraph" style:parent-style-name="Table_20_Contents">
      <style:text-properties fo:font-size="12pt" fo:font-weight="normal" officeooo:rsid="0042b253" officeooo:paragraph-rsid="008537cb" style:font-size-asian="12pt" style:font-weight-asian="normal" style:font-size-complex="12pt" style:font-weight-complex="normal"/>
    </style:style>
    <style:style style:name="P1058" style:family="paragraph" style:parent-style-name="Table_20_Contents">
      <style:text-properties fo:font-size="12pt" fo:font-weight="normal" officeooo:rsid="0042b253" officeooo:paragraph-rsid="008c3e08" style:font-size-asian="12pt" style:font-weight-asian="normal" style:font-size-complex="12pt" style:font-weight-complex="normal"/>
    </style:style>
    <style:style style:name="P1059" style:family="paragraph" style:parent-style-name="Table_20_Contents">
      <style:text-properties fo:font-size="12pt" fo:font-weight="normal" officeooo:rsid="0042b253" officeooo:paragraph-rsid="008da932" style:font-size-asian="12pt" style:font-weight-asian="normal" style:font-size-complex="12pt" style:font-weight-complex="normal"/>
    </style:style>
    <style:style style:name="P1060" style:family="paragraph" style:parent-style-name="Table_20_Contents">
      <style:text-properties fo:font-size="12pt" fo:font-weight="normal" officeooo:paragraph-rsid="00818d6a" style:font-size-asian="12pt" style:font-weight-asian="normal" style:font-size-complex="12pt" style:font-weight-complex="normal"/>
    </style:style>
    <style:style style:name="P1061" style:family="paragraph" style:parent-style-name="Table_20_Contents">
      <style:text-properties fo:font-size="12pt" fo:font-weight="normal" officeooo:rsid="00826670" officeooo:paragraph-rsid="00826670" style:font-size-asian="12pt" style:font-weight-asian="normal" style:font-size-complex="12pt" style:font-weight-complex="normal"/>
    </style:style>
    <style:style style:name="P1062" style:family="paragraph" style:parent-style-name="Table_20_Contents">
      <style:text-properties fo:font-size="12pt" fo:font-weight="normal" officeooo:rsid="00826670" officeooo:paragraph-rsid="008c3e08" style:font-size-asian="12pt" style:font-weight-asian="normal" style:font-size-complex="12pt" style:font-weight-complex="normal"/>
    </style:style>
    <style:style style:name="P1063" style:family="paragraph" style:parent-style-name="Table_20_Contents">
      <style:text-properties fo:font-size="12pt" fo:font-weight="normal" officeooo:rsid="00826670" officeooo:paragraph-rsid="00935598" style:font-size-asian="12pt" style:font-weight-asian="normal" style:font-size-complex="12pt" style:font-weight-complex="normal"/>
    </style:style>
    <style:style style:name="P1064" style:family="paragraph" style:parent-style-name="Table_20_Contents">
      <style:text-properties fo:font-size="12pt" fo:font-weight="normal" officeooo:rsid="00826670" officeooo:paragraph-rsid="00e3c572" style:font-size-asian="12pt" style:font-weight-asian="normal" style:font-size-complex="12pt" style:font-weight-complex="normal"/>
    </style:style>
    <style:style style:name="P1065" style:family="paragraph" style:parent-style-name="Table_20_Contents">
      <style:text-properties fo:font-size="12pt" fo:font-weight="normal" officeooo:rsid="00826670" officeooo:paragraph-rsid="00f4e9ad" style:font-size-asian="12pt" style:font-weight-asian="normal" style:font-size-complex="12pt" style:font-weight-complex="normal"/>
    </style:style>
    <style:style style:name="P1066" style:family="paragraph" style:parent-style-name="Table_20_Contents">
      <style:text-properties fo:font-size="12pt" fo:font-weight="normal" officeooo:rsid="014435db" officeooo:paragraph-rsid="01516e6a" style:font-size-asian="12pt" style:font-weight-asian="normal" style:font-size-complex="12pt" style:font-weight-complex="normal"/>
    </style:style>
    <style:style style:name="P1067" style:family="paragraph" style:parent-style-name="Table_20_Contents">
      <style:text-properties fo:font-size="12pt" fo:font-weight="normal" officeooo:rsid="014435db" officeooo:paragraph-rsid="016e2ca6" style:font-size-asian="12pt" style:font-weight-asian="normal" style:font-size-complex="12pt" style:font-weight-complex="normal"/>
    </style:style>
    <style:style style:name="P1068" style:family="paragraph" style:parent-style-name="Table_20_Contents">
      <style:text-properties style:font-name="Times New Roman" fo:font-size="12pt" fo:language="da" fo:country="DK" fo:font-weight="normal" officeooo:rsid="00935598" officeooo:paragraph-rsid="00935598" style:font-name-asian="Times New Roman2" style:font-size-asian="12pt" style:language-asian="en" style:country-asian="GB" style:font-weight-asian="normal" style:font-name-complex="Times New Roman2" style:font-size-complex="12pt" style:font-weight-complex="normal"/>
    </style:style>
    <style:style style:name="P1069" style:family="paragraph" style:parent-style-name="Table_20_Contents">
      <style:text-properties style:font-name="Times New Roman" fo:font-size="12pt" fo:language="da" fo:country="DK" fo:font-weight="normal" officeooo:rsid="00935598" officeooo:paragraph-rsid="009eeba8" style:font-name-asian="Times New Roman2" style:font-size-asian="12pt" style:language-asian="en" style:country-asian="GB" style:font-weight-asian="normal" style:font-name-complex="Times New Roman2" style:font-size-complex="12pt" style:font-weight-complex="normal"/>
    </style:style>
    <style:style style:name="P1070" style:family="paragraph" style:parent-style-name="Table_20_Contents">
      <style:text-properties style:font-name="Times New Roman" fo:font-size="12pt" fo:language="da" fo:country="DK" fo:font-weight="normal" officeooo:rsid="0094e5a6" officeooo:paragraph-rsid="0094e5a6" style:font-name-asian="Times New Roman2" style:font-size-asian="12pt" style:language-asian="en" style:country-asian="GB" style:font-weight-asian="normal" style:font-name-complex="Times New Roman2" style:font-size-complex="12pt" style:font-weight-complex="normal"/>
    </style:style>
    <style:style style:name="P1071" style:family="paragraph" style:parent-style-name="Table_20_Contents">
      <style:text-properties style:font-name="Times New Roman" fo:font-size="12pt" fo:language="da" fo:country="DK" fo:font-weight="normal" officeooo:rsid="0094e5a6" officeooo:paragraph-rsid="009eeba8" style:font-name-asian="Times New Roman2" style:font-size-asian="12pt" style:language-asian="en" style:country-asian="GB" style:font-weight-asian="normal" style:font-name-complex="Times New Roman2" style:font-size-complex="12pt" style:font-weight-complex="normal"/>
    </style:style>
    <style:style style:name="P1072" style:family="paragraph" style:parent-style-name="Table_20_Contents">
      <style:text-properties style:font-name="Times New Roman" fo:font-size="12pt" fo:language="da" fo:country="DK" fo:font-weight="normal" officeooo:rsid="0094e5a6" officeooo:paragraph-rsid="00e3c572" style:font-name-asian="Times New Roman2" style:font-size-asian="12pt" style:language-asian="en" style:country-asian="GB" style:font-weight-asian="normal" style:font-name-complex="Times New Roman2" style:font-size-complex="12pt" style:font-weight-complex="normal"/>
    </style:style>
    <style:style style:name="P1073" style:family="paragraph" style:parent-style-name="Table_20_Contents">
      <style:text-properties style:font-name="Times New Roman" fo:font-size="12pt" fo:language="da" fo:country="DK" fo:font-weight="normal" officeooo:rsid="00958dac" officeooo:paragraph-rsid="00958dac" style:font-name-asian="Times New Roman2" style:font-size-asian="12pt" style:language-asian="en" style:country-asian="GB" style:font-weight-asian="normal" style:font-name-complex="Times New Roman2" style:font-size-complex="12pt" style:font-weight-complex="normal"/>
    </style:style>
    <style:style style:name="P1074" style:family="paragraph" style:parent-style-name="Table_20_Contents">
      <style:text-properties style:font-name="Times New Roman" fo:font-size="12pt" fo:language="da" fo:country="DK" fo:font-weight="normal" officeooo:rsid="00958dac" officeooo:paragraph-rsid="009eeba8" style:font-name-asian="Times New Roman2" style:font-size-asian="12pt" style:language-asian="en" style:country-asian="GB" style:font-weight-asian="normal" style:font-name-complex="Times New Roman2" style:font-size-complex="12pt" style:font-weight-complex="normal"/>
    </style:style>
    <style:style style:name="P1075" style:family="paragraph" style:parent-style-name="Table_20_Contents">
      <style:text-properties style:font-name="Times New Roman" fo:font-size="12pt" fo:language="da" fo:country="DK" fo:font-weight="normal" officeooo:rsid="00958dac" officeooo:paragraph-rsid="00e3c572" style:font-name-asian="Times New Roman2" style:font-size-asian="12pt" style:language-asian="en" style:country-asian="GB" style:font-weight-asian="normal" style:font-name-complex="Times New Roman2" style:font-size-complex="12pt" style:font-weight-complex="normal"/>
    </style:style>
    <style:style style:name="P1076" style:family="paragraph" style:parent-style-name="Table_20_Contents">
      <style:text-properties style:font-name="Times New Roman" fo:font-size="12pt" fo:language="da" fo:country="DK" fo:font-weight="normal" officeooo:rsid="00958dac" officeooo:paragraph-rsid="00f0ab06" style:font-name-asian="Times New Roman2" style:font-size-asian="12pt" style:language-asian="en" style:country-asian="GB" style:font-weight-asian="normal" style:font-name-complex="Times New Roman2" style:font-size-complex="12pt" style:font-weight-complex="normal"/>
    </style:style>
    <style:style style:name="P1077" style:family="paragraph" style:parent-style-name="Table_20_Contents">
      <style:text-properties style:font-name="Times New Roman" fo:font-size="12pt" fo:language="da" fo:country="DK" fo:font-weight="normal" officeooo:rsid="00f35934" officeooo:paragraph-rsid="00f35934" style:font-name-asian="Times New Roman2" style:font-size-asian="12pt" style:language-asian="en" style:country-asian="GB" style:font-weight-asian="normal" style:font-name-complex="Times New Roman2" style:font-size-complex="12pt" style:font-weight-complex="normal"/>
    </style:style>
    <style:style style:name="P1078" style:family="paragraph" style:parent-style-name="Table_20_Contents">
      <style:paragraph-properties fo:text-align="center" style:justify-single-word="false"/>
      <style:text-properties officeooo:paragraph-rsid="00935598"/>
    </style:style>
    <style:style style:name="P1079" style:family="paragraph" style:parent-style-name="Table_20_Contents">
      <style:paragraph-properties fo:text-align="center" style:justify-single-word="false"/>
      <style:text-properties officeooo:paragraph-rsid="00e3c572"/>
    </style:style>
    <style:style style:name="P1080" style:family="paragraph" style:parent-style-name="Table_20_Contents">
      <style:paragraph-properties fo:text-align="center" style:justify-single-word="false"/>
      <style:text-properties officeooo:paragraph-rsid="00f0ab06"/>
    </style:style>
    <style:style style:name="P1081" style:family="paragraph" style:parent-style-name="Table_20_Contents">
      <style:text-properties fo:font-size="11pt" fo:font-weight="normal" officeooo:rsid="004c675f" officeooo:paragraph-rsid="00c800a4" style:font-size-asian="11pt" style:font-weight-asian="normal" style:font-size-complex="11pt" style:font-weight-complex="normal"/>
    </style:style>
    <style:style style:name="P1082" style:family="paragraph" style:parent-style-name="Table_20_Contents">
      <style:text-properties fo:font-size="11pt" fo:font-weight="normal" officeooo:rsid="004c675f" officeooo:paragraph-rsid="00c9c831" style:font-size-asian="11pt" style:font-weight-asian="normal" style:font-size-complex="11pt" style:font-weight-complex="normal"/>
    </style:style>
    <style:style style:name="P1083" style:family="paragraph" style:parent-style-name="Table_20_Contents">
      <style:text-properties fo:font-size="11pt" fo:font-weight="normal" officeooo:paragraph-rsid="00c800a4" style:font-size-asian="11pt" style:font-weight-asian="normal" style:font-size-complex="11pt" style:font-weight-complex="normal"/>
    </style:style>
    <style:style style:name="P1084" style:family="paragraph" style:parent-style-name="Table_20_Contents">
      <style:text-properties fo:font-size="11pt" fo:font-weight="normal" officeooo:rsid="0042b253" officeooo:paragraph-rsid="00c800a4" style:font-size-asian="11pt" style:font-weight-asian="normal" style:font-size-complex="11pt" style:font-weight-complex="normal"/>
    </style:style>
    <style:style style:name="P1085" style:family="paragraph" style:parent-style-name="Table_20_Contents">
      <style:text-properties fo:font-size="11pt" fo:font-weight="normal" officeooo:paragraph-rsid="00d495dd" style:font-size-asian="11pt" style:font-weight-asian="normal" style:font-size-complex="11pt" style:font-weight-complex="normal"/>
    </style:style>
    <style:style style:name="P1086" style:family="paragraph" style:parent-style-name="Table_20_Contents">
      <style:text-properties officeooo:rsid="00f4e9ad" officeooo:paragraph-rsid="00f4e9ad"/>
    </style:style>
    <style:style style:name="P1087" style:family="paragraph" style:parent-style-name="Table_20_Contents">
      <style:text-properties officeooo:paragraph-rsid="019b0bc1"/>
    </style:style>
    <style:style style:name="P1088" style:family="paragraph" style:parent-style-name="Table_20_Contents">
      <style:text-properties officeooo:rsid="024ba758" officeooo:paragraph-rsid="024ba758"/>
    </style:style>
    <style:style style:name="P1089" style:family="paragraph" style:parent-style-name="Table_20_Contents">
      <style:text-properties officeooo:rsid="024ba758" officeooo:paragraph-rsid="024c305d"/>
    </style:style>
    <style:style style:name="P1090" style:family="paragraph" style:parent-style-name="Table_20_Contents">
      <style:text-properties officeooo:paragraph-rsid="024e1966"/>
    </style:style>
    <style:style style:name="P1091" style:family="paragraph" style:parent-style-name="Table_20_Contents">
      <style:text-properties officeooo:paragraph-rsid="02511b60"/>
    </style:style>
    <style:style style:name="P1092" style:family="paragraph" style:parent-style-name="Table_20_Contents">
      <style:text-properties officeooo:paragraph-rsid="02532af3"/>
    </style:style>
    <style:style style:name="P1093" style:family="paragraph" style:parent-style-name="Table_20_Contents">
      <style:text-properties officeooo:rsid="025d37c3" officeooo:paragraph-rsid="025d37c3"/>
    </style:style>
    <style:style style:name="P1094" style:family="paragraph" style:parent-style-name="Table_20_Contents">
      <style:text-properties officeooo:rsid="025d9bed" officeooo:paragraph-rsid="025d9bed"/>
    </style:style>
    <style:style style:name="P1095" style:family="paragraph" style:parent-style-name="Table_20_Contents">
      <style:text-properties officeooo:rsid="02966f05" officeooo:paragraph-rsid="02966f05"/>
    </style:style>
    <style:style style:name="P1096" style:family="paragraph" style:parent-style-name="Table_20_Contents">
      <style:text-properties officeooo:rsid="02966f05" officeooo:paragraph-rsid="029f3bb4"/>
    </style:style>
    <style:style style:name="P1097" style:family="paragraph" style:parent-style-name="Table_20_Contents">
      <style:text-properties officeooo:paragraph-rsid="029f3bb4"/>
    </style:style>
    <style:style style:name="P1098" style:family="paragraph" style:parent-style-name="Table_20_Contents">
      <style:text-properties officeooo:rsid="029f3bb4" officeooo:paragraph-rsid="029f3bb4"/>
    </style:style>
    <style:style style:name="P1099" style:family="paragraph" style:parent-style-name="Table_20_Contents">
      <style:text-properties officeooo:rsid="029fe543" officeooo:paragraph-rsid="029fe543"/>
    </style:style>
    <style:style style:name="P1100" style:family="paragraph" style:parent-style-name="Heading_20_2">
      <style:text-properties officeooo:paragraph-rsid="00681898"/>
    </style:style>
    <style:style style:name="P1101" style:family="paragraph" style:parent-style-name="Heading_20_2">
      <style:text-properties fo:color="#2f5496" loext:opacity="100%" style:font-name="Calibri Light" fo:font-size="13pt" fo:language="en" fo:country="GB" officeooo:rsid="01202a4f" officeooo:paragraph-rsid="01202a4f" style:font-name-asian="Calibri1" style:font-size-asian="13pt" style:language-asian="en" style:country-asian="GB" style:font-name-complex="Tahoma" style:font-size-complex="13pt"/>
    </style:style>
    <style:style style:name="P1102" style:family="paragraph" style:parent-style-name="Heading_20_2">
      <style:text-properties fo:font-weight="bold" officeooo:paragraph-rsid="026a1a0b" style:font-weight-asian="bold" style:font-weight-complex="bold"/>
    </style:style>
    <style:style style:name="P1103" style:family="paragraph" style:parent-style-name="Heading_20_2">
      <style:text-properties fo:font-weight="normal" officeooo:paragraph-rsid="026a1a0b" style:font-weight-asian="normal" style:font-weight-complex="normal"/>
    </style:style>
    <style:style style:name="P1104" style:family="paragraph" style:parent-style-name="Heading_20_2">
      <style:text-properties officeooo:paragraph-rsid="027e895b"/>
    </style:style>
    <style:style style:name="P1105" style:family="paragraph" style:parent-style-name="Standard" style:master-page-name="">
      <style:paragraph-properties style:page-number="auto" fo:break-before="auto" fo:break-after="auto"/>
      <style:text-properties style:font-name="Times New Roman" fo:language="da" fo:country="DK" officeooo:rsid="00f811f0" officeooo:paragraph-rsid="00fe7f0f" style:font-name-asian="Times New Roman2" style:language-asian="en" style:country-asian="GB" style:font-name-complex="Times New Roman2"/>
    </style:style>
    <style:style style:name="P1106" style:family="paragraph" style:parent-style-name="Heading_20_2" style:master-page-name="">
      <style:paragraph-properties style:page-number="auto" fo:break-before="auto" fo:break-after="auto"/>
      <style:text-properties officeooo:paragraph-rsid="029e0881"/>
    </style:style>
    <style:style style:name="P1107" style:family="paragraph" style:parent-style-name="Heading_20_2" style:master-page-name="">
      <style:paragraph-properties style:page-number="auto" fo:break-before="auto" fo:break-after="auto"/>
      <style:text-properties fo:color="#2f5496" loext:opacity="100%" style:font-name="Calibri Light" fo:font-size="13pt" fo:language="en" fo:country="GB" officeooo:rsid="02d69ce5" officeooo:paragraph-rsid="02d69ce5" style:font-name-asian="Calibri1" style:font-size-asian="13pt" style:language-asian="en" style:country-asian="GB" style:font-name-complex="Tahoma" style:font-size-complex="13pt"/>
    </style:style>
    <style:style style:name="P1108" style:family="paragraph" style:parent-style-name="Heading_20_3">
      <style:text-properties officeooo:rsid="011e3b8a" officeooo:paragraph-rsid="012107e8"/>
    </style:style>
    <style:style style:name="P1109" style:family="paragraph" style:parent-style-name="Heading_20_3">
      <style:text-properties officeooo:paragraph-rsid="0134d3dc"/>
    </style:style>
    <style:style style:name="P1110" style:family="paragraph" style:parent-style-name="Heading_20_3">
      <style:text-properties fo:language="da" fo:country="DK" officeooo:rsid="0186a609" officeooo:paragraph-rsid="01887d99" style:language-asian="en" style:country-asian="GB"/>
    </style:style>
    <style:style style:name="P1111" style:family="paragraph" style:parent-style-name="Heading_20_3">
      <style:text-properties fo:language="da" fo:country="DK" officeooo:rsid="0186a609" officeooo:paragraph-rsid="0188e498" style:language-asian="en" style:country-asian="GB"/>
    </style:style>
    <style:style style:name="P1112" style:family="paragraph" style:parent-style-name="Heading_20_3">
      <style:text-properties officeooo:paragraph-rsid="0189d0fd"/>
    </style:style>
    <style:style style:name="P1113" style:family="paragraph" style:parent-style-name="Heading_20_3">
      <style:text-properties officeooo:paragraph-rsid="019ee035"/>
    </style:style>
    <style:style style:name="P1114" style:family="paragraph" style:parent-style-name="Heading_20_3">
      <style:text-properties fo:color="#1f3763" loext:opacity="100%" style:font-name="Calibri Light" fo:language="da" fo:country="DK" fo:font-weight="bold" officeooo:rsid="0186a609" officeooo:paragraph-rsid="019ee035" style:font-name-asian="Calibri1" style:language-asian="en" style:country-asian="GB" style:font-weight-asian="bold" style:font-name-complex="Tahoma" style:font-weight-complex="bold"/>
    </style:style>
    <style:style style:name="P1115" style:family="paragraph" style:parent-style-name="Heading_20_3">
      <style:text-properties officeooo:rsid="01cda912" officeooo:paragraph-rsid="01d19dbb"/>
    </style:style>
    <style:style style:name="P1116" style:family="paragraph" style:parent-style-name="Heading_20_3">
      <style:text-properties officeooo:rsid="01cda912" officeooo:paragraph-rsid="01d204b8"/>
    </style:style>
    <style:style style:name="P1117" style:family="paragraph" style:parent-style-name="Heading_20_3">
      <style:text-properties officeooo:rsid="01cda912" officeooo:paragraph-rsid="01dbc099"/>
    </style:style>
    <style:style style:name="P1118" style:family="paragraph" style:parent-style-name="Heading_20_3">
      <style:text-properties officeooo:rsid="01cda912" officeooo:paragraph-rsid="01f45dba"/>
    </style:style>
    <style:style style:name="P1119" style:family="paragraph" style:parent-style-name="Heading_20_3">
      <style:text-properties officeooo:rsid="01cda912" officeooo:paragraph-rsid="027e895b"/>
    </style:style>
    <style:style style:name="P1120" style:family="paragraph" style:parent-style-name="Heading_20_3">
      <style:text-properties officeooo:rsid="01cda912" officeooo:paragraph-rsid="02861c87"/>
    </style:style>
    <style:style style:name="P1121" style:family="paragraph" style:parent-style-name="Heading_20_3">
      <style:text-properties officeooo:paragraph-rsid="022053e9"/>
    </style:style>
    <style:style style:name="P1122" style:family="paragraph" style:parent-style-name="Heading_20_3">
      <style:text-properties officeooo:paragraph-rsid="022f735f"/>
    </style:style>
    <style:style style:name="P1123" style:family="paragraph" style:parent-style-name="Heading_20_3">
      <style:text-properties officeooo:paragraph-rsid="02406cc9"/>
    </style:style>
    <style:style style:name="P1124" style:family="paragraph" style:parent-style-name="Heading_20_3">
      <style:text-properties officeooo:paragraph-rsid="0243f4f9"/>
    </style:style>
    <style:style style:name="P1125" style:family="paragraph" style:parent-style-name="Heading_20_3">
      <style:text-properties officeooo:paragraph-rsid="026b6182"/>
    </style:style>
    <style:style style:name="P1126" style:family="paragraph" style:parent-style-name="Heading_20_3">
      <style:text-properties fo:font-weight="normal" officeooo:paragraph-rsid="026b6182" style:font-weight-asian="normal" style:font-weight-complex="normal"/>
    </style:style>
    <style:style style:name="P1127" style:family="paragraph" style:parent-style-name="Heading_20_3">
      <style:text-properties officeooo:paragraph-rsid="0279fce7"/>
    </style:style>
    <style:style style:name="P1128" style:family="paragraph" style:parent-style-name="Heading_20_3">
      <style:text-properties officeooo:paragraph-rsid="02a82b1f"/>
    </style:style>
    <style:style style:name="P1129" style:family="paragraph" style:parent-style-name="Heading_20_3">
      <style:text-properties officeooo:paragraph-rsid="02c2501e"/>
    </style:style>
    <style:style style:name="P1130" style:family="paragraph" style:parent-style-name="Heading_20_3">
      <style:text-properties style:font-name="Times New Roman" fo:language="da" fo:country="DK" officeooo:rsid="0127ae61" officeooo:paragraph-rsid="02c9c57d" style:font-name-asian="Times New Roman2" style:language-asian="en" style:country-asian="GB" style:font-name-complex="Times New Roman2"/>
    </style:style>
    <style:style style:name="P1131" style:family="paragraph" style:parent-style-name="Heading_20_3">
      <style:text-properties officeooo:paragraph-rsid="02c9c57d"/>
    </style:style>
    <style:style style:name="P1132" style:family="paragraph" style:parent-style-name="Heading_20_3">
      <style:text-properties fo:font-weight="bold" officeooo:paragraph-rsid="022f735f" style:font-weight-asian="bold" style:font-weight-complex="bold"/>
    </style:style>
    <style:style style:name="P1133" style:family="paragraph" style:parent-style-name="Heading_20_3">
      <style:text-properties officeooo:paragraph-rsid="02cc0735"/>
    </style:style>
    <style:style style:name="P1134" style:family="paragraph" style:parent-style-name="Text_20_body">
      <style:text-properties style:font-name="Times New Roman" fo:font-size="12pt" fo:language="da" fo:country="DK" officeooo:rsid="0217cb62" officeooo:paragraph-rsid="0217cb62" style:font-name-asian="Times New Roman2" style:font-size-asian="12pt" style:language-asian="en" style:country-asian="GB" style:font-name-complex="Times New Roman2" style:font-size-complex="12pt"/>
    </style:style>
    <style:style style:name="P1135" style:family="paragraph" style:parent-style-name="Standard">
      <loext:graphic-properties draw:fill="solid" draw:fill-color="#ffffff"/>
      <style:paragraph-properties fo:background-color="#ffffff" fo:padding="0in" fo:border="none" style:shadow="none"/>
      <style:text-properties officeooo:paragraph-rsid="024c305d"/>
    </style:style>
    <style:style style:name="P1136" style:family="paragraph" style:parent-style-name="Standard">
      <loext:graphic-properties draw:fill="solid" draw:fill-color="#ffffff"/>
      <style:paragraph-properties fo:background-color="#ffffff" fo:padding="0in" fo:border="none" style:shadow="none"/>
      <style:text-properties fo:font-weight="normal" officeooo:paragraph-rsid="024c305d" style:font-weight-asian="normal" style:font-weight-complex="normal"/>
    </style:style>
    <style:style style:name="P1137" style:family="paragraph" style:parent-style-name="Standard">
      <loext:graphic-properties draw:fill="solid" draw:fill-color="#ffffff"/>
      <style:paragraph-properties fo:background-color="#ffffff" fo:padding="0in" fo:border="none" style:shadow="none"/>
      <style:text-properties fo:font-weight="normal" officeooo:paragraph-rsid="024e1966" style:font-weight-asian="normal" style:font-weight-complex="normal"/>
    </style:style>
    <style:style style:name="P1138" style:family="paragraph" style:parent-style-name="Standard">
      <loext:graphic-properties draw:fill="solid" draw:fill-color="#ffffff"/>
      <style:paragraph-properties fo:background-color="#ffffff" fo:padding="0in" fo:border="none" style:shadow="none"/>
      <style:text-properties fo:font-weight="normal" officeooo:paragraph-rsid="02532af3" style:font-weight-asian="normal" style:font-weight-complex="normal"/>
    </style:style>
    <style:style style:name="P1139" style:family="paragraph" style:parent-style-name="Standard">
      <loext:graphic-properties draw:fill="solid" draw:fill-color="#ffffff"/>
      <style:paragraph-properties fo:background-color="#ffffff" fo:padding="0in" fo:border="none" style:shadow="none"/>
      <style:text-properties fo:font-weight="normal" officeooo:paragraph-rsid="0254bbef" style:font-weight-asian="normal" style:font-weight-complex="normal"/>
    </style:style>
    <style:style style:name="P1140" style:family="paragraph" style:parent-style-name="Standard">
      <loext:graphic-properties draw:fill="solid" draw:fill-color="#ffffff"/>
      <style:paragraph-properties fo:background-color="#ffffff" fo:padding="0in" fo:border="none" style:shadow="none"/>
      <style:text-properties officeooo:paragraph-rsid="024e1966"/>
    </style:style>
    <style:style style:name="P1141" style:family="paragraph" style:parent-style-name="Standard">
      <loext:graphic-properties draw:fill="solid" draw:fill-color="#ffffff"/>
      <style:paragraph-properties fo:background-color="#ffffff" fo:padding="0in" fo:border="none" style:shadow="none"/>
      <style:text-properties fo:color="#080808" loext:opacity="100%" style:font-name="Liberation Mono1" fo:font-size="9pt" fo:font-style="normal" fo:font-weight="normal" officeooo:paragraph-rsid="024c305d" style:font-size-asian="9pt" style:font-style-asian="normal" style:font-weight-asian="normal" style:font-weight-complex="normal"/>
    </style:style>
    <style:style style:name="P1142" style:family="paragraph" style:parent-style-name="Standard">
      <loext:graphic-properties draw:fill="solid" draw:fill-color="#ffffff"/>
      <style:paragraph-properties fo:background-color="#ffffff" fo:padding="0in" fo:border="none" style:shadow="none"/>
      <style:text-properties fo:color="#080808" loext:opacity="100%" style:font-name="Liberation Mono1" fo:font-size="9pt" fo:font-style="normal" fo:font-weight="normal" officeooo:paragraph-rsid="024e1966" style:font-size-asian="9pt" style:font-style-asian="normal" style:font-weight-asian="normal" style:font-weight-complex="normal"/>
    </style:style>
    <style:style style:name="P1143" style:family="paragraph" style:parent-style-name="Standard">
      <loext:graphic-properties draw:fill="solid" draw:fill-color="#ffffff"/>
      <style:paragraph-properties fo:background-color="#ffffff" fo:padding="0in" fo:border="none" style:shadow="none"/>
      <style:text-properties fo:color="#080808" loext:opacity="100%" style:font-name="Liberation Mono1" fo:font-size="9pt" fo:font-style="normal" fo:font-weight="normal" officeooo:paragraph-rsid="0254bbef" style:font-size-asian="9pt" style:font-style-asian="normal" style:font-weight-asian="normal" style:font-weight-complex="normal"/>
    </style:style>
    <style:style style:name="P1144" style:family="paragraph" style:parent-style-name="Standard">
      <loext:graphic-properties draw:fill="solid" draw:fill-color="#ffffff"/>
      <style:paragraph-properties fo:background-color="#ffffff" fo:padding="0in" fo:border="none" style:shadow="none"/>
      <style:text-properties fo:color="#1750eb" loext:opacity="100%" style:font-name="Liberation Mono1" fo:font-size="9pt" fo:font-style="normal" fo:font-weight="normal" officeooo:paragraph-rsid="024e1966" style:font-size-asian="9pt" style:font-style-asian="normal" style:font-weight-asian="normal" style:font-weight-complex="normal"/>
    </style:style>
    <style:style style:name="P1145" style:family="paragraph" style:parent-style-name="Standard">
      <loext:graphic-properties draw:fill="solid" draw:fill-color="#ffffff"/>
      <style:paragraph-properties fo:background-color="#ffffff" fo:padding="0in" fo:border="none" style:shadow="none"/>
      <style:text-properties fo:color="#8c8c8c" loext:opacity="100%" style:font-name="Liberation Mono1" fo:font-size="9pt" fo:font-style="italic" fo:font-weight="normal" officeooo:paragraph-rsid="024e1966" style:font-size-asian="9pt" style:font-style-asian="italic" style:font-weight-asian="normal" style:font-weight-complex="normal"/>
    </style:style>
    <style:style style:name="P1146" style:family="paragraph" style:parent-style-name="Standard">
      <loext:graphic-properties draw:fill="solid" draw:fill-color="#ffffff"/>
      <style:paragraph-properties fo:background-color="#ffffff" fo:padding="0in" fo:border="none" style:shadow="none"/>
      <style:text-properties fo:color="#000000" loext:opacity="100%" style:font-name="Liberation Mono1" fo:font-size="9pt" fo:font-style="normal" fo:font-weight="normal" officeooo:paragraph-rsid="024e1966" style:font-size-asian="9pt" style:font-style-asian="normal" style:font-weight-asian="normal" style:font-weight-complex="normal"/>
    </style:style>
    <style:style style:name="P1147" style:family="paragraph" style:parent-style-name="Contents_20_1">
      <style:paragraph-properties>
        <style:tab-stops>
          <style:tab-stop style:position="6.2681in" style:type="right" style:leader-style="dotted" style:leader-text="."/>
        </style:tab-stops>
      </style:paragraph-properties>
    </style:style>
    <style:style style:name="P1148" style:family="paragraph" style:parent-style-name="Contents_20_2">
      <style:paragraph-properties>
        <style:tab-stops>
          <style:tab-stop style:position="6.2681in" style:type="right" style:leader-style="dotted" style:leader-text="."/>
        </style:tab-stops>
      </style:paragraph-properties>
    </style:style>
    <style:style style:name="P1149" style:family="paragraph" style:parent-style-name="Contents_20_3">
      <style:paragraph-properties>
        <style:tab-stops>
          <style:tab-stop style:position="6.2681in" style:type="right" style:leader-style="dotted" style:leader-text="."/>
        </style:tab-stops>
      </style:paragraph-properties>
    </style:style>
    <style:style style:name="P1150" style:family="paragraph" style:parent-style-name="Heading_20_1" style:master-page-name="Standard">
      <style:paragraph-properties style:page-number="auto"/>
    </style:style>
    <style:style style:name="P1151" style:family="paragraph" style:parent-style-name="Contents_20_1">
      <style:paragraph-properties>
        <style:tab-stops>
          <style:tab-stop style:position="6.2681in" style:type="right" style:leader-style="dotted" style:leader-text="."/>
        </style:tab-stops>
      </style:paragraph-properties>
    </style:style>
    <style:style style:name="P1152" style:family="paragraph" style:parent-style-name="Contents_20_2">
      <style:paragraph-properties>
        <style:tab-stops>
          <style:tab-stop style:position="6.2681in" style:type="right" style:leader-style="dotted" style:leader-text="."/>
        </style:tab-stops>
      </style:paragraph-properties>
    </style:style>
    <style:style style:name="P1153" style:family="paragraph" style:parent-style-name="Contents_20_3">
      <style:paragraph-properties>
        <style:tab-stops>
          <style:tab-stop style:position="6.2681in" style:type="right" style:leader-style="dotted" style:leader-text="."/>
        </style:tab-stops>
      </style:paragraph-properties>
    </style:style>
    <style:style style:name="P1154" style:family="paragraph" style:parent-style-name="List_20_Paragraph" style:list-style-name="WWNum43"/>
    <style:style style:name="P1155" style:family="paragraph" style:parent-style-name="List_20_Paragraph" style:list-style-name="WWNum43">
      <style:text-properties fo:language="en" fo:country="US"/>
    </style:style>
    <style:style style:name="P1156" style:family="paragraph" style:parent-style-name="List_20_Paragraph" style:list-style-name="WWNum44">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style:font-size-asian="10pt" style:font-name-complex="Menlo1" style:font-size-complex="10pt"/>
    </style:style>
    <style:style style:name="P1157" style:family="paragraph" style:parent-style-name="List_20_Paragraph" style:list-style-name="WWNum45">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fo:language="en" fo:country="US"/>
    </style:style>
    <style:style style:name="P1158" style:family="paragraph" style:parent-style-name="List_20_Paragraph" style:list-style-name="WWNum45"/>
    <style:style style:name="P1159" style:family="paragraph" style:parent-style-name="List_20_Paragraph" style:list-style-name="WWNum45">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160" style:family="paragraph" style:parent-style-name="List_20_Paragraph" style:list-style-name="WWNum39"/>
    <style:style style:name="P1161" style:family="paragraph" style:parent-style-name="List_20_Paragraph" style:list-style-name="WWNum40"/>
    <style:style style:name="P1162" style:family="paragraph" style:parent-style-name="List_20_Paragraph" style:list-style-name="WWNum43">
      <style:paragraph-properties fo:margin-top="0in" fo:margin-bottom="0in" style:contextual-spacing="true" fo:text-align="start" style:justify-single-word="false" fo:orphans="2" fo:widows="2"/>
      <style:text-properties fo:font-size="12pt" fo:language="en" fo:country="US" style:letter-kerning="false" style:font-size-asian="12pt" style:font-size-complex="12pt" style:language-complex="ar" style:country-complex="SA"/>
    </style:style>
    <style:style style:name="P1163" style:family="paragraph" style:parent-style-name="Standard" style:list-style-name="L1">
      <style:text-properties officeooo:paragraph-rsid="0038e53a"/>
    </style:style>
    <style:style style:name="P1164" style:family="paragraph" style:parent-style-name="Standard" style:list-style-name="L1">
      <style:text-properties fo:color="#080808" loext:opacity="100%" style:font-name="Times New Roman" fo:font-size="12pt" fo:language="en" fo:country="GB" fo:font-style="normal" fo:font-weight="normal" officeooo:rsid="0038e53a" officeooo:paragraph-rsid="0038e53a" style:font-name-asian="Times New Roman2" style:font-size-asian="12pt" style:language-asian="en" style:country-asian="GB" style:font-style-asian="normal" style:font-weight-asian="normal" style:font-name-complex="Times New Roman2" style:font-size-complex="12pt"/>
    </style:style>
    <style:style style:name="P1165" style:family="paragraph" style:parent-style-name="Standard" style:list-style-name="L1">
      <style:text-properties fo:color="#080808" loext:opacity="100%" style:font-name="Times New Roman" fo:font-size="12pt" fo:language="en" fo:country="GB" fo:font-style="normal" fo:font-weight="normal" officeooo:rsid="0038f337" officeooo:paragraph-rsid="0038f337" style:font-name-asian="Times New Roman2" style:font-size-asian="12pt" style:language-asian="en" style:country-asian="GB" style:font-style-asian="normal" style:font-weight-asian="normal" style:font-name-complex="Times New Roman2" style:font-size-complex="12pt"/>
    </style:style>
    <style:style style:name="P1166" style:family="paragraph" style:parent-style-name="Standard" style:list-style-name="L2">
      <style:text-properties officeooo:paragraph-rsid="009b59d6"/>
    </style:style>
    <style:style style:name="P1167" style:family="paragraph" style:parent-style-name="Standard" style:list-style-name="L2">
      <style:text-properties style:font-name="Times New Roman" fo:language="da" fo:country="DK" officeooo:rsid="009b59d6" officeooo:paragraph-rsid="009b59d6" style:font-name-asian="Times New Roman2" style:language-asian="en" style:country-asian="GB" style:font-name-complex="Times New Roman2"/>
    </style:style>
    <style:style style:name="P1168" style:family="paragraph" style:parent-style-name="Standard" style:list-style-name="L3">
      <style:text-properties style:font-name="Times New Roman" fo:language="da" fo:country="DK" officeooo:rsid="0206a318" officeooo:paragraph-rsid="0206a318" style:font-name-asian="Times New Roman2" style:language-asian="en" style:country-asian="GB" style:font-name-complex="Times New Roman2"/>
    </style:style>
    <style:style style:name="P1169" style:family="paragraph" style:parent-style-name="Standard" style:list-style-name="L5">
      <style:text-properties style:font-name="Times New Roman" fo:language="da" fo:country="DK" officeooo:rsid="02d69ce5" officeooo:paragraph-rsid="02d69ce5" style:font-name-asian="Times New Roman2" style:language-asian="en" style:country-asian="GB" style:font-name-complex="Times New Roman2"/>
    </style:style>
    <style:style style:name="P1170" style:family="paragraph" style:parent-style-name="Standard" style:list-style-name="L5">
      <style:text-properties style:font-name="Times New Roman" fo:language="da" fo:country="DK" officeooo:rsid="02d75224" officeooo:paragraph-rsid="02d75224" style:font-name-asian="Times New Roman2" style:language-asian="en" style:country-asian="GB" style:font-name-complex="Times New Roman2"/>
    </style:style>
    <style:style style:name="P1171" style:family="paragraph" style:parent-style-name="Standard" style:list-style-name="L5">
      <style:text-properties style:font-name="Times New Roman" fo:language="da" fo:country="DK" officeooo:rsid="02d75224" officeooo:paragraph-rsid="02d85120" style:font-name-asian="Times New Roman2" style:language-asian="en" style:country-asian="GB" style:font-name-complex="Times New Roman2"/>
    </style:style>
    <style:style style:name="P1172" style:family="paragraph" style:parent-style-name="Standard" style:list-style-name="L5">
      <style:text-properties style:font-name="Times New Roman" fo:language="da" fo:country="DK" officeooo:rsid="02d75224" officeooo:paragraph-rsid="02e00597" style:font-name-asian="Times New Roman2" style:language-asian="en" style:country-asian="GB" style:font-name-complex="Times New Roman2"/>
    </style:style>
    <style:style style:name="P1173" style:family="paragraph" style:parent-style-name="Standard">
      <style:text-properties style:font-name="Times New Roman" fo:language="da" fo:country="DK" officeooo:rsid="02e00597" officeooo:paragraph-rsid="02e00597" style:font-name-asian="Times New Roman2" style:language-asian="en" style:country-asian="GB" style:font-name-complex="Times New Roman2"/>
    </style:style>
    <style:style style:name="P1174" style:family="paragraph" style:parent-style-name="Standard" style:list-style-name="L3">
      <style:text-properties officeooo:rsid="0206a318" officeooo:paragraph-rsid="0206a318"/>
    </style:style>
    <style:style style:name="P1175" style:family="paragraph" style:parent-style-name="Standard" style:list-style-name="L4">
      <style:text-properties officeooo:rsid="029fe543" officeooo:paragraph-rsid="029fe543"/>
    </style:style>
    <style:style style:name="P1176" style:family="paragraph" style:parent-style-name="Standard" style:list-style-name="L5"/>
    <style:style style:name="P1177" style:family="paragraph" style:parent-style-name="Standard" style:list-style-name="L5">
      <style:text-properties officeooo:paragraph-rsid="02d85120"/>
    </style:style>
    <style:style style:name="P1178" style:family="paragraph" style:parent-style-name="Standard" style:list-style-name="L5">
      <style:text-properties officeooo:paragraph-rsid="02e00597"/>
    </style:style>
    <style:style style:name="P1179" style:family="paragraph" style:parent-style-name="Standard" style:list-style-name="L5">
      <style:text-properties officeooo:paragraph-rsid="02de3413"/>
    </style:style>
    <style:style style:name="P1180" style:family="paragraph" style:parent-style-name="Standard" style:list-style-name="L5">
      <style:text-properties officeooo:rsid="02de3413" officeooo:paragraph-rsid="02e00597"/>
    </style:style>
    <style:style style:name="P1181" style:family="paragraph" style:parent-style-name="Standard" style:list-style-name="L5">
      <style:text-properties officeooo:rsid="02e00597" officeooo:paragraph-rsid="02e00597"/>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bold" style:font-weight-asian="bold" style:font-weight-complex="bold"/>
    </style:style>
    <style:style style:name="T4" style:family="text">
      <style:text-properties fo:language="en" fo:country="US" style:font-weight-complex="bold"/>
    </style:style>
    <style:style style:name="T5" style:family="text">
      <style:text-properties fo:language="en" fo:country="US" style:letter-kerning="false" style:language-complex="ar" style:country-complex="SA"/>
    </style:style>
    <style:style style:name="T6" style:family="text">
      <style:text-properties fo:language="en" fo:country="US" officeooo:rsid="02a9ea71" style:letter-kerning="false" style:language-complex="ar" style:country-complex="SA"/>
    </style:style>
    <style:style style:name="T7" style:family="text">
      <style:text-properties fo:language="en" fo:country="US" officeooo:rsid="02c42f65" style:letter-kerning="false" style:language-complex="ar" style:country-complex="SA"/>
    </style:style>
    <style:style style:name="T8" style:family="text">
      <style:text-properties fo:language="en" fo:country="GB"/>
    </style:style>
    <style:style style:name="T9" style:family="text">
      <style:text-properties fo:language="en" fo:country="GB" fo:font-weight="bold" style:font-weight-asian="bold" style:font-weight-complex="bold"/>
    </style:style>
    <style:style style:name="T10" style:family="text">
      <style:text-properties fo:language="en" fo:country="GB" style:text-underline-style="solid" style:text-underline-width="auto" style:text-underline-color="font-color"/>
    </style:style>
    <style:style style:name="T11" style:family="text">
      <style:text-properties fo:language="en" fo:country="GB" style:text-underline-style="solid" style:text-underline-width="auto" style:text-underline-color="font-color" fo:font-weight="bold" style:font-weight-asian="bold" style:font-weight-complex="bold"/>
    </style:style>
    <style:style style:name="T12" style:family="text">
      <style:text-properties fo:language="en" fo:country="GB" fo:font-style="italic" style:font-style-asian="italic" style:font-style-complex="italic"/>
    </style:style>
    <style:style style:name="T13" style:family="text">
      <style:text-properties fo:color="#000000" loext:opacity="100%"/>
    </style:style>
    <style:style style:name="T14" style:family="text">
      <style:text-properties fo:color="#000000" loext:opacity="100%" style:font-name="Menlo" fo:font-size="10pt" fo:language="en" fo:country="US" style:font-size-asian="10pt" style:font-name-complex="Menlo1" style:font-size-complex="10pt"/>
    </style:style>
    <style:style style:name="T15" style:family="text">
      <style:text-properties fo:color="#000000" loext:opacity="100%" style:font-name="Menlo" fo:font-size="10pt" fo:language="en" fo:country="US" fo:font-weight="bold" style:font-size-asian="10pt" style:font-weight-asian="bold" style:font-name-complex="Menlo1" style:font-size-complex="10pt" style:font-weight-complex="bold"/>
    </style:style>
    <style:style style:name="T16" style:family="text">
      <style:text-properties fo:color="#000000" loext:opacity="100%" style:font-name="Menlo" fo:language="en" fo:country="US" style:font-name-complex="Menlo1"/>
    </style:style>
    <style:style style:name="T17" style:family="text">
      <style:text-properties fo:color="#000000" loext:opacity="100%" style:font-name="Menlo" style:font-name-complex="Menlo1"/>
    </style:style>
    <style:style style:name="T18" style:family="text">
      <style:text-properties fo:color="#000000" loext:opacity="100%" style:font-name="Menlo" fo:font-size="9pt" fo:language="en" fo:country="US" style:font-size-asian="9pt" style:font-name-complex="Menlo1" style:font-size-complex="9pt"/>
    </style:style>
    <style:style style:name="T19" style:family="text">
      <style:text-properties fo:color="#000000" loext:opacity="100%" fo:language="en" fo:country="US"/>
    </style:style>
    <style:style style:name="T20" style:family="text">
      <style:text-properties fo:color="#000000" loext:opacity="100%" fo:language="en" fo:country="US" fo:font-style="italic" style:font-style-asian="italic" style:font-style-complex="italic"/>
    </style:style>
    <style:style style:name="T21" style:family="text">
      <style:text-properties fo:color="#000000" loext:opacity="100%" fo:language="en" fo:country="US" fo:font-weight="bold" style:font-weight-asian="bold" style:font-weight-complex="bold"/>
    </style:style>
    <style:style style:name="T22" style:family="text">
      <style:text-properties fo:color="#000000" loext:opacity="100%" style:font-name="Times New Roman" fo:font-size="12pt" fo:language="en" fo:country="US" style:font-size-asian="12pt" style:font-name-complex="Times New Roman2" style:font-size-complex="12pt"/>
    </style:style>
    <style:style style:name="T23" style:family="text">
      <style:text-properties fo:color="#000000" loext:opacity="100%" style:font-name="Times New Roman" fo:language="da" fo:country="DK" fo:font-weight="normal" officeooo:rsid="01c34e77" style:font-name-asian="Times New Roman2" style:language-asian="en" style:country-asian="GB" style:font-weight-asian="normal" style:font-name-complex="Times New Roman2" style:font-weight-complex="normal"/>
    </style:style>
    <style:style style:name="T24" style:family="text">
      <style:text-properties fo:color="#000000" loext:opacity="100%" style:font-name="Times New Roman" fo:language="da" fo:country="DK" fo:font-weight="normal" officeooo:rsid="01c444fa" style:font-name-asian="Times New Roman2" style:language-asian="en" style:country-asian="GB" style:font-weight-asian="normal" style:font-name-complex="Times New Roman2" style:font-weight-complex="normal"/>
    </style:style>
    <style:style style:name="T25" style:family="text">
      <style:text-properties fo:color="#000000" loext:opacity="100%" fo:language="en" fo:country="GB"/>
    </style:style>
    <style:style style:name="T26" style:family="text">
      <style:text-properties fo:color="#000000" loext:opacity="100%" style:font-name="Liberation Mono1" fo:font-size="9pt" fo:font-style="normal" fo:font-weight="normal" style:font-size-asian="9pt" style:font-style-asian="normal" style:font-weight-asian="normal"/>
    </style:style>
    <style:style style:name="T27" style:family="text">
      <style:text-properties fo:color="#000000" loext:opacity="100%" style:font-name="Liberation Mono1" fo:font-size="9pt" fo:font-style="normal" style:font-size-asian="9pt" style:font-style-asian="normal"/>
    </style:style>
    <style:style style:name="T28" style:family="text">
      <style:text-properties fo:color="#000000" loext:opacity="100%" style:font-name="Liberation Mono1" fo:font-size="9pt" fo:language="en" fo:country="GB" fo:font-style="normal" fo:font-weight="bold" officeooo:rsid="001143b3" style:font-name-asian="Times New Roman2" style:font-size-asian="9pt" style:language-asian="en" style:country-asian="GB" style:font-style-asian="normal" style:font-weight-asian="bold" style:font-name-complex="Times New Roman2" style:font-weight-complex="bold"/>
    </style:style>
    <style:style style:name="T29" style:family="text">
      <style:text-properties fo:color="#008080" loext:opacity="100%" style:font-name="Menlo" fo:font-size="10pt" fo:language="en" fo:country="US" fo:font-weight="bold" style:font-size-asian="10pt" style:font-weight-asian="bold" style:font-name-complex="Menlo1" style:font-size-complex="10pt" style:font-weight-complex="bold"/>
    </style:style>
    <style:style style:name="T30" style:family="text">
      <style:text-properties fo:color="#008080" loext:opacity="100%" style:font-name="Menlo" fo:language="en" fo:country="US" fo:font-weight="bold" style:font-weight-asian="bold" style:font-name-complex="Menlo1" style:font-weight-complex="bold"/>
    </style:style>
    <style:style style:name="T31" style:family="text">
      <style:text-properties fo:color="#008080" loext:opacity="100%" style:font-name="Menlo" fo:font-size="9pt" fo:language="en" fo:country="US" fo:font-weight="bold" style:font-size-asian="9pt" style:font-weight-asian="bold" style:font-name-complex="Menlo1" style:font-size-complex="9pt" style:font-weight-complex="bold"/>
    </style:style>
    <style:style style:name="T32" style:family="text">
      <style:text-properties fo:color="#008080" loext:opacity="100%" style:font-name="Liberation Mono1" fo:font-size="9pt" fo:font-style="normal" fo:font-weight="bold" style:font-size-asian="9pt" style:font-style-asian="normal" style:font-weight-asian="bold"/>
    </style:style>
    <style:style style:name="T33" style:family="text">
      <style:text-properties fo:color="#0000ff" loext:opacity="100%" style:font-name="Menlo" fo:font-size="10pt" fo:language="en" fo:country="US" style:font-size-asian="10pt" style:font-name-complex="Menlo1" style:font-size-complex="10pt"/>
    </style:style>
    <style:style style:name="T34" style:family="text">
      <style:text-properties fo:color="#0000ff" loext:opacity="100%" style:font-name="Menlo" fo:language="en" fo:country="US" style:font-name-complex="Menlo1"/>
    </style:style>
    <style:style style:name="T35" style:family="text">
      <style:text-properties fo:color="#0000ff" loext:opacity="100%" style:font-name="Menlo" fo:font-size="9pt" fo:language="en" fo:country="US" style:font-size-asian="9pt" style:font-name-complex="Menlo1" style:font-size-complex="9pt"/>
    </style:style>
    <style:style style:name="T36" style:family="text">
      <style:text-properties fo:color="#660099" loext:opacity="100%"/>
    </style:style>
    <style:style style:name="T37" style:family="text">
      <style:text-properties fo:color="#660099" loext:opacity="100%" style:font-name="Menlo" fo:font-size="10pt" fo:language="en" fo:country="US" style:font-size-asian="10pt" style:font-name-complex="Menlo1" style:font-size-complex="10pt"/>
    </style:style>
    <style:style style:name="T38" style:family="text">
      <style:text-properties fo:color="#660099" loext:opacity="100%" style:font-name="Menlo" fo:language="en" fo:country="US" style:font-name-complex="Menlo1"/>
    </style:style>
    <style:style style:name="T39" style:family="text">
      <style:text-properties fo:color="#660099" loext:opacity="100%" style:font-name="Liberation Mono1" fo:font-size="9pt" fo:font-style="normal" fo:font-weight="normal" style:font-size-asian="9pt" style:font-style-asian="normal" style:font-weight-asian="normal"/>
    </style:style>
    <style:style style:name="T40" style:family="text">
      <style:text-properties fo:color="#660099" loext:opacity="100%" style:font-name="Liberation Mono1" fo:font-size="9pt" fo:font-style="normal" style:font-size-asian="9pt" style:font-style-asian="normal"/>
    </style:style>
    <style:style style:name="T41" style:family="text">
      <style:text-properties fo:color="#660099" loext:opacity="100%" style:font-name="Liberation Mono1" fo:font-size="9pt" fo:font-style="normal" fo:font-weight="bold" style:font-size-asian="9pt" style:font-style-asian="normal" style:font-weight-asian="bold" style:font-weight-complex="bold"/>
    </style:style>
    <style:style style:name="T42" style:family="text">
      <style:text-properties fo:color="#000080" loext:opacity="100%"/>
    </style:style>
    <style:style style:name="T43" style:family="text">
      <style:text-properties fo:color="#000080" loext:opacity="100%" style:font-name="Menlo" fo:font-size="10pt" fo:language="en" fo:country="US" fo:font-weight="bold" style:font-size-asian="10pt" style:font-weight-asian="bold" style:font-name-complex="Menlo1" style:font-size-complex="10pt" style:font-weight-complex="bold"/>
    </style:style>
    <style:style style:name="T44" style:family="text">
      <style:text-properties fo:color="#000080" loext:opacity="100%" style:font-name="Menlo" fo:font-size="10pt" fo:language="en" fo:country="US" style:font-size-asian="10pt" style:font-name-complex="Menlo1" style:font-size-complex="10pt"/>
    </style:style>
    <style:style style:name="T45" style:family="text">
      <style:text-properties fo:color="#000080" loext:opacity="100%" style:font-name="Menlo" fo:language="en" fo:country="US" fo:font-weight="bold" style:font-weight-asian="bold" style:font-name-complex="Menlo1" style:font-weight-complex="bold"/>
    </style:style>
    <style:style style:name="T46" style:family="text">
      <style:text-properties fo:color="#000080" loext:opacity="100%" style:font-name="Menlo" fo:language="en" fo:country="US" style:font-name-complex="Menlo1"/>
    </style:style>
    <style:style style:name="T47" style:family="text">
      <style:text-properties fo:color="#000080" loext:opacity="100%" fo:font-weight="bold" style:font-weight-asian="bold" style:font-weight-complex="bold"/>
    </style:style>
    <style:style style:name="T48" style:family="text">
      <style:text-properties fo:color="#000080" loext:opacity="100%" style:font-name="Liberation Mono1" fo:font-size="9pt" fo:font-style="normal" fo:font-weight="normal" style:font-size-asian="9pt" style:font-style-asian="normal" style:font-weight-asian="normal"/>
    </style:style>
    <style:style style:name="T49" style:family="text">
      <style:text-properties fo:color="#000080" loext:opacity="100%" style:font-name="Liberation Mono1" fo:font-size="9pt" fo:font-style="normal" style:font-size-asian="9pt" style:font-style-asian="normal"/>
    </style:style>
    <style:style style:name="T50" style:family="text">
      <style:text-properties fo:color="#000080" loext:opacity="100%" style:font-name="Liberation Mono1" fo:font-size="9pt" fo:language="da" fo:country="DK" fo:font-style="normal" fo:font-weight="normal" style:font-name-asian="Times New Roman2" style:font-size-asian="9pt" style:language-asian="en" style:country-asian="GB" style:font-style-asian="normal" style:font-weight-asian="normal" style:font-name-complex="Times New Roman2"/>
    </style:style>
    <style:style style:name="T51" style:family="text">
      <style:text-properties fo:color="#808080" loext:opacity="100%" style:font-name="Menlo" fo:font-size="10pt" fo:language="en" fo:country="US" fo:font-style="italic" style:font-size-asian="10pt" style:font-style-asian="italic" style:font-name-complex="Menlo1" style:font-size-complex="10pt" style:font-style-complex="italic"/>
    </style:style>
    <style:style style:name="T52" style:family="text">
      <style:text-properties fo:color="#808080" loext:opacity="100%" style:font-name="Menlo" fo:language="en" fo:country="US" fo:font-style="italic" style:font-style-asian="italic" style:font-name-complex="Menlo1" style:font-style-complex="italic"/>
    </style:style>
    <style:style style:name="T53" style:family="text">
      <style:text-properties fo:color="#808080" loext:opacity="100%" fo:font-style="italic" style:font-style-asian="italic" style:font-style-complex="italic"/>
    </style:style>
    <style:style style:name="T54" style:family="text">
      <style:text-properties fo:color="#808080" loext:opacity="100%" style:font-name="Liberation Mono1" fo:font-size="9pt" fo:font-style="normal" fo:font-weight="normal" style:font-size-asian="9pt" style:font-style-asian="normal" style:font-weight-asian="normal"/>
    </style:style>
    <style:style style:name="T55" style:family="text">
      <style:text-properties fo:color="#ff0000" loext:opacity="100%"/>
    </style:style>
    <style:style style:name="T56" style:family="text">
      <style:text-properties fo:color="#ff0000" loext:opacity="100%" style:font-name="Menlo" fo:font-size="10pt" fo:language="en" fo:country="US" style:text-underline-style="solid" style:text-underline-width="auto" style:text-underline-color="font-color" style:font-size-asian="10pt" style:font-name-complex="Menlo1" style:font-size-complex="10pt"/>
    </style:style>
    <style:style style:name="T57" style:family="text">
      <style:text-properties fo:color="#ff0000" loext:opacity="100%" style:font-name="Menlo" fo:font-size="10pt" fo:language="en" fo:country="US" style:text-underline-style="solid" style:text-underline-width="auto" style:text-underline-color="font-color" fo:font-weight="bold" style:font-size-asian="10pt" style:font-weight-asian="bold" style:font-name-complex="Menlo1" style:font-size-complex="10pt" style:font-weight-complex="bold"/>
    </style:style>
    <style:style style:name="T58" style:family="text">
      <style:text-properties fo:color="#ff0000" loext:opacity="100%" fo:language="en" fo:country="GB"/>
    </style:style>
    <style:style style:name="T59" style:family="text">
      <style:text-properties style:font-name="Wingdings" fo:language="en" fo:country="US" style:font-name-asian="Wingdings2" style:font-name-complex="Wingdings2"/>
    </style:style>
    <style:style style:name="T60" style:family="text">
      <style:text-properties style:font-name="Wingdings" style:font-name-asian="Wingdings2" style:font-name-complex="Wingdings2"/>
    </style:style>
    <style:style style:name="T61" style:family="text">
      <style:text-properties fo:color="#b200b2" loext:opacity="100%" style:font-name="Menlo" fo:font-size="10pt" fo:language="en" fo:country="US" style:font-size-asian="10pt" style:font-name-complex="Menlo1" style:font-size-complex="10pt"/>
    </style:style>
    <style:style style:name="T62" style:family="text">
      <style:text-properties fo:color="#b200b2" loext:opacity="100%" style:font-name="Liberation Mono1" fo:font-size="9pt" fo:font-style="normal" fo:font-weight="normal" style:font-size-asian="9pt" style:font-style-asian="normal" style:font-weight-asian="normal"/>
    </style:style>
    <style:style style:name="T63" style:family="text">
      <style:text-properties fo:font-weight="bold" style:font-weight-asian="bold"/>
    </style:style>
    <style:style style:name="T64" style:family="text">
      <style:text-properties fo:font-weight="bold" style:font-weight-asian="bold" style:font-weight-complex="bold"/>
    </style:style>
    <style:style style:name="T65" style:family="text">
      <style:text-properties fo:font-weight="bold" officeooo:rsid="008b6fa3" style:font-weight-asian="bold" style:font-weight-complex="bold"/>
    </style:style>
    <style:style style:name="T66" style:family="text">
      <style:text-properties fo:font-weight="bold" officeooo:rsid="01887d99" style:font-weight-asian="bold" style:font-weight-complex="bold"/>
    </style:style>
    <style:style style:name="T67" style:family="text">
      <style:text-properties fo:font-weight="bold" officeooo:rsid="0188e498" style:font-weight-asian="bold" style:font-weight-complex="bold"/>
    </style:style>
    <style:style style:name="T68" style:family="text">
      <style:text-properties style:font-weight-complex="bold"/>
    </style:style>
    <style:style style:name="T69" style:family="text">
      <style:text-properties fo:color="#c00000" loext:opacity="100%" fo:language="en" fo:country="US" style:text-underline-style="solid" style:text-underline-width="auto" style:text-underline-color="font-color"/>
    </style:style>
    <style:style style:name="T70" style:family="text">
      <style:text-properties fo:color="#c00000" loext:opacity="100%" style:font-name="Menlo" fo:font-size="10pt" fo:language="en" fo:country="US" style:font-size-asian="10pt" style:font-name-complex="Menlo1" style:font-size-complex="10pt"/>
    </style:style>
    <style:style style:name="T71" style:family="text">
      <style:text-properties fo:color="#94558d" loext:opacity="100%"/>
    </style:style>
    <style:style style:name="T72" style:family="text">
      <style:text-properties fo:color="#94558d" loext:opacity="100%" style:font-name="Menlo" fo:font-size="10pt" fo:language="en" fo:country="US" style:font-size-asian="10pt" style:font-name-complex="Menlo1" style:font-size-complex="10pt"/>
    </style:style>
    <style:style style:name="T73" style:family="text">
      <style:text-properties fo:color="#94558d" loext:opacity="100%" style:font-name="Liberation Mono1" fo:font-size="9pt" fo:font-style="normal" fo:font-weight="normal" style:font-size-asian="9pt" style:font-style-asian="normal" style:font-weight-asian="normal"/>
    </style:style>
    <style:style style:name="T74" style:family="text">
      <style:text-properties fo:color="#94558d" loext:opacity="100%" style:font-name="Liberation Mono1" fo:font-size="9pt" fo:font-style="normal" style:font-size-asian="9pt" style:font-style-asian="normal"/>
    </style:style>
    <style:style style:name="T75" style:family="text">
      <style:text-properties fo:color="#94558d" loext:opacity="100%" style:font-name="Liberation Mono1" fo:font-size="9pt" fo:font-style="normal" fo:font-weight="bold" style:font-size-asian="9pt" style:font-style-asian="normal" style:font-weight-asian="bold" style:font-weight-complex="bold"/>
    </style:style>
    <style:style style:name="T76" style:family="text">
      <style:text-properties fo:color="#94558d" loext:opacity="100%" style:font-name="Liberation Mono1" fo:font-size="9pt" fo:language="en" fo:country="GB" fo:font-style="normal" fo:font-weight="normal" officeooo:rsid="001143b3" style:font-size-asian="9pt" style:font-style-asian="normal" style:font-weight-asian="normal" style:font-weight-complex="bold"/>
    </style:style>
    <style:style style:name="T77" style:family="text">
      <style:text-properties fo:color="#94558d" loext:opacity="100%" style:font-name="Liberation Mono1" fo:font-size="9pt" fo:language="en" fo:country="GB" fo:font-style="normal" fo:font-weight="normal" officeooo:rsid="000e5b41" style:font-size-asian="9pt" style:font-style-asian="normal" style:font-weight-asian="normal"/>
    </style:style>
    <style:style style:name="T78" style:family="text">
      <style:text-properties style:text-position="super 58%" fo:language="en" fo:country="GB"/>
    </style:style>
    <style:style style:name="T79" style:family="text">
      <style:text-properties style:font-name="Verdana" fo:font-size="9pt" style:font-size-asian="9pt" style:font-name-complex="Menlo1" style:font-size-complex="9pt"/>
    </style:style>
    <style:style style:name="T80" style:family="text">
      <style:text-properties style:font-name="Verdana" fo:font-size="9pt" fo:language="en" fo:country="GB" style:font-size-asian="9pt" style:font-name-complex="Menlo1" style:font-size-complex="9pt"/>
    </style:style>
    <style:style style:name="T81" style:family="text">
      <style:text-properties style:font-name="Verdana" fo:font-size="9pt" fo:language="en" fo:country="GB" fo:font-weight="bold" style:font-size-asian="9pt" style:font-weight-asian="bold" style:font-name-complex="Menlo1" style:font-size-complex="9pt" style:font-weight-complex="bold"/>
    </style:style>
    <style:style style:name="T82" style:family="text">
      <style:text-properties style:text-underline-style="solid" style:text-underline-width="auto" style:text-underline-color="font-color"/>
    </style:style>
    <style:style style:name="T83" style:family="text">
      <style:text-properties style:text-underline-style="solid" style:text-underline-width="auto" style:text-underline-color="font-color" fo:font-weight="bold" style:font-weight-asian="bold" style:font-weight-complex="bold"/>
    </style:style>
    <style:style style:name="T84" style:family="text">
      <style:text-properties style:text-underline-style="solid" style:text-underline-width="auto" style:text-underline-color="font-color" officeooo:rsid="0173dc0a"/>
    </style:style>
    <style:style style:name="T85" style:family="text">
      <style:text-properties fo:color="#080808" loext:opacity="100%" style:font-name="Liberation Mono1" fo:font-size="9pt" fo:font-style="normal" fo:font-weight="normal" style:font-size-asian="9pt" style:font-style-asian="normal" style:font-weight-asian="normal"/>
    </style:style>
    <style:style style:name="T86" style:family="text">
      <style:text-properties fo:color="#080808" loext:opacity="100%" style:font-name="Liberation Mono1" fo:font-size="9pt" fo:font-style="normal" fo:font-weight="normal" officeooo:rsid="000a5ba4" style:font-size-asian="9pt" style:font-style-asian="normal" style:font-weight-asian="normal"/>
    </style:style>
    <style:style style:name="T87" style:family="text">
      <style:text-properties fo:color="#080808" loext:opacity="100%" style:font-name="Liberation Mono1" fo:font-size="9pt" fo:font-style="normal" fo:font-weight="normal" officeooo:rsid="001143b3" style:font-size-asian="9pt" style:font-style-asian="normal" style:font-weight-asian="normal"/>
    </style:style>
    <style:style style:name="T88" style:family="text">
      <style:text-properties fo:color="#080808" loext:opacity="100%" style:font-name="Liberation Mono1" fo:font-size="9pt" fo:font-style="normal" fo:font-weight="normal" officeooo:rsid="0011ef0a" style:font-size-asian="9pt" style:font-style-asian="normal" style:font-weight-asian="normal"/>
    </style:style>
    <style:style style:name="T89" style:family="text">
      <style:text-properties fo:color="#080808" loext:opacity="100%" style:font-name="Liberation Mono1" fo:font-size="9pt" fo:font-style="normal" fo:font-weight="normal" officeooo:rsid="0013cc2b" style:font-size-asian="9pt" style:font-style-asian="normal" style:font-weight-asian="normal"/>
    </style:style>
    <style:style style:name="T90" style:family="text">
      <style:text-properties fo:color="#080808" loext:opacity="100%" style:font-name="Liberation Mono1" fo:font-size="9pt" fo:font-style="normal" fo:font-weight="normal" officeooo:rsid="0014eb2a" style:font-size-asian="9pt" style:font-style-asian="normal" style:font-weight-asian="normal"/>
    </style:style>
    <style:style style:name="T91" style:family="text">
      <style:text-properties fo:color="#080808" loext:opacity="100%" style:font-name="Liberation Mono1" fo:font-size="9pt" fo:font-style="normal" fo:font-weight="normal" officeooo:rsid="0015902f" style:font-size-asian="9pt" style:font-style-asian="normal" style:font-weight-asian="normal"/>
    </style:style>
    <style:style style:name="T92" style:family="text">
      <style:text-properties fo:color="#080808" loext:opacity="100%" style:font-name="Liberation Mono1" fo:font-size="9pt" fo:font-style="normal" fo:font-weight="normal" officeooo:rsid="00568629" style:font-size-asian="9pt" style:font-style-asian="normal" style:font-weight-asian="normal"/>
    </style:style>
    <style:style style:name="T93" style:family="text">
      <style:text-properties fo:color="#080808" loext:opacity="100%" style:font-name="Liberation Mono1" fo:font-size="9pt" fo:font-style="normal" fo:font-weight="normal" officeooo:rsid="00a3ed36" style:font-size-asian="9pt" style:font-style-asian="normal" style:font-weight-asian="normal"/>
    </style:style>
    <style:style style:name="T94" style:family="text">
      <style:text-properties fo:color="#080808" loext:opacity="100%" style:font-name="Liberation Mono1" fo:font-size="9pt" fo:font-style="normal" fo:font-weight="normal" officeooo:rsid="00a5a88e" style:font-size-asian="9pt" style:font-style-asian="normal" style:font-weight-asian="normal"/>
    </style:style>
    <style:style style:name="T95" style:family="text">
      <style:text-properties fo:color="#080808" loext:opacity="100%" style:font-name="Liberation Mono1" fo:font-size="9pt" fo:font-style="normal" fo:font-weight="normal" officeooo:rsid="00a5f639" style:font-size-asian="9pt" style:font-style-asian="normal" style:font-weight-asian="normal"/>
    </style:style>
    <style:style style:name="T96" style:family="text">
      <style:text-properties fo:color="#080808" loext:opacity="100%" style:font-name="Liberation Mono1" fo:font-size="9pt" fo:font-style="normal" fo:font-weight="normal" officeooo:rsid="00e78e71" style:font-size-asian="9pt" style:font-style-asian="normal" style:font-weight-asian="normal"/>
    </style:style>
    <style:style style:name="T97" style:family="text">
      <style:text-properties fo:color="#080808" loext:opacity="100%" style:font-name="Liberation Mono1" fo:font-size="9pt" fo:font-style="normal" fo:font-weight="normal" officeooo:rsid="00ea4142" style:font-size-asian="9pt" style:font-style-asian="normal" style:font-weight-asian="normal"/>
    </style:style>
    <style:style style:name="T98" style:family="text">
      <style:text-properties fo:color="#080808" loext:opacity="100%" style:font-name="Liberation Mono1" fo:font-size="9pt" fo:font-style="normal" fo:font-weight="normal" officeooo:rsid="0149c507" style:font-size-asian="9pt" style:font-style-asian="normal" style:font-weight-asian="normal"/>
    </style:style>
    <style:style style:name="T99" style:family="text">
      <style:text-properties fo:color="#080808" loext:opacity="100%" style:font-name="Liberation Mono1" fo:font-size="9pt" fo:font-style="normal" fo:font-weight="normal" officeooo:rsid="01490390" style:font-size-asian="9pt" style:font-style-asian="normal" style:font-weight-asian="normal"/>
    </style:style>
    <style:style style:name="T100" style:family="text">
      <style:text-properties fo:color="#080808" loext:opacity="100%" style:font-name="Liberation Mono1" fo:font-size="9pt" fo:font-style="normal" fo:font-weight="normal" officeooo:rsid="01830df3" style:font-size-asian="9pt" style:font-style-asian="normal" style:font-weight-asian="normal"/>
    </style:style>
    <style:style style:name="T101" style:family="text">
      <style:text-properties fo:color="#080808" loext:opacity="100%" style:font-name="Liberation Mono1" fo:font-size="9pt" fo:font-style="normal" fo:font-weight="normal" officeooo:rsid="0211d53c" style:font-size-asian="9pt" style:font-style-asian="normal" style:font-weight-asian="normal"/>
    </style:style>
    <style:style style:name="T102" style:family="text">
      <style:text-properties fo:color="#080808" loext:opacity="100%" style:font-name="Liberation Mono1" fo:font-size="9pt" fo:font-style="normal" fo:font-weight="normal" style:font-size-asian="9pt" style:font-style-asian="normal" style:font-weight-asian="normal" style:font-weight-complex="normal"/>
    </style:style>
    <style:style style:name="T103" style:family="text">
      <style:text-properties fo:color="#080808" loext:opacity="100%" style:font-name="Liberation Mono1" fo:font-size="9pt" fo:font-style="normal" fo:font-weight="normal" officeooo:rsid="02511b60" style:font-size-asian="9pt" style:font-style-asian="normal" style:font-weight-asian="normal" style:font-weight-complex="normal"/>
    </style:style>
    <style:style style:name="T104" style:family="text">
      <style:text-properties fo:color="#080808" loext:opacity="100%" style:font-name="Liberation Mono1" fo:font-size="9pt" fo:font-style="normal" fo:font-weight="normal" officeooo:rsid="02c11e8c" style:font-size-asian="9pt" style:font-style-asian="normal" style:font-weight-asian="normal" style:font-weight-complex="normal"/>
    </style:style>
    <style:style style:name="T105" style:family="text">
      <style:text-properties fo:color="#080808" loext:opacity="100%" style:font-name="Liberation Mono1" fo:font-size="9pt" fo:font-style="normal" fo:font-weight="normal" officeooo:rsid="021d0306" style:font-size-asian="9pt" style:font-style-asian="normal" style:font-weight-asian="normal"/>
    </style:style>
    <style:style style:name="T106" style:family="text">
      <style:text-properties fo:color="#080808" loext:opacity="100%" style:font-name="Liberation Mono1" fo:font-size="9pt" fo:font-style="normal" style:font-size-asian="9pt" style:font-style-asian="normal"/>
    </style:style>
    <style:style style:name="T107" style:family="text">
      <style:text-properties fo:color="#080808" loext:opacity="100%" style:font-name="Liberation Mono1" fo:font-size="9pt" fo:font-style="normal" fo:font-weight="bold" style:font-size-asian="9pt" style:font-style-asian="normal" style:font-weight-asian="bold" style:font-weight-complex="bold"/>
    </style:style>
    <style:style style:name="T108" style:family="text">
      <style:text-properties fo:color="#080808" loext:opacity="100%" style:font-name="Liberation Mono1" fo:font-size="9pt" fo:language="en" fo:country="GB" fo:font-style="normal" fo:font-weight="normal" officeooo:rsid="000e5b41" style:font-size-asian="9pt" style:font-style-asian="normal" style:font-weight-asian="normal" style:font-weight-complex="bold"/>
    </style:style>
    <style:style style:name="T109" style:family="text">
      <style:text-properties fo:color="#080808" loext:opacity="100%" style:font-name="Liberation Mono1" fo:font-size="9pt" fo:language="en" fo:country="GB" fo:font-style="normal" fo:font-weight="normal" officeooo:rsid="000e5b41" style:font-size-asian="9pt" style:font-style-asian="normal" style:font-weight-asian="normal"/>
    </style:style>
    <style:style style:name="T110" style:family="text">
      <style:text-properties fo:color="#080808" loext:opacity="100%" style:font-name="Liberation Mono1" fo:font-size="9pt" fo:language="da" fo:country="DK" fo:font-style="normal" fo:font-weight="normal" style:font-name-asian="Times New Roman2" style:font-size-asian="9pt" style:language-asian="en" style:country-asian="GB" style:font-style-asian="normal" style:font-weight-asian="normal" style:font-name-complex="Times New Roman2"/>
    </style:style>
    <style:style style:name="T111" style:family="text">
      <style:text-properties fo:color="#080808" loext:opacity="100%" style:font-name="Liberation Mono1" fo:font-size="9pt" fo:language="da" fo:country="DK" fo:font-style="normal" fo:font-weight="normal" officeooo:rsid="00eac826" style:font-name-asian="Times New Roman2" style:font-size-asian="9pt" style:language-asian="en" style:country-asian="GB" style:font-style-asian="normal" style:font-weight-asian="normal" style:font-name-complex="Times New Roman2"/>
    </style:style>
    <style:style style:name="T112" style:family="text">
      <style:text-properties fo:color="#080808" loext:opacity="100%" style:font-name="Liberation Mono1" fo:font-size="9pt" fo:language="da" fo:country="DK" fo:font-style="normal" fo:font-weight="normal" style:font-name-asian="Times New Roman2" style:font-size-asian="9pt" style:language-asian="en" style:country-asian="GB" style:font-style-asian="normal" style:font-weight-asian="normal" style:font-name-complex="Times New Roman2" style:font-size-complex="12pt"/>
    </style:style>
    <style:style style:name="T113" style:family="text">
      <style:text-properties fo:color="#080808" loext:opacity="100%" style:font-name="Liberation Mono1" fo:font-size="9pt" fo:language="da" fo:country="DK" fo:font-style="normal" fo:font-weight="normal" officeooo:rsid="014b988a" style:font-name-asian="Times New Roman2" style:font-size-asian="9pt" style:language-asian="en" style:country-asian="GB" style:font-style-asian="normal" style:font-weight-asian="normal" style:font-name-complex="Times New Roman2" style:font-size-complex="12pt"/>
    </style:style>
    <style:style style:name="T114" style:family="text">
      <style:text-properties fo:color="#080808" loext:opacity="100%" style:font-name="Liberation Mono1" fo:font-size="9pt" fo:language="da" fo:country="DK" fo:font-style="normal" fo:font-weight="normal" officeooo:rsid="021d2316" style:font-name-asian="Times New Roman2" style:font-size-asian="9pt" style:language-asian="en" style:country-asian="GB" style:font-style-asian="normal" style:font-weight-asian="normal" style:font-name-complex="Times New Roman2" style:font-size-complex="12pt"/>
    </style:style>
    <style:style style:name="T115" style:family="text">
      <style:text-properties fo:color="#080808" loext:opacity="100%" style:font-name="Liberation Mono1" fo:font-size="9pt" fo:language="da" fo:country="DK" fo:font-style="normal" fo:font-weight="normal" officeooo:rsid="02202589" style:font-name-asian="Times New Roman2" style:font-size-asian="9pt" style:language-asian="en" style:country-asian="GB" style:font-style-asian="normal" style:font-weight-asian="normal" style:font-name-complex="Times New Roman2" style:font-size-complex="12pt"/>
    </style:style>
    <style:style style:name="T116" style:family="text">
      <style:text-properties fo:color="#080808" loext:opacity="100%" style:font-name="Liberation Mono1" fo:font-size="9pt" fo:language="da" fo:country="DK" fo:font-style="normal" fo:font-weight="normal" officeooo:rsid="020936c7" style:font-name-asian="Times New Roman2" style:font-size-asian="9pt" style:language-asian="en" style:country-asian="GB" style:font-style-asian="normal" style:font-weight-asian="normal" style:font-name-complex="Times New Roman2"/>
    </style:style>
    <style:style style:name="T117" style:family="text">
      <style:text-properties fo:color="#080808" loext:opacity="100%" style:font-name="Times New Roman" fo:font-size="12pt" fo:language="en" fo:country="GB" fo:font-style="normal" fo:font-weight="normal" officeooo:rsid="0018c4de" style:font-name-asian="Times New Roman2" style:font-size-asian="12pt" style:language-asian="en" style:country-asian="GB" style:font-style-asian="normal" style:font-weight-asian="normal" style:font-name-complex="Times New Roman2" style:font-size-complex="12pt"/>
    </style:style>
    <style:style style:name="T118" style:family="text">
      <style:text-properties fo:color="#080808" loext:opacity="100%" style:font-name="Times New Roman" fo:font-size="12pt" fo:language="en" fo:country="GB" fo:font-style="normal" fo:font-weight="normal" officeooo:rsid="001d3270" style:font-name-asian="Times New Roman2" style:font-size-asian="12pt" style:language-asian="en" style:country-asian="GB" style:font-style-asian="normal" style:font-weight-asian="normal" style:font-name-complex="Times New Roman2" style:font-size-complex="12pt"/>
    </style:style>
    <style:style style:name="T119" style:family="text">
      <style:text-properties fo:color="#080808" loext:opacity="100%" style:font-name="Times New Roman" fo:font-size="12pt" fo:language="en" fo:country="GB" fo:font-style="normal" fo:font-weight="normal" officeooo:rsid="0025f895" style:font-name-asian="Times New Roman2" style:font-size-asian="12pt" style:language-asian="en" style:country-asian="GB" style:font-style-asian="normal" style:font-weight-asian="normal" style:font-name-complex="Times New Roman2" style:font-size-complex="12pt"/>
    </style:style>
    <style:style style:name="T120" style:family="text">
      <style:text-properties fo:color="#080808" loext:opacity="100%" style:font-name="Times New Roman" fo:font-size="12pt" fo:language="en" fo:country="GB" fo:font-style="normal" fo:font-weight="normal" officeooo:rsid="00377fec" style:font-name-asian="Times New Roman2" style:font-size-asian="12pt" style:language-asian="en" style:country-asian="GB" style:font-style-asian="normal" style:font-weight-asian="normal" style:font-name-complex="Times New Roman2" style:font-size-complex="12pt"/>
    </style:style>
    <style:style style:name="T121" style:family="text">
      <style:text-properties fo:color="#080808" loext:opacity="100%" style:font-name="Times New Roman" fo:font-size="12pt" fo:language="en" fo:country="GB" fo:font-style="normal" fo:font-weight="normal" officeooo:rsid="0038e53a" style:font-name-asian="Times New Roman2" style:font-size-asian="12pt" style:language-asian="en" style:country-asian="GB" style:font-style-asian="normal" style:font-weight-asian="normal" style:font-name-complex="Times New Roman2" style:font-size-complex="12pt"/>
    </style:style>
    <style:style style:name="T122" style:family="text">
      <style:text-properties fo:color="#080808" loext:opacity="100%" style:font-name="Times New Roman" fo:font-size="12pt" fo:language="en" fo:country="GB" fo:font-style="normal" fo:font-weight="normal" officeooo:rsid="003a39e1" style:font-name-asian="Times New Roman2" style:font-size-asian="12pt" style:language-asian="en" style:country-asian="GB" style:font-style-asian="normal" style:font-weight-asian="normal" style:font-name-complex="Times New Roman2" style:font-size-complex="12pt"/>
    </style:style>
    <style:style style:name="T123" style:family="text">
      <style:text-properties fo:color="#080808" loext:opacity="100%" style:font-name="Times New Roman" fo:font-size="12pt" fo:font-style="normal" fo:font-weight="normal" style:font-name-asian="Times New Roman2" style:font-size-asian="12pt" style:font-style-asian="normal" style:font-weight-asian="normal" style:font-name-complex="Times New Roman2" style:font-size-complex="12pt"/>
    </style:style>
    <style:style style:name="T124" style:family="text">
      <style:text-properties fo:color="#080808" loext:opacity="100%" style:font-name="Times New Roman" fo:font-size="12pt" fo:language="da" fo:country="DK" fo:font-style="normal" fo:font-weight="normal" style:font-name-asian="Times New Roman2" style:font-size-asian="12pt" style:language-asian="en" style:country-asian="GB" style:font-style-asian="normal" style:font-weight-asian="normal" style:font-name-complex="Times New Roman2" style:font-size-complex="12pt"/>
    </style:style>
    <style:style style:name="T125" style:family="text">
      <style:text-properties fo:color="#080808" loext:opacity="100%" style:font-name="Times New Roman" fo:font-size="12pt" fo:language="da" fo:country="DK" fo:font-style="normal" fo:font-weight="normal" officeooo:rsid="021eea83" style:font-name-asian="Times New Roman2" style:font-size-asian="12pt" style:language-asian="en" style:country-asian="GB" style:font-style-asian="normal" style:font-weight-asian="normal" style:font-name-complex="Times New Roman2" style:font-size-complex="12pt"/>
    </style:style>
    <style:style style:name="T126" style:family="text">
      <style:text-properties fo:color="#080808" loext:opacity="100%" style:font-name="Times New Roman" fo:font-size="12pt" fo:language="da" fo:country="DK" fo:font-style="normal" fo:font-weight="normal" officeooo:rsid="02202589" style:font-name-asian="Times New Roman2" style:font-size-asian="12pt" style:language-asian="en" style:country-asian="GB" style:font-style-asian="normal" style:font-weight-asian="normal" style:font-name-complex="Times New Roman2" style:font-size-complex="12pt"/>
    </style:style>
    <style:style style:name="T127" style:family="text">
      <style:text-properties fo:color="#080808" loext:opacity="100%" style:font-name="Times New Roman" fo:font-size="12pt" fo:language="da" fo:country="DK" fo:font-style="normal" fo:font-weight="bold" style:font-name-asian="Times New Roman2" style:font-size-asian="12pt" style:language-asian="en" style:country-asian="GB" style:font-style-asian="normal" style:font-weight-asian="bold" style:font-name-complex="Times New Roman2" style:font-size-complex="12pt" style:font-weight-complex="bold"/>
    </style:style>
    <style:style style:name="T128" style:family="text">
      <style:text-properties fo:color="#080808" loext:opacity="100%" style:font-name="Times New Roman" fo:font-style="normal" fo:font-weight="normal" style:font-style-asian="normal" style:font-weight-asian="normal"/>
    </style:style>
    <style:style style:name="T129" style:family="text">
      <style:text-properties fo:color="#080808" loext:opacity="100%" fo:font-style="normal" fo:font-weight="normal" style:font-style-asian="normal" style:font-weight-asian="normal"/>
    </style:style>
    <style:style style:name="T130" style:family="text">
      <style:text-properties fo:color="#080808" loext:opacity="100%" fo:font-style="normal" fo:font-weight="normal" officeooo:rsid="014b988a" style:font-style-asian="normal" style:font-weight-asian="normal"/>
    </style:style>
    <style:style style:name="T131" style:family="text">
      <style:text-properties fo:color="#080808" loext:opacity="100%" fo:font-style="normal" fo:font-weight="normal" officeooo:rsid="021d2316" style:font-style-asian="normal" style:font-weight-asian="normal"/>
    </style:style>
    <style:style style:name="T132" style:family="text">
      <style:text-properties fo:color="#080808" loext:opacity="100%" fo:font-style="normal" fo:font-weight="normal" officeooo:rsid="021d72a9" style:font-style-asian="normal" style:font-weight-asian="normal"/>
    </style:style>
    <style:style style:name="T133" style:family="text">
      <style:text-properties fo:color="#0033b3" loext:opacity="100%"/>
    </style:style>
    <style:style style:name="T134" style:family="text">
      <style:text-properties fo:color="#0033b3" loext:opacity="100%" style:font-name="Liberation Mono1" fo:font-size="9pt" fo:font-style="normal" fo:font-weight="normal" style:font-size-asian="9pt" style:font-style-asian="normal" style:font-weight-asian="normal"/>
    </style:style>
    <style:style style:name="T135" style:family="text">
      <style:text-properties fo:color="#0033b3" loext:opacity="100%" style:font-name="Liberation Mono1" fo:font-size="9pt" fo:font-style="normal" fo:font-weight="normal" officeooo:rsid="0014eb2a" style:font-size-asian="9pt" style:font-style-asian="normal" style:font-weight-asian="normal"/>
    </style:style>
    <style:style style:name="T136" style:family="text">
      <style:text-properties fo:color="#0033b3" loext:opacity="100%" style:font-name="Liberation Mono1" fo:font-size="9pt" fo:font-style="normal" style:font-size-asian="9pt" style:font-style-asian="normal"/>
    </style:style>
    <style:style style:name="T137" style:family="text">
      <style:text-properties fo:color="#0033b3" loext:opacity="100%" style:font-name="Liberation Mono1" fo:font-size="9pt" fo:font-style="normal" officeooo:rsid="001143b3" style:font-size-asian="9pt" style:font-style-asian="normal"/>
    </style:style>
    <style:style style:name="T138" style:family="text">
      <style:text-properties fo:color="#0033b3" loext:opacity="100%" style:font-name="Liberation Mono1" fo:font-size="9pt" fo:language="en" fo:country="GB" fo:font-style="normal" fo:font-weight="normal" officeooo:rsid="000e5b41" style:font-size-asian="9pt" style:font-style-asian="normal" style:font-weight-asian="normal"/>
    </style:style>
    <style:style style:name="T139" style:family="text">
      <style:text-properties fo:color="#8c8c8c" loext:opacity="100%" style:font-name="Liberation Mono1" fo:font-size="9pt" fo:font-style="italic" fo:font-weight="normal" style:font-size-asian="9pt" style:font-style-asian="italic" style:font-weight-asian="normal"/>
    </style:style>
    <style:style style:name="T140" style:family="text">
      <style:text-properties fo:color="#8c8c8c" loext:opacity="100%" style:font-name="Liberation Mono1" fo:font-size="9pt" fo:font-style="italic" fo:font-weight="normal" officeooo:rsid="0015902f" style:font-size-asian="9pt" style:font-style-asian="italic" style:font-weight-asian="normal"/>
    </style:style>
    <style:style style:name="T141" style:family="text">
      <style:text-properties fo:color="#8c8c8c" loext:opacity="100%" style:font-name="Liberation Mono1" fo:font-size="9pt" fo:font-style="italic" style:font-size-asian="9pt" style:font-style-asian="italic"/>
    </style:style>
    <style:style style:name="T142" style:family="text">
      <style:text-properties fo:color="#8c8c8c" loext:opacity="100%" style:font-name="Liberation Mono1" fo:font-size="9pt" fo:language="da" fo:country="DK" fo:font-style="italic" fo:font-weight="normal" officeooo:rsid="0015902f" style:font-name-asian="Times New Roman2" style:font-size-asian="9pt" style:language-asian="en" style:country-asian="GB" style:font-style-asian="italic" style:font-weight-asian="normal" style:font-name-complex="Times New Roman2"/>
    </style:style>
    <style:style style:name="T143" style:family="text">
      <style:text-properties fo:color="#1750eb" loext:opacity="100%"/>
    </style:style>
    <style:style style:name="T144" style:family="text">
      <style:text-properties fo:color="#1750eb" loext:opacity="100%" style:font-name="Liberation Mono1" fo:font-size="9pt" fo:font-style="normal" fo:font-weight="normal" style:font-size-asian="9pt" style:font-style-asian="normal" style:font-weight-asian="normal"/>
    </style:style>
    <style:style style:name="T145" style:family="text">
      <style:text-properties fo:color="#1750eb" loext:opacity="100%" style:font-name="Liberation Mono1" fo:font-size="9pt" fo:font-style="normal" style:font-size-asian="9pt" style:font-style-asian="normal"/>
    </style:style>
    <style:style style:name="T146" style:family="text">
      <style:text-properties fo:color="#1750eb" loext:opacity="100%" style:font-name="Liberation Mono1" fo:font-size="9pt" style:font-size-asian="9pt"/>
    </style:style>
    <style:style style:name="T147" style:family="text">
      <style:text-properties officeooo:rsid="000e2772"/>
    </style:style>
    <style:style style:name="T148" style:family="text">
      <style:text-properties fo:color="#2a6099" loext:opacity="100%"/>
    </style:style>
    <style:style style:name="T149" style:family="text">
      <style:text-properties style:font-name="Liberation Mono1" fo:font-size="9pt" fo:font-style="normal" style:font-size-asian="9pt" style:font-style-asian="normal"/>
    </style:style>
    <style:style style:name="T150" style:family="text">
      <style:text-properties style:font-name="Liberation Mono1" fo:font-size="9pt" fo:font-style="normal" officeooo:rsid="001143b3" style:font-size-asian="9pt" style:font-style-asian="normal"/>
    </style:style>
    <style:style style:name="T151" style:family="text">
      <style:text-properties style:font-name="Liberation Mono1" fo:font-size="9pt" style:font-size-asian="9pt"/>
    </style:style>
    <style:style style:name="T152" style:family="text">
      <style:text-properties officeooo:rsid="0019f3f8"/>
    </style:style>
    <style:style style:name="T153" style:family="text">
      <style:text-properties officeooo:rsid="001def4f"/>
    </style:style>
    <style:style style:name="T154" style:family="text">
      <style:text-properties officeooo:rsid="001fb7c6"/>
    </style:style>
    <style:style style:name="T155" style:family="text">
      <style:text-properties officeooo:rsid="003311f9"/>
    </style:style>
    <style:style style:name="T156" style:family="text">
      <style:text-properties officeooo:rsid="003ceff4"/>
    </style:style>
    <style:style style:name="T157" style:family="text">
      <style:text-properties style:font-name="Times New Roman" fo:language="en" fo:country="GB" officeooo:rsid="00568629" style:font-name-asian="Times New Roman2" style:language-asian="en" style:country-asian="GB" style:font-name-complex="Times New Roman2"/>
    </style:style>
    <style:style style:name="T158" style:family="text">
      <style:text-properties style:font-name="Times New Roman" fo:language="da" fo:country="DK" style:font-name-asian="Times New Roman2" style:language-asian="en" style:country-asian="GB" style:font-name-complex="Times New Roman2"/>
    </style:style>
    <style:style style:name="T159" style:family="text">
      <style:text-properties style:font-name="Times New Roman" fo:language="da" fo:country="DK" officeooo:rsid="0080b8cb" style:font-name-asian="Times New Roman2" style:language-asian="en" style:country-asian="GB" style:font-name-complex="Times New Roman2"/>
    </style:style>
    <style:style style:name="T160" style:family="text">
      <style:text-properties style:font-name="Times New Roman" fo:language="da" fo:country="DK" officeooo:rsid="009b59d6" style:font-name-asian="Times New Roman2" style:language-asian="en" style:country-asian="GB" style:font-name-complex="Times New Roman2"/>
    </style:style>
    <style:style style:name="T161" style:family="text">
      <style:text-properties style:font-name="Times New Roman" fo:language="da" fo:country="DK" officeooo:rsid="012107e8" style:font-name-asian="Times New Roman2" style:language-asian="en" style:country-asian="GB" style:font-name-complex="Times New Roman2"/>
    </style:style>
    <style:style style:name="T162" style:family="text">
      <style:text-properties style:font-name="Times New Roman" fo:language="da" fo:country="DK" officeooo:rsid="0127ae61" style:font-name-asian="Times New Roman2" style:language-asian="en" style:country-asian="GB" style:font-name-complex="Times New Roman2"/>
    </style:style>
    <style:style style:name="T163" style:family="text">
      <style:text-properties style:font-name="Times New Roman" fo:language="da" fo:country="DK" officeooo:rsid="020633f0" style:font-name-asian="Times New Roman2" style:language-asian="en" style:country-asian="GB" style:font-name-complex="Times New Roman2"/>
    </style:style>
    <style:style style:name="T164" style:family="text">
      <style:text-properties style:font-name="Times New Roman" fo:language="da" fo:country="DK" officeooo:rsid="020936c7" style:font-name-asian="Times New Roman2" style:language-asian="en" style:country-asian="GB" style:font-name-complex="Times New Roman2"/>
    </style:style>
    <style:style style:name="T165" style:family="text">
      <style:text-properties style:font-name="Times New Roman" fo:language="da" fo:country="DK" officeooo:rsid="0211d53c" style:font-name-asian="Times New Roman2" style:language-asian="en" style:country-asian="GB" style:font-name-complex="Times New Roman2"/>
    </style:style>
    <style:style style:name="T166" style:family="text">
      <style:text-properties style:font-name="Times New Roman" fo:language="da" fo:country="DK" officeooo:rsid="029aad02" style:font-name-asian="Times New Roman2" style:language-asian="en" style:country-asian="GB" style:font-name-complex="Times New Roman2"/>
    </style:style>
    <style:style style:name="T167" style:family="text">
      <style:text-properties style:font-name="Times New Roman" fo:language="da" fo:country="DK" officeooo:rsid="02a0cf1f" style:font-name-asian="Times New Roman2" style:language-asian="en" style:country-asian="GB" style:font-name-complex="Times New Roman2"/>
    </style:style>
    <style:style style:name="T168" style:family="text">
      <style:text-properties style:font-name="Times New Roman" fo:language="da" fo:country="DK" officeooo:rsid="02aa2580" style:font-name-asian="Times New Roman2" style:language-asian="en" style:country-asian="GB" style:font-name-complex="Times New Roman2"/>
    </style:style>
    <style:style style:name="T169" style:family="text">
      <style:text-properties style:font-name="Times New Roman" fo:language="da" fo:country="DK" officeooo:rsid="02d85120" style:font-name-asian="Times New Roman2" style:language-asian="en" style:country-asian="GB" style:font-name-complex="Times New Roman2"/>
    </style:style>
    <style:style style:name="T170" style:family="text">
      <style:text-properties style:font-name="Times New Roman" fo:language="da" fo:country="DK" officeooo:rsid="02d75224" style:font-name-asian="Times New Roman2" style:language-asian="en" style:country-asian="GB" style:font-name-complex="Times New Roman2"/>
    </style:style>
    <style:style style:name="T171" style:family="text">
      <style:text-properties style:font-name="Times New Roman" fo:language="da" fo:country="DK" officeooo:rsid="02de3413" style:font-name-asian="Times New Roman2" style:language-asian="en" style:country-asian="GB" style:font-name-complex="Times New Roman2"/>
    </style:style>
    <style:style style:name="T172" style:family="text">
      <style:text-properties style:font-name="Times New Roman" fo:font-size="12pt" fo:language="da" fo:country="DK" officeooo:rsid="00965026" style:font-name-asian="Times New Roman2" style:font-size-asian="12pt" style:language-asian="en" style:country-asian="GB" style:font-name-complex="Times New Roman2" style:font-size-complex="12pt"/>
    </style:style>
    <style:style style:name="T173" style:family="text">
      <style:text-properties style:font-name="Times New Roman" fo:font-size="12pt" fo:language="da" fo:country="DK" officeooo:rsid="00c2a723" style:font-name-asian="Times New Roman2" style:font-size-asian="12pt" style:language-asian="en" style:country-asian="GB" style:font-name-complex="Times New Roman2" style:font-size-complex="12pt"/>
    </style:style>
    <style:style style:name="T174" style:family="text">
      <style:text-properties style:font-name="Times New Roman" fo:font-size="12pt" fo:language="da" fo:country="DK" officeooo:rsid="00ceea80" style:font-name-asian="Times New Roman2" style:font-size-asian="12pt" style:language-asian="en" style:country-asian="GB" style:font-name-complex="Times New Roman2" style:font-size-complex="12pt"/>
    </style:style>
    <style:style style:name="T175" style:family="text">
      <style:text-properties style:font-name="Times New Roman" fo:font-size="12pt" fo:language="da" fo:country="DK" officeooo:rsid="01490390" style:font-name-asian="Times New Roman2" style:font-size-asian="12pt" style:language-asian="en" style:country-asian="GB" style:font-name-complex="Times New Roman2" style:font-size-complex="12pt"/>
    </style:style>
    <style:style style:name="T176" style:family="text">
      <style:text-properties style:font-name="Times New Roman" fo:font-size="12pt" fo:language="da" fo:country="DK" officeooo:rsid="014b988a" style:font-name-asian="Times New Roman2" style:font-size-asian="12pt" style:language-asian="en" style:country-asian="GB" style:font-name-complex="Times New Roman2" style:font-size-complex="12pt"/>
    </style:style>
    <style:style style:name="T177" style:family="text">
      <style:text-properties style:font-name="Times New Roman" fo:font-size="12pt" fo:language="da" fo:country="DK" officeooo:rsid="013e8402" style:font-name-asian="Times New Roman2" style:font-size-asian="12pt" style:language-asian="en" style:country-asian="GB" style:font-name-complex="Times New Roman2" style:font-size-complex="12pt"/>
    </style:style>
    <style:style style:name="T178" style:family="text">
      <style:text-properties style:font-name="Times New Roman" fo:font-size="12pt" fo:language="da" fo:country="DK" officeooo:rsid="0215a442" style:font-name-asian="Times New Roman2" style:font-size-asian="12pt" style:language-asian="en" style:country-asian="GB" style:font-name-complex="Times New Roman2" style:font-size-complex="12pt"/>
    </style:style>
    <style:style style:name="T179" style:family="text">
      <style:text-properties style:font-name="Times New Roman" fo:font-size="12pt" fo:language="da" fo:country="DK" fo:font-weight="bold" officeooo:rsid="013e8402" style:font-name-asian="Times New Roman2" style:font-size-asian="12pt" style:language-asian="en" style:country-asian="GB" style:font-weight-asian="bold" style:font-name-complex="Times New Roman2" style:font-size-complex="12pt" style:font-weight-complex="bold"/>
    </style:style>
    <style:style style:name="T180" style:family="text">
      <style:text-properties style:font-name="Times New Roman" fo:font-size="12pt" fo:language="en" fo:country="GB" officeooo:rsid="00fe7f0f" style:letter-kerning="false" style:font-name-asian="Times New Roman2" style:font-size-asian="12pt" style:language-asian="en" style:country-asian="GB" style:font-name-complex="Times New Roman2" style:font-size-complex="12pt" style:language-complex="ar" style:country-complex="SA"/>
    </style:style>
    <style:style style:name="T181" style:family="text">
      <style:text-properties style:font-name="Times New Roman" fo:font-size="12pt" fo:language="en" fo:country="GB" officeooo:rsid="00ff4d86" style:letter-kerning="false" style:font-name-asian="Times New Roman2" style:font-size-asian="12pt" style:language-asian="en" style:country-asian="GB" style:font-name-complex="Times New Roman2" style:font-size-complex="12pt" style:language-complex="ar" style:country-complex="SA"/>
    </style:style>
    <style:style style:name="T182" style:family="text">
      <style:text-properties style:font-name="Times New Roman" fo:font-size="11pt" fo:language="da" fo:country="DK" fo:font-weight="bold" officeooo:rsid="01f97a02"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T183" style:family="text">
      <style:text-properties style:font-name="Times New Roman" fo:font-size="11pt" fo:language="da" fo:country="DK" fo:font-weight="bold" officeooo:rsid="02011ffc"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T184" style:family="text">
      <style:text-properties style:font-name="Times New Roman" fo:font-size="11pt" fo:language="da" fo:country="DK" fo:font-weight="bold" officeooo:rsid="02d40ada"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T185" style:family="text">
      <style:text-properties style:font-name="Times New Roman" fo:font-size="11pt" fo:language="da" fo:country="DK" officeooo:rsid="01f773d2" style:letter-kerning="false" style:font-name-asian="Times New Roman2" style:font-size-asian="11pt" style:language-asian="en" style:country-asian="GB" style:font-name-complex="Times New Roman2" style:font-size-complex="11pt" style:language-complex="ar" style:country-complex="SA"/>
    </style:style>
    <style:style style:name="T186" style:family="text">
      <style:text-properties style:font-name="Times New Roman" fo:font-size="11pt" fo:language="da" fo:country="DK" officeooo:rsid="01f97a02" style:letter-kerning="false" style:font-name-asian="Times New Roman2" style:font-size-asian="11pt" style:language-asian="en" style:country-asian="GB" style:font-name-complex="Times New Roman2" style:font-size-complex="11pt" style:language-complex="ar" style:country-complex="SA"/>
    </style:style>
    <style:style style:name="T187" style:family="text">
      <style:text-properties style:font-name="Times New Roman" fo:font-size="11pt" fo:language="da" fo:country="DK" officeooo:rsid="02241f63" style:letter-kerning="false" style:font-name-asian="Times New Roman2" style:font-size-asian="11pt" style:language-asian="en" style:country-asian="GB" style:font-name-complex="Times New Roman2" style:font-size-complex="11pt" style:language-complex="ar" style:country-complex="SA"/>
    </style:style>
    <style:style style:name="T188" style:family="text">
      <style:text-properties style:font-name="Times New Roman" fo:font-size="11pt" fo:language="da" fo:country="DK" officeooo:rsid="0241b62b" style:letter-kerning="false" style:font-name-asian="Times New Roman2" style:font-size-asian="11pt" style:language-asian="en" style:country-asian="GB" style:font-name-complex="Times New Roman2" style:font-size-complex="11pt" style:language-complex="ar" style:country-complex="SA"/>
    </style:style>
    <style:style style:name="T189" style:family="text">
      <style:text-properties style:font-name="Times New Roman" fo:font-size="11pt" fo:language="da" fo:country="DK" officeooo:rsid="02a3763b" style:letter-kerning="false" style:font-name-asian="Times New Roman2" style:font-size-asian="11pt" style:language-asian="en" style:country-asian="GB" style:font-name-complex="Times New Roman2" style:font-size-complex="11pt" style:language-complex="ar" style:country-complex="SA"/>
    </style:style>
    <style:style style:name="T190" style:family="text">
      <style:text-properties style:font-name="Times New Roman" fo:font-size="11pt" fo:language="da" fo:country="DK" fo:font-weight="normal" officeooo:rsid="02241f63" style:letter-kerning="false" style:font-name-asian="Times New Roman2" style:font-size-asian="11pt" style:language-asian="en" style:country-asian="GB" style:font-weight-asian="normal" style:font-name-complex="Times New Roman2" style:font-size-complex="11pt" style:language-complex="ar" style:country-complex="SA" style:font-weight-complex="normal"/>
    </style:style>
    <style:style style:name="T191" style:family="text">
      <style:text-properties style:font-name="Times New Roman" fo:font-size="11pt" fo:language="da" fo:country="DK" fo:font-weight="normal" officeooo:rsid="02cf7242" style:letter-kerning="false" style:font-name-asian="Times New Roman2" style:font-size-asian="11pt" style:language-asian="en" style:country-asian="GB" style:font-weight-asian="normal" style:font-name-complex="Times New Roman2" style:font-size-complex="11pt" style:language-complex="ar" style:country-complex="SA" style:font-weight-complex="normal"/>
    </style:style>
    <style:style style:name="T192" style:family="text">
      <style:text-properties style:font-name="Times New Roman" fo:font-size="11pt" fo:language="en" fo:country="US" fo:font-style="normal" officeooo:rsid="027f15a7" style:letter-kerning="false" style:font-name-asian="Times New Roman2" style:font-size-asian="11pt" style:language-asian="en" style:country-asian="GB" style:font-style-asian="normal" style:font-name-complex="Times New Roman2" style:font-size-complex="11pt" style:language-complex="ar" style:country-complex="SA" style:font-style-complex="normal"/>
    </style:style>
    <style:style style:name="T193" style:family="text">
      <style:text-properties style:font-name="Times New Roman" fo:font-size="11pt" fo:language="en" fo:country="US" fo:font-style="normal" officeooo:rsid="0280d61e" style:letter-kerning="false" style:font-name-asian="Times New Roman2" style:font-size-asian="11pt" style:language-asian="en" style:country-asian="GB" style:font-style-asian="normal" style:font-name-complex="Times New Roman2" style:font-size-complex="11pt" style:language-complex="ar" style:country-complex="SA" style:font-style-complex="normal"/>
    </style:style>
    <style:style style:name="T194" style:family="text">
      <style:text-properties style:font-name="Times New Roman" fo:font-size="11pt" fo:language="en" fo:country="US" fo:font-style="normal" officeooo:rsid="02829dc6" style:letter-kerning="false" style:font-name-asian="Times New Roman2" style:font-size-asian="11pt" style:language-asian="en" style:country-asian="GB" style:font-style-asian="normal" style:font-name-complex="Times New Roman2" style:font-size-complex="11pt" style:language-complex="ar" style:country-complex="SA" style:font-style-complex="normal"/>
    </style:style>
    <style:style style:name="T195" style:family="text">
      <style:text-properties style:font-name="Times New Roman" fo:font-size="11pt" fo:language="en" fo:country="US" style:letter-kerning="false" style:font-name-asian="Times New Roman2" style:font-size-asian="11pt" style:language-asian="en" style:country-asian="GB" style:font-name-complex="Times New Roman2" style:font-size-complex="11pt" style:language-complex="ar" style:country-complex="SA"/>
    </style:style>
    <style:style style:name="T196" style:family="text">
      <style:text-properties style:font-name="Times New Roman" fo:font-size="11pt" fo:language="en" fo:country="US" officeooo:rsid="02a3763b" style:letter-kerning="false" style:font-name-asian="Times New Roman2" style:font-size-asian="11pt" style:language-asian="en" style:country-asian="GB" style:font-name-complex="Times New Roman2" style:font-size-complex="11pt" style:language-complex="ar" style:country-complex="SA"/>
    </style:style>
    <style:style style:name="T197" style:family="text">
      <style:text-properties officeooo:rsid="0060e521"/>
    </style:style>
    <style:style style:name="T198" style:family="text">
      <style:text-properties officeooo:rsid="0061c8ee"/>
    </style:style>
    <style:style style:name="T199" style:family="text">
      <style:text-properties officeooo:rsid="0065656c"/>
    </style:style>
    <style:style style:name="T200" style:family="text">
      <style:text-properties fo:color="#2f5496" loext:opacity="100%" style:font-name="Calibri Light" fo:font-size="13pt" fo:language="en" fo:country="GB" officeooo:rsid="0065656c" style:font-name-asian="Calibri1" style:font-size-asian="13pt" style:language-asian="en" style:country-asian="GB" style:font-name-complex="Tahoma" style:font-size-complex="13pt"/>
    </style:style>
    <style:style style:name="T201" style:family="text">
      <style:text-properties fo:color="#2f5496" loext:opacity="100%" style:font-name="Calibri Light" fo:font-size="13pt" fo:language="en" fo:country="GB" officeooo:rsid="00681898" style:font-name-asian="Calibri1" style:font-size-asian="13pt" style:language-asian="en" style:country-asian="GB" style:font-name-complex="Tahoma" style:font-size-complex="13pt"/>
    </style:style>
    <style:style style:name="T202" style:family="text">
      <style:text-properties fo:color="#2f5496" loext:opacity="100%" style:font-name="Calibri Light" fo:font-size="13pt" fo:language="en" fo:country="GB" officeooo:rsid="006b679b" style:font-name-asian="Calibri1" style:font-size-asian="13pt" style:language-asian="en" style:country-asian="GB" style:font-name-complex="Tahoma" style:font-size-complex="13pt"/>
    </style:style>
    <style:style style:name="T203" style:family="text">
      <style:text-properties fo:color="#2f5496" loext:opacity="100%" style:font-name="Calibri Light" fo:font-size="13pt" fo:language="en" fo:country="GB" officeooo:rsid="00cd2eec" style:font-name-asian="Calibri1" style:font-size-asian="13pt" style:language-asian="en" style:country-asian="GB" style:font-name-complex="Tahoma" style:font-size-complex="13pt"/>
    </style:style>
    <style:style style:name="T204" style:family="text">
      <style:text-properties fo:color="#2f5496" loext:opacity="100%" style:font-name="Calibri Light" fo:font-size="13pt" fo:language="en" fo:country="GB" officeooo:rsid="026a1a0b" style:font-name-asian="Calibri1" style:font-size-asian="13pt" style:language-asian="en" style:country-asian="GB" style:font-name-complex="Tahoma" style:font-size-complex="13pt"/>
    </style:style>
    <style:style style:name="T205" style:family="text">
      <style:text-properties fo:color="#2f5496" loext:opacity="100%" style:font-name="Calibri Light" fo:font-size="16pt" fo:language="en" fo:country="GB" officeooo:rsid="01202a4f" style:font-name-asian="Calibri1" style:font-size-asian="16pt" style:language-asian="en" style:country-asian="GB" style:font-name-complex="Tahoma" style:font-size-complex="16pt"/>
    </style:style>
    <style:style style:name="T206" style:family="text">
      <style:text-properties officeooo:rsid="0071c12e"/>
    </style:style>
    <style:style style:name="T207" style:family="text">
      <style:text-properties officeooo:rsid="0082a04f"/>
    </style:style>
    <style:style style:name="T208" style:family="text">
      <style:text-properties officeooo:rsid="0084159f"/>
    </style:style>
    <style:style style:name="T209" style:family="text">
      <style:text-properties officeooo:rsid="008b6fa3"/>
    </style:style>
    <style:style style:name="T210" style:family="text">
      <style:text-properties officeooo:rsid="008c3e08"/>
    </style:style>
    <style:style style:name="T211" style:family="text">
      <style:text-properties officeooo:rsid="008d3bf2"/>
    </style:style>
    <style:style style:name="T212" style:family="text">
      <style:text-properties officeooo:rsid="008da932"/>
    </style:style>
    <style:style style:name="T213" style:family="text">
      <style:text-properties fo:font-size="12pt" officeooo:rsid="0051ad39" style:font-size-asian="12pt" style:font-size-complex="12pt"/>
    </style:style>
    <style:style style:name="T214" style:family="text">
      <style:text-properties fo:font-size="12pt" officeooo:rsid="00d0b47e" style:font-size-asian="12pt" style:font-size-complex="12pt"/>
    </style:style>
    <style:style style:name="T215" style:family="text">
      <style:text-properties fo:font-size="12pt" fo:font-weight="normal" style:font-size-asian="12pt" style:font-weight-asian="normal" style:font-size-complex="12pt" style:font-weight-complex="normal"/>
    </style:style>
    <style:style style:name="T216" style:family="text">
      <style:text-properties fo:font-size="12pt" fo:font-weight="normal" officeooo:rsid="00826670" style:font-size-asian="12pt" style:font-weight-asian="normal" style:font-size-complex="12pt" style:font-weight-complex="normal"/>
    </style:style>
    <style:style style:name="T217" style:family="text">
      <style:text-properties fo:font-size="12pt" fo:language="en" fo:country="GB" style:letter-kerning="false" style:font-size-asian="12pt" style:font-size-complex="12pt" style:language-complex="ar" style:country-complex="SA"/>
    </style:style>
    <style:style style:name="T218" style:family="text">
      <style:text-properties officeooo:rsid="009843fa"/>
    </style:style>
    <style:style style:name="T219" style:family="text">
      <style:text-properties officeooo:rsid="009b59d6"/>
    </style:style>
    <style:style style:name="T220" style:family="text">
      <style:text-properties officeooo:rsid="009f8c7c"/>
    </style:style>
    <style:style style:name="T221" style:family="text">
      <style:text-properties officeooo:rsid="00a042fe"/>
    </style:style>
    <style:style style:name="T222" style:family="text">
      <style:text-properties officeooo:rsid="00a3ed36"/>
    </style:style>
    <style:style style:name="T223" style:family="text">
      <style:text-properties officeooo:rsid="00a700d3"/>
    </style:style>
    <style:style style:name="T224" style:family="text">
      <style:text-properties officeooo:rsid="00a89d42"/>
    </style:style>
    <style:style style:name="T225" style:family="text">
      <style:text-properties officeooo:rsid="00ad00e2"/>
    </style:style>
    <style:style style:name="T226" style:family="text">
      <style:text-properties officeooo:rsid="00adf854"/>
    </style:style>
    <style:style style:name="T227" style:family="text">
      <style:text-properties officeooo:rsid="00b1e666"/>
    </style:style>
    <style:style style:name="T228" style:family="text">
      <style:text-properties officeooo:rsid="00b2ac2c"/>
    </style:style>
    <style:style style:name="T229" style:family="text">
      <style:text-properties officeooo:rsid="00b5c1cf"/>
    </style:style>
    <style:style style:name="T230" style:family="text">
      <style:text-properties officeooo:rsid="00b65680"/>
    </style:style>
    <style:style style:name="T231" style:family="text">
      <style:text-properties officeooo:rsid="00c2a723"/>
    </style:style>
    <style:style style:name="T232" style:family="text">
      <style:text-properties fo:font-variant="normal" fo:text-transform="none" fo:color="#1a1e26" loext:opacity="100%" fo:letter-spacing="normal"/>
    </style:style>
    <style:style style:name="T233" style:family="text">
      <style:text-properties fo:font-variant="normal" fo:text-transform="none" fo:color="#242729" loext:opacity="100%" style:font-name="inherit1" fo:font-size="9pt" fo:letter-spacing="normal" fo:font-style="normal" fo:font-weight="normal" loext:padding="0in" loext:border="none"/>
    </style:style>
    <style:style style:name="T234" style:family="text">
      <style:text-properties fo:font-variant="normal" fo:text-transform="none" fo:color="#242729" loext:opacity="100%" style:font-name="Consolas1" fo:font-size="7.80000019073486pt" fo:letter-spacing="normal" fo:font-style="normal" style:text-underline-style="solid" style:text-underline-width="auto" style:text-underline-color="font-color" fo:font-weight="normal" loext:padding="0in" loext:border="none"/>
    </style:style>
    <style:style style:name="T235" style:family="text">
      <style:text-properties fo:font-variant="normal" fo:text-transform="none" fo:color="#242729" loext:opacity="100%" style:font-name="Consolas1" fo:font-size="7.80000019073486pt" fo:letter-spacing="normal" fo:font-style="normal" fo:font-weight="normal" loext:padding="0in" loext:border="none"/>
    </style:style>
    <style:style style:name="T236" style:family="text">
      <style:text-properties fo:font-variant="normal" fo:text-transform="none" fo:color="#222222" loext:opacity="100%" style:font-name="Helvetica" fo:font-size="9pt" fo:letter-spacing="normal" fo:font-style="normal" fo:font-weight="normal" style:font-weight-asian="normal" style:font-weight-complex="normal"/>
    </style:style>
    <style:style style:name="T237" style:family="text">
      <style:text-properties officeooo:rsid="00c5eae5"/>
    </style:style>
    <style:style style:name="T238" style:family="text">
      <style:text-properties officeooo:rsid="00cd2eec"/>
    </style:style>
    <style:style style:name="T239" style:family="text">
      <style:text-properties officeooo:rsid="00d0b47e"/>
    </style:style>
    <style:style style:name="T240" style:family="text">
      <style:text-properties officeooo:rsid="00d20369"/>
    </style:style>
    <style:style style:name="T241" style:family="text">
      <style:text-properties officeooo:rsid="00ef0b04"/>
    </style:style>
    <style:style style:name="T242" style:family="text">
      <style:text-properties officeooo:rsid="00958dac"/>
    </style:style>
    <style:style style:name="T243" style:family="text">
      <style:text-properties officeooo:rsid="00f67fbb"/>
    </style:style>
    <style:style style:name="T244" style:family="text">
      <style:text-properties officeooo:rsid="00f811f0"/>
    </style:style>
    <style:style style:name="T245" style:family="text">
      <style:text-properties officeooo:rsid="00f95458"/>
    </style:style>
    <style:style style:name="T246" style:family="text">
      <style:text-properties officeooo:rsid="00fe7f0f"/>
    </style:style>
    <style:style style:name="T247" style:family="text">
      <style:text-properties officeooo:rsid="010e50a8"/>
    </style:style>
    <style:style style:name="T248" style:family="text">
      <style:text-properties officeooo:rsid="011d1f1e"/>
    </style:style>
    <style:style style:name="T249" style:family="text">
      <style:text-properties officeooo:rsid="012107e8"/>
    </style:style>
    <style:style style:name="T250" style:family="text">
      <style:text-properties fo:color="#1f3763" loext:opacity="100%" style:font-name="Calibri Light" fo:language="en" fo:country="GB" style:font-name-asian="Calibri1" style:language-asian="en" style:country-asian="GB" style:font-name-complex="Tahoma"/>
    </style:style>
    <style:style style:name="T251" style:family="text">
      <style:text-properties fo:color="#1f3763" loext:opacity="100%" style:font-name="Calibri Light" fo:language="en" fo:country="GB" officeooo:rsid="012514b1" style:font-name-asian="Calibri1" style:language-asian="en" style:country-asian="GB" style:font-name-complex="Tahoma"/>
    </style:style>
    <style:style style:name="T252" style:family="text">
      <style:text-properties fo:color="#1f3763" loext:opacity="100%" style:font-name="Calibri Light" fo:language="en" fo:country="GB" officeooo:rsid="0203c109" style:font-name-asian="Calibri1" style:language-asian="en" style:country-asian="GB" style:font-name-complex="Tahoma"/>
    </style:style>
    <style:style style:name="T253" style:family="text">
      <style:text-properties fo:color="#1f3763" loext:opacity="100%" style:font-name="Calibri Light" fo:language="en" fo:country="GB" officeooo:rsid="022dfc99" style:font-name-asian="Calibri1" style:language-asian="en" style:country-asian="GB" style:font-name-complex="Tahoma"/>
    </style:style>
    <style:style style:name="T254" style:family="text">
      <style:text-properties fo:color="#1f3763" loext:opacity="100%" style:font-name="Calibri Light" fo:language="en" fo:country="GB" officeooo:rsid="022f735f" style:font-name-asian="Calibri1" style:language-asian="en" style:country-asian="GB" style:font-name-complex="Tahoma"/>
    </style:style>
    <style:style style:name="T255" style:family="text">
      <style:text-properties fo:color="#1f3763" loext:opacity="100%" style:font-name="Calibri Light" fo:language="en" fo:country="GB" officeooo:rsid="026b6182" style:font-name-asian="Calibri1" style:language-asian="en" style:country-asian="GB" style:font-name-complex="Tahoma"/>
    </style:style>
    <style:style style:name="T256" style:family="text">
      <style:text-properties fo:color="#1f3763" loext:opacity="100%" style:font-name="Calibri Light" fo:language="en" fo:country="GB" officeooo:rsid="02861c87" style:font-name-asian="Calibri1" style:language-asian="en" style:country-asian="GB" style:font-name-complex="Tahoma"/>
    </style:style>
    <style:style style:name="T257" style:family="text">
      <style:text-properties fo:color="#1f3763" loext:opacity="100%" style:font-name="Calibri Light" fo:language="en" fo:country="GB" officeooo:rsid="02a73e8e" style:font-name-asian="Calibri1" style:language-asian="en" style:country-asian="GB" style:font-name-complex="Tahoma"/>
    </style:style>
    <style:style style:name="T258" style:family="text">
      <style:text-properties fo:color="#1f3763" loext:opacity="100%" style:font-name="Calibri Light" fo:language="en" fo:country="GB" officeooo:rsid="012107e8" style:font-name-asian="Calibri1" style:language-asian="en" style:country-asian="GB" style:font-name-complex="Tahoma"/>
    </style:style>
    <style:style style:name="T259" style:family="text">
      <style:text-properties fo:color="#1f3763" loext:opacity="100%" style:font-name="Calibri Light" fo:language="en" fo:country="GB" officeooo:rsid="02c9c57d" style:font-name-asian="Calibri1" style:language-asian="en" style:country-asian="GB" style:font-name-complex="Tahoma"/>
    </style:style>
    <style:style style:name="T260" style:family="text">
      <style:text-properties fo:color="#1f3763" loext:opacity="100%" style:font-name="Calibri Light" fo:language="en" fo:country="GB" officeooo:rsid="02cc0735" style:font-name-asian="Calibri1" style:language-asian="en" style:country-asian="GB" style:font-name-complex="Tahoma"/>
    </style:style>
    <style:style style:name="T261" style:family="text">
      <style:text-properties fo:color="#1f3763" loext:opacity="100%" style:font-name="Calibri Light" fo:language="en" fo:country="GB" fo:font-weight="normal" officeooo:rsid="026b6182" style:font-name-asian="Calibri1" style:language-asian="en" style:country-asian="GB" style:font-weight-asian="normal" style:font-name-complex="Tahoma" style:font-weight-complex="normal"/>
    </style:style>
    <style:style style:name="T262" style:family="text">
      <style:text-properties fo:color="#1f3763" loext:opacity="100%" style:font-name="Calibri Light" fo:language="da" fo:country="DK" fo:font-weight="bold" officeooo:rsid="0189d0fd" style:font-name-asian="Calibri1" style:language-asian="en" style:country-asian="GB" style:font-weight-asian="bold" style:font-name-complex="Tahoma" style:font-weight-complex="bold"/>
    </style:style>
    <style:style style:name="T263" style:family="text">
      <style:text-properties fo:color="#1f3763" loext:opacity="100%" style:font-name="Calibri Light" fo:language="da" fo:country="DK" fo:font-weight="bold" officeooo:rsid="0186a609" style:font-name-asian="Calibri1" style:language-asian="en" style:country-asian="GB" style:font-weight-asian="bold" style:font-name-complex="Tahoma" style:font-weight-complex="bold"/>
    </style:style>
    <style:style style:name="T264" style:family="text">
      <style:text-properties fo:color="#1f3763" loext:opacity="100%" style:font-name="Calibri Light" fo:language="en" fo:country="US" officeooo:rsid="02a73e8e" style:font-name-asian="Calibri1" style:language-asian="en" style:country-asian="GB" style:font-name-complex="Tahoma"/>
    </style:style>
    <style:style style:name="T265" style:family="text">
      <style:text-properties fo:color="#1f3763" loext:opacity="100%" style:font-name="Calibri Light" fo:language="en" fo:country="US" officeooo:rsid="02c2501e" style:font-name-asian="Calibri1" style:language-asian="en" style:country-asian="GB" style:font-name-complex="Tahoma"/>
    </style:style>
    <style:style style:name="T266" style:family="text">
      <style:text-properties officeooo:rsid="01257554"/>
    </style:style>
    <style:style style:name="T267" style:family="text">
      <style:text-properties officeooo:rsid="0127ae61"/>
    </style:style>
    <style:style style:name="T268" style:family="text">
      <style:text-properties fo:font-weight="normal" style:font-weight-asian="normal" style:font-weight-complex="normal"/>
    </style:style>
    <style:style style:name="T269" style:family="text">
      <style:text-properties fo:font-weight="normal" officeooo:rsid="02406cc9" style:font-weight-asian="normal" style:font-weight-complex="normal"/>
    </style:style>
    <style:style style:name="T270" style:family="text">
      <style:text-properties fo:font-weight="normal" officeooo:rsid="02ba962d" style:font-weight-asian="normal" style:font-weight-complex="normal"/>
    </style:style>
    <style:style style:name="T271" style:family="text">
      <style:text-properties officeooo:rsid="0146139c"/>
    </style:style>
    <style:style style:name="T272" style:family="text">
      <style:text-properties officeooo:rsid="0147b6fa"/>
    </style:style>
    <style:style style:name="T273" style:family="text">
      <style:text-properties officeooo:rsid="014e33b4"/>
    </style:style>
    <style:style style:name="T274" style:family="text">
      <style:text-properties officeooo:rsid="014ee486"/>
    </style:style>
    <style:style style:name="T275" style:family="text">
      <style:text-properties officeooo:rsid="0163da82"/>
    </style:style>
    <style:style style:name="T276" style:family="text">
      <style:text-properties style:text-underline-style="none" fo:font-weight="bold" style:font-weight-asian="bold" style:font-weight-complex="bold"/>
    </style:style>
    <style:style style:name="T277" style:family="text">
      <style:text-properties style:text-underline-style="none" fo:font-weight="normal" style:font-weight-asian="normal" style:font-weight-complex="normal"/>
    </style:style>
    <style:style style:name="T278" style:family="text">
      <style:text-properties officeooo:rsid="017ce8fb"/>
    </style:style>
    <style:style style:name="T279" style:family="text">
      <style:text-properties fo:language="da" fo:country="DK" officeooo:rsid="01827ce2" style:language-asian="en" style:country-asian="GB"/>
    </style:style>
    <style:style style:name="T280" style:family="text">
      <style:text-properties fo:language="da" fo:country="DK" fo:font-weight="bold" officeooo:rsid="0186a609" style:language-asian="en" style:country-asian="GB" style:font-weight-asian="bold" style:font-weight-complex="bold"/>
    </style:style>
    <style:style style:name="T281" style:family="text">
      <style:text-properties officeooo:rsid="01852a9c"/>
    </style:style>
    <style:style style:name="T282" style:family="text">
      <style:text-properties officeooo:rsid="01855cbb"/>
    </style:style>
    <style:style style:name="T283" style:family="text">
      <style:text-properties officeooo:rsid="0195f027"/>
    </style:style>
    <style:style style:name="T284" style:family="text">
      <style:text-properties officeooo:rsid="01976c1e"/>
    </style:style>
    <style:style style:name="T285" style:family="text">
      <style:text-properties officeooo:rsid="01a6f755"/>
    </style:style>
    <style:style style:name="T286" style:family="text">
      <style:text-properties officeooo:rsid="01a7da88"/>
    </style:style>
    <style:style style:name="T287" style:family="text">
      <style:text-properties officeooo:rsid="01ae7a02"/>
    </style:style>
    <style:style style:name="T288" style:family="text">
      <style:text-properties style:text-line-through-style="solid" style:text-line-through-type="single"/>
    </style:style>
    <style:style style:name="T289" style:family="text">
      <style:text-properties officeooo:rsid="01bcc66c"/>
    </style:style>
    <style:style style:name="T290" style:family="text">
      <style:text-properties officeooo:rsid="01c34e77"/>
    </style:style>
    <style:style style:name="T291" style:family="text">
      <style:text-properties officeooo:rsid="01c57941"/>
    </style:style>
    <style:style style:name="T292" style:family="text">
      <style:text-properties officeooo:rsid="01c58335"/>
    </style:style>
    <style:style style:name="T293" style:family="text">
      <style:text-properties officeooo:rsid="01d19dbb"/>
    </style:style>
    <style:style style:name="T294" style:family="text">
      <style:text-properties officeooo:rsid="01d204b8"/>
    </style:style>
    <style:style style:name="T295" style:family="text">
      <style:text-properties officeooo:rsid="01d438c4"/>
    </style:style>
    <style:style style:name="T296" style:family="text">
      <style:text-properties officeooo:rsid="01d54599"/>
    </style:style>
    <style:style style:name="T297" style:family="text">
      <style:text-properties officeooo:rsid="01da07b7"/>
    </style:style>
    <style:style style:name="T298" style:family="text">
      <style:text-properties officeooo:rsid="01dbc099"/>
    </style:style>
    <style:style style:name="T299" style:family="text">
      <style:text-properties officeooo:rsid="01e69347"/>
    </style:style>
    <style:style style:name="T300" style:family="text">
      <style:text-properties officeooo:rsid="01e70f5f"/>
    </style:style>
    <style:style style:name="T301" style:family="text">
      <style:text-properties officeooo:rsid="01e821e2"/>
    </style:style>
    <style:style style:name="T302" style:family="text">
      <style:text-properties officeooo:rsid="01efc616"/>
    </style:style>
    <style:style style:name="T303" style:family="text">
      <style:text-properties officeooo:rsid="01f3d018"/>
    </style:style>
    <style:style style:name="T304" style:family="text">
      <style:text-properties officeooo:rsid="01f45dba"/>
    </style:style>
    <style:style style:name="T305" style:family="text">
      <style:text-properties officeooo:rsid="01f67996"/>
    </style:style>
    <style:style style:name="T306" style:family="text">
      <style:text-properties officeooo:rsid="01f773d2"/>
    </style:style>
    <style:style style:name="T307" style:family="text">
      <style:text-properties fo:font-size="11pt" style:letter-kerning="false" style:font-size-asian="11pt" style:font-size-complex="11pt" style:language-complex="ar" style:country-complex="SA"/>
    </style:style>
    <style:style style:name="T308" style:family="text">
      <style:text-properties fo:font-size="11pt" officeooo:rsid="02a3763b" style:letter-kerning="false" style:font-size-asian="11pt" style:font-size-complex="11pt" style:language-complex="ar" style:country-complex="SA"/>
    </style:style>
    <style:style style:name="T309" style:family="text">
      <style:text-properties fo:font-size="11pt" officeooo:rsid="029e0881" style:letter-kerning="false" style:font-size-asian="11pt" style:font-size-complex="11pt" style:language-complex="ar" style:country-complex="SA"/>
    </style:style>
    <style:style style:name="T310" style:family="text">
      <style:text-properties fo:font-size="11pt" officeooo:rsid="02a9ea71" style:letter-kerning="false" style:font-size-asian="11pt" style:font-size-complex="11pt" style:language-complex="ar" style:country-complex="SA"/>
    </style:style>
    <style:style style:name="T311" style:family="text">
      <style:text-properties fo:font-size="11pt" fo:language="en" fo:country="US" style:letter-kerning="false" style:font-size-asian="11pt" style:font-size-complex="11pt" style:language-complex="ar" style:country-complex="SA"/>
    </style:style>
    <style:style style:name="T312" style:family="text">
      <style:text-properties fo:font-size="11pt" fo:language="en" fo:country="US" officeooo:rsid="02a3763b" style:letter-kerning="false" style:font-size-asian="11pt" style:font-size-complex="11pt" style:language-complex="ar" style:country-complex="SA"/>
    </style:style>
    <style:style style:name="T313" style:family="text">
      <style:text-properties fo:font-size="11pt" fo:language="en" fo:country="US" officeooo:rsid="029e0881" style:letter-kerning="false" style:font-size-asian="11pt" style:font-size-complex="11pt" style:language-complex="ar" style:country-complex="SA"/>
    </style:style>
    <style:style style:name="T314" style:family="text">
      <style:text-properties fo:font-size="11pt" fo:language="en" fo:country="US" officeooo:rsid="02a9ea71" style:letter-kerning="false" style:font-size-asian="11pt" style:font-size-complex="11pt" style:language-complex="ar" style:country-complex="SA"/>
    </style:style>
    <style:style style:name="T315" style:family="text">
      <style:text-properties fo:font-size="11pt" fo:font-weight="bold" style:letter-kerning="false" style:font-size-asian="11pt" style:font-weight-asian="bold" style:font-size-complex="11pt" style:language-complex="ar" style:country-complex="SA" style:font-weight-complex="bold"/>
    </style:style>
    <style:style style:name="T316" style:family="text">
      <style:text-properties officeooo:rsid="01ff28b9"/>
    </style:style>
    <style:style style:name="T317" style:family="text">
      <style:text-properties officeooo:rsid="02011c68"/>
    </style:style>
    <style:style style:name="T318" style:family="text">
      <style:text-properties officeooo:rsid="02011ffc"/>
    </style:style>
    <style:style style:name="T319" style:family="text">
      <style:text-properties officeooo:rsid="0201646d"/>
    </style:style>
    <style:style style:name="T320" style:family="text">
      <style:text-properties officeooo:rsid="020545a3"/>
    </style:style>
    <style:style style:name="T321" style:family="text">
      <style:text-properties officeooo:rsid="020633f0"/>
    </style:style>
    <style:style style:name="T322" style:family="text">
      <style:text-properties officeooo:rsid="02241f63"/>
    </style:style>
    <style:style style:name="T323" style:family="text">
      <style:text-properties officeooo:rsid="022846eb"/>
    </style:style>
    <style:style style:name="T324" style:family="text">
      <style:text-properties officeooo:rsid="023ced75"/>
    </style:style>
    <style:style style:name="T325" style:family="text">
      <style:text-properties officeooo:rsid="02406cc9"/>
    </style:style>
    <style:style style:name="T326" style:family="text">
      <style:text-properties officeooo:rsid="0243e4f6"/>
    </style:style>
    <style:style style:name="T327" style:family="text">
      <style:text-properties officeooo:rsid="024ba758"/>
    </style:style>
    <style:style style:name="T328" style:family="text">
      <style:text-properties officeooo:rsid="024c305d"/>
    </style:style>
    <style:style style:name="T329" style:family="text">
      <style:text-properties officeooo:rsid="024e6637"/>
    </style:style>
    <style:style style:name="T330" style:family="text">
      <style:text-properties officeooo:rsid="02511b60"/>
    </style:style>
    <style:style style:name="T331" style:family="text">
      <style:text-properties officeooo:rsid="0254bbef"/>
    </style:style>
    <style:style style:name="T332" style:family="text">
      <style:text-properties officeooo:rsid="0257e4ff"/>
    </style:style>
    <style:style style:name="T333" style:family="text">
      <style:text-properties officeooo:rsid="025e9423"/>
    </style:style>
    <style:style style:name="T334" style:family="text">
      <style:text-properties officeooo:rsid="026b6182"/>
    </style:style>
    <style:style style:name="T335" style:family="text">
      <style:text-properties officeooo:rsid="026dfa5a"/>
    </style:style>
    <style:style style:name="T336" style:family="text">
      <style:text-properties officeooo:rsid="02709c78"/>
    </style:style>
    <style:style style:name="T337" style:family="text">
      <style:text-properties officeooo:rsid="02766809"/>
    </style:style>
    <style:style style:name="T338" style:family="text">
      <style:text-properties officeooo:rsid="0276d64d"/>
    </style:style>
    <style:style style:name="T339" style:family="text">
      <style:text-properties officeooo:rsid="0279fce7"/>
    </style:style>
    <style:style style:name="T340" style:family="text">
      <style:text-properties officeooo:rsid="027a8767"/>
    </style:style>
    <style:style style:name="T341" style:family="text">
      <style:text-properties officeooo:rsid="027b23b4"/>
    </style:style>
    <style:style style:name="T342" style:family="text">
      <style:text-properties officeooo:rsid="027c120e"/>
    </style:style>
    <style:style style:name="T343" style:family="text">
      <style:text-properties officeooo:rsid="027e895b"/>
    </style:style>
    <style:style style:name="T344" style:family="text">
      <style:text-properties officeooo:rsid="0280d61e"/>
    </style:style>
    <style:style style:name="T345" style:family="text">
      <style:text-properties officeooo:rsid="028b9a59"/>
    </style:style>
    <style:style style:name="T346" style:family="text">
      <style:text-properties officeooo:rsid="02966f05"/>
    </style:style>
    <style:style style:name="T347" style:family="text">
      <style:text-properties officeooo:rsid="0297b152"/>
    </style:style>
    <style:style style:name="T348" style:family="text">
      <style:text-properties officeooo:rsid="0299943a"/>
    </style:style>
    <style:style style:name="T349" style:family="text">
      <style:text-properties officeooo:rsid="029a3b94"/>
    </style:style>
    <style:style style:name="T350" style:family="text">
      <style:text-properties officeooo:rsid="029aad02"/>
    </style:style>
    <style:style style:name="T351" style:family="text">
      <style:text-properties officeooo:rsid="029ca707"/>
    </style:style>
    <style:style style:name="T352" style:family="text">
      <style:text-properties officeooo:rsid="029c33c6"/>
    </style:style>
    <style:style style:name="T353" style:family="text">
      <style:text-properties officeooo:rsid="029e0881"/>
    </style:style>
    <style:style style:name="T354" style:family="text">
      <style:text-properties officeooo:rsid="02a0cf1f"/>
    </style:style>
    <style:style style:name="T355" style:family="text">
      <style:text-properties officeooo:rsid="02a5a0c0"/>
    </style:style>
    <style:style style:name="T356" style:family="text">
      <style:text-properties officeooo:rsid="02a73e8e"/>
    </style:style>
    <style:style style:name="T357" style:family="text">
      <style:text-properties officeooo:rsid="02aa2580"/>
    </style:style>
    <style:style style:name="T358" style:family="text">
      <style:text-properties officeooo:rsid="02938cd4"/>
    </style:style>
    <style:style style:name="T359" style:family="text">
      <style:text-properties officeooo:rsid="02b49c3b"/>
    </style:style>
    <style:style style:name="T360" style:family="text">
      <style:text-properties officeooo:rsid="02c2501e"/>
    </style:style>
    <style:style style:name="T361" style:family="text">
      <style:text-properties officeooo:rsid="02c42f65"/>
    </style:style>
    <style:style style:name="T362" style:family="text">
      <style:text-properties officeooo:rsid="02a9ea71" style:letter-kerning="false" style:language-complex="ar" style:country-complex="SA"/>
    </style:style>
    <style:style style:name="T363" style:family="text">
      <style:text-properties officeooo:rsid="02c42f65" style:letter-kerning="false" style:language-complex="ar" style:country-complex="SA"/>
    </style:style>
    <style:style style:name="T364" style:family="text">
      <style:text-properties fo:color="#c9211e" loext:opacity="100%"/>
    </style:style>
    <style:style style:name="T365" style:family="text">
      <style:text-properties fo:color="#c9211e" loext:opacity="100%" fo:language="en" fo:country="US" style:language-asian="en" style:country-asian="GB" style:language-complex="ar" style:country-complex="SA"/>
    </style:style>
    <style:style style:name="T366" style:family="text">
      <style:text-properties officeooo:rsid="02c8ad16"/>
    </style:style>
    <style:style style:name="T367" style:family="text">
      <style:text-properties officeooo:rsid="02c8e5c8"/>
    </style:style>
    <style:style style:name="T368" style:family="text">
      <style:text-properties officeooo:rsid="02c9d196"/>
    </style:style>
    <style:style style:name="T369" style:family="text">
      <style:text-properties officeooo:rsid="02cc0735"/>
    </style:style>
    <style:style style:name="T370" style:family="text">
      <style:text-properties officeooo:rsid="02cddd4c"/>
    </style:style>
    <style:style style:name="T371" style:family="text">
      <style:text-properties officeooo:rsid="02d85120"/>
    </style:style>
    <style:style style:name="T372" style:family="text">
      <style:text-properties officeooo:rsid="02dc5d22"/>
    </style:style>
    <style:style style:name="T373" style:family="text">
      <style:text-properties officeooo:rsid="02de3413"/>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50" text:outline-level="1"><text:bookmark text:name="_GoBack"/></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51"><text:a xlink:type="simple" xlink:href="#__RefHeading___Toc9052_4025634616" text:style-name="Index_20_Link" text:visited-style-name="Index_20_Link">Re-structuring<text:tab/>5</text:a></text:p>
          <text:p text:style-name="P1152"><text:a xlink:type="simple" xlink:href="#__RefHeading___Toc9054_4025634616" text:style-name="Index_20_Link" text:visited-style-name="Index_20_Link">Step by step<text:tab/>5</text:a></text:p>
          <text:p text:style-name="P1153"><text:a xlink:type="simple" xlink:href="#__RefHeading___Toc9056_4025634616" text:style-name="Index_20_Link" text:visited-style-name="Index_20_Link">CreateGraphInput.py<text:tab/>5</text:a></text:p>
          <text:p text:style-name="P1153"><text:a xlink:type="simple" xlink:href="#__RefHeading___Toc9058_4025634616" text:style-name="Index_20_Link" text:visited-style-name="Index_20_Link">senselabeled_or_text = True<text:tab/>5</text:a></text:p>
          <text:p text:style-name="P1153"><text:a xlink:type="simple" xlink:href="#__RefHeading___Toc9060_4025634616" text:style-name="Index_20_Link" text:visited-style-name="Index_20_Link">Vocabulary<text:tab/>6</text:a></text:p>
          <text:p text:style-name="P1153"><text:a xlink:type="simple" xlink:href="#__RefHeading___Toc9062_4025634616" text:style-name="Index_20_Link" text:visited-style-name="Index_20_Link">Compute Embeddings<text:tab/>7</text:a></text:p>
          <text:p text:style-name="P1153"><text:a xlink:type="simple" xlink:href="#__RefHeading___Toc9064_4025634616" text:style-name="Index_20_Link" text:visited-style-name="Index_20_Link">WordNetData and Post-processing<text:tab/>7</text:a></text:p>
          <text:p text:style-name="P1153"><text:a xlink:type="simple" xlink:href="#__RefHeading___Toc9066_4025634616" text:style-name="Index_20_Link" text:visited-style-name="Index_20_Link">Synonyms<text:tab/>8</text:a></text:p>
          <text:p text:style-name="P1153"><text:a xlink:type="simple" xlink:href="#__RefHeading___Toc9068_4025634616" text:style-name="Index_20_Link" text:visited-style-name="Index_20_Link">Graph matrix<text:tab/>10</text:a></text:p>
          <text:p text:style-name="P1153"><text:a xlink:type="simple" xlink:href="#__RefHeading___Toc9070_4025634616" text:style-name="Index_20_Link" text:visited-style-name="Index_20_Link">Graph edges<text:tab/>11</text:a></text:p>
          <text:p text:style-name="P1153"><text:a xlink:type="simple" xlink:href="#__RefHeading___Toc9072_4025634616" text:style-name="Index_20_Link" text:visited-style-name="Index_20_Link">T.setup_train &amp; co<text:tab/>12</text:a></text:p>
          <text:p text:style-name="P1152"><text:a xlink:type="simple" xlink:href="#__RefHeading___Toc9074_4025634616" text:style-name="Index_20_Link" text:visited-style-name="Index_20_Link">Graph: reflections &amp; checks<text:tab/>12</text:a></text:p>
          <text:p text:style-name="P1153"><text:a xlink:type="simple" xlink:href="#__RefHeading___Toc9076_4025634616" text:style-name="Index_20_Link" text:visited-style-name="Index_20_Link">Statistics of version 1.0<text:tab/>13</text:a></text:p>
          <text:p text:style-name="P1153"><text:a xlink:type="simple" xlink:href="#__RefHeading___Toc9078_4025634616" text:style-name="Index_20_Link" text:visited-style-name="Index_20_Link">Lemmatized forms, self-loops vs edges<text:tab/>13</text:a></text:p>
          <text:p text:style-name="P1153"><text:a xlink:type="simple" xlink:href="#__RefHeading___Toc9080_4025634616" text:style-name="Index_20_Link" text:visited-style-name="Index_20_Link">Statistics, version 1.1<text:tab/>14</text:a></text:p>
          <text:p text:style-name="P1153"><text:a xlink:type="simple" xlink:href="#__RefHeading___Toc9082_4025634616" text:style-name="Index_20_Link" text:visited-style-name="Index_20_Link">Graph test<text:tab/>14</text:a></text:p>
          <text:p text:style-name="P1153"><text:a xlink:type="simple" xlink:href="#__RefHeading___Toc9084_4025634616" text:style-name="Index_20_Link" text:visited-style-name="Index_20_Link">Reviewing the dummySenses and lemmas<text:tab/>17</text:a></text:p>
          <text:p text:style-name="P1151"><text:a xlink:type="simple" xlink:href="#__RefHeading___Toc9086_4025634616" text:style-name="Index_20_Link" text:visited-style-name="Index_20_Link">Graph review – lemmas, dummySenses and tests<text:tab/>20</text:a></text:p>
          <text:p text:style-name="P1153"><text:a xlink:type="simple" xlink:href="#__RefHeading___Toc9088_4025634616" text:style-name="Index_20_Link" text:visited-style-name="Index_20_Link">On SemCor, run 3 (after re-executing the pipeline)<text:tab/>20</text:a></text:p>
          <text:p text:style-name="P1153"><text:a xlink:type="simple" xlink:href="#__RefHeading___Toc9090_4025634616" text:style-name="Index_20_Link" text:visited-style-name="Index_20_Link">On WikiText-2, run 3<text:tab/>22</text:a></text:p>
          <text:p text:style-name="P1152"><text:a xlink:type="simple" xlink:href="#__RefHeading___Toc9092_4025634616" text:style-name="Index_20_Link" text:visited-style-name="Index_20_Link">Creating the graph edges<text:tab/>22</text:a></text:p>
          <text:p text:style-name="P1153"><text:a xlink:type="simple" xlink:href="#__RefHeading___Toc9094_4025634616" text:style-name="Index_20_Link" text:visited-style-name="Index_20_Link">Graph ranges and previous run<text:tab/>24</text:a></text:p>
          <text:p text:style-name="P1153"><text:a xlink:type="simple" xlink:href="#__RefHeading___Toc9096_4025634616" text:style-name="Index_20_Link" text:visited-style-name="Index_20_Link">Using the new grapharea_matrix – On WikiText-2, run 4<text:tab/>25</text:a></text:p>
          <text:p text:style-name="P1153"><text:a xlink:type="simple" xlink:href="#__RefHeading___Toc9098_4025634616" text:style-name="Index_20_Link" text:visited-style-name="Index_20_Link">Statistics, v.1.2<text:tab/>28</text:a></text:p>
          <text:p text:style-name="P1153"><text:a xlink:type="simple" xlink:href="#__RefHeading___Toc9100_4025634616" text:style-name="Index_20_Link" text:visited-style-name="Index_20_Link">On WikiText-2, run 5<text:tab/>28</text:a></text:p>
          <text:p text:style-name="P1153"><text:a xlink:type="simple" xlink:href="#__RefHeading___Toc9102_4025634616" text:style-name="Index_20_Link" text:visited-style-name="Index_20_Link">On SemCor, run 4:<text:tab/>30</text:a></text:p>
          <text:p text:style-name="P1151"><text:a xlink:type="simple" xlink:href="#__RefHeading___Toc9104_4025634616" text:style-name="Index_20_Link" text:visited-style-name="Index_20_Link">Tests for mini-experiments<text:tab/>32</text:a></text:p>
          <text:p text:style-name="P1153"><text:a xlink:type="simple" xlink:href="#__RefHeading___Toc9106_4025634616" text:style-name="Index_20_Link" text:visited-style-name="Index_20_Link">Modifying the DataLoader<text:tab/>32</text:a></text:p>
          <text:p text:style-name="P1153"><text:a xlink:type="simple" xlink:href="#__RefHeading___Toc9108_4025634616" text:style-name="Index_20_Link" text:visited-style-name="Index_20_Link">MiniExperiment.py<text:tab/>32</text:a></text:p>
          <text:p text:style-name="P1151"><text:a xlink:type="simple" xlink:href="#__RefHeading___Toc9110_4025634616" text:style-name="Index_20_Link" text:visited-style-name="Index_20_Link">1: Simple GRUs<text:tab/>34</text:a></text:p>
          <text:p text:style-name="P1152"><text:a xlink:type="simple" xlink:href="#__RefHeading___Toc9112_4025634616" text:style-name="Index_20_Link" text:visited-style-name="Index_20_Link">Tests<text:tab/>34</text:a></text:p>
          <text:p text:style-name="P1153"><text:a xlink:type="simple" xlink:href="#__RefHeading___Toc9114_4025634616" text:style-name="Index_20_Link" text:visited-style-name="Index_20_Link">WikiText-2, graph check<text:tab/>34</text:a></text:p>
          <text:p text:style-name="P1153"><text:a xlink:type="simple" xlink:href="#__RefHeading___Toc9116_4025634616" text:style-name="Index_20_Link" text:visited-style-name="Index_20_Link">WikiText-2, mini-experiment<text:tab/>35</text:a></text:p>
          <text:p text:style-name="P1153"><text:a xlink:type="simple" xlink:href="#__RefHeading___Toc9118_4025634616" text:style-name="Index_20_Link" text:visited-style-name="Index_20_Link">SemCor, graph check<text:tab/>36</text:a></text:p>
          <text:p text:style-name="P1153"><text:a xlink:type="simple" xlink:href="#__RefHeading___Toc9120_4025634616" text:style-name="Index_20_Link" text:visited-style-name="Index_20_Link">SemCor, mini-experiment<text:tab/>38</text:a></text:p>
          <text:p text:style-name="P1152"><text:a xlink:type="simple" xlink:href="#__RefHeading___Toc9122_4025634616" text:style-name="Index_20_Link" text:visited-style-name="Index_20_Link">Simple GRUs on WIkiText-2<text:tab/>40</text:a></text:p>
          <text:p text:style-name="P1153"><text:a xlink:type="simple" xlink:href="#__RefHeading___Toc9124_4025634616" text:style-name="Index_20_Link" text:visited-style-name="Index_20_Link">Experiment: Simple GRUs on WIkiText-2<text:tab/>40</text:a></text:p>
          <text:p text:style-name="P1152"><text:a xlink:type="simple" xlink:href="#__RefHeading___Toc9126_4025634616" text:style-name="Index_20_Link" text:visited-style-name="Index_20_Link">Simple GRUs on SemCor<text:tab/>40</text:a></text:p>
          <text:p text:style-name="P1153"><text:a xlink:type="simple" xlink:href="#__RefHeading___Toc9128_4025634616" text:style-name="Index_20_Link" text:visited-style-name="Index_20_Link">­Experiment: Simple GRUs on SemCor<text:tab/>40</text:a></text:p>
          <text:p text:style-name="P1153"><text:a xlink:type="simple" xlink:href="#__RefHeading___Toc9130_4025634616" text:style-name="Index_20_Link" text:visited-style-name="Index_20_Link">Aside: The TTO conference<text:tab/>41</text:a></text:p>
          <text:p text:style-name="P1151"><text:a xlink:type="simple" xlink:href="#__RefHeading___Toc9132_4025634616" text:style-name="Index_20_Link" text:visited-style-name="Index_20_Link">2: Variants of Simple GRUs<text:tab/>43</text:a></text:p>
          <text:p text:style-name="P1152"><text:a xlink:type="simple" xlink:href="#__RefHeading___Toc9134_4025634616" text:style-name="Index_20_Link" text:visited-style-name="Index_20_Link">With freezing<text:tab/>43</text:a></text:p>
          <text:p text:style-name="P1153"><text:a xlink:type="simple" xlink:href="#__RefHeading___Toc9136_4025634616" text:style-name="Index_20_Link" text:visited-style-name="Index_20_Link">Mini-experiment with freezing, on SemCor<text:tab/>43</text:a></text:p>
          <text:p text:style-name="P1153"><text:a xlink:type="simple" xlink:href="#__RefHeading___Toc9138_4025634616" text:style-name="Index_20_Link" text:visited-style-name="Index_20_Link">Experiment: Simple GRUs with freezing on SemCor<text:tab/>43</text:a></text:p>
          <text:p text:style-name="P1151"><text:a xlink:type="simple" xlink:href="#__RefHeading___Toc9140_4025634616" text:style-name="Index_20_Link" text:visited-style-name="Index_20_Link">2a: Loading pre-trained WT-2 model<text:tab/>44</text:a></text:p>
          <text:p text:style-name="P1152"><text:a xlink:type="simple" xlink:href="#__RefHeading___Toc9142_4025634616" text:style-name="Index_20_Link" text:visited-style-name="Index_20_Link">Pretrained Simple GRUs on SemCor: necessary modifications<text:tab/>44</text:a></text:p>
          <text:p text:style-name="P1152"><text:soft-page-break/><text:a xlink:type="simple" xlink:href="#__RefHeading___Toc9144_4025634616" text:style-name="Index_20_Link" text:visited-style-name="Index_20_Link">Tests: using pre-trained model<text:tab/>45</text:a></text:p>
          <text:p text:style-name="P1153"><text:a xlink:type="simple" xlink:href="#__RefHeading___Toc9146_4025634616" text:style-name="Index_20_Link" text:visited-style-name="Index_20_Link">WT-2 to WT-2:<text:tab/>45</text:a></text:p>
          <text:p text:style-name="P1151"><text:a xlink:type="simple" xlink:href="#__RefHeading___Toc9148_4025634616" text:style-name="Index_20_Link" text:visited-style-name="Index_20_Link">3: Sense context average, v0.1<text:tab/>50</text:a></text:p>
          <text:p text:style-name="P1153"><text:a xlink:type="simple" xlink:href="#__RefHeading___Toc9150_4025634616" text:style-name="Index_20_Link" text:visited-style-name="Index_20_Link">Plan<text:tab/>50</text:a></text:p>
          <text:p text:style-name="P1153"><text:a xlink:type="simple" xlink:href="#__RefHeading___Toc9152_4025634616" text:style-name="Index_20_Link" text:visited-style-name="Index_20_Link">Implementation<text:tab/>51</text:a></text:p>
          <text:p text:style-name="P1153"><text:a xlink:type="simple" xlink:href="#__RefHeading___Toc9154_4025634616" text:style-name="Index_20_Link" text:visited-style-name="Index_20_Link">Tests<text:tab/>51</text:a></text:p>
          <text:p text:style-name="P1152"><text:a xlink:type="simple" xlink:href="#__RefHeading___Toc9156_4025634616" text:style-name="Index_20_Link" text:visited-style-name="Index_20_Link">Model<text:tab/>52</text:a></text:p>
          <text:p text:style-name="P1152"><text:a xlink:type="simple" xlink:href="#__RefHeading___Toc9158_4025634616" text:style-name="Index_20_Link" text:visited-style-name="Index_20_Link">Recap of the basic steps of RNN / SelectK<text:tab/>53</text:a></text:p>
          <text:p text:style-name="P1153"><text:a xlink:type="simple" xlink:href="#__RefHeading___Toc9160_4025634616" text:style-name="Index_20_Link" text:visited-style-name="Index_20_Link">def </text:a><text:a xlink:type="simple" xlink:href="#__RefHeading___Toc9160_4025634616" text:style-name="Index_20_Link" text:visited-style-name="Index_20_Link">__init__</text:a><text:a xlink:type="simple" xlink:href="#__RefHeading___Toc9160_4025634616" text:style-name="Index_20_Link" text:visited-style-name="Index_20_Link">(</text:a><text:a xlink:type="simple" xlink:href="#__RefHeading___Toc9160_4025634616" text:style-name="Index_20_Link" text:visited-style-name="Index_20_Link">…):</text:a><text:a xlink:type="simple" xlink:href="#__RefHeading___Toc9160_4025634616" text:style-name="Index_20_Link" text:visited-style-name="Index_20_Link"><text:tab/>53</text:a></text:p>
          <text:p text:style-name="P1153"><text:a xlink:type="simple" xlink:href="#__RefHeading___Toc9162_4025634616" text:style-name="Index_20_Link" text:visited-style-name="Index_20_Link">def </text:a><text:a xlink:type="simple" xlink:href="#__RefHeading___Toc9162_4025634616" text:style-name="Index_20_Link" text:visited-style-name="Index_20_Link">forward</text:a><text:a xlink:type="simple" xlink:href="#__RefHeading___Toc9162_4025634616" text:style-name="Index_20_Link" text:visited-style-name="Index_20_Link">(</text:a><text:a xlink:type="simple" xlink:href="#__RefHeading___Toc9162_4025634616" text:style-name="Index_20_Link" text:visited-style-name="Index_20_Link">self</text:a><text:a xlink:type="simple" xlink:href="#__RefHeading___Toc9162_4025634616" text:style-name="Index_20_Link" text:visited-style-name="Index_20_Link">, batchinput_tensor):</text:a><text:a xlink:type="simple" xlink:href="#__RefHeading___Toc9162_4025634616" text:style-name="Index_20_Link" text:visited-style-name="Index_20_Link"><text:tab/>53</text:a></text:p>
          <text:p text:style-name="P1152"><text:a xlink:type="simple" xlink:href="#__RefHeading___Toc8402_469614763" text:style-name="Index_20_Link" text:visited-style-name="Index_20_Link">Refactoring RNN/SelectK and variants<text:tab/>54</text:a></text:p>
          <text:p text:style-name="P1153"><text:a xlink:type="simple" xlink:href="#__RefHeading___Toc8404_469614763" text:style-name="Index_20_Link" text:visited-style-name="Index_20_Link">Tests before refactoring<text:tab/>54</text:a></text:p>
          <text:p text:style-name="P1153"><text:a xlink:type="simple" xlink:href="#__RefHeading___Toc8731_2223532734" text:style-name="Index_20_Link" text:visited-style-name="Index_20_Link">Tests after refactoring<text:tab/>55</text:a></text:p>
          <text:p text:style-name="P1151"><text:a xlink:type="simple" xlink:href="#__RefHeading___Toc8834_20102023" text:style-name="Index_20_Link" text:visited-style-name="Index_20_Link">4: Faster selection in SelectK<text:tab/>57</text:a></text:p>
          <text:p text:style-name="P1152"><text:a xlink:type="simple" xlink:href="#__RefHeading___Toc8836_20102023" text:style-name="Index_20_Link" text:visited-style-name="Index_20_Link">Time analysis on existing SelectK (Lambda machine)<text:tab/>57</text:a></text:p>
          <text:p text:style-name="P1153"><text:a xlink:type="simple" xlink:href="#__RefHeading___Toc9214_3487337050" text:style-name="Index_20_Link" text:visited-style-name="Index_20_Link">Adjustment: locating neighbours<text:tab/>57</text:a></text:p>
          <text:p text:style-name="P1152"><text:a xlink:type="simple" xlink:href="#__RefHeading___Toc9216_3487337050" text:style-name="Index_20_Link" text:visited-style-name="Index_20_Link">Sample-cycle time analysis on existing SelectK (SDU-Cheetah machine)<text:tab/>58</text:a></text:p>
          <text:p text:style-name="P1153"><text:a xlink:type="simple" xlink:href="#__RefHeading___Toc9303_4289377991" text:style-name="Index_20_Link" text:visited-style-name="Index_20_Link">Examining iteration time on larger mini-fragment<text:tab/>60</text:a></text:p>
          <text:p text:style-name="P1152"><text:a xlink:type="simple" xlink:href="#__RefHeading___Toc9845_2169962901" text:style-name="Index_20_Link" text:visited-style-name="Index_20_Link">Part 2, on the Lambda machine<text:tab/>60</text:a></text:p>
          <text:p text:style-name="P1153"><text:a xlink:type="simple" xlink:href="#__RefHeading___Toc9847_2169962901" text:style-name="Index_20_Link" text:visited-style-name="Index_20_Link">Review<text:tab/>60</text:a></text:p>
          <text:p text:style-name="P1153"><text:a xlink:type="simple" xlink:href="#__RefHeading___Toc9849_2169962901" text:style-name="Index_20_Link" text:visited-style-name="Index_20_Link">Cycle-on-samples, time analysis on Lambda machine<text:tab/>61</text:a></text:p>
          <text:p text:style-name="P1153"><text:a xlink:type="simple" xlink:href="#__RefHeading___Toc10189_3489640524" text:style-name="Index_20_Link" text:visited-style-name="Index_20_Link">Mini-experiments for Correctness<text:tab/>63</text:a></text:p>
          <text:p text:style-name="P1151"><text:a xlink:type="simple" xlink:href="#__RefHeading___Toc11126_699233590" text:style-name="Index_20_Link" text:visited-style-name="Index_20_Link">5: Simple GRUs<text:tab/>66</text:a></text:p>
          <text:p text:style-name="P1152"><text:a xlink:type="simple" xlink:href="#__RefHeading___Toc11128_699233590" text:style-name="Index_20_Link" text:visited-style-name="Index_20_Link">Mini-experiments<text:tab/>66</text:a></text:p>
          <text:p text:style-name="P1153"><text:a xlink:type="simple" xlink:href="#__RefHeading___Toc11130_699233590" text:style-name="Index_20_Link" text:visited-style-name="Index_20_Link">With Freezing:<text:tab/>66</text:a></text:p>
          <text:p text:style-name="P1153"><text:a xlink:type="simple" xlink:href="#__RefHeading___Toc11132_699233590" text:style-name="Index_20_Link" text:visited-style-name="Index_20_Link">Joint optimization:<text:tab/>66</text:a></text:p>
          <text:p text:style-name="P1152"><text:a xlink:type="simple" xlink:href="#__RefHeading___Toc11134_699233590" text:style-name="Index_20_Link" text:visited-style-name="Index_20_Link">Experiments<text:tab/>67</text:a></text:p>
          <text:p text:style-name="P1153"><text:a xlink:type="simple" xlink:href="#__RefHeading___Toc11136_699233590" text:style-name="Index_20_Link" text:visited-style-name="Index_20_Link">Only FastText embeddings, Joint optimization<text:tab/>67</text:a></text:p>
          <text:p text:style-name="P1153"><text:a xlink:type="simple" xlink:href="#__RefHeading___Toc11138_699233590" text:style-name="Index_20_Link" text:visited-style-name="Index_20_Link">Only FastText embeddings, with Freezing<text:tab/>67</text:a></text:p>
          <text:p text:style-name="P1153"><text:a xlink:type="simple" xlink:href="#__RefHeading___Toc16991_304009181" text:style-name="Index_20_Link" text:visited-style-name="Index_20_Link">Concat. Globalnode input. FastText embeddings, without Freezing<text:tab/>68</text:a></text:p>
          <text:p text:style-name="P1153"><text:a xlink:type="simple" xlink:href="#__RefHeading___Toc16993_304009181" text:style-name="Index_20_Link" text:visited-style-name="Index_20_Link">Replacing, i.e. only globalnode input. without Freezing<text:tab/>68</text:a></text:p>
          <text:p text:style-name="P1151"><text:a xlink:type="simple" xlink:href="#__RefHeading___Toc11140_699233590" text:style-name="Index_20_Link" text:visited-style-name="Index_20_Link">6: SelectK<text:tab/>69</text:a></text:p>
          <text:p text:style-name="P1152"><text:a xlink:type="simple" xlink:href="#__RefHeading___Toc11142_699233590" text:style-name="Index_20_Link" text:visited-style-name="Index_20_Link">Experiments<text:tab/>69</text:a></text:p>
          <text:p text:style-name="P1153"><text:a xlink:type="simple" xlink:href="#__RefHeading___Toc11144_699233590" text:style-name="Index_20_Link" text:visited-style-name="Index_20_Link">Only FastText embeddings, K=1, joint optimization<text:tab/>69</text:a></text:p>
          <text:p text:style-name="P1153"><text:a xlink:type="simple" xlink:href="#__RefHeading___Toc21826_4082612128" text:style-name="Index_20_Link" text:visited-style-name="Index_20_Link">Only FastText embeddings, K=5, joint optimization<text:tab/>69</text:a></text:p>
          <text:p text:style-name="P1153"><text:a xlink:type="simple" xlink:href="#__RefHeading___Toc21828_4082612128" text:style-name="Index_20_Link" text:visited-style-name="Index_20_Link">Only FastText embeddings, K=10, joint optimization<text:tab/>70</text:a></text:p>
          <text:p text:style-name="P1153"><text:a xlink:type="simple" xlink:href="#__RefHeading___Toc11148_699233590" text:style-name="Index_20_Link" text:visited-style-name="Index_20_Link">Only FastText embeddings, K=50, joint optimization<text:tab/>70</text:a></text:p>
          <text:p text:style-name="P1153"><text:a xlink:type="simple" xlink:href="#__RefHeading___Toc11150_699233590" text:style-name="Index_20_Link" text:visited-style-name="Index_20_Link">Only FastText embeddings, K=100, joint optimization<text:tab/>71</text:a></text:p>
          <text:p text:style-name="P1152"><text:a xlink:type="simple" xlink:href="#__RefHeading___Toc11152_699233590" text:style-name="Index_20_Link" text:visited-style-name="Index_20_Link">Experiments II – Concatenating the globalnode input<text:tab/>71</text:a></text:p>
          <text:p text:style-name="P1153"><text:a xlink:type="simple" xlink:href="#__RefHeading___Toc16786_2253453072" text:style-name="Index_20_Link" text:visited-style-name="Index_20_Link">FastText embeddings + globalnode input, K=1, joint optimization<text:tab/>71</text:a></text:p>
          <text:p text:style-name="P1153"><text:a xlink:type="simple" xlink:href="#__RefHeading___Toc22162_3355496619" text:style-name="Index_20_Link" text:visited-style-name="Index_20_Link">FastText embeddings + globalnode input, K=5, joint optimization<text:tab/>72</text:a></text:p>
          <text:p text:style-name="P1153"><text:a xlink:type="simple" xlink:href="#__RefHeading___Toc16788_2253453072" text:style-name="Index_20_Link" text:visited-style-name="Index_20_Link">FastText embeddings + globalnode input, K=10, joint optimization<text:tab/>72</text:a></text:p>
          <text:p text:style-name="P1153"><text:a xlink:type="simple" xlink:href="#__RefHeading___Toc16995_304009181" text:style-name="Index_20_Link" text:visited-style-name="Index_20_Link">FastText embeddings + globalnode input, K=50, joint optimization<text:tab/>72</text:a></text:p>
          <text:p text:style-name="P1152"><text:a xlink:type="simple" xlink:href="#__RefHeading___Toc19070_3644207161" text:style-name="Index_20_Link" text:visited-style-name="Index_20_Link">Experiments III – Only the globalnode input<text:tab/>72</text:a></text:p>
          <text:p text:style-name="P1153"><text:a xlink:type="simple" xlink:href="#__RefHeading___Toc19072_3644207161" text:style-name="Index_20_Link" text:visited-style-name="Index_20_Link">Only GAT input, K=1, joint optimization<text:tab/>72</text:a></text:p>
          <text:p text:style-name="P1153"><text:a xlink:type="simple" xlink:href="#__RefHeading___Toc19074_3644207161" text:style-name="Index_20_Link" text:visited-style-name="Index_20_Link">Only GAT input, K=10, joint optimization<text:tab/>73</text:a></text:p>
          <text:p text:style-name="P1153"><text:a xlink:type="simple" xlink:href="#__RefHeading___Toc19076_3644207161" text:style-name="Index_20_Link" text:visited-style-name="Index_20_Link">Only GAT input, K=50, joint optimization<text:tab/>73</text:a></text:p>
          <text:p text:style-name="P1151"><text:a xlink:type="simple" xlink:href="#__RefHeading___Toc9335_4289377991" text:style-name="Index_20_Link" text:visited-style-name="Index_20_Link">7: Sense Context Average, v.0.2<text:tab/>74</text:a></text:p>
          <text:p text:style-name="P1153"><text:a xlink:type="simple" xlink:href="#__RefHeading___Toc9836_2169962901" text:style-name="Index_20_Link" text:visited-style-name="Index_20_Link">Implementation<text:tab/>74</text:a></text:p>
          <text:p text:style-name="P1153"><text:soft-page-break/><text:a xlink:type="simple" xlink:href="#__RefHeading___Toc11883_532706715" text:style-name="Index_20_Link" text:visited-style-name="Index_20_Link">Tests &amp; Revision<text:tab/>76</text:a></text:p>
          <text:p text:style-name="P1152"><text:a xlink:type="simple" xlink:href="#__RefHeading___Toc12465_736391417" text:style-name="Index_20_Link" text:visited-style-name="Index_20_Link">Mini-experiments<text:tab/>80</text:a></text:p>
          <text:p text:style-name="P1153"><text:a xlink:type="simple" xlink:href="#__RefHeading___Toc13304_3109900767" text:style-name="Index_20_Link" text:visited-style-name="Index_20_Link">Integrity check: RNN, again<text:tab/>80</text:a></text:p>
          <text:p text:style-name="P1153"><text:a xlink:type="simple" xlink:href="#__RefHeading___Toc12467_736391417" text:style-name="Index_20_Link" text:visited-style-name="Index_20_Link">K=1, C=10<text:tab/>80</text:a></text:p>
          <text:p text:style-name="P1153"><text:a xlink:type="simple" xlink:href="#__RefHeading___Toc13306_3109900767" text:style-name="Index_20_Link" text:visited-style-name="Index_20_Link">K=10, C=10<text:tab/>81</text:a></text:p>
          <text:p text:style-name="P1153"><text:a xlink:type="simple" xlink:href="#__RefHeading___Toc13308_3109900767" text:style-name="Index_20_Link" text:visited-style-name="Index_20_Link">K=100, C=10<text:tab/>82</text:a></text:p>
          <text:p text:style-name="P1153"><text:a xlink:type="simple" xlink:href="#__RefHeading___Toc13310_3109900767" text:style-name="Index_20_Link" text:visited-style-name="Index_20_Link">K=1, C=20<text:tab/>83</text:a></text:p>
          <text:p text:style-name="P1153"><text:a xlink:type="simple" xlink:href="#__RefHeading___Toc13312_3109900767" text:style-name="Index_20_Link" text:visited-style-name="Index_20_Link">K=10, C=20<text:tab/>83</text:a></text:p>
          <text:p text:style-name="P1153"><text:a xlink:type="simple" xlink:href="#__RefHeading___Toc13314_3109900767" text:style-name="Index_20_Link" text:visited-style-name="Index_20_Link">K=100, C=20<text:tab/>83</text:a></text:p>
          <text:p text:style-name="P1153"><text:a xlink:type="simple" xlink:href="#__RefHeading___Toc13318_3109900767" text:style-name="Index_20_Link" text:visited-style-name="Index_20_Link">Observations<text:tab/>83</text:a></text:p>
          <text:p text:style-name="P1152"><text:a xlink:type="simple" xlink:href="#__RefHeading___Toc13320_3109900767" text:style-name="Index_20_Link" text:visited-style-name="Index_20_Link">Experiments – Mistake series, with location_context.requires_grad=True in AVG setting<text:tab/>84</text:a></text:p>
          <text:p text:style-name="P1153"><text:a xlink:type="simple" xlink:href="#__RefHeading___Toc13322_3109900767" text:style-name="Index_20_Link" text:visited-style-name="Index_20_Link">SC + Avg, K=1, C=10<text:tab/>84</text:a></text:p>
          <text:p text:style-name="P1153"><text:a xlink:type="simple" xlink:href="#__RefHeading___Toc13324_3109900767" text:style-name="Index_20_Link" text:visited-style-name="Index_20_Link">SC + Avg, K=1, C=20<text:tab/>84</text:a></text:p>
          <text:p text:style-name="P1153"><text:a xlink:type="simple" xlink:href="#__RefHeading___Toc13326_3109900767" text:style-name="Index_20_Link" text:visited-style-name="Index_20_Link">SC + Avg, K=5, C=10<text:tab/>84</text:a></text:p>
          <text:p text:style-name="P1153"><text:a xlink:type="simple" xlink:href="#__RefHeading___Toc14233_2120516564" text:style-name="Index_20_Link" text:visited-style-name="Index_20_Link">SC + Avg, K=5, C=20<text:tab/>84</text:a></text:p>
          <text:p text:style-name="P1152"><text:a xlink:type="simple" xlink:href="#__RefHeading___Toc15563_4128105554" text:style-name="Index_20_Link" text:visited-style-name="Index_20_Link">Experiments<text:tab/>85</text:a></text:p>
          <text:p text:style-name="P1153"><text:a xlink:type="simple" xlink:href="#__RefHeading___Toc15174_1123937665" text:style-name="Index_20_Link" text:visited-style-name="Index_20_Link">SC + Avg, K=1, C=20<text:tab/>85</text:a></text:p>
          <text:p text:style-name="P1153"><text:a xlink:type="simple" xlink:href="#__RefHeading___Toc15176_1123937665" text:style-name="Index_20_Link" text:visited-style-name="Index_20_Link">SC + Avg, K=1, C=50<text:tab/>85</text:a></text:p>
          <text:p text:style-name="P1153"><text:a xlink:type="simple" xlink:href="#__RefHeading___Toc15565_4128105554" text:style-name="Index_20_Link" text:visited-style-name="Index_20_Link">SC + Avg, K=5, C=20<text:tab/>85</text:a></text:p>
          <text:p text:style-name="P1153"><text:a xlink:type="simple" xlink:href="#__RefHeading___Toc15567_4128105554" text:style-name="Index_20_Link" text:visited-style-name="Index_20_Link">SC + Avg, K=5, C=50<text:tab/>86</text:a></text:p>
          <text:p text:style-name="P1153"><text:a xlink:type="simple" xlink:href="#__RefHeading___Toc14235_2120516564" text:style-name="Index_20_Link" text:visited-style-name="Index_20_Link">Observations after the first experiments<text:tab/>86</text:a></text:p>
          <text:p text:style-name="P1152"><text:a xlink:type="simple" xlink:href="#__RefHeading___Toc19073_2873625452" text:style-name="Index_20_Link" text:visited-style-name="Index_20_Link">Experiments – concat GNN input<text:tab/>86</text:a></text:p>
          <text:p text:style-name="P1153"><text:a xlink:type="simple" xlink:href="#__RefHeading___Toc19075_2873625452" text:style-name="Index_20_Link" text:visited-style-name="Index_20_Link">ConcatGAT; SC + Avg, K=1, C=20<text:tab/>86</text:a></text:p>
          <text:p text:style-name="P1153"><text:a xlink:type="simple" xlink:href="#__RefHeading___Toc19719_4060109014" text:style-name="Index_20_Link" text:visited-style-name="Index_20_Link"><text:s/>ConcatGAT; SC + Avg, K=5, C=20<text:tab/>87</text:a></text:p>
          <text:p text:style-name="P1153"><text:a xlink:type="simple" xlink:href="#__RefHeading___Toc19721_4060109014" text:style-name="Index_20_Link" text:visited-style-name="Index_20_Link">ConcatGAT; SC + Avg, K=1, C=50<text:tab/>87</text:a></text:p>
          <text:p text:style-name="P1153"><text:a xlink:type="simple" xlink:href="#__RefHeading___Toc19723_4060109014" text:style-name="Index_20_Link" text:visited-style-name="Index_20_Link">ConcatGAT; SC + Avg, K=5, C=50<text:tab/>87</text:a></text:p>
          <text:p text:style-name="P1151"><text:a xlink:type="simple" xlink:href="#__RefHeading___Toc14237_2120516564" text:style-name="Index_20_Link" text:visited-style-name="Index_20_Link">8: Sense Context + GRU<text:tab/>87</text:a></text:p>
          <text:p text:style-name="P1152"><text:a xlink:type="simple" xlink:href="#__RefHeading___Toc13329_3109900767" text:style-name="Index_20_Link" text:visited-style-name="Index_20_Link">Integrity check after refactoring and inserting the GRU-context option<text:tab/>87</text:a></text:p>
          <text:p text:style-name="P1153"><text:a xlink:type="simple" xlink:href="#__RefHeading___Toc14224_2120516564" text:style-name="Index_20_Link" text:visited-style-name="Index_20_Link">RNNs<text:tab/>87</text:a></text:p>
          <text:p text:style-name="P1153"><text:a xlink:type="simple" xlink:href="#__RefHeading___Toc14226_2120516564" text:style-name="Index_20_Link" text:visited-style-name="Index_20_Link">SelectK, K=1<text:tab/>88</text:a></text:p>
          <text:p text:style-name="P1153"><text:a xlink:type="simple" xlink:href="#__RefHeading___Toc14239_2120516564" text:style-name="Index_20_Link" text:visited-style-name="Index_20_Link">Full experiment, SelectK10<text:tab/>88</text:a></text:p>
          <text:p text:style-name="P1152"><text:a xlink:type="simple" xlink:href="#__RefHeading___Toc14228_2120516564" text:style-name="Index_20_Link" text:visited-style-name="Index_20_Link">Mini-experiments<text:tab/>88</text:a></text:p>
          <text:p text:style-name="P1153"><text:a xlink:type="simple" xlink:href="#__RefHeading___Toc14245_2120516564" text:style-name="Index_20_Link" text:visited-style-name="Index_20_Link">SenseContext + GRU(2Layers), K=1, C=10<text:tab/>89</text:a></text:p>
          <text:p text:style-name="P1153"><text:a xlink:type="simple" xlink:href="#__RefHeading___Toc14247_2120516564" text:style-name="Index_20_Link" text:visited-style-name="Index_20_Link">SenseContext + GRU(2Layers), K=5, C=10<text:tab/>89</text:a></text:p>
          <text:p text:style-name="P1153"><text:a xlink:type="simple" xlink:href="#__RefHeading___Toc14249_2120516564" text:style-name="Index_20_Link" text:visited-style-name="Index_20_Link">SenseContext + GRU(3Layers), K=1, C=10<text:tab/>89</text:a></text:p>
          <text:p text:style-name="P1153"><text:a xlink:type="simple" xlink:href="#__RefHeading___Toc14251_2120516564" text:style-name="Index_20_Link" text:visited-style-name="Index_20_Link">Observations<text:tab/>89</text:a></text:p>
          <text:p text:style-name="P1153"><text:a xlink:type="simple" xlink:href="#__RefHeading___Toc14253_2120516564" text:style-name="Index_20_Link" text:visited-style-name="Index_20_Link">SenseContext + GRU(3Layers), K=1, C=50<text:tab/>89</text:a></text:p>
          <text:p text:style-name="P1153"><text:a xlink:type="simple" xlink:href="#__RefHeading___Toc14255_2120516564" text:style-name="Index_20_Link" text:visited-style-name="Index_20_Link">SenseContext + GRU(3Layers), K=5, C=50<text:tab/>90</text:a></text:p>
          <text:p text:style-name="P1152"><text:a xlink:type="simple" xlink:href="#__RefHeading___Toc15176_1732056688" text:style-name="Index_20_Link" text:visited-style-name="Index_20_Link">Experiments<text:tab/>90</text:a></text:p>
          <text:p text:style-name="P1153"><text:a xlink:type="simple" xlink:href="#__RefHeading___Toc15550_4128105554" text:style-name="Index_20_Link" text:visited-style-name="Index_20_Link">SC + GRU, K=1, C=20<text:tab/>90</text:a></text:p>
          <text:p text:style-name="P1153"><text:a xlink:type="simple" xlink:href="#__RefHeading___Toc15552_4128105554" text:style-name="Index_20_Link" text:visited-style-name="Index_20_Link">SC + GRU, K=5, C=20<text:tab/>90</text:a></text:p>
          <text:p text:style-name="P1153"><text:a xlink:type="simple" xlink:href="#__RefHeading___Toc15554_4128105554" text:style-name="Index_20_Link" text:visited-style-name="Index_20_Link">SC + GRU, K=1, C=50<text:tab/>90</text:a></text:p>
          <text:p text:style-name="P1153"><text:a xlink:type="simple" xlink:href="#__RefHeading___Toc15556_4128105554" text:style-name="Index_20_Link" text:visited-style-name="Index_20_Link">SC + GRU, K=5, C=50<text:tab/>91</text:a></text:p>
          <text:p text:style-name="P1152"><text:a xlink:type="simple" xlink:href="#__RefHeading___Toc20135_1378004895" text:style-name="Index_20_Link" text:visited-style-name="Index_20_Link">Experiments - concatGAT<text:tab/>91</text:a></text:p>
          <text:p text:style-name="P1153"><text:a xlink:type="simple" xlink:href="#__RefHeading___Toc15550_41281055541" text:style-name="Index_20_Link" text:visited-style-name="Index_20_Link">SC + GRU, K=1, C=20<text:tab/>91</text:a></text:p>
          <text:p text:style-name="P1153"><text:a xlink:type="simple" xlink:href="#__RefHeading___Toc20166_1144323306" text:style-name="Index_20_Link" text:visited-style-name="Index_20_Link">SC + GRU, K=5, C=20<text:tab/>91</text:a></text:p>
          <text:p text:style-name="P1153"><text:a xlink:type="simple" xlink:href="#__RefHeading___Toc20168_1144323306" text:style-name="Index_20_Link" text:visited-style-name="Index_20_Link">SC + GRU, K=1, C=50<text:tab/>91</text:a></text:p>
          <text:p text:style-name="P1153"><text:a xlink:type="simple" xlink:href="#__RefHeading___Toc20170_1144323306" text:style-name="Index_20_Link" text:visited-style-name="Index_20_Link">SC + GRU, K=5, C=50<text:tab/>91</text:a></text:p>
          <text:p text:style-name="P1151"><text:a xlink:type="simple" xlink:href="#__RefHeading___Toc15178_1732056688" text:style-name="Index_20_Link" text:visited-style-name="Index_20_Link">9: Self-attention scores<text:tab/>93</text:a></text:p>
          <text:p text:style-name="P1153"><text:a xlink:type="simple" xlink:href="#__RefHeading___Toc15558_4128105554" text:style-name="Index_20_Link" text:visited-style-name="Index_20_Link">Implementation, part 1: computing the scores<text:tab/>93</text:a></text:p>
          <text:p text:style-name="P1153"><text:a xlink:type="simple" xlink:href="#__RefHeading___Toc19414_3996317264" text:style-name="Index_20_Link" text:visited-style-name="Index_20_Link">Implementation, part 2 (insertion of the probabilities)<text:tab/>94</text:a></text:p>
          <text:p text:style-name="P1153"><text:a xlink:type="simple" xlink:href="#__RefHeading___Toc20172_1144323306" text:style-name="Index_20_Link" text:visited-style-name="Index_20_Link">Reviewing: SemCor and Graph stats<text:tab/>95</text:a></text:p>
          <text:p text:style-name="P1152"><text:soft-page-break/><text:a xlink:type="simple" xlink:href="#__RefHeading___Toc19416_3996317264" text:style-name="Index_20_Link" text:visited-style-name="Index_20_Link">Mini-experiments<text:tab/>95</text:a></text:p>
          <text:p text:style-name="P1153"><text:a xlink:type="simple" xlink:href="#__RefHeading___Toc20174_1144323306" text:style-name="Index_20_Link" text:visited-style-name="Index_20_Link">SelfAtt, K=1, C=20<text:tab/>95</text:a></text:p>
          <text:p text:style-name="P1153"><text:a xlink:type="simple" xlink:href="#__RefHeading___Toc20176_1144323306" text:style-name="Index_20_Link" text:visited-style-name="Index_20_Link">II: SelfAtt, K=1, C=20 (logits x1000)<text:tab/>96</text:a></text:p>
          <text:p text:style-name="P1153"><text:a xlink:type="simple" xlink:href="#__RefHeading___Toc21151_2759585980" text:style-name="Index_20_Link" text:visited-style-name="Index_20_Link">III: logits x 1000, projection 300 → 500<text:tab/>97</text:a></text:p>
          <text:p text:style-name="P1153"><text:a xlink:type="simple" xlink:href="#__RefHeading___Toc21153_2759585980" text:style-name="Index_20_Link" text:visited-style-name="Index_20_Link">IV: logits x (trainable, initialized at 1000, clamped betwen 10-6 and 1000), standard projection 300→300<text:tab/>98</text:a></text:p>
          <text:p text:style-name="P1153"><text:a xlink:type="simple" xlink:href="#__RefHeading___Toc21155_2759585980" text:style-name="Index_20_Link" text:visited-style-name="Index_20_Link">V: logits x 100.<text:tab/>98</text:a></text:p>
          <text:p text:style-name="P1153"><text:a xlink:type="simple" xlink:href="#__RefHeading___Toc21830_4082612128" text:style-name="Index_20_Link" text:visited-style-name="Index_20_Link">Issue: running out of CUDA memory<text:tab/>98</text:a></text:p>
          <text:p text:style-name="P1153"><text:a xlink:type="simple" xlink:href="#__RefHeading___Toc21832_4082612128" text:style-name="Index_20_Link" text:visited-style-name="Index_20_Link">VI: new version. Still 300→300, logits * 1<text:tab/>99</text:a></text:p>
          <text:p text:style-name="P1153"><text:a xlink:type="simple" xlink:href="#__RefHeading___Toc21834_4082612128" text:style-name="Index_20_Link" text:visited-style-name="Index_20_Link">VII: as VI, K=5 to iron out possible issues<text:tab/>100</text:a></text:p>
          <text:p text:style-name="P1152"><text:a xlink:type="simple" xlink:href="#__RefHeading___Toc21159_2759585980" text:style-name="Index_20_Link" text:visited-style-name="Index_20_Link">Experiments, FastText embeddings only<text:tab/>100</text:a></text:p>
          <text:p text:style-name="P1153"><text:a xlink:type="simple" xlink:href="#__RefHeading___Toc22164_3355496619" text:style-name="Index_20_Link" text:visited-style-name="Index_20_Link">SelfAtt, K=1, C=20, ctx=avg<text:tab/>100</text:a></text:p>
          <text:p text:style-name="P1153"><text:a xlink:type="simple" xlink:href="#__RefHeading___Toc22166_3355496619" text:style-name="Index_20_Link" text:visited-style-name="Index_20_Link">SelfAtt, K=5, C=20, ctx=avg<text:tab/>101</text:a></text:p>
          <text:p text:style-name="P1151"><text:a xlink:type="simple" xlink:href="#__RefHeading___Toc22195_2092980158" text:style-name="Index_20_Link" text:visited-style-name="Index_20_Link">10: Re-runs, with timing and test set<text:tab/>102</text:a></text:p>
          <text:p text:style-name="P1152"><text:a xlink:type="simple" xlink:href="#__RefHeading___Toc22197_2092980158" text:style-name="Index_20_Link" text:visited-style-name="Index_20_Link">ToDo and ToRun list<text:tab/>102</text:a></text:p>
          <text:p text:style-name="P1151"><text:a xlink:type="simple" xlink:href="#__RefHeading___Toc9792_2169962901" text:style-name="Index_20_Link" text:visited-style-name="Index_20_Link">Ordbogen Side<text:tab/>104</text:a></text:p>
          <text:p text:style-name="P1153"><text:a xlink:type="simple" xlink:href="#__RefHeading___Toc9794_2169962901" text:style-name="Index_20_Link" text:visited-style-name="Index_20_Link">Lambda machine memory consumption:<text:tab/>104</text:a></text:p>
          <text:p text:style-name="P1152"><text:a xlink:type="simple" xlink:href="#__RefHeading___Toc19065_2873625452" text:style-name="Index_20_Link" text:visited-style-name="Index_20_Link">Re-examining the Transformer-XL<text:tab/>104</text:a></text:p>
          <text:p text:style-name="P1153"><text:a xlink:type="simple" xlink:href="#__RefHeading___Toc19067_2873625452" text:style-name="Index_20_Link" text:visited-style-name="Index_20_Link">Starting training + Corpus<text:tab/>104</text:a></text:p>
          <text:p text:style-name="P1153"><text:a xlink:type="simple" xlink:href="#__RefHeading___Toc19069_2873625452" text:style-name="Index_20_Link" text:visited-style-name="Index_20_Link">LMOrderedIterator<text:tab/>108</text:a></text:p>
        </text:index-body>
      </text:table-of-content>
      <text:p text:style-name="P577"/>
      <text:h text:style-name="P565" text:outline-level="1"/>
      <text:h text:style-name="Heading_20_1" text:outline-level="1"><text:bookmark-start text:name="_Toc54029778"/><text:bookmark-start text:name="__RefHeading___Toc9052_4025634616"/>Re-structuring<text:bookmark-end text:name="_Toc54029778"/> <text:bookmark-end text:name="__RefHeading___Toc9052_4025634616"/></text:h>
      <text:p text:style-name="P578"/>
      <text:p text:style-name="P578"/>
      <text:p text:style-name="P578">The part that retrieves data from WordNet and stores them is OK, and does not need to be changed.</text:p>
      <text:p text:style-name="P578">Regarding the vocabulary, reading data from a SLC corpus, et cetera there is a list of modifications that should have been implemented long ago:</text:p>
      <text:p text:style-name="P578"/>
      <text:list xml:id="list452468380" text:style-name="WWNum43">
        <text:list-item>
          <text:p text:style-name="P1155">Make 2 separate folders, for “InputData_sense-labeled” and “InputData_standardText”</text:p>
        </text:list-item>
        <text:list-item>
          <text:p text:style-name="P1154"><text:span text:style-name="T1">The sense-labeled corpus must be </text:span><text:span text:style-name="T2">rewritten, lowercased. </text:span><text:span text:style-name="T1">There should be no difference in processing. (In any case, it should be always processed lowercased)</text:span></text:p>
        </text:list-item>
        <text:list-item>
          <text:p text:style-name="P1155">I must write a protocol for experiments, that includes: checking what the Neural Network reads, checking that we can overfit on a mini-fragment</text:p>
        </text:list-item>
        <text:list-item>
          <text:p text:style-name="P1154"><text:span text:style-name="T1">New guideline: </text:span><text:span text:style-name="T2">no more manual switches</text:span><text:span text:style-name="T1">. We should have a folder with mini-corpuses for mini-experiments (both normal text and sense-labeled). i.e. testing</text:span></text:p>
        </text:list-item>
      </text:list>
      <text:p text:style-name="P578"/>
      <text:p text:style-name="P578"/>
      <text:h text:style-name="Heading_20_2" text:outline-level="2"><text:bookmark-start text:name="_Toc54029779"/><text:bookmark-start text:name="__RefHeading___Toc9054_4025634616"/>Step by step<text:bookmark-end text:name="_Toc54029779"/><text:bookmark-end text:name="__RefHeading___Toc9054_4025634616"/></text:h>
      <text:p text:style-name="P582"/>
      <text:h text:style-name="Heading_20_3" text:outline-level="3"><text:bookmark-start text:name="_Toc54029780"/><text:bookmark-start text:name="__RefHeading___Toc9056_4025634616"/>CreateGraphInput.py<text:bookmark-end text:name="_Toc54029780"/><text:bookmark-end text:name="__RefHeading___Toc9056_4025634616"/></text:h>
      <text:p text:style-name="P582"/>
      <text:p text:style-name="P582">Functions:</text:p>
      <text:list xml:id="list3677404308" text:style-name="WWNum44">
        <text:list-item>
          <text:p text:style-name="P1156">reset()</text:p>
        </text:list-item>
        <text:list-item>
          <text:p text:style-name="P1156">reset_embeddings()</text:p>
        </text:list-item>
        <text:list-item>
          <text:p text:style-name="P1156">exe_from_input_to_vectors(do_reset, compute_single_prototype, sp_method, vocabulary_from_senselabeled)</text:p>
        </text:list-item>
      </text:list>
      <text:p text:style-name="P591"/>
      <text:p text:style-name="Standard"><text:span text:style-name="T1">We must change the </text:span><text:span text:style-name="T14">vocabulary_from_senselabeled </text:span><text:span text:style-name="T1">parameter into a </text:span><text:span text:style-name="T14">senselabeled_or_text </text:span><text:span text:style-name="T1">parameter, that decides which folder we use, etc.</text:span></text:p>
      <text:p text:style-name="Standard"><text:span text:style-name="T1">Moreover, we must have </text:span><text:span text:style-name="T14">reset(senselabeled_or_text)</text:span><text:span text:style-name="T1"> and </text:span><text:span text:style-name="T14">reset_embeddings(senselabeled_or_text)</text:span></text:p>
      <text:p text:style-name="P578"/>
      <text:p text:style-name="P578">We also change the location of the graph and grapharea_matrix: into Graph/DatasetTypeSubfolder</text:p>
      <text:p text:style-name="P578"/>
      <text:h text:style-name="Heading_20_3" text:outline-level="3"><text:bookmark-start text:name="_Toc54029781"/><text:bookmark-start text:name="__RefHeading___Toc9058_4025634616"/>senselabeled_or_text = True<text:bookmark-end text:name="_Toc54029781"/><text:bookmark-end text:name="__RefHeading___Toc9058_4025634616"/></text:h>
      <text:p text:style-name="P582"/>
      <text:p text:style-name="P593">SLC.organize_splits()</text:p>
      <text:p text:style-name="P578">Changed into:</text:p>
      <text:p text:style-name="P591">SLC.organize_splits(xml_fnames)</text:p>
      <text:p text:style-name="Standard"><text:span text:style-name="T1">with </text:span><text:span text:style-name="T14">xml_fnames = [</text:span><text:span text:style-name="T29">'semcor.xml'</text:span><text:span text:style-name="T14">] </text:span></text:p>
      <text:p text:style-name="P578">The existing code works as intended, no need to modify. We recall that:</text:p>
      <text:p text:style-name="P628"><text:span text:style-name="T14">train_root, valid_root, test_root = organize_subcorpus(xml_fpath, </text:span><text:span text:style-name="T33">0.8</text:span><text:span text:style-name="T14">)<text:line-break/>write_splits_subcorpus(xml_fpath, train_root, valid_root, test_root)</text:span></text:p>
      <text:p text:style-name="P578"/>
      <text:h text:style-name="Heading_20_3" text:outline-level="3"><text:bookmark-start text:name="_Toc54029782"/><text:bookmark-start text:name="__RefHeading___Toc9060_4025634616"/><text:soft-page-break/>Vocabulary<text:bookmark-end text:name="_Toc54029782"/><text:bookmark-end text:name="__RefHeading___Toc9060_4025634616"/></text:h>
      <text:p text:style-name="P582"/>
      <text:p text:style-name="P578">It is now opportune for us to change:</text:p>
      <text:p text:style-name="P628"><text:span text:style-name="T14">vocabulary = </text:span><text:span text:style-name="T15">V.get_vocabulary_df</text:span><text:span text:style-name="T14">(</text:span><text:span text:style-name="T37">senselabeled_or_text</text:span><text:span text:style-name="T14">=vocabulary_from_senselabeled,<text:line-break/> <text:s text:c="32"/></text:span><text:span text:style-name="T37">corpus_txt_fpaths</text:span><text:span text:style-name="T14">=[vocab_text_fpath],<text:line-break/> <text:s text:c="32"/></text:span><text:span text:style-name="T37">out_vocabulary_h5_filepath</text:span><text:span text:style-name="T14">=outvocab_filepath, </text:span><text:span text:style-name="T37">min_count</text:span><text:span text:style-name="T14">=</text:span><text:span text:style-name="T33">2</text:span><text:span text:style-name="T14">, </text:span><text:span text:style-name="T37">lowercase</text:span><text:span text:style-name="T14">=</text:span><text:span text:style-name="T43">True</text:span><text:span text:style-name="T14">)</text:span></text:p>
      <text:p text:style-name="P591"/>
      <text:p text:style-name="P628"><text:span text:style-name="T43">if </text:span><text:span text:style-name="T14">os.path.exists(out_vocabulary_h5_filepath):<text:line-break/> <text:s text:c="3"/>vocab_df = pd.read_hdf(out_vocabulary_h5_filepath, </text:span><text:span text:style-name="T37">mode</text:span><text:span text:style-name="T14">=</text:span><text:span text:style-name="T29">'r'</text:span><text:span text:style-name="T14">)<text:line-break/> <text:s text:c="3"/>logging.info(</text:span><text:span text:style-name="T29">"*** The vocabulary was loaded from the file " </text:span><text:span text:style-name="T14">+ out_vocabulary_h5_filepath)</text:span></text:p>
      <text:p text:style-name="P578">We should not get the vocabulary_of_globals.h5 file only in 1 place, but in Vocabulary/SenseLabeled or Vocabulary/StandardText</text:p>
      <text:p text:style-name="P578"/>
      <text:p text:style-name="P628"><text:span text:style-name="T43">if </text:span><text:span text:style-name="T14">senselabeled_or_text:<text:line-break/> <text:s text:c="3"/>vocabulary_wordfreq_dict = build_vocabulary_dict_from_senselabeled()<text:line-break/></text:span><text:span text:style-name="T43">else</text:span><text:span text:style-name="T14">:<text:line-break/> <text:s text:c="3"/>vocabulary_wordfreq_dict = build_vocabulary_dict_fromtext(corpus_txt_fpaths)</text:span></text:p>
      <text:p text:style-name="P578"/>
      <text:p text:style-name="P578"/>
      <text:p text:style-name="P628"><text:span text:style-name="T15">build_vocabulary_dict_from_senselabeled(lowercase)</text:span><text:span text:style-name="T14">:</text:span></text:p>
      <text:p text:style-name="P6"><text:span text:style-name="T14">vocab_dict = {}<text:line-break/><text:line-break/>tokens_toexclude = [Utils.EOS_TOKEN] </text:span><text:span text:style-name="T51"># + list(string.punctuation)<text:line-break/># Commas and punctuation signs are present in the Sense-Labeled Corpus as separate tokens.<text:line-break/># Therefore, it makes sense to keep them in the vocabulary, and thus in the graph, as globals<text:line-break/></text:span><text:span text:style-name="T14">slc_split_names = [Utils.TRAINING, Utils.VALIDATION] </text:span><text:span text:style-name="T51"># , , Utils.TEST</text:span></text:p>
      <text:p text:style-name="P578">Consideration: since SemCor is smaller, it may make sense to create the vocabulary not only from the training set, but also from the validation set.</text:p>
      <text:p text:style-name="P578">Not an extremely heavy choice anyway, given the 80-10-10 split. Let’s just keep T+V</text:p>
      <text:p text:style-name="P578"/>
      <text:p text:style-name="P4"><text:span text:style-name="T1"><text:tab/></text:span><text:span text:style-name="T45">for </text:span><text:span text:style-name="T16">token_dict </text:span><text:span text:style-name="T45">in </text:span><text:span text:style-name="T16">SLC.read_split(slc_split_name):<text:line-break/> <text:tab/> <text:s text:c="2"/>token = VocabUtils.process_word_token(token_dict, lowercase)<text:line-break/> <text:s text:c="4"/></text:span><text:span text:style-name="T45">if </text:span><text:span text:style-name="T16">token </text:span><text:span text:style-name="T45">not in </text:span><text:span text:style-name="T16">tokens_toexclude:<text:line-break/> <text:s text:c="7"/></text:span><text:span text:style-name="T45">try</text:span><text:span text:style-name="T16">:<text:line-break/> <text:s text:c="11"/>prev_freq = vocab_dict[token]<text:line-break/> <text:s text:c="11"/>vocab_dict[token] = prev_freq + </text:span><text:span text:style-name="T34">1</text:span></text:p>
      <text:p text:style-name="P578">Creation of the vocabulary with process_word_token(td, lowercase) has worked correctly so far.</text:p>
      <text:p text:style-name="Standard"><text:span text:style-name="T1">However, this is the insertion point for the </text:span><text:span text:style-name="T2">lemmatized</text:span><text:span text:style-name="T1"> forms of words in the vocabulary. This was brought about by, for instance, having ‘eyelids’ but not ‘eyelid’ in SemCor, where the second form actually has WordNet senses &amp; data.</text:span></text:p>
      <text:p text:style-name="P578"/>
      <text:p text:style-name="P578"/>
      <text:p text:style-name="P578">How to handle this? </text:p>
      <text:p text:style-name="P578">Since the frequency of a word is not relevant in the vocabulary apart from whether it is &lt; min_count or not, I can just add +1 to the frequency of the lemmatized word as well.</text:p>
      <text:p text:style-name="P578">We have to take the lemmatizer for this, from:</text:p>
      <text:p text:style-name="P628"><text:span text:style-name="T14">lemmatizer = nltk.stem.WordNetLemmatizer()<text:line-break/>lemmatized_forms = [LN.lemmatize_term(word, lemmatizer) </text:span><text:span text:style-name="T43">for </text:span><text:span text:style-name="T14">word </text:span><text:span text:style-name="T43">in </text:span><text:span text:style-name="T14">vocab_wordls]</text:span></text:p>
      <text:p text:style-name="P578"/>
      <text:p text:style-name="P578"/>
      <text:p text:style-name="P628"><text:span text:style-name="T15">build_vocabulary_dict_fromtext(corpus_txt_fpaths)</text:span><text:span text:style-name="T14">:</text:span></text:p>
      <text:p text:style-name="P578"><text:soft-page-break/>It doesn’t need to be changed, since it gives us 33,278 – correctly – on WikiText-2.</text:p>
      <text:p text:style-name="P578"/>
      <text:p text:style-name="P578"/>
      <text:h text:style-name="Heading_20_3" text:outline-level="3"><text:bookmark-start text:name="_Toc54029783"/><text:bookmark-start text:name="__RefHeading___Toc9062_4025634616"/>Compute Embeddings<text:bookmark-end text:name="_Toc54029783"/><text:bookmark-end text:name="__RefHeading___Toc9062_4025634616"/></text:h>
      <text:p text:style-name="P582"/>
      <text:p text:style-name="P628"><text:span text:style-name="T14">reset_embeddings(senselabeled_or_text). </text:span><text:span text:style-name="T19">#ok</text:span></text:p>
      <text:p text:style-name="P628"><text:span text:style-name="T14">single_prototypes_file </text:span><text:span text:style-name="T19">#should go into the appropriate subfolder</text:span></text:p>
      <text:p text:style-name="P595"/>
      <text:p text:style-name="P628"><text:span text:style-name="T15">compute_single_prototype_embeddings</text:span><text:span text:style-name="T14">(vocabulary_df, spvs_out_fpath, method):</text:span></text:p>
      <text:p text:style-name="P2"><text:span text:style-name="T19"><text:tab/></text:span><text:span text:style-name="T45">if </text:span><text:span text:style-name="T16">method == Method.DISTILBERT:</text:span></text:p>
      <text:p text:style-name="P595"><text:tab/><text:tab/>… # currently not implemented</text:p>
      <text:p text:style-name="P2"><text:span text:style-name="T19"><text:tab/></text:span><text:span text:style-name="T45">else</text:span><text:span text:style-name="T16">: <text:s/></text:span><text:span text:style-name="T52"># i.e. elif method == Method_for_SPV.FASTTEXT:</text:span></text:p>
      <text:p text:style-name="P2"><text:span text:style-name="T19"><text:tab/><text:tab/></text:span><text:span text:style-name="T16">fasttext_vectors = EFT.load_fasttext_vectors()</text:span></text:p>
      <text:p text:style-name="P2"><text:span text:style-name="T19"><text:tab/></text:span><text:span text:style-name="T45">for </text:span><text:span text:style-name="T16">idx_word_freq_tpl </text:span><text:span text:style-name="T45">in </text:span><text:span text:style-name="T16">vocabulary_df.itertuples():</text:span></text:p>
      <text:p text:style-name="P628"><text:span text:style-name="T14"><text:tab/><text:tab/>word = idx_word_freq_tpl[</text:span><text:span text:style-name="T33">1</text:span><text:span text:style-name="T14">]</text:span></text:p>
      <text:p text:style-name="P3"/>
      <text:p text:style-name="P591"><text:tab/><text:tab/>word_vector = fasttext_vectors[word]</text:p>
      <text:p text:style-name="P3"><text:tab/><text:tab/>word_vectors_lls.append(word_vector)</text:p>
      <text:p text:style-name="P591"/>
      <text:p text:style-name="P5"><text:tab/>embds_nparray = np.array(word_vectors_lls)<text:line-break/> <text:s/>np.save(spvs_out_fpath, embds_nparray)</text:p>
      <text:p text:style-name="P3"/>
      <text:p text:style-name="P595"/>
      <text:h text:style-name="Heading_20_3" text:outline-level="3"><text:bookmark-start text:name="_Toc54029784"/><text:bookmark-start text:name="__RefHeading___Toc9064_4025634616"/>WordNetData and Post-processing<text:bookmark-end text:name="_Toc54029784"/><text:bookmark-end text:name="__RefHeading___Toc9064_4025634616"/></text:h>
      <text:p text:style-name="P582"/>
      <text:p text:style-name="P591">vocabulary_ls = RID.retrieve_data_WordNet(vocabulary) </text:p>
      <text:p text:style-name="P595">we must adapt to the subfolders in InputData and Vocabulary</text:p>
      <text:p text:style-name="P591"/>
      <text:p text:style-name="P578"/>
      <text:p text:style-name="P628"><text:span text:style-name="T15">PI.prepare</text:span><text:span text:style-name="T14">(vocabulary_ls, sp_method)</text:span></text:p>
      <text:p text:style-name="P591"/>
      <text:p text:style-name="P628"><text:span text:style-name="T51"># Phase 1 - Preprocessing: eliminating quasi-duplicate definitions and examples, and lemmatizing synonyms &amp; antonyms<text:line-break/></text:span><text:span text:style-name="T14">preprocess(vocabulary_ls, inputdata_folder)</text:span></text:p>
      <text:p text:style-name="P591"/>
      <text:p text:style-name="P2"><text:span text:style-name="T52"># Phase 2 - Create the Vocabulary table with the correspondences (wordSense, integer index).<text:line-break/></text:span><text:span text:style-name="T16">create_senses_indices_table(inputdata_folder, vocabulary_folder):</text:span></text:p>
      <text:list xml:id="list1932589746" text:style-name="WWNum45">
        <text:list-item>
          <text:p text:style-name="P1159"><text:span text:style-name="T19">Possible insertion point: until now, we add the dummySense if the word is one of those without senses. However, it is opportune to add it only if the </text:span><text:span text:style-name="T20">lemmatized form</text:span><text:span text:style-name="T19"> has no senses. (remember to exclude words with &lt;3chars, like ‘its’)</text:span></text:p>
        </text:list-item>
        <text:list-item>
          <text:p text:style-name="P1157">It is also necessary to send the senselabeled_or_text specification, so we know which filepaths to use (where to find the vocabulary, etc.)</text:p>
        </text:list-item>
      </text:list>
      <text:p text:style-name="P595"/>
      <text:p text:style-name="P2"><text:span text:style-name="T17">vocab_fpath, </text:span><text:span text:style-name="T16">vocabulary_df, vocabulary_words_ls</text:span></text:p>
      <text:p text:style-name="P2"><text:span text:style-name="T22">and also</text:span><text:span text:style-name="T16"> input_folder_fpath.</text:span></text:p>
      <text:p text:style-name="P2"><text:span text:style-name="T17">defs_input_filepath, </text:span><text:span text:style-name="T16">examples_input_filepath, defs_input_db, examples_input_db.</text:span></text:p>
      <text:p text:style-name="P591">output_filepath.</text:p>
      <text:p text:style-name="P591"/>
      <text:p text:style-name="P591">out_indicesTable_db = sqlite3.connect(output_filepath)</text:p>
      <text:p text:style-name="P591">out_indicesTable_db_c = out_indicesTable_db.cursor()</text:p>
      <text:p text:style-name="P628"><text:span text:style-name="T14">out_indicesTable_db_c.execute(</text:span><text:span text:style-name="T29">'''CREATE TABLE IF NOT EXISTS …</text:span></text:p>
      <text:p text:style-name="P591"/>
      <text:p text:style-name="P591"/>
      <text:p text:style-name="P628"><text:soft-page-break/><text:span text:style-name="T15">word_senses_series_from_defs</text:span><text:span text:style-name="T14"> = <text:line-break/> <text:s text:c="7"/>defs_input_db[Utils.DEFINITIONS][Utils.SENSE_WN_ID]</text:span></text:p>
      <text:p text:style-name="P628"><text:span text:style-name="T15">word_senses_ls</text:span><text:span text:style-name="T14"> = [sense_str </text:span><text:span text:style-name="T43">for </text:span><text:span text:style-name="T14">sense_str </text:span><text:span text:style-name="T43">in </text:span><text:span text:style-name="T14">word_senses_series_from_defs </text:span><text:span text:style-name="T43">if </text:span><text:span text:style-name="T14">Utils.get_word_from_sense(sense_str) </text:span><text:span text:style-name="T43">in </text:span><text:span text:style-name="T14">vocabulary_words_ls]</text:span></text:p>
      <text:p text:style-name="P591"/>
      <text:p text:style-name="P628"><text:span text:style-name="T43">for </text:span><text:span text:style-name="T14">wn_id </text:span><text:span text:style-name="T43">in </text:span><text:span text:style-name="T14">word_senses_ls:</text:span></text:p>
      <text:p text:style-name="P3"><text:tab/>…out_indicesTable_db_c.execute(</text:p>
      <text:p text:style-name="P2"><text:span text:style-name="T16"><text:tab/><text:tab/></text:span><text:span text:style-name="T30">"INSERT INTO indices_table VALUES (?,?,?,?,?,?)"</text:span><text:span text:style-name="T16">, </text:span></text:p>
      <text:p text:style-name="P5"><text:tab/><text:tab/>(wn_id, my_vocabulary_index,start_defs_count, <text:s text:c="2"/><text:line-break/> <text:s text:c="10"/>end_defs_count, start_examples_count, end_examples_count))</text:p>
      <text:p text:style-name="P591"/>
      <text:p text:style-name="P628"><text:span text:style-name="T51"># add the word to the set of words that do have a sense<text:line-break/></text:span><text:span text:style-name="T14">words_with_senses_set.add(Utils.get_word_from_sense(wn_id))</text:span></text:p>
      <text:p text:style-name="P591"/>
      <text:p text:style-name="P628"><text:span text:style-name="T14">words_without_senses_set = </text:span><text:span text:style-name="T44">set</text:span><text:span text:style-name="T14">(vocabulary_words_ls).difference(words_with_senses_set)</text:span></text:p>
      <text:p text:style-name="P591">*** XYZ</text:p>
      <text:p text:style-name="P595">Insertion point: </text:p>
      <text:p text:style-name="P595">for all words in words_without_senses_set: </text:p>
      <text:p text:style-name="P595">if their lemmatized form (that we use for senses-processing) has a sense <text:line-break/> <text:s text:c="2"/>and they are &gt;3 characters long, <text:line-break/>they do not need the addition of a dummySense.</text:p>
      <text:p text:style-name="P591"/>
      <text:p text:style-name="P628"><text:span text:style-name="T43">for </text:span><text:span text:style-name="T14">word </text:span><text:span text:style-name="T43">in </text:span><text:span text:style-name="T14">words_without_senses_set:<text:line-break/> <text:s text:c="3"/></text:span><text:span text:style-name="T51"># no definitions nor examples to add here. We will add the global vector as the vector of the dummy-sense.<text:line-break/> <text:s text:c="3"/></text:span><text:span text:style-name="T14">dummy_wn_id = word + </text:span><text:span text:style-name="T29">'.' </text:span><text:span text:style-name="T14">+ </text:span><text:span text:style-name="T29">'dummySense' </text:span><text:span text:style-name="T14">+ </text:span><text:span text:style-name="T29">'.01'<text:line-break/> <text:s text:c="3"/></text:span><text:span text:style-name="T14"><text:s text:c="4"/>out_indicesTable_db_c.execute(</text:span><text:span text:style-name="T29">"INSERT INTO indices_table VALUES (?,?,?,?,?,?)"</text:span><text:span text:style-name="T14">, (dummy_wn_id, my_vocabulary_index,…</text:span></text:p>
      <text:p text:style-name="P3"/>
      <text:p text:style-name="P578">Then,</text:p>
      <text:p text:style-name="P628"><text:span text:style-name="T51"># Phase 3 - get the sentence embeddings for definitions and examples, using BERT or FasText, and store them<text:line-break/></text:span><text:span text:style-name="T14">CE.compute_elements_embeddings(Utils.DEFINITIONS, embeddings_method, inputdata_folder)<text:line-break/>CE.compute_elements_embeddings(Utils.EXAMPLES, embeddings_method, inputdata_folder)<text:line-break/><text:line-break/></text:span><text:span text:style-name="T51"># Phase 4 - use PCA dimensionality reduction for definitions and examples, for future graph processing<text:line-break/></text:span><text:span text:style-name="T14">apply_PCA_to_defs_examples(embeddings_method, inputdata_folder)</text:span></text:p>
      <text:p text:style-name="P3"/>
      <text:p text:style-name="P3"/>
      <text:p text:style-name="P578">Checking the pipeline up to this point:</text:p>
      <text:p text:style-name="P578">SemCor: |V|=24688 from the training + validation sets. ‘eyelid’ and ‘eyelids’ can both be found. <text:line-break/>|Definitions|=33574: say.n.01, …, say.v.11, friday.n.01, investigation.n.02, atlanta.n.02, etc.</text:p>
      <text:p text:style-name="P578">|Examples|=29594.</text:p>
      <text:p text:style-name="P578"/>
      <text:p text:style-name="P578">note: I observe that the synonyms are… not lowercased. This must be rectified. </text:p>
      <text:p text:style-name="P578"/>
      <text:p text:style-name="P578"/>
      <text:h text:style-name="Heading_20_3" text:outline-level="3"><text:bookmark-start text:name="_Toc54029785"/><text:bookmark-start text:name="__RefHeading___Toc9066_4025634616"/>Synonyms<text:bookmark-end text:name="_Toc54029785"/><text:bookmark-end text:name="__RefHeading___Toc9066_4025634616"/></text:h>
      <text:p text:style-name="P578">Either the following is wrong, or I extract the word from the sense at graph-creation time:</text:p>
      <text:p text:style-name="P578"/>
      <table:table table:name="Table1" table:style-name="Table1">
        <table:table-column table:style-name="Table1.A" table:number-columns-repeated="2"/>
        <table:table-column table:style-name="Table1.C"/>
        <table:table-row table:style-name="Table1.1">
          <table:table-cell table:style-name="Table1.A1" office:value-type="string">
            <text:p text:style-name="P8">index</text:p>
          </table:table-cell>
          <table:table-cell table:style-name="Table1.A1" office:value-type="string">
            <text:p text:style-name="P8">sense_wn_id</text:p>
          </table:table-cell>
          <table:table-cell table:style-name="Table1.A1" office:value-type="string">
            <text:p text:style-name="P8">synonyms</text:p>
          </table:table-cell>
        </table:table-row>
        <table:table-row table:style-name="Table1.1">
          <table:table-cell table:style-name="Table1.A1" office:value-type="string">
            <text:p text:style-name="P8">0</text:p>
          </table:table-cell>
          <table:table-cell table:style-name="Table1.A1" office:value-type="string">
            <text:p text:style-name="P8">friday.n.01</text:p>
          </table:table-cell>
          <table:table-cell table:style-name="Table1.A1" office:value-type="string">
            <text:p text:style-name="P8">Friday</text:p>
          </table:table-cell>
        </table:table-row>
        <table:table-row table:style-name="Table1.1">
          <table:table-cell table:style-name="Table1.A1" office:value-type="string">
            <text:p text:style-name="P8">1</text:p>
          </table:table-cell>
          <table:table-cell table:style-name="Table1.A1" office:value-type="string">
            <text:p text:style-name="P8">friday.n.01</text:p>
          </table:table-cell>
          <table:table-cell table:style-name="Table1.A1" office:value-type="string">
            <text:p text:style-name="P8">Fri</text:p>
          </table:table-cell>
        </table:table-row>
        <table:table-row table:style-name="Table1.1">
          <table:table-cell table:style-name="Table1.A1" office:value-type="string">
            <text:p text:style-name="P8">0</text:p>
          </table:table-cell>
          <table:table-cell table:style-name="Table1.A1" office:value-type="string">
            <text:p text:style-name="P8">investigation.n.02</text:p>
          </table:table-cell>
          <table:table-cell table:style-name="Table1.A1" office:value-type="string">
            <text:p text:style-name="P8">investigating</text:p>
          </table:table-cell>
        </table:table-row>
        <text:soft-page-break/>
        <table:table-row table:style-name="Table1.1">
          <table:table-cell table:style-name="Table1.A1" office:value-type="string">
            <text:p text:style-name="P8">0</text:p>
          </table:table-cell>
          <table:table-cell table:style-name="Table1.A1" office:value-type="string">
            <text:p text:style-name="P8">atlanta.n.01</text:p>
          </table:table-cell>
          <table:table-cell table:style-name="Table1.A1" office:value-type="string">
            <text:p text:style-name="P8">Atlanta</text:p>
          </table:table-cell>
        </table:table-row>
        <table:table-row table:style-name="Table1.1">
          <table:table-cell table:style-name="Table1.A1" office:value-type="string">
            <text:p text:style-name="P8">1</text:p>
          </table:table-cell>
          <table:table-cell table:style-name="Table1.A1" office:value-type="string">
            <text:p text:style-name="P8">atlanta.n.01</text:p>
          </table:table-cell>
          <table:table-cell table:style-name="Table1.A1" office:value-type="string">
            <text:p text:style-name="P8">capital_of_Georgia</text:p>
          </table:table-cell>
        </table:table-row>
        <table:table-row table:style-name="Table1.1">
          <table:table-cell table:style-name="Table1.A1" office:value-type="string">
            <text:p text:style-name="P8">2</text:p>
          </table:table-cell>
          <table:table-cell table:style-name="Table1.A1" office:value-type="string">
            <text:p text:style-name="P8">atlanta.n.02</text:p>
          </table:table-cell>
          <table:table-cell table:style-name="Table1.A1" office:value-type="string">
            <text:p text:style-name="P8">Atlanta</text:p>
          </table:table-cell>
        </table:table-row>
        <table:table-row table:style-name="Table1.1">
          <table:table-cell table:style-name="Table1.A1" office:value-type="string">
            <text:p text:style-name="P8">3</text:p>
          </table:table-cell>
          <table:table-cell table:style-name="Table1.A1" office:value-type="string">
            <text:p text:style-name="P8">atlanta.n.02</text:p>
          </table:table-cell>
          <table:table-cell table:style-name="Table1.A1" office:value-type="string">
            <text:p text:style-name="P8">battle_of_Atlanta</text:p>
          </table:table-cell>
        </table:table-row>
        <table:table-row table:style-name="Table1.1">
          <table:table-cell table:style-name="Table1.A1" office:value-type="string">
            <text:p text:style-name="P8">0</text:p>
          </table:table-cell>
          <table:table-cell table:style-name="Table1.A1" office:value-type="string">
            <text:p text:style-name="P8">produce.n.01</text:p>
          </table:table-cell>
          <table:table-cell table:style-name="Table1.A1" office:value-type="string">
            <text:p text:style-name="P8">green_goods</text:p>
          </table:table-cell>
        </table:table-row>
        <table:table-row table:style-name="Table1.1">
          <table:table-cell table:style-name="Table1.A1" office:value-type="string">
            <text:p text:style-name="P8">1</text:p>
          </table:table-cell>
          <table:table-cell table:style-name="Table1.A1" office:value-type="string">
            <text:p text:style-name="P8">produce.n.01</text:p>
          </table:table-cell>
          <table:table-cell table:style-name="Table1.A1" office:value-type="string">
            <text:p text:style-name="P8">green_groceries</text:p>
          </table:table-cell>
        </table:table-row>
        <table:table-row table:style-name="Table1.1">
          <table:table-cell table:style-name="Table1.A1" office:value-type="string">
            <text:p text:style-name="P8">0</text:p>
          </table:table-cell>
          <table:table-cell table:style-name="Table1.A1" office:value-type="string">
            <text:p text:style-name="P8">friday.n.01</text:p>
          </table:table-cell>
          <table:table-cell table:style-name="Table1.A1" office:value-type="string">
            <text:p text:style-name="P8">Friday</text:p>
          </table:table-cell>
        </table:table-row>
        <table:table-row table:style-name="Table1.1">
          <table:table-cell table:style-name="Table1.A1" office:value-type="string">
            <text:p text:style-name="P8">1</text:p>
          </table:table-cell>
          <table:table-cell table:style-name="Table1.A1" office:value-type="string">
            <text:p text:style-name="P8">friday.n.01</text:p>
          </table:table-cell>
          <table:table-cell table:style-name="Table1.A1" office:value-type="string">
            <text:p text:style-name="P8">Fri</text:p>
          </table:table-cell>
        </table:table-row>
      </table:table>
      <text:p text:style-name="P578"/>
      <text:p text:style-name="P1018">How do we process synonyms in the graph?</text:p>
      <text:p text:style-name="P591">syn_edges = get_edges_nyms(Utils.SYNONYMS, globals_vocabulary_df, num_senses, inputdata_folder), i.e.:</text:p>
      <text:p text:style-name="P628"><text:span text:style-name="T43">for </text:span><text:span text:style-name="T14">tpl </text:span><text:span text:style-name="T43">in </text:span><text:span text:style-name="T14">nyms_df.itertuples():<text:line-break/> <text:s text:c="4"/>word_sense = tpl.sense_wn_id<text:line-break/> <text:s text:c="4"/>word1 = Utils.get_word_from_sense(word_sense)</text:span></text:p>
      <text:p text:style-name="P628"><text:span text:style-name="T14"><text:s text:c="5"/>word1 = VocabUtils.process_word_token({</text:span><text:span text:style-name="T29">'surface_form'</text:span><text:span text:style-name="T14">: word1}, </text:span><text:span text:style-name="T56">lowercasing=</text:span><text:span text:style-name="T57">True</text:span><text:span text:style-name="T14">) </text:span><text:span text:style-name="T19"># we must decide how to handle this</text:span></text:p>
      <text:p text:style-name="P628"><text:span text:style-name="T14"><text:s text:c="5"/>word2 = </text:span><text:span text:style-name="T44">getattr</text:span><text:span text:style-name="T14">(tpl, nyms_name)<text:line-break/> <text:s text:c="4"/>word2 = VocabUtils.process_word_token({</text:span><text:span text:style-name="T29">'surface_form'</text:span><text:span text:style-name="T14">: word2}, <text:s text:c="7"/></text:span><text:span text:style-name="T37">lowercasing</text:span><text:span text:style-name="T14">=</text:span><text:span text:style-name="T43">True</text:span><text:span text:style-name="T14">)</text:span></text:p>
      <text:p text:style-name="P578">and then we get their indices, and establish a bidirectional edge</text:p>
      <text:p text:style-name="P591">edges_ls.append((global_idx_1, global_idx_2))<text:line-break/>edges_ls.append((global_idx_2, global_idx_1))</text:p>
      <text:p text:style-name="P578"/>
      <text:p text:style-name="Standard"><text:span text:style-name="T1">Recap: the association from WordNet, sense_wn_id</text:span><text:span text:style-name="T59"></text:span><text:span text:style-name="T1">synonym, is actually viable. We get the word from the sense, and connect the 2 globals.</text:span></text:p>
      <text:p text:style-name="P578"/>
      <text:p text:style-name="P578">The problem connected to this is: how to handle the fact that SemCor is not lowercased, but only processed/received as lowercased?</text:p>
      <text:p text:style-name="P578">We can still only process/receive it as lowercased, but this will not be determined by a (fragile) manual switch anymore, but from whether we are on SLC or not, for instance whether “SenseLabeled” is in the path of the inputdata_folder.</text:p>
      <text:p text:style-name="P578"/>
      <text:p text:style-name="P578"/>
      <text:p text:style-name="P578">WikiText-2: |V|=33,278, as expected.</text:p>
      <text:p text:style-name="P578">|Definitions|=44756. no.1.01, …, japanese.n.01, …, flea.n.01</text:p>
      <text:p text:style-name="P578">|Examples|=40188</text:p>
      <text:p text:style-name="P3"/>
      <text:p text:style-name="P590"/>
      <text:h text:style-name="P568" text:outline-level="3"><text:bookmark-start text:name="_Toc54029786"/><text:bookmark-start text:name="__RefHeading___Toc9068_4025634616"/>Graph matrix<text:bookmark-end text:name="_Toc54029786"/><text:bookmark-end text:name="__RefHeading___Toc9068_4025634616"/></text:h>
      <text:p text:style-name="P582"/>
      <text:p text:style-name="P592">create_graph(method, slc_corpus):</text:p>
      <text:p text:style-name="P578"/>
      <text:p text:style-name="P2"><text:span text:style-name="T17">single_prototypes_file, </text:span><text:span text:style-name="T16">globals_vocabulary_fpath, globals_vocabulary_df, globals_vocabulary_ls.</text:span></text:p>
      <text:p text:style-name="P3"/>
      <text:p text:style-name="P591">E_embeddings = torch.tensor(np.load(os.path.join(inputdata_folder, single_prototypes_file))).to(torch.float32)</text:p>
      <text:p text:style-name="P3"/>
      <text:p text:style-name="P591">use_PCA = Utils.GRAPH_EMBEDDINGS_DIM &lt; embeddings_size</text:p>
      <text:p text:style-name="P591"/>
      <text:p text:style-name="P591">X_definitions = load_senses_elements(Utils.DEFINITIONS, method, use_PCA, inputdata_folder)<text:line-break/>X_examples = load_senses_elements(Utils.EXAMPLES, method, use_PCA, inputdata_folder)</text:p>
      <text:p text:style-name="P591"/>
      <text:p text:style-name="P591">X_globals = torch.tensor(initialize_globals(X_definitions, E_embeddings, globals_vocabulary_ls)).to(torch.float32)</text:p>
      <text:p text:style-name="P578">Currently, a global is initialized as the average of all the definitions of the senses of the word.</text:p>
      <text:p text:style-name="P578">Alternative choices are possible, such as the (possibly PCA-reduced) FastText embedding. However, when we are concatenating FastText embedding ++ global node-state as input signals of the RNN, I would prefer if they were not identical at the start.</text:p>
      <text:p text:style-name="P4"><text:span text:style-name="T45">if </text:span><text:span text:style-name="T16">sense_start_defs != sense_end_defs:<text:line-break/> <text:s text:c="3"/>sense_def_vectors = <text:line-break/> <text:s text:c="7"/>X_definitions[sense_start_defs:sense_end_defs]<text:line-break/> <text:s text:c="3"/></text:span><text:span text:style-name="T45">if </text:span><text:span text:style-name="T16">words_definitionvectors_dict[word] </text:span><text:span text:style-name="T45">is None</text:span><text:span text:style-name="T16">:<text:line-break/> <text:s text:c="7"/>words_definitionvectors_dict[word] = sense_def_vectors<text:line-break/> <text:s text:c="3"/></text:span><text:span text:style-name="T45">else</text:span><text:span text:style-name="T16">:<text:line-break/> <text:s text:c="7"/>words_definitionvectors_dict[word] = <text:line-break/> <text:s text:c="11"/>np.concatenate([words_definitionvectors_dict[word], <text:line-break/> <text:s text:c="11"/>sense_def_vectors])</text:span></text:p>
      <text:p text:style-name="P628"><text:span text:style-name="T43"><text:tab/>else</text:span><text:span text:style-name="T14">: </text:span><text:span text:style-name="T51"># if there are no definitions, use the (PCA-reduced) version of the word embedding</text:span></text:p>
      <text:p text:style-name="P628"><text:span text:style-name="T51"><text:tab/><text:tab/></text:span><text:span text:style-name="T43">if </text:span><text:span text:style-name="T14">words_definitionvectors_dict[word] </text:span><text:span text:style-name="T43">is None</text:span><text:span text:style-name="T14">:<text:line-break/> <text:s text:c="8"/>words_definitionvectors_dict[word] = <text:line-break/> <text:s text:c="8"/>np.expand_dims(E_reduced_embeddings[word_vocabulary_index,:], </text:span><text:span text:style-name="T37">axis</text:span><text:span text:style-name="T14">=</text:span><text:span text:style-name="T33">0</text:span><text:span text:style-name="T14">)</text:span></text:p>
      <text:p text:style-name="P591"/>
      <text:p text:style-name="P2"><text:span text:style-name="T16"><text:tab/></text:span><text:span text:style-name="T45">for </text:span><text:span text:style-name="T16">word </text:span><text:span text:style-name="T45">in </text:span><text:span text:style-name="T16">words_definitionvectors_dict.keys():<text:line-break/> <text:s text:c="3"/><text:tab/><text:tab/>average_of_definitions = <text:line-break/> <text:s text:c="16"/>np.average(words_definitionvectors_dict[word], </text:span><text:span text:style-name="T38">axis</text:span><text:span text:style-name="T16">=</text:span><text:span text:style-name="T34">0</text:span><text:span text:style-name="T16">)<text:line-break/> <text:s text:c="16"/>X_globals_ls.append(average_of_definitions)</text:span></text:p>
      <text:p text:style-name="P591"/>
      <text:p text:style-name="P628"><text:span text:style-name="T14">X_senses, num_dummysenses = initialize_senses(X_definitions, X_examples, X_globals, globals_vocabulary_ls, </text:span><text:span text:style-name="T37">average_or_random_flag</text:span><text:span text:style-name="T14">=</text:span><text:span text:style-name="T43">True</text:span><text:span text:style-name="T14">)</text:span></text:p>
      <text:p text:style-name="P578"># senses are initialized with the average of the definitions, dummySenses with the globals from X_globals</text:p>
      <text:p text:style-name="P591"/>
      <text:p text:style-name="P591">X = torch.cat([X_senses, X_globals, X_definitions, X_examples])</text:p>
      <text:p text:style-name="P591"/>
      <text:p text:style-name="P590"/>
      <text:p text:style-name="P569"/>
      <text:h text:style-name="Heading_20_3" text:outline-level="3"><text:bookmark-start text:name="_Toc54029787"/><text:bookmark-start text:name="__RefHeading___Toc9070_4025634616"/>Graph edges<text:bookmark-end text:name="_Toc54029787"/><text:bookmark-end text:name="__RefHeading___Toc9070_4025634616"/></text:h>
      <text:p text:style-name="P591"/>
      <text:p text:style-name="P591">def_edges_se = get_edges_elements(Utils.DEFINITIONS, num_senses + num_globals)</text:p>
      <text:p text:style-name="P628"><text:span text:style-name="T14">exs_edges_se = get_edges_elements(Utils.EXAMPLES, num_senses + num_globals+ X_definitions.shape[</text:span><text:span text:style-name="T33">0</text:span><text:span text:style-name="T14">])</text:span></text:p>
      <text:p text:style-name="P591"/>
      <text:p text:style-name="P628"><text:span text:style-name="T43">if </text:span><text:span text:style-name="T14">slc_corpus:<text:line-break/> <text:s text:c="3"/>sc_external_edges = <text:line-break/> <text:s text:c="6"/>get_additional_edges_sensechildren_from_slc(globals_vocabulary_df,<text:line-break/></text:span><text:span text:style-name="T37"> <text:s text:c="12"/>globals_start_index_toadd</text:span><text:span text:style-name="T14">=num_senses, <text:line-break/> <text:s text:c="12"/></text:span><text:span text:style-name="T37">inputdata_folder</text:span><text:span text:style-name="T14">=inputdata_folder)<text:line-break/> <text:s text:c="6"/>sc_edges.extend(sc_external_edges)</text:span></text:p>
      <text:p text:style-name="P591"/>
      <text:p text:style-name="P578">We read the training set alone, to create the connections between globals and the senses of other words (e.g. ‘atlanta’ -&gt; location.n.01)</text:p>
      <text:p text:style-name="P578">i.e.:</text:p>
      <text:p text:style-name="P628"><text:span text:style-name="T43">while True</text:span><text:span text:style-name="T14">:<text:line-break/> <text:s text:c="3"/>token_dict = slc_train_corpus_gen.</text:span><text:span text:style-name="T61">__next__</text:span><text:span text:style-name="T14">()</text:span></text:p>
      <text:p text:style-name="P2"><text:span text:style-name="T16"><text:s text:c="4"/></text:span><text:span text:style-name="T45">if </text:span><text:span text:style-name="T30">'wn30_key' </text:span><text:span text:style-name="T45">in </text:span><text:span text:style-name="T16">keys:<text:line-break/><text:tab/>wordnet_sense = try_to_get_wordnet_sense(wn30_key)</text:span></text:p>
      <text:p text:style-name="P628"><text:span text:style-name="T43"><text:s text:c="4"/>else</text:span><text:span text:style-name="T14">:<text:line-break/> <text:s text:c="3"/><text:tab/></text:span><text:span text:style-name="T43">continue </text:span><text:span text:style-name="T51"># there was no sense-key specified for this token</text:span></text:p>
      <text:p text:style-name="P628"><text:span text:style-name="T51"># 2) Get the global word of this token<text:line-break/></text:span><text:span text:style-name="T14">word = VocabUtils.process_word_token(token_dict, </text:span><text:span text:style-name="T37">lowercasing</text:span><text:span text:style-name="T14">=on_senselabeled)</text:span></text:p>
      <text:p text:style-name="P628"><text:span text:style-name="T14">lemmatized_word = lemmatize_term(word, lemmatizer)</text:span><text:span text:style-name="T51"># since currently we always lemmatize in SelectK and other sense architectures<text:line-break/></text:span><text:span text:style-name="T43">if </text:span><text:span text:style-name="T14">lemmatized_word </text:span><text:span text:style-name="T43">not in </text:span><text:span text:style-name="T14">wordnet_sense: </text:span><text:span text:style-name="T51"># we are connecting all the "external" senses, e.g. say-&gt;state.v.01</text:span></text:p>
      <text:p text:style-name="P591"/>
      <text:p text:style-name="P628"><text:span text:style-name="T51"># We add self-loops to all globals without a sense.<text:line-break/></text:span><text:span text:style-name="T14">edges_selfloops = get_edges_selfloops(sc_edges, </text:span><text:span text:style-name="T37">num_globals</text:span><text:span text:style-name="T14">=num_globals, </text:span><text:span text:style-name="T37">num_dummysenses</text:span><text:span text:style-name="T14">=num_dummysenses)</text:span></text:p>
      <text:p text:style-name="P631"># The dummy senses should already be connected to their globals </text:p>
      <text:p text:style-name="P631"># And therefore, this should yield no new edges</text:p>
      <text:p text:style-name="P591"/>
      <text:p text:style-name="P591">syn_edges = get_edges_nyms(Utils.SYNONYMS, globals_vocabulary_df, num_senses, inputdata_folder)</text:p>
      <text:p text:style-name="P591">ant_edges = get_edges_nyms(Utils.ANTONYMS, globals_vocabulary_df, num_senses, inputdata_folder)</text:p>
      <text:p text:style-name="P591"/>
      <text:p text:style-name="P591">etc.etc.</text:p>
      <text:p text:style-name="P591"/>
      <text:p text:style-name="P591"/>
      <text:p text:style-name="P591"/>
      <text:p text:style-name="P591"/>
      <text:p text:style-name="P3"/>
      <text:p text:style-name="Standard"><text:span text:style-name="T3">Issue</text:span><text:span text:style-name="T1">: debugging the graph</text:span></text:p>
      <text:p text:style-name="P578"/>
      <text:p text:style-name="P578">INFO : word=the</text:p>
      <text:p text:style-name="P578">INFO : words_definitionvectors_dict[word]=(1, 300)</text:p>
      <text:p text:style-name="P578">INFO : word=said</text:p>
      <text:p text:style-name="P578">For some strange reason, I don’t find “said” in the vocabulary, only “sage, sail”</text:p>
      <text:p text:style-name="P578">but ‘said’ is in the h5 vocabulary of senselabeled… how are we iterating?</text:p>
      <text:p text:style-name="P578"/>
      <text:p text:style-name="P628"><text:span text:style-name="T43">while </text:span><text:span text:style-name="T14">(</text:span><text:span text:style-name="T43">True</text:span><text:span text:style-name="T14">):<text:line-break/> <text:s text:c="3"/>db_row = indicesTable_db_c.fetchone()<text:line-break/> <text:s text:c="3"/></text:span><text:span text:style-name="T43">if </text:span><text:span text:style-name="T14">db_row </text:span><text:span text:style-name="T43">is None</text:span><text:span text:style-name="T14">:<text:line-break/> <text:s text:c="7"/></text:span><text:span text:style-name="T43">break<text:line-break/></text:span><text:soft-page-break/><text:span text:style-name="T43"><text:line-break/> <text:s text:c="3"/></text:span><text:span text:style-name="T14">word_sense = db_row[</text:span><text:span text:style-name="T33">0</text:span><text:span text:style-name="T14">]</text:span></text:p>
      <text:p text:style-name="P578"/>
      <text:p text:style-name="P578">we are iterating over the senses of the indicesTable. However, this time ‘said.dummySense.01’ is not there anymore, because ‘say’ has senses and is the lemmatized form of said’. Consequence of the latest modification.</text:p>
      <text:p text:style-name="P578"/>
      <text:p text:style-name="P578">At this point, I prefer to have all the globals initialized with the (possibly PCA-reduced) FastText embedding of the corresponding word.</text:p>
      <text:p text:style-name="P578"/>
      <text:h text:style-name="Heading_20_3" text:outline-level="3"><text:bookmark-start text:name="_Toc54029788"/><text:bookmark-start text:name="__RefHeading___Toc9072_4025634616"/>T.setup_train &amp; co<text:bookmark-end text:name="_Toc54029788"/><text:bookmark-end text:name="__RefHeading___Toc9072_4025634616"/></text:h>
      <text:p text:style-name="P578"/>
      <text:p text:style-name="P628"><text:span text:style-name="T14">graph_dataobj = DG.get_graph_dataobject(</text:span><text:span text:style-name="T37">new</text:span><text:span text:style-name="T14">=</text:span><text:span text:style-name="T43">False</text:span><text:span text:style-name="T14">, </text:span><text:span text:style-name="T37">method</text:span><text:span text:style-name="T14">=method, </text:span><text:span text:style-name="T37">slc_corpus</text:span><text:span text:style-name="T14">=slc_or_text_corpus).to(DEVICE)</text:span></text:p>
      <text:p text:style-name="P628"><text:span text:style-name="T14">grapharea_matrix = AD.get_grapharea_matrix(graph_dataobj, grapharea_size, </text:span><text:span text:style-name="T37">hops_in_area</text:span><text:span text:style-name="T14">=</text:span><text:span text:style-name="T33">1</text:span><text:span text:style-name="T14">, </text:span><text:span text:style-name="T37">graph_folder</text:span><text:span text:style-name="T14">=graph_folder)</text:span></text:p>
      <text:p text:style-name="P591"/>
      <text:p text:style-name="P591">embeddings_matrix = torch.tensor(np.load(os.path.join(inputdata_folder, single_prototypes_file))).to(torch.float32)</text:p>
      <text:p text:style-name="P591"/>
      <text:p text:style-name="P628"><text:span text:style-name="T14">vocabulary_df = pd.read_hdf(globals_vocabulary_fpath, </text:span><text:span text:style-name="T37">mode</text:span><text:span text:style-name="T14">=</text:span><text:span text:style-name="T29">'r'</text:span><text:span text:style-name="T14">)</text:span></text:p>
      <text:p text:style-name="P591"/>
      <text:p text:style-name="P628"><text:span text:style-name="T43">if </text:span><text:span text:style-name="T14">slc_or_text_corpus:<text:line-break/> <text:s text:c="3"/>vocabulary_numSensesList = vocabulary_df[</text:span><text:span text:style-name="T29">'num_senses'</text:span><text:span text:style-name="T14">].to_list().copy()<text:line-break/> <text:s text:c="3"/></text:span><text:span text:style-name="T43">if </text:span><text:span text:style-name="T44">all</text:span><text:span text:style-name="T14">([num_senses == -</text:span><text:span text:style-name="T33">1 </text:span><text:span text:style-name="T43">for </text:span><text:span text:style-name="T14">num_senses </text:span><text:span text:style-name="T43">in </text:span><text:span text:style-name="T14">vocabulary_numSensesList]):<text:line-break/> <text:s text:c="7"/>vocabulary_df = AD.compute_globals_numsenses(graph_dataobj, grapharea_matrix, grapharea_size)</text:span></text:p>
      <text:p text:style-name="P578">This is necessary to distinguish the words that have multiple senses, so we can record separate statistics.</text:p>
      <text:p text:style-name="P578"/>
      <text:p text:style-name="P628"><text:span text:style-name="T14">model = RNNs.RNN(graph_dataobj, grapharea_size, grapharea_matrix, vocabulary_df,<text:line-break/> <text:s text:c="18"/>embeddings_matrix, include_globalnode_input,<text:line-break/> <text:s text:c="18"/></text:span><text:span text:style-name="T37">batch_size</text:span><text:span text:style-name="T14">=batch_size, </text:span><text:span text:style-name="T37">n_layers</text:span><text:span text:style-name="T14">=</text:span><text:span text:style-name="T33">3</text:span><text:span text:style-name="T14">, </text:span><text:span text:style-name="T37">n_hid_units</text:span><text:span text:style-name="T14">=</text:span><text:span text:style-name="T33">1024</text:span><text:span text:style-name="T14">)</text:span></text:p>
      <text:p text:style-name="P578"/>
      <text:p text:style-name="P628"><text:span text:style-name="T43">if </text:span><text:span text:style-name="T14">n_gpu &gt; </text:span><text:span text:style-name="T33">1 </text:span><text:span text:style-name="T43">and </text:span><text:span text:style-name="T14">allow_dataparallel:<text:line-break/> <text:s text:c="3"/>logging.info(</text:span><text:span text:style-name="T29">"Using " </text:span><text:span text:style-name="T14">+ </text:span><text:span text:style-name="T44">str</text:span><text:span text:style-name="T14">(n_gpu) + </text:span><text:span text:style-name="T29">" GPUs"</text:span><text:span text:style-name="T14">)<text:line-break/> <text:s text:c="3"/>model = torch.nn.DataParallel(model, </text:span><text:span text:style-name="T37">dim</text:span><text:span text:style-name="T14">=</text:span><text:span text:style-name="T33">0</text:span><text:span text:style-name="T14">)<text:line-break/> <text:s text:c="3"/>model_forDataLoading = model.module</text:span></text:p>
      <text:p text:style-name="P591">model.to(DEVICE)</text:p>
      <text:p text:style-name="P578"/>
      <text:p text:style-name="P2"><text:span text:style-name="T1">…</text:span><text:span text:style-name="T16">train_dataloader, valid_dataloader</text:span></text:p>
      <text:p text:style-name="P3"/>
      <text:p text:style-name="P591">T.run_train(model, learning_rate, train_dataloader, valid_dataloader, num_epochs, predict_senses, with_freezing)</text:p>
      <text:p text:style-name="P578">does not expect modifications.</text:p>
      <text:p text:style-name="P578"/>
      <text:p text:style-name="P578">However, I should pass a slc_or_text / vocabulary_folder / whatever indication to the ExplorePredictions. get_globalword_fromindex_df() and get_sense_fromindex() calls.</text:p>
      <text:p text:style-name="P578"/>
      <text:h text:style-name="Heading_20_2" text:outline-level="2"><text:bookmark-start text:name="_Toc54029789"/><text:bookmark-start text:name="__RefHeading___Toc9074_4025634616"/>Graph: reflections &amp; checks<text:bookmark-end text:name="_Toc54029789"/><text:bookmark-end text:name="__RefHeading___Toc9074_4025634616"/></text:h>
      <text:p text:style-name="P578"/>
      <text:p text:style-name="P578">In the current version all the globals are initialized as the (possibly PCA-reduced) FastText embedding of the word.</text:p>
      <text:p text:style-name="P578"><text:soft-page-break/></text:p>
      <text:h text:style-name="Heading_20_3" text:outline-level="3"><text:bookmark-start text:name="_Toc54029790"/><text:bookmark-start text:name="__RefHeading___Toc9076_4025634616"/>Statistics of version 1.0<text:bookmark-end text:name="_Toc54029790"/><text:bookmark-end text:name="__RefHeading___Toc9076_4025634616"/></text:h>
      <text:p text:style-name="P578"/>
      <text:p text:style-name="Standard"><text:span text:style-name="T1">On </text:span><text:span text:style-name="T3">SemCor</text:span><text:span text:style-name="T1">:</text:span></text:p>
      <text:p text:style-name="P578"/>
      <text:p text:style-name="Standard"><text:span text:style-name="T1">INFO : X_senses.shape=torch.Size([</text:span><text:span text:style-name="T3">40095</text:span><text:span text:style-name="T1">, 300])</text:span></text:p>
      <text:p text:style-name="Standard"><text:span text:style-name="T1">INFO : X_globals.shape=torch.Size([</text:span><text:span text:style-name="T3">24689</text:span><text:span text:style-name="T1">, 300])</text:span></text:p>
      <text:p text:style-name="P578">INFO : X_definitions.shape=torch.Size([33568, 300])</text:p>
      <text:p text:style-name="P578">INFO : X_examples.shape=torch.Size([29585, 300])</text:p>
      <text:p text:style-name="P578"/>
      <text:p text:style-name="P578">graph ranges = [0, senses, 40095, globals, 64784, definitions, 98352, examples, 127937]</text:p>
      <text:p text:style-name="P578"/>
      <text:p text:style-name="Standard"><text:span text:style-name="T1">previous graph ranges = </text:span><text:span text:style-name="T19">[0, senses, 41206, globals, 63988, defs, 94434, examples, 122355]</text:span></text:p>
      <text:p text:style-name="P578">previously having </text:p>
      <text:p text:style-name="Standard"><text:span text:style-name="T19">INFO : X_senses.shape=torch.Size([</text:span><text:span text:style-name="T21">41206</text:span><text:span text:style-name="T19">, 200]) # senses with data: 30445</text:span></text:p>
      <text:p text:style-name="Standard"><text:span text:style-name="T19">INFO : X_globals.shape=torch.Size([</text:span><text:span text:style-name="T21">22782</text:span><text:span text:style-name="T19">, 200]) (they were only from the training set)</text:span></text:p>
      <text:p text:style-name="P594">INFO : X_definitions.shape=torch.Size([30446, 200])</text:p>
      <text:p text:style-name="P594">INFO : X_examples.shape=torch.Size([27921, 200])</text:p>
      <text:p text:style-name="P578"/>
      <text:p text:style-name="P591">globals_needing_selfloop=[40096, 40106, 40113, 40125, …, <text:s/>64757, 64766, 64773, 64777]</text:p>
      <text:p text:style-name="P595"/>
      <text:p text:style-name="P628"><text:span text:style-name="T19">On </text:span><text:span text:style-name="T21">WikiText-2</text:span><text:span text:style-name="T19">:</text:span></text:p>
      <text:p text:style-name="P595"/>
      <text:p text:style-name="P628"><text:span text:style-name="T19">INFO : X_senses.shape=torch.Size([</text:span><text:span text:style-name="T21">46710</text:span><text:span text:style-name="T19">, 300])</text:span></text:p>
      <text:p text:style-name="P628"><text:span text:style-name="T19">INFO : X_globals.shape=torch.Size([</text:span><text:span text:style-name="T21">33278</text:span><text:span text:style-name="T19">, 300])</text:span></text:p>
      <text:p text:style-name="P595">INFO : X_definitions.shape=torch.Size([28141, 300])</text:p>
      <text:p text:style-name="P595">INFO : X_examples.shape=torch.Size([26593, 300])</text:p>
      <text:p text:style-name="P595"/>
      <text:p text:style-name="P595">previously:</text:p>
      <text:p text:style-name="P578">INFO : X_senses.shape=torch.Size([28141, 300]) (it was without dummySenses)</text:p>
      <text:p text:style-name="Standard"><text:span text:style-name="T1">INFO : X_globals.shape=torch.Size([</text:span><text:span text:style-name="T3">33278</text:span><text:span text:style-name="T1">, 300])</text:span></text:p>
      <text:p text:style-name="P578">INFO : X_definitions.shape=torch.Size([28141, 300])</text:p>
      <text:p text:style-name="P578">INFO : X_examples.shape=torch.Size([26593, 300])</text:p>
      <text:p text:style-name="P595"/>
      <text:p text:style-name="P595">INFO : globals_needing_selfloop=[46731, 46736, 46765, 46767, … s, 79940, 79941, 79942]</text:p>
      <text:p text:style-name="P595"/>
      <text:h text:style-name="Heading_20_3" text:outline-level="3"><text:bookmark-start text:name="_Toc54029791"/><text:bookmark-start text:name="__RefHeading___Toc9078_4025634616"/>Lemmatized forms, self-loops vs edges<text:bookmark-end text:name="_Toc54029791"/><text:bookmark-end text:name="__RefHeading___Toc9078_4025634616"/></text:h>
      <text:p text:style-name="P595"/>
      <text:p text:style-name="P578">Why do many globals need selfloop?</text:p>
      <text:p text:style-name="P578">Because now we are not adding a dummySense anymore for all the globals where the lemmatized form has a sense.</text:p>
      <text:p text:style-name="P578">Those globals are left in the graph, they have their own embedding but they are isolated form the other nodes. Why?</text:p>
      <text:p text:style-name="P578">For prediction reasons: when we predict the globals, we want to choose among all of them.</text:p>
      <text:p text:style-name="P578">However, they should not be disconnected from their lemmatized form. </text:p>
      <text:p text:style-name="P578">Bonus: the lemmatized form has senses, that are connected to definitions et cetera.</text:p>
      <text:p text:style-name="P578">Wouldn’t it be better if we connected the inflected forms through a new edge type, “lemmatized”, that leads from said --to--&gt; say ?</text:p>
      <text:p text:style-name="P578"><text:soft-page-break/></text:p>
      <text:p text:style-name="P578"/>
      <text:h text:style-name="Heading_20_3" text:outline-level="3"><text:bookmark-start text:name="_Toc54029792"/><text:bookmark-start text:name="__RefHeading___Toc9080_4025634616"/>Statistics, version 1.1<text:bookmark-end text:name="_Toc54029792"/><text:bookmark-end text:name="__RefHeading___Toc9080_4025634616"/></text:h>
      <text:p text:style-name="P578"/>
      <text:p text:style-name="Standard"><text:span text:style-name="T1">On </text:span><text:span text:style-name="T3">SemCor</text:span><text:span text:style-name="T1">:</text:span></text:p>
      <text:p text:style-name="P578"/>
      <text:p text:style-name="Standard"><text:span text:style-name="T1">INFO : X_senses.shape=torch.Size([</text:span><text:span text:style-name="T3">40095</text:span><text:span text:style-name="T1">, 300])</text:span></text:p>
      <text:p text:style-name="Standard"><text:span text:style-name="T1">INFO : X_globals.shape=torch.Size([</text:span><text:span text:style-name="T3">24689</text:span><text:span text:style-name="T1">, 300])</text:span></text:p>
      <text:p text:style-name="P578">INFO : X_definitions.shape=torch.Size([33568, 300])</text:p>
      <text:p text:style-name="P578">INFO : X_examples.shape=torch.Size([29585, 300])</text:p>
      <text:p text:style-name="P578"/>
      <text:p text:style-name="P578">Graph ranges = 0, senses; 40095, globals; 64784, definitions; 98352, examples; 127937</text:p>
      <text:p text:style-name="P578"/>
      <text:p text:style-name="P578"/>
      <text:p text:style-name="P578"/>
      <text:p text:style-name="Standard"><text:span text:style-name="T1">On</text:span><text:span text:style-name="T3"> WikiText-2</text:span><text:span text:style-name="T1">:</text:span></text:p>
      <text:p text:style-name="P578"/>
      <text:p text:style-name="Standard"><text:span text:style-name="T1">INFO : X_senses.shape=torch.Size([</text:span><text:span text:style-name="T3">46710</text:span><text:span text:style-name="T1">, 300])</text:span></text:p>
      <text:p text:style-name="Standard"><text:span text:style-name="T1">INFO : X_globals.shape=torch.Size([</text:span><text:span text:style-name="T3">33278</text:span><text:span text:style-name="T1">, 300])</text:span></text:p>
      <text:p text:style-name="P578">INFO : X_definitions.shape=torch.Size([28141, 300])</text:p>
      <text:p text:style-name="P578">INFO : X_examples.shape=torch.Size([26593, 300])</text:p>
      <text:p text:style-name="P578"/>
      <text:p text:style-name="P578">Graph ranges = 0, senses;46709, globals; 79988, definitions; 108129, examples; 134722…</text:p>
      <text:p text:style-name="P578"/>
      <text:p text:style-name="P578">INFO : definition_edges.__len__()=28141</text:p>
      <text:p text:style-name="P578">INFO : example_edges.__len__()=26593</text:p>
      <text:p text:style-name="P578">INFO : sc_edges.__len__()=46710</text:p>
      <text:p text:style-name="P578">INFO : globals_needing_selfloop=[]</text:p>
      <text:p text:style-name="P578"/>
      <text:p text:style-name="P578"/>
      <text:h text:style-name="Heading_20_3" text:outline-level="3"><text:bookmark-start text:name="_Toc54029793"/><text:bookmark-start text:name="__RefHeading___Toc9082_4025634616"/>Graph test<text:bookmark-end text:name="_Toc54029793"/><text:bookmark-end text:name="__RefHeading___Toc9082_4025634616"/></text:h>
      <text:p text:style-name="P578"/>
      <text:p text:style-name="P578">We write separately the code to check the graph connections, to be able to verify the correctness of the graph quickly and often instead of manually and sporadically.</text:p>
      <text:p text:style-name="P578"/>
      <text:p text:style-name="Standard"><text:span text:style-name="T3">On SemCor, run 1</text:span><text:span text:style-name="T1">:</text:span></text:p>
      <text:p text:style-name="P578"/>
      <table:table table:name="Table2" table:style-name="Table2">
        <table:table-column table:style-name="Table2.A"/>
        <table:table-row table:style-name="Table2.1">
          <table:table-cell table:style-name="Table2.A1" office:value-type="string">
            <text:p text:style-name="P8">Center:</text:p>
            <text:p text:style-name="P8">INFO : n=12409 ; sense=<text:span text:style-name="T64">for_example.r.01</text:span></text:p>
            <text:p text:style-name="P8">INFO : Neighbours:</text:p>
            <text:p text:style-name="P8">INFO : n=12409 ; sense=for_example.r.01</text:p>
            <text:p text:style-name="P8">INFO : n=77193('for_example.r.01', 'as an example')</text:p>
            <text:p text:style-name="P8">INFO : n=110076('for_example.r.01', 'take ribbon snakes, for example')</text:p>
            <text:p text:style-name="P8">INFO : n=44583 ; global=for_example</text:p>
            <text:p text:style-name="P8">INFO : n=49321 ; global=e.g.</text:p>
            <text:p text:style-name="P8">INFO : n=45226 ; global=for_instance</text:p>
            <text:p text:style-name="P8">INFO : n=59416 ; global=e._g.</text:p>
            <text:p text:style-name="P8">Center:</text:p>
            <text:p text:style-name="P8"><text:soft-page-break/>INFO : n=15720 ; sense=induce.v.02</text:p>
            <text:p text:style-name="P8">INFO : Neighbours:</text:p>
            <text:p text:style-name="P8">INFO : n=15720 ; sense=induce.v.02</text:p>
            <text:p text:style-name="P8">INFO : n=80504('induce.v.02', 'cause to do; cause to act in a specified manner')</text:p>
            <text:p text:style-name="P8">INFO : n=112987('induce.v.02', 'My children finally got me to buy a computer')</text:p>
            <text:p text:style-name="P8">INFO : n=112988('induce.v.02', 'My wife made me buy a new sofa')</text:p>
            <text:p text:style-name="P8">INFO : n=112986('induce.v.02', 'The ads induced me to buy a VCR')</text:p>
            <text:p text:style-name="P8">INFO : n=40500 ; global=get</text:p>
            <text:p text:style-name="P8">INFO : n=46529 ; global=stimulate</text:p>
            <text:p text:style-name="P8">INFO : n=48879 ; global=induce</text:p>
            <text:p text:style-name="P8">INFO : n=50438 ; global=induced</text:p>
            <text:p text:style-name="P8">INFO : n=41408 ; global=cause</text:p>
            <text:p text:style-name="P8">INFO : n=40554 ; global=make</text:p>
            <text:p text:style-name="P8">INFO : n=40126 ; global=have</text:p>
          </table:table-cell>
        </table:table-row>
        <table:table-row table:style-name="Table2.1">
          <table:table-cell table:style-name="Table2.A1" office:value-type="string">
            <text:p text:style-name="P8">Center:</text:p>
            <text:p text:style-name="P8">INFO : n=56966 ; global=kindred</text:p>
            <text:p text:style-name="P8">INFO : Neighbours:</text:p>
            <text:p text:style-name="P8">INFO : n=56966 ; global=kindred</text:p>
            <text:p text:style-name="P8">INFO : n=16884 ; sense=kindred.s.02</text:p>
            <text:p text:style-name="P8">INFO : n=805 ; sense=akin.s.01</text:p>
            <text:p text:style-name="P10">INFO : n=47039 ; global=akin</text:p>
          </table:table-cell>
        </table:table-row>
        <table:table-row table:style-name="Table2.1">
          <table:table-cell table:style-name="Table2.A1" office:value-type="string">
            <text:p text:style-name="P8">[definition]</text:p>
            <text:p text:style-name="P8">Center:</text:p>
            <text:p text:style-name="P8">INFO : n=89856('retire.v.02', 'withdraw from active participation')</text:p>
            <text:p text:style-name="P8">INFO : Neighbours:</text:p>
            <text:p text:style-name="P8">INFO : n=89856('retire.v.02', 'withdraw from active participation')</text:p>
            <text:p text:style-name="P8">INFO : n=25072 ; sense=retire.v.02</text:p>
          </table:table-cell>
        </table:table-row>
        <table:table-row table:style-name="Table2.1">
          <table:table-cell table:style-name="Table2.A1" office:value-type="string">
            <text:p text:style-name="P8">[example]</text:p>
            <text:p text:style-name="P8">Center:</text:p>
            <text:p text:style-name="P8">INFO : n=103959('come_up.v.07', 'These names came up in the discussion')</text:p>
            <text:p text:style-name="P8">INFO : Neighbours:</text:p>
            <text:p text:style-name="P8">INFO : n=103959('come_up.v.07', 'These names came up in the discussion')</text:p>
            <text:p text:style-name="P8">INFO : n=6075 ; sense=come_up.v.07</text:p>
          </table:table-cell>
        </table:table-row>
      </table:table>
      <text:p text:style-name="P578"/>
      <text:p text:style-name="Standard"><text:span text:style-name="T1">we observe that including the starting node among the neighbours is ok, because we use the neighbours to select the graph_area, that for instance is used as input to the GAT: the center node </text:span><text:span text:style-name="T2">and</text:span><text:span text:style-name="T1"> the neighbours.</text:span></text:p>
      <text:p text:style-name="P578"/>
      <text:p text:style-name="Standard"><text:span text:style-name="T3">On WikiTex-2, run 1</text:span><text:span text:style-name="T1">:</text:span></text:p>
      <text:p text:style-name="P578"/>
      <text:p text:style-name="P578"/>
      <table:table table:name="Table3" table:style-name="Table3">
        <table:table-column table:style-name="Table3.A"/>
        <table:table-row table:style-name="Table3.1">
          <table:table-cell table:style-name="Table3.A1" office:value-type="string">
            <text:p text:style-name="P8">Center:</text:p>
            <text:p text:style-name="P8">INFO : n=44183 ; sense=Decline.dummySense.01</text:p>
            <text:p text:style-name="P8">INFO : Neighbours:</text:p>
            <text:p text:style-name="P8">INFO : n=44183 ; sense=Decline.dummySense.01</text:p>
            <text:p text:style-name="P8">INFO : n=56631 ; global=Decline</text:p>
          </table:table-cell>
        </table:table-row>
        <table:table-row table:style-name="Table3.1">
          <table:table-cell table:style-name="Table3.A1" office:value-type="string">
            <text:p text:style-name="P8">Center:</text:p>
            <text:p text:style-name="P8">INFO : n=14808 ; sense=life.n.13</text:p>
            <text:p text:style-name="P8"><text:soft-page-break/>INFO : Neighbours:</text:p>
            <text:p text:style-name="P8">INFO : n=14808 ; sense=life.n.13</text:p>
            <text:p text:style-name="P8">INFO : definition: n=94796('life.n.13', 'a motive for living')</text:p>
            <text:p text:style-name="P8">INFO : example: n=122590('life.n.13', 'pottery was his life')</text:p>
            <text:p text:style-name="P8">INFO : n=47837 ; global=life</text:p>
          </table:table-cell>
        </table:table-row>
        <table:table-row table:style-name="Table3.1">
          <table:table-cell table:style-name="Table3.A1" office:value-type="string">
            <text:p text:style-name="P8">INFO : n=58247 ; global=migrants</text:p>
            <text:p text:style-name="P8">INFO : Neighbours:</text:p>
            <text:p text:style-name="P8">INFO : n=58247 ; global=migrants</text:p>
            <text:p text:style-name="P8"><text:span text:style-name="T55">note:</text:span> there should be a connection between ‘migrants’ and the lemmatized / parent form ‘migrant’. Is this due to us not picking up outgoing edges, or what?</text:p>
          </table:table-cell>
        </table:table-row>
        <table:table-row table:style-name="Table3.1">
          <table:table-cell table:style-name="Table3.A1" office:value-type="string">
            <text:p text:style-name="P8">Center:</text:p>
            <text:p text:style-name="P8">INFO : definition: n=85389('con.n.01', 'an argument opposed to a proposal')</text:p>
            <text:p text:style-name="P8">INFO : Neighbours:</text:p>
            <text:p text:style-name="P8">INFO : definition: n=85389('con.n.01', 'an argument opposed to a proposal')</text:p>
            <text:p text:style-name="P8">INFO : n=5401 ; sense=con.n.01</text:p>
          </table:table-cell>
        </table:table-row>
        <table:table-row table:style-name="Table3.1">
          <table:table-cell table:style-name="Table3.A1" office:value-type="string">
            <text:p text:style-name="P8">Center:</text:p>
            <text:p text:style-name="P8">INFO : example: n=110001('audition.v.01', 'She auditioned for a role on Broadway')</text:p>
            <text:p text:style-name="P8">INFO : Neighbours:</text:p>
            <text:p text:style-name="P8">INFO : example: n=110001('audition.v.01', 'She auditioned for a role on Broadway')</text:p>
            <text:p text:style-name="P8">INFO : n=1670 ; sense=audition.v.01</text:p>
          </table:table-cell>
        </table:table-row>
        <table:table-row table:style-name="Table3.1">
          <table:table-cell table:style-name="Table3.A1" office:value-type="string">
            <text:p text:style-name="P8">Center:</text:p>
            <text:p text:style-name="P8">INFO : example: n=122274('late.r.01', 'notice came so tardily that we almost missed the deadline')</text:p>
            <text:p text:style-name="P8">INFO : Neighbours:</text:p>
            <text:p text:style-name="P8">INFO : example: n=122274('late.r.01', 'notice came so tardily that we almost missed the deadline')</text:p>
            <text:p text:style-name="P8">INFO : n=14480 ; sense=late.r.01</text:p>
          </table:table-cell>
        </table:table-row>
      </table:table>
      <text:p text:style-name="P578"/>
      <text:p text:style-name="P578">As a consequence, I decide to make all edges not-directional (i.e. bidirectional): not only synonyms and antonyms, but also lemmas, definitions-to-senses and examples-to-senses.</text:p>
      <text:p text:style-name="P578"/>
      <text:p text:style-name="P580">On WikiText-2, Run 2</text:p>
      <text:p text:style-name="P578"/>
      <table:table table:name="Table4" table:style-name="Table4">
        <table:table-column table:style-name="Table4.A"/>
        <table:table-row table:style-name="Table4.1">
          <table:table-cell table:style-name="Table4.A1" office:value-type="string">
            <text:p text:style-name="P9">Senses</text:p>
          </table:table-cell>
        </table:table-row>
        <table:table-row table:style-name="Table4.1">
          <table:table-cell table:style-name="Table4.A1" office:value-type="string">
            <text:p text:style-name="P8">INFO : n=13672 ; sense=intake.n.02</text:p>
            <text:p text:style-name="P8">INFO : Neighbours:</text:p>
            <text:p text:style-name="P8">INFO : n=13672 ; sense=intake.n.02</text:p>
            <text:p text:style-name="P8">INFO : definition: n=93660('intake.n.02', 'an opening through which fluid is admitted to a tube or container')</text:p>
            <text:p text:style-name="P8">INFO : n=66949 ; global=intake</text:p>
          </table:table-cell>
        </table:table-row>
        <table:table-row table:style-name="Table4.1">
          <table:table-cell table:style-name="Table4.A1" office:value-type="string">
            <text:p text:style-name="P8">INFO : n=31358 ; sense=909.dummySense.01</text:p>
            <text:p text:style-name="P8">INFO : Neighbours:</text:p>
            <text:p text:style-name="P8">INFO : n=31358 ; sense=909.dummySense.01</text:p>
            <text:p text:style-name="P8">INFO : n=62302 ; global=909</text:p>
          </table:table-cell>
        </table:table-row>
        <table:table-row table:style-name="Table4.1">
          <table:table-cell table:style-name="Table4.A1" office:value-type="string">
            <text:p text:style-name="P9">Globals</text:p>
          </table:table-cell>
        </table:table-row>
        <table:table-row table:style-name="Table4.1">
          <table:table-cell table:style-name="Table4.A1" office:value-type="string">
            <text:p text:style-name="P8">Center:</text:p>
            <text:p text:style-name="P8">INFO : n=58111 ; global=stumbled</text:p>
            <text:p text:style-name="P8">INFO : Neighbours:</text:p>
            <text:p text:style-name="P8"><text:soft-page-break/>INFO : n=58111 ; global=stumbled</text:p>
            <text:p text:style-name="P8">INFO : n=36613 ; sense=stumbled.dummySense.01</text:p>
            <text:p text:style-name="P8">error</text:p>
            <text:p text:style-name="P8">The vocabulary has: </text:p>
            <text:p text:style-name="P8">11401<text:tab/>stumbled<text:tab/>6<text:tab/>stumble<text:tab/>-1</text:p>
            <text:p text:style-name="P8">so why do we miss the lemmatized connection?</text:p>
            <text:p text:style-name="P8"/>
            <text:p text:style-name="P8">Note: the presence of the dummySense is a symptom of a failure further up in the pipeline:</text:p>
            <text:p text:style-name="P7"><text:span text:style-name="T53"># ------- Remove w from the words needing a dummySense if the lemmatized form of w has senses <text:s/>--------<text:line-break/></text:span><text:span text:style-name="T13">words_without_senses_ls = </text:span><text:span text:style-name="T42">list</text:span><text:span text:style-name="T13">(words_without_senses_set)<text:line-break/>words_needing_dummySense_ls = []<text:line-break/>lemmatizer = nltk.stem.WordNetLemmatizer()<text:line-break/></text:span><text:span text:style-name="T47">for </text:span><text:span text:style-name="T13">word </text:span><text:span text:style-name="T47">in </text:span><text:span text:style-name="T13">words_without_senses_ls:<text:line-break/> <text:s text:c="3"/>lemmatized_form = LN.lemmatize_term(word, lemmatizer)<text:line-break/> <text:s text:c="3"/></text:span><text:span text:style-name="T47">if </text:span><text:span text:style-name="T13">lemmatized_form </text:span><text:span text:style-name="T47">in </text:span><text:span text:style-name="T13">words_with_senses_set:<text:line-break/> <text:s text:c="7"/></text:span><text:span text:style-name="T47">continue<text:line-break/> <text:s text:c="3"/>else</text:span><text:span text:style-name="T13">:<text:line-break/> <text:s text:c="7"/>words_needing_dummySense_ls.append(word)<text:line-break/>words_needing_dummySense_set = </text:span><text:span text:style-name="T42">set</text:span><text:span text:style-name="T13">(words_needing_dummySense_ls)</text:span></text:p>
            <text:p text:style-name="P11"/>
          </table:table-cell>
        </table:table-row>
        <table:table-row table:style-name="Table4.1">
          <table:table-cell table:style-name="Table4.A1" office:value-type="string">
            <text:p text:style-name="P9">Definitions</text:p>
          </table:table-cell>
        </table:table-row>
        <table:table-row table:style-name="Table4.1">
          <table:table-cell table:style-name="Table4.A1" office:value-type="string">
            <text:p text:style-name="P8">INFO : definition: n=107872('wolf.v.01', 'eat hastily')</text:p>
            <text:p text:style-name="P8">INFO : Neighbours:</text:p>
            <text:p text:style-name="P8">INFO : definition: n=107872('wolf.v.01', 'eat hastily')</text:p>
            <text:p text:style-name="P8">INFO : n=27884 ; sense=wolf.v.01</text:p>
          </table:table-cell>
        </table:table-row>
        <table:table-row table:style-name="Table4.1">
          <table:table-cell table:style-name="Table4.A1" office:value-type="string">
            <text:p text:style-name="P9">Examples</text:p>
          </table:table-cell>
        </table:table-row>
        <table:table-row table:style-name="Table4.1">
          <table:table-cell table:style-name="Table4.A1" office:value-type="string">
            <text:p text:style-name="P8">INFO : example: n=115865('dissolve.v.09', 'The heat melted the wax')</text:p>
            <text:p text:style-name="P8">INFO : Neighbours:</text:p>
            <text:p text:style-name="P8">INFO : example: n=115865('dissolve.v.09', 'The heat melted the wax')</text:p>
            <text:p text:style-name="P8">INFO : n=7858 ; sense=dissolve.v.09</text:p>
          </table:table-cell>
        </table:table-row>
      </table:table>
      <text:p text:style-name="P578"/>
      <text:p text:style-name="P578"/>
      <text:h text:style-name="Heading_20_3" text:outline-level="3"><text:bookmark-start text:name="_Toc54029794"/><text:bookmark-start text:name="__RefHeading___Toc9084_4025634616"/>Reviewing the dummySenses and lemmas<text:bookmark-end text:name="_Toc54029794"/><text:bookmark-end text:name="__RefHeading___Toc9084_4025634616"/></text:h>
      <text:p text:style-name="P578"/>
      <text:p text:style-name="P578">Inspecting, we see that we do execute lemmatization, but it is faulty, and we would be better off just accessing the lemmatized_form in the vocabulary. Otherwise: </text:p>
      <text:p text:style-name="P578">INFO : nuclei does not need a dummySense, because nucleus is its lemmatized parent and has senses already. (ok)</text:p>
      <text:p text:style-name="P578">INFO : Neal needs a dummySense</text:p>
      <text:p text:style-name="P578">INFO : Siberia needs a dummySense</text:p>
      <text:p text:style-name="P578">INFO : Enuff needs a dummySense</text:p>
      <text:p text:style-name="P578">INFO : keeps does not need a dummySense, because keep is its lemmatized parent and has senses already.</text:p>
      <text:p text:style-name="P632">INFO : stumbled needs a dummySense</text:p>
      <text:p text:style-name="P632">INFO : sympathizers needs a dummySense</text:p>
      <text:p text:style-name="P578">etc.</text:p>
      <text:p text:style-name="P578"/>
      <text:p text:style-name="P578"><text:soft-page-break/>note that we only see ‘stumbles’ and ‘stumbled’ in the indices_table. Probably because I am not adding the lemmatized form to the vocabulary in the standardText, only in the Sense-labeled corpus.</text:p>
      <text:p text:style-name="P578">In standardText, I am not adding lemmatized forms in order to have the same vocabulary size as the original WikiText-2, 33,278. If I add them, this will increase.</text:p>
      <text:p text:style-name="P578">It is a reasonable choice if we wish to use the graph, and it shouldn’t change things too much.</text:p>
      <text:p text:style-name="P578"/>
      <text:p text:style-name="P580">On SemCor, run 2</text:p>
      <text:p text:style-name="P578"/>
      <text:p text:style-name="P578">SemCor already added the lemmatized forms to the dictionary, and the insertion of the lemma edges should be correct. We expect valid neighbours for the nodes…</text:p>
      <text:p text:style-name="P578"/>
      <table:table table:name="Table5" table:style-name="Table5">
        <table:table-column table:style-name="Table5.A"/>
        <table:table-row table:style-name="Table5.1">
          <table:table-cell table:style-name="Table5.A1" office:value-type="string">
            <text:p text:style-name="P9">Senses</text:p>
          </table:table-cell>
        </table:table-row>
        <table:table-row table:style-name="Table5.1">
          <table:table-cell table:style-name="Table5.A1" office:value-type="string">
            <text:p text:style-name="P8">INFO : n=1181 ; sense=announce.v.01</text:p>
            <text:p text:style-name="P8">INFO : Neighbours:</text:p>
            <text:p text:style-name="P8">INFO : n=1181 ; sense=announce.v.01</text:p>
            <text:p text:style-name="P8">INFO : definition: n=65965('announce.v.01', 'make known; make an announcement')</text:p>
            <text:p text:style-name="P8">INFO : example: n=99649('announce.v.01', 'She denoted her feelings clearly')</text:p>
            <text:p text:style-name="P8">INFO : n=49061 ; global=announces</text:p>
            <text:p text:style-name="P8">INFO : n=40493 ; global=announce</text:p>
          </table:table-cell>
        </table:table-row>
        <table:table-row table:style-name="Table5.1">
          <table:table-cell table:style-name="Table5.A1" office:value-type="string">
            <text:p text:style-name="P8">INFO : n=22544 ; sense=populate.v.02</text:p>
            <text:p text:style-name="P8">INFO : Neighbours:</text:p>
            <text:p text:style-name="P8">INFO : n=22544 ; sense=populate.v.02</text:p>
            <text:p text:style-name="P8">INFO : definition: n=87328('populate.v.02', 'fill with inhabitants')</text:p>
            <text:p text:style-name="P8">INFO : example: n=118530('populate.v.02', 'populate the forest with deer and wild boar for hunting')</text:p>
            <text:p text:style-name="P8">INFO : n=45510 ; global=populate</text:p>
          </table:table-cell>
        </table:table-row>
        <table:table-row table:style-name="Table5.1">
          <table:table-cell table:style-name="Table5.A1" office:value-type="string">
            <text:p text:style-name="P8">INFO : n=33881 ; sense=c.dummySense.01</text:p>
            <text:p text:style-name="P8">INFO : Neighbours:</text:p>
            <text:p text:style-name="P8">INFO : n=33881 ; sense=c.dummySense.01</text:p>
            <text:p text:style-name="P8">INFO : n=43304 ; global=c</text:p>
          </table:table-cell>
        </table:table-row>
        <table:table-row table:style-name="Table5.1">
          <table:table-cell table:style-name="Table5.A1" office:value-type="string">
            <text:p text:style-name="P8">INFO : n=39375 ; sense=corpse.dummySense.01</text:p>
            <text:p text:style-name="P8">INFO : Neighbours:</text:p>
            <text:p text:style-name="P8">INFO : n=39375 ; sense=corpse.dummySense.01</text:p>
            <text:p text:style-name="P8">INFO : n=53962 ; global=corpse</text:p>
          </table:table-cell>
        </table:table-row>
        <table:table-row table:style-name="Table5.1">
          <table:table-cell table:style-name="Table5.A1" office:value-type="string">
            <text:p text:style-name="P8">INFO : n=23310 ; sense=propose.v.01</text:p>
            <text:p text:style-name="P8">INFO : Neighbours:</text:p>
            <text:p text:style-name="P8">INFO : n=23310 ; sense=propose.v.01</text:p>
            <text:p text:style-name="P8">INFO : definition: n=88094('propose.v.01', 'make a proposal, declare a plan for something')</text:p>
            <text:p text:style-name="P8">INFO : example: n=119208('propose.v.01', 'the senator proposed to abolish the sales tax')</text:p>
            <text:p text:style-name="P8">INFO : n=44557 ; global=suggests</text:p>
            <text:p text:style-name="P8">INFO : n=58926 ; global=proposes</text:p>
            <text:p text:style-name="P8">INFO : n=41688 ; global=advise</text:p>
            <text:p text:style-name="P8">INFO : n=40706 ; global=propose</text:p>
            <text:p text:style-name="P8">INFO : n=41214 ; global=suggest</text:p>
            <text:p text:style-name="P8"/>
            <text:list xml:id="list164201424111368" text:continue-list="list452468380" text:style-name="WWNum43">
              <text:list-item>
                <text:p text:style-name="P1162">there is a direct connection between a sense and a lemmatized form, e.g. propose.v.01-&gt;proposes,suggests or announce.v.01-&gt;announces.</text:p>
              </text:list-item>
            </text:list>
          </table:table-cell>
        </table:table-row>
        <text:soft-page-break/>
        <table:table-row table:style-name="Table5.1">
          <table:table-cell table:style-name="Table5.A1" office:value-type="string">
            <text:p text:style-name="P9">Globals</text:p>
          </table:table-cell>
        </table:table-row>
        <table:table-row table:style-name="Table5.1">
          <table:table-cell table:style-name="Table5.A1" office:value-type="string">
            <text:p text:style-name="P8">INFO : n=51691 ; global=impede</text:p>
            <text:p text:style-name="P8">INFO : Neighbours:</text:p>
            <text:p text:style-name="P8">INFO : n=51691 ; global=impede</text:p>
            <text:p text:style-name="P8">INFO : n=15358 ; sense=impede.v.01</text:p>
            <text:p text:style-name="P8">INFO : n=56697 ; global=hinder</text:p>
            <text:p text:style-name="P8">INFO : n=56481 ; global=clogging</text:p>
            <text:p text:style-name="P8">INFO : n=47780 ; global=obstruct</text:p>
          </table:table-cell>
        </table:table-row>
        <table:table-row table:style-name="Table5.1">
          <table:table-cell table:style-name="Table5.A1" office:value-type="string">
            <text:p text:style-name="P8"/>
            <text:p text:style-name="P8">INFO : n=56151 ; global=getting_to</text:p>
            <text:p text:style-name="P8">INFO : Neighbours:</text:p>
            <text:p text:style-name="P8">INFO : n=56151 ; global=getting_to</text:p>
            <text:p text:style-name="P8">INFO : n=24127 ; sense=reach.v.07</text:p>
            <text:p text:style-name="P8">INFO : n=38249 ; sense=getting_to.dummySense.01</text:p>
            <text:p text:style-name="P8">INFO : n=13287 ; sense=get_to.v.02</text:p>
          </table:table-cell>
        </table:table-row>
        <table:table-row table:style-name="Table5.1">
          <table:table-cell table:style-name="Table5.A1" office:value-type="string">
            <text:p text:style-name="P8">INFO : n=42191 ; global=blind</text:p>
            <text:p text:style-name="P8">INFO : Neighbours:</text:p>
            <text:p text:style-name="P10">INFO : n=42191 ; global=blind</text:p>
            <text:p text:style-name="P10">INFO : n=3110 ; sense=blind.v.02</text:p>
            <text:p text:style-name="P10">INFO : n=3105 ; sense=blind.n.02</text:p>
            <text:p text:style-name="P10">INFO : n=3104 ; sense=blind.n.01</text:p>
            <text:p text:style-name="P10">INFO : n=3109 ; sense=blind.v.01</text:p>
            <text:p text:style-name="P10">INFO : n=3108 ; sense=blind.s.03</text:p>
            <text:p text:style-name="P10">INFO : n=3107 ; sense=blind.s.02</text:p>
            <text:p text:style-name="P10">INFO : n=3111 ; sense=blind.v.03</text:p>
            <text:p text:style-name="P10">INFO : n=3106 ; sense=blind.n.03</text:p>
            <text:p text:style-name="P10">INFO : n=3103 ; sense=blind.a.01</text:p>
            <text:p text:style-name="P8">INFO : n=53900 ; global=dim</text:p>
            <text:p text:style-name="P8">INFO : n=48435 ; global=screen</text:p>
            <text:p text:style-name="P8">INFO : n=43313 ; global=sight</text:p>
            <text:p text:style-name="P8">INFO : n=52504 ; global=sighted</text:p>
          </table:table-cell>
        </table:table-row>
        <table:table-row table:style-name="Table5.1">
          <table:table-cell table:style-name="Table5.A1" office:value-type="string">
            <text:p text:style-name="P8"/>
          </table:table-cell>
        </table:table-row>
        <table:table-row table:style-name="Table5.1">
          <table:table-cell table:style-name="Table5.A1" office:value-type="string">
            <text:p text:style-name="P9">Definitions</text:p>
          </table:table-cell>
        </table:table-row>
        <table:table-row table:style-name="Table5.1">
          <table:table-cell table:style-name="Table5.A1" office:value-type="string">
            <text:p text:style-name="P8">INFO : definition: n=80627('influence.n.05', 'one having power to influence another')</text:p>
            <text:p text:style-name="P8">INFO : Neighbours:</text:p>
            <text:p text:style-name="P8">INFO : definition: n=80627('influence.n.05', 'one having power to influence another')</text:p>
            <text:p text:style-name="P8">INFO : n=15843 ; sense=influence.n.05</text:p>
          </table:table-cell>
        </table:table-row>
        <table:table-row table:style-name="Table5.1">
          <table:table-cell table:style-name="Table5.A1" office:value-type="string">
            <text:p text:style-name="P8">INFO : definition: n=84440('musicianship.n.01', 'artistry in performing music')</text:p>
            <text:p text:style-name="P8">INFO : Neighbours:</text:p>
            <text:p text:style-name="P8">INFO : definition: n=84440('musicianship.n.01', 'artistry in performing music')</text:p>
            <text:p text:style-name="P8">INFO : n=19656 ; sense=musicianship.n.01</text:p>
            <text:p text:style-name="P8"/>
          </table:table-cell>
        </table:table-row>
        <table:table-row table:style-name="Table5.1">
          <table:table-cell table:style-name="Table5.A1" office:value-type="string">
            <text:p text:style-name="P9">Examples</text:p>
          </table:table-cell>
        </table:table-row>
        <table:table-row table:style-name="Table5.1">
          <table:table-cell table:style-name="Table5.A1" office:value-type="string">
            <text:p text:style-name="P8">INFO : example: n=103048('channel.n.02', 'gutters carried off the rainwater into a series of channels under the street')</text:p>
            <text:p text:style-name="P8">INFO : Neighbours:</text:p>
            <text:p text:style-name="P8">INFO : example: n=103048('channel.n.02', 'gutters carried off the rainwater into a series of channels under the street')</text:p>
            <text:p text:style-name="P8"><text:soft-page-break/>INFO : n=4992 ; sense=channel.n.02</text:p>
          </table:table-cell>
        </table:table-row>
        <table:table-row table:style-name="Table5.1">
          <table:table-cell table:style-name="Table5.A1" office:value-type="string">
            <text:p text:style-name="P8">INFO : example: n=107954('element.n.04', 'water is the element of fishes')</text:p>
            <text:p text:style-name="P8">INFO : Neighbours:</text:p>
            <text:p text:style-name="P8">INFO : example: n=107954('element.n.04', 'water is the element of fishes')</text:p>
            <text:p text:style-name="P8">INFO : n=10314 ; sense=element.n.04</text:p>
          </table:table-cell>
        </table:table-row>
      </table:table>
      <text:p text:style-name="P578"/>
      <text:p text:style-name="P578">The graph is correct as expected. The only potential point of contention is the direct connection between sense and lemmatized form. Why does it come into existance?</text:p>
      <text:p text:style-name="P578"/>
      <text:p text:style-name="P578"/>
      <text:p text:style-name="P578"/>
      <text:p text:style-name="P578">Now we have:</text:p>
      <text:p text:style-name="P1019">center: n=44557 ; global=suggests</text:p>
      <text:p text:style-name="P578">n=23310 ; sense=propose.v.01</text:p>
      <text:p text:style-name="P578">n=35287 ; sense=suggests.dummySense.01</text:p>
      <text:p text:style-name="P578">n=14651 ; sense=hint.v.01</text:p>
      <text:p text:style-name="P578">n=15673 ; sense=indicate.v.05</text:p>
      <text:p text:style-name="P578">n=29515 ; sense=suggest.v.05</text:p>
      <text:p text:style-name="P578">n=29514 ; sense=suggest.v.03</text:p>
      <text:p text:style-name="P578"/>
      <text:p text:style-name="P579">Which begets a modification: </text:p>
      <text:p text:style-name="P579">the dummySenses should be added in a later stage, only for globals that do not have sense connections. Example:</text:p>
      <text:p text:style-name="P1019">INFO : n=33881 ; sense=c.dummySense.01</text:p>
      <text:p text:style-name="P578">INFO : n=33881 ; sense=c.dummySense.01</text:p>
      <text:p text:style-name="P579">INFO : n=43304 ; global=c</text:p>
      <text:p text:style-name="P579"/>
      <text:p text:style-name="P579">OR I erase the sense connection, relying only and specifically on the lemmatized form.</text:p>
      <text:p text:style-name="P579">Where does the connection come from, again?</text:p>
      <text:p text:style-name="P579">In get_edges_sensechildren,</text:p>
      <text:p text:style-name="P628"><text:span text:style-name="T18">sourceglobal_raw_idx = globals_voc_df.loc[globals_voc_df[</text:span><text:span text:style-name="T31">'word'</text:span><text:span text:style-name="T18">] == word].index[</text:span><text:span text:style-name="T35">0</text:span><text:span text:style-name="T18">]<text:line-break/>sourceglobal_idx = globals_start_index_toadd + sourceglobal_raw_idx<text:line-break/>targetsense_idx = db_row[</text:span><text:span text:style-name="T35">1</text:span><text:span text:style-name="T18">]</text:span></text:p>
      <text:p text:style-name="P579"/>
      <text:p text:style-name="P579">The cause is… not here, it must be the external connection from the Sense-Labeled Corpus.</text:p>
      <text:p text:style-name="P579"/>
      <text:p text:style-name="P579"/>
      <text:h text:style-name="Heading_20_1" text:outline-level="1"><text:bookmark-start text:name="_Toc54029795"/><text:bookmark-start text:name="__RefHeading___Toc9086_4025634616"/>Graph review – lemmas, dummySenses and tests<text:bookmark-end text:name="_Toc54029795"/><text:bookmark-end text:name="__RefHeading___Toc9086_4025634616"/></text:h>
      <text:p text:style-name="P578"/>
      <text:h text:style-name="Heading_20_3" text:outline-level="3"><text:bookmark-start text:name="_Toc54029796"/><text:bookmark-start text:name="__RefHeading___Toc9088_4025634616"/>On SemCor, run 3 (after re-executing the pipeline)<text:bookmark-end text:name="_Toc54029796"/><text:bookmark-end text:name="__RefHeading___Toc9088_4025634616"/></text:h>
      <text:p text:style-name="P578"/>
      <table:table table:name="Table6" table:style-name="Table6">
        <table:table-column table:style-name="Table6.A"/>
        <table:table-row table:style-name="Table6.1">
          <table:table-cell table:style-name="Table6.A1" office:value-type="string">
            <text:p text:style-name="P8">Senses</text:p>
          </table:table-cell>
        </table:table-row>
        <table:table-row table:style-name="Table6.1">
          <table:table-cell table:style-name="Table6.A1" office:value-type="string">
            <text:p text:style-name="P8">INFO : n=23202 ; sense=project.v.05</text:p>
            <text:p text:style-name="P8">INFO : Neighbours:</text:p>
            <text:p text:style-name="P8">INFO : n=23202 ; sense=project.v.05</text:p>
            <text:p text:style-name="P8">INFO : definition: n=87986('project.v.05', 'cause to be heard')</text:p>
            <text:p text:style-name="P8">INFO : example: n=119125('project.v.05', 'His voice projects well')</text:p>
            <text:p text:style-name="P8"><text:soft-page-break/>INFO : n=41447 ; global=project</text:p>
          </table:table-cell>
        </table:table-row>
        <table:table-row table:style-name="Table6.1">
          <table:table-cell table:style-name="Table6.A1" office:value-type="string">
            <text:p text:style-name="P8">INFO : n=24299 ; sense=recipe.n.01</text:p>
            <text:p text:style-name="P8">INFO : Neighbours:</text:p>
            <text:p text:style-name="P8">INFO : n=24299 ; sense=recipe.n.01</text:p>
            <text:p text:style-name="P8">INFO : definition: n=89083('recipe.n.01', 'directions for making something')</text:p>
            <text:p text:style-name="P8">INFO : n=42614 ; global=formula</text:p>
            <text:p text:style-name="P8">INFO : n=62442 ; global=recipe</text:p>
          </table:table-cell>
        </table:table-row>
        <table:table-row table:style-name="Table6.1">
          <table:table-cell table:style-name="Table6.A1" office:value-type="string">
            <text:p text:style-name="P8">INFO : n=15491 ; sense=in_principle.r.01</text:p>
            <text:p text:style-name="P8">INFO : Neighbours:</text:p>
            <text:p text:style-name="P8">INFO : n=15491 ; sense=in_principle.r.01</text:p>
            <text:p text:style-name="P8">INFO : definition: n=80275('in_principle.r.01', 'with regard to fundamentals although not concerning details')</text:p>
            <text:p text:style-name="P8">INFO : example: n=112710('in_principle.r.01', 'in principle, we agree')</text:p>
            <text:p text:style-name="P8">INFO : n=49540 ; global=in_principle</text:p>
          </table:table-cell>
        </table:table-row>
        <table:table-row table:style-name="Table6.1">
          <table:table-cell table:style-name="Table6.A1" office:value-type="string">
            <text:p text:style-name="P8">Globals</text:p>
          </table:table-cell>
        </table:table-row>
        <table:table-row table:style-name="Table6.1">
          <table:table-cell table:style-name="Table6.A1" office:value-type="string">
            <text:p text:style-name="P8">INFO : n=55945 ; global=coming_down</text:p>
            <text:p text:style-name="P8">INFO : Neighbours:</text:p>
            <text:p text:style-name="P8">INFO : n=55945 ; global=coming_down</text:p>
            <text:p text:style-name="P17">INFO : n=33942 ; sense=lever-action.dummySense.01</text:p>
            <text:p text:style-name="P8">INFO : n=8564 ; sense=descend.v.01</text:p>
          </table:table-cell>
        </table:table-row>
        <table:table-row table:style-name="Table6.1">
          <table:table-cell table:style-name="Table6.A1" office:value-type="string">
            <text:p text:style-name="P8">INFO : n=50125 ; global=containing</text:p>
            <text:p text:style-name="P8">INFO : Neighbours:</text:p>
            <text:p text:style-name="P17">INFO : n=50125 ; global=containing</text:p>
          </table:table-cell>
        </table:table-row>
        <table:table-row table:style-name="Table6.1">
          <table:table-cell table:style-name="Table6.A1" office:value-type="string">
            <text:p text:style-name="P8">INFO : n=60629 ; global=glendora</text:p>
            <text:p text:style-name="P8">INFO : Neighbours:</text:p>
            <text:p text:style-name="P8">INFO : n=60629 ; global=glendora</text:p>
            <text:p text:style-name="P17">INFO : n=21732 ; sense=person.n.01</text:p>
            <text:p text:style-name="P17">INFO : n=37941 ; sense=allot.dummySense.01</text:p>
          </table:table-cell>
        </table:table-row>
        <table:table-row table:style-name="Table6.1">
          <table:table-cell table:style-name="Table6.A1" office:value-type="string">
            <text:p text:style-name="P8">INFO : n=43028 ; global=thereby</text:p>
            <text:p text:style-name="P8">INFO : Neighbours:</text:p>
            <text:p text:style-name="P8">INFO : n=43028 ; global=thereby</text:p>
            <text:p text:style-name="P8">INFO : n=30467 ; sense=thereby.r.01</text:p>
          </table:table-cell>
        </table:table-row>
        <table:table-row table:style-name="Table6.1">
          <table:table-cell table:style-name="Table6.A1" office:value-type="string">
            <text:p text:style-name="P8">Definitions</text:p>
          </table:table-cell>
        </table:table-row>
        <table:table-row table:style-name="Table6.1">
          <table:table-cell table:style-name="Table6.A1" office:value-type="string">
            <text:p text:style-name="P8">INFO : definition: n=84509('name.v.01', 'assign a specified (usually proper) proper name to')</text:p>
            <text:p text:style-name="P8">INFO : Neighbours:</text:p>
            <text:p text:style-name="P8">INFO : definition: n=84509('name.v.01', 'assign a specified (usually proper) proper name to')</text:p>
            <text:p text:style-name="P8">INFO : n=19725 ; sense=name.v.01</text:p>
          </table:table-cell>
        </table:table-row>
        <table:table-row table:style-name="Table6.1">
          <table:table-cell table:style-name="Table6.A1" office:value-type="string">
            <text:p text:style-name="P8">INFO : definition: n=96466('unclear.a.02', 'not clear to the mind')</text:p>
            <text:p text:style-name="P8">INFO : Neighbours:</text:p>
            <text:p text:style-name="P8">INFO : definition: n=96466('unclear.a.02', 'not clear to the mind')</text:p>
            <text:p text:style-name="P8">INFO : n=31682 ; sense=unclear.a.02</text:p>
          </table:table-cell>
        </table:table-row>
        <table:table-row table:style-name="Table6.1">
          <table:table-cell table:style-name="Table6.A1" office:value-type="string">
            <text:p text:style-name="P8">Examples</text:p>
          </table:table-cell>
        </table:table-row>
        <table:table-row table:style-name="Table6.1">
          <table:table-cell table:style-name="Table6.A1" office:value-type="string">
            <text:p text:style-name="P8">INFO : example: n=106756('discipline.n.02', 'for such a plan to work requires discipline')</text:p>
            <text:p text:style-name="P8">INFO : Neighbours:</text:p>
            <text:p text:style-name="P8">INFO : example: n=106756('discipline.n.02', 'for such a plan to work requires discipline')</text:p>
            <text:p text:style-name="P8">INFO : n=9070 ; sense=discipline.n.02</text:p>
          </table:table-cell>
        </table:table-row>
        <text:soft-page-break/>
        <table:table-row table:style-name="Table6.1">
          <table:table-cell table:style-name="Table6.A1" office:value-type="string">
            <text:p text:style-name="P8">INFO : example: n=117201('ordinary.a.01', 'an ordinary wine')</text:p>
            <text:p text:style-name="P8">INFO : Neighbours:</text:p>
            <text:p text:style-name="P8">INFO : example: n=117201('ordinary.a.01', 'an ordinary wine')</text:p>
            <text:p text:style-name="P8">INFO : n=20754 ; sense=ordinary.a.01</text:p>
          </table:table-cell>
        </table:table-row>
      </table:table>
      <text:p text:style-name="P578"/>
      <text:p text:style-name="P578">While definitions and examples are ok, globals are currently wrong. Must re-check: steps of edge creation.</text:p>
      <text:p text:style-name="P578"/>
      <text:p text:style-name="P578">It is simpler to operate on the WikiText-2 graph, that does not require us to read the corpus to get external connections. To this end, </text:p>
      <text:p text:style-name="P578"/>
      <text:h text:style-name="Heading_20_3" text:outline-level="3"/>
      <text:h text:style-name="Heading_20_3" text:outline-level="3"/>
      <text:h text:style-name="Heading_20_3" text:outline-level="3"/>
      <text:h text:style-name="Heading_20_3" text:outline-level="3"><text:bookmark-start text:name="_Toc54029797"/><text:bookmark-start text:name="__RefHeading___Toc9090_4025634616"/>On WikiText-2, run 3<text:bookmark-end text:name="_Toc54029797"/><text:bookmark-end text:name="__RefHeading___Toc9090_4025634616"/></text:h>
      <text:p text:style-name="P582"/>
      <table:table table:name="Table7" table:style-name="Table7">
        <table:table-column table:style-name="Table7.A"/>
        <table:table-row table:style-name="Table7.1">
          <table:table-cell table:style-name="Table7.A1" office:value-type="string">
            <text:p text:style-name="P8">Senses</text:p>
          </table:table-cell>
        </table:table-row>
        <table:table-row table:style-name="Table7.1">
          <table:table-cell table:style-name="Table7.A1" office:value-type="string">
            <text:p text:style-name="P15">INFO : n=18813 ; sense=oxide.n.01</text:p>
            <text:p text:style-name="P11">INFO : Neighbours:</text:p>
            <text:p text:style-name="P11">INFO : n=18813 ; sense=oxide.n.01</text:p>
            <text:p text:style-name="P18">INFO : definition: n=98801('manipulate.v.05', "control (others or oneself) or influence skillfully, usually to one's advantage")</text:p>
            <text:p text:style-name="P18">INFO : example: n=126247('integral.s.02', 'was able to keep the collection entire during his lifetime')</text:p>
            <text:p text:style-name="P18">INFO : example: n=126248('integral.s.02', 'fought to keep the union intact')</text:p>
            <text:p text:style-name="P18">INFO : n=56147 ; global=costly</text:p>
          </table:table-cell>
        </table:table-row>
        <table:table-row table:style-name="Table7.1">
          <table:table-cell table:style-name="Table7.A1" office:value-type="string">
            <text:p text:style-name="P15">INFO : n=14776 ; sense=investigate.v.01</text:p>
            <text:p text:style-name="P11">INFO : Neighbours:</text:p>
            <text:p text:style-name="P11">INFO : n=14776 ; sense=investigate.v.01</text:p>
            <text:p text:style-name="P18">INFO : definition: n=94764('gram.n.02', 'Danish physician and bacteriologist who developed a method of staining bacteria to distinguish among them (1853-1938)')</text:p>
            <text:p text:style-name="P18">INFO : n=54007 ; global=bas</text:p>
          </table:table-cell>
        </table:table-row>
        <table:table-row table:style-name="Table7.1">
          <table:table-cell table:style-name="Table7.A1" office:value-type="string">
            <text:p text:style-name="P8">Globals</text:p>
          </table:table-cell>
        </table:table-row>
        <table:table-row table:style-name="Table7.1">
          <table:table-cell table:style-name="Table7.A1" office:value-type="string">
            <text:p text:style-name="P11">INFO : n=79792 ; global=separatists</text:p>
            <text:p text:style-name="P11">INFO : Neighbours:</text:p>
            <text:p text:style-name="P11">INFO : n=79792 ; global=separatists</text:p>
            <text:p text:style-name="P18">INFO : n=28890 ; sense=vertically.r.01</text:p>
          </table:table-cell>
        </table:table-row>
        <table:table-row table:style-name="Table7.1">
          <table:table-cell table:style-name="Table7.A1" office:value-type="string">
            <text:p text:style-name="P11">INFO : n=56671 ; global=oath</text:p>
            <text:p text:style-name="P11">INFO : Neighbours:</text:p>
            <text:p text:style-name="P11">INFO : n=56671 ; global=oath</text:p>
            <text:p text:style-name="P18">INFO : n=27310 ; sense=thirteen.s.01</text:p>
            <text:p text:style-name="P18">INFO : n=27309 ; sense=thirteen.n.01</text:p>
          </table:table-cell>
        </table:table-row>
        <table:table-row table:style-name="Table7.1">
          <table:table-cell table:style-name="Table7.A1" office:value-type="string">
            <text:p text:style-name="P17">etc.</text:p>
          </table:table-cell>
        </table:table-row>
      </table:table>
      <text:p text:style-name="P578"/>
      <text:p text:style-name="P578"/>
      <text:h text:style-name="Heading_20_2" text:outline-level="2"><text:bookmark-start text:name="_Toc54029798"/><text:bookmark-start text:name="__RefHeading___Toc9092_4025634616"/>Creating the graph edges<text:bookmark-end text:name="_Toc54029798"/><text:bookmark-end text:name="__RefHeading___Toc9092_4025634616"/></text:h>
      <text:p text:style-name="P582"/>
      <text:p text:style-name="P582"><text:soft-page-break/>On WikiText-2, we start from a Vocabulary and a indices_table.</text:p>
      <text:p text:style-name="P582"/>
      <text:p text:style-name="P583">Vocabulary:</text:p>
      <text:p text:style-name="P582">|V|=34376</text:p>
      <text:p text:style-name="P582">0<text:tab/>&lt;eos&gt;<text:tab/>36718<text:tab/>&lt;eos&gt;<text:tab/>-1</text:p>
      <text:p text:style-name="P582">1<text:tab/>=<text:tab/>29570<text:tab/>=<text:tab/>-1</text:p>
      <text:p text:style-name="P582">2<text:tab/>Valkyria<text:tab/>54<text:tab/>Valkyria<text:tab/>-1</text:p>
      <text:p text:style-name="P582">3<text:tab/>Chronicles<text:tab/>47<text:tab/>Chronicles<text:tab/>-1</text:p>
      <text:p text:style-name="P582">etc. (the usual)</text:p>
      <text:p text:style-name="P582"/>
      <text:p text:style-name="P582"/>
      <text:p text:style-name="P582"/>
      <text:p text:style-name="P582"/>
      <text:p text:style-name="P583">indices_table.sql</text:p>
      <text:p text:style-name="P582"/>
      <table:table table:name="Table8" table:style-name="Table8">
        <table:table-column table:style-name="Table8.A"/>
        <table:table-column table:style-name="Table8.B"/>
        <table:table-column table:style-name="Table8.C" table:number-columns-repeated="2"/>
        <table:table-column table:style-name="Table8.E"/>
        <table:table-column table:style-name="Table8.F"/>
        <table:table-row table:style-name="Table8.1">
          <table:table-cell table:style-name="Table8.A1" office:value-type="string">
            <text:p text:style-name="P596">1770s.n.01</text:p>
          </table:table-cell>
          <table:table-cell table:style-name="Table8.A1" office:value-type="string">
            <text:p text:style-name="P597">0</text:p>
          </table:table-cell>
          <table:table-cell table:style-name="Table8.A1" office:value-type="string">
            <text:p text:style-name="P597">0</text:p>
          </table:table-cell>
          <table:table-cell table:style-name="Table8.A1" office:value-type="string">
            <text:p text:style-name="P597">1</text:p>
          </table:table-cell>
          <table:table-cell table:style-name="Table8.A1" office:value-type="string">
            <text:p text:style-name="P597">0</text:p>
          </table:table-cell>
          <table:table-cell table:style-name="Table8.A1" office:value-type="string">
            <text:p text:style-name="P596">0</text:p>
          </table:table-cell>
        </table:table-row>
        <table:table-row table:style-name="Table8.1">
          <table:table-cell table:style-name="Table8.A1" office:value-type="string">
            <text:p text:style-name="P596">1820s.n.01</text:p>
          </table:table-cell>
          <table:table-cell table:style-name="Table8.A1" office:value-type="string">
            <text:p text:style-name="P597">1</text:p>
          </table:table-cell>
          <table:table-cell table:style-name="Table8.A1" office:value-type="string">
            <text:p text:style-name="P597">1</text:p>
          </table:table-cell>
          <table:table-cell table:style-name="Table8.A1" office:value-type="string">
            <text:p text:style-name="P597">2</text:p>
          </table:table-cell>
          <table:table-cell table:style-name="Table8.A1" office:value-type="string">
            <text:p text:style-name="P597">0</text:p>
          </table:table-cell>
          <table:table-cell table:style-name="Table8.A1" office:value-type="string">
            <text:p text:style-name="P596">0</text:p>
          </table:table-cell>
        </table:table-row>
        <table:table-row table:style-name="Table8.1">
          <table:table-cell table:style-name="Table8.A1" office:value-type="string">
            <text:p text:style-name="P596">1830s.n.01</text:p>
          </table:table-cell>
          <table:table-cell table:style-name="Table8.A1" office:value-type="string">
            <text:p text:style-name="P597">2</text:p>
          </table:table-cell>
          <table:table-cell table:style-name="Table8.A1" office:value-type="string">
            <text:p text:style-name="P597">2</text:p>
          </table:table-cell>
          <table:table-cell table:style-name="Table8.A1" office:value-type="string">
            <text:p text:style-name="P597">3</text:p>
          </table:table-cell>
          <table:table-cell table:style-name="Table8.A1" office:value-type="string">
            <text:p text:style-name="P597">0</text:p>
          </table:table-cell>
          <table:table-cell table:style-name="Table8.A1" office:value-type="string">
            <text:p text:style-name="P596">0</text:p>
          </table:table-cell>
        </table:table-row>
        <table:table-row table:style-name="Table8.1">
          <table:table-cell table:style-name="Table8.A1" office:value-type="string">
            <text:p text:style-name="P596">1840s.n.01</text:p>
          </table:table-cell>
          <table:table-cell table:style-name="Table8.A1" office:value-type="string">
            <text:p text:style-name="P597">3</text:p>
          </table:table-cell>
          <table:table-cell table:style-name="Table8.A1" office:value-type="string">
            <text:p text:style-name="P597">3</text:p>
          </table:table-cell>
          <table:table-cell table:style-name="Table8.A1" office:value-type="string">
            <text:p text:style-name="P597">4</text:p>
          </table:table-cell>
          <table:table-cell table:style-name="Table8.A1" office:value-type="string">
            <text:p text:style-name="P597">0</text:p>
          </table:table-cell>
          <table:table-cell table:style-name="Table8.A1" office:value-type="string">
            <text:p text:style-name="P596">0</text:p>
          </table:table-cell>
        </table:table-row>
        <table:table-row table:style-name="Table8.1">
          <table:table-cell table:style-name="Table8.A1" office:value-type="string">
            <text:p text:style-name="P596">1850s.n.01</text:p>
          </table:table-cell>
          <table:table-cell table:style-name="Table8.A1" office:value-type="string">
            <text:p text:style-name="P597">4</text:p>
          </table:table-cell>
          <table:table-cell table:style-name="Table8.A1" office:value-type="string">
            <text:p text:style-name="P597">4</text:p>
          </table:table-cell>
          <table:table-cell table:style-name="Table8.A1" office:value-type="string">
            <text:p text:style-name="P597">5</text:p>
          </table:table-cell>
          <table:table-cell table:style-name="Table8.A1" office:value-type="string">
            <text:p text:style-name="P597">0</text:p>
          </table:table-cell>
          <table:table-cell table:style-name="Table8.A1" office:value-type="string">
            <text:p text:style-name="P596">0</text:p>
          </table:table-cell>
        </table:table-row>
        <table:table-row table:style-name="Table8.1">
          <table:table-cell table:style-name="Table8.A1" office:value-type="string">
            <text:p text:style-name="P596">1860s.n.01</text:p>
          </table:table-cell>
          <table:table-cell table:style-name="Table8.A1" office:value-type="string">
            <text:p text:style-name="P597">5</text:p>
          </table:table-cell>
          <table:table-cell table:style-name="Table8.A1" office:value-type="string">
            <text:p text:style-name="P597">5</text:p>
          </table:table-cell>
          <table:table-cell table:style-name="Table8.A1" office:value-type="string">
            <text:p text:style-name="P597">6</text:p>
          </table:table-cell>
          <table:table-cell table:style-name="Table8.A1" office:value-type="string">
            <text:p text:style-name="P597">0</text:p>
          </table:table-cell>
          <table:table-cell table:style-name="Table8.A1" office:value-type="string">
            <text:p text:style-name="P596">0</text:p>
          </table:table-cell>
        </table:table-row>
        <table:table-row table:style-name="Table8.1">
          <table:table-cell table:style-name="Table8.A1" office:value-type="string">
            <text:p text:style-name="P596">1870s.n.01</text:p>
          </table:table-cell>
          <table:table-cell table:style-name="Table8.A1" office:value-type="string">
            <text:p text:style-name="P597">6</text:p>
          </table:table-cell>
          <table:table-cell table:style-name="Table8.A1" office:value-type="string">
            <text:p text:style-name="P597">6</text:p>
          </table:table-cell>
          <table:table-cell table:style-name="Table8.A1" office:value-type="string">
            <text:p text:style-name="P597">7</text:p>
          </table:table-cell>
          <table:table-cell table:style-name="Table8.A1" office:value-type="string">
            <text:p text:style-name="P597">0</text:p>
          </table:table-cell>
          <table:table-cell table:style-name="Table8.A1" office:value-type="string">
            <text:p text:style-name="P596">0</text:p>
          </table:table-cell>
        </table:table-row>
        <table:table-row table:style-name="Table8.1">
          <table:table-cell table:style-name="Table8.A1" office:value-type="string">
            <text:p text:style-name="P596">1900s.n.01</text:p>
          </table:table-cell>
          <table:table-cell table:style-name="Table8.A1" office:value-type="string">
            <text:p text:style-name="P597">7</text:p>
          </table:table-cell>
          <table:table-cell table:style-name="Table8.A1" office:value-type="string">
            <text:p text:style-name="P597">7</text:p>
          </table:table-cell>
          <table:table-cell table:style-name="Table8.A1" office:value-type="string">
            <text:p text:style-name="P597">8</text:p>
          </table:table-cell>
          <table:table-cell table:style-name="Table8.A1" office:value-type="string">
            <text:p text:style-name="P597">0</text:p>
          </table:table-cell>
          <table:table-cell table:style-name="Table8.A1" office:value-type="string">
            <text:p text:style-name="P596">0</text:p>
          </table:table-cell>
        </table:table-row>
        <table:table-row table:style-name="Table8.1">
          <table:table-cell table:style-name="Table8.A1" office:value-type="string">
            <text:p text:style-name="P596">aa.n.01</text:p>
          </table:table-cell>
          <table:table-cell table:style-name="Table8.A1" office:value-type="string">
            <text:p text:style-name="P597">8</text:p>
          </table:table-cell>
          <table:table-cell table:style-name="Table8.A1" office:value-type="string">
            <text:p text:style-name="P597">8</text:p>
          </table:table-cell>
          <table:table-cell table:style-name="Table8.A1" office:value-type="string">
            <text:p text:style-name="P597">9</text:p>
          </table:table-cell>
          <table:table-cell table:style-name="Table8.A1" office:value-type="string">
            <text:p text:style-name="P597">0</text:p>
          </table:table-cell>
          <table:table-cell table:style-name="Table8.A1" office:value-type="string">
            <text:p text:style-name="P596">0</text:p>
          </table:table-cell>
        </table:table-row>
        <table:table-row table:style-name="Table8.1">
          <table:table-cell table:style-name="Table8.A1" office:value-type="string">
            <text:p text:style-name="P596">ab.n.02</text:p>
          </table:table-cell>
          <table:table-cell table:style-name="Table8.A1" office:value-type="string">
            <text:p text:style-name="P597">9</text:p>
          </table:table-cell>
          <table:table-cell table:style-name="Table8.A1" office:value-type="string">
            <text:p text:style-name="P597">9</text:p>
          </table:table-cell>
          <table:table-cell table:style-name="Table8.A1" office:value-type="string">
            <text:p text:style-name="P597">10</text:p>
          </table:table-cell>
          <table:table-cell table:style-name="Table8.A1" office:value-type="string">
            <text:p text:style-name="P597">0</text:p>
          </table:table-cell>
          <table:table-cell table:style-name="Table8.A1" office:value-type="string">
            <text:p text:style-name="P596">0</text:p>
          </table:table-cell>
        </table:table-row>
        <table:table-row table:style-name="Table8.1">
          <table:table-cell table:style-name="Table8.A1" office:value-type="string">
            <text:p text:style-name="P596">ab.n.04</text:p>
          </table:table-cell>
          <table:table-cell table:style-name="Table8.A1" office:value-type="string">
            <text:p text:style-name="P597">10</text:p>
          </table:table-cell>
          <table:table-cell table:style-name="Table8.A1" office:value-type="string">
            <text:p text:style-name="P597">10</text:p>
          </table:table-cell>
          <table:table-cell table:style-name="Table8.A1" office:value-type="string">
            <text:p text:style-name="P597">11</text:p>
          </table:table-cell>
          <table:table-cell table:style-name="Table8.A1" office:value-type="string">
            <text:p text:style-name="P597">0</text:p>
          </table:table-cell>
          <table:table-cell table:style-name="Table8.A1" office:value-type="string">
            <text:p text:style-name="P596">0</text:p>
          </table:table-cell>
        </table:table-row>
        <table:table-row table:style-name="Table8.1">
          <table:table-cell table:style-name="Table8.A1" office:value-type="string">
            <text:p text:style-name="P596">aback.r.01</text:p>
          </table:table-cell>
          <table:table-cell table:style-name="Table8.A1" office:value-type="string">
            <text:p text:style-name="P597">11</text:p>
          </table:table-cell>
          <table:table-cell table:style-name="Table8.A1" office:value-type="string">
            <text:p text:style-name="P597">11</text:p>
          </table:table-cell>
          <table:table-cell table:style-name="Table8.A1" office:value-type="string">
            <text:p text:style-name="P597">12</text:p>
          </table:table-cell>
          <table:table-cell table:style-name="Table8.A1" office:value-type="string">
            <text:p text:style-name="P597">0</text:p>
          </table:table-cell>
          <table:table-cell table:style-name="Table8.A1" office:value-type="string">
            <text:p text:style-name="P596">1</text:p>
          </table:table-cell>
        </table:table-row>
      </table:table>
      <text:p text:style-name="P582">…</text:p>
      <table:table table:name="Table9" table:style-name="Table9">
        <table:table-column table:style-name="Table9.A"/>
        <table:table-column table:style-name="Table9.B"/>
        <table:table-column table:style-name="Table9.C"/>
        <table:table-column table:style-name="Table9.D"/>
        <table:table-column table:style-name="Table9.B"/>
        <table:table-column table:style-name="Table9.D"/>
        <table:table-row table:style-name="Table9.1">
          <table:table-cell table:style-name="Table9.A1" office:value-type="string">
            <text:p text:style-name="P596">zone.n.04</text:p>
          </table:table-cell>
          <table:table-cell table:style-name="Table9.A1" office:value-type="string">
            <text:p text:style-name="P597">29961</text:p>
          </table:table-cell>
          <table:table-cell table:style-name="Table9.A1" office:value-type="string">
            <text:p text:style-name="P597">29961</text:p>
          </table:table-cell>
          <table:table-cell table:style-name="Table9.A1" office:value-type="string">
            <text:p text:style-name="P597">29962</text:p>
          </table:table-cell>
          <table:table-cell table:style-name="Table9.A1" office:value-type="string">
            <text:p text:style-name="P597">27692</text:p>
          </table:table-cell>
          <table:table-cell table:style-name="Table9.A1" office:value-type="string">
            <text:p text:style-name="P596">27692</text:p>
          </table:table-cell>
        </table:table-row>
        <table:table-row table:style-name="Table9.1">
          <table:table-cell table:style-name="Table9.A1" office:value-type="string">
            <text:p text:style-name="P596">zone.v.01</text:p>
          </table:table-cell>
          <table:table-cell table:style-name="Table9.A1" office:value-type="string">
            <text:p text:style-name="P597">29962</text:p>
          </table:table-cell>
          <table:table-cell table:style-name="Table9.A1" office:value-type="string">
            <text:p text:style-name="P597">29962</text:p>
          </table:table-cell>
          <table:table-cell table:style-name="Table9.A1" office:value-type="string">
            <text:p text:style-name="P597">29963</text:p>
          </table:table-cell>
          <table:table-cell table:style-name="Table9.A1" office:value-type="string">
            <text:p text:style-name="P597">27692</text:p>
          </table:table-cell>
          <table:table-cell table:style-name="Table9.A1" office:value-type="string">
            <text:p text:style-name="P596">27692</text:p>
          </table:table-cell>
        </table:table-row>
        <table:table-row table:style-name="Table9.1">
          <table:table-cell table:style-name="Table9.A1" office:value-type="string">
            <text:p text:style-name="P596">zoologist.n.01</text:p>
          </table:table-cell>
          <table:table-cell table:style-name="Table9.A1" office:value-type="string">
            <text:p text:style-name="P597">29963</text:p>
          </table:table-cell>
          <table:table-cell table:style-name="Table9.A1" office:value-type="string">
            <text:p text:style-name="P597">29963</text:p>
          </table:table-cell>
          <table:table-cell table:style-name="Table9.A1" office:value-type="string">
            <text:p text:style-name="P597">29964</text:p>
          </table:table-cell>
          <table:table-cell table:style-name="Table9.A1" office:value-type="string">
            <text:p text:style-name="P597">27692</text:p>
          </table:table-cell>
          <table:table-cell table:style-name="Table9.A1" office:value-type="string">
            <text:p text:style-name="P596">27692</text:p>
          </table:table-cell>
        </table:table-row>
        <table:table-row table:style-name="Table9.1">
          <table:table-cell table:style-name="Table9.A1" office:value-type="string">
            <text:p text:style-name="P596">wanders.dummySense.01</text:p>
          </table:table-cell>
          <table:table-cell table:style-name="Table9.A1" office:value-type="string">
            <text:p text:style-name="P597">29964</text:p>
          </table:table-cell>
          <table:table-cell table:style-name="Table9.A1" office:value-type="string">
            <text:p text:style-name="P597">29964</text:p>
          </table:table-cell>
          <table:table-cell table:style-name="Table9.A1" office:value-type="string">
            <text:p text:style-name="P597">29964</text:p>
          </table:table-cell>
          <table:table-cell table:style-name="Table9.A1" office:value-type="string">
            <text:p text:style-name="P597">27692</text:p>
          </table:table-cell>
          <table:table-cell table:style-name="Table9.A1" office:value-type="string">
            <text:p text:style-name="P596">27692</text:p>
          </table:table-cell>
        </table:table-row>
        <table:table-row table:style-name="Table9.1">
          <table:table-cell table:style-name="Table9.A1" office:value-type="string">
            <text:p text:style-name="P596">E.122.dummySense.01</text:p>
          </table:table-cell>
          <table:table-cell table:style-name="Table9.A1" office:value-type="string">
            <text:p text:style-name="P597">29965</text:p>
          </table:table-cell>
          <table:table-cell table:style-name="Table9.A1" office:value-type="string">
            <text:p text:style-name="P597">29964</text:p>
          </table:table-cell>
          <table:table-cell table:style-name="Table9.A1" office:value-type="string">
            <text:p text:style-name="P597">29964</text:p>
          </table:table-cell>
          <table:table-cell table:style-name="Table9.A1" office:value-type="string">
            <text:p text:style-name="P597">27692</text:p>
          </table:table-cell>
          <table:table-cell table:style-name="Table9.A1" office:value-type="string">
            <text:p text:style-name="P596">27692</text:p>
          </table:table-cell>
        </table:table-row>
        <table:table-row table:style-name="Table9.1">
          <table:table-cell table:style-name="Table9.A1" office:value-type="string">
            <text:p text:style-name="P596">casemated.dummySense.01</text:p>
          </table:table-cell>
          <table:table-cell table:style-name="Table9.A1" office:value-type="string">
            <text:p text:style-name="P597">29966</text:p>
          </table:table-cell>
          <table:table-cell table:style-name="Table9.A1" office:value-type="string">
            <text:p text:style-name="P597">29964</text:p>
          </table:table-cell>
          <table:table-cell table:style-name="Table9.A1" office:value-type="string">
            <text:p text:style-name="P597">29964</text:p>
          </table:table-cell>
          <table:table-cell table:style-name="Table9.A1" office:value-type="string">
            <text:p text:style-name="P597">27692</text:p>
          </table:table-cell>
          <table:table-cell table:style-name="Table9.A1" office:value-type="string">
            <text:p text:style-name="P596">27692</text:p>
          </table:table-cell>
        </table:table-row>
      </table:table>
      <text:p text:style-name="P582">…</text:p>
      <table:table table:name="Table10" table:style-name="Table10">
        <table:table-column table:style-name="Table10.A"/>
        <table:table-column table:style-name="Table10.B"/>
        <table:table-column table:style-name="Table10.C"/>
        <table:table-column table:style-name="Table10.B"/>
        <table:table-column table:style-name="Table10.C"/>
        <table:table-column table:style-name="Table10.B"/>
        <table:table-row table:style-name="Table10.1">
          <table:table-cell table:style-name="Table10.A1" office:value-type="string">
            <text:p text:style-name="P596">Paula.dummySense.01</text:p>
          </table:table-cell>
          <table:table-cell table:style-name="Table10.A1" office:value-type="string">
            <text:p text:style-name="P597">47933</text:p>
          </table:table-cell>
          <table:table-cell table:style-name="Table10.A1" office:value-type="string">
            <text:p text:style-name="P597">29964</text:p>
          </table:table-cell>
          <table:table-cell table:style-name="Table10.A1" office:value-type="string">
            <text:p text:style-name="P597">29964</text:p>
          </table:table-cell>
          <table:table-cell table:style-name="Table10.A1" office:value-type="string">
            <text:p text:style-name="P597">27692</text:p>
          </table:table-cell>
          <table:table-cell table:style-name="Table10.A1" office:value-type="string">
            <text:p text:style-name="P596">27692</text:p>
          </table:table-cell>
        </table:table-row>
        <table:table-row table:style-name="Table10.1">
          <table:table-cell table:style-name="Table10.A1" office:value-type="string">
            <text:p text:style-name="P596">comprises.dummySense.01</text:p>
          </table:table-cell>
          <table:table-cell table:style-name="Table10.A1" office:value-type="string">
            <text:p text:style-name="P597">47934</text:p>
          </table:table-cell>
          <table:table-cell table:style-name="Table10.A1" office:value-type="string">
            <text:p text:style-name="P597">29964</text:p>
          </table:table-cell>
          <table:table-cell table:style-name="Table10.A1" office:value-type="string">
            <text:p text:style-name="P597">29964</text:p>
          </table:table-cell>
          <table:table-cell table:style-name="Table10.A1" office:value-type="string">
            <text:p text:style-name="P597">27692</text:p>
          </table:table-cell>
          <table:table-cell table:style-name="Table10.A1" office:value-type="string">
            <text:p text:style-name="P596">27692</text:p>
          </table:table-cell>
        </table:table-row>
      </table:table>
      <text:p text:style-name="P582"/>
      <text:p text:style-name="P582"><text:soft-page-break/></text:p>
      <text:h text:style-name="Heading_20_3" text:outline-level="3"><text:bookmark-start text:name="_Toc54029799"/><text:bookmark-start text:name="__RefHeading___Toc9094_4025634616"/>Graph ranges and previous run<text:bookmark-end text:name="_Toc54029799"/><text:bookmark-end text:name="__RefHeading___Toc9094_4025634616"/></text:h>
      <text:p text:style-name="P582"/>
      <text:p text:style-name="P582">INFO : X_senses.shape=torch.Size([47935, 300])</text:p>
      <text:p text:style-name="P582">INFO : X_globals.shape=torch.Size([34377, 300])</text:p>
      <text:p text:style-name="P582">INFO : X_definitions.shape=torch.Size([29964, 300])</text:p>
      <text:p text:style-name="P582">INFO : X_examples.shape=torch.Size([27692, 300])</text:p>
      <text:p text:style-name="P582"/>
      <text:p text:style-name="P582">Graph ranges:</text:p>
      <text:p text:style-name="P582">[0, senses ; 47935, globals ; 82312, definitions ; 112276, examples, 139968]</text:p>
      <text:p text:style-name="P582"/>
      <text:p text:style-name="P582">INFO : Defining the edges: def, exs</text:p>
      <text:p text:style-name="Standard"><text:span text:style-name="T8">edges-definitions = </text:span><text:span text:style-name="T25">[0, 112275] -&gt; [0, 112275]</text:span></text:p>
      <text:p text:style-name="Standard"><text:span text:style-name="T8">edges-examples </text:span><text:span text:style-name="T25">= [11, 139967] -&gt; [11, 139967]</text:span></text:p>
      <text:p text:style-name="P598">edges-get_edges_sensechildren = [47935, 82311] -&gt; [0, 47934]</text:p>
      <text:p text:style-name="P582"/>
      <text:p text:style-name="P583">Step 1: definition-to-sense edges (and example-to-sense edges)</text:p>
      <text:p text:style-name="P582"/>
      <text:p text:style-name="P591">definition_edges = DGE.get_edges_elements(Utils.DEFINITIONS, num_senses + num_globals, inputdata_folder)</text:p>
      <text:p text:style-name="P578">i.e.:</text:p>
      <text:p text:style-name="P578"/>
      <text:p text:style-name="P628"><text:span text:style-name="T14">indicesTable_db_c.execute(</text:span><text:span text:style-name="T29">"SELECT * FROM indices_table"</text:span><text:span text:style-name="T14">)</text:span></text:p>
      <text:p text:style-name="P628"><text:span text:style-name="T43">while </text:span><text:span text:style-name="T14">(</text:span><text:span text:style-name="T43">True</text:span><text:span text:style-name="T14">):<text:line-break/> <text:s text:c="3"/>db_row = indicesTable_db_c.fetchone()</text:span></text:p>
      <text:p text:style-name="P628"><text:span text:style-name="T14"><text:s text:c="4"/>target_idx = db_row[</text:span><text:span text:style-name="T33">1</text:span><text:span text:style-name="T14">]</text:span></text:p>
      <text:p text:style-name="P2"><text:span text:style-name="T1"><text:s text:c="4"/></text:span><text:span text:style-name="T16">start_sources = db_row[</text:span><text:span text:style-name="T34">2</text:span><text:span text:style-name="T16">] + elements_start_index_toadd<text:line-break/> <text:s text:c="3"/>end_sources = db_row[</text:span><text:span text:style-name="T34">3</text:span><text:span text:style-name="T16">] + elements_start_index_toadd</text:span></text:p>
      <text:p text:style-name="P3"><text:s text:c="4"/>edges_toadd_counter = edges_toadd_counter + (end_sources-start_sources)</text:p>
      <text:p text:style-name="P2"><text:span text:style-name="T16"><text:s text:c="4"/></text:span><text:span text:style-name="T45">if </text:span><text:span text:style-name="T16">edges_toadd_counter &gt; </text:span><text:span text:style-name="T34">0</text:span><text:span text:style-name="T16">:<text:line-break/> <text:s text:c="3"/></text:span><text:span text:style-name="T45">for </text:span><text:span text:style-name="T16">source </text:span><text:span text:style-name="T45">in </text:span><text:span text:style-name="T46">range</text:span><text:span text:style-name="T16">(start_sources, end_sources):<text:line-break/> <text:s text:c="7"/>edges_ls.append((source, target_idx))<text:line-break/> <text:s text:c="7"/>edges_ls.append((target_idx, source))</text:span></text:p>
      <text:p text:style-name="P3"/>
      <text:p text:style-name="P578">We have 1 definition for each sense (or 0, in case of the dummySenses – there, we add no such edges)</text:p>
      <text:p text:style-name="Standard"><text:span text:style-name="T1">we should connect the sense (just db_row[1] , the index in the table) with the definitions, and this means that </text:span><text:span text:style-name="T14">elements_start_index_toadd </text:span><text:span text:style-name="T1">should be num_senses + num_globals… as it is.</text:span></text:p>
      <text:p text:style-name="P3"/>
      <text:p text:style-name="P578">followed by</text:p>
      <text:p text:style-name="P628"><text:span text:style-name="T14">example_edges = DGE.get_edges_elements(Utils.EXAMPLES, num_senses + num_globals + X_definitions.shape[</text:span><text:span text:style-name="T33">0</text:span><text:span text:style-name="T14">], inputdata_folder)</text:span></text:p>
      <text:p text:style-name="P578"/>
      <text:p text:style-name="P580">Error analysis: oxide.n.01</text:p>
      <text:p text:style-name="P582"/>
      <text:p text:style-name="P582">We got:</text:p>
      <text:p text:style-name="P583">INFO : n=18813 ; sense=oxide.n.01</text:p>
      <text:p text:style-name="P582">INFO : Neighbours:</text:p>
      <text:p text:style-name="P582">INFO : n=18813 ; sense=oxide.n.01</text:p>
      <text:p text:style-name="P633">INFO : definition: n=98801('manipulate.v.05', "control (others or oneself) or influence skillfully, usually to one's advantage")</text:p>
      <text:p text:style-name="P633"><text:soft-page-break/>INFO : example: n=126247('integral.s.02', 'was able to keep the collection entire during his lifetime')</text:p>
      <text:p text:style-name="P633">INFO : example: n=126248('integral.s.02', 'fought to keep the union intact')</text:p>
      <text:p text:style-name="P633">INFO : n=56147 ; global=costly</text:p>
      <text:p text:style-name="P582"/>
      <text:p text:style-name="P582">In the indices_table.sql</text:p>
      <text:p text:style-name="P582"/>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596">word_sense</text:p>
          </table:table-cell>
          <table:table-cell table:style-name="Table11.A1" office:value-type="string">
            <text:p text:style-name="P597">vocab_index</text:p>
          </table:table-cell>
          <table:table-cell table:style-name="Table11.A1" office:value-type="string">
            <text:p text:style-name="P597">start_defs</text:p>
          </table:table-cell>
          <table:table-cell table:style-name="Table11.A1" office:value-type="string">
            <text:p text:style-name="P597">end_defs</text:p>
          </table:table-cell>
          <table:table-cell table:style-name="Table11.A1" office:value-type="string">
            <text:p text:style-name="P597">start_examples</text:p>
          </table:table-cell>
          <table:table-cell table:style-name="Table11.A1" office:value-type="string">
            <text:p text:style-name="P596">end_examples</text:p>
          </table:table-cell>
        </table:table-row>
        <table:table-row table:style-name="Table11.1">
          <table:table-cell table:style-name="Table11.A1" office:value-type="string">
            <text:p text:style-name="P596">oxide.n.01</text:p>
          </table:table-cell>
          <table:table-cell table:style-name="Table11.A1" office:value-type="string">
            <text:p text:style-name="P597">18813</text:p>
          </table:table-cell>
          <table:table-cell table:style-name="Table11.A1" office:value-type="string">
            <text:p text:style-name="P597">18813</text:p>
          </table:table-cell>
          <table:table-cell table:style-name="Table11.A1" office:value-type="string">
            <text:p text:style-name="P597">18814</text:p>
          </table:table-cell>
          <table:table-cell table:style-name="Table11.A1" office:value-type="string">
            <text:p text:style-name="P597">17920</text:p>
          </table:table-cell>
          <table:table-cell table:style-name="Table11.A1" office:value-type="string">
            <text:p text:style-name="P596">17920</text:p>
          </table:table-cell>
        </table:table-row>
      </table:table>
      <text:p text:style-name="P582"/>
      <text:p text:style-name="P582">98801 – 82312 = 16489 (definition for manipulate.v.05)</text:p>
      <text:p text:style-name="P582">whereas we should be having (18813 | oxide.n.01<text:tab/> | any compound of oxygen with another element or a radical), corresponding to 101125 …</text:p>
      <text:p text:style-name="P633">Maybe just because the grapharea_matrix was the old one?</text:p>
      <text:p text:style-name="P582"/>
      <text:p text:style-name="P582"/>
      <text:h text:style-name="Heading_20_3" text:outline-level="3"><text:bookmark-start text:name="_Toc54029800"/><text:bookmark-start text:name="__RefHeading___Toc9096_4025634616"/>Using the new grapharea_matrix – On WikiText-2, run 4<text:bookmark-end text:name="_Toc54029800"/><text:bookmark-end text:name="__RefHeading___Toc9096_4025634616"/></text:h>
      <text:p text:style-name="P582"/>
      <table:table table:name="Table12" table:style-name="Table12">
        <table:table-column table:style-name="Table12.A"/>
        <table:table-row table:style-name="Table12.1">
          <table:table-cell table:style-name="Table12.A1" office:value-type="string">
            <text:p text:style-name="P8">Senses</text:p>
          </table:table-cell>
        </table:table-row>
        <table:table-row table:style-name="Table12.1">
          <table:table-cell table:style-name="Table12.A1" office:value-type="string">
            <text:p text:style-name="P8">INFO : n=5052 ; sense=clinic.n.03</text:p>
            <text:p text:style-name="P8">INFO : Neighbours:</text:p>
            <text:p text:style-name="P8">INFO : n=5052 ; sense=clinic.n.03</text:p>
            <text:p text:style-name="P8">INFO : definition: n=87364('clinic.n.03', 'a healthcare facility for outpatient care')</text:p>
            <text:p text:style-name="P8">INFO : n=65168 ; global=clinic</text:p>
          </table:table-cell>
        </table:table-row>
        <table:table-row table:style-name="Table12.1">
          <table:table-cell table:style-name="Table12.A1" office:value-type="string">
            <text:p text:style-name="P8">INFO : n=7450 ; sense=defense.n.09</text:p>
            <text:p text:style-name="P8">INFO : Neighbours:</text:p>
            <text:p text:style-name="P8">INFO : n=7450 ; sense=defense.n.09</text:p>
            <text:p text:style-name="P8">INFO : definition: n=89762('defense.n.09', 'an organization of defenders that provides resistance against attack')</text:p>
            <text:p text:style-name="P8">INFO : example: n=119442('defense.n.09', 'he joined the defense against invasion')</text:p>
            <text:p text:style-name="P8">INFO : n=52195 ; global=defense</text:p>
          </table:table-cell>
        </table:table-row>
        <table:table-row table:style-name="Table12.1">
          <table:table-cell table:style-name="Table12.A1" office:value-type="string">
            <text:p text:style-name="P8">INFO : n=34389 ; sense=Forerunner.dummySense.01</text:p>
            <text:p text:style-name="P8">INFO : Neighbours:</text:p>
            <text:p text:style-name="P8">INFO : n=34389 ; sense=Forerunner.dummySense.01</text:p>
            <text:p text:style-name="P8">INFO : n=78053 ; global=Forerunner</text:p>
          </table:table-cell>
        </table:table-row>
        <table:table-row table:style-name="Table12.1">
          <table:table-cell table:style-name="Table12.A1" office:value-type="string">
            <text:p text:style-name="P8"/>
          </table:table-cell>
        </table:table-row>
        <table:table-row table:style-name="Table12.1">
          <table:table-cell table:style-name="Table12.A1" office:value-type="string">
            <text:p text:style-name="P8">Globals</text:p>
          </table:table-cell>
        </table:table-row>
        <table:table-row table:style-name="Table12.1">
          <table:table-cell table:style-name="Table12.A1" office:value-type="string">
            <text:p text:style-name="P8">INFO : n=54760 ; global=encompasses</text:p>
            <text:p text:style-name="P8">INFO : Neighbours:</text:p>
            <text:p text:style-name="P8">INFO : n=54760 ; global=encompasses</text:p>
            <text:p text:style-name="P8">INFO : n=44503 ; sense=encompasses.dummySense.01</text:p>
            <text:list xml:id="list164201867605185" text:continue-numbering="true" text:style-name="WWNum43">
              <text:list-item>
                <text:p text:style-name="P1162">no lemmatization here</text:p>
              </text:list-item>
            </text:list>
          </table:table-cell>
        </table:table-row>
        <table:table-row table:style-name="Table12.1">
          <table:table-cell table:style-name="Table12.A1" office:value-type="string">
            <text:p text:style-name="P8">INFO : n=61755 ; global=democracy</text:p>
            <text:p text:style-name="P8">INFO : Neighbours:</text:p>
            <text:p text:style-name="P8">INFO : n=61755 ; global=democracy</text:p>
            <text:p text:style-name="P8">INFO : n=7559 ; sense=democracy.n.01</text:p>
            <text:p text:style-name="P8"><text:soft-page-break/>INFO : n=7560 ; sense=democracy.n.02</text:p>
            <text:p text:style-name="P8">INFO : n=63196 ; global=republic</text:p>
            <text:p text:style-name="P8">INFO : n=76487 ; global=commonwealth</text:p>
          </table:table-cell>
        </table:table-row>
        <table:table-row table:style-name="Table12.1">
          <table:table-cell table:style-name="Table12.A1" office:value-type="string">
            <text:p text:style-name="P8">INFO : n=71698 ; global=labourers</text:p>
            <text:p text:style-name="P8">INFO : Neighbours:</text:p>
            <text:p text:style-name="P8">INFO : n=71698 ; global=labourers</text:p>
            <text:p text:style-name="P8">INFO : n=35434 ; sense=labourers.dummySense.01</text:p>
            <text:p text:style-name="P8">23763<text:tab/>labourers<text:tab/>3<text:tab/>labourer<text:tab/>-1</text:p>
            <text:p text:style-name="P438">the lemmatization should be here… but it isn’t</text:p>
          </table:table-cell>
        </table:table-row>
        <table:table-row table:style-name="Table12.1">
          <table:table-cell table:style-name="Table12.A1" office:value-type="string">
            <text:p text:style-name="P8">Definitions</text:p>
          </table:table-cell>
        </table:table-row>
        <table:table-row table:style-name="Table12.1">
          <table:table-cell table:style-name="Table12.A1" office:value-type="string">
            <text:p text:style-name="P8">INFO : definition: n=84612('battery.n.02', 'a device that produces electricity; may have several primary or secondary cells arranged in parallel or series')</text:p>
            <text:p text:style-name="P8">INFO : Neighbours:</text:p>
            <text:p text:style-name="P8">INFO : definition: n=84612('battery.n.02', 'a device that produces electricity; may have several primary or secondary cells arranged in parallel or series')</text:p>
            <text:p text:style-name="P8">INFO : n=2300 ; sense=battery.n.02</text:p>
          </table:table-cell>
        </table:table-row>
        <table:table-row table:style-name="Table12.1">
          <table:table-cell table:style-name="Table12.A1" office:value-type="string">
            <text:p text:style-name="P8">Examples</text:p>
          </table:table-cell>
        </table:table-row>
        <table:table-row table:style-name="Table12.1">
          <table:table-cell table:style-name="Table12.A1" office:value-type="string">
            <text:p text:style-name="P8">INFO : example: n=136662('suffer.v.01', 'He suffered the penalty')</text:p>
            <text:p text:style-name="P8">INFO : Neighbours:</text:p>
            <text:p text:style-name="P8">INFO : example: n=136662('suffer.v.01', 'He suffered the penalty')</text:p>
            <text:p text:style-name="P8">INFO : n=26393 ; sense=suffer.v.01</text:p>
          </table:table-cell>
        </table:table-row>
      </table:table>
      <text:p text:style-name="P578"/>
      <text:p text:style-name="P578">Definitions and examples are now ok.</text:p>
      <text:p text:style-name="P578"/>
      <text:p text:style-name="P578">We proceed therefore with manual examples:</text:p>
      <text:p text:style-name="P578">n=71698 (global=’labourers’) and n=50794 (global=’scored’)</text:p>
      <text:p text:style-name="P578"/>
      <text:p text:style-name="P578">We have</text:p>
      <text:p text:style-name="P578">INFO : Adding a Lemma edge between 50728=represents and 50728=represent</text:p>
      <text:p text:style-name="P578">…</text:p>
      <text:p text:style-name="P578">INFO : Adding a Lemma edge between 50797=qualified and 50797=qualify</text:p>
      <text:p text:style-name="P578"/>
      <text:p text:style-name="Standard"><text:span text:style-name="T1">so why are we unable to spot the edge from </text:span><text:span text:style-name="T3">scored</text:span><text:span text:style-name="T1">?</text:span></text:p>
      <text:p text:style-name="P578"/>
      <text:p text:style-name="P578">graph.edge_index…</text:p>
      <text:p text:style-name="P578">sources.tolist().index(50794) = 190609</text:p>
      <text:p text:style-name="P578"/>
      <text:p text:style-name="P578">sources[190609]</text:p>
      <text:p text:style-name="P578">Out[13]: tensor(50794)</text:p>
      <text:p text:style-name="P578">targets[190609]</text:p>
      <text:p text:style-name="P578">Out[14]: tensor(50794)</text:p>
      <text:p text:style-name="P578"/>
      <text:p text:style-name="P578">It seems we have a self-loop</text:p>
      <text:p text:style-name="P578">Although in the graph creation we got</text:p>
      <text:p text:style-name="P578">INFO : globals_needing_selfloop=[]</text:p>
      <text:p text:style-name="Standard"><text:span text:style-name="T69">Error spotted</text:span><text:span text:style-name="T1">:</text:span></text:p>
      <text:p text:style-name="P628"><text:span text:style-name="T14">word_idx = globals_vocabulary_ls.index(word) + last_sense_idx<text:line-break/>lemmatized_idx = globals_vocabulary_ls.index(</text:span><text:span text:style-name="T70">word</text:span><text:span text:style-name="T14">) + last_sense_idx</text:span></text:p>
      <text:p text:style-name="P578"><text:soft-page-break/>Error corrected.</text:p>
      <text:p text:style-name="P578"/>
      <text:p text:style-name="Standard"><text:span text:style-name="T3">Emerging issue</text:span><text:span text:style-name="T1">:</text:span></text:p>
      <text:p text:style-name="P578"/>
      <text:p text:style-name="P578">lemmatized_idx = globals_vocabulary_ls.index(lemmatized_form) + last_sense_idx</text:p>
      <text:p text:style-name="P578">ValueError: 'pa' is not in list</text:p>
      <text:p text:style-name="P578"/>
      <text:p text:style-name="P578">since we have</text:p>
      <text:p text:style-name="P578">3681<text:tab/>PA<text:tab/>27<text:tab/>PA<text:tab/>-1</text:p>
      <text:p text:style-name="P578">4550<text:tab/>pas<text:tab/>180<text:tab/>pa<text:tab/>-1</text:p>
      <text:p text:style-name="P578"/>
      <text:p text:style-name="P578">because there are 2 instances of lemmatization when creating the vocabulary, and the nltk WordNet lemmatizer is not 100% consistent between runs.</text:p>
      <text:p text:style-name="P578"/>
      <text:p text:style-name="Standard"><text:span text:style-name="T1">I thus modify the vocabulary, so that we add lemmatized forms to the general list of words and to the list of lemmatized forms after lemmatizing them </text:span><text:span text:style-name="T2">only once</text:span><text:span text:style-name="T1">.</text:span></text:p>
      <text:p text:style-name="P578"/>
      <text:p text:style-name="P578">On WT-2, ok.</text:p>
      <text:p text:style-name="P578"/>
      <text:p text:style-name="P578">Although there is a weird occurrence:</text:p>
      <text:p text:style-name="P578">4549<text:tab/>pass<text:tab/>526<text:tab/>pas<text:tab/>-1</text:p>
      <text:p text:style-name="P578">4550<text:tab/>pas<text:tab/>180<text:tab/>pas<text:tab/>-1</text:p>
      <text:p text:style-name="P578">…</text:p>
      <text:p text:style-name="P578">12776<text:tab/>passes<text:tab/>109<text:tab/>pass<text:tab/>-1</text:p>
      <text:p text:style-name="P578"/>
      <text:p text:style-name="P581">It seems we should rely on the lemmatized form only if the inflected/base form does not have senses already.</text:p>
      <text:p text:style-name="P578"/>
      <text:p text:style-name="P572"/>
      <text:h text:style-name="Heading_20_3" text:outline-level="3"><text:bookmark-start text:name="_Toc54029801"/><text:bookmark-start text:name="__RefHeading___Toc9098_4025634616"/>Statistics, v.1.2<text:bookmark-end text:name="_Toc54029801"/><text:bookmark-end text:name="__RefHeading___Toc9098_4025634616"/></text:h>
      <text:p text:style-name="P582"/>
      <text:p text:style-name="Standard"><text:span text:style-name="T9">WikiText-2</text:span><text:span text:style-name="T8">:</text:span></text:p>
      <text:p text:style-name="P582"/>
      <text:p text:style-name="Standard"><text:span text:style-name="T8">INFO : X_senses.shape=torch.Size([</text:span><text:span text:style-name="T9">47936</text:span><text:span text:style-name="T8">, 300])</text:span></text:p>
      <text:p text:style-name="Standard"><text:span text:style-name="T8">INFO : X_globals.shape=torch.Size([</text:span><text:span text:style-name="T9">34377</text:span><text:span text:style-name="T8">, 300])</text:span></text:p>
      <text:p text:style-name="P582">INFO : X_definitions.shape=torch.Size([29964, 300])</text:p>
      <text:p text:style-name="P582">INFO : X_examples.shape=torch.Size([27692, 300])</text:p>
      <text:p text:style-name="P582"/>
      <text:p text:style-name="P582">Graph ranges: [47936, 82313, 112277, 139969]</text:p>
      <text:p text:style-name="P578"/>
      <text:p text:style-name="Standard"><text:span text:style-name="T3">SemCor</text:span><text:span text:style-name="T1">:</text:span></text:p>
      <text:p text:style-name="P578"/>
      <text:p text:style-name="Standard"><text:span text:style-name="T1">INFO : X_senses.shape=torch.Size([</text:span><text:span text:style-name="T3">40098</text:span><text:span text:style-name="T1">, 300])</text:span></text:p>
      <text:p text:style-name="Standard"><text:span text:style-name="T1">INFO : X_globals.shape=torch.Size([</text:span><text:span text:style-name="T3">24689</text:span><text:span text:style-name="T1">, 300])</text:span></text:p>
      <text:p text:style-name="P578">INFO : X_definitions.shape=torch.Size([33568, 300])</text:p>
      <text:p text:style-name="P578">INFO : X_examples.shape=torch.Size([29585, 300])</text:p>
      <text:p text:style-name="P578"/>
      <text:p text:style-name="P578">Graph ranges: [40098, 64787, 98355, 127940]</text:p>
      <text:p text:style-name="P578"/>
      <text:h text:style-name="Heading_20_3" text:outline-level="3"><text:bookmark-start text:name="_Toc54029802"/><text:bookmark-start text:name="__RefHeading___Toc9100_4025634616"/>On WikiText-2, run 5<text:bookmark-end text:name="_Toc54029802"/><text:bookmark-end text:name="__RefHeading___Toc9100_4025634616"/></text:h>
      <text:p text:style-name="P578"/>
      <text:p text:style-name="P578"/>
      <table:table table:name="Table13" table:style-name="Table13">
        <table:table-column table:style-name="Table13.A"/>
        <table:table-row table:style-name="Table13.1">
          <table:table-cell table:style-name="Table13.A1" office:value-type="string">
            <text:p text:style-name="P8">Senses</text:p>
          </table:table-cell>
        </table:table-row>
        <table:table-row table:style-name="Table13.1">
          <table:table-cell table:style-name="Table13.A1" office:value-type="string">
            <text:p text:style-name="P8">INFO : n=31795 ; sense=monastic.dummySense.01</text:p>
            <text:p text:style-name="P8">INFO : Neighbours:</text:p>
            <text:p text:style-name="P8">INFO : n=31795 ; sense=monastic.dummySense.01</text:p>
            <text:p text:style-name="P8">INFO : n=70031 ; global=monastic</text:p>
            <text:list xml:id="list164202497517749" text:continue-numbering="true" text:style-name="WWNum43">
              <text:list-item>
                <text:p text:style-name="P1162">dummySense, connected to its global, and nothing else</text:p>
              </text:list-item>
            </text:list>
          </table:table-cell>
        </table:table-row>
        <table:table-row table:style-name="Table13.1">
          <table:table-cell table:style-name="Table13.A1" office:value-type="string">
            <text:p text:style-name="P8">INFO : n=3636 ; sense=burden.n.04</text:p>
            <text:p text:style-name="P8">INFO : Neighbours:</text:p>
            <text:p text:style-name="P8">INFO : n=3636 ; sense=burden.n.04</text:p>
            <text:p text:style-name="P8">INFO : definition: n=85949('burden.n.04', 'the central idea that is expanded in a document or discourse')</text:p>
            <text:p text:style-name="P8">INFO : n=68199 ; global=burden</text:p>
            <text:list xml:id="list164201914035898" text:continue-numbering="true" text:style-name="WWNum43">
              <text:list-item>
                <text:p text:style-name="P1162">sense, connected to its definition and its global</text:p>
              </text:list-item>
            </text:list>
          </table:table-cell>
        </table:table-row>
        <table:table-row table:style-name="Table13.1">
          <table:table-cell table:style-name="Table13.A1" office:value-type="string">
            <text:p text:style-name="P8">INFO : n=8340 ; sense=disqualified.s.02</text:p>
            <text:p text:style-name="P8">INFO : Neighbours:</text:p>
            <text:p text:style-name="P8">INFO : n=8340 ; sense=disqualified.s.02</text:p>
            <text:p text:style-name="P8">INFO : definition: n=90653('disqualified.s.02', 'barred from competition for violation of rules')</text:p>
            <text:p text:style-name="P8">INFO : example: n=120296('disqualified.s.02', 'a disqualified player')</text:p>
            <text:p text:style-name="P8">INFO : n=79845 ; global=disqualified</text:p>
          </table:table-cell>
        </table:table-row>
        <table:table-row table:style-name="Table13.1">
          <table:table-cell table:style-name="Table13.A1" office:value-type="string">
            <text:p text:style-name="P8">INFO : n=8827 ; sense=dress.v.14</text:p>
            <text:p text:style-name="P8">INFO : Neighbours:</text:p>
            <text:p text:style-name="P8">INFO : n=8827 ; sense=dress.v.14</text:p>
            <text:p text:style-name="P8"><text:soft-page-break/>INFO : definition: n=91140('dress.v.14', 'apply a bandage or medication to')</text:p>
            <text:p text:style-name="P8">INFO : example: n=120800('dress.v.14', "dress the victim's wounds")</text:p>
            <text:p text:style-name="P8">INFO : n=54206 ; global=dress</text:p>
          </table:table-cell>
        </table:table-row>
        <table:table-row table:style-name="Table13.1">
          <table:table-cell table:style-name="Table13.A1" office:value-type="string">
            <text:p text:style-name="P8">Globals</text:p>
          </table:table-cell>
        </table:table-row>
        <table:table-row table:style-name="Table13.1">
          <table:table-cell table:style-name="Table13.A1" office:value-type="string">
            <text:p text:style-name="P8">INFO : n=82224 ; global=supernovae</text:p>
            <text:p text:style-name="P8">INFO : Neighbours:</text:p>
            <text:p text:style-name="P8">INFO : n=82224 ; global=supernovae</text:p>
            <text:p text:style-name="P8">INFO : n=68416 ; global=supernova</text:p>
            <text:list xml:id="list164201282432133" text:continue-numbering="true" text:style-name="WWNum43">
              <text:list-item>
                <text:p text:style-name="P1162">inflected form, connected to its parent/lemmatized form.</text:p>
              </text:list-item>
            </text:list>
          </table:table-cell>
        </table:table-row>
        <table:table-row table:style-name="Table13.1">
          <table:table-cell table:style-name="Table13.A1" office:value-type="string">
            <text:p text:style-name="P8">INFO : n=48694 ; global=improvements</text:p>
            <text:p text:style-name="P8">INFO : Neighbours:</text:p>
            <text:p text:style-name="P8">INFO : n=48694 ; global=improvements</text:p>
            <text:p text:style-name="P8">INFO : n=48695 ; global=improvement</text:p>
            <text:list xml:id="list164201371040093" text:continue-numbering="true" text:style-name="WWNum43">
              <text:list-item>
                <text:p text:style-name="P1162">inflected form, &lt;----&gt; lemmatized form</text:p>
              </text:list-item>
            </text:list>
          </table:table-cell>
        </table:table-row>
        <table:table-row table:style-name="Table13.1">
          <table:table-cell table:style-name="Table13.A1" office:value-type="string">
            <text:p text:style-name="P8">INFO : n=58093 ; global=threshold</text:p>
            <text:p text:style-name="P8">INFO : Neighbours:</text:p>
            <text:p text:style-name="P8">INFO : n=58093 ; global=threshold</text:p>
            <text:p text:style-name="P8">INFO : n=27349 ; sense=threshold.n.02</text:p>
            <text:p text:style-name="P8">INFO : n=27348 ; sense=threshold.n.01</text:p>
            <text:p text:style-name="P8">INFO : n=64142 ; global=doorway</text:p>
            <text:p text:style-name="P8">INFO : n=61906 ; global=brink</text:p>
            <text:list xml:id="list164202375844156" text:continue-numbering="true" text:style-name="WWNum43">
              <text:list-item>
                <text:p text:style-name="P1162">global with senses and synonyms</text:p>
              </text:list-item>
            </text:list>
          </table:table-cell>
        </table:table-row>
        <table:table-row table:style-name="Table13.1">
          <table:table-cell table:style-name="Table13.A1" office:value-type="string">
            <text:p text:style-name="P8">INFO : n=62632 ; global=zinc</text:p>
            <text:p text:style-name="P8">INFO : Neighbours:</text:p>
            <text:p text:style-name="P8">INFO : n=62632 ; global=zinc</text:p>
            <text:p text:style-name="P8">INFO : n=29956 ; sense=zinc.v.01</text:p>
            <text:p text:style-name="P8">INFO : n=29955 ; sense=zinc.n.01</text:p>
          </table:table-cell>
        </table:table-row>
        <table:table-row table:style-name="Table13.1">
          <table:table-cell table:style-name="Table13.A1" office:value-type="string">
            <text:p text:style-name="P8">Definitions</text:p>
          </table:table-cell>
        </table:table-row>
        <table:table-row table:style-name="Table13.1">
          <table:table-cell table:style-name="Table13.A1" office:value-type="string">
            <text:p text:style-name="P8">INFO : definition: n=104228('referee.v.02', "evaluate professionally a colleague's work")</text:p>
            <text:p text:style-name="P8">INFO : Neighbours:</text:p>
            <text:p text:style-name="P8">INFO : definition: n=104228('referee.v.02', "evaluate professionally a colleague's work")</text:p>
            <text:p text:style-name="P8">INFO : n=21915 ; sense=referee.v.02</text:p>
          </table:table-cell>
        </table:table-row>
        <table:table-row table:style-name="Table13.1">
          <table:table-cell table:style-name="Table13.A1" office:value-type="string">
            <text:p text:style-name="P8">INFO : definition: n=88897('cover.v.12', 'protect or defend (a position in a game)')</text:p>
            <text:p text:style-name="P8">INFO : Neighbours:</text:p>
            <text:p text:style-name="P8">INFO : definition: n=88897('cover.v.12', 'protect or defend (a position in a game)')</text:p>
            <text:p text:style-name="P8">INFO : n=6584 ; sense=cover.v.12</text:p>
          </table:table-cell>
        </table:table-row>
        <table:table-row table:style-name="Table13.1">
          <table:table-cell table:style-name="Table13.A1" office:value-type="string">
            <text:p text:style-name="P8">Examples</text:p>
          </table:table-cell>
        </table:table-row>
        <table:table-row table:style-name="Table13.1">
          <table:table-cell table:style-name="Table13.A1" office:value-type="string">
            <text:p text:style-name="P8">INFO : example: n=137174('technical.a.03', 'technological development')</text:p>
            <text:p text:style-name="P8">INFO : Neighbours:</text:p>
            <text:p text:style-name="P8">INFO : example: n=137174('technical.a.03', 'technological development')</text:p>
            <text:p text:style-name="P8">INFO : n=26991 ; sense=technical.a.03</text:p>
          </table:table-cell>
        </table:table-row>
        <table:table-row table:style-name="Table13.1">
          <table:table-cell table:style-name="Table13.A1" office:value-type="string">
            <text:p text:style-name="P8">INFO : example: n=127886('lyric.n.01', 'the song uses colloquial language')</text:p>
            <text:p text:style-name="P8">INFO : Neighbours:</text:p>
            <text:p text:style-name="P8">INFO : example: n=127886('lyric.n.01', 'the song uses colloquial language')</text:p>
            <text:p text:style-name="P8">INFO : n=16312 ; sense=lyric.n.01</text:p>
          </table:table-cell>
        </table:table-row>
      </table:table>
      <text:p text:style-name="P578"/>
      <text:p text:style-name="P578">This time, everything is as expected, the graph on WikiText-2 passes muster.</text:p>
      <text:p text:style-name="P578"><text:soft-page-break/></text:p>
      <text:p text:style-name="P578"/>
      <text:p text:style-name="P578"/>
      <text:p text:style-name="P578"/>
      <text:h text:style-name="Heading_20_3" text:outline-level="3"><text:bookmark-start text:name="_Toc54029803"/><text:bookmark-start text:name="__RefHeading___Toc9102_4025634616"/>On SemCor, run 4:<text:bookmark-end text:name="_Toc54029803"/><text:bookmark-end text:name="__RefHeading___Toc9102_4025634616"/></text:h>
      <text:p text:style-name="P578"/>
      <text:p text:style-name="P578">INFO : Adding manually UNK_TOKEN=&lt;unk&gt;</text:p>
      <text:p text:style-name="P578">INFO : Generator over subcorpus at TextCorpuses/SenseLabeled/Validation/semcor.xml</text:p>
      <text:p text:style-name="P578">INFO : len(vocab_dict.keys())=49092</text:p>
      <text:p text:style-name="Standard"><text:span text:style-name="T1">INFO : len(lemmatized_forms_ls)=49091 </text:span><text:span text:style-name="T2"># before the frequency cut. However, adding &lt;unk&gt; causes a +1 problem, I should add it as lemmatized form as well.</text:span></text:p>
      <text:p text:style-name="Standard"><text:span text:style-name="T1">INFO : Removing from the vocabulary words with frequency &lt; 2 </text:span><text:span text:style-name="T2"># must also adjust this</text:span></text:p>
      <text:p text:style-name="P578">INFO : *** The vocabulary was created. Number of words= 24689***</text:p>
      <text:p text:style-name="P578"/>
      <table:table table:name="Table14" table:style-name="Table14">
        <table:table-column table:style-name="Table14.A"/>
        <table:table-row table:style-name="Table14.1">
          <table:table-cell table:style-name="Table14.A1" office:value-type="string">
            <text:p text:style-name="P8">Senses</text:p>
          </table:table-cell>
        </table:table-row>
        <table:table-row table:style-name="Table14.1">
          <table:table-cell table:style-name="Table14.A1" office:value-type="string">
            <text:p text:style-name="P8">INFO : n=7015 ; sense=convertible.n.03</text:p>
            <text:p text:style-name="P8">INFO : Neighbours:</text:p>
            <text:p text:style-name="P8">INFO : n=7015 ; sense=convertible.n.03</text:p>
            <text:p text:style-name="P8">INFO : definition: n=71802('convertible.n.03', 'a sofa that can be converted into a bed')</text:p>
            <text:p text:style-name="P8">INFO : n=55885 ; global=convertible</text:p>
          </table:table-cell>
        </table:table-row>
        <table:table-row table:style-name="Table14.1">
          <table:table-cell table:style-name="Table14.A1" office:value-type="string">
            <text:p text:style-name="P8">INFO : n=21477 ; sense=patriot.n.01</text:p>
            <text:p text:style-name="P8">INFO : Neighbours:</text:p>
            <text:p text:style-name="P8">INFO : n=21477 ; sense=patriot.n.01</text:p>
            <text:p text:style-name="P8">INFO : definition: n=86264('patriot.n.01', 'one who loves and defends his or her country')</text:p>
            <text:p text:style-name="P8">INFO : n=54485 ; global=patriot</text:p>
          </table:table-cell>
        </table:table-row>
        <table:table-row table:style-name="Table14.1">
          <table:table-cell table:style-name="Table14.A1" office:value-type="string">
            <text:p text:style-name="P8">INFO : n=26700 ; sense=settle.v.21</text:p>
            <text:p text:style-name="P8">INFO : Neighbours:</text:p>
            <text:p text:style-name="P8">INFO : n=26700 ; sense=settle.v.21</text:p>
            <text:p text:style-name="P8">INFO : definition: n=91487('settle.v.21', 'form a community')</text:p>
            <text:p text:style-name="P8">INFO : example: n=122006('settle.v.21', 'The Swedes settled in Minnesota')</text:p>
            <text:p text:style-name="P8">INFO : n=44542 ; global=settle</text:p>
          </table:table-cell>
        </table:table-row>
        <table:table-row table:style-name="Table14.1">
          <table:table-cell table:style-name="Table14.A1" office:value-type="string">
            <text:p text:style-name="P8">Globals</text:p>
          </table:table-cell>
        </table:table-row>
        <table:table-row table:style-name="Table14.1">
          <table:table-cell table:style-name="Table14.A1" office:value-type="string">
            <text:p text:style-name="P8">INFO : n=48694 ; global=prejudice</text:p>
            <text:p text:style-name="P8">INFO : Neighbours:</text:p>
            <text:p text:style-name="P8">INFO : n=48694 ; global=prejudice</text:p>
            <text:p text:style-name="P8">INFO : n=22820 ; sense=prejudice.v.01</text:p>
            <text:p text:style-name="P8">INFO : n=22821 ; sense=prejudice.v.02</text:p>
            <text:p text:style-name="P8">INFO : n=2856 ; sense=bias.n.01</text:p>
            <text:p text:style-name="P8">INFO : n=48424 ; global=bias</text:p>
            <text:p text:style-name="P8">INFO : n=58237 ; global=prejudiced</text:p>
            <text:p text:style-name="P8">INFO : n=60442 ; global=prejudices</text:p>
            <text:list xml:id="list164201906825863" text:continue-numbering="true" text:style-name="WWNum43">
              <text:list-item>
                <text:p text:style-name="P1162">global with senses (including external ones from SLC), and lemmatized forms</text:p>
              </text:list-item>
            </text:list>
          </table:table-cell>
        </table:table-row>
        <table:table-row table:style-name="Table14.1">
          <table:table-cell table:style-name="Table14.A1" office:value-type="string">
            <text:p text:style-name="P8">INFO : n=40333 ; global=place</text:p>
            <text:p text:style-name="P8">INFO : Neighbours:</text:p>
            <text:p text:style-name="P8">INFO : n=40333 ; global=place</text:p>
            <text:p text:style-name="P8">INFO : n=22093 ; sense=place.v.11</text:p>
            <text:p text:style-name="P8">INFO : n=30107 ; sense=target.v.01</text:p>
            <text:p text:style-name="P8"><text:soft-page-break/>INFO : n=22092 ; sense=place.v.09</text:p>
            <text:p text:style-name="P8">INFO : n=22086 ; sense=place.n.12</text:p>
            <text:p text:style-name="P8">INFO : n=24065 ; sense=rate.v.01</text:p>
            <text:p text:style-name="P8">INFO : n=22095 ; sense=place.v.15</text:p>
            <text:p text:style-name="P8">INFO : n=17865 ; sense=locate.v.03</text:p>
            <text:p text:style-name="P8">INFO : n=22089 ; sense=place.v.02</text:p>
            <text:p text:style-name="P8">INFO : n=28767 ; sense=stead.n.01</text:p>
            <text:p text:style-name="P8">INFO : n=22088 ; sense=place.n.15</text:p>
            <text:p text:style-name="P8">INFO : n=26306 ; sense=seat.n.01</text:p>
            <text:p text:style-name="P8">INFO : n=22082 ; sense=place.n.03</text:p>
            <text:p text:style-name="P8">INFO : n=22603 ; sense=position.n.01</text:p>
            <text:p text:style-name="P8">INFO : n=22091 ; sense=place.v.06</text:p>
            <text:p text:style-name="P8">INFO : n=22085 ; sense=place.n.10</text:p>
            <text:p text:style-name="P8">INFO : n=22084 ; sense=place.n.06</text:p>
            <text:p text:style-name="P8">INFO : n=23623 ; sense=put.v.01</text:p>
            <text:p text:style-name="P8">INFO : n=22087 ; sense=place.n.13</text:p>
            <text:p text:style-name="P8">INFO : n=22081 ; sense=place.n.02</text:p>
            <text:p text:style-name="P8">INFO : n=22606 ; sense=position.n.06</text:p>
            <text:p text:style-name="P8">INFO : n=22094 ; sense=place.v.12</text:p>
            <text:p text:style-name="P8">INFO : n=28091 ; sense=space.n.07</text:p>
            <text:p text:style-name="P8">INFO : n=22083 ; sense=place.n.04</text:p>
            <text:p text:style-name="P8">INFO : n=22096 ; sense=place.v.16</text:p>
            <text:p text:style-name="P8">INFO : n=15229 ; sense=identify.v.01</text:p>
            <text:p text:style-name="P8">INFO : n=14772 ; sense=home.n.01</text:p>
            <text:p text:style-name="P8">INFO : n=22090 ; sense=place.v.05</text:p>
            <text:p text:style-name="P8">INFO : n=40909 ; global=property</text:p>
            <text:p text:style-name="P8">INFO : n=40995 ; global=locate</text:p>
            <text:p text:style-name="P8">INFO : n=41251 ; global=set</text:p>
            <text:p text:style-name="P8">INFO : n=47094 ; global=seat</text:p>
            <text:list xml:id="list164201851644758" text:continue-numbering="true" text:style-name="WWNum43">
              <text:list-item>
                <text:p text:style-name="P1162">Global with a large number of senses, and some synonyms</text:p>
              </text:list-item>
            </text:list>
          </table:table-cell>
        </table:table-row>
        <table:table-row table:style-name="Table14.1">
          <table:table-cell table:style-name="Table14.A1" office:value-type="string">
            <text:p text:style-name="P8">INFO : n=55301 ; global=estate</text:p>
            <text:p text:style-name="P8">INFO : Neighbours:</text:p>
            <text:p text:style-name="P8">INFO : n=55301 ; global=estate</text:p>
            <text:p text:style-name="P8">INFO : n=10833 ; sense=estate.n.02</text:p>
            <text:p text:style-name="P8">INFO : n=10832 ; sense=estate.n.01</text:p>
            <text:p text:style-name="P8">INFO : n=42978 ; global=land</text:p>
            <text:p text:style-name="P8">INFO : n=44630 ; global=acre</text:p>
            <text:p text:style-name="P8">INFO : n=55300 ; global=estates</text:p>
            <text:list xml:id="list164201361995945" text:continue-numbering="true" text:style-name="WWNum43">
              <text:list-item>
                <text:p text:style-name="P1162">global with senses, synonyms and inflected form</text:p>
              </text:list-item>
            </text:list>
          </table:table-cell>
        </table:table-row>
        <table:table-row table:style-name="Table14.1">
          <table:table-cell table:style-name="Table14.A1" office:value-type="string">
            <text:p text:style-name="P8">INFO : n=55988 ; global=crashing</text:p>
            <text:p text:style-name="P8">INFO : Neighbours:</text:p>
            <text:p text:style-name="P8">INFO : n=55988 ; global=crashing</text:p>
            <text:p text:style-name="P8">INFO : n=43877 ; global=crash</text:p>
            <text:list xml:id="list164200778907266" text:continue-numbering="true" text:style-name="WWNum43">
              <text:list-item>
                <text:p text:style-name="P1162">global – inflected form</text:p>
              </text:list-item>
            </text:list>
          </table:table-cell>
        </table:table-row>
        <table:table-row table:style-name="Table14.1">
          <table:table-cell table:style-name="Table14.A1" office:value-type="string">
            <text:p text:style-name="P8">Definitions</text:p>
          </table:table-cell>
        </table:table-row>
        <table:table-row table:style-name="Table14.1">
          <table:table-cell table:style-name="Table14.A1" office:value-type="string">
            <text:p text:style-name="P8">INFO : definition: n=67316('be.v.05', 'happen, occur, take place')</text:p>
            <text:p text:style-name="P8">INFO : Neighbours:</text:p>
            <text:p text:style-name="P8">INFO : definition: n=67316('be.v.05', 'happen, occur, take place')</text:p>
            <text:p text:style-name="P8"><text:soft-page-break/>INFO : n=2529 ; sense=be.v.05</text:p>
          </table:table-cell>
        </table:table-row>
        <table:table-row table:style-name="Table14.1">
          <table:table-cell table:style-name="Table14.A1" office:value-type="string">
            <text:p text:style-name="P8">Examples</text:p>
          </table:table-cell>
        </table:table-row>
        <table:table-row table:style-name="Table14.1">
          <table:table-cell table:style-name="Table14.A1" office:value-type="string">
            <text:p text:style-name="P8">INFO : example: n=123435('squarely.r.03', 'the bat met the ball squarely')</text:p>
            <text:p text:style-name="P8">INFO : Neighbours:</text:p>
            <text:p text:style-name="P8">INFO : example: n=123435('squarely.r.03', 'the bat met the ball squarely')</text:p>
            <text:p text:style-name="P8">INFO : n=28490 ; sense=squarely.r.03</text:p>
          </table:table-cell>
        </table:table-row>
      </table:table>
      <text:p text:style-name="P578"/>
      <text:p text:style-name="P578">Graph on SemCor confirmed.</text:p>
      <text:p text:style-name="P578"/>
      <text:p text:style-name="P578"/>
      <text:h text:style-name="Heading_20_1" text:outline-level="1"><text:bookmark-start text:name="_Toc54029804"/><text:bookmark-start text:name="__RefHeading___Toc9104_4025634616"/>Tests for mini-experiments<text:bookmark-end text:name="_Toc54029804"/><text:bookmark-end text:name="__RefHeading___Toc9104_4025634616"/></text:h>
      <text:p text:style-name="P582"/>
      <text:h text:style-name="Heading_20_3" text:outline-level="3"><text:bookmark-start text:name="_Toc54029805"/><text:bookmark-start text:name="__RefHeading___Toc9106_4025634616"/>Modifying the DataLoader<text:bookmark-end text:name="_Toc54029805"/><text:bookmark-end text:name="__RefHeading___Toc9106_4025634616"/></text:h>
      <text:p text:style-name="P582"/>
      <text:p text:style-name="P582">We should be able to load the MiniCorpuses from their separate location, without the need to change them manually in the folder.</text:p>
      <text:p text:style-name="P582"/>
      <text:p text:style-name="P582"/>
      <text:h text:style-name="Heading_20_3" text:outline-level="3"><text:bookmark-start text:name="_Toc54029806"/><text:bookmark-start text:name="__RefHeading___Toc9108_4025634616"/>MiniExperiment.py<text:bookmark-end text:name="_Toc54029806"/><text:bookmark-end text:name="__RefHeading___Toc9108_4025634616"/></text:h>
      <text:p text:style-name="P582"/>
      <text:p text:style-name="P582">Taken from Training.py. We should exclude anything related to Validation, and instead send a flag in the forward() call that allows the models to print the output they read.</text:p>
      <text:p text:style-name="P582"/>
      <text:p text:style-name="Standard"><text:span text:style-name="T8">n: we must also update <text:s/></text:span><text:span text:style-name="T14">Utils.get_startpoint_dummySenses(),</text:span><text:span text:style-name="T8"> since we do not have only indices_table.sql anymore.</text:span></text:p>
      <text:p text:style-name="P582"/>
      <text:p text:style-name="P582">How can we log the input &amp; labels, to understand what we pass to the RNN from the corpus?</text:p>
      <text:p text:style-name="P628"><text:span text:style-name="T14">batch_input.shape=</text:span><text:span text:style-name="T1"> </text:span><text:span text:style-name="T14">torch.Size([2, 5, 1150])</text:span></text:p>
      <text:p text:style-name="P591"/>
      <text:p text:style-name="P578">The rows of the selected grapharea matrix should contain, at the first place, the current word’s node (since their structure is: node &amp; neighbours | edge sources | edge targets | edge type).</text:p>
      <text:p text:style-name="P578">This would mean </text:p>
      <text:p text:style-name="P628"><text:span text:style-name="T14">batch_input[:,:,</text:span><text:span text:style-name="T33">0</text:span><text:span text:style-name="T14">]</text:span></text:p>
      <text:p text:style-name="P578">and since the rows’ length is actually 575, I should take [0] and also [575], for the sense label??</text:p>
      <text:p text:style-name="P578">Or maybe it is simpler to operate on the batch_labels, of shape [10,2].</text:p>
      <text:p text:style-name="P578">On WikiText-2, we have labels:</text:p>
      <text:p text:style-name="P578">tensor([[ 152, <text:s text:c="2"/>-1],</text:p>
      <text:p text:style-name="P578"><text:s text:c="12"/>[ 618, <text:s text:c="2"/>-1],</text:p>
      <text:p text:style-name="P578"><text:s text:c="12"/>[ <text:s/>76, <text:s text:c="2"/>-1],</text:p>
      <text:p text:style-name="P578"><text:s text:c="12"/>[ <text:s/>17, <text:s text:c="2"/>-1],</text:p>
      <text:p text:style-name="P578"><text:s text:c="12"/>[5437, <text:s text:c="2"/>-1],</text:p>
      <text:p text:style-name="P578"><text:s text:c="12"/>[ <text:s/>85, <text:s text:c="2"/>-1],</text:p>
      <text:p text:style-name="P578"><text:s text:c="12"/>[ 177, <text:s text:c="2"/>-1],</text:p>
      <text:p text:style-name="P578"><text:s text:c="12"/>[3256, <text:s text:c="2"/>-1],</text:p>
      <text:p text:style-name="P578"><text:s text:c="12"/>[ <text:s/>46, <text:s text:c="2"/>-1],</text:p>
      <text:p text:style-name="P578"><text:soft-page-break/><text:s text:c="12"/>[ <text:s/>17, <text:s text:c="2"/>-1]])</text:p>
      <text:p text:style-name="P578"/>
      <text:p text:style-name="P578">Given the input correspondence:</text:p>
      <text:p text:style-name="P628"><text:span text:style-name="T14">batch_input[:,:,</text:span><text:span text:style-name="T33">0</text:span><text:span text:style-name="T14">] - model.last_idx_senses =</text:span></text:p>
      <text:p text:style-name="P578">tensor([[12088, <text:s text:c="2"/>152, <text:s text:c="2"/>618, <text:s text:c="3"/>76, <text:s text:c="3"/>17],</text:p>
      <text:p text:style-name="P578"><text:s text:c="12"/>[ 5437, <text:s text:c="3"/>85, <text:s text:c="2"/>177, <text:s/>3256, <text:s text:c="3"/>46]])</text:p>
      <text:p text:style-name="P578"/>
      <text:p text:style-name="P578">How is the input created again?</text:p>
      <text:p text:style-name="P578">…</text:p>
      <text:p text:style-name="P628"><text:span text:style-name="T14">global_idx, sense_idx = </text:span><text:span text:style-name="T72">self</text:span><text:span text:style-name="T14">.current_token_tpl<text:line-break/></text:span><text:span text:style-name="T51"><text:line-break/></text:span><text:span text:style-name="T14">relative_global_idx = global_idx + </text:span><text:span text:style-name="T72">self</text:span><text:span text:style-name="T14">.nn_model.last_idx_senses<text:line-break/>(global_forwardinput_triple, sense_forwardinput_triple)= \<text:line-break/> <text:s text:c="3"/>get_forwardinput_forelement(relative_global_idx, sense_idx, </text:span><text:span text:style-name="T72">self</text:span><text:span text:style-name="T14">.grapharea_matrix, </text:span><text:span text:style-name="T72">self</text:span><text:span text:style-name="T14">.area_size)</text:span></text:p>
      <text:p text:style-name="P578"/>
      <text:p text:style-name="P578">where we got:</text:p>
      <text:p text:style-name="P591">area_x_indices_global, edge_index_global, edge_type_global = <text:line-break/> <text:s text:c="3"/>AD.get_node_data(grapharea_matrix, global_idx, area_size)</text:p>
      <text:p text:style-name="P591">area_x_indices_sense, edge_index_sense, edge_type_sense = <text:line-break/> <text:s text:c="3"/>AD.get_node_data(grapharea_matrix, sense_idx, area_size)</text:p>
      <text:p text:style-name="P578">and:</text:p>
      <text:p text:style-name="P628"><text:span text:style-name="T14">globals_input_ls.append(pack_input_tuple_into_tensor(global_input_tpl, <text:line-break/></text:span><text:span text:style-name="T72"> <text:s text:c="49"/>self</text:span><text:span text:style-name="T14">.grapharea_size))<text:line-break/>senses_input_ls.append(pack_input_tuple_into_tensor(sense_input_tpl, <text:line-break/> <text:s text:c="22"/></text:span><text:span text:style-name="T72"><text:s text:c="27"/>self</text:span><text:span text:style-name="T14">.grapharea_size))</text:span></text:p>
      <text:p text:style-name="P591"/>
      <text:p text:style-name="P591"/>
      <text:p text:style-name="P578">It depends on:</text:p>
      <text:p text:style-name="P578"/>
      <text:p text:style-name="P628"><text:span text:style-name="T43">def </text:span><text:span text:style-name="T14">pack_input_tuple_into_tensor(input_tuple, graph_area):<text:line-break/><text:line-break/> <text:s text:c="3"/>max_edges = </text:span><text:span text:style-name="T44">int</text:span><text:span text:style-name="T14">(graph_area**</text:span><text:span text:style-name="T33">1.5</text:span><text:span text:style-name="T14">)<text:line-break/> <text:s text:c="3"/>in_tensor = - </text:span><text:span text:style-name="T33">1 </text:span><text:span text:style-name="T14">* torch.ones(</text:span><text:span text:style-name="T37">size</text:span><text:span text:style-name="T14">=(graph_area + max_edges*</text:span><text:span text:style-name="T33">3</text:span><text:span text:style-name="T14">,)).to(torch.long)<text:line-break/> <text:s text:c="3"/>x_indices = input_tuple[</text:span><text:span text:style-name="T33">0</text:span><text:span text:style-name="T14">]<text:line-break/> <text:s text:c="3"/>edge_sources = input_tuple[</text:span><text:span text:style-name="T33">1</text:span><text:span text:style-name="T14">][</text:span><text:span text:style-name="T33">0</text:span><text:span text:style-name="T14">]<text:line-break/> <text:s text:c="3"/>edge_destinations = input_tuple[</text:span><text:span text:style-name="T33">1</text:span><text:span text:style-name="T14">][</text:span><text:span text:style-name="T33">1</text:span><text:span text:style-name="T14">]<text:line-break/> <text:s text:c="3"/>edge_type = input_tuple[</text:span><text:span text:style-name="T33">2</text:span><text:span text:style-name="T14">]<text:line-break/> <text:s text:c="3"/></text:span><text:span text:style-name="T43">if </text:span><text:span text:style-name="T44">len</text:span><text:span text:style-name="T14">(edge_sources) &gt; max_edges:<text:line-break/> <text:s text:c="7"/>logging.warning(</text:span><text:span text:style-name="T29">"Num edges=" </text:span><text:span text:style-name="T14">+ </text:span><text:span text:style-name="T44">str</text:span><text:span text:style-name="T14">(</text:span><text:span text:style-name="T44">len</text:span><text:span text:style-name="T14">(edge_sources)) + </text:span><text:span text:style-name="T29">" , while max_edges packed=" </text:span><text:span text:style-name="T14">+ </text:span><text:span text:style-name="T44">str</text:span><text:span text:style-name="T14">(max_edges))<text:line-break/> <text:s text:c="3"/>in_tensor[</text:span><text:span text:style-name="T33">0</text:span><text:span text:style-name="T14">:</text:span><text:span text:style-name="T44">len</text:span><text:span text:style-name="T14">(x_indices)] = x_indices<text:line-break/> <text:s text:c="3"/>in_tensor[graph_area: graph_area+</text:span><text:span text:style-name="T44">min</text:span><text:span text:style-name="T14">(</text:span><text:span text:style-name="T44">len</text:span><text:span text:style-name="T14">(edge_sources), max_edges)] = edge_sources[</text:span><text:span text:style-name="T33">0</text:span><text:span text:style-name="T14">:max_edges]<text:line-break/> <text:s text:c="3"/>in_tensor[graph_area+max_edges:graph_area+max_edges+</text:span><text:span text:style-name="T44">min</text:span><text:span text:style-name="T14">(</text:span><text:span text:style-name="T44">len</text:span><text:span text:style-name="T14">(edge_destinations), max_edges)] = edge_destinations[</text:span><text:span text:style-name="T33">0</text:span><text:span text:style-name="T14">:max_edges]<text:line-break/> <text:s text:c="3"/>in_tensor[graph_area+</text:span><text:span text:style-name="T33">2</text:span><text:span text:style-name="T14">*max_edges:graph_area+</text:span><text:span text:style-name="T33">2</text:span><text:span text:style-name="T14">*max_edges+</text:span><text:span text:style-name="T44">min</text:span><text:span text:style-name="T14">(</text:span><text:span text:style-name="T44">len</text:span><text:span text:style-name="T14">(edge_type), max_edges)] = edge_type[</text:span><text:span text:style-name="T33">0</text:span><text:span text:style-name="T14">:max_edges]<text:line-break/> <text:s text:c="3"/></text:span><text:span text:style-name="T43">return </text:span><text:span text:style-name="T14">in_tensor</text:span></text:p>
      <text:p text:style-name="P578"/>
      <text:p text:style-name="P578"/>
      <text:p text:style-name="P578"/>
      <text:p text:style-name="P578"/>
      <text:p text:style-name="P578"/>
      <text:h text:style-name="P565" text:outline-level="1"><text:bookmark-start text:name="_Toc54029807"/><text:bookmark-start text:name="__RefHeading___Toc9110_4025634616"/>1: Simple GRUs<text:bookmark-end text:name="_Toc54029807"/><text:bookmark-end text:name="__RefHeading___Toc9110_4025634616"/></text:h>
      <text:p text:style-name="P578"/>
      <text:h text:style-name="Heading_20_2" text:outline-level="2"><text:bookmark-start text:name="_Toc54029808"/><text:bookmark-start text:name="__RefHeading___Toc9112_4025634616"/>Tests<text:bookmark-end text:name="_Toc54029808"/><text:bookmark-end text:name="__RefHeading___Toc9112_4025634616"/></text:h>
      <text:p text:style-name="P582"/>
      <text:h text:style-name="Heading_20_3" text:outline-level="3"><text:bookmark-start text:name="_Toc54029809"/><text:bookmark-start text:name="__RefHeading___Toc9114_4025634616"/>WikiText-2, graph check<text:bookmark-end text:name="_Toc54029809"/><text:bookmark-end text:name="__RefHeading___Toc9114_4025634616"/></text:h>
      <text:p text:style-name="P582"/>
      <text:p text:style-name="P582">Senses:</text:p>
      <table:table table:name="Table15" table:style-name="Table15">
        <table:table-column table:style-name="Table15.A"/>
        <table:table-row table:style-name="Table15.1">
          <table:table-cell table:style-name="Table15.A1" office:value-type="string">
            <text:p text:style-name="P11">INFO : n=24913 ; sense=sociology.n.01</text:p>
            <text:p text:style-name="P11">INFO : Neighbours:</text:p>
            <text:p text:style-name="P11">INFO : n=24913 ; sense=sociology.n.01</text:p>
            <text:p text:style-name="P11">INFO : definition: n=107226('sociology.n.01', 'the study and classification of human societies')</text:p>
            <text:p text:style-name="P11">INFO : n=71575 ; global=sociology</text:p>
          </table:table-cell>
        </table:table-row>
        <table:table-row table:style-name="Table15.1">
          <table:table-cell table:style-name="Table15.A1" office:value-type="string">
            <text:p text:style-name="P11">INFO : n=30238 ; sense=2100.dummySense.01</text:p>
            <text:p text:style-name="P11">INFO : Neighbours:</text:p>
            <text:p text:style-name="P11">INFO : n=30238 ; sense=2100.dummySense.01</text:p>
            <text:p text:style-name="P11">INFO : n=68216 ; global=2100</text:p>
          </table:table-cell>
        </table:table-row>
        <table:table-row table:style-name="Table15.1">
          <table:table-cell table:style-name="Table15.A1" office:value-type="string">
            <text:p text:style-name="P11">INFO : n=22236 ; sense=removed.s.01</text:p>
            <text:p text:style-name="P11">INFO : Neighbours:</text:p>
            <text:p text:style-name="P11">INFO : n=22236 ; sense=removed.s.01</text:p>
            <text:p text:style-name="P11">INFO : definition: n=104549('removed.s.01', 'separated in relationship by a given degree of descent')</text:p>
            <text:p text:style-name="P11">INFO : example: n=133094('removed.s.01', 'a cousin once removed')</text:p>
            <text:p text:style-name="P11">INFO : n=48715 ; global=removed</text:p>
          </table:table-cell>
        </table:table-row>
        <table:table-row table:style-name="Table15.1">
          <table:table-cell table:style-name="Table15.A1" office:value-type="string">
            <text:p text:style-name="P11">INFO : n=21835 ; sense=recovered.s.02</text:p>
            <text:p text:style-name="P11">INFO : Neighbours:</text:p>
            <text:p text:style-name="P11">INFO : n=21835 ; sense=recovered.s.02</text:p>
            <text:p text:style-name="P11">INFO : definition: n=104148('recovered.s.02', 'found after being lost')</text:p>
            <text:p text:style-name="P11">INFO : n=59128 ; global=recovered</text:p>
          </table:table-cell>
        </table:table-row>
      </table:table>
      <text:p text:style-name="P582"/>
      <text:p text:style-name="P582">Globals:</text:p>
      <table:table table:name="Table16" table:style-name="Table16">
        <table:table-column table:style-name="Table16.A"/>
        <table:table-row table:style-name="Table16.1">
          <table:table-cell table:style-name="Table16.A1" office:value-type="string">
            <text:p text:style-name="P11">INFO : n=82224 ; global=supernovae</text:p>
            <text:p text:style-name="P11">INFO : Neighbours:</text:p>
            <text:p text:style-name="P11">INFO : n=82224 ; global=supernovae</text:p>
            <text:p text:style-name="P11">INFO : n=68416 ; global=supernova</text:p>
          </table:table-cell>
        </table:table-row>
        <table:table-row table:style-name="Table16.1">
          <table:table-cell table:style-name="Table16.A1" office:value-type="string">
            <text:p text:style-name="P11">INFO : n=56430 ; global=gendered</text:p>
            <text:p text:style-name="P11">INFO : Neighbours:</text:p>
            <text:p text:style-name="P11">INFO : n=56430 ; global=gendered</text:p>
            <text:p text:style-name="P11">INFO : n=39819 ; sense=gendered.dummySense.01</text:p>
          </table:table-cell>
        </table:table-row>
        <table:table-row table:style-name="Table16.1">
          <table:table-cell table:style-name="Table16.A1" office:value-type="string">
            <text:p text:style-name="P11">INFO : n=49412 ; global=destination</text:p>
            <text:p text:style-name="P11">INFO : Neighbours:</text:p>
            <text:p text:style-name="P11">INFO : n=49412 ; global=destination</text:p>
            <text:p text:style-name="P11">INFO : n=7759 ; sense=destination.n.02</text:p>
            <text:p text:style-name="P11">INFO : n=48638 ; global=finish</text:p>
            <text:p text:style-name="P11">INFO : n=51991 ; global=address</text:p>
            <text:p text:style-name="P11">INFO : n=52137 ; global=terminus</text:p>
            <text:p text:style-name="P11"><text:soft-page-break/>INFO : n=65244 ; global=destinations</text:p>
          </table:table-cell>
        </table:table-row>
        <table:table-row table:style-name="Table16.1">
          <table:table-cell table:style-name="Table16.A1" office:value-type="string">
            <text:p text:style-name="P11">INFO : n=63167 ; global=stepping</text:p>
            <text:p text:style-name="P11">INFO : Neighbours:</text:p>
            <text:p text:style-name="P11">INFO : n=63167 ; global=stepping</text:p>
            <text:p text:style-name="P11">INFO : n=52108 ; global=step</text:p>
          </table:table-cell>
        </table:table-row>
      </table:table>
      <text:p text:style-name="P582"/>
      <text:p text:style-name="P582">Definitions:</text:p>
      <table:table table:name="Table17" table:style-name="Table17">
        <table:table-column table:style-name="Table17.A"/>
        <table:table-row table:style-name="Table17.1">
          <table:table-cell table:style-name="Table17.A1" office:value-type="string">
            <text:p text:style-name="P11">INFO : definition: n=89723('deep.s.04', 'very distant in time or space')</text:p>
            <text:p text:style-name="P11">INFO : Neighbours:</text:p>
            <text:p text:style-name="P11">INFO : definition: n=89723('deep.s.04', 'very distant in time or space')</text:p>
            <text:p text:style-name="P11">INFO : n=7410 ; sense=deep.s.04</text:p>
          </table:table-cell>
        </table:table-row>
      </table:table>
      <text:p text:style-name="P582"/>
      <text:p text:style-name="P582">Examples:</text:p>
      <table:table table:name="Table18" table:style-name="Table18">
        <table:table-column table:style-name="Table18.A"/>
        <table:table-row table:style-name="Table18.1">
          <table:table-cell table:style-name="Table18.A1" office:value-type="string">
            <text:p text:style-name="P11">INFO : example: n=117112('clearly.r.01', 'they were clearly lost')</text:p>
            <text:p text:style-name="P11">INFO : Neighbours:</text:p>
            <text:p text:style-name="P11">INFO : example: n=117112('clearly.r.01', 'they were clearly lost')</text:p>
            <text:p text:style-name="P11">INFO : n=5000 ; sense=clearly.r.01</text:p>
          </table:table-cell>
        </table:table-row>
      </table:table>
      <text:p text:style-name="P582"/>
      <text:p text:style-name="P582">passed.</text:p>
      <text:p text:style-name="P582"/>
      <text:p text:style-name="P582"/>
      <text:p text:style-name="P582"/>
      <text:p text:style-name="P582"/>
      <text:h text:style-name="Heading_20_3" text:outline-level="3"><text:bookmark-start text:name="_Toc54029810"/><text:bookmark-start text:name="__RefHeading___Toc9116_4025634616"/>WikiText-2, mini-experiment<text:bookmark-end text:name="_Toc54029810"/><text:bookmark-end text:name="__RefHeading___Toc9116_4025634616"/></text:h>
      <text:p text:style-name="P582"/>
      <text:p text:style-name="P583">Input &amp; labels</text:p>
      <text:p text:style-name="P582"/>
      <text:p text:style-name="P582">Batch globals: ['Markgraf', 'was', 'present', 'during', 'the', 'fleet', 'operation', 'that', 'resulted', 'in', 'the', 'Battle', 'of', 'Jutland', 'which', 'took', 'place', 'on', '31', 'May']</text:p>
      <text:p text:style-name="P582">INFO : Batch senses: []</text:p>
      <text:p text:style-name="P582">…</text:p>
      <text:p text:style-name="P582">Batch globals: ['.', 'At', '17', ':', '45', ',', 'Scheer', 'ordered', 'a', 'two', '@-@', 'point', 'turn', 'to', 'port', 'to', 'bring', 'his', 'ships', 'closer']</text:p>
      <text:p text:style-name="P582"/>
      <text:p text:style-name="P583">Overfitting on a training fragment</text:p>
      <text:p text:style-name="P582"/>
      <text:p text:style-name="P582">Globals only. Batch size=4, seq_len=5, lr=0.0001</text:p>
      <text:p text:style-name="P582"/>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19">Epoch</text:p>
          </table:table-cell>
          <table:table-cell table:style-name="Table19.A1" table:number-columns-spanned="3" office:value-type="string">
            <text:p text:style-name="P77">Training PPL</text:p>
          </table:table-cell>
          <table:covered-table-cell/>
          <table:covered-table-cell/>
        </table:table-row>
        <table:table-row table:style-name="Table19.2">
          <table:table-cell table:style-name="Table19.A1" office:value-type="string">
            <text:p text:style-name="P232"/>
          </table:table-cell>
          <table:table-cell table:style-name="Table19.A1" office:value-type="string">
            <text:p text:style-name="P232">Globals</text:p>
          </table:table-cell>
          <table:table-cell table:style-name="Table19.A1" office:value-type="string">
            <text:p text:style-name="P232">Senses</text:p>
          </table:table-cell>
          <table:table-cell table:style-name="Table19.A1" office:value-type="string">
            <text:p text:style-name="P232">Multi-senses</text:p>
          </table:table-cell>
        </table:table-row>
        <table:table-row table:style-name="Table19.2">
          <table:table-cell table:style-name="Table19.A1" office:value-type="string">
            <text:p text:style-name="P232">1</text:p>
          </table:table-cell>
          <table:table-cell table:style-name="Table19.A1" office:value-type="string">
            <text:p text:style-name="P122">32134.02</text:p>
            <text:p text:style-name="P122">'correct_g': 23, 'top_k_g': 39, 'tot_g': 300</text:p>
          </table:table-cell>
          <table:table-cell table:style-name="Table19.A1" office:value-type="string">
            <text:p text:style-name="P232">-</text:p>
          </table:table-cell>
          <table:table-cell table:style-name="Table19.A1" office:value-type="string">
            <text:p text:style-name="P232">-</text:p>
          </table:table-cell>
        </table:table-row>
        <table:table-row table:style-name="Table19.2">
          <table:table-cell table:style-name="Table19.A1" office:value-type="string">
            <text:p text:style-name="P232">10</text:p>
          </table:table-cell>
          <table:table-cell table:style-name="Table19.A1" office:value-type="string">
            <text:p text:style-name="P232">107.07</text:p>
          </table:table-cell>
          <table:table-cell table:style-name="Table19.A1" office:value-type="string">
            <text:p text:style-name="P232"/>
          </table:table-cell>
          <table:table-cell table:style-name="Table19.A1" office:value-type="string">
            <text:p text:style-name="P232"/>
          </table:table-cell>
        </table:table-row>
        <table:table-row table:style-name="Table19.2">
          <table:table-cell table:style-name="Table19.A1" office:value-type="string">
            <text:p text:style-name="P232">100</text:p>
          </table:table-cell>
          <table:table-cell table:style-name="Table19.A1" office:value-type="string">
            <text:p text:style-name="P122">94.63</text:p>
            <text:p text:style-name="P122">'correct_g': 29, 'top_k_g': 103, 'tot_g': 300</text:p>
          </table:table-cell>
          <table:table-cell table:style-name="Table19.A1" office:value-type="string">
            <text:p text:style-name="P122"/>
          </table:table-cell>
          <table:table-cell table:style-name="Table19.A1" office:value-type="string">
            <text:p text:style-name="P122"/>
          </table:table-cell>
        </table:table-row>
        <table:table-row table:style-name="Table19.2">
          <table:table-cell table:style-name="Table19.A1" office:value-type="string">
            <text:p text:style-name="P232">150</text:p>
          </table:table-cell>
          <table:table-cell table:style-name="Table19.A1" office:value-type="string">
            <text:p text:style-name="P232">1.71</text:p>
          </table:table-cell>
          <table:table-cell table:style-name="Table19.A1" office:value-type="string">
            <text:p text:style-name="P122"/>
          </table:table-cell>
          <table:table-cell table:style-name="Table19.A1" office:value-type="string">
            <text:p text:style-name="P122"/>
          </table:table-cell>
        </table:table-row>
        <text:soft-page-break/>
        <table:table-row table:style-name="Table19.2">
          <table:table-cell table:style-name="Table19.A1" office:value-type="string">
            <text:p text:style-name="P232">200</text:p>
          </table:table-cell>
          <table:table-cell table:style-name="Table19.A1" office:value-type="string">
            <text:p text:style-name="P122">1.08</text:p>
            <text:p text:style-name="P122">'correct_g': 300, 'top_k_g': 300, 'tot_g': 300</text:p>
          </table:table-cell>
          <table:table-cell table:style-name="Table19.A1" office:value-type="string">
            <text:p text:style-name="P122"/>
          </table:table-cell>
          <table:table-cell table:style-name="Table19.A1" office:value-type="string">
            <text:p text:style-name="P122"/>
          </table:table-cell>
        </table:table-row>
      </table:table>
      <text:p text:style-name="P582"/>
      <text:p text:style-name="P582"/>
      <text:p text:style-name="P583">Analysis of predictions:</text:p>
      <text:p text:style-name="P582"/>
      <table:table table:name="Table20" table:style-name="Table20">
        <table:table-column table:style-name="Table20.A" table:number-columns-repeated="2"/>
        <table:table-row table:style-name="Table20.1">
          <table:table-cell table:style-name="Table20.A1" office:value-type="string">
            <text:p text:style-name="P11">Label: the next global is: was(from 152)</text:p>
          </table:table-cell>
          <table:table-cell table:style-name="Table20.A1" office:value-type="string">
            <text:p text:style-name="P11">INFO : The top- 10 predicted globals are:</text:p>
            <text:p text:style-name="P11">INFO : Word: was ; p=81.55%</text:p>
          </table:table-cell>
        </table:table-row>
        <table:table-row table:style-name="Table20.1">
          <table:table-cell table:style-name="Table20.A1" office:value-type="string">
            <text:p text:style-name="P11">…</text:p>
            <text:p text:style-name="P11">Label: the next global is: Jutland(from 12095)</text:p>
          </table:table-cell>
          <table:table-cell table:style-name="Table20.A1" office:value-type="string">
            <text:p text:style-name="P11">INFO : The top- 10 predicted globals are:</text:p>
            <text:p text:style-name="P11">INFO : Word: Jutland ; p=86.55%</text:p>
          </table:table-cell>
        </table:table-row>
        <table:table-row table:style-name="Table20.1">
          <table:table-cell table:style-name="Table20.A1" office:value-type="string">
            <text:p text:style-name="P11">Label: the next global is: 1(from 1145)</text:p>
          </table:table-cell>
          <table:table-cell table:style-name="Table20.A1" office:value-type="string">
            <text:p text:style-name="P11">INFO : The top- 10 predicted globals are:</text:p>
            <text:p text:style-name="P11">INFO : Word: 1 ; p=91.5%</text:p>
          </table:table-cell>
        </table:table-row>
        <table:table-row table:style-name="Table20.1">
          <table:table-cell table:style-name="Table20.A1" office:value-type="string">
            <text:p text:style-name="P11">Label: the next global is: June(from 1130)</text:p>
          </table:table-cell>
          <table:table-cell table:style-name="Table20.A1" office:value-type="string">
            <text:p text:style-name="P11">INFO : The top- 10 predicted globals are:</text:p>
            <text:p text:style-name="P11">INFO : Word: June ; p=93.88%</text:p>
          </table:table-cell>
        </table:table-row>
      </table:table>
      <text:p text:style-name="P582">etc., ok.</text:p>
      <text:p text:style-name="P582"/>
      <text:p text:style-name="P582"/>
      <text:p text:style-name="P582"/>
      <text:p text:style-name="P582"/>
      <text:h text:style-name="Heading_20_3" text:outline-level="3"><text:bookmark-start text:name="_Toc54029811"/><text:bookmark-start text:name="__RefHeading___Toc9118_4025634616"/>SemCor, graph check<text:bookmark-end text:name="_Toc54029811"/><text:bookmark-end text:name="__RefHeading___Toc9118_4025634616"/></text:h>
      <text:p text:style-name="P582"/>
      <text:p text:style-name="P582">Senses:</text:p>
      <table:table table:name="Table21" table:style-name="Table21">
        <table:table-column table:style-name="Table21.A"/>
        <table:table-row table:style-name="Table21.1">
          <table:table-cell table:style-name="Table21.A1" office:value-type="string">
            <text:p text:style-name="P11">INFO : n=22652 ; sense=post.n.11</text:p>
            <text:p text:style-name="P11">INFO : Neighbours:</text:p>
            <text:p text:style-name="P11">INFO : n=22652 ; sense=post.n.11</text:p>
            <text:p text:style-name="P11">INFO : definition: n=87439('post.n.11', 'the delivery and collection of letters and packages')</text:p>
            <text:p text:style-name="P11">INFO : example: n=118619('post.n.11', "if you hurry you'll catch the post")</text:p>
            <text:p text:style-name="P11">INFO : example: n=118618('post.n.11', 'it came by the first post')</text:p>
            <text:p text:style-name="P11">INFO : n=40874 ; global=post</text:p>
          </table:table-cell>
        </table:table-row>
        <table:table-row table:style-name="Table21.1">
          <table:table-cell table:style-name="Table21.A1" office:value-type="string">
            <text:p text:style-name="P11">INFO : n=23133 ; sense=productive.s.03</text:p>
            <text:p text:style-name="P11">INFO : Neighbours:</text:p>
            <text:p text:style-name="P11">INFO : n=23133 ; sense=productive.s.03</text:p>
            <text:p text:style-name="P11">INFO : definition: n=87920('productive.s.03', 'yielding positive results')</text:p>
            <text:p text:style-name="P11">INFO : n=42253 ; global=productive</text:p>
          </table:table-cell>
        </table:table-row>
        <table:table-row table:style-name="Table21.1">
          <table:table-cell table:style-name="Table21.A1" office:value-type="string">
            <text:p text:style-name="P12">INFO : n=34971 ; sense=satire.dummySense.01</text:p>
            <text:p text:style-name="P12">INFO : Neighbours:</text:p>
            <text:p text:style-name="P12">INFO : n=34971 ; sense=satire.dummySense.01</text:p>
            <text:p text:style-name="P12">INFO : n=44668 ; global=satire</text:p>
          </table:table-cell>
        </table:table-row>
        <table:table-row table:style-name="Table21.1">
          <table:table-cell table:style-name="Table21.A1" office:value-type="string">
            <text:p text:style-name="P11">INFO : n=13716 ; sense=gravitation.n.03</text:p>
            <text:p text:style-name="P11">INFO : Neighbours:</text:p>
            <text:p text:style-name="P11">INFO : n=13716 ; sense=gravitation.n.03</text:p>
            <text:p text:style-name="P11">INFO : definition: n=78503('gravitation.n.03', 'a figurative movement toward some attraction')</text:p>
            <text:p text:style-name="P11">INFO : example: n=111157('gravitation.n.03', 'the gravitation of the middle class to the suburbs')</text:p>
            <text:p text:style-name="P11"><text:soft-page-break/>INFO : n=63773 ; global=gravitation</text:p>
          </table:table-cell>
        </table:table-row>
      </table:table>
      <text:p text:style-name="P582"/>
      <text:p text:style-name="P582"/>
      <text:p text:style-name="P582">Globals:</text:p>
      <table:table table:name="Table22" table:style-name="Table22">
        <table:table-column table:style-name="Table22.A"/>
        <table:table-row table:style-name="Table22.1">
          <table:table-cell table:style-name="Table22.A1" office:value-type="string">
            <text:p text:style-name="P11">INFO : n=48694 ; global=prejudice</text:p>
            <text:p text:style-name="P11">INFO : Neighbours:</text:p>
            <text:p text:style-name="P11">INFO : n=48694 ; global=prejudice</text:p>
            <text:p text:style-name="P11">INFO : n=22820 ; sense=prejudice.v.01</text:p>
            <text:p text:style-name="P11">INFO : n=22821 ; sense=prejudice.v.02</text:p>
            <text:p text:style-name="P11">INFO : n=2856 ; sense=bias.n.01</text:p>
            <text:p text:style-name="P11">INFO : n=48424 ; global=bias</text:p>
            <text:p text:style-name="P11">INFO : n=58237 ; global=prejudiced</text:p>
            <text:p text:style-name="P11">INFO : n=60442 ; global=prejudices</text:p>
          </table:table-cell>
        </table:table-row>
        <table:table-row table:style-name="Table22.1">
          <table:table-cell table:style-name="Table22.A1" office:value-type="string">
            <text:p text:style-name="P11">INFO : n=44606 ; global=surplus</text:p>
            <text:p text:style-name="P11">INFO : Neighbours:</text:p>
            <text:p text:style-name="P11">INFO : n=44606 ; global=surplus</text:p>
            <text:p text:style-name="P11">INFO : n=10971 ; sense=excess.n.01</text:p>
            <text:p text:style-name="P11">INFO : n=37016 ; sense=surplus.dummySense.01</text:p>
            <text:p text:style-name="P11">INFO : n=10973 ; sense=excess.s.01</text:p>
            <text:p text:style-name="P11">INFO : n=45551 ; global=excess</text:p>
            <text:p text:style-name="P11">INFO : n=51748 ; global=surpluses</text:p>
          </table:table-cell>
        </table:table-row>
        <table:table-row table:style-name="Table22.1">
          <table:table-cell table:style-name="Table22.A1" office:value-type="string">
            <text:p text:style-name="P11">INFO : n=56817 ; global=grammatical</text:p>
            <text:p text:style-name="P11">INFO : Neighbours:</text:p>
            <text:p text:style-name="P11">INFO : n=56817 ; global=grammatical</text:p>
            <text:p text:style-name="P11">INFO : n=13634 ; sense=grammatical.a.02</text:p>
            <text:p text:style-name="P11">INFO : n=13633 ; sense=grammatical.a.01</text:p>
            <text:p text:style-name="P11">INFO : n=60362 ; global=grammatic</text:p>
          </table:table-cell>
        </table:table-row>
        <table:table-row table:style-name="Table22.1">
          <table:table-cell table:style-name="Table22.A1" office:value-type="string">
            <text:p text:style-name="P11">INFO : n=46226 ; global=kindly</text:p>
            <text:p text:style-name="P11">INFO : Neighbours:</text:p>
            <text:p text:style-name="P11">INFO : n=46226 ; global=kindly</text:p>
            <text:p text:style-name="P11">INFO : n=16882 ; sense=kindly.r.01</text:p>
            <text:p text:style-name="P11">INFO : n=16883 ; sense=kindly.s.02</text:p>
            <text:p text:style-name="P11">INFO : n=5072 ; sense=charitable.s.03</text:p>
            <text:p text:style-name="P11">INFO : n=52882 ; global=charitable</text:p>
          </table:table-cell>
        </table:table-row>
      </table:table>
      <text:p text:style-name="P582"/>
      <text:p text:style-name="P582">Definitions:</text:p>
      <table:table table:name="Table23" table:style-name="Table23">
        <table:table-column table:style-name="Table23.A"/>
        <table:table-row table:style-name="Table23.1">
          <table:table-cell table:style-name="Table23.A1" office:value-type="string">
            <text:p text:style-name="P11">INFO : definition: n=93390('stall.v.06', 'cause an airplane to go into a stall')</text:p>
            <text:p text:style-name="P11">INFO : Neighbours:</text:p>
            <text:p text:style-name="P11">INFO : definition: n=93390('stall.v.06', 'cause an airplane to go into a stall')</text:p>
            <text:p text:style-name="P11">INFO : n=28603 ; sense=stall.v.06</text:p>
          </table:table-cell>
        </table:table-row>
      </table:table>
      <text:p text:style-name="P582"><text:line-break/></text:p>
      <text:p text:style-name="P582">Examples:</text:p>
      <table:table table:name="Table24" table:style-name="Table24">
        <table:table-column table:style-name="Table24.A"/>
        <table:table-row table:style-name="Table24.1">
          <table:table-cell table:style-name="Table24.A1" office:value-type="string">
            <text:p text:style-name="P11">INFO : example: n=99302('alert.s.03', 'was now awake to the reality of his predicament')</text:p>
            <text:p text:style-name="P11">INFO : Neighbours:</text:p>
            <text:p text:style-name="P11">INFO : example: n=99302('alert.s.03', 'was now awake to the reality of his predicament')</text:p>
            <text:p text:style-name="P11">INFO : n=845 ; sense=alert.s.03</text:p>
          </table:table-cell>
        </table:table-row>
      </table:table>
      <text:p text:style-name="P582">passed.</text:p>
      <text:p text:style-name="P582"><text:soft-page-break/></text:p>
      <text:p text:style-name="P582"/>
      <text:h text:style-name="Heading_20_3" text:outline-level="3"><text:bookmark-start text:name="_Toc54029812"/><text:bookmark-start text:name="__RefHeading___Toc9120_4025634616"/>SemCor, mini-experiment<text:bookmark-end text:name="_Toc54029812"/><text:bookmark-end text:name="__RefHeading___Toc9120_4025634616"/></text:h>
      <text:p text:style-name="P582"/>
      <text:p text:style-name="P582">Error at:</text:p>
      <text:p text:style-name="P591">get_missing_sense_label(global_absolute_index, grapharea_matrix, last_sense_idx, first_idx_dummySenses)</text:p>
      <text:p text:style-name="P578"/>
      <text:p text:style-name="P578">with:</text:p>
      <text:p text:style-name="P578">global_absolute_index=14</text:p>
      <text:p text:style-name="P578">global_relative_index=40112</text:p>
      <text:p text:style-name="P578">adjacent_nodes=tensor([40112, 20086, 20088, 20089, 20087, 20090, 44072, 40303, 42566, 40327])</text:p>
      <text:p text:style-name="P578">first_idx_dummySenses=33569</text:p>
      <text:p text:style-name="P578">last_sense_idx=40098</text:p>
      <text:p text:style-name="P582">dummySenses=&lt;class 'list'&gt;: [] </text:p>
      <text:p text:style-name="Standard"><text:span text:style-name="T58">Unexpected [] …</text:span><text:span text:style-name="T8"> First, we shouldn’t even be here because we have senses that are not dummySenses. What is the word?</text:span></text:p>
      <text:p text:style-name="P582"/>
      <text:p text:style-name="P582">word=’no’</text:p>
      <text:p text:style-name="P628"><text:span text:style-name="T29">'wn30_key' </text:span><text:span text:style-name="T43">in </text:span><text:span text:style-name="T14">keys? False</text:span></text:p>
      <text:p text:style-name="P628"><text:span text:style-name="T43">if </text:span><text:span text:style-name="T14">slc_or_text:<text:line-break/> <text:s text:c="3"/>sense_index = get_missing_sense_label(…)</text:span></text:p>
      <text:p text:style-name="P591"/>
      <text:p text:style-name="P578">Let us run a graph check on the node, global n.14.</text:p>
      <text:p text:style-name="P582"/>
      <text:p text:style-name="P582">INFO : n=40112 ; global=no</text:p>
      <text:p text:style-name="P582">INFO : Neighbours:</text:p>
      <text:p text:style-name="P582">INFO : n=40112 ; global=no <text:tab/><text:tab/># the node itself</text:p>
      <text:p text:style-name="P582">INFO : n=20086 ; sense=no.a.01<text:tab/><text:tab/># senses …</text:p>
      <text:p text:style-name="P582">INFO : n=20088 ; sense=no.r.01</text:p>
      <text:p text:style-name="P582">INFO : n=20089 ; sense=no.r.02</text:p>
      <text:p text:style-name="P582">INFO : n=20087 ; sense=no.n.01</text:p>
      <text:p text:style-name="P582">INFO : n=20090 ; sense=no.r.03</text:p>
      <text:p text:style-name="P582">INFO : n=44072 ; global=no_more<text:tab/><text:tab/># synonym</text:p>
      <text:p text:style-name="P582">INFO : n=40303 ; global=all<text:tab/><text:tab/># antonyms</text:p>
      <text:p text:style-name="P582">INFO : n=42566 ; global=yes</text:p>
      <text:p text:style-name="P582">INFO : n=40327 ; global=some</text:p>
      <text:p text:style-name="P582"/>
      <text:p text:style-name="P582">The start of the SemCor corpus does not have a sense label for ‘no’ at the given location:</text:p>
      <text:p text:style-name="P582">&lt;word surface_form="no" pos="DT"/&gt;</text:p>
      <text:p text:style-name="P582"/>
      <text:p text:style-name="P582">We pick a sense as the label, and </text:p>
      <text:p text:style-name="P628"><text:span text:style-name="T43">return </text:span><text:span text:style-name="T14">senses[</text:span><text:span text:style-name="T33">0</text:span><text:span text:style-name="T14">]</text:span></text:p>
      <text:p text:style-name="P582">i.e. tensor(20086). We should return the item(). Otherwise, </text:p>
      <text:p text:style-name="P628"><text:span text:style-name="T14">(global_index, sense_index)=</text:span><text:span text:style-name="T8"> (14, tensor(20086))</text:span></text:p>
      <text:p text:style-name="P582"/>
      <text:p text:style-name="P582">But we still have a problem. Where?</text:p>
      <text:p text:style-name="P582">global_absolute_index=18 ; senses=[]</text:p>
      <text:p text:style-name="P582">INFO : n=40116 ; global=irregularities</text:p>
      <text:p text:style-name="P582"><text:soft-page-break/>INFO : Neighbours:</text:p>
      <text:p text:style-name="P582">INFO : n=40116 ; global=irregularities</text:p>
      <text:p text:style-name="P582">INFO : n=40117 ; global=irregularity</text:p>
      <text:p text:style-name="P583">Problem: inflected forms do not have senses attached…</text:p>
      <text:p text:style-name="P582"/>
      <text:p text:style-name="P582">wordnet_sense = abnormality.n.04</text:p>
      <text:p text:style-name="P582">sense_index_queryresult=None</text:p>
      <text:p text:style-name="P582">Therefore, </text:p>
      <text:p text:style-name="P591">get_missing_sense_label(global_absolute_index, grapharea_matrix, last_sense_idx, first_idx_dummySenses) </text:p>
      <text:p text:style-name="P578">however, we should select the lemmatized form from the hdf5 to avoid this problem.</text:p>
      <text:p text:style-name="P578">Solved.</text:p>
      <text:p text:style-name="P578"/>
      <text:p text:style-name="P578">New error at:</text:p>
      <text:p text:style-name="P578">global_absolute_index=41</text:p>
      <text:p text:style-name="Standard"><text:span text:style-name="T1">‘was’ instead of ‘be’, with no in-corpus sense label, because I am not </text:span><text:span text:style-name="T2">always</text:span><text:span text:style-name="T1"> lemmatizing.</text:span></text:p>
      <text:p text:style-name="P582"/>
      <text:p text:style-name="P582"/>
      <text:p text:style-name="P583">Input &amp; labels</text:p>
      <text:p text:style-name="P582"/>
      <text:p text:style-name="P582">Epoch 1: </text:p>
      <text:p text:style-name="P582">Batch globals: ['the', '&lt;unk&gt;', 'said', 'friday', 'an', 'investigation']</text:p>
      <text:p text:style-name="P582">INFO : Batch senses: ['the.dummySense.01', 'group.n.01', 'state.v.01', 'friday.n.01', 'an.dummySense.01', 'probe.n.01']</text:p>
      <text:p text:style-name="P582">…</text:p>
      <text:p text:style-name="P582">Batch globals: ['manner', 'in', 'which', 'the', 'election', 'was']</text:p>
      <text:p text:style-name="P582">INFO : Batch senses: ['manner.n.01', 'actually.r.02', 'which.dummySense.01', 'the.dummySense.01', 'election.n.01', 'be.v.05']</text:p>
      <text:p text:style-name="P582"/>
      <text:p text:style-name="P582">Epoch 2:</text:p>
      <text:p text:style-name="P582">…</text:p>
      <text:p text:style-name="P582">Batch globals: ['manner', 'in', 'which', 'the', 'election', 'was']</text:p>
      <text:p text:style-name="P582">INFO : Batch senses: ['manner.n.01', 'actually.r.02', 'which.dummySense.01', 'the.dummySense.01', 'election.n.01', 'be.v.05']</text:p>
      <text:p text:style-name="P582"/>
      <text:p text:style-name="P582">#note: I am skipping “conducted”, but that is to be expected since we are printing the input, not the labels.</text:p>
      <text:p text:style-name="P582"/>
      <text:p text:style-name="P583">Overfitting on a training fragment</text:p>
      <text:p text:style-name="P582"/>
      <text:p text:style-name="P582">Globals and senses, joint optimization. Batch size=2, seq_len=3, lr=0.0001</text:p>
      <text:p text:style-name="P582"/>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19">Epoch</text:p>
          </table:table-cell>
          <table:table-cell table:style-name="Table25.A1" table:number-columns-spanned="3" office:value-type="string">
            <text:p text:style-name="P77">Training PPL</text:p>
          </table:table-cell>
          <table:covered-table-cell/>
          <table:covered-table-cell/>
        </table:table-row>
        <table:table-row table:style-name="Table25.2">
          <table:table-cell table:style-name="Table25.A1" office:value-type="string">
            <text:p text:style-name="P232"/>
          </table:table-cell>
          <table:table-cell table:style-name="Table25.A1" office:value-type="string">
            <text:p text:style-name="P232">Globals</text:p>
          </table:table-cell>
          <table:table-cell table:style-name="Table25.A1" office:value-type="string">
            <text:p text:style-name="P232">Senses</text:p>
          </table:table-cell>
          <table:table-cell table:style-name="Table25.A1" office:value-type="string">
            <text:p text:style-name="P232">Multi-senses</text:p>
          </table:table-cell>
        </table:table-row>
        <table:table-row table:style-name="Table25.2">
          <table:table-cell table:style-name="Table25.A1" office:value-type="string">
            <text:p text:style-name="P232">1</text:p>
          </table:table-cell>
          <table:table-cell table:style-name="Table25.A1" office:value-type="string">
            <text:p text:style-name="P122">24045.83</text:p>
          </table:table-cell>
          <table:table-cell table:style-name="Table25.A1" office:value-type="string">
            <text:p text:style-name="P232">39522.51</text:p>
          </table:table-cell>
          <table:table-cell table:style-name="Table25.A1" office:value-type="string">
            <text:p text:style-name="P232">40973.28</text:p>
          </table:table-cell>
        </table:table-row>
        <table:table-row table:style-name="Table25.2">
          <table:table-cell table:style-name="Table25.A1" office:value-type="string">
            <text:p text:style-name="P232">10</text:p>
          </table:table-cell>
          <table:table-cell table:style-name="Table25.A1" office:value-type="string">
            <text:p text:style-name="P232">51.83</text:p>
          </table:table-cell>
          <table:table-cell table:style-name="Table25.A1" office:value-type="string">
            <text:p text:style-name="P232">64.16</text:p>
          </table:table-cell>
          <table:table-cell table:style-name="Table25.A1" office:value-type="string">
            <text:p text:style-name="P232">158.73</text:p>
          </table:table-cell>
        </table:table-row>
        <table:table-row table:style-name="Table25.2">
          <table:table-cell table:style-name="Table25.A1" office:value-type="string">
            <text:p text:style-name="P232">100</text:p>
          </table:table-cell>
          <table:table-cell table:style-name="Table25.A1" office:value-type="string">
            <text:p text:style-name="P122">31.96</text:p>
            <text:p text:style-name="P122">'correct_g': 7, 'top_k_g': 31, 'tot_g': 60</text:p>
          </table:table-cell>
          <table:table-cell table:style-name="Table25.A1" office:value-type="string">
            <text:p text:style-name="P122">34.89</text:p>
            <text:p text:style-name="P122">'correct_all_s': 7, 'top_k_all_s': 24, 'tot_all_s': 60</text:p>
          </table:table-cell>
          <table:table-cell table:style-name="Table25.A1" office:value-type="string">
            <text:p text:style-name="P122">52.95</text:p>
            <text:p text:style-name="P122">'correct_multi_s': 0, 'top_k: 2, 'tot_multi_s': 19</text:p>
          </table:table-cell>
        </table:table-row>
        <text:soft-page-break/>
        <table:table-row table:style-name="Table25.2">
          <table:table-cell table:style-name="Table25.A1" office:value-type="string">
            <text:p text:style-name="P232">200</text:p>
          </table:table-cell>
          <table:table-cell table:style-name="Table25.A1" office:value-type="string">
            <text:p text:style-name="P232">3.26</text:p>
          </table:table-cell>
          <table:table-cell table:style-name="Table25.A1" office:value-type="string">
            <text:p text:style-name="P122">1.2</text:p>
          </table:table-cell>
          <table:table-cell table:style-name="Table25.A1" office:value-type="string">
            <text:p text:style-name="P122">1.25</text:p>
          </table:table-cell>
        </table:table-row>
        <table:table-row table:style-name="Table25.2">
          <table:table-cell table:style-name="Table25.A1" office:value-type="string">
            <text:p text:style-name="P232">248</text:p>
          </table:table-cell>
          <table:table-cell table:style-name="Table25.A1" office:value-type="string">
            <text:p text:style-name="P122">1.09</text:p>
            <text:p text:style-name="P122">'correct_g': 59, 'top_k_g': 60, 'tot_g': 60</text:p>
          </table:table-cell>
          <table:table-cell table:style-name="Table25.A1" office:value-type="string">
            <text:p text:style-name="P122">1.07</text:p>
            <text:p text:style-name="P122">'correct_all_s': 59, 'top_k_all_s': 60, 'tot_all_s': 60</text:p>
          </table:table-cell>
          <table:table-cell table:style-name="Table25.A1" office:value-type="string">
            <text:p text:style-name="P122">1.09</text:p>
            <text:p text:style-name="P122">'correct_multi_s': 18, 'top_k_multi_s': 19, 'tot_multi_s': 19</text:p>
          </table:table-cell>
        </table:table-row>
      </table:table>
      <text:h text:style-name="Heading_20_2" text:outline-level="2"><text:bookmark-start text:name="_Toc54029813"/><text:bookmark-start text:name="__RefHeading___Toc9122_4025634616"/>Simple GRUs on WIkiText-2<text:bookmark-end text:name="_Toc54029813"/><text:bookmark-end text:name="__RefHeading___Toc9122_4025634616"/></text:h>
      <text:p text:style-name="P582"/>
      <text:h text:style-name="Heading_20_3" text:outline-level="3"><text:bookmark-start text:name="_Toc54029814"/><text:bookmark-start text:name="__RefHeading___Toc9124_4025634616"/>Experiment: Simple GRUs on WIkiText-2<text:bookmark-end text:name="_Toc54029814"/><text:bookmark-end text:name="__RefHeading___Toc9124_4025634616"/></text:h>
      <text:p text:style-name="P582"/>
      <text:p text:style-name="P582"/>
      <table:table table:name="Table26" table:style-name="Table26">
        <table:table-column table:style-name="Table26.A" table:number-columns-repeated="2"/>
        <table:table-column table:style-name="Table26.C"/>
        <table:table-row table:style-name="Table26.1">
          <table:table-cell table:style-name="Table26.A1" office:value-type="string">
            <text:p text:style-name="P15">Architecture</text:p>
          </table:table-cell>
          <table:table-cell table:style-name="Table26.A1" office:value-type="string">
            <text:p text:style-name="P15">Hyperparameters</text:p>
          </table:table-cell>
          <table:table-cell table:style-name="Table26.A1" office:value-type="string">
            <text:p text:style-name="P15">Senses’ method</text:p>
          </table:table-cell>
        </table:table-row>
        <table:table-row table:style-name="Table26.1">
          <table:table-cell table:style-name="Table26.A1" office:value-type="string">
            <text:p text:style-name="P11">For the globals: main GRU,</text:p>
            <text:p text:style-name="P11">1024&gt;1024&gt;512</text:p>
          </table:table-cell>
          <table:table-cell table:style-name="Table26.A1" office:value-type="string">
            <text:p text:style-name="P11">batch size=32</text:p>
            <text:p text:style-name="P11">sequence length = 35</text:p>
            <text:p text:style-name="P11">Learning rate= 5e-05</text:p>
          </table:table-cell>
          <table:table-cell table:style-name="Table26.A1" office:value-type="string">
            <text:p text:style-name="P11">none, the GRU senses is unused here</text:p>
          </table:table-cell>
        </table:table-row>
        <table:table-row table:style-name="Table26.1">
          <table:table-cell table:style-name="Table26.A1" office:value-type="string">
            <text:p text:style-name="P11"/>
          </table:table-cell>
          <table:table-cell table:style-name="Table26.A1" office:value-type="string">
            <text:p text:style-name="P11"/>
          </table:table-cell>
          <table:table-cell table:style-name="Table26.A1" office:value-type="string">
            <text:p text:style-name="P11"/>
          </table:table-cell>
        </table:table-row>
      </table:table>
      <text:p text:style-name="P582">Parameters=</text:p>
      <text:p text:style-name="P582"/>
      <table:table table:name="Table27" table:style-name="Table27">
        <table:table-column table:style-name="Table27.A"/>
        <table:table-column table:style-name="Table27.B"/>
        <table:table-column table:style-name="Table27.C" table:number-columns-repeated="2"/>
        <table:table-column table:style-name="Table27.B"/>
        <table:table-column table:style-name="Table27.F"/>
        <table:table-column table:style-name="Table27.G"/>
        <table:table-row table:style-name="Table27.1">
          <table:table-cell table:style-name="Table27.A1" office:value-type="string">
            <text:p text:style-name="P19">Epoch</text:p>
          </table:table-cell>
          <table:table-cell table:style-name="Table27.A1" table:number-columns-spanned="3" office:value-type="string">
            <text:p text:style-name="P77">Training PPL</text:p>
          </table:table-cell>
          <table:covered-table-cell/>
          <table:covered-table-cell/>
          <table:table-cell table:style-name="Table27.A1" table:number-columns-spanned="3" office:value-type="string">
            <text:p text:style-name="P77">Validation PPL</text:p>
          </table:table-cell>
          <table:covered-table-cell/>
          <table:covered-table-cell/>
        </table:table-row>
        <table:table-row table:style-name="Table27.2">
          <table:table-cell table:style-name="Table27.A1" office:value-type="string">
            <text:p text:style-name="P232"/>
          </table:table-cell>
          <table:table-cell table:style-name="Table27.A1" office:value-type="string">
            <text:p text:style-name="P232">Globals</text:p>
          </table:table-cell>
          <table:table-cell table:style-name="Table27.A1" office:value-type="string">
            <text:p text:style-name="P232">Senses</text:p>
          </table:table-cell>
          <table:table-cell table:style-name="Table27.A1" office:value-type="string">
            <text:p text:style-name="P232">Multi-senses</text:p>
          </table:table-cell>
          <table:table-cell table:style-name="Table27.A1" office:value-type="string">
            <text:p text:style-name="P232">Globals</text:p>
          </table:table-cell>
          <table:table-cell table:style-name="Table27.A1" office:value-type="string">
            <text:p text:style-name="P232">Senses</text:p>
          </table:table-cell>
          <table:table-cell table:style-name="Table27.A1" office:value-type="string">
            <text:p text:style-name="P232">Multi-senses</text:p>
          </table:table-cell>
        </table:table-row>
        <table:table-row table:style-name="Table27.2">
          <table:table-cell table:style-name="Table27.A1" office:value-type="string">
            <text:p text:style-name="P232">1</text:p>
          </table:table-cell>
          <table:table-cell table:style-name="Table27.A1" office:value-type="string">
            <text:p text:style-name="P122">1344.79</text:p>
          </table:table-cell>
          <table:table-cell table:style-name="Table27.A1" office:value-type="string">
            <text:p text:style-name="P232">-</text:p>
          </table:table-cell>
          <table:table-cell table:style-name="Table27.A1" office:value-type="string">
            <text:p text:style-name="P232">-</text:p>
          </table:table-cell>
          <table:table-cell table:style-name="Table27.A1" office:value-type="string">
            <text:p text:style-name="P232">617.13</text:p>
          </table:table-cell>
          <table:table-cell table:style-name="Table27.A1" office:value-type="string">
            <text:p text:style-name="P232">-</text:p>
          </table:table-cell>
          <table:table-cell table:style-name="Table27.A1" office:value-type="string">
            <text:p text:style-name="P232">-</text:p>
          </table:table-cell>
        </table:table-row>
        <table:table-row table:style-name="Table27.2">
          <table:table-cell table:style-name="Table27.A1" office:value-type="string">
            <text:p text:style-name="P232">2</text:p>
          </table:table-cell>
          <table:table-cell table:style-name="Table27.A1" office:value-type="string">
            <text:p text:style-name="P122">598.48</text:p>
          </table:table-cell>
          <table:table-cell table:style-name="Table27.A1" office:value-type="string">
            <text:p text:style-name="P232"/>
          </table:table-cell>
          <table:table-cell table:style-name="Table27.A1" office:value-type="string">
            <text:p text:style-name="P232"/>
          </table:table-cell>
          <table:table-cell table:style-name="Table27.A1" office:value-type="string">
            <text:p text:style-name="P232">399.91</text:p>
          </table:table-cell>
          <table:table-cell table:style-name="Table27.A1" office:value-type="string">
            <text:p text:style-name="P232"/>
          </table:table-cell>
          <table:table-cell table:style-name="Table27.A1" office:value-type="string">
            <text:p text:style-name="P232"/>
          </table:table-cell>
        </table:table-row>
        <table:table-row table:style-name="Table27.2">
          <table:table-cell table:style-name="Table27.A1" office:value-type="string">
            <text:p text:style-name="P232">10</text:p>
          </table:table-cell>
          <table:table-cell table:style-name="Table27.A1" office:value-type="string">
            <text:p text:style-name="P232">190.12</text:p>
          </table:table-cell>
          <table:table-cell table:style-name="Table27.A1" office:value-type="string">
            <text:p text:style-name="P232"/>
          </table:table-cell>
          <table:table-cell table:style-name="Table27.A1" office:value-type="string">
            <text:p text:style-name="P232"/>
          </table:table-cell>
          <table:table-cell table:style-name="Table27.A1" office:value-type="string">
            <text:p text:style-name="P232">211.06</text:p>
          </table:table-cell>
          <table:table-cell table:style-name="Table27.A1" office:value-type="string">
            <text:p text:style-name="P232"/>
          </table:table-cell>
          <table:table-cell table:style-name="Table27.A1" office:value-type="string">
            <text:p text:style-name="P232"/>
          </table:table-cell>
        </table:table-row>
        <table:table-row table:style-name="Table27.2">
          <table:table-cell table:style-name="Table27.A1" office:value-type="string">
            <text:p text:style-name="P232">22</text:p>
          </table:table-cell>
          <table:table-cell table:style-name="Table27.A1" office:value-type="string">
            <text:p text:style-name="P122">98.14</text:p>
          </table:table-cell>
          <table:table-cell table:style-name="Table27.A1" office:value-type="string">
            <text:p text:style-name="P122"/>
          </table:table-cell>
          <table:table-cell table:style-name="Table27.A1" office:value-type="string">
            <text:p text:style-name="P122"/>
          </table:table-cell>
          <table:table-cell table:style-name="Table27.A1" office:value-type="string">
            <text:p text:style-name="P122">183.89</text:p>
          </table:table-cell>
          <table:table-cell table:style-name="Table27.A1" office:value-type="string">
            <text:p text:style-name="P122"/>
          </table:table-cell>
          <table:table-cell table:style-name="Table27.A1" office:value-type="string">
            <text:p text:style-name="P122"/>
          </table:table-cell>
        </table:table-row>
        <table:table-row table:style-name="Table27.2">
          <table:table-cell table:style-name="Table27.A1" office:value-type="string">
            <text:p text:style-name="P232">23</text:p>
          </table:table-cell>
          <table:table-cell table:style-name="Table27.A1" office:value-type="string">
            <text:p text:style-name="P122">93.8</text:p>
          </table:table-cell>
          <table:table-cell table:style-name="Table27.A1" office:value-type="string">
            <text:p text:style-name="P122"/>
          </table:table-cell>
          <table:table-cell table:style-name="Table27.A1" office:value-type="string">
            <text:p text:style-name="P122"/>
          </table:table-cell>
          <table:table-cell table:style-name="Table27.A1" office:value-type="string">
            <text:p text:style-name="P204">183.76</text:p>
            <text:p text:style-name="P122">'correct_g': 47579, 'top_k_g': 104622, 'tot_g': 212800</text:p>
          </table:table-cell>
          <table:table-cell table:style-name="Table27.A1" office:value-type="string">
            <text:p text:style-name="P122"/>
          </table:table-cell>
          <table:table-cell table:style-name="Table27.A1" office:value-type="string">
            <text:p text:style-name="P122"/>
          </table:table-cell>
        </table:table-row>
        <table:table-row table:style-name="Table27.2">
          <table:table-cell table:style-name="Table27.A1" office:value-type="string">
            <text:p text:style-name="P232">24</text:p>
          </table:table-cell>
          <table:table-cell table:style-name="Table27.A1" office:value-type="string">
            <text:p text:style-name="P122">89.72</text:p>
          </table:table-cell>
          <table:table-cell table:style-name="Table27.A1" office:value-type="string">
            <text:p text:style-name="P122"/>
          </table:table-cell>
          <table:table-cell table:style-name="Table27.A1" office:value-type="string">
            <text:p text:style-name="P122"/>
          </table:table-cell>
          <table:table-cell table:style-name="Table27.A1" office:value-type="string">
            <text:p text:style-name="P122">183.82</text:p>
          </table:table-cell>
          <table:table-cell table:style-name="Table27.A1" office:value-type="string">
            <text:p text:style-name="P122"/>
          </table:table-cell>
          <table:table-cell table:style-name="Table27.A1" office:value-type="string">
            <text:p text:style-name="P122"/>
          </table:table-cell>
        </table:table-row>
        <table:table-row table:style-name="Table27.2">
          <table:table-cell table:style-name="Table27.A1" office:value-type="string">
            <text:p text:style-name="P232">25</text:p>
          </table:table-cell>
          <table:table-cell table:style-name="Table27.A1" office:value-type="string">
            <text:p text:style-name="P122">85.86</text:p>
          </table:table-cell>
          <table:table-cell table:style-name="Table27.A1" office:value-type="string">
            <text:p text:style-name="P122"/>
          </table:table-cell>
          <table:table-cell table:style-name="Table27.A1" office:value-type="string">
            <text:p text:style-name="P122"/>
          </table:table-cell>
          <table:table-cell table:style-name="Table27.A1" office:value-type="string">
            <text:p text:style-name="P122">184.02</text:p>
          </table:table-cell>
          <table:table-cell table:style-name="Table27.A1" office:value-type="string">
            <text:p text:style-name="P122"/>
          </table:table-cell>
          <table:table-cell table:style-name="Table27.A1" office:value-type="string">
            <text:p text:style-name="P122"/>
          </table:table-cell>
        </table:table-row>
      </table:table>
      <text:p text:style-name="P578"/>
      <text:p text:style-name="P582"/>
      <text:h text:style-name="Heading_20_2" text:outline-level="2"><text:bookmark-start text:name="_Toc54029815"/><text:bookmark-start text:name="__RefHeading___Toc9126_4025634616"/>Simple GRUs on SemCor<text:bookmark-end text:name="_Toc54029815"/><text:bookmark-end text:name="__RefHeading___Toc9126_4025634616"/></text:h>
      <text:p text:style-name="P582"/>
      <text:h text:style-name="Heading_20_3" text:outline-level="3"><text:bookmark-start text:name="_Toc54029816"/><text:bookmark-start text:name="__RefHeading___Toc9128_4025634616"/>­Experiment: Simple GRUs on SemCor<text:bookmark-end text:name="_Toc54029816"/><text:bookmark-end text:name="__RefHeading___Toc9128_4025634616"/></text:h>
      <text:p text:style-name="P582"/>
      <text:p text:style-name="P582"/>
      <table:table table:name="Table28" table:style-name="Table28">
        <table:table-column table:style-name="Table28.A" table:number-columns-repeated="2"/>
        <table:table-column table:style-name="Table28.C"/>
        <table:table-row table:style-name="Table28.1">
          <table:table-cell table:style-name="Table28.A1" office:value-type="string">
            <text:p text:style-name="P15">Architecture</text:p>
          </table:table-cell>
          <table:table-cell table:style-name="Table28.A1" office:value-type="string">
            <text:p text:style-name="P15">Hyperparameters</text:p>
          </table:table-cell>
          <table:table-cell table:style-name="Table28.A1" office:value-type="string">
            <text:p text:style-name="P15">Senses’ method</text:p>
          </table:table-cell>
        </table:table-row>
        <table:table-row table:style-name="Table28.1">
          <table:table-cell table:style-name="Table28.A1" office:value-type="string">
            <text:p text:style-name="P11">For the globals: main GRU,</text:p>
            <text:p text:style-name="P11">1024&gt;1024&gt;512</text:p>
            <text:p text:style-name="P11">For the senses: senses’ GRU</text:p>
          </table:table-cell>
          <table:table-cell table:style-name="Table28.A1" office:value-type="string">
            <text:p text:style-name="P11">batch size=32</text:p>
            <text:p text:style-name="P11">sequence length = 35</text:p>
            <text:p text:style-name="P11">Learning rate= 5e-05</text:p>
          </table:table-cell>
          <table:table-cell table:style-name="Table28.A1" office:value-type="string">
            <text:p text:style-name="P11">Senses’ GRU, 1024&gt;1024&gt;512.</text:p>
            <text:p text:style-name="P11">Joint optimization of the globals and senses’ task</text:p>
          </table:table-cell>
        </table:table-row>
        <table:table-row table:style-name="Table28.1">
          <table:table-cell table:style-name="Table28.A1" office:value-type="string">
            <text:p text:style-name="P11"/>
          </table:table-cell>
          <table:table-cell table:style-name="Table28.A1" office:value-type="string">
            <text:p text:style-name="P11"/>
          </table:table-cell>
          <table:table-cell table:style-name="Table28.A1" office:value-type="string">
            <text:p text:style-name="P11"/>
          </table:table-cell>
        </table:table-row>
      </table:table>
      <text:p text:style-name="P582">Parameters=</text:p>
      <text:p text:style-name="P582"/>
      <table:table table:name="Table29" table:style-name="Table29">
        <table:table-column table:style-name="Table29.A"/>
        <table:table-column table:style-name="Table29.B"/>
        <table:table-column table:style-name="Table29.C" table:number-columns-repeated="2"/>
        <table:table-column table:style-name="Table29.B"/>
        <table:table-column table:style-name="Table29.F"/>
        <table:table-column table:style-name="Table29.G"/>
        <table:table-row table:style-name="Table29.1">
          <table:table-cell table:style-name="Table29.A1" office:value-type="string">
            <text:p text:style-name="P19">Epoch</text:p>
          </table:table-cell>
          <table:table-cell table:style-name="Table29.A1" table:number-columns-spanned="3" office:value-type="string">
            <text:p text:style-name="P77">Training PPL</text:p>
          </table:table-cell>
          <table:covered-table-cell/>
          <table:covered-table-cell/>
          <table:table-cell table:style-name="Table29.A1" table:number-columns-spanned="3" office:value-type="string">
            <text:p text:style-name="P77">Validation PPL</text:p>
          </table:table-cell>
          <table:covered-table-cell/>
          <table:covered-table-cell/>
        </table:table-row>
        <text:soft-page-break/>
        <table:table-row table:style-name="Table29.2">
          <table:table-cell table:style-name="Table29.A1" office:value-type="string">
            <text:p text:style-name="P232"/>
          </table:table-cell>
          <table:table-cell table:style-name="Table29.A1" office:value-type="string">
            <text:p text:style-name="P232">Globals</text:p>
          </table:table-cell>
          <table:table-cell table:style-name="Table29.A1" office:value-type="string">
            <text:p text:style-name="P232">Senses</text:p>
          </table:table-cell>
          <table:table-cell table:style-name="Table29.A1" office:value-type="string">
            <text:p text:style-name="P232">Multi-senses</text:p>
          </table:table-cell>
          <table:table-cell table:style-name="Table29.A1" office:value-type="string">
            <text:p text:style-name="P232">Globals</text:p>
          </table:table-cell>
          <table:table-cell table:style-name="Table29.A1" office:value-type="string">
            <text:p text:style-name="P232">Senses</text:p>
          </table:table-cell>
          <table:table-cell table:style-name="Table29.A1" office:value-type="string">
            <text:p text:style-name="P232">Multi-senses</text:p>
          </table:table-cell>
        </table:table-row>
        <table:table-row table:style-name="Table29.2">
          <table:table-cell table:style-name="Table29.A1" office:value-type="string">
            <text:p text:style-name="P232">1</text:p>
          </table:table-cell>
          <table:table-cell table:style-name="Table29.A1" office:value-type="string">
            <text:p text:style-name="P122">1036.38</text:p>
          </table:table-cell>
          <table:table-cell table:style-name="Table29.A1" office:value-type="string">
            <text:p text:style-name="P232">1161.71</text:p>
          </table:table-cell>
          <table:table-cell table:style-name="Table29.A1" office:value-type="string">
            <text:p text:style-name="P232">10898.96</text:p>
          </table:table-cell>
          <table:table-cell table:style-name="Table29.A1" office:value-type="string">
            <text:p text:style-name="P232">837.53</text:p>
          </table:table-cell>
          <table:table-cell table:style-name="Table29.A1" office:value-type="string">
            <text:p text:style-name="P232">839.3</text:p>
          </table:table-cell>
          <table:table-cell table:style-name="Table29.A1" office:value-type="string">
            <text:p text:style-name="P232">7729.86</text:p>
          </table:table-cell>
        </table:table-row>
        <table:table-row table:style-name="Table29.2">
          <table:table-cell table:style-name="Table29.A1" office:value-type="string">
            <text:p text:style-name="P232">2</text:p>
          </table:table-cell>
          <table:table-cell table:style-name="Table29.A1" office:value-type="string">
            <text:p text:style-name="P122">663.22</text:p>
          </table:table-cell>
          <table:table-cell table:style-name="Table29.A1" office:value-type="string">
            <text:p text:style-name="P232">731.52</text:p>
          </table:table-cell>
          <table:table-cell table:style-name="Table29.A1" office:value-type="string">
            <text:p text:style-name="P232">7838.79</text:p>
          </table:table-cell>
          <table:table-cell table:style-name="Table29.A1" office:value-type="string">
            <text:p text:style-name="P232">736.41</text:p>
          </table:table-cell>
          <table:table-cell table:style-name="Table29.A1" office:value-type="string">
            <text:p text:style-name="P204">829.05</text:p>
            <text:p text:style-name="P122"><text:span text:style-name="T64">'correct_all_s': 6077, </text:span>'top_k_all_s': 28260, 'tot_all_s': 80640, 'correct_multi_s': 0, 'top_k_multi_s': 1240, 'tot_multi_s': 25345</text:p>
          </table:table-cell>
          <table:table-cell table:style-name="Table29.A1" office:value-type="string">
            <text:p text:style-name="P232">7246.18</text:p>
          </table:table-cell>
        </table:table-row>
        <table:table-row table:style-name="Table29.2">
          <table:table-cell table:style-name="Table29.A1" office:value-type="string">
            <text:p text:style-name="P232">3</text:p>
          </table:table-cell>
          <table:table-cell table:style-name="Table29.A1" office:value-type="string">
            <text:p text:style-name="P122">531.43</text:p>
          </table:table-cell>
          <table:table-cell table:style-name="Table29.A1" office:value-type="string">
            <text:p text:style-name="P232">722.71</text:p>
          </table:table-cell>
          <table:table-cell table:style-name="Table29.A1" office:value-type="string">
            <text:p text:style-name="P232">7734.6</text:p>
          </table:table-cell>
          <table:table-cell table:style-name="Table29.A1" office:value-type="string">
            <text:p text:style-name="P232">598.84</text:p>
          </table:table-cell>
          <table:table-cell table:style-name="Table29.A1" office:value-type="string">
            <text:p text:style-name="P122">840.7</text:p>
            <text:p text:style-name="P122"><text:span text:style-name="T64">'correct_all_s': 6077,</text:span> <text:span text:style-name="T64">'top_k_all_s': 28536,</text:span> <text:span text:style-name="T64">'correct_multi_s': 0,</text:span> <text:span text:style-name="T64">'top_k_multi_s': 1476, '</text:span></text:p>
          </table:table-cell>
          <table:table-cell table:style-name="Table29.A1" office:value-type="string">
            <text:p text:style-name="P232">7285.65</text:p>
          </table:table-cell>
        </table:table-row>
        <table:table-row table:style-name="Table29.2">
          <table:table-cell table:style-name="Table29.A1" office:value-type="string">
            <text:p text:style-name="P232">4</text:p>
          </table:table-cell>
          <table:table-cell table:style-name="Table29.A1" office:value-type="string">
            <text:p text:style-name="P122">441.27</text:p>
          </table:table-cell>
          <table:table-cell table:style-name="Table29.A1" office:value-type="string">
            <text:p text:style-name="P232">719.87</text:p>
          </table:table-cell>
          <table:table-cell table:style-name="Table29.A1" office:value-type="string">
            <text:p text:style-name="P232">7691.66</text:p>
          </table:table-cell>
          <table:table-cell table:style-name="Table29.A1" office:value-type="string">
            <text:p text:style-name="P232">533.44</text:p>
          </table:table-cell>
          <table:table-cell table:style-name="Table29.A1" office:value-type="string">
            <text:p text:style-name="P232">850.83</text:p>
          </table:table-cell>
          <table:table-cell table:style-name="Table29.A1" office:value-type="string">
            <text:p text:style-name="P232">7429.72</text:p>
          </table:table-cell>
        </table:table-row>
        <table:table-row table:style-name="Table29.2">
          <table:table-cell table:style-name="Table29.A1" office:value-type="string">
            <text:p text:style-name="P232">17</text:p>
          </table:table-cell>
          <table:table-cell table:style-name="Table29.A1" office:value-type="string">
            <text:p text:style-name="P122">174.18</text:p>
          </table:table-cell>
          <table:table-cell table:style-name="Table29.A1" office:value-type="string">
            <text:p text:style-name="P232">721.82</text:p>
          </table:table-cell>
          <table:table-cell table:style-name="Table29.A1" office:value-type="string">
            <text:p text:style-name="P232">7750.68</text:p>
          </table:table-cell>
          <table:table-cell table:style-name="Table29.A1" office:value-type="string">
            <text:p text:style-name="P232">379.88</text:p>
          </table:table-cell>
          <table:table-cell table:style-name="Table29.A1" office:value-type="string">
            <text:p text:style-name="P232">957.01</text:p>
          </table:table-cell>
          <table:table-cell table:style-name="Table29.A1" office:value-type="string">
            <text:p text:style-name="P232">8140.39</text:p>
          </table:table-cell>
        </table:table-row>
        <table:table-row table:style-name="Table29.2">
          <table:table-cell table:style-name="Table29.A1" office:value-type="string">
            <text:p text:style-name="P232">18</text:p>
          </table:table-cell>
          <table:table-cell table:style-name="Table29.A1" office:value-type="string">
            <text:p text:style-name="P122">167.51</text:p>
          </table:table-cell>
          <table:table-cell table:style-name="Table29.A1" office:value-type="string">
            <text:p text:style-name="P232">720.9</text:p>
          </table:table-cell>
          <table:table-cell table:style-name="Table29.A1" office:value-type="string">
            <text:p text:style-name="P232">7727.42</text:p>
          </table:table-cell>
          <table:table-cell table:style-name="Table29.A1" office:value-type="string">
            <text:p text:style-name="P204">379.84</text:p>
            <text:p text:style-name="P122">'correct_g': 16145, 'top_k_g': 34978, 'tot_g': 80640</text:p>
          </table:table-cell>
          <table:table-cell table:style-name="Table29.A1" office:value-type="string">
            <text:p text:style-name="P232">963.94</text:p>
          </table:table-cell>
          <table:table-cell table:style-name="Table29.A1" office:value-type="string">
            <text:p text:style-name="P232">8226.89</text:p>
          </table:table-cell>
        </table:table-row>
        <table:table-row table:style-name="Table29.2">
          <table:table-cell table:style-name="Table29.A1" office:value-type="string">
            <text:p text:style-name="P232">19</text:p>
          </table:table-cell>
          <table:table-cell table:style-name="Table29.A1" office:value-type="string">
            <text:p text:style-name="P122">161.26</text:p>
          </table:table-cell>
          <table:table-cell table:style-name="Table29.A1" office:value-type="string">
            <text:p text:style-name="P232">718.35</text:p>
          </table:table-cell>
          <table:table-cell table:style-name="Table29.A1" office:value-type="string">
            <text:p text:style-name="P232">7672.82</text:p>
          </table:table-cell>
          <table:table-cell table:style-name="Table29.A1" office:value-type="string">
            <text:p text:style-name="P232">380.33</text:p>
          </table:table-cell>
          <table:table-cell table:style-name="Table29.A1" office:value-type="string">
            <text:p text:style-name="P232">955.34</text:p>
          </table:table-cell>
          <table:table-cell table:style-name="Table29.A1" office:value-type="string">
            <text:p text:style-name="P232">7989.96</text:p>
          </table:table-cell>
        </table:table-row>
      </table:table>
      <text:p text:style-name="P582"/>
      <text:p text:style-name="P582">The same GRU that achieves 184 Valid-PPL on WikiText-2 ends up having 379 Valid-PPL on SemCor. </text:p>
      <text:p text:style-name="P582">We recall that SemCor has only 650K training tokens.</text:p>
      <text:p text:style-name="P582">The next steps will be:</text:p>
      <text:list xml:id="list164201585479334" text:continue-list="list1932589746" text:style-name="WWNum45">
        <text:list-item>
          <text:p text:style-name="P1158">try this model with freezing. If we try to achieve the best possible Valid-PPL on the standard language modeling task alone, what do we get?</text:p>
        </text:list-item>
        <text:list-item>
          <text:p text:style-name="P1158">try the model that was pre-trained on WikiText-2, both with joint optimization and with freezing on SemCor. We should absolutely try to get a better performance on the globals, considering the fact that the next methods use Structured Prediction, like SelectK.</text:p>
        </text:list-item>
        <text:list-item>
          <text:p text:style-name="P1158">explore the inclusion of the input signal: global node state</text:p>
        </text:list-item>
      </text:list>
      <text:p text:style-name="P578"/>
      <text:p text:style-name="P582"/>
      <text:h text:style-name="Heading_20_3" text:outline-level="3"><text:bookmark-start text:name="_Toc54029817"/><text:bookmark-start text:name="__RefHeading___Toc9130_4025634616"/>Aside: The TTO conference<text:bookmark-end text:name="_Toc54029817"/><text:bookmark-end text:name="__RefHeading___Toc9130_4025634616"/></text:h>
      <text:p text:style-name="P582"/>
      <text:p text:style-name="P582">I) stance classification on opinions, for rumour verification</text:p>
      <text:p text:style-name="P582"><text:soft-page-break/>if a claim attracts a lot of scepticism, it is more likely to be false</text:p>
      <text:p text:style-name="P582">querying, supporting, commenting, denying tweets on a claim</text:p>
      <text:p text:style-name="P582">The RumourEval task was proposed to test the hypothesis regarding the synergy between stance and rumour veracity.</text:p>
      <text:p text:style-name="P582">Model: Variational Autoencoder + Multi-task set-up</text:p>
      <text:p text:style-name="P582"/>
      <text:p text:style-name="Standard"><text:span text:style-name="T8">Dungs et al., and later Lille et al., used a Hidden Markov Model to proceed (automatically labeled stance) </text:span><text:span text:style-name="T60"></text:span><text:span text:style-name="T8"> rumour veracity classification</text:span></text:p>
      <text:p text:style-name="P582">The ideal verification model should provide justifications/explanations for its predictions, and not exhibit significant biases.</text:p>
      <text:p text:style-name="P582"/>
      <text:p text:style-name="P582">Problem: tweets can have a stance towards the previous tweet (“you idiot!” etc.) or also towards the rumour.</text:p>
      <text:p text:style-name="P582">What is the input signal we are looking for? The number of people refuting, the number of supporters, the style of refuting?</text:p>
      <text:p text:style-name="P582">The signal would include the sequence component, i.e. the history of people mass-commenting on it.</text:p>
      <text:p text:style-name="P582">Although information bubbles would bring scores of supporters even for absurd claims. Big data, i.e. mass numbers of comments could contain this problem.</text:p>
      <text:p text:style-name="P582"/>
      <text:p text:style-name="P582">II) Hypothesis: propaganda is subjective, emotional, unfactual.</text:p>
      <text:p text:style-name="P582">Goal: to build a propaganda detector</text:p>
      <text:p text:style-name="P582">Datasets: speeches (in decreasing order of propaganda: Goebbels, Trump, Churchill, Obama, news)</text:p>
      <text:p text:style-name="P582">Methods: Logistic regression, SVM</text:p>
      <text:p text:style-name="P582">Features: word counts, word level TF-IDF, etc.</text:p>
      <text:p text:style-name="P582">Alternatively, a Bi-LSTM for training ad prediction, utilizing pre-training word embeddings, etc.</text:p>
      <text:p text:style-name="P582">Sentence level detection is harder than article level.</text:p>
      <text:p text:style-name="P582">Simply combining the datasets is not effective to improve cross-domain performance.</text:p>
      <text:p text:style-name="P582">Linguistic analysis: most distinctive words, like “advantage, new, political, shocking, impossible, lies, devastating, autonomous, ridiculous”.</text:p>
      <text:p text:style-name="P582"/>
      <text:p text:style-name="P582"/>
      <text:p text:style-name="P582"/>
      <text:p text:style-name="P582"/>
      <text:p text:style-name="P582"/>
      <text:h text:style-name="P565" text:outline-level="1"><text:bookmark-start text:name="_Toc54029818"/><text:bookmark-start text:name="__RefHeading___Toc9132_4025634616"/>2: Variants of Simple GRUs<text:bookmark-end text:name="_Toc54029818"/><text:bookmark-end text:name="__RefHeading___Toc9132_4025634616"/></text:h>
      <text:p text:style-name="P582"/>
      <text:h text:style-name="Heading_20_2" text:outline-level="2"><text:bookmark-start text:name="_Toc54029819"/><text:bookmark-start text:name="__RefHeading___Toc9134_4025634616"/>With freezing<text:bookmark-end text:name="_Toc54029819"/><text:bookmark-end text:name="__RefHeading___Toc9134_4025634616"/></text:h>
      <text:p text:style-name="P582"/>
      <text:h text:style-name="Heading_20_3" text:outline-level="3"><text:bookmark-start text:name="_Toc54029820"/><text:bookmark-start text:name="__RefHeading___Toc9136_4025634616"/>Mini-experiment with freezing, on SemCor<text:bookmark-end text:name="_Toc54029820"/><text:bookmark-end text:name="__RefHeading___Toc9136_4025634616"/></text:h>
      <text:p text:style-name="P582"/>
      <text:p text:style-name="P583">Overfitting on a training fragment</text:p>
      <text:p text:style-name="P582"/>
      <text:p text:style-name="P582">Globals first, then senses (freezing mechanism). Batch size=2, seq_len=8, lr=0.0001</text:p>
      <text:p text:style-name="P582"/>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19">Epoch</text:p>
          </table:table-cell>
          <table:table-cell table:style-name="Table30.A1" table:number-columns-spanned="3" office:value-type="string">
            <text:p text:style-name="P77">Training PPL</text:p>
          </table:table-cell>
          <table:covered-table-cell/>
          <table:covered-table-cell/>
        </table:table-row>
        <table:table-row table:style-name="Table30.2">
          <table:table-cell table:style-name="Table30.A1" office:value-type="string">
            <text:p text:style-name="P232"/>
          </table:table-cell>
          <table:table-cell table:style-name="Table30.A1" office:value-type="string">
            <text:p text:style-name="P232">Globals</text:p>
          </table:table-cell>
          <table:table-cell table:style-name="Table30.A1" office:value-type="string">
            <text:p text:style-name="P232">Senses</text:p>
          </table:table-cell>
          <table:table-cell table:style-name="Table30.A1" office:value-type="string">
            <text:p text:style-name="P232">Multi-senses</text:p>
          </table:table-cell>
        </table:table-row>
        <table:table-row table:style-name="Table30.2">
          <table:table-cell table:style-name="Table30.A1" office:value-type="string">
            <text:p text:style-name="P232">1</text:p>
          </table:table-cell>
          <table:table-cell table:style-name="Table30.A1" office:value-type="string">
            <text:p text:style-name="P122">24045.81</text:p>
          </table:table-cell>
          <table:table-cell table:style-name="Table30.A1" office:value-type="string">
            <text:p text:style-name="P232">-</text:p>
          </table:table-cell>
          <table:table-cell table:style-name="Table30.A1" office:value-type="string">
            <text:p text:style-name="P232">-</text:p>
          </table:table-cell>
        </table:table-row>
        <table:table-row table:style-name="Table30.2">
          <table:table-cell table:style-name="Table30.A1" office:value-type="string">
            <text:p text:style-name="P232">2</text:p>
          </table:table-cell>
          <table:table-cell table:style-name="Table30.A1" office:value-type="string">
            <text:p text:style-name="P232">19716.24</text:p>
          </table:table-cell>
          <table:table-cell table:style-name="Table30.A1" office:value-type="string">
            <text:p text:style-name="P232"/>
          </table:table-cell>
          <table:table-cell table:style-name="Table30.A1" office:value-type="string">
            <text:p text:style-name="P232"/>
          </table:table-cell>
        </table:table-row>
        <table:table-row table:style-name="Table30.2">
          <table:table-cell table:style-name="Table30.A1" office:value-type="string">
            <text:p text:style-name="P232">10</text:p>
          </table:table-cell>
          <table:table-cell table:style-name="Table30.A1" office:value-type="string">
            <text:p text:style-name="P232">51.83</text:p>
          </table:table-cell>
          <table:table-cell table:style-name="Table30.A1" office:value-type="string">
            <text:p text:style-name="P232"/>
          </table:table-cell>
          <table:table-cell table:style-name="Table30.A1" office:value-type="string">
            <text:p text:style-name="P232"/>
          </table:table-cell>
        </table:table-row>
        <table:table-row table:style-name="Table30.2">
          <table:table-cell table:style-name="Table30.A1" office:value-type="string">
            <text:p text:style-name="P232">100</text:p>
          </table:table-cell>
          <table:table-cell table:style-name="Table30.A1" office:value-type="string">
            <text:p text:style-name="P232">31.96</text:p>
          </table:table-cell>
          <table:table-cell table:style-name="Table30.A1" office:value-type="string">
            <text:p text:style-name="P232"/>
          </table:table-cell>
          <table:table-cell table:style-name="Table30.A1" office:value-type="string">
            <text:p text:style-name="P232"/>
          </table:table-cell>
        </table:table-row>
        <table:table-row table:style-name="Table30.2">
          <table:table-cell table:style-name="Table30.A1" office:value-type="string">
            <text:p text:style-name="P232">200</text:p>
          </table:table-cell>
          <table:table-cell table:style-name="Table30.A1" office:value-type="string">
            <text:p text:style-name="P122">31.72</text:p>
          </table:table-cell>
          <table:table-cell table:style-name="Table30.A1" office:value-type="string">
            <text:p text:style-name="P122"/>
          </table:table-cell>
          <table:table-cell table:style-name="Table30.A1" office:value-type="string">
            <text:p text:style-name="P122"/>
          </table:table-cell>
        </table:table-row>
        <table:table-row table:style-name="Table30.2">
          <table:table-cell table:style-name="Table30.A1" office:value-type="string">
            <text:p text:style-name="P232">300</text:p>
          </table:table-cell>
          <table:table-cell table:style-name="Table30.A1" office:value-type="string">
            <text:p text:style-name="P232">12.63</text:p>
          </table:table-cell>
          <table:table-cell table:style-name="Table30.A1" office:value-type="string">
            <text:p text:style-name="P122"/>
          </table:table-cell>
          <table:table-cell table:style-name="Table30.A1" office:value-type="string">
            <text:p text:style-name="P122"/>
          </table:table-cell>
        </table:table-row>
        <table:table-row table:style-name="Table30.2">
          <table:table-cell table:style-name="Table30.A1" office:value-type="string">
            <text:p text:style-name="P232">399</text:p>
          </table:table-cell>
          <table:table-cell table:style-name="Table30.A1" office:value-type="string">
            <text:p text:style-name="P232">1.2</text:p>
          </table:table-cell>
          <table:table-cell table:style-name="Table30.A1" office:value-type="string">
            <text:p text:style-name="P122">-</text:p>
          </table:table-cell>
          <table:table-cell table:style-name="Table30.A1" office:value-type="string">
            <text:p text:style-name="P122">-</text:p>
          </table:table-cell>
        </table:table-row>
        <table:table-row table:style-name="Table30.2">
          <table:table-cell table:style-name="Table30.A1" office:value-type="string">
            <text:p text:style-name="P232">400</text:p>
          </table:table-cell>
          <table:table-cell table:style-name="Table30.A1" office:value-type="string">
            <text:p text:style-name="P122">1.2</text:p>
          </table:table-cell>
          <table:table-cell table:style-name="Table30.A1" office:value-type="string">
            <text:p text:style-name="P122">39728.94</text:p>
          </table:table-cell>
          <table:table-cell table:style-name="Table30.A1" office:value-type="string">
            <text:p text:style-name="P122">40994.33</text:p>
          </table:table-cell>
        </table:table-row>
        <table:table-row table:style-name="Table30.2">
          <table:table-cell table:style-name="Table30.A1" office:value-type="string">
            <text:p text:style-name="P232">401</text:p>
          </table:table-cell>
          <table:table-cell table:style-name="Table30.A1" office:value-type="string">
            <text:p text:style-name="P122">1.2</text:p>
          </table:table-cell>
          <table:table-cell table:style-name="Table30.A1" office:value-type="string">
            <text:p text:style-name="P122">34389.99</text:p>
          </table:table-cell>
          <table:table-cell table:style-name="Table30.A1" office:value-type="string">
            <text:p text:style-name="P122">37223.62</text:p>
          </table:table-cell>
        </table:table-row>
        <table:table-row table:style-name="Table30.2">
          <table:table-cell table:style-name="Table30.A1" office:value-type="string">
            <text:p text:style-name="P232">450</text:p>
          </table:table-cell>
          <table:table-cell table:style-name="Table30.A1" office:value-type="string">
            <text:p text:style-name="P122">1.2</text:p>
          </table:table-cell>
          <table:table-cell table:style-name="Table30.A1" office:value-type="string">
            <text:p text:style-name="P122">34.84</text:p>
          </table:table-cell>
          <table:table-cell table:style-name="Table30.A1" office:value-type="string">
            <text:p text:style-name="P122">53.13</text:p>
          </table:table-cell>
        </table:table-row>
        <table:table-row table:style-name="Table30.2">
          <table:table-cell table:style-name="Table30.A1" office:value-type="string">
            <text:p text:style-name="P232">500</text:p>
          </table:table-cell>
          <table:table-cell table:style-name="Table30.A1" office:value-type="string">
            <text:p text:style-name="P122">1.2</text:p>
          </table:table-cell>
          <table:table-cell table:style-name="Table30.A1" office:value-type="string">
            <text:p text:style-name="P122">1.26</text:p>
          </table:table-cell>
          <table:table-cell table:style-name="Table30.A1" office:value-type="string">
            <text:p text:style-name="P122">1.32</text:p>
          </table:table-cell>
        </table:table-row>
        <table:table-row table:style-name="Table30.2">
          <table:table-cell table:style-name="Table30.A1" office:value-type="string">
            <text:p text:style-name="P232">600</text:p>
          </table:table-cell>
          <table:table-cell table:style-name="Table30.A1" office:value-type="string">
            <text:p text:style-name="P122">1.2</text:p>
          </table:table-cell>
          <table:table-cell table:style-name="Table30.A1" office:value-type="string">
            <text:p text:style-name="P122">1.05</text:p>
            <text:p text:style-name="P122">'correct_all_s': 59, 'top_k_all_s': 60, 'tot_all_s': 60</text:p>
          </table:table-cell>
          <table:table-cell table:style-name="Table30.A1" office:value-type="string">
            <text:p text:style-name="P122">1.07</text:p>
            <text:p text:style-name="P122">'correct_multi_s': 18, 'top_k_multi_s': 19, 'tot_multi_s': 19</text:p>
          </table:table-cell>
        </table:table-row>
      </table:table>
      <text:p text:style-name="P582"/>
      <text:p text:style-name="P582">There is 1 sense we can not get. What is it?</text:p>
      <text:p text:style-name="P582"/>
      <text:p text:style-name="P582">Still correct:</text:p>
      <text:p text:style-name="P582">INFO : Label: the next sense is: that.dummySense.01(from 35499)</text:p>
      <text:p text:style-name="P582">INFO : The top- 10 predicted senses are:</text:p>
      <text:p text:style-name="P582">INFO : Sense: that.dummySense.01 ; p = 48.84%</text:p>
      <text:p text:style-name="P582">INFO : Sense: no.a.01 ; p = 48.21%</text:p>
      <text:p text:style-name="P582"/>
      <text:p text:style-name="P582">I don’t see an error… even if I am not registering 1 correct prediction in the statistics, it is not a high priority to fix.</text:p>
      <text:p text:style-name="P582"/>
      <text:h text:style-name="Heading_20_3" text:outline-level="3"><text:bookmark-start text:name="_Toc54029821"/><text:bookmark-start text:name="__RefHeading___Toc9138_4025634616"/>Experiment: Simple GRUs with freezing on SemCor<text:bookmark-end text:name="_Toc54029821"/><text:bookmark-end text:name="__RefHeading___Toc9138_4025634616"/></text:h>
      <text:p text:style-name="P582"/>
      <table:table table:name="Table31" table:style-name="Table31">
        <table:table-column table:style-name="Table31.A" table:number-columns-repeated="2"/>
        <table:table-column table:style-name="Table31.C"/>
        <table:table-row table:style-name="Table31.1">
          <table:table-cell table:style-name="Table31.A1" office:value-type="string">
            <text:p text:style-name="P15">Architecture</text:p>
          </table:table-cell>
          <table:table-cell table:style-name="Table31.A1" office:value-type="string">
            <text:p text:style-name="P15">Hyperparameters</text:p>
          </table:table-cell>
          <table:table-cell table:style-name="Table31.A1" office:value-type="string">
            <text:p text:style-name="P15">Senses’ method</text:p>
          </table:table-cell>
        </table:table-row>
        <table:table-row table:style-name="Table31.1">
          <table:table-cell table:style-name="Table31.A1" office:value-type="string">
            <text:p text:style-name="P11">For the globals: main GRU,</text:p>
            <text:p text:style-name="P11">1024&gt;1024&gt;512</text:p>
            <text:p text:style-name="P11">For the senses: senses’ GRU w/ freezing mechanism</text:p>
          </table:table-cell>
          <table:table-cell table:style-name="Table31.A1" office:value-type="string">
            <text:p text:style-name="P11">batch size=32</text:p>
            <text:p text:style-name="P11">sequence length = 35</text:p>
            <text:p text:style-name="P11">Learning rate= 5e-05</text:p>
          </table:table-cell>
          <table:table-cell table:style-name="Table31.A1" office:value-type="string">
            <text:p text:style-name="P11">Senses’ GRU, 1024&gt;1024&gt;512. + freezing, we first optimize the standard LM on globals and <text:soft-page-break/>then the senses</text:p>
          </table:table-cell>
        </table:table-row>
        <table:table-row table:style-name="Table31.1">
          <table:table-cell table:style-name="Table31.A1" office:value-type="string">
            <text:p text:style-name="P11"/>
          </table:table-cell>
          <table:table-cell table:style-name="Table31.A1" office:value-type="string">
            <text:p text:style-name="P11"/>
          </table:table-cell>
          <table:table-cell table:style-name="Table31.A1" office:value-type="string">
            <text:p text:style-name="P11"/>
          </table:table-cell>
        </table:table-row>
      </table:table>
      <text:p text:style-name="P582"/>
      <text:p text:style-name="P582"/>
      <table:table table:name="Table32" table:style-name="Table32">
        <table:table-column table:style-name="Table32.A"/>
        <table:table-column table:style-name="Table32.B"/>
        <table:table-column table:style-name="Table32.C" table:number-columns-repeated="2"/>
        <table:table-column table:style-name="Table32.E"/>
        <table:table-column table:style-name="Table32.F"/>
        <table:table-column table:style-name="Table32.E"/>
        <table:table-row table:style-name="Table32.1">
          <table:table-cell table:style-name="Table32.A1" office:value-type="string">
            <text:p text:style-name="P19">Epoch</text:p>
          </table:table-cell>
          <table:table-cell table:style-name="Table32.A1" table:number-columns-spanned="3" office:value-type="string">
            <text:p text:style-name="P77">Training PPL</text:p>
          </table:table-cell>
          <table:covered-table-cell/>
          <table:covered-table-cell/>
          <table:table-cell table:style-name="Table32.A1" table:number-columns-spanned="3" office:value-type="string">
            <text:p text:style-name="P77">Validation PPL</text:p>
          </table:table-cell>
          <table:covered-table-cell/>
          <table:covered-table-cell/>
        </table:table-row>
        <table:table-row table:style-name="Table32.2">
          <table:table-cell table:style-name="Table32.A1" office:value-type="string">
            <text:p text:style-name="P232"/>
          </table:table-cell>
          <table:table-cell table:style-name="Table32.A1" office:value-type="string">
            <text:p text:style-name="P232">Globals</text:p>
          </table:table-cell>
          <table:table-cell table:style-name="Table32.A1" office:value-type="string">
            <text:p text:style-name="P232">Senses</text:p>
          </table:table-cell>
          <table:table-cell table:style-name="Table32.A1" office:value-type="string">
            <text:p text:style-name="P232">Multi-senses</text:p>
          </table:table-cell>
          <table:table-cell table:style-name="Table32.A1" office:value-type="string">
            <text:p text:style-name="P232">Globals</text:p>
          </table:table-cell>
          <table:table-cell table:style-name="Table32.A1" office:value-type="string">
            <text:p text:style-name="P232">Senses</text:p>
          </table:table-cell>
          <table:table-cell table:style-name="Table32.A1" office:value-type="string">
            <text:p text:style-name="P232">Multi-senses</text:p>
          </table:table-cell>
        </table:table-row>
        <table:table-row table:style-name="Table32.2">
          <table:table-cell table:style-name="Table32.A1" office:value-type="string">
            <text:p text:style-name="P232">1</text:p>
          </table:table-cell>
          <table:table-cell table:style-name="Table32.A1" office:value-type="string">
            <text:p text:style-name="P122">1036.38</text:p>
          </table:table-cell>
          <table:table-cell table:style-name="Table32.A1" office:value-type="string">
            <text:p text:style-name="P232">-</text:p>
          </table:table-cell>
          <table:table-cell table:style-name="Table32.A1" office:value-type="string">
            <text:p text:style-name="P232">-</text:p>
          </table:table-cell>
          <table:table-cell table:style-name="Table32.A1" office:value-type="string">
            <text:p text:style-name="P232">837.55(837.53)</text:p>
          </table:table-cell>
          <table:table-cell table:style-name="Table32.A1" office:value-type="string">
            <text:p text:style-name="P232">-</text:p>
          </table:table-cell>
          <table:table-cell table:style-name="Table32.A1" office:value-type="string">
            <text:p text:style-name="P232">-</text:p>
          </table:table-cell>
        </table:table-row>
        <table:table-row table:style-name="Table32.2">
          <table:table-cell table:style-name="Table32.A1" office:value-type="string">
            <text:p text:style-name="P232">2</text:p>
          </table:table-cell>
          <table:table-cell table:style-name="Table32.A1" office:value-type="string">
            <text:p text:style-name="P122">663.33</text:p>
          </table:table-cell>
          <table:table-cell table:style-name="Table32.A1" office:value-type="string">
            <text:p text:style-name="P232">-</text:p>
          </table:table-cell>
          <table:table-cell table:style-name="Table32.A1" office:value-type="string">
            <text:p text:style-name="P232">-</text:p>
          </table:table-cell>
          <table:table-cell table:style-name="Table32.A1" office:value-type="string">
            <text:p text:style-name="P232">736.26(736.41)</text:p>
          </table:table-cell>
          <table:table-cell table:style-name="Table32.A1" office:value-type="string">
            <text:p text:style-name="P204">-</text:p>
          </table:table-cell>
          <table:table-cell table:style-name="Table32.A1" office:value-type="string">
            <text:p text:style-name="P232">-</text:p>
          </table:table-cell>
        </table:table-row>
        <table:table-row table:style-name="Table32.2">
          <table:table-cell table:style-name="Table32.A1" office:value-type="string">
            <text:p text:style-name="P232">17</text:p>
          </table:table-cell>
          <table:table-cell table:style-name="Table32.A1" office:value-type="string">
            <text:p text:style-name="P122">174.43 (174.18)</text:p>
          </table:table-cell>
          <table:table-cell table:style-name="Table32.A1" office:value-type="string">
            <text:p text:style-name="P232"/>
          </table:table-cell>
          <table:table-cell table:style-name="Table32.A1" office:value-type="string">
            <text:p text:style-name="P232"/>
          </table:table-cell>
          <table:table-cell table:style-name="Table32.A1" office:value-type="string">
            <text:p text:style-name="P232"><text:span text:style-name="T64">380.22<text:line-break/>(</text:span>379.88)</text:p>
          </table:table-cell>
          <table:table-cell table:style-name="Table32.A1" office:value-type="string">
            <text:p text:style-name="P232"/>
          </table:table-cell>
          <table:table-cell table:style-name="Table32.A1" office:value-type="string">
            <text:p text:style-name="P232"/>
          </table:table-cell>
        </table:table-row>
        <table:table-row table:style-name="Table32.2">
          <table:table-cell table:style-name="Table32.A1" office:value-type="string">
            <text:p text:style-name="P232">18</text:p>
          </table:table-cell>
          <table:table-cell table:style-name="Table32.A1" office:value-type="string">
            <text:p text:style-name="P122">167.76</text:p>
          </table:table-cell>
          <table:table-cell table:style-name="Table32.A1" office:value-type="string">
            <text:p text:style-name="P232"/>
          </table:table-cell>
          <table:table-cell table:style-name="Table32.A1" office:value-type="string">
            <text:p text:style-name="P232"/>
          </table:table-cell>
          <table:table-cell table:style-name="Table32.A1" office:value-type="string">
            <text:p text:style-name="P122">380.36</text:p>
          </table:table-cell>
          <table:table-cell table:style-name="Table32.A1" office:value-type="string">
            <text:p text:style-name="P232"/>
          </table:table-cell>
          <table:table-cell table:style-name="Table32.A1" office:value-type="string">
            <text:p text:style-name="P232"/>
          </table:table-cell>
        </table:table-row>
        <table:table-row table:style-name="Table32.2">
          <table:table-cell table:style-name="Table32.A1" office:value-type="string">
            <text:p text:style-name="P232">19</text:p>
          </table:table-cell>
          <table:table-cell table:style-name="Table32.A1" office:value-type="string">
            <text:p text:style-name="P122">169.76</text:p>
          </table:table-cell>
          <table:table-cell table:style-name="Table32.A1" office:value-type="string">
            <text:p text:style-name="P232">1161.16 (1161.71)</text:p>
          </table:table-cell>
          <table:table-cell table:style-name="Table32.A1" office:value-type="string">
            <text:p text:style-name="P232">10900.29</text:p>
          </table:table-cell>
          <table:table-cell table:style-name="Table32.A1" office:value-type="string">
            <text:p text:style-name="P232">380.36</text:p>
          </table:table-cell>
          <table:table-cell table:style-name="Table32.A1" office:value-type="string">
            <text:p text:style-name="P232">839.73<text:line-break/>(839.3)</text:p>
          </table:table-cell>
          <table:table-cell table:style-name="Table32.A1" office:value-type="string">
            <text:p text:style-name="P232">7756.11</text:p>
          </table:table-cell>
        </table:table-row>
        <table:table-row table:style-name="Table32.2">
          <table:table-cell table:style-name="Table32.A1" office:value-type="string">
            <text:p text:style-name="P232">20</text:p>
          </table:table-cell>
          <table:table-cell table:style-name="Table32.A1" office:value-type="string">
            <text:p text:style-name="P122">169.76</text:p>
          </table:table-cell>
          <table:table-cell table:style-name="Table32.A1" office:value-type="string">
            <text:p text:style-name="P232">731.74</text:p>
          </table:table-cell>
          <table:table-cell table:style-name="Table32.A1" office:value-type="string">
            <text:p text:style-name="P232">7845.53</text:p>
          </table:table-cell>
          <table:table-cell table:style-name="Table32.A1" office:value-type="string">
            <text:p text:style-name="P232">380.36</text:p>
          </table:table-cell>
          <table:table-cell table:style-name="Table32.A1" office:value-type="string">
            <text:p text:style-name="P232"><text:span text:style-name="T63">829.98</text:span><text:line-break/><text:span text:style-name="T68">(</text:span><text:span text:style-name="T4">829.05</text:span><text:span text:style-name="T68">)</text:span></text:p>
          </table:table-cell>
          <table:table-cell table:style-name="Table32.A1" office:value-type="string">
            <text:p text:style-name="P232">7268.06</text:p>
          </table:table-cell>
        </table:table-row>
        <table:table-row table:style-name="Table32.2">
          <table:table-cell table:style-name="Table32.A1" office:value-type="string">
            <text:p text:style-name="P232">21</text:p>
          </table:table-cell>
          <table:table-cell table:style-name="Table32.A1" office:value-type="string">
            <text:p text:style-name="P122">“</text:p>
          </table:table-cell>
          <table:table-cell table:style-name="Table32.A1" office:value-type="string">
            <text:p text:style-name="P232">722.64</text:p>
          </table:table-cell>
          <table:table-cell table:style-name="Table32.A1" office:value-type="string">
            <text:p text:style-name="P232"><text:s/>7721.48</text:p>
          </table:table-cell>
          <table:table-cell table:style-name="Table32.A1" office:value-type="string">
            <text:p text:style-name="P232">”</text:p>
          </table:table-cell>
          <table:table-cell table:style-name="Table32.A1" office:value-type="string">
            <text:p text:style-name="P232">840.38</text:p>
          </table:table-cell>
          <table:table-cell table:style-name="Table32.A1" office:value-type="string">
            <text:p text:style-name="P232">7316.56</text:p>
          </table:table-cell>
        </table:table-row>
        <table:table-row table:style-name="Table32.2">
          <table:table-cell table:style-name="Table32.A1" office:value-type="string">
            <text:p text:style-name="P232">22</text:p>
          </table:table-cell>
          <table:table-cell table:style-name="Table32.A1" office:value-type="string">
            <text:p text:style-name="P122">“</text:p>
          </table:table-cell>
          <table:table-cell table:style-name="Table32.A1" office:value-type="string">
            <text:p text:style-name="P232">721.39</text:p>
          </table:table-cell>
          <table:table-cell table:style-name="Table32.A1" office:value-type="string">
            <text:p text:style-name="P232">7724.56</text:p>
          </table:table-cell>
          <table:table-cell table:style-name="Table32.A1" office:value-type="string">
            <text:p text:style-name="P232">”</text:p>
          </table:table-cell>
          <table:table-cell table:style-name="Table32.A1" office:value-type="string">
            <text:p text:style-name="P232">853.72</text:p>
          </table:table-cell>
          <table:table-cell table:style-name="Table32.A1" office:value-type="string">
            <text:p text:style-name="P232">7303.56</text:p>
          </table:table-cell>
        </table:table-row>
      </table:table>
      <text:p text:style-name="P582"/>
      <text:p text:style-name="Standard"><text:span text:style-name="T8">note: it would seem that the PPL of the 1</text:span><text:span text:style-name="T78">st</text:span><text:span text:style-name="T8"> part is nearly identical to the joint optimization experiment.</text:span></text:p>
      <text:p text:style-name="P582">Does that mean that the FastText embeddings are not modifiable? It would be better if they were.</text:p>
      <text:p text:style-name="P582">They are already modifiable, INFO : ('module.E', torch.Size([24689, 300]), torch.float32, True).</text:p>
      <text:p text:style-name="Standard"><text:span text:style-name="T8">Let us see the epochs after the 2</text:span><text:span text:style-name="T78">nd</text:span><text:span text:style-name="T8">…</text:span></text:p>
      <text:p text:style-name="P582">Best Valid-PPL on globals=380.22</text:p>
      <text:p text:style-name="P582"/>
      <text:p text:style-name="P582"/>
      <text:p text:style-name="P582"/>
      <text:h text:style-name="Heading_20_1" text:outline-level="1"><text:bookmark-start text:name="_Toc54029822"/><text:bookmark-start text:name="__RefHeading___Toc9140_4025634616"/>2a: Loading pre-trained WT-2 model<text:bookmark-end text:name="_Toc54029822"/><text:bookmark-end text:name="__RefHeading___Toc9140_4025634616"/></text:h>
      <text:p text:style-name="P582"/>
      <text:p text:style-name="P582">To try to achieve better performance than 379 Valid-PPL on the globals’ task, we load the model already trained on WikiText-2 (with 184 Valid-PPL).</text:p>
      <text:p text:style-name="P582"/>
      <text:p text:style-name="P628"><text:span text:style-name="T43">def </text:span><text:span text:style-name="T14">load_model_from_file():<text:line-break/> <text:s text:c="3"/>saved_model_path = os.path.join(F.FOLDER_NN, F.SAVED_MODEL_NAME)<text:line-break/> <text:s text:c="3"/>model = torch.load(saved_model_path).module<text:line-break/> <text:s text:c="3"/>logging.info(</text:span><text:span text:style-name="T29">"Loading the model found at: " </text:span><text:span text:style-name="T14">+ </text:span><text:span text:style-name="T44">str</text:span><text:span text:style-name="T14">(saved_model_path))<text:line-break/> <text:s text:c="3"/></text:span><text:span text:style-name="T43">return </text:span><text:span text:style-name="T14">model</text:span></text:p>
      <text:p text:style-name="P582"/>
      <text:p text:style-name="P582"/>
      <text:p text:style-name="P582"/>
      <text:h text:style-name="Heading_20_2" text:outline-level="2"><text:bookmark-start text:name="_Toc54029823"/><text:bookmark-start text:name="__RefHeading___Toc9142_4025634616"/>Pretrained Simple GRUs on SemCor: necessary modifications<text:bookmark-end text:name="_Toc54029823"/><text:bookmark-end text:name="__RefHeading___Toc9142_4025634616"/></text:h>
      <text:p text:style-name="P582"/>
      <text:p text:style-name="P582">We can immediately spot a problem:</text:p>
      <text:p text:style-name="P582">a model trained on a dataset with a different vocabulary has a different probability distribution, that is given by the softmax over the vocabulary.</text:p>
      <text:p text:style-name="P582"><text:soft-page-break/></text:p>
      <text:p text:style-name="P634">INFO : Model:</text:p>
      <text:p text:style-name="P634">INFO : DataParallel(</text:p>
      <text:p text:style-name="P634"><text:s text:c="2"/>(module): RNN(</text:p>
      <text:p text:style-name="P634"><text:s text:c="4"/>(main_rnn_ls): ModuleList(</text:p>
      <text:p text:style-name="P634"><text:s text:c="6"/>(0): GRU(300, 1024)</text:p>
      <text:p text:style-name="P634"><text:s text:c="6"/>(1): GRU(1024, 1024)</text:p>
      <text:p text:style-name="P634"><text:s text:c="6"/>(2): GRU(1024, 512))</text:p>
      <text:p text:style-name="P634"><text:s text:c="4"/>(senses_rnn_ls): ModuleList(</text:p>
      <text:p text:style-name="P634"><text:s text:c="6"/>(0): GRU(300, 1024)</text:p>
      <text:p text:style-name="P634"><text:s text:c="6"/>(1): GRU(1024, 1024)</text:p>
      <text:p text:style-name="P634"><text:s text:c="6"/>(2): GRU(1024, 512)</text:p>
      <text:p text:style-name="Standard"><text:span text:style-name="T79"><text:s text:c="4"/></text:span><text:span text:style-name="T80">)</text:span></text:p>
      <text:p text:style-name="Standard"><text:span text:style-name="T80"><text:s text:c="4"/>(linear2global): Linear(in_features=512, out_features=</text:span><text:span text:style-name="T81">34377</text:span><text:span text:style-name="T80">, bias=True)</text:span></text:p>
      <text:p text:style-name="Standard"><text:span text:style-name="T80"><text:s text:c="4"/>(linear2senses): Linear(in_features=512, out_features=</text:span><text:span text:style-name="T81">47936</text:span><text:span text:style-name="T80">, bias=True)))</text:span></text:p>
      <text:p text:style-name="P582"/>
      <text:p text:style-name="Standard"><text:span text:style-name="T8">Potential </text:span><text:span text:style-name="T9">problem n.2: the matrix containing the FastText embeddings</text:span><text:span text:style-name="T8"> is based on WikiText-2’s vocabulary, not SemCor.</text:span></text:p>
      <text:p text:style-name="P582"/>
      <text:p text:style-name="P582">INFO : Parameters:</text:p>
      <text:p text:style-name="P582">INFO : ('module.E', torch.Size([34377, 300]), torch.float32, True)</text:p>
      <text:p text:style-name="P582">…</text:p>
      <text:p text:style-name="P582">('module.main_rnn_ls.0.weight_ih_l0', torch.Size([3072, 300]), torch.float32, True)</text:p>
      <text:p text:style-name="P582">…</text:p>
      <text:p text:style-name="P582">('module.linear2senses.bias', torch.Size([47936]), torch.float32, True)</text:p>
      <text:p text:style-name="P582"/>
      <text:p text:style-name="Standard"><text:span text:style-name="T8">However, I am not keeping a weights matrix at the start, I am selecting the globals in the current batch and index_selecting their embeddings, that I pass on to the 1</text:span><text:span text:style-name="T78">st</text:span><text:span text:style-name="T8"> layer of the GRU.</text:span></text:p>
      <text:p text:style-name="P582">Therefore, I should be able to replace matrix E(WT-2) with E(SemCor) without issues.</text:p>
      <text:p text:style-name="P582">Replacing it is necessary because the vocabulary of the 2 text corpuses is not identical.</text:p>
      <text:p text:style-name="P582"/>
      <text:p text:style-name="Standard"><text:span text:style-name="T8">Back on </text:span><text:span text:style-name="T9">problem n.1</text:span><text:span text:style-name="T8">:</text:span></text:p>
      <text:p text:style-name="P635">('module.linear2global.weight', torch.Size([34377, 512]), torch.float32, True)</text:p>
      <text:p text:style-name="P635">('module.linear2global.bias', torch.Size([34377]), torch.float32, True)</text:p>
      <text:p text:style-name="P635">('module.linear2senses.weight', torch.Size([47936, 512]), torch.float32, True)</text:p>
      <text:p text:style-name="P635">('module.linear2senses.bias', torch.Size([47936]), torch.float32, True)</text:p>
      <text:p text:style-name="P582"/>
      <text:p text:style-name="P582">I should replace the linear2global FF-NN that goes 512&gt;34K with another: 512&gt;25K. Same for senses (41K instead of 48K).</text:p>
      <text:p text:style-name="P582"/>
      <text:p text:style-name="P582"/>
      <text:h text:style-name="Heading_20_2" text:outline-level="2"><text:bookmark-start text:name="_Toc54029824"/><text:bookmark-start text:name="__RefHeading___Toc9144_4025634616"/>Tests: using pre-trained model<text:bookmark-end text:name="_Toc54029824"/><text:bookmark-end text:name="__RefHeading___Toc9144_4025634616"/></text:h>
      <text:p text:style-name="P582"/>
      <text:h text:style-name="Heading_20_3" text:outline-level="3"><text:bookmark-start text:name="_Toc54029825"/><text:bookmark-start text:name="__RefHeading___Toc9146_4025634616"/>WT-2 to WT-2:<text:bookmark-end text:name="_Toc54029825"/> <text:bookmark-end text:name="__RefHeading___Toc9146_4025634616"/></text:h>
      <text:p text:style-name="P582"/>
      <text:p text:style-name="P582">Loading a model that was trained on WikiText-2, and applying on WikiText-2 again. We should start from the good scores where we ended.</text:p>
      <text:p text:style-name="P582"/>
      <text:p text:style-name="P583">The preliminary mini-experiment:</text:p>
      <text:p text:style-name="P582"/>
      <text:p text:style-name="P582">Reading in the input text is again correct:</text:p>
      <text:p text:style-name="P582"><text:soft-page-break/>Batch globals: ['Markgraf', 'was', 'present', 'during', 'the', 'fleet', 'operation', 'that', 'resulted', 'in', 'the', 'Battle', 'of', 'Jutland', 'which', 'took', 'place', 'on', '31', 'May']</text:p>
      <text:p text:style-name="P582">…</text:p>
      <text:p text:style-name="P582"/>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19">Epoch</text:p>
          </table:table-cell>
          <table:table-cell table:style-name="Table33.A1" table:number-columns-spanned="3" office:value-type="string">
            <text:p text:style-name="P77">Training PPL</text:p>
          </table:table-cell>
          <table:covered-table-cell/>
          <table:covered-table-cell/>
        </table:table-row>
        <table:table-row table:style-name="Table33.2">
          <table:table-cell table:style-name="Table33.A1" office:value-type="string">
            <text:p text:style-name="P232"/>
          </table:table-cell>
          <table:table-cell table:style-name="Table33.A1" office:value-type="string">
            <text:p text:style-name="P232">Globals</text:p>
          </table:table-cell>
          <table:table-cell table:style-name="Table33.A1" office:value-type="string">
            <text:p text:style-name="P232">Senses</text:p>
          </table:table-cell>
          <table:table-cell table:style-name="Table33.A1" office:value-type="string">
            <text:p text:style-name="P232">Multi-senses</text:p>
          </table:table-cell>
        </table:table-row>
        <table:table-row table:style-name="Table33.2">
          <table:table-cell table:style-name="Table33.A1" office:value-type="string">
            <text:p text:style-name="P232">1</text:p>
          </table:table-cell>
          <table:table-cell table:style-name="Table33.A1" office:value-type="string">
            <text:p text:style-name="P122">2450560215271.08</text:p>
          </table:table-cell>
          <table:table-cell table:style-name="Table33.A1" office:value-type="string">
            <text:p text:style-name="P232">-</text:p>
          </table:table-cell>
          <table:table-cell table:style-name="Table33.A1" office:value-type="string">
            <text:p text:style-name="P232">-</text:p>
          </table:table-cell>
        </table:table-row>
        <table:table-row table:style-name="Table33.2">
          <table:table-cell table:style-name="Table33.A1" office:value-type="string">
            <text:p text:style-name="P232">2</text:p>
          </table:table-cell>
          <table:table-cell table:style-name="Table33.A1" office:value-type="string">
            <text:p text:style-name="P122">6239035980.76</text:p>
          </table:table-cell>
          <table:table-cell table:style-name="Table33.A1" office:value-type="string">
            <text:p text:style-name="P232"/>
          </table:table-cell>
          <table:table-cell table:style-name="Table33.A1" office:value-type="string">
            <text:p text:style-name="P232"/>
          </table:table-cell>
        </table:table-row>
        <table:table-row table:style-name="Table33.2">
          <table:table-cell table:style-name="Table33.A1" office:value-type="string">
            <text:p text:style-name="P232">3</text:p>
          </table:table-cell>
          <table:table-cell table:style-name="Table33.A1" office:value-type="string">
            <text:p text:style-name="P122">1112.28</text:p>
          </table:table-cell>
          <table:table-cell table:style-name="Table33.A1" office:value-type="string">
            <text:p text:style-name="P232"/>
          </table:table-cell>
          <table:table-cell table:style-name="Table33.A1" office:value-type="string">
            <text:p text:style-name="P232"/>
          </table:table-cell>
        </table:table-row>
        <table:table-row table:style-name="Table33.2">
          <table:table-cell table:style-name="Table33.A1" office:value-type="string">
            <text:p text:style-name="P232">4</text:p>
          </table:table-cell>
          <table:table-cell table:style-name="Table33.A1" office:value-type="string">
            <text:p text:style-name="P122">72.86</text:p>
          </table:table-cell>
          <table:table-cell table:style-name="Table33.A1" office:value-type="string">
            <text:p text:style-name="P232"/>
          </table:table-cell>
          <table:table-cell table:style-name="Table33.A1" office:value-type="string">
            <text:p text:style-name="P232"/>
          </table:table-cell>
        </table:table-row>
        <table:table-row table:style-name="Table33.2">
          <table:table-cell table:style-name="Table33.A1" office:value-type="string">
            <text:p text:style-name="P232">5</text:p>
          </table:table-cell>
          <table:table-cell table:style-name="Table33.A1" office:value-type="string">
            <text:p text:style-name="P122">33.55</text:p>
          </table:table-cell>
          <table:table-cell table:style-name="Table33.A1" office:value-type="string">
            <text:p text:style-name="P232"/>
          </table:table-cell>
          <table:table-cell table:style-name="Table33.A1" office:value-type="string">
            <text:p text:style-name="P232"/>
          </table:table-cell>
        </table:table-row>
        <table:table-row table:style-name="Table33.2">
          <table:table-cell table:style-name="Table33.A1" office:value-type="string">
            <text:p text:style-name="P232">10</text:p>
          </table:table-cell>
          <table:table-cell table:style-name="Table33.A1" office:value-type="string">
            <text:p text:style-name="P122">5.76</text:p>
          </table:table-cell>
          <table:table-cell table:style-name="Table33.A1" office:value-type="string">
            <text:p text:style-name="P232"/>
          </table:table-cell>
          <table:table-cell table:style-name="Table33.A1" office:value-type="string">
            <text:p text:style-name="P232"/>
          </table:table-cell>
        </table:table-row>
        <table:table-row table:style-name="Table33.2">
          <table:table-cell table:style-name="Table33.A1" office:value-type="string">
            <text:p text:style-name="P232">20</text:p>
          </table:table-cell>
          <table:table-cell table:style-name="Table33.A1" office:value-type="string">
            <text:p text:style-name="P122">1.89</text:p>
          </table:table-cell>
          <table:table-cell table:style-name="Table33.A1" office:value-type="string">
            <text:p text:style-name="P232"/>
          </table:table-cell>
          <table:table-cell table:style-name="Table33.A1" office:value-type="string">
            <text:p text:style-name="P232"/>
          </table:table-cell>
        </table:table-row>
        <table:table-row table:style-name="Table33.2">
          <table:table-cell table:style-name="Table33.A1" office:value-type="string">
            <text:p text:style-name="P232">50</text:p>
          </table:table-cell>
          <table:table-cell table:style-name="Table33.A1" office:value-type="string">
            <text:p text:style-name="P122">1.12</text:p>
          </table:table-cell>
          <table:table-cell table:style-name="Table33.A1" office:value-type="string">
            <text:p text:style-name="P232"/>
          </table:table-cell>
          <table:table-cell table:style-name="Table33.A1" office:value-type="string">
            <text:p text:style-name="P232"/>
          </table:table-cell>
        </table:table-row>
      </table:table>
      <text:p text:style-name="P582"/>
      <text:p text:style-name="P582">It overfits very quickly, needing only 20 epochs to become ~1 instead of about 150.</text:p>
      <text:p text:style-name="P582">This supports the point that the pre-trained model has acquired knowledge about standard Language Modeling.</text:p>
      <text:p text:style-name="P582">However, is there a way to avoid the abnormally high values for loss/PPL at the beginning? Is it due to gradient explosion?</text:p>
      <text:p text:style-name="P582">Options: </text:p>
      <text:list xml:id="list164201891647153" text:continue-numbering="true" text:style-name="WWNum45">
        <text:list-item>
          <text:p text:style-name="P1158">zero out any remaining gradients when loading the model </text:p>
        </text:list-item>
        <text:list-item>
          <text:p text:style-name="P1158">use gradient_clip for the first e.g.10 epochs.</text:p>
        </text:list-item>
      </text:list>
      <text:p text:style-name="P578"/>
      <text:p text:style-name="P578">Zeroing out any remaining gradients:</text:p>
      <text:p text:style-name="P578">this may be already done…</text:p>
      <text:p text:style-name="P578">_grad_fn is None and grad is None</text:p>
      <text:p text:style-name="P578"/>
      <text:p text:style-name="Standard"><text:span text:style-name="T1">And at the start of every batch, </text:span><text:span text:style-name="T43">for </text:span><text:span text:style-name="T14">b_idx </text:span><text:span text:style-name="T43">in </text:span><text:span text:style-name="T44">range</text:span><text:span text:style-name="T14">(</text:span><text:span text:style-name="T44">len</text:span><text:span text:style-name="T14">(train_dataloader)-</text:span><text:span text:style-name="T33">1</text:span><text:span text:style-name="T14">): </text:span><text:span text:style-name="T1">we already do:</text:span></text:p>
      <text:p text:style-name="P591">optimizer.zero_grad()</text:p>
      <text:p text:style-name="P591"/>
      <text:p text:style-name="P578">An example of gradient clipping:</text:p>
      <text:p text:style-name="P629">optimizer.zero_grad() <text:s text:c="7"/></text:p>
      <text:p text:style-name="P629">loss, hidden = model(data, hidden, targets)</text:p>
      <text:p text:style-name="P629">loss.backward()</text:p>
      <text:p text:style-name="P629"/>
      <text:p text:style-name="P630">torch.nn.utils.clip_grad_norm_(model.parameters(), args.clip)</text:p>
      <text:p text:style-name="P629">optimizer.step()</text:p>
      <text:p text:style-name="P578"/>
      <text:p text:style-name="P578">I can also log the values of the gradient norm for the parameters, in the mini-experiment, both with and without using the pretrained model.</text:p>
      <text:p text:style-name="P578">In the range: 1,17,31,104,253.</text:p>
      <text:p text:style-name="P578"/>
      <text:p text:style-name="P582"/>
      <text:p text:style-name="P583">Mini-experiment: from scratch, gradient value clipping &lt;=100 for epochs 1-5</text:p>
      <text:p text:style-name="P582"/>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9">Epoch</text:p>
          </table:table-cell>
          <table:table-cell table:style-name="Table34.A1" table:number-columns-spanned="2" office:value-type="string">
            <text:p text:style-name="P77">Training PPL</text:p>
          </table:table-cell>
          <table:covered-table-cell/>
        </table:table-row>
        <table:table-row table:style-name="Table34.2">
          <table:table-cell table:style-name="Table34.A1" office:value-type="string">
            <text:p text:style-name="P232"/>
          </table:table-cell>
          <table:table-cell table:style-name="Table34.A1" office:value-type="string">
            <text:p text:style-name="P232">Globals</text:p>
          </table:table-cell>
          <table:table-cell table:style-name="Table34.A1" office:value-type="string">
            <text:p text:style-name="P232">(previous)</text:p>
          </table:table-cell>
        </table:table-row>
        <table:table-row table:style-name="Table34.2">
          <table:table-cell table:style-name="Table34.A1" office:value-type="string">
            <text:p text:style-name="P232">1</text:p>
          </table:table-cell>
          <table:table-cell table:style-name="Table34.A1" office:value-type="string">
            <text:p text:style-name="P122">32134.02</text:p>
          </table:table-cell>
          <table:table-cell table:style-name="Table34.A1" office:value-type="string">
            <text:p text:style-name="P122">32134.02</text:p>
          </table:table-cell>
        </table:table-row>
        <text:soft-page-break/>
        <table:table-row table:style-name="Table34.2">
          <table:table-cell table:style-name="Table34.A1" office:value-type="string">
            <text:p text:style-name="P232">10</text:p>
          </table:table-cell>
          <table:table-cell table:style-name="Table34.A1" office:value-type="string">
            <text:p text:style-name="P122">107.07</text:p>
          </table:table-cell>
          <table:table-cell table:style-name="Table34.A1" office:value-type="string">
            <text:p text:style-name="P232">107.07</text:p>
          </table:table-cell>
        </table:table-row>
        <table:table-row table:style-name="Table34.2">
          <table:table-cell table:style-name="Table34.A1" office:value-type="string">
            <text:p text:style-name="P232">100</text:p>
          </table:table-cell>
          <table:table-cell table:style-name="Table34.A1" office:value-type="string">
            <text:p text:style-name="P122">94.63</text:p>
          </table:table-cell>
          <table:table-cell table:style-name="Table34.A1" office:value-type="string">
            <text:p text:style-name="P122">94.63</text:p>
          </table:table-cell>
        </table:table-row>
        <table:table-row table:style-name="Table34.2">
          <table:table-cell table:style-name="Table34.A1" office:value-type="string">
            <text:p text:style-name="P232">150</text:p>
          </table:table-cell>
          <table:table-cell table:style-name="Table34.A1" office:value-type="string">
            <text:p text:style-name="P122">1.71</text:p>
          </table:table-cell>
          <table:table-cell table:style-name="Table34.A1" office:value-type="string">
            <text:p text:style-name="P232">1.71</text:p>
          </table:table-cell>
        </table:table-row>
        <table:table-row table:style-name="Table34.2">
          <table:table-cell table:style-name="Table34.A1" office:value-type="string">
            <text:p text:style-name="P232">200</text:p>
          </table:table-cell>
          <table:table-cell table:style-name="Table34.A1" office:value-type="string">
            <text:p text:style-name="P122"/>
          </table:table-cell>
          <table:table-cell table:style-name="Table34.A1" office:value-type="string">
            <text:p text:style-name="P122">1.08</text:p>
          </table:table-cell>
        </table:table-row>
      </table:table>
      <text:p text:style-name="P582">identical. Gradient clipping has no effect here</text:p>
      <text:p text:style-name="P582"/>
      <text:p text:style-name="P582"/>
      <text:p text:style-name="P582"/>
      <text:p text:style-name="P582"/>
      <text:p text:style-name="P582"/>
      <text:p text:style-name="P583">Mini-experiment: from pre-trained, gradient value clipping &lt;=100 for epochs 1-5</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9">Epoch</text:p>
          </table:table-cell>
          <table:table-cell table:style-name="Table35.A1" table:number-columns-spanned="2" office:value-type="string">
            <text:p text:style-name="P77">Training PPL</text:p>
          </table:table-cell>
          <table:covered-table-cell/>
        </table:table-row>
        <table:table-row table:style-name="Table35.2">
          <table:table-cell table:style-name="Table35.A1" office:value-type="string">
            <text:p text:style-name="P232"/>
          </table:table-cell>
          <table:table-cell table:style-name="Table35.A1" office:value-type="string">
            <text:p text:style-name="P232">Globals</text:p>
          </table:table-cell>
          <table:table-cell table:style-name="Table35.A1" office:value-type="string">
            <text:p text:style-name="P232">(previous)</text:p>
          </table:table-cell>
        </table:table-row>
        <table:table-row table:style-name="Table35.2">
          <table:table-cell table:style-name="Table35.A1" office:value-type="string">
            <text:p text:style-name="P232">1</text:p>
          </table:table-cell>
          <table:table-cell table:style-name="Table35.A1" office:value-type="string">
            <text:p text:style-name="P122">2450560215271.08</text:p>
          </table:table-cell>
          <table:table-cell table:style-name="Table35.A1" office:value-type="string">
            <text:p text:style-name="P232">”</text:p>
          </table:table-cell>
        </table:table-row>
        <table:table-row table:style-name="Table35.2">
          <table:table-cell table:style-name="Table35.A1" office:value-type="string">
            <text:p text:style-name="P232">2</text:p>
          </table:table-cell>
          <table:table-cell table:style-name="Table35.A1" office:value-type="string">
            <text:p text:style-name="P122">6239035980.76</text:p>
          </table:table-cell>
          <table:table-cell table:style-name="Table35.A1" office:value-type="string">
            <text:p text:style-name="P232">”</text:p>
          </table:table-cell>
        </table:table-row>
        <table:table-row table:style-name="Table35.2">
          <table:table-cell table:style-name="Table35.A1" office:value-type="string">
            <text:p text:style-name="P232">3</text:p>
          </table:table-cell>
          <table:table-cell table:style-name="Table35.A1" office:value-type="string">
            <text:p text:style-name="P122">1112.28</text:p>
          </table:table-cell>
          <table:table-cell table:style-name="Table35.A1" office:value-type="string">
            <text:p text:style-name="P232">”</text:p>
          </table:table-cell>
        </table:table-row>
        <table:table-row table:style-name="Table35.2">
          <table:table-cell table:style-name="Table35.A1" office:value-type="string">
            <text:p text:style-name="P232">4</text:p>
          </table:table-cell>
          <table:table-cell table:style-name="Table35.A1" office:value-type="string">
            <text:p text:style-name="P122">72.86</text:p>
          </table:table-cell>
          <table:table-cell table:style-name="Table35.A1" office:value-type="string">
            <text:p text:style-name="P232">”</text:p>
          </table:table-cell>
        </table:table-row>
        <table:table-row table:style-name="Table35.2">
          <table:table-cell table:style-name="Table35.A1" office:value-type="string">
            <text:p text:style-name="P232">5</text:p>
          </table:table-cell>
          <table:table-cell table:style-name="Table35.A1" office:value-type="string">
            <text:p text:style-name="P122">33.55</text:p>
          </table:table-cell>
          <table:table-cell table:style-name="Table35.A1" office:value-type="string">
            <text:p text:style-name="P232">”</text:p>
          </table:table-cell>
        </table:table-row>
      </table:table>
      <text:p text:style-name="P582">identical.</text:p>
      <text:p text:style-name="P582"/>
      <text:p text:style-name="P582">Mini-experiment: from pre-trained, gradient value clipping &lt;=10 for epochs 1-5:</text:p>
      <text:p text:style-name="P582">identical</text:p>
      <text:p text:style-name="P582">Mini-experiment: from pre-trained, gradient value clipping &lt;=1 for epochs 1-5:</text:p>
      <text:p text:style-name="P582">identical.</text:p>
      <text:p text:style-name="P582"/>
      <text:p text:style-name="Standard"><text:span text:style-name="T9">Mini-experiment: from pre-trained, gradient </text:span><text:span text:style-name="T11">norm</text:span><text:span text:style-name="T9"> clipping &lt;=1 for epochs 1-5</text:span></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9">Epoch</text:p>
          </table:table-cell>
          <table:table-cell table:style-name="Table36.A1" table:number-columns-spanned="2" office:value-type="string">
            <text:p text:style-name="P77">Training PPL</text:p>
          </table:table-cell>
          <table:covered-table-cell/>
        </table:table-row>
        <table:table-row table:style-name="Table36.2">
          <table:table-cell table:style-name="Table36.A1" office:value-type="string">
            <text:p text:style-name="P232"/>
          </table:table-cell>
          <table:table-cell table:style-name="Table36.A1" office:value-type="string">
            <text:p text:style-name="P232">Globals</text:p>
          </table:table-cell>
          <table:table-cell table:style-name="Table36.C2" office:value-type="string">
            <text:p text:style-name="P10"/>
          </table:table-cell>
        </table:table-row>
        <table:table-row table:style-name="Table36.2">
          <table:table-cell table:style-name="Table36.A1" office:value-type="string">
            <text:p text:style-name="P232">1</text:p>
          </table:table-cell>
          <table:table-cell table:style-name="Table36.A1" office:value-type="string">
            <text:p text:style-name="P122">2045326337365.45</text:p>
          </table:table-cell>
          <table:table-cell table:style-name="Table36.C2" office:value-type="string">
            <text:p text:style-name="P10"/>
          </table:table-cell>
        </table:table-row>
        <table:table-row table:style-name="Table36.2">
          <table:table-cell table:style-name="Table36.A1" office:value-type="string">
            <text:p text:style-name="P232">2</text:p>
          </table:table-cell>
          <table:table-cell table:style-name="Table36.A1" office:value-type="string">
            <text:p text:style-name="P122">1178056947.08</text:p>
          </table:table-cell>
          <table:table-cell table:style-name="Table36.C2" office:value-type="string">
            <text:p text:style-name="P10"/>
          </table:table-cell>
        </table:table-row>
        <table:table-row table:style-name="Table36.2">
          <table:table-cell table:style-name="Table36.A1" office:value-type="string">
            <text:p text:style-name="P232">3</text:p>
          </table:table-cell>
          <table:table-cell table:style-name="Table36.A1" office:value-type="string">
            <text:p text:style-name="P122">222.74</text:p>
          </table:table-cell>
          <table:table-cell table:style-name="Table36.C2" office:value-type="string">
            <text:p text:style-name="P10"/>
          </table:table-cell>
        </table:table-row>
        <table:table-row table:style-name="Table36.2">
          <table:table-cell table:style-name="Table36.A1" office:value-type="string">
            <text:p text:style-name="P232">4</text:p>
          </table:table-cell>
          <table:table-cell table:style-name="Table36.A1" office:value-type="string">
            <text:p text:style-name="P122">58.55</text:p>
          </table:table-cell>
          <table:table-cell table:style-name="Table36.C2" office:value-type="string">
            <text:p text:style-name="P10"/>
          </table:table-cell>
        </table:table-row>
        <table:table-row table:style-name="Table36.2">
          <table:table-cell table:style-name="Table36.A1" office:value-type="string">
            <text:p text:style-name="P232">5</text:p>
          </table:table-cell>
          <table:table-cell table:style-name="Table36.A1" office:value-type="string">
            <text:p text:style-name="P122">26.71</text:p>
          </table:table-cell>
          <table:table-cell table:style-name="Table36.C2" office:value-type="string">
            <text:p text:style-name="P10"/>
          </table:table-cell>
        </table:table-row>
      </table:table>
      <text:p text:style-name="P582"/>
      <text:p text:style-name="P582"/>
      <text:p text:style-name="Standard"><text:span text:style-name="T9">Mini-experiment: from pre-trained, gradient </text:span><text:span text:style-name="T11">norm</text:span><text:span text:style-name="T9"> clipping &lt;=0.001 for epochs 1-5</text:span></text:p>
      <text:p text:style-name="P582">still out of order.</text:p>
      <text:p text:style-name="P582"/>
      <text:p text:style-name="P582">We do not know how we obtain this, however we know that gradient clipping is not useful to contain it. </text:p>
      <text:p text:style-name="P582">Question: does it matter?</text:p>
      <text:p text:style-name="P582">I can proceed with mini-experiment and experiment on SemCor, and see what happens there.</text:p>
      <text:p text:style-name="P582"/>
      <text:p text:style-name="P582"/>
      <text:p text:style-name="Standard"><text:bookmark-start text:name="_Toc54029826"/><text:span text:style-name="Heading_20_3_20_Char"><text:span text:style-name="T1">WT-2 to SemCor</text:span></text:span><text:bookmark-end text:name="_Toc54029826"/><text:span text:style-name="T1">:</text:span></text:p>
      <text:p text:style-name="P578"/>
      <text:p text:style-name="P583">The preliminary mini-experiment:</text:p>
      <text:p text:style-name="P578"><text:soft-page-break/></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9">Epoch</text:p>
          </table:table-cell>
          <table:table-cell table:style-name="Table37.A1" table:number-columns-spanned="3" office:value-type="string">
            <text:p text:style-name="P77">Training PPL</text:p>
          </table:table-cell>
          <table:covered-table-cell/>
          <table:covered-table-cell/>
        </table:table-row>
        <table:table-row table:style-name="Table37.2">
          <table:table-cell table:style-name="Table37.A1" office:value-type="string">
            <text:p text:style-name="P232"/>
          </table:table-cell>
          <table:table-cell table:style-name="Table37.A1" office:value-type="string">
            <text:p text:style-name="P232">Globals</text:p>
          </table:table-cell>
          <table:table-cell table:style-name="Table37.A1" office:value-type="string">
            <text:p text:style-name="P232">Senses</text:p>
          </table:table-cell>
          <table:table-cell table:style-name="Table37.A1" office:value-type="string">
            <text:p text:style-name="P232">Multi-senses</text:p>
          </table:table-cell>
        </table:table-row>
        <table:table-row table:style-name="Table37.2">
          <table:table-cell table:style-name="Table37.A1" office:value-type="string">
            <text:p text:style-name="P232">1</text:p>
          </table:table-cell>
          <table:table-cell table:style-name="Table37.A1" office:value-type="string">
            <text:p text:style-name="P122">23351.47 (24045.83)</text:p>
          </table:table-cell>
          <table:table-cell table:style-name="Table37.A1" office:value-type="string">
            <text:p text:style-name="P232">39967.08 (39522.51)</text:p>
          </table:table-cell>
          <table:table-cell table:style-name="Table37.A1" office:value-type="string">
            <text:p text:style-name="P232">40132.43 (40973.28)</text:p>
          </table:table-cell>
        </table:table-row>
        <table:table-row table:style-name="Table37.2">
          <table:table-cell table:style-name="Table37.A1" office:value-type="string">
            <text:p text:style-name="P232">10</text:p>
          </table:table-cell>
          <table:table-cell table:style-name="Table37.A1" office:value-type="string">
            <text:p text:style-name="P232">48.74 (51.83)</text:p>
          </table:table-cell>
          <table:table-cell table:style-name="Table37.A1" office:value-type="string">
            <text:p text:style-name="P232">91.16 (64.16)</text:p>
          </table:table-cell>
          <table:table-cell table:style-name="Table37.A1" office:value-type="string">
            <text:p text:style-name="P232">225.99 (158.73)</text:p>
          </table:table-cell>
        </table:table-row>
        <table:table-row table:style-name="Table37.2">
          <table:table-cell table:style-name="Table37.A1" office:value-type="string">
            <text:p text:style-name="P232">25</text:p>
          </table:table-cell>
          <table:table-cell table:style-name="Table37.A1" office:value-type="string">
            <text:p text:style-name="P232">3.23</text:p>
          </table:table-cell>
          <table:table-cell table:style-name="Table37.A1" office:value-type="string">
            <text:p text:style-name="P232">36.27</text:p>
          </table:table-cell>
          <table:table-cell table:style-name="Table37.A1" office:value-type="string">
            <text:p text:style-name="P232">55.03</text:p>
          </table:table-cell>
        </table:table-row>
        <table:table-row table:style-name="Table37.2">
          <table:table-cell table:style-name="Table37.A1" office:value-type="string">
            <text:p text:style-name="P232">100</text:p>
          </table:table-cell>
          <table:table-cell table:style-name="Table37.A1" office:value-type="string">
            <text:p text:style-name="P122">1.06 (31.96)</text:p>
          </table:table-cell>
          <table:table-cell table:style-name="Table37.A1" office:value-type="string">
            <text:p text:style-name="P122">34.86 (34.89)</text:p>
          </table:table-cell>
          <table:table-cell table:style-name="Table37.A1" office:value-type="string">
            <text:p text:style-name="P122">52.88 (52.95)</text:p>
          </table:table-cell>
        </table:table-row>
        <table:table-row table:style-name="Table37.2">
          <table:table-cell table:style-name="Table37.A1" office:value-type="string">
            <text:p text:style-name="P232">200</text:p>
          </table:table-cell>
          <table:table-cell table:style-name="Table37.A1" office:value-type="string">
            <text:p text:style-name="P232">1.03 (3.26)</text:p>
          </table:table-cell>
          <table:table-cell table:style-name="Table37.A1" office:value-type="string">
            <text:p text:style-name="P122">34.84 (1.2)</text:p>
          </table:table-cell>
          <table:table-cell table:style-name="Table37.A1" office:value-type="string">
            <text:p text:style-name="P122">52.76 (1.25)</text:p>
          </table:table-cell>
        </table:table-row>
        <table:table-row table:style-name="Table37.2">
          <table:table-cell table:style-name="Table37.A1" office:value-type="string">
            <text:p text:style-name="P232">270</text:p>
          </table:table-cell>
          <table:table-cell table:style-name="Table37.A1" office:value-type="string">
            <text:p text:style-name="P232">1.03</text:p>
          </table:table-cell>
          <table:table-cell table:style-name="Table37.A1" office:value-type="string">
            <text:p text:style-name="P122">1.65</text:p>
          </table:table-cell>
          <table:table-cell table:style-name="Table37.A1" office:value-type="string">
            <text:p text:style-name="P122">1.7</text:p>
          </table:table-cell>
        </table:table-row>
      </table:table>
      <text:p text:style-name="P582">The pre-trained model (2GRUs) holds knowledge about the standard LM task, and overfits sooner on it.</text:p>
      <text:p text:style-name="P583">The experiment:</text:p>
      <text:p text:style-name="P582"/>
      <text:p text:style-name="P582">(GPUs 2 and 3)</text:p>
      <text:p text:style-name="P582"/>
      <text:p text:style-name="P582"/>
      <table:table table:name="Table38" table:style-name="Table38">
        <table:table-column table:style-name="Table38.A"/>
        <table:table-column table:style-name="Table38.B"/>
        <table:table-column table:style-name="Table38.C" table:number-columns-repeated="2"/>
        <table:table-column table:style-name="Table38.B"/>
        <table:table-column table:style-name="Table38.F"/>
        <table:table-column table:style-name="Table38.G"/>
        <table:table-row table:style-name="Table38.1">
          <table:table-cell table:style-name="Table38.A1" office:value-type="string">
            <text:p text:style-name="P19">Epoch</text:p>
          </table:table-cell>
          <table:table-cell table:style-name="Table38.A1" table:number-columns-spanned="3" office:value-type="string">
            <text:p text:style-name="P77">Training PPL</text:p>
          </table:table-cell>
          <table:covered-table-cell/>
          <table:covered-table-cell/>
          <table:table-cell table:style-name="Table38.A1" table:number-columns-spanned="3" office:value-type="string">
            <text:p text:style-name="P77">Validation PPL</text:p>
          </table:table-cell>
          <table:covered-table-cell/>
          <table:covered-table-cell/>
        </table:table-row>
        <table:table-row table:style-name="Table38.2">
          <table:table-cell table:style-name="Table38.A1" office:value-type="string">
            <text:p text:style-name="P232"/>
          </table:table-cell>
          <table:table-cell table:style-name="Table38.A1" office:value-type="string">
            <text:p text:style-name="P232">Globals</text:p>
          </table:table-cell>
          <table:table-cell table:style-name="Table38.A1" office:value-type="string">
            <text:p text:style-name="P232">Senses</text:p>
          </table:table-cell>
          <table:table-cell table:style-name="Table38.A1" office:value-type="string">
            <text:p text:style-name="P232">Multi-senses</text:p>
          </table:table-cell>
          <table:table-cell table:style-name="Table38.A1" office:value-type="string">
            <text:p text:style-name="P232">Globals</text:p>
          </table:table-cell>
          <table:table-cell table:style-name="Table38.A1" office:value-type="string">
            <text:p text:style-name="P232">Senses</text:p>
          </table:table-cell>
          <table:table-cell table:style-name="Table38.A1" office:value-type="string">
            <text:p text:style-name="P232">Multi-senses</text:p>
          </table:table-cell>
        </table:table-row>
        <table:table-row table:style-name="Table38.2">
          <table:table-cell table:style-name="Table38.A1" office:value-type="string">
            <text:p text:style-name="P232">1</text:p>
          </table:table-cell>
          <table:table-cell table:style-name="Table38.A1" office:value-type="string">
            <text:p text:style-name="P122">1100.86</text:p>
          </table:table-cell>
          <table:table-cell table:style-name="Table38.A1" office:value-type="string">
            <text:p text:style-name="P232">1156.81</text:p>
          </table:table-cell>
          <table:table-cell table:style-name="Table38.A1" office:value-type="string">
            <text:p text:style-name="P232">10820.14</text:p>
          </table:table-cell>
          <table:table-cell table:style-name="Table38.A1" office:value-type="string">
            <text:p text:style-name="P232">656.51</text:p>
          </table:table-cell>
          <table:table-cell table:style-name="Table38.A1" office:value-type="string">
            <text:p text:style-name="P232">844.11</text:p>
          </table:table-cell>
          <table:table-cell table:style-name="Table38.A1" office:value-type="string">
            <text:p text:style-name="P232">7793.7</text:p>
          </table:table-cell>
        </table:table-row>
        <table:table-row table:style-name="Table38.2">
          <table:table-cell table:style-name="Table38.A1" office:value-type="string">
            <text:p text:style-name="P232">2</text:p>
          </table:table-cell>
          <table:table-cell table:style-name="Table38.A1" office:value-type="string">
            <text:p text:style-name="P122">490.58</text:p>
          </table:table-cell>
          <table:table-cell table:style-name="Table38.A1" office:value-type="string">
            <text:p text:style-name="P232">732.01</text:p>
          </table:table-cell>
          <table:table-cell table:style-name="Table38.A1" office:value-type="string">
            <text:p text:style-name="P232">7830.48</text:p>
          </table:table-cell>
          <table:table-cell table:style-name="Table38.A1" office:value-type="string">
            <text:p text:style-name="P232">536.48</text:p>
          </table:table-cell>
          <table:table-cell table:style-name="Table38.A1" office:value-type="string">
            <text:p text:style-name="P204">830.65</text:p>
          </table:table-cell>
          <table:table-cell table:style-name="Table38.A1" office:value-type="string">
            <text:p text:style-name="P232">7250.19</text:p>
          </table:table-cell>
        </table:table-row>
        <table:table-row table:style-name="Table38.2">
          <table:table-cell table:style-name="Table38.A1" office:value-type="string">
            <text:p text:style-name="P232">3</text:p>
          </table:table-cell>
          <table:table-cell table:style-name="Table38.A1" office:value-type="string">
            <text:p text:style-name="P122">396.29</text:p>
          </table:table-cell>
          <table:table-cell table:style-name="Table38.A1" office:value-type="string">
            <text:p text:style-name="P232">722.84</text:p>
          </table:table-cell>
          <table:table-cell table:style-name="Table38.A1" office:value-type="string">
            <text:p text:style-name="P232">7720.21</text:p>
          </table:table-cell>
          <table:table-cell table:style-name="Table38.A1" office:value-type="string">
            <text:p text:style-name="P232">472.76</text:p>
          </table:table-cell>
          <table:table-cell table:style-name="Table38.A1" office:value-type="string">
            <text:p text:style-name="P122">840.68</text:p>
          </table:table-cell>
          <table:table-cell table:style-name="Table38.A1" office:value-type="string">
            <text:p text:style-name="P232">7285.01</text:p>
          </table:table-cell>
        </table:table-row>
        <table:table-row table:style-name="Table38.2">
          <table:table-cell table:style-name="Table38.A1" office:value-type="string">
            <text:p text:style-name="P232">…</text:p>
          </table:table-cell>
          <table:table-cell table:style-name="Table38.A1" office:value-type="string">
            <text:p text:style-name="P122"/>
          </table:table-cell>
          <table:table-cell table:style-name="Table38.A1" office:value-type="string">
            <text:p text:style-name="P232"/>
          </table:table-cell>
          <table:table-cell table:style-name="Table38.A1" office:value-type="string">
            <text:p text:style-name="P232"/>
          </table:table-cell>
          <table:table-cell table:style-name="Table38.A1" office:value-type="string">
            <text:p text:style-name="P232"/>
          </table:table-cell>
          <table:table-cell table:style-name="Table38.A1" office:value-type="string">
            <text:p text:style-name="P122"/>
          </table:table-cell>
          <table:table-cell table:style-name="Table38.A1" office:value-type="string">
            <text:p text:style-name="P232"/>
          </table:table-cell>
        </table:table-row>
        <table:table-row table:style-name="Table38.2">
          <table:table-cell table:style-name="Table38.A1" office:value-type="string">
            <text:p text:style-name="P232">13</text:p>
          </table:table-cell>
          <table:table-cell table:style-name="Table38.A1" office:value-type="string">
            <text:p text:style-name="P122">188.06</text:p>
          </table:table-cell>
          <table:table-cell table:style-name="Table38.A1" office:value-type="string">
            <text:p text:style-name="P232">650.04</text:p>
          </table:table-cell>
          <table:table-cell table:style-name="Table38.A1" office:value-type="string">
            <text:p text:style-name="P232">6355.3</text:p>
          </table:table-cell>
          <table:table-cell table:style-name="Table38.A1" office:value-type="string">
            <text:p text:style-name="P232">370.42</text:p>
          </table:table-cell>
          <table:table-cell table:style-name="Table38.A1" office:value-type="string">
            <text:p text:style-name="P122">908.32</text:p>
          </table:table-cell>
          <table:table-cell table:style-name="Table38.A1" office:value-type="string">
            <text:p text:style-name="P122">'correct_all_s': 6075, 'top_k_all_s': 28283</text:p>
          </table:table-cell>
        </table:table-row>
        <table:table-row table:style-name="Table38.2">
          <table:table-cell table:style-name="Table38.A1" office:value-type="string">
            <text:p text:style-name="P232">14</text:p>
          </table:table-cell>
          <table:table-cell table:style-name="Table38.A1" office:value-type="string">
            <text:p text:style-name="P122">179.85</text:p>
          </table:table-cell>
          <table:table-cell table:style-name="Table38.A1" office:value-type="string">
            <text:p text:style-name="P232">640.28</text:p>
          </table:table-cell>
          <table:table-cell table:style-name="Table38.A1" office:value-type="string">
            <text:p text:style-name="P232">6195.91</text:p>
          </table:table-cell>
          <table:table-cell table:style-name="Table38.A1" office:value-type="string">
            <text:p text:style-name="P232">369.73</text:p>
          </table:table-cell>
          <table:table-cell table:style-name="Table38.A1" office:value-type="string">
            <text:p text:style-name="P232">918.21</text:p>
          </table:table-cell>
          <table:table-cell table:style-name="Table38.A1" office:value-type="string">
            <text:p text:style-name="P232">7703.11</text:p>
          </table:table-cell>
        </table:table-row>
        <table:table-row table:style-name="Table38.2">
          <table:table-cell table:style-name="Table38.A1" office:value-type="string">
            <text:p text:style-name="P232">15</text:p>
          </table:table-cell>
          <table:table-cell table:style-name="Table38.A1" office:value-type="string">
            <text:p text:style-name="P122">172.28</text:p>
          </table:table-cell>
          <table:table-cell table:style-name="Table38.A1" office:value-type="string">
            <text:p text:style-name="P232">633.14</text:p>
          </table:table-cell>
          <table:table-cell table:style-name="Table38.A1" office:value-type="string">
            <text:p text:style-name="P232">6070.25</text:p>
          </table:table-cell>
          <table:table-cell table:style-name="Table38.A1" office:value-type="string">
            <text:p text:style-name="P388">369.56</text:p>
          </table:table-cell>
          <table:table-cell table:style-name="Table38.A1" office:value-type="string">
            <text:p text:style-name="P232">922.97</text:p>
          </table:table-cell>
          <table:table-cell table:style-name="Table38.A1" office:value-type="string">
            <text:p text:style-name="P232">7816.57</text:p>
          </table:table-cell>
        </table:table-row>
        <table:table-row table:style-name="Table38.2">
          <table:table-cell table:style-name="Table38.A1" office:value-type="string">
            <text:p text:style-name="P232">16</text:p>
          </table:table-cell>
          <table:table-cell table:style-name="Table38.A1" office:value-type="string">
            <text:p text:style-name="P122">165.25</text:p>
          </table:table-cell>
          <table:table-cell table:style-name="Table38.A1" office:value-type="string">
            <text:p text:style-name="P232">638.45</text:p>
          </table:table-cell>
          <table:table-cell table:style-name="Table38.A1" office:value-type="string">
            <text:p text:style-name="P232">6191.06</text:p>
          </table:table-cell>
          <table:table-cell table:style-name="Table38.A1" office:value-type="string">
            <text:p text:style-name="P122">931.92</text:p>
          </table:table-cell>
          <table:table-cell table:style-name="Table38.A1" office:value-type="string">
            <text:p text:style-name="P232">931.92</text:p>
          </table:table-cell>
          <table:table-cell table:style-name="Table38.A1" office:value-type="string">
            <text:p text:style-name="P122">7859.16</text:p>
            <text:p text:style-name="P122">'correct_multi_s': 0, 'top_k_multi_s': 1471,</text:p>
          </table:table-cell>
        </table:table-row>
      </table:table>
      <text:p text:style-name="P582"/>
      <text:p text:style-name="P582">Current results:</text:p>
      <text:p text:style-name="Standard"><text:span text:style-name="T8">Globals-ValidPPL = </text:span><text:span text:style-name="T9">369.56</text:span><text:span text:style-name="T8"> @ epoch 15,</text:span></text:p>
      <text:p text:style-name="P582">Senses-ValidPPL = 830.65 @ epoch 2,</text:p>
      <text:p text:style-name="P582">best senses stats = 6077 &amp; 28283 / 80640, 0 &amp; 1471 / 25345</text:p>
      <text:p text:style-name="P582"/>
      <text:p text:style-name="P582">Comparison with the previous experiment (Simple GRUs on SemCor alone). We had:</text:p>
      <text:p text:style-name="Standard"><text:span text:style-name="T8">Globals-ValidPPL=</text:span><text:span text:style-name="T9">379.84</text:span><text:span text:style-name="T8"> @epoch 18, <text:s/></text:span></text:p>
      <text:p text:style-name="P582">Senses-ValidPPL=829.05 @ epoch 2,</text:p>
      <text:p text:style-name="P582">best senses stats: 6077 &amp; 28536 / 80640, 0 &amp; 1471 / 25345.</text:p>
      <text:p text:style-name="P582"/>
      <text:p text:style-name="P582">In the interest of research:</text:p>
      <text:p text:style-name="P582">what is the overlap between WT-2’s vocabulary and SemCor’s vocabulary?</text:p>
      <text:p text:style-name="P582"/>
      <text:p text:style-name="P582"/>
      <text:p text:style-name="P582"><text:soft-page-break/></text:p>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h text:style-name="P565" text:outline-level="1"><text:bookmark-start text:name="_Toc54029827"/><text:bookmark-start text:name="__RefHeading___Toc9148_4025634616"/>3: Sense context average<text:bookmark-end text:name="_Toc54029827"/>, <text:span text:style-name="T218">v0.1</text:span><text:bookmark-end text:name="__RefHeading___Toc9148_4025634616"/></text:h>
      <text:p text:style-name="P582"/>
      <text:h text:style-name="Heading_20_3" text:outline-level="3"><text:bookmark-start text:name="_Toc54029828"/><text:bookmark-start text:name="__RefHeading___Toc9150_4025634616"/>Plan<text:bookmark-end text:name="_Toc54029828"/><text:bookmark-end text:name="__RefHeading___Toc9150_4025634616"/></text:h>
      <text:p text:style-name="P582"/>
      <text:p text:style-name="Standard"><text:span text:style-name="T8">Must: compute the average of the </text:span><text:span text:style-name="T10">preceding</text:span><text:span text:style-name="T8"> context of each sense (hyperparameter: -5 ,-10, -15, -20).</text:span></text:p>
      <text:p text:style-name="P582"/>
      <text:p text:style-name="P582">It’s not a proper Skip-gram, because that mechanism would entail trying to predict the surrounding context with a NN architecture to obtain representations for the senses.</text:p>
      <text:p text:style-name="P582"/>
      <text:p text:style-name="P582">The purpose is to compare the context average around a sense s_i with the representation (that can again be an average) of the context C.</text:p>
      <text:p text:style-name="P582"/>
      <text:p text:style-name="P582">Careful: the cosine distance between average of the sense context and average of the current context was used by J.Resinger &amp; R.J.Mooney 2010 - "Multi-Prototype Vector-Space Models of Word Meaning". It must be cited.</text:p>
      <text:p text:style-name="P582">Although what they did was:</text:p>
      <text:p text:style-name="P578">- Represent the contexts<text:line-break/>- Cluster them<text:line-break/>- The resulting cluster centroids will be the word sense embeddings </text:p>
      <text:p text:style-name="P582"/>
      <text:p text:style-name="P582">It will be useful to review the multi-sense literature to understand which methods are similar to ours.</text:p>
      <text:p text:style-name="P582"/>
      <text:p text:style-name="P582">Plan of both the context-average method and the self-attention scores method:</text:p>
      <text:list xml:id="list3453284083" text:style-name="WWNum39">
        <text:list-item>
          <text:p text:style-name="P1160">We keep a running average of the context, i.e. the last C word embeddings we encounter in the global task.</text:p>
        </text:list-item>
        <text:list-item>
          <text:p text:style-name="P1160">For every sample s in batch_size * sequence_length, <text:line-break/> <text:s text:c="3"/>Individuate the K most likely predicted globals, select their senses<text:line-break/> <text:s text:c="3"/>Compute the cosine similarity between the selected senses and the running average<text:line-break/> <text:s text:c="7"/>of the word embeddings up to s<text:line-break/> <text:s text:c="3"/>Rank the selected senses based on the cosine similarity</text:p>
        </text:list-item>
      </text:list>
      <text:list xml:id="list2091773956" text:style-name="WWNum40">
        <text:list-item>
          <text:p text:style-name="P1161">observation: the specific meaning of a sense in a context is not necessarily close to the average of the context, in embedding terms</text:p>
        </text:list-item>
        <text:list-item>
          <text:p text:style-name="P1161"><text:span text:style-name="T82">instead of the sense embedding, I can use the context in which sense embeddings occur, like Skip-Gram </text:span>(which means that I have to read the training set beforehand and register the <text:span text:style-name="T82">past</text:span> context of each sense)</text:p>
        </text:list-item>
      </text:list>
      <text:p text:style-name="P582"/>
      <text:p text:style-name="P582"/>
      <text:p text:style-name="P570"/>
      <text:h text:style-name="Heading_20_3" text:outline-level="3"><text:bookmark-start text:name="_Toc54029829"/><text:bookmark-start text:name="__RefHeading___Toc9152_4025634616"/>Implementation<text:bookmark-end text:name="_Toc54029829"/><text:bookmark-end text:name="__RefHeading___Toc9152_4025634616"/></text:h>
      <text:p text:style-name="P582"/>
      <text:p text:style-name="P582">We have the senses only in the SemCor corpus. In version 1.0, we will use that.</text:p>
      <text:p text:style-name="P582">Although it is true that we could use WikiText-2 to help the dummySenses.</text:p>
      <text:p text:style-name="P582"/>
      <text:p text:style-name="P582">Read the SemCor corpus. </text:p>
      <text:p text:style-name="Standard"><text:span text:style-name="T8">Every time we encounter a sense </text:span><text:span text:style-name="T12">s</text:span><text:span text:style-name="T8">, we add the average of the last i=5,10,15,20 word embeddings (i.e. FastText) to a storage.</text:span></text:p>
      <text:p text:style-name="P582">We also update the counter of how many times we encountered a sense.</text:p>
      <text:p text:style-name="P582">At the end of the corpus, divide (sum of sense-context averages) / (number of occurrences of that sense)</text:p>
      <text:p text:style-name="P582"/>
      <text:p text:style-name="P582">Sometimes, when we try to divide, num_occurrences is 0. Why?</text:p>
      <text:p text:style-name="P582">Because we are operating with a mini-experiment on a fragment of SemCor, and it doesn’t have the whole vocabulary. Adding corner case.</text:p>
      <text:p text:style-name="P582"/>
      <text:h text:style-name="Heading_20_3" text:outline-level="3"><text:bookmark-start text:name="_Toc54029830"/><text:bookmark-start text:name="__RefHeading___Toc9154_4025634616"/>Tests<text:bookmark-end text:name="_Toc54029830"/><text:bookmark-end text:name="__RefHeading___Toc9154_4025634616"/></text:h>
      <text:p text:style-name="P582"/>
      <text:p text:style-name="P582">We run a mini-experiment and see whether the computation of the sense-context-averages yields correct results or not.</text:p>
      <text:p text:style-name="P582"/>
      <text:p text:style-name="P582">sense_idx=13859 ; </text:p>
      <text:p text:style-name="P582">context_stacked[:,0:3]=[[ 0. <text:s text:c="9"/>0. <text:s text:c="9"/>0. <text:s text:c="7"/>]</text:p>
      <text:p text:style-name="P1020"><text:s text:c="5"/>[-0.05174419 <text:s/>0.07396396 -0.01305688]</text:p>
      <text:p text:style-name="P1021"><text:s text:c="5"/>[ 0.01587803 -0.0225705 <text:s/>-0.07099194]]</text:p>
      <text:p text:style-name="P582"><text:s text:c="4"/>current_context_avg= <text:s text:c="2"/>[-0.01793308 <text:s/>0.02569673 -0.04202441]</text:p>
      <text:p text:style-name="P582"># note: the average is weighted to exclude “0” vectors, </text:p>
      <text:p text:style-name="P582">so we have 0.073 – 0.022 =~0.5, /2=0.25, which is correct</text:p>
      <text:p text:style-name="P582"/>
      <text:p text:style-name="P582">Occurrence number 2:</text:p>
      <text:p text:style-name="P582">sense_idx=13859 ; </text:p>
      <text:p text:style-name="P582">context_stacked[:,0:3]=<text:tab/>[[-0.03145653 <text:s/>0.0327874 <text:s text:c="2"/>0.03962896]</text:p>
      <text:p text:style-name="P1022"><text:s/>[-0.05174419 <text:s/>0.07396396 -0.01305688]</text:p>
      <text:p text:style-name="P1022"><text:s/>[ 0.01587803 -0.0225705 <text:s/>-0.07099194]]</text:p>
      <text:p text:style-name="P1023"><text:s text:c="3"/>current_context_avg=[-0.0224409 <text:s text:c="2"/>0.02806029 -0.01480662]</text:p>
      <text:p text:style-name="P582"/>
      <text:p text:style-name="P582">and then</text:p>
      <text:p text:style-name="P582">INFO : sense_idx=i =13859</text:p>
      <text:p text:style-name="P582">sense_ctx_avgs_A[i,0:3] =[-0.02018699 <text:s/>0.02687851 -0.02841551]</text:p>
      <text:p text:style-name="P582"/>
      <text:p text:style-name="P582">passed.</text:p>
      <text:p text:style-name="P582"/>
      <text:p text:style-name="P582"/>
      <text:p text:style-name="P582"/>
      <text:p text:style-name="P582"/>
      <text:p text:style-name="P582"/>
      <text:p text:style-name="P582"/>
      <text:p text:style-name="P582"><text:soft-page-break/></text:p>
      <text:p text:style-name="P582"/>
      <text:h text:style-name="Heading_20_2" text:outline-level="2"><text:bookmark-start text:name="__RefHeading___Toc9156_4025634616"/>Model<text:bookmark-end text:name="__RefHeading___Toc9156_4025634616"/></text:h>
      <text:p text:style-name="P584"/>
      <text:p text:style-name="P585">Let us now implement the Average Sense Context method of choosing among senses in a RNN.</text:p>
      <text:p text:style-name="P584"/>
      <text:p text:style-name="P586">The matrices with the Sense Context can be precomputed. From NN/ContextAverages.py:</text:p>
      <text:p text:style-name="P586"/>
      <text:p text:style-name="P582"><text:span text:style-name="T134">def </text:span><text:span text:style-name="T26">compute_sense_ctx_averages</text:span><text:span text:style-name="T85">(num_prev_words):</text:span></text:p>
      <text:p text:style-name="P639"><text:tab/></text:p>
      <text:p text:style-name="P582"><text:span text:style-name="T139"><text:tab/># --------- Initializing the matrix that accumulates the context averages of sense occurrences, etc. ---------</text:span><text:line-break/><text:tab/><text:span text:style-name="T85">sense_ctx_avgs_A = np.zeros(</text:span><text:span text:style-name="T39">shape</text:span><text:span text:style-name="T85">=(last_sense_idx, <text:tab/><text:line-break/> <text:s text:c="41"/>graph_dataobj.x.shape[</text:span><text:span text:style-name="T144">1</text:span><text:span text:style-name="T85">]))</text:span><text:line-break/><text:span text:style-name="T85">occurrences_counter_vector = np.zeros(</text:span><text:span text:style-name="T39">shape</text:span><text:span text:style-name="T85">=last_sense_idx)</text:span></text:p>
      <text:p text:style-name="P639"/>
      <text:p text:style-name="P582"><text:span text:style-name="T139"># --------- Reading the SLC corpus ---------</text:span><text:line-break/><text:span text:style-name="T134">while True</text:span><text:span text:style-name="T85">:</text:span><text:line-break/><text:span text:style-name="T85"> <text:s text:c="3"/></text:span><text:span text:style-name="T134">try</text:span><text:span text:style-name="T85">:</text:span><text:line-break/><text:span text:style-name="T85"> <text:s text:c="7"/>current_token_tpl, next_token_tpl = \</text:span><text:line-break/><text:span text:style-name="T85"> <text:s text:c="11"/>NI.get_tokens_tpls</text:span><text:span text:style-name="T86">(...)</text:span></text:p>
      <text:p text:style-name="P640"><text:tab/></text:p>
      <text:p text:style-name="P587"><text:span text:style-name="T85"><text:tab/>global_idx, sense_idx = current_token_tpl</text:span><text:line-break/><text:tab/><text:span text:style-name="T85">inmatrix_global_idx = last_sense_idx + global_idx</text:span><text:line-break/><text:line-break/><text:tab/><text:span text:style-name="T85">global_embedding = graph_dataobj.x[inmatrix_global_idx]</text:span><text:line-break/><text:tab/><text:span text:style-name="T85">current_context_wordembs_q.append(global_embedding.numpy())</text:span><text:line-break/><text:line-break/><text:tab/><text:span text:style-name="T85">context_stacked = np.stack(current_context_wordembs_q)</text:span><text:line-break/><text:tab/><text:span text:style-name="T85">current_context_avg = np.average(context_stacked, </text:span><text:span text:style-name="T39">axis</text:span><text:span text:style-name="T85">=</text:span><text:span text:style-name="T144">0</text:span><text:span text:style-name="T85">,</text:span><text:line-break/><text:span text:style-name="T85"> <text:s text:c="18"/></text:span><text:span text:style-name="T39">weights </text:span><text:span text:style-name="T85">= [</text:span><text:span text:style-name="T144">1 </text:span><text:span text:style-name="T134">if </text:span><text:span text:style-name="T85">np.count_nonzero(emb) &gt; </text:span><text:span text:style-name="T144">0 </text:span><text:span text:style-name="T134">else </text:span><text:span text:style-name="T144">0 </text:span><text:span text:style-name="T134">for </text:span><text:span text:style-name="T85">emb </text:span><text:span text:style-name="T134">in <text:s/><text:line-break/> <text:s text:c="29"/></text:span><text:span text:style-name="T85">current_context_wordembs_q ])</text:span><text:line-break/><text:tab/><text:span text:style-name="T85">sense_ctx_avgs_A[sense_idx] = sense_ctx_avgs_A[sense_idx] + <text:line-break/> <text:s text:c="36"/>current_context_avg</text:span><text:line-break/><text:tab/><text:span text:style-name="T85">occurrences_counter_vector[sense_idx] = <text:line-break/> <text:s text:c="17"/>occurrences_counter_vector[sense_idx] +</text:span><text:span text:style-name="T144">1</text:span><text:line-break/><text:line-break/><text:tab/><text:span text:style-name="T85">current_context_wordembs_q.popleft()</text:span></text:p>
      <text:p text:style-name="P639"/>
      <text:p text:style-name="P582"/>
      <text:p text:style-name="P588">note: I shouldn’t be taking the embeddings from the graph: I am actually using the word embeddings to create the sense/occurrence/location context, so I should pass E, <text:span text:style-name="T147">the matrix of single-prototype word embeddings</text:span>.</text:p>
      <text:p text:style-name="P588"/>
      <text:p text:style-name="P588"/>
      <text:p text:style-name="P588"/>
      <text:p text:style-name="P588"/>
      <text:p text:style-name="P588"/>
      <text:p text:style-name="P588"/>
      <text:p text:style-name="P571"/>
      <text:h text:style-name="Heading_20_2" text:outline-level="2"><text:bookmark-start text:name="__RefHeading___Toc9158_4025634616"/>Recap of the basic steps of RNN / SelectK<text:bookmark-end text:name="__RefHeading___Toc9158_4025634616"/></text:h>
      <text:p text:style-name="P582"/>
      <text:p text:style-name="P589">Let us review how we construct <text:span text:style-name="T148">RNN</text:span> and <text:span text:style-name="T55">SelectK</text:span>, so we see what can be refactored and what should be copied in the ContextAverage method.</text:p>
      <text:p text:style-name="P589"/>
      <text:h text:style-name="Heading_20_3" text:outline-level="3"><text:bookmark-start text:name="__RefHeading___Toc9160_4025634616"/><text:span text:style-name="T134">def </text:span><text:span text:style-name="T62">__init__</text:span><text:span text:style-name="T85">(</text:span><text:span text:style-name="T26">…):</text:span><text:bookmark-end text:name="__RefHeading___Toc9160_4025634616"/></text:h>
      <text:p text:style-name="P607"/>
      <text:p text:style-name="P606">Initialization and parameters</text:p>
      <text:p text:style-name="P606"/>
      <text:p text:style-name="P600"><text:span text:style-name="T87">init_model_parameters(</text:span><text:span text:style-name="T73">self</text:span><text:span text:style-name="T85">, data, grapharea_size, grapharea_matrix, vocabulary_df, include_globalnode_input,batch_size, n_layers, n_hid_units)</text:span></text:p>
      <text:p text:style-name="P636"><text:span text:style-name="T76">self</text:span><text:span text:style-name="T108">.E; </text:span><text:span text:style-name="T73">self</text:span><text:span text:style-name="T85">.dim_embs</text:span><text:span text:style-name="T108">; </text:span></text:p>
      <text:p text:style-name="P602"><text:span text:style-name="T137">if </text:span><text:span text:style-name="T106">include_globalnode_input:</text:span><text:line-break/><text:span text:style-name="T106"> <text:s text:c="3"/></text:span><text:span text:style-name="T74">self</text:span><text:span text:style-name="T106">.X;</text:span></text:p>
      <text:p text:style-name="P608"/>
      <text:p text:style-name="P601"><text:span text:style-name="T150">U</text:span><text:span text:style-name="T149">tilities</text:span></text:p>
      <text:p text:style-name="P641"/>
      <text:p text:style-name="P599"><text:span text:style-name="T73">self</text:span><text:span text:style-name="T85">.select_first_indices = Parameter(torch.tensor(</text:span><text:span text:style-name="T48">list</text:span><text:span text:style-name="T85">(</text:span><text:span text:style-name="T48">range</text:span><text:span text:style-name="T85">(n_hid_units))).to(torch.float32),</text:span><text:span text:style-name="T39">requires_grad</text:span><text:span text:style-name="T85">=</text:span><text:span text:style-name="T134">False</text:span><text:span text:style-name="T85">)</text:span><text:line-break/><text:span text:style-name="T73">self</text:span><text:span text:style-name="T85">.embedding_zeros = Parameter(torch.zeros(</text:span><text:span text:style-name="T39">size</text:span><text:span text:style-name="T85">=(</text:span><text:span text:style-name="T144">1</text:span><text:span text:style-name="T85">, </text:span><text:span text:style-name="T73">self</text:span><text:span text:style-name="T85">.dim_embs)), </text:span><text:span text:style-name="T39">requires_grad</text:span><text:span text:style-name="T85">=</text:span><text:span text:style-name="T134">False</text:span><text:span text:style-name="T85">)</text:span></text:p>
      <text:p text:style-name="P641"/>
      <text:p text:style-name="P636"><text:span text:style-name="T77">self</text:span><text:span text:style-name="T109">.memory_hn; </text:span><text:span text:style-name="T73">self</text:span><text:span text:style-name="T85">.memory_hn_senses</text:span><text:span text:style-name="T109">;</text:span></text:p>
      <text:p text:style-name="P636"><text:span text:style-name="T77">self</text:span><text:span text:style-name="T85">.hidden_state_bsize_adjusted = </text:span><text:span text:style-name="T134">False</text:span></text:p>
      <text:p text:style-name="P641"/>
      <text:p text:style-name="P603">Input signals</text:p>
      <text:p text:style-name="P641"/>
      <text:p text:style-name="P636"><text:span text:style-name="T77">self</text:span><text:span text:style-name="T85">.concatenated_input_dim = </text:span><text:span text:style-name="T73">self</text:span><text:span text:style-name="T85">.dim_embs + </text:span><text:span text:style-name="T48">int</text:span><text:span text:style-name="T85">(include_globalnode_input) * Utils.GRAPH_EMBEDDINGS_DIM</text:span></text:p>
      <text:p text:style-name="P636"><text:span text:style-name="T138">if </text:span><text:span text:style-name="T73">self</text:span><text:span text:style-name="T85">.include_globalnode_input:</text:span><text:line-break/><text:span text:style-name="T85"> <text:s text:c="3"/></text:span><text:span text:style-name="T73">self</text:span><text:span text:style-name="T85">.gat_globals = GATConv(…</text:span><text:span text:style-name="T88">)</text:span></text:p>
      <text:p text:style-name="P643"/>
      <text:p text:style-name="P604">The networks</text:p>
      <text:p text:style-name="P641"/>
      <text:p text:style-name="P636"><text:span text:style-name="T77">self</text:span><text:span text:style-name="T109">.main_rnn_ls; </text:span><text:span text:style-name="T73">self</text:span><text:span text:style-name="T85">.senses_rnn_ls;</text:span></text:p>
      <text:p text:style-name="P636"><text:span text:style-name="T73">self</text:span><text:span text:style-name="T85">.linear2global; </text:span><text:span text:style-name="T73">self</text:span><text:span text:style-name="T85">.linear2senses;</text:span></text:p>
      <text:p text:style-name="P644"/>
      <text:p text:style-name="P644"/>
      <text:p text:style-name="P644"/>
      <text:h text:style-name="Heading_20_3" text:outline-level="3"><text:bookmark-start text:name="__RefHeading___Toc9162_4025634616"/><text:span text:style-name="T134">def </text:span><text:span text:style-name="T26">forward</text:span><text:span text:style-name="T85">(</text:span><text:span text:style-name="T73">self</text:span><text:span text:style-name="T85">, batchinput_tensor): </text:span><text:bookmark-end text:name="__RefHeading___Toc9162_4025634616"/></text:h>
      <text:p text:style-name="P644"/>
      <text:p text:style-name="P603">Init</text:p>
      <text:p text:style-name="P644"/>
      <text:p text:style-name="P636"><text:span text:style-name="T85">CURRENT_DEVICE; distributed_batch_size</text:span><text:span text:style-name="T89">(…);</text:span></text:p>
      <text:p text:style-name="P636"><text:span text:style-name="T139"># T-BPTT: at the start of each batch, we detach_() the hidden state</text:span><text:line-break/><text:span text:style-name="T73">self</text:span><text:span text:style-name="T85">.memory_hn.detach_(); </text:span><text:span text:style-name="T73">self</text:span><text:span text:style-name="T85">.memory_hn_senses.detach_()</text:span></text:p>
      <text:p text:style-name="P691"><text:span text:style-name="T90">either t</text:span><text:span text:style-name="T85">ime_instants = torch.chunk(batchinput_tensor,…</text:span><text:span text:style-name="T90">) or time_instants = [batchinput_tensor]</text:span></text:p>
      <text:p text:style-name="P645"/>
      <text:p text:style-name="P691"><text:span text:style-name="T135">for </text:span><text:span text:style-name="T85">batch_elements_at_t </text:span><text:span text:style-name="T134">in </text:span><text:span text:style-name="T85">time_instants:</text:span></text:p>
      <text:p text:style-name="P645"><text:s/>… (starting the cycle)</text:p>
      <text:p text:style-name="P645"/>
      <text:p text:style-name="P605">Input</text:p>
      <text:p text:style-name="P605"/>
      <text:p text:style-name="P808"># Input signal n.1: the embedding of the current (global) word</text:p>
      <text:p text:style-name="P691"><text:span text:style-name="T28">…; </text:span><text:span text:style-name="T85">t_word_embeddings = </text:span><text:span text:style-name="T73">self</text:span><text:span text:style-name="T85">.E.index_select(</text:span><text:span text:style-name="T39">dim</text:span><text:span text:style-name="T85">=</text:span><text:span text:style-name="T144">0</text:span><text:span text:style-name="T85">, </text:span><text:span text:style-name="T39">index</text:span><text:span text:style-name="T85">=t_current_globals_indices)</text:span></text:p>
      <text:p text:style-name="P646">word_embeddings_ls.append(t_word_embeddings)</text:p>
      <text:p text:style-name="P809"># Input signal n.2: the node-state of the current global word - now with graph batching</text:p>
      <text:p text:style-name="P691"><text:soft-page-break/><text:span text:style-name="T134">if </text:span><text:span text:style-name="T73">self</text:span><text:span text:style-name="T85">.include_globalnode_input:</text:span><text:line-break/><text:span text:style-name="T85"> <text:s text:c="3"/>t_g_nodestates = run_graphnet(…</text:span><text:span text:style-name="T90">)</text:span></text:p>
      <text:p text:style-name="P645"/>
      <text:p text:style-name="P645">word_embeddings; global_nodestates; batch_input_signals_ls; batch_input_signals; <text:s/></text:p>
      <text:p text:style-name="P645"/>
      <text:p text:style-name="P605">Globals</text:p>
      <text:p text:style-name="P691"><text:span text:style-name="T142">The batch_i</text:span><text:span text:style-name="T139">nput_</text:span><text:span text:style-name="T140">signal is</text:span><text:span text:style-name="T139"> of shape(seq_len, batch_size, input_size)</text:span></text:p>
      <text:p text:style-name="P691"><text:span text:style-name="T85">task_1_out = rnn_loop(batch_input_signals, </text:span><text:span text:style-name="T39">model</text:span><text:span text:style-name="T85">=</text:span><text:span text:style-name="T73">self</text:span><text:span text:style-name="T85">, </text:span><text:span text:style-name="T39">globals_or_senses_rnn</text:span><text:span text:style-name="T85">=</text:span><text:span text:style-name="T134">True</text:span><text:span text:style-name="T85">) </text:span></text:p>
      <text:p text:style-name="P691"><text:span text:style-name="T85">task_1_out = task_1_out.permute(</text:span><text:span text:style-name="T144">1</text:span><text:span text:style-name="T85">, </text:span><text:span text:style-name="T144">0</text:span><text:span text:style-name="T85">, </text:span><text:span text:style-name="T144">2</text:span><text:span text:style-name="T85">) <text:s/></text:span><text:span text:style-name="T139"># going to: (batch_size, seq_len, n_units)</text:span></text:p>
      <text:p text:style-name="P691"><text:span text:style-name="T85">task_1_out = task_1_out.reshape</text:span><text:span text:style-name="T91">(...)</text:span></text:p>
      <text:p text:style-name="P691"><text:span text:style-name="T85">logits_global = </text:span><text:span text:style-name="T73">self</text:span><text:span text:style-name="T85">.linear2global(task_1_out)</text:span></text:p>
      <text:p text:style-name="P691"><text:span text:style-name="T85">predictions_globals = tfunc.log_softmax(logits_global, </text:span><text:span text:style-name="T39">dim</text:span><text:span text:style-name="T85">=</text:span><text:span text:style-name="T144">1</text:span><text:span text:style-name="T85">)</text:span></text:p>
      <text:p text:style-name="P646"/>
      <text:p text:style-name="P642">Senses</text:p>
      <text:p text:style-name="P637"><text:span text:style-name="T133">if </text:span><text:span text:style-name="T71">self</text:span>.predict_senses:</text:p>
      <text:p text:style-name="P637">task_2_out = rnn_loop(...)</text:p>
      <text:p text:style-name="P637">task2_out = task_2_out.reshape(...)</text:p>
      <text:p text:style-name="P637">logits_sense = <text:span text:style-name="T71">self</text:span>.linear2senses(task2_out)</text:p>
      <text:p text:style-name="P637">predictions_senses = tfunc.log_softmax(logits_sense, <text:span text:style-name="T36">dim</text:span>=<text:span text:style-name="T143">1</text:span>)</text:p>
      <text:p text:style-name="P657"/>
      <text:p text:style-name="P664">We observe that the majority of the architecture could very well be refactored and put into NN/Common.py. The only part that truly changes is the sense prediction, not the standard language modeling.</text:p>
      <text:p text:style-name="P664"/>
      <text:p text:style-name="P664">Before refactoring anything, I must run the tests on RNN and SelectK, to be sure that I will obtain the same results.</text:p>
      <text:p text:style-name="P660"/>
      <text:h text:style-name="Heading_20_2" text:outline-level="2"><text:bookmark-start text:name="__RefHeading___Toc8402_469614763"/>Refactoring RNN/SelectK and variants<text:bookmark-end text:name="__RefHeading___Toc8402_469614763"/></text:h>
      <text:p text:style-name="P665"/>
      <text:h text:style-name="Heading_20_3" text:outline-level="3"><text:bookmark-start text:name="__RefHeading___Toc8404_469614763"/>Tests before refactoring<text:bookmark-end text:name="__RefHeading___Toc8404_469614763"/></text:h>
      <text:p text:style-name="P609"/>
      <text:p text:style-name="P680">RNN</text:p>
      <text:p text:style-name="P666">(standard hyperparameters: 1024&gt;1024&gt;512, 0.0001, bsz x seq_len = 2 x <text:span text:style-name="T152">3</text:span> on SemCor)</text:p>
      <text:p text:style-name="P659"/>
      <table:table table:name="Table39" table:style-name="Table39">
        <table:table-column table:style-name="Table39.A"/>
        <table:table-column table:style-name="Table39.B"/>
        <table:table-column table:style-name="Table39.C"/>
        <table:table-column table:style-name="Table39.D"/>
        <table:table-row table:style-name="Table39.1">
          <table:table-cell table:style-name="Table39.A1" office:value-type="string">
            <text:p text:style-name="P20">Epoch</text:p>
          </table:table-cell>
          <table:table-cell table:style-name="Table39.A1" table:number-columns-spanned="3" office:value-type="string">
            <text:p text:style-name="P78">Training PPL</text:p>
          </table:table-cell>
          <table:covered-table-cell/>
          <table:covered-table-cell/>
        </table:table-row>
        <table:table-row table:style-name="Table39.2">
          <table:table-cell table:style-name="Table39.A1" office:value-type="string">
            <text:p text:style-name="P233"/>
          </table:table-cell>
          <table:table-cell table:style-name="Table39.A1" office:value-type="string">
            <text:p text:style-name="P233">Globals</text:p>
          </table:table-cell>
          <table:table-cell table:style-name="Table39.A1" office:value-type="string">
            <text:p text:style-name="P233">Senses</text:p>
          </table:table-cell>
          <table:table-cell table:style-name="Table39.A1" office:value-type="string">
            <text:p text:style-name="P233">Multi-senses</text:p>
          </table:table-cell>
        </table:table-row>
        <table:table-row table:style-name="Table39.3">
          <table:table-cell table:style-name="Table39.A1" office:value-type="string">
            <text:p text:style-name="P233">1</text:p>
          </table:table-cell>
          <table:table-cell table:style-name="Table39.A1" office:value-type="string">
            <text:p text:style-name="P123">24045.83</text:p>
          </table:table-cell>
          <table:table-cell table:style-name="Table39.A1" office:value-type="string">
            <text:p text:style-name="P233">39522.51 </text:p>
          </table:table-cell>
          <table:table-cell table:style-name="Table39.A1" office:value-type="string">
            <text:p text:style-name="P233">40973.28</text:p>
          </table:table-cell>
        </table:table-row>
        <table:table-row table:style-name="Table39.3">
          <table:table-cell table:style-name="Table39.A1" office:value-type="string">
            <text:p text:style-name="P233">10</text:p>
          </table:table-cell>
          <table:table-cell table:style-name="Table39.A1" office:value-type="string">
            <text:p text:style-name="P233">51.83</text:p>
          </table:table-cell>
          <table:table-cell table:style-name="Table39.A1" office:value-type="string">
            <text:p text:style-name="P233">64.16</text:p>
          </table:table-cell>
          <table:table-cell table:style-name="Table39.A1" office:value-type="string">
            <text:p text:style-name="P233">158.73</text:p>
          </table:table-cell>
        </table:table-row>
        <table:table-row table:style-name="Table39.3">
          <table:table-cell table:style-name="Table39.A1" office:value-type="string">
            <text:p text:style-name="P233">100</text:p>
          </table:table-cell>
          <table:table-cell table:style-name="Table39.A1" office:value-type="string">
            <text:p text:style-name="P123">31.96 </text:p>
          </table:table-cell>
          <table:table-cell table:style-name="Table39.A1" office:value-type="string">
            <text:p text:style-name="P123">34.89</text:p>
          </table:table-cell>
          <table:table-cell table:style-name="Table39.A1" office:value-type="string">
            <text:p text:style-name="P123">52.95</text:p>
          </table:table-cell>
        </table:table-row>
        <table:table-row table:style-name="Table39.3">
          <table:table-cell table:style-name="Table39.A1" office:value-type="string">
            <text:p text:style-name="P233">150</text:p>
          </table:table-cell>
          <table:table-cell table:style-name="Table39.A1" office:value-type="string">
            <text:p text:style-name="P233">31.9</text:p>
          </table:table-cell>
          <table:table-cell table:style-name="Table39.A1" office:value-type="string">
            <text:p text:style-name="P123">25.51</text:p>
          </table:table-cell>
          <table:table-cell table:style-name="Table39.A1" office:value-type="string">
            <text:p text:style-name="P123">37.54</text:p>
          </table:table-cell>
        </table:table-row>
        <table:table-row table:style-name="Table39.3">
          <table:table-cell table:style-name="Table39.A1" office:value-type="string">
            <text:p text:style-name="P233">200</text:p>
          </table:table-cell>
          <table:table-cell table:style-name="Table39.A1" office:value-type="string">
            <text:p text:style-name="P123">3.26</text:p>
          </table:table-cell>
          <table:table-cell table:style-name="Table39.A1" office:value-type="string">
            <text:p text:style-name="P123">1.2</text:p>
          </table:table-cell>
          <table:table-cell table:style-name="Table39.A1" office:value-type="string">
            <text:p text:style-name="P123">1.25</text:p>
          </table:table-cell>
        </table:table-row>
      </table:table>
      <text:p text:style-name="P659"/>
      <text:p text:style-name="P682">SelectK</text:p>
      <text:p text:style-name="P810"><text:span text:style-name="T117">(</text:span><text:span text:style-name="T118">choosing K=5, to pick more than 1 global and be faster than K=10</text:span><text:span text:style-name="T117">)</text:span></text:p>
      <text:p text:style-name="P661"/>
      <table:table table:name="Table40" table:style-name="Table40">
        <table:table-column table:style-name="Table40.A"/>
        <table:table-column table:style-name="Table40.B"/>
        <table:table-column table:style-name="Table40.C"/>
        <table:table-column table:style-name="Table40.D"/>
        <table:table-row table:style-name="Table40.1">
          <table:table-cell table:style-name="Table40.A1" office:value-type="string">
            <text:p text:style-name="P21">Epoch</text:p>
          </table:table-cell>
          <table:table-cell table:style-name="Table40.A1" table:number-columns-spanned="3" office:value-type="string">
            <text:p text:style-name="P79">Training PPL</text:p>
          </table:table-cell>
          <table:covered-table-cell/>
          <table:covered-table-cell/>
        </table:table-row>
        <table:table-row table:style-name="Table40.2">
          <table:table-cell table:style-name="Table40.A1" office:value-type="string">
            <text:p text:style-name="P234"/>
          </table:table-cell>
          <table:table-cell table:style-name="Table40.A1" office:value-type="string">
            <text:p text:style-name="P234">Globals</text:p>
          </table:table-cell>
          <table:table-cell table:style-name="Table40.A1" office:value-type="string">
            <text:p text:style-name="P234">Senses</text:p>
          </table:table-cell>
          <table:table-cell table:style-name="Table40.A1" office:value-type="string">
            <text:p text:style-name="P234">Multi-senses</text:p>
          </table:table-cell>
        </table:table-row>
        <table:table-row table:style-name="Table40.3">
          <table:table-cell table:style-name="Table40.A1" office:value-type="string">
            <text:p text:style-name="P234">1</text:p>
          </table:table-cell>
          <table:table-cell table:style-name="Table40.A1" office:value-type="string">
            <text:p text:style-name="P124">24045.82</text:p>
          </table:table-cell>
          <table:table-cell table:style-name="Table40.A1" office:value-type="string">
            <text:p text:style-name="P234">57742862.98</text:p>
          </table:table-cell>
          <table:table-cell table:style-name="Table40.A1" office:value-type="string">
            <text:p text:style-name="P234">100000025.5851.83</text:p>
          </table:table-cell>
        </table:table-row>
        <table:table-row table:style-name="Table40.3">
          <table:table-cell table:style-name="Table40.A1" office:value-type="string">
            <text:p text:style-name="P234">10</text:p>
          </table:table-cell>
          <table:table-cell table:style-name="Table40.A1" office:value-type="string">
            <text:p text:style-name="P234">51.83</text:p>
          </table:table-cell>
          <table:table-cell table:style-name="Table40.A1" office:value-type="string">
            <text:p text:style-name="P234">617741.17</text:p>
          </table:table-cell>
          <table:table-cell table:style-name="Table40.A1" office:value-type="string">
            <text:p text:style-name="P234">100000025.58</text:p>
          </table:table-cell>
        </table:table-row>
        <table:table-row table:style-name="Table40.3">
          <table:table-cell table:style-name="Table40.A1" office:value-type="string">
            <text:p text:style-name="P234">100</text:p>
          </table:table-cell>
          <table:table-cell table:style-name="Table40.A1" office:value-type="string">
            <text:p text:style-name="P124">31.96 </text:p>
          </table:table-cell>
          <table:table-cell table:style-name="Table40.A1" office:value-type="string">
            <text:p text:style-name="P124">399247.58</text:p>
          </table:table-cell>
          <table:table-cell table:style-name="Table40.A1" office:value-type="string">
            <text:p text:style-name="P124">100000025.58</text:p>
          </table:table-cell>
        </table:table-row>
        <table:table-row table:style-name="Table40.3">
          <table:table-cell table:style-name="Table40.A1" office:value-type="string">
            <text:p text:style-name="P439">200</text:p>
          </table:table-cell>
          <table:table-cell table:style-name="Table40.A1" office:value-type="string">
            <text:p text:style-name="P234">4.16</text:p>
          </table:table-cell>
          <table:table-cell table:style-name="Table40.A1" office:value-type="string">
            <text:p text:style-name="P124">37.16</text:p>
          </table:table-cell>
          <table:table-cell table:style-name="Table40.A1" office:value-type="string">
            <text:p text:style-name="P124">20.34</text:p>
          </table:table-cell>
        </table:table-row>
        <text:soft-page-break/>
        <table:table-row table:style-name="Table40.3">
          <table:table-cell table:style-name="Table40.A1" office:value-type="string">
            <text:p text:style-name="P234"><text:span text:style-name="T153">3</text:span>00</text:p>
          </table:table-cell>
          <table:table-cell table:style-name="Table40.A1" office:value-type="string">
            <text:p text:style-name="P124">1.07</text:p>
          </table:table-cell>
          <table:table-cell table:style-name="Table40.A1" office:value-type="string">
            <text:p text:style-name="P124">2.59</text:p>
          </table:table-cell>
          <table:table-cell table:style-name="Table40.A1" office:value-type="string">
            <text:p text:style-name="P124">1.04</text:p>
          </table:table-cell>
        </table:table-row>
        <table:table-row table:style-name="Table40.3">
          <table:table-cell table:style-name="Table40.A8" office:value-type="string">
            <text:p text:style-name="P291">400</text:p>
          </table:table-cell>
          <table:table-cell table:style-name="Table40.A8" office:value-type="string">
            <text:p text:style-name="P124">1.07</text:p>
          </table:table-cell>
          <table:table-cell table:style-name="Table40.A8" office:value-type="string">
            <text:p text:style-name="P124">2.5<text:span text:style-name="T154">7</text:span></text:p>
          </table:table-cell>
          <table:table-cell table:style-name="Table40.A8" office:value-type="string">
            <text:p text:style-name="P124">1.04</text:p>
          </table:table-cell>
        </table:table-row>
      </table:table>
      <text:p text:style-name="P667">Quick analysis: why does SelectK not manage to predict senses perfectly?</text:p>
      <text:p text:style-name="P667">'correct_all_s': 56, 'top_k_all_s': 57, 'tot_all_s': 60</text:p>
      <text:p text:style-name="P667"/>
      <text:p text:style-name="P667">Label: the next global is: &lt;unk&gt;(from 24099)<text:line-break/>INFO : Label: the next sense is: group.n.01(from 13859)</text:p>
      <text:p text:style-name="P667">INFO : The top- 10 predicted senses are:<text:line-break/>INFO : Sense: &lt;unk&gt;.dummySense.01 ; p = 51.77%</text:p>
      <text:p text:style-name="P667">…</text:p>
      <text:p text:style-name="P667">Label: the next global is: &lt;unk&gt;(from 24099)<text:line-break/>INFO : Label: the next sense is: location.n.01(from 17867)</text:p>
      <text:p text:style-name="P667">INFO : The top- 10 predicted senses are:<text:line-break/>INFO : Sense: manner.n.02 ; p = 56.78%</text:p>
      <text:p text:style-name="P667">…</text:p>
      <text:p text:style-name="P667">Label: the next global is: &lt;unk&gt;(from 24099)<text:line-break/>INFO : Label: the next sense is: &lt;unk&gt;.dummySense.01(from 39034)<text:line-break/>INFO : The top- 10 predicted globals are:<text:line-break/>INFO : Word: &lt;unk&gt; ; p=77.96%<text:line-break/>INFO : Word: said ; p=1.06%<text:line-break/>INFO : Word: primary_election ; p=1.02%</text:p>
      <text:p text:style-name="P667">INFO : The top- 10 predicted senses are:<text:line-break/>INFO : Sense: state.v.01 ; p = 33.69%<text:line-break/>INFO : Sense: suppose.v.01 ; p = 9.51%<text:line-break/>INFO : Sense: say.v.11 ; p = 9.42%</text:p>
      <text:p text:style-name="P667"/>
      <text:p text:style-name="P669">Whereas other cases are correct:</text:p>
      <text:p text:style-name="P669">Label: the next global is: &lt;unk&gt;(from 24099)<text:line-break/>INFO : Label: the next sense is: &lt;unk&gt;.dummySense.01(from 39034)</text:p>
      <text:p text:style-name="P669">INFO : The top- 10 predicted senses are:<text:line-break/>INFO : Sense: &lt;unk&gt;.dummySense.01 ; p = 99.89%</text:p>
      <text:p text:style-name="P669"/>
      <text:p text:style-name="P669">Anyway, let us proceed with the refactoring and then run the mini-experiments again.</text:p>
      <text:p text:style-name="P669"/>
      <text:p text:style-name="P669"/>
      <text:h text:style-name="Heading_20_3" text:outline-level="3"><text:bookmark-start text:name="__RefHeading___Toc8731_2223532734"/>Tests after refactoring<text:bookmark-end text:name="__RefHeading___Toc8731_2223532734"/></text:h>
      <text:p text:style-name="P658"/>
      <text:p text:style-name="P658"/>
      <text:p text:style-name="P681">RNN</text:p>
      <text:p text:style-name="P811"><text:span text:style-name="T117">(1024&gt;1024&gt;512, </text:span><text:span text:style-name="T119">etc.</text:span><text:span text:style-name="T117">)</text:span></text:p>
      <text:p text:style-name="P662"/>
      <table:table table:name="Table41" table:style-name="Table41">
        <table:table-column table:style-name="Table41.A"/>
        <table:table-column table:style-name="Table41.B"/>
        <table:table-column table:style-name="Table41.C"/>
        <table:table-column table:style-name="Table41.D"/>
        <table:table-row table:style-name="Table41.1">
          <table:table-cell table:style-name="Table41.A1" office:value-type="string">
            <text:p text:style-name="P22">Epoch</text:p>
          </table:table-cell>
          <table:table-cell table:style-name="Table41.A1" table:number-columns-spanned="3" office:value-type="string">
            <text:p text:style-name="P80">Training PPL</text:p>
          </table:table-cell>
          <table:covered-table-cell/>
          <table:covered-table-cell/>
        </table:table-row>
        <table:table-row table:style-name="Table41.2">
          <table:table-cell table:style-name="Table41.A1" office:value-type="string">
            <text:p text:style-name="P235"/>
          </table:table-cell>
          <table:table-cell table:style-name="Table41.A1" office:value-type="string">
            <text:p text:style-name="P235">Globals</text:p>
          </table:table-cell>
          <table:table-cell table:style-name="Table41.A1" office:value-type="string">
            <text:p text:style-name="P235">Senses</text:p>
          </table:table-cell>
          <table:table-cell table:style-name="Table41.A1" office:value-type="string">
            <text:p text:style-name="P235">Multi-senses</text:p>
          </table:table-cell>
        </table:table-row>
        <table:table-row table:style-name="Table41.3">
          <table:table-cell table:style-name="Table41.A1" office:value-type="string">
            <text:p text:style-name="P235">1</text:p>
          </table:table-cell>
          <table:table-cell table:style-name="Table41.A1" office:value-type="string">
            <text:p text:style-name="P125">24312.48</text:p>
          </table:table-cell>
          <table:table-cell table:style-name="Table41.A1" office:value-type="string">
            <text:p text:style-name="P235">39163.03</text:p>
          </table:table-cell>
          <table:table-cell table:style-name="Table41.A1" office:value-type="string">
            <text:p text:style-name="P235">40412.69</text:p>
          </table:table-cell>
        </table:table-row>
        <table:table-row table:style-name="Table41.3">
          <table:table-cell table:style-name="Table41.A1" office:value-type="string">
            <text:p text:style-name="P73">Previous 1</text:p>
          </table:table-cell>
          <table:table-cell table:style-name="Table41.A1" office:value-type="string">
            <text:p text:style-name="P123">24045.83</text:p>
          </table:table-cell>
          <table:table-cell table:style-name="Table41.A1" office:value-type="string">
            <text:p text:style-name="P233">39522.51 </text:p>
          </table:table-cell>
          <table:table-cell table:style-name="Table41.A1" office:value-type="string">
            <text:p text:style-name="P233">40973.28</text:p>
          </table:table-cell>
        </table:table-row>
        <table:table-row table:style-name="Table41.3">
          <table:table-cell table:style-name="Table41.A1" office:value-type="string">
            <text:p text:style-name="P235">100</text:p>
          </table:table-cell>
          <table:table-cell table:style-name="Table41.A1" office:value-type="string">
            <text:p text:style-name="P125">48.96</text:p>
          </table:table-cell>
          <table:table-cell table:style-name="Table41.A1" office:value-type="string">
            <text:p text:style-name="P125">62.73</text:p>
          </table:table-cell>
          <table:table-cell table:style-name="Table41.A1" office:value-type="string">
            <text:p text:style-name="P125">137.6</text:p>
          </table:table-cell>
        </table:table-row>
        <table:table-row table:style-name="Table41.3">
          <table:table-cell table:style-name="Table41.A1" office:value-type="string">
            <text:p text:style-name="P479">Previous <text:s/>100</text:p>
          </table:table-cell>
          <table:table-cell table:style-name="Table41.A1" office:value-type="string">
            <text:p text:style-name="P123">31.96 </text:p>
          </table:table-cell>
          <table:table-cell table:style-name="Table41.A1" office:value-type="string">
            <text:p text:style-name="P123">34.89</text:p>
          </table:table-cell>
          <table:table-cell table:style-name="Table41.A1" office:value-type="string">
            <text:p text:style-name="P123">52.95</text:p>
          </table:table-cell>
        </table:table-row>
      </table:table>
      <text:p text:style-name="P662"/>
      <text:p text:style-name="P670"><text:soft-page-break/>What could this be due to?</text:p>
      <text:p text:style-name="P670"/>
      <text:p text:style-name="P671">A MiniExperiment has:</text:p>
      <text:p text:style-name="P671"><text:span text:style-name="T151">torch.manual_seed(</text:span><text:span text:style-name="T146">1</text:span><text:span text:style-name="T151">) </text:span><text:span text:style-name="T141"># for reproducibility while conducting mini-experiments</text:span></text:p>
      <text:p text:style-name="P671"/>
      <text:p text:style-name="P672">Maybe how the input signal is handled? Changing functionality…</text:p>
      <text:p text:style-name="P672"/>
      <text:p text:style-name="P673">At epoch 1, we now get:</text:p>
      <text:p text:style-name="P673"/>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236">1</text:p>
          </table:table-cell>
          <table:table-cell table:style-name="Table42.A1" office:value-type="string">
            <text:p text:style-name="P126">24312.48</text:p>
          </table:table-cell>
          <table:table-cell table:style-name="Table42.A1" office:value-type="string">
            <text:p text:style-name="P236">39163.03</text:p>
          </table:table-cell>
          <table:table-cell table:style-name="Table42.A1" office:value-type="string">
            <text:p text:style-name="P236">40412.69</text:p>
          </table:table-cell>
        </table:table-row>
        <table:table-row table:style-name="Table42.1">
          <table:table-cell table:style-name="Table42.A1" office:value-type="string">
            <text:p text:style-name="P74">Previous 1</text:p>
          </table:table-cell>
          <table:table-cell table:style-name="Table42.A1" office:value-type="string">
            <text:p text:style-name="P126">24045.83</text:p>
          </table:table-cell>
          <table:table-cell table:style-name="Table42.A1" office:value-type="string">
            <text:p text:style-name="P236">39522.51 </text:p>
          </table:table-cell>
          <table:table-cell table:style-name="Table42.A1" office:value-type="string">
            <text:p text:style-name="P236">40973.28</text:p>
          </table:table-cell>
        </table:table-row>
      </table:table>
      <text:p text:style-name="P674"/>
      <text:p text:style-name="P675">It is true that now we initialize the parameters in slightly different order (mainRNN&gt;linear2global&gt;sensesRNN&gt;linear2senses) and this may explain the difference, due to a different random initialization.</text:p>
      <text:p text:style-name="P674"/>
      <text:p text:style-name="P676">Let us see how a refactored SelectK fares:</text:p>
      <text:p text:style-name="P676"/>
      <text:p text:style-name="P683">SelectK</text:p>
      <text:p text:style-name="P812"><text:span text:style-name="T117">(</text:span><text:span text:style-name="T118">choosing K=5, to pick more than 1 global and be faster than K=10</text:span><text:span text:style-name="T117">)</text:span></text:p>
      <text:p text:style-name="P663"/>
      <table:table table:name="Table43" table:style-name="Table43">
        <table:table-column table:style-name="Table43.A"/>
        <table:table-column table:style-name="Table43.B"/>
        <table:table-column table:style-name="Table43.C"/>
        <table:table-column table:style-name="Table43.D"/>
        <table:table-row table:style-name="Table43.1">
          <table:table-cell table:style-name="Table43.A1" office:value-type="string">
            <text:p text:style-name="P23">Epoch</text:p>
          </table:table-cell>
          <table:table-cell table:style-name="Table43.A1" table:number-columns-spanned="3" office:value-type="string">
            <text:p text:style-name="P81">Training PPL</text:p>
          </table:table-cell>
          <table:covered-table-cell/>
          <table:covered-table-cell/>
        </table:table-row>
        <table:table-row table:style-name="Table43.2">
          <table:table-cell table:style-name="Table43.A1" office:value-type="string">
            <text:p text:style-name="P237"/>
          </table:table-cell>
          <table:table-cell table:style-name="Table43.A1" office:value-type="string">
            <text:p text:style-name="P237">Globals</text:p>
          </table:table-cell>
          <table:table-cell table:style-name="Table43.A1" office:value-type="string">
            <text:p text:style-name="P237">Senses</text:p>
          </table:table-cell>
          <table:table-cell table:style-name="Table43.A1" office:value-type="string">
            <text:p text:style-name="P237">Multi-senses</text:p>
          </table:table-cell>
        </table:table-row>
        <table:table-row table:style-name="Table43.3">
          <table:table-cell table:style-name="Table43.A1" office:value-type="string">
            <text:p text:style-name="P76">1</text:p>
          </table:table-cell>
          <table:table-cell table:style-name="Table43.A1" office:value-type="string">
            <text:p text:style-name="P127">24312.49</text:p>
          </table:table-cell>
          <table:table-cell table:style-name="Table43.A1" office:value-type="string">
            <text:p text:style-name="P237">59625410.73 </text:p>
          </table:table-cell>
          <table:table-cell table:style-name="Table43.A1" office:value-type="string">
            <text:p text:style-name="P237">100000025.58</text:p>
          </table:table-cell>
        </table:table-row>
        <table:table-row table:style-name="Table43.3">
          <table:table-cell table:style-name="Table43.A4" office:value-type="string">
            <text:p text:style-name="P75"><text:span text:style-name="T155">Previous </text:span>1</text:p>
          </table:table-cell>
          <table:table-cell table:style-name="Table43.A4" office:value-type="string">
            <text:p text:style-name="P81">24045.82</text:p>
          </table:table-cell>
          <table:table-cell table:style-name="Table43.A4" office:value-type="string">
            <text:p text:style-name="P23">57742862.98</text:p>
          </table:table-cell>
          <table:table-cell table:style-name="Table43.A4" office:value-type="string">
            <text:p text:style-name="P23">100000025.58</text:p>
          </table:table-cell>
        </table:table-row>
        <table:table-row table:style-name="Table43.3">
          <table:table-cell table:style-name="Table43.A1" office:value-type="string">
            <text:p text:style-name="P412">100</text:p>
          </table:table-cell>
          <table:table-cell table:style-name="Table43.A1" office:value-type="string">
            <text:p text:style-name="P214">31.92</text:p>
          </table:table-cell>
          <table:table-cell table:style-name="Table43.A1" office:value-type="string">
            <text:p text:style-name="P214">644158.07 </text:p>
          </table:table-cell>
          <table:table-cell table:style-name="Table43.A1" office:value-type="string">
            <text:p text:style-name="P214">100000025.58</text:p>
          </table:table-cell>
        </table:table-row>
        <table:table-row table:style-name="Table43.3">
          <table:table-cell table:style-name="Table43.A4" office:value-type="string">
            <text:p text:style-name="P75"><text:span text:style-name="T155">Previous</text:span>100</text:p>
          </table:table-cell>
          <table:table-cell table:style-name="Table43.A4" office:value-type="string">
            <text:p text:style-name="P81">31.96 </text:p>
          </table:table-cell>
          <table:table-cell table:style-name="Table43.A4" office:value-type="string">
            <text:p text:style-name="P81">399247.58</text:p>
          </table:table-cell>
          <table:table-cell table:style-name="Table43.A4" office:value-type="string">
            <text:p text:style-name="P81">100000025.58</text:p>
          </table:table-cell>
        </table:table-row>
        <table:table-row table:style-name="Table43.3">
          <table:table-cell table:style-name="Table43.A1" office:value-type="string">
            <text:p text:style-name="P481">200</text:p>
          </table:table-cell>
          <table:table-cell table:style-name="Table43.A1" office:value-type="string">
            <text:p text:style-name="P23">1.16</text:p>
          </table:table-cell>
          <table:table-cell table:style-name="Table43.A1" office:value-type="string">
            <text:p text:style-name="P81">4.69</text:p>
          </table:table-cell>
          <table:table-cell table:style-name="Table43.A1" office:value-type="string">
            <text:p text:style-name="P81">2.01</text:p>
          </table:table-cell>
        </table:table-row>
        <table:table-row table:style-name="Table43.3">
          <table:table-cell table:style-name="Table43.A4" office:value-type="string">
            <text:p text:style-name="P480"><text:span text:style-name="T155">Previous </text:span>200</text:p>
          </table:table-cell>
          <table:table-cell table:style-name="Table43.A4" office:value-type="string">
            <text:p text:style-name="P23">4.16</text:p>
          </table:table-cell>
          <table:table-cell table:style-name="Table43.A4" office:value-type="string">
            <text:p text:style-name="P81">37.16</text:p>
          </table:table-cell>
          <table:table-cell table:style-name="Table43.A4" office:value-type="string">
            <text:p text:style-name="P81">20.34</text:p>
          </table:table-cell>
        </table:table-row>
        <table:table-row table:style-name="Table43.3">
          <table:table-cell table:style-name="Table43.A1" office:value-type="string">
            <text:p text:style-name="P412">300</text:p>
          </table:table-cell>
          <table:table-cell table:style-name="Table43.A1" office:value-type="string">
            <text:p text:style-name="P165">1.05</text:p>
          </table:table-cell>
          <table:table-cell table:style-name="Table43.A1" office:value-type="string">
            <text:p text:style-name="P292">2.58</text:p>
          </table:table-cell>
          <table:table-cell table:style-name="Table43.A1" office:value-type="string">
            <text:p text:style-name="P292">1.04</text:p>
          </table:table-cell>
        </table:table-row>
        <table:table-row table:style-name="Table43.3">
          <table:table-cell table:style-name="Table43.A4" office:value-type="string">
            <text:p text:style-name="P75"><text:span text:style-name="T155">Previous </text:span><text:span text:style-name="T153">3</text:span>00</text:p>
          </table:table-cell>
          <table:table-cell table:style-name="Table43.A4" office:value-type="string">
            <text:p text:style-name="P81">1.07</text:p>
          </table:table-cell>
          <table:table-cell table:style-name="Table43.A4" office:value-type="string">
            <text:p text:style-name="P81">2.59</text:p>
          </table:table-cell>
          <table:table-cell table:style-name="Table43.A4" office:value-type="string">
            <text:p text:style-name="P81">1.04</text:p>
          </table:table-cell>
        </table:table-row>
      </table:table>
      <text:p text:style-name="P668"/>
      <text:p text:style-name="P677">The overfitting results seem to be identical or slightly better.</text:p>
      <text:p text:style-name="P677">I still have to execute experiments on WT-2 &amp; SemCor to be sure I haven’t broken anything in these.</text:p>
      <text:p text:style-name="P677"/>
      <text:p text:style-name="P677"><text:span text:style-name="T288">Current</text:span> <text:span text:style-name="T287">previous</text:span> roadmap:</text:p>
      <text:list xml:id="list256989524" text:style-name="L1">
        <text:list-item>
          <text:p text:style-name="P1163"><text:span text:style-name="T120">(</text:span><text:span text:style-name="T121">experiment </text:span><text:span text:style-name="T122">after refactoring</text:span><text:span text:style-name="T121">: RNN on SemCor, joint optimization</text:span><text:span text:style-name="T120">)</text:span></text:p>
        </text:list-item>
        <text:list-item>
          <text:p text:style-name="P1164">Code: faster way to select the neighbours of the K most likely globals</text:p>
        </text:list-item>
        <text:list-item>
          <text:p text:style-name="P1165">Code: Context Average method <text:span text:style-name="T237">+ tests</text:span></text:p>
        </text:list-item>
        <text:list-item>
          <text:p text:style-name="P1165">Code: Self-attention method</text:p>
        </text:list-item>
      </text:list>
      <text:p text:style-name="P674"/>
      <text:p text:style-name="P658"/>
      <text:h text:style-name="P565" text:outline-level="1"><text:bookmark-start text:name="__RefHeading___Toc8834_20102023"/><text:span text:style-name="T218">4: </text:span>Faster selection in SelectK<text:bookmark-end text:name="__RefHeading___Toc8834_20102023"/></text:h>
      <text:p text:style-name="P658"/>
      <text:p text:style-name="P678">We face the problem that we are unable to significantly increase K without using a lot more time.</text:p>
      <text:p text:style-name="P678">How much more time?</text:p>
      <text:p text:style-name="P678">We examine the current status, applying time analysis on <text:span text:style-name="T156">the SelectK forward() call and executing mini-experiments with different values of K.</text:span></text:p>
      <text:p text:style-name="P678"/>
      <text:h text:style-name="Heading_20_2" text:outline-level="2"><text:bookmark-start text:name="__RefHeading___Toc8836_20102023"/>Time analysis on existing SelectK <text:span text:style-name="T199">(</text:span><text:span text:style-name="T200">Lambda machine</text:span><text:span text:style-name="T199">)</text:span><text:bookmark-end text:name="__RefHeading___Toc8836_20102023"/></text:h>
      <text:p text:style-name="P679"/>
      <text:p text:style-name="P679"/>
      <table:table table:name="Table45" table:style-name="Table45">
        <table:table-column table:style-name="Table45.A" table:number-columns-repeated="4"/>
        <table:table-row>
          <table:table-cell table:style-name="Table45.A1" office:value-type="string">
            <text:p text:style-name="P1029">K=1</text:p>
          </table:table-cell>
          <table:table-cell table:style-name="Table45.A1" office:value-type="string">
            <text:p text:style-name="P1029">K=50</text:p>
          </table:table-cell>
          <table:table-cell table:style-name="Table45.A1" office:value-type="string">
            <text:p text:style-name="P1029">K=100</text:p>
          </table:table-cell>
          <table:table-cell table:style-name="Table45.A1" office:value-type="string">
            <text:p text:style-name="P1036">K=200</text:p>
          </table:table-cell>
        </table:table-row>
        <table:table-row>
          <table:table-cell table:style-name="Table45.A1" office:value-type="string">
            <text:p text:style-name="P1026">INFO : t1 - t0 = 0.00049<text:line-break/>INFO : t2 - t1 = 0.02953<text:line-break/>INFO : t3 - t2 = 0.00258<text:line-break/>INFO : t4 - t3 = 0.00179<text:line-break/>INFO : t5 - t4 = 0.00231<text:line-break/>INFO : t6 - t5 = 0.00706<text:line-break/>INFO : Global step=27</text:p>
            <text:p text:style-name="P1026"><text:s/>Iteration time=<text:span text:style-name="T64">0.07</text:span>175</text:p>
          </table:table-cell>
          <table:table-cell table:style-name="Table45.A1" office:value-type="string">
            <text:p text:style-name="P1028">INFO : t1 - t0 = 0.0006<text:line-break/>INFO : t2 - t1 = 0.03072<text:line-break/>INFO : t3 - t2 = 0.00382<text:line-break/>INFO : t4 - t3 = 0.01152<text:line-break/>INFO : t5 - t4 = 0.01647<text:line-break/>INFO : t6 - t5 = 0.08369<text:line-break/>INFO : Global step=27</text:p>
            <text:p text:style-name="P1028"><text:s/>Iteration time=<text:span text:style-name="T64">0.17</text:span>244</text:p>
          </table:table-cell>
          <table:table-cell table:style-name="Table45.A1" office:value-type="string">
            <text:p text:style-name="P1028">INFO : t1 - t0 = 0.00057<text:line-break/>INFO : t2 - t1 = 0.03008<text:line-break/>INFO : t3 - t2 = 0.00226<text:line-break/>INFO : t4 - t3 = 0.00171<text:line-break/>INFO : t5 - t4 = 0.01225<text:line-break/>INFO : t6 - t5 = 0.20303<text:line-break/>INFO : Global step=27</text:p>
            <text:p text:style-name="P1028">Iteration time=<text:span text:style-name="T64">0.27</text:span>864</text:p>
          </table:table-cell>
          <table:table-cell table:style-name="Table45.A1" office:value-type="string">
            <text:p text:style-name="P1028">INFO : t1 - t0 = 0.00065<text:line-break/>INFO : t2 - t1 = 0.02953<text:line-break/>INFO : t3 - t2 = 0.00281<text:line-break/>INFO : t4 - t3 = 0.00223<text:line-break/>INFO : t5 - t4 = 0.00176<text:line-break/>INFO : t6 - t5 = 0.51632<text:line-break/>INFO : Global step=27</text:p>
            <text:p text:style-name="P1028">Iteration time=<text:span text:style-name="T64">0.58</text:span>349</text:p>
          </table:table-cell>
        </table:table-row>
        <table:table-row>
          <table:table-cell table:style-name="Table45.A1" office:value-type="string">
            <text:p text:style-name="P1024">INFO : t1 - t0 = 0.0005<text:line-break/>INFO : t2 - t1 = 0.0295<text:line-break/>INFO : t3 - t2 = 0.00268<text:line-break/>INFO : t4 - t3 = 0.0017<text:line-break/>INFO : t5 - t4 = 0.00188<text:line-break/>INFO : t6 - t5 = 0.00585<text:line-break/>INFO : Global step=99 </text:p>
            <text:p text:style-name="P1024">Iteration time=0.07152</text:p>
          </table:table-cell>
          <table:table-cell table:style-name="Table45.A1" office:value-type="string">
            <text:p text:style-name="P1024">INFO : t1 - t0 = 0.00044<text:line-break/>INFO : t2 - t1 = 0.02989<text:line-break/>INFO : t3 - t2 = 0.00261<text:line-break/>INFO : t4 - t3 = 0.0022<text:line-break/>INFO : t5 - t4 = 0.00446<text:line-break/>INFO : t6 - t5 = 0.11692<text:line-break/>INFO : Global step=99</text:p>
            <text:p text:style-name="P1024">Iteration time=0.18581</text:p>
          </table:table-cell>
          <table:table-cell table:style-name="Table45.A1" office:value-type="string">
            <text:p text:style-name="P1024">INFO : t1 - t0 = 0.00057<text:line-break/>INFO : t2 - t1 = 0.02961<text:line-break/>INFO : t3 - t2 = 0.00252<text:line-break/>INFO : t4 - t3 = 0.00188<text:line-break/>INFO : t5 - t4 = 0.00146<text:line-break/>INFO : t6 - t5 = 0.25079<text:line-break/>INFO : Global step=99</text:p>
            <text:p text:style-name="P1024">Iteration time=0.31726</text:p>
          </table:table-cell>
          <table:table-cell table:style-name="Table45.A1" office:value-type="string">
            <text:p text:style-name="P1024">INFO : t1 - t0 = 0.00048<text:line-break/>INFO : t2 - t1 = 0.03015<text:line-break/>INFO : t3 - t2 = 0.00253<text:line-break/>INFO : t4 - t3 = 0.00218<text:line-break/>INFO : t5 - t4 = 0.00701<text:line-break/>INFO : t6 - t5 = 0.53546<text:line-break/>INFO : Global step=99 Iteration time=0.60869</text:p>
          </table:table-cell>
        </table:table-row>
      </table:table>
      <text:p text:style-name="P692"/>
      <text:p text:style-name="P693">99% of the difference is in t6-t5, i.e. in the cycle:</text:p>
      <text:p text:style-name="P693"><text:span text:style-name="T134">for </text:span><text:span text:style-name="T85">s </text:span><text:span text:style-name="T134">in </text:span><text:span text:style-name="T85">range(distributed_batch_size * seq_len):7</text:span></text:p>
      <text:p text:style-name="P638"><text:tab/>(...)</text:p>
      <text:p text:style-name="P813"><text:span text:style-name="T157"><text:tab/></text:span><text:span text:style-name="T85">sample_k_indices_lemmatized; </text:span></text:p>
      <text:p text:style-name="P813"><text:span text:style-name="T85"><text:tab/></text:span><text:span text:style-name="T92">g</text:span><text:span text:style-name="T85">et_senseneighbours_of_k_globals(</text:span><text:span text:style-name="T73">self</text:span><text:span text:style-name="T85">, sample_k_indices_lemmatized))</text:span></text:p>
      <text:p text:style-name="P813"><text:span text:style-name="T85"><text:s text:c="7"/>senses_softmax[s].masked_scatter_(<text:line-break/> <text:s text:c="2"/></text:span><text:span text:style-name="T39">mask</text:span><text:span text:style-name="T85">=i_senseneighbours_mask[s].data.clone(), </text:span><text:span text:style-name="T39">source</text:span><text:span text:style-name="T85">=softmax_selected_senses)</text:span></text:p>
      <text:p text:style-name="P693"/>
      <text:h text:style-name="Heading_20_3" text:outline-level="3"><text:bookmark-start text:name="__RefHeading___Toc9214_3487337050"/>Adjustment: locating neighbours<text:bookmark-end text:name="__RefHeading___Toc9214_3487337050"/></text:h>
      <text:p text:style-name="P693"/>
      <text:p text:style-name="P694">It seems inevitable to use a for cycle to fill up:</text:p>
      <text:p text:style-name="P694"><text:span text:style-name="T85">sample_k_indices_lemmatized = torch.tensor(sample_k_indices_lemmatized_ls).to(CURRENT_DEVICE).squeeze(</text:span><text:span text:style-name="T39">dim</text:span><text:span text:style-name="T85">=</text:span><text:span text:style-name="T144">0</text:span><text:span text:style-name="T85">)</text:span></text:p>
      <text:p text:style-name="P694">of dimensions (distributed_batch_size X seq_len)</text:p>
      <text:p text:style-name="P694"/>
      <text:p text:style-name="P695">Instead of proceeding element-by-element (sample by sample) in the [bsz X seq_len], I could stack the sample_k_indices_lemmatized (lemmatized versions of the K most likely globals) into a 3D tensor.</text:p>
      <text:p text:style-name="P696"><text:soft-page-break/>That can be used to select rows (and thus, neighbours) over the neighbours’ section of the grapharea_matrix, replicated (bsz x seq_len) times to be in 3D as well.</text:p>
      <text:p text:style-name="P697"/>
      <text:p text:style-name="P697">Alternatively: I do not need <text:span text:style-name="T197">to replicate in 3D with (bsz X seq_len). I can just </text:span><text:span text:style-name="T198">flatten the lemmatized_k_indices,</text:span><text:span text:style-name="T197"> use index_select and then group by K.</text:span></text:p>
      <text:p text:style-name="P697"/>
      <text:p text:style-name="P697">neighbours_section.shape</text:p>
      <text:p text:style-name="P697">torch.Size([41000, 32])</text:p>
      <text:p text:style-name="P697">lemmatized_k_indices</text:p>
      <text:p text:style-name="P697">tensor([[ <text:s/>10, <text:s text:c="2"/>17, <text:s text:c="2"/>35, <text:s text:c="2"/>40, <text:s text:c="2"/>50],</text:p>
      <text:p text:style-name="P697"><text:s text:c="8"/>[ 100, <text:s/>203, <text:s/>300, <text:s/>400, <text:s/>505],</text:p>
      <text:p text:style-name="P697"><text:s text:c="8"/>[1000, 2000, 7000, 4500, 5000]])</text:p>
      <text:p text:style-name="P697"/>
      <text:p text:style-name="P698">For instance, if we have bsz=1 and seq_len=3, </text:p>
      <text:p text:style-name="P698">neighbours_rows = neighbours_section.index_select(dim=0, index=lki_flat)</text:p>
      <text:p text:style-name="P698">neighbours_rows.shape</text:p>
      <text:p text:style-name="P698">torch.Size([15, 32])</text:p>
      <text:p text:style-name="P699">Then turned into ([3,15,32])</text:p>
      <text:p text:style-name="P697"/>
      <text:p text:style-name="P700">However, then we have to execute the same operations we did previously:</text:p>
      <text:p text:style-name="P700">transpose by -1, filter on &gt;=0, filter on &lt;model.last_idx_senses.</text:p>
      <text:p text:style-name="P700"/>
      <text:p text:style-name="P701">The problem here is that every global has a variable number of sense neighbours: it may be 1 (even a dummySense) or it may be any, 5,10,32.</text:p>
      <text:p text:style-name="P701"/>
      <text:p text:style-name="P701"/>
      <text:p text:style-name="P697"/>
      <text:h text:style-name="P1100" text:outline-level="2"><text:bookmark-start text:name="__RefHeading___Toc9216_3487337050"/><text:span text:style-name="T202">Sample-cycle </text:span><text:span text:style-name="T201">time</text:span> analysis on existing SelectK <text:span text:style-name="T199">(</text:span><text:span text:style-name="T201">SDU-Cheetah machine</text:span><text:span text:style-name="T199">)</text:span><text:bookmark-end text:name="__RefHeading___Toc9216_3487337050"/></text:h>
      <text:p text:style-name="P814"/>
      <text:p text:style-name="P815"/>
      <table:table table:name="Table44" table:style-name="Table44">
        <table:table-column table:style-name="Table44.A" table:number-columns-repeated="3"/>
        <table:table-row>
          <table:table-cell table:style-name="Table44.A1" office:value-type="string">
            <text:p text:style-name="P1030">K=1</text:p>
          </table:table-cell>
          <table:table-cell table:style-name="Table44.A1" office:value-type="string">
            <text:p text:style-name="P1030">K=50</text:p>
          </table:table-cell>
          <table:table-cell table:style-name="Table44.A1" office:value-type="string">
            <text:p text:style-name="P1037">K=200</text:p>
          </table:table-cell>
        </table:table-row>
        <table:table-row>
          <table:table-cell table:style-name="Table44.A1" office:value-type="string">
            <text:p text:style-name="P1027">INFO : *** Chronometer:<text:line-break/><text:span text:style-name="T64">INFO : t1 - t0 = 8e-05</text:span><text:line-break/>INFO : t2 - t1 = 0.00036<text:line-break/>INFO : t3 - t2 = 0.00013<text:line-break/><text:span text:style-name="T64">INFO : t4 - t3 = 9e-05</text:span><text:line-break/>INFO : t5 - t4 = 0.0003<text:line-break/>INFO : Global step=15<text:tab/> ; <text:span text:style-name="T64">Iteration time=0.05483</text:span></text:p>
          </table:table-cell>
          <table:table-cell table:style-name="Table44.A1" office:value-type="string">
            <text:p text:style-name="P1044">INFO : *** Chronometer:<text:line-break/><text:span text:style-name="T64">INFO : t1 - t0 = 0.00504</text:span><text:line-break/>INFO : t2 - t1 = 0.00055<text:line-break/>INFO : t3 - t2 = 0.00013<text:line-break/><text:span text:style-name="T64">INFO : t4 - t3 = 0.00744</text:span><text:line-break/>INFO : t5 - t4 = 0.00027<text:line-break/>INFO : Global step=15<text:tab/> ; <text:span text:style-name="T64">Iteration time=0.12027</text:span></text:p>
          </table:table-cell>
          <table:table-cell table:style-name="Table44.A1" office:value-type="string">
            <text:p text:style-name="P1044">INFO : *** Chronometer:<text:line-break/><text:span text:style-name="T64">INFO : t1 - t0 = 0.02596</text:span><text:line-break/>INFO : t2 - t1 = 0.00068<text:line-break/>INFO : t3 - t2 = 0.00015<text:line-break/>I<text:span text:style-name="T64">NFO : t4 - t3 = 0.03357</text:span><text:line-break/>INFO : t5 - t4 = 0.00034<text:line-break/>INFO : Global step=15</text:p>
            <text:p text:style-name="P1052">Iteration time=0.41065</text:p>
          </table:table-cell>
        </table:table-row>
        <table:table-row>
          <table:table-cell table:style-name="Table44.A1" office:value-type="string">
            <text:p text:style-name="P1025">INFO : *** Chronometer:<text:line-break/>INFO : t1 - t0 = 7e-05<text:line-break/>INFO : t2 - t1 = 0.00034<text:line-break/>INFO : t3 - t2 = 0.00012<text:line-break/>INFO : t4 - t3 = 9e-05<text:line-break/>INFO : t5 - t4 = 0.00029<text:line-break/>INFO : Global step=29<text:tab/> ; <text:span text:style-name="T64">Iteration time=0.04592</text:span></text:p>
          </table:table-cell>
          <table:table-cell table:style-name="Table44.A1" office:value-type="string">
            <text:p text:style-name="P1025">INFO : *** Chronometer:<text:line-break/>INFO : t1 - t0 = 0.00274<text:line-break/>INFO : t2 - t1 = 0.00054<text:line-break/>INFO : t3 - t2 = 0.00013<text:line-break/>INFO : t4 - t3 = 0.01073<text:line-break/>INFO : t5 - t4 = 0.00027<text:line-break/>INFO : Global step=29<text:tab/> ; <text:span text:style-name="T64">Iteration time=0.12597</text:span></text:p>
          </table:table-cell>
          <table:table-cell table:style-name="Table44.A1" office:value-type="string">
            <text:p text:style-name="P1025">INFO : *** Chronometer:<text:line-break/><text:span text:style-name="T64">INFO : t1 - t0 = 0.02454</text:span><text:line-break/>INFO : t2 - t1 = 0.00065<text:line-break/>INFO : t3 - t2 = 0.00014<text:line-break/><text:span text:style-name="T64">INFO : t4 - t3 = 0.0323</text:span><text:line-break/>INFO : t5 - t4 = 0.00029<text:line-break/>INFO : Global step=29<text:tab/> ; <text:span text:style-name="T64">Iteration time=0.39286</text:span></text:p>
          </table:table-cell>
        </table:table-row>
        <table:table-row>
          <table:table-cell table:style-name="Table44.A1" office:value-type="string">
            <text:p text:style-name="P1025"/>
          </table:table-cell>
          <table:table-cell table:style-name="Table44.A1" office:value-type="string">
            <text:p text:style-name="P1025"/>
          </table:table-cell>
          <table:table-cell table:style-name="Table44.A1" office:value-type="string">
            <text:p text:style-name="P1025"/>
          </table:table-cell>
        </table:table-row>
      </table:table>
      <text:p text:style-name="P815"><text:soft-page-break/></text:p>
      <text:p text:style-name="P815"/>
      <text:p text:style-name="P815"/>
      <text:p text:style-name="P817"><text:span text:style-name="T206">We </text:span><text:span text:style-name="T159">find out that the following segment increases the time elapsed, as we increase K:</text:span></text:p>
      <text:p text:style-name="P816"/>
      <text:p text:style-name="P837"/>
      <text:p text:style-name="P828"><text:span text:style-name="T134">for </text:span><text:span text:style-name="T85">i </text:span><text:span text:style-name="T134">in </text:span><text:span text:style-name="T48">range</text:span><text:span text:style-name="T85">(</text:span><text:span text:style-name="T48">len</text:span><text:span text:style-name="T85">(sense_neighbours_t)):</text:span><text:line-break/><text:span text:style-name="T85"> <text:s text:c="3"/>i_senseneighbours_mask[s,sense_neighbours_t[i]]=</text:span><text:span text:style-name="T134">True</text:span></text:p>
      <text:p text:style-name="P828"/>
      <text:p text:style-name="P704">We are iterating over the sense neighbours, and stating that for the current sample s, all the locations corresponding to the sense neighbours of the current K globals must be set to True.</text:p>
      <text:p text:style-name="P703">Couldn’t I just do:</text:p>
      <text:p text:style-name="P703"><text:span text:style-name="T85">i_senseneighbours_mask[s, sense_neighbours_t]=</text:span><text:span text:style-name="T134">True</text:span></text:p>
      <text:p text:style-name="P703">?</text:p>
      <text:p text:style-name="P703"/>
      <text:p text:style-name="P706">Time analysis, pt.II. Note: the time measurement points were moved.</text:p>
      <text:p text:style-name="P706"/>
      <text:p text:style-name="P706"/>
      <text:p text:style-name="P705"/>
      <table:table table:name="Table46" table:style-name="Table46">
        <table:table-column table:style-name="Table46.A" table:number-columns-repeated="3"/>
        <table:table-row>
          <table:table-cell table:style-name="Table46.A1" office:value-type="string">
            <text:p text:style-name="P1031">K=1</text:p>
          </table:table-cell>
          <table:table-cell table:style-name="Table46.A1" office:value-type="string">
            <text:p text:style-name="P1031">K=50</text:p>
          </table:table-cell>
          <table:table-cell table:style-name="Table46.A1" office:value-type="string">
            <text:p text:style-name="P1038">K=200</text:p>
          </table:table-cell>
        </table:table-row>
        <table:table-row>
          <table:table-cell table:style-name="Table46.A1" office:value-type="string">
            <text:p text:style-name="P1061">Previous iteration time: <text:span text:style-name="T208">0.05</text:span></text:p>
          </table:table-cell>
          <table:table-cell table:style-name="Table46.A1" office:value-type="string">
            <text:p text:style-name="P1061">Previous <text:span text:style-name="T207">iteration time</text:span>: <text:span text:style-name="T208">0.12</text:span></text:p>
          </table:table-cell>
          <table:table-cell table:style-name="Table46.A1" office:value-type="string">
            <text:p text:style-name="P1061">Previous <text:span text:style-name="T207">iteration time</text:span>: <text:span text:style-name="T208">0.41</text:span></text:p>
          </table:table-cell>
        </table:table-row>
        <table:table-row>
          <table:table-cell table:style-name="Table46.A1" office:value-type="string">
            <text:p text:style-name="P1056">INFO : *** Chronometer:<text:line-break/>INFO : t1 - t0 = 0.0<text:line-break/><text:span text:style-name="T64">INFO : t2 - t1 = 0.0</text:span><text:line-break/>INFO : t3 - t2 = 0.00039<text:line-break/>INFO : t4 - t3 = 0.00012<text:line-break/>INFO : t5 - t4 = 5e-05<text:line-break/>INFO : Global step=40<text:tab/> ; <text:span text:style-name="T64">Iteration time=0.04604</text:span></text:p>
          </table:table-cell>
          <table:table-cell table:style-name="Table46.A1" office:value-type="string">
            <text:p text:style-name="P1060">INFO : *** Chronometer:<text:line-break/>INFO : t1 - t0 = 1e-05<text:line-break/><text:span text:style-name="T64">INFO : t2 - t1 = 0.00248</text:span><text:line-break/>INFO : t3 - t2 = 0.00059<text:line-break/>INFO : t4 - t3 = 0.00012<text:line-break/>INFO : t5 - t4 = 5e-05<text:line-break/>INFO : Global step=40</text:p>
            <text:p text:style-name="P1053">Iteration time=0.05795</text:p>
          </table:table-cell>
          <table:table-cell table:style-name="Table46.A1" office:value-type="string">
            <text:p text:style-name="P1057">INFO : *** Chronometer:<text:line-break/>INFO : t1 - t0 = 5e-05<text:line-break/><text:span text:style-name="T64">INFO : t2 - t1 = 0.02663</text:span><text:line-break/>INFO : t3 - t2 = 0.00069<text:line-break/>INFO : t4 - t3 = 0.00014<text:line-break/>INFO : t5 - t4 = 6e-05<text:line-break/>INFO : Global step=40 </text:p>
            <text:p text:style-name="P1054">Iteration time=0.19778</text:p>
          </table:table-cell>
        </table:table-row>
      </table:table>
      <text:p text:style-name="P829"/>
      <text:p text:style-name="P819">t2-t1:</text:p>
      <text:p text:style-name="P830"><text:span text:style-name="T85">t1 = time()</text:span><text:line-break/><text:span text:style-name="T85">sample_k_indices_lemmatized_ls = [</text:span><text:line-break/><text:span text:style-name="T85"> <text:s text:c="3"/>Utils.word_to_vocab_index(lemmatized_word, </text:span><text:span text:style-name="T73">self</text:span><text:span text:style-name="T85">.vocabulary_wordList) + </text:span><text:span text:style-name="T73">self</text:span><text:span text:style-name="T85">.last_idx_senses </text:span><text:span text:style-name="T134">for</text:span><text:line-break/><text:span text:style-name="T134"> <text:s text:c="3"/></text:span><text:span text:style-name="T85">lemmatized_word </text:span><text:span text:style-name="T134">in </text:span><text:span text:style-name="T85">k_globals_lemmatized] </text:span><text:span text:style-name="T139"># may rewrite the order of tensorization and addition</text:span><text:line-break/><text:span text:style-name="T85">t2 = time()</text:span></text:p>
      <text:p text:style-name="P830"><text:span text:style-name="T85">sample_k_indices_lemmatized = torch.tensor(sample_k_indices_lemmatized_ls).to(CURRENT_DEVICE).squeeze(</text:span><text:span text:style-name="T39">dim</text:span><text:span text:style-name="T85">=</text:span><text:span text:style-name="T144">0</text:span><text:span text:style-name="T85">)</text:span></text:p>
      <text:p text:style-name="P830"/>
      <text:p text:style-name="P831">Let’s first create the tensor and then add self.last_idx_senses.</text:p>
      <text:p text:style-name="P831"/>
      <text:p text:style-name="P832"/>
      <table:table table:name="Table47" table:style-name="Table47">
        <table:table-column table:style-name="Table47.A" table:number-columns-repeated="3"/>
        <table:table-row>
          <table:table-cell table:style-name="Table47.A1" office:value-type="string">
            <text:p text:style-name="P1032">K=1</text:p>
          </table:table-cell>
          <table:table-cell table:style-name="Table47.A1" office:value-type="string">
            <text:p text:style-name="P1032">K=50</text:p>
          </table:table-cell>
          <table:table-cell table:style-name="Table47.A1" office:value-type="string">
            <text:p text:style-name="P1039">K=200</text:p>
          </table:table-cell>
        </table:table-row>
        <table:table-row>
          <table:table-cell table:style-name="Table47.A1" office:value-type="string">
            <text:p text:style-name="P1062">Previous iteration time: <text:span text:style-name="T208">0.05, </text:span><text:span text:style-name="T212">0.046</text:span></text:p>
          </table:table-cell>
          <table:table-cell table:style-name="Table47.A1" office:value-type="string">
            <text:p text:style-name="P1062">Previous <text:span text:style-name="T207">iteration time</text:span>: <text:span text:style-name="T208">0.12, </text:span><text:span text:style-name="T210">0.057</text:span></text:p>
          </table:table-cell>
          <table:table-cell table:style-name="Table47.A1" office:value-type="string">
            <text:p text:style-name="P1062">Previous <text:span text:style-name="T207">iteration time</text:span>: <text:span text:style-name="T208">0.41, </text:span><text:span text:style-name="T211">0.19</text:span></text:p>
          </table:table-cell>
        </table:table-row>
        <table:table-row>
          <table:table-cell table:style-name="Table47.A1" office:value-type="string">
            <text:p text:style-name="P1059"><text:span text:style-name="T209">INFO : *** Chronometer:<text:line-break/>INFO : t1 - t0 = 0.0<text:line-break/></text:span><text:span text:style-name="T65">INFO : t2 - t1 = 8e-05</text:span><text:span text:style-name="T209"><text:line-break/>INFO : t3 - t2 = 0.00031<text:line-break/>INFO : t4 - t3 = 0.0001<text:line-break/></text:span><text:soft-page-break/><text:span text:style-name="T209">INFO : t5 - t4 = 4e-05<text:line-break/>INFO : Global step=40 </text:span></text:p>
            <text:p text:style-name="P1055">Iteration time=0.04307</text:p>
          </table:table-cell>
          <table:table-cell table:style-name="Table47.A1" office:value-type="string">
            <text:p text:style-name="P834">INFO : *** Chronometer:<text:line-break/>INFO : t1 - t0 = 1e-05<text:line-break/><text:span text:style-name="T64">INFO : t2 - t1 = 0.00257</text:span><text:line-break/>INFO : t3 - t2 = 0.00053<text:line-break/>INFO : t4 - t3 = 0.00013<text:line-break/><text:soft-page-break/>INFO : t5 - t4 = 5e-05<text:line-break/>INFO : Global step=40</text:p>
            <text:p text:style-name="P833">Iteration time=0.05706</text:p>
          </table:table-cell>
          <table:table-cell table:style-name="Table47.A1" office:value-type="string">
            <text:p text:style-name="P1058">INFO : *** Chronometer:<text:line-break/>INFO : t1 - t0 = 5e-05<text:line-break/><text:span text:style-name="T64">INFO : t2 - t1 = 0.02558</text:span><text:line-break/>INFO : t3 - t2 = 0.0006<text:line-break/>INFO : t4 - t3 = 0.00013<text:line-break/><text:soft-page-break/>INFO : t5 - t4 = 5e-05<text:line-break/>INFO : Global step=40<text:tab/> ; <text:span text:style-name="T64">Iteration time=0.19923</text:span></text:p>
          </table:table-cell>
        </table:table-row>
      </table:table>
      <text:p text:style-name="P832"/>
      <text:p text:style-name="P835">Near-imperceptible improvement. We may be unable to speed it up further.</text:p>
      <text:p text:style-name="P835"/>
      <text:p text:style-name="P836"/>
      <text:h text:style-name="Heading_20_3" text:outline-level="3"><text:bookmark-start text:name="__RefHeading___Toc9303_4289377991"/>Examining iteration time on larger mini-fragment<text:bookmark-end text:name="__RefHeading___Toc9303_4289377991"/></text:h>
      <text:p text:style-name="P707"/>
      <text:p text:style-name="P708">Let us have a larger mini-corpus, so that we are able to run quasi-mini-experiments with batch size=32 and sequence length=35, the hyperparameters normally used on the entirety of SemCor.</text:p>
      <text:p text:style-name="P708"/>
      <text:p text:style-name="P710">32 x 35 = 1120 elements</text:p>
      <text:p text:style-name="P710">SemCor has</text:p>
      <text:p text:style-name="P708"/>
      <text:p text:style-name="P709"/>
      <table:table table:name="Table48" table:style-name="Table48">
        <table:table-column table:style-name="Table48.A" table:number-columns-repeated="3"/>
        <table:table-row>
          <table:table-cell table:style-name="Table48.A1" office:value-type="string">
            <text:p text:style-name="P1033">K=1</text:p>
          </table:table-cell>
          <table:table-cell table:style-name="Table48.A1" office:value-type="string">
            <text:p text:style-name="P1078"><text:span text:style-name="T213">K=</text:span><text:span text:style-name="T172">100</text:span></text:p>
          </table:table-cell>
          <table:table-cell table:style-name="Table48.A1" office:value-type="string">
            <text:p text:style-name="P1040">K=200</text:p>
          </table:table-cell>
        </table:table-row>
        <table:table-row>
          <table:table-cell table:style-name="Table48.A1" office:value-type="string">
            <text:p text:style-name="P1068">Epoch 1 Global step=4 </text:p>
            <text:p text:style-name="P1068">Iteration time=103.38005</text:p>
            <text:p text:style-name="P1068"/>
            <text:p text:style-name="P1073">Epoch 2 Global step=12</text:p>
            <text:p text:style-name="P1073">Iteration time=4.95717</text:p>
            <text:p text:style-name="P1068"/>
            <text:p text:style-name="P1070">Epoch 3 Global step=23</text:p>
            <text:p text:style-name="P1070">Iteration time=4.93986</text:p>
          </table:table-cell>
          <table:table-cell table:style-name="Table48.A1" office:value-type="string">
            <text:p text:style-name="P1069">Epoch 1 Global step=4 </text:p>
            <text:p text:style-name="P1069">Iteration time=117.44637</text:p>
            <text:p text:style-name="P1069"/>
            <text:p text:style-name="P1074">Epoch 2 Global step=12</text:p>
            <text:p text:style-name="P1074">Iteration time=16.08086</text:p>
            <text:p text:style-name="P1074"/>
            <text:p text:style-name="P1071">Epoch 3 Global step=23</text:p>
            <text:p text:style-name="P1074">Iteration time=16.34753</text:p>
          </table:table-cell>
          <table:table-cell table:style-name="Table48.A1" office:value-type="string">
            <text:p text:style-name="P1063"/>
          </table:table-cell>
        </table:table-row>
      </table:table>
      <text:p text:style-name="P839"/>
      <text:p text:style-name="P839"/>
      <text:p text:style-name="P839"/>
      <text:h text:style-name="Heading_20_2" text:outline-level="2"><text:bookmark-start text:name="__RefHeading___Toc9845_2169962901"/>Part 2, on the Lambda machine<text:bookmark-end text:name="__RefHeading___Toc9845_2169962901"/></text:h>
      <text:p text:style-name="P884"/>
      <text:h text:style-name="Heading_20_3" text:outline-level="3"><text:bookmark-start text:name="__RefHeading___Toc9847_2169962901"/>Review<text:bookmark-end text:name="__RefHeading___Toc9847_2169962901"/></text:h>
      <text:p text:style-name="P886">With batch_size=32, sequence_length=35:</text:p>
      <text:p text:style-name="P885"/>
      <table:table table:name="Table49" table:style-name="Table49">
        <table:table-column table:style-name="Table49.A"/>
        <table:table-column table:style-name="Table49.B"/>
        <table:table-column table:style-name="Table49.C"/>
        <table:table-column table:style-name="Table49.B"/>
        <table:table-column table:style-name="Table49.C"/>
        <table:table-row>
          <table:table-cell table:style-name="Table49.A1" office:value-type="string">
            <text:p text:style-name="P1034">K=1<text:line-break/><text:span text:style-name="T240">(2 GPUs)</text:span></text:p>
          </table:table-cell>
          <table:table-cell table:style-name="Table49.A1" office:value-type="string">
            <text:p text:style-name="P1045">K=10</text:p>
          </table:table-cell>
          <table:table-cell table:style-name="Table49.A1" office:value-type="string">
            <text:p text:style-name="P1034">K=50</text:p>
          </table:table-cell>
          <table:table-cell table:style-name="Table49.A1" office:value-type="string">
            <text:p text:style-name="P1045">K=100</text:p>
          </table:table-cell>
          <table:table-cell table:style-name="Table49.A1" office:value-type="string">
            <text:p text:style-name="P1041">K=200<text:line-break/><text:span text:style-name="T240">(3 GPUs)</text:span></text:p>
          </table:table-cell>
        </table:table-row>
        <table:table-row>
          <table:table-cell table:style-name="Table49.A1" office:value-type="string">
            <text:p text:style-name="P1082">Chronometer:<text:line-break/>INFO : t1 - t0 = 0.00058<text:line-break/>INFO : t2 - t1 = 0.59661<text:line-break/>INFO : t3 - t2 = 0.00014<text:line-break/>INFO : t4 - t3 = 0.0033<text:line-break/>INFO : t5 - t4 = 0.08421<text:line-break/>INFO : t6 - t5 = 0.8283<text:line-break/>Chronometer:<text:line-break/>INFO : t1 - t0 = 0.00047<text:line-break/>INFO : t2 - t1 = 0.61127<text:line-break/>INFO : t3 - t2 = 0.0001<text:line-break/>INFO : t4 - t3 = 0.00278<text:line-break/><text:soft-page-break/>INFO : t5 - t4 = 0.08481<text:line-break/>INFO : t6 - t5 = 0.82576<text:line-break/>INFO : Global step=4 ; Iteration time=63.14906</text:p>
          </table:table-cell>
          <table:table-cell table:style-name="Table49.A1" office:value-type="string">
            <text:p text:style-name="P1081">Chronometer:<text:line-break/>INFO : t1 - t0 = 0.00049<text:line-break/>INFO : t2 - t1 = 0.62879<text:line-break/>INFO : t3 - t2 = 0.00013<text:line-break/>INFO : t4 - t3 = 0.00345<text:line-break/>INFO : t5 - t4 = 0.10647<text:line-break/>INFO : t6 - t5 = 5.77666<text:line-break/>Chronometer:<text:line-break/>INFO : t1 - t0 = 0.00058<text:line-break/>INFO : t2 - t1 = 0.63024<text:line-break/>INFO : t3 - t2 = 0.00012<text:line-break/>INFO : t4 - t3 = 0.00309<text:line-break/><text:soft-page-break/>INFO : t5 - t4 = 0.10796<text:line-break/>INFO : t6 - t5 = 5.79418<text:line-break/>INFO : Global step=4<text:tab/> ; Iteration time=67.76857</text:p>
          </table:table-cell>
          <table:table-cell table:style-name="Table49.A1" office:value-type="string">
            <text:p text:style-name="P1083">Chronometer:<text:line-break/>INFO : t1 - t0 = 0.00044<text:line-break/>INFO : t2 - t1 = 0.60021<text:line-break/>INFO : t3 - t2 = 0.00012<text:line-break/>INFO : t4 - t3 = 0.00311<text:line-break/>INFO : t5 - t4 = 0.08925<text:line-break/>INFO : t6 - t5 = 17.41777<text:line-break/>Chronometer:<text:line-break/>INFO : t1 - t0 = 0.00043<text:line-break/>INFO : t2 - t1 = 0.61972<text:line-break/>INFO : t3 - t2 = 0.0001<text:line-break/>INFO : t4 - t3 = 0.00274<text:line-break/><text:soft-page-break/>INFO : t5 - t4 = 0.11873<text:line-break/>INFO : t6 - t5 = 17.38272<text:line-break/>INFO : Global step=4<text:tab/> ; Iteration time=79.08519</text:p>
          </table:table-cell>
          <table:table-cell table:style-name="Table49.A1" office:value-type="string">
            <text:p text:style-name="P1083">Chronometer:<text:line-break/>INFO : t1 - t0 = 0.00062<text:line-break/>INFO : t2 - t1 = 0.60719<text:line-break/>INFO : t3 - t2 = 0.00013<text:line-break/>INFO : t4 - t3 = 0.0032<text:line-break/>INFO : t5 - t4 = 0.0979<text:line-break/>INFO : t6 - t5 = 31.00322<text:line-break/>Chronometer:<text:line-break/>INFO : t1 - t0 = 0.00049<text:line-break/>INFO : t2 - t1 = 0.63318<text:line-break/>INFO : t3 - t2 = 0.0001<text:line-break/>INFO : t4 - t3 = 0.00284<text:line-break/><text:soft-page-break/>INFO : t5 - t4 = 0.12274<text:line-break/>INFO : t6 - t5 = 30.98621<text:line-break/>INFO : Global step=4<text:tab/> ; Iteration time=92.66811</text:p>
          </table:table-cell>
          <table:table-cell table:style-name="Table49.A1" office:value-type="string">
            <text:p text:style-name="P1085">Chronometer:<text:line-break/>INFO : t1 - t0 = 0.00088<text:line-break/>INFO : t2 - t1 = 0.54936<text:line-break/>INFO : t3 - t2 = 0.00011<text:line-break/>INFO : t4 - t3 = 0.00292<text:line-break/>INFO : t5 - t4 = 0.08524<text:line-break/>INFO : t6 - t5 = 73.49298<text:line-break/>Chronometer:<text:line-break/>INFO : t1 - t0 = 0.00075<text:line-break/>INFO : t2 - t1 = 0.56464<text:line-break/>INFO : t3 - t2 = 0.00018<text:line-break/>INFO : t4 - t3 = 0.0039<text:line-break/><text:soft-page-break/>INFO : t5 - t4 = 0.10879<text:line-break/>INFO : t6 - t5 = 73.45372<text:line-break/>INFO : Global step=4<text:tab/> ; Iteration time=132.17215</text:p>
          </table:table-cell>
        </table:table-row>
        <table:table-row>
          <table:table-cell table:style-name="Table49.A1" office:value-type="string">
            <text:p text:style-name="P1084"><text:s/>Chronometer:<text:line-break/>INFO : t1 - t0 = 0.0006<text:line-break/>INFO : t2 - t1 = 0.59721<text:line-break/>INFO : t3 - t2 = 0.0001<text:line-break/>INFO : t4 - t3 = 0.00311<text:line-break/>INFO : t5 - t4 = 0.08282<text:line-break/>INFO : t6 - t5 = 0.96218<text:line-break/> Chronometer:<text:line-break/>INFO : t1 - t0 = 0.00053<text:line-break/>INFO : t2 - t1 = 0.61315<text:line-break/>INFO : t3 - t2 = 8e-05<text:line-break/>INFO : t4 - t3 = 0.00259<text:line-break/>INFO : t5 - t4 = 0.08813<text:line-break/><text:span text:style-name="T64">INFO : t6 - t5 = 0.95045</text:span><text:line-break/>INFO : Global step=23 ; Iteration time=<text:span text:style-name="T64">2.56</text:span>125</text:p>
          </table:table-cell>
          <table:table-cell table:style-name="Table49.A1" office:value-type="string">
            <text:p text:style-name="P1084">Chronometer:<text:line-break/>INFO : t1 - t0 = 0.00053<text:line-break/>INFO : t2 - t1 = 0.60698<text:line-break/>INFO : t3 - t2 = 0.0001<text:line-break/>INFO : t4 - t3 = 0.00307<text:line-break/>INFO : t5 - t4 = 0.09691<text:line-break/>INFO : t6 - t5 = 2.01574<text:line-break/> Chronometer:<text:line-break/>INFO : t1 - t0 = 0.00072<text:line-break/>INFO : t2 - t1 = 0.61436<text:line-break/>INFO : t3 - t2 = 8e-05<text:line-break/>INFO : t4 - t3 = 0.00267<text:line-break/>INFO : t5 - t4 = 0.09309<text:line-break/><text:span text:style-name="T64">INFO : t6 - t5 = 2.02702</text:span><text:line-break/>INFO : Global step=23<text:tab/> ; Iteration time=<text:span text:style-name="T64">3.66</text:span>928</text:p>
          </table:table-cell>
          <table:table-cell table:style-name="Table49.A1" office:value-type="string">
            <text:p text:style-name="P1084">Chronometer:<text:line-break/>INFO : t1 - t0 = 0.0005<text:line-break/>INFO : t2 - t1 = 0.58775<text:line-break/>INFO : t3 - t2 = 8e-05<text:line-break/>INFO : t4 - t3 = 0.00296<text:line-break/>INFO : t5 - t4 = 0.0875<text:line-break/>INFO : t6 - t5 = 12.70029<text:line-break/>Chronometer:<text:line-break/>INFO : t1 - t0 = 0.00059<text:line-break/>INFO : t2 - t1 = 0.6106<text:line-break/>INFO : t3 - t2 = 8e-05<text:line-break/>INFO : t4 - t3 = 0.00258<text:line-break/>INFO : t5 - t4 = 0.1163<text:line-break/><text:span text:style-name="T64">INFO: t6 - t5 =12.70965</text:span><text:line-break/>INFO : Global step=23<text:tab/> ; Iteration time=<text:span text:style-name="T64">14.40</text:span>249</text:p>
          </table:table-cell>
          <table:table-cell table:style-name="Table49.A1" office:value-type="string">
            <text:p text:style-name="P1084">Chronometer:<text:line-break/>INFO : t1 - t0 = 0.0005<text:line-break/>INFO : t2 - t1 = 0.62633<text:line-break/>INFO : t3 - t2 = 8e-05<text:line-break/>INFO : t4 - t3 = 0.00267<text:line-break/>INFO : t5 - t4 = 0.11311<text:line-break/>INFO : t6 - t5 = 27.38865<text:line-break/>Chronometer:<text:line-break/>INFO : t1 - t0 = 0.0006<text:line-break/>INFO : t2 - t1 = 0.60083<text:line-break/>INFO : t3 - t2 = 0.0001<text:line-break/>INFO : t4 - t3 = 0.00322<text:line-break/>INFO : t5 - t4 = 0.08266<text:line-break/><text:span text:style-name="T64">INFO: t6 - t5 =27.47513</text:span><text:line-break/>INFO : Global step=22<text:tab/> ; Iteration time=<text:span text:style-name="T64">29.13</text:span>816</text:p>
          </table:table-cell>
          <table:table-cell table:style-name="Table49.A1" office:value-type="string">
            <text:p text:style-name="P1084">Chronometer:<text:line-break/>INFO : t1 - t0 = 0.00082<text:line-break/>INFO : t2 - t1 = 1.10867<text:line-break/>INFO : t3 - t2 = 0.00029<text:line-break/>INFO : t4 - t3 = 0.05924<text:line-break/>INFO : t5 - t4 = 0.19205<text:line-break/>INFO : t6 - t5 = 57.35593<text:line-break/>Chronometer:<text:line-break/>INFO : t1 - t0 = 0.00084<text:line-break/>INFO : t2 - t1 = 1.0741<text:line-break/>INFO : t3 - t2 = 0.00061<text:line-break/>INFO : t4 - t3 = 0.07437<text:line-break/>INFO : t5 - t4 = 0.11541<text:line-break/>INFO : t6 - t5 = <text:span text:style-name="T64">57.48</text:span>922<text:line-break/>INFO : Global step=12<text:tab/> ; Iteration time=<text:span text:style-name="T64">59.42</text:span>894</text:p>
          </table:table-cell>
        </table:table-row>
      </table:table>
      <text:p text:style-name="P885"/>
      <text:p text:style-name="P839"/>
      <text:h text:style-name="Heading_20_3" text:outline-level="3"><text:bookmark-start text:name="__RefHeading___Toc9849_2169962901"/><text:span text:style-name="T203">Cycle-on-samples,</text:span><text:span text:style-name="T202"> </text:span><text:span text:style-name="T201">time</text:span> analysi<text:span text:style-name="T238">s on Lambda machine</text:span><text:bookmark-end text:name="__RefHeading___Toc9849_2169962901"/></text:h>
      <text:p text:style-name="P887"/>
      <text:p text:style-name="P888"/>
      <table:table table:name="Table50" table:style-name="Table50">
        <table:table-column table:style-name="Table50.A" table:number-columns-repeated="3"/>
        <table:table-row>
          <table:table-cell table:style-name="Table50.A1" office:value-type="string">
            <text:p text:style-name="P1035">K=1</text:p>
            <text:p text:style-name="P1046">(2 GPUs)</text:p>
          </table:table-cell>
          <table:table-cell table:style-name="Table50.A1" office:value-type="string">
            <text:p text:style-name="P1079"><text:span text:style-name="T213">K=</text:span><text:span text:style-name="T214">5</text:span><text:span text:style-name="T174">0</text:span></text:p>
          </table:table-cell>
          <table:table-cell table:style-name="Table50.A1" office:value-type="string">
            <text:p text:style-name="P1042">K=<text:span text:style-name="T239">2</text:span>00</text:p>
          </table:table-cell>
        </table:table-row>
        <table:table-row>
          <table:table-cell table:style-name="Table50.A1" office:value-type="string">
            <text:p text:style-name="P1072">…</text:p>
            <text:p text:style-name="P1072">INFO : *** Chronometer:<text:line-break/>INFO : t1 - t0 = 0.0<text:line-break/>INFO : <text:span text:style-name="T64">t2 - t1 = </text:span><text:span text:style-name="T83">0.000</text:span><text:span text:style-name="T64">32</text:span><text:line-break/>INFO :<text:span text:style-name="T64"> t3 - t2 = 0.00023</text:span><text:line-break/>INFO : t4 - t3 = 7e-05<text:line-break/>INFO : t5 - t4 = 3e-05<text:line-break/>INFO : t6 - t5 = 0.00016<text:line-break/>INFO : Global step=4<text:tab/> ; Iteration time=64.8406</text:p>
          </table:table-cell>
          <table:table-cell table:style-name="Table50.A1" office:value-type="string">
            <text:p text:style-name="P1075">…</text:p>
            <text:p text:style-name="P1075">INFO : *** Chronometer:<text:line-break/>INFO : t1 - t0 = 1e-05<text:line-break/>INFO :<text:span text:style-name="T64"> t2 - t1 = </text:span><text:span text:style-name="T83">0.005</text:span><text:span text:style-name="T64">02</text:span><text:line-break/>INFO : <text:span text:style-name="T64">t3 - t2 = 0.00043</text:span><text:line-break/>INFO : t4 - t3 = 8e-05<text:line-break/>INFO : t5 - t4 = 3e-05<text:line-break/>INFO : t6 - t5 = 0.00018<text:line-break/>INFO : Global step=4<text:tab/> ; Iteration time=78.3831</text:p>
          </table:table-cell>
          <table:table-cell table:style-name="Table50.A1" office:value-type="string">
            <text:p text:style-name="P1064">…</text:p>
            <text:p text:style-name="P1064">INFO : *** Chronometer:<text:line-break/>INFO : t1 - t0 = 5e-05<text:line-break/>INFO : <text:span text:style-name="T64">t2 - t1 = </text:span><text:span text:style-name="T83">0.02</text:span><text:span text:style-name="T64">003</text:span><text:line-break/>INFO : <text:span text:style-name="T64">t3 - t2 = 0.0006</text:span><text:line-break/>INFO : t4 - t3 = 0.00011<text:line-break/>INFO : t5 - t4 = 4e-05<text:line-break/>INFO : t6 - t5 = 0.00021<text:line-break/>INFO : Global step=4<text:tab/> ; Iteration time=104.85502</text:p>
          </table:table-cell>
        </table:table-row>
        <table:table-row table:style-name="Table50.3">
          <table:table-cell table:style-name="Table50.A1" office:value-type="string">
            <text:p text:style-name="P1072">INFO : *** Chronometer:<text:line-break/>INFO : t1 - t0 = 0.0<text:line-break/>INFO :<text:span text:style-name="T64"> t2 - t1 = 0.00032</text:span><text:line-break/>INFO : t3 - t2 = 0.00023<text:line-break/>INFO : t4 - t3 = 7e-05<text:line-break/>INFO : t5 - t4 = 3e-05<text:line-break/>INFO : t6 - t5 = 0.00016<text:line-break/>INFO : Global step=23<text:tab/> ; Iteration time=4.81681</text:p>
          </table:table-cell>
          <table:table-cell table:style-name="Table50.A1" office:value-type="string">
            <text:p text:style-name="P1075">INFO : *** Chronometer:<text:line-break/>INFO : t1 - t0 = 2e-05<text:line-break/>INFO : <text:span text:style-name="T64">t2 - t1 = 0.00806</text:span><text:line-break/>INFO : t3 - t2 = 0.00126<text:line-break/>INFO : t4 - t3 = 0.00024<text:line-break/>INFO : t5 - t4 = 0.0001<text:line-break/>INFO : t6 - t5 = 0.00049<text:line-break/>INFO : Global step=12<text:tab/> ; Iteration time=13.55748</text:p>
          </table:table-cell>
          <table:table-cell table:style-name="Table50.A1" office:value-type="string">
            <text:p text:style-name="P1064">INFO : *** Chronometer:<text:line-break/>INFO : t1 - t0 = 2e-05<text:line-break/>INFO : <text:span text:style-name="T64">t2 - t1 = 0.01775</text:span><text:line-break/>INFO : t3 - t2 = 0.00044<text:line-break/>INFO : t4 - t3 = 7e-05<text:line-break/>INFO : t5 - t4 = 3e-05<text:line-break/>INFO : t6 - t5 = 0.00016<text:line-break/>INFO : Global step=12<text:tab/> ; Iteration time=44.17582</text:p>
          </table:table-cell>
        </table:table-row>
      </table:table>
      <text:p text:style-name="P888"/>
      <text:p text:style-name="P889">Considering that the number of samples with the current settings 32 x 35 = 1120,</text:p>
      <text:p text:style-name="P889">a difference of (0.004,0.008) would bring a delay of (4.48,8.96) seconds. </text:p>
      <text:p text:style-name="P889"><text:soft-page-break/>A difference of (0.01, 0.02) causes a delay of (11, 22) seconds</text:p>
      <text:p text:style-name="P889"/>
      <text:p text:style-name="P890">Thus, we shall examine t2-t1:</text:p>
      <text:p text:style-name="P890"><text:span text:style-name="T85">sample_k_indices_lemmatized_ls = [</text:span><text:line-break/><text:span text:style-name="T85"> <text:s text:c="3"/>Utils.word_to_vocab_index(lemmatized_word, </text:span><text:span text:style-name="T73">self</text:span><text:span text:style-name="T85">.vocabulary_wordList)</text:span><text:span text:style-name="T134">for</text:span><text:line-break/><text:span text:style-name="T134"> <text:s text:c="3"/></text:span><text:span text:style-name="T85">lemmatized_word </text:span><text:span text:style-name="T134">in </text:span><text:span text:style-name="T85">k_globals_lemmatized]</text:span><text:line-break/><text:span text:style-name="T85">sample_k_indices_lemmatized = torch.tensor(sample_k_indices_lemmatized_ls).to(CURRENT_DEVICE).squeeze(</text:span><text:span text:style-name="T39">dim</text:span><text:span text:style-name="T85">=</text:span><text:span text:style-name="T144">0</text:span><text:span text:style-name="T85">) + </text:span><text:span text:style-name="T73">self</text:span><text:span text:style-name="T85">.last_idx_senses</text:span></text:p>
      <text:p text:style-name="P890"/>
      <text:p text:style-name="P893">On K=50, line time:</text:p>
      <text:p text:style-name="P891"><text:span text:style-name="T85">sample_k_indices_lemmatized_ls </text:span><text:span text:style-name="T96"># INFO : t2 - t1 = 0.00581</text:span></text:p>
      <text:p text:style-name="P647">sample_k_indices_lemmatized # INFO : t3 - t2 = 0.00012</text:p>
      <text:p text:style-name="P647"/>
      <text:p text:style-name="P894"><text:span text:style-name="T111">In other steps, even</text:span><text:span text:style-name="T97">:</text:span></text:p>
      <text:p text:style-name="P648">INFO : t2 - t1 = 0.01613<text:line-break/>INFO : t2 - t1 = 0.01644<text:line-break/>INFO : t3 - t2 = 0.00041<text:line-break/>INFO : t3 - t2 = 0.01622</text:p>
      <text:p text:style-name="P890"/>
      <text:p text:style-name="P895">And the function responsible is:</text:p>
      <text:p text:style-name="P892"><text:span text:style-name="T85">sample_k_indices_lemmatized_ls = [</text:span><text:span text:style-name="T134"><text:line-break/></text:span><text:span text:style-name="T85"> <text:s text:c="3"/>Utils.word_to_vocab_index(lemmatized_word, </text:span><text:span text:style-name="T73">self</text:span><text:span text:style-name="T85">.vocabulary_wordList)</text:span><text:span text:style-name="T134">for<text:line-break/> <text:s text:c="3"/></text:span><text:span text:style-name="T85">lemmatized_word </text:span><text:span text:style-name="T134">in </text:span><text:span text:style-name="T85">k_globals_lemmatized]</text:span></text:p>
      <text:p text:style-name="P838">---&gt;</text:p>
      <text:p text:style-name="P895"><text:span text:style-name="T134">def </text:span><text:span text:style-name="T26">word_to_vocab_index</text:span><text:span text:style-name="T85">(word, vocabulary_wordList):</text:span><text:line-break/><text:span text:style-name="T85"> <text:s text:c="3"/></text:span><text:span text:style-name="T134">try</text:span><text:span text:style-name="T85">:</text:span><text:line-break/><text:span text:style-name="T85"> <text:s text:c="7"/></text:span><text:span text:style-name="T134">return </text:span><text:span text:style-name="T85">vocabulary_wordList.index(word)</text:span><text:line-break/><text:span text:style-name="T85"> <text:s text:c="3"/></text:span><text:span text:style-name="T134">except </text:span><text:span text:style-name="T48">ValueError</text:span><text:span text:style-name="T85">:</text:span><text:line-break/><text:span text:style-name="T85"> <text:s text:c="7"/></text:span><text:span text:style-name="T134">return </text:span><text:span text:style-name="T85">vocabulary_wordList.index(UNK_TOKEN)</text:span></text:p>
      <text:p text:style-name="P895"/>
      <text:p text:style-name="P714">This may be due either to the try&amp;except block… or to the list.index(elem) function.</text:p>
      <text:p text:style-name="P714"/>
      <text:p text:style-name="P715">Using a Pandas’ Series indexing could be fast.</text:p>
      <text:p text:style-name="P715">Where am I using vocabulary_wordList, and could it be replaced by operations on a DataFrame?</text:p>
      <text:p text:style-name="P715"/>
      <text:p text:style-name="P716">I am using it only in this location. <text:span text:style-name="T241">I can replace it with a df.</text:span></text:p>
      <text:p text:style-name="P717">Preliminary experiments suggest that </text:p>
      <text:p text:style-name="P717">vocabulary_df.loc[sample_k_indices_lemmatized_ls].index.to_list()</text:p>
      <text:p text:style-name="P717">should be faster.</text:p>
      <text:p text:style-name="P717"/>
      <text:p text:style-name="P718"/>
      <table:table table:name="Table51" table:style-name="Table51">
        <table:table-column table:style-name="Table51.A"/>
        <table:table-column table:style-name="Table51.B"/>
        <table:table-row>
          <table:table-cell table:style-name="Table51.A1" office:value-type="string">
            <text:p text:style-name="P1080"><text:span text:style-name="T213">K=</text:span><text:span text:style-name="T214">5</text:span><text:span text:style-name="T174">0</text:span></text:p>
          </table:table-cell>
          <table:table-cell table:style-name="Table51.A1" office:value-type="string">
            <text:p text:style-name="P1043">K=<text:span text:style-name="T239">2</text:span>00</text:p>
          </table:table-cell>
        </table:table-row>
        <table:table-row>
          <table:table-cell table:style-name="Table51.A1" office:value-type="string">
            <text:p text:style-name="P1076">…</text:p>
            <text:p text:style-name="P1076">INFO : *** Chronometer:<text:line-break/>INFO : t1 - t0 = 1e-05<text:line-break/>INFO : t2 - t1 = 0.00134<text:line-break/>INFO : t3 - t2 = 9e-05<text:line-break/>INFO : t4 - t3 = 0.00049<text:line-break/>INFO : t5 - t4 = 9e-05<text:line-break/>INFO : t6 - t5 = 4e-05<text:line-break/>INFO : t7 - t6 = 0.0002<text:line-break/>INFO : Global step=4<text:tab/> ; Iteration time=68.34362</text:p>
          </table:table-cell>
          <table:table-cell table:style-name="Table51.A1" office:value-type="string">
            <text:p text:style-name="P1065">…</text:p>
            <text:p text:style-name="P1065">INFO : *** Chronometer:<text:line-break/>INFO : t1 - t0 = 6e-05<text:line-break/>INFO : t2 - t1 = 0.0051<text:line-break/>INFO : t3 - t2 = 0.00023<text:line-break/>INFO : t4 - t3 = 0.00104<text:line-break/>INFO : t5 - t4 = 0.00021<text:line-break/>INFO : t6 - t5 = 8e-05<text:line-break/>INFO : t7 - t6 = 0.00038<text:line-break/>INFO : Global step=4<text:tab/> ; Iteration time=68.31612</text:p>
          </table:table-cell>
        </table:table-row>
        <text:soft-page-break/>
        <table:table-row table:style-name="Table51.3">
          <table:table-cell table:style-name="Table51.A1" office:value-type="string">
            <text:p text:style-name="P1076">INFO : *** Chronometer:<text:line-break/>INFO : t1 - t0 = 1e-05<text:line-break/>INFO : t2 - t1 = 0.0017<text:line-break/>INFO : t3 - t2 = 0.00011<text:line-break/>INFO : t4 - t3 = 0.00058<text:line-break/>INFO : t5 - t4 = 0.00011<text:line-break/>INFO : t6 - t5 = 5e-05<text:line-break/>INFO : t7 - t6 = 0.00024<text:line-break/>INFO : Global step=12<text:tab/> ; Iteration time=8.19312</text:p>
            <text:p text:style-name="P1077">(previous <text:span text:style-name="T242">13.55748</text:span>)</text:p>
          </table:table-cell>
          <table:table-cell table:style-name="Table51.A1" office:value-type="string">
            <text:p text:style-name="Table_20_Contents">INFO : *** Chronometer:<text:line-break/>INFO : t1 - t0 = 6e-05<text:line-break/>INFO : t2 - t1 = 0.00583<text:line-break/>INFO : t3 - t2 = 0.00022<text:line-break/>INFO : t4 - t3 = 0.00128<text:line-break/>INFO : t5 - t4 = 0.00023<text:line-break/>INFO : t6 - t5 = 9e-05<text:line-break/>INFO : t7 - t6 = 0.00047<text:line-break/>INFO : Global step=20<text:tab/> ; Iteration time=10.3747</text:p>
            <text:p text:style-name="P1086">(previous <text:span text:style-name="T216">44.17582</text:span><text:span text:style-name="T215">)</text:span></text:p>
          </table:table-cell>
        </table:table-row>
      </table:table>
      <text:p text:style-name="P719"/>
      <text:p text:style-name="P720">It seems we managed to make the iteration time mostly impervious to increasing K.</text:p>
      <text:p text:style-name="P720">Predicting the training time: <text:span text:style-name="T243">given that </text:span><text:span text:style-name="T244">on the SemCor training corpus 32*35*577=646K,</text:span></text:p>
      <text:p text:style-name="P721">[(577 * 68 * 1) + 577 * 10 * 25]/60 = ~50 hours for 25 epochs <text:span text:style-name="T245">(witk K=200, on 2 GPUS)</text:span>. </text:p>
      <text:h text:style-name="Heading_20_3" text:outline-level="3"><text:bookmark-start text:name="__RefHeading___Toc10189_3489640524"/>Mini-experiments for Correctness<text:bookmark-end text:name="__RefHeading___Toc10189_3489640524"/></text:h>
      <text:p text:style-name="P722"/>
      <text:p text:style-name="P722">We examine whether we manage to overfit on a small fragment.</text:p>
      <text:p text:style-name="P722"/>
      <text:p text:style-name="P723"/>
      <table:table table:name="Table52" table:style-name="Table52">
        <table:table-column table:style-name="Table52.A" table:number-columns-repeated="2"/>
        <table:table-column table:style-name="Table52.C"/>
        <table:table-row table:style-name="Table52.1">
          <table:table-cell table:style-name="Table52.A1" office:value-type="string">
            <text:p text:style-name="P16">Architecture</text:p>
          </table:table-cell>
          <table:table-cell table:style-name="Table52.A1" office:value-type="string">
            <text:p text:style-name="P16">Hyperparameters</text:p>
          </table:table-cell>
          <table:table-cell table:style-name="Table52.A1" office:value-type="string">
            <text:p text:style-name="P16">Senses’ method</text:p>
          </table:table-cell>
        </table:table-row>
        <table:table-row table:style-name="Table52.1">
          <table:table-cell table:style-name="Table52.A1" office:value-type="string">
            <text:p text:style-name="P13">For the globals: main GRU,</text:p>
            <text:p text:style-name="P13">1024&gt;1024&gt;512</text:p>
            <text:p text:style-name="P545"><text:span text:style-name="T217">For the senses: </text:span><text:span text:style-name="T180">SelectK mechanism + senses’GRU</text:span></text:p>
          </table:table-cell>
          <table:table-cell table:style-name="Table52.A1" office:value-type="string">
            <text:p text:style-name="P13">batch size=<text:span text:style-name="T246">2</text:span></text:p>
            <text:p text:style-name="P13">sequence length = 3</text:p>
            <text:p text:style-name="P13">Learning rate= <text:span text:style-name="T246">0.0001</text:span></text:p>
          </table:table-cell>
          <table:table-cell table:style-name="Table52.A1" office:value-type="string">
            <text:p text:style-name="P545"><text:span text:style-name="T180">Select the senses of the most likely K globals, and apply softmax over </text:span><text:span text:style-name="T181">their logits from the senses’GRU</text:span><text:span text:style-name="T180">.</text:span></text:p>
          </table:table-cell>
        </table:table-row>
        <table:table-row table:style-name="Table52.1">
          <table:table-cell table:style-name="Table52.A1" office:value-type="string">
            <text:p text:style-name="P13"/>
          </table:table-cell>
          <table:table-cell table:style-name="Table52.A1" office:value-type="string">
            <text:p text:style-name="P13"/>
          </table:table-cell>
          <table:table-cell table:style-name="Table52.A1" office:value-type="string">
            <text:p text:style-name="P14">Joint optimization of the globals and senses’ task</text:p>
          </table:table-cell>
        </table:table-row>
      </table:table>
      <text:p text:style-name="P1105"/>
      <text:p text:style-name="P721"/>
      <text:p text:style-name="P747">With K = 1:</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24">Epoch</text:p>
          </table:table-cell>
          <table:table-cell table:style-name="Table53.A1" table:number-columns-spanned="3" office:value-type="string">
            <text:p text:style-name="P82">Training PPL</text:p>
          </table:table-cell>
          <table:covered-table-cell/>
          <table:covered-table-cell/>
        </table:table-row>
        <table:table-row table:style-name="Table53.2">
          <table:table-cell table:style-name="Table53.A1" office:value-type="string">
            <text:p text:style-name="P238"/>
          </table:table-cell>
          <table:table-cell table:style-name="Table53.A1" office:value-type="string">
            <text:p text:style-name="P238">Globals</text:p>
          </table:table-cell>
          <table:table-cell table:style-name="Table53.A1" office:value-type="string">
            <text:p text:style-name="P238">Senses</text:p>
          </table:table-cell>
          <table:table-cell table:style-name="Table53.A1" office:value-type="string">
            <text:p text:style-name="P238">Multi-senses</text:p>
          </table:table-cell>
        </table:table-row>
        <table:table-row table:style-name="Table53.2">
          <table:table-cell table:style-name="Table53.A1" office:value-type="string">
            <text:p text:style-name="P293">1</text:p>
          </table:table-cell>
          <table:table-cell table:style-name="Table53.A1" office:value-type="string">
            <text:p text:style-name="P128">24312.49</text:p>
          </table:table-cell>
          <table:table-cell table:style-name="Table53.A1" office:value-type="string">
            <text:p text:style-name="P238">100000216.32</text:p>
          </table:table-cell>
          <table:table-cell table:style-name="Table53.A1" office:value-type="string">
            <text:p text:style-name="P238">100000025.58</text:p>
          </table:table-cell>
        </table:table-row>
        <table:table-row table:style-name="Table53.2">
          <table:table-cell table:style-name="Table53.A1" office:value-type="string">
            <text:p text:style-name="P293">10</text:p>
          </table:table-cell>
          <table:table-cell table:style-name="Table53.A1" office:value-type="string">
            <text:p text:style-name="P238">48.95</text:p>
          </table:table-cell>
          <table:table-cell table:style-name="Table53.A1" office:value-type="string">
            <text:p text:style-name="P238">11659157.02</text:p>
          </table:table-cell>
          <table:table-cell table:style-name="Table53.A1" office:value-type="string">
            <text:p text:style-name="P238">100000025.58</text:p>
          </table:table-cell>
        </table:table-row>
        <table:table-row table:style-name="Table53.2">
          <table:table-cell table:style-name="Table53.A1" office:value-type="string">
            <text:p text:style-name="P293">100</text:p>
          </table:table-cell>
          <table:table-cell table:style-name="Table53.A1" office:value-type="string">
            <text:p text:style-name="P128">31.92 </text:p>
          </table:table-cell>
          <table:table-cell table:style-name="Table53.A1" office:value-type="string">
            <text:p text:style-name="P128">11659157.02 <text:s/></text:p>
          </table:table-cell>
          <table:table-cell table:style-name="Table53.A1" office:value-type="string">
            <text:p text:style-name="P128"><text:s/>100000025.58</text:p>
          </table:table-cell>
        </table:table-row>
        <table:table-row table:style-name="Table53.2">
          <table:table-cell table:style-name="Table53.A1" office:value-type="string">
            <text:p text:style-name="P293">200</text:p>
          </table:table-cell>
          <table:table-cell table:style-name="Table53.A1" office:value-type="string">
            <text:p text:style-name="P238">1.46</text:p>
          </table:table-cell>
          <table:table-cell table:style-name="Table53.A1" office:value-type="string">
            <text:p text:style-name="P128">3.45</text:p>
            <text:p text:style-name="P129">'correct_all_s': 56, </text:p>
            <text:p text:style-name="P129">'top_k_all_s': 56, </text:p>
            <text:p text:style-name="P129">'tot_all_s': 60</text:p>
          </table:table-cell>
          <table:table-cell table:style-name="Table53.A1" office:value-type="string">
            <text:p text:style-name="P128">1.02</text:p>
            <text:p text:style-name="P128">'correct_multi_s': 19, 'top_k_multi_s': 19, 'tot_multi_s': 19</text:p>
          </table:table-cell>
        </table:table-row>
        <table:table-row table:style-name="Table53.7">
          <table:table-cell table:style-name="Table53.A1" office:value-type="string">
            <text:p text:style-name="P293">300</text:p>
          </table:table-cell>
          <table:table-cell table:style-name="Table53.A1" office:value-type="string">
            <text:p text:style-name="P128">1.04 </text:p>
          </table:table-cell>
          <table:table-cell table:style-name="Table53.A1" office:value-type="string">
            <text:p text:style-name="P128">7.32</text:p>
          </table:table-cell>
          <table:table-cell table:style-name="Table53.A1" office:value-type="string">
            <text:p text:style-name="P128">8.94</text:p>
          </table:table-cell>
        </table:table-row>
        <table:table-row table:style-name="Table53.8">
          <table:table-cell table:style-name="Table53.A8" office:value-type="string">
            <text:p text:style-name="P296">700</text:p>
          </table:table-cell>
          <table:table-cell table:style-name="Table53.A8" office:value-type="string">
            <text:p text:style-name="P167">1.02</text:p>
          </table:table-cell>
          <table:table-cell table:style-name="Table53.A8" office:value-type="string">
            <text:p text:style-name="P167">1.58</text:p>
            <text:p text:style-name="P167">'correct_all_s': 54, </text:p>
            <text:p text:style-name="P167">'top_k_all_s': 58, </text:p>
            <text:p text:style-name="P167">'tot_all_s': 60</text:p>
          </table:table-cell>
          <table:table-cell table:style-name="Table53.A8" office:value-type="string">
            <text:p text:style-name="P167">1.55</text:p>
            <text:p text:style-name="P167">'correct_multi_s': 18, 'top_k_multi_s': 18, 'tot_multi_s': 19</text:p>
          </table:table-cell>
        </table:table-row>
      </table:table>
      <text:p text:style-name="P724">Error analysis:</text:p>
      <text:p text:style-name="P724">@epoch 700:</text:p>
      <text:p text:style-name="P724"/>
      <text:p text:style-name="P724">Label: the next global is: primary_election(from 10)<text:line-break/>INFO : Label: the next sense is: primary.n.01(from 22999)<text:line-break/><text:soft-page-break/>INFO : The top- 10 predicted globals are:<text:line-break/>INFO : Word: primary_election ; p=99.78%<text:line-break/>INFO : Word: of ; p=0.02%<text:line-break/>INFO : Word: produced ; p=0.02%<text:line-break/>INFO : Word: atlanta ; p=0.02%<text:line-break/>INFO : Word: , ; p=0.01%</text:p>
      <text:p text:style-name="P724">…</text:p>
      <text:p text:style-name="P724">INFO : The top- 10 predicted senses are:<text:line-break/>INFO : Sense: produce.v.01 ; p = 41.85%<text:line-break/>INFO : Sense: primary.n.01 ; p = 20.76%<text:line-break/>INFO : Sense: produce.v.03 ; p = 3.22%<text:line-break/>INFO : Sense: produce.n.01 ; p = 2.49%</text:p>
      <text:p text:style-name="P724"/>
      <text:p text:style-name="P725">Ahem, we should be using K=1 here. <text:span text:style-name="T247">What is this?</text:span></text:p>
      <text:p text:style-name="P725"/>
      <text:p text:style-name="P724"/>
      <text:p text:style-name="P747">With K=100:</text:p>
      <text:p text:style-name="P748"/>
      <table:table table:name="Table54" table:style-name="Table54">
        <table:table-column table:style-name="Table54.A"/>
        <table:table-column table:style-name="Table54.B"/>
        <table:table-column table:style-name="Table54.C"/>
        <table:table-column table:style-name="Table54.D"/>
        <table:table-row table:style-name="Table54.1">
          <table:table-cell table:style-name="Table54.A1" office:value-type="string">
            <text:p text:style-name="P25">Epoch</text:p>
          </table:table-cell>
          <table:table-cell table:style-name="Table54.A1" table:number-columns-spanned="3" office:value-type="string">
            <text:p text:style-name="P83">Training PPL</text:p>
          </table:table-cell>
          <table:covered-table-cell/>
          <table:covered-table-cell/>
        </table:table-row>
        <table:table-row table:style-name="Table54.2">
          <table:table-cell table:style-name="Table54.A1" office:value-type="string">
            <text:p text:style-name="P239"/>
          </table:table-cell>
          <table:table-cell table:style-name="Table54.A1" office:value-type="string">
            <text:p text:style-name="P239">Globals</text:p>
          </table:table-cell>
          <table:table-cell table:style-name="Table54.A1" office:value-type="string">
            <text:p text:style-name="P239">Senses</text:p>
          </table:table-cell>
          <table:table-cell table:style-name="Table54.A1" office:value-type="string">
            <text:p text:style-name="P239">Multi-senses</text:p>
          </table:table-cell>
        </table:table-row>
        <table:table-row table:style-name="Table54.2">
          <table:table-cell table:style-name="Table54.A1" office:value-type="string">
            <text:p text:style-name="P294">1</text:p>
          </table:table-cell>
          <table:table-cell table:style-name="Table54.A1" office:value-type="string">
            <text:p text:style-name="P130">24312.53</text:p>
          </table:table-cell>
          <table:table-cell table:style-name="Table54.A1" office:value-type="string">
            <text:p text:style-name="P239">18617260.73 </text:p>
          </table:table-cell>
          <table:table-cell table:style-name="Table54.A1" office:value-type="string">
            <text:p text:style-name="P239">100000025.58</text:p>
          </table:table-cell>
        </table:table-row>
        <table:table-row table:style-name="Table54.2">
          <table:table-cell table:style-name="Table54.A1" office:value-type="string">
            <text:p text:style-name="P294">10</text:p>
          </table:table-cell>
          <table:table-cell table:style-name="Table54.A1" office:value-type="string">
            <text:p text:style-name="P239">48.95</text:p>
          </table:table-cell>
          <table:table-cell table:style-name="Table54.A1" office:value-type="string">
            <text:p text:style-name="P239">207.55</text:p>
          </table:table-cell>
          <table:table-cell table:style-name="Table54.A1" office:value-type="string">
            <text:p text:style-name="P239">359.83</text:p>
          </table:table-cell>
        </table:table-row>
        <table:table-row table:style-name="Table54.2">
          <table:table-cell table:style-name="Table54.A1" office:value-type="string">
            <text:p text:style-name="P294">...</text:p>
          </table:table-cell>
          <table:table-cell table:style-name="Table54.A1" office:value-type="string">
            <text:p text:style-name="P130"/>
          </table:table-cell>
          <table:table-cell table:style-name="Table54.A1" office:value-type="string">
            <text:p text:style-name="P130"/>
          </table:table-cell>
          <table:table-cell table:style-name="Table54.A1" office:value-type="string">
            <text:p text:style-name="P130"/>
          </table:table-cell>
        </table:table-row>
        <table:table-row table:style-name="Table54.6">
          <table:table-cell table:style-name="Table54.A6" office:value-type="string">
            <text:p text:style-name="P295">500</text:p>
          </table:table-cell>
          <table:table-cell table:style-name="Table54.A6" office:value-type="string">
            <text:p text:style-name="P166">1.03</text:p>
          </table:table-cell>
          <table:table-cell table:style-name="Table54.A6" office:value-type="string">
            <text:p text:style-name="P166">2.04</text:p>
            <text:p text:style-name="P166"><text:s/>'correct_all_s': 44, 'top_k_all_s': 60, </text:p>
            <text:p text:style-name="P166">'tot_all_s': 60</text:p>
          </table:table-cell>
          <table:table-cell table:style-name="Table54.A6" office:value-type="string">
            <text:p text:style-name="P166">2.27</text:p>
            <text:p text:style-name="P166">‘correct_multi_s': 15, 'top_k_multi_s': 19, 'tot_multi_s': 19</text:p>
          </table:table-cell>
        </table:table-row>
      </table:table>
      <text:p text:style-name="P748"/>
      <text:p text:style-name="P750">We double-check that we are setting K correctly, and execute the mini-experiments again.</text:p>
      <text:p text:style-name="P750"/>
      <text:p text:style-name="P749">With K=1:</text:p>
      <text:p text:style-name="P748"/>
      <text:p text:style-name="P749">Error analysis:</text:p>
      <text:p text:style-name="P750">Label: the next global is: that(from 16)<text:line-break/>INFO : Label: the next sense is: that.dummySense.01(from 35499)<text:line-break/>INFO : The top- 10 predicted globals are:<text:line-break/>INFO : Word: no ; p=49.1%<text:line-break/>INFO : Word: that ; p=48.96%<text:line-break/>INFO : Word: the ; p=0.2%<text:line-break/>...<text:line-break/>INFO : The top- 10 predicted senses are:<text:line-break/>INFO : Sense: no.a.01 ; p = 99.94%</text:p>
      <text:p text:style-name="P750">________________________________________________________________________</text:p>
      <text:p text:style-name="P750">Label: the next global is: &lt;unk&gt;(from 24099)<text:line-break/>INFO : Label: the next sense is: group.n.01(from 13859)</text:p>
      <text:p text:style-name="P750">INFO : The top- 10 predicted globals are:<text:line-break/>INFO : Word: &lt;unk&gt; ; p=99.59%<text:line-break/></text:p>
      <text:p text:style-name="P750"><text:soft-page-break/>…</text:p>
      <text:p text:style-name="P750">INFO : The top- 10 predicted senses are:<text:line-break/>INFO : Sense: &lt;unk&gt;.dummySense.01 ; p = 100.0%</text:p>
      <text:p text:style-name="P750">_________________________________________________________________________</text:p>
      <text:p text:style-name="P751">The errors are now what we expect, mostly determined by predicting the wrong global.</text:p>
      <text:p text:style-name="Standard"/>
      <text:p text:style-name="P896"/>
      <table:table table:name="Table55" table:style-name="Table55">
        <table:table-column table:style-name="Table55.A"/>
        <table:table-column table:style-name="Table55.B"/>
        <table:table-column table:style-name="Table55.C"/>
        <table:table-column table:style-name="Table55.D"/>
        <table:table-row table:style-name="Table55.1">
          <table:table-cell table:style-name="Table55.A1" office:value-type="string">
            <text:p text:style-name="P26">Epoch</text:p>
          </table:table-cell>
          <table:table-cell table:style-name="Table55.A1" table:number-columns-spanned="3" office:value-type="string">
            <text:p text:style-name="P84">Training PPL</text:p>
          </table:table-cell>
          <table:covered-table-cell/>
          <table:covered-table-cell/>
        </table:table-row>
        <table:table-row table:style-name="Table55.2">
          <table:table-cell table:style-name="Table55.A1" office:value-type="string">
            <text:p text:style-name="P240"/>
          </table:table-cell>
          <table:table-cell table:style-name="Table55.A1" office:value-type="string">
            <text:p text:style-name="P240">Globals</text:p>
          </table:table-cell>
          <table:table-cell table:style-name="Table55.A1" office:value-type="string">
            <text:p text:style-name="P240">Senses</text:p>
          </table:table-cell>
          <table:table-cell table:style-name="Table55.A1" office:value-type="string">
            <text:p text:style-name="P240">Multi-senses</text:p>
          </table:table-cell>
        </table:table-row>
        <table:table-row table:style-name="Table55.2">
          <table:table-cell table:style-name="Table55.A1" office:value-type="string">
            <text:p text:style-name="P297">1</text:p>
          </table:table-cell>
          <table:table-cell table:style-name="Table55.A1" office:value-type="string">
            <text:p text:style-name="P131">24312.49</text:p>
          </table:table-cell>
          <table:table-cell table:style-name="Table55.A1" office:value-type="string">
            <text:p text:style-name="P240">100000216.32 </text:p>
          </table:table-cell>
          <table:table-cell table:style-name="Table55.A1" office:value-type="string">
            <text:p text:style-name="P240">100000025.58</text:p>
          </table:table-cell>
        </table:table-row>
        <table:table-row table:style-name="Table55.2">
          <table:table-cell table:style-name="Table55.A1" office:value-type="string">
            <text:p text:style-name="P297">10</text:p>
          </table:table-cell>
          <table:table-cell table:style-name="Table55.A1" office:value-type="string">
            <text:p text:style-name="P240">48.95</text:p>
          </table:table-cell>
          <table:table-cell table:style-name="Table55.A1" office:value-type="string">
            <text:p text:style-name="P240">11659157.02</text:p>
          </table:table-cell>
          <table:table-cell table:style-name="Table55.A1" office:value-type="string">
            <text:p text:style-name="P240">100000025.58</text:p>
          </table:table-cell>
        </table:table-row>
        <table:table-row table:style-name="Table55.2">
          <table:table-cell table:style-name="Table55.A1" office:value-type="string">
            <text:p text:style-name="P297">100</text:p>
          </table:table-cell>
          <table:table-cell table:style-name="Table55.A1" office:value-type="string">
            <text:p text:style-name="P170">31.92</text:p>
          </table:table-cell>
          <table:table-cell table:style-name="Table55.A1" office:value-type="string">
            <text:p text:style-name="P131">11659157.02 </text:p>
          </table:table-cell>
          <table:table-cell table:style-name="Table55.A1" office:value-type="string">
            <text:p text:style-name="P131">100000025.58</text:p>
          </table:table-cell>
        </table:table-row>
        <table:table-row table:style-name="Table55.6">
          <table:table-cell table:style-name="Table55.A6" office:value-type="string">
            <text:p text:style-name="P297">200</text:p>
          </table:table-cell>
          <table:table-cell table:style-name="Table55.A6" office:value-type="string">
            <text:p text:style-name="P170">1.46</text:p>
          </table:table-cell>
          <table:table-cell table:style-name="Table55.A6" office:value-type="string">
            <text:p text:style-name="P170">3.45</text:p>
          </table:table-cell>
          <table:table-cell table:style-name="Table55.A6" office:value-type="string">
            <text:p text:style-name="P170">1.02</text:p>
          </table:table-cell>
        </table:table-row>
        <table:table-row table:style-name="Table55.6">
          <table:table-cell table:style-name="Table55.A6" office:value-type="string">
            <text:p text:style-name="P297">300</text:p>
          </table:table-cell>
          <table:table-cell table:style-name="Table55.A6" office:value-type="string">
            <text:p text:style-name="P170">1.04</text:p>
          </table:table-cell>
          <table:table-cell table:style-name="Table55.A6" office:value-type="string">
            <text:p text:style-name="P170">3.42</text:p>
            <text:p text:style-name="P170">'correct_all_s': 56, </text:p>
            <text:p text:style-name="P170">'top_k_all_s': 56, </text:p>
            <text:p text:style-name="P170">'tot_all_s': 60</text:p>
          </table:table-cell>
          <table:table-cell table:style-name="Table55.A6" office:value-type="string">
            <text:p text:style-name="P170">1.0</text:p>
            <text:p text:style-name="P170">'correct_multi_s': 19, 'top_k_multi_s': 19, 'tot_multi_s': 19</text:p>
          </table:table-cell>
        </table:table-row>
      </table:table>
      <text:p text:style-name="P896"/>
      <text:p text:style-name="P896"/>
      <text:p text:style-name="P896"/>
      <text:p text:style-name="P818">With K=100:</text:p>
      <text:p text:style-name="P896"/>
      <table:table table:name="Table56" table:style-name="Table56">
        <table:table-column table:style-name="Table56.A"/>
        <table:table-column table:style-name="Table56.B"/>
        <table:table-column table:style-name="Table56.C"/>
        <table:table-column table:style-name="Table56.D"/>
        <table:table-row table:style-name="Table56.1">
          <table:table-cell table:style-name="Table56.A1" office:value-type="string">
            <text:p text:style-name="P26">Epoch</text:p>
          </table:table-cell>
          <table:table-cell table:style-name="Table56.A1" table:number-columns-spanned="3" office:value-type="string">
            <text:p text:style-name="P84">Training PPL</text:p>
          </table:table-cell>
          <table:covered-table-cell/>
          <table:covered-table-cell/>
        </table:table-row>
        <table:table-row table:style-name="Table56.2">
          <table:table-cell table:style-name="Table56.A1" office:value-type="string">
            <text:p text:style-name="P240"/>
          </table:table-cell>
          <table:table-cell table:style-name="Table56.A1" office:value-type="string">
            <text:p text:style-name="P240">Globals</text:p>
          </table:table-cell>
          <table:table-cell table:style-name="Table56.A1" office:value-type="string">
            <text:p text:style-name="P240">Senses</text:p>
          </table:table-cell>
          <table:table-cell table:style-name="Table56.A1" office:value-type="string">
            <text:p text:style-name="P240">Multi-senses</text:p>
          </table:table-cell>
        </table:table-row>
        <table:table-row table:style-name="Table56.2">
          <table:table-cell table:style-name="Table56.A1" office:value-type="string">
            <text:p text:style-name="P298">1</text:p>
          </table:table-cell>
          <table:table-cell table:style-name="Table56.A1" office:value-type="string">
            <text:p text:style-name="P131">24312.53</text:p>
          </table:table-cell>
          <table:table-cell table:style-name="Table56.A1" office:value-type="string">
            <text:p text:style-name="P240">18617260.73</text:p>
          </table:table-cell>
          <table:table-cell table:style-name="Table56.A1" office:value-type="string">
            <text:p text:style-name="P240">100000025.58</text:p>
          </table:table-cell>
        </table:table-row>
        <table:table-row table:style-name="Table56.2">
          <table:table-cell table:style-name="Table56.A1" office:value-type="string">
            <text:p text:style-name="P298">10</text:p>
          </table:table-cell>
          <table:table-cell table:style-name="Table56.A1" office:value-type="string">
            <text:p text:style-name="P240">48.95 </text:p>
          </table:table-cell>
          <table:table-cell table:style-name="Table56.A1" office:value-type="string">
            <text:p text:style-name="P240">207.55</text:p>
          </table:table-cell>
          <table:table-cell table:style-name="Table56.A1" office:value-type="string">
            <text:p text:style-name="P240">359.83</text:p>
          </table:table-cell>
        </table:table-row>
        <table:table-row table:style-name="Table56.2">
          <table:table-cell table:style-name="Table56.A1" office:value-type="string">
            <text:p text:style-name="P298">100</text:p>
          </table:table-cell>
          <table:table-cell table:style-name="Table56.A1" office:value-type="string">
            <text:p text:style-name="P168">31.92</text:p>
          </table:table-cell>
          <table:table-cell table:style-name="Table56.A1" office:value-type="string">
            <text:p text:style-name="P168">9.41</text:p>
          </table:table-cell>
          <table:table-cell table:style-name="Table56.A1" office:value-type="string">
            <text:p text:style-name="P168">21.62</text:p>
          </table:table-cell>
        </table:table-row>
        <table:table-row table:style-name="Table56.6">
          <table:table-cell table:style-name="Table56.A6" office:value-type="string">
            <text:p text:style-name="P440">300</text:p>
          </table:table-cell>
          <table:table-cell table:style-name="Table56.A6" office:value-type="string">
            <text:p text:style-name="P168">1.04</text:p>
          </table:table-cell>
          <table:table-cell table:style-name="Table56.A6" office:value-type="string">
            <text:p text:style-name="P168">10.39</text:p>
          </table:table-cell>
          <table:table-cell table:style-name="Table56.A6" office:value-type="string">
            <text:p text:style-name="P168">12.33</text:p>
          </table:table-cell>
        </table:table-row>
        <table:table-row table:style-name="Table56.6">
          <table:table-cell table:style-name="Table56.A6" office:value-type="string">
            <text:p text:style-name="P440">500</text:p>
          </table:table-cell>
          <table:table-cell table:style-name="Table56.A6" office:value-type="string">
            <text:p text:style-name="P168">1.03</text:p>
          </table:table-cell>
          <table:table-cell table:style-name="Table56.A6" office:value-type="string">
            <text:p text:style-name="P168">3.38</text:p>
          </table:table-cell>
          <table:table-cell table:style-name="Table56.A6" office:value-type="string">
            <text:p text:style-name="P168">3.1</text:p>
          </table:table-cell>
        </table:table-row>
        <table:table-row table:style-name="Table56.6">
          <table:table-cell table:style-name="Table56.A6" office:value-type="string">
            <text:p text:style-name="P440">600</text:p>
          </table:table-cell>
          <table:table-cell table:style-name="Table56.A6" office:value-type="string">
            <text:p text:style-name="P168">1.03</text:p>
          </table:table-cell>
          <table:table-cell table:style-name="Table56.A6" office:value-type="string">
            <text:p text:style-name="P168">2.9</text:p>
            <text:p text:style-name="P168">'correct_all_s': 46, 'top_k_all_s': 58, 'tot_all_s': 60</text:p>
          </table:table-cell>
          <table:table-cell table:style-name="Table56.A6" office:value-type="string">
            <text:p text:style-name="P168">4.77</text:p>
            <text:p text:style-name="P168">'correct_multi_s': 14, 'top_k_multi_s': 18, 'tot_multi_s': 19</text:p>
          </table:table-cell>
        </table:table-row>
      </table:table>
      <text:p text:style-name="P896"/>
      <text:p text:style-name="P896"/>
      <text:p text:style-name="P896"/>
      <text:p text:style-name="P896"/>
      <text:p text:style-name="P896"/>
      <text:h text:style-name="P565" text:outline-level="1"><text:bookmark-start text:name="__RefHeading___Toc11126_699233590"/>5: <text:span text:style-name="T205">Simple GRUs</text:span><text:bookmark-end text:name="__RefHeading___Toc11126_699233590"/></text:h>
      <text:p text:style-name="Standard"/>
      <text:h text:style-name="P1101" text:outline-level="2"><text:bookmark-start text:name="__RefHeading___Toc11128_699233590"/>Mini-experiments<text:bookmark-end text:name="__RefHeading___Toc11128_699233590"/></text:h>
      <text:p text:style-name="P897"/>
      <text:h text:style-name="Heading_20_3" text:outline-level="3"><text:bookmark-start text:name="__RefHeading___Toc11130_699233590"/>With Freezing:<text:bookmark-end text:name="__RefHeading___Toc11130_699233590"/></text:h>
      <text:p text:style-name="P901">Simple GRUs (1024 &gt; 1024 &gt; 512).</text:p>
      <text:p text:style-name="P901">On Mini-fragment, batch size=2, seq_len=3, learning rate=10^-4</text:p>
      <text:p text:style-name="P901">.95 <text:tab/>Perplexity on multi-senses=40404.32<text:line-break/>-------</text:p>
      <text:p text:style-name="P901"/>
      <table:table table:name="Table57" table:style-name="Table57">
        <table:table-column table:style-name="Table57.A"/>
        <table:table-column table:style-name="Table57.B"/>
        <table:table-column table:style-name="Table57.C"/>
        <table:table-column table:style-name="Table57.D"/>
        <table:table-row table:style-name="Table57.1">
          <table:table-cell table:style-name="Table57.A1" office:value-type="string">
            <text:p text:style-name="P27">Epoch</text:p>
          </table:table-cell>
          <table:table-cell table:style-name="Table57.A1" table:number-columns-spanned="3" office:value-type="string">
            <text:p text:style-name="P85">Training PPL</text:p>
          </table:table-cell>
          <table:covered-table-cell/>
          <table:covered-table-cell/>
        </table:table-row>
        <table:table-row table:style-name="Table57.2">
          <table:table-cell table:style-name="Table57.A1" office:value-type="string">
            <text:p text:style-name="P241"/>
          </table:table-cell>
          <table:table-cell table:style-name="Table57.A1" office:value-type="string">
            <text:p text:style-name="P241">Globals</text:p>
          </table:table-cell>
          <table:table-cell table:style-name="Table57.A1" office:value-type="string">
            <text:p text:style-name="P241">Senses</text:p>
          </table:table-cell>
          <table:table-cell table:style-name="Table57.A1" office:value-type="string">
            <text:p text:style-name="P241">Multi-senses</text:p>
          </table:table-cell>
        </table:table-row>
        <table:table-row table:style-name="Table57.2">
          <table:table-cell table:style-name="Table57.A1" office:value-type="string">
            <text:p text:style-name="P299">1</text:p>
          </table:table-cell>
          <table:table-cell table:style-name="Table57.A1" office:value-type="string">
            <text:p text:style-name="P132">24312.49</text:p>
          </table:table-cell>
          <table:table-cell table:style-name="Table57.A1" office:value-type="string">
            <text:p text:style-name="P310">(1.0, n.p)</text:p>
          </table:table-cell>
          <table:table-cell table:style-name="Table57.A1" office:value-type="string">
            <text:p text:style-name="P310">(1.0)</text:p>
          </table:table-cell>
        </table:table-row>
        <table:table-row table:style-name="Table57.2">
          <table:table-cell table:style-name="Table57.A1" office:value-type="string">
            <text:p text:style-name="P299">10</text:p>
          </table:table-cell>
          <table:table-cell table:style-name="Table57.A1" office:value-type="string">
            <text:p text:style-name="P241">48.95</text:p>
          </table:table-cell>
          <table:table-cell table:style-name="Table57.A1" office:value-type="string">
            <text:p text:style-name="P241"/>
          </table:table-cell>
          <table:table-cell table:style-name="Table57.A1" office:value-type="string">
            <text:p text:style-name="P241"/>
          </table:table-cell>
        </table:table-row>
        <table:table-row table:style-name="Table57.2">
          <table:table-cell table:style-name="Table57.A1" office:value-type="string">
            <text:p text:style-name="P299">100</text:p>
          </table:table-cell>
          <table:table-cell table:style-name="Table57.A1" office:value-type="string">
            <text:p text:style-name="P169">31.92</text:p>
          </table:table-cell>
          <table:table-cell table:style-name="Table57.A1" office:value-type="string">
            <text:p text:style-name="P169"/>
          </table:table-cell>
          <table:table-cell table:style-name="Table57.A1" office:value-type="string">
            <text:p text:style-name="P169"/>
          </table:table-cell>
        </table:table-row>
        <table:table-row table:style-name="Table57.6">
          <table:table-cell table:style-name="Table57.A6" office:value-type="string">
            <text:p text:style-name="P441">200</text:p>
          </table:table-cell>
          <table:table-cell table:style-name="Table57.A6" office:value-type="string">
            <text:p text:style-name="P171">1.46</text:p>
          </table:table-cell>
          <table:table-cell table:style-name="Table57.A6" office:value-type="string">
            <text:p text:style-name="P169"/>
          </table:table-cell>
          <table:table-cell table:style-name="Table57.A6" office:value-type="string">
            <text:p text:style-name="P169"/>
          </table:table-cell>
        </table:table-row>
        <table:table-row table:style-name="Table57.6">
          <table:table-cell table:style-name="Table57.A6" office:value-type="string">
            <text:p text:style-name="P441">300</text:p>
          </table:table-cell>
          <table:table-cell table:style-name="Table57.A6" office:value-type="string">
            <text:p text:style-name="P171">1.04</text:p>
          </table:table-cell>
          <table:table-cell table:style-name="Table57.A6" office:value-type="string">
            <text:p text:style-name="P169"/>
          </table:table-cell>
          <table:table-cell table:style-name="Table57.A6" office:value-type="string">
            <text:p text:style-name="P169"/>
          </table:table-cell>
        </table:table-row>
        <table:table-row table:style-name="Table57.6">
          <table:table-cell table:style-name="Table57.A6" office:value-type="string">
            <text:p text:style-name="P447">400</text:p>
          </table:table-cell>
          <table:table-cell table:style-name="Table57.A6" office:value-type="string">
            <text:p text:style-name="P171">1.03</text:p>
          </table:table-cell>
          <table:table-cell table:style-name="Table57.A6" office:value-type="string">
            <text:p text:style-name="P171">39342.95</text:p>
          </table:table-cell>
          <table:table-cell table:style-name="Table57.A6" office:value-type="string">
            <text:p text:style-name="P169">40404.32</text:p>
          </table:table-cell>
        </table:table-row>
        <table:table-row table:style-name="Table57.6">
          <table:table-cell table:style-name="Table57.A6" office:value-type="string">
            <text:p text:style-name="P447">450</text:p>
          </table:table-cell>
          <table:table-cell table:style-name="Table57.A6" office:value-type="string">
            <text:p text:style-name="P171">“</text:p>
          </table:table-cell>
          <table:table-cell table:style-name="Table57.A6" office:value-type="string">
            <text:p text:style-name="P169">35.15</text:p>
          </table:table-cell>
          <table:table-cell table:style-name="Table57.A6" office:value-type="string">
            <text:p text:style-name="P169">53.39</text:p>
          </table:table-cell>
        </table:table-row>
        <table:table-row table:style-name="Table57.6">
          <table:table-cell table:style-name="Table57.A6" office:value-type="string">
            <text:p text:style-name="P447">500</text:p>
          </table:table-cell>
          <table:table-cell table:style-name="Table57.A6" office:value-type="string">
            <text:p text:style-name="P169">“</text:p>
          </table:table-cell>
          <table:table-cell table:style-name="Table57.A6" office:value-type="string">
            <text:p text:style-name="P169">21.28</text:p>
          </table:table-cell>
          <table:table-cell table:style-name="Table57.A6" office:value-type="string">
            <text:p text:style-name="P169">31.91</text:p>
          </table:table-cell>
        </table:table-row>
        <table:table-row table:style-name="Table57.6">
          <table:table-cell table:style-name="Table57.A6" office:value-type="string">
            <text:p text:style-name="P447">550</text:p>
          </table:table-cell>
          <table:table-cell table:style-name="Table57.A6" office:value-type="string">
            <text:p text:style-name="P169">“</text:p>
          </table:table-cell>
          <table:table-cell table:style-name="Table57.A6" office:value-type="string">
            <text:p text:style-name="P169">1.12</text:p>
          </table:table-cell>
          <table:table-cell table:style-name="Table57.A6" office:value-type="string">
            <text:p text:style-name="P169">1.15</text:p>
          </table:table-cell>
        </table:table-row>
        <table:table-row table:style-name="Table57.6">
          <table:table-cell table:style-name="Table57.A6" office:value-type="string">
            <text:p text:style-name="P447">600</text:p>
          </table:table-cell>
          <table:table-cell table:style-name="Table57.A6" office:value-type="string">
            <text:p text:style-name="P169">“</text:p>
          </table:table-cell>
          <table:table-cell table:style-name="Table57.A6" office:value-type="string">
            <text:p text:style-name="P171">1.05</text:p>
          </table:table-cell>
          <table:table-cell table:style-name="Table57.A6" office:value-type="string">
            <text:p text:style-name="P171">1.07</text:p>
          </table:table-cell>
        </table:table-row>
      </table:table>
      <text:p text:style-name="P901"/>
      <text:p text:style-name="P899"/>
      <text:h text:style-name="P1108" text:outline-level="3"><text:bookmark-start text:name="__RefHeading___Toc11132_699233590"/><text:span text:style-name="T249">Joint optimization</text:span>:<text:bookmark-end text:name="__RefHeading___Toc11132_699233590"/></text:h>
      <text:p text:style-name="P900"/>
      <table:table table:name="Table58" table:style-name="Table58">
        <table:table-column table:style-name="Table58.A"/>
        <table:table-column table:style-name="Table58.B"/>
        <table:table-column table:style-name="Table58.C"/>
        <table:table-column table:style-name="Table58.D"/>
        <table:table-row table:style-name="Table58.1">
          <table:table-cell table:style-name="Table58.A1" office:value-type="string">
            <text:p text:style-name="P28">Epoch</text:p>
          </table:table-cell>
          <table:table-cell table:style-name="Table58.A1" table:number-columns-spanned="3" office:value-type="string">
            <text:p text:style-name="P86">Training PPL</text:p>
          </table:table-cell>
          <table:covered-table-cell/>
          <table:covered-table-cell/>
        </table:table-row>
        <table:table-row table:style-name="Table58.2">
          <table:table-cell table:style-name="Table58.A1" office:value-type="string">
            <text:p text:style-name="P242"/>
          </table:table-cell>
          <table:table-cell table:style-name="Table58.A1" office:value-type="string">
            <text:p text:style-name="P242">Globals</text:p>
          </table:table-cell>
          <table:table-cell table:style-name="Table58.A1" office:value-type="string">
            <text:p text:style-name="P242">Senses</text:p>
          </table:table-cell>
          <table:table-cell table:style-name="Table58.A1" office:value-type="string">
            <text:p text:style-name="P242">Multi-senses</text:p>
          </table:table-cell>
        </table:table-row>
        <table:table-row table:style-name="Table58.2">
          <table:table-cell table:style-name="Table58.A1" office:value-type="string">
            <text:p text:style-name="P300">1</text:p>
          </table:table-cell>
          <table:table-cell table:style-name="Table58.A1" office:value-type="string">
            <text:p text:style-name="P133">24312.48</text:p>
          </table:table-cell>
          <table:table-cell table:style-name="Table58.A1" office:value-type="string">
            <text:p text:style-name="P311">39163.03</text:p>
          </table:table-cell>
          <table:table-cell table:style-name="Table58.A1" office:value-type="string">
            <text:p text:style-name="P311">40412.69</text:p>
          </table:table-cell>
        </table:table-row>
        <table:table-row table:style-name="Table58.2">
          <table:table-cell table:style-name="Table58.A1" office:value-type="string">
            <text:p text:style-name="P300">10</text:p>
          </table:table-cell>
          <table:table-cell table:style-name="Table58.A1" office:value-type="string">
            <text:p text:style-name="P242">48.96</text:p>
          </table:table-cell>
          <table:table-cell table:style-name="Table58.A1" office:value-type="string">
            <text:p text:style-name="P242">62.73</text:p>
          </table:table-cell>
          <table:table-cell table:style-name="Table58.A1" office:value-type="string">
            <text:p text:style-name="P242">137.6</text:p>
          </table:table-cell>
        </table:table-row>
        <table:table-row table:style-name="Table58.2">
          <table:table-cell table:style-name="Table58.A1" office:value-type="string">
            <text:p text:style-name="P300">100</text:p>
          </table:table-cell>
          <table:table-cell table:style-name="Table58.A1" office:value-type="string">
            <text:p text:style-name="P172">31.92</text:p>
          </table:table-cell>
          <table:table-cell table:style-name="Table58.A1" office:value-type="string">
            <text:p text:style-name="P172">34.94</text:p>
          </table:table-cell>
          <table:table-cell table:style-name="Table58.A1" office:value-type="string">
            <text:p text:style-name="P172">53.53</text:p>
          </table:table-cell>
        </table:table-row>
        <table:table-row table:style-name="Table58.6">
          <table:table-cell table:style-name="Table58.A6" office:value-type="string">
            <text:p text:style-name="P442">200</text:p>
          </table:table-cell>
          <table:table-cell table:style-name="Table58.A6" office:value-type="string">
            <text:p text:style-name="P172">25.88</text:p>
          </table:table-cell>
          <table:table-cell table:style-name="Table58.A6" office:value-type="string">
            <text:p text:style-name="P172">35.22</text:p>
          </table:table-cell>
          <table:table-cell table:style-name="Table58.A6" office:value-type="string">
            <text:p text:style-name="P172">54.9</text:p>
          </table:table-cell>
        </table:table-row>
        <table:table-row table:style-name="Table58.6">
          <table:table-cell table:style-name="Table58.A6" office:value-type="string">
            <text:p text:style-name="P442">300</text:p>
          </table:table-cell>
          <table:table-cell table:style-name="Table58.A6" office:value-type="string">
            <text:p text:style-name="P172">1.17</text:p>
          </table:table-cell>
          <table:table-cell table:style-name="Table58.A6" office:value-type="string">
            <text:p text:style-name="P172">1.21</text:p>
          </table:table-cell>
          <table:table-cell table:style-name="Table58.A6" office:value-type="string">
            <text:p text:style-name="P172">1.24</text:p>
          </table:table-cell>
        </table:table-row>
        <table:table-row table:style-name="Table58.6">
          <table:table-cell table:style-name="Table58.A6" office:value-type="string">
            <text:p text:style-name="P448">400</text:p>
          </table:table-cell>
          <table:table-cell table:style-name="Table58.A6" office:value-type="string">
            <text:p text:style-name="P172">1.06</text:p>
          </table:table-cell>
          <table:table-cell table:style-name="Table58.A6" office:value-type="string">
            <text:p text:style-name="P172">1.05</text:p>
          </table:table-cell>
          <table:table-cell table:style-name="Table58.A6" office:value-type="string">
            <text:p text:style-name="P172">1.06</text:p>
          </table:table-cell>
        </table:table-row>
      </table:table>
      <text:p text:style-name="P898"/>
      <text:h text:style-name="Heading_20_2" text:outline-level="2"/>
      <text:p text:style-name="Standard"/>
      <text:p text:style-name="Standard"/>
      <text:p text:style-name="Standard"/>
      <text:p text:style-name="Standard"/>
      <text:h text:style-name="Heading_20_2" text:outline-level="2"><text:soft-page-break/></text:h>
      <text:h text:style-name="Heading_20_2" text:outline-level="2"><text:bookmark-start text:name="__RefHeading___Toc11134_699233590"/><text:span text:style-name="T248">Experiment</text:span><text:span text:style-name="T161">s</text:span><text:bookmark-end text:name="__RefHeading___Toc11134_699233590"/></text:h>
      <text:p text:style-name="P726"/>
      <text:h text:style-name="Heading_20_3" text:outline-level="3"><text:bookmark-start text:name="__RefHeading___Toc11136_699233590"/>Only FastText embeddings, Joint optimization<text:bookmark-end text:name="__RefHeading___Toc11136_699233590"/></text:h>
      <text:p text:style-name="P702"/>
      <table:table table:name="Table60" table:style-name="Table60">
        <table:table-column table:style-name="Table60.A"/>
        <table:table-column table:style-name="Table60.B"/>
        <table:table-column table:style-name="Table60.C" table:number-columns-repeated="2"/>
        <table:table-column table:style-name="Table60.E"/>
        <table:table-column table:style-name="Table60.F"/>
        <table:table-column table:style-name="Table60.E"/>
        <table:table-row table:style-name="Table60.1">
          <table:table-cell table:style-name="Table60.A1" office:value-type="string">
            <text:p text:style-name="P30">Epoch</text:p>
          </table:table-cell>
          <table:table-cell table:style-name="Table60.A1" table:number-columns-spanned="3" office:value-type="string">
            <text:p text:style-name="P88">Training PPL</text:p>
          </table:table-cell>
          <table:covered-table-cell/>
          <table:covered-table-cell/>
          <table:table-cell table:style-name="Table60.A1" table:number-columns-spanned="3" office:value-type="string">
            <text:p text:style-name="P88">Validation PPL</text:p>
          </table:table-cell>
          <table:covered-table-cell/>
          <table:covered-table-cell/>
        </table:table-row>
        <table:table-row table:style-name="Table60.2">
          <table:table-cell table:style-name="Table60.A1" office:value-type="string">
            <text:p text:style-name="P244"/>
          </table:table-cell>
          <table:table-cell table:style-name="Table60.A1" office:value-type="string">
            <text:p text:style-name="P244">Globals</text:p>
          </table:table-cell>
          <table:table-cell table:style-name="Table60.A1" office:value-type="string">
            <text:p text:style-name="P244">Senses</text:p>
          </table:table-cell>
          <table:table-cell table:style-name="Table60.A1" office:value-type="string">
            <text:p text:style-name="P244">Multi-senses</text:p>
          </table:table-cell>
          <table:table-cell table:style-name="Table60.A1" office:value-type="string">
            <text:p text:style-name="P244">Globals</text:p>
          </table:table-cell>
          <table:table-cell table:style-name="Table60.A1" office:value-type="string">
            <text:p text:style-name="P244">Senses</text:p>
          </table:table-cell>
          <table:table-cell table:style-name="Table60.A1" office:value-type="string">
            <text:p text:style-name="P244">Multi-senses</text:p>
          </table:table-cell>
        </table:table-row>
        <table:table-row table:style-name="Table60.2">
          <table:table-cell table:style-name="Table60.A1" office:value-type="string">
            <text:p text:style-name="P244">1</text:p>
          </table:table-cell>
          <table:table-cell table:style-name="Table60.A1" office:value-type="string">
            <text:p text:style-name="P135">1032.67</text:p>
          </table:table-cell>
          <table:table-cell table:style-name="Table60.A1" office:value-type="string">
            <text:p text:style-name="P244">1153.82</text:p>
          </table:table-cell>
          <table:table-cell table:style-name="Table60.A1" office:value-type="string">
            <text:p text:style-name="P244">10854.08</text:p>
          </table:table-cell>
          <table:table-cell table:style-name="Table60.A1" office:value-type="string">
            <text:p text:style-name="P244">836.45</text:p>
          </table:table-cell>
          <table:table-cell table:style-name="Table60.A1" office:value-type="string">
            <text:p text:style-name="P244">842.29</text:p>
            <text:p text:style-name="P244">'correct_all_s': 6077</text:p>
          </table:table-cell>
          <table:table-cell table:style-name="Table60.A1" office:value-type="string">
            <text:p text:style-name="P244">7721.03</text:p>
          </table:table-cell>
        </table:table-row>
        <table:table-row table:style-name="Table60.2">
          <table:table-cell table:style-name="Table60.A1" office:value-type="string">
            <text:p text:style-name="P244">2</text:p>
          </table:table-cell>
          <table:table-cell table:style-name="Table60.A1" office:value-type="string">
            <text:p text:style-name="P135">675.85</text:p>
          </table:table-cell>
          <table:table-cell table:style-name="Table60.A1" office:value-type="string">
            <text:p text:style-name="P244">732.05</text:p>
          </table:table-cell>
          <table:table-cell table:style-name="Table60.A1" office:value-type="string">
            <text:p text:style-name="P244">7835.72</text:p>
          </table:table-cell>
          <table:table-cell table:style-name="Table60.A1" office:value-type="string">
            <text:p text:style-name="P244">732.01</text:p>
          </table:table-cell>
          <table:table-cell table:style-name="Table60.A1" office:value-type="string">
            <text:p text:style-name="P206">830.21</text:p>
          </table:table-cell>
          <table:table-cell table:style-name="Table60.A1" office:value-type="string">
            <text:p text:style-name="P244">7195.11</text:p>
          </table:table-cell>
        </table:table-row>
        <table:table-row table:style-name="Table60.2">
          <table:table-cell table:style-name="Table60.A1" office:value-type="string">
            <text:p text:style-name="P451">3</text:p>
          </table:table-cell>
          <table:table-cell table:style-name="Table60.A1" office:value-type="string">
            <text:p text:style-name="P135">520.67</text:p>
          </table:table-cell>
          <table:table-cell table:style-name="Table60.A1" office:value-type="string">
            <text:p text:style-name="P244">722.64</text:p>
          </table:table-cell>
          <table:table-cell table:style-name="Table60.A1" office:value-type="string">
            <text:p text:style-name="P244">7719.16</text:p>
          </table:table-cell>
          <table:table-cell table:style-name="Table60.A1" office:value-type="string">
            <text:p text:style-name="P244">579.67</text:p>
          </table:table-cell>
          <table:table-cell table:style-name="Table60.A1" office:value-type="string">
            <text:p text:style-name="P244">839.27</text:p>
          </table:table-cell>
          <table:table-cell table:style-name="Table60.A1" office:value-type="string">
            <text:p text:style-name="P244">7285.79</text:p>
          </table:table-cell>
        </table:table-row>
        <table:table-row table:style-name="Table60.2">
          <table:table-cell table:style-name="Table60.A1" office:value-type="string">
            <text:p text:style-name="P451">16</text:p>
          </table:table-cell>
          <table:table-cell table:style-name="Table60.A1" office:value-type="string">
            <text:p text:style-name="P135">179.36</text:p>
          </table:table-cell>
          <table:table-cell table:style-name="Table60.A1" office:value-type="string">
            <text:p text:style-name="P244">642.33</text:p>
          </table:table-cell>
          <table:table-cell table:style-name="Table60.A1" office:value-type="string">
            <text:p text:style-name="P244">6199.27</text:p>
          </table:table-cell>
          <table:table-cell table:style-name="Table60.A1" office:value-type="string">
            <text:p text:style-name="P316">377.54</text:p>
          </table:table-cell>
          <table:table-cell table:style-name="Table60.A1" office:value-type="string">
            <text:p text:style-name="P316">945.75</text:p>
          </table:table-cell>
          <table:table-cell table:style-name="Table60.A1" office:value-type="string">
            <text:p text:style-name="P316">8226.67</text:p>
          </table:table-cell>
        </table:table-row>
        <table:table-row table:style-name="Table60.2">
          <table:table-cell table:style-name="Table60.A1" office:value-type="string">
            <text:p text:style-name="P317">17</text:p>
          </table:table-cell>
          <table:table-cell table:style-name="Table60.A1" office:value-type="string">
            <text:p text:style-name="P135">172.13</text:p>
          </table:table-cell>
          <table:table-cell table:style-name="Table60.A1" office:value-type="string">
            <text:p text:style-name="P244">635.26</text:p>
          </table:table-cell>
          <table:table-cell table:style-name="Table60.A1" office:value-type="string">
            <text:p text:style-name="P244">6070.98</text:p>
          </table:table-cell>
          <table:table-cell table:style-name="Table60.A1" office:value-type="string">
            <text:p text:style-name="P389">377.42 </text:p>
          </table:table-cell>
          <table:table-cell table:style-name="Table60.A1" office:value-type="string">
            <text:p text:style-name="P318">949.03</text:p>
          </table:table-cell>
          <table:table-cell table:style-name="Table60.A1" office:value-type="string">
            <text:p text:style-name="P244">8206.65</text:p>
            <text:p text:style-name="P244">'top_k_multi_s': 1441</text:p>
          </table:table-cell>
        </table:table-row>
        <table:table-row table:style-name="Table60.2">
          <table:table-cell table:style-name="Table60.A1" office:value-type="string">
            <text:p text:style-name="P317">18</text:p>
          </table:table-cell>
          <table:table-cell table:style-name="Table60.A1" office:value-type="string">
            <text:p text:style-name="P135">165.4</text:p>
          </table:table-cell>
          <table:table-cell table:style-name="Table60.A1" office:value-type="string">
            <text:p text:style-name="P316">630.81</text:p>
          </table:table-cell>
          <table:table-cell table:style-name="Table60.A1" office:value-type="string">
            <text:p text:style-name="P316">6030.63</text:p>
          </table:table-cell>
          <table:table-cell table:style-name="Table60.A1" office:value-type="string">
            <text:p text:style-name="P244">377.67</text:p>
          </table:table-cell>
          <table:table-cell table:style-name="Table60.A1" office:value-type="string">
            <text:p text:style-name="P316">960.63</text:p>
          </table:table-cell>
          <table:table-cell table:style-name="Table60.A1" office:value-type="string">
            <text:p text:style-name="P316">8154.05</text:p>
          </table:table-cell>
        </table:table-row>
      </table:table>
      <text:p text:style-name="P742"/>
      <text:h text:style-name="Heading_20_3" text:outline-level="3"><text:bookmark-start text:name="__RefHeading___Toc11138_699233590"/>Only FastText embeddings, <text:span text:style-name="T251">with Freezing</text:span><text:bookmark-end text:name="__RefHeading___Toc11138_699233590"/></text:h>
      <text:p text:style-name="Standard"/>
      <table:table table:name="Table59" table:style-name="Table59">
        <table:table-column table:style-name="Table59.A"/>
        <table:table-column table:style-name="Table59.B"/>
        <table:table-column table:style-name="Table59.C" table:number-columns-repeated="2"/>
        <table:table-column table:style-name="Table59.E"/>
        <table:table-column table:style-name="Table59.F"/>
        <table:table-column table:style-name="Table59.E"/>
        <table:table-row table:style-name="Table59.1">
          <table:table-cell table:style-name="Table59.A1" office:value-type="string">
            <text:p text:style-name="P29">Epoch</text:p>
          </table:table-cell>
          <table:table-cell table:style-name="Table59.A1" table:number-columns-spanned="3" office:value-type="string">
            <text:p text:style-name="P87">Training PPL</text:p>
          </table:table-cell>
          <table:covered-table-cell/>
          <table:covered-table-cell/>
          <table:table-cell table:style-name="Table59.A1" table:number-columns-spanned="3" office:value-type="string">
            <text:p text:style-name="P87">Validation PPL</text:p>
          </table:table-cell>
          <table:covered-table-cell/>
          <table:covered-table-cell/>
        </table:table-row>
        <table:table-row table:style-name="Table59.2">
          <table:table-cell table:style-name="Table59.A1" office:value-type="string">
            <text:p text:style-name="P243"/>
          </table:table-cell>
          <table:table-cell table:style-name="Table59.A1" office:value-type="string">
            <text:p text:style-name="P243">Globals</text:p>
          </table:table-cell>
          <table:table-cell table:style-name="Table59.A1" office:value-type="string">
            <text:p text:style-name="P243">Senses</text:p>
          </table:table-cell>
          <table:table-cell table:style-name="Table59.A1" office:value-type="string">
            <text:p text:style-name="P243">Multi-senses</text:p>
          </table:table-cell>
          <table:table-cell table:style-name="Table59.A1" office:value-type="string">
            <text:p text:style-name="P243">Globals</text:p>
          </table:table-cell>
          <table:table-cell table:style-name="Table59.A1" office:value-type="string">
            <text:p text:style-name="P243">Senses</text:p>
          </table:table-cell>
          <table:table-cell table:style-name="Table59.A1" office:value-type="string">
            <text:p text:style-name="P243">Multi-senses</text:p>
          </table:table-cell>
        </table:table-row>
        <table:table-row table:style-name="Table59.2">
          <table:table-cell table:style-name="Table59.A1" office:value-type="string">
            <text:p text:style-name="P243">1</text:p>
          </table:table-cell>
          <table:table-cell table:style-name="Table59.A1" office:value-type="string">
            <text:p text:style-name="P134">1032.67</text:p>
          </table:table-cell>
          <table:table-cell table:style-name="Table59.A1" office:value-type="string">
            <text:p text:style-name="P243">-</text:p>
          </table:table-cell>
          <table:table-cell table:style-name="Table59.A1" office:value-type="string">
            <text:p text:style-name="P243">-</text:p>
          </table:table-cell>
          <table:table-cell table:style-name="Table59.A1" office:value-type="string">
            <text:p text:style-name="P243">836.46</text:p>
          </table:table-cell>
          <table:table-cell table:style-name="Table59.A1" office:value-type="string">
            <text:p text:style-name="P243">-</text:p>
          </table:table-cell>
          <table:table-cell table:style-name="Table59.A1" office:value-type="string">
            <text:p text:style-name="P243">-</text:p>
          </table:table-cell>
        </table:table-row>
        <table:table-row table:style-name="Table59.2">
          <table:table-cell table:style-name="Table59.A1" office:value-type="string">
            <text:p text:style-name="P243">2</text:p>
          </table:table-cell>
          <table:table-cell table:style-name="Table59.A1" office:value-type="string">
            <text:p text:style-name="P134">675.0</text:p>
          </table:table-cell>
          <table:table-cell table:style-name="Table59.A1" office:value-type="string">
            <text:p text:style-name="P243"/>
          </table:table-cell>
          <table:table-cell table:style-name="Table59.A1" office:value-type="string">
            <text:p text:style-name="P243"/>
          </table:table-cell>
          <table:table-cell table:style-name="Table59.A1" office:value-type="string">
            <text:p text:style-name="P243">728.03</text:p>
          </table:table-cell>
          <table:table-cell table:style-name="Table59.A1" office:value-type="string">
            <text:p text:style-name="P205"/>
          </table:table-cell>
          <table:table-cell table:style-name="Table59.A1" office:value-type="string">
            <text:p text:style-name="P243"/>
          </table:table-cell>
        </table:table-row>
        <table:table-row table:style-name="Table59.2">
          <table:table-cell table:style-name="Table59.A1" office:value-type="string">
            <text:p text:style-name="P243">17</text:p>
          </table:table-cell>
          <table:table-cell table:style-name="Table59.A1" office:value-type="string">
            <text:p text:style-name="P134">171.81</text:p>
          </table:table-cell>
          <table:table-cell table:style-name="Table59.A1" office:value-type="string">
            <text:p text:style-name="P243"/>
          </table:table-cell>
          <table:table-cell table:style-name="Table59.A1" office:value-type="string">
            <text:p text:style-name="P243"/>
          </table:table-cell>
          <table:table-cell table:style-name="Table59.A1" office:value-type="string">
            <text:p text:style-name="P390">376.82</text:p>
          </table:table-cell>
          <table:table-cell table:style-name="Table59.A1" office:value-type="string">
            <text:p text:style-name="P243"/>
          </table:table-cell>
          <table:table-cell table:style-name="Table59.A1" office:value-type="string">
            <text:p text:style-name="P243"/>
          </table:table-cell>
        </table:table-row>
        <table:table-row table:style-name="Table59.2">
          <table:table-cell table:style-name="Table59.A1" office:value-type="string">
            <text:p text:style-name="P243">18</text:p>
          </table:table-cell>
          <table:table-cell table:style-name="Table59.A1" office:value-type="string">
            <text:p text:style-name="P134">165.05</text:p>
          </table:table-cell>
          <table:table-cell table:style-name="Table59.A1" office:value-type="string">
            <text:p text:style-name="P243"/>
          </table:table-cell>
          <table:table-cell table:style-name="Table59.A1" office:value-type="string">
            <text:p text:style-name="P243"/>
          </table:table-cell>
          <table:table-cell table:style-name="Table59.A1" office:value-type="string">
            <text:p text:style-name="P134">377.15</text:p>
          </table:table-cell>
          <table:table-cell table:style-name="Table59.A1" office:value-type="string">
            <text:p text:style-name="P243"/>
          </table:table-cell>
          <table:table-cell table:style-name="Table59.A1" office:value-type="string">
            <text:p text:style-name="P243"/>
          </table:table-cell>
        </table:table-row>
        <table:table-row table:style-name="Table59.2">
          <table:table-cell table:style-name="Table59.A1" office:value-type="string">
            <text:p text:style-name="P243">19</text:p>
          </table:table-cell>
          <table:table-cell table:style-name="Table59.A1" office:value-type="string">
            <text:p text:style-name="P134">167.73</text:p>
          </table:table-cell>
          <table:table-cell table:style-name="Table59.A1" office:value-type="string">
            <text:p text:style-name="P243">1153.52</text:p>
          </table:table-cell>
          <table:table-cell table:style-name="Table59.A1" office:value-type="string">
            <text:p text:style-name="P243">10836.29</text:p>
          </table:table-cell>
          <table:table-cell table:style-name="Table59.A1" office:value-type="string">
            <text:p text:style-name="P315">377.15</text:p>
          </table:table-cell>
          <table:table-cell table:style-name="Table59.A1" office:value-type="string">
            <text:p text:style-name="P315">842.86</text:p>
            <text:p text:style-name="P315">'correct_all_s': 6077</text:p>
          </table:table-cell>
          <table:table-cell table:style-name="Table59.A1" office:value-type="string">
            <text:p text:style-name="P315">7699.99</text:p>
            <text:p text:style-name="P315">'correct_multi_s': 0</text:p>
            <text:p text:style-name="P315">'top_k_multi_s': 1476</text:p>
          </table:table-cell>
        </table:table-row>
        <table:table-row table:style-name="Table59.2">
          <table:table-cell table:style-name="Table59.A1" office:value-type="string">
            <text:p text:style-name="P243">20</text:p>
          </table:table-cell>
          <table:table-cell table:style-name="Table59.A1" office:value-type="string">
            <text:p text:style-name="P134">“</text:p>
          </table:table-cell>
          <table:table-cell table:style-name="Table59.A1" office:value-type="string">
            <text:p text:style-name="P243">732.42</text:p>
          </table:table-cell>
          <table:table-cell table:style-name="Table59.A1" office:value-type="string">
            <text:p text:style-name="P243">7835.53</text:p>
          </table:table-cell>
          <table:table-cell table:style-name="Table59.A1" office:value-type="string">
            <text:p text:style-name="P243">”</text:p>
          </table:table-cell>
          <table:table-cell table:style-name="Table59.A1" office:value-type="string">
            <text:p text:style-name="P390">831.21 </text:p>
          </table:table-cell>
          <table:table-cell table:style-name="Table59.A1" office:value-type="string">
            <text:p text:style-name="P243">7252.83</text:p>
          </table:table-cell>
        </table:table-row>
        <table:table-row table:style-name="Table59.2">
          <table:table-cell table:style-name="Table59.A1" office:value-type="string">
            <text:p text:style-name="P243">21</text:p>
          </table:table-cell>
          <table:table-cell table:style-name="Table59.A1" office:value-type="string">
            <text:p text:style-name="P134">“</text:p>
          </table:table-cell>
          <table:table-cell table:style-name="Table59.A1" office:value-type="string">
            <text:p text:style-name="P315">722.52</text:p>
          </table:table-cell>
          <table:table-cell table:style-name="Table59.A1" office:value-type="string">
            <text:p text:style-name="P315">7719.45</text:p>
          </table:table-cell>
          <table:table-cell table:style-name="Table59.A1" office:value-type="string">
            <text:p text:style-name="P243">”</text:p>
          </table:table-cell>
          <table:table-cell table:style-name="Table59.A1" office:value-type="string">
            <text:p text:style-name="P315">840.43</text:p>
          </table:table-cell>
          <table:table-cell table:style-name="Table59.A1" office:value-type="string">
            <text:p text:style-name="P315">7318.73</text:p>
          </table:table-cell>
        </table:table-row>
      </table:table>
      <text:p text:style-name="P903"/>
      <text:p text:style-name="P903"/>
      <text:p text:style-name="P903"/>
      <text:p text:style-name="P903"/>
      <text:p text:style-name="P903"/>
      <text:p text:style-name="P903"/>
      <text:p text:style-name="P903"/>
      <text:p text:style-name="P903"/>
      <text:p text:style-name="P903"/>
      <text:p text:style-name="P903"/>
      <text:p text:style-name="P903"/>
      <text:p text:style-name="P903"/>
      <text:p text:style-name="P903"/>
      <text:h text:style-name="Heading_20_2" text:outline-level="2"><text:soft-page-break/></text:h>
      <text:h text:style-name="P1124" text:outline-level="3"><text:bookmark-start text:name="__RefHeading___Toc16991_304009181"/><text:span text:style-name="T324">Concat. Globalnode input. </text:span><text:s/>FastText embeddings, <text:span text:style-name="T251">with</text:span><text:span text:style-name="T253">out</text:span><text:span text:style-name="T251"> Freezing</text:span><text:bookmark-end text:name="__RefHeading___Toc16991_304009181"/></text:h>
      <text:p text:style-name="Standard"/>
      <table:table table:name="Table100" table:style-name="Table100">
        <table:table-column table:style-name="Table100.A"/>
        <table:table-column table:style-name="Table100.B"/>
        <table:table-column table:style-name="Table100.C"/>
        <table:table-column table:style-name="Table100.D"/>
        <table:table-column table:style-name="Table100.E"/>
        <table:table-column table:style-name="Table100.F"/>
        <table:table-column table:style-name="Table100.G"/>
        <table:table-row table:style-name="Table100.1">
          <table:table-cell table:style-name="Table100.A1" office:value-type="string">
            <text:p text:style-name="P55">Epoch</text:p>
          </table:table-cell>
          <table:table-cell table:style-name="Table100.A1" table:number-columns-spanned="3" office:value-type="string">
            <text:p text:style-name="P106">Training PPL</text:p>
          </table:table-cell>
          <table:covered-table-cell/>
          <table:covered-table-cell/>
          <table:table-cell table:style-name="Table100.A1" table:number-columns-spanned="3" office:value-type="string">
            <text:p text:style-name="P106">Validation PPL</text:p>
          </table:table-cell>
          <table:covered-table-cell/>
          <table:covered-table-cell/>
        </table:table-row>
        <table:table-row table:style-name="Table100.2">
          <table:table-cell table:style-name="Table100.A1" office:value-type="string">
            <text:p text:style-name="P272"/>
          </table:table-cell>
          <table:table-cell table:style-name="Table100.A1" office:value-type="string">
            <text:p text:style-name="P272">Globals</text:p>
          </table:table-cell>
          <table:table-cell table:style-name="Table100.A1" office:value-type="string">
            <text:p text:style-name="P272">Senses</text:p>
          </table:table-cell>
          <table:table-cell table:style-name="Table100.A1" office:value-type="string">
            <text:p text:style-name="P272">Multi-senses</text:p>
          </table:table-cell>
          <table:table-cell table:style-name="Table100.A1" office:value-type="string">
            <text:p text:style-name="P272">Globals</text:p>
          </table:table-cell>
          <table:table-cell table:style-name="Table100.A1" office:value-type="string">
            <text:p text:style-name="P272">Senses</text:p>
          </table:table-cell>
          <table:table-cell table:style-name="Table100.A1" office:value-type="string">
            <text:p text:style-name="P272">Multi-senses</text:p>
          </table:table-cell>
        </table:table-row>
        <table:table-row table:style-name="Table100.2">
          <table:table-cell table:style-name="Table100.A1" office:value-type="string">
            <text:p text:style-name="P272">1</text:p>
          </table:table-cell>
          <table:table-cell table:style-name="Table100.A1" office:value-type="string">
            <text:p text:style-name="P159">1025.06</text:p>
          </table:table-cell>
          <table:table-cell table:style-name="Table100.A1" office:value-type="string">
            <text:p text:style-name="P272"/>
          </table:table-cell>
          <table:table-cell table:style-name="Table100.A1" office:value-type="string">
            <text:p text:style-name="P272"/>
          </table:table-cell>
          <table:table-cell table:style-name="Table100.A1" office:value-type="string">
            <text:p text:style-name="P272">809.29</text:p>
          </table:table-cell>
          <table:table-cell table:style-name="Table100.A1" office:value-type="string">
            <text:p text:style-name="P272">842.16</text:p>
          </table:table-cell>
          <table:table-cell table:style-name="Table100.A1" office:value-type="string">
            <text:p text:style-name="P272">7822.26</text:p>
            <text:p text:style-name="P404">'correct_multi_s': 0</text:p>
          </table:table-cell>
        </table:table-row>
        <table:table-row table:style-name="Table100.2">
          <table:table-cell table:style-name="Table100.A4" office:value-type="string">
            <text:p text:style-name="P370">2</text:p>
          </table:table-cell>
          <table:table-cell table:style-name="Table100.A4" office:value-type="string">
            <text:p text:style-name="P159">584.32</text:p>
          </table:table-cell>
          <table:table-cell table:style-name="Table100.A4" office:value-type="string">
            <text:p text:style-name="P272"/>
          </table:table-cell>
          <table:table-cell table:style-name="Table100.A4" office:value-type="string">
            <text:p text:style-name="P272"/>
          </table:table-cell>
          <table:table-cell table:style-name="Table100.A4" office:value-type="string">
            <text:p text:style-name="P272">609.53</text:p>
          </table:table-cell>
          <table:table-cell table:style-name="Table100.A4" office:value-type="string">
            <text:p text:style-name="P403">830.21</text:p>
          </table:table-cell>
          <table:table-cell table:style-name="Table100.A4" office:value-type="string">
            <text:p text:style-name="P272">7228.24</text:p>
          </table:table-cell>
        </table:table-row>
        <table:table-row table:style-name="Table100.2">
          <table:table-cell table:style-name="Table100.A1" office:value-type="string">
            <text:p text:style-name="P369">14</text:p>
          </table:table-cell>
          <table:table-cell table:style-name="Table100.A1" office:value-type="string">
            <text:p text:style-name="P159">184.41 </text:p>
          </table:table-cell>
          <table:table-cell table:style-name="Table100.A1" office:value-type="string">
            <text:p text:style-name="P272"/>
          </table:table-cell>
          <table:table-cell table:style-name="Table100.A1" office:value-type="string">
            <text:p text:style-name="P272"/>
          </table:table-cell>
          <table:table-cell table:style-name="Table100.A1" office:value-type="string">
            <text:p text:style-name="P272">367.2 </text:p>
          </table:table-cell>
          <table:table-cell table:style-name="Table100.A1" office:value-type="string">
            <text:p text:style-name="P220">930.96</text:p>
            <text:p text:style-name="P211">'correct_all_s': 6097</text:p>
          </table:table-cell>
          <table:table-cell table:style-name="Table100.A1" office:value-type="string">
            <text:p text:style-name="P272">8113.61</text:p>
            <text:p text:style-name="P272"/>
          </table:table-cell>
        </table:table-row>
        <table:table-row table:style-name="Table100.2">
          <table:table-cell table:style-name="Table100.A1" office:value-type="string">
            <text:p text:style-name="P368">16</text:p>
          </table:table-cell>
          <table:table-cell table:style-name="Table100.A1" office:value-type="string">
            <text:p text:style-name="P159">168.96</text:p>
          </table:table-cell>
          <table:table-cell table:style-name="Table100.A1" office:value-type="string">
            <text:p text:style-name="P272"/>
          </table:table-cell>
          <table:table-cell table:style-name="Table100.A1" office:value-type="string">
            <text:p text:style-name="P272"/>
          </table:table-cell>
          <table:table-cell table:style-name="Table100.A1" office:value-type="string">
            <text:p text:style-name="P403">366.13</text:p>
          </table:table-cell>
          <table:table-cell table:style-name="Table100.A1" office:value-type="string">
            <text:p text:style-name="P272"/>
          </table:table-cell>
          <table:table-cell table:style-name="Table100.A1" office:value-type="string">
            <text:p text:style-name="P272"/>
          </table:table-cell>
        </table:table-row>
        <table:table-row table:style-name="Table100.2">
          <table:table-cell table:style-name="Table100.A1" office:value-type="string">
            <text:p text:style-name="P368">17</text:p>
          </table:table-cell>
          <table:table-cell table:style-name="Table100.A1" office:value-type="string">
            <text:p text:style-name="P201">162.07</text:p>
          </table:table-cell>
          <table:table-cell table:style-name="Table100.A1" office:value-type="string">
            <text:p text:style-name="P272"/>
          </table:table-cell>
          <table:table-cell table:style-name="Table100.A1" office:value-type="string">
            <text:p text:style-name="P272"/>
          </table:table-cell>
          <table:table-cell table:style-name="Table100.A1" office:value-type="string">
            <text:p text:style-name="P159">366.27</text:p>
          </table:table-cell>
          <table:table-cell table:style-name="Table100.A1" office:value-type="string">
            <text:p text:style-name="P272"/>
          </table:table-cell>
          <table:table-cell table:style-name="Table100.A1" office:value-type="string">
            <text:p text:style-name="P272">'top_k_multi_s': 1495</text:p>
          </table:table-cell>
        </table:table-row>
      </table:table>
      <text:p text:style-name="P962">Better validation perplexity on globals (while still exceedingly high) at 366 instead of 376.</text:p>
      <text:p text:style-name="P963">Slightly better accuracy, at 6079/80640 instead of 6077</text:p>
      <text:p text:style-name="P962"/>
      <text:p text:style-name="Standard"/>
      <text:h text:style-name="Heading_20_3" text:outline-level="3"><text:bookmark-start text:name="__RefHeading___Toc16993_304009181"/>Replacing, i.e. only globalnode input. without Freezing<text:bookmark-end text:name="__RefHeading___Toc16993_304009181"/></text:h>
      <text:p text:style-name="P964"/>
      <table:table table:name="Table101" table:style-name="Table101">
        <table:table-column table:style-name="Table101.A"/>
        <table:table-column table:style-name="Table101.B"/>
        <table:table-column table:style-name="Table101.C"/>
        <table:table-column table:style-name="Table101.D"/>
        <table:table-column table:style-name="Table101.E"/>
        <table:table-column table:style-name="Table101.F"/>
        <table:table-column table:style-name="Table101.G"/>
        <table:table-row table:style-name="Table101.1">
          <table:table-cell table:style-name="Table101.A1" office:value-type="string">
            <text:p text:style-name="P56">Epoch</text:p>
          </table:table-cell>
          <table:table-cell table:style-name="Table101.A1" table:number-columns-spanned="3" office:value-type="string">
            <text:p text:style-name="P107">Training PPL</text:p>
          </table:table-cell>
          <table:covered-table-cell/>
          <table:covered-table-cell/>
          <table:table-cell table:style-name="Table101.A1" table:number-columns-spanned="3" office:value-type="string">
            <text:p text:style-name="P107">Validation PPL</text:p>
          </table:table-cell>
          <table:covered-table-cell/>
          <table:covered-table-cell/>
        </table:table-row>
        <table:table-row table:style-name="Table101.2">
          <table:table-cell table:style-name="Table101.A1" office:value-type="string">
            <text:p text:style-name="P273"/>
          </table:table-cell>
          <table:table-cell table:style-name="Table101.A1" office:value-type="string">
            <text:p text:style-name="P273">Globals</text:p>
          </table:table-cell>
          <table:table-cell table:style-name="Table101.A1" office:value-type="string">
            <text:p text:style-name="P273">Senses</text:p>
          </table:table-cell>
          <table:table-cell table:style-name="Table101.A1" office:value-type="string">
            <text:p text:style-name="P273">Multi-senses</text:p>
          </table:table-cell>
          <table:table-cell table:style-name="Table101.A1" office:value-type="string">
            <text:p text:style-name="P273">Globals</text:p>
          </table:table-cell>
          <table:table-cell table:style-name="Table101.A1" office:value-type="string">
            <text:p text:style-name="P273">Senses</text:p>
          </table:table-cell>
          <table:table-cell table:style-name="Table101.A1" office:value-type="string">
            <text:p text:style-name="P273">Multi-senses</text:p>
          </table:table-cell>
        </table:table-row>
        <table:table-row table:style-name="Table101.2">
          <table:table-cell table:style-name="Table101.A1" office:value-type="string">
            <text:p text:style-name="P273">1</text:p>
          </table:table-cell>
          <table:table-cell table:style-name="Table101.A1" office:value-type="string">
            <text:p text:style-name="P221">1007.38</text:p>
          </table:table-cell>
          <table:table-cell table:style-name="Table101.A1" office:value-type="string">
            <text:p text:style-name="P422"/>
          </table:table-cell>
          <table:table-cell table:style-name="Table101.A1" office:value-type="string">
            <text:p text:style-name="P422"/>
          </table:table-cell>
          <table:table-cell table:style-name="Table101.A1" office:value-type="string">
            <text:p text:style-name="P422">750.33 </text:p>
          </table:table-cell>
          <table:table-cell table:style-name="Table101.A1" office:value-type="string">
            <text:p text:style-name="P406">'correct_all_s': 6077</text:p>
          </table:table-cell>
          <table:table-cell table:style-name="Table101.A1" office:value-type="string">
            <text:p text:style-name="P406">'correct_multi_s': 0</text:p>
          </table:table-cell>
        </table:table-row>
        <table:table-row table:style-name="Table101.2">
          <table:table-cell table:style-name="Table101.A4" office:value-type="string">
            <text:p text:style-name="P371">2</text:p>
          </table:table-cell>
          <table:table-cell table:style-name="Table101.A4" office:value-type="string">
            <text:p text:style-name="P221">562.39 </text:p>
          </table:table-cell>
          <table:table-cell table:style-name="Table101.A4" office:value-type="string">
            <text:p text:style-name="P422"/>
          </table:table-cell>
          <table:table-cell table:style-name="Table101.A4" office:value-type="string">
            <text:p text:style-name="P422"/>
          </table:table-cell>
          <table:table-cell table:style-name="Table101.A4" office:value-type="string">
            <text:p text:style-name="P422">601.5</text:p>
          </table:table-cell>
          <table:table-cell table:style-name="Table101.A4" office:value-type="string">
            <text:p text:style-name="P422">'correct_all_s': 6077</text:p>
          </table:table-cell>
          <table:table-cell table:style-name="Table101.A4" office:value-type="string">
            <text:p text:style-name="P432">0</text:p>
          </table:table-cell>
        </table:table-row>
        <table:table-row table:style-name="Table101.2">
          <table:table-cell table:style-name="Table101.A1" office:value-type="string">
            <text:p text:style-name="P372">17</text:p>
          </table:table-cell>
          <table:table-cell table:style-name="Table101.A1" office:value-type="string">
            <text:p text:style-name="P221">172.53</text:p>
          </table:table-cell>
          <table:table-cell table:style-name="Table101.A1" office:value-type="string">
            <text:p text:style-name="P422"/>
          </table:table-cell>
          <table:table-cell table:style-name="Table101.A1" office:value-type="string">
            <text:p text:style-name="P422"/>
          </table:table-cell>
          <table:table-cell table:style-name="Table101.A1" office:value-type="string">
            <text:p text:style-name="P406">374.85</text:p>
          </table:table-cell>
          <table:table-cell table:style-name="Table101.A1" office:value-type="string">
            <text:p text:style-name="P422"/>
          </table:table-cell>
          <table:table-cell table:style-name="Table101.A1" office:value-type="string">
            <text:p text:style-name="P422"/>
          </table:table-cell>
        </table:table-row>
        <table:table-row table:style-name="Table101.2">
          <table:table-cell table:style-name="Table101.A1" office:value-type="string">
            <text:p text:style-name="P469">18</text:p>
          </table:table-cell>
          <table:table-cell table:style-name="Table101.A1" office:value-type="string">
            <text:p text:style-name="P230">165.84</text:p>
          </table:table-cell>
          <table:table-cell table:style-name="Table101.A1" office:value-type="string">
            <text:p text:style-name="P422"/>
          </table:table-cell>
          <table:table-cell table:style-name="Table101.A1" office:value-type="string">
            <text:p text:style-name="P422"/>
          </table:table-cell>
          <table:table-cell table:style-name="Table101.A1" office:value-type="string">
            <text:p text:style-name="P221">375.17 </text:p>
          </table:table-cell>
          <table:table-cell table:style-name="Table101.A1" office:value-type="string">
            <text:p text:style-name="P422"/>
          </table:table-cell>
          <table:table-cell table:style-name="Table101.A1" office:value-type="string">
            <text:p text:style-name="P422"/>
          </table:table-cell>
        </table:table-row>
      </table:table>
      <text:p text:style-name="P964"/>
      <text:p text:style-name="Standard"/>
      <text:p text:style-name="Standard"/>
      <text:p text:style-name="Standard"/>
      <text:p text:style-name="Standard"/>
      <text:p text:style-name="Standard"/>
      <text:p text:style-name="Standard"/>
      <text:p text:style-name="Standard"/>
      <text:p text:style-name="Standard"/>
      <text:h text:style-name="P565" text:outline-level="1"><text:bookmark-start text:name="__RefHeading___Toc11140_699233590"/>6: SelectK<text:bookmark-end text:name="__RefHeading___Toc11140_699233590"/></text:h>
      <text:p text:style-name="Standard"/>
      <text:p text:style-name="P902"><text:span text:style-name="T267">Mini-experiments can be found at </text:span><text:a xlink:type="simple" xlink:href="../Task1_DeveloperDiary_7.odt#Mini-experiments%20for%20Correctness%7Coutline" text:style-name="Internet_20_link" text:visited-style-name="Visited_20_Internet_20_Link"><text:span text:style-name="T267">Mini-experiments for correctness</text:span></text:a></text:p>
      <text:p text:style-name="Standard"/>
      <text:h text:style-name="Heading_20_2" text:outline-level="2"><text:bookmark-start text:name="__RefHeading___Toc11142_699233590"/><text:span text:style-name="T267">Expe</text:span><text:span text:style-name="T162">riments</text:span><text:bookmark-end text:name="__RefHeading___Toc11142_699233590"/></text:h>
      <text:p text:style-name="P727"/>
      <text:h text:style-name="Heading_20_3" text:outline-level="3"><text:bookmark-start text:name="__RefHeading___Toc11144_699233590"/>Only FastText embeddings, K=1, joint optimization<text:bookmark-end text:name="__RefHeading___Toc11144_699233590"/></text:h>
      <text:p text:style-name="P727"/>
      <text:p text:style-name="P728"/>
      <table:table table:name="Table61" table:style-name="Table61">
        <table:table-column table:style-name="Table61.A"/>
        <table:table-column table:style-name="Table61.B"/>
        <table:table-column table:style-name="Table61.C" table:number-columns-repeated="2"/>
        <table:table-column table:style-name="Table61.E"/>
        <table:table-column table:style-name="Table61.F"/>
        <table:table-column table:style-name="Table61.E"/>
        <table:table-row table:style-name="Table61.1">
          <table:table-cell table:style-name="Table61.A1" office:value-type="string">
            <text:p text:style-name="P31">Epoch</text:p>
          </table:table-cell>
          <table:table-cell table:style-name="Table61.A1" table:number-columns-spanned="3" office:value-type="string">
            <text:p text:style-name="P89">Training PPL</text:p>
          </table:table-cell>
          <table:covered-table-cell/>
          <table:covered-table-cell/>
          <table:table-cell table:style-name="Table61.A1" table:number-columns-spanned="3" office:value-type="string">
            <text:p text:style-name="P89">Validation PPL</text:p>
          </table:table-cell>
          <table:covered-table-cell/>
          <table:covered-table-cell/>
        </table:table-row>
        <table:table-row table:style-name="Table61.2">
          <table:table-cell table:style-name="Table61.A1" office:value-type="string">
            <text:p text:style-name="P245"/>
          </table:table-cell>
          <table:table-cell table:style-name="Table61.A1" office:value-type="string">
            <text:p text:style-name="P245">Globals</text:p>
          </table:table-cell>
          <table:table-cell table:style-name="Table61.A1" office:value-type="string">
            <text:p text:style-name="P245">Senses</text:p>
          </table:table-cell>
          <table:table-cell table:style-name="Table61.A1" office:value-type="string">
            <text:p text:style-name="P245">Multi-senses</text:p>
          </table:table-cell>
          <table:table-cell table:style-name="Table61.A1" office:value-type="string">
            <text:p text:style-name="P245">Globals</text:p>
          </table:table-cell>
          <table:table-cell table:style-name="Table61.A1" office:value-type="string">
            <text:p text:style-name="P245">Senses</text:p>
          </table:table-cell>
          <table:table-cell table:style-name="Table61.A1" office:value-type="string">
            <text:p text:style-name="P245">Multi-senses</text:p>
          </table:table-cell>
        </table:table-row>
        <table:table-row table:style-name="Table61.2">
          <table:table-cell table:style-name="Table61.A1" office:value-type="string">
            <text:p text:style-name="P245">1</text:p>
          </table:table-cell>
          <table:table-cell table:style-name="Table61.A1" office:value-type="string">
            <text:p text:style-name="P215">1032.67</text:p>
          </table:table-cell>
          <table:table-cell table:style-name="Table61.A1" office:value-type="string">
            <text:p text:style-name="P413">27201671.51</text:p>
          </table:table-cell>
          <table:table-cell table:style-name="Table61.A1" office:value-type="string">
            <text:p text:style-name="P413">99991751.53</text:p>
          </table:table-cell>
          <table:table-cell table:style-name="Table61.A1" office:value-type="string">
            <text:p text:style-name="P413">836.46</text:p>
          </table:table-cell>
          <table:table-cell table:style-name="Table61.A1" office:value-type="string">
            <text:p text:style-name="P413">24952995.33</text:p>
            <text:p text:style-name="P413">'correct_all_s': 6077, 'top_k_all_s': 6165, 'tot_all_s': 80640</text:p>
          </table:table-cell>
          <table:table-cell table:style-name="Table61.A1" office:value-type="string">
            <text:p text:style-name="P413">100000207.84</text:p>
            <text:p text:style-name="P413">'correct_multi_s': 0, 'top_k_multi_s': 39, 'tot_multi_s': 25345</text:p>
          </table:table-cell>
        </table:table-row>
        <table:table-row table:style-name="Table61.2">
          <table:table-cell table:style-name="Table61.A1" office:value-type="string">
            <text:p text:style-name="P245">17</text:p>
          </table:table-cell>
          <table:table-cell table:style-name="Table61.A1" office:value-type="string">
            <text:p text:style-name="P215">171.87</text:p>
          </table:table-cell>
          <table:table-cell table:style-name="Table61.A1" office:value-type="string">
            <text:p text:style-name="P413">1443123.24 </text:p>
          </table:table-cell>
          <table:table-cell table:style-name="Table61.A1" office:value-type="string">
            <text:p text:style-name="P413">64250533.4</text:p>
          </table:table-cell>
          <table:table-cell table:style-name="Table61.A1" office:value-type="string">
            <text:p text:style-name="P391">376.84</text:p>
          </table:table-cell>
          <table:table-cell table:style-name="Table61.A1" office:value-type="string">
            <text:p text:style-name="P413">2295277.73</text:p>
            <text:p text:style-name="P413"><text:span text:style-name="T64">'correct_all_s': 15869,</text:span> 'top_k_all_s': 16705, 'tot_all_s': 80640</text:p>
          </table:table-cell>
          <table:table-cell table:style-name="Table61.A1" office:value-type="string">
            <text:p text:style-name="P413">70868595.03</text:p>
          </table:table-cell>
        </table:table-row>
        <table:table-row table:style-name="Table61.2">
          <table:table-cell table:style-name="Table61.A1" office:value-type="string">
            <text:p text:style-name="P245">18</text:p>
          </table:table-cell>
          <table:table-cell table:style-name="Table61.A1" office:value-type="string">
            <text:p text:style-name="P215">165.11</text:p>
          </table:table-cell>
          <table:table-cell table:style-name="Table61.A1" office:value-type="string">
            <text:p text:style-name="P413">...</text:p>
          </table:table-cell>
          <table:table-cell table:style-name="Table61.A1" office:value-type="string">
            <text:p text:style-name="P413">...</text:p>
          </table:table-cell>
          <table:table-cell table:style-name="Table61.A1" office:value-type="string">
            <text:p text:style-name="P215">377.18 </text:p>
          </table:table-cell>
          <table:table-cell table:style-name="Table61.A1" office:value-type="string">
            <text:p text:style-name="P413">'correct_all_s': 15861, 'top_k_all_s': 16688, 'tot_all_s': 80640</text:p>
          </table:table-cell>
          <table:table-cell table:style-name="Table61.A1" office:value-type="string">
            <text:p text:style-name="P413"><text:span text:style-name="T64">'correct_multi_s': 313,</text:span> 'top_k_multi_s': 544, 'tot_multi_s': 25345</text:p>
          </table:table-cell>
        </table:table-row>
      </table:table>
      <text:p text:style-name="P728"/>
      <text:p text:style-name="P728"/>
      <text:h text:style-name="P1131" text:outline-level="3"><text:bookmark-start text:name="__RefHeading___Toc21826_4082612128"/>Only FastText embeddings, K=<text:span text:style-name="T259">5</text:span>, joint optimization<text:bookmark-end text:name="__RefHeading___Toc21826_4082612128"/></text:h>
      <text:p text:style-name="P730"/>
      <text:p text:style-name="P730"/>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column table:style-name="Table62.G"/>
        <table:table-row table:style-name="Table62.1">
          <table:table-cell table:style-name="Table62.A1" office:value-type="string">
            <text:p text:style-name="P70">Epoch</text:p>
          </table:table-cell>
          <table:table-cell table:style-name="Table62.A1" table:number-columns-spanned="3" office:value-type="string">
            <text:p text:style-name="P120">Training PPL</text:p>
          </table:table-cell>
          <table:covered-table-cell/>
          <table:covered-table-cell/>
          <table:table-cell table:style-name="Table62.A1" table:number-columns-spanned="3" office:value-type="string">
            <text:p text:style-name="P120">Validation PPL</text:p>
          </table:table-cell>
          <table:covered-table-cell/>
          <table:covered-table-cell/>
        </table:table-row>
        <table:table-row table:style-name="Table62.2">
          <table:table-cell table:style-name="Table62.A1" office:value-type="string">
            <text:p text:style-name="P288"/>
          </table:table-cell>
          <table:table-cell table:style-name="Table62.A1" office:value-type="string">
            <text:p text:style-name="P288">Globals</text:p>
          </table:table-cell>
          <table:table-cell table:style-name="Table62.A1" office:value-type="string">
            <text:p text:style-name="P288">Senses</text:p>
          </table:table-cell>
          <table:table-cell table:style-name="Table62.A1" office:value-type="string">
            <text:p text:style-name="P288">Multi-senses</text:p>
          </table:table-cell>
          <table:table-cell table:style-name="Table62.A1" office:value-type="string">
            <text:p text:style-name="P288">Globals</text:p>
          </table:table-cell>
          <table:table-cell table:style-name="Table62.A1" office:value-type="string">
            <text:p text:style-name="P288">Senses</text:p>
          </table:table-cell>
          <table:table-cell table:style-name="Table62.A1" office:value-type="string">
            <text:p text:style-name="P288">Multi-senses</text:p>
          </table:table-cell>
        </table:table-row>
        <table:table-row table:style-name="Table62.2">
          <table:table-cell table:style-name="Table62.A1" office:value-type="string">
            <text:p text:style-name="P436">1</text:p>
          </table:table-cell>
          <table:table-cell table:style-name="Table62.A1" office:value-type="string">
            <text:p text:style-name="P228">1032.67</text:p>
          </table:table-cell>
          <table:table-cell table:style-name="Table62.A1" office:value-type="string">
            <text:p text:style-name="P429"/>
          </table:table-cell>
          <table:table-cell table:style-name="Table62.A1" office:value-type="string">
            <text:p text:style-name="P429"/>
          </table:table-cell>
          <table:table-cell table:style-name="Table62.A1" office:value-type="string">
            <text:p text:style-name="P429">836.46</text:p>
          </table:table-cell>
          <table:table-cell table:style-name="Table62.A1" office:value-type="string">
            <text:p text:style-name="P429">'correct_all_s': 6069 / <text:span text:style-name="T368">80640</text:span></text:p>
          </table:table-cell>
          <table:table-cell table:style-name="Table62.A1" office:value-type="string">
            <text:p text:style-name="P429">'correct_multi_s': 0 / <text:span text:style-name="T368">25345</text:span></text:p>
          </table:table-cell>
        </table:table-row>
        <table:table-row table:style-name="Table62.2">
          <table:table-cell table:style-name="Table62.A1" office:value-type="string">
            <text:p text:style-name="P490">5</text:p>
          </table:table-cell>
          <table:table-cell table:style-name="Table62.A1" office:value-type="string">
            <text:p text:style-name="P228">372.58</text:p>
          </table:table-cell>
          <table:table-cell table:style-name="Table62.A1" office:value-type="string">
            <text:p text:style-name="P429"/>
          </table:table-cell>
          <table:table-cell table:style-name="Table62.A1" office:value-type="string">
            <text:p text:style-name="P429"/>
          </table:table-cell>
          <table:table-cell table:style-name="Table62.A1" office:value-type="string">
            <text:p text:style-name="P429">480.37</text:p>
          </table:table-cell>
          <table:table-cell table:style-name="Table62.A1" office:value-type="string">
            <text:p text:style-name="P213">'correct_all_s': 11168</text:p>
          </table:table-cell>
          <table:table-cell table:style-name="Table62.A1" office:value-type="string">
            <text:p text:style-name="P429"><text:s/>'correct_multi_s': 0</text:p>
          </table:table-cell>
        </table:table-row>
        <table:table-row table:style-name="Table62.2">
          <table:table-cell table:style-name="Table62.A1" office:value-type="string">
            <text:p text:style-name="P437">18</text:p>
          </table:table-cell>
          <table:table-cell table:style-name="Table62.A1" office:value-type="string">
            <text:p text:style-name="P231">165.76</text:p>
          </table:table-cell>
          <table:table-cell table:style-name="Table62.A1" office:value-type="string">
            <text:p text:style-name="P429"/>
          </table:table-cell>
          <table:table-cell table:style-name="Table62.A1" office:value-type="string">
            <text:p text:style-name="P429"/>
          </table:table-cell>
          <table:table-cell table:style-name="Table62.A1" office:value-type="string">
            <text:p text:style-name="P429">377.43</text:p>
          </table:table-cell>
          <table:table-cell table:style-name="Table62.A1" office:value-type="string">
            <text:p text:style-name="P429">'correct_all_s': 10332</text:p>
          </table:table-cell>
          <table:table-cell table:style-name="Table62.A1" office:value-type="string">
            <text:p text:style-name="P410">'correct_multi_s': 83</text:p>
          </table:table-cell>
        </table:table-row>
      </table:table>
      <text:h text:style-name="P1130" text:outline-level="3"/>
      <text:p text:style-name="P728"/>
      <text:p text:style-name="P728"/>
      <text:h text:style-name="P1131" text:outline-level="3"><text:bookmark-start text:name="__RefHeading___Toc21828_4082612128"/><text:soft-page-break/><text:span text:style-name="T258">Only FastText embeddings, K=</text:span><text:span text:style-name="T259">10</text:span><text:span text:style-name="T258">, joint optimization</text:span><text:bookmark-end text:name="__RefHeading___Toc21828_4082612128"/></text:h>
      <text:p text:style-name="P730"/>
      <table:table table:name="Table132" table:style-name="Table132">
        <table:table-column table:style-name="Table132.A"/>
        <table:table-column table:style-name="Table132.B"/>
        <table:table-column table:style-name="Table132.C" table:number-columns-repeated="2"/>
        <table:table-column table:style-name="Table132.E"/>
        <table:table-column table:style-name="Table132.F"/>
        <table:table-column table:style-name="Table132.E"/>
        <table:table-row table:style-name="Table132.1">
          <table:table-cell table:style-name="Table132.A1" office:value-type="string">
            <text:p text:style-name="P70">Epoch</text:p>
          </table:table-cell>
          <table:table-cell table:style-name="Table132.A1" table:number-columns-spanned="3" office:value-type="string">
            <text:p text:style-name="P120">Training PPL</text:p>
          </table:table-cell>
          <table:covered-table-cell/>
          <table:covered-table-cell/>
          <table:table-cell table:style-name="Table132.A1" table:number-columns-spanned="3" office:value-type="string">
            <text:p text:style-name="P120">Validation PPL</text:p>
          </table:table-cell>
          <table:covered-table-cell/>
          <table:covered-table-cell/>
        </table:table-row>
        <table:table-row table:style-name="Table132.2">
          <table:table-cell table:style-name="Table132.A1" office:value-type="string">
            <text:p text:style-name="P288"/>
          </table:table-cell>
          <table:table-cell table:style-name="Table132.A1" office:value-type="string">
            <text:p text:style-name="P288">Globals</text:p>
          </table:table-cell>
          <table:table-cell table:style-name="Table132.A1" office:value-type="string">
            <text:p text:style-name="P288">Senses</text:p>
          </table:table-cell>
          <table:table-cell table:style-name="Table132.A1" office:value-type="string">
            <text:p text:style-name="P288">Multi-senses</text:p>
          </table:table-cell>
          <table:table-cell table:style-name="Table132.A1" office:value-type="string">
            <text:p text:style-name="P288">Globals</text:p>
          </table:table-cell>
          <table:table-cell table:style-name="Table132.A1" office:value-type="string">
            <text:p text:style-name="P288">Senses</text:p>
          </table:table-cell>
          <table:table-cell table:style-name="Table132.A1" office:value-type="string">
            <text:p text:style-name="P288">Multi-senses</text:p>
          </table:table-cell>
        </table:table-row>
        <table:table-row table:style-name="Table132.2">
          <table:table-cell table:style-name="Table132.A1" office:value-type="string">
            <text:p text:style-name="P288">1</text:p>
          </table:table-cell>
          <table:table-cell table:style-name="Table132.A1" office:value-type="string">
            <text:p text:style-name="P228">1032.67</text:p>
          </table:table-cell>
          <table:table-cell table:style-name="Table132.A1" office:value-type="string">
            <text:p text:style-name="P429">27201671.51</text:p>
          </table:table-cell>
          <table:table-cell table:style-name="Table132.A1" office:value-type="string">
            <text:p text:style-name="P429">99991751.53</text:p>
          </table:table-cell>
          <table:table-cell table:style-name="Table132.A1" office:value-type="string">
            <text:p text:style-name="P429">836.46</text:p>
          </table:table-cell>
          <table:table-cell table:style-name="Table132.A1" office:value-type="string">
            <text:p text:style-name="P429">24952995.33</text:p>
            <text:p text:style-name="P429">'correct_all_s': 6077, 'top_k_all_s': 6165, 'tot_all_s': 80640</text:p>
          </table:table-cell>
          <table:table-cell table:style-name="Table132.A1" office:value-type="string">
            <text:p text:style-name="P429">100000207.84</text:p>
            <text:p text:style-name="P429">'correct_multi_s': 0, 'top_k_multi_s': 39, 'tot_multi_s': 25345</text:p>
          </table:table-cell>
        </table:table-row>
        <table:table-row table:style-name="Table132.2">
          <table:table-cell table:style-name="Table132.A1" office:value-type="string">
            <text:p text:style-name="P288">17</text:p>
          </table:table-cell>
          <table:table-cell table:style-name="Table132.A1" office:value-type="string">
            <text:p text:style-name="P228">171.87</text:p>
          </table:table-cell>
          <table:table-cell table:style-name="Table132.A1" office:value-type="string">
            <text:p text:style-name="P429">1443123.24 </text:p>
          </table:table-cell>
          <table:table-cell table:style-name="Table132.A1" office:value-type="string">
            <text:p text:style-name="P429">64250533.4</text:p>
          </table:table-cell>
          <table:table-cell table:style-name="Table132.A1" office:value-type="string">
            <text:p text:style-name="P410">376.84</text:p>
          </table:table-cell>
          <table:table-cell table:style-name="Table132.A1" office:value-type="string">
            <text:p text:style-name="P429">2295277.73</text:p>
            <text:p text:style-name="P429"><text:span text:style-name="T64">'correct_all_s': 15869,</text:span> 'top_k_all_s': 16705, 'tot_all_s': 80640</text:p>
          </table:table-cell>
          <table:table-cell table:style-name="Table132.A1" office:value-type="string">
            <text:p text:style-name="P429">70868595.03</text:p>
          </table:table-cell>
        </table:table-row>
        <table:table-row table:style-name="Table132.2">
          <table:table-cell table:style-name="Table132.A1" office:value-type="string">
            <text:p text:style-name="P288">18</text:p>
          </table:table-cell>
          <table:table-cell table:style-name="Table132.A1" office:value-type="string">
            <text:p text:style-name="P228">165.11</text:p>
          </table:table-cell>
          <table:table-cell table:style-name="Table132.A1" office:value-type="string">
            <text:p text:style-name="P429">...</text:p>
          </table:table-cell>
          <table:table-cell table:style-name="Table132.A1" office:value-type="string">
            <text:p text:style-name="P429">...</text:p>
          </table:table-cell>
          <table:table-cell table:style-name="Table132.A1" office:value-type="string">
            <text:p text:style-name="P228">377.18 </text:p>
          </table:table-cell>
          <table:table-cell table:style-name="Table132.A1" office:value-type="string">
            <text:p text:style-name="P429">'correct_all_s': 15861, 'top_k_all_s': 16688, 'tot_all_s': 80640</text:p>
          </table:table-cell>
          <table:table-cell table:style-name="Table132.A1" office:value-type="string">
            <text:p text:style-name="P429"><text:span text:style-name="T64">'correct_multi_s': 313,</text:span> 'top_k_multi_s': 544, 'tot_multi_s': 25345</text:p>
          </table:table-cell>
        </table:table-row>
      </table:table>
      <text:p text:style-name="P730"/>
      <text:p text:style-name="P728"/>
      <text:h text:style-name="Heading_20_3" text:outline-level="3"/>
      <text:h text:style-name="P1109" text:outline-level="3"><text:bookmark-start text:name="__RefHeading___Toc11148_699233590"/>Only FastText embeddings, K=50, joint optimization<text:bookmark-end text:name="__RefHeading___Toc11148_699233590"/></text:h>
      <text:p text:style-name="P728"/>
      <table:table table:name="Table63" table:style-name="Table63">
        <table:table-column table:style-name="Table63.A"/>
        <table:table-column table:style-name="Table63.B"/>
        <table:table-column table:style-name="Table63.C" table:number-columns-repeated="2"/>
        <table:table-column table:style-name="Table63.E"/>
        <table:table-column table:style-name="Table63.F"/>
        <table:table-column table:style-name="Table63.E"/>
        <table:table-row table:style-name="Table63.1">
          <table:table-cell table:style-name="Table63.A1" office:value-type="string">
            <text:p text:style-name="P31">Epoch</text:p>
          </table:table-cell>
          <table:table-cell table:style-name="Table63.A1" table:number-columns-spanned="3" office:value-type="string">
            <text:p text:style-name="P89">Training PPL</text:p>
          </table:table-cell>
          <table:covered-table-cell/>
          <table:covered-table-cell/>
          <table:table-cell table:style-name="Table63.A1" table:number-columns-spanned="3" office:value-type="string">
            <text:p text:style-name="P89">Validation PPL</text:p>
          </table:table-cell>
          <table:covered-table-cell/>
          <table:covered-table-cell/>
        </table:table-row>
        <table:table-row table:style-name="Table63.2">
          <table:table-cell table:style-name="Table63.A1" office:value-type="string">
            <text:p text:style-name="P245"/>
          </table:table-cell>
          <table:table-cell table:style-name="Table63.A1" office:value-type="string">
            <text:p text:style-name="P245">Globals</text:p>
          </table:table-cell>
          <table:table-cell table:style-name="Table63.A1" office:value-type="string">
            <text:p text:style-name="P245">Senses</text:p>
          </table:table-cell>
          <table:table-cell table:style-name="Table63.A1" office:value-type="string">
            <text:p text:style-name="P245">Multi-senses</text:p>
          </table:table-cell>
          <table:table-cell table:style-name="Table63.A1" office:value-type="string">
            <text:p text:style-name="P245">Globals</text:p>
          </table:table-cell>
          <table:table-cell table:style-name="Table63.A1" office:value-type="string">
            <text:p text:style-name="P245">Senses</text:p>
          </table:table-cell>
          <table:table-cell table:style-name="Table63.A1" office:value-type="string">
            <text:p text:style-name="P245">Multi-senses</text:p>
          </table:table-cell>
        </table:table-row>
        <table:table-row table:style-name="Table63.2">
          <table:table-cell table:style-name="Table63.A1" office:value-type="string">
            <text:p text:style-name="P245">1</text:p>
          </table:table-cell>
          <table:table-cell table:style-name="Table63.A1" office:value-type="string">
            <text:p text:style-name="P136">1032.69</text:p>
          </table:table-cell>
          <table:table-cell table:style-name="Table63.A1" office:value-type="string">
            <text:p text:style-name="P245"/>
          </table:table-cell>
          <table:table-cell table:style-name="Table63.A1" office:value-type="string">
            <text:p text:style-name="P245"/>
          </table:table-cell>
          <table:table-cell table:style-name="Table63.A1" office:value-type="string">
            <text:p text:style-name="P245">836.43</text:p>
          </table:table-cell>
          <table:table-cell table:style-name="Table63.A1" office:value-type="string">
            <text:p text:style-name="P245">'correct_all_s': 4664, 'top_k_all_s': 18385</text:p>
          </table:table-cell>
          <table:table-cell table:style-name="Table63.A1" office:value-type="string">
            <text:p text:style-name="P245">'correct_multi_s': 0, 'top_k_multi_s': 1240</text:p>
          </table:table-cell>
        </table:table-row>
        <table:table-row table:style-name="Table63.2">
          <table:table-cell table:style-name="Table63.A1" office:value-type="string">
            <text:p text:style-name="P319">3</text:p>
          </table:table-cell>
          <table:table-cell table:style-name="Table63.A1" office:value-type="string">
            <text:p text:style-name="P136">523.31</text:p>
          </table:table-cell>
          <table:table-cell table:style-name="Table63.A1" office:value-type="string">
            <text:p text:style-name="P245"/>
          </table:table-cell>
          <table:table-cell table:style-name="Table63.A1" office:value-type="string">
            <text:p text:style-name="P245"/>
          </table:table-cell>
          <table:table-cell table:style-name="Table63.A1" office:value-type="string">
            <text:p text:style-name="P245">579.91</text:p>
          </table:table-cell>
          <table:table-cell table:style-name="Table63.A1" office:value-type="string">
            <text:p text:style-name="P207">'correct_all_s': 8335, <text:span text:style-name="T268">'top_k_all_s': 19369</text:span></text:p>
          </table:table-cell>
          <table:table-cell table:style-name="Table63.A1" office:value-type="string">
            <text:p text:style-name="P245">'correct_multi_s': 0, 'top_k_multi_s': 319</text:p>
          </table:table-cell>
        </table:table-row>
        <table:table-row table:style-name="Table63.2">
          <table:table-cell table:style-name="Table63.A1" office:value-type="string">
            <text:p text:style-name="P319">16</text:p>
          </table:table-cell>
          <table:table-cell table:style-name="Table63.A1" office:value-type="string">
            <text:p text:style-name="P136">178.98</text:p>
          </table:table-cell>
          <table:table-cell table:style-name="Table63.A1" office:value-type="string">
            <text:p text:style-name="P245"/>
          </table:table-cell>
          <table:table-cell table:style-name="Table63.A1" office:value-type="string">
            <text:p text:style-name="P245"/>
          </table:table-cell>
          <table:table-cell table:style-name="Table63.A1" office:value-type="string">
            <text:p text:style-name="P413">376.29 </text:p>
          </table:table-cell>
          <table:table-cell table:style-name="Table63.A1" office:value-type="string">
            <text:p text:style-name="P245">'correct_all_s': 2888, 'top_k_all_s': 17469</text:p>
          </table:table-cell>
          <table:table-cell table:style-name="Table63.A1" office:value-type="string">
            <text:p text:style-name="P245">'correct_multi_s': 71, 'top_k_multi_s': 268</text:p>
          </table:table-cell>
        </table:table-row>
        <table:table-row table:style-name="Table63.2">
          <table:table-cell table:style-name="Table63.A6" office:value-type="string">
            <text:p text:style-name="P245">17</text:p>
          </table:table-cell>
          <table:table-cell table:style-name="Table63.A6" office:value-type="string">
            <text:p text:style-name="P136">171.78</text:p>
          </table:table-cell>
          <table:table-cell table:style-name="Table63.A6" office:value-type="string">
            <text:p text:style-name="P245"/>
          </table:table-cell>
          <table:table-cell table:style-name="Table63.A6" office:value-type="string">
            <text:p text:style-name="P245"/>
          </table:table-cell>
          <table:table-cell table:style-name="Table63.A6" office:value-type="string">
            <text:p text:style-name="P413">376.54</text:p>
          </table:table-cell>
          <table:table-cell table:style-name="Table63.A6" office:value-type="string">
            <text:p text:style-name="P245"/>
          </table:table-cell>
          <table:table-cell table:style-name="Table63.A6" office:value-type="string">
            <text:p text:style-name="P245"><text:span text:style-name="T64"><text:s/>'correct_multi_s': 77,</text:span> 'top_k_multi_s': 268</text:p>
          </table:table-cell>
        </table:table-row>
      </table:table>
      <text:h text:style-name="P1109" text:outline-level="3"><text:soft-page-break/></text:h>
      <text:h text:style-name="P1109" text:outline-level="3"><text:bookmark-start text:name="__RefHeading___Toc11150_699233590"/>Only FastText embeddings, K=100, joint optimization<text:bookmark-end text:name="__RefHeading___Toc11150_699233590"/></text:h>
      <text:p text:style-name="P727"/>
      <text:p text:style-name="P729"/>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column table:style-name="Table70.G"/>
        <table:table-row table:style-name="Table70.1">
          <table:table-cell table:style-name="Table70.A1" office:value-type="string">
            <text:p text:style-name="P35">Epoch</text:p>
          </table:table-cell>
          <table:table-cell table:style-name="Table70.A1" table:number-columns-spanned="3" office:value-type="string">
            <text:p text:style-name="P92">Training PPL</text:p>
          </table:table-cell>
          <table:covered-table-cell/>
          <table:covered-table-cell/>
          <table:table-cell table:style-name="Table70.A1" table:number-columns-spanned="3" office:value-type="string">
            <text:p text:style-name="P92">Validation PPL</text:p>
          </table:table-cell>
          <table:covered-table-cell/>
          <table:covered-table-cell/>
        </table:table-row>
        <table:table-row table:style-name="Table70.2">
          <table:table-cell table:style-name="Table70.A1" office:value-type="string">
            <text:p text:style-name="P250"/>
          </table:table-cell>
          <table:table-cell table:style-name="Table70.A1" office:value-type="string">
            <text:p text:style-name="P250">Globals</text:p>
          </table:table-cell>
          <table:table-cell table:style-name="Table70.A1" office:value-type="string">
            <text:p text:style-name="P250">Senses</text:p>
          </table:table-cell>
          <table:table-cell table:style-name="Table70.A1" office:value-type="string">
            <text:p text:style-name="P250">Multi-senses</text:p>
          </table:table-cell>
          <table:table-cell table:style-name="Table70.A1" office:value-type="string">
            <text:p text:style-name="P250">Globals</text:p>
          </table:table-cell>
          <table:table-cell table:style-name="Table70.A1" office:value-type="string">
            <text:p text:style-name="P250">Senses</text:p>
          </table:table-cell>
          <table:table-cell table:style-name="Table70.A1" office:value-type="string">
            <text:p text:style-name="P250">Multi-senses</text:p>
          </table:table-cell>
        </table:table-row>
        <table:table-row table:style-name="Table70.2">
          <table:table-cell table:style-name="Table70.A1" office:value-type="string">
            <text:p text:style-name="P250">1</text:p>
          </table:table-cell>
          <table:table-cell table:style-name="Table70.A1" office:value-type="string">
            <text:p text:style-name="P140">1032.67</text:p>
          </table:table-cell>
          <table:table-cell table:style-name="Table70.A1" office:value-type="string">
            <text:p text:style-name="P250"/>
          </table:table-cell>
          <table:table-cell table:style-name="Table70.A1" office:value-type="string">
            <text:p text:style-name="P250"/>
          </table:table-cell>
          <table:table-cell table:style-name="Table70.A1" office:value-type="string">
            <text:p text:style-name="P250">836.46 </text:p>
          </table:table-cell>
          <table:table-cell table:style-name="Table70.A1" office:value-type="string">
            <text:p text:style-name="P250">'correct_all_s': 1240, 'top_k_all_s': 4326</text:p>
          </table:table-cell>
          <table:table-cell table:style-name="Table70.A1" office:value-type="string">
            <text:p text:style-name="P250"><text:span text:style-name="T64">'correct_multi_s': 1240,</text:span> 'top_k_multi_s': 1384,</text:p>
          </table:table-cell>
        </table:table-row>
        <table:table-row table:style-name="Table70.2">
          <table:table-cell table:style-name="Table70.A1" office:value-type="string">
            <text:p text:style-name="P333">5</text:p>
          </table:table-cell>
          <table:table-cell table:style-name="Table70.A1" office:value-type="string">
            <text:p text:style-name="P140">371.57 </text:p>
          </table:table-cell>
          <table:table-cell table:style-name="Table70.A1" office:value-type="string">
            <text:p text:style-name="P250"/>
          </table:table-cell>
          <table:table-cell table:style-name="Table70.A1" office:value-type="string">
            <text:p text:style-name="P250"/>
          </table:table-cell>
          <table:table-cell table:style-name="Table70.A1" office:value-type="string">
            <text:p text:style-name="P250">478.86</text:p>
          </table:table-cell>
          <table:table-cell table:style-name="Table70.A1" office:value-type="string">
            <text:p text:style-name="P216"><text:span text:style-name="T64">'correct_all_s': 1831,</text:span> 'top_k_all_s': 11628</text:p>
          </table:table-cell>
          <table:table-cell table:style-name="Table70.A1" office:value-type="string">
            <text:p text:style-name="P250">'correct_multi_s': 350, 'top_k_multi_s': 607</text:p>
          </table:table-cell>
        </table:table-row>
        <table:table-row table:style-name="Table70.2">
          <table:table-cell table:style-name="Table70.A1" office:value-type="string">
            <text:p text:style-name="P452">17</text:p>
          </table:table-cell>
          <table:table-cell table:style-name="Table70.A1" office:value-type="string">
            <text:p text:style-name="P140">172.15</text:p>
          </table:table-cell>
          <table:table-cell table:style-name="Table70.A1" office:value-type="string">
            <text:p text:style-name="P250"/>
          </table:table-cell>
          <table:table-cell table:style-name="Table70.A1" office:value-type="string">
            <text:p text:style-name="P250"/>
          </table:table-cell>
          <table:table-cell table:style-name="Table70.A1" office:value-type="string">
            <text:p text:style-name="P414">377.05</text:p>
          </table:table-cell>
          <table:table-cell table:style-name="Table70.A1" office:value-type="string">
            <text:p text:style-name="P250">'correct_all_s': 1485, 'top_k_all_s': 11271</text:p>
          </table:table-cell>
          <table:table-cell table:style-name="Table70.A1" office:value-type="string">
            <text:p text:style-name="P250">'correct_multi_s': 7, 'top_k_multi_s': 150</text:p>
          </table:table-cell>
        </table:table-row>
        <table:table-row table:style-name="Table70.6">
          <table:table-cell table:style-name="Table70.A6" office:value-type="string">
            <text:p text:style-name="P250">1<text:span text:style-name="T283">8</text:span></text:p>
          </table:table-cell>
          <table:table-cell table:style-name="Table70.A6" office:value-type="string">
            <text:p text:style-name="P140">165.44</text:p>
          </table:table-cell>
          <table:table-cell table:style-name="Table70.A6" office:value-type="string">
            <text:p text:style-name="P250"/>
          </table:table-cell>
          <table:table-cell table:style-name="Table70.A6" office:value-type="string">
            <text:p text:style-name="P250"/>
          </table:table-cell>
          <table:table-cell table:style-name="Table70.A6" office:value-type="string">
            <text:p text:style-name="P414">377.42</text:p>
          </table:table-cell>
          <table:table-cell table:style-name="Table70.A6" office:value-type="string">
            <text:p text:style-name="P250">'correct_all_s': 1427, 'top_k_all_s': 10973</text:p>
          </table:table-cell>
          <table:table-cell table:style-name="Table70.A6" office:value-type="string">
            <text:p text:style-name="P250">'correct_multi_s': 11, 'top_k_multi_s': 145</text:p>
          </table:table-cell>
        </table:table-row>
      </table:table>
      <text:p text:style-name="P729"/>
      <text:h text:style-name="Heading_20_2" text:outline-level="2"><text:bookmark-start text:name="__RefHeading___Toc11152_699233590"/>Experiments II – Concatenating the globalnode input<text:bookmark-end text:name="__RefHeading___Toc11152_699233590"/></text:h>
      <text:h text:style-name="P1122" text:outline-level="3"/>
      <text:p text:style-name="P961">Note: run_graphnet() &gt; lemmatize_node() &gt; Utils.get_first_idx_dummySenses(<text:span text:style-name="T64">slc_or_text=True</text:span>)</text:p>
      <text:p text:style-name="P961">This saves a parameter, but means that we can only use GNNs on the SLC corpus. May change.</text:p>
      <text:p text:style-name="P960"/>
      <text:h text:style-name="P1122" text:outline-level="3"><text:bookmark-start text:name="__RefHeading___Toc16786_2253453072"/>FastText embeddings <text:span text:style-name="T325">+ globalnode input</text:span>, K=<text:span text:style-name="T254">1</text:span>, joint optimization<text:bookmark-end text:name="__RefHeading___Toc16786_2253453072"/></text:h>
      <text:p text:style-name="P820"/>
      <text:p text:style-name="P821"/>
      <table:table table:name="Table71" table:style-name="Table71">
        <table:table-column table:style-name="Table71.A"/>
        <table:table-column table:style-name="Table71.B"/>
        <table:table-column table:style-name="Table71.C" table:number-columns-repeated="2"/>
        <table:table-column table:style-name="Table71.E"/>
        <table:table-column table:style-name="Table71.F"/>
        <table:table-column table:style-name="Table71.E"/>
        <table:table-row table:style-name="Table71.1">
          <table:table-cell table:style-name="Table71.A1" office:value-type="string">
            <text:p text:style-name="P54">Epoch</text:p>
          </table:table-cell>
          <table:table-cell table:style-name="Table71.A1" table:number-columns-spanned="3" office:value-type="string">
            <text:p text:style-name="P105">Training PPL</text:p>
          </table:table-cell>
          <table:covered-table-cell/>
          <table:covered-table-cell/>
          <table:table-cell table:style-name="Table71.A1" table:number-columns-spanned="3" office:value-type="string">
            <text:p text:style-name="P105">Validation PPL</text:p>
          </table:table-cell>
          <table:covered-table-cell/>
          <table:covered-table-cell/>
        </table:table-row>
        <table:table-row table:style-name="Table71.2">
          <table:table-cell table:style-name="Table71.A1" office:value-type="string">
            <text:p text:style-name="P271"/>
          </table:table-cell>
          <table:table-cell table:style-name="Table71.A1" office:value-type="string">
            <text:p text:style-name="P271">Globals</text:p>
          </table:table-cell>
          <table:table-cell table:style-name="Table71.A1" office:value-type="string">
            <text:p text:style-name="P271">Senses</text:p>
          </table:table-cell>
          <table:table-cell table:style-name="Table71.A1" office:value-type="string">
            <text:p text:style-name="P271">Multi-senses</text:p>
          </table:table-cell>
          <table:table-cell table:style-name="Table71.A1" office:value-type="string">
            <text:p text:style-name="P271">Globals</text:p>
          </table:table-cell>
          <table:table-cell table:style-name="Table71.A1" office:value-type="string">
            <text:p text:style-name="P271">Senses</text:p>
          </table:table-cell>
          <table:table-cell table:style-name="Table71.A1" office:value-type="string">
            <text:p text:style-name="P271">Multi-senses</text:p>
          </table:table-cell>
        </table:table-row>
        <table:table-row table:style-name="Table71.2">
          <table:table-cell table:style-name="Table71.A1" office:value-type="string">
            <text:p text:style-name="P271">1</text:p>
          </table:table-cell>
          <table:table-cell table:style-name="Table71.A1" office:value-type="string">
            <text:p text:style-name="P158">1024.87</text:p>
          </table:table-cell>
          <table:table-cell table:style-name="Table71.A1" office:value-type="string">
            <text:p text:style-name="P271"/>
          </table:table-cell>
          <table:table-cell table:style-name="Table71.A1" office:value-type="string">
            <text:p text:style-name="P271"/>
          </table:table-cell>
          <table:table-cell table:style-name="Table71.A1" office:value-type="string">
            <text:p text:style-name="P271">808.33</text:p>
          </table:table-cell>
          <table:table-cell table:style-name="Table71.A1" office:value-type="string">
            <text:p text:style-name="P271">'correct_all_s': 7064</text:p>
          </table:table-cell>
          <table:table-cell table:style-name="Table71.A1" office:value-type="string">
            <text:p text:style-name="P271">'correct_multi_s': 0</text:p>
          </table:table-cell>
        </table:table-row>
        <table:table-row table:style-name="Table71.2">
          <table:table-cell table:style-name="Table71.A1" office:value-type="string">
            <text:p text:style-name="P467">2</text:p>
          </table:table-cell>
          <table:table-cell table:style-name="Table71.A1" office:value-type="string">
            <text:p text:style-name="P158">579.0</text:p>
          </table:table-cell>
          <table:table-cell table:style-name="Table71.A1" office:value-type="string">
            <text:p text:style-name="P271"/>
          </table:table-cell>
          <table:table-cell table:style-name="Table71.A1" office:value-type="string">
            <text:p text:style-name="P271"/>
          </table:table-cell>
          <table:table-cell table:style-name="Table71.A1" office:value-type="string">
            <text:p text:style-name="P548"><text:span text:style-name="T307">60</text:span><text:span text:style-name="T188">7.71</text:span></text:p>
          </table:table-cell>
          <table:table-cell table:style-name="Table71.A1" office:value-type="string">
            <text:p text:style-name="P219">correct_all_s': 11749</text:p>
          </table:table-cell>
          <table:table-cell table:style-name="Table71.A1" office:value-type="string">
            <text:p text:style-name="P271">'correct_multi_s': 0</text:p>
          </table:table-cell>
        </table:table-row>
        <table:table-row table:style-name="Table71.2">
          <table:table-cell table:style-name="Table71.A1" office:value-type="string">
            <text:p text:style-name="P321">16</text:p>
          </table:table-cell>
          <table:table-cell table:style-name="Table71.A1" office:value-type="string">
            <text:p text:style-name="P158">170.5</text:p>
          </table:table-cell>
          <table:table-cell table:style-name="Table71.A1" office:value-type="string">
            <text:p text:style-name="P271"/>
          </table:table-cell>
          <table:table-cell table:style-name="Table71.A1" office:value-type="string">
            <text:p text:style-name="P271"/>
          </table:table-cell>
          <table:table-cell table:style-name="Table71.A1" office:value-type="string">
            <text:p text:style-name="P405">366.47</text:p>
          </table:table-cell>
          <table:table-cell table:style-name="Table71.A1" office:value-type="string">
            <text:p text:style-name="P271">'correct_all_s': 15925</text:p>
          </table:table-cell>
          <table:table-cell table:style-name="Table71.A1" office:value-type="string">
            <text:p text:style-name="P271">'correct_multi_s': 286</text:p>
          </table:table-cell>
        </table:table-row>
        <table:table-row table:style-name="Table71.2">
          <table:table-cell table:style-name="Table71.A6" office:value-type="string">
            <text:p text:style-name="P271">17</text:p>
          </table:table-cell>
          <table:table-cell table:style-name="Table71.A6" office:value-type="string">
            <text:p text:style-name="P158">163.53</text:p>
          </table:table-cell>
          <table:table-cell table:style-name="Table71.A6" office:value-type="string">
            <text:p text:style-name="P271"/>
          </table:table-cell>
          <table:table-cell table:style-name="Table71.A6" office:value-type="string">
            <text:p text:style-name="P271"/>
          </table:table-cell>
          <table:table-cell table:style-name="Table71.A6" office:value-type="string">
            <text:p text:style-name="P421">366.6</text:p>
          </table:table-cell>
          <table:table-cell table:style-name="Table71.A6" office:value-type="string">
            <text:p text:style-name="P405">'correct_all_s': 15947</text:p>
          </table:table-cell>
          <table:table-cell table:style-name="Table71.A6" office:value-type="string">
            <text:p text:style-name="P405">'correct_multi_s': 299</text:p>
          </table:table-cell>
        </table:table-row>
      </table:table>
      <text:h text:style-name="P1132" text:outline-level="3"/>
      <text:p text:style-name="P821"/>
      <text:p text:style-name="P821"/>
      <text:p text:style-name="P821"/>
      <text:p text:style-name="P821"/>
      <text:h text:style-name="P1133" text:outline-level="3"><text:bookmark-start text:name="__RefHeading___Toc22162_3355496619"/><text:soft-page-break/>FastText embeddings <text:span text:style-name="T325">+ globalnode input</text:span>, K=<text:span text:style-name="T260">5</text:span>, joint optimization<text:bookmark-end text:name="__RefHeading___Toc22162_3355496619"/></text:h>
      <text:p text:style-name="P827"/>
      <table:table table:name="Table133" table:style-name="Table133">
        <table:table-column table:style-name="Table133.A"/>
        <table:table-column table:style-name="Table133.B"/>
        <table:table-column table:style-name="Table133.C"/>
        <table:table-column table:style-name="Table133.D"/>
        <table:table-column table:style-name="Table133.E"/>
        <table:table-column table:style-name="Table133.F"/>
        <table:table-column table:style-name="Table133.G"/>
        <table:table-row table:style-name="Table133.1">
          <table:table-cell table:style-name="Table133.A1" office:value-type="string">
            <text:p text:style-name="P71">Epoch</text:p>
          </table:table-cell>
          <table:table-cell table:style-name="Table133.A1" table:number-columns-spanned="3" office:value-type="string">
            <text:p text:style-name="P121">Training PPL</text:p>
          </table:table-cell>
          <table:covered-table-cell/>
          <table:covered-table-cell/>
          <table:table-cell table:style-name="Table133.A1" table:number-columns-spanned="3" office:value-type="string">
            <text:p text:style-name="P121">Validation PPL</text:p>
          </table:table-cell>
          <table:covered-table-cell/>
          <table:covered-table-cell/>
        </table:table-row>
        <table:table-row table:style-name="Table133.2">
          <table:table-cell table:style-name="Table133.A1" office:value-type="string">
            <text:p text:style-name="P289"/>
          </table:table-cell>
          <table:table-cell table:style-name="Table133.A1" office:value-type="string">
            <text:p text:style-name="P289">Globals</text:p>
          </table:table-cell>
          <table:table-cell table:style-name="Table133.A1" office:value-type="string">
            <text:p text:style-name="P289">Senses</text:p>
          </table:table-cell>
          <table:table-cell table:style-name="Table133.A1" office:value-type="string">
            <text:p text:style-name="P289">Multi-senses</text:p>
          </table:table-cell>
          <table:table-cell table:style-name="Table133.A1" office:value-type="string">
            <text:p text:style-name="P289">Globals</text:p>
          </table:table-cell>
          <table:table-cell table:style-name="Table133.A1" office:value-type="string">
            <text:p text:style-name="P289">Senses</text:p>
          </table:table-cell>
          <table:table-cell table:style-name="Table133.A1" office:value-type="string">
            <text:p text:style-name="P289">Multi-senses</text:p>
          </table:table-cell>
        </table:table-row>
        <table:table-row table:style-name="Table133.2">
          <table:table-cell table:style-name="Table133.A1" office:value-type="string">
            <text:p text:style-name="P430"/>
          </table:table-cell>
          <table:table-cell table:style-name="Table133.A1" office:value-type="string">
            <text:p text:style-name="P229">1025.23</text:p>
          </table:table-cell>
          <table:table-cell table:style-name="Table133.A1" office:value-type="string">
            <text:p text:style-name="P430"/>
          </table:table-cell>
          <table:table-cell table:style-name="Table133.A1" office:value-type="string">
            <text:p text:style-name="P430"/>
          </table:table-cell>
          <table:table-cell table:style-name="Table133.A1" office:value-type="string">
            <text:p text:style-name="P430">811.32</text:p>
          </table:table-cell>
          <table:table-cell table:style-name="Table133.A1" office:value-type="string">
            <text:p text:style-name="P430">'correct_all_s': 6058 / <text:span text:style-name="T369">80640</text:span></text:p>
          </table:table-cell>
          <table:table-cell table:style-name="Table133.A1" office:value-type="string">
            <text:p text:style-name="P430">'correct_multi_s': 0 / <text:span text:style-name="T369">25345</text:span></text:p>
          </table:table-cell>
        </table:table-row>
        <table:table-row table:style-name="Table133.2">
          <table:table-cell table:style-name="Table133.A1" office:value-type="string">
            <text:p text:style-name="P491">7</text:p>
          </table:table-cell>
          <table:table-cell table:style-name="Table133.A1" office:value-type="string">
            <text:p text:style-name="P229">272.9</text:p>
          </table:table-cell>
          <table:table-cell table:style-name="Table133.A1" office:value-type="string">
            <text:p text:style-name="P430"/>
          </table:table-cell>
          <table:table-cell table:style-name="Table133.A1" office:value-type="string">
            <text:p text:style-name="P430"/>
          </table:table-cell>
          <table:table-cell table:style-name="Table133.A1" office:value-type="string">
            <text:p text:style-name="P430">400.31</text:p>
          </table:table-cell>
          <table:table-cell table:style-name="Table133.A1" office:value-type="string">
            <text:p text:style-name="P430">'correct_all_s': 9915</text:p>
          </table:table-cell>
          <table:table-cell table:style-name="Table133.A1" office:value-type="string">
            <text:p text:style-name="P411">'correct_multi_s': 154</text:p>
          </table:table-cell>
        </table:table-row>
        <table:table-row table:style-name="Table133.2">
          <table:table-cell table:style-name="Table133.A5" office:value-type="string">
            <text:p text:style-name="P491">8</text:p>
          </table:table-cell>
          <table:table-cell table:style-name="Table133.A5" office:value-type="string">
            <text:p text:style-name="P229"/>
          </table:table-cell>
          <table:table-cell table:style-name="Table133.A5" office:value-type="string">
            <text:p text:style-name="P430"/>
          </table:table-cell>
          <table:table-cell table:style-name="Table133.A5" office:value-type="string">
            <text:p text:style-name="P430"/>
          </table:table-cell>
          <table:table-cell table:style-name="Table133.A5" office:value-type="string">
            <text:p text:style-name="P430"/>
          </table:table-cell>
          <table:table-cell table:style-name="Table133.A5" office:value-type="string">
            <text:p text:style-name="P411">'correct_all_s': 9932</text:p>
          </table:table-cell>
          <table:table-cell table:style-name="Table133.A5" office:value-type="string">
            <text:p text:style-name="P430">'correct_multi_s': 127</text:p>
          </table:table-cell>
        </table:table-row>
      </table:table>
      <text:p text:style-name="P827"/>
      <text:p text:style-name="P827"/>
      <text:h text:style-name="P1123" text:outline-level="3"><text:bookmark-start text:name="__RefHeading___Toc16788_2253453072"/>FastText embeddings <text:span text:style-name="T325">+ globalnode input</text:span>, K=<text:span text:style-name="T254">10</text:span>, joint optimization<text:bookmark-end text:name="__RefHeading___Toc16788_2253453072"/></text:h>
      <text:p text:style-name="P820"/>
      <text:p text:style-name="P821"/>
      <table:table table:name="Table99" table:style-name="Table99">
        <table:table-column table:style-name="Table99.A"/>
        <table:table-column table:style-name="Table99.B"/>
        <table:table-column table:style-name="Table99.C" table:number-columns-repeated="2"/>
        <table:table-column table:style-name="Table99.E"/>
        <table:table-column table:style-name="Table99.F"/>
        <table:table-column table:style-name="Table99.E"/>
        <table:table-row table:style-name="Table99.1">
          <table:table-cell table:style-name="Table99.A1" office:value-type="string">
            <text:p text:style-name="P54">Epoch</text:p>
          </table:table-cell>
          <table:table-cell table:style-name="Table99.A1" table:number-columns-spanned="3" office:value-type="string">
            <text:p text:style-name="P105">Training PPL</text:p>
          </table:table-cell>
          <table:covered-table-cell/>
          <table:covered-table-cell/>
          <table:table-cell table:style-name="Table99.A1" table:number-columns-spanned="3" office:value-type="string">
            <text:p text:style-name="P105">Validation PPL</text:p>
          </table:table-cell>
          <table:covered-table-cell/>
          <table:covered-table-cell/>
        </table:table-row>
        <table:table-row table:style-name="Table99.2">
          <table:table-cell table:style-name="Table99.A1" office:value-type="string">
            <text:p text:style-name="P271"/>
          </table:table-cell>
          <table:table-cell table:style-name="Table99.A1" office:value-type="string">
            <text:p text:style-name="P271">Globals</text:p>
          </table:table-cell>
          <table:table-cell table:style-name="Table99.A1" office:value-type="string">
            <text:p text:style-name="P271">Senses</text:p>
          </table:table-cell>
          <table:table-cell table:style-name="Table99.A1" office:value-type="string">
            <text:p text:style-name="P271">Multi-senses</text:p>
          </table:table-cell>
          <table:table-cell table:style-name="Table99.A1" office:value-type="string">
            <text:p text:style-name="P271">Globals</text:p>
          </table:table-cell>
          <table:table-cell table:style-name="Table99.A1" office:value-type="string">
            <text:p text:style-name="P271">Senses</text:p>
          </table:table-cell>
          <table:table-cell table:style-name="Table99.A1" office:value-type="string">
            <text:p text:style-name="P271">Multi-senses</text:p>
          </table:table-cell>
        </table:table-row>
        <table:table-row table:style-name="Table99.2">
          <table:table-cell table:style-name="Table99.A1" office:value-type="string">
            <text:p text:style-name="P271">1</text:p>
          </table:table-cell>
          <table:table-cell table:style-name="Table99.A1" office:value-type="string">
            <text:p text:style-name="P158">1025.46</text:p>
          </table:table-cell>
          <table:table-cell table:style-name="Table99.A1" office:value-type="string">
            <text:p text:style-name="P271"/>
          </table:table-cell>
          <table:table-cell table:style-name="Table99.A1" office:value-type="string">
            <text:p text:style-name="P271"/>
          </table:table-cell>
          <table:table-cell table:style-name="Table99.A1" office:value-type="string">
            <text:p text:style-name="P271">814.43</text:p>
          </table:table-cell>
          <table:table-cell table:style-name="Table99.A1" office:value-type="string">
            <text:p text:style-name="P271">'correct_all_s': 6077</text:p>
          </table:table-cell>
          <table:table-cell table:style-name="Table99.A1" office:value-type="string">
            <text:p text:style-name="P271">'correct_multi_s': 0</text:p>
          </table:table-cell>
        </table:table-row>
        <table:table-row table:style-name="Table99.2">
          <table:table-cell table:style-name="Table99.A1" office:value-type="string">
            <text:p text:style-name="P468">7</text:p>
          </table:table-cell>
          <table:table-cell table:style-name="Table99.A1" office:value-type="string">
            <text:p text:style-name="P158">273.92</text:p>
          </table:table-cell>
          <table:table-cell table:style-name="Table99.A1" office:value-type="string">
            <text:p text:style-name="P271"/>
          </table:table-cell>
          <table:table-cell table:style-name="Table99.A1" office:value-type="string">
            <text:p text:style-name="P271"/>
          </table:table-cell>
          <table:table-cell table:style-name="Table99.A1" office:value-type="string">
            <text:p text:style-name="P421">401.19</text:p>
          </table:table-cell>
          <table:table-cell table:style-name="Table99.A1" office:value-type="string">
            <text:p text:style-name="P405"><text:s/>'correct_all_s': 8750</text:p>
          </table:table-cell>
          <table:table-cell table:style-name="Table99.A1" office:value-type="string">
            <text:p text:style-name="P271">'correct_multi_s': 24</text:p>
          </table:table-cell>
        </table:table-row>
        <table:table-row table:style-name="Table99.2">
          <table:table-cell table:style-name="Table99.A5" office:value-type="string">
            <text:p text:style-name="P271">17</text:p>
          </table:table-cell>
          <table:table-cell table:style-name="Table99.A5" office:value-type="string">
            <text:p text:style-name="P158">156.53</text:p>
          </table:table-cell>
          <table:table-cell table:style-name="Table99.A5" office:value-type="string">
            <text:p text:style-name="P271"/>
          </table:table-cell>
          <table:table-cell table:style-name="Table99.A5" office:value-type="string">
            <text:p text:style-name="P271"/>
          </table:table-cell>
          <table:table-cell table:style-name="Table99.A5" office:value-type="string">
            <text:p text:style-name="P421">367.11</text:p>
          </table:table-cell>
          <table:table-cell table:style-name="Table99.A5" office:value-type="string">
            <text:p text:style-name="P271">'correct_all_s': 8637</text:p>
          </table:table-cell>
          <table:table-cell table:style-name="Table99.A5" office:value-type="string">
            <text:p text:style-name="P405">'correct_multi_s': 60,</text:p>
          </table:table-cell>
        </table:table-row>
      </table:table>
      <text:p text:style-name="P821"/>
      <text:p text:style-name="P821"/>
      <text:h text:style-name="Heading_20_3" text:outline-level="3"><text:bookmark-start text:name="__RefHeading___Toc16995_304009181"/>FastText embeddings <text:span text:style-name="T325">+ globalnode input</text:span>, K=<text:span text:style-name="T326">5</text:span><text:span text:style-name="T254">0</text:span>, joint optimization<text:bookmark-end text:name="__RefHeading___Toc16995_304009181"/></text:h>
      <text:p text:style-name="P822"/>
      <table:table table:name="Table109" table:style-name="Table109">
        <table:table-column table:style-name="Table109.A"/>
        <table:table-column table:style-name="Table109.B"/>
        <table:table-column table:style-name="Table109.C" table:number-columns-repeated="2"/>
        <table:table-column table:style-name="Table109.E"/>
        <table:table-column table:style-name="Table109.F"/>
        <table:table-column table:style-name="Table109.E"/>
        <table:table-row table:style-name="Table109.1">
          <table:table-cell table:style-name="Table109.A1" office:value-type="string">
            <text:p text:style-name="P57">Epoch</text:p>
          </table:table-cell>
          <table:table-cell table:style-name="Table109.A1" table:number-columns-spanned="3" office:value-type="string">
            <text:p text:style-name="P108">Training PPL</text:p>
          </table:table-cell>
          <table:covered-table-cell/>
          <table:covered-table-cell/>
          <table:table-cell table:style-name="Table109.A1" table:number-columns-spanned="3" office:value-type="string">
            <text:p text:style-name="P108">Validation PPL</text:p>
          </table:table-cell>
          <table:covered-table-cell/>
          <table:covered-table-cell/>
        </table:table-row>
        <table:table-row table:style-name="Table109.2">
          <table:table-cell table:style-name="Table109.A1" office:value-type="string">
            <text:p text:style-name="P274"/>
          </table:table-cell>
          <table:table-cell table:style-name="Table109.A1" office:value-type="string">
            <text:p text:style-name="P274">Globals</text:p>
          </table:table-cell>
          <table:table-cell table:style-name="Table109.A1" office:value-type="string">
            <text:p text:style-name="P274">Senses</text:p>
          </table:table-cell>
          <table:table-cell table:style-name="Table109.A1" office:value-type="string">
            <text:p text:style-name="P274">Multi-senses</text:p>
          </table:table-cell>
          <table:table-cell table:style-name="Table109.A1" office:value-type="string">
            <text:p text:style-name="P274">Globals</text:p>
          </table:table-cell>
          <table:table-cell table:style-name="Table109.A1" office:value-type="string">
            <text:p text:style-name="P274">Senses</text:p>
          </table:table-cell>
          <table:table-cell table:style-name="Table109.A1" office:value-type="string">
            <text:p text:style-name="P274">Multi-senses</text:p>
          </table:table-cell>
        </table:table-row>
        <table:table-row table:style-name="Table109.2">
          <table:table-cell table:style-name="Table109.A1" office:value-type="string">
            <text:p text:style-name="P274">1</text:p>
          </table:table-cell>
          <table:table-cell table:style-name="Table109.A1" office:value-type="string">
            <text:p text:style-name="P222">1025.1</text:p>
          </table:table-cell>
          <table:table-cell table:style-name="Table109.A1" office:value-type="string">
            <text:p text:style-name="P423"/>
          </table:table-cell>
          <table:table-cell table:style-name="Table109.A1" office:value-type="string">
            <text:p text:style-name="P423"/>
          </table:table-cell>
          <table:table-cell table:style-name="Table109.A1" office:value-type="string">
            <text:p text:style-name="P423">809.98</text:p>
          </table:table-cell>
          <table:table-cell table:style-name="Table109.A1" office:value-type="string">
            <text:p text:style-name="P423">'correct_all_s': 4664</text:p>
          </table:table-cell>
          <table:table-cell table:style-name="Table109.A1" office:value-type="string">
            <text:p text:style-name="P423">'correct_multi_s': 0</text:p>
          </table:table-cell>
        </table:table-row>
        <table:table-row table:style-name="Table109.2">
          <table:table-cell table:style-name="Table109.A1" office:value-type="string">
            <text:p text:style-name="P470">6</text:p>
          </table:table-cell>
          <table:table-cell table:style-name="Table109.A1" office:value-type="string">
            <text:p text:style-name="P222">300.79</text:p>
          </table:table-cell>
          <table:table-cell table:style-name="Table109.A1" office:value-type="string">
            <text:p text:style-name="P423"/>
          </table:table-cell>
          <table:table-cell table:style-name="Table109.A1" office:value-type="string">
            <text:p text:style-name="P423"/>
          </table:table-cell>
          <table:table-cell table:style-name="Table109.A1" office:value-type="string">
            <text:p text:style-name="P423">416.55</text:p>
          </table:table-cell>
          <table:table-cell table:style-name="Table109.A1" office:value-type="string">
            <text:p text:style-name="P407">'correct_all_s': 5845</text:p>
          </table:table-cell>
          <table:table-cell table:style-name="Table109.A1" office:value-type="string">
            <text:p text:style-name="P423">'correct_multi_s': 8</text:p>
          </table:table-cell>
        </table:table-row>
        <table:table-row table:style-name="Table109.5">
          <table:table-cell table:style-name="Table109.A5" office:value-type="string">
            <text:p text:style-name="P373">17</text:p>
          </table:table-cell>
          <table:table-cell table:style-name="Table109.A5" office:value-type="string">
            <text:p text:style-name="P222">164.48</text:p>
          </table:table-cell>
          <table:table-cell table:style-name="Table109.A5" office:value-type="string">
            <text:p text:style-name="P423"/>
          </table:table-cell>
          <table:table-cell table:style-name="Table109.A5" office:value-type="string">
            <text:p text:style-name="P423"/>
          </table:table-cell>
          <table:table-cell table:style-name="Table109.A5" office:value-type="string">
            <text:p text:style-name="P407">367.34</text:p>
          </table:table-cell>
          <table:table-cell table:style-name="Table109.A5" office:value-type="string">
            <text:p text:style-name="P423">'correct_all_s': 2808</text:p>
          </table:table-cell>
          <table:table-cell table:style-name="Table109.A5" office:value-type="string">
            <text:p text:style-name="P407">'correct_multi_s': 75</text:p>
          </table:table-cell>
        </table:table-row>
      </table:table>
      <text:h text:style-name="P1102" text:outline-level="2"/>
      <text:h text:style-name="P1103" text:outline-level="2"><text:bookmark-start text:name="__RefHeading___Toc19070_3644207161"/>Experiments I<text:span text:style-name="T204">II</text:span> – <text:span text:style-name="T204">Only</text:span> the globalnode input<text:bookmark-end text:name="__RefHeading___Toc19070_3644207161"/></text:h>
      <text:p text:style-name="P822"/>
      <text:h text:style-name="P1126" text:outline-level="3"><text:bookmark-start text:name="__RefHeading___Toc19072_3644207161"/><text:span text:style-name="T255">Only</text:span><text:span text:style-name="T325"> </text:span><text:span text:style-name="T255">GAT</text:span><text:span text:style-name="T325"> input</text:span>, K=<text:span text:style-name="T334">1</text:span>, joint optimization<text:bookmark-end text:name="__RefHeading___Toc19072_3644207161"/></text:h>
      <text:p text:style-name="P908"/>
      <table:table table:name="Table111" table:style-name="Table111">
        <table:table-column table:style-name="Table111.A"/>
        <table:table-column table:style-name="Table111.B"/>
        <table:table-column table:style-name="Table111.C" table:number-columns-repeated="2"/>
        <table:table-column table:style-name="Table111.E"/>
        <table:table-column table:style-name="Table111.F"/>
        <table:table-column table:style-name="Table111.E"/>
        <table:table-row table:style-name="Table111.1">
          <table:table-cell table:style-name="Table111.A1" office:value-type="string">
            <text:p text:style-name="P58">Epoch</text:p>
          </table:table-cell>
          <table:table-cell table:style-name="Table111.A1" table:number-columns-spanned="3" office:value-type="string">
            <text:p text:style-name="P109">Training PPL</text:p>
          </table:table-cell>
          <table:covered-table-cell/>
          <table:covered-table-cell/>
          <table:table-cell table:style-name="Table111.A1" table:number-columns-spanned="3" office:value-type="string">
            <text:p text:style-name="P109">Validation PPL</text:p>
          </table:table-cell>
          <table:covered-table-cell/>
          <table:covered-table-cell/>
        </table:table-row>
        <table:table-row table:style-name="Table111.2">
          <table:table-cell table:style-name="Table111.A1" office:value-type="string">
            <text:p text:style-name="P275"/>
          </table:table-cell>
          <table:table-cell table:style-name="Table111.A1" office:value-type="string">
            <text:p text:style-name="P275">Globals</text:p>
          </table:table-cell>
          <table:table-cell table:style-name="Table111.A1" office:value-type="string">
            <text:p text:style-name="P275">Senses</text:p>
          </table:table-cell>
          <table:table-cell table:style-name="Table111.A1" office:value-type="string">
            <text:p text:style-name="P275">Multi-senses</text:p>
          </table:table-cell>
          <table:table-cell table:style-name="Table111.A1" office:value-type="string">
            <text:p text:style-name="P275">Globals</text:p>
          </table:table-cell>
          <table:table-cell table:style-name="Table111.A1" office:value-type="string">
            <text:p text:style-name="P275">Senses</text:p>
          </table:table-cell>
          <table:table-cell table:style-name="Table111.A1" office:value-type="string">
            <text:p text:style-name="P275">Multi-senses</text:p>
          </table:table-cell>
        </table:table-row>
        <table:table-row table:style-name="Table111.2">
          <table:table-cell table:style-name="Table111.A1" office:value-type="string">
            <text:p text:style-name="P275">1</text:p>
          </table:table-cell>
          <table:table-cell table:style-name="Table111.A1" office:value-type="string">
            <text:p text:style-name="P223">1006.9</text:p>
          </table:table-cell>
          <table:table-cell table:style-name="Table111.A1" office:value-type="string">
            <text:p text:style-name="P424"/>
          </table:table-cell>
          <table:table-cell table:style-name="Table111.A1" office:value-type="string">
            <text:p text:style-name="P424"/>
          </table:table-cell>
          <table:table-cell table:style-name="Table111.A1" office:value-type="string">
            <text:p text:style-name="P424">749.28</text:p>
          </table:table-cell>
          <table:table-cell table:style-name="Table111.A1" office:value-type="string">
            <text:p text:style-name="P424">'correct_all_s': 7432</text:p>
          </table:table-cell>
          <table:table-cell table:style-name="Table111.A1" office:value-type="string">
            <text:p text:style-name="P424">'correct_multi_s': 0</text:p>
          </table:table-cell>
        </table:table-row>
        <table:table-row table:style-name="Table111.4">
          <table:table-cell table:style-name="Table111.A4" office:value-type="string">
            <text:p text:style-name="P374">1<text:span text:style-name="T337">8</text:span></text:p>
          </table:table-cell>
          <table:table-cell table:style-name="Table111.A4" office:value-type="string">
            <text:p text:style-name="P223">163.94</text:p>
          </table:table-cell>
          <table:table-cell table:style-name="Table111.A4" office:value-type="string">
            <text:p text:style-name="P424"/>
          </table:table-cell>
          <table:table-cell table:style-name="Table111.A4" office:value-type="string">
            <text:p text:style-name="P424"/>
          </table:table-cell>
          <table:table-cell table:style-name="Table111.A4" office:value-type="string">
            <text:p text:style-name="P424">373.3</text:p>
          </table:table-cell>
          <table:table-cell table:style-name="Table111.A4" office:value-type="string">
            <text:p text:style-name="P408">'correct_all_s': 15839</text:p>
          </table:table-cell>
          <table:table-cell table:style-name="Table111.A4" office:value-type="string">
            <text:p text:style-name="P408">'correct_multi_s': 300</text:p>
          </table:table-cell>
        </table:table-row>
      </table:table>
      <text:p text:style-name="P908"><text:soft-page-break/></text:p>
      <text:p text:style-name="P907"/>
      <text:h text:style-name="P1125" text:outline-level="3"><text:bookmark-start text:name="__RefHeading___Toc19074_3644207161"/><text:span text:style-name="T261">Only</text:span><text:span text:style-name="T269"> </text:span><text:span text:style-name="T261">GAT</text:span><text:span text:style-name="T269"> input</text:span><text:span text:style-name="T268">, K=</text:span><text:span text:style-name="T261">10</text:span><text:span text:style-name="T268">, joint optimization</text:span><text:bookmark-end text:name="__RefHeading___Toc19074_3644207161"/></text:h>
      <text:p text:style-name="P908"/>
      <table:table table:name="Table112" table:style-name="Table112">
        <table:table-column table:style-name="Table112.A"/>
        <table:table-column table:style-name="Table112.B"/>
        <table:table-column table:style-name="Table112.C" table:number-columns-repeated="2"/>
        <table:table-column table:style-name="Table112.E"/>
        <table:table-column table:style-name="Table112.F"/>
        <table:table-column table:style-name="Table112.E"/>
        <table:table-row table:style-name="Table112.1">
          <table:table-cell table:style-name="Table112.A1" office:value-type="string">
            <text:p text:style-name="P58">Epoch</text:p>
          </table:table-cell>
          <table:table-cell table:style-name="Table112.A1" table:number-columns-spanned="3" office:value-type="string">
            <text:p text:style-name="P109">Training PPL</text:p>
          </table:table-cell>
          <table:covered-table-cell/>
          <table:covered-table-cell/>
          <table:table-cell table:style-name="Table112.A1" table:number-columns-spanned="3" office:value-type="string">
            <text:p text:style-name="P109">Validation PPL</text:p>
          </table:table-cell>
          <table:covered-table-cell/>
          <table:covered-table-cell/>
        </table:table-row>
        <table:table-row table:style-name="Table112.2">
          <table:table-cell table:style-name="Table112.A1" office:value-type="string">
            <text:p text:style-name="P275"/>
          </table:table-cell>
          <table:table-cell table:style-name="Table112.A1" office:value-type="string">
            <text:p text:style-name="P275">Globals</text:p>
          </table:table-cell>
          <table:table-cell table:style-name="Table112.A1" office:value-type="string">
            <text:p text:style-name="P275">Senses</text:p>
          </table:table-cell>
          <table:table-cell table:style-name="Table112.A1" office:value-type="string">
            <text:p text:style-name="P275">Multi-senses</text:p>
          </table:table-cell>
          <table:table-cell table:style-name="Table112.A1" office:value-type="string">
            <text:p text:style-name="P275">Globals</text:p>
          </table:table-cell>
          <table:table-cell table:style-name="Table112.A1" office:value-type="string">
            <text:p text:style-name="P275">Senses</text:p>
          </table:table-cell>
          <table:table-cell table:style-name="Table112.A1" office:value-type="string">
            <text:p text:style-name="P275">Multi-senses</text:p>
          </table:table-cell>
        </table:table-row>
        <table:table-row table:style-name="Table112.2">
          <table:table-cell table:style-name="Table112.A1" office:value-type="string">
            <text:p text:style-name="P275">1</text:p>
          </table:table-cell>
          <table:table-cell table:style-name="Table112.A1" office:value-type="string">
            <text:p text:style-name="P223">1008.94</text:p>
          </table:table-cell>
          <table:table-cell table:style-name="Table112.A1" office:value-type="string">
            <text:p text:style-name="P424"/>
          </table:table-cell>
          <table:table-cell table:style-name="Table112.A1" office:value-type="string">
            <text:p text:style-name="P424"/>
          </table:table-cell>
          <table:table-cell table:style-name="Table112.A1" office:value-type="string">
            <text:p text:style-name="P424">753.19</text:p>
          </table:table-cell>
          <table:table-cell table:style-name="Table112.A1" office:value-type="string">
            <text:p text:style-name="P424">'correct_all_s': 6077</text:p>
          </table:table-cell>
          <table:table-cell table:style-name="Table112.A1" office:value-type="string">
            <text:p text:style-name="P424">'correct_multi_s': 0</text:p>
          </table:table-cell>
        </table:table-row>
        <table:table-row table:style-name="Table112.2">
          <table:table-cell table:style-name="Table112.A1" office:value-type="string">
            <text:p text:style-name="P471">6</text:p>
          </table:table-cell>
          <table:table-cell table:style-name="Table112.A1" office:value-type="string">
            <text:p text:style-name="P223">321.56</text:p>
          </table:table-cell>
          <table:table-cell table:style-name="Table112.A1" office:value-type="string">
            <text:p text:style-name="P424"/>
          </table:table-cell>
          <table:table-cell table:style-name="Table112.A1" office:value-type="string">
            <text:p text:style-name="P424"/>
          </table:table-cell>
          <table:table-cell table:style-name="Table112.A1" office:value-type="string">
            <text:p text:style-name="P424">435.85</text:p>
          </table:table-cell>
          <table:table-cell table:style-name="Table112.A1" office:value-type="string">
            <text:p text:style-name="P408">'correct_all_s': 9440</text:p>
          </table:table-cell>
          <table:table-cell table:style-name="Table112.A1" office:value-type="string">
            <text:p text:style-name="P424">'correct_multi_s': 2</text:p>
          </table:table-cell>
        </table:table-row>
        <table:table-row table:style-name="Table112.5">
          <table:table-cell table:style-name="Table112.A5" office:value-type="string">
            <text:p text:style-name="P374">1<text:span text:style-name="T338">9</text:span></text:p>
          </table:table-cell>
          <table:table-cell table:style-name="Table112.A5" office:value-type="string">
            <text:p text:style-name="P223">160.85</text:p>
          </table:table-cell>
          <table:table-cell table:style-name="Table112.A5" office:value-type="string">
            <text:p text:style-name="P424"/>
          </table:table-cell>
          <table:table-cell table:style-name="Table112.A5" office:value-type="string">
            <text:p text:style-name="P424"/>
          </table:table-cell>
          <table:table-cell table:style-name="Table112.A5" office:value-type="string">
            <text:p text:style-name="P424">374.06</text:p>
          </table:table-cell>
          <table:table-cell table:style-name="Table112.A5" office:value-type="string">
            <text:p text:style-name="P424">'correct_all_s': 7648</text:p>
          </table:table-cell>
          <table:table-cell table:style-name="Table112.A5" office:value-type="string">
            <text:p text:style-name="P408">'correct_multi_s': 59</text:p>
          </table:table-cell>
        </table:table-row>
      </table:table>
      <text:p text:style-name="P908"/>
      <text:p text:style-name="P907"/>
      <text:p text:style-name="P907"/>
      <text:h text:style-name="P1126" text:outline-level="3"><text:bookmark-start text:name="__RefHeading___Toc19076_3644207161"/><text:span text:style-name="T255">Only</text:span><text:span text:style-name="T325"> </text:span><text:span text:style-name="T255">GAT</text:span><text:span text:style-name="T325"> input</text:span>, K=<text:span text:style-name="T334">50</text:span>, joint optimization<text:bookmark-end text:name="__RefHeading___Toc19076_3644207161"/></text:h>
      <text:p text:style-name="P908"/>
      <table:table table:name="Table113" table:style-name="Table113">
        <table:table-column table:style-name="Table113.A"/>
        <table:table-column table:style-name="Table113.B"/>
        <table:table-column table:style-name="Table113.C" table:number-columns-repeated="2"/>
        <table:table-column table:style-name="Table113.E"/>
        <table:table-column table:style-name="Table113.F"/>
        <table:table-column table:style-name="Table113.E"/>
        <table:table-row table:style-name="Table113.1">
          <table:table-cell table:style-name="Table113.A1" office:value-type="string">
            <text:p text:style-name="P58">Epoch</text:p>
          </table:table-cell>
          <table:table-cell table:style-name="Table113.A1" table:number-columns-spanned="3" office:value-type="string">
            <text:p text:style-name="P109">Training PPL</text:p>
          </table:table-cell>
          <table:covered-table-cell/>
          <table:covered-table-cell/>
          <table:table-cell table:style-name="Table113.A1" table:number-columns-spanned="3" office:value-type="string">
            <text:p text:style-name="P109">Validation PPL</text:p>
          </table:table-cell>
          <table:covered-table-cell/>
          <table:covered-table-cell/>
        </table:table-row>
        <table:table-row table:style-name="Table113.2">
          <table:table-cell table:style-name="Table113.A1" office:value-type="string">
            <text:p text:style-name="P275"/>
          </table:table-cell>
          <table:table-cell table:style-name="Table113.A1" office:value-type="string">
            <text:p text:style-name="P275">Globals</text:p>
          </table:table-cell>
          <table:table-cell table:style-name="Table113.A1" office:value-type="string">
            <text:p text:style-name="P275">Senses</text:p>
          </table:table-cell>
          <table:table-cell table:style-name="Table113.A1" office:value-type="string">
            <text:p text:style-name="P275">Multi-senses</text:p>
          </table:table-cell>
          <table:table-cell table:style-name="Table113.A1" office:value-type="string">
            <text:p text:style-name="P275">Globals</text:p>
          </table:table-cell>
          <table:table-cell table:style-name="Table113.A1" office:value-type="string">
            <text:p text:style-name="P275">Senses</text:p>
          </table:table-cell>
          <table:table-cell table:style-name="Table113.A1" office:value-type="string">
            <text:p text:style-name="P275">Multi-senses</text:p>
          </table:table-cell>
        </table:table-row>
        <table:table-row table:style-name="Table113.2">
          <table:table-cell table:style-name="Table113.A1" office:value-type="string">
            <text:p text:style-name="P275">1</text:p>
          </table:table-cell>
          <table:table-cell table:style-name="Table113.A1" office:value-type="string">
            <text:p text:style-name="P223">1007.04</text:p>
          </table:table-cell>
          <table:table-cell table:style-name="Table113.A1" office:value-type="string">
            <text:p text:style-name="P424"/>
          </table:table-cell>
          <table:table-cell table:style-name="Table113.A1" office:value-type="string">
            <text:p text:style-name="P424"/>
          </table:table-cell>
          <table:table-cell table:style-name="Table113.A1" office:value-type="string">
            <text:p text:style-name="P424">749.66</text:p>
          </table:table-cell>
          <table:table-cell table:style-name="Table113.A1" office:value-type="string">
            <text:p text:style-name="P424"><text:s/>'correct_all_s': 1080</text:p>
          </table:table-cell>
          <table:table-cell table:style-name="Table113.A1" office:value-type="string">
            <text:p text:style-name="P424">'correct_multi_s': 0</text:p>
          </table:table-cell>
        </table:table-row>
        <table:table-row table:style-name="Table113.2">
          <table:table-cell table:style-name="Table113.A1" office:value-type="string">
            <text:p text:style-name="P472">3</text:p>
          </table:table-cell>
          <table:table-cell table:style-name="Table113.A1" office:value-type="string">
            <text:p text:style-name="P223">460.68</text:p>
          </table:table-cell>
          <table:table-cell table:style-name="Table113.A1" office:value-type="string">
            <text:p text:style-name="P424"/>
          </table:table-cell>
          <table:table-cell table:style-name="Table113.A1" office:value-type="string">
            <text:p text:style-name="P424"/>
          </table:table-cell>
          <table:table-cell table:style-name="Table113.A1" office:value-type="string">
            <text:p text:style-name="P424">542.19</text:p>
          </table:table-cell>
          <table:table-cell table:style-name="Table113.A1" office:value-type="string">
            <text:p text:style-name="P408">'correct_all_s': 5688</text:p>
          </table:table-cell>
          <table:table-cell table:style-name="Table113.A1" office:value-type="string">
            <text:p text:style-name="P424">'correct_multi_s': 1</text:p>
          </table:table-cell>
        </table:table-row>
        <table:table-row table:style-name="Table113.5">
          <table:table-cell table:style-name="Table113.A5" office:value-type="string">
            <text:p text:style-name="P374">1<text:span text:style-name="T338">6</text:span></text:p>
          </table:table-cell>
          <table:table-cell table:style-name="Table113.A5" office:value-type="string">
            <text:p text:style-name="P223">177.71</text:p>
          </table:table-cell>
          <table:table-cell table:style-name="Table113.A5" office:value-type="string">
            <text:p text:style-name="P424"/>
          </table:table-cell>
          <table:table-cell table:style-name="Table113.A5" office:value-type="string">
            <text:p text:style-name="P424"/>
          </table:table-cell>
          <table:table-cell table:style-name="Table113.A5" office:value-type="string">
            <text:p text:style-name="P424">372.89</text:p>
          </table:table-cell>
          <table:table-cell table:style-name="Table113.A5" office:value-type="string">
            <text:p text:style-name="P424">'correct_all_s': 2959</text:p>
          </table:table-cell>
          <table:table-cell table:style-name="Table113.A5" office:value-type="string">
            <text:p text:style-name="P408">'correct_multi_s': 60</text:p>
          </table:table-cell>
        </table:table-row>
      </table:table>
      <text:p text:style-name="P908"/>
      <text:h text:style-name="P566" text:outline-level="1"><text:bookmark-start text:name="__RefHeading___Toc9335_4289377991"/><text:span text:style-name="T266">7</text:span>: Sense Context Average, v.0.2<text:bookmark-end text:name="__RefHeading___Toc9335_4289377991"/></text:h>
      <text:p text:style-name="Standard"/>
      <text:h text:style-name="Heading_20_3" text:outline-level="3"><text:bookmark-start text:name="__RefHeading___Toc9836_2169962901"/>Implementation<text:bookmark-end text:name="__RefHeading___Toc9836_2169962901"/></text:h>
      <text:p text:style-name="Standard"/>
      <text:p text:style-name="P840">We start by copying the SelectK model. This way, we access the common parts of the architecture and forward() call <text:span text:style-name="T219">(E, X, the globals’ main GRU), together with the selection of K globals &amp; their senses.</text:span></text:p>
      <text:p text:style-name="P841">We then modify what is needed:</text:p>
      <text:list xml:id="list4120300316" text:style-name="L2">
        <text:list-item>
          <text:p text:style-name="P1166"><text:span text:style-name="T219">we should load the prev-C-tokens </text:span><text:span text:style-name="T160">matrix that contains the average context for the senses.</text:span></text:p>
        </text:list-item>
        <text:list-item>
          <text:p text:style-name="P1167">While reading the corpus, we should compute the prev-C context of each location…<text:line-break/>note: this could be pre-computed once and then stored?<text:line-break/><text:span text:style-name="T220">However, in a corpus we have 100Ks (e.g. 650K) tokens, and a larger corpus would have millions.<text:line-break/>Precomputing it and loading it all in RAM memory is not viable.<text:line-break/>Maybe accessing it on disk would be viable – but slower. Thus, we can also just compute it on the spot using a ’cheap’ running average.</text:span></text:p>
        </text:list-item>
      </text:list>
      <text:p text:style-name="P711"/>
      <text:p text:style-name="P713">In NN/ContextAverages.py, <text:span text:style-name="T134">def </text:span><text:span text:style-name="T26">compute_sense_ctx_averages</text:span><text:span text:style-name="T85">(num_prev_words) </text:span>executes:</text:p>
      <text:p text:style-name="P713">…</text:p>
      <text:p text:style-name="P713"><text:span text:style-name="T85">sense_ctx_avgs_A[sense_idx] = sense_ctx_avgs_A[sense_idx] + current_context_avg</text:span><text:line-break/><text:span text:style-name="T85">occurrences_counter_vector[sense_idx] = occurrences_counter_vector[sense_idx] +</text:span><text:span text:style-name="T144">1</text:span></text:p>
      <text:p text:style-name="P878">…</text:p>
      <text:p text:style-name="P650">sense_ctx_average = accumulated_ctx_averages / num_occurrences</text:p>
      <text:p text:style-name="P650">...</text:p>
      <text:p text:style-name="P651">np.save(output_filepath, sense_ctx_avgs_A)</text:p>
      <text:p text:style-name="P879"/>
      <text:p text:style-name="P842">When I am read<text:span text:style-name="T221">ing the corpus, I should be able to compute the running average of the context for the previous C (eg.10) words, in such a way as to fill a bsz x seq_len x d_emb tensor, like 32 x 35 x 300)</text:span></text:p>
      <text:p text:style-name="P842"/>
      <text:p text:style-name="P843">This inspires us to check: what is the <text:span text:style-name="T222">shape of the tensors in question?</text:span></text:p>
      <text:p text:style-name="P843"><text:span text:style-name="T85">self.location_contexts.shape</text:span><text:span text:style-name="T93">=torch.Size([2, 3, 300]) </text:span><text:span text:style-name="T95">#(must be permuted)</text:span></text:p>
      <text:p text:style-name="P843"><text:span text:style-name="T93">word_embeddings.shape</text:span><text:span text:style-name="T94">=torch.Size([3, 2, 300])</text:span></text:p>
      <text:p text:style-name="P656"/>
      <text:p text:style-name="P844">The 2nd one is given by:</text:p>
      <text:p text:style-name="P844"><text:span text:style-name="T134">for </text:span><text:span text:style-name="T85">batch_elements_at_t </text:span><text:span text:style-name="T134">in </text:span><text:span text:style-name="T85">time_instants:</text:span><text:line-break/><text:span text:style-name="T85"> <text:s text:c="3"/>get_input_signals(</text:span><text:span text:style-name="T73">self</text:span><text:span text:style-name="T85">, batch_elements_at_t, word_embeddings_ls, currentglobal_nodestates_ls)</text:span></text:p>
      <text:p text:style-name="P844">i.e. iterating over the time instants, <text:span text:style-name="T223">with dimensions seq_len x bsz x etc. </text:span><text:span text:style-name="T224">s</text:span><text:span text:style-name="T223">ince this is how to send input to the torch.nn.GRU</text:span></text:p>
      <text:p text:style-name="P844"/>
      <text:p text:style-name="P845">We can update the location contexts with:</text:p>
      <text:p text:style-name="P845"><text:span text:style-name="T73">self</text:span><text:span text:style-name="T85">.location_contexts.data = (</text:span><text:span text:style-name="T73">self</text:span><text:span text:style-name="T85">.location_contexts.data + word_embeddings) / </text:span><text:span text:style-name="T73">self</text:span><text:span text:style-name="T85">.num_C</text:span></text:p>
      <text:p text:style-name="P845"/>
      <text:p text:style-name="P846">And after that? We already know the problem that different sets of K globals will have a different number of sense neighbours, <text:span text:style-name="T225">although thanks to the dummySenses even only one K=1 global will have </text:span><text:span text:style-name="T229">at least 1 sense</text:span>.</text:p>
      <text:p text:style-name="P847"><text:soft-page-break/>I have to set a fixed number of alternatives, e.g. <text:span text:style-name="T225">(grapharea_size)</text:span>*K. <text:span text:style-name="T225">If we do not manage to fill all the spots, we use 0s, </text:span><text:span text:style-name="T226">that should always be not-picked</text:span><text:span text:style-name="T225">.</text:span></text:p>
      <text:p text:style-name="P849">self.location_context.shape = torch.Size([3, 2, 300]) <text:span text:style-name="T227">#→ must unsqueeze</text:span><text:span text:style-name="T228">(2)</text:span></text:p>
      <text:p text:style-name="P848">sense_context.shape = torch.Size([3, 2, 32, 300])</text:p>
      <text:p text:style-name="P847"/>
      <text:p text:style-name="P847"/>
      <text:p text:style-name="P850">the result of the cosine_sim has shape <text:span text:style-name="T230">(3,2,32).</text:span></text:p>
      <text:p text:style-name="P850"/>
      <text:p text:style-name="P851">It is necessary to sort and find the index of the element with the largest cosine_sim. </text:p>
      <text:p text:style-name="P851"/>
      <text:p text:style-name="P853">One step before this: we should fill the sense_context, where each sample has a matrix 32x300, with the average context of that particular sense from the K globals.</text:p>
      <text:p text:style-name="P853"><text:span text:style-name="T85">all_sense_neighbours_ls</text:span><text:span text:style-name="T123"> has 6 (2x3, bsz x seq_len) sense_neighbours tensors, that do not necessarily contain the same number of elements.</text:span></text:p>
      <text:p text:style-name="P684">e.g.</text:p>
      <text:p text:style-name="P684">tensor([17519, 17516, <text:s text:c="2"/>236, 17517, 17518, 17515])</text:p>
      <text:p text:style-name="P684">tensor([10, 20, 35])</text:p>
      <text:p text:style-name="P684"/>
      <text:p text:style-name="P684">We should pad them with -1, so they go up to grapharea_size (32).</text:p>
      <text:p text:style-name="P684"/>
      <text:p text:style-name="P685">all_sense_neighbours, of shape 3,2,32:</text:p>
      <text:p text:style-name="P881"><text:span text:style-name="T124">tensor([[[17519, 17516, <text:s text:c="2"/></text:span><text:span text:style-name="T127">236</text:span><text:span text:style-name="T124">, 17517, 17518, 17515, <text:s text:c="3"/>-1, <text:s text:c="3"/>-1, <text:s text:c="3"/>-1, <text:s text:c="3"/>-1,</text:span></text:p>
      <text:p text:style-name="P685"><text:s text:c="13"/>-1, <text:s text:c="3"/>-1, <text:s text:c="3"/>-1, <text:s text:c="3"/>-1, <text:s text:c="3"/>-1, <text:s text:c="3"/>-1, <text:s text:c="3"/>-1, <text:s text:c="3"/>-1, <text:s text:c="3"/>-1, <text:s text:c="3"/>-1,</text:p>
      <text:p text:style-name="P685"><text:s text:c="13"/>-1, <text:s text:c="3"/>-1, <text:s text:c="3"/>-1, <text:s text:c="3"/>-1, <text:s text:c="3"/>-1, <text:s text:c="3"/>-1, <text:s text:c="3"/>-1, <text:s text:c="3"/>-1, <text:s text:c="3"/>-1, <text:s text:c="3"/>-1,</text:p>
      <text:p text:style-name="P685"><text:s text:c="13"/>-1, <text:s text:c="3"/>-1],</text:p>
      <text:p text:style-name="P881"><text:span text:style-name="T124"><text:s text:c="9"/>[17519, </text:span><text:span text:style-name="T127">17516</text:span><text:span text:style-name="T124">, <text:s text:c="2"/>236, 17517, 17518, 17515, <text:s text:c="3"/>-1, <text:s text:c="3"/>-1, <text:s text:c="3"/>-1, <text:s text:c="3"/>-1,</text:span></text:p>
      <text:p text:style-name="P685"><text:s text:c="13"/>-1, <text:s text:c="3"/>-1, <text:s text:c="3"/>-1, <text:s text:c="3"/>-1, <text:s text:c="3"/>-1, <text:s text:c="3"/>-1, <text:s text:c="3"/>-1, <text:s text:c="3"/>-1, <text:s text:c="3"/>-1, <text:s text:c="3"/>-1,</text:p>
      <text:p text:style-name="P685"><text:s text:c="13"/>-1, <text:s text:c="3"/>-1, <text:s text:c="3"/>-1, <text:s text:c="3"/>-1, <text:s text:c="3"/>-1, <text:s text:c="3"/>-1, <text:s text:c="3"/>-1, <text:s text:c="3"/>-1, <text:s text:c="3"/>-1, <text:s text:c="3"/>-1,</text:p>
      <text:p text:style-name="P685"><text:s text:c="13"/>-1, <text:s text:c="3"/>-1]],</text:p>
      <text:p text:style-name="P881"><text:span text:style-name="T124"><text:s text:c="8"/>[[17519, </text:span><text:span text:style-name="T127">17516</text:span><text:span text:style-name="T124">, <text:s text:c="2"/>236, 17517, 17518, 17515, <text:s text:c="3"/>-1, <text:s text:c="3"/>-1, <text:s text:c="3"/>-1, <text:s text:c="3"/>-1,</text:span></text:p>
      <text:p text:style-name="P685"><text:s text:c="13"/>-... <text:s text:c="3"/>-1],</text:p>
      <text:p text:style-name="P881"><text:span text:style-name="T124"><text:s text:c="9"/>[17519, 17516, <text:s text:c="2"/>236, 17517, 17518, </text:span><text:span text:style-name="T127">17515</text:span><text:span text:style-name="T124">, <text:s text:c="3"/>-1, <text:s text:c="3"/>-1, <text:s text:c="3"/>-1, <text:s text:c="3"/>-1,</text:span></text:p>
      <text:p text:style-name="P685"><text:s text:c="13"/>... <text:s text:c="3"/>-1]],</text:p>
      <text:p text:style-name="P881"><text:span text:style-name="T124"><text:s text:c="8"/>[[</text:span><text:span text:style-name="T127">17519</text:span><text:span text:style-name="T124">, 17516, <text:s text:c="2"/>236, 17517, 17518, 17515, <text:s text:c="3"/>-1, <text:s text:c="3"/>-1, <text:s text:c="3"/>-1, <text:s text:c="3"/>-1,</text:span></text:p>
      <text:p text:style-name="P685"><text:s text:c="12"/>… <text:s text:c="3"/>-1],</text:p>
      <text:p text:style-name="P881"><text:span text:style-name="T124"><text:s text:c="9"/>[</text:span><text:span text:style-name="T127">17519</text:span><text:span text:style-name="T124">, 17516, <text:s text:c="2"/>236, 17517, 17518, 17515, <text:s text:c="3"/>-1, <text:s text:c="3"/>-1, <text:s text:c="3"/>-1, <text:s text:c="3"/>-1,</text:span></text:p>
      <text:p text:style-name="P685"><text:s text:c="13"/>... <text:s text:c="3"/>-1]]])</text:p>
      <text:p text:style-name="P753">elems_first_index of shape 3,2:</text:p>
      <text:p text:style-name="P753">tensor([[2, 1],</text:p>
      <text:p text:style-name="P753"><text:s text:c="8"/>[1, 5],</text:p>
      <text:p text:style-name="P753"><text:s text:c="8"/>[0, 0]])</text:p>
      <text:p text:style-name="P752"/>
      <text:p text:style-name="P754">We execute:</text:p>
      <text:p text:style-name="P754"><text:span text:style-name="T54">samples_firstsense </text:span><text:span text:style-name="T85">= torch.gather(all_sense_neighbours, </text:span><text:span text:style-name="T39">dim</text:span><text:span text:style-name="T85">=</text:span><text:span text:style-name="T144">2</text:span><text:span text:style-name="T85">, </text:span><text:span text:style-name="T39">index</text:span><text:span text:style-name="T85">=samples_firstindex.unsqueeze(</text:span><text:span text:style-name="T144">2</text:span><text:span text:style-name="T85">))</text:span></text:p>
      <text:p text:style-name="P754">and obtain:</text:p>
      <text:p text:style-name="P754">tensor([[[ <text:s/>236],</text:p>
      <text:p text:style-name="P754"><text:s text:c="9"/>[17516]],</text:p>
      <text:p text:style-name="P754"/>
      <text:p text:style-name="P754"><text:soft-page-break/><text:s text:c="8"/>[[17516],</text:p>
      <text:p text:style-name="P754"><text:s text:c="9"/>[17515]],</text:p>
      <text:p text:style-name="P754"/>
      <text:p text:style-name="P754"><text:s text:c="8"/>[[17519],</text:p>
      <text:p text:style-name="P754"><text:s text:c="9"/>[17519]]])</text:p>
      <text:p text:style-name="P755">Once we have located the sense whose context has the greatest cosine similarity with the location context, we shall:</text:p>
      <text:p text:style-name="P882"><text:span text:style-name="T173">assign </text:span><text:span text:style-name="T232">≈</text:span> <text:span text:style-name="T231">1 to the corresponding index in the artificial softmax distribution, and assign the ε=10^(-8) to all other places (like in SelectK).</text:span></text:p>
      <text:p text:style-name="P882"/>
      <text:p text:style-name="P883">senses_softmax.shape=(6 x 40098)</text:p>
      <text:p text:style-name="P883">…</text:p>
      <text:p text:style-name="P883"/>
      <text:p text:style-name="P883"/>
      <text:h text:style-name="Heading_20_3" text:outline-level="3"><text:bookmark-start text:name="__RefHeading___Toc11883_532706715"/>Tests <text:span text:style-name="T273">&amp; Revision</text:span><text:bookmark-end text:name="__RefHeading___Toc11883_532706715"/></text:h>
      <text:p text:style-name="P752"/>
      <text:p text:style-name="P798">First question:</text:p>
      <text:p text:style-name="P756">Encountering n words/word embeddings, do we update the running average corrrectly?</text:p>
      <text:p text:style-name="P756"/>
      <text:p text:style-name="P763">After getting the input signals,</text:p>
      <text:p text:style-name="P763">word_embeddings.shape=torch.Size([3, 2, 300]), i.e. seq_len, bsz, dimensionality.</text:p>
      <text:p text:style-name="P763"/>
      <text:p text:style-name="P757">INFO : Hyperparameters: seq_len=3 ; batch size=2 ; embedding dimension=2 ; <text:span text:style-name="T64">num_C=2</text:span></text:p>
      <text:p text:style-name="P757"/>
      <table:table table:name="Table64" table:style-name="Table64">
        <table:table-column table:style-name="Table64.A"/>
        <table:table-column table:style-name="Table64.B" table:number-columns-repeated="3"/>
        <table:table-row>
          <table:table-cell table:style-name="Table64.A1" office:value-type="string">
            <text:p text:style-name="P1047">word_embeddings</text:p>
          </table:table-cell>
          <table:table-cell table:style-name="Table64.A1" office:value-type="string">
            <text:p text:style-name="P758">[-2, <text:s/>1],</text:p>
            <text:p text:style-name="P758">[ 0, <text:s/>2]</text:p>
          </table:table-cell>
          <table:table-cell table:style-name="Table64.A1" office:value-type="string">
            <text:p text:style-name="P758">[ 0, -3]</text:p>
            <text:p text:style-name="P758">[-2, -2]</text:p>
          </table:table-cell>
          <table:table-cell table:style-name="Table64.A1" office:value-type="string">
            <text:p text:style-name="P758">[-1, -2]</text:p>
            <text:p text:style-name="P758">[ 1, -1]</text:p>
          </table:table-cell>
        </table:table-row>
        <table:table-row>
          <table:table-cell table:style-name="Table64.A1" office:value-type="string">
            <text:p text:style-name="P1047">loca<text:span text:style-name="T271">t</text:span>ion_context</text:p>
          </table:table-cell>
          <table:table-cell table:style-name="Table64.A1" office:value-type="string">
            <text:p text:style-name="P759">[-1.0000, <text:s/>0.5000],</text:p>
            <text:p text:style-name="P759">[ 0.0000, <text:s/>1.0000]</text:p>
          </table:table-cell>
          <table:table-cell table:style-name="Table64.A1" office:value-type="string">
            <text:p text:style-name="P759">[ 0.0000, -1.5000],</text:p>
            <text:p text:style-name="P759">[-1.0000, -1.0000]</text:p>
          </table:table-cell>
          <table:table-cell table:style-name="Table64.A1" office:value-type="string">
            <text:p text:style-name="P759">[-0.5000, -1.0000<text:span text:style-name="T271">]</text:span></text:p>
            <text:p text:style-name="P759">[ 0.5000, -0.5000]</text:p>
          </table:table-cell>
        </table:table-row>
        <table:table-row>
          <table:table-cell table:style-name="Table64.A1" office:value-type="string">
            <text:p text:style-name="P1047">word_embeddings_2</text:p>
          </table:table-cell>
          <table:table-cell table:style-name="Table64.A1" office:value-type="string">
            <text:p text:style-name="P760">[-1, <text:s/>0],</text:p>
            <text:p text:style-name="P760"><text:s/>[-3, <text:s/>2]</text:p>
          </table:table-cell>
          <table:table-cell table:style-name="Table64.A1" office:value-type="string">
            <text:p text:style-name="P760">[ 2, -3],</text:p>
            <text:p text:style-name="P760">[ 0, -2]</text:p>
          </table:table-cell>
          <table:table-cell table:style-name="Table64.A1" office:value-type="string">
            <text:p text:style-name="P760">[ 2, -1],</text:p>
            <text:p text:style-name="P760">[ 2, <text:s/>2]</text:p>
          </table:table-cell>
        </table:table-row>
        <table:table-row>
          <table:table-cell table:style-name="Table64.A1" office:value-type="string">
            <text:p text:style-name="P1047">location_context</text:p>
          </table:table-cell>
          <table:table-cell table:style-name="Table64.A1" office:value-type="string">
            <text:p text:style-name="P760">[-1.5000, <text:s/>0.7500],</text:p>
            <text:p text:style-name="P760">[ 0.0000, <text:s/>1.5000]</text:p>
          </table:table-cell>
          <table:table-cell table:style-name="Table64.A1" office:value-type="string">
            <text:p text:style-name="P760">[ 0.0000, -2.2500],</text:p>
            <text:p text:style-name="P760">[-1.5000, -1.5000]</text:p>
          </table:table-cell>
          <table:table-cell table:style-name="Table64.A1" office:value-type="string">
            <text:p text:style-name="P760">[-0.7500, -1.5000],</text:p>
            <text:p text:style-name="P760">[ 0.7500, -0.7500]</text:p>
          </table:table-cell>
        </table:table-row>
      </table:table>
      <text:p text:style-name="P757"/>
      <text:p text:style-name="P764">This could indicate that we are currently implementing the location context average the <text:span text:style-name="T64">wrong</text:span> way.</text:p>
      <text:p text:style-name="P768"/>
      <text:p text:style-name="P768">Let us examine the get_input_signals() function:</text:p>
      <text:p text:style-name="P769"><text:span text:style-name="T272">I</text:span>n a time instant t, </text:p>
      <text:p text:style-name="P769"><text:span text:style-name="T85">t_current_globals_indices=tensor([0, 3]) </text:span><text:span text:style-name="T98">= ['the', 'friday']</text:span></text:p>
      <text:p text:style-name="P686">Followed by:</text:p>
      <text:p text:style-name="P770"><text:span text:style-name="T99">t_current_globals_indices=</text:span><text:span text:style-name="T85">tensor([24099, <text:s text:c="4"/>4]) = ['&lt;unk&gt;', 'an']</text:span></text:p>
      <text:p text:style-name="P904"><text:span text:style-name="T175">”</text:span><text:span text:style-name="T176">=</text:span><text:span text:style-name="T113">tensor([1,5])=['said', 'investigation']</text:span></text:p>
      <text:p text:style-name="P686"/>
      <text:p text:style-name="P765"><text:span text:style-name="T129">Recall </text:span><text:span text:style-name="T130">that the initial text is:</text:span></text:p>
      <text:p text:style-name="P687">The \ Fulton_County_Grand_Jury \ said \ Friday \ an ...</text:p>
      <text:p text:style-name="P766"/>
      <text:p text:style-name="P766"/>
      <text:p text:style-name="P766"/>
      <text:p text:style-name="P771"><text:soft-page-break/>In the forward() call, <text:span text:style-name="T85">word_embeddings_ls </text:span>contains:</text:p>
      <text:p text:style-name="P771">3 tensors, each of shape (2,300)</text:p>
      <text:p text:style-name="P771">We stack it as </text:p>
      <text:p text:style-name="P771"><text:span text:style-name="T85">word_embeddings = torch.stack(word_embeddings_ls, </text:span><text:span text:style-name="T39">dim</text:span><text:span text:style-name="T85">=</text:span><text:span text:style-name="T144">0</text:span><text:span text:style-name="T85">)</text:span></text:p>
      <text:p text:style-name="P771">and word.embeddings.shape=torch.Size([3, 2, 300])</text:p>
      <text:p text:style-name="P771"/>
      <text:p text:style-name="P772">Assuming that the <text:span text:style-name="T274">size of the context is less than the batch size (in fact, 10,20,30&lt;32),</text:span></text:p>
      <text:p text:style-name="P773">updating the word embeddings means adding the content of the previous C timesteps and then dividing by num/C.</text:p>
      <text:p text:style-name="P773">If the context size is not a multiple of the batch size, this becomes more complicated.</text:p>
      <text:p text:style-name="P773"/>
      <text:p text:style-name="P774">What happens when we update?</text:p>
      <text:p text:style-name="P774">”Take the previous 10 positions across time on that batch row, and if there are not enough, take them from the previous seq_len x bsz x dim input”.</text:p>
      <text:p text:style-name="P774"/>
      <text:p text:style-name="P775">We have to store the previous input signal tensor…</text:p>
      <text:p text:style-name="P775"/>
      <text:p text:style-name="P776">Test, II:</text:p>
      <text:p text:style-name="P777">with num_C=3</text:p>
      <table:table table:name="Table65" table:style-name="Table65">
        <table:table-column table:style-name="Table65.A"/>
        <table:table-column table:style-name="Table65.B"/>
        <table:table-row>
          <table:table-cell table:style-name="Table65.A1" office:value-type="string">
            <text:p text:style-name="P1048"><text:span text:style-name="T275">current_and_prev_</text:span>word_embeddings</text:p>
          </table:table-cell>
          <table:table-cell table:style-name="Table65.A1" office:value-type="string">
            <text:p text:style-name="P762"><text:s text:c="7"/>[[ 0., <text:s/>0., <text:s/>0., <text:s/>0.],</text:p>
            <text:p text:style-name="P762"><text:s text:c="9"/>[ 0., <text:s/>0., <text:s/>0., <text:s/>0.]],</text:p>
            <text:p text:style-name="P762"/>
            <text:p text:style-name="P762"><text:s text:c="8"/>[[ 0., <text:s/>0., <text:s/>0., <text:s/>0.],</text:p>
            <text:p text:style-name="P762"><text:s text:c="9"/>[ 0., <text:s/>0., <text:s/>0., <text:s/>0.]],</text:p>
            <text:p text:style-name="P762"/>
            <text:p text:style-name="P762"><text:s text:c="8"/>[[ 0., <text:s/>0., <text:s/>0., <text:s/>0.],</text:p>
            <text:p text:style-name="P762"><text:s text:c="9"/>[ 0., <text:s/>0., <text:s/>0., <text:s/>0.]],</text:p>
            <text:p text:style-name="P762"/>
            <text:p text:style-name="P762"><text:s text:c="8"/>[[-2., <text:s/>2., -3., -1.],</text:p>
            <text:p text:style-name="P905"><text:span text:style-name="T177"><text:s text:c="9"/>[</text:span><text:span text:style-name="T179">-2.</text:span><text:span text:style-name="T177">, -2., <text:s/>2., <text:s/></text:span><text:span text:style-name="T179">2</text:span><text:span text:style-name="T177">.]],</text:span></text:p>
            <text:p text:style-name="P762"/>
            <text:p text:style-name="P762"><text:s text:c="8"/>[[ 2., -3., -1., <text:s/>0.],</text:p>
            <text:p text:style-name="P905"><text:span text:style-name="T177"><text:s text:c="9"/>[</text:span><text:span text:style-name="T179"> 1</text:span><text:span text:style-name="T177">., <text:s/>2., -2., </text:span><text:span text:style-name="T179">-3</text:span><text:span text:style-name="T177">.]],</text:span></text:p>
            <text:p text:style-name="P762"/>
            <text:p text:style-name="P762"><text:s text:c="8"/>[[-3., <text:s/>0., -1., <text:s/>1.],</text:p>
            <text:p text:style-name="P905"><text:span text:style-name="T177"><text:s text:c="9"/>[</text:span><text:span text:style-name="T179">-3</text:span><text:span text:style-name="T177">., <text:s/>0., -1., <text:s/>1.]]</text:span></text:p>
          </table:table-cell>
        </table:table-row>
        <table:table-row>
          <table:table-cell table:style-name="Table65.A1" office:value-type="string">
            <text:p text:style-name="P1048">loca<text:span text:style-name="T271">t</text:span>ion_context</text:p>
          </table:table-cell>
          <table:table-cell table:style-name="Table65.A1" office:value-type="string">
            <text:p text:style-name="P761"><text:s text:c="7"/>[[-0.6667, <text:s/>0.6667, -1.0000, -0.3333],</text:p>
            <text:p text:style-name="P761"><text:s text:c="9"/>[-0.6667, -0.6667, <text:s/>0.6667, <text:s/>0.6667]],</text:p>
            <text:p text:style-name="P761"/>
            <text:p text:style-name="P761"><text:s text:c="8"/>[[ 0.0000, -0.3333, -1.3333, -0.3333],</text:p>
            <text:p text:style-name="P761"><text:s text:c="9"/>[-0.3333, <text:s/>0.0000, <text:s/>0.0000, <text:span text:style-name="T64">-0.3333</text:span>]],</text:p>
            <text:p text:style-name="P761"/>
            <text:p text:style-name="P761"><text:s text:c="8"/>[[-1.0000, -0.3333, -1.6667, <text:s/>0.0000],</text:p>
            <text:p text:style-name="P761"><text:s text:c="9"/>[<text:span text:style-name="T64">-1.3333</text:span>, <text:s/>0.0000, -0.3333, <text:s/>0.0000]]</text:p>
          </table:table-cell>
        </table:table-row>
        <table:table-row>
          <table:table-cell table:style-name="Table65.A1" office:value-type="string">
            <text:p text:style-name="P1048">word_embeddings_2</text:p>
          </table:table-cell>
          <table:table-cell table:style-name="Table65.A1" office:value-type="string">
            <text:p text:style-name="P761"><text:s text:c="7"/>[[-2, <text:s/>2, -3, -1],</text:p>
            <text:p text:style-name="P761"><text:s text:c="9"/>[-2, -2, <text:s/>2, <text:s/>2]],</text:p>
            <text:p text:style-name="P761"/>
            <text:p text:style-name="P761"><text:s text:c="8"/>[[ 2, -3, -1, <text:s/>0],</text:p>
            <text:p text:style-name="P761"><text:soft-page-break/><text:s text:c="9"/>[ 1, <text:s/>2, -2, -3]],</text:p>
            <text:p text:style-name="P761"/>
            <text:p text:style-name="P761"><text:s text:c="8"/>[[-3, <text:s/>0, -1, <text:s/>1],</text:p>
            <text:p text:style-name="P761"><text:s text:c="9"/>[-3, <text:s/>0, -1, <text:s/>1]],</text:p>
            <text:p text:style-name="P761">------</text:p>
            <text:p text:style-name="P761"><text:s text:c="8"/>[[ 0, -3, <text:s/>1, -1],</text:p>
            <text:p text:style-name="P761"><text:s text:c="9"/>[ 2, <text:s/>1, -1, -1]],</text:p>
            <text:p text:style-name="P761"/>
            <text:p text:style-name="P761"><text:s text:c="8"/>[[ 0, <text:s/>0, -2, <text:s/>0],</text:p>
            <text:p text:style-name="P761"><text:s text:c="9"/>[ 2, -3, -1, -1]],</text:p>
            <text:p text:style-name="P761"/>
            <text:p text:style-name="P761"><text:s text:c="8"/>[[ 0, <text:s/>2, <text:s/>2, <text:s/>2],</text:p>
            <text:p text:style-name="P761"><text:s text:c="9"/>[ 0, <text:s/>0, -3, <text:s/>0]]]</text:p>
          </table:table-cell>
        </table:table-row>
        <table:table-row>
          <table:table-cell table:style-name="Table65.A1" office:value-type="string">
            <text:p text:style-name="P1050">current_and_prev_word_embddings</text:p>
          </table:table-cell>
          <table:table-cell table:style-name="Table65.A1" office:value-type="string">
            <text:p text:style-name="P761"><text:s text:c="6"/>[[[-2, <text:s/>2, -3, -1],</text:p>
            <text:p text:style-name="P761"><text:s text:c="9"/>[-2, -2, <text:s/>2, <text:s/>2]],</text:p>
            <text:p text:style-name="P761"/>
            <text:p text:style-name="P761"><text:s text:c="8"/>[[ 2, -3, -1, <text:s/>0],</text:p>
            <text:p text:style-name="P761"><text:s text:c="9"/>[ 1, <text:s/>2, -2, <text:span text:style-name="T268">-3</text:span>]],</text:p>
            <text:p text:style-name="P761"/>
            <text:p text:style-name="P761"><text:s text:c="8"/>[[-3, <text:s/>0, <text:span text:style-name="T277">-1</text:span>, <text:s/>1],</text:p>
            <text:p text:style-name="P761"><text:s text:c="9"/>[-3, <text:s/>0, -1, <text:span text:style-name="T64"><text:s/>1</text:span>]],</text:p>
            <text:p text:style-name="P761"/>
            <text:p text:style-name="P761"><text:s text:c="8"/>[[ 0, -3,<text:span text:style-name="T64"> <text:s/></text:span><text:span text:style-name="T268">1</text:span>, -1],</text:p>
            <text:p text:style-name="P761"><text:s text:c="9"/>[ <text:span text:style-name="T64">2</text:span>, <text:s/>1, -1, <text:span text:style-name="T64">-1</text:span>]],</text:p>
            <text:p text:style-name="P761"/>
            <text:p text:style-name="P761"><text:s text:c="8"/>[[ 0, <text:s/>0, <text:span text:style-name="T268">-2</text:span>, <text:s/>0],</text:p>
            <text:p text:style-name="P761"><text:s text:c="9"/>[ <text:span text:style-name="T64">2</text:span>, -3, -1,<text:span text:style-name="T276"> -1</text:span>]],</text:p>
            <text:p text:style-name="P761"/>
            <text:p text:style-name="P761"><text:s text:c="8"/>[[ 0, <text:s/>2, <text:s/>2, <text:s/>2],</text:p>
            <text:p text:style-name="P761"><text:s text:c="9"/>[ 0, <text:s/>0, -3, <text:s/>0]]]</text:p>
          </table:table-cell>
        </table:table-row>
        <table:table-row table:style-name="Table65.5">
          <table:table-cell table:style-name="Table65.A1" office:value-type="string">
            <text:p text:style-name="P1066">loc_ctx_toadd.data / num_C</text:p>
          </table:table-cell>
          <table:table-cell table:style-name="Table65.A1" office:value-type="string">
            <text:p text:style-name="P761"><text:s text:c="7"/>[[-0.3333, -2.0000, -0.3333, <text:s/>0.0000],</text:p>
            <text:p text:style-name="P761"><text:s text:c="9"/>[ 0.0000, <text:s/>1.0000, -1.3333, -1.0000]],</text:p>
            <text:p text:style-name="P761"/>
            <text:p text:style-name="P761"><text:s text:c="8"/>[[-1.0000, -1.0000, <text:span text:style-name="T268">-0.6667</text:span>, <text:s/>0.0000],</text:p>
            <text:p text:style-name="P761"><text:s text:c="9"/>[ 0.3333, -0.6667, -1.0000, <text:span text:style-name="T64">-0.3333</text:span>]],</text:p>
            <text:p text:style-name="P761"/>
            <text:p text:style-name="P761"><text:s text:c="8"/>[[ 0.0000, -0.3333, <text:s/>0.3333, <text:s/>0.3333],</text:p>
            <text:p text:style-name="P761"><text:s text:c="9"/>[ <text:span text:style-name="T64">1.3333</text:span>, -0.6667, -1.6667, -0.6667]]</text:p>
          </table:table-cell>
        </table:table-row>
        <table:table-row table:style-name="Table65.5">
          <table:table-cell table:style-name="Table65.A1" office:value-type="string">
            <text:p text:style-name="P1048">location_context</text:p>
          </table:table-cell>
          <table:table-cell table:style-name="Table65.A1" office:value-type="string">
            <text:p text:style-name="P761"><text:s text:c="8"/>[[-1.0000, -1.3333, -1.3333, -0.3333],</text:p>
            <text:p text:style-name="P761"><text:s text:c="9"/>[-0.6667, <text:s/>0.3333, -0.6667, -0.3333]],</text:p>
            <text:p text:style-name="P761"/>
            <text:p text:style-name="P761"><text:s text:c="8"/>[[-1.0000, -1.3333, -2.0000, -0.3333],</text:p>
            <text:p text:style-name="P761"><text:s text:c="9"/>[ 0.0000, -0.6667, -1.0000, <text:span text:style-name="T64">-0.6667</text:span>]],</text:p>
            <text:p text:style-name="P761"/>
            <text:p text:style-name="P761"><text:s text:c="8"/>[[-1.0000, -0.6667, -1.3333, <text:s/>0.3333],</text:p>
            <text:p text:style-name="P761"><text:s text:c="9"/>[ <text:span text:style-name="T64">0.0000</text:span>, -0.6667, -2.0000, -0.6667]]</text:p>
          </table:table-cell>
        </table:table-row>
      </table:table>
      <text:p text:style-name="P778">Confirmed.</text:p>
      <text:p text:style-name="P767"/>
      <text:p text:style-name="P798"><text:soft-page-break/>Second question:</text:p>
      <text:p text:style-name="P756">Having retrieved a tensor of sense context based on the sensees adjacent to the most likely K globals, are we able to correctly rank by cosine similarity?</text:p>
      <text:p text:style-name="P756"/>
      <text:p text:style-name="P854">Test I:</text:p>
      <text:p text:style-name="P854"><text:span text:style-name="T85">seq_len=</text:span><text:span text:style-name="T144">3</text:span><text:span text:style-name="T85">, bsz=</text:span><text:span text:style-name="T144">2</text:span><text:span text:style-name="T85">, dim=</text:span><text:span text:style-name="T144">4</text:span><text:span text:style-name="T85">, senses_from_K=</text:span><text:span text:style-name="T144">5</text:span></text:p>
      <table:table table:name="Table66" table:style-name="Table66">
        <table:table-column table:style-name="Table66.A"/>
        <table:table-column table:style-name="Table66.B"/>
        <table:table-row>
          <table:table-cell table:style-name="Table66.A1" office:value-type="string">
            <text:p text:style-name="P1049">all_sense_neighbours</text:p>
          </table:table-cell>
          <table:table-cell table:style-name="Table66.A1" office:value-type="string">
            <text:p text:style-name="P906"><text:span text:style-name="T177"><text:s text:c="8"/>[[-15155, -10861, -12876, <text:s/></text:span><text:span text:style-name="T179">-</text:span><text:span text:style-name="T177">5632, <text:s text:c="2"/></text:span><text:span text:style-name="T179">8263</text:span><text:span text:style-name="T177">],</text:span></text:p>
            <text:p text:style-name="P801"><text:s text:c="9"/>[-14687, <text:s/>15491, -20659, <text:s/>-3241, <text:s text:c="2"/>9432]],</text:p>
            <text:p text:style-name="P801"/>
            <text:p text:style-name="P801"><text:s text:c="8"/>[[ <text:s/>6248, <text:s/>12249, -13484, -13057, <text:s/>-2987],</text:p>
            <text:p text:style-name="P801"><text:s text:c="9"/>[ 20340, <text:s/>16302, <text:s/>-9279, -20758, <text:s text:c="2"/>8716]],</text:p>
            <text:p text:style-name="P801"/>
            <text:p text:style-name="P801"><text:s text:c="8"/>[[ -8250, <text:s text:c="2"/>8493, <text:s/>-7654, <text:s/>16204, <text:s text:c="3"/>723],</text:p>
            <text:p text:style-name="P801"><text:s text:c="9"/>[ 20676, <text:s/>-9326, <text:s/>13652, <text:s text:c="2"/>7829, <text:s/>11254]]</text:p>
          </table:table-cell>
        </table:table-row>
        <table:table-row>
          <table:table-cell table:style-name="Table66.A1" office:value-type="string">
            <text:p text:style-name="P1049">senses_context</text:p>
          </table:table-cell>
          <table:table-cell table:style-name="Table66.A1" office:value-type="string">
            <text:p text:style-name="P801">[ <text:s text:c="6"/>[[ <text:span text:style-name="T64">0., -2., <text:s/>1., <text:s/>1</text:span>.],</text:p>
            <text:p text:style-name="P801"><text:s text:c="10"/>[-1., -1., <text:s/>1., <text:s/>0.],</text:p>
            <text:p text:style-name="P801"><text:s text:c="10"/>[-2., <text:s/>0., -1., -1.],</text:p>
            <text:p text:style-name="P801"><text:s text:c="10"/><text:span text:style-name="T64">[-</text:span>1., <text:s/>1., <text:s/>1., -1<text:span text:style-name="T64">.],</text:span></text:p>
            <text:p text:style-name="P801"><text:s text:c="10"/>[ 0., -1., -1., -2.]],</text:p>
            <text:p text:style-name="P801">...</text:p>
          </table:table-cell>
        </table:table-row>
        <table:table-row>
          <table:table-cell table:style-name="Table66.A1" office:value-type="string">
            <text:p text:style-name="Table_20_Contents">location_context</text:p>
          </table:table-cell>
          <table:table-cell table:style-name="Table66.A1" office:value-type="string">
            <text:p text:style-name="P799">[[ 1., -1., -2., -1.]</text:p>
            <text:p text:style-name="P801">...</text:p>
          </table:table-cell>
        </table:table-row>
        <table:table-row>
          <table:table-cell table:style-name="Table66.A1" office:value-type="string">
            <text:p text:style-name="P1051">samples_cosinesim</text:p>
          </table:table-cell>
          <table:table-cell table:style-name="Table66.A1" office:value-type="string">
            <text:p text:style-name="P801">[[-0.1543, -0.4364, <text:s/>0.1543, -0.5669, <text:s/><text:span text:style-name="T64">0.7715</text:span>],</text:p>
            <text:p text:style-name="P801">...</text:p>
          </table:table-cell>
        </table:table-row>
        <table:table-row table:style-name="Table66.5">
          <table:table-cell table:style-name="Table66.A1" office:value-type="string">
            <text:p text:style-name="P1067">samples_sortedindices</text:p>
          </table:table-cell>
          <table:table-cell table:style-name="Table66.A1" office:value-type="string">
            <text:p text:style-name="P801">[[3, 1, 0, 2, 4], <text:s/>--→<text:span text:style-name="T82"> </text:span><text:span text:style-name="T84">It should be the opposite!</text:span></text:p>
            <text:p text:style-name="P801">…</text:p>
            <text:p text:style-name="P802">In run II, we turn it into:</text:p>
            <text:p text:style-name="P802">[[4, 2, 0, 1, 3],</text:p>
          </table:table-cell>
        </table:table-row>
        <table:table-row table:style-name="Table66.5">
          <table:table-cell table:style-name="Table66.A1" office:value-type="string">
            <text:p text:style-name="P1049">samples_firstsense</text:p>
          </table:table-cell>
          <table:table-cell table:style-name="Table66.A1" office:value-type="string">
            <text:p text:style-name="Standard">[[-5632],</text:p>
            <text:p text:style-name="Standard">–&gt;</text:p>
            <text:p text:style-name="Standard">[ <text:s/>8263],</text:p>
          </table:table-cell>
        </table:table-row>
      </table:table>
      <text:p text:style-name="P855"/>
      <text:p text:style-name="P855"/>
      <text:p text:style-name="P855"/>
      <text:p text:style-name="P855"/>
      <text:p text:style-name="P573"/>
      <text:h text:style-name="Heading_20_2" text:outline-level="2"><text:bookmark-start text:name="__RefHeading___Toc12465_736391417"/>Mini-experiment<text:span text:style-name="T278">s</text:span><text:bookmark-end text:name="__RefHeading___Toc12465_736391417"/></text:h>
      <text:p text:style-name="P856"/>
      <text:h text:style-name="Heading_20_3" text:outline-level="3"><text:bookmark-start text:name="__RefHeading___Toc13304_3109900767"/>Integrity check: RNN, again<text:bookmark-end text:name="__RefHeading___Toc13304_3109900767"/></text:h>
      <text:p text:style-name="P857"/>
      <text:p text:style-name="P858"/>
      <table:table table:name="Table67" table:style-name="Table67">
        <table:table-column table:style-name="Table67.A"/>
        <table:table-column table:style-name="Table67.B"/>
        <table:table-column table:style-name="Table67.C"/>
        <table:table-column table:style-name="Table67.D"/>
        <table:table-column table:style-name="Table67.B"/>
        <table:table-column table:style-name="Table67.F"/>
        <table:table-column table:style-name="Table67.G"/>
        <table:table-row table:style-name="Table67.1">
          <table:table-cell table:style-name="Table67.A1" office:value-type="string">
            <text:p text:style-name="P32">Epoch</text:p>
          </table:table-cell>
          <table:table-cell table:style-name="Table67.B1" table:number-columns-spanned="3" office:value-type="string">
            <text:p text:style-name="P500">Training PPL</text:p>
          </table:table-cell>
          <table:covered-table-cell/>
          <table:covered-table-cell/>
          <table:table-cell table:style-name="Table67.A1" table:number-columns-spanned="3" office:value-type="string">
            <text:p text:style-name="P500">PREVIOUS</text:p>
          </table:table-cell>
          <table:covered-table-cell/>
          <table:covered-table-cell/>
        </table:table-row>
        <table:table-row table:style-name="Table67.2">
          <table:table-cell table:style-name="Table67.A1" office:value-type="string">
            <text:p text:style-name="P246"/>
          </table:table-cell>
          <table:table-cell table:style-name="Table67.B1" office:value-type="string">
            <text:p text:style-name="P322">Globals</text:p>
          </table:table-cell>
          <table:table-cell table:style-name="Table67.B1" office:value-type="string">
            <text:p text:style-name="P322">Senses</text:p>
          </table:table-cell>
          <table:table-cell table:style-name="Table67.B1" office:value-type="string">
            <text:p text:style-name="P322">Multi-senses</text:p>
          </table:table-cell>
          <table:table-cell table:style-name="Table67.A1" office:value-type="string">
            <text:p text:style-name="P246">Globals</text:p>
          </table:table-cell>
          <table:table-cell table:style-name="Table67.A1" office:value-type="string">
            <text:p text:style-name="P246">Senses</text:p>
          </table:table-cell>
          <table:table-cell table:style-name="Table67.A1" office:value-type="string">
            <text:p text:style-name="P246">Multi-senses</text:p>
          </table:table-cell>
        </table:table-row>
        <table:table-row table:style-name="Table67.2">
          <table:table-cell table:style-name="Table67.A1" office:value-type="string">
            <text:p text:style-name="P246">1</text:p>
          </table:table-cell>
          <table:table-cell table:style-name="Table67.B1" office:value-type="string">
            <text:p text:style-name="P137">24302.38</text:p>
          </table:table-cell>
          <table:table-cell table:style-name="Table67.B1" office:value-type="string">
            <text:p text:style-name="P137">39162.25</text:p>
          </table:table-cell>
          <table:table-cell table:style-name="Table67.B1" office:value-type="string">
            <text:p text:style-name="P137">40348.99</text:p>
          </table:table-cell>
          <table:table-cell table:style-name="Table67.A1" office:value-type="string">
            <text:p text:style-name="P137">24045.83</text:p>
          </table:table-cell>
          <table:table-cell table:style-name="Table67.A1" office:value-type="string">
            <text:p text:style-name="P246">39522.51</text:p>
          </table:table-cell>
          <table:table-cell table:style-name="Table67.A1" office:value-type="string">
            <text:p text:style-name="P246">40973.28</text:p>
          </table:table-cell>
        </table:table-row>
        <table:table-row table:style-name="Table67.2">
          <table:table-cell table:style-name="Table67.A1" office:value-type="string">
            <text:p text:style-name="P246">10</text:p>
          </table:table-cell>
          <table:table-cell table:style-name="Table67.B1" office:value-type="string">
            <text:p text:style-name="P246">49.46</text:p>
          </table:table-cell>
          <table:table-cell table:style-name="Table67.B1" office:value-type="string">
            <text:p text:style-name="P246">63.28</text:p>
          </table:table-cell>
          <table:table-cell table:style-name="Table67.B1" office:value-type="string">
            <text:p text:style-name="P246">139.15</text:p>
          </table:table-cell>
          <table:table-cell table:style-name="Table67.A1" office:value-type="string">
            <text:p text:style-name="P246">51.83</text:p>
          </table:table-cell>
          <table:table-cell table:style-name="Table67.A1" office:value-type="string">
            <text:p text:style-name="P246">64.16</text:p>
          </table:table-cell>
          <table:table-cell table:style-name="Table67.A1" office:value-type="string">
            <text:p text:style-name="P246">158.73</text:p>
          </table:table-cell>
        </table:table-row>
        <table:table-row table:style-name="Table67.2">
          <table:table-cell table:style-name="Table67.A1" office:value-type="string">
            <text:p text:style-name="P246">100</text:p>
          </table:table-cell>
          <table:table-cell table:style-name="Table67.B1" office:value-type="string">
            <text:p text:style-name="P137">31.9</text:p>
          </table:table-cell>
          <table:table-cell table:style-name="Table67.B1" office:value-type="string">
            <text:p text:style-name="P137">34.94</text:p>
          </table:table-cell>
          <table:table-cell table:style-name="Table67.B1" office:value-type="string">
            <text:p text:style-name="P137">52.98</text:p>
          </table:table-cell>
          <table:table-cell table:style-name="Table67.A1" office:value-type="string">
            <text:p text:style-name="P137">31.96</text:p>
          </table:table-cell>
          <table:table-cell table:style-name="Table67.A1" office:value-type="string">
            <text:p text:style-name="P137">34.89</text:p>
          </table:table-cell>
          <table:table-cell table:style-name="Table67.A1" office:value-type="string">
            <text:p text:style-name="P137">52.95</text:p>
          </table:table-cell>
        </table:table-row>
        <table:table-row table:style-name="Table67.2">
          <table:table-cell table:style-name="Table67.A1" office:value-type="string">
            <text:p text:style-name="P246">200</text:p>
          </table:table-cell>
          <table:table-cell table:style-name="Table67.B1" office:value-type="string">
            <text:p text:style-name="P246">31.76</text:p>
          </table:table-cell>
          <table:table-cell table:style-name="Table67.B1" office:value-type="string">
            <text:p text:style-name="P246">1.22</text:p>
          </table:table-cell>
          <table:table-cell table:style-name="Table67.B1" office:value-type="string">
            <text:p text:style-name="P246">1.21</text:p>
          </table:table-cell>
          <table:table-cell table:style-name="Table67.A1" office:value-type="string">
            <text:p text:style-name="P246">3.26</text:p>
          </table:table-cell>
          <table:table-cell table:style-name="Table67.A1" office:value-type="string">
            <text:p text:style-name="P137">1.2</text:p>
          </table:table-cell>
          <table:table-cell table:style-name="Table67.A1" office:value-type="string">
            <text:p text:style-name="P137">1.25</text:p>
          </table:table-cell>
        </table:table-row>
        <table:table-row table:style-name="Table67.2">
          <table:table-cell table:style-name="Table67.A1" office:value-type="string">
            <text:p text:style-name="P246">248</text:p>
          </table:table-cell>
          <table:table-cell table:style-name="Table67.B1" office:value-type="string">
            <text:p text:style-name="P137">1.07</text:p>
          </table:table-cell>
          <table:table-cell table:style-name="Table67.B1" office:value-type="string">
            <text:p text:style-name="P137">1.05</text:p>
          </table:table-cell>
          <table:table-cell table:style-name="Table67.B1" office:value-type="string">
            <text:p text:style-name="P137">1.05</text:p>
          </table:table-cell>
          <table:table-cell table:style-name="Table67.A1" office:value-type="string">
            <text:p text:style-name="P137">1.09</text:p>
          </table:table-cell>
          <table:table-cell table:style-name="Table67.A1" office:value-type="string">
            <text:p text:style-name="P137">1.07</text:p>
          </table:table-cell>
          <table:table-cell table:style-name="Table67.A1" office:value-type="string">
            <text:p text:style-name="P137">1.09</text:p>
          </table:table-cell>
        </table:table-row>
      </table:table>
      <text:p text:style-name="P732"/>
      <text:p text:style-name="P731"/>
      <text:h text:style-name="Heading_20_3" text:outline-level="3"><text:bookmark-start text:name="__RefHeading___Toc12467_736391417"/>K=1, C=10<text:bookmark-end text:name="__RefHeading___Toc12467_736391417"/></text:h>
      <text:p text:style-name="P859"/>
      <text:p text:style-name="P732">Note: a full overfit on mini-fragment is not guaranteed, because the sense with the context closest to the location context may be the wrong one.</text:p>
      <text:p text:style-name="P842"/>
      <text:p text:style-name="P860"/>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P33">Epoch</text:p>
          </table:table-cell>
          <table:table-cell table:style-name="Table68.A1" table:number-columns-spanned="3" office:value-type="string">
            <text:p text:style-name="P90">Training PPL</text:p>
          </table:table-cell>
          <table:covered-table-cell/>
          <table:covered-table-cell/>
        </table:table-row>
        <table:table-row table:style-name="Table68.2">
          <table:table-cell table:style-name="Table68.A1" office:value-type="string">
            <text:p text:style-name="P247"/>
          </table:table-cell>
          <table:table-cell table:style-name="Table68.A1" office:value-type="string">
            <text:p text:style-name="P247">Globals</text:p>
          </table:table-cell>
          <table:table-cell table:style-name="Table68.A1" office:value-type="string">
            <text:p text:style-name="P247">Senses</text:p>
          </table:table-cell>
          <table:table-cell table:style-name="Table68.A1" office:value-type="string">
            <text:p text:style-name="P247">Multi-senses</text:p>
          </table:table-cell>
        </table:table-row>
        <table:table-row table:style-name="Table68.2">
          <table:table-cell table:style-name="Table68.A1" office:value-type="string">
            <text:p text:style-name="P301">1</text:p>
          </table:table-cell>
          <table:table-cell table:style-name="Table68.A1" office:value-type="string">
            <text:p text:style-name="P138">24312.49</text:p>
          </table:table-cell>
          <table:table-cell table:style-name="Table68.A1" office:value-type="string">
            <text:p text:style-name="P312">100000216.32 </text:p>
            <text:p text:style-name="P313">'correct_all_s': 0, </text:p>
            <text:p text:style-name="P313">'top_k_all_s': 0, </text:p>
            <text:p text:style-name="P313">'tot_all_s': 60</text:p>
          </table:table-cell>
          <table:table-cell table:style-name="Table68.A1" office:value-type="string">
            <text:p text:style-name="P312">100000025.58</text:p>
            <text:p text:style-name="P313">'correct_multi_s': 0, 'top_k_multi_s': 0, </text:p>
            <text:p text:style-name="P313">'tot_multi_s': 19</text:p>
          </table:table-cell>
        </table:table-row>
        <table:table-row table:style-name="Table68.2">
          <table:table-cell table:style-name="Table68.A1" office:value-type="string">
            <text:p text:style-name="P301">10</text:p>
          </table:table-cell>
          <table:table-cell table:style-name="Table68.A1" office:value-type="string">
            <text:p text:style-name="P247">48.95</text:p>
          </table:table-cell>
          <table:table-cell table:style-name="Table68.A1" office:value-type="string">
            <text:p text:style-name="P247"/>
          </table:table-cell>
          <table:table-cell table:style-name="Table68.A1" office:value-type="string">
            <text:p text:style-name="P247"/>
          </table:table-cell>
        </table:table-row>
        <table:table-row table:style-name="Table68.2">
          <table:table-cell table:style-name="Table68.A1" office:value-type="string">
            <text:p text:style-name="P301">100</text:p>
          </table:table-cell>
          <table:table-cell table:style-name="Table68.A1" office:value-type="string">
            <text:p text:style-name="P173">31.92</text:p>
          </table:table-cell>
          <table:table-cell table:style-name="Table68.A1" office:value-type="string">
            <text:p text:style-name="P173"/>
          </table:table-cell>
          <table:table-cell table:style-name="Table68.A1" office:value-type="string">
            <text:p text:style-name="P173"/>
          </table:table-cell>
        </table:table-row>
        <table:table-row table:style-name="Table68.6">
          <table:table-cell table:style-name="Table68.A6" office:value-type="string">
            <text:p text:style-name="P443">200</text:p>
          </table:table-cell>
          <table:table-cell table:style-name="Table68.A6" office:value-type="string">
            <text:p text:style-name="P173">1.46</text:p>
          </table:table-cell>
          <table:table-cell table:style-name="Table68.A6" office:value-type="string">
            <text:p text:style-name="P174">'correct_all_s': 0, </text:p>
            <text:p text:style-name="P174">'top_k_all_s': 0</text:p>
          </table:table-cell>
          <table:table-cell table:style-name="Table68.A6" office:value-type="string">
            <text:p text:style-name="P173">'correct_multi_s': 0, 'top_k_multi_s': 0</text:p>
          </table:table-cell>
        </table:table-row>
        <table:table-row table:style-name="Table68.6">
          <table:table-cell table:style-name="Table68.A6" office:value-type="string">
            <text:p text:style-name="P443">300</text:p>
          </table:table-cell>
          <table:table-cell table:style-name="Table68.A6" office:value-type="string">
            <text:p text:style-name="P180">1.04</text:p>
          </table:table-cell>
          <table:table-cell table:style-name="Table68.A6" office:value-type="string">
            <text:p text:style-name="P180">0,0</text:p>
          </table:table-cell>
          <table:table-cell table:style-name="Table68.A6" office:value-type="string">
            <text:p text:style-name="P180">0,0</text:p>
          </table:table-cell>
        </table:table-row>
        <table:table-row table:style-name="Table68.8">
          <table:table-cell table:style-name="Table68.A6" office:value-type="string">
            <text:p text:style-name="P449">400</text:p>
          </table:table-cell>
          <table:table-cell table:style-name="Table68.A6" office:value-type="string">
            <text:p text:style-name="P180">1.03</text:p>
          </table:table-cell>
          <table:table-cell table:style-name="Table68.A6" office:value-type="string">
            <text:p text:style-name="P180">0,0</text:p>
          </table:table-cell>
          <table:table-cell table:style-name="Table68.A6" office:value-type="string">
            <text:p text:style-name="P180">0,0</text:p>
          </table:table-cell>
        </table:table-row>
      </table:table>
      <text:p text:style-name="P860"/>
      <text:p text:style-name="P868">Error analysis</text:p>
      <text:p text:style-name="P861">INFO : The top- 10 predicted senses are:<text:line-break/>INFO : </text:p>
      <text:p text:style-name="P862">blank, because all the senses have a probability of &lt; 1%…</text:p>
      <text:p text:style-name="P862">but that is wrong.</text:p>
      <text:p text:style-name="P862">We should be assigning near-100% to the right alternative that we pick.</text:p>
      <text:p text:style-name="P862">Time to check.</text:p>
      <text:p text:style-name="P862"/>
      <text:p text:style-name="P863">It seems that the masked_sctter update does not work as intended.</text:p>
      <text:p text:style-name="P863"/>
      <text:p text:style-name="P863"/>
      <text:p text:style-name="P863"/>
      <text:p text:style-name="P864"><text:soft-page-break/>In SelectK, the masked_scatter assignment works. Let’s examine what happens there:</text:p>
      <text:p text:style-name="P864"/>
      <text:p text:style-name="P916"><text:span text:style-name="T279"><text:s/></text:span><text:span text:style-name="T85">i_senseneighbours_mask[i_senseneighbours_mask] </text:span><text:span text:style-name="T100">gives 36 True values, </text:span></text:p>
      <text:p text:style-name="P917"><text:span text:style-name="T100">a</text:span><text:span text:style-name="T85">fter</text:span></text:p>
      <text:p text:style-name="P916"><text:span text:style-name="T100">i_senseneighbours_mask[s, sense_neighbours_t] = </text:span><text:span text:style-name="T134">True</text:span></text:p>
      <text:p text:style-name="P649"/>
      <text:p text:style-name="P865">softmax_selected_senses = tensor([0.1611, 0.1646, 0.1720, 0.1693, 0.1625, 0.1704],</text:p>
      <text:p text:style-name="P865"><text:s text:c="7"/>grad_fn=&lt;SoftmaxBackward&gt;) (shape=6)</text:p>
      <text:p text:style-name="P865"/>
      <text:p text:style-name="P866">We apply:</text:p>
      <text:p text:style-name="P866"><text:span text:style-name="T85">senses_softmax[s].masked_scatter_(</text:span><text:span text:style-name="T39">mask</text:span><text:span text:style-name="T85">=i_senseneighbours_mask[s].data.clone(), </text:span><text:span text:style-name="T39">source</text:span><text:span text:style-name="T85">=softmax_selected_senses)</text:span></text:p>
      <text:p text:style-name="P866">where </text:p>
      <text:p text:style-name="P866">senses_softmax.shape=torch.Size([6, 40098])</text:p>
      <text:p text:style-name="P866">softmax_selected_senses.shape=<text:span text:style-name="T281">6 </text:span><text:span text:style-name="T282">(could also be different, it covers the senses of K=1 global)</text:span></text:p>
      <text:p text:style-name="P866">i_senseneighbours_mask.shape=torch.Size([6, 40098])</text:p>
      <text:p text:style-name="P866"/>
      <text:p text:style-name="P867">Although the problem was probably the use of <text:span text:style-name="T64">masked_scatter()</text:span> (that does not operate in-place but requires an assignment) instead of <text:s/><text:span text:style-name="T64">masked_scatter_()</text:span></text:p>
      <text:p text:style-name="P869"/>
      <text:p text:style-name="P870"/>
      <table:table table:name="Table69" table:style-name="Table69">
        <table:table-column table:style-name="Table69.A"/>
        <table:table-column table:style-name="Table69.B"/>
        <table:table-column table:style-name="Table69.C"/>
        <table:table-column table:style-name="Table69.D"/>
        <table:table-row table:style-name="Table69.1">
          <table:table-cell table:style-name="Table69.A1" office:value-type="string">
            <text:p text:style-name="P34">Epoch</text:p>
          </table:table-cell>
          <table:table-cell table:style-name="Table69.A1" table:number-columns-spanned="3" office:value-type="string">
            <text:p text:style-name="P91">Training PPL</text:p>
          </table:table-cell>
          <table:covered-table-cell/>
          <table:covered-table-cell/>
        </table:table-row>
        <table:table-row table:style-name="Table69.2">
          <table:table-cell table:style-name="Table69.A1" office:value-type="string">
            <text:p text:style-name="P248"/>
          </table:table-cell>
          <table:table-cell table:style-name="Table69.A1" office:value-type="string">
            <text:p text:style-name="P248">Globals</text:p>
          </table:table-cell>
          <table:table-cell table:style-name="Table69.A1" office:value-type="string">
            <text:p text:style-name="P248">Senses</text:p>
          </table:table-cell>
          <table:table-cell table:style-name="Table69.A1" office:value-type="string">
            <text:p text:style-name="P248">Multi-senses</text:p>
          </table:table-cell>
        </table:table-row>
        <table:table-row table:style-name="Table69.2">
          <table:table-cell table:style-name="Table69.A1" office:value-type="string">
            <text:p text:style-name="P302">1</text:p>
          </table:table-cell>
          <table:table-cell table:style-name="Table69.A1" office:value-type="string">
            <text:p text:style-name="P139">24312.49</text:p>
          </table:table-cell>
          <table:table-cell table:style-name="Table69.A1" office:value-type="string">
            <text:p text:style-name="P314">100000216.32 </text:p>
            <text:p text:style-name="P332">(0,0)</text:p>
          </table:table-cell>
          <table:table-cell table:style-name="Table69.A1" office:value-type="string">
            <text:p text:style-name="P314">100000025.58</text:p>
            <text:p text:style-name="P332">(0,0)</text:p>
          </table:table-cell>
        </table:table-row>
        <table:table-row table:style-name="Table69.2">
          <table:table-cell table:style-name="Table69.A1" office:value-type="string">
            <text:p text:style-name="P302">10</text:p>
          </table:table-cell>
          <table:table-cell table:style-name="Table69.A1" office:value-type="string">
            <text:p text:style-name="P248">48.95</text:p>
          </table:table-cell>
          <table:table-cell table:style-name="Table69.A1" office:value-type="string">
            <text:p text:style-name="P249"><text:s/>'correct_all_s': 6, </text:p>
            <text:p text:style-name="P249">'top_k_all_s': 6, </text:p>
            <text:p text:style-name="P249">'tot_all_s': 60</text:p>
          </table:table-cell>
          <table:table-cell table:style-name="Table69.A1" office:value-type="string">
            <text:p text:style-name="P249">'correct_multi_s': 0, 'top_k_multi_s': 0, </text:p>
            <text:p text:style-name="P249">'tot_multi_s': 19</text:p>
          </table:table-cell>
        </table:table-row>
        <table:table-row table:style-name="Table69.2">
          <table:table-cell table:style-name="Table69.A1" office:value-type="string">
            <text:p text:style-name="P302">100</text:p>
          </table:table-cell>
          <table:table-cell table:style-name="Table69.A1" office:value-type="string">
            <text:p text:style-name="P175">31.92</text:p>
          </table:table-cell>
          <table:table-cell table:style-name="Table69.A1" office:value-type="string">
            <text:p text:style-name="P175">21545097.11</text:p>
            <text:p text:style-name="P176">'correct_all_s': 5, </text:p>
            <text:p text:style-name="P176">'top_k_all_s': 5</text:p>
          </table:table-cell>
          <table:table-cell table:style-name="Table69.A1" office:value-type="string">
            <text:p text:style-name="P175">100000025.58</text:p>
            <text:p text:style-name="P175">'correct_multi_s': 0, 'top_k_multi_s': 0</text:p>
          </table:table-cell>
        </table:table-row>
        <table:table-row table:style-name="Table69.6">
          <table:table-cell table:style-name="Table69.A6" office:value-type="string">
            <text:p text:style-name="P444">200</text:p>
          </table:table-cell>
          <table:table-cell table:style-name="Table69.A6" office:value-type="string">
            <text:p text:style-name="P175">1.46</text:p>
          </table:table-cell>
          <table:table-cell table:style-name="Table69.A6" office:value-type="string">
            <text:p text:style-name="P175">7357.95</text:p>
            <text:p text:style-name="P175">'correct_all_s': 31,</text:p>
          </table:table-cell>
          <table:table-cell table:style-name="Table69.A6" office:value-type="string">
            <text:p text:style-name="P175">297672.87</text:p>
            <text:p text:style-name="P175">'correct_multi_s': 6</text:p>
          </table:table-cell>
        </table:table-row>
        <table:table-row table:style-name="Table69.6">
          <table:table-cell table:style-name="Table69.A6" office:value-type="string">
            <text:p text:style-name="P444">300</text:p>
          </table:table-cell>
          <table:table-cell table:style-name="Table69.A6" office:value-type="string">
            <text:p text:style-name="P183">1.04</text:p>
            <text:p text:style-name="P183">'correct_g': 59</text:p>
          </table:table-cell>
          <table:table-cell table:style-name="Table69.A6" office:value-type="string">
            <text:p text:style-name="P181">10002.01</text:p>
            <text:p text:style-name="P181">'correct_all_s': 30</text:p>
          </table:table-cell>
          <table:table-cell table:style-name="Table69.A6" office:value-type="string">
            <text:p text:style-name="P181">297672.88</text:p>
            <text:p text:style-name="P181">'correct_multi_s': 6</text:p>
          </table:table-cell>
        </table:table-row>
        <table:table-row table:style-name="Table69.8">
          <table:table-cell table:style-name="Table69.A6" office:value-type="string">
            <text:p text:style-name="P450">400</text:p>
          </table:table-cell>
          <table:table-cell table:style-name="Table69.A6" office:value-type="string">
            <text:p text:style-name="P181">1.03</text:p>
          </table:table-cell>
          <table:table-cell table:style-name="Table69.A6" office:value-type="string">
            <text:p text:style-name="P181"/>
          </table:table-cell>
          <table:table-cell table:style-name="Table69.A6" office:value-type="string">
            <text:p text:style-name="P181"/>
          </table:table-cell>
        </table:table-row>
      </table:table>
      <text:p text:style-name="P875">Note: correct_all_s and top_k_all_s coincide, since we are choosing 1 sense and giving it p=~1 in the artificial softmax.</text:p>
      <text:p text:style-name="P870"/>
      <text:h text:style-name="P1110" text:outline-level="3"><text:bookmark-start text:name="__RefHeading___Toc13306_3109900767"/><text:span text:style-name="T64">K=1</text:span><text:span text:style-name="T66">0</text:span><text:span text:style-name="T64">, C=10</text:span><text:bookmark-end text:name="__RefHeading___Toc13306_3109900767"/></text:h>
      <text:p text:style-name="P871"/>
      <table:table table:name="Table72" table:style-name="Table72">
        <table:table-column table:style-name="Table72.A"/>
        <table:table-column table:style-name="Table72.B"/>
        <table:table-column table:style-name="Table72.C"/>
        <table:table-column table:style-name="Table72.D"/>
        <table:table-row table:style-name="Table72.1">
          <table:table-cell table:style-name="Table72.A1" office:value-type="string">
            <text:p text:style-name="P36">Epoch</text:p>
          </table:table-cell>
          <table:table-cell table:style-name="Table72.A1" table:number-columns-spanned="3" office:value-type="string">
            <text:p text:style-name="P93">Training PPL</text:p>
          </table:table-cell>
          <table:covered-table-cell/>
          <table:covered-table-cell/>
        </table:table-row>
        <table:table-row table:style-name="Table72.2">
          <table:table-cell table:style-name="Table72.A1" office:value-type="string">
            <text:p text:style-name="P251"/>
          </table:table-cell>
          <table:table-cell table:style-name="Table72.A1" office:value-type="string">
            <text:p text:style-name="P251">Globals</text:p>
          </table:table-cell>
          <table:table-cell table:style-name="Table72.A1" office:value-type="string">
            <text:p text:style-name="P251">Senses</text:p>
          </table:table-cell>
          <table:table-cell table:style-name="Table72.A1" office:value-type="string">
            <text:p text:style-name="P251">Multi-senses</text:p>
          </table:table-cell>
        </table:table-row>
        <table:table-row table:style-name="Table72.2">
          <table:table-cell table:style-name="Table72.A1" office:value-type="string">
            <text:p text:style-name="P303">1</text:p>
          </table:table-cell>
          <table:table-cell table:style-name="Table72.A1" office:value-type="string">
            <text:p text:style-name="P141">24312.49</text:p>
          </table:table-cell>
          <table:table-cell table:style-name="Table72.A1" office:value-type="string">
            <text:p text:style-name="P334">(0,0)</text:p>
          </table:table-cell>
          <table:table-cell table:style-name="Table72.A1" office:value-type="string">
            <text:p text:style-name="P334">(0,0)</text:p>
          </table:table-cell>
        </table:table-row>
        <table:table-row table:style-name="Table72.2">
          <table:table-cell table:style-name="Table72.A1" office:value-type="string">
            <text:p text:style-name="P303">10</text:p>
          </table:table-cell>
          <table:table-cell table:style-name="Table72.A1" office:value-type="string">
            <text:p text:style-name="P251">48.95</text:p>
          </table:table-cell>
          <table:table-cell table:style-name="Table72.A1" office:value-type="string">
            <text:p text:style-name="P252"><text:s/>'correct_all_s': 2, </text:p>
            <text:p text:style-name="P252">'tot_all_s': 60</text:p>
          </table:table-cell>
          <table:table-cell table:style-name="Table72.A1" office:value-type="string">
            <text:p text:style-name="P252">'correct_multi_s': 0,</text:p>
            <text:p text:style-name="P252">'tot_multi_s': 19</text:p>
          </table:table-cell>
        </table:table-row>
        <table:table-row table:style-name="Table72.2">
          <table:table-cell table:style-name="Table72.A1" office:value-type="string">
            <text:p text:style-name="P303">100</text:p>
          </table:table-cell>
          <table:table-cell table:style-name="Table72.A1" office:value-type="string">
            <text:p text:style-name="P177">31.92</text:p>
          </table:table-cell>
          <table:table-cell table:style-name="Table72.A1" office:value-type="string">
            <text:p text:style-name="P184">(2,2)</text:p>
          </table:table-cell>
          <table:table-cell table:style-name="Table72.A1" office:value-type="string">
            <text:p text:style-name="P184">(0,0)</text:p>
          </table:table-cell>
        </table:table-row>
        <table:table-row table:style-name="Table72.6">
          <table:table-cell table:style-name="Table72.A6" office:value-type="string">
            <text:p text:style-name="P445">200</text:p>
          </table:table-cell>
          <table:table-cell table:style-name="Table72.A6" office:value-type="string">
            <text:p text:style-name="P177">1.41</text:p>
          </table:table-cell>
          <table:table-cell table:style-name="Table72.A6" office:value-type="string">
            <text:p text:style-name="P177">'correct_all_s': 4</text:p>
          </table:table-cell>
          <table:table-cell table:style-name="Table72.A6" office:value-type="string">
            <text:p text:style-name="P177">'correct_multi_s': 3</text:p>
          </table:table-cell>
        </table:table-row>
        <table:table-row table:style-name="Table72.6">
          <table:table-cell table:style-name="Table72.A6" office:value-type="string">
            <text:p text:style-name="P445">300</text:p>
          </table:table-cell>
          <table:table-cell table:style-name="Table72.A6" office:value-type="string">
            <text:p text:style-name="P184">1.04</text:p>
          </table:table-cell>
          <table:table-cell table:style-name="Table72.A6" office:value-type="string">
            <text:p text:style-name="P178">'correct_all_s': <text:span text:style-name="T284">3</text:span></text:p>
          </table:table-cell>
          <table:table-cell table:style-name="Table72.A6" office:value-type="string">
            <text:p text:style-name="P182">'correct_multi_s': 2</text:p>
          </table:table-cell>
        </table:table-row>
      </table:table>
      <text:p text:style-name="P873"><text:soft-page-break/></text:p>
      <text:p text:style-name="P874">Error analysis</text:p>
      <text:p text:style-name="P876"/>
      <table:table table:name="Table74" table:style-name="Table74">
        <table:table-column table:style-name="Table74.A"/>
        <table:table-column table:style-name="Table74.B"/>
        <table:table-row>
          <table:table-cell table:style-name="Table74.A1" office:value-type="string">
            <text:p text:style-name="Table_20_Contents">Label: the next global is: &lt;unk&gt;(from 24099)</text:p>
            <text:p text:style-name="Table_20_Contents">-</text:p>
            <text:p text:style-name="Table_20_Contents">INFO : The top- 10 predicted globals are:<text:line-break/>INFO : Word: &lt;unk&gt; ; p=99.67%<text:line-break/>INFO : Word: and ; p=0.04%<text:line-break/>INFO : Word: said ; p=0.04%</text:p>
            <text:p text:style-name="Table_20_Contents"/>
          </table:table-cell>
          <table:table-cell table:style-name="Table74.A1" office:value-type="string">
            <text:p text:style-name="Table_20_Contents">INFO : Label: the next sense is: group.n.01(from 13859)</text:p>
            <text:p text:style-name="Table_20_Contents">-</text:p>
            <text:p text:style-name="Table_20_Contents">INFO : The top- 10 predicted senses are:<text:line-break/>INFO : Sense: aforesaid.s.01 ; p = 99.96%</text:p>
          </table:table-cell>
        </table:table-row>
        <table:table-row>
          <table:table-cell table:style-name="Table74.A1" office:value-type="string">
            <text:p text:style-name="Table_20_Contents">Label: the next global is: said(from 1)</text:p>
            <text:p text:style-name="Table_20_Contents">-</text:p>
            <text:p text:style-name="Table_20_Contents">INFO : The top- 10 predicted globals are:<text:line-break/>INFO : Word: said ; p=99.45%<text:line-break/>INFO : Word: , ; p=0.08%<text:line-break/>INFO : Word: &lt;unk&gt; ; p=0.06%</text:p>
            <text:p text:style-name="Table_20_Contents"/>
          </table:table-cell>
          <table:table-cell table:style-name="Table74.A1" office:value-type="string">
            <text:p text:style-name="Table_20_Contents">INFO : Label: the next sense is: state.v.01(from 28720)</text:p>
            <text:p text:style-name="Table_20_Contents">-</text:p>
            <text:p text:style-name="Table_20_Contents">INFO : The top- 10 predicted senses are:<text:line-break/>INFO : Sense: aforesaid.s.01 ; p = 99.96%</text:p>
          </table:table-cell>
        </table:table-row>
        <table:table-row>
          <table:table-cell table:style-name="Table74.A1" office:value-type="string">
            <text:p text:style-name="Table_20_Contents">Label: the next global is: friday(from 3)</text:p>
            <text:p text:style-name="Table_20_Contents">-</text:p>
            <text:p text:style-name="Table_20_Contents">INFO : The top- 10 predicted globals are:<text:line-break/>INFO : Word: friday ; p=98.98%<text:line-break/>INFO : Word: charge ; p=0.16%<text:line-break/>INFO : Word: atlanta ; p=0.06%</text:p>
          </table:table-cell>
          <table:table-cell table:style-name="Table74.A1" office:value-type="string">
            <text:p text:style-name="Table_20_Contents">INFO : Label: the next sense is: friday.n.01(from 12771)</text:p>
            <text:p text:style-name="Table_20_Contents">INFO : The top- 10 predicted senses are:<text:line-break/>INFO : Sense: charge.v.17 ; p = 99.96%</text:p>
          </table:table-cell>
        </table:table-row>
        <table:table-row>
          <table:table-cell table:style-name="Table74.A1" office:value-type="string">
            <text:p text:style-name="Table_20_Contents">Label: the next global is: an(from 4)<text:line-break/>-</text:p>
            <text:p text:style-name="Table_20_Contents">INFO : Word: an ; p=98.56%<text:line-break/>INFO : Word: deserves ; p=0.23%<text:line-break/>INFO : Word: and ; p=0.18%<text:line-break/>INFO : Word: no ; p=0.08%<text:line-break/>INFO : Word: investigation ; p=0.07%<text:line-break/>INFO : Word: irregularities ; p=0.07%<text:line-break/>INFO : Word: which ; p=0.06%<text:line-break/>INFO : Word: thanks ; p=0.06%<text:line-break/>INFO : Word: had ; p=0.05%<text:line-break/>INFO : Word: that ; p=0.05%</text:p>
          </table:table-cell>
          <table:table-cell table:style-name="Table74.A1" office:value-type="string">
            <text:p text:style-name="P1087">INFO : Label: the next sense is: an.dummySense.01(from 38946)</text:p>
            <text:p text:style-name="P1087">INFO : The top- 10 predicted senses are:<text:line-break/>INFO : Sense: take.v.35 ; p = 99.96%</text:p>
          </table:table-cell>
        </table:table-row>
      </table:table>
      <text:p text:style-name="P877"/>
      <text:p text:style-name="P877"/>
      <text:h text:style-name="P1111" text:outline-level="3"><text:bookmark-start text:name="__RefHeading___Toc13308_3109900767"/><text:span text:style-name="T64">K=1</text:span><text:span text:style-name="T67">0</text:span><text:span text:style-name="T66">0</text:span><text:span text:style-name="T64">, C=10</text:span><text:bookmark-end text:name="__RefHeading___Toc13308_3109900767"/></text:h>
      <text:p text:style-name="P872"/>
      <table:table table:name="Table73" table:style-name="Table73">
        <table:table-column table:style-name="Table73.A"/>
        <table:table-column table:style-name="Table73.B"/>
        <table:table-column table:style-name="Table73.C"/>
        <table:table-column table:style-name="Table73.D"/>
        <table:table-row table:style-name="Table73.1">
          <table:table-cell table:style-name="Table73.A1" office:value-type="string">
            <text:p text:style-name="P36">Epoch</text:p>
          </table:table-cell>
          <table:table-cell table:style-name="Table73.A1" table:number-columns-spanned="3" office:value-type="string">
            <text:p text:style-name="P93">Training PPL</text:p>
          </table:table-cell>
          <table:covered-table-cell/>
          <table:covered-table-cell/>
        </table:table-row>
        <table:table-row table:style-name="Table73.2">
          <table:table-cell table:style-name="Table73.A1" office:value-type="string">
            <text:p text:style-name="P251"/>
          </table:table-cell>
          <table:table-cell table:style-name="Table73.A1" office:value-type="string">
            <text:p text:style-name="P251">Globals</text:p>
          </table:table-cell>
          <table:table-cell table:style-name="Table73.A1" office:value-type="string">
            <text:p text:style-name="P251">Senses</text:p>
          </table:table-cell>
          <table:table-cell table:style-name="Table73.A1" office:value-type="string">
            <text:p text:style-name="P251">Multi-senses</text:p>
          </table:table-cell>
        </table:table-row>
        <table:table-row table:style-name="Table73.2">
          <table:table-cell table:style-name="Table73.A1" office:value-type="string">
            <text:p text:style-name="P303">1</text:p>
          </table:table-cell>
          <table:table-cell table:style-name="Table73.A1" office:value-type="string">
            <text:p text:style-name="P141">24312.49</text:p>
          </table:table-cell>
          <table:table-cell table:style-name="Table73.A1" office:value-type="string">
            <text:p text:style-name="P335">0</text:p>
          </table:table-cell>
          <table:table-cell table:style-name="Table73.A1" office:value-type="string">
            <text:p text:style-name="P335">0</text:p>
          </table:table-cell>
        </table:table-row>
        <table:table-row table:style-name="Table73.2">
          <table:table-cell table:style-name="Table73.A1" office:value-type="string">
            <text:p text:style-name="P303">10</text:p>
          </table:table-cell>
          <table:table-cell table:style-name="Table73.A1" office:value-type="string">
            <text:p text:style-name="P251">48.95</text:p>
          </table:table-cell>
          <table:table-cell table:style-name="Table73.A1" office:value-type="string">
            <text:p text:style-name="P335">2 / <text:s/>60</text:p>
          </table:table-cell>
          <table:table-cell table:style-name="Table73.A1" office:value-type="string">
            <text:p text:style-name="P335">0 / 19</text:p>
          </table:table-cell>
        </table:table-row>
        <table:table-row table:style-name="Table73.2">
          <table:table-cell table:style-name="Table73.A1" office:value-type="string">
            <text:p text:style-name="P303">100</text:p>
          </table:table-cell>
          <table:table-cell table:style-name="Table73.A1" office:value-type="string">
            <text:p text:style-name="P177">31.92</text:p>
          </table:table-cell>
          <table:table-cell table:style-name="Table73.A1" office:value-type="string">
            <text:p text:style-name="P185">2</text:p>
          </table:table-cell>
          <table:table-cell table:style-name="Table73.A1" office:value-type="string">
            <text:p text:style-name="P185">0</text:p>
          </table:table-cell>
        </table:table-row>
        <table:table-row table:style-name="Table73.6">
          <table:table-cell table:style-name="Table73.A6" office:value-type="string">
            <text:p text:style-name="P445">200</text:p>
          </table:table-cell>
          <table:table-cell table:style-name="Table73.A6" office:value-type="string">
            <text:p text:style-name="P185">1.41</text:p>
          </table:table-cell>
          <table:table-cell table:style-name="Table73.A6" office:value-type="string">
            <text:p text:style-name="P185">4</text:p>
          </table:table-cell>
          <table:table-cell table:style-name="Table73.A6" office:value-type="string">
            <text:p text:style-name="P185">3</text:p>
          </table:table-cell>
        </table:table-row>
        <table:table-row table:style-name="Table73.6">
          <table:table-cell table:style-name="Table73.A6" office:value-type="string">
            <text:p text:style-name="P445">300</text:p>
          </table:table-cell>
          <table:table-cell table:style-name="Table73.A6" office:value-type="string">
            <text:p text:style-name="P185">1.04</text:p>
          </table:table-cell>
          <table:table-cell table:style-name="Table73.A6" office:value-type="string">
            <text:p text:style-name="P185">3</text:p>
          </table:table-cell>
          <table:table-cell table:style-name="Table73.A6" office:value-type="string">
            <text:p text:style-name="P185">2</text:p>
          </table:table-cell>
        </table:table-row>
      </table:table>
      <text:p text:style-name="P873"/>
      <text:p text:style-name="P872"><text:soft-page-break/></text:p>
      <text:h text:style-name="P1112" text:outline-level="3"><text:bookmark-start text:name="__RefHeading___Toc13310_3109900767"/><text:span text:style-name="T280">K=1, C=</text:span><text:span text:style-name="T262">20</text:span><text:bookmark-end text:name="__RefHeading___Toc13310_3109900767"/></text:h>
      <text:p text:style-name="P918"/>
      <table:table table:name="Table75" table:style-name="Table75">
        <table:table-column table:style-name="Table75.A"/>
        <table:table-column table:style-name="Table75.B"/>
        <table:table-column table:style-name="Table75.C"/>
        <table:table-column table:style-name="Table75.D"/>
        <table:table-row table:style-name="Table75.1">
          <table:table-cell table:style-name="Table75.A1" office:value-type="string">
            <text:p text:style-name="P37">Epoch</text:p>
          </table:table-cell>
          <table:table-cell table:style-name="Table75.A1" table:number-columns-spanned="3" office:value-type="string">
            <text:p text:style-name="P94">Training PPL</text:p>
          </table:table-cell>
          <table:covered-table-cell/>
          <table:covered-table-cell/>
        </table:table-row>
        <table:table-row table:style-name="Table75.2">
          <table:table-cell table:style-name="Table75.A1" office:value-type="string">
            <text:p text:style-name="P253"/>
          </table:table-cell>
          <table:table-cell table:style-name="Table75.A1" office:value-type="string">
            <text:p text:style-name="P253">Globals</text:p>
          </table:table-cell>
          <table:table-cell table:style-name="Table75.A1" office:value-type="string">
            <text:p text:style-name="P253">Senses</text:p>
          </table:table-cell>
          <table:table-cell table:style-name="Table75.A1" office:value-type="string">
            <text:p text:style-name="P253">Multi-senses</text:p>
          </table:table-cell>
        </table:table-row>
        <table:table-row table:style-name="Table75.2">
          <table:table-cell table:style-name="Table75.A1" office:value-type="string">
            <text:p text:style-name="P304">1</text:p>
          </table:table-cell>
          <table:table-cell table:style-name="Table75.A1" office:value-type="string">
            <text:p text:style-name="P142">24302.37</text:p>
          </table:table-cell>
          <table:table-cell table:style-name="Table75.A1" office:value-type="string">
            <text:p text:style-name="P336">0</text:p>
          </table:table-cell>
          <table:table-cell table:style-name="Table75.A1" office:value-type="string">
            <text:p text:style-name="P336">0</text:p>
          </table:table-cell>
        </table:table-row>
        <table:table-row table:style-name="Table75.2">
          <table:table-cell table:style-name="Table75.A1" office:value-type="string">
            <text:p text:style-name="P304">10</text:p>
          </table:table-cell>
          <table:table-cell table:style-name="Table75.A1" office:value-type="string">
            <text:p text:style-name="P253">49.46</text:p>
          </table:table-cell>
          <table:table-cell table:style-name="Table75.A1" office:value-type="string">
            <text:p text:style-name="P336">7</text:p>
          </table:table-cell>
          <table:table-cell table:style-name="Table75.A1" office:value-type="string">
            <text:p text:style-name="P336">0</text:p>
          </table:table-cell>
        </table:table-row>
        <table:table-row table:style-name="Table75.2">
          <table:table-cell table:style-name="Table75.A1" office:value-type="string">
            <text:p text:style-name="P304">100</text:p>
          </table:table-cell>
          <table:table-cell table:style-name="Table75.A1" office:value-type="string">
            <text:p text:style-name="P179">31.9 </text:p>
          </table:table-cell>
          <table:table-cell table:style-name="Table75.A1" office:value-type="string">
            <text:p text:style-name="P186">7</text:p>
          </table:table-cell>
          <table:table-cell table:style-name="Table75.A1" office:value-type="string">
            <text:p text:style-name="P186">0</text:p>
          </table:table-cell>
        </table:table-row>
        <table:table-row table:style-name="Table75.6">
          <table:table-cell table:style-name="Table75.A6" office:value-type="string">
            <text:p text:style-name="P446">200</text:p>
          </table:table-cell>
          <table:table-cell table:style-name="Table75.A6" office:value-type="string">
            <text:p text:style-name="P179">31.49 </text:p>
          </table:table-cell>
          <table:table-cell table:style-name="Table75.A6" office:value-type="string">
            <text:p text:style-name="P186">7</text:p>
          </table:table-cell>
          <table:table-cell table:style-name="Table75.A6" office:value-type="string">
            <text:p text:style-name="P186">0</text:p>
          </table:table-cell>
        </table:table-row>
        <table:table-row table:style-name="Table75.6">
          <table:table-cell table:style-name="Table75.A6" office:value-type="string">
            <text:p text:style-name="P446">300</text:p>
          </table:table-cell>
          <table:table-cell table:style-name="Table75.A6" office:value-type="string">
            <text:p text:style-name="P187">1.04</text:p>
          </table:table-cell>
          <table:table-cell table:style-name="Table75.A6" office:value-type="string">
            <text:p text:style-name="P187">37/60</text:p>
          </table:table-cell>
          <table:table-cell table:style-name="Table75.A6" office:value-type="string">
            <text:p text:style-name="P187">7/19</text:p>
          </table:table-cell>
        </table:table-row>
      </table:table>
      <text:h text:style-name="P1114" text:outline-level="3"/>
      <text:h text:style-name="P1113" text:outline-level="3"><text:bookmark-start text:name="__RefHeading___Toc13312_3109900767"/><text:span text:style-name="T263">K=1</text:span><text:span text:style-name="T262">0</text:span><text:span text:style-name="T263">, C=</text:span><text:span text:style-name="T262">20</text:span><text:bookmark-end text:name="__RefHeading___Toc13312_3109900767"/></text:h>
      <text:p text:style-name="P918"/>
      <table:table table:name="Table76" table:style-name="Table76">
        <table:table-column table:style-name="Table76.A"/>
        <table:table-column table:style-name="Table76.B"/>
        <table:table-column table:style-name="Table76.C"/>
        <table:table-column table:style-name="Table76.D"/>
        <table:table-row table:style-name="Table76.1">
          <table:table-cell table:style-name="Table76.A1" office:value-type="string">
            <text:p text:style-name="P37">Epoch</text:p>
          </table:table-cell>
          <table:table-cell table:style-name="Table76.A1" table:number-columns-spanned="3" office:value-type="string">
            <text:p text:style-name="P94">Training PPL</text:p>
          </table:table-cell>
          <table:covered-table-cell/>
          <table:covered-table-cell/>
        </table:table-row>
        <table:table-row table:style-name="Table76.2">
          <table:table-cell table:style-name="Table76.A1" office:value-type="string">
            <text:p text:style-name="P253"/>
          </table:table-cell>
          <table:table-cell table:style-name="Table76.A1" office:value-type="string">
            <text:p text:style-name="P253">Globals</text:p>
          </table:table-cell>
          <table:table-cell table:style-name="Table76.A1" office:value-type="string">
            <text:p text:style-name="P253">Senses</text:p>
          </table:table-cell>
          <table:table-cell table:style-name="Table76.A1" office:value-type="string">
            <text:p text:style-name="P253">Multi-senses</text:p>
          </table:table-cell>
        </table:table-row>
        <table:table-row table:style-name="Table76.2">
          <table:table-cell table:style-name="Table76.A1" office:value-type="string">
            <text:p text:style-name="P304">1</text:p>
          </table:table-cell>
          <table:table-cell table:style-name="Table76.A1" office:value-type="string">
            <text:p text:style-name="P142">24312.49</text:p>
          </table:table-cell>
          <table:table-cell table:style-name="Table76.A1" office:value-type="string">
            <text:p text:style-name="P337">0</text:p>
          </table:table-cell>
          <table:table-cell table:style-name="Table76.A1" office:value-type="string">
            <text:p text:style-name="P337">0</text:p>
          </table:table-cell>
        </table:table-row>
        <table:table-row table:style-name="Table76.2">
          <table:table-cell table:style-name="Table76.A1" office:value-type="string">
            <text:p text:style-name="P304">10</text:p>
          </table:table-cell>
          <table:table-cell table:style-name="Table76.A1" office:value-type="string">
            <text:p text:style-name="P253">48.95</text:p>
          </table:table-cell>
          <table:table-cell table:style-name="Table76.A1" office:value-type="string">
            <text:p text:style-name="P337">1</text:p>
          </table:table-cell>
          <table:table-cell table:style-name="Table76.A1" office:value-type="string">
            <text:p text:style-name="P337">0</text:p>
          </table:table-cell>
        </table:table-row>
        <table:table-row table:style-name="Table76.2">
          <table:table-cell table:style-name="Table76.A1" office:value-type="string">
            <text:p text:style-name="P304">100</text:p>
          </table:table-cell>
          <table:table-cell table:style-name="Table76.A1" office:value-type="string">
            <text:p text:style-name="P188">31.92</text:p>
          </table:table-cell>
          <table:table-cell table:style-name="Table76.A1" office:value-type="string">
            <text:p text:style-name="P188">3</text:p>
          </table:table-cell>
          <table:table-cell table:style-name="Table76.A1" office:value-type="string">
            <text:p text:style-name="P188">2</text:p>
          </table:table-cell>
        </table:table-row>
        <table:table-row table:style-name="Table76.6">
          <table:table-cell table:style-name="Table76.A6" office:value-type="string">
            <text:p text:style-name="P446">200</text:p>
          </table:table-cell>
          <table:table-cell table:style-name="Table76.A6" office:value-type="string">
            <text:p text:style-name="P191">1.41</text:p>
          </table:table-cell>
          <table:table-cell table:style-name="Table76.A6" office:value-type="string">
            <text:p text:style-name="P191">4</text:p>
          </table:table-cell>
          <table:table-cell table:style-name="Table76.A6" office:value-type="string">
            <text:p text:style-name="P191">3</text:p>
          </table:table-cell>
        </table:table-row>
        <table:table-row table:style-name="Table76.7">
          <table:table-cell table:style-name="Table76.A6" office:value-type="string">
            <text:p text:style-name="P446">300</text:p>
          </table:table-cell>
          <table:table-cell table:style-name="Table76.A6" office:value-type="string">
            <text:p text:style-name="P191">1.04</text:p>
          </table:table-cell>
          <table:table-cell table:style-name="Table76.A6" office:value-type="string">
            <text:p text:style-name="P191">3</text:p>
          </table:table-cell>
          <table:table-cell table:style-name="Table76.A6" office:value-type="string">
            <text:p text:style-name="P191">2</text:p>
          </table:table-cell>
        </table:table-row>
      </table:table>
      <text:h text:style-name="P1114" text:outline-level="3"/>
      <text:h text:style-name="P1113" text:outline-level="3"><text:bookmark-start text:name="__RefHeading___Toc13314_3109900767"/><text:span text:style-name="T263">K=1</text:span><text:span text:style-name="T262">00</text:span><text:span text:style-name="T263">, C=</text:span><text:span text:style-name="T262">20</text:span><text:bookmark-end text:name="__RefHeading___Toc13314_3109900767"/></text:h>
      <text:p text:style-name="P918"/>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office:value-type="string">
            <text:p text:style-name="P37">Epoch</text:p>
          </table:table-cell>
          <table:table-cell table:style-name="Table77.A1" table:number-columns-spanned="3" office:value-type="string">
            <text:p text:style-name="P94">Training PPL</text:p>
          </table:table-cell>
          <table:covered-table-cell/>
          <table:covered-table-cell/>
        </table:table-row>
        <table:table-row table:style-name="Table77.2">
          <table:table-cell table:style-name="Table77.A1" office:value-type="string">
            <text:p text:style-name="P253"/>
          </table:table-cell>
          <table:table-cell table:style-name="Table77.A1" office:value-type="string">
            <text:p text:style-name="P253">Globals</text:p>
          </table:table-cell>
          <table:table-cell table:style-name="Table77.A1" office:value-type="string">
            <text:p text:style-name="P253">Senses</text:p>
          </table:table-cell>
          <table:table-cell table:style-name="Table77.A1" office:value-type="string">
            <text:p text:style-name="P253">Multi-senses</text:p>
          </table:table-cell>
        </table:table-row>
        <table:table-row table:style-name="Table77.2">
          <table:table-cell table:style-name="Table77.A1" office:value-type="string">
            <text:p text:style-name="P304">1</text:p>
          </table:table-cell>
          <table:table-cell table:style-name="Table77.A1" office:value-type="string">
            <text:p text:style-name="P142">24312.49</text:p>
          </table:table-cell>
          <table:table-cell table:style-name="Table77.A1" office:value-type="string">
            <text:p text:style-name="P338">0</text:p>
          </table:table-cell>
          <table:table-cell table:style-name="Table77.A1" office:value-type="string">
            <text:p text:style-name="P338">0</text:p>
          </table:table-cell>
        </table:table-row>
        <table:table-row table:style-name="Table77.2">
          <table:table-cell table:style-name="Table77.A1" office:value-type="string">
            <text:p text:style-name="P304">10</text:p>
          </table:table-cell>
          <table:table-cell table:style-name="Table77.A1" office:value-type="string">
            <text:p text:style-name="P339">48.95</text:p>
          </table:table-cell>
          <table:table-cell table:style-name="Table77.A1" office:value-type="string">
            <text:p text:style-name="P339">1</text:p>
          </table:table-cell>
          <table:table-cell table:style-name="Table77.A1" office:value-type="string">
            <text:p text:style-name="P339">0</text:p>
          </table:table-cell>
        </table:table-row>
        <table:table-row table:style-name="Table77.2">
          <table:table-cell table:style-name="Table77.A1" office:value-type="string">
            <text:p text:style-name="P304">100</text:p>
          </table:table-cell>
          <table:table-cell table:style-name="Table77.A1" office:value-type="string">
            <text:p text:style-name="P517">31.92</text:p>
          </table:table-cell>
          <table:table-cell table:style-name="Table77.A1" office:value-type="string">
            <text:p text:style-name="P192">3</text:p>
          </table:table-cell>
          <table:table-cell table:style-name="Table77.A1" office:value-type="string">
            <text:p text:style-name="P192">2</text:p>
          </table:table-cell>
        </table:table-row>
        <table:table-row table:style-name="Table77.6">
          <table:table-cell table:style-name="Table77.A6" office:value-type="string">
            <text:p text:style-name="P446">200</text:p>
          </table:table-cell>
          <table:table-cell table:style-name="Table77.A6" office:value-type="string">
            <text:p text:style-name="P517">1.41</text:p>
          </table:table-cell>
          <table:table-cell table:style-name="Table77.A6" office:value-type="string">
            <text:p text:style-name="P192">4</text:p>
          </table:table-cell>
          <table:table-cell table:style-name="Table77.A6" office:value-type="string">
            <text:p text:style-name="P192">3</text:p>
          </table:table-cell>
        </table:table-row>
        <table:table-row table:style-name="Table77.7">
          <table:table-cell table:style-name="Table77.A6" office:value-type="string">
            <text:p text:style-name="P446">300</text:p>
          </table:table-cell>
          <table:table-cell table:style-name="Table77.A6" office:value-type="string">
            <text:p text:style-name="P192">1.04</text:p>
          </table:table-cell>
          <table:table-cell table:style-name="Table77.A6" office:value-type="string">
            <text:p text:style-name="P192">3</text:p>
          </table:table-cell>
          <table:table-cell table:style-name="Table77.A6" office:value-type="string">
            <text:p text:style-name="P192">2</text:p>
          </table:table-cell>
        </table:table-row>
      </table:table>
      <text:p text:style-name="P918"/>
      <text:p text:style-name="P918"/>
      <text:h text:style-name="Heading_20_3" text:outline-level="3"><text:bookmark-start text:name="__RefHeading___Toc13318_3109900767"/>Observations<text:bookmark-end text:name="__RefHeading___Toc13318_3109900767"/></text:h>
      <text:p text:style-name="P922"/>
      <text:p text:style-name="P610">As we increase K, <text:span text:style-name="T285">we find th</text:span><text:span text:style-name="T286">at the prediction based on comparing the location context with the average sense context becomes more unreliable, as wrong senses may be included and end up being closer than the correct one.</text:span></text:p>
      <text:p text:style-name="P610"/>
      <text:p text:style-name="P611">Possibly, when having the means to learn the comparison – for instance by building the context with a GRU instead of just picking the average of the last C tokens – increasing K will bring more accuracy instead of less.</text:p>
      <text:p text:style-name="P611">For the current, simple version, we try out:</text:p>
      <text:p text:style-name="P611">K=1, K=5, K=10. C=10, C=20.</text:p>
      <text:h text:style-name="Heading_20_2" text:outline-level="2"><text:bookmark-start text:name="__RefHeading___Toc13320_3109900767"/><text:soft-page-break/>Experiments – <text:span text:style-name="T305">Mistake series, with location_context.requires_grad=True in AVG setting</text:span><text:bookmark-end text:name="__RefHeading___Toc13320_3109900767"/></text:h>
      <text:p text:style-name="P612"/>
      <text:h text:style-name="Heading_20_3" text:outline-level="3"><text:bookmark-start text:name="__RefHeading___Toc13322_3109900767"/><text:span text:style-name="T291">SC + Avg, </text:span>K=1, C=10<text:bookmark-end text:name="__RefHeading___Toc13322_3109900767"/></text:h>
      <table:table table:name="Table80" table:style-name="Table80">
        <table:table-column table:style-name="Table80.A"/>
        <table:table-column table:style-name="Table80.B"/>
        <table:table-column table:style-name="Table80.C"/>
        <table:table-column table:style-name="Table80.D"/>
        <table:table-column table:style-name="Table80.E"/>
        <table:table-column table:style-name="Table80.F"/>
        <table:table-column table:style-name="Table80.G"/>
        <table:table-row table:style-name="Table80.1">
          <table:table-cell table:style-name="Table80.A1" office:value-type="string">
            <text:p text:style-name="P40">Epoch</text:p>
          </table:table-cell>
          <table:table-cell table:style-name="Table80.A1" table:number-columns-spanned="3" office:value-type="string">
            <text:p text:style-name="P95">Training PPL</text:p>
          </table:table-cell>
          <table:covered-table-cell/>
          <table:covered-table-cell/>
          <table:table-cell table:style-name="Table80.A1" table:number-columns-spanned="3" office:value-type="string">
            <text:p text:style-name="P95">Validation PPL</text:p>
          </table:table-cell>
          <table:covered-table-cell/>
          <table:covered-table-cell/>
        </table:table-row>
        <table:table-row table:style-name="Table80.2">
          <table:table-cell table:style-name="Table80.A1" office:value-type="string">
            <text:p text:style-name="P256"/>
          </table:table-cell>
          <table:table-cell table:style-name="Table80.A1" office:value-type="string">
            <text:p text:style-name="P256">Globals</text:p>
          </table:table-cell>
          <table:table-cell table:style-name="Table80.A1" office:value-type="string">
            <text:p text:style-name="P256">Senses</text:p>
          </table:table-cell>
          <table:table-cell table:style-name="Table80.A1" office:value-type="string">
            <text:p text:style-name="P256">Multi-senses</text:p>
          </table:table-cell>
          <table:table-cell table:style-name="Table80.A1" office:value-type="string">
            <text:p text:style-name="P256">Globals</text:p>
          </table:table-cell>
          <table:table-cell table:style-name="Table80.A1" office:value-type="string">
            <text:p text:style-name="P256">Senses</text:p>
          </table:table-cell>
          <table:table-cell table:style-name="Table80.A1" office:value-type="string">
            <text:p text:style-name="P256">Multi-senses</text:p>
          </table:table-cell>
        </table:table-row>
        <table:table-row table:style-name="Table80.2">
          <table:table-cell table:style-name="Table80.A1" office:value-type="string">
            <text:p text:style-name="P256">1</text:p>
          </table:table-cell>
          <table:table-cell table:style-name="Table80.A1" office:value-type="string">
            <text:p text:style-name="P145">1032.67</text:p>
          </table:table-cell>
          <table:table-cell table:style-name="Table80.A1" office:value-type="string">
            <text:p text:style-name="P256">27416764.19</text:p>
          </table:table-cell>
          <table:table-cell table:style-name="Table80.A1" office:value-type="string">
            <text:p text:style-name="P256">100000218.93</text:p>
          </table:table-cell>
          <table:table-cell table:style-name="Table80.A1" office:value-type="string">
            <text:p text:style-name="P256">836.46</text:p>
          </table:table-cell>
          <table:table-cell table:style-name="Table80.A1" office:value-type="string">
            <text:p text:style-name="P257">25171256.19</text:p>
            <text:p text:style-name="P257">'correct_all_s': 6039 ,</text:p>
            <text:p text:style-name="P257">'tot_all_s': 80640</text:p>
          </table:table-cell>
          <table:table-cell table:style-name="Table80.A1" office:value-type="string">
            <text:p text:style-name="P256">100000207.84</text:p>
            <text:p text:style-name="P256">'correct_multi_s': 0,</text:p>
            <text:p text:style-name="P256">'tot_multi_s': 25345</text:p>
          </table:table-cell>
        </table:table-row>
        <table:table-row table:style-name="Table80.2">
          <table:table-cell table:style-name="Table80.A1" office:value-type="string">
            <text:p text:style-name="P342">2</text:p>
          </table:table-cell>
          <table:table-cell table:style-name="Table80.A1" office:value-type="string">
            <text:p text:style-name="P145">675.0</text:p>
          </table:table-cell>
          <table:table-cell table:style-name="Table80.A1" office:value-type="string">
            <text:p text:style-name="P256"/>
          </table:table-cell>
          <table:table-cell table:style-name="Table80.A1" office:value-type="string">
            <text:p text:style-name="P256"/>
          </table:table-cell>
          <table:table-cell table:style-name="Table80.A1" office:value-type="string">
            <text:p text:style-name="P256">728.03</text:p>
          </table:table-cell>
          <table:table-cell table:style-name="Table80.A1" office:value-type="string">
            <text:p text:style-name="P217">'correct_all_s': 7622</text:p>
          </table:table-cell>
          <table:table-cell table:style-name="Table80.A1" office:value-type="string">
            <text:p text:style-name="P256">'correct_multi_s': 0</text:p>
          </table:table-cell>
        </table:table-row>
        <table:table-row table:style-name="Table80.2">
          <table:table-cell table:style-name="Table80.A5" office:value-type="string">
            <text:p text:style-name="P343">17</text:p>
          </table:table-cell>
          <table:table-cell table:style-name="Table80.A5" office:value-type="string">
            <text:p text:style-name="P145">171.83</text:p>
          </table:table-cell>
          <table:table-cell table:style-name="Table80.A5" office:value-type="string">
            <text:p text:style-name="P256"/>
          </table:table-cell>
          <table:table-cell table:style-name="Table80.A5" office:value-type="string">
            <text:p text:style-name="P256"/>
          </table:table-cell>
          <table:table-cell table:style-name="Table80.A5" office:value-type="string">
            <text:p text:style-name="P415">376.86</text:p>
          </table:table-cell>
          <table:table-cell table:style-name="Table80.A5" office:value-type="string">
            <text:p text:style-name="P392">'correct_all_s': 14526</text:p>
          </table:table-cell>
          <table:table-cell table:style-name="Table80.A5" office:value-type="string">
            <text:p text:style-name="P256">'correct_multi_s': 77</text:p>
          </table:table-cell>
        </table:table-row>
        <table:table-row table:style-name="Table80.2">
          <table:table-cell table:style-name="Table80.A5" office:value-type="string">
            <text:p text:style-name="P343">18</text:p>
          </table:table-cell>
          <table:table-cell table:style-name="Table80.A5" office:value-type="string">
            <text:p text:style-name="P145">165.08</text:p>
          </table:table-cell>
          <table:table-cell table:style-name="Table80.A5" office:value-type="string">
            <text:p text:style-name="P256"/>
          </table:table-cell>
          <table:table-cell table:style-name="Table80.A5" office:value-type="string">
            <text:p text:style-name="P256"/>
          </table:table-cell>
          <table:table-cell table:style-name="Table80.A5" office:value-type="string">
            <text:p text:style-name="P415">377.21</text:p>
          </table:table-cell>
          <table:table-cell table:style-name="Table80.A5" office:value-type="string">
            <text:p text:style-name="P256">'correct_all_s': 14549</text:p>
          </table:table-cell>
          <table:table-cell table:style-name="Table80.A5" office:value-type="string">
            <text:p text:style-name="P392">'correct_multi_s': 84</text:p>
          </table:table-cell>
        </table:table-row>
      </table:table>
      <text:p text:style-name="P614"/>
      <text:h text:style-name="Heading_20_3" text:outline-level="3"><text:bookmark-start text:name="__RefHeading___Toc13324_3109900767"/><text:span text:style-name="T291">SC + Avg, </text:span>K=1, C=20<text:bookmark-end text:name="__RefHeading___Toc13324_3109900767"/></text:h>
      <table:table table:name="Table81" table:style-name="Table81">
        <table:table-column table:style-name="Table81.A"/>
        <table:table-column table:style-name="Table81.B"/>
        <table:table-column table:style-name="Table81.C"/>
        <table:table-column table:style-name="Table81.D"/>
        <table:table-column table:style-name="Table81.E"/>
        <table:table-column table:style-name="Table81.F"/>
        <table:table-column table:style-name="Table81.G"/>
        <table:table-row table:style-name="Table81.1">
          <table:table-cell table:style-name="Table81.A1" office:value-type="string">
            <text:p text:style-name="P40">Epoch</text:p>
          </table:table-cell>
          <table:table-cell table:style-name="Table81.A1" table:number-columns-spanned="3" office:value-type="string">
            <text:p text:style-name="P95">Training PPL</text:p>
          </table:table-cell>
          <table:covered-table-cell/>
          <table:covered-table-cell/>
          <table:table-cell table:style-name="Table81.A1" table:number-columns-spanned="3" office:value-type="string">
            <text:p text:style-name="P95">Validation PPL</text:p>
          </table:table-cell>
          <table:covered-table-cell/>
          <table:covered-table-cell/>
        </table:table-row>
        <table:table-row table:style-name="Table81.2">
          <table:table-cell table:style-name="Table81.A1" office:value-type="string">
            <text:p text:style-name="P256"/>
          </table:table-cell>
          <table:table-cell table:style-name="Table81.A1" office:value-type="string">
            <text:p text:style-name="P256">Globals</text:p>
          </table:table-cell>
          <table:table-cell table:style-name="Table81.A1" office:value-type="string">
            <text:p text:style-name="P256">Senses</text:p>
          </table:table-cell>
          <table:table-cell table:style-name="Table81.A1" office:value-type="string">
            <text:p text:style-name="P256">Multi-senses</text:p>
          </table:table-cell>
          <table:table-cell table:style-name="Table81.A1" office:value-type="string">
            <text:p text:style-name="P256">Globals</text:p>
          </table:table-cell>
          <table:table-cell table:style-name="Table81.A1" office:value-type="string">
            <text:p text:style-name="P256">Senses</text:p>
          </table:table-cell>
          <table:table-cell table:style-name="Table81.A1" office:value-type="string">
            <text:p text:style-name="P256">Multi-senses</text:p>
          </table:table-cell>
        </table:table-row>
        <table:table-row table:style-name="Table81.2">
          <table:table-cell table:style-name="Table81.A1" office:value-type="string">
            <text:p text:style-name="P344">1</text:p>
          </table:table-cell>
          <table:table-cell table:style-name="Table81.A1" office:value-type="string">
            <text:p text:style-name="P145">1032.67</text:p>
          </table:table-cell>
          <table:table-cell table:style-name="Table81.A1" office:value-type="string">
            <text:p text:style-name="P256"/>
          </table:table-cell>
          <table:table-cell table:style-name="Table81.A1" office:value-type="string">
            <text:p text:style-name="P256"/>
          </table:table-cell>
          <table:table-cell table:style-name="Table81.A1" office:value-type="string">
            <text:p text:style-name="P256">836.46</text:p>
          </table:table-cell>
          <table:table-cell table:style-name="Table81.A1" office:value-type="string">
            <text:p text:style-name="P256">'correct_all_s': 6065</text:p>
          </table:table-cell>
          <table:table-cell table:style-name="Table81.A1" office:value-type="string">
            <text:p text:style-name="P256"><text:s/>'correct_multi_s': 0</text:p>
          </table:table-cell>
        </table:table-row>
        <table:table-row table:style-name="Table81.2">
          <table:table-cell table:style-name="Table81.A1" office:value-type="string">
            <text:p text:style-name="P344">17</text:p>
          </table:table-cell>
          <table:table-cell table:style-name="Table81.A1" office:value-type="string">
            <text:p text:style-name="P145">171.84</text:p>
          </table:table-cell>
          <table:table-cell table:style-name="Table81.A1" office:value-type="string">
            <text:p text:style-name="P256"/>
          </table:table-cell>
          <table:table-cell table:style-name="Table81.A1" office:value-type="string">
            <text:p text:style-name="P256"/>
          </table:table-cell>
          <table:table-cell table:style-name="Table81.A1" office:value-type="string">
            <text:p text:style-name="P415">376.87</text:p>
          </table:table-cell>
          <table:table-cell table:style-name="Table81.A1" office:value-type="string">
            <text:p text:style-name="P392">'correct_all_s': 15288</text:p>
          </table:table-cell>
          <table:table-cell table:style-name="Table81.A1" office:value-type="string">
            <text:p text:style-name="P392">'correct_multi_s': 275</text:p>
          </table:table-cell>
        </table:table-row>
        <table:table-row table:style-name="Table81.2">
          <table:table-cell table:style-name="Table81.A5" office:value-type="string">
            <text:p text:style-name="P344">18</text:p>
          </table:table-cell>
          <table:table-cell table:style-name="Table81.A5" office:value-type="string">
            <text:p text:style-name="P145">165.09</text:p>
          </table:table-cell>
          <table:table-cell table:style-name="Table81.A5" office:value-type="string">
            <text:p text:style-name="P256"/>
          </table:table-cell>
          <table:table-cell table:style-name="Table81.A5" office:value-type="string">
            <text:p text:style-name="P256"/>
          </table:table-cell>
          <table:table-cell table:style-name="Table81.A5" office:value-type="string">
            <text:p text:style-name="P415">377.22</text:p>
          </table:table-cell>
          <table:table-cell table:style-name="Table81.A5" office:value-type="string">
            <text:p text:style-name="P256">'correct_all_s': 15236</text:p>
          </table:table-cell>
          <table:table-cell table:style-name="Table81.A5" office:value-type="string">
            <text:p text:style-name="P256">'correct_multi_s': 273</text:p>
          </table:table-cell>
        </table:table-row>
      </table:table>
      <text:p text:style-name="P614"/>
      <text:h text:style-name="Heading_20_3" text:outline-level="3"><text:bookmark-start text:name="__RefHeading___Toc13326_3109900767"/><text:span text:style-name="T291">SC + Avg, </text:span>K=5, C=10<text:bookmark-end text:name="__RefHeading___Toc13326_3109900767"/></text:h>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column table:style-name="Table82.G"/>
        <table:table-row table:style-name="Table82.1">
          <table:table-cell table:style-name="Table82.A1" office:value-type="string">
            <text:p text:style-name="P40">Epoch</text:p>
          </table:table-cell>
          <table:table-cell table:style-name="Table82.A1" table:number-columns-spanned="3" office:value-type="string">
            <text:p text:style-name="P95">Training PPL</text:p>
          </table:table-cell>
          <table:covered-table-cell/>
          <table:covered-table-cell/>
          <table:table-cell table:style-name="Table82.A1" table:number-columns-spanned="3" office:value-type="string">
            <text:p text:style-name="P95">Validation PPL</text:p>
          </table:table-cell>
          <table:covered-table-cell/>
          <table:covered-table-cell/>
        </table:table-row>
        <table:table-row table:style-name="Table82.2">
          <table:table-cell table:style-name="Table82.A1" office:value-type="string">
            <text:p text:style-name="P256"/>
          </table:table-cell>
          <table:table-cell table:style-name="Table82.A1" office:value-type="string">
            <text:p text:style-name="P256">Globals</text:p>
          </table:table-cell>
          <table:table-cell table:style-name="Table82.A1" office:value-type="string">
            <text:p text:style-name="P256">Senses</text:p>
          </table:table-cell>
          <table:table-cell table:style-name="Table82.A1" office:value-type="string">
            <text:p text:style-name="P256">Multi-senses</text:p>
          </table:table-cell>
          <table:table-cell table:style-name="Table82.A1" office:value-type="string">
            <text:p text:style-name="P256">Globals</text:p>
          </table:table-cell>
          <table:table-cell table:style-name="Table82.A1" office:value-type="string">
            <text:p text:style-name="P256">Senses</text:p>
          </table:table-cell>
          <table:table-cell table:style-name="Table82.A1" office:value-type="string">
            <text:p text:style-name="P256">Multi-senses</text:p>
          </table:table-cell>
        </table:table-row>
        <table:table-row table:style-name="Table82.2">
          <table:table-cell table:style-name="Table82.A1" office:value-type="string">
            <text:p text:style-name="P256">1</text:p>
          </table:table-cell>
          <table:table-cell table:style-name="Table82.A1" office:value-type="string">
            <text:p text:style-name="P145">1032.67</text:p>
          </table:table-cell>
          <table:table-cell table:style-name="Table82.A1" office:value-type="string">
            <text:p text:style-name="P256"/>
          </table:table-cell>
          <table:table-cell table:style-name="Table82.A1" office:value-type="string">
            <text:p text:style-name="P256"/>
          </table:table-cell>
          <table:table-cell table:style-name="Table82.A1" office:value-type="string">
            <text:p text:style-name="P256">836.46</text:p>
          </table:table-cell>
          <table:table-cell table:style-name="Table82.A1" office:value-type="string">
            <text:p text:style-name="P256">'correct_all_s': 5015</text:p>
          </table:table-cell>
          <table:table-cell table:style-name="Table82.A1" office:value-type="string">
            <text:p text:style-name="P351">0</text:p>
          </table:table-cell>
        </table:table-row>
        <table:table-row table:style-name="Table82.2">
          <table:table-cell table:style-name="Table82.A1" office:value-type="string">
            <text:p text:style-name="P346">17</text:p>
          </table:table-cell>
          <table:table-cell table:style-name="Table82.A1" office:value-type="string">
            <text:p text:style-name="P145">171.84</text:p>
          </table:table-cell>
          <table:table-cell table:style-name="Table82.A1" office:value-type="string">
            <text:p text:style-name="P256"/>
          </table:table-cell>
          <table:table-cell table:style-name="Table82.A1" office:value-type="string">
            <text:p text:style-name="P256"/>
          </table:table-cell>
          <table:table-cell table:style-name="Table82.A1" office:value-type="string">
            <text:p text:style-name="P256">376.87</text:p>
          </table:table-cell>
          <table:table-cell table:style-name="Table82.A1" office:value-type="string">
            <text:p text:style-name="P217">'correct_all_s': 8385</text:p>
          </table:table-cell>
          <table:table-cell table:style-name="Table82.A1" office:value-type="string">
            <text:p text:style-name="P256">'correct_multi_s': 38</text:p>
          </table:table-cell>
        </table:table-row>
        <table:table-row table:style-name="Table82.2">
          <table:table-cell table:style-name="Table82.A1" office:value-type="string">
            <text:p text:style-name="P320">1<text:span text:style-name="T289">8</text:span></text:p>
          </table:table-cell>
          <table:table-cell table:style-name="Table82.A1" office:value-type="string">
            <text:p text:style-name="P145">165.09</text:p>
          </table:table-cell>
          <table:table-cell table:style-name="Table82.A1" office:value-type="string">
            <text:p text:style-name="P256"/>
          </table:table-cell>
          <table:table-cell table:style-name="Table82.A1" office:value-type="string">
            <text:p text:style-name="P256"/>
          </table:table-cell>
          <table:table-cell table:style-name="Table82.A1" office:value-type="string">
            <text:p text:style-name="P415">377.22</text:p>
          </table:table-cell>
          <table:table-cell table:style-name="Table82.A1" office:value-type="string">
            <text:p text:style-name="P392">'correct_all_s': 847<text:span text:style-name="T289">1</text:span></text:p>
          </table:table-cell>
          <table:table-cell table:style-name="Table82.A1" office:value-type="string">
            <text:p text:style-name="P392"><text:s/>'correct_multi_s': 43</text:p>
          </table:table-cell>
        </table:table-row>
      </table:table>
      <text:p text:style-name="P614"/>
      <text:h text:style-name="Heading_20_3" text:outline-level="3"><text:bookmark-start text:name="__RefHeading___Toc14233_2120516564"/><text:span text:style-name="T291">SC + Avg, </text:span>K=5, C=<text:span text:style-name="T292">2</text:span>0<text:bookmark-end text:name="__RefHeading___Toc14233_2120516564"/></text:h>
      <table:table table:name="Table85" table:style-name="Table85">
        <table:table-column table:style-name="Table85.A"/>
        <table:table-column table:style-name="Table85.B"/>
        <table:table-column table:style-name="Table85.C" table:number-columns-repeated="3"/>
        <table:table-column table:style-name="Table85.F"/>
        <table:table-column table:style-name="Table85.G"/>
        <table:table-row table:style-name="Table85.1">
          <table:table-cell table:style-name="Table85.A1" office:value-type="string">
            <text:p text:style-name="P41">Epoch</text:p>
          </table:table-cell>
          <table:table-cell table:style-name="Table85.A1" table:number-columns-spanned="3" office:value-type="string">
            <text:p text:style-name="P96">Training PPL</text:p>
          </table:table-cell>
          <table:covered-table-cell/>
          <table:covered-table-cell/>
          <table:table-cell table:style-name="Table85.A1" table:number-columns-spanned="3" office:value-type="string">
            <text:p text:style-name="P96">Validation PPL</text:p>
          </table:table-cell>
          <table:covered-table-cell/>
          <table:covered-table-cell/>
        </table:table-row>
        <table:table-row table:style-name="Table85.2">
          <table:table-cell table:style-name="Table85.A1" office:value-type="string">
            <text:p text:style-name="P258"/>
          </table:table-cell>
          <table:table-cell table:style-name="Table85.A1" office:value-type="string">
            <text:p text:style-name="P258">Globals</text:p>
          </table:table-cell>
          <table:table-cell table:style-name="Table85.A1" office:value-type="string">
            <text:p text:style-name="P258">Senses</text:p>
          </table:table-cell>
          <table:table-cell table:style-name="Table85.A1" office:value-type="string">
            <text:p text:style-name="P258">Multi-senses</text:p>
          </table:table-cell>
          <table:table-cell table:style-name="Table85.A1" office:value-type="string">
            <text:p text:style-name="P258">Globals</text:p>
          </table:table-cell>
          <table:table-cell table:style-name="Table85.A1" office:value-type="string">
            <text:p text:style-name="P258">Senses</text:p>
          </table:table-cell>
          <table:table-cell table:style-name="Table85.A1" office:value-type="string">
            <text:p text:style-name="P258">Multi-senses</text:p>
          </table:table-cell>
        </table:table-row>
        <table:table-row table:style-name="Table85.2">
          <table:table-cell table:style-name="Table85.A1" office:value-type="string">
            <text:p text:style-name="P350">1</text:p>
          </table:table-cell>
          <table:table-cell table:style-name="Table85.A1" office:value-type="string">
            <text:p text:style-name="P146">1032.67</text:p>
          </table:table-cell>
          <table:table-cell table:style-name="Table85.A1" office:value-type="string">
            <text:p text:style-name="P258"/>
          </table:table-cell>
          <table:table-cell table:style-name="Table85.A1" office:value-type="string">
            <text:p text:style-name="P258"/>
          </table:table-cell>
          <table:table-cell table:style-name="Table85.A1" office:value-type="string">
            <text:p text:style-name="P258">836.46</text:p>
          </table:table-cell>
          <table:table-cell table:style-name="Table85.A1" office:value-type="string">
            <text:p text:style-name="P258">'correct_all_s': 5749</text:p>
          </table:table-cell>
          <table:table-cell table:style-name="Table85.A1" office:value-type="string">
            <text:p text:style-name="P258">'correct_multi_s': 0,</text:p>
          </table:table-cell>
        </table:table-row>
        <table:table-row table:style-name="Table85.2">
          <table:table-cell table:style-name="Table85.A1" office:value-type="string">
            <text:p text:style-name="P352">17</text:p>
          </table:table-cell>
          <table:table-cell table:style-name="Table85.A1" office:value-type="string">
            <text:p text:style-name="P146">171.8</text:p>
          </table:table-cell>
          <table:table-cell table:style-name="Table85.A1" office:value-type="string">
            <text:p text:style-name="P258"/>
          </table:table-cell>
          <table:table-cell table:style-name="Table85.A1" office:value-type="string">
            <text:p text:style-name="P258"/>
          </table:table-cell>
          <table:table-cell table:style-name="Table85.A1" office:value-type="string">
            <text:p text:style-name="P258">376.84</text:p>
          </table:table-cell>
          <table:table-cell table:style-name="Table85.A1" office:value-type="string">
            <text:p text:style-name="P218">'correct_all_s': 9325</text:p>
          </table:table-cell>
          <table:table-cell table:style-name="Table85.A1" office:value-type="string">
            <text:p text:style-name="P258">'correct_multi_s': 45</text:p>
          </table:table-cell>
        </table:table-row>
        <table:table-row table:style-name="Table85.2">
          <table:table-cell table:style-name="Table85.A1" office:value-type="string">
            <text:p text:style-name="P352">18</text:p>
          </table:table-cell>
          <table:table-cell table:style-name="Table85.A1" office:value-type="string">
            <text:p text:style-name="P146">165.05</text:p>
          </table:table-cell>
          <table:table-cell table:style-name="Table85.A1" office:value-type="string">
            <text:p text:style-name="P258"/>
          </table:table-cell>
          <table:table-cell table:style-name="Table85.A1" office:value-type="string">
            <text:p text:style-name="P258"/>
          </table:table-cell>
          <table:table-cell table:style-name="Table85.A1" office:value-type="string">
            <text:p text:style-name="P417">377.15</text:p>
          </table:table-cell>
          <table:table-cell table:style-name="Table85.A1" office:value-type="string">
            <text:p text:style-name="P394">correct_all_s': 9343</text:p>
          </table:table-cell>
          <table:table-cell table:style-name="Table85.A1" office:value-type="string">
            <text:p text:style-name="P394">'correct_multi_s': 49</text:p>
          </table:table-cell>
        </table:table-row>
      </table:table>
      <text:h text:style-name="Heading_20_2" text:outline-level="2"><text:bookmark-start text:name="__RefHeading___Toc15563_4128105554"/><text:soft-page-break/>Experiments<text:bookmark-end text:name="__RefHeading___Toc15563_4128105554"/></text:h>
      <text:p text:style-name="P616"/>
      <text:h text:style-name="Heading_20_3" text:outline-level="3"><text:bookmark-start text:name="__RefHeading___Toc15174_1123937665"/><text:span text:style-name="T291">SC + Avg, </text:span>K=1, C=<text:span text:style-name="T306">2</text:span>0<text:bookmark-end text:name="__RefHeading___Toc15174_1123937665"/></text:h>
      <text:p text:style-name="P616"/>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column table:style-name="Table92.G"/>
        <table:table-row table:style-name="Table92.1">
          <table:table-cell table:style-name="Table92.A1" office:value-type="string">
            <text:p text:style-name="P48">Epoch</text:p>
          </table:table-cell>
          <table:table-cell table:style-name="Table92.A1" table:number-columns-spanned="3" office:value-type="string">
            <text:p text:style-name="P102">Training PPL</text:p>
          </table:table-cell>
          <table:covered-table-cell/>
          <table:covered-table-cell/>
          <table:table-cell table:style-name="Table92.A1" table:number-columns-spanned="3" office:value-type="string">
            <text:p text:style-name="P102">Validation PPL</text:p>
          </table:table-cell>
          <table:covered-table-cell/>
          <table:covered-table-cell/>
        </table:table-row>
        <table:table-row table:style-name="Table92.2">
          <table:table-cell table:style-name="Table92.A1" office:value-type="string">
            <text:p text:style-name="P265"/>
          </table:table-cell>
          <table:table-cell table:style-name="Table92.A1" office:value-type="string">
            <text:p text:style-name="P265">Globals</text:p>
          </table:table-cell>
          <table:table-cell table:style-name="Table92.A1" office:value-type="string">
            <text:p text:style-name="P265">Senses</text:p>
          </table:table-cell>
          <table:table-cell table:style-name="Table92.A1" office:value-type="string">
            <text:p text:style-name="P265">Multi-senses</text:p>
          </table:table-cell>
          <table:table-cell table:style-name="Table92.A1" office:value-type="string">
            <text:p text:style-name="P265">Globals</text:p>
          </table:table-cell>
          <table:table-cell table:style-name="Table92.A1" office:value-type="string">
            <text:p text:style-name="P265">Senses</text:p>
          </table:table-cell>
          <table:table-cell table:style-name="Table92.A1" office:value-type="string">
            <text:p text:style-name="P265">Multi-senses</text:p>
          </table:table-cell>
        </table:table-row>
        <table:table-row table:style-name="Table92.2">
          <table:table-cell table:style-name="Table92.A1" office:value-type="string">
            <text:p text:style-name="P345">1</text:p>
          </table:table-cell>
          <table:table-cell table:style-name="Table92.A1" office:value-type="string">
            <text:p text:style-name="P152">1032.67</text:p>
          </table:table-cell>
          <table:table-cell table:style-name="Table92.A1" office:value-type="string">
            <text:p text:style-name="P265"/>
          </table:table-cell>
          <table:table-cell table:style-name="Table92.A1" office:value-type="string">
            <text:p text:style-name="P265"/>
          </table:table-cell>
          <table:table-cell table:style-name="Table92.A1" office:value-type="string">
            <text:p text:style-name="P265">836.46</text:p>
          </table:table-cell>
          <table:table-cell table:style-name="Table92.A1" office:value-type="string">
            <text:p text:style-name="P265">'correct_all_s': 60<text:span text:style-name="T306">73</text:span></text:p>
          </table:table-cell>
          <table:table-cell table:style-name="Table92.A1" office:value-type="string">
            <text:p text:style-name="P265"><text:s/>'correct_multi_s': 0</text:p>
          </table:table-cell>
        </table:table-row>
        <table:table-row table:style-name="Table92.4">
          <table:table-cell table:style-name="Table92.A1" office:value-type="string">
            <text:p text:style-name="P345">1<text:span text:style-name="T306">6</text:span></text:p>
          </table:table-cell>
          <table:table-cell table:style-name="Table92.A1" office:value-type="string">
            <text:p text:style-name="P152">179.06</text:p>
          </table:table-cell>
          <table:table-cell table:style-name="Table92.A1" office:value-type="string">
            <text:p text:style-name="P265"/>
          </table:table-cell>
          <table:table-cell table:style-name="Table92.A1" office:value-type="string">
            <text:p text:style-name="P265"/>
          </table:table-cell>
          <table:table-cell table:style-name="Table92.A1" office:value-type="string">
            <text:p text:style-name="P418">376.84 </text:p>
          </table:table-cell>
          <table:table-cell table:style-name="Table92.A1" office:value-type="string">
            <text:p text:style-name="P396">'correct_all_s': 152<text:span text:style-name="T306">7</text:span>8</text:p>
          </table:table-cell>
          <table:table-cell table:style-name="Table92.A1" office:value-type="string">
            <text:p text:style-name="P556"><text:span text:style-name="T307">'correct_multi_s': </text:span><text:span text:style-name="T185">269</text:span></text:p>
          </table:table-cell>
        </table:table-row>
        <table:table-row table:style-name="Table92.2">
          <table:table-cell table:style-name="Table92.A5" office:value-type="string">
            <text:p text:style-name="P355">17</text:p>
          </table:table-cell>
          <table:table-cell table:style-name="Table92.A5" office:value-type="string">
            <text:p text:style-name="P152">171.81 </text:p>
          </table:table-cell>
          <table:table-cell table:style-name="Table92.A5" office:value-type="string">
            <text:p text:style-name="P265"/>
          </table:table-cell>
          <table:table-cell table:style-name="Table92.A5" office:value-type="string">
            <text:p text:style-name="P265"/>
          </table:table-cell>
          <table:table-cell table:style-name="Table92.A5" office:value-type="string">
            <text:p text:style-name="P418">376.85</text:p>
          </table:table-cell>
          <table:table-cell table:style-name="Table92.A5" office:value-type="string">
            <text:p text:style-name="P265">'correct_all_s': 15242</text:p>
          </table:table-cell>
          <table:table-cell table:style-name="Table92.A5" office:value-type="string">
            <text:p text:style-name="P265">'correct_multi_s': 276</text:p>
          </table:table-cell>
        </table:table-row>
        <table:table-row table:style-name="Table92.2">
          <table:table-cell table:style-name="Table92.A5" office:value-type="string">
            <text:p text:style-name="P345">18</text:p>
          </table:table-cell>
          <table:table-cell table:style-name="Table92.A5" office:value-type="string">
            <text:p text:style-name="P152">165.06</text:p>
          </table:table-cell>
          <table:table-cell table:style-name="Table92.A5" office:value-type="string">
            <text:p text:style-name="P265"/>
          </table:table-cell>
          <table:table-cell table:style-name="Table92.A5" office:value-type="string">
            <text:p text:style-name="P265"/>
          </table:table-cell>
          <table:table-cell table:style-name="Table92.A5" office:value-type="string">
            <text:p text:style-name="P418">377.16</text:p>
          </table:table-cell>
          <table:table-cell table:style-name="Table92.A5" office:value-type="string">
            <text:p text:style-name="P546"><text:span text:style-name="T307">'correct_all_s': 152</text:span><text:span text:style-name="T186">06</text:span></text:p>
          </table:table-cell>
          <table:table-cell table:style-name="Table92.A5" office:value-type="string">
            <text:p text:style-name="P547"><text:span text:style-name="T182">'correct_multi_s': 27</text:span><text:span text:style-name="T183">8</text:span></text:p>
          </table:table-cell>
        </table:table-row>
      </table:table>
      <text:p text:style-name="P616"/>
      <text:h text:style-name="Heading_20_3" text:outline-level="3"><text:bookmark-start text:name="__RefHeading___Toc15176_1123937665"/><text:span text:style-name="T291">SC + Avg, </text:span>K=<text:span text:style-name="T316">1</text:span>, C=<text:span text:style-name="T299">5</text:span>0<text:bookmark-end text:name="__RefHeading___Toc15176_1123937665"/></text:h>
      <text:p text:style-name="P617"/>
      <table:table table:name="Table93" table:style-name="Table93">
        <table:table-column table:style-name="Table93.A"/>
        <table:table-column table:style-name="Table93.B"/>
        <table:table-column table:style-name="Table93.C"/>
        <table:table-column table:style-name="Table93.D"/>
        <table:table-column table:style-name="Table93.E"/>
        <table:table-column table:style-name="Table93.F"/>
        <table:table-column table:style-name="Table93.G"/>
        <table:table-row table:style-name="Table93.1">
          <table:table-cell table:style-name="Table93.A1" office:value-type="string">
            <text:p text:style-name="P49">Epoch</text:p>
          </table:table-cell>
          <table:table-cell table:style-name="Table93.A1" table:number-columns-spanned="3" office:value-type="string">
            <text:p text:style-name="P103">Training PPL</text:p>
          </table:table-cell>
          <table:covered-table-cell/>
          <table:covered-table-cell/>
          <table:table-cell table:style-name="Table93.A1" table:number-columns-spanned="3" office:value-type="string">
            <text:p text:style-name="P103">Validation PPL</text:p>
          </table:table-cell>
          <table:covered-table-cell/>
          <table:covered-table-cell/>
        </table:table-row>
        <table:table-row table:style-name="Table93.2">
          <table:table-cell table:style-name="Table93.A1" office:value-type="string">
            <text:p text:style-name="P266"/>
          </table:table-cell>
          <table:table-cell table:style-name="Table93.A1" office:value-type="string">
            <text:p text:style-name="P266">Globals</text:p>
          </table:table-cell>
          <table:table-cell table:style-name="Table93.A1" office:value-type="string">
            <text:p text:style-name="P266">Senses</text:p>
          </table:table-cell>
          <table:table-cell table:style-name="Table93.A1" office:value-type="string">
            <text:p text:style-name="P266">Multi-senses</text:p>
          </table:table-cell>
          <table:table-cell table:style-name="Table93.A1" office:value-type="string">
            <text:p text:style-name="P266">Globals</text:p>
          </table:table-cell>
          <table:table-cell table:style-name="Table93.A1" office:value-type="string">
            <text:p text:style-name="P266">Senses</text:p>
          </table:table-cell>
          <table:table-cell table:style-name="Table93.A1" office:value-type="string">
            <text:p text:style-name="P266">Multi-senses</text:p>
          </table:table-cell>
        </table:table-row>
        <table:table-row table:style-name="Table93.3">
          <table:table-cell table:style-name="Table93.A1" office:value-type="string">
            <text:p text:style-name="P356">1</text:p>
          </table:table-cell>
          <table:table-cell table:style-name="Table93.A1" office:value-type="string">
            <text:p text:style-name="P153">1032.67</text:p>
          </table:table-cell>
          <table:table-cell table:style-name="Table93.A1" office:value-type="string">
            <text:p text:style-name="P266"/>
          </table:table-cell>
          <table:table-cell table:style-name="Table93.A1" office:value-type="string">
            <text:p text:style-name="P266"/>
          </table:table-cell>
          <table:table-cell table:style-name="Table93.A1" office:value-type="string">
            <text:p text:style-name="P266">836.46376.86 </text:p>
          </table:table-cell>
          <table:table-cell table:style-name="Table93.A1" office:value-type="string">
            <text:p text:style-name="P266">'correct_all_s': 3638</text:p>
          </table:table-cell>
          <table:table-cell table:style-name="Table93.A1" office:value-type="string">
            <text:p text:style-name="P356">0</text:p>
          </table:table-cell>
        </table:table-row>
        <table:table-row table:style-name="Table93.4">
          <table:table-cell table:style-name="Table93.A1" office:value-type="string">
            <text:p text:style-name="P356">16</text:p>
          </table:table-cell>
          <table:table-cell table:style-name="Table93.A1" office:value-type="string">
            <text:p text:style-name="P153">179.11</text:p>
          </table:table-cell>
          <table:table-cell table:style-name="Table93.A1" office:value-type="string">
            <text:p text:style-name="P266"/>
          </table:table-cell>
          <table:table-cell table:style-name="Table93.A1" office:value-type="string">
            <text:p text:style-name="P266"/>
          </table:table-cell>
          <table:table-cell table:style-name="Table93.A1" office:value-type="string">
            <text:p text:style-name="P419">376.86 </text:p>
          </table:table-cell>
          <table:table-cell table:style-name="Table93.A1" office:value-type="string">
            <text:p text:style-name="P397">'correct_all_s': 9322</text:p>
          </table:table-cell>
          <table:table-cell table:style-name="Table93.A1" office:value-type="string">
            <text:p text:style-name="P482">'correct_multi_s': 169</text:p>
          </table:table-cell>
        </table:table-row>
        <table:table-row table:style-name="Table93.2">
          <table:table-cell table:style-name="Table93.A5" office:value-type="string">
            <text:p text:style-name="P356">17</text:p>
          </table:table-cell>
          <table:table-cell table:style-name="Table93.A5" office:value-type="string">
            <text:p text:style-name="P153">171.85 </text:p>
          </table:table-cell>
          <table:table-cell table:style-name="Table93.A5" office:value-type="string">
            <text:p text:style-name="P266"/>
          </table:table-cell>
          <table:table-cell table:style-name="Table93.A5" office:value-type="string">
            <text:p text:style-name="P266"/>
          </table:table-cell>
          <table:table-cell table:style-name="Table93.A5" office:value-type="string">
            <text:p text:style-name="P419">376.86</text:p>
          </table:table-cell>
          <table:table-cell table:style-name="Table93.A5" office:value-type="string">
            <text:p text:style-name="P266">'correct_all_s': 9281</text:p>
          </table:table-cell>
          <table:table-cell table:style-name="Table93.A5" office:value-type="string">
            <text:p text:style-name="P266">'correct_multi_s': 174</text:p>
          </table:table-cell>
        </table:table-row>
        <table:table-row table:style-name="Table93.2">
          <table:table-cell table:style-name="Table93.A5" office:value-type="string">
            <text:p text:style-name="P356">18</text:p>
          </table:table-cell>
          <table:table-cell table:style-name="Table93.A5" office:value-type="string">
            <text:p text:style-name="P153">165.1 </text:p>
          </table:table-cell>
          <table:table-cell table:style-name="Table93.A5" office:value-type="string">
            <text:p text:style-name="P266"/>
          </table:table-cell>
          <table:table-cell table:style-name="Table93.A5" office:value-type="string">
            <text:p text:style-name="P266"/>
          </table:table-cell>
          <table:table-cell table:style-name="Table93.A5" office:value-type="string">
            <text:p text:style-name="P419">377.21</text:p>
          </table:table-cell>
          <table:table-cell table:style-name="Table93.A5" office:value-type="string">
            <text:p text:style-name="P459">'correct_all_s': 9304</text:p>
          </table:table-cell>
          <table:table-cell table:style-name="Table93.A5" office:value-type="string">
            <text:p text:style-name="P492">'correct_multi_s': 177</text:p>
          </table:table-cell>
        </table:table-row>
      </table:table>
      <text:p text:style-name="P617"/>
      <text:h text:style-name="Heading_20_3" text:outline-level="3"><text:bookmark-start text:name="__RefHeading___Toc15565_4128105554"/><text:span text:style-name="T291">SC + Avg, </text:span>K=<text:span text:style-name="T317">5</text:span>, C=<text:span text:style-name="T306">2</text:span>0<text:bookmark-end text:name="__RefHeading___Toc15565_4128105554"/></text:h>
      <text:p text:style-name="P618"/>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column table:style-name="Table94.G"/>
        <table:table-row table:style-name="Table94.1">
          <table:table-cell table:style-name="Table94.A1" office:value-type="string">
            <text:p text:style-name="P50">Epoch</text:p>
          </table:table-cell>
          <table:table-cell table:style-name="Table94.A1" table:number-columns-spanned="3" office:value-type="string">
            <text:p text:style-name="P104">Training PPL</text:p>
          </table:table-cell>
          <table:covered-table-cell/>
          <table:covered-table-cell/>
          <table:table-cell table:style-name="Table94.A1" table:number-columns-spanned="3" office:value-type="string">
            <text:p text:style-name="P104">Validation PPL</text:p>
          </table:table-cell>
          <table:covered-table-cell/>
          <table:covered-table-cell/>
        </table:table-row>
        <table:table-row table:style-name="Table94.2">
          <table:table-cell table:style-name="Table94.A1" office:value-type="string">
            <text:p text:style-name="P267"/>
          </table:table-cell>
          <table:table-cell table:style-name="Table94.A1" office:value-type="string">
            <text:p text:style-name="P267">Globals</text:p>
          </table:table-cell>
          <table:table-cell table:style-name="Table94.A1" office:value-type="string">
            <text:p text:style-name="P267">Senses</text:p>
          </table:table-cell>
          <table:table-cell table:style-name="Table94.A1" office:value-type="string">
            <text:p text:style-name="P267">Multi-senses</text:p>
          </table:table-cell>
          <table:table-cell table:style-name="Table94.A1" office:value-type="string">
            <text:p text:style-name="P267">Globals</text:p>
          </table:table-cell>
          <table:table-cell table:style-name="Table94.A1" office:value-type="string">
            <text:p text:style-name="P267">Senses</text:p>
          </table:table-cell>
          <table:table-cell table:style-name="Table94.A1" office:value-type="string">
            <text:p text:style-name="P267">Multi-senses</text:p>
          </table:table-cell>
        </table:table-row>
        <table:table-row table:style-name="Table94.3">
          <table:table-cell table:style-name="Table94.A1" office:value-type="string">
            <text:p text:style-name="P357">1</text:p>
          </table:table-cell>
          <table:table-cell table:style-name="Table94.A1" office:value-type="string">
            <text:p text:style-name="P154">1032.67</text:p>
          </table:table-cell>
          <table:table-cell table:style-name="Table94.A1" office:value-type="string">
            <text:p text:style-name="P267"/>
          </table:table-cell>
          <table:table-cell table:style-name="Table94.A1" office:value-type="string">
            <text:p text:style-name="P267"/>
          </table:table-cell>
          <table:table-cell table:style-name="Table94.A1" office:value-type="string">
            <text:p text:style-name="P267">836.46</text:p>
          </table:table-cell>
          <table:table-cell table:style-name="Table94.A1" office:value-type="string">
            <text:p text:style-name="P267">'correct_all_s': 5745 / 80640</text:p>
          </table:table-cell>
          <table:table-cell table:style-name="Table94.A1" office:value-type="string">
            <text:p text:style-name="P357">'correct_multi_s': 0 / 25345</text:p>
          </table:table-cell>
        </table:table-row>
        <table:table-row table:style-name="Table94.2">
          <table:table-cell table:style-name="Table94.A4" office:value-type="string">
            <text:p text:style-name="P357">17</text:p>
          </table:table-cell>
          <table:table-cell table:style-name="Table94.A4" office:value-type="string">
            <text:p text:style-name="P154">171.8 </text:p>
          </table:table-cell>
          <table:table-cell table:style-name="Table94.A4" office:value-type="string">
            <text:p text:style-name="P267"/>
          </table:table-cell>
          <table:table-cell table:style-name="Table94.A4" office:value-type="string">
            <text:p text:style-name="P267"/>
          </table:table-cell>
          <table:table-cell table:style-name="Table94.A4" office:value-type="string">
            <text:p text:style-name="P420">376.82</text:p>
          </table:table-cell>
          <table:table-cell table:style-name="Table94.A4" office:value-type="string">
            <text:p text:style-name="P399">'correct_all_s': 9348</text:p>
          </table:table-cell>
          <table:table-cell table:style-name="Table94.A4" office:value-type="string">
            <text:p text:style-name="P267">'correct_multi_s': 48</text:p>
          </table:table-cell>
        </table:table-row>
        <table:table-row table:style-name="Table94.2">
          <table:table-cell table:style-name="Table94.A4" office:value-type="string">
            <text:p text:style-name="P357">18</text:p>
          </table:table-cell>
          <table:table-cell table:style-name="Table94.A4" office:value-type="string">
            <text:p text:style-name="P154">165.05</text:p>
          </table:table-cell>
          <table:table-cell table:style-name="Table94.A4" office:value-type="string">
            <text:p text:style-name="P267"/>
          </table:table-cell>
          <table:table-cell table:style-name="Table94.A4" office:value-type="string">
            <text:p text:style-name="P267"/>
          </table:table-cell>
          <table:table-cell table:style-name="Table94.A4" office:value-type="string">
            <text:p text:style-name="P420">377.13</text:p>
          </table:table-cell>
          <table:table-cell table:style-name="Table94.A4" office:value-type="string">
            <text:p text:style-name="P460">'correct_all_s': 9343</text:p>
          </table:table-cell>
          <table:table-cell table:style-name="Table94.A4" office:value-type="string">
            <text:p text:style-name="P493">'correct_multi_s': 50</text:p>
          </table:table-cell>
        </table:table-row>
      </table:table>
      <text:h text:style-name="P1121" text:outline-level="3"/>
      <text:p text:style-name="P959"/>
      <text:p text:style-name="P959"/>
      <text:p text:style-name="P959"/>
      <text:p text:style-name="P959"/>
      <text:h text:style-name="P1121" text:outline-level="3"><text:soft-page-break/></text:h>
      <text:h text:style-name="P1121" text:outline-level="3"/>
      <text:h text:style-name="P1121" text:outline-level="3"><text:bookmark-start text:name="__RefHeading___Toc15567_4128105554"/><text:span text:style-name="T291">SC + Avg, </text:span>K=<text:span text:style-name="T317">5</text:span>, C=<text:span text:style-name="T317">5</text:span>0<text:bookmark-end text:name="__RefHeading___Toc15567_4128105554"/></text:h>
      <text:p text:style-name="P618"/>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F"/>
        <table:table-column table:style-name="Table95.G"/>
        <table:table-row table:style-name="Table95.1">
          <table:table-cell table:style-name="Table95.A1" office:value-type="string">
            <text:p text:style-name="P50">Epoch</text:p>
          </table:table-cell>
          <table:table-cell table:style-name="Table95.A1" table:number-columns-spanned="3" office:value-type="string">
            <text:p text:style-name="P104">Training PPL</text:p>
          </table:table-cell>
          <table:covered-table-cell/>
          <table:covered-table-cell/>
          <table:table-cell table:style-name="Table95.A1" table:number-columns-spanned="3" office:value-type="string">
            <text:p text:style-name="P104">Validation PPL</text:p>
          </table:table-cell>
          <table:covered-table-cell/>
          <table:covered-table-cell/>
        </table:table-row>
        <table:table-row table:style-name="Table95.2">
          <table:table-cell table:style-name="Table95.A1" office:value-type="string">
            <text:p text:style-name="P267"/>
          </table:table-cell>
          <table:table-cell table:style-name="Table95.A1" office:value-type="string">
            <text:p text:style-name="P267">Globals</text:p>
          </table:table-cell>
          <table:table-cell table:style-name="Table95.A1" office:value-type="string">
            <text:p text:style-name="P267">Senses</text:p>
          </table:table-cell>
          <table:table-cell table:style-name="Table95.A1" office:value-type="string">
            <text:p text:style-name="P267">Multi-senses</text:p>
          </table:table-cell>
          <table:table-cell table:style-name="Table95.A1" office:value-type="string">
            <text:p text:style-name="P267">Globals</text:p>
          </table:table-cell>
          <table:table-cell table:style-name="Table95.A1" office:value-type="string">
            <text:p text:style-name="P267">Senses</text:p>
          </table:table-cell>
          <table:table-cell table:style-name="Table95.A1" office:value-type="string">
            <text:p text:style-name="P267">Multi-senses</text:p>
          </table:table-cell>
        </table:table-row>
        <table:table-row table:style-name="Table95.3">
          <table:table-cell table:style-name="Table95.A1" office:value-type="string">
            <text:p text:style-name="P357">1</text:p>
          </table:table-cell>
          <table:table-cell table:style-name="Table95.A1" office:value-type="string">
            <text:p text:style-name="P154">1032.67</text:p>
          </table:table-cell>
          <table:table-cell table:style-name="Table95.A1" office:value-type="string">
            <text:p text:style-name="P267"/>
          </table:table-cell>
          <table:table-cell table:style-name="Table95.A1" office:value-type="string">
            <text:p text:style-name="P267"/>
          </table:table-cell>
          <table:table-cell table:style-name="Table95.A1" office:value-type="string">
            <text:p text:style-name="P267">836.46</text:p>
          </table:table-cell>
          <table:table-cell table:style-name="Table95.A1" office:value-type="string">
            <text:p text:style-name="P267">'correct_all_s': 3394</text:p>
          </table:table-cell>
          <table:table-cell table:style-name="Table95.A1" office:value-type="string">
            <text:p text:style-name="P357">'correct_multi_s': 0</text:p>
          </table:table-cell>
        </table:table-row>
        <table:table-row table:style-name="Table95.2">
          <table:table-cell table:style-name="Table95.A4" office:value-type="string">
            <text:p text:style-name="P357">18</text:p>
          </table:table-cell>
          <table:table-cell table:style-name="Table95.A4" office:value-type="string">
            <text:p text:style-name="P154">165.1</text:p>
          </table:table-cell>
          <table:table-cell table:style-name="Table95.A4" office:value-type="string">
            <text:p text:style-name="P267"/>
          </table:table-cell>
          <table:table-cell table:style-name="Table95.A4" office:value-type="string">
            <text:p text:style-name="P267"/>
          </table:table-cell>
          <table:table-cell table:style-name="Table95.A4" office:value-type="string">
            <text:p text:style-name="P420">377.2</text:p>
          </table:table-cell>
          <table:table-cell table:style-name="Table95.A4" office:value-type="string">
            <text:p text:style-name="P460">'correct_all_s': 5439</text:p>
          </table:table-cell>
          <table:table-cell table:style-name="Table95.A4" office:value-type="string">
            <text:p text:style-name="P493">'correct_multi_s': 28</text:p>
          </table:table-cell>
        </table:table-row>
      </table:table>
      <text:h text:style-name="P1121" text:outline-level="3"/>
      <text:p text:style-name="P959"/>
      <text:h text:style-name="P1121" text:outline-level="3"><text:bookmark-start text:name="__RefHeading___Toc14235_2120516564"/>Observations after the first experiments<text:bookmark-end text:name="__RefHeading___Toc14235_2120516564"/></text:h>
      <text:p text:style-name="P614"/>
      <text:p text:style-name="P623">Currently, the best result from the SenseContext method is:</text:p>
      <table:table table:name="Table83" table:style-name="Table83">
        <table:table-column table:style-name="Table83.A"/>
        <table:table-column table:style-name="Table83.B"/>
        <table:table-row table:style-name="Table83.1">
          <table:table-cell table:style-name="Table83.A1" office:value-type="string">
            <text:p text:style-name="P393">'correct_all_s': 152<text:span text:style-name="T318">7</text:span>8</text:p>
          </table:table-cell>
          <table:table-cell table:style-name="Table83.A1" office:value-type="string">
            <text:p text:style-name="P393">'correct_multi_s': 27<text:span text:style-name="T319">8</text:span></text:p>
          </table:table-cell>
        </table:table-row>
      </table:table>
      <text:p text:style-name="P623">From K=1, C=20.</text:p>
      <text:p text:style-name="P623">How does it compare with SelectK?</text:p>
      <text:p text:style-name="P623">The best result in SelectK is <text:span text:style-name="T290">very close, with</text:span>:</text:p>
      <table:table table:name="Table84" table:style-name="Table84">
        <table:table-column table:style-name="Table84.A"/>
        <table:table-column table:style-name="Table84.B"/>
        <table:table-row table:style-name="Table84.1">
          <table:table-cell table:style-name="Table84.A1" office:value-type="string">
            <text:p text:style-name="P416"><text:span text:style-name="T64">'correct_all_s': 15869,</text:span> </text:p>
          </table:table-cell>
          <table:table-cell table:style-name="Table84.A1" office:value-type="string">
            <text:p text:style-name="P395">'correct_multi_s': 313</text:p>
          </table:table-cell>
        </table:table-row>
      </table:table>
      <text:p text:style-name="P624">With K=1.</text:p>
      <text:p text:style-name="P624"/>
      <text:p text:style-name="P925"><text:span text:style-name="T23">Both SenseContext-Average and SelectK are at their best in their basic form, with K=1. If we increase </text:span><text:span text:style-name="T24">K, the number of globals from which we select the senses, we have worse results: SelectK’s application of a partial softmax, like SCA’s cosine similarity between sense context and local context, is not a good method to distinguish between candidate senses.</text:span></text:p>
      <text:p text:style-name="P626"/>
      <text:p text:style-name="P625"/>
      <text:p text:style-name="P627">If the representation of the local context is created with a GRU, how do we fare?</text:p>
      <text:p text:style-name="P615"/>
      <text:p text:style-name="P620"/>
      <text:h text:style-name="Heading_20_2" text:outline-level="2"><text:bookmark-start text:name="__RefHeading___Toc19073_2873625452"/>Experiments – <text:span text:style-name="T333">concat GNN input</text:span><text:bookmark-end text:name="__RefHeading___Toc19073_2873625452"/></text:h>
      <text:p text:style-name="P619"/>
      <text:h text:style-name="Heading_20_3" text:outline-level="3"><text:bookmark-start text:name="__RefHeading___Toc19075_2873625452"/>ConcatGAT; SC + Avg, K=1, C=20<text:bookmark-end text:name="__RefHeading___Toc19075_2873625452"/></text:h>
      <text:p text:style-name="P974"/>
      <table:table table:name="Table110" table:style-name="Table110">
        <table:table-column table:style-name="Table110.A"/>
        <table:table-column table:style-name="Table110.B"/>
        <table:table-column table:style-name="Table110.C"/>
        <table:table-column table:style-name="Table110.D"/>
        <table:table-column table:style-name="Table110.E"/>
        <table:table-column table:style-name="Table110.F"/>
        <table:table-column table:style-name="Table110.G"/>
        <table:table-row table:style-name="Table110.1">
          <table:table-cell table:style-name="Table110.A1" office:value-type="string">
            <text:p text:style-name="P59">Epoch</text:p>
          </table:table-cell>
          <table:table-cell table:style-name="Table110.A1" table:number-columns-spanned="3" office:value-type="string">
            <text:p text:style-name="P110">Training PPL</text:p>
          </table:table-cell>
          <table:covered-table-cell/>
          <table:covered-table-cell/>
          <table:table-cell table:style-name="Table110.A1" table:number-columns-spanned="3" office:value-type="string">
            <text:p text:style-name="P110">Validation PPL</text:p>
          </table:table-cell>
          <table:covered-table-cell/>
          <table:covered-table-cell/>
        </table:table-row>
        <table:table-row table:style-name="Table110.2">
          <table:table-cell table:style-name="Table110.A1" office:value-type="string">
            <text:p text:style-name="P276"/>
          </table:table-cell>
          <table:table-cell table:style-name="Table110.A1" office:value-type="string">
            <text:p text:style-name="P276">Globals</text:p>
          </table:table-cell>
          <table:table-cell table:style-name="Table110.A1" office:value-type="string">
            <text:p text:style-name="P276">Senses</text:p>
          </table:table-cell>
          <table:table-cell table:style-name="Table110.A1" office:value-type="string">
            <text:p text:style-name="P276">Multi-senses</text:p>
          </table:table-cell>
          <table:table-cell table:style-name="Table110.A1" office:value-type="string">
            <text:p text:style-name="P276">Globals</text:p>
          </table:table-cell>
          <table:table-cell table:style-name="Table110.A1" office:value-type="string">
            <text:p text:style-name="P276">Senses</text:p>
          </table:table-cell>
          <table:table-cell table:style-name="Table110.A1" office:value-type="string">
            <text:p text:style-name="P276">Multi-senses</text:p>
          </table:table-cell>
        </table:table-row>
        <table:table-row table:style-name="Table110.3">
          <table:table-cell table:style-name="Table110.A1" office:value-type="string">
            <text:p text:style-name="P358">1</text:p>
          </table:table-cell>
          <table:table-cell table:style-name="Table110.A1" office:value-type="string">
            <text:p text:style-name="P224">1024.87</text:p>
          </table:table-cell>
          <table:table-cell table:style-name="Table110.A1" office:value-type="string">
            <text:p text:style-name="P425"/>
          </table:table-cell>
          <table:table-cell table:style-name="Table110.A1" office:value-type="string">
            <text:p text:style-name="P425"/>
          </table:table-cell>
          <table:table-cell table:style-name="Table110.A1" office:value-type="string">
            <text:p text:style-name="P425">808.33</text:p>
          </table:table-cell>
          <table:table-cell table:style-name="Table110.A1" office:value-type="string">
            <text:p text:style-name="P425">'correct_all_s': 7051</text:p>
          </table:table-cell>
          <table:table-cell table:style-name="Table110.A1" office:value-type="string">
            <text:p text:style-name="P433">'correct_multi_s': 0</text:p>
          </table:table-cell>
        </table:table-row>
        <table:table-row table:style-name="Table110.4">
          <table:table-cell table:style-name="Table110.A4" office:value-type="string">
            <text:p text:style-name="P375">17</text:p>
          </table:table-cell>
          <table:table-cell table:style-name="Table110.A4" office:value-type="string">
            <text:p text:style-name="P224">163.53</text:p>
          </table:table-cell>
          <table:table-cell table:style-name="Table110.A4" office:value-type="string">
            <text:p text:style-name="P425"/>
          </table:table-cell>
          <table:table-cell table:style-name="Table110.A4" office:value-type="string">
            <text:p text:style-name="P425"/>
          </table:table-cell>
          <table:table-cell table:style-name="Table110.A4" office:value-type="string">
            <text:p text:style-name="P425">366.62</text:p>
          </table:table-cell>
          <table:table-cell table:style-name="Table110.A4" office:value-type="string">
            <text:p text:style-name="P494">'correct_all_s': 15388</text:p>
          </table:table-cell>
          <table:table-cell table:style-name="Table110.A4" office:value-type="string">
            <text:p text:style-name="P494">'correct_multi_s': 303</text:p>
          </table:table-cell>
        </table:table-row>
      </table:table>
      <text:p text:style-name="P974"/>
      <text:p text:style-name="P974"/>
      <text:p text:style-name="P974"/>
      <text:p text:style-name="P974"/>
      <text:p text:style-name="P974"/>
      <text:p text:style-name="P974"><text:soft-page-break/></text:p>
      <text:h text:style-name="P1127" text:outline-level="3"><text:bookmark-start text:name="__RefHeading___Toc19719_4060109014"/><text:s/>ConcatGAT; SC + Avg, K=<text:span text:style-name="T339">5</text:span>, C=20<text:bookmark-end text:name="__RefHeading___Toc19719_4060109014"/></text:h>
      <text:p text:style-name="P975"/>
      <table:table table:name="Table114" table:style-name="Table114">
        <table:table-column table:style-name="Table114.A"/>
        <table:table-column table:style-name="Table114.B"/>
        <table:table-column table:style-name="Table114.C"/>
        <table:table-column table:style-name="Table114.D"/>
        <table:table-column table:style-name="Table114.E"/>
        <table:table-column table:style-name="Table114.F"/>
        <table:table-column table:style-name="Table114.G"/>
        <table:table-row table:style-name="Table114.1">
          <table:table-cell table:style-name="Table114.A1" office:value-type="string">
            <text:p text:style-name="P60">Epoch</text:p>
          </table:table-cell>
          <table:table-cell table:style-name="Table114.A1" table:number-columns-spanned="3" office:value-type="string">
            <text:p text:style-name="P111">Training PPL</text:p>
          </table:table-cell>
          <table:covered-table-cell/>
          <table:covered-table-cell/>
          <table:table-cell table:style-name="Table114.A1" table:number-columns-spanned="3" office:value-type="string">
            <text:p text:style-name="P111">Validation PPL</text:p>
          </table:table-cell>
          <table:covered-table-cell/>
          <table:covered-table-cell/>
        </table:table-row>
        <table:table-row table:style-name="Table114.2">
          <table:table-cell table:style-name="Table114.A1" office:value-type="string">
            <text:p text:style-name="P277"/>
          </table:table-cell>
          <table:table-cell table:style-name="Table114.A1" office:value-type="string">
            <text:p text:style-name="P277">Globals</text:p>
          </table:table-cell>
          <table:table-cell table:style-name="Table114.A1" office:value-type="string">
            <text:p text:style-name="P277">Senses</text:p>
          </table:table-cell>
          <table:table-cell table:style-name="Table114.A1" office:value-type="string">
            <text:p text:style-name="P277">Multi-senses</text:p>
          </table:table-cell>
          <table:table-cell table:style-name="Table114.A1" office:value-type="string">
            <text:p text:style-name="P277">Globals</text:p>
          </table:table-cell>
          <table:table-cell table:style-name="Table114.A1" office:value-type="string">
            <text:p text:style-name="P277">Senses</text:p>
          </table:table-cell>
          <table:table-cell table:style-name="Table114.A1" office:value-type="string">
            <text:p text:style-name="P277">Multi-senses</text:p>
          </table:table-cell>
        </table:table-row>
        <table:table-row table:style-name="Table114.3">
          <table:table-cell table:style-name="Table114.A1" office:value-type="string">
            <text:p text:style-name="P359">1</text:p>
          </table:table-cell>
          <table:table-cell table:style-name="Table114.A1" office:value-type="string">
            <text:p text:style-name="P225">1024.87</text:p>
          </table:table-cell>
          <table:table-cell table:style-name="Table114.A1" office:value-type="string">
            <text:p text:style-name="P426"/>
          </table:table-cell>
          <table:table-cell table:style-name="Table114.A1" office:value-type="string">
            <text:p text:style-name="P426"/>
          </table:table-cell>
          <table:table-cell table:style-name="Table114.A1" office:value-type="string">
            <text:p text:style-name="P426">808.33 </text:p>
          </table:table-cell>
          <table:table-cell table:style-name="Table114.A1" office:value-type="string">
            <text:p text:style-name="P426">'correct_all_s': 5837</text:p>
          </table:table-cell>
          <table:table-cell table:style-name="Table114.A1" office:value-type="string">
            <text:p text:style-name="P434">'correct_multi_s': 0</text:p>
          </table:table-cell>
        </table:table-row>
        <table:table-row table:style-name="Table114.4">
          <table:table-cell table:style-name="Table114.A4" office:value-type="string">
            <text:p text:style-name="P376">1<text:span text:style-name="T341">1</text:span></text:p>
          </table:table-cell>
          <table:table-cell table:style-name="Table114.A4" office:value-type="string">
            <text:p text:style-name="P225">214.68</text:p>
          </table:table-cell>
          <table:table-cell table:style-name="Table114.A4" office:value-type="string">
            <text:p text:style-name="P426"/>
          </table:table-cell>
          <table:table-cell table:style-name="Table114.A4" office:value-type="string">
            <text:p text:style-name="P426"/>
          </table:table-cell>
          <table:table-cell table:style-name="Table114.A4" office:value-type="string">
            <text:p text:style-name="P426">373.82</text:p>
          </table:table-cell>
          <table:table-cell table:style-name="Table114.A4" office:value-type="string">
            <text:p text:style-name="P495">'correct_all_s': 7936</text:p>
          </table:table-cell>
          <table:table-cell table:style-name="Table114.A4" office:value-type="string">
            <text:p text:style-name="P488">'correct_multi_s': 184</text:p>
          </table:table-cell>
        </table:table-row>
        <table:table-row table:style-name="Table114.4">
          <table:table-cell table:style-name="Table114.A4" office:value-type="string">
            <text:p text:style-name="P377">17</text:p>
          </table:table-cell>
          <table:table-cell table:style-name="Table114.A4" office:value-type="string">
            <text:p text:style-name="P225">163.53</text:p>
          </table:table-cell>
          <table:table-cell table:style-name="Table114.A4" office:value-type="string">
            <text:p text:style-name="P426"/>
          </table:table-cell>
          <table:table-cell table:style-name="Table114.A4" office:value-type="string">
            <text:p text:style-name="P426"/>
          </table:table-cell>
          <table:table-cell table:style-name="Table114.A4" office:value-type="string">
            <text:p text:style-name="P426">366.62</text:p>
          </table:table-cell>
          <table:table-cell table:style-name="Table114.A4" office:value-type="string">
            <text:p text:style-name="P488"><text:s/>'correct_all_s': 7914</text:p>
          </table:table-cell>
          <table:table-cell table:style-name="Table114.A4" office:value-type="string">
            <text:p text:style-name="P495">'correct_multi_s': 208</text:p>
          </table:table-cell>
        </table:table-row>
      </table:table>
      <text:p text:style-name="P975"/>
      <text:p text:style-name="P974"/>
      <text:h text:style-name="P1127" text:outline-level="3"><text:bookmark-start text:name="__RefHeading___Toc19721_4060109014"/>ConcatGAT; SC + Avg, K=<text:span text:style-name="T339">1</text:span>, C=<text:span text:style-name="T339">5</text:span>0<text:bookmark-end text:name="__RefHeading___Toc19721_4060109014"/></text:h>
      <text:p text:style-name="P976"/>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column table:style-name="Table115.G"/>
        <table:table-row table:style-name="Table115.1">
          <table:table-cell table:style-name="Table115.A1" office:value-type="string">
            <text:p text:style-name="P61">Epoch</text:p>
          </table:table-cell>
          <table:table-cell table:style-name="Table115.A1" table:number-columns-spanned="3" office:value-type="string">
            <text:p text:style-name="P112">Training PPL</text:p>
          </table:table-cell>
          <table:covered-table-cell/>
          <table:covered-table-cell/>
          <table:table-cell table:style-name="Table115.A1" table:number-columns-spanned="3" office:value-type="string">
            <text:p text:style-name="P112">Validation PPL</text:p>
          </table:table-cell>
          <table:covered-table-cell/>
          <table:covered-table-cell/>
        </table:table-row>
        <table:table-row table:style-name="Table115.2">
          <table:table-cell table:style-name="Table115.A1" office:value-type="string">
            <text:p text:style-name="P278"/>
          </table:table-cell>
          <table:table-cell table:style-name="Table115.A1" office:value-type="string">
            <text:p text:style-name="P278">Globals</text:p>
          </table:table-cell>
          <table:table-cell table:style-name="Table115.A1" office:value-type="string">
            <text:p text:style-name="P278">Senses</text:p>
          </table:table-cell>
          <table:table-cell table:style-name="Table115.A1" office:value-type="string">
            <text:p text:style-name="P278">Multi-senses</text:p>
          </table:table-cell>
          <table:table-cell table:style-name="Table115.A1" office:value-type="string">
            <text:p text:style-name="P278">Globals</text:p>
          </table:table-cell>
          <table:table-cell table:style-name="Table115.A1" office:value-type="string">
            <text:p text:style-name="P278">Senses</text:p>
          </table:table-cell>
          <table:table-cell table:style-name="Table115.A1" office:value-type="string">
            <text:p text:style-name="P278">Multi-senses</text:p>
          </table:table-cell>
        </table:table-row>
        <table:table-row table:style-name="Table115.3">
          <table:table-cell table:style-name="Table115.A1" office:value-type="string">
            <text:p text:style-name="P360">1<text:span text:style-name="T342">1</text:span></text:p>
          </table:table-cell>
          <table:table-cell table:style-name="Table115.A1" office:value-type="string">
            <text:p text:style-name="P226">1024.87</text:p>
          </table:table-cell>
          <table:table-cell table:style-name="Table115.A1" office:value-type="string">
            <text:p text:style-name="P427"/>
          </table:table-cell>
          <table:table-cell table:style-name="Table115.A1" office:value-type="string">
            <text:p text:style-name="P427"/>
          </table:table-cell>
          <table:table-cell table:style-name="Table115.A1" office:value-type="string">
            <text:p text:style-name="P427">808.33</text:p>
          </table:table-cell>
          <table:table-cell table:style-name="Table115.A1" office:value-type="string">
            <text:p text:style-name="P427">'correct_all_s': 4230</text:p>
          </table:table-cell>
          <table:table-cell table:style-name="Table115.A1" office:value-type="string">
            <text:p text:style-name="P435">'correct_multi_s': 0</text:p>
          </table:table-cell>
        </table:table-row>
        <table:table-row table:style-name="Table115.4">
          <table:table-cell table:style-name="Table115.A4" office:value-type="string">
            <text:p text:style-name="P379">17</text:p>
          </table:table-cell>
          <table:table-cell table:style-name="Table115.A4" office:value-type="string">
            <text:p text:style-name="P226">163.53</text:p>
          </table:table-cell>
          <table:table-cell table:style-name="Table115.A4" office:value-type="string">
            <text:p text:style-name="P427"/>
          </table:table-cell>
          <table:table-cell table:style-name="Table115.A4" office:value-type="string">
            <text:p text:style-name="P427"/>
          </table:table-cell>
          <table:table-cell table:style-name="Table115.A4" office:value-type="string">
            <text:p text:style-name="P427">366.62</text:p>
          </table:table-cell>
          <table:table-cell table:style-name="Table115.A4" office:value-type="string">
            <text:p text:style-name="P496">'correct_all_s': 9359</text:p>
          </table:table-cell>
          <table:table-cell table:style-name="Table115.A4" office:value-type="string">
            <text:p text:style-name="P496">'correct_multi_s': 183</text:p>
          </table:table-cell>
        </table:table-row>
      </table:table>
      <text:p text:style-name="P976"/>
      <text:h text:style-name="P1127" text:outline-level="3"><text:bookmark-start text:name="__RefHeading___Toc19723_4060109014"/>ConcatGAT; SC + Avg, K=<text:span text:style-name="T339">5</text:span>, C=<text:span text:style-name="T340">5</text:span>0<text:bookmark-end text:name="__RefHeading___Toc19723_4060109014"/></text:h>
      <text:p text:style-name="P976"/>
      <table:table table:name="Table116" table:style-name="Table116">
        <table:table-column table:style-name="Table116.A"/>
        <table:table-column table:style-name="Table116.B"/>
        <table:table-column table:style-name="Table116.C"/>
        <table:table-column table:style-name="Table116.D"/>
        <table:table-column table:style-name="Table116.E"/>
        <table:table-column table:style-name="Table116.F"/>
        <table:table-column table:style-name="Table116.G"/>
        <table:table-row table:style-name="Table116.1">
          <table:table-cell table:style-name="Table116.A1" office:value-type="string">
            <text:p text:style-name="P61">Epoch</text:p>
          </table:table-cell>
          <table:table-cell table:style-name="Table116.A1" table:number-columns-spanned="3" office:value-type="string">
            <text:p text:style-name="P112">Training PPL</text:p>
          </table:table-cell>
          <table:covered-table-cell/>
          <table:covered-table-cell/>
          <table:table-cell table:style-name="Table116.A1" table:number-columns-spanned="3" office:value-type="string">
            <text:p text:style-name="P112">Validation PPL</text:p>
          </table:table-cell>
          <table:covered-table-cell/>
          <table:covered-table-cell/>
        </table:table-row>
        <table:table-row table:style-name="Table116.2">
          <table:table-cell table:style-name="Table116.A1" office:value-type="string">
            <text:p text:style-name="P278"/>
          </table:table-cell>
          <table:table-cell table:style-name="Table116.A1" office:value-type="string">
            <text:p text:style-name="P278">Globals</text:p>
          </table:table-cell>
          <table:table-cell table:style-name="Table116.A1" office:value-type="string">
            <text:p text:style-name="P278">Senses</text:p>
          </table:table-cell>
          <table:table-cell table:style-name="Table116.A1" office:value-type="string">
            <text:p text:style-name="P278">Multi-senses</text:p>
          </table:table-cell>
          <table:table-cell table:style-name="Table116.A1" office:value-type="string">
            <text:p text:style-name="P278">Globals</text:p>
          </table:table-cell>
          <table:table-cell table:style-name="Table116.A1" office:value-type="string">
            <text:p text:style-name="P278">Senses</text:p>
          </table:table-cell>
          <table:table-cell table:style-name="Table116.A1" office:value-type="string">
            <text:p text:style-name="P278">Multi-senses</text:p>
          </table:table-cell>
        </table:table-row>
        <table:table-row table:style-name="Table116.3">
          <table:table-cell table:style-name="Table116.A1" office:value-type="string">
            <text:p text:style-name="P360">1</text:p>
          </table:table-cell>
          <table:table-cell table:style-name="Table116.A1" office:value-type="string">
            <text:p text:style-name="P226">1024.87</text:p>
          </table:table-cell>
          <table:table-cell table:style-name="Table116.A1" office:value-type="string">
            <text:p text:style-name="P427"/>
          </table:table-cell>
          <table:table-cell table:style-name="Table116.A1" office:value-type="string">
            <text:p text:style-name="P427"/>
          </table:table-cell>
          <table:table-cell table:style-name="Table116.A1" office:value-type="string">
            <text:p text:style-name="P427">808.33</text:p>
          </table:table-cell>
          <table:table-cell table:style-name="Table116.A1" office:value-type="string">
            <text:p text:style-name="P427">'correct_all_s': 3524</text:p>
          </table:table-cell>
          <table:table-cell table:style-name="Table116.A1" office:value-type="string">
            <text:p text:style-name="P435">'correct_multi_s': 2</text:p>
          </table:table-cell>
        </table:table-row>
        <table:table-row table:style-name="Table116.4">
          <table:table-cell table:style-name="Table116.A4" office:value-type="string">
            <text:p text:style-name="P380">9</text:p>
          </table:table-cell>
          <table:table-cell table:style-name="Table116.A4" office:value-type="string">
            <text:p text:style-name="P226">239.77</text:p>
          </table:table-cell>
          <table:table-cell table:style-name="Table116.A4" office:value-type="string">
            <text:p text:style-name="P427"/>
          </table:table-cell>
          <table:table-cell table:style-name="Table116.A4" office:value-type="string">
            <text:p text:style-name="P427"/>
          </table:table-cell>
          <table:table-cell table:style-name="Table116.A4" office:value-type="string">
            <text:p text:style-name="P427">383.33</text:p>
          </table:table-cell>
          <table:table-cell table:style-name="Table116.A4" office:value-type="string">
            <text:p text:style-name="P489">'<text:span text:style-name="T64">correct_all_s': 4765</text:span></text:p>
          </table:table-cell>
          <table:table-cell table:style-name="Table116.A4" office:value-type="string">
            <text:p text:style-name="P489">'correct_multi_s': 127</text:p>
          </table:table-cell>
        </table:table-row>
        <table:table-row table:style-name="Table116.5">
          <table:table-cell table:style-name="Table116.A4" office:value-type="string">
            <text:p text:style-name="P378">17</text:p>
          </table:table-cell>
          <table:table-cell table:style-name="Table116.A4" office:value-type="string">
            <text:p text:style-name="P226">163.53</text:p>
          </table:table-cell>
          <table:table-cell table:style-name="Table116.A4" office:value-type="string">
            <text:p text:style-name="P427"/>
          </table:table-cell>
          <table:table-cell table:style-name="Table116.A4" office:value-type="string">
            <text:p text:style-name="P427"/>
          </table:table-cell>
          <table:table-cell table:style-name="Table116.A4" office:value-type="string">
            <text:p text:style-name="P427">366.62</text:p>
          </table:table-cell>
          <table:table-cell table:style-name="Table116.A4" office:value-type="string">
            <text:p text:style-name="P489">correct_all_s': 4661</text:p>
          </table:table-cell>
          <table:table-cell table:style-name="Table116.A4" office:value-type="string">
            <text:p text:style-name="P496">'correct_multi_s': 157</text:p>
          </table:table-cell>
        </table:table-row>
      </table:table>
      <text:p text:style-name="P976"/>
      <text:h text:style-name="Heading_20_1" text:outline-level="1"/>
      <text:h text:style-name="Heading_20_1" text:outline-level="1"><text:bookmark-start text:name="__RefHeading___Toc14237_2120516564"/>8: Sense Context + GRU<text:bookmark-end text:name="__RefHeading___Toc14237_2120516564"/></text:h>
      <text:p text:style-name="P613"/>
      <text:p text:style-name="P613"/>
      <text:h text:style-name="Heading_20_2" text:outline-level="2"><text:bookmark-start text:name="__RefHeading___Toc13329_3109900767"/>Integrity check after refactoring and inserting the GRU-context option<text:bookmark-end text:name="__RefHeading___Toc13329_3109900767"/></text:h>
      <text:p text:style-name="P621"/>
      <text:h text:style-name="Heading_20_3" text:outline-level="3"><text:bookmark-start text:name="__RefHeading___Toc14224_2120516564"/>RNNs<text:bookmark-end text:name="__RefHeading___Toc14224_2120516564"/></text:h>
      <text:p text:style-name="Standard"/>
      <table:table table:name="Table78" table:style-name="Table78">
        <table:table-column table:style-name="Table78.A"/>
        <table:table-column table:style-name="Table78.B"/>
        <table:table-column table:style-name="Table78.C"/>
        <table:table-column table:style-name="Table78.D"/>
        <table:table-column table:style-name="Table78.B"/>
        <table:table-column table:style-name="Table78.F"/>
        <table:table-column table:style-name="Table78.G"/>
        <table:table-row table:style-name="Table78.1">
          <table:table-cell table:style-name="Table78.A1" office:value-type="string">
            <text:p text:style-name="P38">Epoch</text:p>
          </table:table-cell>
          <table:table-cell table:style-name="Table78.B1" table:number-columns-spanned="3" office:value-type="string">
            <text:p text:style-name="P501">Training PPL</text:p>
          </table:table-cell>
          <table:covered-table-cell/>
          <table:covered-table-cell/>
          <table:table-cell table:style-name="Table78.A1" table:number-columns-spanned="3" office:value-type="string">
            <text:p text:style-name="P501">PREVIOUS</text:p>
          </table:table-cell>
          <table:covered-table-cell/>
          <table:covered-table-cell/>
        </table:table-row>
        <text:soft-page-break/>
        <table:table-row table:style-name="Table78.2">
          <table:table-cell table:style-name="Table78.A1" office:value-type="string">
            <text:p text:style-name="P254"/>
          </table:table-cell>
          <table:table-cell table:style-name="Table78.B1" office:value-type="string">
            <text:p text:style-name="P323">Globals</text:p>
          </table:table-cell>
          <table:table-cell table:style-name="Table78.B1" office:value-type="string">
            <text:p text:style-name="P323">Senses</text:p>
          </table:table-cell>
          <table:table-cell table:style-name="Table78.B1" office:value-type="string">
            <text:p text:style-name="P323">Multi-senses</text:p>
          </table:table-cell>
          <table:table-cell table:style-name="Table78.A1" office:value-type="string">
            <text:p text:style-name="P254">Globals</text:p>
          </table:table-cell>
          <table:table-cell table:style-name="Table78.A1" office:value-type="string">
            <text:p text:style-name="P254">Senses</text:p>
          </table:table-cell>
          <table:table-cell table:style-name="Table78.A1" office:value-type="string">
            <text:p text:style-name="P254">Multi-senses</text:p>
          </table:table-cell>
        </table:table-row>
        <table:table-row table:style-name="Table78.2">
          <table:table-cell table:style-name="Table78.A1" office:value-type="string">
            <text:p text:style-name="P254">1</text:p>
          </table:table-cell>
          <table:table-cell table:style-name="Table78.B1" office:value-type="string">
            <text:p text:style-name="P143">24302.38</text:p>
          </table:table-cell>
          <table:table-cell table:style-name="Table78.B1" office:value-type="string">
            <text:p text:style-name="P143">39162.25</text:p>
          </table:table-cell>
          <table:table-cell table:style-name="Table78.B1" office:value-type="string">
            <text:p text:style-name="P143">40348.99</text:p>
          </table:table-cell>
          <table:table-cell table:style-name="Table78.A1" office:value-type="string">
            <text:p text:style-name="P143">24302.38</text:p>
          </table:table-cell>
          <table:table-cell table:style-name="Table78.A1" office:value-type="string">
            <text:p text:style-name="P143">39162.25</text:p>
          </table:table-cell>
          <table:table-cell table:style-name="Table78.A1" office:value-type="string">
            <text:p text:style-name="P143">40348.99</text:p>
          </table:table-cell>
        </table:table-row>
        <table:table-row table:style-name="Table78.2">
          <table:table-cell table:style-name="Table78.A1" office:value-type="string">
            <text:p text:style-name="P254">10</text:p>
          </table:table-cell>
          <table:table-cell table:style-name="Table78.B1" office:value-type="string">
            <text:p text:style-name="P254">49.46</text:p>
          </table:table-cell>
          <table:table-cell table:style-name="Table78.B1" office:value-type="string">
            <text:p text:style-name="P254">63.28</text:p>
          </table:table-cell>
          <table:table-cell table:style-name="Table78.B1" office:value-type="string">
            <text:p text:style-name="P254">139.15</text:p>
          </table:table-cell>
          <table:table-cell table:style-name="Table78.A1" office:value-type="string">
            <text:p text:style-name="P254">49.46</text:p>
          </table:table-cell>
          <table:table-cell table:style-name="Table78.A1" office:value-type="string">
            <text:p text:style-name="P254">63.28</text:p>
          </table:table-cell>
          <table:table-cell table:style-name="Table78.A1" office:value-type="string">
            <text:p text:style-name="P254">139.15</text:p>
          </table:table-cell>
        </table:table-row>
        <table:table-row table:style-name="Table78.2">
          <table:table-cell table:style-name="Table78.A1" office:value-type="string">
            <text:p text:style-name="P254">100</text:p>
          </table:table-cell>
          <table:table-cell table:style-name="Table78.B1" office:value-type="string">
            <text:p text:style-name="P143">31.9</text:p>
          </table:table-cell>
          <table:table-cell table:style-name="Table78.B1" office:value-type="string">
            <text:p text:style-name="P143">34.94</text:p>
          </table:table-cell>
          <table:table-cell table:style-name="Table78.B1" office:value-type="string">
            <text:p text:style-name="P143">52.98</text:p>
          </table:table-cell>
          <table:table-cell table:style-name="Table78.A1" office:value-type="string">
            <text:p text:style-name="P143">31.9</text:p>
          </table:table-cell>
          <table:table-cell table:style-name="Table78.A1" office:value-type="string">
            <text:p text:style-name="P143">34.94</text:p>
          </table:table-cell>
          <table:table-cell table:style-name="Table78.A1" office:value-type="string">
            <text:p text:style-name="P143">52.98</text:p>
          </table:table-cell>
        </table:table-row>
        <table:table-row table:style-name="Table78.2">
          <table:table-cell table:style-name="Table78.A1" office:value-type="string">
            <text:p text:style-name="P254">200</text:p>
          </table:table-cell>
          <table:table-cell table:style-name="Table78.B1" office:value-type="string">
            <text:p text:style-name="P340">31.77</text:p>
          </table:table-cell>
          <table:table-cell table:style-name="Table78.B1" office:value-type="string">
            <text:p text:style-name="P340">1.2</text:p>
          </table:table-cell>
          <table:table-cell table:style-name="Table78.B1" office:value-type="string">
            <text:p text:style-name="P340">1.2</text:p>
          </table:table-cell>
          <table:table-cell table:style-name="Table78.A1" office:value-type="string">
            <text:p text:style-name="P254">31.76</text:p>
          </table:table-cell>
          <table:table-cell table:style-name="Table78.A1" office:value-type="string">
            <text:p text:style-name="P254">1.22</text:p>
          </table:table-cell>
          <table:table-cell table:style-name="Table78.A1" office:value-type="string">
            <text:p text:style-name="P254">1.21</text:p>
          </table:table-cell>
        </table:table-row>
        <table:table-row table:style-name="Table78.2">
          <table:table-cell table:style-name="Table78.A1" office:value-type="string">
            <text:p text:style-name="P254">248</text:p>
          </table:table-cell>
          <table:table-cell table:style-name="Table78.B1" office:value-type="string">
            <text:p text:style-name="P193">1.07</text:p>
          </table:table-cell>
          <table:table-cell table:style-name="Table78.B1" office:value-type="string">
            <text:p text:style-name="P193">1.05</text:p>
          </table:table-cell>
          <table:table-cell table:style-name="Table78.B1" office:value-type="string">
            <text:p text:style-name="P193">1.05</text:p>
          </table:table-cell>
          <table:table-cell table:style-name="Table78.A1" office:value-type="string">
            <text:p text:style-name="P143">1.07</text:p>
          </table:table-cell>
          <table:table-cell table:style-name="Table78.A1" office:value-type="string">
            <text:p text:style-name="P143">1.05</text:p>
          </table:table-cell>
          <table:table-cell table:style-name="Table78.A1" office:value-type="string">
            <text:p text:style-name="P143">1.05</text:p>
          </table:table-cell>
        </table:table-row>
      </table:table>
      <text:p text:style-name="P622">Unchanged.</text:p>
      <text:p text:style-name="P622">Further verification could be done by starting an Experiment, on RNN or SelectK.</text:p>
      <text:p text:style-name="P622"/>
      <text:p text:style-name="P622"/>
      <text:h text:style-name="Heading_20_3" text:outline-level="3"><text:bookmark-start text:name="__RefHeading___Toc14226_2120516564"/>SelectK, K=1<text:bookmark-end text:name="__RefHeading___Toc14226_2120516564"/></text:h>
      <text:p text:style-name="P923"/>
      <table:table table:name="Table79" table:style-name="Table79">
        <table:table-column table:style-name="Table79.A"/>
        <table:table-column table:style-name="Table79.B"/>
        <table:table-column table:style-name="Table79.C"/>
        <table:table-column table:style-name="Table79.D"/>
        <table:table-column table:style-name="Table79.B"/>
        <table:table-column table:style-name="Table79.F"/>
        <table:table-column table:style-name="Table79.G"/>
        <table:table-row table:style-name="Table79.1">
          <table:table-cell table:style-name="Table79.A1" office:value-type="string">
            <text:p text:style-name="P39">Epoch</text:p>
          </table:table-cell>
          <table:table-cell table:style-name="Table79.B1" table:number-columns-spanned="3" office:value-type="string">
            <text:p text:style-name="P502">Training PPL</text:p>
          </table:table-cell>
          <table:covered-table-cell/>
          <table:covered-table-cell/>
          <table:table-cell table:style-name="Table79.A1" table:number-columns-spanned="3" office:value-type="string">
            <text:p text:style-name="P502">PREVIOUS</text:p>
          </table:table-cell>
          <table:covered-table-cell/>
          <table:covered-table-cell/>
        </table:table-row>
        <table:table-row table:style-name="Table79.2">
          <table:table-cell table:style-name="Table79.A1" office:value-type="string">
            <text:p text:style-name="P255"/>
          </table:table-cell>
          <table:table-cell table:style-name="Table79.B1" office:value-type="string">
            <text:p text:style-name="P324">Globals</text:p>
          </table:table-cell>
          <table:table-cell table:style-name="Table79.B1" office:value-type="string">
            <text:p text:style-name="P324">Senses</text:p>
          </table:table-cell>
          <table:table-cell table:style-name="Table79.B1" office:value-type="string">
            <text:p text:style-name="P324">Multi-senses</text:p>
          </table:table-cell>
          <table:table-cell table:style-name="Table79.A1" office:value-type="string">
            <text:p text:style-name="P255">Globals</text:p>
          </table:table-cell>
          <table:table-cell table:style-name="Table79.A1" office:value-type="string">
            <text:p text:style-name="P255">Senses</text:p>
          </table:table-cell>
          <table:table-cell table:style-name="Table79.A1" office:value-type="string">
            <text:p text:style-name="P255">Multi-senses</text:p>
          </table:table-cell>
        </table:table-row>
        <table:table-row table:style-name="Table79.2">
          <table:table-cell table:style-name="Table79.A1" office:value-type="string">
            <text:p text:style-name="P293">1</text:p>
          </table:table-cell>
          <table:table-cell table:style-name="Table79.B1" office:value-type="string">
            <text:p text:style-name="P144">24302.37</text:p>
          </table:table-cell>
          <table:table-cell table:style-name="Table79.B1" office:value-type="string">
            <text:p text:style-name="P144">100000216.32</text:p>
          </table:table-cell>
          <table:table-cell table:style-name="Table79.B1" office:value-type="string">
            <text:p text:style-name="P144">100000025.58</text:p>
          </table:table-cell>
          <table:table-cell table:style-name="Table79.A1" office:value-type="string">
            <text:p text:style-name="P128">24312.49</text:p>
          </table:table-cell>
          <table:table-cell table:style-name="Table79.A1" office:value-type="string">
            <text:p text:style-name="P238">100000216.32</text:p>
          </table:table-cell>
          <table:table-cell table:style-name="Table79.A1" office:value-type="string">
            <text:p text:style-name="P238">100000025.58</text:p>
          </table:table-cell>
        </table:table-row>
        <table:table-row table:style-name="Table79.2">
          <table:table-cell table:style-name="Table79.A1" office:value-type="string">
            <text:p text:style-name="P293">10</text:p>
          </table:table-cell>
          <table:table-cell table:style-name="Table79.B1" office:value-type="string">
            <text:p text:style-name="P255">49.46</text:p>
          </table:table-cell>
          <table:table-cell table:style-name="Table79.B1" office:value-type="string">
            <text:p text:style-name="P255">11659157.02</text:p>
          </table:table-cell>
          <table:table-cell table:style-name="Table79.B1" office:value-type="string">
            <text:p text:style-name="P255">100000025.58</text:p>
          </table:table-cell>
          <table:table-cell table:style-name="Table79.A1" office:value-type="string">
            <text:p text:style-name="P238">48.95</text:p>
          </table:table-cell>
          <table:table-cell table:style-name="Table79.A1" office:value-type="string">
            <text:p text:style-name="P238">11659157.02</text:p>
          </table:table-cell>
          <table:table-cell table:style-name="Table79.A1" office:value-type="string">
            <text:p text:style-name="P238">100000025.58</text:p>
          </table:table-cell>
        </table:table-row>
        <table:table-row table:style-name="Table79.2">
          <table:table-cell table:style-name="Table79.A1" office:value-type="string">
            <text:p text:style-name="P293">100</text:p>
          </table:table-cell>
          <table:table-cell table:style-name="Table79.B1" office:value-type="string">
            <text:p text:style-name="P144">31.9 </text:p>
          </table:table-cell>
          <table:table-cell table:style-name="Table79.B1" office:value-type="string">
            <text:p text:style-name="P144">11659157.02</text:p>
          </table:table-cell>
          <table:table-cell table:style-name="Table79.B1" office:value-type="string">
            <text:p text:style-name="P144">100000025.58</text:p>
          </table:table-cell>
          <table:table-cell table:style-name="Table79.A1" office:value-type="string">
            <text:p text:style-name="P128">31.92 </text:p>
          </table:table-cell>
          <table:table-cell table:style-name="Table79.A1" office:value-type="string">
            <text:p text:style-name="P128">11659157.02 <text:s/></text:p>
          </table:table-cell>
          <table:table-cell table:style-name="Table79.A1" office:value-type="string">
            <text:p text:style-name="P128"><text:s/>100000025.58</text:p>
          </table:table-cell>
        </table:table-row>
        <table:table-row table:style-name="Table79.2">
          <table:table-cell table:style-name="Table79.A1" office:value-type="string">
            <text:p text:style-name="P293">200</text:p>
          </table:table-cell>
          <table:table-cell table:style-name="Table79.B1" office:value-type="string">
            <text:p text:style-name="P341">31.3</text:p>
          </table:table-cell>
          <table:table-cell table:style-name="Table79.B1" office:value-type="string">
            <text:p text:style-name="P341">11659157.02</text:p>
            <text:p text:style-name="P341">'correct_all_s': 7, 'top_k_all_s': 7</text:p>
          </table:table-cell>
          <table:table-cell table:style-name="Table79.B1" office:value-type="string">
            <text:p text:style-name="P341">100000025.58</text:p>
            <text:p text:style-name="P341">'correct_multi_s': 0, 'top_k_multi_s': 0</text:p>
          </table:table-cell>
          <table:table-cell table:style-name="Table79.A1" office:value-type="string">
            <text:p text:style-name="P238">1.46</text:p>
          </table:table-cell>
          <table:table-cell table:style-name="Table79.A1" office:value-type="string">
            <text:p text:style-name="P128">3.45</text:p>
            <text:p text:style-name="P129">'correct_all_s': 56, </text:p>
            <text:p text:style-name="P129">'top_k_all_s': 56, </text:p>
            <text:p text:style-name="P129">'tot_all_s': 60</text:p>
          </table:table-cell>
          <table:table-cell table:style-name="Table79.A1" office:value-type="string">
            <text:p text:style-name="P128">1.02</text:p>
            <text:p text:style-name="P128">'correct_multi_s': 19, 'top_k_multi_s': 19, 'tot_multi_s': 19</text:p>
          </table:table-cell>
        </table:table-row>
        <table:table-row table:style-name="Table79.2">
          <table:table-cell table:style-name="Table79.A1" office:value-type="string">
            <text:p text:style-name="P293">300</text:p>
          </table:table-cell>
          <table:table-cell table:style-name="Table79.B1" office:value-type="string">
            <text:p text:style-name="P194">1.04 </text:p>
          </table:table-cell>
          <table:table-cell table:style-name="Table79.B1" office:value-type="string">
            <text:p text:style-name="P194">2.51</text:p>
            <text:p text:style-name="P195">(57,57)</text:p>
          </table:table-cell>
          <table:table-cell table:style-name="Table79.B1" office:value-type="string">
            <text:p text:style-name="P195">1.0</text:p>
            <text:p text:style-name="P195">(19,19)</text:p>
          </table:table-cell>
          <table:table-cell table:style-name="Table79.A1" office:value-type="string">
            <text:p text:style-name="P128">1.04 </text:p>
          </table:table-cell>
          <table:table-cell table:style-name="Table79.A1" office:value-type="string">
            <text:p text:style-name="P128">7.32</text:p>
          </table:table-cell>
          <table:table-cell table:style-name="Table79.A1" office:value-type="string">
            <text:p text:style-name="P128">8.94</text:p>
          </table:table-cell>
        </table:table-row>
        <table:table-row table:style-name="Table79.2">
          <table:table-cell table:style-name="Table79.A8" office:value-type="string">
            <text:p text:style-name="P296">700</text:p>
          </table:table-cell>
          <table:table-cell table:style-name="Table79.B8" office:value-type="string">
            <text:p text:style-name="P194"/>
          </table:table-cell>
          <table:table-cell table:style-name="Table79.B8" office:value-type="string">
            <text:p text:style-name="P194"/>
          </table:table-cell>
          <table:table-cell table:style-name="Table79.B8" office:value-type="string">
            <text:p text:style-name="P194"/>
          </table:table-cell>
          <table:table-cell table:style-name="Table79.A8" office:value-type="string">
            <text:p text:style-name="P167">1.02</text:p>
          </table:table-cell>
          <table:table-cell table:style-name="Table79.A8" office:value-type="string">
            <text:p text:style-name="P167">1.58</text:p>
            <text:p text:style-name="P167">'correct_all_s': 54, </text:p>
            <text:p text:style-name="P167">'top_k_all_s': 58, </text:p>
            <text:p text:style-name="P167">'tot_all_s': 60</text:p>
          </table:table-cell>
          <table:table-cell table:style-name="Table79.A8" office:value-type="string">
            <text:p text:style-name="P167">1.55</text:p>
            <text:p text:style-name="P167">'correct_multi_s': 18, 'top_k_multi_s': 18, 'tot_multi_s': 19</text:p>
          </table:table-cell>
        </table:table-row>
      </table:table>
      <text:p text:style-name="P924">Valid, although slightly different. </text:p>
      <text:p text:style-name="P924">Re-run of experiments on the to-do-list?</text:p>
      <text:p text:style-name="P924"/>
      <text:p text:style-name="P924"/>
      <text:h text:style-name="Heading_20_3" text:outline-level="3"><text:bookmark-start text:name="__RefHeading___Toc14239_2120516564"/>Full experiment, SelectK10<text:bookmark-end text:name="__RefHeading___Toc14239_2120516564"/></text:h>
      <text:p text:style-name="P926"/>
      <text:p text:style-name="P927">To verify in greater detail that the models still work as intended, we attempt to replicate the results of the experiment on the entirety of SemCor using SelectK w/ K=10.</text:p>
      <text:p text:style-name="P928">It should be either the same or very close, with some differences explained by a different random initialization due to creating and handling the tensors in different order.</text:p>
      <text:p text:style-name="P927"/>
      <text:p text:style-name="P927">… <text:span text:style-name="T303">same values found. Confirmed.</text:span></text:p>
      <text:p text:style-name="P942"/>
      <text:h text:style-name="Heading_20_2" text:outline-level="2"><text:bookmark-start text:name="__RefHeading___Toc14228_2120516564"/>Mini-experiments<text:bookmark-end text:name="__RefHeading___Toc14228_2120516564"/></text:h>
      <text:p text:style-name="Standard"/>
      <text:h text:style-name="Heading_20_3" text:outline-level="3"><text:bookmark-start text:name="__RefHeading___Toc14245_2120516564"/><text:soft-page-break/>SenseContext + GRU(2Layers), K=1, <text:span text:style-name="T295">C=10</text:span><text:bookmark-end text:name="__RefHeading___Toc14245_2120516564"/></text:h>
      <text:p text:style-name="P929"/>
      <table:table table:name="Table86" table:style-name="Table86">
        <table:table-column table:style-name="Table86.A"/>
        <table:table-column table:style-name="Table86.B"/>
        <table:table-column table:style-name="Table86.C"/>
        <table:table-column table:style-name="Table86.D"/>
        <table:table-row table:style-name="Table86.1">
          <table:table-cell table:style-name="Table86.A1" office:value-type="string">
            <text:p text:style-name="P42">Epoch</text:p>
          </table:table-cell>
          <table:table-cell table:style-name="Table86.A1" table:number-columns-spanned="3" office:value-type="string">
            <text:p text:style-name="P97">Training PPL</text:p>
          </table:table-cell>
          <table:covered-table-cell/>
          <table:covered-table-cell/>
        </table:table-row>
        <table:table-row table:style-name="Table86.2">
          <table:table-cell table:style-name="Table86.A1" office:value-type="string">
            <text:p text:style-name="P259"/>
          </table:table-cell>
          <table:table-cell table:style-name="Table86.A1" office:value-type="string">
            <text:p text:style-name="P259">Globals</text:p>
          </table:table-cell>
          <table:table-cell table:style-name="Table86.A1" office:value-type="string">
            <text:p text:style-name="P259">Senses</text:p>
          </table:table-cell>
          <table:table-cell table:style-name="Table86.A1" office:value-type="string">
            <text:p text:style-name="P259">Multi-senses</text:p>
          </table:table-cell>
        </table:table-row>
        <table:table-row table:style-name="Table86.2">
          <table:table-cell table:style-name="Table86.A1" office:value-type="string">
            <text:p text:style-name="P305">1</text:p>
          </table:table-cell>
          <table:table-cell table:style-name="Table86.A1" office:value-type="string">
            <text:p text:style-name="P147">24302.37</text:p>
          </table:table-cell>
          <table:table-cell table:style-name="Table86.A1" office:value-type="string">
            <text:p text:style-name="P347">0/60</text:p>
          </table:table-cell>
          <table:table-cell table:style-name="Table86.A1" office:value-type="string">
            <text:p text:style-name="P347">0/19</text:p>
          </table:table-cell>
        </table:table-row>
        <table:table-row table:style-name="Table86.2">
          <table:table-cell table:style-name="Table86.A1" office:value-type="string">
            <text:p text:style-name="P305">10</text:p>
          </table:table-cell>
          <table:table-cell table:style-name="Table86.A1" office:value-type="string">
            <text:p text:style-name="P259">49.46</text:p>
          </table:table-cell>
          <table:table-cell table:style-name="Table86.A1" office:value-type="string">
            <text:p text:style-name="P347">0</text:p>
          </table:table-cell>
          <table:table-cell table:style-name="Table86.A1" office:value-type="string">
            <text:p text:style-name="P347">0</text:p>
          </table:table-cell>
        </table:table-row>
        <table:table-row table:style-name="Table86.2">
          <table:table-cell table:style-name="Table86.A1" office:value-type="string">
            <text:p text:style-name="P453">200</text:p>
          </table:table-cell>
          <table:table-cell table:style-name="Table86.A1" office:value-type="string">
            <text:p text:style-name="P189">31.3</text:p>
          </table:table-cell>
          <table:table-cell table:style-name="Table86.A1" office:value-type="string">
            <text:p text:style-name="P196">1</text:p>
          </table:table-cell>
          <table:table-cell table:style-name="Table86.A1" office:value-type="string">
            <text:p text:style-name="P196">0</text:p>
          </table:table-cell>
        </table:table-row>
        <table:table-row table:style-name="Table86.6">
          <table:table-cell table:style-name="Table86.A6" office:value-type="string">
            <text:p text:style-name="P453">350</text:p>
          </table:table-cell>
          <table:table-cell table:style-name="Table86.A6" office:value-type="string">
            <text:p text:style-name="P196">1.02</text:p>
          </table:table-cell>
          <table:table-cell table:style-name="Table86.A6" office:value-type="string">
            <text:p text:style-name="P196">14</text:p>
          </table:table-cell>
          <table:table-cell table:style-name="Table86.A6" office:value-type="string">
            <text:p text:style-name="P196">2</text:p>
          </table:table-cell>
        </table:table-row>
        <table:table-row table:style-name="Table86.7">
          <table:table-cell table:style-name="Table86.A6" office:value-type="string">
            <text:p text:style-name="P453">500</text:p>
          </table:table-cell>
          <table:table-cell table:style-name="Table86.A6" office:value-type="string">
            <text:p text:style-name="P196">1.01</text:p>
          </table:table-cell>
          <table:table-cell table:style-name="Table86.A6" office:value-type="string">
            <text:p text:style-name="P196">12</text:p>
          </table:table-cell>
          <table:table-cell table:style-name="Table86.A6" office:value-type="string">
            <text:p text:style-name="P196">1</text:p>
          </table:table-cell>
        </table:table-row>
        <table:table-row table:style-name="Table86.8">
          <table:table-cell table:style-name="Table86.A6" office:value-type="string">
            <text:p text:style-name="P453">700</text:p>
          </table:table-cell>
          <table:table-cell table:style-name="Table86.A6" office:value-type="string">
            <text:p text:style-name="P196">1.0</text:p>
          </table:table-cell>
          <table:table-cell table:style-name="Table86.A6" office:value-type="string">
            <text:p text:style-name="P196">4</text:p>
          </table:table-cell>
          <table:table-cell table:style-name="Table86.A6" office:value-type="string">
            <text:p text:style-name="P196">1</text:p>
          </table:table-cell>
        </table:table-row>
      </table:table>
      <text:p text:style-name="P929"/>
      <text:h text:style-name="P1115" text:outline-level="3"><text:bookmark-start text:name="__RefHeading___Toc14247_2120516564"/>SenseContext + GRU(2Layers), K=<text:span text:style-name="T293">5, </text:span><text:span text:style-name="T295">C=10</text:span><text:bookmark-end text:name="__RefHeading___Toc14247_2120516564"/></text:h>
      <text:p text:style-name="P930"/>
      <table:table table:name="Table87" table:style-name="Table87">
        <table:table-column table:style-name="Table87.A"/>
        <table:table-column table:style-name="Table87.B"/>
        <table:table-column table:style-name="Table87.C"/>
        <table:table-column table:style-name="Table87.D"/>
        <table:table-row table:style-name="Table87.1">
          <table:table-cell table:style-name="Table87.A1" office:value-type="string">
            <text:p text:style-name="P43">Epoch</text:p>
          </table:table-cell>
          <table:table-cell table:style-name="Table87.A1" table:number-columns-spanned="3" office:value-type="string">
            <text:p text:style-name="P98">Training PPL</text:p>
          </table:table-cell>
          <table:covered-table-cell/>
          <table:covered-table-cell/>
        </table:table-row>
        <table:table-row table:style-name="Table87.2">
          <table:table-cell table:style-name="Table87.A1" office:value-type="string">
            <text:p text:style-name="P260"/>
          </table:table-cell>
          <table:table-cell table:style-name="Table87.A1" office:value-type="string">
            <text:p text:style-name="P260">Globals</text:p>
          </table:table-cell>
          <table:table-cell table:style-name="Table87.A1" office:value-type="string">
            <text:p text:style-name="P260">Senses</text:p>
          </table:table-cell>
          <table:table-cell table:style-name="Table87.A1" office:value-type="string">
            <text:p text:style-name="P260">Multi-senses</text:p>
          </table:table-cell>
        </table:table-row>
        <table:table-row table:style-name="Table87.2">
          <table:table-cell table:style-name="Table87.A1" office:value-type="string">
            <text:p text:style-name="P306">1</text:p>
          </table:table-cell>
          <table:table-cell table:style-name="Table87.A1" office:value-type="string">
            <text:p text:style-name="P148">24302.37</text:p>
          </table:table-cell>
          <table:table-cell table:style-name="Table87.A1" office:value-type="string">
            <text:p text:style-name="P348">0/60</text:p>
          </table:table-cell>
          <table:table-cell table:style-name="Table87.A1" office:value-type="string">
            <text:p text:style-name="P348">0/19</text:p>
          </table:table-cell>
        </table:table-row>
        <table:table-row table:style-name="Table87.2">
          <table:table-cell table:style-name="Table87.A1" office:value-type="string">
            <text:p text:style-name="P306">10</text:p>
          </table:table-cell>
          <table:table-cell table:style-name="Table87.A1" office:value-type="string">
            <text:p text:style-name="P260">49.46</text:p>
          </table:table-cell>
          <table:table-cell table:style-name="Table87.A1" office:value-type="string">
            <text:p text:style-name="P348">0</text:p>
          </table:table-cell>
          <table:table-cell table:style-name="Table87.A1" office:value-type="string">
            <text:p text:style-name="P348">0</text:p>
          </table:table-cell>
        </table:table-row>
        <table:table-row table:style-name="Table87.2">
          <table:table-cell table:style-name="Table87.A1" office:value-type="string">
            <text:p text:style-name="P454">200</text:p>
          </table:table-cell>
          <table:table-cell table:style-name="Table87.A1" office:value-type="string">
            <text:p text:style-name="P190">31.3</text:p>
          </table:table-cell>
          <table:table-cell table:style-name="Table87.A1" office:value-type="string">
            <text:p text:style-name="P518">0</text:p>
          </table:table-cell>
          <table:table-cell table:style-name="Table87.A1" office:value-type="string">
            <text:p text:style-name="P197">0</text:p>
          </table:table-cell>
        </table:table-row>
        <table:table-row table:style-name="Table87.6">
          <table:table-cell table:style-name="Table87.A6" office:value-type="string">
            <text:p text:style-name="P454">350</text:p>
          </table:table-cell>
          <table:table-cell table:style-name="Table87.A6" office:value-type="string">
            <text:p text:style-name="P197">1.02</text:p>
          </table:table-cell>
          <table:table-cell table:style-name="Table87.A6" office:value-type="string">
            <text:p text:style-name="P518">3</text:p>
          </table:table-cell>
          <table:table-cell table:style-name="Table87.A6" office:value-type="string">
            <text:p text:style-name="P518">0</text:p>
          </table:table-cell>
        </table:table-row>
        <table:table-row table:style-name="Table87.7">
          <table:table-cell table:style-name="Table87.A6" office:value-type="string">
            <text:p text:style-name="P454">500</text:p>
          </table:table-cell>
          <table:table-cell table:style-name="Table87.A6" office:value-type="string">
            <text:p text:style-name="P197">1.01</text:p>
          </table:table-cell>
          <table:table-cell table:style-name="Table87.A6" office:value-type="string">
            <text:p text:style-name="P519">2</text:p>
          </table:table-cell>
          <table:table-cell table:style-name="Table87.A6" office:value-type="string">
            <text:p text:style-name="P519">0</text:p>
          </table:table-cell>
        </table:table-row>
        <table:table-row table:style-name="Table87.8">
          <table:table-cell table:style-name="Table87.A6" office:value-type="string">
            <text:p text:style-name="P454">700</text:p>
          </table:table-cell>
          <table:table-cell table:style-name="Table87.A6" office:value-type="string">
            <text:p text:style-name="P197">1.0</text:p>
          </table:table-cell>
          <table:table-cell table:style-name="Table87.A6" office:value-type="string">
            <text:p text:style-name="P519">2</text:p>
          </table:table-cell>
          <table:table-cell table:style-name="Table87.A6" office:value-type="string">
            <text:p text:style-name="P519">0</text:p>
          </table:table-cell>
        </table:table-row>
      </table:table>
      <text:p text:style-name="P931"/>
      <text:h text:style-name="P1116" text:outline-level="3"><text:bookmark-start text:name="__RefHeading___Toc14249_2120516564"/>SenseContext + GRU(<text:span text:style-name="T294">3</text:span>Layers), K=<text:span text:style-name="T294">1, </text:span><text:span text:style-name="T296">C=10</text:span><text:bookmark-end text:name="__RefHeading___Toc14249_2120516564"/></text:h>
      <text:p text:style-name="P933"/>
      <table:table table:name="Table88" table:style-name="Table88">
        <table:table-column table:style-name="Table88.A"/>
        <table:table-column table:style-name="Table88.B"/>
        <table:table-column table:style-name="Table88.C"/>
        <table:table-column table:style-name="Table88.D"/>
        <table:table-row table:style-name="Table88.1">
          <table:table-cell table:style-name="Table88.A1" office:value-type="string">
            <text:p text:style-name="P44">Epoch</text:p>
          </table:table-cell>
          <table:table-cell table:style-name="Table88.A1" table:number-columns-spanned="3" office:value-type="string">
            <text:p text:style-name="P99">Training PPL</text:p>
          </table:table-cell>
          <table:covered-table-cell/>
          <table:covered-table-cell/>
        </table:table-row>
        <table:table-row table:style-name="Table88.2">
          <table:table-cell table:style-name="Table88.A1" office:value-type="string">
            <text:p text:style-name="P261"/>
          </table:table-cell>
          <table:table-cell table:style-name="Table88.A1" office:value-type="string">
            <text:p text:style-name="P261">Globals</text:p>
          </table:table-cell>
          <table:table-cell table:style-name="Table88.A1" office:value-type="string">
            <text:p text:style-name="P261">Senses</text:p>
          </table:table-cell>
          <table:table-cell table:style-name="Table88.A1" office:value-type="string">
            <text:p text:style-name="P261">Multi-senses</text:p>
          </table:table-cell>
        </table:table-row>
        <table:table-row table:style-name="Table88.2">
          <table:table-cell table:style-name="Table88.A1" office:value-type="string">
            <text:p text:style-name="P307">1</text:p>
          </table:table-cell>
          <table:table-cell table:style-name="Table88.A1" office:value-type="string">
            <text:p text:style-name="P148">24302.37</text:p>
          </table:table-cell>
          <table:table-cell table:style-name="Table88.A1" office:value-type="string">
            <text:p text:style-name="P349">0</text:p>
          </table:table-cell>
          <table:table-cell table:style-name="Table88.A1" office:value-type="string">
            <text:p text:style-name="P349">0</text:p>
          </table:table-cell>
        </table:table-row>
        <table:table-row table:style-name="Table88.2">
          <table:table-cell table:style-name="Table88.A1" office:value-type="string">
            <text:p text:style-name="P307">10</text:p>
          </table:table-cell>
          <table:table-cell table:style-name="Table88.A1" office:value-type="string">
            <text:p text:style-name="P260">49.46</text:p>
          </table:table-cell>
          <table:table-cell table:style-name="Table88.A1" office:value-type="string">
            <text:p text:style-name="P349">5</text:p>
          </table:table-cell>
          <table:table-cell table:style-name="Table88.A1" office:value-type="string">
            <text:p text:style-name="P349">0</text:p>
          </table:table-cell>
        </table:table-row>
        <table:table-row table:style-name="Table88.2">
          <table:table-cell table:style-name="Table88.A1" office:value-type="string">
            <text:p text:style-name="P455">200</text:p>
          </table:table-cell>
          <table:table-cell table:style-name="Table88.A1" office:value-type="string">
            <text:p text:style-name="P190">31.<text:span text:style-name="T297">49</text:span></text:p>
          </table:table-cell>
          <table:table-cell table:style-name="Table88.A1" office:value-type="string">
            <text:p text:style-name="P520">5</text:p>
          </table:table-cell>
          <table:table-cell table:style-name="Table88.A1" office:value-type="string">
            <text:p text:style-name="P198"/>
          </table:table-cell>
        </table:table-row>
        <table:table-row table:style-name="Table88.6">
          <table:table-cell table:style-name="Table88.A6" office:value-type="string">
            <text:p text:style-name="P455">350</text:p>
          </table:table-cell>
          <table:table-cell table:style-name="Table88.A6" office:value-type="string">
            <text:p text:style-name="P197">1.02</text:p>
          </table:table-cell>
          <table:table-cell table:style-name="Table88.A6" office:value-type="string">
            <text:p text:style-name="P520">28</text:p>
          </table:table-cell>
          <table:table-cell table:style-name="Table88.A6" office:value-type="string">
            <text:p text:style-name="P520">5</text:p>
          </table:table-cell>
        </table:table-row>
        <table:table-row table:style-name="Table88.7">
          <table:table-cell table:style-name="Table88.A6" office:value-type="string">
            <text:p text:style-name="P455">500</text:p>
          </table:table-cell>
          <table:table-cell table:style-name="Table88.A6" office:value-type="string">
            <text:p text:style-name="P197">1.01</text:p>
          </table:table-cell>
          <table:table-cell table:style-name="Table88.A6" office:value-type="string">
            <text:p text:style-name="P520">25</text:p>
          </table:table-cell>
          <table:table-cell table:style-name="Table88.A6" office:value-type="string">
            <text:p text:style-name="P520">6</text:p>
          </table:table-cell>
        </table:table-row>
        <table:table-row table:style-name="Table88.8">
          <table:table-cell table:style-name="Table88.A6" office:value-type="string">
            <text:p text:style-name="P455">700</text:p>
          </table:table-cell>
          <table:table-cell table:style-name="Table88.A6" office:value-type="string">
            <text:p text:style-name="P197">1.0</text:p>
          </table:table-cell>
          <table:table-cell table:style-name="Table88.A6" office:value-type="string">
            <text:p text:style-name="P521">29</text:p>
          </table:table-cell>
          <table:table-cell table:style-name="Table88.A6" office:value-type="string">
            <text:p text:style-name="P521">6</text:p>
          </table:table-cell>
        </table:table-row>
      </table:table>
      <text:p text:style-name="P933"/>
      <text:p text:style-name="P932"/>
      <text:h text:style-name="Heading_20_3" text:outline-level="3"><text:bookmark-start text:name="__RefHeading___Toc14251_2120516564"/>Observations<text:bookmark-end text:name="__RefHeading___Toc14251_2120516564"/></text:h>
      <text:p text:style-name="P932"/>
      <text:p text:style-name="P944">We see here that a 3-layer GRU (300-&gt;1024&gt;1024&gt;300) has a better capability to produce a representation of the context that allows us to be close (in terms of cosine similarity) to the correct sense, compared to the 2-layer 300→1024&gt;300.</text:p>
      <text:p text:style-name="P944">We will use the 3-layer from now on.</text:p>
      <text:p text:style-name="P943"/>
      <text:p text:style-name="P943">Let us try with a better context. C=<text:span text:style-name="T301">5</text:span>0.</text:p>
      <text:p text:style-name="P943"/>
      <text:h text:style-name="P1117" text:outline-level="3"><text:bookmark-start text:name="__RefHeading___Toc14253_2120516564"/>SenseContext + GRU(<text:span text:style-name="T294">3</text:span>Layers), K=<text:span text:style-name="T294">1, </text:span><text:span text:style-name="T296">C=</text:span><text:span text:style-name="T300">5</text:span><text:span text:style-name="T296">0</text:span><text:bookmark-end text:name="__RefHeading___Toc14253_2120516564"/></text:h>
      <text:p text:style-name="P935"/>
      <table:table table:name="Table89" table:style-name="Table89">
        <table:table-column table:style-name="Table89.A"/>
        <table:table-column table:style-name="Table89.B"/>
        <table:table-column table:style-name="Table89.C"/>
        <table:table-column table:style-name="Table89.D"/>
        <text:soft-page-break/>
        <table:table-row table:style-name="Table89.1">
          <table:table-cell table:style-name="Table89.A1" office:value-type="string">
            <text:p text:style-name="P45">Epoch</text:p>
          </table:table-cell>
          <table:table-cell table:style-name="Table89.A1" table:number-columns-spanned="3" office:value-type="string">
            <text:p text:style-name="P100">Training PPL</text:p>
          </table:table-cell>
          <table:covered-table-cell/>
          <table:covered-table-cell/>
        </table:table-row>
        <table:table-row table:style-name="Table89.2">
          <table:table-cell table:style-name="Table89.A1" office:value-type="string">
            <text:p text:style-name="P262"/>
          </table:table-cell>
          <table:table-cell table:style-name="Table89.A1" office:value-type="string">
            <text:p text:style-name="P262">Globals</text:p>
          </table:table-cell>
          <table:table-cell table:style-name="Table89.A1" office:value-type="string">
            <text:p text:style-name="P262">Senses</text:p>
          </table:table-cell>
          <table:table-cell table:style-name="Table89.A1" office:value-type="string">
            <text:p text:style-name="P262">Multi-senses</text:p>
          </table:table-cell>
        </table:table-row>
        <table:table-row table:style-name="Table89.2">
          <table:table-cell table:style-name="Table89.A1" office:value-type="string">
            <text:p text:style-name="P308">1</text:p>
          </table:table-cell>
          <table:table-cell table:style-name="Table89.A1" office:value-type="string">
            <text:p text:style-name="P149">24302.37</text:p>
          </table:table-cell>
          <table:table-cell table:style-name="Table89.A1" office:value-type="string">
            <text:p text:style-name="P353">0/60</text:p>
          </table:table-cell>
          <table:table-cell table:style-name="Table89.A1" office:value-type="string">
            <text:p text:style-name="P353">0/19</text:p>
          </table:table-cell>
        </table:table-row>
        <table:table-row table:style-name="Table89.2">
          <table:table-cell table:style-name="Table89.A1" office:value-type="string">
            <text:p text:style-name="P308">10</text:p>
          </table:table-cell>
          <table:table-cell table:style-name="Table89.A1" office:value-type="string">
            <text:p text:style-name="P262">49.46</text:p>
          </table:table-cell>
          <table:table-cell table:style-name="Table89.A1" office:value-type="string">
            <text:p text:style-name="P353">7</text:p>
          </table:table-cell>
          <table:table-cell table:style-name="Table89.A1" office:value-type="string">
            <text:p text:style-name="P353">0</text:p>
          </table:table-cell>
        </table:table-row>
        <table:table-row table:style-name="Table89.5">
          <table:table-cell table:style-name="Table89.A1" office:value-type="string">
            <text:p text:style-name="P458">100</text:p>
          </table:table-cell>
          <table:table-cell table:style-name="Table89.A1" office:value-type="string">
            <text:p text:style-name="P199">31.9</text:p>
          </table:table-cell>
          <table:table-cell table:style-name="Table89.A1" office:value-type="string">
            <text:p text:style-name="P522">5</text:p>
          </table:table-cell>
          <table:table-cell table:style-name="Table89.A1" office:value-type="string">
            <text:p text:style-name="P199">0</text:p>
          </table:table-cell>
        </table:table-row>
        <table:table-row table:style-name="Table89.6">
          <table:table-cell table:style-name="Table89.A6" office:value-type="string">
            <text:p text:style-name="P456"><text:span text:style-name="T302">20</text:span>0</text:p>
          </table:table-cell>
          <table:table-cell table:style-name="Table89.A6" office:value-type="string">
            <text:p text:style-name="P199">31.49</text:p>
          </table:table-cell>
          <table:table-cell table:style-name="Table89.A6" office:value-type="string">
            <text:p text:style-name="P522">7</text:p>
          </table:table-cell>
          <table:table-cell table:style-name="Table89.A6" office:value-type="string">
            <text:p text:style-name="P522">0</text:p>
          </table:table-cell>
        </table:table-row>
        <table:table-row table:style-name="Table89.7">
          <table:table-cell table:style-name="Table89.A6" office:value-type="string">
            <text:p text:style-name="P456"><text:span text:style-name="T302">3</text:span>00</text:p>
          </table:table-cell>
          <table:table-cell table:style-name="Table89.A6" office:value-type="string">
            <text:p text:style-name="P199">1.04</text:p>
          </table:table-cell>
          <table:table-cell table:style-name="Table89.A6" office:value-type="string">
            <text:p text:style-name="P522">24</text:p>
          </table:table-cell>
          <table:table-cell table:style-name="Table89.A6" office:value-type="string">
            <text:p text:style-name="P522">1</text:p>
          </table:table-cell>
        </table:table-row>
        <table:table-row table:style-name="Table89.8">
          <table:table-cell table:style-name="Table89.A6" office:value-type="string">
            <text:p text:style-name="P456"><text:span text:style-name="T302">4</text:span>00</text:p>
          </table:table-cell>
          <table:table-cell table:style-name="Table89.A6" office:value-type="string">
            <text:p text:style-name="P199">1.01</text:p>
          </table:table-cell>
          <table:table-cell table:style-name="Table89.A6" office:value-type="string">
            <text:p text:style-name="P522">28</text:p>
          </table:table-cell>
          <table:table-cell table:style-name="Table89.A6" office:value-type="string">
            <text:p text:style-name="P522">6</text:p>
          </table:table-cell>
        </table:table-row>
      </table:table>
      <text:p text:style-name="P935"/>
      <text:h text:style-name="P1117" text:outline-level="3"><text:bookmark-start text:name="__RefHeading___Toc14255_2120516564"/>SenseContext + GRU(<text:span text:style-name="T294">3</text:span>Layers), K=<text:span text:style-name="T298">5</text:span><text:span text:style-name="T294">, </text:span><text:span text:style-name="T296">C=</text:span><text:span text:style-name="T300">5</text:span><text:span text:style-name="T296">0</text:span><text:bookmark-end text:name="__RefHeading___Toc14255_2120516564"/></text:h>
      <text:p text:style-name="P934"/>
      <text:p text:style-name="P936"/>
      <table:table table:name="Table90" table:style-name="Table90">
        <table:table-column table:style-name="Table90.A"/>
        <table:table-column table:style-name="Table90.B"/>
        <table:table-column table:style-name="Table90.C"/>
        <table:table-column table:style-name="Table90.D"/>
        <table:table-row table:style-name="Table90.1">
          <table:table-cell table:style-name="Table90.A1" office:value-type="string">
            <text:p text:style-name="P46">Epoch</text:p>
          </table:table-cell>
          <table:table-cell table:style-name="Table90.A1" table:number-columns-spanned="3" office:value-type="string">
            <text:p text:style-name="P101">Training PPL</text:p>
          </table:table-cell>
          <table:covered-table-cell/>
          <table:covered-table-cell/>
        </table:table-row>
        <table:table-row table:style-name="Table90.2">
          <table:table-cell table:style-name="Table90.A1" office:value-type="string">
            <text:p text:style-name="P263"/>
          </table:table-cell>
          <table:table-cell table:style-name="Table90.A1" office:value-type="string">
            <text:p text:style-name="P263">Globals</text:p>
          </table:table-cell>
          <table:table-cell table:style-name="Table90.A1" office:value-type="string">
            <text:p text:style-name="P263">Senses</text:p>
          </table:table-cell>
          <table:table-cell table:style-name="Table90.A1" office:value-type="string">
            <text:p text:style-name="P263">Multi-senses</text:p>
          </table:table-cell>
        </table:table-row>
        <table:table-row table:style-name="Table90.2">
          <table:table-cell table:style-name="Table90.A1" office:value-type="string">
            <text:p text:style-name="P309">1</text:p>
          </table:table-cell>
          <table:table-cell table:style-name="Table90.A1" office:value-type="string">
            <text:p text:style-name="P150">24302.37</text:p>
          </table:table-cell>
          <table:table-cell table:style-name="Table90.A1" office:value-type="string">
            <text:p text:style-name="P354">0/60</text:p>
          </table:table-cell>
          <table:table-cell table:style-name="Table90.A1" office:value-type="string">
            <text:p text:style-name="P354">0/19</text:p>
          </table:table-cell>
        </table:table-row>
        <table:table-row table:style-name="Table90.4">
          <table:table-cell table:style-name="Table90.A4" office:value-type="string">
            <text:p text:style-name="P457"><text:span text:style-name="T302">20</text:span>0</text:p>
          </table:table-cell>
          <table:table-cell table:style-name="Table90.A4" office:value-type="string">
            <text:p text:style-name="P200">31.3</text:p>
          </table:table-cell>
          <table:table-cell table:style-name="Table90.A4" office:value-type="string">
            <text:p text:style-name="P523">3</text:p>
          </table:table-cell>
          <table:table-cell table:style-name="Table90.A4" office:value-type="string">
            <text:p text:style-name="P523">0</text:p>
          </table:table-cell>
        </table:table-row>
        <table:table-row table:style-name="Table90.5">
          <table:table-cell table:style-name="Table90.A4" office:value-type="string">
            <text:p text:style-name="P457"><text:span text:style-name="T302">4</text:span>00</text:p>
          </table:table-cell>
          <table:table-cell table:style-name="Table90.A4" office:value-type="string">
            <text:p text:style-name="P200">1.01</text:p>
          </table:table-cell>
          <table:table-cell table:style-name="Table90.A4" office:value-type="string">
            <text:p text:style-name="P523">1</text:p>
          </table:table-cell>
          <table:table-cell table:style-name="Table90.A4" office:value-type="string">
            <text:p text:style-name="P523">1</text:p>
          </table:table-cell>
        </table:table-row>
      </table:table>
      <text:p text:style-name="P936"/>
      <text:p text:style-name="P934"/>
      <text:h text:style-name="Heading_20_2" text:outline-level="2"><text:bookmark-start text:name="__RefHeading___Toc15176_1732056688"/>Experiments<text:bookmark-end text:name="__RefHeading___Toc15176_1732056688"/></text:h>
      <text:p text:style-name="P945"/>
      <text:h text:style-name="Heading_20_3" text:outline-level="3"><text:bookmark-start text:name="__RefHeading___Toc15550_4128105554"/>SC + GRU, K=1, C=<text:span text:style-name="T252">20</text:span><text:bookmark-end text:name="__RefHeading___Toc15550_4128105554"/></text:h>
      <text:p text:style-name="P934"/>
      <table:table table:name="Table91" table:style-name="Table91">
        <table:table-column table:style-name="Table91.A"/>
        <table:table-column table:style-name="Table91.B"/>
        <table:table-column table:style-name="Table91.C"/>
        <table:table-column table:style-name="Table91.D"/>
        <table:table-column table:style-name="Table91.E"/>
        <table:table-column table:style-name="Table91.F"/>
        <table:table-column table:style-name="Table91.G"/>
        <table:table-row table:style-name="Table91.1">
          <table:table-cell table:style-name="Table91.A1" office:value-type="string">
            <text:p text:style-name="P47">Epoch</text:p>
          </table:table-cell>
          <table:table-cell table:style-name="Table91.B1" table:number-columns-spanned="3" office:value-type="string">
            <text:p text:style-name="P503">Training PPL</text:p>
          </table:table-cell>
          <table:covered-table-cell/>
          <table:covered-table-cell/>
          <table:table-cell table:style-name="Table91.A1" table:number-columns-spanned="3" office:value-type="string">
            <text:p text:style-name="P510">Validation</text:p>
          </table:table-cell>
          <table:covered-table-cell/>
          <table:covered-table-cell/>
        </table:table-row>
        <table:table-row table:style-name="Table91.2">
          <table:table-cell table:style-name="Table91.A1" office:value-type="string">
            <text:p text:style-name="P264"/>
          </table:table-cell>
          <table:table-cell table:style-name="Table91.B1" office:value-type="string">
            <text:p text:style-name="P325">Globals</text:p>
          </table:table-cell>
          <table:table-cell table:style-name="Table91.B1" office:value-type="string">
            <text:p text:style-name="P325">Senses</text:p>
          </table:table-cell>
          <table:table-cell table:style-name="Table91.B1" office:value-type="string">
            <text:p text:style-name="P325">Multi-senses</text:p>
          </table:table-cell>
          <table:table-cell table:style-name="Table91.A1" office:value-type="string">
            <text:p text:style-name="P264">Globals</text:p>
          </table:table-cell>
          <table:table-cell table:style-name="Table91.A1" office:value-type="string">
            <text:p text:style-name="P264">Senses</text:p>
          </table:table-cell>
          <table:table-cell table:style-name="Table91.A1" office:value-type="string">
            <text:p text:style-name="P264">Multi-senses</text:p>
          </table:table-cell>
        </table:table-row>
        <table:table-row table:style-name="Table91.2">
          <table:table-cell table:style-name="Table91.A1" office:value-type="string">
            <text:p text:style-name="P361">1</text:p>
          </table:table-cell>
          <table:table-cell table:style-name="Table91.B1" office:value-type="string">
            <text:p text:style-name="P151">1032.67</text:p>
          </table:table-cell>
          <table:table-cell table:style-name="Table91.B1" office:value-type="string">
            <text:p text:style-name="P151"/>
          </table:table-cell>
          <table:table-cell table:style-name="Table91.B1" office:value-type="string">
            <text:p text:style-name="P151"/>
          </table:table-cell>
          <table:table-cell table:style-name="Table91.A1" office:value-type="string">
            <text:p text:style-name="P151">836.46</text:p>
          </table:table-cell>
          <table:table-cell table:style-name="Table91.A1" office:value-type="string">
            <text:p text:style-name="P151">'correct_all_s': 4070</text:p>
          </table:table-cell>
          <table:table-cell table:style-name="Table91.A1" office:value-type="string">
            <text:p text:style-name="P151">'correct_multi_s': 0</text:p>
          </table:table-cell>
        </table:table-row>
        <table:table-row table:style-name="Table91.2">
          <table:table-cell table:style-name="Table91.A1" office:value-type="string">
            <text:p text:style-name="P366">14</text:p>
          </table:table-cell>
          <table:table-cell table:style-name="Table91.B1" office:value-type="string">
            <text:p text:style-name="P264">195.44 </text:p>
          </table:table-cell>
          <table:table-cell table:style-name="Table91.B1" office:value-type="string">
            <text:p text:style-name="P264"/>
          </table:table-cell>
          <table:table-cell table:style-name="Table91.B1" office:value-type="string">
            <text:p text:style-name="P264"/>
          </table:table-cell>
          <table:table-cell table:style-name="Table91.A1" office:value-type="string">
            <text:p text:style-name="P264">378.24 </text:p>
          </table:table-cell>
          <table:table-cell table:style-name="Table91.A1" office:value-type="string">
            <text:p text:style-name="P398">'correct_all_s': 10843</text:p>
          </table:table-cell>
          <table:table-cell table:style-name="Table91.A1" office:value-type="string">
            <text:p text:style-name="P398">'correct_multi_s': 17</text:p>
          </table:table-cell>
        </table:table-row>
        <table:table-row table:style-name="Table91.2">
          <table:table-cell table:style-name="Table91.A1" office:value-type="string">
            <text:p text:style-name="P366">18</text:p>
          </table:table-cell>
          <table:table-cell table:style-name="Table91.B1" office:value-type="string">
            <text:p text:style-name="P151">165.06</text:p>
          </table:table-cell>
          <table:table-cell table:style-name="Table91.B1" office:value-type="string">
            <text:p text:style-name="P151"/>
          </table:table-cell>
          <table:table-cell table:style-name="Table91.B1" office:value-type="string">
            <text:p text:style-name="P151"/>
          </table:table-cell>
          <table:table-cell table:style-name="Table91.A1" office:value-type="string">
            <text:p text:style-name="P151">377.16</text:p>
          </table:table-cell>
          <table:table-cell table:style-name="Table91.A1" office:value-type="string">
            <text:p text:style-name="P151"><text:s/>'correct_all_s': 10828</text:p>
          </table:table-cell>
          <table:table-cell table:style-name="Table91.A1" office:value-type="string">
            <text:p text:style-name="P151">'correct_multi_s': 15</text:p>
          </table:table-cell>
        </table:table-row>
      </table:table>
      <text:p text:style-name="P937"/>
      <text:h text:style-name="P1118" text:outline-level="3"><text:bookmark-start text:name="__RefHeading___Toc15552_4128105554"/>SC + GRU, K=<text:span text:style-name="T304">5</text:span>, C=<text:span text:style-name="T320">20</text:span><text:bookmark-end text:name="__RefHeading___Toc15552_4128105554"/></text:h>
      <text:p text:style-name="P939"/>
      <table:table table:name="Table96" table:style-name="Table96">
        <table:table-column table:style-name="Table96.A"/>
        <table:table-column table:style-name="Table96.B"/>
        <table:table-column table:style-name="Table96.C"/>
        <table:table-column table:style-name="Table96.D"/>
        <table:table-column table:style-name="Table96.E"/>
        <table:table-column table:style-name="Table96.F"/>
        <table:table-column table:style-name="Table96.G"/>
        <table:table-row table:style-name="Table96.1">
          <table:table-cell table:style-name="Table96.A1" office:value-type="string">
            <text:p text:style-name="P51">Epoch</text:p>
          </table:table-cell>
          <table:table-cell table:style-name="Table96.B1" table:number-columns-spanned="3" office:value-type="string">
            <text:p text:style-name="P504">Training PPL</text:p>
          </table:table-cell>
          <table:covered-table-cell/>
          <table:covered-table-cell/>
          <table:table-cell table:style-name="Table96.A1" table:number-columns-spanned="3" office:value-type="string">
            <text:p text:style-name="P511">Validation</text:p>
          </table:table-cell>
          <table:covered-table-cell/>
          <table:covered-table-cell/>
        </table:table-row>
        <table:table-row table:style-name="Table96.2">
          <table:table-cell table:style-name="Table96.A1" office:value-type="string">
            <text:p text:style-name="P268"/>
          </table:table-cell>
          <table:table-cell table:style-name="Table96.B1" office:value-type="string">
            <text:p text:style-name="P326">Globals</text:p>
          </table:table-cell>
          <table:table-cell table:style-name="Table96.B1" office:value-type="string">
            <text:p text:style-name="P326">Senses</text:p>
          </table:table-cell>
          <table:table-cell table:style-name="Table96.B1" office:value-type="string">
            <text:p text:style-name="P326">Multi-senses</text:p>
          </table:table-cell>
          <table:table-cell table:style-name="Table96.A1" office:value-type="string">
            <text:p text:style-name="P268">Globals</text:p>
          </table:table-cell>
          <table:table-cell table:style-name="Table96.A1" office:value-type="string">
            <text:p text:style-name="P268">Senses</text:p>
          </table:table-cell>
          <table:table-cell table:style-name="Table96.A1" office:value-type="string">
            <text:p text:style-name="P268">Multi-senses</text:p>
          </table:table-cell>
        </table:table-row>
        <table:table-row table:style-name="Table96.2">
          <table:table-cell table:style-name="Table96.A1" office:value-type="string">
            <text:p text:style-name="P362">1</text:p>
          </table:table-cell>
          <table:table-cell table:style-name="Table96.B1" office:value-type="string">
            <text:p text:style-name="P155">1032.67</text:p>
          </table:table-cell>
          <table:table-cell table:style-name="Table96.B1" office:value-type="string">
            <text:p text:style-name="P155"/>
          </table:table-cell>
          <table:table-cell table:style-name="Table96.B1" office:value-type="string">
            <text:p text:style-name="P155"/>
          </table:table-cell>
          <table:table-cell table:style-name="Table96.A1" office:value-type="string">
            <text:p text:style-name="P155">836.46</text:p>
          </table:table-cell>
          <table:table-cell table:style-name="Table96.A1" office:value-type="string">
            <text:p text:style-name="P155">'correct_all_s': 3799</text:p>
          </table:table-cell>
          <table:table-cell table:style-name="Table96.A1" office:value-type="string">
            <text:p text:style-name="P155">'correct_multi_s': <text:span text:style-name="T322">1</text:span></text:p>
          </table:table-cell>
        </table:table-row>
        <table:table-row table:style-name="Table96.2">
          <table:table-cell table:style-name="Table96.A1" office:value-type="string">
            <text:p text:style-name="P461">3</text:p>
          </table:table-cell>
          <table:table-cell table:style-name="Table96.B1" office:value-type="string">
            <text:p text:style-name="P268">517.91</text:p>
          </table:table-cell>
          <table:table-cell table:style-name="Table96.B1" office:value-type="string">
            <text:p text:style-name="P268"/>
          </table:table-cell>
          <table:table-cell table:style-name="Table96.B1" office:value-type="string">
            <text:p text:style-name="P268"/>
          </table:table-cell>
          <table:table-cell table:style-name="Table96.A1" office:value-type="string">
            <text:p text:style-name="P461">580.5</text:p>
          </table:table-cell>
          <table:table-cell table:style-name="Table96.A1" office:value-type="string">
            <text:p text:style-name="P400">'correct_all_s': 4080</text:p>
          </table:table-cell>
          <table:table-cell table:style-name="Table96.A1" office:value-type="string">
            <text:p text:style-name="P557"><text:span text:style-name="T307">'correct_multi_s': </text:span><text:span text:style-name="T187">0</text:span></text:p>
          </table:table-cell>
        </table:table-row>
        <table:table-row table:style-name="Table96.2">
          <table:table-cell table:style-name="Table96.A1" office:value-type="string">
            <text:p text:style-name="P367">1<text:span text:style-name="T322">0</text:span></text:p>
          </table:table-cell>
          <table:table-cell table:style-name="Table96.B1" office:value-type="string">
            <text:p text:style-name="P155">239.77</text:p>
          </table:table-cell>
          <table:table-cell table:style-name="Table96.B1" office:value-type="string">
            <text:p text:style-name="P155"/>
          </table:table-cell>
          <table:table-cell table:style-name="Table96.B1" office:value-type="string">
            <text:p text:style-name="P155"/>
          </table:table-cell>
          <table:table-cell table:style-name="Table96.A1" office:value-type="string">
            <text:p text:style-name="P155">390.69</text:p>
          </table:table-cell>
          <table:table-cell table:style-name="Table96.A1" office:value-type="string">
            <text:p text:style-name="P155">'correct_all_s': 2656</text:p>
          </table:table-cell>
          <table:table-cell table:style-name="Table96.A1" office:value-type="string">
            <text:p text:style-name="P208">'correct_multi_s': 26</text:p>
          </table:table-cell>
        </table:table-row>
      </table:table>
      <text:p text:style-name="P939"/>
      <text:p text:style-name="P938"/>
      <text:h text:style-name="P1118" text:outline-level="3"><text:bookmark-start text:name="__RefHeading___Toc15554_4128105554"/>SC + GRU, K=1, C=<text:span text:style-name="T320">50</text:span><text:bookmark-end text:name="__RefHeading___Toc15554_4128105554"/></text:h>
      <table:table table:name="Table97" table:style-name="Table97">
        <table:table-column table:style-name="Table97.A"/>
        <table:table-column table:style-name="Table97.B"/>
        <table:table-column table:style-name="Table97.C"/>
        <table:table-column table:style-name="Table97.D"/>
        <table:table-column table:style-name="Table97.E"/>
        <table:table-column table:style-name="Table97.F"/>
        <table:table-column table:style-name="Table97.G"/>
        <table:table-row table:style-name="Table97.1">
          <table:table-cell table:style-name="Table97.A1" office:value-type="string">
            <text:p text:style-name="P52">Epoch</text:p>
          </table:table-cell>
          <table:table-cell table:style-name="Table97.B1" table:number-columns-spanned="3" office:value-type="string">
            <text:p text:style-name="P505">Training PPL</text:p>
          </table:table-cell>
          <table:covered-table-cell/>
          <table:covered-table-cell/>
          <table:table-cell table:style-name="Table97.A1" table:number-columns-spanned="3" office:value-type="string">
            <text:p text:style-name="P512">Validation</text:p>
          </table:table-cell>
          <table:covered-table-cell/>
          <table:covered-table-cell/>
        </table:table-row>
        <table:table-row table:style-name="Table97.2">
          <table:table-cell table:style-name="Table97.A1" office:value-type="string">
            <text:p text:style-name="P269"/>
          </table:table-cell>
          <table:table-cell table:style-name="Table97.B1" office:value-type="string">
            <text:p text:style-name="P327">Globals</text:p>
          </table:table-cell>
          <table:table-cell table:style-name="Table97.B1" office:value-type="string">
            <text:p text:style-name="P327">Senses</text:p>
          </table:table-cell>
          <table:table-cell table:style-name="Table97.B1" office:value-type="string">
            <text:p text:style-name="P327">Multi-senses</text:p>
          </table:table-cell>
          <table:table-cell table:style-name="Table97.A1" office:value-type="string">
            <text:p text:style-name="P269">Globals</text:p>
          </table:table-cell>
          <table:table-cell table:style-name="Table97.A1" office:value-type="string">
            <text:p text:style-name="P269">Senses</text:p>
          </table:table-cell>
          <table:table-cell table:style-name="Table97.A1" office:value-type="string">
            <text:p text:style-name="P269">Multi-senses</text:p>
          </table:table-cell>
        </table:table-row>
        <table:table-row table:style-name="Table97.2">
          <table:table-cell table:style-name="Table97.A1" office:value-type="string">
            <text:p text:style-name="P363">1</text:p>
          </table:table-cell>
          <table:table-cell table:style-name="Table97.B1" office:value-type="string">
            <text:p text:style-name="P156">1032.67</text:p>
          </table:table-cell>
          <table:table-cell table:style-name="Table97.B1" office:value-type="string">
            <text:p text:style-name="P156"/>
          </table:table-cell>
          <table:table-cell table:style-name="Table97.B1" office:value-type="string">
            <text:p text:style-name="P156"/>
          </table:table-cell>
          <table:table-cell table:style-name="Table97.A1" office:value-type="string">
            <text:p text:style-name="P156">836.46</text:p>
          </table:table-cell>
          <table:table-cell table:style-name="Table97.A1" office:value-type="string">
            <text:p text:style-name="P156">'correct_all_s': 3923</text:p>
          </table:table-cell>
          <table:table-cell table:style-name="Table97.A1" office:value-type="string">
            <text:p text:style-name="P156">'correct_multi_s': <text:span text:style-name="T323">0</text:span></text:p>
          </table:table-cell>
        </table:table-row>
        <table:table-row table:style-name="Table97.2">
          <table:table-cell table:style-name="Table97.A1" office:value-type="string">
            <text:p text:style-name="P464">16</text:p>
          </table:table-cell>
          <table:table-cell table:style-name="Table97.B1" office:value-type="string">
            <text:p text:style-name="P269">179.1</text:p>
          </table:table-cell>
          <table:table-cell table:style-name="Table97.B1" office:value-type="string">
            <text:p text:style-name="P269"/>
          </table:table-cell>
          <table:table-cell table:style-name="Table97.B1" office:value-type="string">
            <text:p text:style-name="P269"/>
          </table:table-cell>
          <table:table-cell table:style-name="Table97.A1" office:value-type="string">
            <text:p text:style-name="P462">376.86</text:p>
          </table:table-cell>
          <table:table-cell table:style-name="Table97.A1" office:value-type="string">
            <text:p text:style-name="P401">'correct_all_s': 10552</text:p>
          </table:table-cell>
          <table:table-cell table:style-name="Table97.A1" office:value-type="string">
            <text:p text:style-name="P483">'correct_multi_s': 18</text:p>
          </table:table-cell>
        </table:table-row>
        <table:table-row table:style-name="Table97.2">
          <table:table-cell table:style-name="Table97.A1" office:value-type="string">
            <text:p text:style-name="P465">17</text:p>
          </table:table-cell>
          <table:table-cell table:style-name="Table97.B1" office:value-type="string">
            <text:p text:style-name="P156">171.84</text:p>
          </table:table-cell>
          <table:table-cell table:style-name="Table97.B1" office:value-type="string">
            <text:p text:style-name="P156"/>
          </table:table-cell>
          <table:table-cell table:style-name="Table97.B1" office:value-type="string">
            <text:p text:style-name="P156"/>
          </table:table-cell>
          <table:table-cell table:style-name="Table97.A1" office:value-type="string">
            <text:p text:style-name="P156">376.87</text:p>
          </table:table-cell>
          <table:table-cell table:style-name="Table97.A1" office:value-type="string">
            <text:p text:style-name="P156">'correct_all_s': 10516</text:p>
          </table:table-cell>
          <table:table-cell table:style-name="Table97.A1" office:value-type="string">
            <text:p text:style-name="P209">'correct_multi_s': 24</text:p>
          </table:table-cell>
        </table:table-row>
      </table:table>
      <text:p text:style-name="P941"><text:soft-page-break/></text:p>
      <text:h text:style-name="P1118" text:outline-level="3"><text:bookmark-start text:name="__RefHeading___Toc15556_4128105554"/>SC + GRU, K=<text:span text:style-name="T304">5</text:span>, C=<text:span text:style-name="T320">50</text:span><text:bookmark-end text:name="__RefHeading___Toc15556_4128105554"/></text:h>
      <table:table table:name="Table98" table:style-name="Table98">
        <table:table-column table:style-name="Table98.A"/>
        <table:table-column table:style-name="Table98.B"/>
        <table:table-column table:style-name="Table98.C"/>
        <table:table-column table:style-name="Table98.D"/>
        <table:table-column table:style-name="Table98.E"/>
        <table:table-column table:style-name="Table98.F"/>
        <table:table-column table:style-name="Table98.G"/>
        <table:table-row table:style-name="Table98.1">
          <table:table-cell table:style-name="Table98.A1" office:value-type="string">
            <text:p text:style-name="P53">Epoch</text:p>
          </table:table-cell>
          <table:table-cell table:style-name="Table98.B1" table:number-columns-spanned="3" office:value-type="string">
            <text:p text:style-name="P506">Training PPL</text:p>
          </table:table-cell>
          <table:covered-table-cell/>
          <table:covered-table-cell/>
          <table:table-cell table:style-name="Table98.A1" table:number-columns-spanned="3" office:value-type="string">
            <text:p text:style-name="P513">Validation</text:p>
          </table:table-cell>
          <table:covered-table-cell/>
          <table:covered-table-cell/>
        </table:table-row>
        <table:table-row table:style-name="Table98.2">
          <table:table-cell table:style-name="Table98.A1" office:value-type="string">
            <text:p text:style-name="P270"/>
          </table:table-cell>
          <table:table-cell table:style-name="Table98.B1" office:value-type="string">
            <text:p text:style-name="P328">Globals</text:p>
          </table:table-cell>
          <table:table-cell table:style-name="Table98.B1" office:value-type="string">
            <text:p text:style-name="P328">Senses</text:p>
          </table:table-cell>
          <table:table-cell table:style-name="Table98.B1" office:value-type="string">
            <text:p text:style-name="P328">Multi-senses</text:p>
          </table:table-cell>
          <table:table-cell table:style-name="Table98.A1" office:value-type="string">
            <text:p text:style-name="P270">Globals</text:p>
          </table:table-cell>
          <table:table-cell table:style-name="Table98.A1" office:value-type="string">
            <text:p text:style-name="P270">Senses</text:p>
          </table:table-cell>
          <table:table-cell table:style-name="Table98.A1" office:value-type="string">
            <text:p text:style-name="P270">Multi-senses</text:p>
          </table:table-cell>
        </table:table-row>
        <table:table-row table:style-name="Table98.3">
          <table:table-cell table:style-name="Table98.A1" office:value-type="string">
            <text:p text:style-name="P364">1</text:p>
          </table:table-cell>
          <table:table-cell table:style-name="Table98.B1" office:value-type="string">
            <text:p text:style-name="P157">1032.67</text:p>
          </table:table-cell>
          <table:table-cell table:style-name="Table98.B1" office:value-type="string">
            <text:p text:style-name="P157"/>
          </table:table-cell>
          <table:table-cell table:style-name="Table98.B1" office:value-type="string">
            <text:p text:style-name="P157"/>
          </table:table-cell>
          <table:table-cell table:style-name="Table98.A1" office:value-type="string">
            <text:p text:style-name="P157">836.46</text:p>
          </table:table-cell>
          <table:table-cell table:style-name="Table98.A1" office:value-type="string">
            <text:p text:style-name="P157"><text:s/>'correct_all_s': 3563</text:p>
          </table:table-cell>
          <table:table-cell table:style-name="Table98.A1" office:value-type="string">
            <text:p text:style-name="P157">'correct_multi_s': 0</text:p>
          </table:table-cell>
        </table:table-row>
        <table:table-row table:style-name="Table98.2">
          <table:table-cell table:style-name="Table98.A1" office:value-type="string">
            <text:p text:style-name="P465">3</text:p>
          </table:table-cell>
          <table:table-cell table:style-name="Table98.B1" office:value-type="string">
            <text:p text:style-name="P270">517.91</text:p>
          </table:table-cell>
          <table:table-cell table:style-name="Table98.B1" office:value-type="string">
            <text:p text:style-name="P270"/>
          </table:table-cell>
          <table:table-cell table:style-name="Table98.B1" office:value-type="string">
            <text:p text:style-name="P270"/>
          </table:table-cell>
          <table:table-cell table:style-name="Table98.A1" office:value-type="string">
            <text:p text:style-name="P463">580.51</text:p>
          </table:table-cell>
          <table:table-cell table:style-name="Table98.A1" office:value-type="string">
            <text:p text:style-name="P402">'correct_all_s': 4203</text:p>
          </table:table-cell>
          <table:table-cell table:style-name="Table98.A1" office:value-type="string">
            <text:p text:style-name="P484">'correct_multi_s': 4</text:p>
          </table:table-cell>
        </table:table-row>
        <table:table-row table:style-name="Table98.2">
          <table:table-cell table:style-name="Table98.A1" office:value-type="string">
            <text:p text:style-name="P465">18</text:p>
          </table:table-cell>
          <table:table-cell table:style-name="Table98.B1" office:value-type="string">
            <text:p text:style-name="P157">165.05</text:p>
          </table:table-cell>
          <table:table-cell table:style-name="Table98.B1" office:value-type="string">
            <text:p text:style-name="P157"/>
          </table:table-cell>
          <table:table-cell table:style-name="Table98.B1" office:value-type="string">
            <text:p text:style-name="P157"/>
          </table:table-cell>
          <table:table-cell table:style-name="Table98.A1" office:value-type="string">
            <text:p text:style-name="P157">377.13</text:p>
          </table:table-cell>
          <table:table-cell table:style-name="Table98.A1" office:value-type="string">
            <text:p text:style-name="P157">'correct_all_s': 2213</text:p>
          </table:table-cell>
          <table:table-cell table:style-name="Table98.A1" office:value-type="string">
            <text:p text:style-name="P210"><text:s/>'correct_multi_s': 4</text:p>
          </table:table-cell>
        </table:table-row>
      </table:table>
      <text:p text:style-name="P940"/>
      <text:p text:style-name="P934"/>
      <text:h text:style-name="P1104" text:outline-level="2"><text:bookmark-start text:name="__RefHeading___Toc20135_1378004895"/>Experiments - <text:span text:style-name="T343">concatGAT</text:span><text:bookmark-end text:name="__RefHeading___Toc20135_1378004895"/></text:h>
      <text:p text:style-name="P946"/>
      <text:h text:style-name="P1119" text:outline-level="3"><text:bookmark-start text:name="__RefHeading___Toc15550_41281055541"/>SC + GRU, K=1, C=<text:span text:style-name="T252">20</text:span><text:bookmark-end text:name="__RefHeading___Toc15550_41281055541"/></text:h>
      <text:p text:style-name="P920"/>
      <table:table table:name="Table118" table:style-name="Table118">
        <table:table-column table:style-name="Table118.A"/>
        <table:table-column table:style-name="Table118.B"/>
        <table:table-column table:style-name="Table118.C"/>
        <table:table-column table:style-name="Table118.D"/>
        <table:table-column table:style-name="Table118.E"/>
        <table:table-column table:style-name="Table118.F"/>
        <table:table-column table:style-name="Table118.G"/>
        <table:table-row table:style-name="Table118.1">
          <table:table-cell table:style-name="Table118.A1" office:value-type="string">
            <text:p text:style-name="P62">Epoch</text:p>
          </table:table-cell>
          <table:table-cell table:style-name="Table118.B1" table:number-columns-spanned="3" office:value-type="string">
            <text:p text:style-name="P507">Training PPL</text:p>
          </table:table-cell>
          <table:covered-table-cell/>
          <table:covered-table-cell/>
          <table:table-cell table:style-name="Table118.A1" table:number-columns-spanned="3" office:value-type="string">
            <text:p text:style-name="P514">Validation</text:p>
          </table:table-cell>
          <table:covered-table-cell/>
          <table:covered-table-cell/>
        </table:table-row>
        <table:table-row table:style-name="Table118.2">
          <table:table-cell table:style-name="Table118.A1" office:value-type="string">
            <text:p text:style-name="P279"/>
          </table:table-cell>
          <table:table-cell table:style-name="Table118.B1" office:value-type="string">
            <text:p text:style-name="P329">Globals</text:p>
          </table:table-cell>
          <table:table-cell table:style-name="Table118.B1" office:value-type="string">
            <text:p text:style-name="P329">Senses</text:p>
          </table:table-cell>
          <table:table-cell table:style-name="Table118.B1" office:value-type="string">
            <text:p text:style-name="P329">Multi-senses</text:p>
          </table:table-cell>
          <table:table-cell table:style-name="Table118.A1" office:value-type="string">
            <text:p text:style-name="P279">Globals</text:p>
          </table:table-cell>
          <table:table-cell table:style-name="Table118.A1" office:value-type="string">
            <text:p text:style-name="P279">Senses</text:p>
          </table:table-cell>
          <table:table-cell table:style-name="Table118.A1" office:value-type="string">
            <text:p text:style-name="P279">Multi-senses</text:p>
          </table:table-cell>
        </table:table-row>
        <table:table-row table:style-name="Table118.3">
          <table:table-cell table:style-name="Table118.A1" office:value-type="string">
            <text:p text:style-name="P365">1</text:p>
          </table:table-cell>
          <table:table-cell table:style-name="Table118.B1" office:value-type="string">
            <text:p text:style-name="P227">1024.87</text:p>
          </table:table-cell>
          <table:table-cell table:style-name="Table118.B1" office:value-type="string">
            <text:p text:style-name="P227"/>
          </table:table-cell>
          <table:table-cell table:style-name="Table118.B1" office:value-type="string">
            <text:p text:style-name="P227"/>
          </table:table-cell>
          <table:table-cell table:style-name="Table118.A1" office:value-type="string">
            <text:p text:style-name="P227">808.33 </text:p>
          </table:table-cell>
          <table:table-cell table:style-name="Table118.A1" office:value-type="string">
            <text:p text:style-name="P227"/>
          </table:table-cell>
          <table:table-cell table:style-name="Table118.A1" office:value-type="string">
            <text:p text:style-name="P227"/>
          </table:table-cell>
        </table:table-row>
        <table:table-row table:style-name="Table118.4">
          <table:table-cell table:style-name="Table118.A1" office:value-type="string">
            <text:p text:style-name="P473">15</text:p>
          </table:table-cell>
          <table:table-cell table:style-name="Table118.B1" office:value-type="string">
            <text:p text:style-name="P428">177.98</text:p>
          </table:table-cell>
          <table:table-cell table:style-name="Table118.B1" office:value-type="string">
            <text:p text:style-name="P428"/>
          </table:table-cell>
          <table:table-cell table:style-name="Table118.B1" office:value-type="string">
            <text:p text:style-name="P428"/>
          </table:table-cell>
          <table:table-cell table:style-name="Table118.A1" office:value-type="string">
            <text:p text:style-name="P485">366.82</text:p>
          </table:table-cell>
          <table:table-cell table:style-name="Table118.A1" office:value-type="string">
            <text:p text:style-name="P428">'correct_all_s': 10337</text:p>
          </table:table-cell>
          <table:table-cell table:style-name="Table118.A1" office:value-type="string">
            <text:p text:style-name="P497">'correct_multi_s': 22</text:p>
          </table:table-cell>
        </table:table-row>
        <table:table-row table:style-name="Table118.2">
          <table:table-cell table:style-name="Table118.A1" office:value-type="string">
            <text:p text:style-name="P473">16</text:p>
          </table:table-cell>
          <table:table-cell table:style-name="Table118.B1" office:value-type="string">
            <text:p text:style-name="P428">170.51</text:p>
          </table:table-cell>
          <table:table-cell table:style-name="Table118.B1" office:value-type="string">
            <text:p text:style-name="P428"/>
          </table:table-cell>
          <table:table-cell table:style-name="Table118.B1" office:value-type="string">
            <text:p text:style-name="P428"/>
          </table:table-cell>
          <table:table-cell table:style-name="Table118.A1" office:value-type="string">
            <text:p text:style-name="P497">366.49 </text:p>
          </table:table-cell>
          <table:table-cell table:style-name="Table118.A1" office:value-type="string">
            <text:p text:style-name="P428">'correct_all_s': <text:span text:style-name="T64">10441</text:span> / 80640</text:p>
          </table:table-cell>
          <table:table-cell table:style-name="Table118.A1" office:value-type="string">
            <text:p text:style-name="P485">'correct_multi_s': 18 / </text:p>
            <text:p text:style-name="P485">25345</text:p>
          </table:table-cell>
        </table:table-row>
      </table:table>
      <text:p text:style-name="P920"/>
      <text:h text:style-name="P1120" text:outline-level="3"><text:bookmark-start text:name="__RefHeading___Toc20166_1144323306"/><text:span text:style-name="T252">SC + GRU, K=</text:span><text:span text:style-name="T256">5</text:span><text:span text:style-name="T252">, C=20</text:span><text:bookmark-end text:name="__RefHeading___Toc20166_1144323306"/></text:h>
      <text:p text:style-name="P920"/>
      <table:table table:name="Table119" table:style-name="Table119">
        <table:table-column table:style-name="Table119.A"/>
        <table:table-column table:style-name="Table119.B"/>
        <table:table-column table:style-name="Table119.C"/>
        <table:table-column table:style-name="Table119.D"/>
        <table:table-column table:style-name="Table119.E"/>
        <table:table-column table:style-name="Table119.F"/>
        <table:table-column table:style-name="Table119.G"/>
        <table:table-row table:style-name="Table119.1">
          <table:table-cell table:style-name="Table119.A1" office:value-type="string">
            <text:p text:style-name="P62">Epoch</text:p>
          </table:table-cell>
          <table:table-cell table:style-name="Table119.B1" table:number-columns-spanned="3" office:value-type="string">
            <text:p text:style-name="P507">Training PPL</text:p>
          </table:table-cell>
          <table:covered-table-cell/>
          <table:covered-table-cell/>
          <table:table-cell table:style-name="Table119.A1" table:number-columns-spanned="3" office:value-type="string">
            <text:p text:style-name="P514">Validation</text:p>
          </table:table-cell>
          <table:covered-table-cell/>
          <table:covered-table-cell/>
        </table:table-row>
        <table:table-row table:style-name="Table119.2">
          <table:table-cell table:style-name="Table119.A1" office:value-type="string">
            <text:p text:style-name="P279"/>
          </table:table-cell>
          <table:table-cell table:style-name="Table119.B1" office:value-type="string">
            <text:p text:style-name="P329">Globals</text:p>
          </table:table-cell>
          <table:table-cell table:style-name="Table119.B1" office:value-type="string">
            <text:p text:style-name="P329">Senses</text:p>
          </table:table-cell>
          <table:table-cell table:style-name="Table119.B1" office:value-type="string">
            <text:p text:style-name="P329">Multi-senses</text:p>
          </table:table-cell>
          <table:table-cell table:style-name="Table119.A1" office:value-type="string">
            <text:p text:style-name="P279">Globals</text:p>
          </table:table-cell>
          <table:table-cell table:style-name="Table119.A1" office:value-type="string">
            <text:p text:style-name="P279">Senses</text:p>
          </table:table-cell>
          <table:table-cell table:style-name="Table119.A1" office:value-type="string">
            <text:p text:style-name="P279">Multi-senses</text:p>
          </table:table-cell>
        </table:table-row>
        <table:table-row table:style-name="Table119.3">
          <table:table-cell table:style-name="Table119.A1" office:value-type="string">
            <text:p text:style-name="P365">1</text:p>
          </table:table-cell>
          <table:table-cell table:style-name="Table119.B1" office:value-type="string">
            <text:p text:style-name="P227">1024.87 </text:p>
          </table:table-cell>
          <table:table-cell table:style-name="Table119.B1" office:value-type="string">
            <text:p text:style-name="P227"/>
          </table:table-cell>
          <table:table-cell table:style-name="Table119.B1" office:value-type="string">
            <text:p text:style-name="P227"/>
          </table:table-cell>
          <table:table-cell table:style-name="Table119.A1" office:value-type="string">
            <text:p text:style-name="P227">808.33</text:p>
          </table:table-cell>
          <table:table-cell table:style-name="Table119.A1" office:value-type="string">
            <text:p text:style-name="P227"/>
          </table:table-cell>
          <table:table-cell table:style-name="Table119.A1" office:value-type="string">
            <text:p text:style-name="P227"/>
          </table:table-cell>
        </table:table-row>
        <table:table-row table:style-name="Table119.2">
          <table:table-cell table:style-name="Table119.A1" office:value-type="string">
            <text:p text:style-name="P473">2</text:p>
          </table:table-cell>
          <table:table-cell table:style-name="Table119.B1" office:value-type="string">
            <text:p text:style-name="P428">579.0</text:p>
          </table:table-cell>
          <table:table-cell table:style-name="Table119.B1" office:value-type="string">
            <text:p text:style-name="P428"/>
          </table:table-cell>
          <table:table-cell table:style-name="Table119.B1" office:value-type="string">
            <text:p text:style-name="P428"/>
          </table:table-cell>
          <table:table-cell table:style-name="Table119.A1" office:value-type="string">
            <text:p text:style-name="P485">607.71</text:p>
          </table:table-cell>
          <table:table-cell table:style-name="Table119.A1" office:value-type="string">
            <text:p text:style-name="P409">'correct_all_s': 2638</text:p>
          </table:table-cell>
          <table:table-cell table:style-name="Table119.A1" office:value-type="string">
            <text:p text:style-name="P485">'correct_multi_s': 0</text:p>
          </table:table-cell>
        </table:table-row>
        <table:table-row table:style-name="Table119.2">
          <table:table-cell table:style-name="Table119.A1" office:value-type="string">
            <text:p text:style-name="P474">17</text:p>
          </table:table-cell>
          <table:table-cell table:style-name="Table119.B1" office:value-type="string">
            <text:p text:style-name="P227">163.53</text:p>
          </table:table-cell>
          <table:table-cell table:style-name="Table119.B1" office:value-type="string">
            <text:p text:style-name="P227"/>
          </table:table-cell>
          <table:table-cell table:style-name="Table119.B1" office:value-type="string">
            <text:p text:style-name="P227"/>
          </table:table-cell>
          <table:table-cell table:style-name="Table119.A1" office:value-type="string">
            <text:p text:style-name="P227">366.62</text:p>
          </table:table-cell>
          <table:table-cell table:style-name="Table119.A1" office:value-type="string">
            <text:p text:style-name="P227">'correct_all_s': 2175</text:p>
          </table:table-cell>
          <table:table-cell table:style-name="Table119.A1" office:value-type="string">
            <text:p text:style-name="P212">'correct_multi_s': 14</text:p>
          </table:table-cell>
        </table:table-row>
      </table:table>
      <text:p text:style-name="P920"/>
      <text:h text:style-name="P1120" text:outline-level="3"><text:bookmark-start text:name="__RefHeading___Toc20168_1144323306"/><text:span text:style-name="T252">SC + GRU, K=1, C=</text:span><text:span text:style-name="T256">5</text:span><text:span text:style-name="T252">0</text:span><text:bookmark-end text:name="__RefHeading___Toc20168_1144323306"/></text:h>
      <text:p text:style-name="P920"/>
      <table:table table:name="Table120" table:style-name="Table120">
        <table:table-column table:style-name="Table120.A"/>
        <table:table-column table:style-name="Table120.B"/>
        <table:table-column table:style-name="Table120.C"/>
        <table:table-column table:style-name="Table120.D"/>
        <table:table-column table:style-name="Table120.E"/>
        <table:table-column table:style-name="Table120.F"/>
        <table:table-column table:style-name="Table120.G"/>
        <table:table-row table:style-name="Table120.1">
          <table:table-cell table:style-name="Table120.A1" office:value-type="string">
            <text:p text:style-name="P62">Epoch</text:p>
          </table:table-cell>
          <table:table-cell table:style-name="Table120.B1" table:number-columns-spanned="3" office:value-type="string">
            <text:p text:style-name="P507">Training PPL</text:p>
          </table:table-cell>
          <table:covered-table-cell/>
          <table:covered-table-cell/>
          <table:table-cell table:style-name="Table120.A1" table:number-columns-spanned="3" office:value-type="string">
            <text:p text:style-name="P514">Validation</text:p>
          </table:table-cell>
          <table:covered-table-cell/>
          <table:covered-table-cell/>
        </table:table-row>
        <table:table-row table:style-name="Table120.2">
          <table:table-cell table:style-name="Table120.A1" office:value-type="string">
            <text:p text:style-name="P279"/>
          </table:table-cell>
          <table:table-cell table:style-name="Table120.B1" office:value-type="string">
            <text:p text:style-name="P329">Globals</text:p>
          </table:table-cell>
          <table:table-cell table:style-name="Table120.B1" office:value-type="string">
            <text:p text:style-name="P329">Senses</text:p>
          </table:table-cell>
          <table:table-cell table:style-name="Table120.B1" office:value-type="string">
            <text:p text:style-name="P329">Multi-senses</text:p>
          </table:table-cell>
          <table:table-cell table:style-name="Table120.A1" office:value-type="string">
            <text:p text:style-name="P279">Globals</text:p>
          </table:table-cell>
          <table:table-cell table:style-name="Table120.A1" office:value-type="string">
            <text:p text:style-name="P279">Senses</text:p>
          </table:table-cell>
          <table:table-cell table:style-name="Table120.A1" office:value-type="string">
            <text:p text:style-name="P279">Multi-senses</text:p>
          </table:table-cell>
        </table:table-row>
        <table:table-row table:style-name="Table120.2">
          <table:table-cell table:style-name="Table120.A1" office:value-type="string">
            <text:p text:style-name="P466"/>
          </table:table-cell>
          <table:table-cell table:style-name="Table120.B1" office:value-type="string">
            <text:p text:style-name="P428">177.98</text:p>
          </table:table-cell>
          <table:table-cell table:style-name="Table120.B1" office:value-type="string">
            <text:p text:style-name="P428"/>
          </table:table-cell>
          <table:table-cell table:style-name="Table120.B1" office:value-type="string">
            <text:p text:style-name="P428"/>
          </table:table-cell>
          <table:table-cell table:style-name="Table120.A1" office:value-type="string">
            <text:p text:style-name="P485">366.83</text:p>
          </table:table-cell>
          <table:table-cell table:style-name="Table120.A1" office:value-type="string">
            <text:p text:style-name="P409">'correct_all_s': 10375</text:p>
          </table:table-cell>
          <table:table-cell table:style-name="Table120.A1" office:value-type="string">
            <text:p text:style-name="P485"><text:s/>'correct_multi_s': 20</text:p>
          </table:table-cell>
        </table:table-row>
        <table:table-row table:style-name="Table120.2">
          <table:table-cell table:style-name="Table120.A1" office:value-type="string">
            <text:p text:style-name="P466"/>
          </table:table-cell>
          <table:table-cell table:style-name="Table120.B1" office:value-type="string">
            <text:p text:style-name="P227">163.53</text:p>
          </table:table-cell>
          <table:table-cell table:style-name="Table120.B1" office:value-type="string">
            <text:p text:style-name="P227"/>
          </table:table-cell>
          <table:table-cell table:style-name="Table120.B1" office:value-type="string">
            <text:p text:style-name="P227"/>
          </table:table-cell>
          <table:table-cell table:style-name="Table120.A1" office:value-type="string">
            <text:p text:style-name="P227">366.63</text:p>
          </table:table-cell>
          <table:table-cell table:style-name="Table120.A1" office:value-type="string">
            <text:p text:style-name="P227">'correct_all_s': 10367</text:p>
          </table:table-cell>
          <table:table-cell table:style-name="Table120.A1" office:value-type="string">
            <text:p text:style-name="P212">'correct_multi_s': 23</text:p>
          </table:table-cell>
        </table:table-row>
      </table:table>
      <text:p text:style-name="P920"/>
      <text:h text:style-name="P1120" text:outline-level="3"><text:bookmark-start text:name="__RefHeading___Toc20170_1144323306"/><text:span text:style-name="T252">SC + GRU, K=</text:span><text:span text:style-name="T256">5</text:span><text:span text:style-name="T252">, C=</text:span><text:span text:style-name="T256">5</text:span><text:span text:style-name="T252">0</text:span><text:bookmark-end text:name="__RefHeading___Toc20170_1144323306"/></text:h>
      <text:p text:style-name="P920"/>
      <table:table table:name="Table121" table:style-name="Table121">
        <table:table-column table:style-name="Table121.A"/>
        <table:table-column table:style-name="Table121.B"/>
        <table:table-column table:style-name="Table121.C"/>
        <table:table-column table:style-name="Table121.D"/>
        <table:table-column table:style-name="Table121.E"/>
        <table:table-column table:style-name="Table121.F"/>
        <table:table-column table:style-name="Table121.G"/>
        <table:table-row table:style-name="Table121.1">
          <table:table-cell table:style-name="Table121.A1" office:value-type="string">
            <text:p text:style-name="P62">Epoch</text:p>
          </table:table-cell>
          <table:table-cell table:style-name="Table121.B1" table:number-columns-spanned="3" office:value-type="string">
            <text:p text:style-name="P507">Training PPL</text:p>
          </table:table-cell>
          <table:covered-table-cell/>
          <table:covered-table-cell/>
          <table:table-cell table:style-name="Table121.A1" table:number-columns-spanned="3" office:value-type="string">
            <text:p text:style-name="P514">Validation</text:p>
          </table:table-cell>
          <table:covered-table-cell/>
          <table:covered-table-cell/>
        </table:table-row>
        <table:table-row table:style-name="Table121.2">
          <table:table-cell table:style-name="Table121.A1" office:value-type="string">
            <text:p text:style-name="P279"/>
          </table:table-cell>
          <table:table-cell table:style-name="Table121.B1" office:value-type="string">
            <text:p text:style-name="P329">Globals</text:p>
          </table:table-cell>
          <table:table-cell table:style-name="Table121.B1" office:value-type="string">
            <text:p text:style-name="P329">Senses</text:p>
          </table:table-cell>
          <table:table-cell table:style-name="Table121.B1" office:value-type="string">
            <text:p text:style-name="P329">Multi-senses</text:p>
          </table:table-cell>
          <table:table-cell table:style-name="Table121.A1" office:value-type="string">
            <text:p text:style-name="P279">Globals</text:p>
          </table:table-cell>
          <table:table-cell table:style-name="Table121.A1" office:value-type="string">
            <text:p text:style-name="P279">Senses</text:p>
          </table:table-cell>
          <table:table-cell table:style-name="Table121.A1" office:value-type="string">
            <text:p text:style-name="P279">Multi-senses</text:p>
          </table:table-cell>
        </table:table-row>
        <table:table-row table:style-name="Table121.2">
          <table:table-cell table:style-name="Table121.A1" office:value-type="string">
            <text:p text:style-name="P474"/>
          </table:table-cell>
          <table:table-cell table:style-name="Table121.B1" office:value-type="string">
            <text:p text:style-name="P428">579.0 </text:p>
          </table:table-cell>
          <table:table-cell table:style-name="Table121.B1" office:value-type="string">
            <text:p text:style-name="P428"/>
          </table:table-cell>
          <table:table-cell table:style-name="Table121.B1" office:value-type="string">
            <text:p text:style-name="P428"/>
          </table:table-cell>
          <table:table-cell table:style-name="Table121.A1" office:value-type="string">
            <text:p text:style-name="P485">607.71</text:p>
          </table:table-cell>
          <table:table-cell table:style-name="Table121.A1" office:value-type="string">
            <text:p text:style-name="P409">'correct_all_s': 2681</text:p>
          </table:table-cell>
          <table:table-cell table:style-name="Table121.A1" office:value-type="string">
            <text:p text:style-name="P485">'correct_multi_s': 0</text:p>
          </table:table-cell>
        </table:table-row>
        <table:table-row table:style-name="Table121.2">
          <table:table-cell table:style-name="Table121.A1" office:value-type="string">
            <text:p text:style-name="P474">1<text:span text:style-name="T345">4</text:span></text:p>
          </table:table-cell>
          <table:table-cell table:style-name="Table121.B1" office:value-type="string">
            <text:p text:style-name="P227">186.03</text:p>
          </table:table-cell>
          <table:table-cell table:style-name="Table121.B1" office:value-type="string">
            <text:p text:style-name="P227"/>
          </table:table-cell>
          <table:table-cell table:style-name="Table121.B1" office:value-type="string">
            <text:p text:style-name="P227"/>
          </table:table-cell>
          <table:table-cell table:style-name="Table121.A1" office:value-type="string">
            <text:p text:style-name="P227">367.55</text:p>
          </table:table-cell>
          <table:table-cell table:style-name="Table121.A1" office:value-type="string">
            <text:p text:style-name="P227">'correct_all_s': 2251</text:p>
          </table:table-cell>
          <table:table-cell table:style-name="Table121.A1" office:value-type="string">
            <text:p text:style-name="P212">'correct_multi_s': 32</text:p>
          </table:table-cell>
        </table:table-row>
      </table:table>
      <text:p text:style-name="P920"/>
      <text:p text:style-name="P919"/>
      <text:p text:style-name="P919"/>
      <text:p text:style-name="P919"><text:soft-page-break/></text:p>
      <text:p text:style-name="P977"><text:span text:style-name="T252">T</text:span><text:span text:style-name="T250">entative schedule – last days</text:span></text:p>
      <text:p text:style-name="P921"/>
      <text:p text:style-name="P921"/>
      <table:table table:name="Table117" table:style-name="Table117">
        <table:table-column table:style-name="Table117.A"/>
        <table:table-column table:style-name="Table117.B"/>
        <table:table-row table:style-name="Table117.1">
          <table:table-cell table:style-name="Table117.A1" office:value-type="string">
            <text:p text:style-name="P530">Experiments</text:p>
          </table:table-cell>
          <table:table-cell table:style-name="Table117.B1" office:value-type="string">
            <text:p text:style-name="P530">Writing</text:p>
          </table:table-cell>
        </table:table-row>
        <table:table-row table:style-name="Table117.1">
          <table:table-cell table:style-name="Table117.A2" office:value-type="string">
            <text:p text:style-name="P530">4 experiments: SenseContext <text:s/>with GRU, concatenating graph input</text:p>
            <text:p text:style-name="P530">Time: 18/11 to 19/11</text:p>
          </table:table-cell>
          <table:table-cell table:style-name="Table117.B2" office:value-type="string">
            <text:p text:style-name="P549"><text:span text:style-name="T192">Making adjustments to Introduction and Model Structure, starting </text:span><text:span text:style-name="T193">Related Work</text:span></text:p>
            <text:p text:style-name="P530">Time: <text:s/>18/11</text:p>
          </table:table-cell>
        </table:table-row>
        <table:table-row table:style-name="Table117.1">
          <table:table-cell table:style-name="Table117.A2" office:value-type="string">
            <text:p text:style-name="P530">Double-checking <text:s/>codc for self-attention method, <text:s/>and running mini-tests.</text:p>
            <text:p text:style-name="P530">Time: 19/11</text:p>
            <text:p text:style-name="P530">Starting 4 <text:s/>experiments: Self-Attention</text:p>
            <text:p text:style-name="P530">Time: 19/11 to 20/11</text:p>
            <text:p text:style-name="P530"/>
          </table:table-cell>
          <table:table-cell table:style-name="Table117.B2" office:value-type="string">
            <text:p text:style-name="P530">Continuing on <text:span text:style-name="T344">Related Work</text:span></text:p>
            <text:p text:style-name="P530">Time: 19/11</text:p>
          </table:table-cell>
        </table:table-row>
        <table:table-row table:style-name="Table117.1">
          <table:table-cell table:style-name="Table117.A2" office:value-type="string">
            <text:p text:style-name="P530">4 experiments: Self-Attention, concatenating graph input</text:p>
            <text:p text:style-name="P530">Time: 20/11 to 21/11</text:p>
          </table:table-cell>
          <table:table-cell table:style-name="Table117.B2" office:value-type="string">
            <text:p text:style-name="P550"><text:span text:style-name="T192">Finishing </text:span><text:span text:style-name="T193">Related Work</text:span></text:p>
            <text:p text:style-name="P550"><text:span text:style-name="T193">Time: 20/11</text:span><text:span text:style-name="T192"> </text:span></text:p>
          </table:table-cell>
        </table:table-row>
        <table:table-row table:style-name="Table117.1">
          <table:table-cell table:style-name="Table117.A2" office:value-type="string">
            <text:p text:style-name="P550"><text:span text:style-name="T194">I am not sure there is time</text:span><text:span text:style-name="T193"> to adjust the Freezing code to make it more significant. Otherwise, that would take 21/11 and then I would have 2 days for experiments - <text:s/></text:span></text:p>
            <text:p text:style-name="P531">unless I run with freezing only the best versions of each method, which would mean SelectK + SC-Avg + SC-GRU + Self-att =4, until 22/11</text:p>
          </table:table-cell>
          <table:table-cell table:style-name="Table117.B2" office:value-type="string">
            <text:p text:style-name="P531">Fill the Evaluation section:</text:p>
            <text:p text:style-name="P531">Time: 21/11</text:p>
          </table:table-cell>
        </table:table-row>
        <table:table-row table:style-name="Table117.1">
          <table:table-cell table:style-name="Table117.A2" office:value-type="string">
            <text:p text:style-name="P530"/>
          </table:table-cell>
          <table:table-cell table:style-name="Table117.B2" office:value-type="string">
            <text:p text:style-name="P531">Make all the necessary adjustments, and additional sections (Future Work?): 22/11, 23/11</text:p>
          </table:table-cell>
        </table:table-row>
        <table:table-row table:style-name="Table117.1">
          <table:table-cell table:style-name="Table117.A7" office:value-type="string">
            <text:p text:style-name="P530"/>
          </table:table-cell>
          <table:table-cell table:style-name="Table117.B7" office:value-type="string">
            <text:p text:style-name="P530"/>
          </table:table-cell>
        </table:table-row>
      </table:table>
      <text:p text:style-name="P921"/>
      <text:h text:style-name="P567" text:outline-level="1"><text:bookmark-start text:name="__RefHeading___Toc15178_1732056688"/>9: Self-attention scores<text:bookmark-end text:name="__RefHeading___Toc15178_1732056688"/></text:h>
      <text:p text:style-name="Standard"/>
      <text:h text:style-name="Heading_20_3" text:outline-level="3"><text:bookmark-start text:name="__RefHeading___Toc15558_4128105554"/>Implementation, <text:span text:style-name="T335">part 1: computing the scores</text:span><text:bookmark-end text:name="__RefHeading___Toc15558_4128105554"/></text:h>
      <text:p text:style-name="Standard"/>
      <text:p text:style-name="P947"><text:span text:style-name="T321">Part of the architecture is </text:span><text:span text:style-name="T163">in common with the SelectK and SenseContext models:</text:span></text:p>
      <text:list xml:id="list2766575627" text:style-name="L3">
        <text:list-item>
          <text:p text:style-name="P1174"><text:span text:style-name="T163">m</text:span><text:span text:style-name="T158">ain GRU on globals</text:span></text:p>
        </text:list-item>
        <text:list-item>
          <text:p text:style-name="P1168">consider the K most likely globals, and select their senses</text:p>
        </text:list-item>
        <text:list-item>
          <text:p text:style-name="P1168">update the representation of the local context (either the last num_C tokens or a GRU)</text:p>
        </text:list-item>
      </text:list>
      <text:p text:style-name="P733"/>
      <text:p text:style-name="P734">senses_context is initialized as:</text:p>
      <text:p text:style-name="P652">senses_context = torch.zeros((</text:p>
      <text:p text:style-name="P948"><text:span text:style-name="T110"><text:tab/><text:tab/></text:span><text:span text:style-name="T73">self</text:span><text:span text:style-name="T85">.location_context.shape[</text:span><text:span text:style-name="T144">0</text:span><text:span text:style-name="T85">],</text:span></text:p>
      <text:p text:style-name="P948"><text:span text:style-name="T85"><text:tab/><text:tab/></text:span><text:span text:style-name="T73">self</text:span><text:span text:style-name="T85">.location_context.shape[</text:span><text:span text:style-name="T144">1</text:span><text:span text:style-name="T85">], </text:span><text:span text:style-name="T73">self</text:span><text:span text:style-name="T85">.grapharea_size * </text:span><text:span text:style-name="T73">self</text:span><text:span text:style-name="T85">.K, <text:tab/><text:tab/><text:tab/></text:span><text:span text:style-name="T73">self</text:span><text:span text:style-name="T85">.location_context.shape[</text:span><text:span text:style-name="T144">2</text:span><text:span text:style-name="T85">]))</text:span></text:p>
      <text:p text:style-name="P734">senses_context.shape=torch.Size([3, 2, 32, 300])</text:p>
      <text:p text:style-name="P735">For every t in seq_len (3), </text:p>
      <text:p text:style-name="P735"><text:tab/>for every b in batch_size (2), </text:p>
      <text:p text:style-name="P949"><text:span text:style-name="T158"><text:tab/>we have a number of selected senses </text:span><text:span text:style-name="T164">that is &lt;= K(globals) * max_grapharea_size, </text:span></text:p>
      <text:p text:style-name="P736"><text:tab/>and the senses have an embeddings dimension of (here) 300.</text:p>
      <text:p text:style-name="P737"/>
      <text:p text:style-name="P950"><text:span text:style-name="T116">senses_context.data = </text:span><text:span text:style-name="T73">self</text:span><text:span text:style-name="T85">.SC[all_sense_neighbours, :].data</text:span></text:p>
      <text:p text:style-name="P952"><text:span text:style-name="T164">w</text:span><text:span text:style-name="T158">here:</text:span></text:p>
      <text:p text:style-name="P950"><text:span text:style-name="T164">a</text:span><text:span text:style-name="T158">ll_sense_neighbours.shape=torch.Size([3, 2, 32]):</text:span></text:p>
      <text:p text:style-name="P738"><text:tab/>for every sample, the selected senses.</text:p>
      <text:p text:style-name="P738"/>
      <text:p text:style-name="P738">Note: there may be a mistake here, affecting high (&gt;32) values of K.</text:p>
      <text:p text:style-name="P738">Previously, for every sample, we proceed:</text:p>
      <text:p text:style-name="P653">all_sense_neighbours_ls.append(</text:p>
      <text:p text:style-name="P950"><text:span text:style-name="T110">torch.nn.functional.pad(</text:span><text:span text:style-name="T39">input</text:span><text:span text:style-name="T85">=sense_neighbours, </text:span><text:span text:style-name="T39">pad</text:span><text:span text:style-name="T85">=[</text:span><text:span text:style-name="T144">0</text:span><text:span text:style-name="T85">,</text:span><text:line-break/><text:span text:style-name="T85"> <text:s text:c="6"/></text:span><text:span text:style-name="T73">self</text:span><text:span text:style-name="T85">.grapharea_size - sense_neighbours.shape[</text:span><text:span text:style-name="T144">0</text:span><text:span text:style-name="T85">]], </text:span><text:span text:style-name="T39">value</text:span><text:span text:style-name="T85">=random_sense_idx))</text:span></text:p>
      <text:p text:style-name="P738"/>
      <text:p text:style-name="P738">Are we restricting the number of sense neighbours per sample to 32?</text:p>
      <text:p text:style-name="P739">It may affect only SenseContext and beyond, i.e. no experiments done so far.</text:p>
      <text:p text:style-name="P739">Is it possible that choosing K&gt;32 breaks SenseContext? <text:s/></text:p>
      <text:p text:style-name="P740">No, I don’t break it. But I am cutting off neighbours, I think?</text:p>
      <text:p text:style-name="P740"/>
      <text:p text:style-name="P740">****</text:p>
      <text:p text:style-name="P741">Investigating the possible cut-off:</text:p>
      <text:p text:style-name="P953"><text:span text:style-name="T165">With K=50, and </text:span><text:span text:style-name="T50">len</text:span><text:span text:style-name="T85">(k_globals_vocab_indices)</text:span><text:span text:style-name="T101">=50,</text:span></text:p>
      <text:p text:style-name="P688">sense_neighbours.shape=163</text:p>
      <text:p text:style-name="P779"><text:span text:style-name="T128">Recording the samples in this</text:span><text:span text:style-name="T85"> batch x seq_len, </text:span></text:p>
      <text:p text:style-name="P654">sense_neighbours_len_ls=[151, 170, 163, 156, 167, 163]</text:p>
      <text:p text:style-name="P688"/>
      <text:p text:style-name="P780">all_sense_neighbours_ls contains 2x3=6 elements, </text:p>
      <text:p text:style-name="P780">and all the tensors are cut off at 32.</text:p>
      <text:p text:style-name="P780">It is necessary to modify:</text:p>
      <text:p text:style-name="P951"><text:span text:style-name="T112">all_sense_neighbours_ls.append(torch.nn.functional.pad(</text:span><text:span text:style-name="T39">input</text:span><text:span text:style-name="T85">=sense_neighbours, </text:span><text:line-break/><text:span text:style-name="T85"> <text:s text:c="8"/><text:tab/></text:span><text:span text:style-name="T39">pad</text:span><text:span text:style-name="T85">=[</text:span><text:span text:style-name="T144">0</text:span><text:span text:style-name="T85">, </text:span><text:span text:style-name="T75">self</text:span><text:span text:style-name="T107">.K* </text:span><text:span text:style-name="T75">self</text:span><text:span text:style-name="T107">.grapharea_size</text:span><text:span text:style-name="T85"> -sense_neighbours.shape[</text:span><text:span text:style-name="T144">0</text:span><text:span text:style-name="T85">]], </text:span><text:span text:style-name="T39">value</text:span><text:span text:style-name="T85">=random_sense_idx))</text:span></text:p>
      <text:p text:style-name="P780">****</text:p>
      <text:p text:style-name="P781"><text:soft-page-break/>input_q.shape=(3,2,300)</text:p>
      <text:p text:style-name="P781">input_kv.shape=(3,2,32,300)</text:p>
      <text:p text:style-name="P781"/>
      <text:p text:style-name="P781">I have to multiply both for their projection matrices, Wq and Wk respectively.</text:p>
      <text:p text:style-name="P954"><text:span text:style-name="T178">Currently, we have </text:span><text:span text:style-name="T85">self.Wq_ls </text:span><text:span text:style-name="T178">to handle the multi-head self-attention.</text:span></text:p>
      <text:p text:style-name="P785"/>
      <text:p text:style-name="P786">self.Wq_ls[0] is a Linear(in_features=300, out_features=300, bias=False)</text:p>
      <text:p text:style-name="P787">I can run</text:p>
      <text:p text:style-name="P955"><text:span text:style-name="T112">self.Wq_ls[</text:span><text:span text:style-name="T144">0</text:span><text:span text:style-name="T85">](input_q)</text:span></text:p>
      <text:p text:style-name="P787">the result has shape 3,2,300, as fitting for a projection</text:p>
      <text:p text:style-name="P787"/>
      <text:p text:style-name="P955"><text:span text:style-name="T112">self.Wq_ls[</text:span><text:span text:style-name="T144">0</text:span><text:span text:style-name="T85">](input_kv)</text:span></text:p>
      <text:p text:style-name="P783">complains:</text:p>
      <text:p text:style-name="P1134">{RuntimeError}Expected object of scalar type Double but got scalar type Float for argument #3 'mat2' in call to _th_addmm_out </text:p>
      <text:p text:style-name="P788">I should be able to proceed…</text:p>
      <text:p text:style-name="P956"><text:span text:style-name="T233">Newer versions of PyTorch allows </text:span><text:a xlink:type="simple" xlink:href="https://pytorch.org/docs/stable/nn.html#linear" text:style-name="Internet_20_link" text:visited-style-name="Visited_20_Internet_20_Link"><text:span text:style-name="Source_20_Text"><text:span text:style-name="T234">nn.Linear</text:span></text:span></text:a><text:span text:style-name="T233"> to accept N-D input tensor, the only constraint is that the last dimension of the input tensor will equal </text:span><text:span text:style-name="Source_20_Text"><text:span text:style-name="T235">in_features</text:span></text:span><text:span text:style-name="T233"> of the linear layer. The linear transformation is then applied on the last dimension of the tensor.</text:span></text:p>
      <text:p text:style-name="P788"/>
      <text:p text:style-name="P789">Idea for the matrix multiplication:</text:p>
      <text:p text:style-name="P790">expand and replicate input_q into (3,2,32,300)</text:p>
      <text:p text:style-name="P790">Then reshape input_q and input_kv into (3*2*32, 300)</text:p>
      <text:p text:style-name="P790">Execute dot product, reshape back into (3,2,32)</text:p>
      <text:p text:style-name="P790"/>
      <text:h text:style-name="Heading_20_3" text:outline-level="3"><text:bookmark-start text:name="__RefHeading___Toc19414_3996317264"/>Implementation, part 2 (insertion of the probabilities)<text:bookmark-end text:name="__RefHeading___Toc19414_3996317264"/></text:h>
      <text:p text:style-name="P790"/>
      <text:p text:style-name="P791">We obtain:</text:p>
      <text:p text:style-name="P791">query_2D.shape=torch.Size([192, 300]) == keys_2D.shape</text:p>
      <text:p text:style-name="P957"><text:span text:style-name="T112">torch.matmul(query_2D, keys_2D.t()).</text:span><text:span text:style-name="T114">shape = (192,192)</text:span></text:p>
      <text:p text:style-name="P782"><text:span text:style-name="T129">I </text:span><text:span text:style-name="T131">should probably get the diagonal of that. </text:span><text:span text:style-name="T132">And reshape the 192 into (3,2,32)</text:span></text:p>
      <text:p text:style-name="P784"><text:span text:style-name="T132">A</text:span><text:span text:style-name="T129">pplying, then, a softmax on dim=2.</text:span></text:p>
      <text:p text:style-name="P689"/>
      <text:p text:style-name="P958"><text:span text:style-name="T125">results_of_heads contains num_heads tensors… we should probably use the average of the scores. </text:span><text:span text:style-name="T126">As in </text:span><text:span text:style-name="T115">torch.mean(torch.stack(results_of_heads, </text:span><text:span text:style-name="T39">dim</text:span><text:span text:style-name="T85">=</text:span><text:span text:style-name="T144">0</text:span><text:span text:style-name="T85">), </text:span><text:span text:style-name="T39">dim</text:span><text:span text:style-name="T85">=</text:span><text:span text:style-name="T144">0</text:span><text:span text:style-name="T85">)</text:span></text:p>
      <text:p text:style-name="P690"/>
      <text:p text:style-name="P792">However, we may have exactly the same scores, if the gradient is the same and the initialization for the projection matrices in the ComputeScores object was identical. Should check.</text:p>
      <text:p text:style-name="P793"/>
      <text:p text:style-name="P794"><text:span text:style-name="T105">probability_scores</text:span>.shape=(3,2,32) = (seq_len, batch_size, K*grapharea_size)</text:p>
      <text:p text:style-name="P794"/>
      <text:p text:style-name="P795">We should remember that <text:span text:style-name="T105">all_sense_neighbours</text:span> has also shape (3,2,32) although each tensor also contains a random sense as padding.</text:p>
      <text:p text:style-name="P795">tensor([[[17519, 17516, <text:s text:c="2"/>236, 17517, 17518, 17515, 17792, 17792, 17792, 17792,</text:p>
      <text:p text:style-name="P795"><text:s text:c="10"/>17792, 17792, 17792, 17792, 17792, 17792, 17792, 17792, 17792, 17792,</text:p>
      <text:p text:style-name="P795"><text:s text:c="10"/>17792, 17792, 17792, 17792, 17792, 17792, 17792, 17792, 17792, 17792,</text:p>
      <text:p text:style-name="P795"><text:s text:c="10"/>17792, 17792],</text:p>
      <text:p text:style-name="P795"><text:s text:c="9"/>[17519, 17516, <text:s text:c="2"/>236, 17517, 17518, 17515, 25607, 25607, … 25607]], …</text:p>
      <text:p text:style-name="P796"><text:soft-page-break/>On a for-cycle over the samples (we can’t avoid it at this point):</text:p>
      <text:p text:style-name="P796">associate (sense_node, p_score);</text:p>
      <text:p text:style-name="P796">eliminate duplicates;</text:p>
      <text:p text:style-name="P796">scale the p_scores up so they sum up to 1-10^(-8)</text:p>
      <text:p text:style-name="P797">define the sense mask using the sense_nodes, the assign_tensor, and apply masked_scatter.</text:p>
      <text:p text:style-name="P797"/>
      <text:p text:style-name="P797">–&gt; <text:span text:style-name="T336">Alternatively, it would be simpler if I returned the logits, so I don’t have to scale anything, I can just apply the softmax later on the tensor without duplicates.</text:span></text:p>
      <text:p text:style-name="P795"/>
      <text:p text:style-name="P655">sense_neighbours_logits_dupl[t,b,:].tolist()</text:p>
      <text:p text:style-name="P795">…</text:p>
      <text:p text:style-name="P800"><text:span text:style-name="T48">set</text:span><text:span text:style-name="T85">(</text:span><text:span text:style-name="T48">zip</text:span><text:span text:style-name="T85">(sense_neighbours_logits_dupl[t,b,:].tolist(), all_sense_neighbours[t,b,:].tolist()))</text:span></text:p>
      <text:p text:style-name="P803">the result from that is:</text:p>
      <text:p text:style-name="P803">{(-2.538e-05, 25250), (-1.463e-05, 17516), (-1.834e-05, 17518), (-4.079e-05, 236), (0.0, 17517), (-2.536e-05, 17519), (-4.195e-05, 17515)}</text:p>
      <text:p text:style-name="P803"/>
      <text:p text:style-name="P804">Now we can turn it into a list (to be able to preserve the order), turn the 1st element of the tuples back into a tensor (on the CURRENT_DEVICE) to apply the softmax, and we should have what we need.</text:p>
      <text:p text:style-name="P804"/>
      <text:p text:style-name="P805"/>
      <text:h text:style-name="Heading_20_3" text:outline-level="3"><text:bookmark-start text:name="__RefHeading___Toc20172_1144323306"/>Reviewing: SemCor and Graph stats<text:bookmark-end text:name="__RefHeading___Toc20172_1144323306"/></text:h>
      <text:p text:style-name="P806"/>
      <text:p text:style-name="P807"/>
      <text:p text:style-name="P805"/>
      <text:p text:style-name="P805"/>
      <text:h text:style-name="Heading_20_2" text:outline-level="2"><text:bookmark-start text:name="__RefHeading___Toc19416_3996317264"/>Mini-experiments<text:bookmark-end text:name="__RefHeading___Toc19416_3996317264"/></text:h>
      <text:p text:style-name="Standard"/>
      <text:h text:style-name="Heading_20_3" text:outline-level="3"><text:bookmark-start text:name="__RefHeading___Toc20174_1144323306"/>SelfAtt, K=1, C=20<text:bookmark-end text:name="__RefHeading___Toc20174_1144323306"/></text:h>
      <text:p text:style-name="P979"/>
      <table:table table:name="Table122" table:style-name="Table122">
        <table:table-column table:style-name="Table122.A"/>
        <table:table-column table:style-name="Table122.B"/>
        <table:table-column table:style-name="Table122.C"/>
        <table:table-column table:style-name="Table122.D"/>
        <table:table-row table:style-name="Table122.1">
          <table:table-cell table:style-name="Table122.A1" office:value-type="string">
            <text:p text:style-name="P63">Epoch</text:p>
          </table:table-cell>
          <table:table-cell table:style-name="Table122.A1" table:number-columns-spanned="3" office:value-type="string">
            <text:p text:style-name="P113">Training PPL</text:p>
          </table:table-cell>
          <table:covered-table-cell/>
          <table:covered-table-cell/>
        </table:table-row>
        <table:table-row table:style-name="Table122.2">
          <table:table-cell table:style-name="Table122.A1" office:value-type="string">
            <text:p text:style-name="P280"/>
          </table:table-cell>
          <table:table-cell table:style-name="Table122.A1" office:value-type="string">
            <text:p text:style-name="P280">Globals</text:p>
          </table:table-cell>
          <table:table-cell table:style-name="Table122.A1" office:value-type="string">
            <text:p text:style-name="P280">Senses</text:p>
          </table:table-cell>
          <table:table-cell table:style-name="Table122.A1" office:value-type="string">
            <text:p text:style-name="P280">Multi-senses</text:p>
          </table:table-cell>
        </table:table-row>
        <table:table-row table:style-name="Table122.2">
          <table:table-cell table:style-name="Table122.A1" office:value-type="string">
            <text:p text:style-name="P381">1</text:p>
          </table:table-cell>
          <table:table-cell table:style-name="Table122.A1" office:value-type="string">
            <text:p text:style-name="P160">24312.49</text:p>
          </table:table-cell>
          <table:table-cell table:style-name="Table122.A1" office:value-type="string">
            <text:p text:style-name="P382">0</text:p>
          </table:table-cell>
          <table:table-cell table:style-name="Table122.A1" office:value-type="string">
            <text:p text:style-name="P382">0</text:p>
          </table:table-cell>
        </table:table-row>
        <table:table-row table:style-name="Table122.2">
          <table:table-cell table:style-name="Table122.A1" office:value-type="string">
            <text:p text:style-name="P381">200</text:p>
          </table:table-cell>
          <table:table-cell table:style-name="Table122.A1" office:value-type="string">
            <text:p text:style-name="P280">1.46</text:p>
          </table:table-cell>
          <table:table-cell table:style-name="Table122.A1" office:value-type="string">
            <text:p text:style-name="P280">11.29</text:p>
            <text:p text:style-name="P280">'correct_all_s': 15 / <text:span text:style-name="T346">60</text:span></text:p>
          </table:table-cell>
          <table:table-cell table:style-name="Table122.A1" office:value-type="string">
            <text:p text:style-name="P280">5.7</text:p>
            <text:p text:style-name="P280">'correct_multi_s': 4 / <text:span text:style-name="T346">19</text:span></text:p>
          </table:table-cell>
        </table:table-row>
        <table:table-row table:style-name="Table122.5">
          <table:table-cell table:style-name="Table122.A1" office:value-type="string">
            <text:p text:style-name="P381">400</text:p>
          </table:table-cell>
          <table:table-cell table:style-name="Table122.A1" office:value-type="string">
            <text:p text:style-name="P160">1.03</text:p>
          </table:table-cell>
          <table:table-cell table:style-name="Table122.A1" office:value-type="string">
            <text:p text:style-name="P160">11.29</text:p>
            <text:p text:style-name="P202">18 / 60</text:p>
          </table:table-cell>
          <table:table-cell table:style-name="Table122.A1" office:value-type="string">
            <text:p text:style-name="P160">5.7</text:p>
            <text:p text:style-name="P202">5 / 60</text:p>
          </table:table-cell>
        </table:table-row>
      </table:table>
      <text:p text:style-name="P979"/>
      <text:p text:style-name="P979"/>
      <text:p text:style-name="P979"/>
      <text:p text:style-name="P823">Error analysis</text:p>
      <table:table table:name="Table124" table:style-name="Table124">
        <table:table-column table:style-name="Table124.A"/>
        <table:table-column table:style-name="Table124.B"/>
        <table:table-row>
          <table:table-cell table:style-name="Table124.A1" office:value-type="string">
            <text:p text:style-name="Table_20_Contents">Label: the next global is: &lt;unk&gt;(from 24099)<text:line-break/>INFO : Label: the next sense is: group.n.01(from 13859)</text:p>
          </table:table-cell>
          <table:table-cell table:style-name="Table124.A1" office:value-type="string">
            <text:p text:style-name="Table_20_Contents">INFO : The top- 10 predicted senses are:<text:line-break/>INFO : Sense: &lt;unk&gt;.dummySense.01 ; p = 50.0%<text:line-break/>INFO : Sense: habit.n.04 ; p = 50.0%</text:p>
            <text:p text:style-name="P1095"># the error on &lt;unk&gt; was inevitable. The inclusion of habit.n.04, not so much</text:p>
          </table:table-cell>
        </table:table-row>
        <text:soft-page-break/>
        <table:table-row>
          <table:table-cell table:style-name="Table124.A1" office:value-type="string">
            <text:p text:style-name="Table_20_Contents">Label: the next global is: said(from 1)<text:line-break/>INFO : Label: the next sense is: state.v.01(from 28720)</text:p>
          </table:table-cell>
          <table:table-cell table:style-name="Table124.A1" office:value-type="string">
            <text:p text:style-name="Table_20_Contents">INFO : The top- 10 predicted senses are:<text:line-break/>INFO : Sense: allege.v.01 ; p = 7.14%<text:line-break/>INFO : Sense: pronounce.v.01 ; p = 7.14%<text:line-break/>INFO : Sense: say.v.08 ; p = 7.14%<text:line-break/>INFO : Sense: state.v.01 ; p = 7.14%<text:line-break/>INFO : Sense: suppose.v.01 ; p = 7.14%</text:p>
          </table:table-cell>
        </table:table-row>
        <table:table-row>
          <table:table-cell table:style-name="Table124.A1" office:value-type="string">
            <text:p text:style-name="Table_20_Contents">Label: the next global is: friday(from 3)<text:line-break/>INFO : Label: the next sense is: friday.n.01(from 12771)</text:p>
          </table:table-cell>
          <table:table-cell table:style-name="Table124.A1" office:value-type="string">
            <text:p text:style-name="Table_20_Contents">INFO : The top- 10 predicted senses are:<text:line-break/>INFO : Sense: friday.n.01 ; p = 50.0%<text:line-break/>INFO : Sense: at_work.s.01 ; p = 50.0%</text:p>
          </table:table-cell>
        </table:table-row>
        <table:table-row>
          <table:table-cell table:style-name="Table124.A1" office:value-type="string">
            <text:p text:style-name="Table_20_Contents">Label: the next global is: an(from 4)<text:line-break/>INFO : Label: the next sense is: an.dummySense.01(from 38946)</text:p>
          </table:table-cell>
          <table:table-cell table:style-name="Table124.A1" office:value-type="string">
            <text:p text:style-name="Table_20_Contents">INFO : The top- 10 predicted senses are:<text:line-break/>INFO : Sense: plucked.a.01 ; p = 50.0%<text:line-break/>INFO : Sense: an.dummySense.01 ; p = 50.0%</text:p>
          </table:table-cell>
        </table:table-row>
        <table:table-row>
          <table:table-cell table:style-name="Table124.A1" office:value-type="string">
            <text:p text:style-name="Table_20_Contents">Label: the next global is: investigation(from 5)<text:line-break/>INFO : Label: the next sense is: probe.n.01(from 23081)</text:p>
          </table:table-cell>
          <table:table-cell table:style-name="Table124.A1" office:value-type="string">
            <text:p text:style-name="Table_20_Contents">INFO : The top- 10 predicted senses are:<text:line-break/>INFO : Sense: russell.n.05 ; p = 33.33%<text:line-break/>INFO : Sense: probe.n.01 ; p = 33.33%<text:line-break/>INFO : Sense: investigation.n.02 ; p = 33.33%</text:p>
          </table:table-cell>
        </table:table-row>
      </table:table>
      <text:p text:style-name="P979"/>
      <text:p text:style-name="P980">Problem located: instead of having proper attention scores, I just have a perfectly even distribution, that covers the senses of the word in question and also the random sense that I add as padding (that should probably be excluded from the softmax)</text:p>
      <text:p text:style-name="P980"/>
      <text:p text:style-name="P981">Hypothesis for the problem:</text:p>
      <text:p text:style-name="P981">the logits do not have gradient? The values are taken from the ComputeScores structure, but the copies lose the grad.</text:p>
      <text:p text:style-name="P982">Now the logits have the gradient.</text:p>
      <text:p text:style-name="P981"><text:span text:style-name="T348">Problem not solved. </text:span>… <text:span text:style-name="T348">let us have no multi-head mean here.</text:span></text:p>
      <text:p text:style-name="P981"/>
      <text:p text:style-name="P982">Hypothesis 2: </text:p>
      <text:p text:style-name="P982">since the context has averages in the range of 10-3, and so do the sense embeddings… <text:span text:style-name="T349">maybe multiplying Q*K causes numerical values that are too small, in the range of 10-6, to make a difference.</text:span></text:p>
      <text:p text:style-name="P979"/>
      <text:p text:style-name="P983">Hypothesis 3:</text:p>
      <text:p text:style-name="P984"><text:span text:style-name="T350">I should squash the logits that derive from Q*K into </text:span><text:span text:style-name="T166">a</text:span><text:span text:style-name="T350"> range that can be used by the softmax function.</text:span></text:p>
      <text:p text:style-name="P983">In fact, if we execute <text:span text:style-name="T85">torch.softmax(logits*</text:span><text:span text:style-name="T144">100000</text:span><text:span text:style-name="T85">, </text:span><text:span text:style-name="T39">dim</text:span><text:span text:style-name="T85">=</text:span><text:span text:style-name="T144">0</text:span><text:span text:style-name="T85">)</text:span></text:p>
      <text:p text:style-name="P983">we obtain a normal range of probabilities, e.g. [0.2207, 0.0050, 0.0013, 0.0918, 0.5342, 0.0064, 0.1407].</text:p>
      <text:p text:style-name="P985"><text:span text:style-name="T352">Therefore, to counter this numerical problem, instead of dividing by sqrt(d_k) we multiply by 10^</text:span><text:span text:style-name="T167">3</text:span><text:span text:style-name="T352">.</text:span></text:p>
      <text:p text:style-name="P979"/>
      <text:p text:style-name="P978"/>
      <text:h text:style-name="Heading_20_3" text:outline-level="3"><text:bookmark-start text:name="__RefHeading___Toc20176_1144323306"/><text:span text:style-name="T257">II</text:span><text:span text:style-name="T347">: </text:span>SelfAtt, K=<text:span text:style-name="T347">1</text:span>, C=20 <text:span text:style-name="T351">(logits x10</text:span><text:span text:style-name="T354">0</text:span><text:span text:style-name="T351">0)</text:span><text:bookmark-end text:name="__RefHeading___Toc20176_1144323306"/></text:h>
      <text:p text:style-name="P986"/>
      <table:table table:name="Table123" table:style-name="Table123">
        <table:table-column table:style-name="Table123.A"/>
        <table:table-column table:style-name="Table123.B"/>
        <table:table-column table:style-name="Table123.C"/>
        <table:table-column table:style-name="Table123.D"/>
        <table:table-row table:style-name="Table123.1">
          <table:table-cell table:style-name="Table123.A1" office:value-type="string">
            <text:p text:style-name="P64">Epoch</text:p>
          </table:table-cell>
          <table:table-cell table:style-name="Table123.A1" table:number-columns-spanned="3" office:value-type="string">
            <text:p text:style-name="P114">Training PPL</text:p>
          </table:table-cell>
          <table:covered-table-cell/>
          <table:covered-table-cell/>
        </table:table-row>
        <table:table-row table:style-name="Table123.2">
          <table:table-cell table:style-name="Table123.A1" office:value-type="string">
            <text:p text:style-name="P281"/>
          </table:table-cell>
          <table:table-cell table:style-name="Table123.A1" office:value-type="string">
            <text:p text:style-name="P281">Globals</text:p>
          </table:table-cell>
          <table:table-cell table:style-name="Table123.A1" office:value-type="string">
            <text:p text:style-name="P281">Senses</text:p>
          </table:table-cell>
          <table:table-cell table:style-name="Table123.A1" office:value-type="string">
            <text:p text:style-name="P281">Multi-senses</text:p>
          </table:table-cell>
        </table:table-row>
        <table:table-row table:style-name="Table123.3">
          <table:table-cell table:style-name="Table123.A1" office:value-type="string">
            <text:p text:style-name="P383">1</text:p>
          </table:table-cell>
          <table:table-cell table:style-name="Table123.A1" office:value-type="string">
            <text:p text:style-name="P161">24312.49</text:p>
          </table:table-cell>
          <table:table-cell table:style-name="Table123.A1" office:value-type="string">
            <text:p text:style-name="P281">100000216.32</text:p>
            <text:p text:style-name="P383">0/60</text:p>
          </table:table-cell>
          <table:table-cell table:style-name="Table123.A1" office:value-type="string">
            <text:p text:style-name="P281">100000025.58</text:p>
            <text:p text:style-name="P383">0/19</text:p>
          </table:table-cell>
        </table:table-row>
        <text:soft-page-break/>
        <table:table-row table:style-name="Table123.4">
          <table:table-cell table:style-name="Table123.A1" office:value-type="string">
            <text:p text:style-name="P383">200</text:p>
          </table:table-cell>
          <table:table-cell table:style-name="Table123.A1" office:value-type="string">
            <text:p text:style-name="P281">1.46</text:p>
          </table:table-cell>
          <table:table-cell table:style-name="Table123.A1" office:value-type="string">
            <text:p text:style-name="P281">9.18 ; <text:span text:style-name="T353">32/60</text:span></text:p>
          </table:table-cell>
          <table:table-cell table:style-name="Table123.A1" office:value-type="string">
            <text:p text:style-name="P281">4.18 ; <text:span text:style-name="T353">7/19</text:span></text:p>
          </table:table-cell>
        </table:table-row>
        <table:table-row table:style-name="Table123.4">
          <table:table-cell table:style-name="Table123.A1" office:value-type="string">
            <text:p text:style-name="P383">400</text:p>
          </table:table-cell>
          <table:table-cell table:style-name="Table123.A1" office:value-type="string">
            <text:p text:style-name="P161">1.03</text:p>
          </table:table-cell>
          <table:table-cell table:style-name="Table123.A1" office:value-type="string">
            <text:p text:style-name="P161">6.18 ; <text:span text:style-name="T353">46/60</text:span></text:p>
          </table:table-cell>
          <table:table-cell table:style-name="Table123.A1" office:value-type="string">
            <text:p text:style-name="P203">2.29 ;15/19</text:p>
          </table:table-cell>
        </table:table-row>
      </table:table>
      <text:p text:style-name="P986"/>
      <text:p text:style-name="P824">Error Analysis</text:p>
      <text:p text:style-name="P987"/>
      <text:p text:style-name="P988"/>
      <table:table table:name="Table125" table:style-name="Table125">
        <table:table-column table:style-name="Table125.A"/>
        <table:table-column table:style-name="Table125.B"/>
        <table:table-row>
          <table:table-cell table:style-name="Table125.A1" office:value-type="string">
            <text:p text:style-name="P1097">Label: the next global is: &lt;unk&gt;(from 24099)<text:line-break/>INFO : Label: the next sense is: group.n.01(from 13859)</text:p>
          </table:table-cell>
          <table:table-cell table:style-name="Table125.A1" office:value-type="string">
            <text:p text:style-name="P1096">INFO : The top- 10 predicted senses are:<text:line-break/>INFO : Sense: &lt;unk&gt;.dummySense.01 ; p = 78.15%<text:line-break/>INFO : Sense: ultraviolet_radiation.dummySense.01 ; p = 21.85%</text:p>
          </table:table-cell>
        </table:table-row>
        <table:table-row>
          <table:table-cell table:style-name="Table125.A1" office:value-type="string">
            <text:p text:style-name="P1097">Label: the next global is: said(from 1)<text:line-break/>INFO : Label: the next sense is: state.v.01(from 28720)</text:p>
          </table:table-cell>
          <table:table-cell table:style-name="Table125.A1" office:value-type="string">
            <text:p text:style-name="P1097">INFO : The top- 10 predicted senses are:<text:line-break/>INFO : Sense: state.v.01 ; p = 77.72%<text:line-break/>INFO : Sense: allege.v.01 ; p = 5.23%<text:line-break/>INFO : Sense: polar.s.01 ; p = 5.23%<text:line-break/>INFO : Sense: say.v.07 ; p = 5.23%<text:line-break/>INFO : Sense: say.v.11 ; p = 5.23%</text:p>
          </table:table-cell>
        </table:table-row>
        <table:table-row>
          <table:table-cell table:style-name="Table125.A1" office:value-type="string">
            <text:p text:style-name="P1097">Label: the next global is: friday(from 3)<text:line-break/>INFO : Label: the next sense is: friday.n.01(from 12771)</text:p>
          </table:table-cell>
          <table:table-cell table:style-name="Table125.A1" office:value-type="string">
            <text:p text:style-name="P1097">INFO : The top- 10 predicted senses are:<text:line-break/>INFO : Sense: accurate.s.02 ; p = 84.06%<text:line-break/>INFO : Sense: friday.n.01 ; p = 15.94%</text:p>
            <text:p text:style-name="P1098">Error 1</text:p>
          </table:table-cell>
        </table:table-row>
        <table:table-row>
          <table:table-cell table:style-name="Table125.A1" office:value-type="string">
            <text:p text:style-name="P1097">Label: the next global is: investigation(from 5)<text:line-break/>INFO : Label: the next sense is: probe.n.01(from 23081)</text:p>
          </table:table-cell>
          <table:table-cell table:style-name="Table125.A1" office:value-type="string">
            <text:p text:style-name="P1097">INFO : The top- 10 predicted senses are:<text:line-break/>INFO : Sense: probe.n.01 ; p = 50.86%<text:line-break/>INFO : Sense: investigation.n.02 ; p = 40.68%<text:line-break/>INFO : Sense: habit.n.02 ; p = 8.46%</text:p>
            <text:p text:style-name="P1098"># Less than ideal</text:p>
          </table:table-cell>
        </table:table-row>
        <table:table-row>
          <table:table-cell table:style-name="Table125.A1" office:value-type="string">
            <text:p text:style-name="P1097">Label: the next global is: recent(from 9)<text:line-break/>INFO : Label: the next sense is: late.s.03(from 17143)</text:p>
          </table:table-cell>
          <table:table-cell table:style-name="Table125.A1" office:value-type="string">
            <text:p text:style-name="P1097">INFO : The top- 10 predicted senses are:<text:line-break/>INFO : Sense: ahead.r.02 ; p = 64.29%<text:line-break/>INFO : Sense: late.s.03 ; p = 28.28%<text:line-break/>INFO : Sense: recent.s.01 ; p = 7.43%</text:p>
            <text:p text:style-name="P1099">Error 2</text:p>
          </table:table-cell>
        </table:table-row>
      </table:table>
      <text:p text:style-name="P988"/>
      <text:p text:style-name="P989">Maybe the projection 300→300 is not enough?</text:p>
      <text:p text:style-name="P989">There are 2 ways to proceed:</text:p>
      <text:list xml:id="list3417623330" text:style-name="L4">
        <text:list-item>
          <text:p text:style-name="P1175">change the projection network, to 300 → 500 or to 300 → <text:span text:style-name="T355">3</text:span>00 → 200</text:p>
        </text:list-item>
        <text:list-item>
          <text:p text:style-name="P1175">Make the factor parameter F (logits x F) be trainable, so it’s not always 100</text:p>
        </text:list-item>
      </text:list>
      <text:p text:style-name="P986"/>
      <text:p text:style-name="P986"/>
      <text:h text:style-name="Heading_20_3" text:outline-level="3"><text:bookmark-start text:name="__RefHeading___Toc21151_2759585980"/><text:span text:style-name="T257">III</text:span>: logits x 1000, projection 300 → 500<text:bookmark-end text:name="__RefHeading___Toc21151_2759585980"/></text:h>
      <text:p text:style-name="P992"/>
      <table:table table:name="Table127" table:style-name="Table127">
        <table:table-column table:style-name="Table127.A"/>
        <table:table-column table:style-name="Table127.B"/>
        <table:table-column table:style-name="Table127.C"/>
        <table:table-column table:style-name="Table127.D"/>
        <table:table-row table:style-name="Table127.1">
          <table:table-cell table:style-name="Table127.A1" office:value-type="string">
            <text:p text:style-name="P66">Epoch</text:p>
          </table:table-cell>
          <table:table-cell table:style-name="Table127.A1" table:number-columns-spanned="3" office:value-type="string">
            <text:p text:style-name="P116">Training PPL</text:p>
          </table:table-cell>
          <table:covered-table-cell/>
          <table:covered-table-cell/>
        </table:table-row>
        <table:table-row table:style-name="Table127.2">
          <table:table-cell table:style-name="Table127.A1" office:value-type="string">
            <text:p text:style-name="P283"/>
          </table:table-cell>
          <table:table-cell table:style-name="Table127.A1" office:value-type="string">
            <text:p text:style-name="P283">Globals</text:p>
          </table:table-cell>
          <table:table-cell table:style-name="Table127.A1" office:value-type="string">
            <text:p text:style-name="P283">Senses</text:p>
          </table:table-cell>
          <table:table-cell table:style-name="Table127.A1" office:value-type="string">
            <text:p text:style-name="P283">Multi-senses</text:p>
          </table:table-cell>
        </table:table-row>
        <table:table-row table:style-name="Table127.3">
          <table:table-cell table:style-name="Table127.A1" office:value-type="string">
            <text:p text:style-name="P385">200</text:p>
          </table:table-cell>
          <table:table-cell table:style-name="Table127.A1" office:value-type="string">
            <text:p text:style-name="P283">1.41</text:p>
          </table:table-cell>
          <table:table-cell table:style-name="Table127.A1" office:value-type="string">
            <text:p text:style-name="P552"><text:span text:style-name="T307">9.</text:span><text:span text:style-name="T189">77</text:span><text:span text:style-name="T307"> ; </text:span><text:span text:style-name="T309">3</text:span><text:span text:style-name="T308">3</text:span><text:span text:style-name="T309">/60</text:span></text:p>
          </table:table-cell>
          <table:table-cell table:style-name="Table127.A1" office:value-type="string">
            <text:p text:style-name="P552"><text:span text:style-name="T189">3.94</text:span><text:span text:style-name="T307"> ; </text:span><text:span text:style-name="T189">9</text:span><text:span text:style-name="T309">/19</text:span></text:p>
          </table:table-cell>
        </table:table-row>
        <table:table-row table:style-name="Table127.3">
          <table:table-cell table:style-name="Table127.A1" office:value-type="string">
            <text:p text:style-name="P385">400</text:p>
          </table:table-cell>
          <table:table-cell table:style-name="Table127.A1" office:value-type="string">
            <text:p text:style-name="P163">1.03</text:p>
          </table:table-cell>
          <table:table-cell table:style-name="Table127.A1" office:value-type="string">
            <text:p text:style-name="P552"><text:span text:style-name="T311">6.</text:span><text:span text:style-name="T196">51</text:span><text:span text:style-name="T311"> ; </text:span><text:span text:style-name="T313">4</text:span><text:span text:style-name="T312">2</text:span><text:span text:style-name="T313">/60</text:span></text:p>
          </table:table-cell>
          <table:table-cell table:style-name="Table127.A1" office:value-type="string">
            <text:p text:style-name="P552"><text:span text:style-name="T313">2.</text:span><text:span text:style-name="T196">52</text:span><text:span text:style-name="T313"> ;1</text:span><text:span text:style-name="T196">1</text:span><text:span text:style-name="T313">/19</text:span></text:p>
          </table:table-cell>
        </table:table-row>
      </table:table>
      <text:p text:style-name="P992"/>
      <text:p text:style-name="P990"/>
      <text:h text:style-name="Heading_20_3" text:outline-level="3"><text:bookmark-start text:name="__RefHeading___Toc21153_2759585980"/><text:soft-page-break/><text:span text:style-name="T257">IV</text:span>: logits x (trainable, initialized at 1000, clamped betwen 10-6 and 1000), standard projection 300→300<text:bookmark-end text:name="__RefHeading___Toc21153_2759585980"/></text:h>
      <text:p text:style-name="P991"/>
      <table:table table:name="Table126" table:style-name="Table126">
        <table:table-column table:style-name="Table126.A"/>
        <table:table-column table:style-name="Table126.B"/>
        <table:table-column table:style-name="Table126.C"/>
        <table:table-column table:style-name="Table126.D"/>
        <table:table-row table:style-name="Table126.1">
          <table:table-cell table:style-name="Table126.A1" office:value-type="string">
            <text:p text:style-name="P65">Epoch</text:p>
          </table:table-cell>
          <table:table-cell table:style-name="Table126.A1" table:number-columns-spanned="3" office:value-type="string">
            <text:p text:style-name="P115">Training PPL</text:p>
          </table:table-cell>
          <table:covered-table-cell/>
          <table:covered-table-cell/>
        </table:table-row>
        <table:table-row table:style-name="Table126.2">
          <table:table-cell table:style-name="Table126.A1" office:value-type="string">
            <text:p text:style-name="P282"/>
          </table:table-cell>
          <table:table-cell table:style-name="Table126.A1" office:value-type="string">
            <text:p text:style-name="P282">Globals</text:p>
          </table:table-cell>
          <table:table-cell table:style-name="Table126.A1" office:value-type="string">
            <text:p text:style-name="P282">Senses</text:p>
          </table:table-cell>
          <table:table-cell table:style-name="Table126.A1" office:value-type="string">
            <text:p text:style-name="P282">Multi-senses</text:p>
          </table:table-cell>
        </table:table-row>
        <table:table-row table:style-name="Table126.3">
          <table:table-cell table:style-name="Table126.A1" office:value-type="string">
            <text:p text:style-name="P384">200</text:p>
          </table:table-cell>
          <table:table-cell table:style-name="Table126.A1" office:value-type="string">
            <text:p text:style-name="P282">1.41</text:p>
          </table:table-cell>
          <table:table-cell table:style-name="Table126.A1" office:value-type="string">
            <text:p text:style-name="P551"><text:span text:style-name="T307">9.</text:span><text:span text:style-name="T189">77</text:span><text:span text:style-name="T307"> ; </text:span><text:span text:style-name="T309">3</text:span><text:span text:style-name="T308">3</text:span><text:span text:style-name="T309">/60</text:span></text:p>
          </table:table-cell>
          <table:table-cell table:style-name="Table126.A1" office:value-type="string">
            <text:p text:style-name="P551"><text:span text:style-name="T189">3.94</text:span><text:span text:style-name="T307"> ; </text:span><text:span text:style-name="T189">9</text:span><text:span text:style-name="T309">/19</text:span></text:p>
          </table:table-cell>
        </table:table-row>
        <table:table-row table:style-name="Table126.3">
          <table:table-cell table:style-name="Table126.A1" office:value-type="string">
            <text:p text:style-name="P384">400</text:p>
          </table:table-cell>
          <table:table-cell table:style-name="Table126.A1" office:value-type="string">
            <text:p text:style-name="P162">1.03</text:p>
          </table:table-cell>
          <table:table-cell table:style-name="Table126.A1" office:value-type="string">
            <text:p text:style-name="P551"><text:span text:style-name="T311">6.</text:span><text:span text:style-name="T196">51</text:span><text:span text:style-name="T311"> ; </text:span><text:span text:style-name="T313">4</text:span><text:span text:style-name="T312">2</text:span><text:span text:style-name="T313">/60</text:span></text:p>
          </table:table-cell>
          <table:table-cell table:style-name="Table126.A1" office:value-type="string">
            <text:p text:style-name="P551"><text:span text:style-name="T313">2.</text:span><text:span text:style-name="T196">52</text:span><text:span text:style-name="T313"> ;1</text:span><text:span text:style-name="T196">1</text:span><text:span text:style-name="T313">/19</text:span></text:p>
          </table:table-cell>
        </table:table-row>
      </table:table>
      <text:p text:style-name="P993">No, it’s worse than before.</text:p>
      <text:p text:style-name="P986"/>
      <text:p text:style-name="P986"/>
      <text:h text:style-name="Heading_20_3" text:outline-level="3"><text:bookmark-start text:name="__RefHeading___Toc21155_2759585980"/><text:span text:style-name="T264">V</text:span><text:span text:style-name="T356">: logits x 100.</text:span><text:bookmark-end text:name="__RefHeading___Toc21155_2759585980"/></text:h>
      <text:p text:style-name="P994"/>
      <table:table table:name="Table128" table:style-name="Table128">
        <table:table-column table:style-name="Table128.A"/>
        <table:table-column table:style-name="Table128.B"/>
        <table:table-column table:style-name="Table128.C"/>
        <table:table-column table:style-name="Table128.D"/>
        <table:table-row table:style-name="Table128.1">
          <table:table-cell table:style-name="Table128.A1" office:value-type="string">
            <text:p text:style-name="P67">Epoch</text:p>
          </table:table-cell>
          <table:table-cell table:style-name="Table128.A1" table:number-columns-spanned="3" office:value-type="string">
            <text:p text:style-name="P117">Training PPL</text:p>
          </table:table-cell>
          <table:covered-table-cell/>
          <table:covered-table-cell/>
        </table:table-row>
        <table:table-row table:style-name="Table128.2">
          <table:table-cell table:style-name="Table128.A1" office:value-type="string">
            <text:p text:style-name="P284"/>
          </table:table-cell>
          <table:table-cell table:style-name="Table128.A1" office:value-type="string">
            <text:p text:style-name="P284">Globals</text:p>
          </table:table-cell>
          <table:table-cell table:style-name="Table128.A1" office:value-type="string">
            <text:p text:style-name="P284">Senses</text:p>
          </table:table-cell>
          <table:table-cell table:style-name="Table128.A1" office:value-type="string">
            <text:p text:style-name="P284">Multi-senses</text:p>
          </table:table-cell>
        </table:table-row>
        <table:table-row table:style-name="Table128.3">
          <table:table-cell table:style-name="Table128.A1" office:value-type="string">
            <text:p text:style-name="P386">200</text:p>
          </table:table-cell>
          <table:table-cell table:style-name="Table128.A1" office:value-type="string">
            <text:p text:style-name="P284">1.46</text:p>
          </table:table-cell>
          <table:table-cell table:style-name="Table128.A1" office:value-type="string">
            <text:p text:style-name="P553"><text:span text:style-name="T309">11.04 ; </text:span><text:span text:style-name="T310">27/60</text:span></text:p>
          </table:table-cell>
          <table:table-cell table:style-name="Table128.A1" office:value-type="string">
            <text:p text:style-name="P553"><text:span text:style-name="T309">4.89 ; </text:span><text:span text:style-name="T310">8/19</text:span></text:p>
          </table:table-cell>
        </table:table-row>
        <table:table-row table:style-name="Table128.3">
          <table:table-cell table:style-name="Table128.A1" office:value-type="string">
            <text:p text:style-name="P386">400</text:p>
          </table:table-cell>
          <table:table-cell table:style-name="Table128.A1" office:value-type="string">
            <text:p text:style-name="P164">1.03</text:p>
          </table:table-cell>
          <table:table-cell table:style-name="Table128.A1" office:value-type="string">
            <text:p text:style-name="P553"><text:span text:style-name="T313">7.52; </text:span><text:span text:style-name="T314">38/60</text:span></text:p>
          </table:table-cell>
          <table:table-cell table:style-name="Table128.A1" office:value-type="string">
            <text:p text:style-name="P553"><text:span text:style-name="T313">2.54 ; </text:span><text:span text:style-name="T314">12/19</text:span></text:p>
          </table:table-cell>
        </table:table-row>
        <table:table-row table:style-name="Table128.3">
          <table:table-cell table:style-name="Table128.A5" office:value-type="string">
            <text:p text:style-name="P387">800</text:p>
          </table:table-cell>
          <table:table-cell table:style-name="Table128.A5" office:value-type="string">
            <text:p text:style-name="P164"/>
          </table:table-cell>
          <table:table-cell table:style-name="Table128.A5" office:value-type="string">
            <text:p text:style-name="P559">6.02 ; <text:s/>45 / 60</text:p>
          </table:table-cell>
          <table:table-cell table:style-name="Table128.A5" office:value-type="string">
            <text:p text:style-name="P558">2.24 ; <text:s/>14 / 19</text:p>
          </table:table-cell>
        </table:table-row>
      </table:table>
      <text:h text:style-name="P1128" text:outline-level="3"/>
      <text:h text:style-name="P1128" text:outline-level="3"/>
      <text:h text:style-name="Heading_20_3" text:outline-level="3"><text:bookmark-start text:name="__RefHeading___Toc21830_4082612128"/>Issue: running out of CUDA memory<text:bookmark-end text:name="__RefHeading___Toc21830_4082612128"/></text:h>
      <text:p text:style-name="P1000"/>
      <text:p text:style-name="P1002">query_4D has torch.Size([3, 2, 32, 300]).</text:p>
      <text:p text:style-name="P1003">For each t in seq_len, for each b in batch_size, we have grapharea_size * k replicated vectors of the context/query.</text:p>
      <text:p text:style-name="P1004">In the same way, keys has torch.Size([3, 2, 32, 300]).</text:p>
      <text:p text:style-name="P1004"/>
      <text:p text:style-name="P1005">3*2*32=192.</text:p>
      <text:p text:style-name="P1005">Therefore, query_2D.shape=torch.Size([192, 300]) <text:span text:style-name="T359">== keys_2D.shape</text:span></text:p>
      <text:p text:style-name="P1001"/>
      <text:p text:style-name="P1006">However, we do not need to multiply everything per everything else.</text:p>
      <text:p text:style-name="P1006">Executing</text:p>
      <text:p text:style-name="P1006"><text:span text:style-name="T85">selfatt_logits_0 = torch.matmul(query_2D, keys_2D.t()).diagonal().reshape(keys.shape[</text:span><text:span text:style-name="T144">0</text:span><text:span text:style-name="T85">], keys.shape[</text:span><text:span text:style-name="T144">1</text:span><text:span text:style-name="T85">], keys.shape[</text:span><text:span text:style-name="T144">2</text:span><text:span text:style-name="T85">])</text:span></text:p>
      <text:p text:style-name="P1006">is redundant – in fact we take the diagonal of the product.</text:p>
      <text:p text:style-name="P1007">The problem is that we are multiplying each contextQuery per <text:span text:style-name="T64">every single key</text:span><text:span text:style-name="T268">, </text:span><text:span text:style-name="T270">192*192 time.</text:span></text:p>
      <text:p text:style-name="P909">We should instead multiply element-by-element.</text:p>
      <text:p text:style-name="P909"/>
      <text:p text:style-name="P910">Or not repeat the query.</text:p>
      <text:p text:style-name="P910">After all,</text:p>
      <text:p text:style-name="P1008"><text:span text:style-name="T102">query_2D[</text:span><text:span text:style-name="T144">0</text:span><text:span text:style-name="T85">:</text:span><text:span text:style-name="T144">5</text:span><text:span text:style-name="T85">, </text:span><text:span text:style-name="T144">0</text:span><text:span text:style-name="T85">:</text:span><text:span text:style-name="T144">5</text:span><text:span text:style-name="T85">] =</text:span></text:p>
      <text:p text:style-name="P910">tensor([[ 0.0034, <text:s/>0.0012, -0.0002, -0.0011, -0.0011],</text:p>
      <text:p text:style-name="P910"><text:s text:c="8"/>[ 0.0034, <text:s/>0.0012, -0.0002, -0.0011, -0.0011],</text:p>
      <text:p text:style-name="P910"><text:s text:c="8"/>[ 0.0034, <text:s/>0.0012, -0.0002, -0.0011, -0.0011],</text:p>
      <text:p text:style-name="P910"><text:s text:c="8"/>[ 0.0034, <text:s/>0.0012, -0.0002, -0.0011, -0.0011],</text:p>
      <text:p text:style-name="P910"><text:s text:c="8"/>[ 0.0034, <text:s/>0.0012, -0.0002, -0.0011, -0.0011]],</text:p>
      <text:p text:style-name="P910"/>
      <text:p text:style-name="P911"><text:soft-page-break/>The original query has shape:</text:p>
      <text:p text:style-name="P825">torch.Size([3, 2, 300])</text:p>
      <text:p text:style-name="P912">and </text:p>
      <text:p text:style-name="P912">query=</text:p>
      <text:p text:style-name="P912">tensor([[[ 3.4235e-03, <text:s/>1.2256e-03, -1.8755e-04, <text:s/>..., -3.2503e-03,</text:p>
      <text:p text:style-name="P912"><text:s text:c="11"/>1.0272e-03, <text:s/>4.3700e-04],</text:p>
      <text:p text:style-name="P912"><text:s text:c="9"/>[ 8.5802e-04, <text:s/>1.4946e-03, -3.1000e-03, <text:s/>..., -2.0696e-03,</text:p>
      <text:p text:style-name="P912"><text:s text:c="11"/>2.8163e-03, -9.3085e-04]],</text:p>
      <text:p text:style-name="P912"/>
      <text:p text:style-name="P912"><text:s text:c="8"/>[[ 5.6998e-03, -6.3708e-04, -2.1420e-03, <text:s/>..., -5.1745e-03,</text:p>
      <text:p text:style-name="P912"><text:s text:c="10"/>-2.1860e-04, <text:s/>4.8574e-04],</text:p>
      <text:p text:style-name="P912"><text:s text:c="9"/>[ 6.6866e-03, -2.1299e-04, <text:s/>9.6798e-05, <text:s/>..., <text:s/>3.7436e-03,</text:p>
      <text:p text:style-name="P912"><text:s text:c="10"/>-2.7305e-03, -5.6519e-03]],</text:p>
      <text:p text:style-name="P912"/>
      <text:p text:style-name="P912"><text:s text:c="8"/>[[ 4.6851e-03, -2.3989e-04, -1.4867e-03, <text:s/>..., -3.7062e-03,</text:p>
      <text:p text:style-name="P912"><text:s text:c="11"/>2.4686e-03, <text:s/>2.6040e-04],</text:p>
      <text:p text:style-name="P912"><text:s text:c="9"/>[ 6.9076e-03, <text:s/>2.0418e-04, <text:s/>7.4198e-04, <text:s/>..., <text:s/>5.2070e-03,</text:p>
      <text:p text:style-name="P912"><text:s text:c="10"/>-1.8059e-03, -6.5276e-03]]], grad_fn=&lt;UnsafeViewBackward&gt;)</text:p>
      <text:p text:style-name="P911"/>
      <text:p text:style-name="P911">And we have grapharea_size*K keys per each sample. If K=1, we have</text:p>
      <text:p text:style-name="P1009"><text:span text:style-name="T268">keys.shape= </text:span><text:span text:style-name="T64">torch.Size([3, 2, 32, 300])</text:span></text:p>
      <text:p text:style-name="P911"/>
      <text:p text:style-name="P1009"><text:span text:style-name="T102">query.reshape(query.shape[</text:span><text:span text:style-name="T144">0</text:span><text:span text:style-name="T85">] * query.shape[</text:span><text:span text:style-name="T144">1</text:span><text:span text:style-name="T85">], query.shape[</text:span><text:span text:style-name="T144">2</text:span><text:span text:style-name="T85">])</text:span></text:p>
      <text:p text:style-name="P913">has shape=(6,300)</text:p>
      <text:p text:style-name="P913"/>
      <text:p text:style-name="P1010"><text:span text:style-name="T102">keys.reshape(keys.shape[</text:span><text:span text:style-name="T144">0</text:span><text:span text:style-name="T85">]*keys.shape[</text:span><text:span text:style-name="T144">1</text:span><text:span text:style-name="T85">], keys.shape[</text:span><text:span text:style-name="T144">2</text:span><text:span text:style-name="T85">], keys.shape[</text:span><text:span text:style-name="T144">3</text:span><text:span text:style-name="T85">])</text:span></text:p>
      <text:p text:style-name="P913">has shape=(6,32,300)</text:p>
      <text:p text:style-name="P913"/>
      <text:p text:style-name="P914">N: using view() instead of reshape() guarantees a view instead of a copy.</text:p>
      <text:p text:style-name="P914"/>
      <text:p text:style-name="P915">Comment on torch.matmul:</text:p>
      <text:p text:style-name="P1011"><text:span text:style-name="T236">The matrix multiplication is always done with using the last two dimensions. All the ones before are considered as batch.</text:span><text:span text:style-name="T268"> </text:span></text:p>
      <text:p text:style-name="P911"/>
      <text:p text:style-name="P1008"><text:span text:style-name="T102">query.unsqueeze(</text:span><text:span text:style-name="T144">2</text:span><text:span text:style-name="T85">)</text:span><text:span text:style-name="T102">.</text:span><text:span text:style-name="T104">shape=(3,2,1,300)</text:span></text:p>
      <text:p text:style-name="P1006"/>
      <text:p text:style-name="P1006"><text:span text:style-name="T85">torch.matmul(query.unsqueeze(</text:span><text:span text:style-name="T144">2</text:span><text:span text:style-name="T85">), keys.permute(</text:span><text:span text:style-name="T144">0</text:span><text:span text:style-name="T85">,</text:span><text:span text:style-name="T144">1</text:span><text:span text:style-name="T85">,</text:span><text:span text:style-name="T144">3</text:span><text:span text:style-name="T85">,</text:span><text:span text:style-name="T144">2</text:span><text:span text:style-name="T85">))</text:span></text:p>
      <text:p text:style-name="P1012">works and gives shape=torch.Size([3, 2, 1, 32])</text:p>
      <text:p text:style-name="P986"/>
      <text:p text:style-name="P986"/>
      <text:h text:style-name="P1129" text:outline-level="3"><text:bookmark-start text:name="__RefHeading___Toc21832_4082612128"/><text:span text:style-name="T264">V</text:span><text:span text:style-name="T265">I</text:span><text:span text:style-name="T356">: </text:span><text:span text:style-name="T360">new version. Still 300→300, logits * 1</text:span><text:bookmark-end text:name="__RefHeading___Toc21832_4082612128"/></text:h>
      <text:p text:style-name="P1013"/>
      <table:table table:name="Table129" table:style-name="Table129">
        <table:table-column table:style-name="Table129.A"/>
        <table:table-column table:style-name="Table129.B"/>
        <table:table-column table:style-name="Table129.C"/>
        <table:table-column table:style-name="Table129.D"/>
        <table:table-row table:style-name="Table129.1">
          <table:table-cell table:style-name="Table129.A1" office:value-type="string">
            <text:p text:style-name="P68">Epoch</text:p>
          </table:table-cell>
          <table:table-cell table:style-name="Table129.A1" table:number-columns-spanned="3" office:value-type="string">
            <text:p text:style-name="P118">Training PPL</text:p>
          </table:table-cell>
          <table:covered-table-cell/>
          <table:covered-table-cell/>
        </table:table-row>
        <table:table-row table:style-name="Table129.2">
          <table:table-cell table:style-name="Table129.A1" office:value-type="string">
            <text:p text:style-name="P285"/>
          </table:table-cell>
          <table:table-cell table:style-name="Table129.A1" office:value-type="string">
            <text:p text:style-name="P285">Globals</text:p>
          </table:table-cell>
          <table:table-cell table:style-name="Table129.A1" office:value-type="string">
            <text:p text:style-name="P285">Senses</text:p>
          </table:table-cell>
          <table:table-cell table:style-name="Table129.A1" office:value-type="string">
            <text:p text:style-name="P285">Multi-senses</text:p>
          </table:table-cell>
        </table:table-row>
        <table:table-row table:style-name="Table129.3">
          <table:table-cell table:style-name="Table129.A3" office:value-type="string">
            <text:p text:style-name="P475">100</text:p>
          </table:table-cell>
          <table:table-cell table:style-name="Table129.B3" office:value-type="string">
            <text:p text:style-name="P536">49.46</text:p>
          </table:table-cell>
          <table:table-cell table:style-name="Table129.B3" office:value-type="string">
            <text:p text:style-name="P540"><text:span text:style-name="T362">12582274.39</text:span><text:span text:style-name="T363">´; 6/60</text:span></text:p>
          </table:table-cell>
          <table:table-cell table:style-name="Table129.D3" office:value-type="string">
            <text:p text:style-name="P540"><text:span text:style-name="T362">100000025.58; </text:span><text:span text:style-name="T363">0/19</text:span></text:p>
          </table:table-cell>
        </table:table-row>
        <table:table-row table:style-name="Table129.3">
          <table:table-cell table:style-name="Table129.A4" office:value-type="string">
            <text:p text:style-name="P532"><text:span text:style-name="T361">2</text:span>00</text:p>
          </table:table-cell>
          <table:table-cell table:style-name="Table129.B4" office:value-type="string">
            <text:p text:style-name="P524">31.3</text:p>
          </table:table-cell>
          <table:table-cell table:style-name="Table129.B4" office:value-type="string">
            <text:p text:style-name="P540"><text:span text:style-name="T6">11671009.27 <text:s/>; </text:span><text:span text:style-name="T7">7</text:span></text:p>
          </table:table-cell>
          <table:table-cell table:style-name="Table129.D4" office:value-type="string">
            <text:p text:style-name="P540"><text:span text:style-name="T6">100000025.58 ; </text:span><text:span text:style-name="T7">0</text:span></text:p>
          </table:table-cell>
        </table:table-row>
        <table:table-row table:style-name="Table129.3">
          <table:table-cell table:style-name="Table129.A4" office:value-type="string">
            <text:p text:style-name="P534"><text:span text:style-name="T361">4</text:span>00</text:p>
          </table:table-cell>
          <table:table-cell table:style-name="Table129.B4" office:value-type="string">
            <text:p text:style-name="P524">1.01</text:p>
          </table:table-cell>
          <table:table-cell table:style-name="Table129.B4" office:value-type="string">
            <text:p text:style-name="P560">6.05 <text:s/>; <text:span text:style-name="T361">38</text:span></text:p>
          </table:table-cell>
          <table:table-cell table:style-name="Table129.D4" office:value-type="string">
            <text:p text:style-name="P541">2.61; 12</text:p>
          </table:table-cell>
        </table:table-row>
        <table:table-row table:style-name="Table129.3">
          <table:table-cell table:style-name="Table129.A4" office:value-type="string">
            <text:p text:style-name="P538">600</text:p>
          </table:table-cell>
          <table:table-cell table:style-name="Table129.B4" office:value-type="string">
            <text:p text:style-name="P527">1.0</text:p>
          </table:table-cell>
          <table:table-cell table:style-name="Table129.B4" office:value-type="string">
            <text:p text:style-name="P562">4.76 ; 42/60</text:p>
          </table:table-cell>
          <table:table-cell table:style-name="Table129.D4" office:value-type="string">
            <text:p text:style-name="P541">2.28 ; 13/19</text:p>
          </table:table-cell>
        </table:table-row>
      </table:table>
      <text:p text:style-name="P1013"/>
      <text:p text:style-name="P826"><text:soft-page-break/>Error Analysis</text:p>
      <text:p text:style-name="P1014"/>
      <table:table table:name="Table130" table:style-name="Table130">
        <table:table-column table:style-name="Table130.A" table:number-columns-repeated="2"/>
        <table:table-row table:style-name="Table130.1">
          <table:table-cell table:style-name="Table130.A1" office:value-type="string">
            <text:p text:style-name="P286">Label: the next global is: said(from 1)<text:line-break/>INFO : Label: the next sense is: state.v.01(from 28720)</text:p>
          </table:table-cell>
          <table:table-cell table:style-name="Table130.B1" office:value-type="string">
            <text:p text:style-name="P286">INFO : The top- 10 predicted senses are:<text:line-break/>INFO : Sense: state.v.01 ; p = 66.59%<text:line-break/>INFO : Sense: allege.v.01 ; p = 5.07%<text:line-break/>INFO : Sense: order.v.01 ; p = 5.07%</text:p>
          </table:table-cell>
        </table:table-row>
        <table:table-row table:style-name="Table130.2">
          <table:table-cell table:style-name="Table130.A2" office:value-type="string">
            <text:p text:style-name="P537">Label: the next global is: atlanta(from 7)<text:line-break/>INFO : Label: the next sense is: atlanta.n.01(from 1787)</text:p>
          </table:table-cell>
          <table:table-cell table:style-name="Table130.A2" office:value-type="string">
            <text:p text:style-name="P537">INFO : The top- 10 predicted senses are:<text:line-break/>INFO : Sense: atlanta.n.01 ; p = 95.3%<text:line-break/>INFO : Sense: atlanta.n.02 ; p = 3.3%<text:line-break/>INFO : Sense: location.n.01 ; p = 1.39%</text:p>
          </table:table-cell>
        </table:table-row>
        <table:table-row table:style-name="Table130.2">
          <table:table-cell table:style-name="Table130.A3" office:value-type="string">
            <text:p text:style-name="P525">Label: the next global is: s(from 5886)<text:line-break/>INFO : Label: the next sense is: s.dummySense.01(from 38022)</text:p>
          </table:table-cell>
          <table:table-cell table:style-name="Table130.A3" office:value-type="string">
            <text:p text:style-name="P554"><text:span text:style-name="T195">INFO : The top- 10 predicted senses are:<text:line-break/></text:span><text:span text:style-name="T365">INFO : Sense: on_occasion.dummySense.01 ; p = 68.11%</text:span><text:span text:style-name="T195"><text:line-break/>INFO : Sense: s.dummySense.01 ; p = 16.38%<text:line-break/>INFO : Sense: group.n.01 ; p = 15.51%</text:span></text:p>
          </table:table-cell>
        </table:table-row>
        <table:table-row table:style-name="Table130.2">
          <table:table-cell table:style-name="Table130.A3" office:value-type="string">
            <text:p text:style-name="P564">Label: the next global is: recent(from 9)<text:line-break/>INFO : Label: the next sense is: late.s.03(from 17143)</text:p>
          </table:table-cell>
          <table:table-cell table:style-name="Table130.A3" office:value-type="string">
            <text:p text:style-name="P525">INFO : The top- 10 predicted senses are:<text:line-break/><text:span text:style-name="T364">INFO : Sense: recent.s.01 ; p = 47.79%</text:span><text:line-break/>INFO : Sense: late.s.03 ; p = 35.87%<text:line-break/>INFO : Sense: quintet.n.01 ; p = 16.34%</text:p>
          </table:table-cell>
        </table:table-row>
        <table:table-row table:style-name="Table130.2">
          <table:table-cell table:style-name="Table130.A3" office:value-type="string">
            <text:p text:style-name="P528">Label: the next global is: produced(from 11)<text:line-break/>INFO : Label: the next sense is: produce.v.04(from 23118)</text:p>
          </table:table-cell>
          <table:table-cell table:style-name="Table130.A3" office:value-type="string">
            <text:p text:style-name="P528">INFO : The top- 10 predicted senses are:<text:line-break/>INFO : Sense: produce.v.04 ; p = 43.19%<text:line-break/>INFO : Sense: produce.v.03 ; p = 36.89%<text:line-break/>INFO : Sense: grow.v.07 ; p = 8.59%</text:p>
          </table:table-cell>
        </table:table-row>
      </table:table>
      <text:p text:style-name="P1014"/>
      <text:p text:style-name="P1013"/>
      <text:p text:style-name="P1013"/>
      <text:h text:style-name="Heading_20_3" text:outline-level="3"><text:bookmark-start text:name="__RefHeading___Toc21834_4082612128"/>VII: as VI, K=5 to iron out possible issues<text:bookmark-end text:name="__RefHeading___Toc21834_4082612128"/></text:h>
      <text:p text:style-name="Standard"/>
      <text:p text:style-name="P1015"/>
      <table:table table:name="Table131" table:style-name="Table131">
        <table:table-column table:style-name="Table131.A"/>
        <table:table-column table:style-name="Table131.B" table:number-columns-repeated="2"/>
        <table:table-column table:style-name="Table131.D"/>
        <table:table-row table:style-name="Table131.1">
          <table:table-cell table:style-name="Table131.A1" office:value-type="string">
            <text:p text:style-name="P69">Epoch</text:p>
          </table:table-cell>
          <table:table-cell table:style-name="Table131.A1" table:number-columns-spanned="3" office:value-type="string">
            <text:p text:style-name="P119">Training PPL</text:p>
          </table:table-cell>
          <table:covered-table-cell/>
          <table:covered-table-cell/>
        </table:table-row>
        <table:table-row table:style-name="Table131.2">
          <table:table-cell table:style-name="Table131.A1" office:value-type="string">
            <text:p text:style-name="P287"/>
          </table:table-cell>
          <table:table-cell table:style-name="Table131.A1" office:value-type="string">
            <text:p text:style-name="P287">Globals</text:p>
          </table:table-cell>
          <table:table-cell table:style-name="Table131.A1" office:value-type="string">
            <text:p text:style-name="P287">Senses</text:p>
          </table:table-cell>
          <table:table-cell table:style-name="Table131.A1" office:value-type="string">
            <text:p text:style-name="P287">Multi-senses</text:p>
          </table:table-cell>
        </table:table-row>
        <table:table-row table:style-name="Table131.3">
          <table:table-cell table:style-name="Table131.A3" office:value-type="string">
            <text:p text:style-name="P533"><text:span text:style-name="T361">2</text:span>00</text:p>
          </table:table-cell>
          <table:table-cell table:style-name="Table131.B3" office:value-type="string">
            <text:p text:style-name="P526">31.49</text:p>
          </table:table-cell>
          <table:table-cell table:style-name="Table131.B3" office:value-type="string">
            <text:p text:style-name="P543"><text:span text:style-name="T7">8 / </text:span><text:span text:style-name="T5">60</text:span></text:p>
          </table:table-cell>
          <table:table-cell table:style-name="Table131.D3" office:value-type="string">
            <text:p text:style-name="P543"><text:span text:style-name="T7">0 / </text:span><text:span text:style-name="T5">60</text:span></text:p>
          </table:table-cell>
        </table:table-row>
        <table:table-row table:style-name="Table131.3">
          <table:table-cell table:style-name="Table131.A3" office:value-type="string">
            <text:p text:style-name="P535"><text:span text:style-name="T361">4</text:span>00</text:p>
          </table:table-cell>
          <table:table-cell table:style-name="Table131.B3" office:value-type="string">
            <text:p text:style-name="P526">1.01</text:p>
          </table:table-cell>
          <table:table-cell table:style-name="Table131.B3" office:value-type="string">
            <text:p text:style-name="P561">27.79 ; <text:span text:style-name="T366">16/60</text:span></text:p>
          </table:table-cell>
          <table:table-cell table:style-name="Table131.D3" office:value-type="string">
            <text:p text:style-name="P542">10.79 ; <text:span text:style-name="T366">6/19</text:span></text:p>
          </table:table-cell>
        </table:table-row>
        <table:table-row table:style-name="Table131.3">
          <table:table-cell table:style-name="Table131.A3" office:value-type="string">
            <text:p text:style-name="P539">600</text:p>
          </table:table-cell>
          <table:table-cell table:style-name="Table131.B3" office:value-type="string">
            <text:p text:style-name="P529">1.0</text:p>
          </table:table-cell>
          <table:table-cell table:style-name="Table131.B3" office:value-type="string">
            <text:p text:style-name="P563">22.49 ; <text:span text:style-name="T367">18</text:span></text:p>
          </table:table-cell>
          <table:table-cell table:style-name="Table131.D3" office:value-type="string">
            <text:p text:style-name="P544">7.65 ; <text:s/>9</text:p>
          </table:table-cell>
        </table:table-row>
      </table:table>
      <text:p text:style-name="P1015"/>
      <text:p text:style-name="P986"/>
      <text:p text:style-name="P986"/>
      <text:h text:style-name="P1106" text:outline-level="2"><text:bookmark-start text:name="__RefHeading___Toc21159_2759585980"/>Experiments, FastText embeddings only<text:bookmark-end text:name="__RefHeading___Toc21159_2759585980"/></text:h>
      <text:p text:style-name="P986"/>
      <text:h text:style-name="Heading_20_3" text:outline-level="3"><text:bookmark-start text:name="__RefHeading___Toc22164_3355496619"/>SelfAtt, K=1, C=20, <text:span text:style-name="T357">ctx=avg</text:span><text:bookmark-end text:name="__RefHeading___Toc22164_3355496619"/></text:h>
      <text:p text:style-name="P997"/>
      <table:table table:name="Table134" table:style-name="Table134">
        <table:table-column table:style-name="Table134.A"/>
        <table:table-column table:style-name="Table134.B"/>
        <table:table-column table:style-name="Table134.C"/>
        <table:table-column table:style-name="Table134.D" table:number-columns-repeated="2"/>
        <table:table-column table:style-name="Table134.F"/>
        <table:table-column table:style-name="Table134.G"/>
        <table:table-row table:style-name="Table134.1">
          <table:table-cell table:style-name="Table134.A1" office:value-type="string">
            <text:p text:style-name="P71">Epoch</text:p>
          </table:table-cell>
          <table:table-cell table:style-name="Table134.B1" table:number-columns-spanned="3" office:value-type="string">
            <text:p text:style-name="P508">Training PPL</text:p>
          </table:table-cell>
          <table:covered-table-cell/>
          <table:covered-table-cell/>
          <table:table-cell table:style-name="Table134.A1" table:number-columns-spanned="3" office:value-type="string">
            <text:p text:style-name="P515">Validation</text:p>
          </table:table-cell>
          <table:covered-table-cell/>
          <table:covered-table-cell/>
        </table:table-row>
        <table:table-row table:style-name="Table134.2">
          <table:table-cell table:style-name="Table134.A1" office:value-type="string">
            <text:p text:style-name="P289"/>
          </table:table-cell>
          <table:table-cell table:style-name="Table134.B1" office:value-type="string">
            <text:p text:style-name="P330">Globals</text:p>
          </table:table-cell>
          <table:table-cell table:style-name="Table134.B1" office:value-type="string">
            <text:p text:style-name="P330">Senses</text:p>
          </table:table-cell>
          <table:table-cell table:style-name="Table134.B1" office:value-type="string">
            <text:p text:style-name="P330">Multi-senses</text:p>
          </table:table-cell>
          <table:table-cell table:style-name="Table134.A1" office:value-type="string">
            <text:p text:style-name="P289">Globals</text:p>
          </table:table-cell>
          <table:table-cell table:style-name="Table134.A1" office:value-type="string">
            <text:p text:style-name="P289">Senses</text:p>
          </table:table-cell>
          <table:table-cell table:style-name="Table134.A1" office:value-type="string">
            <text:p text:style-name="P289">Multi-senses</text:p>
          </table:table-cell>
        </table:table-row>
        <table:table-row table:style-name="Table134.2">
          <table:table-cell table:style-name="Table134.A1" office:value-type="string">
            <text:p text:style-name="P476">15</text:p>
          </table:table-cell>
          <table:table-cell table:style-name="Table134.B1" office:value-type="string">
            <text:p text:style-name="P430">186.94</text:p>
          </table:table-cell>
          <table:table-cell table:style-name="Table134.B1" office:value-type="string">
            <text:p text:style-name="P430"/>
          </table:table-cell>
          <table:table-cell table:style-name="Table134.B1" office:value-type="string">
            <text:p text:style-name="P430"/>
          </table:table-cell>
          <table:table-cell table:style-name="Table134.A1" office:value-type="string">
            <text:p text:style-name="P486">377.28</text:p>
          </table:table-cell>
          <table:table-cell table:style-name="Table134.A1" office:value-type="string">
            <text:p text:style-name="P430">'correct_all_s': 13650</text:p>
          </table:table-cell>
          <table:table-cell table:style-name="Table134.A1" office:value-type="string">
            <text:p text:style-name="P498">'correct_multi_s': 180</text:p>
          </table:table-cell>
        </table:table-row>
        <table:table-row table:style-name="Table134.2">
          <table:table-cell table:style-name="Table134.A1" office:value-type="string">
            <text:p text:style-name="P476">17</text:p>
          </table:table-cell>
          <table:table-cell table:style-name="Table134.B1" office:value-type="string">
            <text:p text:style-name="P430">171.84</text:p>
          </table:table-cell>
          <table:table-cell table:style-name="Table134.B1" office:value-type="string">
            <text:p text:style-name="P430"/>
          </table:table-cell>
          <table:table-cell table:style-name="Table134.B1" office:value-type="string">
            <text:p text:style-name="P430"/>
          </table:table-cell>
          <table:table-cell table:style-name="Table134.A1" office:value-type="string">
            <text:p text:style-name="P486">376.87</text:p>
          </table:table-cell>
          <table:table-cell table:style-name="Table134.A1" office:value-type="string">
            <text:p text:style-name="P411"><text:s/>'correct_all_s': 13764 / <text:span text:style-name="T370">80640</text:span></text:p>
          </table:table-cell>
          <table:table-cell table:style-name="Table134.A1" office:value-type="string">
            <text:p text:style-name="P486">'correct_multi_s': 175 / <text:span text:style-name="T370">25345</text:span></text:p>
          </table:table-cell>
        </table:table-row>
      </table:table>
      <text:p text:style-name="P997"/>
      <text:p text:style-name="P995"/>
      <text:h text:style-name="Heading_20_3" text:outline-level="3"><text:bookmark-start text:name="__RefHeading___Toc22166_3355496619"/><text:soft-page-break/>SelfAtt, K=5, C=20, <text:span text:style-name="T357">ctx=avg</text:span><text:bookmark-end text:name="__RefHeading___Toc22166_3355496619"/></text:h>
      <text:p text:style-name="P995"/>
      <text:p text:style-name="P998"/>
      <table:table table:name="Table135" table:style-name="Table135">
        <table:table-column table:style-name="Table135.A"/>
        <table:table-column table:style-name="Table135.B"/>
        <table:table-column table:style-name="Table135.C"/>
        <table:table-column table:style-name="Table135.D" table:number-columns-repeated="2"/>
        <table:table-column table:style-name="Table135.F"/>
        <table:table-column table:style-name="Table135.G"/>
        <table:table-row table:style-name="Table135.1">
          <table:table-cell table:style-name="Table135.A1" office:value-type="string">
            <text:p text:style-name="P72">Epoch</text:p>
          </table:table-cell>
          <table:table-cell table:style-name="Table135.B1" table:number-columns-spanned="3" office:value-type="string">
            <text:p text:style-name="P509">Training PPL</text:p>
          </table:table-cell>
          <table:covered-table-cell/>
          <table:covered-table-cell/>
          <table:table-cell table:style-name="Table135.A1" table:number-columns-spanned="3" office:value-type="string">
            <text:p text:style-name="P516">Validation</text:p>
          </table:table-cell>
          <table:covered-table-cell/>
          <table:covered-table-cell/>
        </table:table-row>
        <table:table-row table:style-name="Table135.2">
          <table:table-cell table:style-name="Table135.A1" office:value-type="string">
            <text:p text:style-name="P290"/>
          </table:table-cell>
          <table:table-cell table:style-name="Table135.B1" office:value-type="string">
            <text:p text:style-name="P331">Globals</text:p>
          </table:table-cell>
          <table:table-cell table:style-name="Table135.B1" office:value-type="string">
            <text:p text:style-name="P331">Senses</text:p>
          </table:table-cell>
          <table:table-cell table:style-name="Table135.B1" office:value-type="string">
            <text:p text:style-name="P331">Multi-senses</text:p>
          </table:table-cell>
          <table:table-cell table:style-name="Table135.A1" office:value-type="string">
            <text:p text:style-name="P290">Globals</text:p>
          </table:table-cell>
          <table:table-cell table:style-name="Table135.A1" office:value-type="string">
            <text:p text:style-name="P290">Senses</text:p>
          </table:table-cell>
          <table:table-cell table:style-name="Table135.A1" office:value-type="string">
            <text:p text:style-name="P290">Multi-senses</text:p>
          </table:table-cell>
        </table:table-row>
        <table:table-row table:style-name="Table135.2">
          <table:table-cell table:style-name="Table135.A1" office:value-type="string">
            <text:p text:style-name="P478">6</text:p>
          </table:table-cell>
          <table:table-cell table:style-name="Table135.B1" office:value-type="string">
            <text:p text:style-name="P431"/>
          </table:table-cell>
          <table:table-cell table:style-name="Table135.B1" office:value-type="string">
            <text:p text:style-name="P431"/>
          </table:table-cell>
          <table:table-cell table:style-name="Table135.B1" office:value-type="string">
            <text:p text:style-name="P431"/>
          </table:table-cell>
          <table:table-cell table:style-name="Table135.A1" office:value-type="string">
            <text:p text:style-name="P487"/>
          </table:table-cell>
          <table:table-cell table:style-name="Table135.A1" office:value-type="string">
            <text:p text:style-name="P555"><text:span text:style-name="T315">'correct_all_s': </text:span><text:span text:style-name="T184">8208</text:span></text:p>
          </table:table-cell>
          <table:table-cell table:style-name="Table135.A1" office:value-type="string">
            <text:p text:style-name="P555"><text:span text:style-name="T190">'correct_multi_s': </text:span><text:span text:style-name="T191">4</text:span></text:p>
          </table:table-cell>
        </table:table-row>
        <table:table-row table:style-name="Table135.2">
          <table:table-cell table:style-name="Table135.A1" office:value-type="string">
            <text:p text:style-name="P477">17</text:p>
          </table:table-cell>
          <table:table-cell table:style-name="Table135.B1" office:value-type="string">
            <text:p text:style-name="P431">165.05 </text:p>
          </table:table-cell>
          <table:table-cell table:style-name="Table135.B1" office:value-type="string">
            <text:p text:style-name="P431"/>
          </table:table-cell>
          <table:table-cell table:style-name="Table135.B1" office:value-type="string">
            <text:p text:style-name="P431"/>
          </table:table-cell>
          <table:table-cell table:style-name="Table135.A1" office:value-type="string">
            <text:p text:style-name="P487">377.13</text:p>
          </table:table-cell>
          <table:table-cell table:style-name="Table135.A1" office:value-type="string">
            <text:p text:style-name="P431">'correct_all_s': 6616 / <text:span text:style-name="T370">80640</text:span></text:p>
          </table:table-cell>
          <table:table-cell table:style-name="Table135.A1" office:value-type="string">
            <text:p text:style-name="P499">'correct_multi_s': 33 / <text:span text:style-name="T370">25345</text:span></text:p>
          </table:table-cell>
        </table:table-row>
      </table:table>
      <text:p text:style-name="P998"/>
      <text:p text:style-name="P995"/>
      <text:p text:style-name="P995"><text:span text:style-name="T357">(</text:span>SelfAtt, K=1, C=40<text:span text:style-name="T357">)</text:span></text:p>
      <text:p text:style-name="P995"/>
      <text:p text:style-name="P995"><text:span text:style-name="T357">(</text:span>SelfAtt, K=5, C=40<text:span text:style-name="T357">)</text:span></text:p>
      <text:p text:style-name="P986"/>
      <text:p text:style-name="P999"><text:span text:style-name="T358">SelfAtt, K=1, C=20, </text:span><text:span text:style-name="T357">ctx=</text:span><text:span text:style-name="T168">GRU</text:span></text:p>
      <text:p text:style-name="P996"/>
      <text:p text:style-name="P999"><text:span text:style-name="T358">SelfAtt, K=5, C=20, </text:span><text:span text:style-name="T357">ctx=</text:span><text:span text:style-name="T168">GRU</text:span></text:p>
      <text:p text:style-name="P986"/>
      <text:p text:style-name="P986"/>
      <text:p text:style-name="P986"/>
      <text:p text:style-name="P986"/>
      <text:p text:style-name="P986"/>
      <text:p text:style-name="P986"/>
      <text:p text:style-name="P986"/>
      <text:p text:style-name="P986"/>
      <text:p text:style-name="P986"/>
      <text:p text:style-name="P986"/>
      <text:p text:style-name="P986"/>
      <text:p text:style-name="P986"/>
      <text:p text:style-name="P986"/>
      <text:p text:style-name="P986"/>
      <text:p text:style-name="P986"/>
      <text:p text:style-name="P986"/>
      <text:p text:style-name="P986"/>
      <text:p text:style-name="P986"/>
      <text:p text:style-name="P986"/>
      <text:p text:style-name="P986"/>
      <text:p text:style-name="P986"/>
      <text:p text:style-name="P986"/>
      <text:p text:style-name="P986"/>
      <text:p text:style-name="P986"/>
      <text:p text:style-name="P986"/>
      <text:p text:style-name="P575"/>
      <text:h text:style-name="Heading_20_1" text:outline-level="1"><text:bookmark-start text:name="__RefHeading___Toc22195_2092980158"/>10: Re-runs, with timing and test set<text:bookmark-end text:name="__RefHeading___Toc22195_2092980158"/></text:h>
      <text:p text:style-name="P986"/>
      <text:h text:style-name="P1107" text:outline-level="2"><text:bookmark-start text:name="__RefHeading___Toc22197_2092980158"/>ToDo and ToRun list<text:bookmark-end text:name="__RefHeading___Toc22197_2092980158"/></text:h>
      <text:p text:style-name="P1016"/>
      <text:p text:style-name="P1016">It is necessary to: </text:p>
      <text:list xml:id="list1624911779" text:style-name="L5">
        <text:list-item>
          <text:p text:style-name="P1169">Streamline: if a parameter is not changed and does not pertain to a relevant (albeit unused) variant of the model, just use the default value or eliminate it.</text:p>
        </text:list-item>
        <text:list-item>
          <text:p text:style-name="P1169">Reduce excessive logs: no logging validation set for T experiments (Mini-experiments can still do so)</text:p>
        </text:list-item>
        <text:list-item>
          <text:p text:style-name="P1169">Consider adding wandb as a standardized logging and score-printing. It is also likely that most of it is not necessary and we can just benefit from the time-logging.</text:p>
        </text:list-item>
        <text:list-item>
          <text:p text:style-name="P1169">Add the evaluation of the test set at the end of every experiment.</text:p>
        </text:list-item>
        <text:list-item>
          <text:p text:style-name="P1170">Run all the experiments, that will now log the time elapsed, the number of parameters (<text:span text:style-name="T372">which is</text:span> already there), and run the evaluation on the test set:</text:p>
          <text:list>
            <text:list-item>
              <text:p text:style-name="P1170">Vanilla GRUs, Input: FT</text:p>
            </text:list-item>
            <text:list-item>
              <text:p text:style-name="P1170">Vanilla GRUs, Input: FT + node</text:p>
            </text:list-item>
            <text:list-item>
              <text:p text:style-name="P1170"/>
            </text:list-item>
            <text:list-item>
              <text:p text:style-name="P1177"><text:span text:style-name="T169">SelectK</text:span><text:span text:style-name="T170">, K=1, Input: FT</text:span></text:p>
            </text:list-item>
            <text:list-item>
              <text:p text:style-name="P1171"><text:span text:style-name="T371">SelectK</text:span>, K=5, Input: FT</text:p>
            </text:list-item>
            <text:list-item>
              <text:p text:style-name="P1171"><text:span text:style-name="T371">SelectK</text:span>, K=10, Input: FT</text:p>
            </text:list-item>
            <text:list-item>
              <text:p text:style-name="P1171"><text:span text:style-name="T371">SelectK</text:span>, K=50, Input: FT</text:p>
            </text:list-item>
            <text:list-item>
              <text:p text:style-name="P1177"><text:span text:style-name="T169">SelectK</text:span><text:span text:style-name="T170">, K=1, <text:s/>Input: FT + node</text:span></text:p>
            </text:list-item>
            <text:list-item>
              <text:p text:style-name="P1171"><text:span text:style-name="T371">SelectK</text:span>, K=5, Input: FT + node</text:p>
            </text:list-item>
            <text:list-item>
              <text:p text:style-name="P1171"><text:span text:style-name="T371">SelectK</text:span>, K=10, Input: FT + node</text:p>
            </text:list-item>
            <text:list-item>
              <text:p text:style-name="P1171"><text:span text:style-name="T371">SelectK</text:span>, K=50, Input: FT + node</text:p>
            </text:list-item>
            <text:list-item>
              <text:p text:style-name="P1176"><text:a xlink:type="simple" xlink:href="#__RefHeading___Toc15174_1123937665" text:style-name="Index_20_Link" text:visited-style-name="Index_20_Link"><text:span text:style-name="Index_20_Link"/></text:a></text:p>
            </text:list-item>
            <text:list-item>
              <text:p text:style-name="P1178"><text:a xlink:type="simple" xlink:href="#__RefHeading___Toc15174_1123937665" text:style-name="Index_20_Link" text:visited-style-name="Index_20_Link">S</text:a><text:a xlink:type="simple" xlink:href="#__RefHeading___Toc15174_1123937665" text:style-name="Index_20_Link" text:visited-style-name="Index_20_Link"><text:span text:style-name="T371">ense</text:span></text:a><text:a xlink:type="simple" xlink:href="#__RefHeading___Toc15174_1123937665" text:style-name="Index_20_Link" text:visited-style-name="Index_20_Link">C</text:a><text:a xlink:type="simple" xlink:href="#__RefHeading___Toc15174_1123937665" text:style-name="Index_20_Link" text:visited-style-name="Index_20_Link"><text:span text:style-name="T371">ontext</text:span></text:a><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1, C=</text:a><text:a xlink:type="simple" xlink:href="#__RefHeading___Toc15174_1123937665" text:style-name="Index_20_Link" text:visited-style-name="Index_20_Link"><text:span text:style-name="T371">1</text:span></text:a><text:a xlink:type="simple" xlink:href="#__RefHeading___Toc15174_1123937665" text:style-name="Index_20_Link" text:visited-style-name="Index_20_Link">0</text:a> <text:span text:style-name="T371">#changed </text:span><text:span text:style-name="T170">, Input: FT</text:span></text:p>
            </text:list-item>
            <text:list-item>
              <text:p text:style-name="P1178"><text:a xlink:type="simple" xlink:href="#__RefHeading___Toc15174_1123937665" text:style-name="Index_20_Link" text:visited-style-name="Index_20_Link">S</text:a><text:a xlink:type="simple" xlink:href="#__RefHeading___Toc15174_1123937665" text:style-name="Index_20_Link" text:visited-style-name="Index_20_Link"><text:span text:style-name="T371">ense</text:span></text:a><text:a xlink:type="simple" xlink:href="#__RefHeading___Toc15174_1123937665" text:style-name="Index_20_Link" text:visited-style-name="Index_20_Link">C</text:a><text:a xlink:type="simple" xlink:href="#__RefHeading___Toc15174_1123937665" text:style-name="Index_20_Link" text:visited-style-name="Index_20_Link"><text:span text:style-name="T371">ontext</text:span></text:a><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text:a><text:a xlink:type="simple" xlink:href="#__RefHeading___Toc15174_1123937665" text:style-name="Index_20_Link" text:visited-style-name="Index_20_Link"><text:span text:style-name="T373">5</text:span></text:a><text:a xlink:type="simple" xlink:href="#__RefHeading___Toc15174_1123937665" text:style-name="Index_20_Link" text:visited-style-name="Index_20_Link">, C=</text:a><text:a xlink:type="simple" xlink:href="#__RefHeading___Toc15174_1123937665" text:style-name="Index_20_Link" text:visited-style-name="Index_20_Link"><text:span text:style-name="T371">1</text:span></text:a><text:a xlink:type="simple" xlink:href="#__RefHeading___Toc15174_1123937665" text:style-name="Index_20_Link" text:visited-style-name="Index_20_Link">0</text:a><text:span text:style-name="T170">, Input: FT </text:span></text:p>
            </text:list-item>
            <text:list-item>
              <text:p text:style-name="P1178"><text:a xlink:type="simple" xlink:href="#__RefHeading___Toc15174_1123937665" text:style-name="Index_20_Link" text:visited-style-name="Index_20_Link">S</text:a><text:a xlink:type="simple" xlink:href="#__RefHeading___Toc15174_1123937665" text:style-name="Index_20_Link" text:visited-style-name="Index_20_Link"><text:span text:style-name="T371">ense</text:span></text:a><text:a xlink:type="simple" xlink:href="#__RefHeading___Toc15174_1123937665" text:style-name="Index_20_Link" text:visited-style-name="Index_20_Link">C</text:a><text:a xlink:type="simple" xlink:href="#__RefHeading___Toc15174_1123937665" text:style-name="Index_20_Link" text:visited-style-name="Index_20_Link"><text:span text:style-name="T371">ontext</text:span></text:a><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1, C=</text:a><text:span text:style-name="T373">2</text:span><text:a xlink:type="simple" xlink:href="#__RefHeading___Toc15174_1123937665" text:style-name="Index_20_Link" text:visited-style-name="Index_20_Link">0</text:a><text:span text:style-name="T170">, Input: FT</text:span></text:p>
            </text:list-item>
            <text:list-item>
              <text:p text:style-name="P1178"><text:a xlink:type="simple" xlink:href="#__RefHeading___Toc15174_1123937665" text:style-name="Index_20_Link" text:visited-style-name="Index_20_Link">S</text:a><text:a xlink:type="simple" xlink:href="#__RefHeading___Toc15174_1123937665" text:style-name="Index_20_Link" text:visited-style-name="Index_20_Link"><text:span text:style-name="T371">ense</text:span></text:a><text:a xlink:type="simple" xlink:href="#__RefHeading___Toc15174_1123937665" text:style-name="Index_20_Link" text:visited-style-name="Index_20_Link">C</text:a><text:a xlink:type="simple" xlink:href="#__RefHeading___Toc15174_1123937665" text:style-name="Index_20_Link" text:visited-style-name="Index_20_Link"><text:span text:style-name="T371">ontext</text:span></text:a><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text:a><text:a xlink:type="simple" xlink:href="#__RefHeading___Toc15174_1123937665" text:style-name="Index_20_Link" text:visited-style-name="Index_20_Link"><text:span text:style-name="T373">5</text:span></text:a><text:a xlink:type="simple" xlink:href="#__RefHeading___Toc15174_1123937665" text:style-name="Index_20_Link" text:visited-style-name="Index_20_Link">, C=</text:a><text:span text:style-name="T373">2</text:span><text:a xlink:type="simple" xlink:href="#__RefHeading___Toc15174_1123937665" text:style-name="Index_20_Link" text:visited-style-name="Index_20_Link">0</text:a><text:span text:style-name="T170">, Input: FT</text:span></text:p>
            </text:list-item>
            <text:list-item>
              <text:p text:style-name="P1178"><text:a xlink:type="simple" xlink:href="#__RefHeading___Toc15174_1123937665" text:style-name="Index_20_Link" text:visited-style-name="Index_20_Link">S</text:a><text:a xlink:type="simple" xlink:href="#__RefHeading___Toc15174_1123937665" text:style-name="Index_20_Link" text:visited-style-name="Index_20_Link"><text:span text:style-name="T371">ense</text:span></text:a><text:a xlink:type="simple" xlink:href="#__RefHeading___Toc15174_1123937665" text:style-name="Index_20_Link" text:visited-style-name="Index_20_Link">C</text:a><text:a xlink:type="simple" xlink:href="#__RefHeading___Toc15174_1123937665" text:style-name="Index_20_Link" text:visited-style-name="Index_20_Link"><text:span text:style-name="T371">ontext</text:span></text:a><text:a xlink:type="simple" xlink:href="#__RefHeading___Toc15174_1123937665" text:style-name="Index_20_Link" text:visited-style-name="Index_20_Link"> + </text:a><text:a xlink:type="simple" xlink:href="#__RefHeading___Toc15174_1123937665" text:style-name="Index_20_Link" text:visited-style-name="Index_20_Link"><text:span text:style-name="T171">G</text:span></text:a><text:span text:style-name="T171">RU</text:span><text:a xlink:type="simple" xlink:href="#__RefHeading___Toc15174_1123937665" text:style-name="Index_20_Link" text:visited-style-name="Index_20_Link">, K=1, C=</text:a><text:a xlink:type="simple" xlink:href="#__RefHeading___Toc15174_1123937665" text:style-name="Index_20_Link" text:visited-style-name="Index_20_Link"><text:span text:style-name="T371">1</text:span></text:a><text:a xlink:type="simple" xlink:href="#__RefHeading___Toc15174_1123937665" text:style-name="Index_20_Link" text:visited-style-name="Index_20_Link">0</text:a><text:span text:style-name="T170">, Input: FT</text:span></text:p>
            </text:list-item>
            <text:list-item>
              <text:p text:style-name="P1178"><text:a xlink:type="simple" xlink:href="#__RefHeading___Toc15174_1123937665" text:style-name="Index_20_Link" text:visited-style-name="Index_20_Link">S</text:a><text:a xlink:type="simple" xlink:href="#__RefHeading___Toc15174_1123937665" text:style-name="Index_20_Link" text:visited-style-name="Index_20_Link"><text:span text:style-name="T371">ense</text:span></text:a><text:a xlink:type="simple" xlink:href="#__RefHeading___Toc15174_1123937665" text:style-name="Index_20_Link" text:visited-style-name="Index_20_Link">C</text:a><text:a xlink:type="simple" xlink:href="#__RefHeading___Toc15174_1123937665" text:style-name="Index_20_Link" text:visited-style-name="Index_20_Link"><text:span text:style-name="T371">ontext</text:span></text:a><text:a xlink:type="simple" xlink:href="#__RefHeading___Toc15174_1123937665" text:style-name="Index_20_Link" text:visited-style-name="Index_20_Link"> + </text:a><text:a xlink:type="simple" xlink:href="#__RefHeading___Toc15174_1123937665" text:style-name="Index_20_Link" text:visited-style-name="Index_20_Link"><text:span text:style-name="T171">G</text:span></text:a><text:span text:style-name="T171">RU</text:span><text:a xlink:type="simple" xlink:href="#__RefHeading___Toc15174_1123937665" text:style-name="Index_20_Link" text:visited-style-name="Index_20_Link">, K=</text:a><text:a xlink:type="simple" xlink:href="#__RefHeading___Toc15174_1123937665" text:style-name="Index_20_Link" text:visited-style-name="Index_20_Link"><text:span text:style-name="T373">5</text:span></text:a><text:a xlink:type="simple" xlink:href="#__RefHeading___Toc15174_1123937665" text:style-name="Index_20_Link" text:visited-style-name="Index_20_Link">, C=</text:a><text:span text:style-name="T373">1</text:span><text:a xlink:type="simple" xlink:href="#__RefHeading___Toc15174_1123937665" text:style-name="Index_20_Link" text:visited-style-name="Index_20_Link">0</text:a><text:span text:style-name="T170">, Input: FT</text:span></text:p>
            </text:list-item>
            <text:list-item>
              <text:p text:style-name="P1178"><text:a xlink:type="simple" xlink:href="#__RefHeading___Toc15174_1123937665" text:style-name="Index_20_Link" text:visited-style-name="Index_20_Link">S</text:a><text:a xlink:type="simple" xlink:href="#__RefHeading___Toc15174_1123937665" text:style-name="Index_20_Link" text:visited-style-name="Index_20_Link"><text:span text:style-name="T371">ense</text:span></text:a><text:a xlink:type="simple" xlink:href="#__RefHeading___Toc15174_1123937665" text:style-name="Index_20_Link" text:visited-style-name="Index_20_Link">C</text:a><text:a xlink:type="simple" xlink:href="#__RefHeading___Toc15174_1123937665" text:style-name="Index_20_Link" text:visited-style-name="Index_20_Link"><text:span text:style-name="T371">ontext</text:span></text:a><text:a xlink:type="simple" xlink:href="#__RefHeading___Toc15174_1123937665" text:style-name="Index_20_Link" text:visited-style-name="Index_20_Link"> + </text:a><text:a xlink:type="simple" xlink:href="#__RefHeading___Toc15174_1123937665" text:style-name="Index_20_Link" text:visited-style-name="Index_20_Link"><text:span text:style-name="T171">G</text:span></text:a><text:span text:style-name="T171">RU</text:span><text:a xlink:type="simple" xlink:href="#__RefHeading___Toc15174_1123937665" text:style-name="Index_20_Link" text:visited-style-name="Index_20_Link">, K=</text:a><text:a xlink:type="simple" xlink:href="#__RefHeading___Toc15174_1123937665" text:style-name="Index_20_Link" text:visited-style-name="Index_20_Link"><text:span text:style-name="T373">1</text:span></text:a><text:a xlink:type="simple" xlink:href="#__RefHeading___Toc15174_1123937665" text:style-name="Index_20_Link" text:visited-style-name="Index_20_Link">, C=</text:a><text:span text:style-name="T373">2</text:span><text:a xlink:type="simple" xlink:href="#__RefHeading___Toc15174_1123937665" text:style-name="Index_20_Link" text:visited-style-name="Index_20_Link">0</text:a><text:span text:style-name="T170">, Input: FT</text:span></text:p>
            </text:list-item>
            <text:list-item>
              <text:p text:style-name="P1178"><text:a xlink:type="simple" xlink:href="#__RefHeading___Toc15174_1123937665" text:style-name="Index_20_Link" text:visited-style-name="Index_20_Link">S</text:a><text:a xlink:type="simple" xlink:href="#__RefHeading___Toc15174_1123937665" text:style-name="Index_20_Link" text:visited-style-name="Index_20_Link"><text:span text:style-name="T371">ense</text:span></text:a><text:a xlink:type="simple" xlink:href="#__RefHeading___Toc15174_1123937665" text:style-name="Index_20_Link" text:visited-style-name="Index_20_Link">C</text:a><text:a xlink:type="simple" xlink:href="#__RefHeading___Toc15174_1123937665" text:style-name="Index_20_Link" text:visited-style-name="Index_20_Link"><text:span text:style-name="T371">ontext</text:span></text:a><text:a xlink:type="simple" xlink:href="#__RefHeading___Toc15174_1123937665" text:style-name="Index_20_Link" text:visited-style-name="Index_20_Link"> + </text:a><text:a xlink:type="simple" xlink:href="#__RefHeading___Toc15174_1123937665" text:style-name="Index_20_Link" text:visited-style-name="Index_20_Link"><text:span text:style-name="T171">G</text:span></text:a><text:span text:style-name="T171">RU</text:span><text:a xlink:type="simple" xlink:href="#__RefHeading___Toc15174_1123937665" text:style-name="Index_20_Link" text:visited-style-name="Index_20_Link">, K=</text:a><text:a xlink:type="simple" xlink:href="#__RefHeading___Toc15174_1123937665" text:style-name="Index_20_Link" text:visited-style-name="Index_20_Link"><text:span text:style-name="T373">5</text:span></text:a><text:a xlink:type="simple" xlink:href="#__RefHeading___Toc15174_1123937665" text:style-name="Index_20_Link" text:visited-style-name="Index_20_Link">, C=</text:a><text:span text:style-name="T373">2</text:span><text:a xlink:type="simple" xlink:href="#__RefHeading___Toc15174_1123937665" text:style-name="Index_20_Link" text:visited-style-name="Index_20_Link">0</text:a><text:span text:style-name="T170">, Input: FT</text:span></text:p>
            </text:list-item>
            <text:list-item>
              <text:p text:style-name="P1179"/>
            </text:list-item>
            <text:list-item>
              <text:p text:style-name="P1178"><text:a xlink:type="simple" xlink:href="#__RefHeading___Toc15174_1123937665" text:style-name="Index_20_Link" text:visited-style-name="Index_20_Link"><text:span text:style-name="T171">S</text:span></text:a><text:span text:style-name="T171">elfAttention</text:span><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1, C=</text:a><text:a xlink:type="simple" xlink:href="#__RefHeading___Toc15174_1123937665" text:style-name="Index_20_Link" text:visited-style-name="Index_20_Link"><text:span text:style-name="T371">1</text:span></text:a><text:a xlink:type="simple" xlink:href="#__RefHeading___Toc15174_1123937665" text:style-name="Index_20_Link" text:visited-style-name="Index_20_Link">0</text:a><text:span text:style-name="T170">, Input: FT </text:span></text:p>
            </text:list-item>
            <text:list-item>
              <text:p text:style-name="P1178"><text:a xlink:type="simple" xlink:href="#__RefHeading___Toc15174_1123937665" text:style-name="Index_20_Link" text:visited-style-name="Index_20_Link"><text:span text:style-name="T171">S</text:span></text:a><text:span text:style-name="T171">elfAttention</text:span><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text:a><text:a xlink:type="simple" xlink:href="#__RefHeading___Toc15174_1123937665" text:style-name="Index_20_Link" text:visited-style-name="Index_20_Link"><text:span text:style-name="T373">5</text:span></text:a><text:a xlink:type="simple" xlink:href="#__RefHeading___Toc15174_1123937665" text:style-name="Index_20_Link" text:visited-style-name="Index_20_Link">, C=</text:a><text:a xlink:type="simple" xlink:href="#__RefHeading___Toc15174_1123937665" text:style-name="Index_20_Link" text:visited-style-name="Index_20_Link"><text:span text:style-name="T371">1</text:span></text:a><text:a xlink:type="simple" xlink:href="#__RefHeading___Toc15174_1123937665" text:style-name="Index_20_Link" text:visited-style-name="Index_20_Link">0</text:a><text:span text:style-name="T170">, Input: FT</text:span></text:p>
            </text:list-item>
            <text:list-item>
              <text:p text:style-name="P1178"><text:a xlink:type="simple" xlink:href="#__RefHeading___Toc15174_1123937665" text:style-name="Index_20_Link" text:visited-style-name="Index_20_Link"><text:span text:style-name="T171">S</text:span></text:a><text:span text:style-name="T171">elfAttention</text:span><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1, C=</text:a><text:span text:style-name="T373">2</text:span><text:a xlink:type="simple" xlink:href="#__RefHeading___Toc15174_1123937665" text:style-name="Index_20_Link" text:visited-style-name="Index_20_Link">0</text:a><text:span text:style-name="T170">, Input: FT</text:span></text:p>
            </text:list-item>
            <text:list-item>
              <text:p text:style-name="P1178"><text:a xlink:type="simple" xlink:href="#__RefHeading___Toc15174_1123937665" text:style-name="Index_20_Link" text:visited-style-name="Index_20_Link"><text:span text:style-name="T171">S</text:span></text:a><text:span text:style-name="T171">elfAttention</text:span><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text:a><text:a xlink:type="simple" xlink:href="#__RefHeading___Toc15174_1123937665" text:style-name="Index_20_Link" text:visited-style-name="Index_20_Link"><text:span text:style-name="T373">5</text:span></text:a><text:a xlink:type="simple" xlink:href="#__RefHeading___Toc15174_1123937665" text:style-name="Index_20_Link" text:visited-style-name="Index_20_Link">, C=</text:a><text:span text:style-name="T373">2</text:span><text:a xlink:type="simple" xlink:href="#__RefHeading___Toc15174_1123937665" text:style-name="Index_20_Link" text:visited-style-name="Index_20_Link">0</text:a><text:span text:style-name="T170">, Input: FT</text:span></text:p>
            </text:list-item>
            <text:list-item>
              <text:p text:style-name="P1178"><text:a xlink:type="simple" xlink:href="#__RefHeading___Toc15174_1123937665" text:style-name="Index_20_Link" text:visited-style-name="Index_20_Link"><text:span text:style-name="T171">S</text:span></text:a><text:span text:style-name="T171">elfAttention</text:span><text:a xlink:type="simple" xlink:href="#__RefHeading___Toc15174_1123937665" text:style-name="Index_20_Link" text:visited-style-name="Index_20_Link"> + </text:a><text:a xlink:type="simple" xlink:href="#__RefHeading___Toc15174_1123937665" text:style-name="Index_20_Link" text:visited-style-name="Index_20_Link"><text:span text:style-name="T171">G</text:span></text:a><text:span text:style-name="T171">RU</text:span><text:a xlink:type="simple" xlink:href="#__RefHeading___Toc15174_1123937665" text:style-name="Index_20_Link" text:visited-style-name="Index_20_Link">, K=1, C=</text:a><text:a xlink:type="simple" xlink:href="#__RefHeading___Toc15174_1123937665" text:style-name="Index_20_Link" text:visited-style-name="Index_20_Link"><text:span text:style-name="T371">1</text:span></text:a><text:a xlink:type="simple" xlink:href="#__RefHeading___Toc15174_1123937665" text:style-name="Index_20_Link" text:visited-style-name="Index_20_Link">0</text:a><text:span text:style-name="T170">, Input: FT</text:span></text:p>
            </text:list-item>
            <text:list-item>
              <text:p text:style-name="P1178"><text:a xlink:type="simple" xlink:href="#__RefHeading___Toc15174_1123937665" text:style-name="Index_20_Link" text:visited-style-name="Index_20_Link"><text:span text:style-name="T171">S</text:span></text:a><text:span text:style-name="T171">elfAttention</text:span><text:a xlink:type="simple" xlink:href="#__RefHeading___Toc15174_1123937665" text:style-name="Index_20_Link" text:visited-style-name="Index_20_Link"> + </text:a><text:a xlink:type="simple" xlink:href="#__RefHeading___Toc15174_1123937665" text:style-name="Index_20_Link" text:visited-style-name="Index_20_Link"><text:span text:style-name="T171">G</text:span></text:a><text:span text:style-name="T171">RU</text:span><text:a xlink:type="simple" xlink:href="#__RefHeading___Toc15174_1123937665" text:style-name="Index_20_Link" text:visited-style-name="Index_20_Link">, K=</text:a><text:a xlink:type="simple" xlink:href="#__RefHeading___Toc15174_1123937665" text:style-name="Index_20_Link" text:visited-style-name="Index_20_Link"><text:span text:style-name="T373">5</text:span></text:a><text:a xlink:type="simple" xlink:href="#__RefHeading___Toc15174_1123937665" text:style-name="Index_20_Link" text:visited-style-name="Index_20_Link">, C=</text:a><text:span text:style-name="T373">1</text:span><text:a xlink:type="simple" xlink:href="#__RefHeading___Toc15174_1123937665" text:style-name="Index_20_Link" text:visited-style-name="Index_20_Link">0</text:a><text:span text:style-name="T170">, Input: FT</text:span></text:p>
            </text:list-item>
            <text:list-item>
              <text:p text:style-name="P1178"><text:a xlink:type="simple" xlink:href="#__RefHeading___Toc15174_1123937665" text:style-name="Index_20_Link" text:visited-style-name="Index_20_Link"><text:span text:style-name="T171">S</text:span></text:a><text:span text:style-name="T171">elfAttention</text:span><text:a xlink:type="simple" xlink:href="#__RefHeading___Toc15174_1123937665" text:style-name="Index_20_Link" text:visited-style-name="Index_20_Link"> + </text:a><text:a xlink:type="simple" xlink:href="#__RefHeading___Toc15174_1123937665" text:style-name="Index_20_Link" text:visited-style-name="Index_20_Link"><text:span text:style-name="T171">G</text:span></text:a><text:span text:style-name="T171">RU</text:span><text:a xlink:type="simple" xlink:href="#__RefHeading___Toc15174_1123937665" text:style-name="Index_20_Link" text:visited-style-name="Index_20_Link">, K=1, C=</text:a><text:span text:style-name="T373">2</text:span><text:a xlink:type="simple" xlink:href="#__RefHeading___Toc15174_1123937665" text:style-name="Index_20_Link" text:visited-style-name="Index_20_Link">0</text:a><text:span text:style-name="T170">, Input: FT</text:span></text:p>
            </text:list-item>
            <text:list-item>
              <text:p text:style-name="P1180"><text:a xlink:type="simple" xlink:href="#__RefHeading___Toc15174_1123937665" text:style-name="Index_20_Link" text:visited-style-name="Index_20_Link"><text:span text:style-name="T158">S</text:span></text:a><text:span text:style-name="T158">elfAttention</text:span><text:a xlink:type="simple" xlink:href="#__RefHeading___Toc15174_1123937665" text:style-name="Index_20_Link" text:visited-style-name="Index_20_Link"> + </text:a><text:a xlink:type="simple" xlink:href="#__RefHeading___Toc15174_1123937665" text:style-name="Index_20_Link" text:visited-style-name="Index_20_Link"><text:span text:style-name="T158">G</text:span></text:a><text:span text:style-name="T158">RU</text:span><text:a xlink:type="simple" xlink:href="#__RefHeading___Toc15174_1123937665" text:style-name="Index_20_Link" text:visited-style-name="Index_20_Link">, K=5, C=</text:a>2<text:a xlink:type="simple" xlink:href="#__RefHeading___Toc15174_1123937665" text:style-name="Index_20_Link" text:visited-style-name="Index_20_Link">0</text:a><text:span text:style-name="T170">, Input: FT</text:span></text:p>
            </text:list-item>
            <text:list-item>
              <text:p text:style-name="P1172"/>
            </text:list-item>
            <text:list-item>
              <text:p text:style-name="P1178"><text:a xlink:type="simple" xlink:href="#__RefHeading___Toc15174_1123937665" text:style-name="Index_20_Link" text:visited-style-name="Index_20_Link">S</text:a><text:a xlink:type="simple" xlink:href="#__RefHeading___Toc15174_1123937665" text:style-name="Index_20_Link" text:visited-style-name="Index_20_Link"><text:span text:style-name="T371">ense</text:span></text:a><text:a xlink:type="simple" xlink:href="#__RefHeading___Toc15174_1123937665" text:style-name="Index_20_Link" text:visited-style-name="Index_20_Link">C</text:a><text:a xlink:type="simple" xlink:href="#__RefHeading___Toc15174_1123937665" text:style-name="Index_20_Link" text:visited-style-name="Index_20_Link"><text:span text:style-name="T371">ontext</text:span></text:a><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1, C=</text:a><text:a xlink:type="simple" xlink:href="#__RefHeading___Toc15174_1123937665" text:style-name="Index_20_Link" text:visited-style-name="Index_20_Link"><text:span text:style-name="T371">1</text:span></text:a><text:a xlink:type="simple" xlink:href="#__RefHeading___Toc15174_1123937665" text:style-name="Index_20_Link" text:visited-style-name="Index_20_Link">0</text:a> <text:span text:style-name="T371">#changed </text:span><text:span text:style-name="T170">, Input: FT + node</text:span></text:p>
            </text:list-item>
            <text:list-item>
              <text:p text:style-name="P1178"><text:soft-page-break/><text:a xlink:type="simple" xlink:href="#__RefHeading___Toc15174_1123937665" text:style-name="Index_20_Link" text:visited-style-name="Index_20_Link">S</text:a><text:a xlink:type="simple" xlink:href="#__RefHeading___Toc15174_1123937665" text:style-name="Index_20_Link" text:visited-style-name="Index_20_Link"><text:span text:style-name="T371">ense</text:span></text:a><text:a xlink:type="simple" xlink:href="#__RefHeading___Toc15174_1123937665" text:style-name="Index_20_Link" text:visited-style-name="Index_20_Link">C</text:a><text:a xlink:type="simple" xlink:href="#__RefHeading___Toc15174_1123937665" text:style-name="Index_20_Link" text:visited-style-name="Index_20_Link"><text:span text:style-name="T371">ontext</text:span></text:a><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text:a><text:a xlink:type="simple" xlink:href="#__RefHeading___Toc15174_1123937665" text:style-name="Index_20_Link" text:visited-style-name="Index_20_Link"><text:span text:style-name="T373">5</text:span></text:a><text:a xlink:type="simple" xlink:href="#__RefHeading___Toc15174_1123937665" text:style-name="Index_20_Link" text:visited-style-name="Index_20_Link">, C=</text:a><text:a xlink:type="simple" xlink:href="#__RefHeading___Toc15174_1123937665" text:style-name="Index_20_Link" text:visited-style-name="Index_20_Link"><text:span text:style-name="T371">1</text:span></text:a><text:a xlink:type="simple" xlink:href="#__RefHeading___Toc15174_1123937665" text:style-name="Index_20_Link" text:visited-style-name="Index_20_Link">0</text:a><text:span text:style-name="T170">, Input: FT + node</text:span></text:p>
            </text:list-item>
            <text:list-item>
              <text:p text:style-name="P1178"><text:a xlink:type="simple" xlink:href="#__RefHeading___Toc15174_1123937665" text:style-name="Index_20_Link" text:visited-style-name="Index_20_Link">S</text:a><text:a xlink:type="simple" xlink:href="#__RefHeading___Toc15174_1123937665" text:style-name="Index_20_Link" text:visited-style-name="Index_20_Link"><text:span text:style-name="T371">ense</text:span></text:a><text:a xlink:type="simple" xlink:href="#__RefHeading___Toc15174_1123937665" text:style-name="Index_20_Link" text:visited-style-name="Index_20_Link">C</text:a><text:a xlink:type="simple" xlink:href="#__RefHeading___Toc15174_1123937665" text:style-name="Index_20_Link" text:visited-style-name="Index_20_Link"><text:span text:style-name="T371">ontext</text:span></text:a><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1, C=</text:a><text:span text:style-name="T373">2</text:span><text:a xlink:type="simple" xlink:href="#__RefHeading___Toc15174_1123937665" text:style-name="Index_20_Link" text:visited-style-name="Index_20_Link">0</text:a><text:span text:style-name="T170">, Input: FT + node</text:span></text:p>
            </text:list-item>
            <text:list-item>
              <text:p text:style-name="P1178"><text:a xlink:type="simple" xlink:href="#__RefHeading___Toc15174_1123937665" text:style-name="Index_20_Link" text:visited-style-name="Index_20_Link">S</text:a><text:a xlink:type="simple" xlink:href="#__RefHeading___Toc15174_1123937665" text:style-name="Index_20_Link" text:visited-style-name="Index_20_Link"><text:span text:style-name="T371">ense</text:span></text:a><text:a xlink:type="simple" xlink:href="#__RefHeading___Toc15174_1123937665" text:style-name="Index_20_Link" text:visited-style-name="Index_20_Link">C</text:a><text:a xlink:type="simple" xlink:href="#__RefHeading___Toc15174_1123937665" text:style-name="Index_20_Link" text:visited-style-name="Index_20_Link"><text:span text:style-name="T371">ontext</text:span></text:a><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text:a><text:a xlink:type="simple" xlink:href="#__RefHeading___Toc15174_1123937665" text:style-name="Index_20_Link" text:visited-style-name="Index_20_Link"><text:span text:style-name="T373">5</text:span></text:a><text:a xlink:type="simple" xlink:href="#__RefHeading___Toc15174_1123937665" text:style-name="Index_20_Link" text:visited-style-name="Index_20_Link">, C=</text:a><text:span text:style-name="T373">2</text:span><text:a xlink:type="simple" xlink:href="#__RefHeading___Toc15174_1123937665" text:style-name="Index_20_Link" text:visited-style-name="Index_20_Link">0</text:a><text:span text:style-name="T170">, Input: FT + node</text:span></text:p>
            </text:list-item>
            <text:list-item>
              <text:p text:style-name="P1178"><text:a xlink:type="simple" xlink:href="#__RefHeading___Toc15174_1123937665" text:style-name="Index_20_Link" text:visited-style-name="Index_20_Link">S</text:a><text:a xlink:type="simple" xlink:href="#__RefHeading___Toc15174_1123937665" text:style-name="Index_20_Link" text:visited-style-name="Index_20_Link"><text:span text:style-name="T371">ense</text:span></text:a><text:a xlink:type="simple" xlink:href="#__RefHeading___Toc15174_1123937665" text:style-name="Index_20_Link" text:visited-style-name="Index_20_Link">C</text:a><text:a xlink:type="simple" xlink:href="#__RefHeading___Toc15174_1123937665" text:style-name="Index_20_Link" text:visited-style-name="Index_20_Link"><text:span text:style-name="T371">ontext</text:span></text:a><text:a xlink:type="simple" xlink:href="#__RefHeading___Toc15174_1123937665" text:style-name="Index_20_Link" text:visited-style-name="Index_20_Link"> + </text:a><text:a xlink:type="simple" xlink:href="#__RefHeading___Toc15174_1123937665" text:style-name="Index_20_Link" text:visited-style-name="Index_20_Link"><text:span text:style-name="T171">G</text:span></text:a><text:span text:style-name="T171">RU</text:span><text:a xlink:type="simple" xlink:href="#__RefHeading___Toc15174_1123937665" text:style-name="Index_20_Link" text:visited-style-name="Index_20_Link">, K=1, C=</text:a><text:a xlink:type="simple" xlink:href="#__RefHeading___Toc15174_1123937665" text:style-name="Index_20_Link" text:visited-style-name="Index_20_Link"><text:span text:style-name="T371">1</text:span></text:a><text:a xlink:type="simple" xlink:href="#__RefHeading___Toc15174_1123937665" text:style-name="Index_20_Link" text:visited-style-name="Index_20_Link">0</text:a><text:span text:style-name="T170">, Input: FT + node</text:span></text:p>
            </text:list-item>
            <text:list-item>
              <text:p text:style-name="P1178"><text:a xlink:type="simple" xlink:href="#__RefHeading___Toc15174_1123937665" text:style-name="Index_20_Link" text:visited-style-name="Index_20_Link">S</text:a><text:a xlink:type="simple" xlink:href="#__RefHeading___Toc15174_1123937665" text:style-name="Index_20_Link" text:visited-style-name="Index_20_Link"><text:span text:style-name="T371">ense</text:span></text:a><text:a xlink:type="simple" xlink:href="#__RefHeading___Toc15174_1123937665" text:style-name="Index_20_Link" text:visited-style-name="Index_20_Link">C</text:a><text:a xlink:type="simple" xlink:href="#__RefHeading___Toc15174_1123937665" text:style-name="Index_20_Link" text:visited-style-name="Index_20_Link"><text:span text:style-name="T371">ontext</text:span></text:a><text:a xlink:type="simple" xlink:href="#__RefHeading___Toc15174_1123937665" text:style-name="Index_20_Link" text:visited-style-name="Index_20_Link"> + </text:a><text:a xlink:type="simple" xlink:href="#__RefHeading___Toc15174_1123937665" text:style-name="Index_20_Link" text:visited-style-name="Index_20_Link"><text:span text:style-name="T171">G</text:span></text:a><text:span text:style-name="T171">RU</text:span><text:a xlink:type="simple" xlink:href="#__RefHeading___Toc15174_1123937665" text:style-name="Index_20_Link" text:visited-style-name="Index_20_Link">, K=</text:a><text:a xlink:type="simple" xlink:href="#__RefHeading___Toc15174_1123937665" text:style-name="Index_20_Link" text:visited-style-name="Index_20_Link"><text:span text:style-name="T373">5</text:span></text:a><text:a xlink:type="simple" xlink:href="#__RefHeading___Toc15174_1123937665" text:style-name="Index_20_Link" text:visited-style-name="Index_20_Link">, C=</text:a><text:span text:style-name="T373">1</text:span><text:a xlink:type="simple" xlink:href="#__RefHeading___Toc15174_1123937665" text:style-name="Index_20_Link" text:visited-style-name="Index_20_Link">0</text:a><text:span text:style-name="T170">, Input: FT + node</text:span></text:p>
            </text:list-item>
            <text:list-item>
              <text:p text:style-name="P1178"><text:a xlink:type="simple" xlink:href="#__RefHeading___Toc15174_1123937665" text:style-name="Index_20_Link" text:visited-style-name="Index_20_Link">S</text:a><text:a xlink:type="simple" xlink:href="#__RefHeading___Toc15174_1123937665" text:style-name="Index_20_Link" text:visited-style-name="Index_20_Link"><text:span text:style-name="T371">ense</text:span></text:a><text:a xlink:type="simple" xlink:href="#__RefHeading___Toc15174_1123937665" text:style-name="Index_20_Link" text:visited-style-name="Index_20_Link">C</text:a><text:a xlink:type="simple" xlink:href="#__RefHeading___Toc15174_1123937665" text:style-name="Index_20_Link" text:visited-style-name="Index_20_Link"><text:span text:style-name="T371">ontext</text:span></text:a><text:a xlink:type="simple" xlink:href="#__RefHeading___Toc15174_1123937665" text:style-name="Index_20_Link" text:visited-style-name="Index_20_Link"> + </text:a><text:a xlink:type="simple" xlink:href="#__RefHeading___Toc15174_1123937665" text:style-name="Index_20_Link" text:visited-style-name="Index_20_Link"><text:span text:style-name="T171">G</text:span></text:a><text:span text:style-name="T171">RU</text:span><text:a xlink:type="simple" xlink:href="#__RefHeading___Toc15174_1123937665" text:style-name="Index_20_Link" text:visited-style-name="Index_20_Link">, K=</text:a><text:a xlink:type="simple" xlink:href="#__RefHeading___Toc15174_1123937665" text:style-name="Index_20_Link" text:visited-style-name="Index_20_Link"><text:span text:style-name="T373">1</text:span></text:a><text:a xlink:type="simple" xlink:href="#__RefHeading___Toc15174_1123937665" text:style-name="Index_20_Link" text:visited-style-name="Index_20_Link">, C=</text:a><text:span text:style-name="T373">2</text:span><text:a xlink:type="simple" xlink:href="#__RefHeading___Toc15174_1123937665" text:style-name="Index_20_Link" text:visited-style-name="Index_20_Link">0</text:a><text:span text:style-name="T170">, Input: FT + node</text:span></text:p>
            </text:list-item>
            <text:list-item>
              <text:p text:style-name="P1181"><text:a xlink:type="simple" xlink:href="#__RefHeading___Toc15174_1123937665" text:style-name="Index_20_Link" text:visited-style-name="Index_20_Link"><text:span text:style-name="T170">S</text:span></text:a><text:a xlink:type="simple" xlink:href="#__RefHeading___Toc15174_1123937665" text:style-name="Index_20_Link" text:visited-style-name="Index_20_Link"><text:span text:style-name="T169">ense</text:span></text:a><text:a xlink:type="simple" xlink:href="#__RefHeading___Toc15174_1123937665" text:style-name="Index_20_Link" text:visited-style-name="Index_20_Link"><text:span text:style-name="T170">C</text:span></text:a><text:a xlink:type="simple" xlink:href="#__RefHeading___Toc15174_1123937665" text:style-name="Index_20_Link" text:visited-style-name="Index_20_Link"><text:span text:style-name="T169">ontext</text:span></text:a><text:a xlink:type="simple" xlink:href="#__RefHeading___Toc15174_1123937665" text:style-name="Index_20_Link" text:visited-style-name="Index_20_Link"><text:span text:style-name="T170"> + </text:span></text:a><text:a xlink:type="simple" xlink:href="#__RefHeading___Toc15174_1123937665" text:style-name="Index_20_Link" text:visited-style-name="Index_20_Link"><text:span text:style-name="T171">G</text:span></text:a><text:span text:style-name="T171">RU</text:span><text:a xlink:type="simple" xlink:href="#__RefHeading___Toc15174_1123937665" text:style-name="Index_20_Link" text:visited-style-name="Index_20_Link"><text:span text:style-name="T170">, K=</text:span></text:a><text:a xlink:type="simple" xlink:href="#__RefHeading___Toc15174_1123937665" text:style-name="Index_20_Link" text:visited-style-name="Index_20_Link"><text:span text:style-name="T171">5</text:span></text:a><text:a xlink:type="simple" xlink:href="#__RefHeading___Toc15174_1123937665" text:style-name="Index_20_Link" text:visited-style-name="Index_20_Link"><text:span text:style-name="T170">, C=</text:span></text:a><text:span text:style-name="T171">2</text:span><text:a xlink:type="simple" xlink:href="#__RefHeading___Toc15174_1123937665" text:style-name="Index_20_Link" text:visited-style-name="Index_20_Link"><text:span text:style-name="T170">0</text:span></text:a><text:span text:style-name="T170">, Input: FT + node</text:span></text:p>
            </text:list-item>
            <text:list-item>
              <text:p text:style-name="P1172"/>
            </text:list-item>
            <text:list-item>
              <text:p text:style-name="P1178"><text:a xlink:type="simple" xlink:href="#__RefHeading___Toc15174_1123937665" text:style-name="Index_20_Link" text:visited-style-name="Index_20_Link"><text:span text:style-name="T171">S</text:span></text:a><text:span text:style-name="T171">elfAttention</text:span><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1, C=</text:a><text:a xlink:type="simple" xlink:href="#__RefHeading___Toc15174_1123937665" text:style-name="Index_20_Link" text:visited-style-name="Index_20_Link"><text:span text:style-name="T371">1</text:span></text:a><text:a xlink:type="simple" xlink:href="#__RefHeading___Toc15174_1123937665" text:style-name="Index_20_Link" text:visited-style-name="Index_20_Link">0</text:a><text:span text:style-name="T170">, Input: FT + node</text:span></text:p>
            </text:list-item>
            <text:list-item>
              <text:p text:style-name="P1178"><text:a xlink:type="simple" xlink:href="#__RefHeading___Toc15174_1123937665" text:style-name="Index_20_Link" text:visited-style-name="Index_20_Link"><text:span text:style-name="T171">S</text:span></text:a><text:span text:style-name="T171">elfAttention</text:span><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text:a><text:a xlink:type="simple" xlink:href="#__RefHeading___Toc15174_1123937665" text:style-name="Index_20_Link" text:visited-style-name="Index_20_Link"><text:span text:style-name="T373">5</text:span></text:a><text:a xlink:type="simple" xlink:href="#__RefHeading___Toc15174_1123937665" text:style-name="Index_20_Link" text:visited-style-name="Index_20_Link">, C=</text:a><text:a xlink:type="simple" xlink:href="#__RefHeading___Toc15174_1123937665" text:style-name="Index_20_Link" text:visited-style-name="Index_20_Link"><text:span text:style-name="T371">1</text:span></text:a><text:a xlink:type="simple" xlink:href="#__RefHeading___Toc15174_1123937665" text:style-name="Index_20_Link" text:visited-style-name="Index_20_Link">0</text:a><text:span text:style-name="T170">, Input: FT + node</text:span></text:p>
            </text:list-item>
            <text:list-item>
              <text:p text:style-name="P1178"><text:a xlink:type="simple" xlink:href="#__RefHeading___Toc15174_1123937665" text:style-name="Index_20_Link" text:visited-style-name="Index_20_Link"><text:span text:style-name="T171">S</text:span></text:a><text:span text:style-name="T171">elfAttention</text:span><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1, C=</text:a><text:span text:style-name="T373">2</text:span><text:a xlink:type="simple" xlink:href="#__RefHeading___Toc15174_1123937665" text:style-name="Index_20_Link" text:visited-style-name="Index_20_Link">0</text:a><text:span text:style-name="T170">, Input: FT + node</text:span></text:p>
            </text:list-item>
            <text:list-item>
              <text:p text:style-name="P1178"><text:a xlink:type="simple" xlink:href="#__RefHeading___Toc15174_1123937665" text:style-name="Index_20_Link" text:visited-style-name="Index_20_Link"><text:span text:style-name="T171">S</text:span></text:a><text:span text:style-name="T171">elfAttention</text:span><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text:a><text:a xlink:type="simple" xlink:href="#__RefHeading___Toc15174_1123937665" text:style-name="Index_20_Link" text:visited-style-name="Index_20_Link"><text:span text:style-name="T373">5</text:span></text:a><text:a xlink:type="simple" xlink:href="#__RefHeading___Toc15174_1123937665" text:style-name="Index_20_Link" text:visited-style-name="Index_20_Link">, C=</text:a><text:span text:style-name="T373">2</text:span><text:a xlink:type="simple" xlink:href="#__RefHeading___Toc15174_1123937665" text:style-name="Index_20_Link" text:visited-style-name="Index_20_Link">0</text:a><text:span text:style-name="T170">, Input: FT + node</text:span></text:p>
            </text:list-item>
            <text:list-item>
              <text:p text:style-name="P1178"><text:a xlink:type="simple" xlink:href="#__RefHeading___Toc15174_1123937665" text:style-name="Index_20_Link" text:visited-style-name="Index_20_Link"><text:span text:style-name="T171">S</text:span></text:a><text:span text:style-name="T171">elfAttention</text:span><text:a xlink:type="simple" xlink:href="#__RefHeading___Toc15174_1123937665" text:style-name="Index_20_Link" text:visited-style-name="Index_20_Link"> + </text:a><text:a xlink:type="simple" xlink:href="#__RefHeading___Toc15174_1123937665" text:style-name="Index_20_Link" text:visited-style-name="Index_20_Link"><text:span text:style-name="T171">G</text:span></text:a><text:span text:style-name="T171">RU</text:span><text:a xlink:type="simple" xlink:href="#__RefHeading___Toc15174_1123937665" text:style-name="Index_20_Link" text:visited-style-name="Index_20_Link">, K=1, C=</text:a><text:a xlink:type="simple" xlink:href="#__RefHeading___Toc15174_1123937665" text:style-name="Index_20_Link" text:visited-style-name="Index_20_Link"><text:span text:style-name="T371">1</text:span></text:a><text:a xlink:type="simple" xlink:href="#__RefHeading___Toc15174_1123937665" text:style-name="Index_20_Link" text:visited-style-name="Index_20_Link">0</text:a><text:span text:style-name="T170">, Input: FT + node</text:span></text:p>
            </text:list-item>
            <text:list-item>
              <text:p text:style-name="P1178"><text:a xlink:type="simple" xlink:href="#__RefHeading___Toc15174_1123937665" text:style-name="Index_20_Link" text:visited-style-name="Index_20_Link"><text:span text:style-name="T171">S</text:span></text:a><text:span text:style-name="T171">elfAttention</text:span><text:a xlink:type="simple" xlink:href="#__RefHeading___Toc15174_1123937665" text:style-name="Index_20_Link" text:visited-style-name="Index_20_Link"> + </text:a><text:a xlink:type="simple" xlink:href="#__RefHeading___Toc15174_1123937665" text:style-name="Index_20_Link" text:visited-style-name="Index_20_Link"><text:span text:style-name="T171">G</text:span></text:a><text:span text:style-name="T171">RU</text:span><text:a xlink:type="simple" xlink:href="#__RefHeading___Toc15174_1123937665" text:style-name="Index_20_Link" text:visited-style-name="Index_20_Link">, K=</text:a><text:a xlink:type="simple" xlink:href="#__RefHeading___Toc15174_1123937665" text:style-name="Index_20_Link" text:visited-style-name="Index_20_Link"><text:span text:style-name="T373">5</text:span></text:a><text:a xlink:type="simple" xlink:href="#__RefHeading___Toc15174_1123937665" text:style-name="Index_20_Link" text:visited-style-name="Index_20_Link">, C=</text:a><text:span text:style-name="T373">1</text:span><text:a xlink:type="simple" xlink:href="#__RefHeading___Toc15174_1123937665" text:style-name="Index_20_Link" text:visited-style-name="Index_20_Link">0</text:a><text:span text:style-name="T170">, Input: FT + node</text:span></text:p>
            </text:list-item>
            <text:list-item>
              <text:p text:style-name="P1178"><text:a xlink:type="simple" xlink:href="#__RefHeading___Toc15174_1123937665" text:style-name="Index_20_Link" text:visited-style-name="Index_20_Link"><text:span text:style-name="T171">S</text:span></text:a><text:span text:style-name="T171">elfAttention</text:span><text:a xlink:type="simple" xlink:href="#__RefHeading___Toc15174_1123937665" text:style-name="Index_20_Link" text:visited-style-name="Index_20_Link"> + </text:a><text:a xlink:type="simple" xlink:href="#__RefHeading___Toc15174_1123937665" text:style-name="Index_20_Link" text:visited-style-name="Index_20_Link"><text:span text:style-name="T171">G</text:span></text:a><text:span text:style-name="T171">RU</text:span><text:a xlink:type="simple" xlink:href="#__RefHeading___Toc15174_1123937665" text:style-name="Index_20_Link" text:visited-style-name="Index_20_Link">, K=1, C=</text:a><text:span text:style-name="T373">2</text:span><text:a xlink:type="simple" xlink:href="#__RefHeading___Toc15174_1123937665" text:style-name="Index_20_Link" text:visited-style-name="Index_20_Link">0</text:a><text:span text:style-name="T170">, Input: FT + node</text:span></text:p>
            </text:list-item>
            <text:list-item>
              <text:p text:style-name="P1180"><text:a xlink:type="simple" xlink:href="#__RefHeading___Toc15174_1123937665" text:style-name="Index_20_Link" text:visited-style-name="Index_20_Link"><text:span text:style-name="T170">S</text:span></text:a><text:span text:style-name="T170">elfAttention</text:span><text:a xlink:type="simple" xlink:href="#__RefHeading___Toc15174_1123937665" text:style-name="Index_20_Link" text:visited-style-name="Index_20_Link"><text:span text:style-name="T170"> + </text:span></text:a><text:a xlink:type="simple" xlink:href="#__RefHeading___Toc15174_1123937665" text:style-name="Index_20_Link" text:visited-style-name="Index_20_Link"><text:span text:style-name="T170">G</text:span></text:a><text:span text:style-name="T170">RU</text:span><text:a xlink:type="simple" xlink:href="#__RefHeading___Toc15174_1123937665" text:style-name="Index_20_Link" text:visited-style-name="Index_20_Link"><text:span text:style-name="T170">, K=5, C=</text:span></text:a><text:span text:style-name="T170">2</text:span><text:a xlink:type="simple" xlink:href="#__RefHeading___Toc15174_1123937665" text:style-name="Index_20_Link" text:visited-style-name="Index_20_Link"><text:span text:style-name="T170">0</text:span></text:a><text:span text:style-name="T170">, Input: FT + node</text:span></text:p>
            </text:list-item>
          </text:list>
        </text:list-item>
      </text:list>
      <text:p text:style-name="P1017"><text:span text:style-name="T170">T</text:span><text:span text:style-name="T158">otal = 2+8*5 = 42 experiments.</text:span></text:p>
      <text:p text:style-name="P1173"/>
      <text:p text:style-name="P1173">If 1 experiment per GPU on the 4-GPU Lambda machine, 4*11 = 44 → 11 runs.</text:p>
      <text:p text:style-name="P1173">If 1 run == 24 hours → 11 days</text:p>
      <text:p text:style-name="P1173">If 1 run == 36 hours → <text:s/>17 days</text:p>
      <text:p text:style-name="P1173">15 days from now to the 10th of December.</text:p>
      <text:p text:style-name="P1173"/>
      <text:p text:style-name="P1173"/>
      <text:p text:style-name="P574"/>
      <text:h text:style-name="Heading_20_1" text:outline-level="1"><text:bookmark-start text:name="__RefHeading___Toc9792_2169962901"/>Ordbogen Side<text:bookmark-end text:name="__RefHeading___Toc9792_2169962901"/></text:h>
      <text:p text:style-name="P842"/>
      <text:h text:style-name="Heading_20_3" text:outline-level="3"><text:bookmark-start text:name="__RefHeading___Toc9794_2169962901"/>Lambda machine memory consumption: <text:bookmark-end text:name="__RefHeading___Toc9794_2169962901"/></text:h>
      <text:p text:style-name="P852">when training transformer-xl on 4 GPUs:</text:p>
      <text:p text:style-name="P880">+-----------------------------------------------------------------------------+</text:p>
      <text:p text:style-name="P880">| NVIDIA-SMI 450.57 <text:s text:c="6"/>Driver Version: 450.57 <text:s text:c="6"/>CUDA Version: 11.0 <text:s text:c="4"/>|</text:p>
      <text:p text:style-name="P880">|-------------------------------+----------------------+----------------------+</text:p>
      <text:p text:style-name="P880">| GPU <text:s/>Name <text:s text:c="7"/>Persistence-M| Bus-Id <text:s text:c="7"/>Disp.A | Volatile Uncorr. ECC |</text:p>
      <text:p text:style-name="P880">| Fan <text:s/>Temp <text:s/>Perf <text:s/>Pwr:Usage/Cap| <text:s text:c="8"/>Memory-Usage | GPU-Util <text:s/>Compute M. |</text:p>
      <text:p text:style-name="P880">| <text:s text:c="30"/>| <text:s text:c="21"/>| <text:s text:c="14"/>MIG M. |</text:p>
      <text:p text:style-name="P880">|===============================+======================+======================|</text:p>
      <text:p text:style-name="P880">| <text:s text:c="2"/>0 <text:s/>GeForce RTX 208... <text:s/>On <text:s text:c="2"/>| 00000000:19:00.0 Off | <text:s text:c="17"/>N/A |</text:p>
      <text:p text:style-name="P880">| 38% <text:s text:c="2"/>51C <text:s text:c="3"/>P2 <text:s text:c="3"/>85W / 250W | <text:s text:c="2"/>7140MiB / 11019MiB | <text:s text:c="4"/>69% <text:s text:c="5"/>Default |</text:p>
      <text:p text:style-name="P880">| <text:s text:c="30"/>| <text:s text:c="21"/>| <text:s text:c="17"/>N/A |</text:p>
      <text:p text:style-name="P880">+-------------------------------+----------------------+----------------------+</text:p>
      <text:p text:style-name="P880">| <text:s text:c="2"/>1 <text:s/>GeForce RTX 208... <text:s/>On <text:s text:c="2"/>| 00000000:1A:00.0 Off | <text:s text:c="17"/>N/A |</text:p>
      <text:p text:style-name="P880">| 49% <text:s text:c="2"/>58C <text:s text:c="3"/>P2 <text:s text:c="3"/>96W / 250W | <text:s text:c="2"/>5672MiB / 11019MiB | <text:s text:c="4"/>66% <text:s text:c="5"/>Default |</text:p>
      <text:p text:style-name="P880">| <text:s text:c="30"/>| <text:s text:c="21"/>| <text:s text:c="17"/>N/A |</text:p>
      <text:p text:style-name="P880">+-------------------------------+----------------------+----------------------+</text:p>
      <text:p text:style-name="P880">| <text:s text:c="2"/>2 <text:s/>GeForce RTX 208... <text:s/>On <text:s text:c="2"/>| 00000000:67:00.0 Off | <text:s text:c="17"/>N/A |</text:p>
      <text:p text:style-name="P880">| 46% <text:s text:c="2"/>56C <text:s text:c="3"/>P2 <text:s text:c="3"/>97W / 250W | <text:s text:c="2"/>5426MiB / 11019MiB | <text:s text:c="4"/>55% <text:s text:c="5"/>Default |</text:p>
      <text:p text:style-name="P880">| <text:s text:c="30"/>| <text:s text:c="21"/>| <text:s text:c="17"/>N/A |</text:p>
      <text:p text:style-name="P880">+-------------------------------+----------------------+----------------------+</text:p>
      <text:p text:style-name="P880">| <text:s text:c="2"/>3 <text:s/>GeForce RTX 208... <text:s/>On <text:s text:c="2"/>| 00000000:68:00.0 Off | <text:s text:c="17"/>N/A |</text:p>
      <text:p text:style-name="P880">| 55% <text:s text:c="2"/>61C <text:s text:c="3"/>P2 <text:s text:c="3"/>96W / 250W | <text:s text:c="2"/>5424MiB / 11016MiB | <text:s text:c="4"/>50% <text:s text:c="5"/>Default |</text:p>
      <text:p text:style-name="P880">| <text:s text:c="30"/>| <text:s text:c="21"/>| <text:s text:c="17"/>N/A |</text:p>
      <text:p text:style-name="P880">+-------------------------------+----------------------+----------------------+</text:p>
      <text:p text:style-name="P712"/>
      <text:p text:style-name="P743"/>
      <text:h text:style-name="Heading_20_2" text:outline-level="2"><text:bookmark-start text:name="__RefHeading___Toc19065_2873625452"/>Re-examining the Transformer-XL<text:bookmark-end text:name="__RefHeading___Toc19065_2873625452"/></text:h>
      <text:p text:style-name="P745"/>
      <text:h text:style-name="Heading_20_3" text:outline-level="3"><text:bookmark-start text:name="__RefHeading___Toc19067_2873625452"/>Starting training + Corpus<text:bookmark-end text:name="__RefHeading___Toc19067_2873625452"/></text:h>
      <text:p text:style-name="P746"/>
      <table:table table:name="Table102" table:style-name="Table102">
        <table:table-column table:style-name="Table102.A"/>
        <table:table-row>
          <table:table-cell table:style-name="Table102.A1" office:value-type="string">
            <text:p text:style-name="P1088">In: training.py</text:p>
          </table:table-cell>
        </table:table-row>
        <table:table-row>
          <table:table-cell table:style-name="Table102.A1" office:value-type="string">
            <text:p text:style-name="P1135"><text:span text:style-name="T107">project_dir</text:span><text:span text:style-name="T85"> = os.path.dirname(os.path.realpath(__file__))</text:span><text:line-break/><text:span text:style-name="T107">data_sets_dir</text:span><text:span text:style-name="T85"> = os.path.abspath(os.path.join(project_dir, </text:span><text:span text:style-name="T32">'datasets'</text:span><text:span text:style-name="T85">))</text:span></text:p>
            <text:p text:style-name="P1135"><text:line-break/><text:span text:style-name="T107">danish_data_dir</text:span><text:span text:style-name="T85"> = os.path.join(data_sets_dir, </text:span><text:span text:style-name="T32">'Danish'</text:span><text:span text:style-name="T85">)</text:span></text:p>
            <text:p text:style-name="P1135"><text:line-break/><text:span text:style-name="T107">danish_wiki_dump_filename</text:span><text:span text:style-name="T85"> = </text:span><text:span text:style-name="T32">'dawiki-latest-pages-articles.xml.bz2'</text:span><text:line-break/><text:span text:style-name="T107">wiki_dump_file_danish</text:span><text:span text:style-name="T85"> = os.path.join(danish_data_dir, </text:span><text:span text:style-name="T32">'Danish'</text:span><text:span text:style-name="T85">, danish_wiki_dump_filename)</text:span></text:p>
            <text:p text:style-name="P1135"><text:line-break/><text:span text:style-name="T107">transformerxl_dir</text:span><text:span text:style-name="T85"> = os.path.join(project_dir, </text:span><text:span text:style-name="T32">'transformer_xl'</text:span><text:span text:style-name="T85">)</text:span><text:line-break/><text:span text:style-name="T107">pytorch_dir</text:span><text:span text:style-name="T85"> = os.path.join(transformerxl_dir, </text:span><text:span text:style-name="T32">'pytorch'</text:span><text:span text:style-name="T85">)</text:span><text:line-break/><text:span text:style-name="T85">sys.path.append(pytorch_dir)</text:span><text:line-break/><text:line-break/><text:span text:style-name="T107">input_facilities_dir</text:span><text:span text:style-name="T85"> = os.path.join(project_dir, </text:span><text:span text:style-name="T32">'input_facilities'</text:span><text:span text:style-name="T85">)</text:span><text:line-break/><text:span text:style-name="T85">sys.path.append(input_facilities_dir)</text:span><text:line-break/><text:span text:style-name="T134">from </text:span><text:span text:style-name="T85">corpus_preparator </text:span><text:span text:style-name="T134">import </text:span><text:span text:style-name="T107">CorpusPreparator</text:span></text:p>
          </table:table-cell>
        </table:table-row>
      </table:table>
      <text:p text:style-name="P743"/>
      <text:p text:style-name="P743"/>
      <text:p text:style-name="P743"><text:soft-page-break/></text:p>
      <text:p text:style-name="P744"/>
      <table:table table:name="Table103" table:style-name="Table103">
        <table:table-column table:style-name="Table103.A"/>
        <table:table-row>
          <table:table-cell table:style-name="Table103.A1" office:value-type="string">
            <text:p text:style-name="P1089">In: training.py &gt; <text:span text:style-name="T328">train()</text:span></text:p>
          </table:table-cell>
        </table:table-row>
        <table:table-row>
          <table:table-cell table:style-name="Table103.A1" office:value-type="string">
            <text:p text:style-name="P1141"/>
            <text:p text:style-name="P1136"><text:span text:style-name="T106">dataset_dir = os.path.join(project_dir, </text:span><text:span text:style-name="T32">'datasets'</text:span><text:span text:style-name="T106">, </text:span><text:span text:style-name="T32">'Danish'</text:span><text:span text:style-name="T106">)</text:span><text:line-break/><text:span text:style-name="T107">corpus_preparator</text:span><text:span text:style-name="T106"> = CorpusPreparator(</text:span><text:span text:style-name="T40">overwrite</text:span><text:span text:style-name="T106">=</text:span><text:span text:style-name="T136">False</text:span><text:span text:style-name="T106">)</text:span><text:line-break/><text:span text:style-name="T107">corpus_preparator.prepare_corpus(wiki_dump_file_danish, </text:span><text:span text:style-name="T41">output_dir</text:span><text:span text:style-name="T107">=danish_data_dir)</text:span></text:p>
            <text:p text:style-name="P1141"/>
            <text:p text:style-name="P1141">os.chdir(pytorch_dir)</text:p>
            <text:p text:style-name="P1141"/>
            <text:p text:style-name="P1136"><text:span text:style-name="T106">bash_command = [</text:span><text:span text:style-name="T32">'python3'</text:span><text:span text:style-name="T106">,</text:span><text:line-break/><text:span text:style-name="T106"> <text:s text:c="15"/></text:span><text:span text:style-name="T32">'train.py'</text:span><text:span text:style-name="T106">,</text:span><text:line-break/><text:span text:style-name="T106"> <text:s text:c="15"/></text:span><text:span text:style-name="T32">'--cuda'</text:span><text:span text:style-name="T106">,</text:span><text:line-break/><text:span text:style-name="T106"> <text:s text:c="15"/></text:span><text:span text:style-name="T32">'--data'</text:span><text:span text:style-name="T106">,</text:span><text:line-break/><text:span text:style-name="T106"> <text:s text:c="15"/>dataset_dir,</text:span><text:line-break/><text:span text:style-name="T106"> <text:s text:c="15"/></text:span><text:span text:style-name="T32">'--data_set'</text:span><text:span text:style-name="T106">,</text:span><text:line-break/><text:span text:style-name="T106"> <text:s text:c="15"/></text:span><text:span text:style-name="T32">'wt103'</text:span><text:span text:style-name="T106">, </text:span><text:span text:style-name="T141"># since it can only be one of: choices=['wt103', 'lm1b', 'enwik8', 'text8']</text:span><text:line-break/><text:span text:style-name="T141"> <text:s text:c="15"/></text:span><text:span text:style-name="T32">'--adaptive'</text:span><text:span text:style-name="T106">,</text:span><text:line-break/><text:span text:style-name="T106"> <text:s text:c="15"/></text:span><text:span text:style-name="T32">'--n_layer'</text:span><text:span text:style-name="T106">,</text:span><text:line-break/><text:span text:style-name="T106"> <text:s text:c="15"/></text:span><text:span text:style-name="T32">'16'</text:span><text:span text:style-name="T106">, </text:span><text:span text:style-name="T141"># taken from run_wt103_base.sh. Can be modified if needed (e.g. to save memory)</text:span><text:line-break/><text:span text:style-name="T141"> <text:s text:c="15"/></text:span><text:span text:style-name="T32">'--d_model'</text:span><text:span text:style-name="T106">,</text:span><text:line-break/><text:span text:style-name="T106"> <text:s text:c="15"/></text:span><text:span text:style-name="T32">'410'</text:span><text:span text:style-name="T106">,</text:span><text:line-break/><text:span text:style-name="T106"> <text:s text:c="15"/></text:span><text:span text:style-name="T32">'--n_head'</text:span><text:span text:style-name="T106">,</text:span><text:line-break/><text:span text:style-name="T106"> <text:s text:c="15"/></text:span><text:span text:style-name="T32">'10'</text:span><text:span text:style-name="T106">,</text:span><text:line-break/><text:span text:style-name="T106"> <text:s text:c="15"/></text:span><text:span text:style-name="T32">'--d_head'</text:span><text:span text:style-name="T106">,</text:span><text:line-break/><text:span text:style-name="T106"> <text:s text:c="15"/></text:span><text:span text:style-name="T32">'41'</text:span><text:span text:style-name="T106">,</text:span><text:line-break/><text:span text:style-name="T106"> <text:s text:c="15"/></text:span><text:span text:style-name="T32">'--d_inner'</text:span><text:span text:style-name="T106">,</text:span><text:line-break/><text:span text:style-name="T106"> <text:s text:c="15"/></text:span><text:span text:style-name="T32">'2100'</text:span><text:span text:style-name="T106">,</text:span><text:line-break/><text:span text:style-name="T106"> <text:s text:c="15"/></text:span><text:span text:style-name="T32">'--dropout'</text:span><text:span text:style-name="T106">,</text:span><text:line-break/><text:span text:style-name="T106"> <text:s text:c="15"/></text:span><text:span text:style-name="T32">'0.1'</text:span><text:span text:style-name="T106">,</text:span><text:line-break/><text:span text:style-name="T106"> <text:s text:c="15"/></text:span><text:span text:style-name="T32">'--dropatt'</text:span><text:span text:style-name="T106">,</text:span><text:line-break/><text:span text:style-name="T106"> <text:s text:c="15"/></text:span><text:span text:style-name="T32">'0.0'</text:span><text:span text:style-name="T106">,</text:span><text:line-break/><text:span text:style-name="T106"> <text:s text:c="15"/></text:span><text:span text:style-name="T32">'--optim'</text:span><text:span text:style-name="T106">,</text:span><text:line-break/><text:span text:style-name="T106"> <text:s text:c="15"/></text:span><text:span text:style-name="T32">'adam'</text:span><text:span text:style-name="T106">,</text:span><text:line-break/><text:span text:style-name="T106"> <text:s text:c="15"/></text:span><text:span text:style-name="T32">'--lr'</text:span><text:span text:style-name="T106">,</text:span><text:line-break/><text:span text:style-name="T106"> <text:s text:c="15"/></text:span><text:span text:style-name="T32">'0.00025'</text:span><text:span text:style-name="T106">,</text:span><text:line-break/><text:span text:style-name="T106"> <text:s text:c="15"/></text:span><text:span text:style-name="T32">'--warmup_step'</text:span><text:span text:style-name="T106">,</text:span><text:line-break/><text:span text:style-name="T106"> <text:s text:c="15"/></text:span><text:span text:style-name="T32">'0'</text:span><text:span text:style-name="T106">,</text:span><text:line-break/><text:span text:style-name="T106"> <text:s text:c="15"/></text:span><text:span text:style-name="T32">'--max_step'</text:span><text:span text:style-name="T106">,</text:span><text:line-break/><text:span text:style-name="T106"> <text:s text:c="15"/></text:span><text:span text:style-name="T32">'200000'</text:span><text:span text:style-name="T106">,</text:span><text:line-break/><text:span text:style-name="T106"> <text:s text:c="15"/></text:span><text:span text:style-name="T32">'--tgt_len'</text:span><text:span text:style-name="T106">,</text:span><text:line-break/><text:span text:style-name="T106"> <text:s text:c="15"/></text:span><text:span text:style-name="T32">'150'</text:span><text:span text:style-name="T106">,</text:span><text:line-break/><text:span text:style-name="T106"> <text:s text:c="15"/></text:span><text:span text:style-name="T32">'--mem_len'</text:span><text:span text:style-name="T106">,</text:span><text:line-break/><text:span text:style-name="T106"> <text:s text:c="15"/></text:span><text:span text:style-name="T32">'150'</text:span><text:span text:style-name="T106">,</text:span><text:line-break/><text:span text:style-name="T106"> <text:s text:c="15"/></text:span><text:span text:style-name="T32">'--eval_tgt_len'</text:span><text:span text:style-name="T106">,</text:span><text:line-break/><text:span text:style-name="T106"> <text:s text:c="15"/></text:span><text:span text:style-name="T32">'150'</text:span><text:span text:style-name="T106">,</text:span><text:line-break/><text:span text:style-name="T106"> <text:s text:c="15"/></text:span><text:span text:style-name="T32">'--batch_size'</text:span><text:span text:style-name="T106">,</text:span><text:line-break/><text:span text:style-name="T106"> <text:s text:c="15"/></text:span><text:span text:style-name="T32">'32'</text:span><text:span text:style-name="T106">, </text:span><text:span text:style-name="T141"># changed from 60, to try to avoid 'RunTimeError: CUDA out of memory'</text:span><text:line-break/><text:span text:style-name="T141"> <text:s text:c="15"/></text:span><text:span text:style-name="T32">'--multi_gpu'</text:span><text:span text:style-name="T106">,</text:span><text:line-break/><text:span text:style-name="T106"> <text:s text:c="15"/></text:span><text:span text:style-name="T32">'--gpu0_bsz'</text:span><text:span text:style-name="T106">,</text:span><text:line-break/><text:span text:style-name="T106"> <text:s text:c="15"/></text:span><text:span text:style-name="T32">'4'</text:span><text:span text:style-name="T106">,</text:span><text:line-break/><text:span text:style-name="T106"> <text:s text:c="15"/></text:span><text:span text:style-name="T32">'--eval-interval'</text:span><text:span text:style-name="T106">,</text:span><text:line-break/><text:span text:style-name="T106"> <text:s text:c="15"/></text:span><text:span text:style-name="T32">'4000'</text:span><text:line-break/><text:span text:style-name="T32"> <text:s text:c="15"/></text:span><text:span text:style-name="T106">]</text:span><text:line-break/><text:line-break/><text:span text:style-name="T106">subprocess.call(bash_command)</text:span><text:line-break/><text:span text:style-name="T106">os.chdir(os.path.join(</text:span><text:span text:style-name="T32">'..'</text:span><text:span text:style-name="T106">,</text:span><text:span text:style-name="T32">'..'</text:span><text:span text:style-name="T106">))</text:span></text:p>
          </table:table-cell>
        </table:table-row>
      </table:table>
      <text:p text:style-name="P965"/>
      <text:p text:style-name="P965"/>
      <text:p text:style-name="P965"/>
      <text:p text:style-name="P965"><text:soft-page-break/></text:p>
      <text:p text:style-name="P966"/>
      <table:table table:name="Table104" table:style-name="Table104">
        <table:table-column table:style-name="Table104.A"/>
        <table:table-row>
          <table:table-cell table:style-name="Table104.A1" office:value-type="string">
            <text:p text:style-name="P1090"><text:span text:style-name="T327">In: </text:span><text:span text:style-name="T329">transformer_xl &gt; pytorch &gt; train.py</text:span></text:p>
          </table:table-cell>
        </table:table-row>
        <table:table-row table:style-name="Table104.2">
          <table:table-cell table:style-name="Table104.A1" office:value-type="string">
            <text:p text:style-name="P1142"/>
            <text:p text:style-name="P1137"><text:span text:style-name="T136">def </text:span><text:span text:style-name="T27">parse_arguments</text:span><text:span text:style-name="T106">():</text:span></text:p>
            <text:p text:style-name="P1142"><text:s text:c="4"/>...</text:p>
          </table:table-cell>
        </table:table-row>
        <table:table-row table:style-name="Table104.2">
          <table:table-cell table:style-name="Table104.A1" office:value-type="string">
            <text:p text:style-name="P1142">args = parse_arguments()</text:p>
            <text:p text:style-name="P1137"><text:span text:style-name="T136">if </text:span><text:span text:style-name="T106">args.d_embed &lt; </text:span><text:span text:style-name="T145">0</text:span><text:span text:style-name="T106">:</text:span><text:line-break/><text:span text:style-name="T106"> <text:s text:c="3"/>args.d_embed = args.d_model</text:span></text:p>
            <text:p text:style-name="P1137"><text:span text:style-name="T136">assert </text:span><text:span text:style-name="T106">args.ext_len &gt;= </text:span><text:span text:style-name="T145">0</text:span><text:span text:style-name="T106">, </text:span><text:span text:style-name="T32">'extended context length must be non-negative'</text:span><text:line-break/><text:span text:style-name="T136">assert </text:span><text:span text:style-name="T106">args.batch_size % args.batch_chunk == </text:span><text:span text:style-name="T145">0</text:span></text:p>
            <text:p text:style-name="P1144"/>
            <text:p text:style-name="P1137"><text:span text:style-name="T141"># Create experiment dir and copy train.py and mem_transformer.py to it</text:span><text:line-break/><text:span text:style-name="T106">args.work_dir = </text:span><text:span text:style-name="T32">'{}-{}'</text:span><text:span text:style-name="T106">.format(args.work_dir, args.data_set)</text:span><text:line-break/><text:span text:style-name="T106">args.work_dir = os.path.join(args.work_dir, time.strftime(</text:span><text:span text:style-name="T32">'%Y%m%d-%H%M%S'</text:span><text:span text:style-name="T106">))</text:span><text:line-break/><text:line-break/><text:span text:style-name="T141"># Set up logging</text:span><text:line-break/><text:span text:style-name="T106">logging = create_exp_dir(args.work_dir, </text:span><text:span text:style-name="T40">scripts_to_save</text:span><text:span text:style-name="T106">=[</text:span><text:span text:style-name="T32">'train.py'</text:span><text:span text:style-name="T106">, </text:span><text:span text:style-name="T32">'mem_transformer.py'</text:span><text:span text:style-name="T106">], </text:span><text:span text:style-name="T40">debug</text:span><text:span text:style-name="T106">=args.debug)</text:span><text:line-break/><text:line-break/><text:span text:style-name="T141"># Set the random seed manually for reproducibility.</text:span><text:line-break/><text:span text:style-name="T106">np.random.seed(args.seed)</text:span><text:line-break/><text:span text:style-name="T106">torch.manual_seed(args.seed)</text:span><text:line-break/><text:line-break/><text:span text:style-name="T141"># Test for cuda availability</text:span><text:line-break/><text:span text:style-name="T106">...</text:span><text:line-break/><text:line-break/><text:span text:style-name="T141"># Validate `--fp16` option</text:span><text:line-break/><text:span text:style-name="T136">...</text:span><text:line-break/><text:line-break/><text:span text:style-name="T106">device = torch.device(</text:span><text:span text:style-name="T32">'cuda' </text:span><text:span text:style-name="T136">if </text:span><text:span text:style-name="T106">args.cuda </text:span><text:span text:style-name="T136">else </text:span><text:span text:style-name="T32">'cpu'</text:span><text:span text:style-name="T106">)</text:span><text:line-break/></text:p>
          </table:table-cell>
        </table:table-row>
        <table:table-row table:style-name="Table104.2">
          <table:table-cell table:style-name="Table104.A1" office:value-type="string">
            <text:p text:style-name="P1145"/>
            <text:p text:style-name="P1137"><text:span text:style-name="T141">###############################################################################</text:span><text:line-break/><text:span text:style-name="T141"># Load data</text:span><text:line-break/><text:span text:style-name="T141">###############################################################################</text:span><text:line-break/><text:span text:style-name="T106">corpus = get_lm_corpus(args.data, args.data_set)</text:span><text:line-break/><text:span text:style-name="T106">ntokens = </text:span><text:span text:style-name="T49">len</text:span><text:span text:style-name="T106">(corpus.vocab)</text:span><text:line-break/><text:span text:style-name="T106">args.n_token = ntokens</text:span></text:p>
            <text:p text:style-name="P1137"/>
          </table:table-cell>
        </table:table-row>
      </table:table>
      <text:p text:style-name="P966"/>
      <text:p text:style-name="P966"/>
      <table:table table:name="Table105" table:style-name="Table105">
        <table:table-column table:style-name="Table105.A"/>
        <table:table-row>
          <table:table-cell table:style-name="Table105.A1" office:value-type="string">
            <text:p text:style-name="P1091"><text:span text:style-name="T327">In: </text:span><text:span text:style-name="T330">transformer_xl &gt; pytorch &gt; get_lm_corpus(</text:span><text:span text:style-name="T103">args.data, args.data_set</text:span><text:span text:style-name="T330">)</text:span></text:p>
          </table:table-cell>
        </table:table-row>
        <table:table-row>
          <table:table-cell table:style-name="Table105.A1" office:value-type="string">
            <text:p text:style-name="P1137"><text:span text:style-name="T136">def </text:span><text:span text:style-name="T27">get_lm_corpus</text:span><text:span text:style-name="T106">(data_dir: </text:span><text:span text:style-name="T49">str</text:span><text:span text:style-name="T106">, data_set):</text:span><text:line-break/><text:span text:style-name="T106"> <text:s text:c="3"/></text:span><text:span text:style-name="T141">"""</text:span><text:line-break/><text:span text:style-name="T141"> <text:s text:c="3"/>Factory method for creating a Corpus instance. Once a my_corpus has been created, it is saved in 'cache.pt' in 'data_dir'</text:span><text:line-break/><text:span text:style-name="T141"> <text:s text:c="3"/>Next time this method is called, the my_corpus is not recreated but loaded.</text:span><text:line-break/><text:span text:style-name="T141"> <text:s text:c="3"/>:param data_dir: Where to look for cache.pt</text:span><text:line-break/><text:span text:style-name="T141"> <text:s text:c="3"/>:param data_set: What type of data_set is to be loaded.</text:span><text:line-break/><text:span text:style-name="T141"> <text:s text:c="3"/>:return: An instance of Corpus</text:span><text:line-break/><text:span text:style-name="T141"> <text:s text:c="3"/>"""</text:span></text:p>
            <text:p text:style-name="P1146">...</text:p>
            <text:p text:style-name="P1138"><text:line-break/><text:span text:style-name="T136">if </text:span><text:span text:style-name="T106">os.path.exists(corpus_cache_file):</text:span><text:line-break/><text:span text:style-name="T106"> <text:s text:c="3"/></text:span><text:span text:style-name="T49">print</text:span><text:span text:style-name="T106">(</text:span><text:span text:style-name="T32">'Loading cached data_set from '</text:span><text:span text:style-name="T106">, corpus_cache_file)</text:span><text:line-break/><text:span text:style-name="T106"> <text:s text:c="3"/>corpus = torch.load(corpus_cache_file)</text:span><text:line-break/></text:p>
            <text:p text:style-name="P1138"><text:span text:style-name="T136">else</text:span><text:span text:style-name="T106">:</text:span><text:line-break/><text:span text:style-name="T106"> <text:s text:c="3"/></text:span><text:span text:style-name="T49">print</text:span><text:span text:style-name="T106">(</text:span><text:span text:style-name="T32">'Producing data_set {}...'</text:span><text:span text:style-name="T106">.format(data_set))</text:span><text:line-break/><text:soft-page-break/><text:span text:style-name="T106"> <text:s text:c="3"/></text:span><text:span text:style-name="T136">if </text:span><text:span text:style-name="T106">data_set </text:span><text:span text:style-name="T136">in </text:span><text:span text:style-name="T106">[</text:span><text:span text:style-name="T32">'wt103'</text:span><text:span text:style-name="T106">, </text:span><text:span text:style-name="T32">'wt2'</text:span><text:span text:style-name="T106">]:</text:span><text:line-break/><text:span text:style-name="T106"> <text:s text:c="7"/>corpus = Corpus(data_dir, data_set, </text:span><text:span text:style-name="T40">special</text:span><text:span text:style-name="T106">=[</text:span><text:span text:style-name="T32">'&lt;eos&gt;'</text:span><text:span text:style-name="T106">], </text:span><text:span text:style-name="T40">lower_case</text:span><text:span text:style-name="T106">=</text:span><text:span text:style-name="T136">False</text:span><text:span text:style-name="T106">)</text:span><text:line-break/><text:span text:style-name="T106"> <text:s text:c="3"/></text:span><text:span text:style-name="T136">elif </text:span><text:span text:style-name="T106">data_set == </text:span><text:span text:style-name="T32">'ptb'</text:span><text:span text:style-name="T106">:</text:span><text:line-break/><text:span text:style-name="T106"> <text:s text:c="7"/>corpus = Corpus(data_dir, data_set, </text:span><text:span text:style-name="T40">special</text:span><text:span text:style-name="T106">=[</text:span><text:span text:style-name="T32">'&lt;eos&gt;'</text:span><text:span text:style-name="T106">], </text:span><text:span text:style-name="T40">lower_case</text:span><text:span text:style-name="T106">=</text:span><text:span text:style-name="T136">True</text:span><text:span text:style-name="T106">)</text:span><text:line-break/><text:span text:style-name="T106"> <text:s text:c="3"/></text:span><text:span text:style-name="T136">elif </text:span><text:span text:style-name="T106">data_set == </text:span><text:span text:style-name="T32">'lm1b'</text:span><text:span text:style-name="T106">:</text:span><text:line-break/><text:span text:style-name="T106"> <text:s text:c="7"/>one_b_word_vocab_file = os.path.join(data_dir, </text:span><text:span text:style-name="T32">'1b_word_vocab.txt'</text:span><text:span text:style-name="T106">)</text:span><text:line-break/><text:span text:style-name="T106"> <text:s text:c="7"/>corpus = Corpus(data_dir, data_set, </text:span><text:span text:style-name="T40">lower_case</text:span><text:span text:style-name="T106">=</text:span><text:span text:style-name="T136">False</text:span><text:span text:style-name="T106">, </text:span><text:span text:style-name="T40">vocab_file</text:span><text:span text:style-name="T106">=one_b_word_vocab_file)</text:span><text:line-break/><text:span text:style-name="T106"> <text:s text:c="3"/></text:span><text:span text:style-name="T136">elif </text:span><text:span text:style-name="T106">data_set </text:span><text:span text:style-name="T136">in </text:span><text:span text:style-name="T106">[</text:span><text:span text:style-name="T32">'enwik8'</text:span><text:span text:style-name="T106">, </text:span><text:span text:style-name="T32">'text8'</text:span><text:span text:style-name="T106">]:</text:span><text:line-break/><text:span text:style-name="T106"> <text:s text:c="7"/></text:span><text:span text:style-name="T136">pass</text:span><text:line-break/><text:line-break/><text:span text:style-name="T136"> <text:s text:c="3"/></text:span><text:span text:style-name="T106">torch.save(corpus, corpus_cache_file)</text:span><text:line-break/><text:line-break/><text:span text:style-name="T136">return </text:span><text:span text:style-name="T106">corpus</text:span></text:p>
            <text:p text:style-name="P1142"/>
          </table:table-cell>
        </table:table-row>
      </table:table>
      <text:p text:style-name="P966"/>
      <text:p text:style-name="P966"/>
      <table:table table:name="Table106" table:style-name="Table106">
        <table:table-column table:style-name="Table106.A"/>
        <table:table-row>
          <table:table-cell table:style-name="Table106.A1" office:value-type="string">
            <text:p text:style-name="P1092"><text:span text:style-name="T327">In: </text:span><text:span text:style-name="T330">transformer_xl &gt; pytorch &gt; </text:span><text:span text:style-name="T331">Corpus</text:span></text:p>
          </table:table-cell>
        </table:table-row>
        <table:table-row>
          <table:table-cell table:style-name="Table106.A1" office:value-type="string">
            <text:p text:style-name="P1137"><text:span text:style-name="T136">class </text:span><text:span text:style-name="T27">Corpus</text:span><text:span text:style-name="T106">(</text:span><text:span text:style-name="T49">object</text:span><text:span text:style-name="T106">):</text:span></text:p>
            <text:p text:style-name="P1140"><text:span text:style-name="T102"><text:s text:c="4"/></text:span><text:span text:style-name="T134">def </text:span><text:span text:style-name="T62">__init__</text:span><text:span text:style-name="T85">(</text:span><text:span text:style-name="T73">self</text:span><text:span text:style-name="T85">,</text:span><text:line-break/><text:span text:style-name="T85"> <text:s text:c="12"/>data_dir,</text:span><text:line-break/><text:span text:style-name="T85"> <text:s text:c="12"/>data_set,</text:span><text:line-break/><text:span text:style-name="T85"> <text:s text:c="12"/>special=[],</text:span><text:line-break/><text:span text:style-name="T85"> <text:s text:c="12"/>min_freq=</text:span><text:span text:style-name="T144">0</text:span><text:span text:style-name="T85">,</text:span><text:line-break/><text:span text:style-name="T85"> <text:s text:c="12"/>max_size=</text:span><text:span text:style-name="T134">None</text:span><text:span text:style-name="T85">,</text:span><text:line-break/><text:span text:style-name="T85"> <text:s text:c="12"/>lower_case=</text:span><text:span text:style-name="T134">True</text:span><text:span text:style-name="T85">,</text:span><text:line-break/><text:span text:style-name="T85"> <text:s text:c="12"/>delimiter=</text:span><text:span text:style-name="T134">None</text:span><text:span text:style-name="T85">,</text:span><text:line-break/><text:span text:style-name="T85"> <text:s text:c="12"/>vocab_file=</text:span><text:span text:style-name="T134">None</text:span><text:span text:style-name="T85">):</text:span></text:p>
            <text:p text:style-name="P1142"><text:s text:c="8"/></text:p>
            <text:p text:style-name="P1140"><text:span text:style-name="T102"><text:s text:c="7"/></text:span><text:span text:style-name="T73">self</text:span><text:span text:style-name="T85">.data_set = data_set</text:span><text:line-break/> <text:s text:c="12"/><text:span text:style-name="T73">self</text:span><text:span text:style-name="T85">.vocab = Vocabulary(special, min_freq, max_size, lower_case, delimiter, vocab_file)</text:span><text:line-break/> <text:s text:c="12"/><text:span text:style-name="T73">self</text:span><text:span text:style-name="T85">.train: </text:span><text:span text:style-name="T26">torch.Tensor</text:span><text:line-break/> <text:s text:c="12"/><text:span text:style-name="T139"># test and valid is only added to Corpus if needed.</text:span></text:p>
            <text:p text:style-name="P1142"><text:s/></text:p>
            <text:p text:style-name="P1140"><text:span text:style-name="T102">… <text:s text:c="5"/></text:span><text:span text:style-name="T134">elif </text:span><text:span text:style-name="T73">self</text:span><text:span text:style-name="T85">.data_set == </text:span><text:span text:style-name="T32">'wt103'</text:span><text:span text:style-name="T85">:</text:span><text:line-break/><text:span text:style-name="T85"> <text:s text:c="12"/></text:span><text:span text:style-name="T73">self</text:span><text:span text:style-name="T85">.vocab.count_file(os.path.join(data_dir, </text:span><text:span text:style-name="T32">'train.txt'</text:span><text:span text:style-name="T85">))</text:span></text:p>
            <text:p text:style-name="P1142"/>
            <text:p text:style-name="P1140"><text:span text:style-name="T102"><text:s text:c="7"/></text:span><text:span text:style-name="T73">self</text:span><text:span text:style-name="T85">.vocab.build_vocab()</text:span><text:line-break/> <text:s text:c="12"/><text:span text:style-name="T139">##### My modification:</text:span><text:line-break/> <text:s text:c="12"/><text:span text:style-name="T73">self</text:span><text:span text:style-name="T85">.vocab.unk_idx = </text:span><text:span text:style-name="T73">self</text:span><text:span text:style-name="T85">.vocab.sym2idx[</text:span><text:span text:style-name="T32">"&lt;UNK&gt;"</text:span><text:span text:style-name="T85">]</text:span></text:p>
            <text:p text:style-name="P1143"><text:s text:c="7"/></text:p>
            <text:p text:style-name="P1139"><text:span text:style-name="T106"><text:s text:c="8"/>train_file = os.path.join(data_dir, </text:span><text:span text:style-name="T32">'train.txt'</text:span><text:span text:style-name="T106">)</text:span><text:line-break/> <text:s text:c="13"/><text:span text:style-name="T106">test_file = os.path.join(data_dir, </text:span><text:span text:style-name="T32">'test.txt'</text:span><text:span text:style-name="T106">)</text:span><text:line-break/> <text:s text:c="13"/><text:span text:style-name="T106">valid_file = os.path.join(data_dir, </text:span><text:span text:style-name="T32">'valid.txt'</text:span><text:span text:style-name="T106">)</text:span><text:line-break/> <text:s text:c="13"/><text:span text:style-name="T106">verbose = </text:span><text:span text:style-name="T136">True</text:span><text:line-break/> <text:s text:c="14"/><text:span text:style-name="T136">if </text:span><text:span text:style-name="T74">self</text:span><text:span text:style-name="T106">.data_set </text:span><text:span text:style-name="T136">in </text:span><text:span text:style-name="T106">[</text:span><text:span text:style-name="T32">'ptb'</text:span><text:span text:style-name="T106">, </text:span><text:span text:style-name="T32">'wt2'</text:span><text:span text:style-name="T106">, </text:span><text:span text:style-name="T32">'wt103'</text:span><text:span text:style-name="T106">]:</text:span><text:line-break/> <text:s text:c="14"/><text:span text:style-name="T106"><text:s text:c="4"/></text:span><text:span text:style-name="T74">self</text:span><text:span text:style-name="T106">.train = </text:span><text:span text:style-name="T74">self</text:span><text:span text:style-name="T106">.vocab.encode_file(train_file, </text:span><text:span text:style-name="T40">ordered</text:span><text:span text:style-name="T106">=</text:span><text:span text:style-name="T136">True</text:span><text:span text:style-name="T106">, </text:span><text:span text:style-name="T40">verbose</text:span><text:span text:style-name="T106">=verbose)</text:span><text:line-break/> <text:s text:c="14"/><text:span text:style-name="T106"><text:s text:c="4"/></text:span><text:span text:style-name="T74">self</text:span><text:span text:style-name="T106">.valid = </text:span><text:span text:style-name="T74">self</text:span><text:span text:style-name="T106">.vocab.encode_file(valid_file, </text:span><text:span text:style-name="T40">ordered</text:span><text:span text:style-name="T106">=</text:span><text:span text:style-name="T136">True</text:span><text:span text:style-name="T106">, </text:span><text:span text:style-name="T40">verbose</text:span><text:span text:style-name="T106">=verbose)</text:span><text:line-break/> <text:s text:c="14"/><text:span text:style-name="T106"><text:s text:c="4"/></text:span><text:span text:style-name="T74">self</text:span><text:span text:style-name="T106">.test = </text:span><text:span text:style-name="T74">self</text:span><text:span text:style-name="T106">.vocab.encode_file(test_file, </text:span><text:span text:style-name="T40">ordered</text:span><text:span text:style-name="T106">=</text:span><text:span text:style-name="T136">True</text:span><text:span text:style-name="T106">, </text:span><text:span text:style-name="T40">verbose</text:span><text:span text:style-name="T106">=verbose)</text:span></text:p>
            <text:p text:style-name="P1142"/>
          </table:table-cell>
        </table:table-row>
      </table:table>
      <text:p text:style-name="P966"/>
      <text:p text:style-name="P966"/>
      <text:p text:style-name="P966"/>
      <text:p text:style-name="P576"/>
      <text:h text:style-name="Heading_20_3" text:outline-level="3"><text:bookmark-start text:name="__RefHeading___Toc19069_2873625452"/>LMOrderedIterator<text:bookmark-end text:name="__RefHeading___Toc19069_2873625452"/></text:h>
      <text:p text:style-name="P966"/>
      <text:p text:style-name="P967">Where is it used?</text:p>
      <text:p text:style-name="P966"/>
      <table:table table:name="Table107" table:style-name="Table107">
        <table:table-column table:style-name="Table107.A"/>
        <table:table-row>
          <table:table-cell table:style-name="Table107.A1" office:value-type="string">
            <text:p text:style-name="P1090"><text:span text:style-name="T327">In </text:span><text:span text:style-name="T332">the function of the class Corpus, get_iterator():</text:span></text:p>
          </table:table-cell>
        </table:table-row>
        <table:table-row>
          <table:table-cell table:style-name="Table107.A1" office:value-type="string">
            <text:p text:style-name="P1137"><text:span text:style-name="T136">def </text:span><text:span text:style-name="T27">get_iterator</text:span><text:span text:style-name="T106">(</text:span><text:span text:style-name="T74">self</text:span><text:span text:style-name="T106">, split: </text:span><text:span text:style-name="T49">str</text:span><text:span text:style-name="T106">, *args, **kwargs):</text:span><text:line-break/><text:span text:style-name="T106"> <text:s text:c="3"/></text:span><text:span text:style-name="T141">"""</text:span><text:line-break/><text:span text:style-name="T141"> <text:s text:c="3"/>Provides an iterator for accessing the</text:span><text:line-break/><text:span text:style-name="T141"> <text:s text:c="3"/>:param split: 'train', 'test' or 'valid'</text:span><text:line-break/><text:span text:style-name="T141"> <text:s text:c="3"/>:return:</text:span><text:line-break/><text:span text:style-name="T141"> <text:s text:c="3"/>"""</text:span><text:line-break/><text:span text:style-name="T141"> <text:s text:c="3"/></text:span><text:span text:style-name="T136">if </text:span><text:span text:style-name="T106">split == </text:span><text:span text:style-name="T32">'train'</text:span><text:span text:style-name="T106">:</text:span><text:line-break/><text:span text:style-name="T106"> <text:s text:c="7"/></text:span><text:span text:style-name="T136">if </text:span><text:span text:style-name="T74">self</text:span><text:span text:style-name="T106">.data_set </text:span><text:span text:style-name="T136">in </text:span><text:span text:style-name="T106">[</text:span><text:span text:style-name="T32">'ptb'</text:span><text:span text:style-name="T106">, </text:span><text:span text:style-name="T32">'wt2'</text:span><text:span text:style-name="T106">, </text:span><text:span text:style-name="T32">'wt103'</text:span><text:span text:style-name="T106">, </text:span><text:span text:style-name="T32">'enwik8'</text:span><text:span text:style-name="T106">, </text:span><text:span text:style-name="T32">'text8'</text:span><text:span text:style-name="T106">]:</text:span><text:line-break/><text:span text:style-name="T106"> <text:s text:c="11"/></text:span><text:span text:style-name="T107">data_iter = LMOrderedIterator(</text:span><text:span text:style-name="T75">self</text:span><text:span text:style-name="T107">.train, *args, **kwargs)</text:span><text:line-break/><text:span text:style-name="T106"> <text:s text:c="7"/></text:span><text:span text:style-name="T136">elif </text:span><text:span text:style-name="T74">self</text:span><text:span text:style-name="T106">.data_set == </text:span><text:span text:style-name="T32">'lm1b'</text:span><text:span text:style-name="T106">:</text:span><text:line-break/><text:span text:style-name="T106"> <text:s text:c="11"/>kwargs[</text:span><text:span text:style-name="T32">'shuffle'</text:span><text:span text:style-name="T106">] = </text:span><text:span text:style-name="T136">True</text:span><text:line-break/><text:span text:style-name="T136"> <text:s text:c="11"/></text:span><text:span text:style-name="T106">data_iter = LMMultiFileIterator(</text:span><text:span text:style-name="T74">self</text:span><text:span text:style-name="T106">.train, </text:span><text:span text:style-name="T74">self</text:span><text:span text:style-name="T106">.vocab, *args, **kwargs)</text:span><text:line-break/><text:span text:style-name="T106"> <text:s text:c="3"/></text:span><text:span text:style-name="T136">elif </text:span><text:span text:style-name="T106">split </text:span><text:span text:style-name="T136">in </text:span><text:span text:style-name="T106">[</text:span><text:span text:style-name="T32">'valid'</text:span><text:span text:style-name="T106">, </text:span><text:span text:style-name="T32">'test'</text:span><text:span text:style-name="T106">]:</text:span><text:line-break/><text:span text:style-name="T106"> <text:s text:c="7"/>data = </text:span><text:span text:style-name="T74">self</text:span><text:span text:style-name="T106">.valid </text:span><text:span text:style-name="T136">if </text:span><text:span text:style-name="T106">split == </text:span><text:span text:style-name="T32">'valid' </text:span><text:span text:style-name="T136">else </text:span><text:span text:style-name="T74">self</text:span><text:span text:style-name="T106">.test</text:span><text:line-break/><text:span text:style-name="T106"> <text:s text:c="7"/></text:span><text:span text:style-name="T136">if </text:span><text:span text:style-name="T74">self</text:span><text:span text:style-name="T106">.data_set </text:span><text:span text:style-name="T136">in </text:span><text:span text:style-name="T106">[</text:span><text:span text:style-name="T32">'ptb'</text:span><text:span text:style-name="T106">, </text:span><text:span text:style-name="T32">'wt2'</text:span><text:span text:style-name="T106">, </text:span><text:span text:style-name="T32">'wt103'</text:span><text:span text:style-name="T106">, </text:span><text:span text:style-name="T32">'enwik8'</text:span><text:span text:style-name="T106">, </text:span><text:span text:style-name="T32">'text8'</text:span><text:span text:style-name="T106">]:</text:span><text:line-break/><text:span text:style-name="T106"> <text:s text:c="11"/>data_iter = LMOrderedIterator(data, *args, **kwargs)</text:span><text:line-break/><text:span text:style-name="T106"> <text:s text:c="7"/></text:span><text:span text:style-name="T136">elif </text:span><text:span text:style-name="T74">self</text:span><text:span text:style-name="T106">.data_set == </text:span><text:span text:style-name="T32">'lm1b'</text:span><text:span text:style-name="T106">:</text:span><text:line-break/><text:span text:style-name="T106"> <text:s text:c="11"/>data_iter = LMShuffledIterator(data, *args, **kwargs)</text:span><text:line-break/><text:line-break/><text:span text:style-name="T106"> <text:s text:c="3"/></text:span><text:span text:style-name="T136">return </text:span><text:span text:style-name="T106">data_iter</text:span></text:p>
            <text:p text:style-name="P1142"/>
          </table:table-cell>
        </table:table-row>
      </table:table>
      <text:p text:style-name="P966"/>
      <text:p text:style-name="P968">When is get_iterator() invoked?</text:p>
      <text:p text:style-name="P969">eval.py, train.py, our test in data_utils.py</text:p>
      <text:p text:style-name="P969"/>
      <text:p text:style-name="P969">Let us see in train.py:</text:p>
      <text:p text:style-name="P969"><text:span text:style-name="T139">###############################################################################</text:span><text:line-break/><text:span text:style-name="T139"># Load data</text:span><text:line-break/><text:span text:style-name="T139">###############################################################################</text:span><text:line-break/><text:span text:style-name="T85">corpus = get_lm_corpus(args.data, args.data_set)</text:span><text:line-break/><text:span text:style-name="T85">ntokens = </text:span><text:span text:style-name="T48">len</text:span><text:span text:style-name="T85">(corpus.vocab)</text:span><text:line-break/><text:span text:style-name="T85">args.n_token = ntokens</text:span><text:line-break/><text:line-break/><text:span text:style-name="T85">eval_batch_size = </text:span><text:span text:style-name="T144">10</text:span><text:line-break/><text:span text:style-name="T85">tr_iter = corpus.get_iterator(</text:span><text:span text:style-name="T32">'train'</text:span><text:span text:style-name="T85">, args.batch_size, args.tgt_len, <text:s text:c="5"/></text:span><text:span text:style-name="T39">device</text:span><text:span text:style-name="T85">=device, </text:span><text:span text:style-name="T39">ext_len</text:span><text:span text:style-name="T85">=args.ext_len)</text:span><text:line-break/><text:span text:style-name="T85">va_iter = corpus.get_iterator(</text:span><text:span text:style-name="T32">'valid'</text:span><text:span text:style-name="T85">, eval_batch_size, args.eval_tgt_len, </text:span><text:span text:style-name="T39">device</text:span><text:span text:style-name="T85">=device, </text:span><text:span text:style-name="T39">ext_len</text:span><text:span text:style-name="T85">=args.ext_len)</text:span><text:line-break/><text:span text:style-name="T85">te_iter = corpus.get_iterator(</text:span><text:span text:style-name="T32">'test'</text:span><text:span text:style-name="T85">, <text:s/>eval_batch_size, args.eval_tgt_len, </text:span><text:span text:style-name="T39">device</text:span><text:span text:style-name="T85">=device, </text:span><text:span text:style-name="T39">ext_len</text:span><text:span text:style-name="T85">=args.ext_len)</text:span></text:p>
      <text:p text:style-name="P969"/>
      <text:p text:style-name="P971">We found the start of the chain of invocations:</text:p>
      <text:p text:style-name="P971"/>
      <table:table table:name="Table108" table:style-name="Table108">
        <table:table-column table:style-name="Table108.A"/>
        <table:table-row>
          <table:table-cell table:style-name="Table108.A1" office:value-type="string">
            <text:p text:style-name="P1093">In train.py:</text:p>
            <text:p text:style-name="P970"><text:span text:style-name="T85">tr_iter = corpus.get_iterator(</text:span><text:span text:style-name="T32">'train'</text:span><text:span text:style-name="T85">, args.batch_size, args.tgt_len, <text:s text:c="5"/></text:span><text:span text:style-name="T39">device</text:span><text:span text:style-name="T85">=device, </text:span><text:span text:style-name="T39">ext_len</text:span><text:span text:style-name="T85">=args.ext_len)</text:span></text:p>
          </table:table-cell>
        </table:table-row>
        <table:table-row>
          <table:table-cell table:style-name="Table108.A1" office:value-type="string">
            <text:p text:style-name="P1093">In data_utils.py:</text:p>
            <text:p text:style-name="P972"><text:span text:style-name="T134">def </text:span><text:span text:style-name="T26">get_iterator</text:span><text:span text:style-name="T85">(</text:span><text:span text:style-name="T73">self</text:span><text:span text:style-name="T85">, split: </text:span><text:span text:style-name="T48">str</text:span><text:span text:style-name="T85">, *args, **kwargs):</text:span><text:line-break/><text:span text:style-name="T139"> <text:s text:c="3"/></text:span><text:span text:style-name="T134">if </text:span><text:span text:style-name="T85">split == </text:span><text:span text:style-name="T32">'train'</text:span><text:span text:style-name="T85">:</text:span><text:line-break/><text:span text:style-name="T85"> <text:s text:c="7"/></text:span><text:span text:style-name="T134">if </text:span><text:span text:style-name="T73">self</text:span><text:span text:style-name="T85">.data_set </text:span><text:span text:style-name="T134">in </text:span><text:span text:style-name="T85">[</text:span><text:span text:style-name="T32">'ptb'</text:span><text:span text:style-name="T85">, </text:span><text:span text:style-name="T32">'wt2'</text:span><text:span text:style-name="T85">, </text:span><text:span text:style-name="T32">'wt103'</text:span><text:span text:style-name="T85">, </text:span><text:span text:style-name="T32">'enwik8'</text:span><text:span text:style-name="T85">, </text:span><text:span text:style-name="T32">'text8'</text:span><text:span text:style-name="T85">]:</text:span><text:line-break/><text:span text:style-name="T85"> <text:s text:c="11"/></text:span><text:span text:style-name="T107">data_iter = LMOrderedIterator(</text:span><text:span text:style-name="T75">self</text:span><text:span text:style-name="T107">.train, *args, **kwargs)</text:span><text:line-break/><text:span text:style-name="T85"> <text:s text:c="7"/></text:span><text:span text:style-name="T134">elif </text:span><text:span text:style-name="T73">self</text:span><text:span text:style-name="T85">.data_set == </text:span><text:span text:style-name="T32">'lm1b'</text:span><text:span text:style-name="T85">:</text:span><text:line-break/><text:soft-page-break/><text:span text:style-name="T85"> <text:s text:c="11"/>...</text:span><text:line-break/><text:span text:style-name="T85"> <text:s text:c="3"/></text:span><text:span text:style-name="T134">elif </text:span><text:span text:style-name="T85">split </text:span><text:span text:style-name="T134">in </text:span><text:span text:style-name="T85">[</text:span><text:span text:style-name="T32">'valid'</text:span><text:span text:style-name="T85">, </text:span><text:span text:style-name="T32">'test'</text:span><text:span text:style-name="T85">]:</text:span></text:p>
            <text:p text:style-name="P972"><text:span text:style-name="T85"><text:s text:c="4"/>...</text:span><text:line-break/><text:line-break/><text:span text:style-name="T85"> <text:s text:c="3"/></text:span><text:span text:style-name="T134">return </text:span><text:span text:style-name="T85">data_iter</text:span></text:p>
            <text:p text:style-name="P972"/>
          </table:table-cell>
        </table:table-row>
        <table:table-row>
          <table:table-cell table:style-name="Table108.A1" office:value-type="string">
            <text:p text:style-name="P1094">In data_utils.py, LMOrderedIterator:</text:p>
            <text:p text:style-name="P1094"/>
            <text:p text:style-name="P973"><text:span text:style-name="T134">class </text:span><text:span text:style-name="T26">LMOrderedIterator</text:span><text:span text:style-name="T85">(</text:span><text:span text:style-name="T48">object</text:span><text:span text:style-name="T85">):</text:span><text:line-break/><text:span text:style-name="T85"> <text:s text:c="3"/></text:span><text:span text:style-name="T134">def </text:span><text:span text:style-name="T62">__init__</text:span><text:span text:style-name="T85">(</text:span><text:span text:style-name="T73">self</text:span><text:span text:style-name="T85">, data, bsz, bptt, device=</text:span><text:span text:style-name="T32">'cpu'</text:span><text:span text:style-name="T85">, ext_len=</text:span><text:span text:style-name="T134">None</text:span><text:span text:style-name="T85">):</text:span><text:line-break/><text:span text:style-name="T85"> <text:s text:c="7"/></text:span><text:span text:style-name="T139">"""</text:span><text:line-break/><text:span text:style-name="T139"> <text:s text:c="11"/>data -- LongTensor -- the LongTensor is strictly ordered</text:span><text:line-break/><text:span text:style-name="T139"> <text:s text:c="7"/>"""</text:span><text:line-break/><text:span text:style-name="T139"> <text:s text:c="7"/></text:span><text:span text:style-name="T73">self</text:span><text:span text:style-name="T85">.bsz = bsz</text:span><text:line-break/><text:span text:style-name="T85"> <text:s text:c="7"/></text:span><text:span text:style-name="T73">self</text:span><text:span text:style-name="T85">.bptt = bptt</text:span><text:line-break/><text:span text:style-name="T85"> <text:s text:c="7"/></text:span><text:span text:style-name="T73">self</text:span><text:span text:style-name="T85">.ext_len = ext_len </text:span><text:span text:style-name="T134">if </text:span><text:span text:style-name="T85">ext_len </text:span><text:span text:style-name="T134">is not None else </text:span><text:span text:style-name="T144">0</text:span><text:line-break/><text:line-break/><text:span text:style-name="T144"> <text:s text:c="7"/></text:span><text:span text:style-name="T73">self</text:span><text:span text:style-name="T85">.device = device</text:span><text:line-break/><text:line-break/><text:span text:style-name="T85"> <text:s text:c="7"/></text:span><text:span text:style-name="T139"># Work out how cleanly we can divide the data_set into bsz parts.</text:span><text:line-break/><text:span text:style-name="T139"> <text:s text:c="7"/></text:span><text:span text:style-name="T73">self</text:span><text:span text:style-name="T85">.n_step = data.size(</text:span><text:span text:style-name="T144">0</text:span><text:span text:style-name="T85">) // bsz</text:span><text:line-break/><text:line-break/><text:span text:style-name="T85"> <text:s text:c="7"/></text:span><text:span text:style-name="T139"># Trim off any extra elements that wouldn't cleanly fit (remainders).</text:span><text:line-break/><text:span text:style-name="T139"> <text:s text:c="7"/></text:span><text:span text:style-name="T85">data = data.narrow(</text:span><text:span text:style-name="T144">0</text:span><text:span text:style-name="T85">, </text:span><text:span text:style-name="T144">0</text:span><text:span text:style-name="T85">, </text:span><text:span text:style-name="T73">self</text:span><text:span text:style-name="T85">.n_step * bsz)</text:span><text:line-break/><text:line-break/><text:span text:style-name="T85"> <text:s text:c="7"/></text:span><text:span text:style-name="T139"># Evenly divide the data across the bsz batches.</text:span><text:line-break/><text:span text:style-name="T139"> <text:s text:c="7"/></text:span><text:span text:style-name="T73">self</text:span><text:span text:style-name="T85">.data = data.view(bsz, -</text:span><text:span text:style-name="T144">1</text:span><text:span text:style-name="T85">).t().contiguous().to(device)</text:span><text:line-break/><text:line-break/><text:span text:style-name="T85"> <text:s text:c="7"/></text:span><text:span text:style-name="T139"># Number of mini-batches</text:span><text:line-break/><text:span text:style-name="T139"> <text:s text:c="7"/></text:span><text:span text:style-name="T73">self</text:span><text:span text:style-name="T85">.n_batch = (</text:span><text:span text:style-name="T73">self</text:span><text:span text:style-name="T85">.n_step + </text:span><text:span text:style-name="T73">self</text:span><text:span text:style-name="T85">.bptt - </text:span><text:span text:style-name="T144">1</text:span><text:span text:style-name="T85">) // </text:span><text:span text:style-name="T73">self</text:span><text:span text:style-name="T85">.bptt</text:span><text:line-break/><text:line-break/><text:span text:style-name="T85"> <text:s text:c="3"/></text:span><text:span text:style-name="T134">def </text:span><text:span text:style-name="T26">get_batch</text:span><text:span text:style-name="T85">(</text:span><text:span text:style-name="T73">self</text:span><text:span text:style-name="T85">, i, bptt=</text:span><text:span text:style-name="T134">None</text:span><text:span text:style-name="T85">):</text:span><text:line-break/><text:span text:style-name="T85"> <text:s text:c="7"/></text:span><text:span text:style-name="T134">if </text:span><text:span text:style-name="T85">bptt </text:span><text:span text:style-name="T134">is None</text:span><text:span text:style-name="T85">: bptt = </text:span><text:span text:style-name="T73">self</text:span><text:span text:style-name="T85">.bptt</text:span><text:line-break/><text:span text:style-name="T85"> <text:s text:c="7"/>seq_len = </text:span><text:span text:style-name="T48">min</text:span><text:span text:style-name="T85">(bptt, </text:span><text:span text:style-name="T73">self</text:span><text:span text:style-name="T85">.data.size(</text:span><text:span text:style-name="T144">0</text:span><text:span text:style-name="T85">) - </text:span><text:span text:style-name="T144">1 </text:span><text:span text:style-name="T85">- i)</text:span><text:line-break/><text:line-break/><text:span text:style-name="T85"> <text:s text:c="7"/>end_idx = i + seq_len</text:span><text:line-break/><text:span text:style-name="T85"> <text:s text:c="7"/>beg_idx = </text:span><text:span text:style-name="T48">max</text:span><text:span text:style-name="T85">(</text:span><text:span text:style-name="T144">0</text:span><text:span text:style-name="T85">, i - </text:span><text:span text:style-name="T73">self</text:span><text:span text:style-name="T85">.ext_len)</text:span><text:line-break/><text:line-break/><text:span text:style-name="T85"> <text:s text:c="7"/>data = </text:span><text:span text:style-name="T73">self</text:span><text:span text:style-name="T85">.data[beg_idx:end_idx]</text:span><text:line-break/><text:span text:style-name="T85"> <text:s text:c="7"/>target = </text:span><text:span text:style-name="T73">self</text:span><text:span text:style-name="T85">.data[i+</text:span><text:span text:style-name="T144">1</text:span><text:span text:style-name="T85">:i+</text:span><text:span text:style-name="T144">1</text:span><text:span text:style-name="T85">+seq_len]</text:span><text:line-break/><text:line-break/><text:span text:style-name="T85"> <text:s text:c="7"/></text:span><text:span text:style-name="T134">return </text:span><text:span text:style-name="T85">data, target, seq_len</text:span><text:line-break/><text:line-break/><text:span text:style-name="T85"> <text:s text:c="3"/></text:span><text:span text:style-name="T134">def </text:span><text:span text:style-name="T26">get_fixlen_iter</text:span><text:span text:style-name="T85">(</text:span><text:span text:style-name="T73">self</text:span><text:span text:style-name="T85">, start=</text:span><text:span text:style-name="T144">0</text:span><text:span text:style-name="T85">):</text:span><text:line-break/><text:span text:style-name="T85"> <text:s text:c="7"/></text:span><text:span text:style-name="T134">for </text:span><text:span text:style-name="T85">i </text:span><text:span text:style-name="T134">in </text:span><text:span text:style-name="T48">range</text:span><text:span text:style-name="T85">(start, </text:span><text:span text:style-name="T73">self</text:span><text:span text:style-name="T85">.data.size(</text:span><text:span text:style-name="T144">0</text:span><text:span text:style-name="T85">) - </text:span><text:span text:style-name="T144">1</text:span><text:span text:style-name="T85">, </text:span><text:span text:style-name="T73">self</text:span><text:span text:style-name="T85">.bptt):</text:span><text:line-break/><text:span text:style-name="T85"> <text:s text:c="11"/></text:span><text:span text:style-name="T134">yield </text:span><text:span text:style-name="T73">self</text:span><text:span text:style-name="T85">.get_batch(i)</text:span><text:line-break/><text:line-break/><text:span text:style-name="T85"> <text:s text:c="3"/></text:span><text:span text:style-name="T134">def </text:span><text:span text:style-name="T26">get_varlen_iter</text:span><text:span text:style-name="T85">(</text:span><text:span text:style-name="T73">self</text:span><text:span text:style-name="T85">, start=</text:span><text:span text:style-name="T144">0</text:span><text:span text:style-name="T85">, std=</text:span><text:span text:style-name="T144">5</text:span><text:span text:style-name="T85">, min_len=</text:span><text:span text:style-name="T144">5</text:span><text:span text:style-name="T85">, max_deviation=</text:span><text:span text:style-name="T144">3</text:span><text:span text:style-name="T85">):</text:span><text:line-break/><text:span text:style-name="T85"> <text:s text:c="7"/>max_len = </text:span><text:span text:style-name="T73">self</text:span><text:span text:style-name="T85">.bptt + max_deviation * std</text:span><text:line-break/><text:span text:style-name="T85"> <text:s text:c="7"/>i = start</text:span><text:line-break/><text:span text:style-name="T85"> <text:s text:c="7"/></text:span><text:span text:style-name="T134">while True</text:span><text:span text:style-name="T85">:</text:span><text:line-break/><text:span text:style-name="T85"> <text:s text:c="11"/>bptt = </text:span><text:span text:style-name="T73">self</text:span><text:span text:style-name="T85">.bptt </text:span><text:span text:style-name="T134">if </text:span><text:span text:style-name="T85">np.random.random() &lt; </text:span><text:span text:style-name="T144">0.95 </text:span><text:span text:style-name="T134">else </text:span><text:span text:style-name="T73">self</text:span><text:span text:style-name="T85">.bptt / </text:span><text:span text:style-name="T144">2.</text:span><text:line-break/><text:span text:style-name="T144"> <text:s text:c="11"/></text:span><text:span text:style-name="T85">bptt = </text:span><text:span text:style-name="T48">min</text:span><text:span text:style-name="T85">(max_len, </text:span><text:span text:style-name="T48">max</text:span><text:span text:style-name="T85">(min_len, </text:span><text:span text:style-name="T48">int</text:span><text:span text:style-name="T85">(np.random.normal(bptt, std))))</text:span><text:line-break/><text:span text:style-name="T85"> <text:s text:c="11"/>data, target, seq_len = </text:span><text:span text:style-name="T73">self</text:span><text:span text:style-name="T85">.get_batch(i, bptt)</text:span><text:line-break/><text:span text:style-name="T85"> <text:s text:c="11"/>i += seq_len</text:span><text:line-break/><text:span text:style-name="T85"> <text:s text:c="11"/></text:span><text:span text:style-name="T134">yield </text:span><text:span text:style-name="T85">data, target, seq_len</text:span><text:line-break/><text:span text:style-name="T85"> <text:s text:c="11"/></text:span><text:span text:style-name="T134">if </text:span><text:span text:style-name="T85">i &gt;= </text:span><text:span text:style-name="T73">self</text:span><text:span text:style-name="T85">.data.size(</text:span><text:span text:style-name="T144">0</text:span><text:span text:style-name="T85">) - </text:span><text:span text:style-name="T144">2</text:span><text:span text:style-name="T85">:</text:span><text:line-break/><text:span text:style-name="T85"> <text:s text:c="15"/></text:span><text:span text:style-name="T134">break</text:span><text:line-break/><text:line-break/><text:span text:style-name="T134"> <text:s text:c="3"/>def </text:span><text:span text:style-name="T62">__iter__</text:span><text:span text:style-name="T85">(</text:span><text:span text:style-name="T73">self</text:span><text:span text:style-name="T85">):</text:span><text:line-break/><text:soft-page-break/><text:span text:style-name="T85"> <text:s text:c="7"/></text:span><text:span text:style-name="T134">return </text:span><text:span text:style-name="T73">self</text:span><text:span text:style-name="T85">.get_fixlen_iter()</text:span></text:p>
          </table:table-cell>
        </table:table-row>
      </table:table>
      <text:p text:style-name="P971"/>
      <text:p text:style-name="P971"/>
      <text:p text:style-name="P971"/>
      <text:p text:style-name="P96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roman" style:font-pitch="variable" style:font-charset="x-symbol"/>
    <style:font-face style:name="Consolas1" svg:font-family="Consolas, Menlo, Monaco, 'Lucida Console', 'Liberation Mono', 'DejaVu Sans Mono', 'Bitstream Vera Sans Mono', 'Courier New', monospace, sans-serif"/>
    <style:font-face style:name="Helvetica" svg:font-family="Helvetica, Arial, sans-serif"/>
    <style:font-face style:name="Iowan Old Style Roman" svg:font-family="'Iowan Old Style Roman'"/>
    <style:font-face style:name="inherit1" svg:font-family="inherit"/>
    <style:font-face style:name="Lucida Sans1" svg:font-family="'Lucida Sans'" style:font-family-generic="swiss"/>
    <style:font-face style:name="Consolas" svg:font-family="Consolas"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AppleSystemUIFont" svg:font-family=".AppleSystemUIFon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Mono1" svg:font-family="'Liberation Mono'"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enlo1" svg:font-family="Menlo"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GB"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GB"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fo:language="da" fo:country="DK" officeooo:rsid="008f22a0"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fo:language="en" fo:country="GB"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fo:language="en" fo:country="GB" officeooo:rsid="008f22a0" style:font-name-asian="Calibri1" style:font-family-asian="Calibri" style:font-family-generic-asian="system" style:font-pitch-asian="variable" style:font-size-asian="13pt" style:language-asian="en" style:country-asian="GB"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language="en" fo:country="GB" officeooo:rsid="012107e8" style:font-name-asian="Calibri1" style:font-family-asian="Calibri" style:font-family-generic-asian="system" style:font-pitch-asian="variable" style:language-asian="en" style:country-asian="GB" style:font-name-complex="Tahoma" style:font-family-complex="Tahoma"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0835in" fo:margin-bottom="0.0835in" style:contextual-spacing="false"/>
      <style:text-properties fo:text-transform="uppercase"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1665in" fo:margin-right="0in" fo:text-indent="0in" style:auto-text-indent="false"/>
      <style:text-properties fo:font-variant="small-cap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3" style:display-name="Contents 3" style:family="paragraph" style:parent-style-name="Standard" style:next-style-name="Standard" style:auto-update="true" style:default-outline-level="" style:class="index">
      <style:paragraph-properties fo:margin-left="0.3335in" fo:margin-right="0in" fo:text-indent="0in"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Contents_20_4" style:display-name="Contents 4" style:family="paragraph" style:parent-style-name="Standard" style:next-style-name="Standard" style:auto-update="true" style:default-outline-level="" style:class="index">
      <style:paragraph-properties fo:margin-left="0.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text-properties fo:language="en" fo:country="GB"/>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GB" style:font-size-asian="10pt" style:font-name-complex="Courier New2" style:font-family-complex="'Courier New'" style:font-family-generic-complex="system" style:font-pitch-complex="variable" style:font-size-complex="10pt"/>
    </style:style>
    <style:style style:name="Quote" style:family="paragraph" style:parent-style-name="Standard" style:next-style-name="Standard" style:default-outline-level="">
      <style:paragraph-properties fo:margin-left="0.6in" fo:margin-right="0.6in" fo:margin-top="0.139in" fo:margin-bottom="0.111in" style:contextual-spacing="false" fo:text-align="center" style:justify-single-word="false" fo:text-indent="0in" style:auto-text-indent="false"/>
      <style:text-properties fo:color="#404040" loext:opacity="100%" fo:language="en" fo:country="GB" fo:font-style="italic" style:font-style-asian="italic" style:font-style-complex="italic"/>
    </style:style>
    <style:style style:name="No_20_Spacing" style:display-name="No Spacing" style:family="paragraph" style:default-outline-level="">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Normal_20__28_Web_29_" style:display-name="Normal (Web)" style:family="paragraph" style:parent-style-name="Standard" style:default-outline-level="">
      <style:paragraph-properties fo:margin-top="0.1945in" fo:margin-bottom="0.1945in" style:contextual-spacing="false"/>
      <style:text-properties fo:language="en" fo:country="GB"/>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fo:language="en" fo:country="GB"/>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fo:language="en" fo:country="GB"/>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en" style:country-asian="GB" style:font-name-complex="Courier New2"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color="#404040" loext:opacity="100%" style:font-name="Times New Roman" fo:font-family="'Times New Roman'" style:font-family-generic="roman" style:font-pitch="variable" fo:font-style="italic" style:font-name-asian="Times New Roman2" style:font-family-asian="'Times New Roman'" style:font-family-generic-asian="system" style:font-pitch-asian="variable" style:language-asian="en" style:country-asian="GB" style:font-style-asian="italic" style:font-name-complex="Times New Roman2" style:font-family-complex="'Times New Roman'" style:font-family-generic-complex="system" style:font-pitch-complex="variable" style:font-style-complex="italic"/>
    </style:style>
    <style:style style:name="Placeholder_20_Text" style:display-name="Placeholder Text" style:family="text" style:parent-style-name="Default_20_Paragraph_20_Font">
      <style:text-properties fo:color="#808080" loext:opacity="100%"/>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sig-paren" style:family="text" style:parent-style-name="Default_20_Paragraph_20_Font"/>
    <style:style style:name="mi" style:family="text" style:parent-style-name="Default_20_Paragraph_20_Font"/>
    <style:style style:name="mo" style:family="text" style:parent-style-name="Default_20_Paragraph_20_Font"/>
    <style:style style:name="mn" style:family="text" style:parent-style-name="Default_20_Paragraph_20_Font"/>
    <style:style style:name="mtext" style:family="text" style:parent-style-name="Default_20_Paragraph_20_Font"/>
    <style:style style:name="Header_20_Char" style:display-name="Header Char"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Unresolved_20_Mention" style:display-name="Unresolved Mention" style:family="text" style:parent-style-name="Default_20_Paragraph_20_Font">
      <style:text-properties fo:color="#605e5c" loext:opacity="100%" fo:background-color="#e1dfdd"/>
    </style:style>
    <style:style style:name="decoder" style:family="text" style:parent-style-name="Default_20_Paragraph_20_Font"/>
    <style:style style:name="context" style:family="text" style:parent-style-name="Default_20_Paragraph_20_Font"/>
    <style:style style:name="pre" style:family="text" style:parent-style-name="Default_20_Paragraph_20_Font"/>
    <style:style style:name="pl-s1" style:family="text" style:parent-style-name="Default_20_Paragraph_20_Font"/>
    <style:style style:name="pl-c1" style:family="text" style:parent-style-name="Default_20_Paragraph_20_Font"/>
    <style:style style:name="pl-en" style:family="text" style:parent-style-name="Default_20_Paragraph_20_Font"/>
    <style:style style:name="pl-v" style:family="text" style:parent-style-name="Default_20_Paragraph_20_Font"/>
    <style:style style:name="katex-mathml" style:family="text" style:parent-style-name="Default_20_Paragraph_20_Font"/>
    <style:style style:name="mord" style:family="text" style:parent-style-name="Default_20_Paragraph_20_Font"/>
    <style:style style:name="mopen" style:family="text" style:parent-style-name="Default_20_Paragraph_20_Font"/>
    <style:style style:name="mpunct" style:family="text" style:parent-style-name="Default_20_Paragraph_20_Font"/>
    <style:style style:name="mclos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d" style:family="text" style:parent-style-name="Default_20_Paragraph_20_Font"/>
    <style:style style:name="hljs-comment" style:family="text" style:parent-style-name="Default_20_Paragraph_20_Font"/>
    <style:style style:name="hljs-keyword" style:family="text" style:parent-style-name="Default_20_Paragraph_20_Font"/>
    <style:style style:name="hljs-string" style:family="text" style:parent-style-name="Default_20_Paragraph_20_Fon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pl-k" style:family="text" style:parent-style-name="Default_20_Paragraph_20_Font"/>
    <style:style style:name="pl-s" style:family="text" style:parent-style-name="Default_20_Paragraph_20_Font"/>
    <style:style style:name="pl-c" style:family="text" style:parent-style-name="Default_20_Paragraph_20_Font"/>
    <style:style style:name="blob-code-inner" style:family="text" style:parent-style-name="Default_20_Paragraph_20_Font"/>
    <style:style style:name="x" style:family="text" style:parent-style-name="Default_20_Paragraph_20_Font"/>
    <style:style style:name="Heading_20_4_20_Char" style:display-name="Heading 4 Char" style:family="text" style:parent-style-name="Default_20_Paragraph_20_Font">
      <style:text-properties fo:color="#2f5496" loext:opacity="100%" style:font-name="Calibri Light" fo:font-family="'Calibri Light'" style:font-family-generic="roman" style:font-pitch="variable" fo:language="da" fo:country="DK" fo:font-style="italic" style:font-name-asian="Calibri1" style:font-family-asian="Calibri" style:font-family-generic-asian="system" style:font-pitch-asian="variable" style:language-asian="en" style:country-asian="GB" style:font-style-asian="italic" style:font-name-complex="Tahoma" style:font-family-complex="Tahoma" style:font-family-generic-complex="system" style:font-pitch-complex="variable" style:font-style-complex="italic"/>
    </style:style>
    <style:style style:name="n" style:family="text" style:parent-style-name="Default_20_Paragraph_20_Font"/>
    <style:style style:name="o" style:family="text" style:parent-style-name="Default_20_Paragraph_20_Font"/>
    <style:style style:name="Heading_20_5_20_Char" style:display-name="Heading 5 Char" style:family="text" style:parent-style-name="Default_20_Paragraph_20_Font">
      <style:text-properties fo:color="#2f5496" loext:opacity="100%" style:font-name="Calibri Light" fo:font-family="'Calibri Light'" style:font-family-generic="roman" style:font-pitch="variable" fo:language="da" fo:country="DK" style:font-name-asian="Calibri1" style:font-family-asian="Calibri" style:font-family-generic-asian="system" style:font-pitch-asian="variable" style:language-asian="en" style:country-asian="GB" style:font-name-complex="Tahoma" style:font-family-complex="Tahoma" style:font-family-generic-complex="system" style:font-pitch-complex="variable"/>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3" style:display-name="ListLabel 3"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fo:font-size="12pt" style:font-size-asian="12pt" style:font-size-complex="12pt"/>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3" text:bullet-char="-">
        <style:list-level-properties text:list-level-position-and-space-mode="label-alignment">
          <style:list-level-label-alignment text:label-followed-by="listtab" fo:text-indent="-0.25in" fo:margin-left="2in"/>
        </style:list-level-properties>
        <style:text-properties style:font-name="Times New Roman1"/>
      </text:list-level-style-bullet>
      <text:list-level-style-bullet text:level="5" text:style-name="ListLabel_20_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24"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0"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2"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25in" fo:margin-left="0.25in"/>
        </style:list-level-properties>
        <style:text-properties style:font-name="Wingdings1"/>
      </text:list-level-style-bullet>
      <text:list-level-style-bullet text:level="2" text:style-name="ListLabel_20_39"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0"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42"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4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46"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4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0"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2"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6"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7"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71"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7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6"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77"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81" text:bullet-char="-">
        <style:list-level-properties text:list-level-position-and-space-mode="label-alignment">
          <style:list-level-label-alignment text:label-followed-by="listtab" fo:text-indent="-0.25in" fo:margin-left="0.5in"/>
        </style:list-level-properties>
        <style:text-properties style:font-name="Iowan Old Style Roman"/>
      </text:list-level-style-bullet>
      <text:list-level-style-bullet text:level="2" text:style-name="ListLabel_20_8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85" text:bullet-char="-">
        <style:list-level-properties text:list-level-position-and-space-mode="label-alignment">
          <style:list-level-label-alignment text:label-followed-by="listtab" fo:text-indent="-0.25in" fo:margin-left="0.5in"/>
        </style:list-level-properties>
        <style:text-properties style:font-name="Iowan Old Style Roman"/>
      </text:list-level-style-bullet>
      <text:list-level-style-bullet text:level="2" text:style-name="ListLabel_20_8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95"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9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1c6e743"/>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ndrea Lekkas</meta:initial-creator>
    <meta:editing-cycles>6775</meta:editing-cycles>
    <meta:creation-date>2020-04-20T09:46:00</meta:creation-date>
    <dc:date>2020-11-25T16:41:59.895000000</dc:date>
    <meta:editing-duration>P8DT13H33M59S</meta:editing-duration>
    <meta:generator>LibreOffice/7.0.1.2$Windows_x86 LibreOffice_project/7cbcfc562f6eb6708b5ff7d7397325de9e764452</meta:generator>
    <meta:document-statistic meta:table-count="135" meta:image-count="0" meta:object-count="0" meta:page-count="110" meta:paragraph-count="4952" meta:word-count="23718" meta:character-count="164910" meta:non-whitespace-character-count="14101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